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automatic-styles>
    <style:style style:name="ce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" style:family="table-cell" style:parent-style-name="Default" style:data-style-name="N3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1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2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3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4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8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29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0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1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2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5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7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2" style:family="table-cell" style:parent-style-name="Default" style:data-style-name="N30">
      <style:table-cell-properties fo:border-top="thin solid #000000" fo:border-bottom="none" fo:border-left="thin solid #000000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44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45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7" style:family="table-cell" style:parent-style-name="Default" style:data-style-name="N30">
      <style:table-cell-properties fo:border-top="thin solid #000000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8" style:family="table-cell" style:parent-style-name="Default" style:data-style-name="N30">
      <style:table-cell-properties fo:border-top="thin solid #D9D9D9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9" style:family="table-cell" style:parent-style-name="Default" style:data-style-name="N30">
      <style:table-cell-properties fo:border-top="thin solid #D9D9D9" fo:border-bottom="thin solid #000000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0" style:family="table-cell" style:parent-style-name="Default" style:data-style-name="N30">
      <style:table-cell-properties fo:border-top="none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1" style:family="table-cell" style:parent-style-name="Default" style:data-style-name="N0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2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3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4" style:family="table-cell" style:parent-style-name="Default" style:data-style-name="N0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5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6" style:family="table-cell" style:parent-style-name="Default" style:data-style-name="N0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7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8" style:family="table-cell" style:parent-style-name="Default" style:data-style-name="N0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9" style:family="table-cell" style:parent-style-name="Default" style:data-style-name="N57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0" style:family="table-cell" style:parent-style-name="Default" style:data-style-name="N57">
      <style:table-cell-properties fo:border-top="thin solid #000000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1" style:family="table-cell" style:parent-style-name="Default" style:data-style-name="N57">
      <style:table-cell-properties fo:border-top="thin solid #D9D9D9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2" style:family="table-cell" style:parent-style-name="Default" style:data-style-name="N57">
      <style:table-cell-properties fo:border-top="thin solid #D9D9D9" fo:border-bottom="thin solid #000000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4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6" style:family="table-cell" style:parent-style-name="Default" style:data-style-name="N57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7" style:family="table-cell" style:parent-style-name="Default" style:data-style-name="N57">
      <style:table-cell-properties fo:border-top="none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8" style:family="table-cell" style:parent-style-name="Default" style:data-style-name="N3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0" style:family="table-cell" style:parent-style-name="Default" style:data-style-name="N57">
      <style:table-cell-properties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1" style:family="table-cell" style:parent-style-name="Default" style:data-style-name="N57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2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5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6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7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8" style:family="table-cell" style:parent-style-name="Default" style:data-style-name="N57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0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6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8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9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0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1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2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3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4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5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96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7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7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8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9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0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15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1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7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3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24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5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28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9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3" style:family="table-cell" style:parent-style-name="Default" style:data-style-name="N3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5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6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7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8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9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40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41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2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3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4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5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6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7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9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0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1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2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3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4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5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6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7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9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1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1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6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3" style:family="table-cell" style:parent-style-name="Default" style:data-style-name="N3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5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6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69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0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1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2" style:family="table-cell" style:parent-style-name="Default" style:data-style-name="N3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3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4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5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6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7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9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0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6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94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9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7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9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1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2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4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7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8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1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4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7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8" style:family="table-cell" style:parent-style-name="Default" style:data-style-name="N30">
      <style:table-cell-properties fo:border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2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4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8.4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漁業生產量值-漁業種類別魚類別生產量值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82"/>
        <table:table-column table:style-name="co5" table:default-cell-style-name="ce8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style-name="ce1"/>
          <table:table-cell table:number-columns-repeated="2" table:style-name="ce82"/>
          <table:table-cell table:number-columns-repeated="3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 漁業種類別魚類別生產量值</text:p>
          </table:table-cell>
          <table:covered-table-cell table:number-columns-repeated="2"/>
          <table:table-cell table:style-name="ce82"/>
          <table:table-cell office:value-type="string" table:style-name="ce83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</text:p>
          </table:table-cell>
          <table:table-cell table:number-columns-repeated="3" table:style-name="ce1"/>
          <table:table-cell office:value-type="string" table:style-name="ce5">
            <text:p>Value：Thousand NT $</text:p>
          </table:table-cell>
          <table:table-cell table:number-columns-repeated="2" table:style-name="ce1"/>
          <table:table-cell table:style-name="ce6"/>
          <table:table-cell table:number-columns-repeated="16368"/>
        </table:table-row>
        <table:table-row table:style-name="ro3">
          <table:table-cell table:style-name="ce7"/>
          <table:table-cell office:value-type="string" table:number-columns-spanned="1" table:number-rows-spanned="3" table:style-name="ce11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8"/>
          <table:table-cell table:style-name="ce9"/>
          <table:table-cell office:value-type="string" table:number-columns-spanned="12" table:number-rows-spanned="1" table:style-name="ce190">
            <text:p>主 <text:s text:c="3"/>要 <text:s text:c="3"/>魚 <text:s text:c="3"/>類</text:p>
          </table:table-cell>
          <table:covered-table-cell table:number-columns-repeated="11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86">
            <text:p>總計</text:p>
          </table:table-cell>
          <table:covered-table-cell/>
          <table:table-cell table:number-columns-spanned="2" table:number-rows-spanned="1" table:style-name="ce193"/>
          <table:covered-table-cell/>
          <table:table-cell table:number-columns-spanned="2" table:number-rows-spanned="1" table:style-name="ce182"/>
          <table:covered-table-cell/>
          <table:table-cell office:value-type="string" table:number-columns-spanned="8" table:number-rows-spanned="1" table:style-name="ce189">
            <text:p>鯉科</text:p>
          </table:table-cell>
          <table:covered-table-cell table:number-columns-repeated="7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86">
            <text:p><text:s/>Grand Total</text:p>
          </table:table-cell>
          <table:covered-table-cell/>
          <table:table-cell office:value-type="string" table:number-columns-spanned="2" table:number-rows-spanned="1" table:style-name="ce183">
            <text:p><text:span text:style-name="T1">合計</text:span></text:p>
          </table:table-cell>
          <table:covered-table-cell/>
          <table:table-cell office:value-type="string" table:number-columns-spanned="2" table:number-rows-spanned="1" table:style-name="ce187">
            <text:p>吳郭魚類</text:p>
          </table:table-cell>
          <table:covered-table-cell/>
          <table:table-cell office:value-type="string" table:number-columns-spanned="2" table:number-rows-spanned="1" table:style-name="ce182">
            <text:p><text:span text:style-name="T1">小計</text:span></text:p>
          </table:table-cell>
          <table:covered-table-cell/>
          <table:table-cell office:value-type="string" table:number-columns-spanned="2" table:number-rows-spanned="1" table:style-name="ce182">
            <text:p>鯉魚</text:p>
          </table:table-cell>
          <table:covered-table-cell/>
          <table:table-cell office:value-type="string" table:number-columns-spanned="2" table:number-rows-spanned="1" table:style-name="ce182">
            <text:p>鯽魚</text:p>
          </table:table-cell>
          <table:covered-table-cell/>
          <table:table-cell office:value-type="string" table:number-columns-spanned="2" table:number-rows-spanned="1" table:style-name="ce191">
            <text:p>草魚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5">
            <text:p>漁業種類</text:p>
            <text:p><text:span text:style-name="T1">Type of Fishery</text:span></text:p>
          </table:table-cell>
          <table:table-cell table:number-columns-spanned="2" table:number-rows-spanned="1" table:style-name="ce188"/>
          <table:covered-table-cell/>
          <table:table-cell office:value-type="string" table:number-columns-spanned="2" table:number-rows-spanned="1" table:style-name="ce184">
            <text:p>Total</text:p>
          </table:table-cell>
          <table:covered-table-cell/>
          <table:table-cell office:value-type="string" table:number-columns-spanned="2" table:number-rows-spanned="1" table:style-name="ce181">
            <text:p>01001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02001</text:p>
          </table:table-cell>
          <table:covered-table-cell/>
          <table:table-cell office:value-type="string" table:number-columns-spanned="2" table:number-rows-spanned="1" table:style-name="ce181">
            <text:p>02002</text:p>
          </table:table-cell>
          <table:covered-table-cell/>
          <table:table-cell office:value-type="string" table:number-columns-spanned="2" table:number-rows-spanned="1" table:style-name="ce192">
            <text:p>020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408014.8141700001" table:formula="msoxl:=  IF(SUM(C11,C19,C36,C54,C58,C62)=0,&quot;-&quot;,SUM(C11,C19,C36,C54,C58,C62))" table:style-name="ce45">
            <text:p>1,408,015<text:s/></text:p>
          </table:table-cell>
          <table:table-cell office:value-type="float" office:value="104331827.34299" table:formula="msoxl:=  IF(SUM(D11,D19,D36,D54,D58,D62)=0,&quot;-&quot;,SUM(D11,D19,D36,D54,D58,D62))" table:style-name="ce45">
            <text:p>104,331,827<text:s/></text:p>
          </table:table-cell>
          <table:table-cell office:value-type="float" office:value="1359823.7970000003" table:formula="msoxl:=  IF(SUM(E11,E19,E36,E54,E58,E62)=0,&quot;-&quot;,SUM(E11,E19,E36,E54,E58,E62))" table:style-name="ce45">
            <text:p>1,359,824<text:s/></text:p>
          </table:table-cell>
          <table:table-cell office:value-type="float" office:value="98785646.415380001" table:formula="msoxl:=  IF(SUM(F11,F19,F36,F54,F58,F62)=0,&quot;-&quot;,SUM(F11,F19,F36,F54,F58,F62))" table:style-name="ce45">
            <text:p>98,785,646<text:s/></text:p>
          </table:table-cell>
          <table:table-cell office:value-type="float" office:value="69728.312009999994" table:formula="msoxl:=  IF(SUM(G11,G19,G36,G54,G58,G62)=0,&quot;-&quot;,SUM(G11,G19,G36,G54,G58,G62))" table:style-name="ce45">
            <text:p>69,728<text:s/></text:p>
          </table:table-cell>
          <table:table-cell office:value-type="float" office:value="3785360.8492100001" table:formula="msoxl:=  IF(SUM(H11,H19,H36,H54,H58,H62)=0,&quot;-&quot;,SUM(H11,H19,H36,H54,H58,H62))" table:style-name="ce45">
            <text:p>3,785,361<text:s/></text:p>
          </table:table-cell>
          <table:table-cell office:value-type="float" office:value="2028.1042199999999" table:formula="msoxl:=  IF(SUM(I11,I19,I36,I54,I58,I62)=0,&quot;-&quot;,SUM(I11,I19,I36,I54,I58,I62))" table:style-name="ce45">
            <text:p>2,028<text:s/></text:p>
          </table:table-cell>
          <table:table-cell office:value-type="float" office:value="125528.02971" table:formula="msoxl:=  IF(SUM(J11,J19,J36,J54,J58,J62)=0,&quot;-&quot;,SUM(J11,J19,J36,J54,J58,J62))" table:style-name="ce45">
            <text:p>125,528<text:s/></text:p>
          </table:table-cell>
          <table:table-cell office:value-type="float" office:value="255.29169999999999" table:formula="msoxl:=  IF(SUM(K11,K19,K36,K54,K58,K62)=0,&quot;-&quot;,SUM(K11,K19,K36,K54,K58,K62))" table:style-name="ce45">
            <text:p>255<text:s/></text:p>
          </table:table-cell>
          <table:table-cell office:value-type="float" office:value="14472.43202" table:formula="msoxl:=  IF(SUM(L11,L19,L36,L54,L58,L62)=0,&quot;-&quot;,SUM(L11,L19,L36,L54,L58,L62))" table:style-name="ce45">
            <text:p>14,472<text:s/></text:p>
          </table:table-cell>
          <table:table-cell office:value-type="float" office:value="407.56199999999995" table:formula="msoxl:=  IF(SUM(M11,M19,M36,M54,M58,M62)=0,&quot;-&quot;,SUM(M11,M19,M36,M54,M58,M62))" table:style-name="ce45">
            <text:p>408<text:s/></text:p>
          </table:table-cell>
          <table:table-cell office:value-type="float" office:value="32876.11131" table:formula="msoxl:=  IF(SUM(N11,N19,N36,N54,N58,N62)=0,&quot;-&quot;,SUM(N11,N19,N36,N54,N58,N62))" table:style-name="ce45">
            <text:p>32,876<text:s/></text:p>
          </table:table-cell>
          <table:table-cell office:value-type="float" office:value="750.654" table:formula="msoxl:=  IF(SUM(O11,O19,O36,O54,O58,O62)=0,&quot;-&quot;,SUM(O11,O19,O36,O54,O58,O62))" table:style-name="ce45">
            <text:p>751<text:s/></text:p>
          </table:table-cell>
          <table:table-cell office:value-type="float" office:value="47576.289180000007" table:formula="msoxl:=  IF(SUM(P11,P19,P36,P54,P58,P62)=0,&quot;-&quot;,SUM(P11,P19,P36,P54,P58,P62))" table:style-name="ce45">
            <text:p>47,576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899039.63538000011" table:formula="msoxl:=  IF(SUM(C12:C18)=0,&quot;-&quot;,SUM(C12:C18))" table:style-name="ce52">
            <text:p>899,040<text:s/></text:p>
          </table:table-cell>
          <table:table-cell office:value-type="float" office:value="43644435.034109995" table:formula="msoxl:=  IF(SUM(D12:D18)=0,&quot;-&quot;,SUM(D12:D18))" table:style-name="ce52">
            <text:p>43,644,435<text:s/></text:p>
          </table:table-cell>
          <table:table-cell office:value-type="float" office:value="888474.20938000001" table:formula="msoxl:=  IF(SUM(E12:E18)=0,&quot;-&quot;,SUM(E12:E18))" table:style-name="ce52">
            <text:p>888,474<text:s/></text:p>
          </table:table-cell>
          <table:table-cell office:value-type="float" office:value="42849251.056359999" table:formula="msoxl:=  IF(SUM(F12:F18)=0,&quot;-&quot;,SUM(F12:F18))" table:style-name="ce53">
            <text:p>42,849,251<text:s/>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3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2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float" office:value="35483.98371" table:style-name="ce55">
            <text:p>35,484<text:s/></text:p>
          </table:table-cell>
          <table:table-cell office:value-type="float" office:value="3735633.6200199998" table:style-name="ce55">
            <text:p>3,735,634<text:s/></text:p>
          </table:table-cell>
          <table:table-cell office:value-type="float" office:value="25276.449189999999" table:formula="msoxl:=  IF(SUM(G12,I12)&#10;+SUM('漁業生產量值-漁業種類別魚類別生產量值1'!E12,'漁業生產量值-漁業種類別魚類別生產量值1'!G12,'漁業生產量值-漁業種類別魚類別生產量值1'!I12)&#10;+SUM('漁業生產量值-漁業種類別魚類別生產量值2'!C12,'漁業生產量值-漁業種類別魚類別生產量值2'!E12,'漁業生產量值-漁業種類別魚類別生產量值2'!G12,'漁業生產量值-漁業種類別魚類別生產量值2'!I12)&#10;+SUM('漁業生產量值-漁業種類別魚類別生產量值3'!E12,'漁業生產量值-漁業種類別魚類別生產量值3'!I12,'漁業生產量值-漁業種類別魚類別生產量值3'!K12,'漁業生產量值-漁業種類別魚類別生產量值3'!M12)&#10;+SUM('漁業生產量值-漁業種類別魚類別生產量值4'!G12,'漁業生產量值-漁業種類別魚類別生產量值4'!I12,'漁業生產量值-漁業種類別魚類別生產量值4'!K12,'漁業生產量值-漁業種類別魚類別生產量值4'!M12,'漁業生產量值-漁業種類別魚類別生產量值4'!O12)&#10;+SUM('漁業生產量值-漁業種類別魚類別生產量值5'!K12,'漁業生產量值-漁業種類別魚類別生產量值5'!M12,'漁業生產量值-漁業種類別魚類別生產量值5'!O12)&#10;+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+SUM('漁業生產量值-漁業種類別魚類別生產量值7'!C12,'漁業生產量值-漁業種類別魚類別生產量值7'!E12,'漁業生產量值-漁業種類別魚類別生產量值7'!G12)&#10;+SUM('漁業生產量值-漁業種類別魚類別生產量值9'!I12,'漁業生產量值-漁業種類別魚類別生產量值9'!K12)&#10;+SUM('漁業生產量值-漁業種類別魚類別生產量值10'!G12)&#10;+SUM('漁業生產量值-漁業種類別魚類別生產量值11'!C12,'漁業生產量值-漁業種類別魚類別生產量值11'!E12,'漁業生產量值-漁業種類別魚類別生產量值11'!G12,'漁業生產量值-漁業種類別魚類別生產量值11'!I12,'漁業生產量值-漁業種類別魚類別生產量值11'!K12)&#10;+SUM('漁業生產量值-漁業種類別魚類別生產量值12'!G12)&#10;+SUM('漁業生產量值-漁業種類別魚類別生產量值14'!C12,'漁業生產量值-漁業種類別魚類別生產量值14'!O12)&#10;+SUM('漁業生產量值-漁業種類別魚類別生產量值15'!C12,'漁業生產量值-漁業種類別魚類別生產量值15'!E12,'漁業生產量值-漁業種類別魚類別生產量值15'!G12,'漁業生產量值-漁業種類別魚類別生產量值15'!I12)=0,&quot;-&quot;,&#10;SUM(G12,I12)&#10;+SUM('漁業生產量值-漁業種類別魚類別生產量值1'!E12,'漁業生產量值-漁業種類別魚類別生產量值1'!G12,'漁業生產量值-漁業種類別魚類別生產量值1'!I12)&#10;+SUM('漁業生產量值-漁業種類別魚類別生產量值2'!C12,'漁業生產量值-漁業種類別魚類別生產量值2'!E12,'漁業生產量值-漁業種類別魚類別生產量值2'!G12,'漁業生產量值-漁業種類別魚類別生產量值2'!I12)&#10;+SUM('漁業生產量值-漁業種類別魚類別生產量值3'!E12,'漁業生產量值-漁業種類別魚類別生產量值3'!I12,'漁業生產量值-漁業種類別魚類別生產量值3'!K12,'漁業生產量值-漁業種類別魚類別生產量值3'!M12)&#10;+SUM('漁業生產量值-漁業種類別魚類別生產量值4'!G12,'漁業生產量值-漁業種類別魚類別生產量值4'!I12,'漁業生產量值-漁業種類別魚類別生產量值4'!K12,'漁業生產量值-漁業種類別魚類別生產量值4'!M12,'漁業生產量值-漁業種類別魚類別生產量值4'!O12)&#10;+SUM('漁業生產量值-漁業種類別魚類別生產量值5'!K12,'漁業生產量值-漁業種類別魚類別生產量值5'!M12,'漁業生產量值-漁業種類別魚類別生產量值5'!O12)&#10;+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+SUM('漁業生產量值-漁業種類別魚類別生產量值7'!C12,'漁業生產量值-漁業種類別魚類別生產量值7'!E12,'漁業生產量值-漁業種類別魚類別生產量值7'!G12)&#10;+SUM('漁業生產量值-漁業種類別魚類別生產量值9'!I12,'漁業生產量值-漁業種類別魚類別生產量值9'!K12)&#10;+SUM('漁業生產量值-漁業種類別魚類別生產量值10'!G12)&#10;+SUM('漁業生產量值-漁業種類別魚類別生產量值11'!C12,'漁業生產量值-漁業種類別魚類別生產量值11'!E12,'漁業生產量值-漁業種類別魚類別生產量值11'!G12,'漁業生產量值-漁業種類別魚類別生產量值11'!I12,'漁業生產量值-漁業種類別魚類別生產量值11'!K12)&#10;+SUM('漁業生產量值-漁業種類別魚類別生產量值12'!G12)&#10;+SUM('漁業生產量值-漁業種類別魚類別生產量值14'!C12,'漁業生產量值-漁業種類別魚類別生產量值14'!O12)&#10;+SUM('漁業生產量值-漁業種類別魚類別生產量值15'!C12,'漁業生產量值-漁業種類別魚類別生產量值15'!E12,'漁業生產量值-漁業種類別魚類別生產量值15'!G12,'漁業生產量值-漁業種類別魚類別生產量值15'!I12)&#10;)" table:style-name="ce55">
            <text:p>25,276<text:s/></text:p>
          </table:table-cell>
          <table:table-cell office:value-type="float" office:value="2952653.8484399999" table:formula="msoxl:=  IF(SUM(H12,J12)&#10;+SUM('漁業生產量值-漁業種類別魚類別生產量值1'!F12,'漁業生產量值-漁業種類別魚類別生產量值1'!H12,'漁業生產量值-漁業種類別魚類別生產量值1'!J12,'漁業生產量值-漁業種類別魚類別生產量值1'!P12)&#10;+SUM('漁業生產量值-漁業種類別魚類別生產量值2'!D12,'漁業生產量值-漁業種類別魚類別生產量值2'!F12,'漁業生產量值-漁業種類別魚類別生產量值2'!H12,'漁業生產量值-漁業種類別魚類別生產量值2'!J12)&#10;+SUM('漁業生產量值-漁業種類別魚類別生產量值3'!F12,'漁業生產量值-漁業種類別魚類別生產量值3'!J12,'漁業生產量值-漁業種類別魚類別生產量值3'!L12,'漁業生產量值-漁業種類別魚類別生產量值3'!N12)&#10;+SUM('漁業生產量值-漁業種類別魚類別生產量值4'!H12,'漁業生產量值-漁業種類別魚類別生產量值4'!J12,'漁業生產量值-漁業種類別魚類別生產量值4'!L12,'漁業生產量值-漁業種類別魚類別生產量值4'!N12,'漁業生產量值-漁業種類別魚類別生產量值4'!P12)&#10;+SUM('漁業生產量值-漁業種類別魚類別生產量值5'!L12,'漁業生產量值-漁業種類別魚類別生產量值5'!N12,'漁業生產量值-漁業種類別魚類別生產量值5'!P12)&#10;+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+SUM('漁業生產量值-漁業種類別魚類別生產量值7'!D12,'漁業生產量值-漁業種類別魚類別生產量值7'!F12,'漁業生產量值-漁業種類別魚類別生產量值7'!H12)&#10;+SUM('漁業生產量值-漁業種類別魚類別生產量值9'!J12,'漁業生產量值-漁業種類別魚類別生產量值9'!L12)&#10;+SUM('漁業生產量值-漁業種類別魚類別生產量值10'!H12)&#10;+SUM('漁業生產量值-漁業種類別魚類別生產量值11'!D12,'漁業生產量值-漁業種類別魚類別生產量值11'!F12,'漁業生產量值-漁業種類別魚類別生產量值11'!H12,'漁業生產量值-漁業種類別魚類別生產量值11'!J12,'漁業生產量值-漁業種類別魚類別生產量值11'!L12)&#10;+SUM('漁業生產量值-漁業種類別魚類別生產量值12'!H12)&#10;+SUM('漁業生產量值-漁業種類別魚類別生產量值14'!D12,'漁業生產量值-漁業種類別魚類別生產量值14'!P12)&#10;+SUM('漁業生產量值-漁業種類別魚類別生產量值15'!D12,'漁業生產量值-漁業種類別魚類別生產量值15'!F12,'漁業生產量值-漁業種類別魚類別生產量值15'!H12,'漁業生產量值-漁業種類別魚類別生產量值15'!J12)=0,&quot;-&quot;,&#10;SUM(H12,J12)&#10;+SUM('漁業生產量值-漁業種類別魚類別生產量值1'!F12,'漁業生產量值-漁業種類別魚類別生產量值1'!H12,'漁業生產量值-漁業種類別魚類別生產量值1'!J12,'漁業生產量值-漁業種類別魚類別生產量值1'!P12)&#10;+SUM('漁業生產量值-漁業種類別魚類別生產量值2'!D12,'漁業生產量值-漁業種類別魚類別生產量值2'!F12,'漁業生產量值-漁業種類別魚類別生產量值2'!H12,'漁業生產量值-漁業種類別魚類別生產量值2'!J12)&#10;+SUM('漁業生產量值-漁業種類別魚類別生產量值3'!F12,'漁業生產量值-漁業種類別魚類別生產量值3'!J12,'漁業生產量值-漁業種類別魚類別生產量值3'!L12,'漁業生產量值-漁業種類別魚類別生產量值3'!N12)&#10;+SUM('漁業生產量值-漁業種類別魚類別生產量值4'!H12,'漁業生產量值-漁業種類別魚類別生產量值4'!J12,'漁業生產量值-漁業種類別魚類別生產量值4'!L12,'漁業生產量值-漁業種類別魚類別生產量值4'!N12,'漁業生產量值-漁業種類別魚類別生產量值4'!P12)&#10;+SUM('漁業生產量值-漁業種類別魚類別生產量值5'!L12,'漁業生產量值-漁業種類別魚類別生產量值5'!N12,'漁業生產量值-漁業種類別魚類別生產量值5'!P12)&#10;+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+SUM('漁業生產量值-漁業種類別魚類別生產量值7'!D12,'漁業生產量值-漁業種類別魚類別生產量值7'!F12,'漁業生產量值-漁業種類別魚類別生產量值7'!H12)&#10;+SUM('漁業生產量值-漁業種類別魚類別生產量值9'!J12,'漁業生產量值-漁業種類別魚類別生產量值9'!L12)&#10;+SUM('漁業生產量值-漁業種類別魚類別生產量值10'!H12)&#10;+SUM('漁業生產量值-漁業種類別魚類別生產量值11'!D12,'漁業生產量值-漁業種類別魚類別生產量值11'!F12,'漁業生產量值-漁業種類別魚類別生產量值11'!H12,'漁業生產量值-漁業種類別魚類別生產量值11'!J12,'漁業生產量值-漁業種類別魚類別生產量值11'!L12)&#10;+SUM('漁業生產量值-漁業種類別魚類別生產量值12'!H12)&#10;+SUM('漁業生產量值-漁業種類別魚類別生產量值14'!D12,'漁業生產量值-漁業種類別魚類別生產量值14'!P12)&#10;+SUM('漁業生產量值-漁業種類別魚類別生產量值15'!D12,'漁業生產量值-漁業種類別魚類別生產量值15'!F12,'漁業生產量值-漁業種類別魚類別生產量值15'!H12,'漁業生產量值-漁業種類別魚類別生產量值15'!J12)&#10;)" table:style-name="ce55">
            <text:p>2,952,65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2,M12,O12,'漁業生產量值-漁業種類別魚類別生產量值1'!C12)=0,&quot;-&quot;,SUM(K12,M12,O12,'漁業生產量值-漁業種類別魚類別生產量值1'!C12))" table:style-name="ce55">
            <text:p>-</text:p>
          </table:table-cell>
          <table:table-cell office:value-type="string" office:string-value="-" table:formula="msoxl:=  IF(SUM(L12,N12,P12,'漁業生產量值-漁業種類別魚類別生產量值1'!D12)=0,&quot;-&quot;,SUM(L12,N12,P12,'漁業生產量值-漁業種類別魚類別生產量值1'!D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3,I13)&#10;+SUM('漁業生產量值-漁業種類別魚類別生產量值1'!E13,'漁業生產量值-漁業種類別魚類別生產量值1'!G13,'漁業生產量值-漁業種類別魚類別生產量值1'!I13)&#10;+SUM('漁業生產量值-漁業種類別魚類別生產量值2'!C13,'漁業生產量值-漁業種類別魚類別生產量值2'!E13,'漁業生產量值-漁業種類別魚類別生產量值2'!G13,'漁業生產量值-漁業種類別魚類別生產量值2'!I13)&#10;+SUM('漁業生產量值-漁業種類別魚類別生產量值3'!E13,'漁業生產量值-漁業種類別魚類別生產量值3'!I13,'漁業生產量值-漁業種類別魚類別生產量值3'!K13,'漁業生產量值-漁業種類別魚類別生產量值3'!M13)&#10;+SUM('漁業生產量值-漁業種類別魚類別生產量值4'!G13,'漁業生產量值-漁業種類別魚類別生產量值4'!I13,'漁業生產量值-漁業種類別魚類別生產量值4'!K13,'漁業生產量值-漁業種類別魚類別生產量值4'!M13,'漁業生產量值-漁業種類別魚類別生產量值4'!O13)&#10;+SUM('漁業生產量值-漁業種類別魚類別生產量值5'!K13,'漁業生產量值-漁業種類別魚類別生產量值5'!M13,'漁業生產量值-漁業種類別魚類別生產量值5'!O13)&#10;+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+SUM('漁業生產量值-漁業種類別魚類別生產量值7'!C13,'漁業生產量值-漁業種類別魚類別生產量值7'!E13,'漁業生產量值-漁業種類別魚類別生產量值7'!G13)&#10;+SUM('漁業生產量值-漁業種類別魚類別生產量值9'!I13,'漁業生產量值-漁業種類別魚類別生產量值9'!K13)&#10;+SUM('漁業生產量值-漁業種類別魚類別生產量值10'!G13)&#10;+SUM('漁業生產量值-漁業種類別魚類別生產量值11'!C13,'漁業生產量值-漁業種類別魚類別生產量值11'!E13,'漁業生產量值-漁業種類別魚類別生產量值11'!G13,'漁業生產量值-漁業種類別魚類別生產量值11'!I13,'漁業生產量值-漁業種類別魚類別生產量值11'!K13)&#10;+SUM('漁業生產量值-漁業種類別魚類別生產量值12'!G13)&#10;+SUM('漁業生產量值-漁業種類別魚類別生產量值14'!C13,'漁業生產量值-漁業種類別魚類別生產量值14'!O13)&#10;+SUM('漁業生產量值-漁業種類別魚類別生產量值15'!C13,'漁業生產量值-漁業種類別魚類別生產量值15'!E13,'漁業生產量值-漁業種類別魚類別生產量值15'!G13,'漁業生產量值-漁業種類別魚類別生產量值15'!I13)=0,&quot;-&quot;,&#10;SUM(G13,I13)&#10;+SUM('漁業生產量值-漁業種類別魚類別生產量值1'!E13,'漁業生產量值-漁業種類別魚類別生產量值1'!G13,'漁業生產量值-漁業種類別魚類別生產量值1'!I13)&#10;+SUM('漁業生產量值-漁業種類別魚類別生產量值2'!C13,'漁業生產量值-漁業種類別魚類別生產量值2'!E13,'漁業生產量值-漁業種類別魚類別生產量值2'!G13,'漁業生產量值-漁業種類別魚類別生產量值2'!I13)&#10;+SUM('漁業生產量值-漁業種類別魚類別生產量值3'!E13,'漁業生產量值-漁業種類別魚類別生產量值3'!I13,'漁業生產量值-漁業種類別魚類別生產量值3'!K13,'漁業生產量值-漁業種類別魚類別生產量值3'!M13)&#10;+SUM('漁業生產量值-漁業種類別魚類別生產量值4'!G13,'漁業生產量值-漁業種類別魚類別生產量值4'!I13,'漁業生產量值-漁業種類別魚類別生產量值4'!K13,'漁業生產量值-漁業種類別魚類別生產量值4'!M13,'漁業生產量值-漁業種類別魚類別生產量值4'!O13)&#10;+SUM('漁業生產量值-漁業種類別魚類別生產量值5'!K13,'漁業生產量值-漁業種類別魚類別生產量值5'!M13,'漁業生產量值-漁業種類別魚類別生產量值5'!O13)&#10;+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+SUM('漁業生產量值-漁業種類別魚類別生產量值7'!C13,'漁業生產量值-漁業種類別魚類別生產量值7'!E13,'漁業生產量值-漁業種類別魚類別生產量值7'!G13)&#10;+SUM('漁業生產量值-漁業種類別魚類別生產量值9'!I13,'漁業生產量值-漁業種類別魚類別生產量值9'!K13)&#10;+SUM('漁業生產量值-漁業種類別魚類別生產量值10'!G13)&#10;+SUM('漁業生產量值-漁業種類別魚類別生產量值11'!C13,'漁業生產量值-漁業種類別魚類別生產量值11'!E13,'漁業生產量值-漁業種類別魚類別生產量值11'!G13,'漁業生產量值-漁業種類別魚類別生產量值11'!I13,'漁業生產量值-漁業種類別魚類別生產量值11'!K13)&#10;+SUM('漁業生產量值-漁業種類別魚類別生產量值12'!G13)&#10;+SUM('漁業生產量值-漁業種類別魚類別生產量值14'!C13,'漁業生產量值-漁業種類別魚類別生產量值14'!O13)&#10;+SUM('漁業生產量值-漁業種類別魚類別生產量值15'!C13,'漁業生產量值-漁業種類別魚類別生產量值15'!E13,'漁業生產量值-漁業種類別魚類別生產量值15'!G13,'漁業生產量值-漁業種類別魚類別生產量值15'!I13)&#10;)" table:style-name="ce55">
            <text:p>-</text:p>
          </table:table-cell>
          <table:table-cell office:value-type="string" office:string-value="-" table:formula="msoxl:=  IF(SUM(H13,J13)&#10;+SUM('漁業生產量值-漁業種類別魚類別生產量值1'!F13,'漁業生產量值-漁業種類別魚類別生產量值1'!H13,'漁業生產量值-漁業種類別魚類別生產量值1'!J13,'漁業生產量值-漁業種類別魚類別生產量值1'!P13)&#10;+SUM('漁業生產量值-漁業種類別魚類別生產量值2'!D13,'漁業生產量值-漁業種類別魚類別生產量值2'!F13,'漁業生產量值-漁業種類別魚類別生產量值2'!H13,'漁業生產量值-漁業種類別魚類別生產量值2'!J13)&#10;+SUM('漁業生產量值-漁業種類別魚類別生產量值3'!F13,'漁業生產量值-漁業種類別魚類別生產量值3'!J13,'漁業生產量值-漁業種類別魚類別生產量值3'!L13,'漁業生產量值-漁業種類別魚類別生產量值3'!N13)&#10;+SUM('漁業生產量值-漁業種類別魚類別生產量值4'!H13,'漁業生產量值-漁業種類別魚類別生產量值4'!J13,'漁業生產量值-漁業種類別魚類別生產量值4'!L13,'漁業生產量值-漁業種類別魚類別生產量值4'!N13,'漁業生產量值-漁業種類別魚類別生產量值4'!P13)&#10;+SUM('漁業生產量值-漁業種類別魚類別生產量值5'!L13,'漁業生產量值-漁業種類別魚類別生產量值5'!N13,'漁業生產量值-漁業種類別魚類別生產量值5'!P13)&#10;+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+SUM('漁業生產量值-漁業種類別魚類別生產量值7'!D13,'漁業生產量值-漁業種類別魚類別生產量值7'!F13,'漁業生產量值-漁業種類別魚類別生產量值7'!H13)&#10;+SUM('漁業生產量值-漁業種類別魚類別生產量值9'!J13,'漁業生產量值-漁業種類別魚類別生產量值9'!L13)&#10;+SUM('漁業生產量值-漁業種類別魚類別生產量值10'!H13)&#10;+SUM('漁業生產量值-漁業種類別魚類別生產量值11'!D13,'漁業生產量值-漁業種類別魚類別生產量值11'!F13,'漁業生產量值-漁業種類別魚類別生產量值11'!H13,'漁業生產量值-漁業種類別魚類別生產量值11'!J13,'漁業生產量值-漁業種類別魚類別生產量值11'!L13)&#10;+SUM('漁業生產量值-漁業種類別魚類別生產量值12'!H13)&#10;+SUM('漁業生產量值-漁業種類別魚類別生產量值14'!D13,'漁業生產量值-漁業種類別魚類別生產量值14'!P13)&#10;+SUM('漁業生產量值-漁業種類別魚類別生產量值15'!D13,'漁業生產量值-漁業種類別魚類別生產量值15'!F13,'漁業生產量值-漁業種類別魚類別生產量值15'!H13,'漁業生產量值-漁業種類別魚類別生產量值15'!J13)=0,&quot;-&quot;,&#10;SUM(H13,J13)&#10;+SUM('漁業生產量值-漁業種類別魚類別生產量值1'!F13,'漁業生產量值-漁業種類別魚類別生產量值1'!H13,'漁業生產量值-漁業種類別魚類別生產量值1'!J13,'漁業生產量值-漁業種類別魚類別生產量值1'!P13)&#10;+SUM('漁業生產量值-漁業種類別魚類別生產量值2'!D13,'漁業生產量值-漁業種類別魚類別生產量值2'!F13,'漁業生產量值-漁業種類別魚類別生產量值2'!H13,'漁業生產量值-漁業種類別魚類別生產量值2'!J13)&#10;+SUM('漁業生產量值-漁業種類別魚類別生產量值3'!F13,'漁業生產量值-漁業種類別魚類別生產量值3'!J13,'漁業生產量值-漁業種類別魚類別生產量值3'!L13,'漁業生產量值-漁業種類別魚類別生產量值3'!N13)&#10;+SUM('漁業生產量值-漁業種類別魚類別生產量值4'!H13,'漁業生產量值-漁業種類別魚類別生產量值4'!J13,'漁業生產量值-漁業種類別魚類別生產量值4'!L13,'漁業生產量值-漁業種類別魚類別生產量值4'!N13,'漁業生產量值-漁業種類別魚類別生產量值4'!P13)&#10;+SUM('漁業生產量值-漁業種類別魚類別生產量值5'!L13,'漁業生產量值-漁業種類別魚類別生產量值5'!N13,'漁業生產量值-漁業種類別魚類別生產量值5'!P13)&#10;+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+SUM('漁業生產量值-漁業種類別魚類別生產量值7'!D13,'漁業生產量值-漁業種類別魚類別生產量值7'!F13,'漁業生產量值-漁業種類別魚類別生產量值7'!H13)&#10;+SUM('漁業生產量值-漁業種類別魚類別生產量值9'!J13,'漁業生產量值-漁業種類別魚類別生產量值9'!L13)&#10;+SUM('漁業生產量值-漁業種類別魚類別生產量值10'!H13)&#10;+SUM('漁業生產量值-漁業種類別魚類別生產量值11'!D13,'漁業生產量值-漁業種類別魚類別生產量值11'!F13,'漁業生產量值-漁業種類別魚類別生產量值11'!H13,'漁業生產量值-漁業種類別魚類別生產量值11'!J13,'漁業生產量值-漁業種類別魚類別生產量值11'!L13)&#10;+SUM('漁業生產量值-漁業種類別魚類別生產量值12'!H13)&#10;+SUM('漁業生產量值-漁業種類別魚類別生產量值14'!D13,'漁業生產量值-漁業種類別魚類別生產量值14'!P13)&#10;+SUM('漁業生產量值-漁業種類別魚類別生產量值15'!D13,'漁業生產量值-漁業種類別魚類別生產量值15'!F13,'漁業生產量值-漁業種類別魚類別生產量值15'!H13,'漁業生產量值-漁業種類別魚類別生產量值15'!J13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3,M13,O13,'漁業生產量值-漁業種類別魚類別生產量值1'!C13)=0,&quot;-&quot;,SUM(K13,M13,O13,'漁業生產量值-漁業種類別魚類別生產量值1'!C13))" table:style-name="ce55">
            <text:p>-</text:p>
          </table:table-cell>
          <table:table-cell office:value-type="string" office:string-value="-" table:formula="msoxl:=  IF(SUM(L13,N13,P13,'漁業生產量值-漁業種類別魚類別生產量值1'!D13)=0,&quot;-&quot;,SUM(L13,N13,P13,'漁業生產量值-漁業種類別魚類別生產量值1'!D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float" office:value="238275.04665" table:style-name="ce55">
            <text:p>238,275<text:s/></text:p>
          </table:table-cell>
          <table:table-cell office:value-type="float" office:value="8209212.5933299996" table:style-name="ce55">
            <text:p>8,209,213<text:s/></text:p>
          </table:table-cell>
          <table:table-cell office:value-type="float" office:value="238275.04665" table:formula="msoxl:=  IF(SUM(G14,I14)&#10;+SUM('漁業生產量值-漁業種類別魚類別生產量值1'!E14,'漁業生產量值-漁業種類別魚類別生產量值1'!G14,'漁業生產量值-漁業種類別魚類別生產量值1'!I14)&#10;+SUM('漁業生產量值-漁業種類別魚類別生產量值2'!C14,'漁業生產量值-漁業種類別魚類別生產量值2'!E14,'漁業生產量值-漁業種類別魚類別生產量值2'!G14,'漁業生產量值-漁業種類別魚類別生產量值2'!I14)&#10;+SUM('漁業生產量值-漁業種類別魚類別生產量值3'!E14,'漁業生產量值-漁業種類別魚類別生產量值3'!I14,'漁業生產量值-漁業種類別魚類別生產量值3'!K14,'漁業生產量值-漁業種類別魚類別生產量值3'!M14)&#10;+SUM('漁業生產量值-漁業種類別魚類別生產量值4'!G14,'漁業生產量值-漁業種類別魚類別生產量值4'!I14,'漁業生產量值-漁業種類別魚類別生產量值4'!K14,'漁業生產量值-漁業種類別魚類別生產量值4'!M14,'漁業生產量值-漁業種類別魚類別生產量值4'!O14)&#10;+SUM('漁業生產量值-漁業種類別魚類別生產量值5'!K14,'漁業生產量值-漁業種類別魚類別生產量值5'!M14,'漁業生產量值-漁業種類別魚類別生產量值5'!O14)&#10;+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+SUM('漁業生產量值-漁業種類別魚類別生產量值7'!C14,'漁業生產量值-漁業種類別魚類別生產量值7'!E14,'漁業生產量值-漁業種類別魚類別生產量值7'!G14)&#10;+SUM('漁業生產量值-漁業種類別魚類別生產量值9'!I14,'漁業生產量值-漁業種類別魚類別生產量值9'!K14)&#10;+SUM('漁業生產量值-漁業種類別魚類別生產量值10'!G14)&#10;+SUM('漁業生產量值-漁業種類別魚類別生產量值11'!C14,'漁業生產量值-漁業種類別魚類別生產量值11'!E14,'漁業生產量值-漁業種類別魚類別生產量值11'!G14,'漁業生產量值-漁業種類別魚類別生產量值11'!I14,'漁業生產量值-漁業種類別魚類別生產量值11'!K14)&#10;+SUM('漁業生產量值-漁業種類別魚類別生產量值12'!G14)&#10;+SUM('漁業生產量值-漁業種類別魚類別生產量值14'!C14,'漁業生產量值-漁業種類別魚類別生產量值14'!O14)&#10;+SUM('漁業生產量值-漁業種類別魚類別生產量值15'!C14,'漁業生產量值-漁業種類別魚類別生產量值15'!E14,'漁業生產量值-漁業種類別魚類別生產量值15'!G14,'漁業生產量值-漁業種類別魚類別生產量值15'!I14)=0,&quot;-&quot;,&#10;SUM(G14,I14)&#10;+SUM('漁業生產量值-漁業種類別魚類別生產量值1'!E14,'漁業生產量值-漁業種類別魚類別生產量值1'!G14,'漁業生產量值-漁業種類別魚類別生產量值1'!I14)&#10;+SUM('漁業生產量值-漁業種類別魚類別生產量值2'!C14,'漁業生產量值-漁業種類別魚類別生產量值2'!E14,'漁業生產量值-漁業種類別魚類別生產量值2'!G14,'漁業生產量值-漁業種類別魚類別生產量值2'!I14)&#10;+SUM('漁業生產量值-漁業種類別魚類別生產量值3'!E14,'漁業生產量值-漁業種類別魚類別生產量值3'!I14,'漁業生產量值-漁業種類別魚類別生產量值3'!K14,'漁業生產量值-漁業種類別魚類別生產量值3'!M14)&#10;+SUM('漁業生產量值-漁業種類別魚類別生產量值4'!G14,'漁業生產量值-漁業種類別魚類別生產量值4'!I14,'漁業生產量值-漁業種類別魚類別生產量值4'!K14,'漁業生產量值-漁業種類別魚類別生產量值4'!M14,'漁業生產量值-漁業種類別魚類別生產量值4'!O14)&#10;+SUM('漁業生產量值-漁業種類別魚類別生產量值5'!K14,'漁業生產量值-漁業種類別魚類別生產量值5'!M14,'漁業生產量值-漁業種類別魚類別生產量值5'!O14)&#10;+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+SUM('漁業生產量值-漁業種類別魚類別生產量值7'!C14,'漁業生產量值-漁業種類別魚類別生產量值7'!E14,'漁業生產量值-漁業種類別魚類別生產量值7'!G14)&#10;+SUM('漁業生產量值-漁業種類別魚類別生產量值9'!I14,'漁業生產量值-漁業種類別魚類別生產量值9'!K14)&#10;+SUM('漁業生產量值-漁業種類別魚類別生產量值10'!G14)&#10;+SUM('漁業生產量值-漁業種類別魚類別生產量值11'!C14,'漁業生產量值-漁業種類別魚類別生產量值11'!E14,'漁業生產量值-漁業種類別魚類別生產量值11'!G14,'漁業生產量值-漁業種類別魚類別生產量值11'!I14,'漁業生產量值-漁業種類別魚類別生產量值11'!K14)&#10;+SUM('漁業生產量值-漁業種類別魚類別生產量值12'!G14)&#10;+SUM('漁業生產量值-漁業種類別魚類別生產量值14'!C14,'漁業生產量值-漁業種類別魚類別生產量值14'!O14)&#10;+SUM('漁業生產量值-漁業種類別魚類別生產量值15'!C14,'漁業生產量值-漁業種類別魚類別生產量值15'!E14,'漁業生產量值-漁業種類別魚類別生產量值15'!G14,'漁業生產量值-漁業種類別魚類別生產量值15'!I14)&#10;)" table:style-name="ce55">
            <text:p>238,275<text:s/></text:p>
          </table:table-cell>
          <table:table-cell office:value-type="float" office:value="8209212.5933299996" table:formula="msoxl:=  IF(SUM(H14,J14)&#10;+SUM('漁業生產量值-漁業種類別魚類別生產量值1'!F14,'漁業生產量值-漁業種類別魚類別生產量值1'!H14,'漁業生產量值-漁業種類別魚類別生產量值1'!J14,'漁業生產量值-漁業種類別魚類別生產量值1'!P14)&#10;+SUM('漁業生產量值-漁業種類別魚類別生產量值2'!D14,'漁業生產量值-漁業種類別魚類別生產量值2'!F14,'漁業生產量值-漁業種類別魚類別生產量值2'!H14,'漁業生產量值-漁業種類別魚類別生產量值2'!J14)&#10;+SUM('漁業生產量值-漁業種類別魚類別生產量值3'!F14,'漁業生產量值-漁業種類別魚類別生產量值3'!J14,'漁業生產量值-漁業種類別魚類別生產量值3'!L14,'漁業生產量值-漁業種類別魚類別生產量值3'!N14)&#10;+SUM('漁業生產量值-漁業種類別魚類別生產量值4'!H14,'漁業生產量值-漁業種類別魚類別生產量值4'!J14,'漁業生產量值-漁業種類別魚類別生產量值4'!L14,'漁業生產量值-漁業種類別魚類別生產量值4'!N14,'漁業生產量值-漁業種類別魚類別生產量值4'!P14)&#10;+SUM('漁業生產量值-漁業種類別魚類別生產量值5'!L14,'漁業生產量值-漁業種類別魚類別生產量值5'!N14,'漁業生產量值-漁業種類別魚類別生產量值5'!P14)&#10;+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+SUM('漁業生產量值-漁業種類別魚類別生產量值7'!D14,'漁業生產量值-漁業種類別魚類別生產量值7'!F14,'漁業生產量值-漁業種類別魚類別生產量值7'!H14)&#10;+SUM('漁業生產量值-漁業種類別魚類別生產量值9'!J14,'漁業生產量值-漁業種類別魚類別生產量值9'!L14)&#10;+SUM('漁業生產量值-漁業種類別魚類別生產量值10'!H14)&#10;+SUM('漁業生產量值-漁業種類別魚類別生產量值11'!D14,'漁業生產量值-漁業種類別魚類別生產量值11'!F14,'漁業生產量值-漁業種類別魚類別生產量值11'!H14,'漁業生產量值-漁業種類別魚類別生產量值11'!J14,'漁業生產量值-漁業種類別魚類別生產量值11'!L14)&#10;+SUM('漁業生產量值-漁業種類別魚類別生產量值12'!H14)&#10;+SUM('漁業生產量值-漁業種類別魚類別生產量值14'!D14,'漁業生產量值-漁業種類別魚類別生產量值14'!P14)&#10;+SUM('漁業生產量值-漁業種類別魚類別生產量值15'!D14,'漁業生產量值-漁業種類別魚類別生產量值15'!F14,'漁業生產量值-漁業種類別魚類別生產量值15'!H14,'漁業生產量值-漁業種類別魚類別生產量值15'!J14)=0,&quot;-&quot;,&#10;SUM(H14,J14)&#10;+SUM('漁業生產量值-漁業種類別魚類別生產量值1'!F14,'漁業生產量值-漁業種類別魚類別生產量值1'!H14,'漁業生產量值-漁業種類別魚類別生產量值1'!J14,'漁業生產量值-漁業種類別魚類別生產量值1'!P14)&#10;+SUM('漁業生產量值-漁業種類別魚類別生產量值2'!D14,'漁業生產量值-漁業種類別魚類別生產量值2'!F14,'漁業生產量值-漁業種類別魚類別生產量值2'!H14,'漁業生產量值-漁業種類別魚類別生產量值2'!J14)&#10;+SUM('漁業生產量值-漁業種類別魚類別生產量值3'!F14,'漁業生產量值-漁業種類別魚類別生產量值3'!J14,'漁業生產量值-漁業種類別魚類別生產量值3'!L14,'漁業生產量值-漁業種類別魚類別生產量值3'!N14)&#10;+SUM('漁業生產量值-漁業種類別魚類別生產量值4'!H14,'漁業生產量值-漁業種類別魚類別生產量值4'!J14,'漁業生產量值-漁業種類別魚類別生產量值4'!L14,'漁業生產量值-漁業種類別魚類別生產量值4'!N14,'漁業生產量值-漁業種類別魚類別生產量值4'!P14)&#10;+SUM('漁業生產量值-漁業種類別魚類別生產量值5'!L14,'漁業生產量值-漁業種類別魚類別生產量值5'!N14,'漁業生產量值-漁業種類別魚類別生產量值5'!P14)&#10;+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+SUM('漁業生產量值-漁業種類別魚類別生產量值7'!D14,'漁業生產量值-漁業種類別魚類別生產量值7'!F14,'漁業生產量值-漁業種類別魚類別生產量值7'!H14)&#10;+SUM('漁業生產量值-漁業種類別魚類別生產量值9'!J14,'漁業生產量值-漁業種類別魚類別生產量值9'!L14)&#10;+SUM('漁業生產量值-漁業種類別魚類別生產量值10'!H14)&#10;+SUM('漁業生產量值-漁業種類別魚類別生產量值11'!D14,'漁業生產量值-漁業種類別魚類別生產量值11'!F14,'漁業生產量值-漁業種類別魚類別生產量值11'!H14,'漁業生產量值-漁業種類別魚類別生產量值11'!J14,'漁業生產量值-漁業種類別魚類別生產量值11'!L14)&#10;+SUM('漁業生產量值-漁業種類別魚類別生產量值12'!H14)&#10;+SUM('漁業生產量值-漁業種類別魚類別生產量值14'!D14,'漁業生產量值-漁業種類別魚類別生產量值14'!P14)&#10;+SUM('漁業生產量值-漁業種類別魚類別生產量值15'!D14,'漁業生產量值-漁業種類別魚類別生產量值15'!F14,'漁業生產量值-漁業種類別魚類別生產量值15'!H14,'漁業生產量值-漁業種類別魚類別生產量值15'!J14)&#10;)" table:style-name="ce55">
            <text:p>8,209,21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4,M14,O14,'漁業生產量值-漁業種類別魚類別生產量值1'!C14)=0,&quot;-&quot;,SUM(K14,M14,O14,'漁業生產量值-漁業種類別魚類別生產量值1'!C14))" table:style-name="ce55">
            <text:p>-</text:p>
          </table:table-cell>
          <table:table-cell office:value-type="string" office:string-value="-" table:formula="msoxl:=  IF(SUM(L14,N14,P14,'漁業生產量值-漁業種類別魚類別生產量值1'!D14)=0,&quot;-&quot;,SUM(L14,N14,P14,'漁業生產量值-漁業種類別魚類別生產量值1'!D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float" office:value="229936.99999000001" table:style-name="ce55">
            <text:p>229,937<text:s/></text:p>
          </table:table-cell>
          <table:table-cell office:value-type="float" office:value="5074306.5822999999" table:style-name="ce55">
            <text:p>5,074,307<text:s/></text:p>
          </table:table-cell>
          <table:table-cell office:value-type="float" office:value="229936.99999000001" table:formula="msoxl:=  IF(SUM(G15,I15)&#10;+SUM('漁業生產量值-漁業種類別魚類別生產量值1'!E15,'漁業生產量值-漁業種類別魚類別生產量值1'!G15,'漁業生產量值-漁業種類別魚類別生產量值1'!I15)&#10;+SUM('漁業生產量值-漁業種類別魚類別生產量值2'!C15,'漁業生產量值-漁業種類別魚類別生產量值2'!E15,'漁業生產量值-漁業種類別魚類別生產量值2'!G15,'漁業生產量值-漁業種類別魚類別生產量值2'!I15)&#10;+SUM('漁業生產量值-漁業種類別魚類別生產量值3'!E15,'漁業生產量值-漁業種類別魚類別生產量值3'!I15,'漁業生產量值-漁業種類別魚類別生產量值3'!K15,'漁業生產量值-漁業種類別魚類別生產量值3'!M15)&#10;+SUM('漁業生產量值-漁業種類別魚類別生產量值4'!G15,'漁業生產量值-漁業種類別魚類別生產量值4'!I15,'漁業生產量值-漁業種類別魚類別生產量值4'!K15,'漁業生產量值-漁業種類別魚類別生產量值4'!M15,'漁業生產量值-漁業種類別魚類別生產量值4'!O15)&#10;+SUM('漁業生產量值-漁業種類別魚類別生產量值5'!K15,'漁業生產量值-漁業種類別魚類別生產量值5'!M15,'漁業生產量值-漁業種類別魚類別生產量值5'!O15)&#10;+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+SUM('漁業生產量值-漁業種類別魚類別生產量值7'!C15,'漁業生產量值-漁業種類別魚類別生產量值7'!E15,'漁業生產量值-漁業種類別魚類別生產量值7'!G15)&#10;+SUM('漁業生產量值-漁業種類別魚類別生產量值9'!I15,'漁業生產量值-漁業種類別魚類別生產量值9'!K15)&#10;+SUM('漁業生產量值-漁業種類別魚類別生產量值10'!G15)&#10;+SUM('漁業生產量值-漁業種類別魚類別生產量值11'!C15,'漁業生產量值-漁業種類別魚類別生產量值11'!E15,'漁業生產量值-漁業種類別魚類別生產量值11'!G15,'漁業生產量值-漁業種類別魚類別生產量值11'!I15,'漁業生產量值-漁業種類別魚類別生產量值11'!K15)&#10;+SUM('漁業生產量值-漁業種類別魚類別生產量值12'!G15)&#10;+SUM('漁業生產量值-漁業種類別魚類別生產量值14'!C15,'漁業生產量值-漁業種類別魚類別生產量值14'!O15)&#10;+SUM('漁業生產量值-漁業種類別魚類別生產量值15'!C15,'漁業生產量值-漁業種類別魚類別生產量值15'!E15,'漁業生產量值-漁業種類別魚類別生產量值15'!G15,'漁業生產量值-漁業種類別魚類別生產量值15'!I15)=0,&quot;-&quot;,&#10;SUM(G15,I15)&#10;+SUM('漁業生產量值-漁業種類別魚類別生產量值1'!E15,'漁業生產量值-漁業種類別魚類別生產量值1'!G15,'漁業生產量值-漁業種類別魚類別生產量值1'!I15)&#10;+SUM('漁業生產量值-漁業種類別魚類別生產量值2'!C15,'漁業生產量值-漁業種類別魚類別生產量值2'!E15,'漁業生產量值-漁業種類別魚類別生產量值2'!G15,'漁業生產量值-漁業種類別魚類別生產量值2'!I15)&#10;+SUM('漁業生產量值-漁業種類別魚類別生產量值3'!E15,'漁業生產量值-漁業種類別魚類別生產量值3'!I15,'漁業生產量值-漁業種類別魚類別生產量值3'!K15,'漁業生產量值-漁業種類別魚類別生產量值3'!M15)&#10;+SUM('漁業生產量值-漁業種類別魚類別生產量值4'!G15,'漁業生產量值-漁業種類別魚類別生產量值4'!I15,'漁業生產量值-漁業種類別魚類別生產量值4'!K15,'漁業生產量值-漁業種類別魚類別生產量值4'!M15,'漁業生產量值-漁業種類別魚類別生產量值4'!O15)&#10;+SUM('漁業生產量值-漁業種類別魚類別生產量值5'!K15,'漁業生產量值-漁業種類別魚類別生產量值5'!M15,'漁業生產量值-漁業種類別魚類別生產量值5'!O15)&#10;+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+SUM('漁業生產量值-漁業種類別魚類別生產量值7'!C15,'漁業生產量值-漁業種類別魚類別生產量值7'!E15,'漁業生產量值-漁業種類別魚類別生產量值7'!G15)&#10;+SUM('漁業生產量值-漁業種類別魚類別生產量值9'!I15,'漁業生產量值-漁業種類別魚類別生產量值9'!K15)&#10;+SUM('漁業生產量值-漁業種類別魚類別生產量值10'!G15)&#10;+SUM('漁業生產量值-漁業種類別魚類別生產量值11'!C15,'漁業生產量值-漁業種類別魚類別生產量值11'!E15,'漁業生產量值-漁業種類別魚類別生產量值11'!G15,'漁業生產量值-漁業種類別魚類別生產量值11'!I15,'漁業生產量值-漁業種類別魚類別生產量值11'!K15)&#10;+SUM('漁業生產量值-漁業種類別魚類別生產量值12'!G15)&#10;+SUM('漁業生產量值-漁業種類別魚類別生產量值14'!C15,'漁業生產量值-漁業種類別魚類別生產量值14'!O15)&#10;+SUM('漁業生產量值-漁業種類別魚類別生產量值15'!C15,'漁業生產量值-漁業種類別魚類別生產量值15'!E15,'漁業生產量值-漁業種類別魚類別生產量值15'!G15,'漁業生產量值-漁業種類別魚類別生產量值15'!I15)&#10;)" table:style-name="ce55">
            <text:p>229,937<text:s/></text:p>
          </table:table-cell>
          <table:table-cell office:value-type="float" office:value="5074306.5822999999" table:formula="msoxl:=  IF(SUM(H15,J15)&#10;+SUM('漁業生產量值-漁業種類別魚類別生產量值1'!F15,'漁業生產量值-漁業種類別魚類別生產量值1'!H15,'漁業生產量值-漁業種類別魚類別生產量值1'!J15,'漁業生產量值-漁業種類別魚類別生產量值1'!P15)&#10;+SUM('漁業生產量值-漁業種類別魚類別生產量值2'!D15,'漁業生產量值-漁業種類別魚類別生產量值2'!F15,'漁業生產量值-漁業種類別魚類別生產量值2'!H15,'漁業生產量值-漁業種類別魚類別生產量值2'!J15)&#10;+SUM('漁業生產量值-漁業種類別魚類別生產量值3'!F15,'漁業生產量值-漁業種類別魚類別生產量值3'!J15,'漁業生產量值-漁業種類別魚類別生產量值3'!L15,'漁業生產量值-漁業種類別魚類別生產量值3'!N15)&#10;+SUM('漁業生產量值-漁業種類別魚類別生產量值4'!H15,'漁業生產量值-漁業種類別魚類別生產量值4'!J15,'漁業生產量值-漁業種類別魚類別生產量值4'!L15,'漁業生產量值-漁業種類別魚類別生產量值4'!N15,'漁業生產量值-漁業種類別魚類別生產量值4'!P15)&#10;+SUM('漁業生產量值-漁業種類別魚類別生產量值5'!L15,'漁業生產量值-漁業種類別魚類別生產量值5'!N15,'漁業生產量值-漁業種類別魚類別生產量值5'!P15)&#10;+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+SUM('漁業生產量值-漁業種類別魚類別生產量值7'!D15,'漁業生產量值-漁業種類別魚類別生產量值7'!F15,'漁業生產量值-漁業種類別魚類別生產量值7'!H15)&#10;+SUM('漁業生產量值-漁業種類別魚類別生產量值9'!J15,'漁業生產量值-漁業種類別魚類別生產量值9'!L15)&#10;+SUM('漁業生產量值-漁業種類別魚類別生產量值10'!H15)&#10;+SUM('漁業生產量值-漁業種類別魚類別生產量值11'!D15,'漁業生產量值-漁業種類別魚類別生產量值11'!F15,'漁業生產量值-漁業種類別魚類別生產量值11'!H15,'漁業生產量值-漁業種類別魚類別生產量值11'!J15,'漁業生產量值-漁業種類別魚類別生產量值11'!L15)&#10;+SUM('漁業生產量值-漁業種類別魚類別生產量值12'!H15)&#10;+SUM('漁業生產量值-漁業種類別魚類別生產量值14'!D15,'漁業生產量值-漁業種類別魚類別生產量值14'!P15)&#10;+SUM('漁業生產量值-漁業種類別魚類別生產量值15'!D15,'漁業生產量值-漁業種類別魚類別生產量值15'!F15,'漁業生產量值-漁業種類別魚類別生產量值15'!H15,'漁業生產量值-漁業種類別魚類別生產量值15'!J15)=0,&quot;-&quot;,&#10;SUM(H15,J15)&#10;+SUM('漁業生產量值-漁業種類別魚類別生產量值1'!F15,'漁業生產量值-漁業種類別魚類別生產量值1'!H15,'漁業生產量值-漁業種類別魚類別生產量值1'!J15,'漁業生產量值-漁業種類別魚類別生產量值1'!P15)&#10;+SUM('漁業生產量值-漁業種類別魚類別生產量值2'!D15,'漁業生產量值-漁業種類別魚類別生產量值2'!F15,'漁業生產量值-漁業種類別魚類別生產量值2'!H15,'漁業生產量值-漁業種類別魚類別生產量值2'!J15)&#10;+SUM('漁業生產量值-漁業種類別魚類別生產量值3'!F15,'漁業生產量值-漁業種類別魚類別生產量值3'!J15,'漁業生產量值-漁業種類別魚類別生產量值3'!L15,'漁業生產量值-漁業種類別魚類別生產量值3'!N15)&#10;+SUM('漁業生產量值-漁業種類別魚類別生產量值4'!H15,'漁業生產量值-漁業種類別魚類別生產量值4'!J15,'漁業生產量值-漁業種類別魚類別生產量值4'!L15,'漁業生產量值-漁業種類別魚類別生產量值4'!N15,'漁業生產量值-漁業種類別魚類別生產量值4'!P15)&#10;+SUM('漁業生產量值-漁業種類別魚類別生產量值5'!L15,'漁業生產量值-漁業種類別魚類別生產量值5'!N15,'漁業生產量值-漁業種類別魚類別生產量值5'!P15)&#10;+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+SUM('漁業生產量值-漁業種類別魚類別生產量值7'!D15,'漁業生產量值-漁業種類別魚類別生產量值7'!F15,'漁業生產量值-漁業種類別魚類別生產量值7'!H15)&#10;+SUM('漁業生產量值-漁業種類別魚類別生產量值9'!J15,'漁業生產量值-漁業種類別魚類別生產量值9'!L15)&#10;+SUM('漁業生產量值-漁業種類別魚類別生產量值10'!H15)&#10;+SUM('漁業生產量值-漁業種類別魚類別生產量值11'!D15,'漁業生產量值-漁業種類別魚類別生產量值11'!F15,'漁業生產量值-漁業種類別魚類別生產量值11'!H15,'漁業生產量值-漁業種類別魚類別生產量值11'!J15,'漁業生產量值-漁業種類別魚類別生產量值11'!L15)&#10;+SUM('漁業生產量值-漁業種類別魚類別生產量值12'!H15)&#10;+SUM('漁業生產量值-漁業種類別魚類別生產量值14'!D15,'漁業生產量值-漁業種類別魚類別生產量值14'!P15)&#10;+SUM('漁業生產量值-漁業種類別魚類別生產量值15'!D15,'漁業生產量值-漁業種類別魚類別生產量值15'!F15,'漁業生產量值-漁業種類別魚類別生產量值15'!H15,'漁業生產量值-漁業種類別魚類別生產量值15'!J15)&#10;)" table:style-name="ce55">
            <text:p>5,074,30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5,M15,O15,'漁業生產量值-漁業種類別魚類別生產量值1'!C15)=0,&quot;-&quot;,SUM(K15,M15,O15,'漁業生產量值-漁業種類別魚類別生產量值1'!C15))" table:style-name="ce55">
            <text:p>-</text:p>
          </table:table-cell>
          <table:table-cell office:value-type="string" office:string-value="-" table:formula="msoxl:=  IF(SUM(L15,N15,P15,'漁業生產量值-漁業種類別魚類別生產量值1'!D15)=0,&quot;-&quot;,SUM(L15,N15,P15,'漁業生產量值-漁業種類別魚類別生產量值1'!D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float" office:value="183366.78753999999" table:style-name="ce55">
            <text:p>183,367<text:s/></text:p>
          </table:table-cell>
          <table:table-cell office:value-type="float" office:value="21099294.39192" table:style-name="ce55">
            <text:p>21,099,294<text:s/></text:p>
          </table:table-cell>
          <table:table-cell office:value-type="float" office:value="183009.09170000002" table:formula="msoxl:=  IF(SUM(G16,I16)&#10;+SUM('漁業生產量值-漁業種類別魚類別生產量值1'!E16,'漁業生產量值-漁業種類別魚類別生產量值1'!G16,'漁業生產量值-漁業種類別魚類別生產量值1'!I16)&#10;+SUM('漁業生產量值-漁業種類別魚類別生產量值2'!C16,'漁業生產量值-漁業種類別魚類別生產量值2'!E16,'漁業生產量值-漁業種類別魚類別生產量值2'!G16,'漁業生產量值-漁業種類別魚類別生產量值2'!I16)&#10;+SUM('漁業生產量值-漁業種類別魚類別生產量值3'!E16,'漁業生產量值-漁業種類別魚類別生產量值3'!I16,'漁業生產量值-漁業種類別魚類別生產量值3'!K16,'漁業生產量值-漁業種類別魚類別生產量值3'!M16)&#10;+SUM('漁業生產量值-漁業種類別魚類別生產量值4'!G16,'漁業生產量值-漁業種類別魚類別生產量值4'!I16,'漁業生產量值-漁業種類別魚類別生產量值4'!K16,'漁業生產量值-漁業種類別魚類別生產量值4'!M16,'漁業生產量值-漁業種類別魚類別生產量值4'!O16)&#10;+SUM('漁業生產量值-漁業種類別魚類別生產量值5'!K16,'漁業生產量值-漁業種類別魚類別生產量值5'!M16,'漁業生產量值-漁業種類別魚類別生產量值5'!O16)&#10;+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+SUM('漁業生產量值-漁業種類別魚類別生產量值7'!C16,'漁業生產量值-漁業種類別魚類別生產量值7'!E16,'漁業生產量值-漁業種類別魚類別生產量值7'!G16)&#10;+SUM('漁業生產量值-漁業種類別魚類別生產量值9'!I16,'漁業生產量值-漁業種類別魚類別生產量值9'!K16)&#10;+SUM('漁業生產量值-漁業種類別魚類別生產量值10'!G16)&#10;+SUM('漁業生產量值-漁業種類別魚類別生產量值11'!C16,'漁業生產量值-漁業種類別魚類別生產量值11'!E16,'漁業生產量值-漁業種類別魚類別生產量值11'!G16,'漁業生產量值-漁業種類別魚類別生產量值11'!I16,'漁業生產量值-漁業種類別魚類別生產量值11'!K16)&#10;+SUM('漁業生產量值-漁業種類別魚類別生產量值12'!G16)&#10;+SUM('漁業生產量值-漁業種類別魚類別生產量值14'!C16,'漁業生產量值-漁業種類別魚類別生產量值14'!O16)&#10;+SUM('漁業生產量值-漁業種類別魚類別生產量值15'!C16,'漁業生產量值-漁業種類別魚類別生產量值15'!E16,'漁業生產量值-漁業種類別魚類別生產量值15'!G16,'漁業生產量值-漁業種類別魚類別生產量值15'!I16)=0,&quot;-&quot;,&#10;SUM(G16,I16)&#10;+SUM('漁業生產量值-漁業種類別魚類別生產量值1'!E16,'漁業生產量值-漁業種類別魚類別生產量值1'!G16,'漁業生產量值-漁業種類別魚類別生產量值1'!I16)&#10;+SUM('漁業生產量值-漁業種類別魚類別生產量值2'!C16,'漁業生產量值-漁業種類別魚類別生產量值2'!E16,'漁業生產量值-漁業種類別魚類別生產量值2'!G16,'漁業生產量值-漁業種類別魚類別生產量值2'!I16)&#10;+SUM('漁業生產量值-漁業種類別魚類別生產量值3'!E16,'漁業生產量值-漁業種類別魚類別生產量值3'!I16,'漁業生產量值-漁業種類別魚類別生產量值3'!K16,'漁業生產量值-漁業種類別魚類別生產量值3'!M16)&#10;+SUM('漁業生產量值-漁業種類別魚類別生產量值4'!G16,'漁業生產量值-漁業種類別魚類別生產量值4'!I16,'漁業生產量值-漁業種類別魚類別生產量值4'!K16,'漁業生產量值-漁業種類別魚類別生產量值4'!M16,'漁業生產量值-漁業種類別魚類別生產量值4'!O16)&#10;+SUM('漁業生產量值-漁業種類別魚類別生產量值5'!K16,'漁業生產量值-漁業種類別魚類別生產量值5'!M16,'漁業生產量值-漁業種類別魚類別生產量值5'!O16)&#10;+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+SUM('漁業生產量值-漁業種類別魚類別生產量值7'!C16,'漁業生產量值-漁業種類別魚類別生產量值7'!E16,'漁業生產量值-漁業種類別魚類別生產量值7'!G16)&#10;+SUM('漁業生產量值-漁業種類別魚類別生產量值9'!I16,'漁業生產量值-漁業種類別魚類別生產量值9'!K16)&#10;+SUM('漁業生產量值-漁業種類別魚類別生產量值10'!G16)&#10;+SUM('漁業生產量值-漁業種類別魚類別生產量值11'!C16,'漁業生產量值-漁業種類別魚類別生產量值11'!E16,'漁業生產量值-漁業種類別魚類別生產量值11'!G16,'漁業生產量值-漁業種類別魚類別生產量值11'!I16,'漁業生產量值-漁業種類別魚類別生產量值11'!K16)&#10;+SUM('漁業生產量值-漁業種類別魚類別生產量值12'!G16)&#10;+SUM('漁業生產量值-漁業種類別魚類別生產量值14'!C16,'漁業生產量值-漁業種類別魚類別生產量值14'!O16)&#10;+SUM('漁業生產量值-漁業種類別魚類別生產量值15'!C16,'漁業生產量值-漁業種類別魚類別生產量值15'!E16,'漁業生產量值-漁業種類別魚類別生產量值15'!G16,'漁業生產量值-漁業種類別魚類別生產量值15'!I16)&#10;)" table:style-name="ce55">
            <text:p>183,009<text:s/></text:p>
          </table:table-cell>
          <table:table-cell office:value-type="float" office:value="21087098.01134" table:formula="msoxl:=  IF(SUM(H16,J16)&#10;+SUM('漁業生產量值-漁業種類別魚類別生產量值1'!F16,'漁業生產量值-漁業種類別魚類別生產量值1'!H16,'漁業生產量值-漁業種類別魚類別生產量值1'!J16,'漁業生產量值-漁業種類別魚類別生產量值1'!P16)&#10;+SUM('漁業生產量值-漁業種類別魚類別生產量值2'!D16,'漁業生產量值-漁業種類別魚類別生產量值2'!F16,'漁業生產量值-漁業種類別魚類別生產量值2'!H16,'漁業生產量值-漁業種類別魚類別生產量值2'!J16)&#10;+SUM('漁業生產量值-漁業種類別魚類別生產量值3'!F16,'漁業生產量值-漁業種類別魚類別生產量值3'!J16,'漁業生產量值-漁業種類別魚類別生產量值3'!L16,'漁業生產量值-漁業種類別魚類別生產量值3'!N16)&#10;+SUM('漁業生產量值-漁業種類別魚類別生產量值4'!H16,'漁業生產量值-漁業種類別魚類別生產量值4'!J16,'漁業生產量值-漁業種類別魚類別生產量值4'!L16,'漁業生產量值-漁業種類別魚類別生產量值4'!N16,'漁業生產量值-漁業種類別魚類別生產量值4'!P16)&#10;+SUM('漁業生產量值-漁業種類別魚類別生產量值5'!L16,'漁業生產量值-漁業種類別魚類別生產量值5'!N16,'漁業生產量值-漁業種類別魚類別生產量值5'!P16)&#10;+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+SUM('漁業生產量值-漁業種類別魚類別生產量值7'!D16,'漁業生產量值-漁業種類別魚類別生產量值7'!F16,'漁業生產量值-漁業種類別魚類別生產量值7'!H16)&#10;+SUM('漁業生產量值-漁業種類別魚類別生產量值9'!J16,'漁業生產量值-漁業種類別魚類別生產量值9'!L16)&#10;+SUM('漁業生產量值-漁業種類別魚類別生產量值10'!H16)&#10;+SUM('漁業生產量值-漁業種類別魚類別生產量值11'!D16,'漁業生產量值-漁業種類別魚類別生產量值11'!F16,'漁業生產量值-漁業種類別魚類別生產量值11'!H16,'漁業生產量值-漁業種類別魚類別生產量值11'!J16,'漁業生產量值-漁業種類別魚類別生產量值11'!L16)&#10;+SUM('漁業生產量值-漁業種類別魚類別生產量值12'!H16)&#10;+SUM('漁業生產量值-漁業種類別魚類別生產量值14'!D16,'漁業生產量值-漁業種類別魚類別生產量值14'!P16)&#10;+SUM('漁業生產量值-漁業種類別魚類別生產量值15'!D16,'漁業生產量值-漁業種類別魚類別生產量值15'!F16,'漁業生產量值-漁業種類別魚類別生產量值15'!H16,'漁業生產量值-漁業種類別魚類別生產量值15'!J16)=0,&quot;-&quot;,&#10;SUM(H16,J16)&#10;+SUM('漁業生產量值-漁業種類別魚類別生產量值1'!F16,'漁業生產量值-漁業種類別魚類別生產量值1'!H16,'漁業生產量值-漁業種類別魚類別生產量值1'!J16,'漁業生產量值-漁業種類別魚類別生產量值1'!P16)&#10;+SUM('漁業生產量值-漁業種類別魚類別生產量值2'!D16,'漁業生產量值-漁業種類別魚類別生產量值2'!F16,'漁業生產量值-漁業種類別魚類別生產量值2'!H16,'漁業生產量值-漁業種類別魚類別生產量值2'!J16)&#10;+SUM('漁業生產量值-漁業種類別魚類別生產量值3'!F16,'漁業生產量值-漁業種類別魚類別生產量值3'!J16,'漁業生產量值-漁業種類別魚類別生產量值3'!L16,'漁業生產量值-漁業種類別魚類別生產量值3'!N16)&#10;+SUM('漁業生產量值-漁業種類別魚類別生產量值4'!H16,'漁業生產量值-漁業種類別魚類別生產量值4'!J16,'漁業生產量值-漁業種類別魚類別生產量值4'!L16,'漁業生產量值-漁業種類別魚類別生產量值4'!N16,'漁業生產量值-漁業種類別魚類別生產量值4'!P16)&#10;+SUM('漁業生產量值-漁業種類別魚類別生產量值5'!L16,'漁業生產量值-漁業種類別魚類別生產量值5'!N16,'漁業生產量值-漁業種類別魚類別生產量值5'!P16)&#10;+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+SUM('漁業生產量值-漁業種類別魚類別生產量值7'!D16,'漁業生產量值-漁業種類別魚類別生產量值7'!F16,'漁業生產量值-漁業種類別魚類別生產量值7'!H16)&#10;+SUM('漁業生產量值-漁業種類別魚類別生產量值9'!J16,'漁業生產量值-漁業種類別魚類別生產量值9'!L16)&#10;+SUM('漁業生產量值-漁業種類別魚類別生產量值10'!H16)&#10;+SUM('漁業生產量值-漁業種類別魚類別生產量值11'!D16,'漁業生產量值-漁業種類別魚類別生產量值11'!F16,'漁業生產量值-漁業種類別魚類別生產量值11'!H16,'漁業生產量值-漁業種類別魚類別生產量值11'!J16,'漁業生產量值-漁業種類別魚類別生產量值11'!L16)&#10;+SUM('漁業生產量值-漁業種類別魚類別生產量值12'!H16)&#10;+SUM('漁業生產量值-漁業種類別魚類別生產量值14'!D16,'漁業生產量值-漁業種類別魚類別生產量值14'!P16)&#10;+SUM('漁業生產量值-漁業種類別魚類別生產量值15'!D16,'漁業生產量值-漁業種類別魚類別生產量值15'!F16,'漁業生產量值-漁業種類別魚類別生產量值15'!H16,'漁業生產量值-漁業種類別魚類別生產量值15'!J16)&#10;)" table:style-name="ce55">
            <text:p>21,087,09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6,M16,O16,'漁業生產量值-漁業種類別魚類別生產量值1'!C16)=0,&quot;-&quot;,SUM(K16,M16,O16,'漁業生產量值-漁業種類別魚類別生產量值1'!C16))" table:style-name="ce55">
            <text:p>-</text:p>
          </table:table-cell>
          <table:table-cell office:value-type="string" office:string-value="-" table:formula="msoxl:=  IF(SUM(L16,N16,P16,'漁業生產量值-漁業種類別魚類別生產量值1'!D16)=0,&quot;-&quot;,SUM(L16,N16,P16,'漁業生產量值-漁業種類別魚類別生產量值1'!D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float" office:value="206086.99999000001" table:style-name="ce55">
            <text:p>206,087<text:s/></text:p>
          </table:table-cell>
          <table:table-cell office:value-type="float" office:value="5332114.9939799998" table:style-name="ce55">
            <text:p>5,332,115<text:s/></text:p>
          </table:table-cell>
          <table:table-cell office:value-type="float" office:value="206086.99999000001" table:formula="msoxl:=  IF(SUM(G17,I17)&#10;+SUM('漁業生產量值-漁業種類別魚類別生產量值1'!E17,'漁業生產量值-漁業種類別魚類別生產量值1'!G17,'漁業生產量值-漁業種類別魚類別生產量值1'!I17)&#10;+SUM('漁業生產量值-漁業種類別魚類別生產量值2'!C17,'漁業生產量值-漁業種類別魚類別生產量值2'!E17,'漁業生產量值-漁業種類別魚類別生產量值2'!G17,'漁業生產量值-漁業種類別魚類別生產量值2'!I17)&#10;+SUM('漁業生產量值-漁業種類別魚類別生產量值3'!E17,'漁業生產量值-漁業種類別魚類別生產量值3'!I17,'漁業生產量值-漁業種類別魚類別生產量值3'!K17,'漁業生產量值-漁業種類別魚類別生產量值3'!M17)&#10;+SUM('漁業生產量值-漁業種類別魚類別生產量值4'!G17,'漁業生產量值-漁業種類別魚類別生產量值4'!I17,'漁業生產量值-漁業種類別魚類別生產量值4'!K17,'漁業生產量值-漁業種類別魚類別生產量值4'!M17,'漁業生產量值-漁業種類別魚類別生產量值4'!O17)&#10;+SUM('漁業生產量值-漁業種類別魚類別生產量值5'!K17,'漁業生產量值-漁業種類別魚類別生產量值5'!M17,'漁業生產量值-漁業種類別魚類別生產量值5'!O17)&#10;+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+SUM('漁業生產量值-漁業種類別魚類別生產量值7'!C17,'漁業生產量值-漁業種類別魚類別生產量值7'!E17,'漁業生產量值-漁業種類別魚類別生產量值7'!G17)&#10;+SUM('漁業生產量值-漁業種類別魚類別生產量值9'!I17,'漁業生產量值-漁業種類別魚類別生產量值9'!K17)&#10;+SUM('漁業生產量值-漁業種類別魚類別生產量值10'!G17)&#10;+SUM('漁業生產量值-漁業種類別魚類別生產量值11'!C17,'漁業生產量值-漁業種類別魚類別生產量值11'!E17,'漁業生產量值-漁業種類別魚類別生產量值11'!G17,'漁業生產量值-漁業種類別魚類別生產量值11'!I17,'漁業生產量值-漁業種類別魚類別生產量值11'!K17)&#10;+SUM('漁業生產量值-漁業種類別魚類別生產量值12'!G17)&#10;+SUM('漁業生產量值-漁業種類別魚類別生產量值14'!C17,'漁業生產量值-漁業種類別魚類別生產量值14'!O17)&#10;+SUM('漁業生產量值-漁業種類別魚類別生產量值15'!C17,'漁業生產量值-漁業種類別魚類別生產量值15'!E17,'漁業生產量值-漁業種類別魚類別生產量值15'!G17,'漁業生產量值-漁業種類別魚類別生產量值15'!I17)=0,&quot;-&quot;,&#10;SUM(G17,I17)&#10;+SUM('漁業生產量值-漁業種類別魚類別生產量值1'!E17,'漁業生產量值-漁業種類別魚類別生產量值1'!G17,'漁業生產量值-漁業種類別魚類別生產量值1'!I17)&#10;+SUM('漁業生產量值-漁業種類別魚類別生產量值2'!C17,'漁業生產量值-漁業種類別魚類別生產量值2'!E17,'漁業生產量值-漁業種類別魚類別生產量值2'!G17,'漁業生產量值-漁業種類別魚類別生產量值2'!I17)&#10;+SUM('漁業生產量值-漁業種類別魚類別生產量值3'!E17,'漁業生產量值-漁業種類別魚類別生產量值3'!I17,'漁業生產量值-漁業種類別魚類別生產量值3'!K17,'漁業生產量值-漁業種類別魚類別生產量值3'!M17)&#10;+SUM('漁業生產量值-漁業種類別魚類別生產量值4'!G17,'漁業生產量值-漁業種類別魚類別生產量值4'!I17,'漁業生產量值-漁業種類別魚類別生產量值4'!K17,'漁業生產量值-漁業種類別魚類別生產量值4'!M17,'漁業生產量值-漁業種類別魚類別生產量值4'!O17)&#10;+SUM('漁業生產量值-漁業種類別魚類別生產量值5'!K17,'漁業生產量值-漁業種類別魚類別生產量值5'!M17,'漁業生產量值-漁業種類別魚類別生產量值5'!O17)&#10;+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+SUM('漁業生產量值-漁業種類別魚類別生產量值7'!C17,'漁業生產量值-漁業種類別魚類別生產量值7'!E17,'漁業生產量值-漁業種類別魚類別生產量值7'!G17)&#10;+SUM('漁業生產量值-漁業種類別魚類別生產量值9'!I17,'漁業生產量值-漁業種類別魚類別生產量值9'!K17)&#10;+SUM('漁業生產量值-漁業種類別魚類別生產量值10'!G17)&#10;+SUM('漁業生產量值-漁業種類別魚類別生產量值11'!C17,'漁業生產量值-漁業種類別魚類別生產量值11'!E17,'漁業生產量值-漁業種類別魚類別生產量值11'!G17,'漁業生產量值-漁業種類別魚類別生產量值11'!I17,'漁業生產量值-漁業種類別魚類別生產量值11'!K17)&#10;+SUM('漁業生產量值-漁業種類別魚類別生產量值12'!G17)&#10;+SUM('漁業生產量值-漁業種類別魚類別生產量值14'!C17,'漁業生產量值-漁業種類別魚類別生產量值14'!O17)&#10;+SUM('漁業生產量值-漁業種類別魚類別生產量值15'!C17,'漁業生產量值-漁業種類別魚類別生產量值15'!E17,'漁業生產量值-漁業種類別魚類別生產量值15'!G17,'漁業生產量值-漁業種類別魚類別生產量值15'!I17)&#10;)" table:style-name="ce55">
            <text:p>206,087<text:s/></text:p>
          </table:table-cell>
          <table:table-cell office:value-type="float" office:value="5332114.9939799998" table:formula="msoxl:=  IF(SUM(H17,J17)&#10;+SUM('漁業生產量值-漁業種類別魚類別生產量值1'!F17,'漁業生產量值-漁業種類別魚類別生產量值1'!H17,'漁業生產量值-漁業種類別魚類別生產量值1'!J17,'漁業生產量值-漁業種類別魚類別生產量值1'!P17)&#10;+SUM('漁業生產量值-漁業種類別魚類別生產量值2'!D17,'漁業生產量值-漁業種類別魚類別生產量值2'!F17,'漁業生產量值-漁業種類別魚類別生產量值2'!H17,'漁業生產量值-漁業種類別魚類別生產量值2'!J17)&#10;+SUM('漁業生產量值-漁業種類別魚類別生產量值3'!F17,'漁業生產量值-漁業種類別魚類別生產量值3'!J17,'漁業生產量值-漁業種類別魚類別生產量值3'!L17,'漁業生產量值-漁業種類別魚類別生產量值3'!N17)&#10;+SUM('漁業生產量值-漁業種類別魚類別生產量值4'!H17,'漁業生產量值-漁業種類別魚類別生產量值4'!J17,'漁業生產量值-漁業種類別魚類別生產量值4'!L17,'漁業生產量值-漁業種類別魚類別生產量值4'!N17,'漁業生產量值-漁業種類別魚類別生產量值4'!P17)&#10;+SUM('漁業生產量值-漁業種類別魚類別生產量值5'!L17,'漁業生產量值-漁業種類別魚類別生產量值5'!N17,'漁業生產量值-漁業種類別魚類別生產量值5'!P17)&#10;+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+SUM('漁業生產量值-漁業種類別魚類別生產量值7'!D17,'漁業生產量值-漁業種類別魚類別生產量值7'!F17,'漁業生產量值-漁業種類別魚類別生產量值7'!H17)&#10;+SUM('漁業生產量值-漁業種類別魚類別生產量值9'!J17,'漁業生產量值-漁業種類別魚類別生產量值9'!L17)&#10;+SUM('漁業生產量值-漁業種類別魚類別生產量值10'!H17)&#10;+SUM('漁業生產量值-漁業種類別魚類別生產量值11'!D17,'漁業生產量值-漁業種類別魚類別生產量值11'!F17,'漁業生產量值-漁業種類別魚類別生產量值11'!H17,'漁業生產量值-漁業種類別魚類別生產量值11'!J17,'漁業生產量值-漁業種類別魚類別生產量值11'!L17)&#10;+SUM('漁業生產量值-漁業種類別魚類別生產量值12'!H17)&#10;+SUM('漁業生產量值-漁業種類別魚類別生產量值14'!D17,'漁業生產量值-漁業種類別魚類別生產量值14'!P17)&#10;+SUM('漁業生產量值-漁業種類別魚類別生產量值15'!D17,'漁業生產量值-漁業種類別魚類別生產量值15'!F17,'漁業生產量值-漁業種類別魚類別生產量值15'!H17,'漁業生產量值-漁業種類別魚類別生產量值15'!J17)=0,&quot;-&quot;,&#10;SUM(H17,J17)&#10;+SUM('漁業生產量值-漁業種類別魚類別生產量值1'!F17,'漁業生產量值-漁業種類別魚類別生產量值1'!H17,'漁業生產量值-漁業種類別魚類別生產量值1'!J17,'漁業生產量值-漁業種類別魚類別生產量值1'!P17)&#10;+SUM('漁業生產量值-漁業種類別魚類別生產量值2'!D17,'漁業生產量值-漁業種類別魚類別生產量值2'!F17,'漁業生產量值-漁業種類別魚類別生產量值2'!H17,'漁業生產量值-漁業種類別魚類別生產量值2'!J17)&#10;+SUM('漁業生產量值-漁業種類別魚類別生產量值3'!F17,'漁業生產量值-漁業種類別魚類別生產量值3'!J17,'漁業生產量值-漁業種類別魚類別生產量值3'!L17,'漁業生產量值-漁業種類別魚類別生產量值3'!N17)&#10;+SUM('漁業生產量值-漁業種類別魚類別生產量值4'!H17,'漁業生產量值-漁業種類別魚類別生產量值4'!J17,'漁業生產量值-漁業種類別魚類別生產量值4'!L17,'漁業生產量值-漁業種類別魚類別生產量值4'!N17,'漁業生產量值-漁業種類別魚類別生產量值4'!P17)&#10;+SUM('漁業生產量值-漁業種類別魚類別生產量值5'!L17,'漁業生產量值-漁業種類別魚類別生產量值5'!N17,'漁業生產量值-漁業種類別魚類別生產量值5'!P17)&#10;+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+SUM('漁業生產量值-漁業種類別魚類別生產量值7'!D17,'漁業生產量值-漁業種類別魚類別生產量值7'!F17,'漁業生產量值-漁業種類別魚類別生產量值7'!H17)&#10;+SUM('漁業生產量值-漁業種類別魚類別生產量值9'!J17,'漁業生產量值-漁業種類別魚類別生產量值9'!L17)&#10;+SUM('漁業生產量值-漁業種類別魚類別生產量值10'!H17)&#10;+SUM('漁業生產量值-漁業種類別魚類別生產量值11'!D17,'漁業生產量值-漁業種類別魚類別生產量值11'!F17,'漁業生產量值-漁業種類別魚類別生產量值11'!H17,'漁業生產量值-漁業種類別魚類別生產量值11'!J17,'漁業生產量值-漁業種類別魚類別生產量值11'!L17)&#10;+SUM('漁業生產量值-漁業種類別魚類別生產量值12'!H17)&#10;+SUM('漁業生產量值-漁業種類別魚類別生產量值14'!D17,'漁業生產量值-漁業種類別魚類別生產量值14'!P17)&#10;+SUM('漁業生產量值-漁業種類別魚類別生產量值15'!D17,'漁業生產量值-漁業種類別魚類別生產量值15'!F17,'漁業生產量值-漁業種類別魚類別生產量值15'!H17,'漁業生產量值-漁業種類別魚類別生產量值15'!J17)&#10;)" table:style-name="ce55">
            <text:p>5,332,11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7,M17,O17,'漁業生產量值-漁業種類別魚類別生產量值1'!C17)=0,&quot;-&quot;,SUM(K17,M17,O17,'漁業生產量值-漁業種類別魚類別生產量值1'!C17))" table:style-name="ce55">
            <text:p>-</text:p>
          </table:table-cell>
          <table:table-cell office:value-type="string" office:string-value="-" table:formula="msoxl:=  IF(SUM(L17,N17,P17,'漁業生產量值-漁業種類別魚類別生產量值1'!D17)=0,&quot;-&quot;,SUM(L17,N17,P17,'漁業生產量值-漁業種類別魚類別生產量值1'!D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float" office:value="5889.8175000000001" table:style-name="ce57">
            <text:p>5,890<text:s/></text:p>
          </table:table-cell>
          <table:table-cell office:value-type="float" office:value="193872.85256" table:style-name="ce57">
            <text:p>193,873<text:s/></text:p>
          </table:table-cell>
          <table:table-cell office:value-type="float" office:value="5889.6218600000002" table:formula="msoxl:=  IF(SUM(G18,I18)&#10;+SUM('漁業生產量值-漁業種類別魚類別生產量值1'!E18,'漁業生產量值-漁業種類別魚類別生產量值1'!G18,'漁業生產量值-漁業種類別魚類別生產量值1'!I18)&#10;+SUM('漁業生產量值-漁業種類別魚類別生產量值2'!C18,'漁業生產量值-漁業種類別魚類別生產量值2'!E18,'漁業生產量值-漁業種類別魚類別生產量值2'!G18,'漁業生產量值-漁業種類別魚類別生產量值2'!I18)&#10;+SUM('漁業生產量值-漁業種類別魚類別生產量值3'!E18,'漁業生產量值-漁業種類別魚類別生產量值3'!I18,'漁業生產量值-漁業種類別魚類別生產量值3'!K18,'漁業生產量值-漁業種類別魚類別生產量值3'!M18)&#10;+SUM('漁業生產量值-漁業種類別魚類別生產量值4'!G18,'漁業生產量值-漁業種類別魚類別生產量值4'!I18,'漁業生產量值-漁業種類別魚類別生產量值4'!K18,'漁業生產量值-漁業種類別魚類別生產量值4'!M18,'漁業生產量值-漁業種類別魚類別生產量值4'!O18)&#10;+SUM('漁業生產量值-漁業種類別魚類別生產量值5'!K18,'漁業生產量值-漁業種類別魚類別生產量值5'!M18,'漁業生產量值-漁業種類別魚類別生產量值5'!O18)&#10;+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+SUM('漁業生產量值-漁業種類別魚類別生產量值7'!C18,'漁業生產量值-漁業種類別魚類別生產量值7'!E18,'漁業生產量值-漁業種類別魚類別生產量值7'!G18)&#10;+SUM('漁業生產量值-漁業種類別魚類別生產量值9'!I18,'漁業生產量值-漁業種類別魚類別生產量值9'!K18)&#10;+SUM('漁業生產量值-漁業種類別魚類別生產量值10'!G18)&#10;+SUM('漁業生產量值-漁業種類別魚類別生產量值11'!C18,'漁業生產量值-漁業種類別魚類別生產量值11'!E18,'漁業生產量值-漁業種類別魚類別生產量值11'!G18,'漁業生產量值-漁業種類別魚類別生產量值11'!I18,'漁業生產量值-漁業種類別魚類別生產量值11'!K18)&#10;+SUM('漁業生產量值-漁業種類別魚類別生產量值12'!G18)&#10;+SUM('漁業生產量值-漁業種類別魚類別生產量值14'!C18,'漁業生產量值-漁業種類別魚類別生產量值14'!O18)&#10;+SUM('漁業生產量值-漁業種類別魚類別生產量值15'!C18,'漁業生產量值-漁業種類別魚類別生產量值15'!E18,'漁業生產量值-漁業種類別魚類別生產量值15'!G18,'漁業生產量值-漁業種類別魚類別生產量值15'!I18)=0,&quot;-&quot;,&#10;SUM(G18,I18)&#10;+SUM('漁業生產量值-漁業種類別魚類別生產量值1'!E18,'漁業生產量值-漁業種類別魚類別生產量值1'!G18,'漁業生產量值-漁業種類別魚類別生產量值1'!I18)&#10;+SUM('漁業生產量值-漁業種類別魚類別生產量值2'!C18,'漁業生產量值-漁業種類別魚類別生產量值2'!E18,'漁業生產量值-漁業種類別魚類別生產量值2'!G18,'漁業生產量值-漁業種類別魚類別生產量值2'!I18)&#10;+SUM('漁業生產量值-漁業種類別魚類別生產量值3'!E18,'漁業生產量值-漁業種類別魚類別生產量值3'!I18,'漁業生產量值-漁業種類別魚類別生產量值3'!K18,'漁業生產量值-漁業種類別魚類別生產量值3'!M18)&#10;+SUM('漁業生產量值-漁業種類別魚類別生產量值4'!G18,'漁業生產量值-漁業種類別魚類別生產量值4'!I18,'漁業生產量值-漁業種類別魚類別生產量值4'!K18,'漁業生產量值-漁業種類別魚類別生產量值4'!M18,'漁業生產量值-漁業種類別魚類別生產量值4'!O18)&#10;+SUM('漁業生產量值-漁業種類別魚類別生產量值5'!K18,'漁業生產量值-漁業種類別魚類別生產量值5'!M18,'漁業生產量值-漁業種類別魚類別生產量值5'!O18)&#10;+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+SUM('漁業生產量值-漁業種類別魚類別生產量值7'!C18,'漁業生產量值-漁業種類別魚類別生產量值7'!E18,'漁業生產量值-漁業種類別魚類別生產量值7'!G18)&#10;+SUM('漁業生產量值-漁業種類別魚類別生產量值9'!I18,'漁業生產量值-漁業種類別魚類別生產量值9'!K18)&#10;+SUM('漁業生產量值-漁業種類別魚類別生產量值10'!G18)&#10;+SUM('漁業生產量值-漁業種類別魚類別生產量值11'!C18,'漁業生產量值-漁業種類別魚類別生產量值11'!E18,'漁業生產量值-漁業種類別魚類別生產量值11'!G18,'漁業生產量值-漁業種類別魚類別生產量值11'!I18,'漁業生產量值-漁業種類別魚類別生產量值11'!K18)&#10;+SUM('漁業生產量值-漁業種類別魚類別生產量值12'!G18)&#10;+SUM('漁業生產量值-漁業種類別魚類別生產量值14'!C18,'漁業生產量值-漁業種類別魚類別生產量值14'!O18)&#10;+SUM('漁業生產量值-漁業種類別魚類別生產量值15'!C18,'漁業生產量值-漁業種類別魚類別生產量值15'!E18,'漁業生產量值-漁業種類別魚類別生產量值15'!G18,'漁業生產量值-漁業種類別魚類別生產量值15'!I18)&#10;)" table:style-name="ce55">
            <text:p>5,890<text:s/></text:p>
          </table:table-cell>
          <table:table-cell office:value-type="float" office:value="193865.02696999998" table:formula="msoxl:=  IF(SUM(H18,J18)&#10;+SUM('漁業生產量值-漁業種類別魚類別生產量值1'!F18,'漁業生產量值-漁業種類別魚類別生產量值1'!H18,'漁業生產量值-漁業種類別魚類別生產量值1'!J18,'漁業生產量值-漁業種類別魚類別生產量值1'!P18)&#10;+SUM('漁業生產量值-漁業種類別魚類別生產量值2'!D18,'漁業生產量值-漁業種類別魚類別生產量值2'!F18,'漁業生產量值-漁業種類別魚類別生產量值2'!H18,'漁業生產量值-漁業種類別魚類別生產量值2'!J18)&#10;+SUM('漁業生產量值-漁業種類別魚類別生產量值3'!F18,'漁業生產量值-漁業種類別魚類別生產量值3'!J18,'漁業生產量值-漁業種類別魚類別生產量值3'!L18,'漁業生產量值-漁業種類別魚類別生產量值3'!N18)&#10;+SUM('漁業生產量值-漁業種類別魚類別生產量值4'!H18,'漁業生產量值-漁業種類別魚類別生產量值4'!J18,'漁業生產量值-漁業種類別魚類別生產量值4'!L18,'漁業生產量值-漁業種類別魚類別生產量值4'!N18,'漁業生產量值-漁業種類別魚類別生產量值4'!P18)&#10;+SUM('漁業生產量值-漁業種類別魚類別生產量值5'!L18,'漁業生產量值-漁業種類別魚類別生產量值5'!N18,'漁業生產量值-漁業種類別魚類別生產量值5'!P18)&#10;+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+SUM('漁業生產量值-漁業種類別魚類別生產量值7'!D18,'漁業生產量值-漁業種類別魚類別生產量值7'!F18,'漁業生產量值-漁業種類別魚類別生產量值7'!H18)&#10;+SUM('漁業生產量值-漁業種類別魚類別生產量值9'!J18,'漁業生產量值-漁業種類別魚類別生產量值9'!L18)&#10;+SUM('漁業生產量值-漁業種類別魚類別生產量值10'!H18)&#10;+SUM('漁業生產量值-漁業種類別魚類別生產量值11'!D18,'漁業生產量值-漁業種類別魚類別生產量值11'!F18,'漁業生產量值-漁業種類別魚類別生產量值11'!H18,'漁業生產量值-漁業種類別魚類別生產量值11'!J18,'漁業生產量值-漁業種類別魚類別生產量值11'!L18)&#10;+SUM('漁業生產量值-漁業種類別魚類別生產量值12'!H18)&#10;+SUM('漁業生產量值-漁業種類別魚類別生產量值14'!D18,'漁業生產量值-漁業種類別魚類別生產量值14'!P18)&#10;+SUM('漁業生產量值-漁業種類別魚類別生產量值15'!D18,'漁業生產量值-漁業種類別魚類別生產量值15'!F18,'漁業生產量值-漁業種類別魚類別生產量值15'!H18,'漁業生產量值-漁業種類別魚類別生產量值15'!J18)=0,&quot;-&quot;,&#10;SUM(H18,J18)&#10;+SUM('漁業生產量值-漁業種類別魚類別生產量值1'!F18,'漁業生產量值-漁業種類別魚類別生產量值1'!H18,'漁業生產量值-漁業種類別魚類別生產量值1'!J18,'漁業生產量值-漁業種類別魚類別生產量值1'!P18)&#10;+SUM('漁業生產量值-漁業種類別魚類別生產量值2'!D18,'漁業生產量值-漁業種類別魚類別生產量值2'!F18,'漁業生產量值-漁業種類別魚類別生產量值2'!H18,'漁業生產量值-漁業種類別魚類別生產量值2'!J18)&#10;+SUM('漁業生產量值-漁業種類別魚類別生產量值3'!F18,'漁業生產量值-漁業種類別魚類別生產量值3'!J18,'漁業生產量值-漁業種類別魚類別生產量值3'!L18,'漁業生產量值-漁業種類別魚類別生產量值3'!N18)&#10;+SUM('漁業生產量值-漁業種類別魚類別生產量值4'!H18,'漁業生產量值-漁業種類別魚類別生產量值4'!J18,'漁業生產量值-漁業種類別魚類別生產量值4'!L18,'漁業生產量值-漁業種類別魚類別生產量值4'!N18,'漁業生產量值-漁業種類別魚類別生產量值4'!P18)&#10;+SUM('漁業生產量值-漁業種類別魚類別生產量值5'!L18,'漁業生產量值-漁業種類別魚類別生產量值5'!N18,'漁業生產量值-漁業種類別魚類別生產量值5'!P18)&#10;+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+SUM('漁業生產量值-漁業種類別魚類別生產量值7'!D18,'漁業生產量值-漁業種類別魚類別生產量值7'!F18,'漁業生產量值-漁業種類別魚類別生產量值7'!H18)&#10;+SUM('漁業生產量值-漁業種類別魚類別生產量值9'!J18,'漁業生產量值-漁業種類別魚類別生產量值9'!L18)&#10;+SUM('漁業生產量值-漁業種類別魚類別生產量值10'!H18)&#10;+SUM('漁業生產量值-漁業種類別魚類別生產量值11'!D18,'漁業生產量值-漁業種類別魚類別生產量值11'!F18,'漁業生產量值-漁業種類別魚類別生產量值11'!H18,'漁業生產量值-漁業種類別魚類別生產量值11'!J18,'漁業生產量值-漁業種類別魚類別生產量值11'!L18)&#10;+SUM('漁業生產量值-漁業種類別魚類別生產量值12'!H18)&#10;+SUM('漁業生產量值-漁業種類別魚類別生產量值14'!D18,'漁業生產量值-漁業種類別魚類別生產量值14'!P18)&#10;+SUM('漁業生產量值-漁業種類別魚類別生產量值15'!D18,'漁業生產量值-漁業種類別魚類別生產量值15'!F18,'漁業生產量值-漁業種類別魚類別生產量值15'!H18,'漁業生產量值-漁業種類別魚類別生產量值15'!J18)&#10;)" table:style-name="ce55">
            <text:p>193,865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18,M18,O18,'漁業生產量值-漁業種類別魚類別生產量值1'!C18)=0,&quot;-&quot;,SUM(K18,M18,O18,'漁業生產量值-漁業種類別魚類別生產量值1'!C18))" table:style-name="ce55">
            <text:p>-</text:p>
          </table:table-cell>
          <table:table-cell office:value-type="string" office:string-value="-" table:formula="msoxl:=  IF(SUM(L18,N18,P18,'漁業生產量值-漁業種類別魚類別生產量值1'!D18)=0,&quot;-&quot;,SUM(L18,N18,P18,'漁業生產量值-漁業種類別魚類別生產量值1'!D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139929.19947999998" table:formula="msoxl:=  IF(SUM(C20:C35)=0,&quot;-&quot;,SUM(C20:C35))" table:style-name="ce52">
            <text:p>139,929<text:s/></text:p>
          </table:table-cell>
          <table:table-cell office:value-type="float" office:value="14274290.254039997" table:formula="msoxl:=  IF(SUM(D20:D35)=0,&quot;-&quot;,SUM(D20:D35))" table:style-name="ce52">
            <text:p>14,274,290<text:s/></text:p>
          </table:table-cell>
          <table:table-cell office:value-type="float" office:value="126617.5882" table:formula="msoxl:=  IF(SUM(E20:E35)=0,&quot;-&quot;,SUM(E20:E35))" table:style-name="ce52">
            <text:p>126,618<text:s/></text:p>
          </table:table-cell>
          <table:table-cell office:value-type="float" office:value="12921628.86915" table:formula="msoxl:=  IF(SUM(F20:F35)=0,&quot;-&quot;,SUM(F20:F35))" table:style-name="ce52">
            <text:p>12,921,629<text:s/></text:p>
          </table:table-cell>
          <table:table-cell office:value-type="float" office:value="4.9259999999999998E-2" table:formula="msoxl:=  IF(SUM(G20:G35)=0,&quot;-&quot;,SUM(G20:G35))" table:style-name="ce52">
            <text:p>0<text:s/></text:p>
          </table:table-cell>
          <table:table-cell office:value-type="float" office:value="5.27081" table:formula="msoxl:=  IF(SUM(H20:H35)=0,&quot;-&quot;,SUM(H20:H35))" table:style-name="ce52">
            <text:p>5<text:s/></text:p>
          </table:table-cell>
          <table:table-cell office:value-type="float" office:value="2.0150000000000001" table:formula="msoxl:=  IF(SUM(I20:I35)=0,&quot;-&quot;,SUM(I20:I35))" table:style-name="ce52">
            <text:p>2<text:s/></text:p>
          </table:table-cell>
          <table:table-cell office:value-type="float" office:value="322.39999999999998" table:formula="msoxl:=  IF(SUM(J20:J35)=0,&quot;-&quot;,SUM(J20:J35))" table:style-name="ce52">
            <text:p>322<text:s/>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52">
            <text:p>-</text:p>
          </table:table-cell>
          <table:table-cell office:value-type="string" office:string-value="-" table:formula="msoxl:=  IF(SUM(M20:M35)=0,&quot;-&quot;,SUM(M20:M35))" table:style-name="ce52">
            <text:p>-</text:p>
          </table:table-cell>
          <table:table-cell office:value-type="string" office:string-value="-" table:formula="msoxl:=  IF(SUM(N20:N35)=0,&quot;-&quot;,SUM(N20:N35))" table:style-name="ce52">
            <text:p>-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float" office:value="88.40549" table:style-name="ce59">
            <text:p>88<text:s/></text:p>
          </table:table-cell>
          <table:table-cell office:value-type="float" office:value="2953.0403299999998" table:style-name="ce59">
            <text:p>2,953<text:s/></text:p>
          </table:table-cell>
          <table:table-cell office:value-type="float" office:value="88.40549" table:formula="msoxl:=  IF(SUM(G20,I20)&#10;+SUM('漁業生產量值-漁業種類別魚類別生產量值1'!E20,'漁業生產量值-漁業種類別魚類別生產量值1'!G20,'漁業生產量值-漁業種類別魚類別生產量值1'!I20)&#10;+SUM('漁業生產量值-漁業種類別魚類別生產量值2'!C20,'漁業生產量值-漁業種類別魚類別生產量值2'!E20,'漁業生產量值-漁業種類別魚類別生產量值2'!G20,'漁業生產量值-漁業種類別魚類別生產量值2'!I20)&#10;+SUM('漁業生產量值-漁業種類別魚類別生產量值3'!E20,'漁業生產量值-漁業種類別魚類別生產量值3'!I20,'漁業生產量值-漁業種類別魚類別生產量值3'!K20,'漁業生產量值-漁業種類別魚類別生產量值3'!M20)&#10;+SUM('漁業生產量值-漁業種類別魚類別生產量值4'!G20,'漁業生產量值-漁業種類別魚類別生產量值4'!I20,'漁業生產量值-漁業種類別魚類別生產量值4'!K20,'漁業生產量值-漁業種類別魚類別生產量值4'!M20,'漁業生產量值-漁業種類別魚類別生產量值4'!O20)&#10;+SUM('漁業生產量值-漁業種類別魚類別生產量值5'!K20,'漁業生產量值-漁業種類別魚類別生產量值5'!M20,'漁業生產量值-漁業種類別魚類別生產量值5'!O20)&#10;+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+SUM('漁業生產量值-漁業種類別魚類別生產量值7'!C20,'漁業生產量值-漁業種類別魚類別生產量值7'!E20,'漁業生產量值-漁業種類別魚類別生產量值7'!G20)&#10;+SUM('漁業生產量值-漁業種類別魚類別生產量值9'!I20,'漁業生產量值-漁業種類別魚類別生產量值9'!K20)&#10;+SUM('漁業生產量值-漁業種類別魚類別生產量值10'!G20)&#10;+SUM('漁業生產量值-漁業種類別魚類別生產量值11'!C20,'漁業生產量值-漁業種類別魚類別生產量值11'!E20,'漁業生產量值-漁業種類別魚類別生產量值11'!G20,'漁業生產量值-漁業種類別魚類別生產量值11'!I20,'漁業生產量值-漁業種類別魚類別生產量值11'!K20)&#10;+SUM('漁業生產量值-漁業種類別魚類別生產量值12'!G20)&#10;+SUM('漁業生產量值-漁業種類別魚類別生產量值14'!C20,'漁業生產量值-漁業種類別魚類別生產量值14'!O20)&#10;+SUM('漁業生產量值-漁業種類別魚類別生產量值15'!C20,'漁業生產量值-漁業種類別魚類別生產量值15'!E20,'漁業生產量值-漁業種類別魚類別生產量值15'!G20,'漁業生產量值-漁業種類別魚類別生產量值15'!I20)=0,&quot;-&quot;,&#10;SUM(G20,I20)&#10;+SUM('漁業生產量值-漁業種類別魚類別生產量值1'!E20,'漁業生產量值-漁業種類別魚類別生產量值1'!G20,'漁業生產量值-漁業種類別魚類別生產量值1'!I20)&#10;+SUM('漁業生產量值-漁業種類別魚類別生產量值2'!C20,'漁業生產量值-漁業種類別魚類別生產量值2'!E20,'漁業生產量值-漁業種類別魚類別生產量值2'!G20,'漁業生產量值-漁業種類別魚類別生產量值2'!I20)&#10;+SUM('漁業生產量值-漁業種類別魚類別生產量值3'!E20,'漁業生產量值-漁業種類別魚類別生產量值3'!I20,'漁業生產量值-漁業種類別魚類別生產量值3'!K20,'漁業生產量值-漁業種類別魚類別生產量值3'!M20)&#10;+SUM('漁業生產量值-漁業種類別魚類別生產量值4'!G20,'漁業生產量值-漁業種類別魚類別生產量值4'!I20,'漁業生產量值-漁業種類別魚類別生產量值4'!K20,'漁業生產量值-漁業種類別魚類別生產量值4'!M20,'漁業生產量值-漁業種類別魚類別生產量值4'!O20)&#10;+SUM('漁業生產量值-漁業種類別魚類別生產量值5'!K20,'漁業生產量值-漁業種類別魚類別生產量值5'!M20,'漁業生產量值-漁業種類別魚類別生產量值5'!O20)&#10;+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+SUM('漁業生產量值-漁業種類別魚類別生產量值7'!C20,'漁業生產量值-漁業種類別魚類別生產量值7'!E20,'漁業生產量值-漁業種類別魚類別生產量值7'!G20)&#10;+SUM('漁業生產量值-漁業種類別魚類別生產量值9'!I20,'漁業生產量值-漁業種類別魚類別生產量值9'!K20)&#10;+SUM('漁業生產量值-漁業種類別魚類別生產量值10'!G20)&#10;+SUM('漁業生產量值-漁業種類別魚類別生產量值11'!C20,'漁業生產量值-漁業種類別魚類別生產量值11'!E20,'漁業生產量值-漁業種類別魚類別生產量值11'!G20,'漁業生產量值-漁業種類別魚類別生產量值11'!I20,'漁業生產量值-漁業種類別魚類別生產量值11'!K20)&#10;+SUM('漁業生產量值-漁業種類別魚類別生產量值12'!G20)&#10;+SUM('漁業生產量值-漁業種類別魚類別生產量值14'!C20,'漁業生產量值-漁業種類別魚類別生產量值14'!O20)&#10;+SUM('漁業生產量值-漁業種類別魚類別生產量值15'!C20,'漁業生產量值-漁業種類別魚類別生產量值15'!E20,'漁業生產量值-漁業種類別魚類別生產量值15'!G20,'漁業生產量值-漁業種類別魚類別生產量值15'!I20)&#10;)" table:style-name="ce55">
            <text:p>88<text:s/></text:p>
          </table:table-cell>
          <table:table-cell office:value-type="float" office:value="2953.0403299999998" table:formula="msoxl:=  IF(SUM(H20,J20)&#10;+SUM('漁業生產量值-漁業種類別魚類別生產量值1'!F20,'漁業生產量值-漁業種類別魚類別生產量值1'!H20,'漁業生產量值-漁業種類別魚類別生產量值1'!J20,'漁業生產量值-漁業種類別魚類別生產量值1'!P20)&#10;+SUM('漁業生產量值-漁業種類別魚類別生產量值2'!D20,'漁業生產量值-漁業種類別魚類別生產量值2'!F20,'漁業生產量值-漁業種類別魚類別生產量值2'!H20,'漁業生產量值-漁業種類別魚類別生產量值2'!J20)&#10;+SUM('漁業生產量值-漁業種類別魚類別生產量值3'!F20,'漁業生產量值-漁業種類別魚類別生產量值3'!J20,'漁業生產量值-漁業種類別魚類別生產量值3'!L20,'漁業生產量值-漁業種類別魚類別生產量值3'!N20)&#10;+SUM('漁業生產量值-漁業種類別魚類別生產量值4'!H20,'漁業生產量值-漁業種類別魚類別生產量值4'!J20,'漁業生產量值-漁業種類別魚類別生產量值4'!L20,'漁業生產量值-漁業種類別魚類別生產量值4'!N20,'漁業生產量值-漁業種類別魚類別生產量值4'!P20)&#10;+SUM('漁業生產量值-漁業種類別魚類別生產量值5'!L20,'漁業生產量值-漁業種類別魚類別生產量值5'!N20,'漁業生產量值-漁業種類別魚類別生產量值5'!P20)&#10;+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+SUM('漁業生產量值-漁業種類別魚類別生產量值7'!D20,'漁業生產量值-漁業種類別魚類別生產量值7'!F20,'漁業生產量值-漁業種類別魚類別生產量值7'!H20)&#10;+SUM('漁業生產量值-漁業種類別魚類別生產量值9'!J20,'漁業生產量值-漁業種類別魚類別生產量值9'!L20)&#10;+SUM('漁業生產量值-漁業種類別魚類別生產量值10'!H20)&#10;+SUM('漁業生產量值-漁業種類別魚類別生產量值11'!D20,'漁業生產量值-漁業種類別魚類別生產量值11'!F20,'漁業生產量值-漁業種類別魚類別生產量值11'!H20,'漁業生產量值-漁業種類別魚類別生產量值11'!J20,'漁業生產量值-漁業種類別魚類別生產量值11'!L20)&#10;+SUM('漁業生產量值-漁業種類別魚類別生產量值12'!H20)&#10;+SUM('漁業生產量值-漁業種類別魚類別生產量值14'!D20,'漁業生產量值-漁業種類別魚類別生產量值14'!P20)&#10;+SUM('漁業生產量值-漁業種類別魚類別生產量值15'!D20,'漁業生產量值-漁業種類別魚類別生產量值15'!F20,'漁業生產量值-漁業種類別魚類別生產量值15'!H20,'漁業生產量值-漁業種類別魚類別生產量值15'!J20)=0,&quot;-&quot;,&#10;SUM(H20,J20)&#10;+SUM('漁業生產量值-漁業種類別魚類別生產量值1'!F20,'漁業生產量值-漁業種類別魚類別生產量值1'!H20,'漁業生產量值-漁業種類別魚類別生產量值1'!J20,'漁業生產量值-漁業種類別魚類別生產量值1'!P20)&#10;+SUM('漁業生產量值-漁業種類別魚類別生產量值2'!D20,'漁業生產量值-漁業種類別魚類別生產量值2'!F20,'漁業生產量值-漁業種類別魚類別生產量值2'!H20,'漁業生產量值-漁業種類別魚類別生產量值2'!J20)&#10;+SUM('漁業生產量值-漁業種類別魚類別生產量值3'!F20,'漁業生產量值-漁業種類別魚類別生產量值3'!J20,'漁業生產量值-漁業種類別魚類別生產量值3'!L20,'漁業生產量值-漁業種類別魚類別生產量值3'!N20)&#10;+SUM('漁業生產量值-漁業種類別魚類別生產量值4'!H20,'漁業生產量值-漁業種類別魚類別生產量值4'!J20,'漁業生產量值-漁業種類別魚類別生產量值4'!L20,'漁業生產量值-漁業種類別魚類別生產量值4'!N20,'漁業生產量值-漁業種類別魚類別生產量值4'!P20)&#10;+SUM('漁業生產量值-漁業種類別魚類別生產量值5'!L20,'漁業生產量值-漁業種類別魚類別生產量值5'!N20,'漁業生產量值-漁業種類別魚類別生產量值5'!P20)&#10;+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+SUM('漁業生產量值-漁業種類別魚類別生產量值7'!D20,'漁業生產量值-漁業種類別魚類別生產量值7'!F20,'漁業生產量值-漁業種類別魚類別生產量值7'!H20)&#10;+SUM('漁業生產量值-漁業種類別魚類別生產量值9'!J20,'漁業生產量值-漁業種類別魚類別生產量值9'!L20)&#10;+SUM('漁業生產量值-漁業種類別魚類別生產量值10'!H20)&#10;+SUM('漁業生產量值-漁業種類別魚類別生產量值11'!D20,'漁業生產量值-漁業種類別魚類別生產量值11'!F20,'漁業生產量值-漁業種類別魚類別生產量值11'!H20,'漁業生產量值-漁業種類別魚類別生產量值11'!J20,'漁業生產量值-漁業種類別魚類別生產量值11'!L20)&#10;+SUM('漁業生產量值-漁業種類別魚類別生產量值12'!H20)&#10;+SUM('漁業生產量值-漁業種類別魚類別生產量值14'!D20,'漁業生產量值-漁業種類別魚類別生產量值14'!P20)&#10;+SUM('漁業生產量值-漁業種類別魚類別生產量值15'!D20,'漁業生產量值-漁業種類別魚類別生產量值15'!F20,'漁業生產量值-漁業種類別魚類別生產量值15'!H20,'漁業生產量值-漁業種類別魚類別生產量值15'!J20)&#10;)" table:style-name="ce55">
            <text:p>2,953<text:s/>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K20,M20,O20,'漁業生產量值-漁業種類別魚類別生產量值1'!C20)=0,&quot;-&quot;,SUM(K20,M20,O20,'漁業生產量值-漁業種類別魚類別生產量值1'!C20))" table:style-name="ce55">
            <text:p>-</text:p>
          </table:table-cell>
          <table:table-cell office:value-type="string" office:string-value="-" table:formula="msoxl:=  IF(SUM(L20,N20,P20,'漁業生產量值-漁業種類別魚類別生產量值1'!D20)=0,&quot;-&quot;,SUM(L20,N20,P20,'漁業生產量值-漁業種類別魚類別生產量值1'!D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1,I21)&#10;+SUM('漁業生產量值-漁業種類別魚類別生產量值1'!E21,'漁業生產量值-漁業種類別魚類別生產量值1'!G21,'漁業生產量值-漁業種類別魚類別生產量值1'!I21)&#10;+SUM('漁業生產量值-漁業種類別魚類別生產量值2'!C21,'漁業生產量值-漁業種類別魚類別生產量值2'!E21,'漁業生產量值-漁業種類別魚類別生產量值2'!G21,'漁業生產量值-漁業種類別魚類別生產量值2'!I21)&#10;+SUM('漁業生產量值-漁業種類別魚類別生產量值3'!E21,'漁業生產量值-漁業種類別魚類別生產量值3'!I21,'漁業生產量值-漁業種類別魚類別生產量值3'!K21,'漁業生產量值-漁業種類別魚類別生產量值3'!M21)&#10;+SUM('漁業生產量值-漁業種類別魚類別生產量值4'!G21,'漁業生產量值-漁業種類別魚類別生產量值4'!I21,'漁業生產量值-漁業種類別魚類別生產量值4'!K21,'漁業生產量值-漁業種類別魚類別生產量值4'!M21,'漁業生產量值-漁業種類別魚類別生產量值4'!O21)&#10;+SUM('漁業生產量值-漁業種類別魚類別生產量值5'!K21,'漁業生產量值-漁業種類別魚類別生產量值5'!M21,'漁業生產量值-漁業種類別魚類別生產量值5'!O21)&#10;+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+SUM('漁業生產量值-漁業種類別魚類別生產量值7'!C21,'漁業生產量值-漁業種類別魚類別生產量值7'!E21,'漁業生產量值-漁業種類別魚類別生產量值7'!G21)&#10;+SUM('漁業生產量值-漁業種類別魚類別生產量值9'!I21,'漁業生產量值-漁業種類別魚類別生產量值9'!K21)&#10;+SUM('漁業生產量值-漁業種類別魚類別生產量值10'!G21)&#10;+SUM('漁業生產量值-漁業種類別魚類別生產量值11'!C21,'漁業生產量值-漁業種類別魚類別生產量值11'!E21,'漁業生產量值-漁業種類別魚類別生產量值11'!G21,'漁業生產量值-漁業種類別魚類別生產量值11'!I21,'漁業生產量值-漁業種類別魚類別生產量值11'!K21)&#10;+SUM('漁業生產量值-漁業種類別魚類別生產量值12'!G21)&#10;+SUM('漁業生產量值-漁業種類別魚類別生產量值14'!C21,'漁業生產量值-漁業種類別魚類別生產量值14'!O21)&#10;+SUM('漁業生產量值-漁業種類別魚類別生產量值15'!C21,'漁業生產量值-漁業種類別魚類別生產量值15'!E21,'漁業生產量值-漁業種類別魚類別生產量值15'!G21,'漁業生產量值-漁業種類別魚類別生產量值15'!I21)=0,&quot;-&quot;,&#10;SUM(G21,I21)&#10;+SUM('漁業生產量值-漁業種類別魚類別生產量值1'!E21,'漁業生產量值-漁業種類別魚類別生產量值1'!G21,'漁業生產量值-漁業種類別魚類別生產量值1'!I21)&#10;+SUM('漁業生產量值-漁業種類別魚類別生產量值2'!C21,'漁業生產量值-漁業種類別魚類別生產量值2'!E21,'漁業生產量值-漁業種類別魚類別生產量值2'!G21,'漁業生產量值-漁業種類別魚類別生產量值2'!I21)&#10;+SUM('漁業生產量值-漁業種類別魚類別生產量值3'!E21,'漁業生產量值-漁業種類別魚類別生產量值3'!I21,'漁業生產量值-漁業種類別魚類別生產量值3'!K21,'漁業生產量值-漁業種類別魚類別生產量值3'!M21)&#10;+SUM('漁業生產量值-漁業種類別魚類別生產量值4'!G21,'漁業生產量值-漁業種類別魚類別生產量值4'!I21,'漁業生產量值-漁業種類別魚類別生產量值4'!K21,'漁業生產量值-漁業種類別魚類別生產量值4'!M21,'漁業生產量值-漁業種類別魚類別生產量值4'!O21)&#10;+SUM('漁業生產量值-漁業種類別魚類別生產量值5'!K21,'漁業生產量值-漁業種類別魚類別生產量值5'!M21,'漁業生產量值-漁業種類別魚類別生產量值5'!O21)&#10;+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+SUM('漁業生產量值-漁業種類別魚類別生產量值7'!C21,'漁業生產量值-漁業種類別魚類別生產量值7'!E21,'漁業生產量值-漁業種類別魚類別生產量值7'!G21)&#10;+SUM('漁業生產量值-漁業種類別魚類別生產量值9'!I21,'漁業生產量值-漁業種類別魚類別生產量值9'!K21)&#10;+SUM('漁業生產量值-漁業種類別魚類別生產量值10'!G21)&#10;+SUM('漁業生產量值-漁業種類別魚類別生產量值11'!C21,'漁業生產量值-漁業種類別魚類別生產量值11'!E21,'漁業生產量值-漁業種類別魚類別生產量值11'!G21,'漁業生產量值-漁業種類別魚類別生產量值11'!I21,'漁業生產量值-漁業種類別魚類別生產量值11'!K21)&#10;+SUM('漁業生產量值-漁業種類別魚類別生產量值12'!G21)&#10;+SUM('漁業生產量值-漁業種類別魚類別生產量值14'!C21,'漁業生產量值-漁業種類別魚類別生產量值14'!O21)&#10;+SUM('漁業生產量值-漁業種類別魚類別生產量值15'!C21,'漁業生產量值-漁業種類別魚類別生產量值15'!E21,'漁業生產量值-漁業種類別魚類別生產量值15'!G21,'漁業生產量值-漁業種類別魚類別生產量值15'!I21)&#10;)" table:style-name="ce55">
            <text:p>-</text:p>
          </table:table-cell>
          <table:table-cell office:value-type="string" office:string-value="-" table:formula="msoxl:=  IF(SUM(H21,J21)&#10;+SUM('漁業生產量值-漁業種類別魚類別生產量值1'!F21,'漁業生產量值-漁業種類別魚類別生產量值1'!H21,'漁業生產量值-漁業種類別魚類別生產量值1'!J21,'漁業生產量值-漁業種類別魚類別生產量值1'!P21)&#10;+SUM('漁業生產量值-漁業種類別魚類別生產量值2'!D21,'漁業生產量值-漁業種類別魚類別生產量值2'!F21,'漁業生產量值-漁業種類別魚類別生產量值2'!H21,'漁業生產量值-漁業種類別魚類別生產量值2'!J21)&#10;+SUM('漁業生產量值-漁業種類別魚類別生產量值3'!F21,'漁業生產量值-漁業種類別魚類別生產量值3'!J21,'漁業生產量值-漁業種類別魚類別生產量值3'!L21,'漁業生產量值-漁業種類別魚類別生產量值3'!N21)&#10;+SUM('漁業生產量值-漁業種類別魚類別生產量值4'!H21,'漁業生產量值-漁業種類別魚類別生產量值4'!J21,'漁業生產量值-漁業種類別魚類別生產量值4'!L21,'漁業生產量值-漁業種類別魚類別生產量值4'!N21,'漁業生產量值-漁業種類別魚類別生產量值4'!P21)&#10;+SUM('漁業生產量值-漁業種類別魚類別生產量值5'!L21,'漁業生產量值-漁業種類別魚類別生產量值5'!N21,'漁業生產量值-漁業種類別魚類別生產量值5'!P21)&#10;+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+SUM('漁業生產量值-漁業種類別魚類別生產量值7'!D21,'漁業生產量值-漁業種類別魚類別生產量值7'!F21,'漁業生產量值-漁業種類別魚類別生產量值7'!H21)&#10;+SUM('漁業生產量值-漁業種類別魚類別生產量值9'!J21,'漁業生產量值-漁業種類別魚類別生產量值9'!L21)&#10;+SUM('漁業生產量值-漁業種類別魚類別生產量值10'!H21)&#10;+SUM('漁業生產量值-漁業種類別魚類別生產量值11'!D21,'漁業生產量值-漁業種類別魚類別生產量值11'!F21,'漁業生產量值-漁業種類別魚類別生產量值11'!H21,'漁業生產量值-漁業種類別魚類別生產量值11'!J21,'漁業生產量值-漁業種類別魚類別生產量值11'!L21)&#10;+SUM('漁業生產量值-漁業種類別魚類別生產量值12'!H21)&#10;+SUM('漁業生產量值-漁業種類別魚類別生產量值14'!D21,'漁業生產量值-漁業種類別魚類別生產量值14'!P21)&#10;+SUM('漁業生產量值-漁業種類別魚類別生產量值15'!D21,'漁業生產量值-漁業種類別魚類別生產量值15'!F21,'漁業生產量值-漁業種類別魚類別生產量值15'!H21,'漁業生產量值-漁業種類別魚類別生產量值15'!J21)=0,&quot;-&quot;,&#10;SUM(H21,J21)&#10;+SUM('漁業生產量值-漁業種類別魚類別生產量值1'!F21,'漁業生產量值-漁業種類別魚類別生產量值1'!H21,'漁業生產量值-漁業種類別魚類別生產量值1'!J21,'漁業生產量值-漁業種類別魚類別生產量值1'!P21)&#10;+SUM('漁業生產量值-漁業種類別魚類別生產量值2'!D21,'漁業生產量值-漁業種類別魚類別生產量值2'!F21,'漁業生產量值-漁業種類別魚類別生產量值2'!H21,'漁業生產量值-漁業種類別魚類別生產量值2'!J21)&#10;+SUM('漁業生產量值-漁業種類別魚類別生產量值3'!F21,'漁業生產量值-漁業種類別魚類別生產量值3'!J21,'漁業生產量值-漁業種類別魚類別生產量值3'!L21,'漁業生產量值-漁業種類別魚類別生產量值3'!N21)&#10;+SUM('漁業生產量值-漁業種類別魚類別生產量值4'!H21,'漁業生產量值-漁業種類別魚類別生產量值4'!J21,'漁業生產量值-漁業種類別魚類別生產量值4'!L21,'漁業生產量值-漁業種類別魚類別生產量值4'!N21,'漁業生產量值-漁業種類別魚類別生產量值4'!P21)&#10;+SUM('漁業生產量值-漁業種類別魚類別生產量值5'!L21,'漁業生產量值-漁業種類別魚類別生產量值5'!N21,'漁業生產量值-漁業種類別魚類別生產量值5'!P21)&#10;+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+SUM('漁業生產量值-漁業種類別魚類別生產量值7'!D21,'漁業生產量值-漁業種類別魚類別生產量值7'!F21,'漁業生產量值-漁業種類別魚類別生產量值7'!H21)&#10;+SUM('漁業生產量值-漁業種類別魚類別生產量值9'!J21,'漁業生產量值-漁業種類別魚類別生產量值9'!L21)&#10;+SUM('漁業生產量值-漁業種類別魚類別生產量值10'!H21)&#10;+SUM('漁業生產量值-漁業種類別魚類別生產量值11'!D21,'漁業生產量值-漁業種類別魚類別生產量值11'!F21,'漁業生產量值-漁業種類別魚類別生產量值11'!H21,'漁業生產量值-漁業種類別魚類別生產量值11'!J21,'漁業生產量值-漁業種類別魚類別生產量值11'!L21)&#10;+SUM('漁業生產量值-漁業種類別魚類別生產量值12'!H21)&#10;+SUM('漁業生產量值-漁業種類別魚類別生產量值14'!D21,'漁業生產量值-漁業種類別魚類別生產量值14'!P21)&#10;+SUM('漁業生產量值-漁業種類別魚類別生產量值15'!D21,'漁業生產量值-漁業種類別魚類別生產量值15'!F21,'漁業生產量值-漁業種類別魚類別生產量值15'!H21,'漁業生產量值-漁業種類別魚類別生產量值15'!J21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1,M21,O21,'漁業生產量值-漁業種類別魚類別生產量值1'!C21)=0,&quot;-&quot;,SUM(K21,M21,O21,'漁業生產量值-漁業種類別魚類別生產量值1'!C21))" table:style-name="ce55">
            <text:p>-</text:p>
          </table:table-cell>
          <table:table-cell office:value-type="string" office:string-value="-" table:formula="msoxl:=  IF(SUM(L21,N21,P21,'漁業生產量值-漁業種類別魚類別生產量值1'!D21)=0,&quot;-&quot;,SUM(L21,N21,P21,'漁業生產量值-漁業種類別魚類別生產量值1'!D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float" office:value="4375.49" table:style-name="ce55">
            <text:p>4,375<text:s/></text:p>
          </table:table-cell>
          <table:table-cell office:value-type="float" office:value="454719.42486000003" table:style-name="ce55">
            <text:p>454,719<text:s/></text:p>
          </table:table-cell>
          <table:table-cell office:value-type="float" office:value="4262.17" table:formula="msoxl:=  IF(SUM(G22,I22)&#10;+SUM('漁業生產量值-漁業種類別魚類別生產量值1'!E22,'漁業生產量值-漁業種類別魚類別生產量值1'!G22,'漁業生產量值-漁業種類別魚類別生產量值1'!I22)&#10;+SUM('漁業生產量值-漁業種類別魚類別生產量值2'!C22,'漁業生產量值-漁業種類別魚類別生產量值2'!E22,'漁業生產量值-漁業種類別魚類別生產量值2'!G22,'漁業生產量值-漁業種類別魚類別生產量值2'!I22)&#10;+SUM('漁業生產量值-漁業種類別魚類別生產量值3'!E22,'漁業生產量值-漁業種類別魚類別生產量值3'!I22,'漁業生產量值-漁業種類別魚類別生產量值3'!K22,'漁業生產量值-漁業種類別魚類別生產量值3'!M22)&#10;+SUM('漁業生產量值-漁業種類別魚類別生產量值4'!G22,'漁業生產量值-漁業種類別魚類別生產量值4'!I22,'漁業生產量值-漁業種類別魚類別生產量值4'!K22,'漁業生產量值-漁業種類別魚類別生產量值4'!M22,'漁業生產量值-漁業種類別魚類別生產量值4'!O22)&#10;+SUM('漁業生產量值-漁業種類別魚類別生產量值5'!K22,'漁業生產量值-漁業種類別魚類別生產量值5'!M22,'漁業生產量值-漁業種類別魚類別生產量值5'!O22)&#10;+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+SUM('漁業生產量值-漁業種類別魚類別生產量值7'!C22,'漁業生產量值-漁業種類別魚類別生產量值7'!E22,'漁業生產量值-漁業種類別魚類別生產量值7'!G22)&#10;+SUM('漁業生產量值-漁業種類別魚類別生產量值9'!I22,'漁業生產量值-漁業種類別魚類別生產量值9'!K22)&#10;+SUM('漁業生產量值-漁業種類別魚類別生產量值10'!G22)&#10;+SUM('漁業生產量值-漁業種類別魚類別生產量值11'!C22,'漁業生產量值-漁業種類別魚類別生產量值11'!E22,'漁業生產量值-漁業種類別魚類別生產量值11'!G22,'漁業生產量值-漁業種類別魚類別生產量值11'!I22,'漁業生產量值-漁業種類別魚類別生產量值11'!K22)&#10;+SUM('漁業生產量值-漁業種類別魚類別生產量值12'!G22)&#10;+SUM('漁業生產量值-漁業種類別魚類別生產量值14'!C22,'漁業生產量值-漁業種類別魚類別生產量值14'!O22)&#10;+SUM('漁業生產量值-漁業種類別魚類別生產量值15'!C22,'漁業生產量值-漁業種類別魚類別生產量值15'!E22,'漁業生產量值-漁業種類別魚類別生產量值15'!G22,'漁業生產量值-漁業種類別魚類別生產量值15'!I22)=0,&quot;-&quot;,&#10;SUM(G22,I22)&#10;+SUM('漁業生產量值-漁業種類別魚類別生產量值1'!E22,'漁業生產量值-漁業種類別魚類別生產量值1'!G22,'漁業生產量值-漁業種類別魚類別生產量值1'!I22)&#10;+SUM('漁業生產量值-漁業種類別魚類別生產量值2'!C22,'漁業生產量值-漁業種類別魚類別生產量值2'!E22,'漁業生產量值-漁業種類別魚類別生產量值2'!G22,'漁業生產量值-漁業種類別魚類別生產量值2'!I22)&#10;+SUM('漁業生產量值-漁業種類別魚類別生產量值3'!E22,'漁業生產量值-漁業種類別魚類別生產量值3'!I22,'漁業生產量值-漁業種類別魚類別生產量值3'!K22,'漁業生產量值-漁業種類別魚類別生產量值3'!M22)&#10;+SUM('漁業生產量值-漁業種類別魚類別生產量值4'!G22,'漁業生產量值-漁業種類別魚類別生產量值4'!I22,'漁業生產量值-漁業種類別魚類別生產量值4'!K22,'漁業生產量值-漁業種類別魚類別生產量值4'!M22,'漁業生產量值-漁業種類別魚類別生產量值4'!O22)&#10;+SUM('漁業生產量值-漁業種類別魚類別生產量值5'!K22,'漁業生產量值-漁業種類別魚類別生產量值5'!M22,'漁業生產量值-漁業種類別魚類別生產量值5'!O22)&#10;+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+SUM('漁業生產量值-漁業種類別魚類別生產量值7'!C22,'漁業生產量值-漁業種類別魚類別生產量值7'!E22,'漁業生產量值-漁業種類別魚類別生產量值7'!G22)&#10;+SUM('漁業生產量值-漁業種類別魚類別生產量值9'!I22,'漁業生產量值-漁業種類別魚類別生產量值9'!K22)&#10;+SUM('漁業生產量值-漁業種類別魚類別生產量值10'!G22)&#10;+SUM('漁業生產量值-漁業種類別魚類別生產量值11'!C22,'漁業生產量值-漁業種類別魚類別生產量值11'!E22,'漁業生產量值-漁業種類別魚類別生產量值11'!G22,'漁業生產量值-漁業種類別魚類別生產量值11'!I22,'漁業生產量值-漁業種類別魚類別生產量值11'!K22)&#10;+SUM('漁業生產量值-漁業種類別魚類別生產量值12'!G22)&#10;+SUM('漁業生產量值-漁業種類別魚類別生產量值14'!C22,'漁業生產量值-漁業種類別魚類別生產量值14'!O22)&#10;+SUM('漁業生產量值-漁業種類別魚類別生產量值15'!C22,'漁業生產量值-漁業種類別魚類別生產量值15'!E22,'漁業生產量值-漁業種類別魚類別生產量值15'!G22,'漁業生產量值-漁業種類別魚類別生產量值15'!I22)&#10;)" table:style-name="ce55">
            <text:p>4,262<text:s/></text:p>
          </table:table-cell>
          <table:table-cell office:value-type="float" office:value="452262.57485999999" table:formula="msoxl:=  IF(SUM(H22,J22)&#10;+SUM('漁業生產量值-漁業種類別魚類別生產量值1'!F22,'漁業生產量值-漁業種類別魚類別生產量值1'!H22,'漁業生產量值-漁業種類別魚類別生產量值1'!J22,'漁業生產量值-漁業種類別魚類別生產量值1'!P22)&#10;+SUM('漁業生產量值-漁業種類別魚類別生產量值2'!D22,'漁業生產量值-漁業種類別魚類別生產量值2'!F22,'漁業生產量值-漁業種類別魚類別生產量值2'!H22,'漁業生產量值-漁業種類別魚類別生產量值2'!J22)&#10;+SUM('漁業生產量值-漁業種類別魚類別生產量值3'!F22,'漁業生產量值-漁業種類別魚類別生產量值3'!J22,'漁業生產量值-漁業種類別魚類別生產量值3'!L22,'漁業生產量值-漁業種類別魚類別生產量值3'!N22)&#10;+SUM('漁業生產量值-漁業種類別魚類別生產量值4'!H22,'漁業生產量值-漁業種類別魚類別生產量值4'!J22,'漁業生產量值-漁業種類別魚類別生產量值4'!L22,'漁業生產量值-漁業種類別魚類別生產量值4'!N22,'漁業生產量值-漁業種類別魚類別生產量值4'!P22)&#10;+SUM('漁業生產量值-漁業種類別魚類別生產量值5'!L22,'漁業生產量值-漁業種類別魚類別生產量值5'!N22,'漁業生產量值-漁業種類別魚類別生產量值5'!P22)&#10;+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+SUM('漁業生產量值-漁業種類別魚類別生產量值7'!D22,'漁業生產量值-漁業種類別魚類別生產量值7'!F22,'漁業生產量值-漁業種類別魚類別生產量值7'!H22)&#10;+SUM('漁業生產量值-漁業種類別魚類別生產量值9'!J22,'漁業生產量值-漁業種類別魚類別生產量值9'!L22)&#10;+SUM('漁業生產量值-漁業種類別魚類別生產量值10'!H22)&#10;+SUM('漁業生產量值-漁業種類別魚類別生產量值11'!D22,'漁業生產量值-漁業種類別魚類別生產量值11'!F22,'漁業生產量值-漁業種類別魚類別生產量值11'!H22,'漁業生產量值-漁業種類別魚類別生產量值11'!J22,'漁業生產量值-漁業種類別魚類別生產量值11'!L22)&#10;+SUM('漁業生產量值-漁業種類別魚類別生產量值12'!H22)&#10;+SUM('漁業生產量值-漁業種類別魚類別生產量值14'!D22,'漁業生產量值-漁業種類別魚類別生產量值14'!P22)&#10;+SUM('漁業生產量值-漁業種類別魚類別生產量值15'!D22,'漁業生產量值-漁業種類別魚類別生產量值15'!F22,'漁業生產量值-漁業種類別魚類別生產量值15'!H22,'漁業生產量值-漁業種類別魚類別生產量值15'!J22)=0,&quot;-&quot;,&#10;SUM(H22,J22)&#10;+SUM('漁業生產量值-漁業種類別魚類別生產量值1'!F22,'漁業生產量值-漁業種類別魚類別生產量值1'!H22,'漁業生產量值-漁業種類別魚類別生產量值1'!J22,'漁業生產量值-漁業種類別魚類別生產量值1'!P22)&#10;+SUM('漁業生產量值-漁業種類別魚類別生產量值2'!D22,'漁業生產量值-漁業種類別魚類別生產量值2'!F22,'漁業生產量值-漁業種類別魚類別生產量值2'!H22,'漁業生產量值-漁業種類別魚類別生產量值2'!J22)&#10;+SUM('漁業生產量值-漁業種類別魚類別生產量值3'!F22,'漁業生產量值-漁業種類別魚類別生產量值3'!J22,'漁業生產量值-漁業種類別魚類別生產量值3'!L22,'漁業生產量值-漁業種類別魚類別生產量值3'!N22)&#10;+SUM('漁業生產量值-漁業種類別魚類別生產量值4'!H22,'漁業生產量值-漁業種類別魚類別生產量值4'!J22,'漁業生產量值-漁業種類別魚類別生產量值4'!L22,'漁業生產量值-漁業種類別魚類別生產量值4'!N22,'漁業生產量值-漁業種類別魚類別生產量值4'!P22)&#10;+SUM('漁業生產量值-漁業種類別魚類別生產量值5'!L22,'漁業生產量值-漁業種類別魚類別生產量值5'!N22,'漁業生產量值-漁業種類別魚類別生產量值5'!P22)&#10;+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+SUM('漁業生產量值-漁業種類別魚類別生產量值7'!D22,'漁業生產量值-漁業種類別魚類別生產量值7'!F22,'漁業生產量值-漁業種類別魚類別生產量值7'!H22)&#10;+SUM('漁業生產量值-漁業種類別魚類別生產量值9'!J22,'漁業生產量值-漁業種類別魚類別生產量值9'!L22)&#10;+SUM('漁業生產量值-漁業種類別魚類別生產量值10'!H22)&#10;+SUM('漁業生產量值-漁業種類別魚類別生產量值11'!D22,'漁業生產量值-漁業種類別魚類別生產量值11'!F22,'漁業生產量值-漁業種類別魚類別生產量值11'!H22,'漁業生產量值-漁業種類別魚類別生產量值11'!J22,'漁業生產量值-漁業種類別魚類別生產量值11'!L22)&#10;+SUM('漁業生產量值-漁業種類別魚類別生產量值12'!H22)&#10;+SUM('漁業生產量值-漁業種類別魚類別生產量值14'!D22,'漁業生產量值-漁業種類別魚類別生產量值14'!P22)&#10;+SUM('漁業生產量值-漁業種類別魚類別生產量值15'!D22,'漁業生產量值-漁業種類別魚類別生產量值15'!F22,'漁業生產量值-漁業種類別魚類別生產量值15'!H22,'漁業生產量值-漁業種類別魚類別生產量值15'!J22)&#10;)" table:style-name="ce55">
            <text:p>452,2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2,M22,O22,'漁業生產量值-漁業種類別魚類別生產量值1'!C22)=0,&quot;-&quot;,SUM(K22,M22,O22,'漁業生產量值-漁業種類別魚類別生產量值1'!C22))" table:style-name="ce55">
            <text:p>-</text:p>
          </table:table-cell>
          <table:table-cell office:value-type="string" office:string-value="-" table:formula="msoxl:=  IF(SUM(L22,N22,P22,'漁業生產量值-漁業種類別魚類別生產量值1'!D22)=0,&quot;-&quot;,SUM(L22,N22,P22,'漁業生產量值-漁業種類別魚類別生產量值1'!D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31940.903910000001" table:style-name="ce55">
            <text:p>31,941<text:s/></text:p>
          </table:table-cell>
          <table:table-cell office:value-type="float" office:value="4505590.6775399996" table:style-name="ce55">
            <text:p>4,505,591<text:s/></text:p>
          </table:table-cell>
          <table:table-cell office:value-type="float" office:value="25968.586350000001" table:formula="msoxl:=  IF(SUM(G23,I23)&#10;+SUM('漁業生產量值-漁業種類別魚類別生產量值1'!E23,'漁業生產量值-漁業種類別魚類別生產量值1'!G23,'漁業生產量值-漁業種類別魚類別生產量值1'!I23)&#10;+SUM('漁業生產量值-漁業種類別魚類別生產量值2'!C23,'漁業生產量值-漁業種類別魚類別生產量值2'!E23,'漁業生產量值-漁業種類別魚類別生產量值2'!G23,'漁業生產量值-漁業種類別魚類別生產量值2'!I23)&#10;+SUM('漁業生產量值-漁業種類別魚類別生產量值3'!E23,'漁業生產量值-漁業種類別魚類別生產量值3'!I23,'漁業生產量值-漁業種類別魚類別生產量值3'!K23,'漁業生產量值-漁業種類別魚類別生產量值3'!M23)&#10;+SUM('漁業生產量值-漁業種類別魚類別生產量值4'!G23,'漁業生產量值-漁業種類別魚類別生產量值4'!I23,'漁業生產量值-漁業種類別魚類別生產量值4'!K23,'漁業生產量值-漁業種類別魚類別生產量值4'!M23,'漁業生產量值-漁業種類別魚類別生產量值4'!O23)&#10;+SUM('漁業生產量值-漁業種類別魚類別生產量值5'!K23,'漁業生產量值-漁業種類別魚類別生產量值5'!M23,'漁業生產量值-漁業種類別魚類別生產量值5'!O23)&#10;+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+SUM('漁業生產量值-漁業種類別魚類別生產量值7'!C23,'漁業生產量值-漁業種類別魚類別生產量值7'!E23,'漁業生產量值-漁業種類別魚類別生產量值7'!G23)&#10;+SUM('漁業生產量值-漁業種類別魚類別生產量值9'!I23,'漁業生產量值-漁業種類別魚類別生產量值9'!K23)&#10;+SUM('漁業生產量值-漁業種類別魚類別生產量值10'!G23)&#10;+SUM('漁業生產量值-漁業種類別魚類別生產量值11'!C23,'漁業生產量值-漁業種類別魚類別生產量值11'!E23,'漁業生產量值-漁業種類別魚類別生產量值11'!G23,'漁業生產量值-漁業種類別魚類別生產量值11'!I23,'漁業生產量值-漁業種類別魚類別生產量值11'!K23)&#10;+SUM('漁業生產量值-漁業種類別魚類別生產量值12'!G23)&#10;+SUM('漁業生產量值-漁業種類別魚類別生產量值14'!C23,'漁業生產量值-漁業種類別魚類別生產量值14'!O23)&#10;+SUM('漁業生產量值-漁業種類別魚類別生產量值15'!C23,'漁業生產量值-漁業種類別魚類別生產量值15'!E23,'漁業生產量值-漁業種類別魚類別生產量值15'!G23,'漁業生產量值-漁業種類別魚類別生產量值15'!I23)=0,&quot;-&quot;,&#10;SUM(G23,I23)&#10;+SUM('漁業生產量值-漁業種類別魚類別生產量值1'!E23,'漁業生產量值-漁業種類別魚類別生產量值1'!G23,'漁業生產量值-漁業種類別魚類別生產量值1'!I23)&#10;+SUM('漁業生產量值-漁業種類別魚類別生產量值2'!C23,'漁業生產量值-漁業種類別魚類別生產量值2'!E23,'漁業生產量值-漁業種類別魚類別生產量值2'!G23,'漁業生產量值-漁業種類別魚類別生產量值2'!I23)&#10;+SUM('漁業生產量值-漁業種類別魚類別生產量值3'!E23,'漁業生產量值-漁業種類別魚類別生產量值3'!I23,'漁業生產量值-漁業種類別魚類別生產量值3'!K23,'漁業生產量值-漁業種類別魚類別生產量值3'!M23)&#10;+SUM('漁業生產量值-漁業種類別魚類別生產量值4'!G23,'漁業生產量值-漁業種類別魚類別生產量值4'!I23,'漁業生產量值-漁業種類別魚類別生產量值4'!K23,'漁業生產量值-漁業種類別魚類別生產量值4'!M23,'漁業生產量值-漁業種類別魚類別生產量值4'!O23)&#10;+SUM('漁業生產量值-漁業種類別魚類別生產量值5'!K23,'漁業生產量值-漁業種類別魚類別生產量值5'!M23,'漁業生產量值-漁業種類別魚類別生產量值5'!O23)&#10;+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+SUM('漁業生產量值-漁業種類別魚類別生產量值7'!C23,'漁業生產量值-漁業種類別魚類別生產量值7'!E23,'漁業生產量值-漁業種類別魚類別生產量值7'!G23)&#10;+SUM('漁業生產量值-漁業種類別魚類別生產量值9'!I23,'漁業生產量值-漁業種類別魚類別生產量值9'!K23)&#10;+SUM('漁業生產量值-漁業種類別魚類別生產量值10'!G23)&#10;+SUM('漁業生產量值-漁業種類別魚類別生產量值11'!C23,'漁業生產量值-漁業種類別魚類別生產量值11'!E23,'漁業生產量值-漁業種類別魚類別生產量值11'!G23,'漁業生產量值-漁業種類別魚類別生產量值11'!I23,'漁業生產量值-漁業種類別魚類別生產量值11'!K23)&#10;+SUM('漁業生產量值-漁業種類別魚類別生產量值12'!G23)&#10;+SUM('漁業生產量值-漁業種類別魚類別生產量值14'!C23,'漁業生產量值-漁業種類別魚類別生產量值14'!O23)&#10;+SUM('漁業生產量值-漁業種類別魚類別生產量值15'!C23,'漁業生產量值-漁業種類別魚類別生產量值15'!E23,'漁業生產量值-漁業種類別魚類別生產量值15'!G23,'漁業生產量值-漁業種類別魚類別生產量值15'!I23)&#10;)" table:style-name="ce55">
            <text:p>25,969<text:s/></text:p>
          </table:table-cell>
          <table:table-cell office:value-type="float" office:value="3705285.6922899997" table:formula="msoxl:=  IF(SUM(H23,J23)&#10;+SUM('漁業生產量值-漁業種類別魚類別生產量值1'!F23,'漁業生產量值-漁業種類別魚類別生產量值1'!H23,'漁業生產量值-漁業種類別魚類別生產量值1'!J23,'漁業生產量值-漁業種類別魚類別生產量值1'!P23)&#10;+SUM('漁業生產量值-漁業種類別魚類別生產量值2'!D23,'漁業生產量值-漁業種類別魚類別生產量值2'!F23,'漁業生產量值-漁業種類別魚類別生產量值2'!H23,'漁業生產量值-漁業種類別魚類別生產量值2'!J23)&#10;+SUM('漁業生產量值-漁業種類別魚類別生產量值3'!F23,'漁業生產量值-漁業種類別魚類別生產量值3'!J23,'漁業生產量值-漁業種類別魚類別生產量值3'!L23,'漁業生產量值-漁業種類別魚類別生產量值3'!N23)&#10;+SUM('漁業生產量值-漁業種類別魚類別生產量值4'!H23,'漁業生產量值-漁業種類別魚類別生產量值4'!J23,'漁業生產量值-漁業種類別魚類別生產量值4'!L23,'漁業生產量值-漁業種類別魚類別生產量值4'!N23,'漁業生產量值-漁業種類別魚類別生產量值4'!P23)&#10;+SUM('漁業生產量值-漁業種類別魚類別生產量值5'!L23,'漁業生產量值-漁業種類別魚類別生產量值5'!N23,'漁業生產量值-漁業種類別魚類別生產量值5'!P23)&#10;+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+SUM('漁業生產量值-漁業種類別魚類別生產量值7'!D23,'漁業生產量值-漁業種類別魚類別生產量值7'!F23,'漁業生產量值-漁業種類別魚類別生產量值7'!H23)&#10;+SUM('漁業生產量值-漁業種類別魚類別生產量值9'!J23,'漁業生產量值-漁業種類別魚類別生產量值9'!L23)&#10;+SUM('漁業生產量值-漁業種類別魚類別生產量值10'!H23)&#10;+SUM('漁業生產量值-漁業種類別魚類別生產量值11'!D23,'漁業生產量值-漁業種類別魚類別生產量值11'!F23,'漁業生產量值-漁業種類別魚類別生產量值11'!H23,'漁業生產量值-漁業種類別魚類別生產量值11'!J23,'漁業生產量值-漁業種類別魚類別生產量值11'!L23)&#10;+SUM('漁業生產量值-漁業種類別魚類別生產量值12'!H23)&#10;+SUM('漁業生產量值-漁業種類別魚類別生產量值14'!D23,'漁業生產量值-漁業種類別魚類別生產量值14'!P23)&#10;+SUM('漁業生產量值-漁業種類別魚類別生產量值15'!D23,'漁業生產量值-漁業種類別魚類別生產量值15'!F23,'漁業生產量值-漁業種類別魚類別生產量值15'!H23,'漁業生產量值-漁業種類別魚類別生產量值15'!J23)=0,&quot;-&quot;,&#10;SUM(H23,J23)&#10;+SUM('漁業生產量值-漁業種類別魚類別生產量值1'!F23,'漁業生產量值-漁業種類別魚類別生產量值1'!H23,'漁業生產量值-漁業種類別魚類別生產量值1'!J23,'漁業生產量值-漁業種類別魚類別生產量值1'!P23)&#10;+SUM('漁業生產量值-漁業種類別魚類別生產量值2'!D23,'漁業生產量值-漁業種類別魚類別生產量值2'!F23,'漁業生產量值-漁業種類別魚類別生產量值2'!H23,'漁業生產量值-漁業種類別魚類別生產量值2'!J23)&#10;+SUM('漁業生產量值-漁業種類別魚類別生產量值3'!F23,'漁業生產量值-漁業種類別魚類別生產量值3'!J23,'漁業生產量值-漁業種類別魚類別生產量值3'!L23,'漁業生產量值-漁業種類別魚類別生產量值3'!N23)&#10;+SUM('漁業生產量值-漁業種類別魚類別生產量值4'!H23,'漁業生產量值-漁業種類別魚類別生產量值4'!J23,'漁業生產量值-漁業種類別魚類別生產量值4'!L23,'漁業生產量值-漁業種類別魚類別生產量值4'!N23,'漁業生產量值-漁業種類別魚類別生產量值4'!P23)&#10;+SUM('漁業生產量值-漁業種類別魚類別生產量值5'!L23,'漁業生產量值-漁業種類別魚類別生產量值5'!N23,'漁業生產量值-漁業種類別魚類別生產量值5'!P23)&#10;+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+SUM('漁業生產量值-漁業種類別魚類別生產量值7'!D23,'漁業生產量值-漁業種類別魚類別生產量值7'!F23,'漁業生產量值-漁業種類別魚類別生產量值7'!H23)&#10;+SUM('漁業生產量值-漁業種類別魚類別生產量值9'!J23,'漁業生產量值-漁業種類別魚類別生產量值9'!L23)&#10;+SUM('漁業生產量值-漁業種類別魚類別生產量值10'!H23)&#10;+SUM('漁業生產量值-漁業種類別魚類別生產量值11'!D23,'漁業生產量值-漁業種類別魚類別生產量值11'!F23,'漁業生產量值-漁業種類別魚類別生產量值11'!H23,'漁業生產量值-漁業種類別魚類別生產量值11'!J23,'漁業生產量值-漁業種類別魚類別生產量值11'!L23)&#10;+SUM('漁業生產量值-漁業種類別魚類別生產量值12'!H23)&#10;+SUM('漁業生產量值-漁業種類別魚類別生產量值14'!D23,'漁業生產量值-漁業種類別魚類別生產量值14'!P23)&#10;+SUM('漁業生產量值-漁業種類別魚類別生產量值15'!D23,'漁業生產量值-漁業種類別魚類別生產量值15'!F23,'漁業生產量值-漁業種類別魚類別生產量值15'!H23,'漁業生產量值-漁業種類別魚類別生產量值15'!J23)&#10;)" table:style-name="ce55">
            <text:p>3,705,286<text:s/></text:p>
          </table:table-cell>
          <table:table-cell office:value-type="float" office:value="3.7449999999999997E-2" table:style-name="ce55">
            <text:p>0<text:s/></text:p>
          </table:table-cell>
          <table:table-cell office:value-type="float" office:value="4.0071399999999997" table:style-name="ce55">
            <text:p>4<text:s/></text:p>
          </table:table-cell>
          <table:table-cell office:value-type="string" office:string-value="-" table:formula="msoxl:=  IF(SUM(K23,M23,O23,'漁業生產量值-漁業種類別魚類別生產量值1'!C23)=0,&quot;-&quot;,SUM(K23,M23,O23,'漁業生產量值-漁業種類別魚類別生產量值1'!C23))" table:style-name="ce55">
            <text:p>-</text:p>
          </table:table-cell>
          <table:table-cell office:value-type="string" office:string-value="-" table:formula="msoxl:=  IF(SUM(L23,N23,P23,'漁業生產量值-漁業種類別魚類別生產量值1'!D23)=0,&quot;-&quot;,SUM(L23,N23,P23,'漁業生產量值-漁業種類別魚類別生產量值1'!D2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4249.05663" table:style-name="ce55">
            <text:p>4,249<text:s/></text:p>
          </table:table-cell>
          <table:table-cell office:value-type="float" office:value="719962.01196000003" table:style-name="ce55">
            <text:p>719,962<text:s/></text:p>
          </table:table-cell>
          <table:table-cell office:value-type="float" office:value="3634.7090900000003" table:formula="msoxl:=  IF(SUM(G24,I24)&#10;+SUM('漁業生產量值-漁業種類別魚類別生產量值1'!E24,'漁業生產量值-漁業種類別魚類別生產量值1'!G24,'漁業生產量值-漁業種類別魚類別生產量值1'!I24)&#10;+SUM('漁業生產量值-漁業種類別魚類別生產量值2'!C24,'漁業生產量值-漁業種類別魚類別生產量值2'!E24,'漁業生產量值-漁業種類別魚類別生產量值2'!G24,'漁業生產量值-漁業種類別魚類別生產量值2'!I24)&#10;+SUM('漁業生產量值-漁業種類別魚類別生產量值3'!E24,'漁業生產量值-漁業種類別魚類別生產量值3'!I24,'漁業生產量值-漁業種類別魚類別生產量值3'!K24,'漁業生產量值-漁業種類別魚類別生產量值3'!M24)&#10;+SUM('漁業生產量值-漁業種類別魚類別生產量值4'!G24,'漁業生產量值-漁業種類別魚類別生產量值4'!I24,'漁業生產量值-漁業種類別魚類別生產量值4'!K24,'漁業生產量值-漁業種類別魚類別生產量值4'!M24,'漁業生產量值-漁業種類別魚類別生產量值4'!O24)&#10;+SUM('漁業生產量值-漁業種類別魚類別生產量值5'!K24,'漁業生產量值-漁業種類別魚類別生產量值5'!M24,'漁業生產量值-漁業種類別魚類別生產量值5'!O24)&#10;+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+SUM('漁業生產量值-漁業種類別魚類別生產量值7'!C24,'漁業生產量值-漁業種類別魚類別生產量值7'!E24,'漁業生產量值-漁業種類別魚類別生產量值7'!G24)&#10;+SUM('漁業生產量值-漁業種類別魚類別生產量值9'!I24,'漁業生產量值-漁業種類別魚類別生產量值9'!K24)&#10;+SUM('漁業生產量值-漁業種類別魚類別生產量值10'!G24)&#10;+SUM('漁業生產量值-漁業種類別魚類別生產量值11'!C24,'漁業生產量值-漁業種類別魚類別生產量值11'!E24,'漁業生產量值-漁業種類別魚類別生產量值11'!G24,'漁業生產量值-漁業種類別魚類別生產量值11'!I24,'漁業生產量值-漁業種類別魚類別生產量值11'!K24)&#10;+SUM('漁業生產量值-漁業種類別魚類別生產量值12'!G24)&#10;+SUM('漁業生產量值-漁業種類別魚類別生產量值14'!C24,'漁業生產量值-漁業種類別魚類別生產量值14'!O24)&#10;+SUM('漁業生產量值-漁業種類別魚類別生產量值15'!C24,'漁業生產量值-漁業種類別魚類別生產量值15'!E24,'漁業生產量值-漁業種類別魚類別生產量值15'!G24,'漁業生產量值-漁業種類別魚類別生產量值15'!I24)=0,&quot;-&quot;,&#10;SUM(G24,I24)&#10;+SUM('漁業生產量值-漁業種類別魚類別生產量值1'!E24,'漁業生產量值-漁業種類別魚類別生產量值1'!G24,'漁業生產量值-漁業種類別魚類別生產量值1'!I24)&#10;+SUM('漁業生產量值-漁業種類別魚類別生產量值2'!C24,'漁業生產量值-漁業種類別魚類別生產量值2'!E24,'漁業生產量值-漁業種類別魚類別生產量值2'!G24,'漁業生產量值-漁業種類別魚類別生產量值2'!I24)&#10;+SUM('漁業生產量值-漁業種類別魚類別生產量值3'!E24,'漁業生產量值-漁業種類別魚類別生產量值3'!I24,'漁業生產量值-漁業種類別魚類別生產量值3'!K24,'漁業生產量值-漁業種類別魚類別生產量值3'!M24)&#10;+SUM('漁業生產量值-漁業種類別魚類別生產量值4'!G24,'漁業生產量值-漁業種類別魚類別生產量值4'!I24,'漁業生產量值-漁業種類別魚類別生產量值4'!K24,'漁業生產量值-漁業種類別魚類別生產量值4'!M24,'漁業生產量值-漁業種類別魚類別生產量值4'!O24)&#10;+SUM('漁業生產量值-漁業種類別魚類別生產量值5'!K24,'漁業生產量值-漁業種類別魚類別生產量值5'!M24,'漁業生產量值-漁業種類別魚類別生產量值5'!O24)&#10;+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+SUM('漁業生產量值-漁業種類別魚類別生產量值7'!C24,'漁業生產量值-漁業種類別魚類別生產量值7'!E24,'漁業生產量值-漁業種類別魚類別生產量值7'!G24)&#10;+SUM('漁業生產量值-漁業種類別魚類別生產量值9'!I24,'漁業生產量值-漁業種類別魚類別生產量值9'!K24)&#10;+SUM('漁業生產量值-漁業種類別魚類別生產量值10'!G24)&#10;+SUM('漁業生產量值-漁業種類別魚類別生產量值11'!C24,'漁業生產量值-漁業種類別魚類別生產量值11'!E24,'漁業生產量值-漁業種類別魚類別生產量值11'!G24,'漁業生產量值-漁業種類別魚類別生產量值11'!I24,'漁業生產量值-漁業種類別魚類別生產量值11'!K24)&#10;+SUM('漁業生產量值-漁業種類別魚類別生產量值12'!G24)&#10;+SUM('漁業生產量值-漁業種類別魚類別生產量值14'!C24,'漁業生產量值-漁業種類別魚類別生產量值14'!O24)&#10;+SUM('漁業生產量值-漁業種類別魚類別生產量值15'!C24,'漁業生產量值-漁業種類別魚類別生產量值15'!E24,'漁業生產量值-漁業種類別魚類別生產量值15'!G24,'漁業生產量值-漁業種類別魚類別生產量值15'!I24)&#10;)" table:style-name="ce55">
            <text:p>3,635<text:s/></text:p>
          </table:table-cell>
          <table:table-cell office:value-type="float" office:value="558010.74479000003" table:formula="msoxl:=  IF(SUM(H24,J24)&#10;+SUM('漁業生產量值-漁業種類別魚類別生產量值1'!F24,'漁業生產量值-漁業種類別魚類別生產量值1'!H24,'漁業生產量值-漁業種類別魚類別生產量值1'!J24,'漁業生產量值-漁業種類別魚類別生產量值1'!P24)&#10;+SUM('漁業生產量值-漁業種類別魚類別生產量值2'!D24,'漁業生產量值-漁業種類別魚類別生產量值2'!F24,'漁業生產量值-漁業種類別魚類別生產量值2'!H24,'漁業生產量值-漁業種類別魚類別生產量值2'!J24)&#10;+SUM('漁業生產量值-漁業種類別魚類別生產量值3'!F24,'漁業生產量值-漁業種類別魚類別生產量值3'!J24,'漁業生產量值-漁業種類別魚類別生產量值3'!L24,'漁業生產量值-漁業種類別魚類別生產量值3'!N24)&#10;+SUM('漁業生產量值-漁業種類別魚類別生產量值4'!H24,'漁業生產量值-漁業種類別魚類別生產量值4'!J24,'漁業生產量值-漁業種類別魚類別生產量值4'!L24,'漁業生產量值-漁業種類別魚類別生產量值4'!N24,'漁業生產量值-漁業種類別魚類別生產量值4'!P24)&#10;+SUM('漁業生產量值-漁業種類別魚類別生產量值5'!L24,'漁業生產量值-漁業種類別魚類別生產量值5'!N24,'漁業生產量值-漁業種類別魚類別生產量值5'!P24)&#10;+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+SUM('漁業生產量值-漁業種類別魚類別生產量值7'!D24,'漁業生產量值-漁業種類別魚類別生產量值7'!F24,'漁業生產量值-漁業種類別魚類別生產量值7'!H24)&#10;+SUM('漁業生產量值-漁業種類別魚類別生產量值9'!J24,'漁業生產量值-漁業種類別魚類別生產量值9'!L24)&#10;+SUM('漁業生產量值-漁業種類別魚類別生產量值10'!H24)&#10;+SUM('漁業生產量值-漁業種類別魚類別生產量值11'!D24,'漁業生產量值-漁業種類別魚類別生產量值11'!F24,'漁業生產量值-漁業種類別魚類別生產量值11'!H24,'漁業生產量值-漁業種類別魚類別生產量值11'!J24,'漁業生產量值-漁業種類別魚類別生產量值11'!L24)&#10;+SUM('漁業生產量值-漁業種類別魚類別生產量值12'!H24)&#10;+SUM('漁業生產量值-漁業種類別魚類別生產量值14'!D24,'漁業生產量值-漁業種類別魚類別生產量值14'!P24)&#10;+SUM('漁業生產量值-漁業種類別魚類別生產量值15'!D24,'漁業生產量值-漁業種類別魚類別生產量值15'!F24,'漁業生產量值-漁業種類別魚類別生產量值15'!H24,'漁業生產量值-漁業種類別魚類別生產量值15'!J24)=0,&quot;-&quot;,&#10;SUM(H24,J24)&#10;+SUM('漁業生產量值-漁業種類別魚類別生產量值1'!F24,'漁業生產量值-漁業種類別魚類別生產量值1'!H24,'漁業生產量值-漁業種類別魚類別生產量值1'!J24,'漁業生產量值-漁業種類別魚類別生產量值1'!P24)&#10;+SUM('漁業生產量值-漁業種類別魚類別生產量值2'!D24,'漁業生產量值-漁業種類別魚類別生產量值2'!F24,'漁業生產量值-漁業種類別魚類別生產量值2'!H24,'漁業生產量值-漁業種類別魚類別生產量值2'!J24)&#10;+SUM('漁業生產量值-漁業種類別魚類別生產量值3'!F24,'漁業生產量值-漁業種類別魚類別生產量值3'!J24,'漁業生產量值-漁業種類別魚類別生產量值3'!L24,'漁業生產量值-漁業種類別魚類別生產量值3'!N24)&#10;+SUM('漁業生產量值-漁業種類別魚類別生產量值4'!H24,'漁業生產量值-漁業種類別魚類別生產量值4'!J24,'漁業生產量值-漁業種類別魚類別生產量值4'!L24,'漁業生產量值-漁業種類別魚類別生產量值4'!N24,'漁業生產量值-漁業種類別魚類別生產量值4'!P24)&#10;+SUM('漁業生產量值-漁業種類別魚類別生產量值5'!L24,'漁業生產量值-漁業種類別魚類別生產量值5'!N24,'漁業生產量值-漁業種類別魚類別生產量值5'!P24)&#10;+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+SUM('漁業生產量值-漁業種類別魚類別生產量值7'!D24,'漁業生產量值-漁業種類別魚類別生產量值7'!F24,'漁業生產量值-漁業種類別魚類別生產量值7'!H24)&#10;+SUM('漁業生產量值-漁業種類別魚類別生產量值9'!J24,'漁業生產量值-漁業種類別魚類別生產量值9'!L24)&#10;+SUM('漁業生產量值-漁業種類別魚類別生產量值10'!H24)&#10;+SUM('漁業生產量值-漁業種類別魚類別生產量值11'!D24,'漁業生產量值-漁業種類別魚類別生產量值11'!F24,'漁業生產量值-漁業種類別魚類別生產量值11'!H24,'漁業生產量值-漁業種類別魚類別生產量值11'!J24,'漁業生產量值-漁業種類別魚類別生產量值11'!L24)&#10;+SUM('漁業生產量值-漁業種類別魚類別生產量值12'!H24)&#10;+SUM('漁業生產量值-漁業種類別魚類別生產量值14'!D24,'漁業生產量值-漁業種類別魚類別生產量值14'!P24)&#10;+SUM('漁業生產量值-漁業種類別魚類別生產量值15'!D24,'漁業生產量值-漁業種類別魚類別生產量值15'!F24,'漁業生產量值-漁業種類別魚類別生產量值15'!H24,'漁業生產量值-漁業種類別魚類別生產量值15'!J24)&#10;)" table:style-name="ce55">
            <text:p>558,01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0150000000000001" table:formula="msoxl:=  IF(SUM(K24,M24,O24,'漁業生產量值-漁業種類別魚類別生產量值1'!C24)=0,&quot;-&quot;,SUM(K24,M24,O24,'漁業生產量值-漁業種類別魚類別生產量值1'!C24))" table:style-name="ce55">
            <text:p>2<text:s/></text:p>
          </table:table-cell>
          <table:table-cell office:value-type="float" office:value="322.39999999999998" table:formula="msoxl:=  IF(SUM(L24,N24,P24,'漁業生產量值-漁業種類別魚類別生產量值1'!D24)=0,&quot;-&quot;,SUM(L24,N24,P24,'漁業生產量值-漁業種類別魚類別生產量值1'!D24))" table:style-name="ce55">
            <text:p>32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76786.552039999995" table:style-name="ce55">
            <text:p>76,787<text:s/></text:p>
          </table:table-cell>
          <table:table-cell office:value-type="float" office:value="5070430.8813699996" table:style-name="ce55">
            <text:p>5,070,431<text:s/></text:p>
          </table:table-cell>
          <table:table-cell office:value-type="float" office:value="71148.139059999987" table:formula="msoxl:=  IF(SUM(G25,I25)&#10;+SUM('漁業生產量值-漁業種類別魚類別生產量值1'!E25,'漁業生產量值-漁業種類別魚類別生產量值1'!G25,'漁業生產量值-漁業種類別魚類別生產量值1'!I25)&#10;+SUM('漁業生產量值-漁業種類別魚類別生產量值2'!C25,'漁業生產量值-漁業種類別魚類別生產量值2'!E25,'漁業生產量值-漁業種類別魚類別生產量值2'!G25,'漁業生產量值-漁業種類別魚類別生產量值2'!I25)&#10;+SUM('漁業生產量值-漁業種類別魚類別生產量值3'!E25,'漁業生產量值-漁業種類別魚類別生產量值3'!I25,'漁業生產量值-漁業種類別魚類別生產量值3'!K25,'漁業生產量值-漁業種類別魚類別生產量值3'!M25)&#10;+SUM('漁業生產量值-漁業種類別魚類別生產量值4'!G25,'漁業生產量值-漁業種類別魚類別生產量值4'!I25,'漁業生產量值-漁業種類別魚類別生產量值4'!K25,'漁業生產量值-漁業種類別魚類別生產量值4'!M25,'漁業生產量值-漁業種類別魚類別生產量值4'!O25)&#10;+SUM('漁業生產量值-漁業種類別魚類別生產量值5'!K25,'漁業生產量值-漁業種類別魚類別生產量值5'!M25,'漁業生產量值-漁業種類別魚類別生產量值5'!O25)&#10;+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+SUM('漁業生產量值-漁業種類別魚類別生產量值7'!C25,'漁業生產量值-漁業種類別魚類別生產量值7'!E25,'漁業生產量值-漁業種類別魚類別生產量值7'!G25)&#10;+SUM('漁業生產量值-漁業種類別魚類別生產量值9'!I25,'漁業生產量值-漁業種類別魚類別生產量值9'!K25)&#10;+SUM('漁業生產量值-漁業種類別魚類別生產量值10'!G25)&#10;+SUM('漁業生產量值-漁業種類別魚類別生產量值11'!C25,'漁業生產量值-漁業種類別魚類別生產量值11'!E25,'漁業生產量值-漁業種類別魚類別生產量值11'!G25,'漁業生產量值-漁業種類別魚類別生產量值11'!I25,'漁業生產量值-漁業種類別魚類別生產量值11'!K25)&#10;+SUM('漁業生產量值-漁業種類別魚類別生產量值12'!G25)&#10;+SUM('漁業生產量值-漁業種類別魚類別生產量值14'!C25,'漁業生產量值-漁業種類別魚類別生產量值14'!O25)&#10;+SUM('漁業生產量值-漁業種類別魚類別生產量值15'!C25,'漁業生產量值-漁業種類別魚類別生產量值15'!E25,'漁業生產量值-漁業種類別魚類別生產量值15'!G25,'漁業生產量值-漁業種類別魚類別生產量值15'!I25)=0,&quot;-&quot;,&#10;SUM(G25,I25)&#10;+SUM('漁業生產量值-漁業種類別魚類別生產量值1'!E25,'漁業生產量值-漁業種類別魚類別生產量值1'!G25,'漁業生產量值-漁業種類別魚類別生產量值1'!I25)&#10;+SUM('漁業生產量值-漁業種類別魚類別生產量值2'!C25,'漁業生產量值-漁業種類別魚類別生產量值2'!E25,'漁業生產量值-漁業種類別魚類別生產量值2'!G25,'漁業生產量值-漁業種類別魚類別生產量值2'!I25)&#10;+SUM('漁業生產量值-漁業種類別魚類別生產量值3'!E25,'漁業生產量值-漁業種類別魚類別生產量值3'!I25,'漁業生產量值-漁業種類別魚類別生產量值3'!K25,'漁業生產量值-漁業種類別魚類別生產量值3'!M25)&#10;+SUM('漁業生產量值-漁業種類別魚類別生產量值4'!G25,'漁業生產量值-漁業種類別魚類別生產量值4'!I25,'漁業生產量值-漁業種類別魚類別生產量值4'!K25,'漁業生產量值-漁業種類別魚類別生產量值4'!M25,'漁業生產量值-漁業種類別魚類別生產量值4'!O25)&#10;+SUM('漁業生產量值-漁業種類別魚類別生產量值5'!K25,'漁業生產量值-漁業種類別魚類別生產量值5'!M25,'漁業生產量值-漁業種類別魚類別生產量值5'!O25)&#10;+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+SUM('漁業生產量值-漁業種類別魚類別生產量值7'!C25,'漁業生產量值-漁業種類別魚類別生產量值7'!E25,'漁業生產量值-漁業種類別魚類別生產量值7'!G25)&#10;+SUM('漁業生產量值-漁業種類別魚類別生產量值9'!I25,'漁業生產量值-漁業種類別魚類別生產量值9'!K25)&#10;+SUM('漁業生產量值-漁業種類別魚類別生產量值10'!G25)&#10;+SUM('漁業生產量值-漁業種類別魚類別生產量值11'!C25,'漁業生產量值-漁業種類別魚類別生產量值11'!E25,'漁業生產量值-漁業種類別魚類別生產量值11'!G25,'漁業生產量值-漁業種類別魚類別生產量值11'!I25,'漁業生產量值-漁業種類別魚類別生產量值11'!K25)&#10;+SUM('漁業生產量值-漁業種類別魚類別生產量值12'!G25)&#10;+SUM('漁業生產量值-漁業種類別魚類別生產量值14'!C25,'漁業生產量值-漁業種類別魚類別生產量值14'!O25)&#10;+SUM('漁業生產量值-漁業種類別魚類別生產量值15'!C25,'漁業生產量值-漁業種類別魚類別生產量值15'!E25,'漁業生產量值-漁業種類別魚類別生產量值15'!G25,'漁業生產量值-漁業種類別魚類別生產量值15'!I25)&#10;)" table:style-name="ce55">
            <text:p>71,148<text:s/></text:p>
          </table:table-cell>
          <table:table-cell office:value-type="float" office:value="4911183.38717" table:formula="msoxl:=  IF(SUM(H25,J25)&#10;+SUM('漁業生產量值-漁業種類別魚類別生產量值1'!F25,'漁業生產量值-漁業種類別魚類別生產量值1'!H25,'漁業生產量值-漁業種類別魚類別生產量值1'!J25,'漁業生產量值-漁業種類別魚類別生產量值1'!P25)&#10;+SUM('漁業生產量值-漁業種類別魚類別生產量值2'!D25,'漁業生產量值-漁業種類別魚類別生產量值2'!F25,'漁業生產量值-漁業種類別魚類別生產量值2'!H25,'漁業生產量值-漁業種類別魚類別生產量值2'!J25)&#10;+SUM('漁業生產量值-漁業種類別魚類別生產量值3'!F25,'漁業生產量值-漁業種類別魚類別生產量值3'!J25,'漁業生產量值-漁業種類別魚類別生產量值3'!L25,'漁業生產量值-漁業種類別魚類別生產量值3'!N25)&#10;+SUM('漁業生產量值-漁業種類別魚類別生產量值4'!H25,'漁業生產量值-漁業種類別魚類別生產量值4'!J25,'漁業生產量值-漁業種類別魚類別生產量值4'!L25,'漁業生產量值-漁業種類別魚類別生產量值4'!N25,'漁業生產量值-漁業種類別魚類別生產量值4'!P25)&#10;+SUM('漁業生產量值-漁業種類別魚類別生產量值5'!L25,'漁業生產量值-漁業種類別魚類別生產量值5'!N25,'漁業生產量值-漁業種類別魚類別生產量值5'!P25)&#10;+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+SUM('漁業生產量值-漁業種類別魚類別生產量值7'!D25,'漁業生產量值-漁業種類別魚類別生產量值7'!F25,'漁業生產量值-漁業種類別魚類別生產量值7'!H25)&#10;+SUM('漁業生產量值-漁業種類別魚類別生產量值9'!J25,'漁業生產量值-漁業種類別魚類別生產量值9'!L25)&#10;+SUM('漁業生產量值-漁業種類別魚類別生產量值10'!H25)&#10;+SUM('漁業生產量值-漁業種類別魚類別生產量值11'!D25,'漁業生產量值-漁業種類別魚類別生產量值11'!F25,'漁業生產量值-漁業種類別魚類別生產量值11'!H25,'漁業生產量值-漁業種類別魚類別生產量值11'!J25,'漁業生產量值-漁業種類別魚類別生產量值11'!L25)&#10;+SUM('漁業生產量值-漁業種類別魚類別生產量值12'!H25)&#10;+SUM('漁業生產量值-漁業種類別魚類別生產量值14'!D25,'漁業生產量值-漁業種類別魚類別生產量值14'!P25)&#10;+SUM('漁業生產量值-漁業種類別魚類別生產量值15'!D25,'漁業生產量值-漁業種類別魚類別生產量值15'!F25,'漁業生產量值-漁業種類別魚類別生產量值15'!H25,'漁業生產量值-漁業種類別魚類別生產量值15'!J25)=0,&quot;-&quot;,&#10;SUM(H25,J25)&#10;+SUM('漁業生產量值-漁業種類別魚類別生產量值1'!F25,'漁業生產量值-漁業種類別魚類別生產量值1'!H25,'漁業生產量值-漁業種類別魚類別生產量值1'!J25,'漁業生產量值-漁業種類別魚類別生產量值1'!P25)&#10;+SUM('漁業生產量值-漁業種類別魚類別生產量值2'!D25,'漁業生產量值-漁業種類別魚類別生產量值2'!F25,'漁業生產量值-漁業種類別魚類別生產量值2'!H25,'漁業生產量值-漁業種類別魚類別生產量值2'!J25)&#10;+SUM('漁業生產量值-漁業種類別魚類別生產量值3'!F25,'漁業生產量值-漁業種類別魚類別生產量值3'!J25,'漁業生產量值-漁業種類別魚類別生產量值3'!L25,'漁業生產量值-漁業種類別魚類別生產量值3'!N25)&#10;+SUM('漁業生產量值-漁業種類別魚類別生產量值4'!H25,'漁業生產量值-漁業種類別魚類別生產量值4'!J25,'漁業生產量值-漁業種類別魚類別生產量值4'!L25,'漁業生產量值-漁業種類別魚類別生產量值4'!N25,'漁業生產量值-漁業種類別魚類別生產量值4'!P25)&#10;+SUM('漁業生產量值-漁業種類別魚類別生產量值5'!L25,'漁業生產量值-漁業種類別魚類別生產量值5'!N25,'漁業生產量值-漁業種類別魚類別生產量值5'!P25)&#10;+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+SUM('漁業生產量值-漁業種類別魚類別生產量值7'!D25,'漁業生產量值-漁業種類別魚類別生產量值7'!F25,'漁業生產量值-漁業種類別魚類別生產量值7'!H25)&#10;+SUM('漁業生產量值-漁業種類別魚類別生產量值9'!J25,'漁業生產量值-漁業種類別魚類別生產量值9'!L25)&#10;+SUM('漁業生產量值-漁業種類別魚類別生產量值10'!H25)&#10;+SUM('漁業生產量值-漁業種類別魚類別生產量值11'!D25,'漁業生產量值-漁業種類別魚類別生產量值11'!F25,'漁業生產量值-漁業種類別魚類別生產量值11'!H25,'漁業生產量值-漁業種類別魚類別生產量值11'!J25,'漁業生產量值-漁業種類別魚類別生產量值11'!L25)&#10;+SUM('漁業生產量值-漁業種類別魚類別生產量值12'!H25)&#10;+SUM('漁業生產量值-漁業種類別魚類別生產量值14'!D25,'漁業生產量值-漁業種類別魚類別生產量值14'!P25)&#10;+SUM('漁業生產量值-漁業種類別魚類別生產量值15'!D25,'漁業生產量值-漁業種類別魚類別生產量值15'!F25,'漁業生產量值-漁業種類別魚類別生產量值15'!H25,'漁業生產量值-漁業種類別魚類別生產量值15'!J25)&#10;)" table:style-name="ce55">
            <text:p>4,911,18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5,M25,O25,'漁業生產量值-漁業種類別魚類別生產量值1'!C25)=0,&quot;-&quot;,SUM(K25,M25,O25,'漁業生產量值-漁業種類別魚類別生產量值1'!C25))" table:style-name="ce55">
            <text:p>-</text:p>
          </table:table-cell>
          <table:table-cell office:value-type="string" office:string-value="-" table:formula="msoxl:=  IF(SUM(L25,N25,P25,'漁業生產量值-漁業種類別魚類別生產量值1'!D25)=0,&quot;-&quot;,SUM(L25,N25,P25,'漁業生產量值-漁業種類別魚類別生產量值1'!D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6,I26)&#10;+SUM('漁業生產量值-漁業種類別魚類別生產量值1'!E26,'漁業生產量值-漁業種類別魚類別生產量值1'!G26,'漁業生產量值-漁業種類別魚類別生產量值1'!I26)&#10;+SUM('漁業生產量值-漁業種類別魚類別生產量值2'!C26,'漁業生產量值-漁業種類別魚類別生產量值2'!E26,'漁業生產量值-漁業種類別魚類別生產量值2'!G26,'漁業生產量值-漁業種類別魚類別生產量值2'!I26)&#10;+SUM('漁業生產量值-漁業種類別魚類別生產量值3'!E26,'漁業生產量值-漁業種類別魚類別生產量值3'!I26,'漁業生產量值-漁業種類別魚類別生產量值3'!K26,'漁業生產量值-漁業種類別魚類別生產量值3'!M26)&#10;+SUM('漁業生產量值-漁業種類別魚類別生產量值4'!G26,'漁業生產量值-漁業種類別魚類別生產量值4'!I26,'漁業生產量值-漁業種類別魚類別生產量值4'!K26,'漁業生產量值-漁業種類別魚類別生產量值4'!M26,'漁業生產量值-漁業種類別魚類別生產量值4'!O26)&#10;+SUM('漁業生產量值-漁業種類別魚類別生產量值5'!K26,'漁業生產量值-漁業種類別魚類別生產量值5'!M26,'漁業生產量值-漁業種類別魚類別生產量值5'!O26)&#10;+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+SUM('漁業生產量值-漁業種類別魚類別生產量值7'!C26,'漁業生產量值-漁業種類別魚類別生產量值7'!E26,'漁業生產量值-漁業種類別魚類別生產量值7'!G26)&#10;+SUM('漁業生產量值-漁業種類別魚類別生產量值9'!I26,'漁業生產量值-漁業種類別魚類別生產量值9'!K26)&#10;+SUM('漁業生產量值-漁業種類別魚類別生產量值10'!G26)&#10;+SUM('漁業生產量值-漁業種類別魚類別生產量值11'!C26,'漁業生產量值-漁業種類別魚類別生產量值11'!E26,'漁業生產量值-漁業種類別魚類別生產量值11'!G26,'漁業生產量值-漁業種類別魚類別生產量值11'!I26,'漁業生產量值-漁業種類別魚類別生產量值11'!K26)&#10;+SUM('漁業生產量值-漁業種類別魚類別生產量值12'!G26)&#10;+SUM('漁業生產量值-漁業種類別魚類別生產量值14'!C26,'漁業生產量值-漁業種類別魚類別生產量值14'!O26)&#10;+SUM('漁業生產量值-漁業種類別魚類別生產量值15'!C26,'漁業生產量值-漁業種類別魚類別生產量值15'!E26,'漁業生產量值-漁業種類別魚類別生產量值15'!G26,'漁業生產量值-漁業種類別魚類別生產量值15'!I26)=0,&quot;-&quot;,&#10;SUM(G26,I26)&#10;+SUM('漁業生產量值-漁業種類別魚類別生產量值1'!E26,'漁業生產量值-漁業種類別魚類別生產量值1'!G26,'漁業生產量值-漁業種類別魚類別生產量值1'!I26)&#10;+SUM('漁業生產量值-漁業種類別魚類別生產量值2'!C26,'漁業生產量值-漁業種類別魚類別生產量值2'!E26,'漁業生產量值-漁業種類別魚類別生產量值2'!G26,'漁業生產量值-漁業種類別魚類別生產量值2'!I26)&#10;+SUM('漁業生產量值-漁業種類別魚類別生產量值3'!E26,'漁業生產量值-漁業種類別魚類別生產量值3'!I26,'漁業生產量值-漁業種類別魚類別生產量值3'!K26,'漁業生產量值-漁業種類別魚類別生產量值3'!M26)&#10;+SUM('漁業生產量值-漁業種類別魚類別生產量值4'!G26,'漁業生產量值-漁業種類別魚類別生產量值4'!I26,'漁業生產量值-漁業種類別魚類別生產量值4'!K26,'漁業生產量值-漁業種類別魚類別生產量值4'!M26,'漁業生產量值-漁業種類別魚類別生產量值4'!O26)&#10;+SUM('漁業生產量值-漁業種類別魚類別生產量值5'!K26,'漁業生產量值-漁業種類別魚類別生產量值5'!M26,'漁業生產量值-漁業種類別魚類別生產量值5'!O26)&#10;+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+SUM('漁業生產量值-漁業種類別魚類別生產量值7'!C26,'漁業生產量值-漁業種類別魚類別生產量值7'!E26,'漁業生產量值-漁業種類別魚類別生產量值7'!G26)&#10;+SUM('漁業生產量值-漁業種類別魚類別生產量值9'!I26,'漁業生產量值-漁業種類別魚類別生產量值9'!K26)&#10;+SUM('漁業生產量值-漁業種類別魚類別生產量值10'!G26)&#10;+SUM('漁業生產量值-漁業種類別魚類別生產量值11'!C26,'漁業生產量值-漁業種類別魚類別生產量值11'!E26,'漁業生產量值-漁業種類別魚類別生產量值11'!G26,'漁業生產量值-漁業種類別魚類別生產量值11'!I26,'漁業生產量值-漁業種類別魚類別生產量值11'!K26)&#10;+SUM('漁業生產量值-漁業種類別魚類別生產量值12'!G26)&#10;+SUM('漁業生產量值-漁業種類別魚類別生產量值14'!C26,'漁業生產量值-漁業種類別魚類別生產量值14'!O26)&#10;+SUM('漁業生產量值-漁業種類別魚類別生產量值15'!C26,'漁業生產量值-漁業種類別魚類別生產量值15'!E26,'漁業生產量值-漁業種類別魚類別生產量值15'!G26,'漁業生產量值-漁業種類別魚類別生產量值15'!I26)&#10;)" table:style-name="ce55">
            <text:p>-</text:p>
          </table:table-cell>
          <table:table-cell office:value-type="string" office:string-value="-" table:formula="msoxl:=  IF(SUM(H26,J26)&#10;+SUM('漁業生產量值-漁業種類別魚類別生產量值1'!F26,'漁業生產量值-漁業種類別魚類別生產量值1'!H26,'漁業生產量值-漁業種類別魚類別生產量值1'!J26,'漁業生產量值-漁業種類別魚類別生產量值1'!P26)&#10;+SUM('漁業生產量值-漁業種類別魚類別生產量值2'!D26,'漁業生產量值-漁業種類別魚類別生產量值2'!F26,'漁業生產量值-漁業種類別魚類別生產量值2'!H26,'漁業生產量值-漁業種類別魚類別生產量值2'!J26)&#10;+SUM('漁業生產量值-漁業種類別魚類別生產量值3'!F26,'漁業生產量值-漁業種類別魚類別生產量值3'!J26,'漁業生產量值-漁業種類別魚類別生產量值3'!L26,'漁業生產量值-漁業種類別魚類別生產量值3'!N26)&#10;+SUM('漁業生產量值-漁業種類別魚類別生產量值4'!H26,'漁業生產量值-漁業種類別魚類別生產量值4'!J26,'漁業生產量值-漁業種類別魚類別生產量值4'!L26,'漁業生產量值-漁業種類別魚類別生產量值4'!N26,'漁業生產量值-漁業種類別魚類別生產量值4'!P26)&#10;+SUM('漁業生產量值-漁業種類別魚類別生產量值5'!L26,'漁業生產量值-漁業種類別魚類別生產量值5'!N26,'漁業生產量值-漁業種類別魚類別生產量值5'!P26)&#10;+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+SUM('漁業生產量值-漁業種類別魚類別生產量值7'!D26,'漁業生產量值-漁業種類別魚類別生產量值7'!F26,'漁業生產量值-漁業種類別魚類別生產量值7'!H26)&#10;+SUM('漁業生產量值-漁業種類別魚類別生產量值9'!J26,'漁業生產量值-漁業種類別魚類別生產量值9'!L26)&#10;+SUM('漁業生產量值-漁業種類別魚類別生產量值10'!H26)&#10;+SUM('漁業生產量值-漁業種類別魚類別生產量值11'!D26,'漁業生產量值-漁業種類別魚類別生產量值11'!F26,'漁業生產量值-漁業種類別魚類別生產量值11'!H26,'漁業生產量值-漁業種類別魚類別生產量值11'!J26,'漁業生產量值-漁業種類別魚類別生產量值11'!L26)&#10;+SUM('漁業生產量值-漁業種類別魚類別生產量值12'!H26)&#10;+SUM('漁業生產量值-漁業種類別魚類別生產量值14'!D26,'漁業生產量值-漁業種類別魚類別生產量值14'!P26)&#10;+SUM('漁業生產量值-漁業種類別魚類別生產量值15'!D26,'漁業生產量值-漁業種類別魚類別生產量值15'!F26,'漁業生產量值-漁業種類別魚類別生產量值15'!H26,'漁業生產量值-漁業種類別魚類別生產量值15'!J26)=0,&quot;-&quot;,&#10;SUM(H26,J26)&#10;+SUM('漁業生產量值-漁業種類別魚類別生產量值1'!F26,'漁業生產量值-漁業種類別魚類別生產量值1'!H26,'漁業生產量值-漁業種類別魚類別生產量值1'!J26,'漁業生產量值-漁業種類別魚類別生產量值1'!P26)&#10;+SUM('漁業生產量值-漁業種類別魚類別生產量值2'!D26,'漁業生產量值-漁業種類別魚類別生產量值2'!F26,'漁業生產量值-漁業種類別魚類別生產量值2'!H26,'漁業生產量值-漁業種類別魚類別生產量值2'!J26)&#10;+SUM('漁業生產量值-漁業種類別魚類別生產量值3'!F26,'漁業生產量值-漁業種類別魚類別生產量值3'!J26,'漁業生產量值-漁業種類別魚類別生產量值3'!L26,'漁業生產量值-漁業種類別魚類別生產量值3'!N26)&#10;+SUM('漁業生產量值-漁業種類別魚類別生產量值4'!H26,'漁業生產量值-漁業種類別魚類別生產量值4'!J26,'漁業生產量值-漁業種類別魚類別生產量值4'!L26,'漁業生產量值-漁業種類別魚類別生產量值4'!N26,'漁業生產量值-漁業種類別魚類別生產量值4'!P26)&#10;+SUM('漁業生產量值-漁業種類別魚類別生產量值5'!L26,'漁業生產量值-漁業種類別魚類別生產量值5'!N26,'漁業生產量值-漁業種類別魚類別生產量值5'!P26)&#10;+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+SUM('漁業生產量值-漁業種類別魚類別生產量值7'!D26,'漁業生產量值-漁業種類別魚類別生產量值7'!F26,'漁業生產量值-漁業種類別魚類別生產量值7'!H26)&#10;+SUM('漁業生產量值-漁業種類別魚類別生產量值9'!J26,'漁業生產量值-漁業種類別魚類別生產量值9'!L26)&#10;+SUM('漁業生產量值-漁業種類別魚類別生產量值10'!H26)&#10;+SUM('漁業生產量值-漁業種類別魚類別生產量值11'!D26,'漁業生產量值-漁業種類別魚類別生產量值11'!F26,'漁業生產量值-漁業種類別魚類別生產量值11'!H26,'漁業生產量值-漁業種類別魚類別生產量值11'!J26,'漁業生產量值-漁業種類別魚類別生產量值11'!L26)&#10;+SUM('漁業生產量值-漁業種類別魚類別生產量值12'!H26)&#10;+SUM('漁業生產量值-漁業種類別魚類別生產量值14'!D26,'漁業生產量值-漁業種類別魚類別生產量值14'!P26)&#10;+SUM('漁業生產量值-漁業種類別魚類別生產量值15'!D26,'漁業生產量值-漁業種類別魚類別生產量值15'!F26,'漁業生產量值-漁業種類別魚類別生產量值15'!H26,'漁業生產量值-漁業種類別魚類別生產量值15'!J26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6,M26,O26,'漁業生產量值-漁業種類別魚類別生產量值1'!C26)=0,&quot;-&quot;,SUM(K26,M26,O26,'漁業生產量值-漁業種類別魚類別生產量值1'!C26))" table:style-name="ce55">
            <text:p>-</text:p>
          </table:table-cell>
          <table:table-cell office:value-type="string" office:string-value="-" table:formula="msoxl:=  IF(SUM(L26,N26,P26,'漁業生產量值-漁業種類別魚類別生產量值1'!D26)=0,&quot;-&quot;,SUM(L26,N26,P26,'漁業生產量值-漁業種類別魚類別生產量值1'!D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float" office:value="15916.263800000001" table:style-name="ce55">
            <text:p>15,916<text:s/></text:p>
          </table:table-cell>
          <table:table-cell office:value-type="float" office:value="1783428.89378" table:style-name="ce55">
            <text:p>1,783,429<text:s/></text:p>
          </table:table-cell>
          <table:table-cell office:value-type="float" office:value="15764.740299999999" table:formula="msoxl:=  IF(SUM(G27,I27)&#10;+SUM('漁業生產量值-漁業種類別魚類別生產量值1'!E27,'漁業生產量值-漁業種類別魚類別生產量值1'!G27,'漁業生產量值-漁業種類別魚類別生產量值1'!I27)&#10;+SUM('漁業生產量值-漁業種類別魚類別生產量值2'!C27,'漁業生產量值-漁業種類別魚類別生產量值2'!E27,'漁業生產量值-漁業種類別魚類別生產量值2'!G27,'漁業生產量值-漁業種類別魚類別生產量值2'!I27)&#10;+SUM('漁業生產量值-漁業種類別魚類別生產量值3'!E27,'漁業生產量值-漁業種類別魚類別生產量值3'!I27,'漁業生產量值-漁業種類別魚類別生產量值3'!K27,'漁業生產量值-漁業種類別魚類別生產量值3'!M27)&#10;+SUM('漁業生產量值-漁業種類別魚類別生產量值4'!G27,'漁業生產量值-漁業種類別魚類別生產量值4'!I27,'漁業生產量值-漁業種類別魚類別生產量值4'!K27,'漁業生產量值-漁業種類別魚類別生產量值4'!M27,'漁業生產量值-漁業種類別魚類別生產量值4'!O27)&#10;+SUM('漁業生產量值-漁業種類別魚類別生產量值5'!K27,'漁業生產量值-漁業種類別魚類別生產量值5'!M27,'漁業生產量值-漁業種類別魚類別生產量值5'!O27)&#10;+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+SUM('漁業生產量值-漁業種類別魚類別生產量值7'!C27,'漁業生產量值-漁業種類別魚類別生產量值7'!E27,'漁業生產量值-漁業種類別魚類別生產量值7'!G27)&#10;+SUM('漁業生產量值-漁業種類別魚類別生產量值9'!I27,'漁業生產量值-漁業種類別魚類別生產量值9'!K27)&#10;+SUM('漁業生產量值-漁業種類別魚類別生產量值10'!G27)&#10;+SUM('漁業生產量值-漁業種類別魚類別生產量值11'!C27,'漁業生產量值-漁業種類別魚類別生產量值11'!E27,'漁業生產量值-漁業種類別魚類別生產量值11'!G27,'漁業生產量值-漁業種類別魚類別生產量值11'!I27,'漁業生產量值-漁業種類別魚類別生產量值11'!K27)&#10;+SUM('漁業生產量值-漁業種類別魚類別生產量值12'!G27)&#10;+SUM('漁業生產量值-漁業種類別魚類別生產量值14'!C27,'漁業生產量值-漁業種類別魚類別生產量值14'!O27)&#10;+SUM('漁業生產量值-漁業種類別魚類別生產量值15'!C27,'漁業生產量值-漁業種類別魚類別生產量值15'!E27,'漁業生產量值-漁業種類別魚類別生產量值15'!G27,'漁業生產量值-漁業種類別魚類別生產量值15'!I27)=0,&quot;-&quot;,&#10;SUM(G27,I27)&#10;+SUM('漁業生產量值-漁業種類別魚類別生產量值1'!E27,'漁業生產量值-漁業種類別魚類別生產量值1'!G27,'漁業生產量值-漁業種類別魚類別生產量值1'!I27)&#10;+SUM('漁業生產量值-漁業種類別魚類別生產量值2'!C27,'漁業生產量值-漁業種類別魚類別生產量值2'!E27,'漁業生產量值-漁業種類別魚類別生產量值2'!G27,'漁業生產量值-漁業種類別魚類別生產量值2'!I27)&#10;+SUM('漁業生產量值-漁業種類別魚類別生產量值3'!E27,'漁業生產量值-漁業種類別魚類別生產量值3'!I27,'漁業生產量值-漁業種類別魚類別生產量值3'!K27,'漁業生產量值-漁業種類別魚類別生產量值3'!M27)&#10;+SUM('漁業生產量值-漁業種類別魚類別生產量值4'!G27,'漁業生產量值-漁業種類別魚類別生產量值4'!I27,'漁業生產量值-漁業種類別魚類別生產量值4'!K27,'漁業生產量值-漁業種類別魚類別生產量值4'!M27,'漁業生產量值-漁業種類別魚類別生產量值4'!O27)&#10;+SUM('漁業生產量值-漁業種類別魚類別生產量值5'!K27,'漁業生產量值-漁業種類別魚類別生產量值5'!M27,'漁業生產量值-漁業種類別魚類別生產量值5'!O27)&#10;+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+SUM('漁業生產量值-漁業種類別魚類別生產量值7'!C27,'漁業生產量值-漁業種類別魚類別生產量值7'!E27,'漁業生產量值-漁業種類別魚類別生產量值7'!G27)&#10;+SUM('漁業生產量值-漁業種類別魚類別生產量值9'!I27,'漁業生產量值-漁業種類別魚類別生產量值9'!K27)&#10;+SUM('漁業生產量值-漁業種類別魚類別生產量值10'!G27)&#10;+SUM('漁業生產量值-漁業種類別魚類別生產量值11'!C27,'漁業生產量值-漁業種類別魚類別生產量值11'!E27,'漁業生產量值-漁業種類別魚類別生產量值11'!G27,'漁業生產量值-漁業種類別魚類別生產量值11'!I27,'漁業生產量值-漁業種類別魚類別生產量值11'!K27)&#10;+SUM('漁業生產量值-漁業種類別魚類別生產量值12'!G27)&#10;+SUM('漁業生產量值-漁業種類別魚類別生產量值14'!C27,'漁業生產量值-漁業種類別魚類別生產量值14'!O27)&#10;+SUM('漁業生產量值-漁業種類別魚類別生產量值15'!C27,'漁業生產量值-漁業種類別魚類別生產量值15'!E27,'漁業生產量值-漁業種類別魚類別生產量值15'!G27,'漁業生產量值-漁業種類別魚類別生產量值15'!I27)&#10;)" table:style-name="ce55">
            <text:p>15,765<text:s/></text:p>
          </table:table-cell>
          <table:table-cell office:value-type="float" office:value="1777514.6153899997" table:formula="msoxl:=  IF(SUM(H27,J27)&#10;+SUM('漁業生產量值-漁業種類別魚類別生產量值1'!F27,'漁業生產量值-漁業種類別魚類別生產量值1'!H27,'漁業生產量值-漁業種類別魚類別生產量值1'!J27,'漁業生產量值-漁業種類別魚類別生產量值1'!P27)&#10;+SUM('漁業生產量值-漁業種類別魚類別生產量值2'!D27,'漁業生產量值-漁業種類別魚類別生產量值2'!F27,'漁業生產量值-漁業種類別魚類別生產量值2'!H27,'漁業生產量值-漁業種類別魚類別生產量值2'!J27)&#10;+SUM('漁業生產量值-漁業種類別魚類別生產量值3'!F27,'漁業生產量值-漁業種類別魚類別生產量值3'!J27,'漁業生產量值-漁業種類別魚類別生產量值3'!L27,'漁業生產量值-漁業種類別魚類別生產量值3'!N27)&#10;+SUM('漁業生產量值-漁業種類別魚類別生產量值4'!H27,'漁業生產量值-漁業種類別魚類別生產量值4'!J27,'漁業生產量值-漁業種類別魚類別生產量值4'!L27,'漁業生產量值-漁業種類別魚類別生產量值4'!N27,'漁業生產量值-漁業種類別魚類別生產量值4'!P27)&#10;+SUM('漁業生產量值-漁業種類別魚類別生產量值5'!L27,'漁業生產量值-漁業種類別魚類別生產量值5'!N27,'漁業生產量值-漁業種類別魚類別生產量值5'!P27)&#10;+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+SUM('漁業生產量值-漁業種類別魚類別生產量值7'!D27,'漁業生產量值-漁業種類別魚類別生產量值7'!F27,'漁業生產量值-漁業種類別魚類別生產量值7'!H27)&#10;+SUM('漁業生產量值-漁業種類別魚類別生產量值9'!J27,'漁業生產量值-漁業種類別魚類別生產量值9'!L27)&#10;+SUM('漁業生產量值-漁業種類別魚類別生產量值10'!H27)&#10;+SUM('漁業生產量值-漁業種類別魚類別生產量值11'!D27,'漁業生產量值-漁業種類別魚類別生產量值11'!F27,'漁業生產量值-漁業種類別魚類別生產量值11'!H27,'漁業生產量值-漁業種類別魚類別生產量值11'!J27,'漁業生產量值-漁業種類別魚類別生產量值11'!L27)&#10;+SUM('漁業生產量值-漁業種類別魚類別生產量值12'!H27)&#10;+SUM('漁業生產量值-漁業種類別魚類別生產量值14'!D27,'漁業生產量值-漁業種類別魚類別生產量值14'!P27)&#10;+SUM('漁業生產量值-漁業種類別魚類別生產量值15'!D27,'漁業生產量值-漁業種類別魚類別生產量值15'!F27,'漁業生產量值-漁業種類別魚類別生產量值15'!H27,'漁業生產量值-漁業種類別魚類別生產量值15'!J27)=0,&quot;-&quot;,&#10;SUM(H27,J27)&#10;+SUM('漁業生產量值-漁業種類別魚類別生產量值1'!F27,'漁業生產量值-漁業種類別魚類別生產量值1'!H27,'漁業生產量值-漁業種類別魚類別生產量值1'!J27,'漁業生產量值-漁業種類別魚類別生產量值1'!P27)&#10;+SUM('漁業生產量值-漁業種類別魚類別生產量值2'!D27,'漁業生產量值-漁業種類別魚類別生產量值2'!F27,'漁業生產量值-漁業種類別魚類別生產量值2'!H27,'漁業生產量值-漁業種類別魚類別生產量值2'!J27)&#10;+SUM('漁業生產量值-漁業種類別魚類別生產量值3'!F27,'漁業生產量值-漁業種類別魚類別生產量值3'!J27,'漁業生產量值-漁業種類別魚類別生產量值3'!L27,'漁業生產量值-漁業種類別魚類別生產量值3'!N27)&#10;+SUM('漁業生產量值-漁業種類別魚類別生產量值4'!H27,'漁業生產量值-漁業種類別魚類別生產量值4'!J27,'漁業生產量值-漁業種類別魚類別生產量值4'!L27,'漁業生產量值-漁業種類別魚類別生產量值4'!N27,'漁業生產量值-漁業種類別魚類別生產量值4'!P27)&#10;+SUM('漁業生產量值-漁業種類別魚類別生產量值5'!L27,'漁業生產量值-漁業種類別魚類別生產量值5'!N27,'漁業生產量值-漁業種類別魚類別生產量值5'!P27)&#10;+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+SUM('漁業生產量值-漁業種類別魚類別生產量值7'!D27,'漁業生產量值-漁業種類別魚類別生產量值7'!F27,'漁業生產量值-漁業種類別魚類別生產量值7'!H27)&#10;+SUM('漁業生產量值-漁業種類別魚類別生產量值9'!J27,'漁業生產量值-漁業種類別魚類別生產量值9'!L27)&#10;+SUM('漁業生產量值-漁業種類別魚類別生產量值10'!H27)&#10;+SUM('漁業生產量值-漁業種類別魚類別生產量值11'!D27,'漁業生產量值-漁業種類別魚類別生產量值11'!F27,'漁業生產量值-漁業種類別魚類別生產量值11'!H27,'漁業生產量值-漁業種類別魚類別生產量值11'!J27,'漁業生產量值-漁業種類別魚類別生產量值11'!L27)&#10;+SUM('漁業生產量值-漁業種類別魚類別生產量值12'!H27)&#10;+SUM('漁業生產量值-漁業種類別魚類別生產量值14'!D27,'漁業生產量值-漁業種類別魚類別生產量值14'!P27)&#10;+SUM('漁業生產量值-漁業種類別魚類別生產量值15'!D27,'漁業生產量值-漁業種類別魚類別生產量值15'!F27,'漁業生產量值-漁業種類別魚類別生產量值15'!H27,'漁業生產量值-漁業種類別魚類別生產量值15'!J27)&#10;)" table:style-name="ce55">
            <text:p>1,777,51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7,M27,O27,'漁業生產量值-漁業種類別魚類別生產量值1'!C27)=0,&quot;-&quot;,SUM(K27,M27,O27,'漁業生產量值-漁業種類別魚類別生產量值1'!C27))" table:style-name="ce55">
            <text:p>-</text:p>
          </table:table-cell>
          <table:table-cell office:value-type="string" office:string-value="-" table:formula="msoxl:=  IF(SUM(L27,N27,P27,'漁業生產量值-漁業種類別魚類別生產量值1'!D27)=0,&quot;-&quot;,SUM(L27,N27,P27,'漁業生產量值-漁業種類別魚類別生產量值1'!D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3414.5861500000001" table:style-name="ce55">
            <text:p>3,415<text:s/></text:p>
          </table:table-cell>
          <table:table-cell office:value-type="float" office:value="695186.09524000005" table:style-name="ce55">
            <text:p>695,186<text:s/></text:p>
          </table:table-cell>
          <table:table-cell office:value-type="float" office:value="3257.3067099999998" table:formula="msoxl:=  IF(SUM(G28,I28)&#10;+SUM('漁業生產量值-漁業種類別魚類別生產量值1'!E28,'漁業生產量值-漁業種類別魚類別生產量值1'!G28,'漁業生產量值-漁業種類別魚類別生產量值1'!I28)&#10;+SUM('漁業生產量值-漁業種類別魚類別生產量值2'!C28,'漁業生產量值-漁業種類別魚類別生產量值2'!E28,'漁業生產量值-漁業種類別魚類別生產量值2'!G28,'漁業生產量值-漁業種類別魚類別生產量值2'!I28)&#10;+SUM('漁業生產量值-漁業種類別魚類別生產量值3'!E28,'漁業生產量值-漁業種類別魚類別生產量值3'!I28,'漁業生產量值-漁業種類別魚類別生產量值3'!K28,'漁業生產量值-漁業種類別魚類別生產量值3'!M28)&#10;+SUM('漁業生產量值-漁業種類別魚類別生產量值4'!G28,'漁業生產量值-漁業種類別魚類別生產量值4'!I28,'漁業生產量值-漁業種類別魚類別生產量值4'!K28,'漁業生產量值-漁業種類別魚類別生產量值4'!M28,'漁業生產量值-漁業種類別魚類別生產量值4'!O28)&#10;+SUM('漁業生產量值-漁業種類別魚類別生產量值5'!K28,'漁業生產量值-漁業種類別魚類別生產量值5'!M28,'漁業生產量值-漁業種類別魚類別生產量值5'!O28)&#10;+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+SUM('漁業生產量值-漁業種類別魚類別生產量值7'!C28,'漁業生產量值-漁業種類別魚類別生產量值7'!E28,'漁業生產量值-漁業種類別魚類別生產量值7'!G28)&#10;+SUM('漁業生產量值-漁業種類別魚類別生產量值9'!I28,'漁業生產量值-漁業種類別魚類別生產量值9'!K28)&#10;+SUM('漁業生產量值-漁業種類別魚類別生產量值10'!G28)&#10;+SUM('漁業生產量值-漁業種類別魚類別生產量值11'!C28,'漁業生產量值-漁業種類別魚類別生產量值11'!E28,'漁業生產量值-漁業種類別魚類別生產量值11'!G28,'漁業生產量值-漁業種類別魚類別生產量值11'!I28,'漁業生產量值-漁業種類別魚類別生產量值11'!K28)&#10;+SUM('漁業生產量值-漁業種類別魚類別生產量值12'!G28)&#10;+SUM('漁業生產量值-漁業種類別魚類別生產量值14'!C28,'漁業生產量值-漁業種類別魚類別生產量值14'!O28)&#10;+SUM('漁業生產量值-漁業種類別魚類別生產量值15'!C28,'漁業生產量值-漁業種類別魚類別生產量值15'!E28,'漁業生產量值-漁業種類別魚類別生產量值15'!G28,'漁業生產量值-漁業種類別魚類別生產量值15'!I28)=0,&quot;-&quot;,&#10;SUM(G28,I28)&#10;+SUM('漁業生產量值-漁業種類別魚類別生產量值1'!E28,'漁業生產量值-漁業種類別魚類別生產量值1'!G28,'漁業生產量值-漁業種類別魚類別生產量值1'!I28)&#10;+SUM('漁業生產量值-漁業種類別魚類別生產量值2'!C28,'漁業生產量值-漁業種類別魚類別生產量值2'!E28,'漁業生產量值-漁業種類別魚類別生產量值2'!G28,'漁業生產量值-漁業種類別魚類別生產量值2'!I28)&#10;+SUM('漁業生產量值-漁業種類別魚類別生產量值3'!E28,'漁業生產量值-漁業種類別魚類別生產量值3'!I28,'漁業生產量值-漁業種類別魚類別生產量值3'!K28,'漁業生產量值-漁業種類別魚類別生產量值3'!M28)&#10;+SUM('漁業生產量值-漁業種類別魚類別生產量值4'!G28,'漁業生產量值-漁業種類別魚類別生產量值4'!I28,'漁業生產量值-漁業種類別魚類別生產量值4'!K28,'漁業生產量值-漁業種類別魚類別生產量值4'!M28,'漁業生產量值-漁業種類別魚類別生產量值4'!O28)&#10;+SUM('漁業生產量值-漁業種類別魚類別生產量值5'!K28,'漁業生產量值-漁業種類別魚類別生產量值5'!M28,'漁業生產量值-漁業種類別魚類別生產量值5'!O28)&#10;+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+SUM('漁業生產量值-漁業種類別魚類別生產量值7'!C28,'漁業生產量值-漁業種類別魚類別生產量值7'!E28,'漁業生產量值-漁業種類別魚類別生產量值7'!G28)&#10;+SUM('漁業生產量值-漁業種類別魚類別生產量值9'!I28,'漁業生產量值-漁業種類別魚類別生產量值9'!K28)&#10;+SUM('漁業生產量值-漁業種類別魚類別生產量值10'!G28)&#10;+SUM('漁業生產量值-漁業種類別魚類別生產量值11'!C28,'漁業生產量值-漁業種類別魚類別生產量值11'!E28,'漁業生產量值-漁業種類別魚類別生產量值11'!G28,'漁業生產量值-漁業種類別魚類別生產量值11'!I28,'漁業生產量值-漁業種類別魚類別生產量值11'!K28)&#10;+SUM('漁業生產量值-漁業種類別魚類別生產量值12'!G28)&#10;+SUM('漁業生產量值-漁業種類別魚類別生產量值14'!C28,'漁業生產量值-漁業種類別魚類別生產量值14'!O28)&#10;+SUM('漁業生產量值-漁業種類別魚類別生產量值15'!C28,'漁業生產量值-漁業種類別魚類別生產量值15'!E28,'漁業生產量值-漁業種類別魚類別生產量值15'!G28,'漁業生產量值-漁業種類別魚類別生產量值15'!I28)&#10;)" table:style-name="ce55">
            <text:p>3,257<text:s/></text:p>
          </table:table-cell>
          <table:table-cell office:value-type="float" office:value="646229.79113999999" table:formula="msoxl:=  IF(SUM(H28,J28)&#10;+SUM('漁業生產量值-漁業種類別魚類別生產量值1'!F28,'漁業生產量值-漁業種類別魚類別生產量值1'!H28,'漁業生產量值-漁業種類別魚類別生產量值1'!J28,'漁業生產量值-漁業種類別魚類別生產量值1'!P28)&#10;+SUM('漁業生產量值-漁業種類別魚類別生產量值2'!D28,'漁業生產量值-漁業種類別魚類別生產量值2'!F28,'漁業生產量值-漁業種類別魚類別生產量值2'!H28,'漁業生產量值-漁業種類別魚類別生產量值2'!J28)&#10;+SUM('漁業生產量值-漁業種類別魚類別生產量值3'!F28,'漁業生產量值-漁業種類別魚類別生產量值3'!J28,'漁業生產量值-漁業種類別魚類別生產量值3'!L28,'漁業生產量值-漁業種類別魚類別生產量值3'!N28)&#10;+SUM('漁業生產量值-漁業種類別魚類別生產量值4'!H28,'漁業生產量值-漁業種類別魚類別生產量值4'!J28,'漁業生產量值-漁業種類別魚類別生產量值4'!L28,'漁業生產量值-漁業種類別魚類別生產量值4'!N28,'漁業生產量值-漁業種類別魚類別生產量值4'!P28)&#10;+SUM('漁業生產量值-漁業種類別魚類別生產量值5'!L28,'漁業生產量值-漁業種類別魚類別生產量值5'!N28,'漁業生產量值-漁業種類別魚類別生產量值5'!P28)&#10;+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+SUM('漁業生產量值-漁業種類別魚類別生產量值7'!D28,'漁業生產量值-漁業種類別魚類別生產量值7'!F28,'漁業生產量值-漁業種類別魚類別生產量值7'!H28)&#10;+SUM('漁業生產量值-漁業種類別魚類別生產量值9'!J28,'漁業生產量值-漁業種類別魚類別生產量值9'!L28)&#10;+SUM('漁業生產量值-漁業種類別魚類別生產量值10'!H28)&#10;+SUM('漁業生產量值-漁業種類別魚類別生產量值11'!D28,'漁業生產量值-漁業種類別魚類別生產量值11'!F28,'漁業生產量值-漁業種類別魚類別生產量值11'!H28,'漁業生產量值-漁業種類別魚類別生產量值11'!J28,'漁業生產量值-漁業種類別魚類別生產量值11'!L28)&#10;+SUM('漁業生產量值-漁業種類別魚類別生產量值12'!H28)&#10;+SUM('漁業生產量值-漁業種類別魚類別生產量值14'!D28,'漁業生產量值-漁業種類別魚類別生產量值14'!P28)&#10;+SUM('漁業生產量值-漁業種類別魚類別生產量值15'!D28,'漁業生產量值-漁業種類別魚類別生產量值15'!F28,'漁業生產量值-漁業種類別魚類別生產量值15'!H28,'漁業生產量值-漁業種類別魚類別生產量值15'!J28)=0,&quot;-&quot;,&#10;SUM(H28,J28)&#10;+SUM('漁業生產量值-漁業種類別魚類別生產量值1'!F28,'漁業生產量值-漁業種類別魚類別生產量值1'!H28,'漁業生產量值-漁業種類別魚類別生產量值1'!J28,'漁業生產量值-漁業種類別魚類別生產量值1'!P28)&#10;+SUM('漁業生產量值-漁業種類別魚類別生產量值2'!D28,'漁業生產量值-漁業種類別魚類別生產量值2'!F28,'漁業生產量值-漁業種類別魚類別生產量值2'!H28,'漁業生產量值-漁業種類別魚類別生產量值2'!J28)&#10;+SUM('漁業生產量值-漁業種類別魚類別生產量值3'!F28,'漁業生產量值-漁業種類別魚類別生產量值3'!J28,'漁業生產量值-漁業種類別魚類別生產量值3'!L28,'漁業生產量值-漁業種類別魚類別生產量值3'!N28)&#10;+SUM('漁業生產量值-漁業種類別魚類別生產量值4'!H28,'漁業生產量值-漁業種類別魚類別生產量值4'!J28,'漁業生產量值-漁業種類別魚類別生產量值4'!L28,'漁業生產量值-漁業種類別魚類別生產量值4'!N28,'漁業生產量值-漁業種類別魚類別生產量值4'!P28)&#10;+SUM('漁業生產量值-漁業種類別魚類別生產量值5'!L28,'漁業生產量值-漁業種類別魚類別生產量值5'!N28,'漁業生產量值-漁業種類別魚類別生產量值5'!P28)&#10;+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+SUM('漁業生產量值-漁業種類別魚類別生產量值7'!D28,'漁業生產量值-漁業種類別魚類別生產量值7'!F28,'漁業生產量值-漁業種類別魚類別生產量值7'!H28)&#10;+SUM('漁業生產量值-漁業種類別魚類別生產量值9'!J28,'漁業生產量值-漁業種類別魚類別生產量值9'!L28)&#10;+SUM('漁業生產量值-漁業種類別魚類別生產量值10'!H28)&#10;+SUM('漁業生產量值-漁業種類別魚類別生產量值11'!D28,'漁業生產量值-漁業種類別魚類別生產量值11'!F28,'漁業生產量值-漁業種類別魚類別生產量值11'!H28,'漁業生產量值-漁業種類別魚類別生產量值11'!J28,'漁業生產量值-漁業種類別魚類別生產量值11'!L28)&#10;+SUM('漁業生產量值-漁業種類別魚類別生產量值12'!H28)&#10;+SUM('漁業生產量值-漁業種類別魚類別生產量值14'!D28,'漁業生產量值-漁業種類別魚類別生產量值14'!P28)&#10;+SUM('漁業生產量值-漁業種類別魚類別生產量值15'!D28,'漁業生產量值-漁業種類別魚類別生產量值15'!F28,'漁業生產量值-漁業種類別魚類別生產量值15'!H28,'漁業生產量值-漁業種類別魚類別生產量值15'!J28)&#10;)" table:style-name="ce55">
            <text:p>646,23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8,M28,O28,'漁業生產量值-漁業種類別魚類別生產量值1'!C28)=0,&quot;-&quot;,SUM(K28,M28,O28,'漁業生產量值-漁業種類別魚類別生產量值1'!C28))" table:style-name="ce55">
            <text:p>-</text:p>
          </table:table-cell>
          <table:table-cell office:value-type="string" office:string-value="-" table:formula="msoxl:=  IF(SUM(L28,N28,P28,'漁業生產量值-漁業種類別魚類別生產量值1'!D28)=0,&quot;-&quot;,SUM(L28,N28,P28,'漁業生產量值-漁業種類別魚類別生產量值1'!D2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float" office:value="61.168999999999997" table:style-name="ce55">
            <text:p>61<text:s/></text:p>
          </table:table-cell>
          <table:table-cell office:value-type="float" office:value="6463.4247999999998" table:style-name="ce55">
            <text:p>6,463<text:s/></text:p>
          </table:table-cell>
          <table:table-cell office:value-type="float" office:value="61.16899999999999" table:formula="msoxl:=  IF(SUM(G29,I29)&#10;+SUM('漁業生產量值-漁業種類別魚類別生產量值1'!E29,'漁業生產量值-漁業種類別魚類別生產量值1'!G29,'漁業生產量值-漁業種類別魚類別生產量值1'!I29)&#10;+SUM('漁業生產量值-漁業種類別魚類別生產量值2'!C29,'漁業生產量值-漁業種類別魚類別生產量值2'!E29,'漁業生產量值-漁業種類別魚類別生產量值2'!G29,'漁業生產量值-漁業種類別魚類別生產量值2'!I29)&#10;+SUM('漁業生產量值-漁業種類別魚類別生產量值3'!E29,'漁業生產量值-漁業種類別魚類別生產量值3'!I29,'漁業生產量值-漁業種類別魚類別生產量值3'!K29,'漁業生產量值-漁業種類別魚類別生產量值3'!M29)&#10;+SUM('漁業生產量值-漁業種類別魚類別生產量值4'!G29,'漁業生產量值-漁業種類別魚類別生產量值4'!I29,'漁業生產量值-漁業種類別魚類別生產量值4'!K29,'漁業生產量值-漁業種類別魚類別生產量值4'!M29,'漁業生產量值-漁業種類別魚類別生產量值4'!O29)&#10;+SUM('漁業生產量值-漁業種類別魚類別生產量值5'!K29,'漁業生產量值-漁業種類別魚類別生產量值5'!M29,'漁業生產量值-漁業種類別魚類別生產量值5'!O29)&#10;+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+SUM('漁業生產量值-漁業種類別魚類別生產量值7'!C29,'漁業生產量值-漁業種類別魚類別生產量值7'!E29,'漁業生產量值-漁業種類別魚類別生產量值7'!G29)&#10;+SUM('漁業生產量值-漁業種類別魚類別生產量值9'!I29,'漁業生產量值-漁業種類別魚類別生產量值9'!K29)&#10;+SUM('漁業生產量值-漁業種類別魚類別生產量值10'!G29)&#10;+SUM('漁業生產量值-漁業種類別魚類別生產量值11'!C29,'漁業生產量值-漁業種類別魚類別生產量值11'!E29,'漁業生產量值-漁業種類別魚類別生產量值11'!G29,'漁業生產量值-漁業種類別魚類別生產量值11'!I29,'漁業生產量值-漁業種類別魚類別生產量值11'!K29)&#10;+SUM('漁業生產量值-漁業種類別魚類別生產量值12'!G29)&#10;+SUM('漁業生產量值-漁業種類別魚類別生產量值14'!C29,'漁業生產量值-漁業種類別魚類別生產量值14'!O29)&#10;+SUM('漁業生產量值-漁業種類別魚類別生產量值15'!C29,'漁業生產量值-漁業種類別魚類別生產量值15'!E29,'漁業生產量值-漁業種類別魚類別生產量值15'!G29,'漁業生產量值-漁業種類別魚類別生產量值15'!I29)=0,&quot;-&quot;,&#10;SUM(G29,I29)&#10;+SUM('漁業生產量值-漁業種類別魚類別生產量值1'!E29,'漁業生產量值-漁業種類別魚類別生產量值1'!G29,'漁業生產量值-漁業種類別魚類別生產量值1'!I29)&#10;+SUM('漁業生產量值-漁業種類別魚類別生產量值2'!C29,'漁業生產量值-漁業種類別魚類別生產量值2'!E29,'漁業生產量值-漁業種類別魚類別生產量值2'!G29,'漁業生產量值-漁業種類別魚類別生產量值2'!I29)&#10;+SUM('漁業生產量值-漁業種類別魚類別生產量值3'!E29,'漁業生產量值-漁業種類別魚類別生產量值3'!I29,'漁業生產量值-漁業種類別魚類別生產量值3'!K29,'漁業生產量值-漁業種類別魚類別生產量值3'!M29)&#10;+SUM('漁業生產量值-漁業種類別魚類別生產量值4'!G29,'漁業生產量值-漁業種類別魚類別生產量值4'!I29,'漁業生產量值-漁業種類別魚類別生產量值4'!K29,'漁業生產量值-漁業種類別魚類別生產量值4'!M29,'漁業生產量值-漁業種類別魚類別生產量值4'!O29)&#10;+SUM('漁業生產量值-漁業種類別魚類別生產量值5'!K29,'漁業生產量值-漁業種類別魚類別生產量值5'!M29,'漁業生產量值-漁業種類別魚類別生產量值5'!O29)&#10;+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+SUM('漁業生產量值-漁業種類別魚類別生產量值7'!C29,'漁業生產量值-漁業種類別魚類別生產量值7'!E29,'漁業生產量值-漁業種類別魚類別生產量值7'!G29)&#10;+SUM('漁業生產量值-漁業種類別魚類別生產量值9'!I29,'漁業生產量值-漁業種類別魚類別生產量值9'!K29)&#10;+SUM('漁業生產量值-漁業種類別魚類別生產量值10'!G29)&#10;+SUM('漁業生產量值-漁業種類別魚類別生產量值11'!C29,'漁業生產量值-漁業種類別魚類別生產量值11'!E29,'漁業生產量值-漁業種類別魚類別生產量值11'!G29,'漁業生產量值-漁業種類別魚類別生產量值11'!I29,'漁業生產量值-漁業種類別魚類別生產量值11'!K29)&#10;+SUM('漁業生產量值-漁業種類別魚類別生產量值12'!G29)&#10;+SUM('漁業生產量值-漁業種類別魚類別生產量值14'!C29,'漁業生產量值-漁業種類別魚類別生產量值14'!O29)&#10;+SUM('漁業生產量值-漁業種類別魚類別生產量值15'!C29,'漁業生產量值-漁業種類別魚類別生產量值15'!E29,'漁業生產量值-漁業種類別魚類別生產量值15'!G29,'漁業生產量值-漁業種類別魚類別生產量值15'!I29)&#10;)" table:style-name="ce55">
            <text:p>61<text:s/></text:p>
          </table:table-cell>
          <table:table-cell office:value-type="float" office:value="6463.4248000000007" table:formula="msoxl:=  IF(SUM(H29,J29)&#10;+SUM('漁業生產量值-漁業種類別魚類別生產量值1'!F29,'漁業生產量值-漁業種類別魚類別生產量值1'!H29,'漁業生產量值-漁業種類別魚類別生產量值1'!J29,'漁業生產量值-漁業種類別魚類別生產量值1'!P29)&#10;+SUM('漁業生產量值-漁業種類別魚類別生產量值2'!D29,'漁業生產量值-漁業種類別魚類別生產量值2'!F29,'漁業生產量值-漁業種類別魚類別生產量值2'!H29,'漁業生產量值-漁業種類別魚類別生產量值2'!J29)&#10;+SUM('漁業生產量值-漁業種類別魚類別生產量值3'!F29,'漁業生產量值-漁業種類別魚類別生產量值3'!J29,'漁業生產量值-漁業種類別魚類別生產量值3'!L29,'漁業生產量值-漁業種類別魚類別生產量值3'!N29)&#10;+SUM('漁業生產量值-漁業種類別魚類別生產量值4'!H29,'漁業生產量值-漁業種類別魚類別生產量值4'!J29,'漁業生產量值-漁業種類別魚類別生產量值4'!L29,'漁業生產量值-漁業種類別魚類別生產量值4'!N29,'漁業生產量值-漁業種類別魚類別生產量值4'!P29)&#10;+SUM('漁業生產量值-漁業種類別魚類別生產量值5'!L29,'漁業生產量值-漁業種類別魚類別生產量值5'!N29,'漁業生產量值-漁業種類別魚類別生產量值5'!P29)&#10;+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+SUM('漁業生產量值-漁業種類別魚類別生產量值7'!D29,'漁業生產量值-漁業種類別魚類別生產量值7'!F29,'漁業生產量值-漁業種類別魚類別生產量值7'!H29)&#10;+SUM('漁業生產量值-漁業種類別魚類別生產量值9'!J29,'漁業生產量值-漁業種類別魚類別生產量值9'!L29)&#10;+SUM('漁業生產量值-漁業種類別魚類別生產量值10'!H29)&#10;+SUM('漁業生產量值-漁業種類別魚類別生產量值11'!D29,'漁業生產量值-漁業種類別魚類別生產量值11'!F29,'漁業生產量值-漁業種類別魚類別生產量值11'!H29,'漁業生產量值-漁業種類別魚類別生產量值11'!J29,'漁業生產量值-漁業種類別魚類別生產量值11'!L29)&#10;+SUM('漁業生產量值-漁業種類別魚類別生產量值12'!H29)&#10;+SUM('漁業生產量值-漁業種類別魚類別生產量值14'!D29,'漁業生產量值-漁業種類別魚類別生產量值14'!P29)&#10;+SUM('漁業生產量值-漁業種類別魚類別生產量值15'!D29,'漁業生產量值-漁業種類別魚類別生產量值15'!F29,'漁業生產量值-漁業種類別魚類別生產量值15'!H29,'漁業生產量值-漁業種類別魚類別生產量值15'!J29)=0,&quot;-&quot;,&#10;SUM(H29,J29)&#10;+SUM('漁業生產量值-漁業種類別魚類別生產量值1'!F29,'漁業生產量值-漁業種類別魚類別生產量值1'!H29,'漁業生產量值-漁業種類別魚類別生產量值1'!J29,'漁業生產量值-漁業種類別魚類別生產量值1'!P29)&#10;+SUM('漁業生產量值-漁業種類別魚類別生產量值2'!D29,'漁業生產量值-漁業種類別魚類別生產量值2'!F29,'漁業生產量值-漁業種類別魚類別生產量值2'!H29,'漁業生產量值-漁業種類別魚類別生產量值2'!J29)&#10;+SUM('漁業生產量值-漁業種類別魚類別生產量值3'!F29,'漁業生產量值-漁業種類別魚類別生產量值3'!J29,'漁業生產量值-漁業種類別魚類別生產量值3'!L29,'漁業生產量值-漁業種類別魚類別生產量值3'!N29)&#10;+SUM('漁業生產量值-漁業種類別魚類別生產量值4'!H29,'漁業生產量值-漁業種類別魚類別生產量值4'!J29,'漁業生產量值-漁業種類別魚類別生產量值4'!L29,'漁業生產量值-漁業種類別魚類別生產量值4'!N29,'漁業生產量值-漁業種類別魚類別生產量值4'!P29)&#10;+SUM('漁業生產量值-漁業種類別魚類別生產量值5'!L29,'漁業生產量值-漁業種類別魚類別生產量值5'!N29,'漁業生產量值-漁業種類別魚類別生產量值5'!P29)&#10;+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+SUM('漁業生產量值-漁業種類別魚類別生產量值7'!D29,'漁業生產量值-漁業種類別魚類別生產量值7'!F29,'漁業生產量值-漁業種類別魚類別生產量值7'!H29)&#10;+SUM('漁業生產量值-漁業種類別魚類別生產量值9'!J29,'漁業生產量值-漁業種類別魚類別生產量值9'!L29)&#10;+SUM('漁業生產量值-漁業種類別魚類別生產量值10'!H29)&#10;+SUM('漁業生產量值-漁業種類別魚類別生產量值11'!D29,'漁業生產量值-漁業種類別魚類別生產量值11'!F29,'漁業生產量值-漁業種類別魚類別生產量值11'!H29,'漁業生產量值-漁業種類別魚類別生產量值11'!J29,'漁業生產量值-漁業種類別魚類別生產量值11'!L29)&#10;+SUM('漁業生產量值-漁業種類別魚類別生產量值12'!H29)&#10;+SUM('漁業生產量值-漁業種類別魚類別生產量值14'!D29,'漁業生產量值-漁業種類別魚類別生產量值14'!P29)&#10;+SUM('漁業生產量值-漁業種類別魚類別生產量值15'!D29,'漁業生產量值-漁業種類別魚類別生產量值15'!F29,'漁業生產量值-漁業種類別魚類別生產量值15'!H29,'漁業生產量值-漁業種類別魚類別生產量值15'!J29)&#10;)" table:style-name="ce55">
            <text:p>6,4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9,M29,O29,'漁業生產量值-漁業種類別魚類別生產量值1'!C29)=0,&quot;-&quot;,SUM(K29,M29,O29,'漁業生產量值-漁業種類別魚類別生產量值1'!C29))" table:style-name="ce55">
            <text:p>-</text:p>
          </table:table-cell>
          <table:table-cell office:value-type="string" office:string-value="-" table:formula="msoxl:=  IF(SUM(L29,N29,P29,'漁業生產量值-漁業種類別魚類別生產量值1'!D29)=0,&quot;-&quot;,SUM(L29,N29,P29,'漁業生產量值-漁業種類別魚類別生產量值1'!D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2106.1790500000002" table:style-name="ce55">
            <text:p>2,106<text:s/></text:p>
          </table:table-cell>
          <table:table-cell office:value-type="float" office:value="505821.34762000002" table:style-name="ce55">
            <text:p>505,821<text:s/></text:p>
          </table:table-cell>
          <table:table-cell office:value-type="float" office:value="1851.2386899999999" table:formula="msoxl:=  IF(SUM(G30,I30)&#10;+SUM('漁業生產量值-漁業種類別魚類別生產量值1'!E30,'漁業生產量值-漁業種類別魚類別生產量值1'!G30,'漁業生產量值-漁業種類別魚類別生產量值1'!I30)&#10;+SUM('漁業生產量值-漁業種類別魚類別生產量值2'!C30,'漁業生產量值-漁業種類別魚類別生產量值2'!E30,'漁業生產量值-漁業種類別魚類別生產量值2'!G30,'漁業生產量值-漁業種類別魚類別生產量值2'!I30)&#10;+SUM('漁業生產量值-漁業種類別魚類別生產量值3'!E30,'漁業生產量值-漁業種類別魚類別生產量值3'!I30,'漁業生產量值-漁業種類別魚類別生產量值3'!K30,'漁業生產量值-漁業種類別魚類別生產量值3'!M30)&#10;+SUM('漁業生產量值-漁業種類別魚類別生產量值4'!G30,'漁業生產量值-漁業種類別魚類別生產量值4'!I30,'漁業生產量值-漁業種類別魚類別生產量值4'!K30,'漁業生產量值-漁業種類別魚類別生產量值4'!M30,'漁業生產量值-漁業種類別魚類別生產量值4'!O30)&#10;+SUM('漁業生產量值-漁業種類別魚類別生產量值5'!K30,'漁業生產量值-漁業種類別魚類別生產量值5'!M30,'漁業生產量值-漁業種類別魚類別生產量值5'!O30)&#10;+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+SUM('漁業生產量值-漁業種類別魚類別生產量值7'!C30,'漁業生產量值-漁業種類別魚類別生產量值7'!E30,'漁業生產量值-漁業種類別魚類別生產量值7'!G30)&#10;+SUM('漁業生產量值-漁業種類別魚類別生產量值9'!I30,'漁業生產量值-漁業種類別魚類別生產量值9'!K30)&#10;+SUM('漁業生產量值-漁業種類別魚類別生產量值10'!G30)&#10;+SUM('漁業生產量值-漁業種類別魚類別生產量值11'!C30,'漁業生產量值-漁業種類別魚類別生產量值11'!E30,'漁業生產量值-漁業種類別魚類別生產量值11'!G30,'漁業生產量值-漁業種類別魚類別生產量值11'!I30,'漁業生產量值-漁業種類別魚類別生產量值11'!K30)&#10;+SUM('漁業生產量值-漁業種類別魚類別生產量值12'!G30)&#10;+SUM('漁業生產量值-漁業種類別魚類別生產量值14'!C30,'漁業生產量值-漁業種類別魚類別生產量值14'!O30)&#10;+SUM('漁業生產量值-漁業種類別魚類別生產量值15'!C30,'漁業生產量值-漁業種類別魚類別生產量值15'!E30,'漁業生產量值-漁業種類別魚類別生產量值15'!G30,'漁業生產量值-漁業種類別魚類別生產量值15'!I30)=0,&quot;-&quot;,&#10;SUM(G30,I30)&#10;+SUM('漁業生產量值-漁業種類別魚類別生產量值1'!E30,'漁業生產量值-漁業種類別魚類別生產量值1'!G30,'漁業生產量值-漁業種類別魚類別生產量值1'!I30)&#10;+SUM('漁業生產量值-漁業種類別魚類別生產量值2'!C30,'漁業生產量值-漁業種類別魚類別生產量值2'!E30,'漁業生產量值-漁業種類別魚類別生產量值2'!G30,'漁業生產量值-漁業種類別魚類別生產量值2'!I30)&#10;+SUM('漁業生產量值-漁業種類別魚類別生產量值3'!E30,'漁業生產量值-漁業種類別魚類別生產量值3'!I30,'漁業生產量值-漁業種類別魚類別生產量值3'!K30,'漁業生產量值-漁業種類別魚類別生產量值3'!M30)&#10;+SUM('漁業生產量值-漁業種類別魚類別生產量值4'!G30,'漁業生產量值-漁業種類別魚類別生產量值4'!I30,'漁業生產量值-漁業種類別魚類別生產量值4'!K30,'漁業生產量值-漁業種類別魚類別生產量值4'!M30,'漁業生產量值-漁業種類別魚類別生產量值4'!O30)&#10;+SUM('漁業生產量值-漁業種類別魚類別生產量值5'!K30,'漁業生產量值-漁業種類別魚類別生產量值5'!M30,'漁業生產量值-漁業種類別魚類別生產量值5'!O30)&#10;+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+SUM('漁業生產量值-漁業種類別魚類別生產量值7'!C30,'漁業生產量值-漁業種類別魚類別生產量值7'!E30,'漁業生產量值-漁業種類別魚類別生產量值7'!G30)&#10;+SUM('漁業生產量值-漁業種類別魚類別生產量值9'!I30,'漁業生產量值-漁業種類別魚類別生產量值9'!K30)&#10;+SUM('漁業生產量值-漁業種類別魚類別生產量值10'!G30)&#10;+SUM('漁業生產量值-漁業種類別魚類別生產量值11'!C30,'漁業生產量值-漁業種類別魚類別生產量值11'!E30,'漁業生產量值-漁業種類別魚類別生產量值11'!G30,'漁業生產量值-漁業種類別魚類別生產量值11'!I30,'漁業生產量值-漁業種類別魚類別生產量值11'!K30)&#10;+SUM('漁業生產量值-漁業種類別魚類別生產量值12'!G30)&#10;+SUM('漁業生產量值-漁業種類別魚類別生產量值14'!C30,'漁業生產量值-漁業種類別魚類別生產量值14'!O30)&#10;+SUM('漁業生產量值-漁業種類別魚類別生產量值15'!C30,'漁業生產量值-漁業種類別魚類別生產量值15'!E30,'漁業生產量值-漁業種類別魚類別生產量值15'!G30,'漁業生產量值-漁業種類別魚類別生產量值15'!I30)&#10;)" table:style-name="ce55">
            <text:p>1,851<text:s/></text:p>
          </table:table-cell>
          <table:table-cell office:value-type="float" office:value="443786.19387999998" table:formula="msoxl:=  IF(SUM(H30,J30)&#10;+SUM('漁業生產量值-漁業種類別魚類別生產量值1'!F30,'漁業生產量值-漁業種類別魚類別生產量值1'!H30,'漁業生產量值-漁業種類別魚類別生產量值1'!J30,'漁業生產量值-漁業種類別魚類別生產量值1'!P30)&#10;+SUM('漁業生產量值-漁業種類別魚類別生產量值2'!D30,'漁業生產量值-漁業種類別魚類別生產量值2'!F30,'漁業生產量值-漁業種類別魚類別生產量值2'!H30,'漁業生產量值-漁業種類別魚類別生產量值2'!J30)&#10;+SUM('漁業生產量值-漁業種類別魚類別生產量值3'!F30,'漁業生產量值-漁業種類別魚類別生產量值3'!J30,'漁業生產量值-漁業種類別魚類別生產量值3'!L30,'漁業生產量值-漁業種類別魚類別生產量值3'!N30)&#10;+SUM('漁業生產量值-漁業種類別魚類別生產量值4'!H30,'漁業生產量值-漁業種類別魚類別生產量值4'!J30,'漁業生產量值-漁業種類別魚類別生產量值4'!L30,'漁業生產量值-漁業種類別魚類別生產量值4'!N30,'漁業生產量值-漁業種類別魚類別生產量值4'!P30)&#10;+SUM('漁業生產量值-漁業種類別魚類別生產量值5'!L30,'漁業生產量值-漁業種類別魚類別生產量值5'!N30,'漁業生產量值-漁業種類別魚類別生產量值5'!P30)&#10;+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+SUM('漁業生產量值-漁業種類別魚類別生產量值7'!D30,'漁業生產量值-漁業種類別魚類別生產量值7'!F30,'漁業生產量值-漁業種類別魚類別生產量值7'!H30)&#10;+SUM('漁業生產量值-漁業種類別魚類別生產量值9'!J30,'漁業生產量值-漁業種類別魚類別生產量值9'!L30)&#10;+SUM('漁業生產量值-漁業種類別魚類別生產量值10'!H30)&#10;+SUM('漁業生產量值-漁業種類別魚類別生產量值11'!D30,'漁業生產量值-漁業種類別魚類別生產量值11'!F30,'漁業生產量值-漁業種類別魚類別生產量值11'!H30,'漁業生產量值-漁業種類別魚類別生產量值11'!J30,'漁業生產量值-漁業種類別魚類別生產量值11'!L30)&#10;+SUM('漁業生產量值-漁業種類別魚類別生產量值12'!H30)&#10;+SUM('漁業生產量值-漁業種類別魚類別生產量值14'!D30,'漁業生產量值-漁業種類別魚類別生產量值14'!P30)&#10;+SUM('漁業生產量值-漁業種類別魚類別生產量值15'!D30,'漁業生產量值-漁業種類別魚類別生產量值15'!F30,'漁業生產量值-漁業種類別魚類別生產量值15'!H30,'漁業生產量值-漁業種類別魚類別生產量值15'!J30)=0,&quot;-&quot;,&#10;SUM(H30,J30)&#10;+SUM('漁業生產量值-漁業種類別魚類別生產量值1'!F30,'漁業生產量值-漁業種類別魚類別生產量值1'!H30,'漁業生產量值-漁業種類別魚類別生產量值1'!J30,'漁業生產量值-漁業種類別魚類別生產量值1'!P30)&#10;+SUM('漁業生產量值-漁業種類別魚類別生產量值2'!D30,'漁業生產量值-漁業種類別魚類別生產量值2'!F30,'漁業生產量值-漁業種類別魚類別生產量值2'!H30,'漁業生產量值-漁業種類別魚類別生產量值2'!J30)&#10;+SUM('漁業生產量值-漁業種類別魚類別生產量值3'!F30,'漁業生產量值-漁業種類別魚類別生產量值3'!J30,'漁業生產量值-漁業種類別魚類別生產量值3'!L30,'漁業生產量值-漁業種類別魚類別生產量值3'!N30)&#10;+SUM('漁業生產量值-漁業種類別魚類別生產量值4'!H30,'漁業生產量值-漁業種類別魚類別生產量值4'!J30,'漁業生產量值-漁業種類別魚類別生產量值4'!L30,'漁業生產量值-漁業種類別魚類別生產量值4'!N30,'漁業生產量值-漁業種類別魚類別生產量值4'!P30)&#10;+SUM('漁業生產量值-漁業種類別魚類別生產量值5'!L30,'漁業生產量值-漁業種類別魚類別生產量值5'!N30,'漁業生產量值-漁業種類別魚類別生產量值5'!P30)&#10;+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+SUM('漁業生產量值-漁業種類別魚類別生產量值7'!D30,'漁業生產量值-漁業種類別魚類別生產量值7'!F30,'漁業生產量值-漁業種類別魚類別生產量值7'!H30)&#10;+SUM('漁業生產量值-漁業種類別魚類別生產量值9'!J30,'漁業生產量值-漁業種類別魚類別生產量值9'!L30)&#10;+SUM('漁業生產量值-漁業種類別魚類別生產量值10'!H30)&#10;+SUM('漁業生產量值-漁業種類別魚類別生產量值11'!D30,'漁業生產量值-漁業種類別魚類別生產量值11'!F30,'漁業生產量值-漁業種類別魚類別生產量值11'!H30,'漁業生產量值-漁業種類別魚類別生產量值11'!J30,'漁業生產量值-漁業種類別魚類別生產量值11'!L30)&#10;+SUM('漁業生產量值-漁業種類別魚類別生產量值12'!H30)&#10;+SUM('漁業生產量值-漁業種類別魚類別生產量值14'!D30,'漁業生產量值-漁業種類別魚類別生產量值14'!P30)&#10;+SUM('漁業生產量值-漁業種類別魚類別生產量值15'!D30,'漁業生產量值-漁業種類別魚類別生產量值15'!F30,'漁業生產量值-漁業種類別魚類別生產量值15'!H30,'漁業生產量值-漁業種類別魚類別生產量值15'!J30)&#10;)" table:style-name="ce55">
            <text:p>443,786<text:s/></text:p>
          </table:table-cell>
          <table:table-cell office:value-type="float" office:value="1.1809999999999999E-2" table:style-name="ce55">
            <text:p>0<text:s/></text:p>
          </table:table-cell>
          <table:table-cell office:value-type="float" office:value="1.2636700000000001" table:style-name="ce55">
            <text:p>1<text:s/></text:p>
          </table:table-cell>
          <table:table-cell office:value-type="string" office:string-value="-" table:formula="msoxl:=  IF(SUM(K30,M30,O30,'漁業生產量值-漁業種類別魚類別生產量值1'!C30)=0,&quot;-&quot;,SUM(K30,M30,O30,'漁業生產量值-漁業種類別魚類別生產量值1'!C30))" table:style-name="ce55">
            <text:p>-</text:p>
          </table:table-cell>
          <table:table-cell office:value-type="string" office:string-value="-" table:formula="msoxl:=  IF(SUM(L30,N30,P30,'漁業生產量值-漁業種類別魚類別生產量值1'!D30)=0,&quot;-&quot;,SUM(L30,N30,P30,'漁業生產量值-漁業種類別魚類別生產量值1'!D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float" office:value="1.3" table:style-name="ce55">
            <text:p>1<text:s/></text:p>
          </table:table-cell>
          <table:table-cell office:value-type="float" office:value="156.65" table:style-name="ce55">
            <text:p>157<text:s/></text:p>
          </table:table-cell>
          <table:table-cell office:value-type="float" office:value="1.3" table:formula="msoxl:=  IF(SUM(G31,I31)&#10;+SUM('漁業生產量值-漁業種類別魚類別生產量值1'!E31,'漁業生產量值-漁業種類別魚類別生產量值1'!G31,'漁業生產量值-漁業種類別魚類別生產量值1'!I31)&#10;+SUM('漁業生產量值-漁業種類別魚類別生產量值2'!C31,'漁業生產量值-漁業種類別魚類別生產量值2'!E31,'漁業生產量值-漁業種類別魚類別生產量值2'!G31,'漁業生產量值-漁業種類別魚類別生產量值2'!I31)&#10;+SUM('漁業生產量值-漁業種類別魚類別生產量值3'!E31,'漁業生產量值-漁業種類別魚類別生產量值3'!I31,'漁業生產量值-漁業種類別魚類別生產量值3'!K31,'漁業生產量值-漁業種類別魚類別生產量值3'!M31)&#10;+SUM('漁業生產量值-漁業種類別魚類別生產量值4'!G31,'漁業生產量值-漁業種類別魚類別生產量值4'!I31,'漁業生產量值-漁業種類別魚類別生產量值4'!K31,'漁業生產量值-漁業種類別魚類別生產量值4'!M31,'漁業生產量值-漁業種類別魚類別生產量值4'!O31)&#10;+SUM('漁業生產量值-漁業種類別魚類別生產量值5'!K31,'漁業生產量值-漁業種類別魚類別生產量值5'!M31,'漁業生產量值-漁業種類別魚類別生產量值5'!O31)&#10;+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+SUM('漁業生產量值-漁業種類別魚類別生產量值7'!C31,'漁業生產量值-漁業種類別魚類別生產量值7'!E31,'漁業生產量值-漁業種類別魚類別生產量值7'!G31)&#10;+SUM('漁業生產量值-漁業種類別魚類別生產量值9'!I31,'漁業生產量值-漁業種類別魚類別生產量值9'!K31)&#10;+SUM('漁業生產量值-漁業種類別魚類別生產量值10'!G31)&#10;+SUM('漁業生產量值-漁業種類別魚類別生產量值11'!C31,'漁業生產量值-漁業種類別魚類別生產量值11'!E31,'漁業生產量值-漁業種類別魚類別生產量值11'!G31,'漁業生產量值-漁業種類別魚類別生產量值11'!I31,'漁業生產量值-漁業種類別魚類別生產量值11'!K31)&#10;+SUM('漁業生產量值-漁業種類別魚類別生產量值12'!G31)&#10;+SUM('漁業生產量值-漁業種類別魚類別生產量值14'!C31,'漁業生產量值-漁業種類別魚類別生產量值14'!O31)&#10;+SUM('漁業生產量值-漁業種類別魚類別生產量值15'!C31,'漁業生產量值-漁業種類別魚類別生產量值15'!E31,'漁業生產量值-漁業種類別魚類別生產量值15'!G31,'漁業生產量值-漁業種類別魚類別生產量值15'!I31)=0,&quot;-&quot;,&#10;SUM(G31,I31)&#10;+SUM('漁業生產量值-漁業種類別魚類別生產量值1'!E31,'漁業生產量值-漁業種類別魚類別生產量值1'!G31,'漁業生產量值-漁業種類別魚類別生產量值1'!I31)&#10;+SUM('漁業生產量值-漁業種類別魚類別生產量值2'!C31,'漁業生產量值-漁業種類別魚類別生產量值2'!E31,'漁業生產量值-漁業種類別魚類別生產量值2'!G31,'漁業生產量值-漁業種類別魚類別生產量值2'!I31)&#10;+SUM('漁業生產量值-漁業種類別魚類別生產量值3'!E31,'漁業生產量值-漁業種類別魚類別生產量值3'!I31,'漁業生產量值-漁業種類別魚類別生產量值3'!K31,'漁業生產量值-漁業種類別魚類別生產量值3'!M31)&#10;+SUM('漁業生產量值-漁業種類別魚類別生產量值4'!G31,'漁業生產量值-漁業種類別魚類別生產量值4'!I31,'漁業生產量值-漁業種類別魚類別生產量值4'!K31,'漁業生產量值-漁業種類別魚類別生產量值4'!M31,'漁業生產量值-漁業種類別魚類別生產量值4'!O31)&#10;+SUM('漁業生產量值-漁業種類別魚類別生產量值5'!K31,'漁業生產量值-漁業種類別魚類別生產量值5'!M31,'漁業生產量值-漁業種類別魚類別生產量值5'!O31)&#10;+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+SUM('漁業生產量值-漁業種類別魚類別生產量值7'!C31,'漁業生產量值-漁業種類別魚類別生產量值7'!E31,'漁業生產量值-漁業種類別魚類別生產量值7'!G31)&#10;+SUM('漁業生產量值-漁業種類別魚類別生產量值9'!I31,'漁業生產量值-漁業種類別魚類別生產量值9'!K31)&#10;+SUM('漁業生產量值-漁業種類別魚類別生產量值10'!G31)&#10;+SUM('漁業生產量值-漁業種類別魚類別生產量值11'!C31,'漁業生產量值-漁業種類別魚類別生產量值11'!E31,'漁業生產量值-漁業種類別魚類別生產量值11'!G31,'漁業生產量值-漁業種類別魚類別生產量值11'!I31,'漁業生產量值-漁業種類別魚類別生產量值11'!K31)&#10;+SUM('漁業生產量值-漁業種類別魚類別生產量值12'!G31)&#10;+SUM('漁業生產量值-漁業種類別魚類別生產量值14'!C31,'漁業生產量值-漁業種類別魚類別生產量值14'!O31)&#10;+SUM('漁業生產量值-漁業種類別魚類別生產量值15'!C31,'漁業生產量值-漁業種類別魚類別生產量值15'!E31,'漁業生產量值-漁業種類別魚類別生產量值15'!G31,'漁業生產量值-漁業種類別魚類別生產量值15'!I31)&#10;)" table:style-name="ce55">
            <text:p>1<text:s/></text:p>
          </table:table-cell>
          <table:table-cell office:value-type="float" office:value="156.65" table:formula="msoxl:=  IF(SUM(H31,J31)&#10;+SUM('漁業生產量值-漁業種類別魚類別生產量值1'!F31,'漁業生產量值-漁業種類別魚類別生產量值1'!H31,'漁業生產量值-漁業種類別魚類別生產量值1'!J31,'漁業生產量值-漁業種類別魚類別生產量值1'!P31)&#10;+SUM('漁業生產量值-漁業種類別魚類別生產量值2'!D31,'漁業生產量值-漁業種類別魚類別生產量值2'!F31,'漁業生產量值-漁業種類別魚類別生產量值2'!H31,'漁業生產量值-漁業種類別魚類別生產量值2'!J31)&#10;+SUM('漁業生產量值-漁業種類別魚類別生產量值3'!F31,'漁業生產量值-漁業種類別魚類別生產量值3'!J31,'漁業生產量值-漁業種類別魚類別生產量值3'!L31,'漁業生產量值-漁業種類別魚類別生產量值3'!N31)&#10;+SUM('漁業生產量值-漁業種類別魚類別生產量值4'!H31,'漁業生產量值-漁業種類別魚類別生產量值4'!J31,'漁業生產量值-漁業種類別魚類別生產量值4'!L31,'漁業生產量值-漁業種類別魚類別生產量值4'!N31,'漁業生產量值-漁業種類別魚類別生產量值4'!P31)&#10;+SUM('漁業生產量值-漁業種類別魚類別生產量值5'!L31,'漁業生產量值-漁業種類別魚類別生產量值5'!N31,'漁業生產量值-漁業種類別魚類別生產量值5'!P31)&#10;+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+SUM('漁業生產量值-漁業種類別魚類別生產量值7'!D31,'漁業生產量值-漁業種類別魚類別生產量值7'!F31,'漁業生產量值-漁業種類別魚類別生產量值7'!H31)&#10;+SUM('漁業生產量值-漁業種類別魚類別生產量值9'!J31,'漁業生產量值-漁業種類別魚類別生產量值9'!L31)&#10;+SUM('漁業生產量值-漁業種類別魚類別生產量值10'!H31)&#10;+SUM('漁業生產量值-漁業種類別魚類別生產量值11'!D31,'漁業生產量值-漁業種類別魚類別生產量值11'!F31,'漁業生產量值-漁業種類別魚類別生產量值11'!H31,'漁業生產量值-漁業種類別魚類別生產量值11'!J31,'漁業生產量值-漁業種類別魚類別生產量值11'!L31)&#10;+SUM('漁業生產量值-漁業種類別魚類別生產量值12'!H31)&#10;+SUM('漁業生產量值-漁業種類別魚類別生產量值14'!D31,'漁業生產量值-漁業種類別魚類別生產量值14'!P31)&#10;+SUM('漁業生產量值-漁業種類別魚類別生產量值15'!D31,'漁業生產量值-漁業種類別魚類別生產量值15'!F31,'漁業生產量值-漁業種類別魚類別生產量值15'!H31,'漁業生產量值-漁業種類別魚類別生產量值15'!J31)=0,&quot;-&quot;,&#10;SUM(H31,J31)&#10;+SUM('漁業生產量值-漁業種類別魚類別生產量值1'!F31,'漁業生產量值-漁業種類別魚類別生產量值1'!H31,'漁業生產量值-漁業種類別魚類別生產量值1'!J31,'漁業生產量值-漁業種類別魚類別生產量值1'!P31)&#10;+SUM('漁業生產量值-漁業種類別魚類別生產量值2'!D31,'漁業生產量值-漁業種類別魚類別生產量值2'!F31,'漁業生產量值-漁業種類別魚類別生產量值2'!H31,'漁業生產量值-漁業種類別魚類別生產量值2'!J31)&#10;+SUM('漁業生產量值-漁業種類別魚類別生產量值3'!F31,'漁業生產量值-漁業種類別魚類別生產量值3'!J31,'漁業生產量值-漁業種類別魚類別生產量值3'!L31,'漁業生產量值-漁業種類別魚類別生產量值3'!N31)&#10;+SUM('漁業生產量值-漁業種類別魚類別生產量值4'!H31,'漁業生產量值-漁業種類別魚類別生產量值4'!J31,'漁業生產量值-漁業種類別魚類別生產量值4'!L31,'漁業生產量值-漁業種類別魚類別生產量值4'!N31,'漁業生產量值-漁業種類別魚類別生產量值4'!P31)&#10;+SUM('漁業生產量值-漁業種類別魚類別生產量值5'!L31,'漁業生產量值-漁業種類別魚類別生產量值5'!N31,'漁業生產量值-漁業種類別魚類別生產量值5'!P31)&#10;+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+SUM('漁業生產量值-漁業種類別魚類別生產量值7'!D31,'漁業生產量值-漁業種類別魚類別生產量值7'!F31,'漁業生產量值-漁業種類別魚類別生產量值7'!H31)&#10;+SUM('漁業生產量值-漁業種類別魚類別生產量值9'!J31,'漁業生產量值-漁業種類別魚類別生產量值9'!L31)&#10;+SUM('漁業生產量值-漁業種類別魚類別生產量值10'!H31)&#10;+SUM('漁業生產量值-漁業種類別魚類別生產量值11'!D31,'漁業生產量值-漁業種類別魚類別生產量值11'!F31,'漁業生產量值-漁業種類別魚類別生產量值11'!H31,'漁業生產量值-漁業種類別魚類別生產量值11'!J31,'漁業生產量值-漁業種類別魚類別生產量值11'!L31)&#10;+SUM('漁業生產量值-漁業種類別魚類別生產量值12'!H31)&#10;+SUM('漁業生產量值-漁業種類別魚類別生產量值14'!D31,'漁業生產量值-漁業種類別魚類別生產量值14'!P31)&#10;+SUM('漁業生產量值-漁業種類別魚類別生產量值15'!D31,'漁業生產量值-漁業種類別魚類別生產量值15'!F31,'漁業生產量值-漁業種類別魚類別生產量值15'!H31,'漁業生產量值-漁業種類別魚類別生產量值15'!J31)&#10;)" table:style-name="ce55">
            <text:p>15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1,M31,O31,'漁業生產量值-漁業種類別魚類別生產量值1'!C31)=0,&quot;-&quot;,SUM(K31,M31,O31,'漁業生產量值-漁業種類別魚類別生產量值1'!C31))" table:style-name="ce55">
            <text:p>-</text:p>
          </table:table-cell>
          <table:table-cell office:value-type="string" office:string-value="-" table:formula="msoxl:=  IF(SUM(L31,N31,P31,'漁業生產量值-漁業種類別魚類別生產量值1'!D31)=0,&quot;-&quot;,SUM(L31,N31,P31,'漁業生產量值-漁業種類別魚類別生產量值1'!D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float" office:value="416.2559" table:style-name="ce55">
            <text:p>416<text:s/></text:p>
          </table:table-cell>
          <table:table-cell office:value-type="float" office:value="118708.97293" table:style-name="ce55">
            <text:p>118,709<text:s/></text:p>
          </table:table-cell>
          <table:table-cell office:value-type="float" office:value="60.06" table:formula="msoxl:=  IF(SUM(G32,I32)&#10;+SUM('漁業生產量值-漁業種類別魚類別生產量值1'!E32,'漁業生產量值-漁業種類別魚類別生產量值1'!G32,'漁業生產量值-漁業種類別魚類別生產量值1'!I32)&#10;+SUM('漁業生產量值-漁業種類別魚類別生產量值2'!C32,'漁業生產量值-漁業種類別魚類別生產量值2'!E32,'漁業生產量值-漁業種類別魚類別生產量值2'!G32,'漁業生產量值-漁業種類別魚類別生產量值2'!I32)&#10;+SUM('漁業生產量值-漁業種類別魚類別生產量值3'!E32,'漁業生產量值-漁業種類別魚類別生產量值3'!I32,'漁業生產量值-漁業種類別魚類別生產量值3'!K32,'漁業生產量值-漁業種類別魚類別生產量值3'!M32)&#10;+SUM('漁業生產量值-漁業種類別魚類別生產量值4'!G32,'漁業生產量值-漁業種類別魚類別生產量值4'!I32,'漁業生產量值-漁業種類別魚類別生產量值4'!K32,'漁業生產量值-漁業種類別魚類別生產量值4'!M32,'漁業生產量值-漁業種類別魚類別生產量值4'!O32)&#10;+SUM('漁業生產量值-漁業種類別魚類別生產量值5'!K32,'漁業生產量值-漁業種類別魚類別生產量值5'!M32,'漁業生產量值-漁業種類別魚類別生產量值5'!O32)&#10;+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+SUM('漁業生產量值-漁業種類別魚類別生產量值7'!C32,'漁業生產量值-漁業種類別魚類別生產量值7'!E32,'漁業生產量值-漁業種類別魚類別生產量值7'!G32)&#10;+SUM('漁業生產量值-漁業種類別魚類別生產量值9'!I32,'漁業生產量值-漁業種類別魚類別生產量值9'!K32)&#10;+SUM('漁業生產量值-漁業種類別魚類別生產量值10'!G32)&#10;+SUM('漁業生產量值-漁業種類別魚類別生產量值11'!C32,'漁業生產量值-漁業種類別魚類別生產量值11'!E32,'漁業生產量值-漁業種類別魚類別生產量值11'!G32,'漁業生產量值-漁業種類別魚類別生產量值11'!I32,'漁業生產量值-漁業種類別魚類別生產量值11'!K32)&#10;+SUM('漁業生產量值-漁業種類別魚類別生產量值12'!G32)&#10;+SUM('漁業生產量值-漁業種類別魚類別生產量值14'!C32,'漁業生產量值-漁業種類別魚類別生產量值14'!O32)&#10;+SUM('漁業生產量值-漁業種類別魚類別生產量值15'!C32,'漁業生產量值-漁業種類別魚類別生產量值15'!E32,'漁業生產量值-漁業種類別魚類別生產量值15'!G32,'漁業生產量值-漁業種類別魚類別生產量值15'!I32)=0,&quot;-&quot;,&#10;SUM(G32,I32)&#10;+SUM('漁業生產量值-漁業種類別魚類別生產量值1'!E32,'漁業生產量值-漁業種類別魚類別生產量值1'!G32,'漁業生產量值-漁業種類別魚類別生產量值1'!I32)&#10;+SUM('漁業生產量值-漁業種類別魚類別生產量值2'!C32,'漁業生產量值-漁業種類別魚類別生產量值2'!E32,'漁業生產量值-漁業種類別魚類別生產量值2'!G32,'漁業生產量值-漁業種類別魚類別生產量值2'!I32)&#10;+SUM('漁業生產量值-漁業種類別魚類別生產量值3'!E32,'漁業生產量值-漁業種類別魚類別生產量值3'!I32,'漁業生產量值-漁業種類別魚類別生產量值3'!K32,'漁業生產量值-漁業種類別魚類別生產量值3'!M32)&#10;+SUM('漁業生產量值-漁業種類別魚類別生產量值4'!G32,'漁業生產量值-漁業種類別魚類別生產量值4'!I32,'漁業生產量值-漁業種類別魚類別生產量值4'!K32,'漁業生產量值-漁業種類別魚類別生產量值4'!M32,'漁業生產量值-漁業種類別魚類別生產量值4'!O32)&#10;+SUM('漁業生產量值-漁業種類別魚類別生產量值5'!K32,'漁業生產量值-漁業種類別魚類別生產量值5'!M32,'漁業生產量值-漁業種類別魚類別生產量值5'!O32)&#10;+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+SUM('漁業生產量值-漁業種類別魚類別生產量值7'!C32,'漁業生產量值-漁業種類別魚類別生產量值7'!E32,'漁業生產量值-漁業種類別魚類別生產量值7'!G32)&#10;+SUM('漁業生產量值-漁業種類別魚類別生產量值9'!I32,'漁業生產量值-漁業種類別魚類別生產量值9'!K32)&#10;+SUM('漁業生產量值-漁業種類別魚類別生產量值10'!G32)&#10;+SUM('漁業生產量值-漁業種類別魚類別生產量值11'!C32,'漁業生產量值-漁業種類別魚類別生產量值11'!E32,'漁業生產量值-漁業種類別魚類別生產量值11'!G32,'漁業生產量值-漁業種類別魚類別生產量值11'!I32,'漁業生產量值-漁業種類別魚類別生產量值11'!K32)&#10;+SUM('漁業生產量值-漁業種類別魚類別生產量值12'!G32)&#10;+SUM('漁業生產量值-漁業種類別魚類別生產量值14'!C32,'漁業生產量值-漁業種類別魚類別生產量值14'!O32)&#10;+SUM('漁業生產量值-漁業種類別魚類別生產量值15'!C32,'漁業生產量值-漁業種類別魚類別生產量值15'!E32,'漁業生產量值-漁業種類別魚類別生產量值15'!G32,'漁業生產量值-漁業種類別魚類別生產量值15'!I32)&#10;)" table:style-name="ce55">
            <text:p>60<text:s/></text:p>
          </table:table-cell>
          <table:table-cell office:value-type="float" office:value="7770.6750000000002" table:formula="msoxl:=  IF(SUM(H32,J32)&#10;+SUM('漁業生產量值-漁業種類別魚類別生產量值1'!F32,'漁業生產量值-漁業種類別魚類別生產量值1'!H32,'漁業生產量值-漁業種類別魚類別生產量值1'!J32,'漁業生產量值-漁業種類別魚類別生產量值1'!P32)&#10;+SUM('漁業生產量值-漁業種類別魚類別生產量值2'!D32,'漁業生產量值-漁業種類別魚類別生產量值2'!F32,'漁業生產量值-漁業種類別魚類別生產量值2'!H32,'漁業生產量值-漁業種類別魚類別生產量值2'!J32)&#10;+SUM('漁業生產量值-漁業種類別魚類別生產量值3'!F32,'漁業生產量值-漁業種類別魚類別生產量值3'!J32,'漁業生產量值-漁業種類別魚類別生產量值3'!L32,'漁業生產量值-漁業種類別魚類別生產量值3'!N32)&#10;+SUM('漁業生產量值-漁業種類別魚類別生產量值4'!H32,'漁業生產量值-漁業種類別魚類別生產量值4'!J32,'漁業生產量值-漁業種類別魚類別生產量值4'!L32,'漁業生產量值-漁業種類別魚類別生產量值4'!N32,'漁業生產量值-漁業種類別魚類別生產量值4'!P32)&#10;+SUM('漁業生產量值-漁業種類別魚類別生產量值5'!L32,'漁業生產量值-漁業種類別魚類別生產量值5'!N32,'漁業生產量值-漁業種類別魚類別生產量值5'!P32)&#10;+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+SUM('漁業生產量值-漁業種類別魚類別生產量值7'!D32,'漁業生產量值-漁業種類別魚類別生產量值7'!F32,'漁業生產量值-漁業種類別魚類別生產量值7'!H32)&#10;+SUM('漁業生產量值-漁業種類別魚類別生產量值9'!J32,'漁業生產量值-漁業種類別魚類別生產量值9'!L32)&#10;+SUM('漁業生產量值-漁業種類別魚類別生產量值10'!H32)&#10;+SUM('漁業生產量值-漁業種類別魚類別生產量值11'!D32,'漁業生產量值-漁業種類別魚類別生產量值11'!F32,'漁業生產量值-漁業種類別魚類別生產量值11'!H32,'漁業生產量值-漁業種類別魚類別生產量值11'!J32,'漁業生產量值-漁業種類別魚類別生產量值11'!L32)&#10;+SUM('漁業生產量值-漁業種類別魚類別生產量值12'!H32)&#10;+SUM('漁業生產量值-漁業種類別魚類別生產量值14'!D32,'漁業生產量值-漁業種類別魚類別生產量值14'!P32)&#10;+SUM('漁業生產量值-漁業種類別魚類別生產量值15'!D32,'漁業生產量值-漁業種類別魚類別生產量值15'!F32,'漁業生產量值-漁業種類別魚類別生產量值15'!H32,'漁業生產量值-漁業種類別魚類別生產量值15'!J32)=0,&quot;-&quot;,&#10;SUM(H32,J32)&#10;+SUM('漁業生產量值-漁業種類別魚類別生產量值1'!F32,'漁業生產量值-漁業種類別魚類別生產量值1'!H32,'漁業生產量值-漁業種類別魚類別生產量值1'!J32,'漁業生產量值-漁業種類別魚類別生產量值1'!P32)&#10;+SUM('漁業生產量值-漁業種類別魚類別生產量值2'!D32,'漁業生產量值-漁業種類別魚類別生產量值2'!F32,'漁業生產量值-漁業種類別魚類別生產量值2'!H32,'漁業生產量值-漁業種類別魚類別生產量值2'!J32)&#10;+SUM('漁業生產量值-漁業種類別魚類別生產量值3'!F32,'漁業生產量值-漁業種類別魚類別生產量值3'!J32,'漁業生產量值-漁業種類別魚類別生產量值3'!L32,'漁業生產量值-漁業種類別魚類別生產量值3'!N32)&#10;+SUM('漁業生產量值-漁業種類別魚類別生產量值4'!H32,'漁業生產量值-漁業種類別魚類別生產量值4'!J32,'漁業生產量值-漁業種類別魚類別生產量值4'!L32,'漁業生產量值-漁業種類別魚類別生產量值4'!N32,'漁業生產量值-漁業種類別魚類別生產量值4'!P32)&#10;+SUM('漁業生產量值-漁業種類別魚類別生產量值5'!L32,'漁業生產量值-漁業種類別魚類別生產量值5'!N32,'漁業生產量值-漁業種類別魚類別生產量值5'!P32)&#10;+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+SUM('漁業生產量值-漁業種類別魚類別生產量值7'!D32,'漁業生產量值-漁業種類別魚類別生產量值7'!F32,'漁業生產量值-漁業種類別魚類別生產量值7'!H32)&#10;+SUM('漁業生產量值-漁業種類別魚類別生產量值9'!J32,'漁業生產量值-漁業種類別魚類別生產量值9'!L32)&#10;+SUM('漁業生產量值-漁業種類別魚類別生產量值10'!H32)&#10;+SUM('漁業生產量值-漁業種類別魚類別生產量值11'!D32,'漁業生產量值-漁業種類別魚類別生產量值11'!F32,'漁業生產量值-漁業種類別魚類別生產量值11'!H32,'漁業生產量值-漁業種類別魚類別生產量值11'!J32,'漁業生產量值-漁業種類別魚類別生產量值11'!L32)&#10;+SUM('漁業生產量值-漁業種類別魚類別生產量值12'!H32)&#10;+SUM('漁業生產量值-漁業種類別魚類別生產量值14'!D32,'漁業生產量值-漁業種類別魚類別生產量值14'!P32)&#10;+SUM('漁業生產量值-漁業種類別魚類別生產量值15'!D32,'漁業生產量值-漁業種類別魚類別生產量值15'!F32,'漁業生產量值-漁業種類別魚類別生產量值15'!H32,'漁業生產量值-漁業種類別魚類別生產量值15'!J32)&#10;)" table:style-name="ce55">
            <text:p>7,77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2,M32,O32,'漁業生產量值-漁業種類別魚類別生產量值1'!C32)=0,&quot;-&quot;,SUM(K32,M32,O32,'漁業生產量值-漁業種類別魚類別生產量值1'!C32))" table:style-name="ce55">
            <text:p>-</text:p>
          </table:table-cell>
          <table:table-cell office:value-type="string" office:string-value="-" table:formula="msoxl:=  IF(SUM(L32,N32,P32,'漁業生產量值-漁業種類別魚類別生產量值1'!D32)=0,&quot;-&quot;,SUM(L32,N32,P32,'漁業生產量值-漁業種類別魚類別生產量值1'!D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float" office:value="2.5135100000000001" table:style-name="ce55">
            <text:p>3<text:s/></text:p>
          </table:table-cell>
          <table:table-cell office:value-type="float" office:value="347210.52916999999" table:style-name="ce55">
            <text:p>347,211<text:s/></text:p>
          </table:table-cell>
          <table:table-cell office:value-type="float" office:value="2.5135100000000001" table:formula="msoxl:=  IF(SUM(G33,I33)&#10;+SUM('漁業生產量值-漁業種類別魚類別生產量值1'!E33,'漁業生產量值-漁業種類別魚類別生產量值1'!G33,'漁業生產量值-漁業種類別魚類別生產量值1'!I33)&#10;+SUM('漁業生產量值-漁業種類別魚類別生產量值2'!C33,'漁業生產量值-漁業種類別魚類別生產量值2'!E33,'漁業生產量值-漁業種類別魚類別生產量值2'!G33,'漁業生產量值-漁業種類別魚類別生產量值2'!I33)&#10;+SUM('漁業生產量值-漁業種類別魚類別生產量值3'!E33,'漁業生產量值-漁業種類別魚類別生產量值3'!I33,'漁業生產量值-漁業種類別魚類別生產量值3'!K33,'漁業生產量值-漁業種類別魚類別生產量值3'!M33)&#10;+SUM('漁業生產量值-漁業種類別魚類別生產量值4'!G33,'漁業生產量值-漁業種類別魚類別生產量值4'!I33,'漁業生產量值-漁業種類別魚類別生產量值4'!K33,'漁業生產量值-漁業種類別魚類別生產量值4'!M33,'漁業生產量值-漁業種類別魚類別生產量值4'!O33)&#10;+SUM('漁業生產量值-漁業種類別魚類別生產量值5'!K33,'漁業生產量值-漁業種類別魚類別生產量值5'!M33,'漁業生產量值-漁業種類別魚類別生產量值5'!O33)&#10;+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+SUM('漁業生產量值-漁業種類別魚類別生產量值7'!C33,'漁業生產量值-漁業種類別魚類別生產量值7'!E33,'漁業生產量值-漁業種類別魚類別生產量值7'!G33)&#10;+SUM('漁業生產量值-漁業種類別魚類別生產量值9'!I33,'漁業生產量值-漁業種類別魚類別生產量值9'!K33)&#10;+SUM('漁業生產量值-漁業種類別魚類別生產量值10'!G33)&#10;+SUM('漁業生產量值-漁業種類別魚類別生產量值11'!C33,'漁業生產量值-漁業種類別魚類別生產量值11'!E33,'漁業生產量值-漁業種類別魚類別生產量值11'!G33,'漁業生產量值-漁業種類別魚類別生產量值11'!I33,'漁業生產量值-漁業種類別魚類別生產量值11'!K33)&#10;+SUM('漁業生產量值-漁業種類別魚類別生產量值12'!G33)&#10;+SUM('漁業生產量值-漁業種類別魚類別生產量值14'!C33,'漁業生產量值-漁業種類別魚類別生產量值14'!O33)&#10;+SUM('漁業生產量值-漁業種類別魚類別生產量值15'!C33,'漁業生產量值-漁業種類別魚類別生產量值15'!E33,'漁業生產量值-漁業種類別魚類別生產量值15'!G33,'漁業生產量值-漁業種類別魚類別生產量值15'!I33)=0,&quot;-&quot;,&#10;SUM(G33,I33)&#10;+SUM('漁業生產量值-漁業種類別魚類別生產量值1'!E33,'漁業生產量值-漁業種類別魚類別生產量值1'!G33,'漁業生產量值-漁業種類別魚類別生產量值1'!I33)&#10;+SUM('漁業生產量值-漁業種類別魚類別生產量值2'!C33,'漁業生產量值-漁業種類別魚類別生產量值2'!E33,'漁業生產量值-漁業種類別魚類別生產量值2'!G33,'漁業生產量值-漁業種類別魚類別生產量值2'!I33)&#10;+SUM('漁業生產量值-漁業種類別魚類別生產量值3'!E33,'漁業生產量值-漁業種類別魚類別生產量值3'!I33,'漁業生產量值-漁業種類別魚類別生產量值3'!K33,'漁業生產量值-漁業種類別魚類別生產量值3'!M33)&#10;+SUM('漁業生產量值-漁業種類別魚類別生產量值4'!G33,'漁業生產量值-漁業種類別魚類別生產量值4'!I33,'漁業生產量值-漁業種類別魚類別生產量值4'!K33,'漁業生產量值-漁業種類別魚類別生產量值4'!M33,'漁業生產量值-漁業種類別魚類別生產量值4'!O33)&#10;+SUM('漁業生產量值-漁業種類別魚類別生產量值5'!K33,'漁業生產量值-漁業種類別魚類別生產量值5'!M33,'漁業生產量值-漁業種類別魚類別生產量值5'!O33)&#10;+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+SUM('漁業生產量值-漁業種類別魚類別生產量值7'!C33,'漁業生產量值-漁業種類別魚類別生產量值7'!E33,'漁業生產量值-漁業種類別魚類別生產量值7'!G33)&#10;+SUM('漁業生產量值-漁業種類別魚類別生產量值9'!I33,'漁業生產量值-漁業種類別魚類別生產量值9'!K33)&#10;+SUM('漁業生產量值-漁業種類別魚類別生產量值10'!G33)&#10;+SUM('漁業生產量值-漁業種類別魚類別生產量值11'!C33,'漁業生產量值-漁業種類別魚類別生產量值11'!E33,'漁業生產量值-漁業種類別魚類別生產量值11'!G33,'漁業生產量值-漁業種類別魚類別生產量值11'!I33,'漁業生產量值-漁業種類別魚類別生產量值11'!K33)&#10;+SUM('漁業生產量值-漁業種類別魚類別生產量值12'!G33)&#10;+SUM('漁業生產量值-漁業種類別魚類別生產量值14'!C33,'漁業生產量值-漁業種類別魚類別生產量值14'!O33)&#10;+SUM('漁業生產量值-漁業種類別魚類別生產量值15'!C33,'漁業生產量值-漁業種類別魚類別生產量值15'!E33,'漁業生產量值-漁業種類別魚類別生產量值15'!G33,'漁業生產量值-漁業種類別魚類別生產量值15'!I33)&#10;)" table:style-name="ce55">
            <text:p>3<text:s/></text:p>
          </table:table-cell>
          <table:table-cell office:value-type="float" office:value="347210.52916999999" table:formula="msoxl:=  IF(SUM(H33,J33)&#10;+SUM('漁業生產量值-漁業種類別魚類別生產量值1'!F33,'漁業生產量值-漁業種類別魚類別生產量值1'!H33,'漁業生產量值-漁業種類別魚類別生產量值1'!J33,'漁業生產量值-漁業種類別魚類別生產量值1'!P33)&#10;+SUM('漁業生產量值-漁業種類別魚類別生產量值2'!D33,'漁業生產量值-漁業種類別魚類別生產量值2'!F33,'漁業生產量值-漁業種類別魚類別生產量值2'!H33,'漁業生產量值-漁業種類別魚類別生產量值2'!J33)&#10;+SUM('漁業生產量值-漁業種類別魚類別生產量值3'!F33,'漁業生產量值-漁業種類別魚類別生產量值3'!J33,'漁業生產量值-漁業種類別魚類別生產量值3'!L33,'漁業生產量值-漁業種類別魚類別生產量值3'!N33)&#10;+SUM('漁業生產量值-漁業種類別魚類別生產量值4'!H33,'漁業生產量值-漁業種類別魚類別生產量值4'!J33,'漁業生產量值-漁業種類別魚類別生產量值4'!L33,'漁業生產量值-漁業種類別魚類別生產量值4'!N33,'漁業生產量值-漁業種類別魚類別生產量值4'!P33)&#10;+SUM('漁業生產量值-漁業種類別魚類別生產量值5'!L33,'漁業生產量值-漁業種類別魚類別生產量值5'!N33,'漁業生產量值-漁業種類別魚類別生產量值5'!P33)&#10;+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+SUM('漁業生產量值-漁業種類別魚類別生產量值7'!D33,'漁業生產量值-漁業種類別魚類別生產量值7'!F33,'漁業生產量值-漁業種類別魚類別生產量值7'!H33)&#10;+SUM('漁業生產量值-漁業種類別魚類別生產量值9'!J33,'漁業生產量值-漁業種類別魚類別生產量值9'!L33)&#10;+SUM('漁業生產量值-漁業種類別魚類別生產量值10'!H33)&#10;+SUM('漁業生產量值-漁業種類別魚類別生產量值11'!D33,'漁業生產量值-漁業種類別魚類別生產量值11'!F33,'漁業生產量值-漁業種類別魚類別生產量值11'!H33,'漁業生產量值-漁業種類別魚類別生產量值11'!J33,'漁業生產量值-漁業種類別魚類別生產量值11'!L33)&#10;+SUM('漁業生產量值-漁業種類別魚類別生產量值12'!H33)&#10;+SUM('漁業生產量值-漁業種類別魚類別生產量值14'!D33,'漁業生產量值-漁業種類別魚類別生產量值14'!P33)&#10;+SUM('漁業生產量值-漁業種類別魚類別生產量值15'!D33,'漁業生產量值-漁業種類別魚類別生產量值15'!F33,'漁業生產量值-漁業種類別魚類別生產量值15'!H33,'漁業生產量值-漁業種類別魚類別生產量值15'!J33)=0,&quot;-&quot;,&#10;SUM(H33,J33)&#10;+SUM('漁業生產量值-漁業種類別魚類別生產量值1'!F33,'漁業生產量值-漁業種類別魚類別生產量值1'!H33,'漁業生產量值-漁業種類別魚類別生產量值1'!J33,'漁業生產量值-漁業種類別魚類別生產量值1'!P33)&#10;+SUM('漁業生產量值-漁業種類別魚類別生產量值2'!D33,'漁業生產量值-漁業種類別魚類別生產量值2'!F33,'漁業生產量值-漁業種類別魚類別生產量值2'!H33,'漁業生產量值-漁業種類別魚類別生產量值2'!J33)&#10;+SUM('漁業生產量值-漁業種類別魚類別生產量值3'!F33,'漁業生產量值-漁業種類別魚類別生產量值3'!J33,'漁業生產量值-漁業種類別魚類別生產量值3'!L33,'漁業生產量值-漁業種類別魚類別生產量值3'!N33)&#10;+SUM('漁業生產量值-漁業種類別魚類別生產量值4'!H33,'漁業生產量值-漁業種類別魚類別生產量值4'!J33,'漁業生產量值-漁業種類別魚類別生產量值4'!L33,'漁業生產量值-漁業種類別魚類別生產量值4'!N33,'漁業生產量值-漁業種類別魚類別生產量值4'!P33)&#10;+SUM('漁業生產量值-漁業種類別魚類別生產量值5'!L33,'漁業生產量值-漁業種類別魚類別生產量值5'!N33,'漁業生產量值-漁業種類別魚類別生產量值5'!P33)&#10;+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+SUM('漁業生產量值-漁業種類別魚類別生產量值7'!D33,'漁業生產量值-漁業種類別魚類別生產量值7'!F33,'漁業生產量值-漁業種類別魚類別生產量值7'!H33)&#10;+SUM('漁業生產量值-漁業種類別魚類別生產量值9'!J33,'漁業生產量值-漁業種類別魚類別生產量值9'!L33)&#10;+SUM('漁業生產量值-漁業種類別魚類別生產量值10'!H33)&#10;+SUM('漁業生產量值-漁業種類別魚類別生產量值11'!D33,'漁業生產量值-漁業種類別魚類別生產量值11'!F33,'漁業生產量值-漁業種類別魚類別生產量值11'!H33,'漁業生產量值-漁業種類別魚類別生產量值11'!J33,'漁業生產量值-漁業種類別魚類別生產量值11'!L33)&#10;+SUM('漁業生產量值-漁業種類別魚類別生產量值12'!H33)&#10;+SUM('漁業生產量值-漁業種類別魚類別生產量值14'!D33,'漁業生產量值-漁業種類別魚類別生產量值14'!P33)&#10;+SUM('漁業生產量值-漁業種類別魚類別生產量值15'!D33,'漁業生產量值-漁業種類別魚類別生產量值15'!F33,'漁業生產量值-漁業種類別魚類別生產量值15'!H33,'漁業生產量值-漁業種類別魚類別生產量值15'!J33)&#10;)" table:style-name="ce55">
            <text:p>347,21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3,M33,O33,'漁業生產量值-漁業種類別魚類別生產量值1'!C33)=0,&quot;-&quot;,SUM(K33,M33,O33,'漁業生產量值-漁業種類別魚類別生產量值1'!C33))" table:style-name="ce55">
            <text:p>-</text:p>
          </table:table-cell>
          <table:table-cell office:value-type="string" office:string-value="-" table:formula="msoxl:=  IF(SUM(L33,N33,P33,'漁業生產量值-漁業種類別魚類別生產量值1'!D33)=0,&quot;-&quot;,SUM(L33,N33,P33,'漁業生產量值-漁業種類別魚類別生產量值1'!D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float" office:value="258.05399999999997" table:style-name="ce55">
            <text:p>258<text:s/></text:p>
          </table:table-cell>
          <table:table-cell office:value-type="float" office:value="51602.96" table:style-name="ce55">
            <text:p>51,603<text:s/></text:p>
          </table:table-cell>
          <table:table-cell office:value-type="float" office:value="258.05399999999997" table:formula="msoxl:=  IF(SUM(G34,I34)&#10;+SUM('漁業生產量值-漁業種類別魚類別生產量值1'!E34,'漁業生產量值-漁業種類別魚類別生產量值1'!G34,'漁業生產量值-漁業種類別魚類別生產量值1'!I34)&#10;+SUM('漁業生產量值-漁業種類別魚類別生產量值2'!C34,'漁業生產量值-漁業種類別魚類別生產量值2'!E34,'漁業生產量值-漁業種類別魚類別生產量值2'!G34,'漁業生產量值-漁業種類別魚類別生產量值2'!I34)&#10;+SUM('漁業生產量值-漁業種類別魚類別生產量值3'!E34,'漁業生產量值-漁業種類別魚類別生產量值3'!I34,'漁業生產量值-漁業種類別魚類別生產量值3'!K34,'漁業生產量值-漁業種類別魚類別生產量值3'!M34)&#10;+SUM('漁業生產量值-漁業種類別魚類別生產量值4'!G34,'漁業生產量值-漁業種類別魚類別生產量值4'!I34,'漁業生產量值-漁業種類別魚類別生產量值4'!K34,'漁業生產量值-漁業種類別魚類別生產量值4'!M34,'漁業生產量值-漁業種類別魚類別生產量值4'!O34)&#10;+SUM('漁業生產量值-漁業種類別魚類別生產量值5'!K34,'漁業生產量值-漁業種類別魚類別生產量值5'!M34,'漁業生產量值-漁業種類別魚類別生產量值5'!O34)&#10;+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+SUM('漁業生產量值-漁業種類別魚類別生產量值7'!C34,'漁業生產量值-漁業種類別魚類別生產量值7'!E34,'漁業生產量值-漁業種類別魚類別生產量值7'!G34)&#10;+SUM('漁業生產量值-漁業種類別魚類別生產量值9'!I34,'漁業生產量值-漁業種類別魚類別生產量值9'!K34)&#10;+SUM('漁業生產量值-漁業種類別魚類別生產量值10'!G34)&#10;+SUM('漁業生產量值-漁業種類別魚類別生產量值11'!C34,'漁業生產量值-漁業種類別魚類別生產量值11'!E34,'漁業生產量值-漁業種類別魚類別生產量值11'!G34,'漁業生產量值-漁業種類別魚類別生產量值11'!I34,'漁業生產量值-漁業種類別魚類別生產量值11'!K34)&#10;+SUM('漁業生產量值-漁業種類別魚類別生產量值12'!G34)&#10;+SUM('漁業生產量值-漁業種類別魚類別生產量值14'!C34,'漁業生產量值-漁業種類別魚類別生產量值14'!O34)&#10;+SUM('漁業生產量值-漁業種類別魚類別生產量值15'!C34,'漁業生產量值-漁業種類別魚類別生產量值15'!E34,'漁業生產量值-漁業種類別魚類別生產量值15'!G34,'漁業生產量值-漁業種類別魚類別生產量值15'!I34)=0,&quot;-&quot;,&#10;SUM(G34,I34)&#10;+SUM('漁業生產量值-漁業種類別魚類別生產量值1'!E34,'漁業生產量值-漁業種類別魚類別生產量值1'!G34,'漁業生產量值-漁業種類別魚類別生產量值1'!I34)&#10;+SUM('漁業生產量值-漁業種類別魚類別生產量值2'!C34,'漁業生產量值-漁業種類別魚類別生產量值2'!E34,'漁業生產量值-漁業種類別魚類別生產量值2'!G34,'漁業生產量值-漁業種類別魚類別生產量值2'!I34)&#10;+SUM('漁業生產量值-漁業種類別魚類別生產量值3'!E34,'漁業生產量值-漁業種類別魚類別生產量值3'!I34,'漁業生產量值-漁業種類別魚類別生產量值3'!K34,'漁業生產量值-漁業種類別魚類別生產量值3'!M34)&#10;+SUM('漁業生產量值-漁業種類別魚類別生產量值4'!G34,'漁業生產量值-漁業種類別魚類別生產量值4'!I34,'漁業生產量值-漁業種類別魚類別生產量值4'!K34,'漁業生產量值-漁業種類別魚類別生產量值4'!M34,'漁業生產量值-漁業種類別魚類別生產量值4'!O34)&#10;+SUM('漁業生產量值-漁業種類別魚類別生產量值5'!K34,'漁業生產量值-漁業種類別魚類別生產量值5'!M34,'漁業生產量值-漁業種類別魚類別生產量值5'!O34)&#10;+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+SUM('漁業生產量值-漁業種類別魚類別生產量值7'!C34,'漁業生產量值-漁業種類別魚類別生產量值7'!E34,'漁業生產量值-漁業種類別魚類別生產量值7'!G34)&#10;+SUM('漁業生產量值-漁業種類別魚類別生產量值9'!I34,'漁業生產量值-漁業種類別魚類別生產量值9'!K34)&#10;+SUM('漁業生產量值-漁業種類別魚類別生產量值10'!G34)&#10;+SUM('漁業生產量值-漁業種類別魚類別生產量值11'!C34,'漁業生產量值-漁業種類別魚類別生產量值11'!E34,'漁業生產量值-漁業種類別魚類別生產量值11'!G34,'漁業生產量值-漁業種類別魚類別生產量值11'!I34,'漁業生產量值-漁業種類別魚類別生產量值11'!K34)&#10;+SUM('漁業生產量值-漁業種類別魚類別生產量值12'!G34)&#10;+SUM('漁業生產量值-漁業種類別魚類別生產量值14'!C34,'漁業生產量值-漁業種類別魚類別生產量值14'!O34)&#10;+SUM('漁業生產量值-漁業種類別魚類別生產量值15'!C34,'漁業生產量值-漁業種類別魚類別生產量值15'!E34,'漁業生產量值-漁業種類別魚類別生產量值15'!G34,'漁業生產量值-漁業種類別魚類別生產量值15'!I34)&#10;)" table:style-name="ce55">
            <text:p>258<text:s/></text:p>
          </table:table-cell>
          <table:table-cell office:value-type="float" office:value="51602.96" table:formula="msoxl:=  IF(SUM(H34,J34)&#10;+SUM('漁業生產量值-漁業種類別魚類別生產量值1'!F34,'漁業生產量值-漁業種類別魚類別生產量值1'!H34,'漁業生產量值-漁業種類別魚類別生產量值1'!J34,'漁業生產量值-漁業種類別魚類別生產量值1'!P34)&#10;+SUM('漁業生產量值-漁業種類別魚類別生產量值2'!D34,'漁業生產量值-漁業種類別魚類別生產量值2'!F34,'漁業生產量值-漁業種類別魚類別生產量值2'!H34,'漁業生產量值-漁業種類別魚類別生產量值2'!J34)&#10;+SUM('漁業生產量值-漁業種類別魚類別生產量值3'!F34,'漁業生產量值-漁業種類別魚類別生產量值3'!J34,'漁業生產量值-漁業種類別魚類別生產量值3'!L34,'漁業生產量值-漁業種類別魚類別生產量值3'!N34)&#10;+SUM('漁業生產量值-漁業種類別魚類別生產量值4'!H34,'漁業生產量值-漁業種類別魚類別生產量值4'!J34,'漁業生產量值-漁業種類別魚類別生產量值4'!L34,'漁業生產量值-漁業種類別魚類別生產量值4'!N34,'漁業生產量值-漁業種類別魚類別生產量值4'!P34)&#10;+SUM('漁業生產量值-漁業種類別魚類別生產量值5'!L34,'漁業生產量值-漁業種類別魚類別生產量值5'!N34,'漁業生產量值-漁業種類別魚類別生產量值5'!P34)&#10;+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+SUM('漁業生產量值-漁業種類別魚類別生產量值7'!D34,'漁業生產量值-漁業種類別魚類別生產量值7'!F34,'漁業生產量值-漁業種類別魚類別生產量值7'!H34)&#10;+SUM('漁業生產量值-漁業種類別魚類別生產量值9'!J34,'漁業生產量值-漁業種類別魚類別生產量值9'!L34)&#10;+SUM('漁業生產量值-漁業種類別魚類別生產量值10'!H34)&#10;+SUM('漁業生產量值-漁業種類別魚類別生產量值11'!D34,'漁業生產量值-漁業種類別魚類別生產量值11'!F34,'漁業生產量值-漁業種類別魚類別生產量值11'!H34,'漁業生產量值-漁業種類別魚類別生產量值11'!J34,'漁業生產量值-漁業種類別魚類別生產量值11'!L34)&#10;+SUM('漁業生產量值-漁業種類別魚類別生產量值12'!H34)&#10;+SUM('漁業生產量值-漁業種類別魚類別生產量值14'!D34,'漁業生產量值-漁業種類別魚類別生產量值14'!P34)&#10;+SUM('漁業生產量值-漁業種類別魚類別生產量值15'!D34,'漁業生產量值-漁業種類別魚類別生產量值15'!F34,'漁業生產量值-漁業種類別魚類別生產量值15'!H34,'漁業生產量值-漁業種類別魚類別生產量值15'!J34)=0,&quot;-&quot;,&#10;SUM(H34,J34)&#10;+SUM('漁業生產量值-漁業種類別魚類別生產量值1'!F34,'漁業生產量值-漁業種類別魚類別生產量值1'!H34,'漁業生產量值-漁業種類別魚類別生產量值1'!J34,'漁業生產量值-漁業種類別魚類別生產量值1'!P34)&#10;+SUM('漁業生產量值-漁業種類別魚類別生產量值2'!D34,'漁業生產量值-漁業種類別魚類別生產量值2'!F34,'漁業生產量值-漁業種類別魚類別生產量值2'!H34,'漁業生產量值-漁業種類別魚類別生產量值2'!J34)&#10;+SUM('漁業生產量值-漁業種類別魚類別生產量值3'!F34,'漁業生產量值-漁業種類別魚類別生產量值3'!J34,'漁業生產量值-漁業種類別魚類別生產量值3'!L34,'漁業生產量值-漁業種類別魚類別生產量值3'!N34)&#10;+SUM('漁業生產量值-漁業種類別魚類別生產量值4'!H34,'漁業生產量值-漁業種類別魚類別生產量值4'!J34,'漁業生產量值-漁業種類別魚類別生產量值4'!L34,'漁業生產量值-漁業種類別魚類別生產量值4'!N34,'漁業生產量值-漁業種類別魚類別生產量值4'!P34)&#10;+SUM('漁業生產量值-漁業種類別魚類別生產量值5'!L34,'漁業生產量值-漁業種類別魚類別生產量值5'!N34,'漁業生產量值-漁業種類別魚類別生產量值5'!P34)&#10;+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+SUM('漁業生產量值-漁業種類別魚類別生產量值7'!D34,'漁業生產量值-漁業種類別魚類別生產量值7'!F34,'漁業生產量值-漁業種類別魚類別生產量值7'!H34)&#10;+SUM('漁業生產量值-漁業種類別魚類別生產量值9'!J34,'漁業生產量值-漁業種類別魚類別生產量值9'!L34)&#10;+SUM('漁業生產量值-漁業種類別魚類別生產量值10'!H34)&#10;+SUM('漁業生產量值-漁業種類別魚類別生產量值11'!D34,'漁業生產量值-漁業種類別魚類別生產量值11'!F34,'漁業生產量值-漁業種類別魚類別生產量值11'!H34,'漁業生產量值-漁業種類別魚類別生產量值11'!J34,'漁業生產量值-漁業種類別魚類別生產量值11'!L34)&#10;+SUM('漁業生產量值-漁業種類別魚類別生產量值12'!H34)&#10;+SUM('漁業生產量值-漁業種類別魚類別生產量值14'!D34,'漁業生產量值-漁業種類別魚類別生產量值14'!P34)&#10;+SUM('漁業生產量值-漁業種類別魚類別生產量值15'!D34,'漁業生產量值-漁業種類別魚類別生產量值15'!F34,'漁業生產量值-漁業種類別魚類別生產量值15'!H34,'漁業生產量值-漁業種類別魚類別生產量值15'!J34)&#10;)" table:style-name="ce55">
            <text:p>51,60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4,M34,O34,'漁業生產量值-漁業種類別魚類別生產量值1'!C34)=0,&quot;-&quot;,SUM(K34,M34,O34,'漁業生產量值-漁業種類別魚類別生產量值1'!C34))" table:style-name="ce55">
            <text:p>-</text:p>
          </table:table-cell>
          <table:table-cell office:value-type="string" office:string-value="-" table:formula="msoxl:=  IF(SUM(L34,N34,P34,'漁業生產量值-漁業種類別魚類別生產量值1'!D34)=0,&quot;-&quot;,SUM(L34,N34,P34,'漁業生產量值-漁業種類別魚類別生產量值1'!D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float" office:value="312.47000000000003" table:style-name="ce57">
            <text:p>312<text:s/></text:p>
          </table:table-cell>
          <table:table-cell office:value-type="float" office:value="12055.344440000001" table:style-name="ce57">
            <text:p>12,055<text:s/></text:p>
          </table:table-cell>
          <table:table-cell office:value-type="float" office:value="259.19599999999997" table:formula="msoxl:=  IF(SUM(G35,I35)&#10;+SUM('漁業生產量值-漁業種類別魚類別生產量值1'!E35,'漁業生產量值-漁業種類別魚類別生產量值1'!G35,'漁業生產量值-漁業種類別魚類別生產量值1'!I35)&#10;+SUM('漁業生產量值-漁業種類別魚類別生產量值2'!C35,'漁業生產量值-漁業種類別魚類別生產量值2'!E35,'漁業生產量值-漁業種類別魚類別生產量值2'!G35,'漁業生產量值-漁業種類別魚類別生產量值2'!I35)&#10;+SUM('漁業生產量值-漁業種類別魚類別生產量值3'!E35,'漁業生產量值-漁業種類別魚類別生產量值3'!I35,'漁業生產量值-漁業種類別魚類別生產量值3'!K35,'漁業生產量值-漁業種類別魚類別生產量值3'!M35)&#10;+SUM('漁業生產量值-漁業種類別魚類別生產量值4'!G35,'漁業生產量值-漁業種類別魚類別生產量值4'!I35,'漁業生產量值-漁業種類別魚類別生產量值4'!K35,'漁業生產量值-漁業種類別魚類別生產量值4'!M35,'漁業生產量值-漁業種類別魚類別生產量值4'!O35)&#10;+SUM('漁業生產量值-漁業種類別魚類別生產量值5'!K35,'漁業生產量值-漁業種類別魚類別生產量值5'!M35,'漁業生產量值-漁業種類別魚類別生產量值5'!O35)&#10;+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+SUM('漁業生產量值-漁業種類別魚類別生產量值7'!C35,'漁業生產量值-漁業種類別魚類別生產量值7'!E35,'漁業生產量值-漁業種類別魚類別生產量值7'!G35)&#10;+SUM('漁業生產量值-漁業種類別魚類別生產量值9'!I35,'漁業生產量值-漁業種類別魚類別生產量值9'!K35)&#10;+SUM('漁業生產量值-漁業種類別魚類別生產量值10'!G35)&#10;+SUM('漁業生產量值-漁業種類別魚類別生產量值11'!C35,'漁業生產量值-漁業種類別魚類別生產量值11'!E35,'漁業生產量值-漁業種類別魚類別生產量值11'!G35,'漁業生產量值-漁業種類別魚類別生產量值11'!I35,'漁業生產量值-漁業種類別魚類別生產量值11'!K35)&#10;+SUM('漁業生產量值-漁業種類別魚類別生產量值12'!G35)&#10;+SUM('漁業生產量值-漁業種類別魚類別生產量值14'!C35,'漁業生產量值-漁業種類別魚類別生產量值14'!O35)&#10;+SUM('漁業生產量值-漁業種類別魚類別生產量值15'!C35,'漁業生產量值-漁業種類別魚類別生產量值15'!E35,'漁業生產量值-漁業種類別魚類別生產量值15'!G35,'漁業生產量值-漁業種類別魚類別生產量值15'!I35)=0,&quot;-&quot;,&#10;SUM(G35,I35)&#10;+SUM('漁業生產量值-漁業種類別魚類別生產量值1'!E35,'漁業生產量值-漁業種類別魚類別生產量值1'!G35,'漁業生產量值-漁業種類別魚類別生產量值1'!I35)&#10;+SUM('漁業生產量值-漁業種類別魚類別生產量值2'!C35,'漁業生產量值-漁業種類別魚類別生產量值2'!E35,'漁業生產量值-漁業種類別魚類別生產量值2'!G35,'漁業生產量值-漁業種類別魚類別生產量值2'!I35)&#10;+SUM('漁業生產量值-漁業種類別魚類別生產量值3'!E35,'漁業生產量值-漁業種類別魚類別生產量值3'!I35,'漁業生產量值-漁業種類別魚類別生產量值3'!K35,'漁業生產量值-漁業種類別魚類別生產量值3'!M35)&#10;+SUM('漁業生產量值-漁業種類別魚類別生產量值4'!G35,'漁業生產量值-漁業種類別魚類別生產量值4'!I35,'漁業生產量值-漁業種類別魚類別生產量值4'!K35,'漁業生產量值-漁業種類別魚類別生產量值4'!M35,'漁業生產量值-漁業種類別魚類別生產量值4'!O35)&#10;+SUM('漁業生產量值-漁業種類別魚類別生產量值5'!K35,'漁業生產量值-漁業種類別魚類別生產量值5'!M35,'漁業生產量值-漁業種類別魚類別生產量值5'!O35)&#10;+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+SUM('漁業生產量值-漁業種類別魚類別生產量值7'!C35,'漁業生產量值-漁業種類別魚類別生產量值7'!E35,'漁業生產量值-漁業種類別魚類別生產量值7'!G35)&#10;+SUM('漁業生產量值-漁業種類別魚類別生產量值9'!I35,'漁業生產量值-漁業種類別魚類別生產量值9'!K35)&#10;+SUM('漁業生產量值-漁業種類別魚類別生產量值10'!G35)&#10;+SUM('漁業生產量值-漁業種類別魚類別生產量值11'!C35,'漁業生產量值-漁業種類別魚類別生產量值11'!E35,'漁業生產量值-漁業種類別魚類別生產量值11'!G35,'漁業生產量值-漁業種類別魚類別生產量值11'!I35,'漁業生產量值-漁業種類別魚類別生產量值11'!K35)&#10;+SUM('漁業生產量值-漁業種類別魚類別生產量值12'!G35)&#10;+SUM('漁業生產量值-漁業種類別魚類別生產量值14'!C35,'漁業生產量值-漁業種類別魚類別生產量值14'!O35)&#10;+SUM('漁業生產量值-漁業種類別魚類別生產量值15'!C35,'漁業生產量值-漁業種類別魚類別生產量值15'!E35,'漁業生產量值-漁業種類別魚類別生產量值15'!G35,'漁業生產量值-漁業種類別魚類別生產量值15'!I35)&#10;)" table:style-name="ce55">
            <text:p>259<text:s/></text:p>
          </table:table-cell>
          <table:table-cell office:value-type="float" office:value="11198.590330000001" table:formula="msoxl:=  IF(SUM(H35,J35)&#10;+SUM('漁業生產量值-漁業種類別魚類別生產量值1'!F35,'漁業生產量值-漁業種類別魚類別生產量值1'!H35,'漁業生產量值-漁業種類別魚類別生產量值1'!J35,'漁業生產量值-漁業種類別魚類別生產量值1'!P35)&#10;+SUM('漁業生產量值-漁業種類別魚類別生產量值2'!D35,'漁業生產量值-漁業種類別魚類別生產量值2'!F35,'漁業生產量值-漁業種類別魚類別生產量值2'!H35,'漁業生產量值-漁業種類別魚類別生產量值2'!J35)&#10;+SUM('漁業生產量值-漁業種類別魚類別生產量值3'!F35,'漁業生產量值-漁業種類別魚類別生產量值3'!J35,'漁業生產量值-漁業種類別魚類別生產量值3'!L35,'漁業生產量值-漁業種類別魚類別生產量值3'!N35)&#10;+SUM('漁業生產量值-漁業種類別魚類別生產量值4'!H35,'漁業生產量值-漁業種類別魚類別生產量值4'!J35,'漁業生產量值-漁業種類別魚類別生產量值4'!L35,'漁業生產量值-漁業種類別魚類別生產量值4'!N35,'漁業生產量值-漁業種類別魚類別生產量值4'!P35)&#10;+SUM('漁業生產量值-漁業種類別魚類別生產量值5'!L35,'漁業生產量值-漁業種類別魚類別生產量值5'!N35,'漁業生產量值-漁業種類別魚類別生產量值5'!P35)&#10;+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+SUM('漁業生產量值-漁業種類別魚類別生產量值7'!D35,'漁業生產量值-漁業種類別魚類別生產量值7'!F35,'漁業生產量值-漁業種類別魚類別生產量值7'!H35)&#10;+SUM('漁業生產量值-漁業種類別魚類別生產量值9'!J35,'漁業生產量值-漁業種類別魚類別生產量值9'!L35)&#10;+SUM('漁業生產量值-漁業種類別魚類別生產量值10'!H35)&#10;+SUM('漁業生產量值-漁業種類別魚類別生產量值11'!D35,'漁業生產量值-漁業種類別魚類別生產量值11'!F35,'漁業生產量值-漁業種類別魚類別生產量值11'!H35,'漁業生產量值-漁業種類別魚類別生產量值11'!J35,'漁業生產量值-漁業種類別魚類別生產量值11'!L35)&#10;+SUM('漁業生產量值-漁業種類別魚類別生產量值12'!H35)&#10;+SUM('漁業生產量值-漁業種類別魚類別生產量值14'!D35,'漁業生產量值-漁業種類別魚類別生產量值14'!P35)&#10;+SUM('漁業生產量值-漁業種類別魚類別生產量值15'!D35,'漁業生產量值-漁業種類別魚類別生產量值15'!F35,'漁業生產量值-漁業種類別魚類別生產量值15'!H35,'漁業生產量值-漁業種類別魚類別生產量值15'!J35)=0,&quot;-&quot;,&#10;SUM(H35,J35)&#10;+SUM('漁業生產量值-漁業種類別魚類別生產量值1'!F35,'漁業生產量值-漁業種類別魚類別生產量值1'!H35,'漁業生產量值-漁業種類別魚類別生產量值1'!J35,'漁業生產量值-漁業種類別魚類別生產量值1'!P35)&#10;+SUM('漁業生產量值-漁業種類別魚類別生產量值2'!D35,'漁業生產量值-漁業種類別魚類別生產量值2'!F35,'漁業生產量值-漁業種類別魚類別生產量值2'!H35,'漁業生產量值-漁業種類別魚類別生產量值2'!J35)&#10;+SUM('漁業生產量值-漁業種類別魚類別生產量值3'!F35,'漁業生產量值-漁業種類別魚類別生產量值3'!J35,'漁業生產量值-漁業種類別魚類別生產量值3'!L35,'漁業生產量值-漁業種類別魚類別生產量值3'!N35)&#10;+SUM('漁業生產量值-漁業種類別魚類別生產量值4'!H35,'漁業生產量值-漁業種類別魚類別生產量值4'!J35,'漁業生產量值-漁業種類別魚類別生產量值4'!L35,'漁業生產量值-漁業種類別魚類別生產量值4'!N35,'漁業生產量值-漁業種類別魚類別生產量值4'!P35)&#10;+SUM('漁業生產量值-漁業種類別魚類別生產量值5'!L35,'漁業生產量值-漁業種類別魚類別生產量值5'!N35,'漁業生產量值-漁業種類別魚類別生產量值5'!P35)&#10;+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+SUM('漁業生產量值-漁業種類別魚類別生產量值7'!D35,'漁業生產量值-漁業種類別魚類別生產量值7'!F35,'漁業生產量值-漁業種類別魚類別生產量值7'!H35)&#10;+SUM('漁業生產量值-漁業種類別魚類別生產量值9'!J35,'漁業生產量值-漁業種類別魚類別生產量值9'!L35)&#10;+SUM('漁業生產量值-漁業種類別魚類別生產量值10'!H35)&#10;+SUM('漁業生產量值-漁業種類別魚類別生產量值11'!D35,'漁業生產量值-漁業種類別魚類別生產量值11'!F35,'漁業生產量值-漁業種類別魚類別生產量值11'!H35,'漁業生產量值-漁業種類別魚類別生產量值11'!J35,'漁業生產量值-漁業種類別魚類別生產量值11'!L35)&#10;+SUM('漁業生產量值-漁業種類別魚類別生產量值12'!H35)&#10;+SUM('漁業生產量值-漁業種類別魚類別生產量值14'!D35,'漁業生產量值-漁業種類別魚類別生產量值14'!P35)&#10;+SUM('漁業生產量值-漁業種類別魚類別生產量值15'!D35,'漁業生產量值-漁業種類別魚類別生產量值15'!F35,'漁業生產量值-漁業種類別魚類別生產量值15'!H35,'漁業生產量值-漁業種類別魚類別生產量值15'!J35)&#10;)" table:style-name="ce55">
            <text:p>11,199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35,M35,O35,'漁業生產量值-漁業種類別魚類別生產量值1'!C35)=0,&quot;-&quot;,SUM(K35,M35,O35,'漁業生產量值-漁業種類別魚類別生產量值1'!C35))" table:style-name="ce55">
            <text:p>-</text:p>
          </table:table-cell>
          <table:table-cell office:value-type="string" office:string-value="-" table:formula="msoxl:=  IF(SUM(L35,N35,P35,'漁業生產量值-漁業種類別魚類別生產量值1'!D35)=0,&quot;-&quot;,SUM(L35,N35,P35,'漁業生產量值-漁業種類別魚類別生產量值1'!D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29407.995490000005" table:formula="msoxl:=  IF(SUM(C37:C53)=0,&quot;-&quot;,SUM(C37:C53))" table:style-name="ce52">
            <text:p>29,408<text:s/></text:p>
          </table:table-cell>
          <table:table-cell office:value-type="float" office:value="4077329.0676099993" table:formula="msoxl:=  IF(SUM(D37:D53)=0,&quot;-&quot;,SUM(D37:D53))" table:style-name="ce52">
            <text:p>4,077,329<text:s/></text:p>
          </table:table-cell>
          <table:table-cell office:value-type="float" office:value="25304.902570000006" table:formula="msoxl:=  IF(SUM(E37:E53)=0,&quot;-&quot;,SUM(E37:E53))" table:style-name="ce52">
            <text:p>25,305<text:s/></text:p>
          </table:table-cell>
          <table:table-cell office:value-type="float" office:value="3363984.4013999999" table:formula="msoxl:=  IF(SUM(F37:F53)=0,&quot;-&quot;,SUM(F37:F53))" table:style-name="ce52">
            <text:p>3,363,984<text:s/>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float" office:value="0.36299999999999999" table:formula="msoxl:=  IF(SUM(I37:I53)=0,&quot;-&quot;,SUM(I37:I53))" table:style-name="ce52">
            <text:p>0<text:s/></text:p>
          </table:table-cell>
          <table:table-cell office:value-type="float" office:value="58.08" table:formula="msoxl:=  IF(SUM(J37:J53)=0,&quot;-&quot;,SUM(J37:J53))" table:style-name="ce52">
            <text:p>58<text:s/></text:p>
          </table:table-cell>
          <table:table-cell office:value-type="string" office:string-value="-" table:formula="msoxl:=  IF(SUM(K37:K53)=0,&quot;-&quot;,SUM(K37:K53))" table:style-name="ce52">
            <text:p>-</text:p>
          </table:table-cell>
          <table:table-cell office:value-type="string" office:string-value="-" table:formula="msoxl:=  IF(SUM(L37:L53)=0,&quot;-&quot;,SUM(L37:L53))" table:style-name="ce52">
            <text:p>-</text:p>
          </table:table-cell>
          <table:table-cell office:value-type="string" office:string-value="-" table:formula="msoxl:=  IF(SUM(M37:M53)=0,&quot;-&quot;,SUM(M37:M53))" table:style-name="ce52">
            <text:p>-</text:p>
          </table:table-cell>
          <table:table-cell office:value-type="string" office:string-value="-" table:formula="msoxl:=  IF(SUM(N37:N53)=0,&quot;-&quot;,SUM(N37:N53))" table:style-name="ce52">
            <text:p>-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10909.96002" table:style-name="ce55">
            <text:p>10,910<text:s/></text:p>
          </table:table-cell>
          <table:table-cell office:value-type="float" office:value="829422.58200000005" table:style-name="ce55">
            <text:p>829,423<text:s/></text:p>
          </table:table-cell>
          <table:table-cell office:value-type="float" office:value="8872.0012100000022" table:formula="msoxl:=  IF(SUM(G37,I37)&#10;+SUM('漁業生產量值-漁業種類別魚類別生產量值1'!E37,'漁業生產量值-漁業種類別魚類別生產量值1'!G37,'漁業生產量值-漁業種類別魚類別生產量值1'!I37)&#10;+SUM('漁業生產量值-漁業種類別魚類別生產量值2'!C37,'漁業生產量值-漁業種類別魚類別生產量值2'!E37,'漁業生產量值-漁業種類別魚類別生產量值2'!G37,'漁業生產量值-漁業種類別魚類別生產量值2'!I37)&#10;+SUM('漁業生產量值-漁業種類別魚類別生產量值3'!E37,'漁業生產量值-漁業種類別魚類別生產量值3'!I37,'漁業生產量值-漁業種類別魚類別生產量值3'!K37,'漁業生產量值-漁業種類別魚類別生產量值3'!M37)&#10;+SUM('漁業生產量值-漁業種類別魚類別生產量值4'!G37,'漁業生產量值-漁業種類別魚類別生產量值4'!I37,'漁業生產量值-漁業種類別魚類別生產量值4'!K37,'漁業生產量值-漁業種類別魚類別生產量值4'!M37,'漁業生產量值-漁業種類別魚類別生產量值4'!O37)&#10;+SUM('漁業生產量值-漁業種類別魚類別生產量值5'!K37,'漁業生產量值-漁業種類別魚類別生產量值5'!M37,'漁業生產量值-漁業種類別魚類別生產量值5'!O37)&#10;+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+SUM('漁業生產量值-漁業種類別魚類別生產量值7'!C37,'漁業生產量值-漁業種類別魚類別生產量值7'!E37,'漁業生產量值-漁業種類別魚類別生產量值7'!G37)&#10;+SUM('漁業生產量值-漁業種類別魚類別生產量值9'!I37,'漁業生產量值-漁業種類別魚類別生產量值9'!K37)&#10;+SUM('漁業生產量值-漁業種類別魚類別生產量值10'!G37)&#10;+SUM('漁業生產量值-漁業種類別魚類別生產量值11'!C37,'漁業生產量值-漁業種類別魚類別生產量值11'!E37,'漁業生產量值-漁業種類別魚類別生產量值11'!G37,'漁業生產量值-漁業種類別魚類別生產量值11'!I37,'漁業生產量值-漁業種類別魚類別生產量值11'!K37)&#10;+SUM('漁業生產量值-漁業種類別魚類別生產量值12'!G37)&#10;+SUM('漁業生產量值-漁業種類別魚類別生產量值14'!C37,'漁業生產量值-漁業種類別魚類別生產量值14'!O37)&#10;+SUM('漁業生產量值-漁業種類別魚類別生產量值15'!C37,'漁業生產量值-漁業種類別魚類別生產量值15'!E37,'漁業生產量值-漁業種類別魚類別生產量值15'!G37,'漁業生產量值-漁業種類別魚類別生產量值15'!I37)=0,&quot;-&quot;,&#10;SUM(G37,I37)&#10;+SUM('漁業生產量值-漁業種類別魚類別生產量值1'!E37,'漁業生產量值-漁業種類別魚類別生產量值1'!G37,'漁業生產量值-漁業種類別魚類別生產量值1'!I37)&#10;+SUM('漁業生產量值-漁業種類別魚類別生產量值2'!C37,'漁業生產量值-漁業種類別魚類別生產量值2'!E37,'漁業生產量值-漁業種類別魚類別生產量值2'!G37,'漁業生產量值-漁業種類別魚類別生產量值2'!I37)&#10;+SUM('漁業生產量值-漁業種類別魚類別生產量值3'!E37,'漁業生產量值-漁業種類別魚類別生產量值3'!I37,'漁業生產量值-漁業種類別魚類別生產量值3'!K37,'漁業生產量值-漁業種類別魚類別生產量值3'!M37)&#10;+SUM('漁業生產量值-漁業種類別魚類別生產量值4'!G37,'漁業生產量值-漁業種類別魚類別生產量值4'!I37,'漁業生產量值-漁業種類別魚類別生產量值4'!K37,'漁業生產量值-漁業種類別魚類別生產量值4'!M37,'漁業生產量值-漁業種類別魚類別生產量值4'!O37)&#10;+SUM('漁業生產量值-漁業種類別魚類別生產量值5'!K37,'漁業生產量值-漁業種類別魚類別生產量值5'!M37,'漁業生產量值-漁業種類別魚類別生產量值5'!O37)&#10;+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+SUM('漁業生產量值-漁業種類別魚類別生產量值7'!C37,'漁業生產量值-漁業種類別魚類別生產量值7'!E37,'漁業生產量值-漁業種類別魚類別生產量值7'!G37)&#10;+SUM('漁業生產量值-漁業種類別魚類別生產量值9'!I37,'漁業生產量值-漁業種類別魚類別生產量值9'!K37)&#10;+SUM('漁業生產量值-漁業種類別魚類別生產量值10'!G37)&#10;+SUM('漁業生產量值-漁業種類別魚類別生產量值11'!C37,'漁業生產量值-漁業種類別魚類別生產量值11'!E37,'漁業生產量值-漁業種類別魚類別生產量值11'!G37,'漁業生產量值-漁業種類別魚類別生產量值11'!I37,'漁業生產量值-漁業種類別魚類別生產量值11'!K37)&#10;+SUM('漁業生產量值-漁業種類別魚類別生產量值12'!G37)&#10;+SUM('漁業生產量值-漁業種類別魚類別生產量值14'!C37,'漁業生產量值-漁業種類別魚類別生產量值14'!O37)&#10;+SUM('漁業生產量值-漁業種類別魚類別生產量值15'!C37,'漁業生產量值-漁業種類別魚類別生產量值15'!E37,'漁業生產量值-漁業種類別魚類別生產量值15'!G37,'漁業生產量值-漁業種類別魚類別生產量值15'!I37)&#10;)" table:style-name="ce55">
            <text:p>8,872<text:s/></text:p>
          </table:table-cell>
          <table:table-cell office:value-type="float" office:value="635608.90806000005" table:formula="msoxl:=  IF(SUM(H37,J37)&#10;+SUM('漁業生產量值-漁業種類別魚類別生產量值1'!F37,'漁業生產量值-漁業種類別魚類別生產量值1'!H37,'漁業生產量值-漁業種類別魚類別生產量值1'!J37,'漁業生產量值-漁業種類別魚類別生產量值1'!P37)&#10;+SUM('漁業生產量值-漁業種類別魚類別生產量值2'!D37,'漁業生產量值-漁業種類別魚類別生產量值2'!F37,'漁業生產量值-漁業種類別魚類別生產量值2'!H37,'漁業生產量值-漁業種類別魚類別生產量值2'!J37)&#10;+SUM('漁業生產量值-漁業種類別魚類別生產量值3'!F37,'漁業生產量值-漁業種類別魚類別生產量值3'!J37,'漁業生產量值-漁業種類別魚類別生產量值3'!L37,'漁業生產量值-漁業種類別魚類別生產量值3'!N37)&#10;+SUM('漁業生產量值-漁業種類別魚類別生產量值4'!H37,'漁業生產量值-漁業種類別魚類別生產量值4'!J37,'漁業生產量值-漁業種類別魚類別生產量值4'!L37,'漁業生產量值-漁業種類別魚類別生產量值4'!N37,'漁業生產量值-漁業種類別魚類別生產量值4'!P37)&#10;+SUM('漁業生產量值-漁業種類別魚類別生產量值5'!L37,'漁業生產量值-漁業種類別魚類別生產量值5'!N37,'漁業生產量值-漁業種類別魚類別生產量值5'!P37)&#10;+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+SUM('漁業生產量值-漁業種類別魚類別生產量值7'!D37,'漁業生產量值-漁業種類別魚類別生產量值7'!F37,'漁業生產量值-漁業種類別魚類別生產量值7'!H37)&#10;+SUM('漁業生產量值-漁業種類別魚類別生產量值9'!J37,'漁業生產量值-漁業種類別魚類別生產量值9'!L37)&#10;+SUM('漁業生產量值-漁業種類別魚類別生產量值10'!H37)&#10;+SUM('漁業生產量值-漁業種類別魚類別生產量值11'!D37,'漁業生產量值-漁業種類別魚類別生產量值11'!F37,'漁業生產量值-漁業種類別魚類別生產量值11'!H37,'漁業生產量值-漁業種類別魚類別生產量值11'!J37,'漁業生產量值-漁業種類別魚類別生產量值11'!L37)&#10;+SUM('漁業生產量值-漁業種類別魚類別生產量值12'!H37)&#10;+SUM('漁業生產量值-漁業種類別魚類別生產量值14'!D37,'漁業生產量值-漁業種類別魚類別生產量值14'!P37)&#10;+SUM('漁業生產量值-漁業種類別魚類別生產量值15'!D37,'漁業生產量值-漁業種類別魚類別生產量值15'!F37,'漁業生產量值-漁業種類別魚類別生產量值15'!H37,'漁業生產量值-漁業種類別魚類別生產量值15'!J37)=0,&quot;-&quot;,&#10;SUM(H37,J37)&#10;+SUM('漁業生產量值-漁業種類別魚類別生產量值1'!F37,'漁業生產量值-漁業種類別魚類別生產量值1'!H37,'漁業生產量值-漁業種類別魚類別生產量值1'!J37,'漁業生產量值-漁業種類別魚類別生產量值1'!P37)&#10;+SUM('漁業生產量值-漁業種類別魚類別生產量值2'!D37,'漁業生產量值-漁業種類別魚類別生產量值2'!F37,'漁業生產量值-漁業種類別魚類別生產量值2'!H37,'漁業生產量值-漁業種類別魚類別生產量值2'!J37)&#10;+SUM('漁業生產量值-漁業種類別魚類別生產量值3'!F37,'漁業生產量值-漁業種類別魚類別生產量值3'!J37,'漁業生產量值-漁業種類別魚類別生產量值3'!L37,'漁業生產量值-漁業種類別魚類別生產量值3'!N37)&#10;+SUM('漁業生產量值-漁業種類別魚類別生產量值4'!H37,'漁業生產量值-漁業種類別魚類別生產量值4'!J37,'漁業生產量值-漁業種類別魚類別生產量值4'!L37,'漁業生產量值-漁業種類別魚類別生產量值4'!N37,'漁業生產量值-漁業種類別魚類別生產量值4'!P37)&#10;+SUM('漁業生產量值-漁業種類別魚類別生產量值5'!L37,'漁業生產量值-漁業種類別魚類別生產量值5'!N37,'漁業生產量值-漁業種類別魚類別生產量值5'!P37)&#10;+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+SUM('漁業生產量值-漁業種類別魚類別生產量值7'!D37,'漁業生產量值-漁業種類別魚類別生產量值7'!F37,'漁業生產量值-漁業種類別魚類別生產量值7'!H37)&#10;+SUM('漁業生產量值-漁業種類別魚類別生產量值9'!J37,'漁業生產量值-漁業種類別魚類別生產量值9'!L37)&#10;+SUM('漁業生產量值-漁業種類別魚類別生產量值10'!H37)&#10;+SUM('漁業生產量值-漁業種類別魚類別生產量值11'!D37,'漁業生產量值-漁業種類別魚類別生產量值11'!F37,'漁業生產量值-漁業種類別魚類別生產量值11'!H37,'漁業生產量值-漁業種類別魚類別生產量值11'!J37,'漁業生產量值-漁業種類別魚類別生產量值11'!L37)&#10;+SUM('漁業生產量值-漁業種類別魚類別生產量值12'!H37)&#10;+SUM('漁業生產量值-漁業種類別魚類別生產量值14'!D37,'漁業生產量值-漁業種類別魚類別生產量值14'!P37)&#10;+SUM('漁業生產量值-漁業種類別魚類別生產量值15'!D37,'漁業生產量值-漁業種類別魚類別生產量值15'!F37,'漁業生產量值-漁業種類別魚類別生產量值15'!H37,'漁業生產量值-漁業種類別魚類別生產量值15'!J37)&#10;)" table:style-name="ce55">
            <text:p>635,60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7,M37,O37,'漁業生產量值-漁業種類別魚類別生產量值1'!C37)=0,&quot;-&quot;,SUM(K37,M37,O37,'漁業生產量值-漁業種類別魚類別生產量值1'!C37))" table:style-name="ce55">
            <text:p>-</text:p>
          </table:table-cell>
          <table:table-cell office:value-type="string" office:string-value="-" table:formula="msoxl:=  IF(SUM(L37,N37,P37,'漁業生產量值-漁業種類別魚類別生產量值1'!D37)=0,&quot;-&quot;,SUM(L37,N37,P37,'漁業生產量值-漁業種類別魚類別生產量值1'!D3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float" office:value="338" table:style-name="ce55">
            <text:p>338<text:s/></text:p>
          </table:table-cell>
          <table:table-cell office:value-type="float" office:value="130130" table:style-name="ce55">
            <text:p>130,130<text:s/></text:p>
          </table:table-cell>
          <table:table-cell office:value-type="float" office:value="338" table:formula="msoxl:=  IF(SUM(G38,I38)&#10;+SUM('漁業生產量值-漁業種類別魚類別生產量值1'!E38,'漁業生產量值-漁業種類別魚類別生產量值1'!G38,'漁業生產量值-漁業種類別魚類別生產量值1'!I38)&#10;+SUM('漁業生產量值-漁業種類別魚類別生產量值2'!C38,'漁業生產量值-漁業種類別魚類別生產量值2'!E38,'漁業生產量值-漁業種類別魚類別生產量值2'!G38,'漁業生產量值-漁業種類別魚類別生產量值2'!I38)&#10;+SUM('漁業生產量值-漁業種類別魚類別生產量值3'!E38,'漁業生產量值-漁業種類別魚類別生產量值3'!I38,'漁業生產量值-漁業種類別魚類別生產量值3'!K38,'漁業生產量值-漁業種類別魚類別生產量值3'!M38)&#10;+SUM('漁業生產量值-漁業種類別魚類別生產量值4'!G38,'漁業生產量值-漁業種類別魚類別生產量值4'!I38,'漁業生產量值-漁業種類別魚類別生產量值4'!K38,'漁業生產量值-漁業種類別魚類別生產量值4'!M38,'漁業生產量值-漁業種類別魚類別生產量值4'!O38)&#10;+SUM('漁業生產量值-漁業種類別魚類別生產量值5'!K38,'漁業生產量值-漁業種類別魚類別生產量值5'!M38,'漁業生產量值-漁業種類別魚類別生產量值5'!O38)&#10;+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+SUM('漁業生產量值-漁業種類別魚類別生產量值7'!C38,'漁業生產量值-漁業種類別魚類別生產量值7'!E38,'漁業生產量值-漁業種類別魚類別生產量值7'!G38)&#10;+SUM('漁業生產量值-漁業種類別魚類別生產量值9'!I38,'漁業生產量值-漁業種類別魚類別生產量值9'!K38)&#10;+SUM('漁業生產量值-漁業種類別魚類別生產量值10'!G38)&#10;+SUM('漁業生產量值-漁業種類別魚類別生產量值11'!C38,'漁業生產量值-漁業種類別魚類別生產量值11'!E38,'漁業生產量值-漁業種類別魚類別生產量值11'!G38,'漁業生產量值-漁業種類別魚類別生產量值11'!I38,'漁業生產量值-漁業種類別魚類別生產量值11'!K38)&#10;+SUM('漁業生產量值-漁業種類別魚類別生產量值12'!G38)&#10;+SUM('漁業生產量值-漁業種類別魚類別生產量值14'!C38,'漁業生產量值-漁業種類別魚類別生產量值14'!O38)&#10;+SUM('漁業生產量值-漁業種類別魚類別生產量值15'!C38,'漁業生產量值-漁業種類別魚類別生產量值15'!E38,'漁業生產量值-漁業種類別魚類別生產量值15'!G38,'漁業生產量值-漁業種類別魚類別生產量值15'!I38)=0,&quot;-&quot;,&#10;SUM(G38,I38)&#10;+SUM('漁業生產量值-漁業種類別魚類別生產量值1'!E38,'漁業生產量值-漁業種類別魚類別生產量值1'!G38,'漁業生產量值-漁業種類別魚類別生產量值1'!I38)&#10;+SUM('漁業生產量值-漁業種類別魚類別生產量值2'!C38,'漁業生產量值-漁業種類別魚類別生產量值2'!E38,'漁業生產量值-漁業種類別魚類別生產量值2'!G38,'漁業生產量值-漁業種類別魚類別生產量值2'!I38)&#10;+SUM('漁業生產量值-漁業種類別魚類別生產量值3'!E38,'漁業生產量值-漁業種類別魚類別生產量值3'!I38,'漁業生產量值-漁業種類別魚類別生產量值3'!K38,'漁業生產量值-漁業種類別魚類別生產量值3'!M38)&#10;+SUM('漁業生產量值-漁業種類別魚類別生產量值4'!G38,'漁業生產量值-漁業種類別魚類別生產量值4'!I38,'漁業生產量值-漁業種類別魚類別生產量值4'!K38,'漁業生產量值-漁業種類別魚類別生產量值4'!M38,'漁業生產量值-漁業種類別魚類別生產量值4'!O38)&#10;+SUM('漁業生產量值-漁業種類別魚類別生產量值5'!K38,'漁業生產量值-漁業種類別魚類別生產量值5'!M38,'漁業生產量值-漁業種類別魚類別生產量值5'!O38)&#10;+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+SUM('漁業生產量值-漁業種類別魚類別生產量值7'!C38,'漁業生產量值-漁業種類別魚類別生產量值7'!E38,'漁業生產量值-漁業種類別魚類別生產量值7'!G38)&#10;+SUM('漁業生產量值-漁業種類別魚類別生產量值9'!I38,'漁業生產量值-漁業種類別魚類別生產量值9'!K38)&#10;+SUM('漁業生產量值-漁業種類別魚類別生產量值10'!G38)&#10;+SUM('漁業生產量值-漁業種類別魚類別生產量值11'!C38,'漁業生產量值-漁業種類別魚類別生產量值11'!E38,'漁業生產量值-漁業種類別魚類別生產量值11'!G38,'漁業生產量值-漁業種類別魚類別生產量值11'!I38,'漁業生產量值-漁業種類別魚類別生產量值11'!K38)&#10;+SUM('漁業生產量值-漁業種類別魚類別生產量值12'!G38)&#10;+SUM('漁業生產量值-漁業種類別魚類別生產量值14'!C38,'漁業生產量值-漁業種類別魚類別生產量值14'!O38)&#10;+SUM('漁業生產量值-漁業種類別魚類別生產量值15'!C38,'漁業生產量值-漁業種類別魚類別生產量值15'!E38,'漁業生產量值-漁業種類別魚類別生產量值15'!G38,'漁業生產量值-漁業種類別魚類別生產量值15'!I38)&#10;)" table:style-name="ce55">
            <text:p>338<text:s/></text:p>
          </table:table-cell>
          <table:table-cell office:value-type="float" office:value="130130" table:formula="msoxl:=  IF(SUM(H38,J38)&#10;+SUM('漁業生產量值-漁業種類別魚類別生產量值1'!F38,'漁業生產量值-漁業種類別魚類別生產量值1'!H38,'漁業生產量值-漁業種類別魚類別生產量值1'!J38,'漁業生產量值-漁業種類別魚類別生產量值1'!P38)&#10;+SUM('漁業生產量值-漁業種類別魚類別生產量值2'!D38,'漁業生產量值-漁業種類別魚類別生產量值2'!F38,'漁業生產量值-漁業種類別魚類別生產量值2'!H38,'漁業生產量值-漁業種類別魚類別生產量值2'!J38)&#10;+SUM('漁業生產量值-漁業種類別魚類別生產量值3'!F38,'漁業生產量值-漁業種類別魚類別生產量值3'!J38,'漁業生產量值-漁業種類別魚類別生產量值3'!L38,'漁業生產量值-漁業種類別魚類別生產量值3'!N38)&#10;+SUM('漁業生產量值-漁業種類別魚類別生產量值4'!H38,'漁業生產量值-漁業種類別魚類別生產量值4'!J38,'漁業生產量值-漁業種類別魚類別生產量值4'!L38,'漁業生產量值-漁業種類別魚類別生產量值4'!N38,'漁業生產量值-漁業種類別魚類別生產量值4'!P38)&#10;+SUM('漁業生產量值-漁業種類別魚類別生產量值5'!L38,'漁業生產量值-漁業種類別魚類別生產量值5'!N38,'漁業生產量值-漁業種類別魚類別生產量值5'!P38)&#10;+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+SUM('漁業生產量值-漁業種類別魚類別生產量值7'!D38,'漁業生產量值-漁業種類別魚類別生產量值7'!F38,'漁業生產量值-漁業種類別魚類別生產量值7'!H38)&#10;+SUM('漁業生產量值-漁業種類別魚類別生產量值9'!J38,'漁業生產量值-漁業種類別魚類別生產量值9'!L38)&#10;+SUM('漁業生產量值-漁業種類別魚類別生產量值10'!H38)&#10;+SUM('漁業生產量值-漁業種類別魚類別生產量值11'!D38,'漁業生產量值-漁業種類別魚類別生產量值11'!F38,'漁業生產量值-漁業種類別魚類別生產量值11'!H38,'漁業生產量值-漁業種類別魚類別生產量值11'!J38,'漁業生產量值-漁業種類別魚類別生產量值11'!L38)&#10;+SUM('漁業生產量值-漁業種類別魚類別生產量值12'!H38)&#10;+SUM('漁業生產量值-漁業種類別魚類別生產量值14'!D38,'漁業生產量值-漁業種類別魚類別生產量值14'!P38)&#10;+SUM('漁業生產量值-漁業種類別魚類別生產量值15'!D38,'漁業生產量值-漁業種類別魚類別生產量值15'!F38,'漁業生產量值-漁業種類別魚類別生產量值15'!H38,'漁業生產量值-漁業種類別魚類別生產量值15'!J38)=0,&quot;-&quot;,&#10;SUM(H38,J38)&#10;+SUM('漁業生產量值-漁業種類別魚類別生產量值1'!F38,'漁業生產量值-漁業種類別魚類別生產量值1'!H38,'漁業生產量值-漁業種類別魚類別生產量值1'!J38,'漁業生產量值-漁業種類別魚類別生產量值1'!P38)&#10;+SUM('漁業生產量值-漁業種類別魚類別生產量值2'!D38,'漁業生產量值-漁業種類別魚類別生產量值2'!F38,'漁業生產量值-漁業種類別魚類別生產量值2'!H38,'漁業生產量值-漁業種類別魚類別生產量值2'!J38)&#10;+SUM('漁業生產量值-漁業種類別魚類別生產量值3'!F38,'漁業生產量值-漁業種類別魚類別生產量值3'!J38,'漁業生產量值-漁業種類別魚類別生產量值3'!L38,'漁業生產量值-漁業種類別魚類別生產量值3'!N38)&#10;+SUM('漁業生產量值-漁業種類別魚類別生產量值4'!H38,'漁業生產量值-漁業種類別魚類別生產量值4'!J38,'漁業生產量值-漁業種類別魚類別生產量值4'!L38,'漁業生產量值-漁業種類別魚類別生產量值4'!N38,'漁業生產量值-漁業種類別魚類別生產量值4'!P38)&#10;+SUM('漁業生產量值-漁業種類別魚類別生產量值5'!L38,'漁業生產量值-漁業種類別魚類別生產量值5'!N38,'漁業生產量值-漁業種類別魚類別生產量值5'!P38)&#10;+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+SUM('漁業生產量值-漁業種類別魚類別生產量值7'!D38,'漁業生產量值-漁業種類別魚類別生產量值7'!F38,'漁業生產量值-漁業種類別魚類別生產量值7'!H38)&#10;+SUM('漁業生產量值-漁業種類別魚類別生產量值9'!J38,'漁業生產量值-漁業種類別魚類別生產量值9'!L38)&#10;+SUM('漁業生產量值-漁業種類別魚類別生產量值10'!H38)&#10;+SUM('漁業生產量值-漁業種類別魚類別生產量值11'!D38,'漁業生產量值-漁業種類別魚類別生產量值11'!F38,'漁業生產量值-漁業種類別魚類別生產量值11'!H38,'漁業生產量值-漁業種類別魚類別生產量值11'!J38,'漁業生產量值-漁業種類別魚類別生產量值11'!L38)&#10;+SUM('漁業生產量值-漁業種類別魚類別生產量值12'!H38)&#10;+SUM('漁業生產量值-漁業種類別魚類別生產量值14'!D38,'漁業生產量值-漁業種類別魚類別生產量值14'!P38)&#10;+SUM('漁業生產量值-漁業種類別魚類別生產量值15'!D38,'漁業生產量值-漁業種類別魚類別生產量值15'!F38,'漁業生產量值-漁業種類別魚類別生產量值15'!H38,'漁業生產量值-漁業種類別魚類別生產量值15'!J38)&#10;)" table:style-name="ce55">
            <text:p>130,13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8,M38,O38,'漁業生產量值-漁業種類別魚類別生產量值1'!C38)=0,&quot;-&quot;,SUM(K38,M38,O38,'漁業生產量值-漁業種類別魚類別生產量值1'!C38))" table:style-name="ce55">
            <text:p>-</text:p>
          </table:table-cell>
          <table:table-cell office:value-type="string" office:string-value="-" table:formula="msoxl:=  IF(SUM(L38,N38,P38,'漁業生產量值-漁業種類別魚類別生產量值1'!D38)=0,&quot;-&quot;,SUM(L38,N38,P38,'漁業生產量值-漁業種類別魚類別生產量值1'!D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float" office:value="385.8057" table:style-name="ce55">
            <text:p>386<text:s/></text:p>
          </table:table-cell>
          <table:table-cell office:value-type="float" office:value="33905.396430000001" table:style-name="ce55">
            <text:p>33,905<text:s/></text:p>
          </table:table-cell>
          <table:table-cell office:value-type="float" office:value="382.30369999999999" table:formula="msoxl:=  IF(SUM(G39,I39)&#10;+SUM('漁業生產量值-漁業種類別魚類別生產量值1'!E39,'漁業生產量值-漁業種類別魚類別生產量值1'!G39,'漁業生產量值-漁業種類別魚類別生產量值1'!I39)&#10;+SUM('漁業生產量值-漁業種類別魚類別生產量值2'!C39,'漁業生產量值-漁業種類別魚類別生產量值2'!E39,'漁業生產量值-漁業種類別魚類別生產量值2'!G39,'漁業生產量值-漁業種類別魚類別生產量值2'!I39)&#10;+SUM('漁業生產量值-漁業種類別魚類別生產量值3'!E39,'漁業生產量值-漁業種類別魚類別生產量值3'!I39,'漁業生產量值-漁業種類別魚類別生產量值3'!K39,'漁業生產量值-漁業種類別魚類別生產量值3'!M39)&#10;+SUM('漁業生產量值-漁業種類別魚類別生產量值4'!G39,'漁業生產量值-漁業種類別魚類別生產量值4'!I39,'漁業生產量值-漁業種類別魚類別生產量值4'!K39,'漁業生產量值-漁業種類別魚類別生產量值4'!M39,'漁業生產量值-漁業種類別魚類別生產量值4'!O39)&#10;+SUM('漁業生產量值-漁業種類別魚類別生產量值5'!K39,'漁業生產量值-漁業種類別魚類別生產量值5'!M39,'漁業生產量值-漁業種類別魚類別生產量值5'!O39)&#10;+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+SUM('漁業生產量值-漁業種類別魚類別生產量值7'!C39,'漁業生產量值-漁業種類別魚類別生產量值7'!E39,'漁業生產量值-漁業種類別魚類別生產量值7'!G39)&#10;+SUM('漁業生產量值-漁業種類別魚類別生產量值9'!I39,'漁業生產量值-漁業種類別魚類別生產量值9'!K39)&#10;+SUM('漁業生產量值-漁業種類別魚類別生產量值10'!G39)&#10;+SUM('漁業生產量值-漁業種類別魚類別生產量值11'!C39,'漁業生產量值-漁業種類別魚類別生產量值11'!E39,'漁業生產量值-漁業種類別魚類別生產量值11'!G39,'漁業生產量值-漁業種類別魚類別生產量值11'!I39,'漁業生產量值-漁業種類別魚類別生產量值11'!K39)&#10;+SUM('漁業生產量值-漁業種類別魚類別生產量值12'!G39)&#10;+SUM('漁業生產量值-漁業種類別魚類別生產量值14'!C39,'漁業生產量值-漁業種類別魚類別生產量值14'!O39)&#10;+SUM('漁業生產量值-漁業種類別魚類別生產量值15'!C39,'漁業生產量值-漁業種類別魚類別生產量值15'!E39,'漁業生產量值-漁業種類別魚類別生產量值15'!G39,'漁業生產量值-漁業種類別魚類別生產量值15'!I39)=0,&quot;-&quot;,&#10;SUM(G39,I39)&#10;+SUM('漁業生產量值-漁業種類別魚類別生產量值1'!E39,'漁業生產量值-漁業種類別魚類別生產量值1'!G39,'漁業生產量值-漁業種類別魚類別生產量值1'!I39)&#10;+SUM('漁業生產量值-漁業種類別魚類別生產量值2'!C39,'漁業生產量值-漁業種類別魚類別生產量值2'!E39,'漁業生產量值-漁業種類別魚類別生產量值2'!G39,'漁業生產量值-漁業種類別魚類別生產量值2'!I39)&#10;+SUM('漁業生產量值-漁業種類別魚類別生產量值3'!E39,'漁業生產量值-漁業種類別魚類別生產量值3'!I39,'漁業生產量值-漁業種類別魚類別生產量值3'!K39,'漁業生產量值-漁業種類別魚類別生產量值3'!M39)&#10;+SUM('漁業生產量值-漁業種類別魚類別生產量值4'!G39,'漁業生產量值-漁業種類別魚類別生產量值4'!I39,'漁業生產量值-漁業種類別魚類別生產量值4'!K39,'漁業生產量值-漁業種類別魚類別生產量值4'!M39,'漁業生產量值-漁業種類別魚類別生產量值4'!O39)&#10;+SUM('漁業生產量值-漁業種類別魚類別生產量值5'!K39,'漁業生產量值-漁業種類別魚類別生產量值5'!M39,'漁業生產量值-漁業種類別魚類別生產量值5'!O39)&#10;+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+SUM('漁業生產量值-漁業種類別魚類別生產量值7'!C39,'漁業生產量值-漁業種類別魚類別生產量值7'!E39,'漁業生產量值-漁業種類別魚類別生產量值7'!G39)&#10;+SUM('漁業生產量值-漁業種類別魚類別生產量值9'!I39,'漁業生產量值-漁業種類別魚類別生產量值9'!K39)&#10;+SUM('漁業生產量值-漁業種類別魚類別生產量值10'!G39)&#10;+SUM('漁業生產量值-漁業種類別魚類別生產量值11'!C39,'漁業生產量值-漁業種類別魚類別生產量值11'!E39,'漁業生產量值-漁業種類別魚類別生產量值11'!G39,'漁業生產量值-漁業種類別魚類別生產量值11'!I39,'漁業生產量值-漁業種類別魚類別生產量值11'!K39)&#10;+SUM('漁業生產量值-漁業種類別魚類別生產量值12'!G39)&#10;+SUM('漁業生產量值-漁業種類別魚類別生產量值14'!C39,'漁業生產量值-漁業種類別魚類別生產量值14'!O39)&#10;+SUM('漁業生產量值-漁業種類別魚類別生產量值15'!C39,'漁業生產量值-漁業種類別魚類別生產量值15'!E39,'漁業生產量值-漁業種類別魚類別生產量值15'!G39,'漁業生產量值-漁業種類別魚類別生產量值15'!I39)&#10;)" table:style-name="ce55">
            <text:p>382<text:s/></text:p>
          </table:table-cell>
          <table:table-cell office:value-type="float" office:value="33689.736430000004" table:formula="msoxl:=  IF(SUM(H39,J39)&#10;+SUM('漁業生產量值-漁業種類別魚類別生產量值1'!F39,'漁業生產量值-漁業種類別魚類別生產量值1'!H39,'漁業生產量值-漁業種類別魚類別生產量值1'!J39,'漁業生產量值-漁業種類別魚類別生產量值1'!P39)&#10;+SUM('漁業生產量值-漁業種類別魚類別生產量值2'!D39,'漁業生產量值-漁業種類別魚類別生產量值2'!F39,'漁業生產量值-漁業種類別魚類別生產量值2'!H39,'漁業生產量值-漁業種類別魚類別生產量值2'!J39)&#10;+SUM('漁業生產量值-漁業種類別魚類別生產量值3'!F39,'漁業生產量值-漁業種類別魚類別生產量值3'!J39,'漁業生產量值-漁業種類別魚類別生產量值3'!L39,'漁業生產量值-漁業種類別魚類別生產量值3'!N39)&#10;+SUM('漁業生產量值-漁業種類別魚類別生產量值4'!H39,'漁業生產量值-漁業種類別魚類別生產量值4'!J39,'漁業生產量值-漁業種類別魚類別生產量值4'!L39,'漁業生產量值-漁業種類別魚類別生產量值4'!N39,'漁業生產量值-漁業種類別魚類別生產量值4'!P39)&#10;+SUM('漁業生產量值-漁業種類別魚類別生產量值5'!L39,'漁業生產量值-漁業種類別魚類別生產量值5'!N39,'漁業生產量值-漁業種類別魚類別生產量值5'!P39)&#10;+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+SUM('漁業生產量值-漁業種類別魚類別生產量值7'!D39,'漁業生產量值-漁業種類別魚類別生產量值7'!F39,'漁業生產量值-漁業種類別魚類別生產量值7'!H39)&#10;+SUM('漁業生產量值-漁業種類別魚類別生產量值9'!J39,'漁業生產量值-漁業種類別魚類別生產量值9'!L39)&#10;+SUM('漁業生產量值-漁業種類別魚類別生產量值10'!H39)&#10;+SUM('漁業生產量值-漁業種類別魚類別生產量值11'!D39,'漁業生產量值-漁業種類別魚類別生產量值11'!F39,'漁業生產量值-漁業種類別魚類別生產量值11'!H39,'漁業生產量值-漁業種類別魚類別生產量值11'!J39,'漁業生產量值-漁業種類別魚類別生產量值11'!L39)&#10;+SUM('漁業生產量值-漁業種類別魚類別生產量值12'!H39)&#10;+SUM('漁業生產量值-漁業種類別魚類別生產量值14'!D39,'漁業生產量值-漁業種類別魚類別生產量值14'!P39)&#10;+SUM('漁業生產量值-漁業種類別魚類別生產量值15'!D39,'漁業生產量值-漁業種類別魚類別生產量值15'!F39,'漁業生產量值-漁業種類別魚類別生產量值15'!H39,'漁業生產量值-漁業種類別魚類別生產量值15'!J39)=0,&quot;-&quot;,&#10;SUM(H39,J39)&#10;+SUM('漁業生產量值-漁業種類別魚類別生產量值1'!F39,'漁業生產量值-漁業種類別魚類別生產量值1'!H39,'漁業生產量值-漁業種類別魚類別生產量值1'!J39,'漁業生產量值-漁業種類別魚類別生產量值1'!P39)&#10;+SUM('漁業生產量值-漁業種類別魚類別生產量值2'!D39,'漁業生產量值-漁業種類別魚類別生產量值2'!F39,'漁業生產量值-漁業種類別魚類別生產量值2'!H39,'漁業生產量值-漁業種類別魚類別生產量值2'!J39)&#10;+SUM('漁業生產量值-漁業種類別魚類別生產量值3'!F39,'漁業生產量值-漁業種類別魚類別生產量值3'!J39,'漁業生產量值-漁業種類別魚類別生產量值3'!L39,'漁業生產量值-漁業種類別魚類別生產量值3'!N39)&#10;+SUM('漁業生產量值-漁業種類別魚類別生產量值4'!H39,'漁業生產量值-漁業種類別魚類別生產量值4'!J39,'漁業生產量值-漁業種類別魚類別生產量值4'!L39,'漁業生產量值-漁業種類別魚類別生產量值4'!N39,'漁業生產量值-漁業種類別魚類別生產量值4'!P39)&#10;+SUM('漁業生產量值-漁業種類別魚類別生產量值5'!L39,'漁業生產量值-漁業種類別魚類別生產量值5'!N39,'漁業生產量值-漁業種類別魚類別生產量值5'!P39)&#10;+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+SUM('漁業生產量值-漁業種類別魚類別生產量值7'!D39,'漁業生產量值-漁業種類別魚類別生產量值7'!F39,'漁業生產量值-漁業種類別魚類別生產量值7'!H39)&#10;+SUM('漁業生產量值-漁業種類別魚類別生產量值9'!J39,'漁業生產量值-漁業種類別魚類別生產量值9'!L39)&#10;+SUM('漁業生產量值-漁業種類別魚類別生產量值10'!H39)&#10;+SUM('漁業生產量值-漁業種類別魚類別生產量值11'!D39,'漁業生產量值-漁業種類別魚類別生產量值11'!F39,'漁業生產量值-漁業種類別魚類別生產量值11'!H39,'漁業生產量值-漁業種類別魚類別生產量值11'!J39,'漁業生產量值-漁業種類別魚類別生產量值11'!L39)&#10;+SUM('漁業生產量值-漁業種類別魚類別生產量值12'!H39)&#10;+SUM('漁業生產量值-漁業種類別魚類別生產量值14'!D39,'漁業生產量值-漁業種類別魚類別生產量值14'!P39)&#10;+SUM('漁業生產量值-漁業種類別魚類別生產量值15'!D39,'漁業生產量值-漁業種類別魚類別生產量值15'!F39,'漁業生產量值-漁業種類別魚類別生產量值15'!H39,'漁業生產量值-漁業種類別魚類別生產量值15'!J39)&#10;)" table:style-name="ce55">
            <text:p>33,69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9,M39,O39,'漁業生產量值-漁業種類別魚類別生產量值1'!C39)=0,&quot;-&quot;,SUM(K39,M39,O39,'漁業生產量值-漁業種類別魚類別生產量值1'!C39))" table:style-name="ce55">
            <text:p>-</text:p>
          </table:table-cell>
          <table:table-cell office:value-type="string" office:string-value="-" table:formula="msoxl:=  IF(SUM(L39,N39,P39,'漁業生產量值-漁業種類別魚類別生產量值1'!D39)=0,&quot;-&quot;,SUM(L39,N39,P39,'漁業生產量值-漁業種類別魚類別生產量值1'!D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7963.7367400000003" table:style-name="ce55">
            <text:p>7,964<text:s/></text:p>
          </table:table-cell>
          <table:table-cell office:value-type="float" office:value="1401799.0803799999" table:style-name="ce55">
            <text:p>1,401,799<text:s/></text:p>
          </table:table-cell>
          <table:table-cell office:value-type="float" office:value="6451.4555700000001" table:formula="msoxl:=  IF(SUM(G40,I40)&#10;+SUM('漁業生產量值-漁業種類別魚類別生產量值1'!E40,'漁業生產量值-漁業種類別魚類別生產量值1'!G40,'漁業生產量值-漁業種類別魚類別生產量值1'!I40)&#10;+SUM('漁業生產量值-漁業種類別魚類別生產量值2'!C40,'漁業生產量值-漁業種類別魚類別生產量值2'!E40,'漁業生產量值-漁業種類別魚類別生產量值2'!G40,'漁業生產量值-漁業種類別魚類別生產量值2'!I40)&#10;+SUM('漁業生產量值-漁業種類別魚類別生產量值3'!E40,'漁業生產量值-漁業種類別魚類別生產量值3'!I40,'漁業生產量值-漁業種類別魚類別生產量值3'!K40,'漁業生產量值-漁業種類別魚類別生產量值3'!M40)&#10;+SUM('漁業生產量值-漁業種類別魚類別生產量值4'!G40,'漁業生產量值-漁業種類別魚類別生產量值4'!I40,'漁業生產量值-漁業種類別魚類別生產量值4'!K40,'漁業生產量值-漁業種類別魚類別生產量值4'!M40,'漁業生產量值-漁業種類別魚類別生產量值4'!O40)&#10;+SUM('漁業生產量值-漁業種類別魚類別生產量值5'!K40,'漁業生產量值-漁業種類別魚類別生產量值5'!M40,'漁業生產量值-漁業種類別魚類別生產量值5'!O40)&#10;+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+SUM('漁業生產量值-漁業種類別魚類別生產量值7'!C40,'漁業生產量值-漁業種類別魚類別生產量值7'!E40,'漁業生產量值-漁業種類別魚類別生產量值7'!G40)&#10;+SUM('漁業生產量值-漁業種類別魚類別生產量值9'!I40,'漁業生產量值-漁業種類別魚類別生產量值9'!K40)&#10;+SUM('漁業生產量值-漁業種類別魚類別生產量值10'!G40)&#10;+SUM('漁業生產量值-漁業種類別魚類別生產量值11'!C40,'漁業生產量值-漁業種類別魚類別生產量值11'!E40,'漁業生產量值-漁業種類別魚類別生產量值11'!G40,'漁業生產量值-漁業種類別魚類別生產量值11'!I40,'漁業生產量值-漁業種類別魚類別生產量值11'!K40)&#10;+SUM('漁業生產量值-漁業種類別魚類別生產量值12'!G40)&#10;+SUM('漁業生產量值-漁業種類別魚類別生產量值14'!C40,'漁業生產量值-漁業種類別魚類別生產量值14'!O40)&#10;+SUM('漁業生產量值-漁業種類別魚類別生產量值15'!C40,'漁業生產量值-漁業種類別魚類別生產量值15'!E40,'漁業生產量值-漁業種類別魚類別生產量值15'!G40,'漁業生產量值-漁業種類別魚類別生產量值15'!I40)=0,&quot;-&quot;,&#10;SUM(G40,I40)&#10;+SUM('漁業生產量值-漁業種類別魚類別生產量值1'!E40,'漁業生產量值-漁業種類別魚類別生產量值1'!G40,'漁業生產量值-漁業種類別魚類別生產量值1'!I40)&#10;+SUM('漁業生產量值-漁業種類別魚類別生產量值2'!C40,'漁業生產量值-漁業種類別魚類別生產量值2'!E40,'漁業生產量值-漁業種類別魚類別生產量值2'!G40,'漁業生產量值-漁業種類別魚類別生產量值2'!I40)&#10;+SUM('漁業生產量值-漁業種類別魚類別生產量值3'!E40,'漁業生產量值-漁業種類別魚類別生產量值3'!I40,'漁業生產量值-漁業種類別魚類別生產量值3'!K40,'漁業生產量值-漁業種類別魚類別生產量值3'!M40)&#10;+SUM('漁業生產量值-漁業種類別魚類別生產量值4'!G40,'漁業生產量值-漁業種類別魚類別生產量值4'!I40,'漁業生產量值-漁業種類別魚類別生產量值4'!K40,'漁業生產量值-漁業種類別魚類別生產量值4'!M40,'漁業生產量值-漁業種類別魚類別生產量值4'!O40)&#10;+SUM('漁業生產量值-漁業種類別魚類別生產量值5'!K40,'漁業生產量值-漁業種類別魚類別生產量值5'!M40,'漁業生產量值-漁業種類別魚類別生產量值5'!O40)&#10;+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+SUM('漁業生產量值-漁業種類別魚類別生產量值7'!C40,'漁業生產量值-漁業種類別魚類別生產量值7'!E40,'漁業生產量值-漁業種類別魚類別生產量值7'!G40)&#10;+SUM('漁業生產量值-漁業種類別魚類別生產量值9'!I40,'漁業生產量值-漁業種類別魚類別生產量值9'!K40)&#10;+SUM('漁業生產量值-漁業種類別魚類別生產量值10'!G40)&#10;+SUM('漁業生產量值-漁業種類別魚類別生產量值11'!C40,'漁業生產量值-漁業種類別魚類別生產量值11'!E40,'漁業生產量值-漁業種類別魚類別生產量值11'!G40,'漁業生產量值-漁業種類別魚類別生產量值11'!I40,'漁業生產量值-漁業種類別魚類別生產量值11'!K40)&#10;+SUM('漁業生產量值-漁業種類別魚類別生產量值12'!G40)&#10;+SUM('漁業生產量值-漁業種類別魚類別生產量值14'!C40,'漁業生產量值-漁業種類別魚類別生產量值14'!O40)&#10;+SUM('漁業生產量值-漁業種類別魚類別生產量值15'!C40,'漁業生產量值-漁業種類別魚類別生產量值15'!E40,'漁業生產量值-漁業種類別魚類別生產量值15'!G40,'漁業生產量值-漁業種類別魚類別生產量值15'!I40)&#10;)" table:style-name="ce55">
            <text:p>6,451<text:s/></text:p>
          </table:table-cell>
          <table:table-cell office:value-type="float" office:value="988159.25917000009" table:formula="msoxl:=  IF(SUM(H40,J40)&#10;+SUM('漁業生產量值-漁業種類別魚類別生產量值1'!F40,'漁業生產量值-漁業種類別魚類別生產量值1'!H40,'漁業生產量值-漁業種類別魚類別生產量值1'!J40,'漁業生產量值-漁業種類別魚類別生產量值1'!P40)&#10;+SUM('漁業生產量值-漁業種類別魚類別生產量值2'!D40,'漁業生產量值-漁業種類別魚類別生產量值2'!F40,'漁業生產量值-漁業種類別魚類別生產量值2'!H40,'漁業生產量值-漁業種類別魚類別生產量值2'!J40)&#10;+SUM('漁業生產量值-漁業種類別魚類別生產量值3'!F40,'漁業生產量值-漁業種類別魚類別生產量值3'!J40,'漁業生產量值-漁業種類別魚類別生產量值3'!L40,'漁業生產量值-漁業種類別魚類別生產量值3'!N40)&#10;+SUM('漁業生產量值-漁業種類別魚類別生產量值4'!H40,'漁業生產量值-漁業種類別魚類別生產量值4'!J40,'漁業生產量值-漁業種類別魚類別生產量值4'!L40,'漁業生產量值-漁業種類別魚類別生產量值4'!N40,'漁業生產量值-漁業種類別魚類別生產量值4'!P40)&#10;+SUM('漁業生產量值-漁業種類別魚類別生產量值5'!L40,'漁業生產量值-漁業種類別魚類別生產量值5'!N40,'漁業生產量值-漁業種類別魚類別生產量值5'!P40)&#10;+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+SUM('漁業生產量值-漁業種類別魚類別生產量值7'!D40,'漁業生產量值-漁業種類別魚類別生產量值7'!F40,'漁業生產量值-漁業種類別魚類別生產量值7'!H40)&#10;+SUM('漁業生產量值-漁業種類別魚類別生產量值9'!J40,'漁業生產量值-漁業種類別魚類別生產量值9'!L40)&#10;+SUM('漁業生產量值-漁業種類別魚類別生產量值10'!H40)&#10;+SUM('漁業生產量值-漁業種類別魚類別生產量值11'!D40,'漁業生產量值-漁業種類別魚類別生產量值11'!F40,'漁業生產量值-漁業種類別魚類別生產量值11'!H40,'漁業生產量值-漁業種類別魚類別生產量值11'!J40,'漁業生產量值-漁業種類別魚類別生產量值11'!L40)&#10;+SUM('漁業生產量值-漁業種類別魚類別生產量值12'!H40)&#10;+SUM('漁業生產量值-漁業種類別魚類別生產量值14'!D40,'漁業生產量值-漁業種類別魚類別生產量值14'!P40)&#10;+SUM('漁業生產量值-漁業種類別魚類別生產量值15'!D40,'漁業生產量值-漁業種類別魚類別生產量值15'!F40,'漁業生產量值-漁業種類別魚類別生產量值15'!H40,'漁業生產量值-漁業種類別魚類別生產量值15'!J40)=0,&quot;-&quot;,&#10;SUM(H40,J40)&#10;+SUM('漁業生產量值-漁業種類別魚類別生產量值1'!F40,'漁業生產量值-漁業種類別魚類別生產量值1'!H40,'漁業生產量值-漁業種類別魚類別生產量值1'!J40,'漁業生產量值-漁業種類別魚類別生產量值1'!P40)&#10;+SUM('漁業生產量值-漁業種類別魚類別生產量值2'!D40,'漁業生產量值-漁業種類別魚類別生產量值2'!F40,'漁業生產量值-漁業種類別魚類別生產量值2'!H40,'漁業生產量值-漁業種類別魚類別生產量值2'!J40)&#10;+SUM('漁業生產量值-漁業種類別魚類別生產量值3'!F40,'漁業生產量值-漁業種類別魚類別生產量值3'!J40,'漁業生產量值-漁業種類別魚類別生產量值3'!L40,'漁業生產量值-漁業種類別魚類別生產量值3'!N40)&#10;+SUM('漁業生產量值-漁業種類別魚類別生產量值4'!H40,'漁業生產量值-漁業種類別魚類別生產量值4'!J40,'漁業生產量值-漁業種類別魚類別生產量值4'!L40,'漁業生產量值-漁業種類別魚類別生產量值4'!N40,'漁業生產量值-漁業種類別魚類別生產量值4'!P40)&#10;+SUM('漁業生產量值-漁業種類別魚類別生產量值5'!L40,'漁業生產量值-漁業種類別魚類別生產量值5'!N40,'漁業生產量值-漁業種類別魚類別生產量值5'!P40)&#10;+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+SUM('漁業生產量值-漁業種類別魚類別生產量值7'!D40,'漁業生產量值-漁業種類別魚類別生產量值7'!F40,'漁業生產量值-漁業種類別魚類別生產量值7'!H40)&#10;+SUM('漁業生產量值-漁業種類別魚類別生產量值9'!J40,'漁業生產量值-漁業種類別魚類別生產量值9'!L40)&#10;+SUM('漁業生產量值-漁業種類別魚類別生產量值10'!H40)&#10;+SUM('漁業生產量值-漁業種類別魚類別生產量值11'!D40,'漁業生產量值-漁業種類別魚類別生產量值11'!F40,'漁業生產量值-漁業種類別魚類別生產量值11'!H40,'漁業生產量值-漁業種類別魚類別生產量值11'!J40,'漁業生產量值-漁業種類別魚類別生產量值11'!L40)&#10;+SUM('漁業生產量值-漁業種類別魚類別生產量值12'!H40)&#10;+SUM('漁業生產量值-漁業種類別魚類別生產量值14'!D40,'漁業生產量值-漁業種類別魚類別生產量值14'!P40)&#10;+SUM('漁業生產量值-漁業種類別魚類別生產量值15'!D40,'漁業生產量值-漁業種類別魚類別生產量值15'!F40,'漁業生產量值-漁業種類別魚類別生產量值15'!H40,'漁業生產量值-漁業種類別魚類別生產量值15'!J40)&#10;)" table:style-name="ce55">
            <text:p>988,15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36299999999999999" table:formula="msoxl:=  IF(SUM(K40,M40,O40,'漁業生產量值-漁業種類別魚類別生產量值1'!C40)=0,&quot;-&quot;,SUM(K40,M40,O40,'漁業生產量值-漁業種類別魚類別生產量值1'!C40))" table:style-name="ce55">
            <text:p>0<text:s/></text:p>
          </table:table-cell>
          <table:table-cell office:value-type="float" office:value="58.08" table:formula="msoxl:=  IF(SUM(L40,N40,P40,'漁業生產量值-漁業種類別魚類別生產量值1'!D40)=0,&quot;-&quot;,SUM(L40,N40,P40,'漁業生產量值-漁業種類別魚類別生產量值1'!D40))" table:style-name="ce55">
            <text:p>5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float" office:value="4" table:style-name="ce55">
            <text:p>4<text:s/></text:p>
          </table:table-cell>
          <table:table-cell office:value-type="float" office:value="340.8" table:style-name="ce55">
            <text:p>341<text:s/></text:p>
          </table:table-cell>
          <table:table-cell office:value-type="string" office:string-value="-" table:formula="msoxl:=  IF(SUM(G41,I41)&#10;+SUM('漁業生產量值-漁業種類別魚類別生產量值1'!E41,'漁業生產量值-漁業種類別魚類別生產量值1'!G41,'漁業生產量值-漁業種類別魚類別生產量值1'!I41)&#10;+SUM('漁業生產量值-漁業種類別魚類別生產量值2'!C41,'漁業生產量值-漁業種類別魚類別生產量值2'!E41,'漁業生產量值-漁業種類別魚類別生產量值2'!G41,'漁業生產量值-漁業種類別魚類別生產量值2'!I41)&#10;+SUM('漁業生產量值-漁業種類別魚類別生產量值3'!E41,'漁業生產量值-漁業種類別魚類別生產量值3'!I41,'漁業生產量值-漁業種類別魚類別生產量值3'!K41,'漁業生產量值-漁業種類別魚類別生產量值3'!M41)&#10;+SUM('漁業生產量值-漁業種類別魚類別生產量值4'!G41,'漁業生產量值-漁業種類別魚類別生產量值4'!I41,'漁業生產量值-漁業種類別魚類別生產量值4'!K41,'漁業生產量值-漁業種類別魚類別生產量值4'!M41,'漁業生產量值-漁業種類別魚類別生產量值4'!O41)&#10;+SUM('漁業生產量值-漁業種類別魚類別生產量值5'!K41,'漁業生產量值-漁業種類別魚類別生產量值5'!M41,'漁業生產量值-漁業種類別魚類別生產量值5'!O41)&#10;+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+SUM('漁業生產量值-漁業種類別魚類別生產量值7'!C41,'漁業生產量值-漁業種類別魚類別生產量值7'!E41,'漁業生產量值-漁業種類別魚類別生產量值7'!G41)&#10;+SUM('漁業生產量值-漁業種類別魚類別生產量值9'!I41,'漁業生產量值-漁業種類別魚類別生產量值9'!K41)&#10;+SUM('漁業生產量值-漁業種類別魚類別生產量值10'!G41)&#10;+SUM('漁業生產量值-漁業種類別魚類別生產量值11'!C41,'漁業生產量值-漁業種類別魚類別生產量值11'!E41,'漁業生產量值-漁業種類別魚類別生產量值11'!G41,'漁業生產量值-漁業種類別魚類別生產量值11'!I41,'漁業生產量值-漁業種類別魚類別生產量值11'!K41)&#10;+SUM('漁業生產量值-漁業種類別魚類別生產量值12'!G41)&#10;+SUM('漁業生產量值-漁業種類別魚類別生產量值14'!C41,'漁業生產量值-漁業種類別魚類別生產量值14'!O41)&#10;+SUM('漁業生產量值-漁業種類別魚類別生產量值15'!C41,'漁業生產量值-漁業種類別魚類別生產量值15'!E41,'漁業生產量值-漁業種類別魚類別生產量值15'!G41,'漁業生產量值-漁業種類別魚類別生產量值15'!I41)=0,&quot;-&quot;,&#10;SUM(G41,I41)&#10;+SUM('漁業生產量值-漁業種類別魚類別生產量值1'!E41,'漁業生產量值-漁業種類別魚類別生產量值1'!G41,'漁業生產量值-漁業種類別魚類別生產量值1'!I41)&#10;+SUM('漁業生產量值-漁業種類別魚類別生產量值2'!C41,'漁業生產量值-漁業種類別魚類別生產量值2'!E41,'漁業生產量值-漁業種類別魚類別生產量值2'!G41,'漁業生產量值-漁業種類別魚類別生產量值2'!I41)&#10;+SUM('漁業生產量值-漁業種類別魚類別生產量值3'!E41,'漁業生產量值-漁業種類別魚類別生產量值3'!I41,'漁業生產量值-漁業種類別魚類別生產量值3'!K41,'漁業生產量值-漁業種類別魚類別生產量值3'!M41)&#10;+SUM('漁業生產量值-漁業種類別魚類別生產量值4'!G41,'漁業生產量值-漁業種類別魚類別生產量值4'!I41,'漁業生產量值-漁業種類別魚類別生產量值4'!K41,'漁業生產量值-漁業種類別魚類別生產量值4'!M41,'漁業生產量值-漁業種類別魚類別生產量值4'!O41)&#10;+SUM('漁業生產量值-漁業種類別魚類別生產量值5'!K41,'漁業生產量值-漁業種類別魚類別生產量值5'!M41,'漁業生產量值-漁業種類別魚類別生產量值5'!O41)&#10;+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+SUM('漁業生產量值-漁業種類別魚類別生產量值7'!C41,'漁業生產量值-漁業種類別魚類別生產量值7'!E41,'漁業生產量值-漁業種類別魚類別生產量值7'!G41)&#10;+SUM('漁業生產量值-漁業種類別魚類別生產量值9'!I41,'漁業生產量值-漁業種類別魚類別生產量值9'!K41)&#10;+SUM('漁業生產量值-漁業種類別魚類別生產量值10'!G41)&#10;+SUM('漁業生產量值-漁業種類別魚類別生產量值11'!C41,'漁業生產量值-漁業種類別魚類別生產量值11'!E41,'漁業生產量值-漁業種類別魚類別生產量值11'!G41,'漁業生產量值-漁業種類別魚類別生產量值11'!I41,'漁業生產量值-漁業種類別魚類別生產量值11'!K41)&#10;+SUM('漁業生產量值-漁業種類別魚類別生產量值12'!G41)&#10;+SUM('漁業生產量值-漁業種類別魚類別生產量值14'!C41,'漁業生產量值-漁業種類別魚類別生產量值14'!O41)&#10;+SUM('漁業生產量值-漁業種類別魚類別生產量值15'!C41,'漁業生產量值-漁業種類別魚類別生產量值15'!E41,'漁業生產量值-漁業種類別魚類別生產量值15'!G41,'漁業生產量值-漁業種類別魚類別生產量值15'!I41)&#10;)" table:style-name="ce55">
            <text:p>-</text:p>
          </table:table-cell>
          <table:table-cell office:value-type="string" office:string-value="-" table:formula="msoxl:=  IF(SUM(H41,J41)&#10;+SUM('漁業生產量值-漁業種類別魚類別生產量值1'!F41,'漁業生產量值-漁業種類別魚類別生產量值1'!H41,'漁業生產量值-漁業種類別魚類別生產量值1'!J41,'漁業生產量值-漁業種類別魚類別生產量值1'!P41)&#10;+SUM('漁業生產量值-漁業種類別魚類別生產量值2'!D41,'漁業生產量值-漁業種類別魚類別生產量值2'!F41,'漁業生產量值-漁業種類別魚類別生產量值2'!H41,'漁業生產量值-漁業種類別魚類別生產量值2'!J41)&#10;+SUM('漁業生產量值-漁業種類別魚類別生產量值3'!F41,'漁業生產量值-漁業種類別魚類別生產量值3'!J41,'漁業生產量值-漁業種類別魚類別生產量值3'!L41,'漁業生產量值-漁業種類別魚類別生產量值3'!N41)&#10;+SUM('漁業生產量值-漁業種類別魚類別生產量值4'!H41,'漁業生產量值-漁業種類別魚類別生產量值4'!J41,'漁業生產量值-漁業種類別魚類別生產量值4'!L41,'漁業生產量值-漁業種類別魚類別生產量值4'!N41,'漁業生產量值-漁業種類別魚類別生產量值4'!P41)&#10;+SUM('漁業生產量值-漁業種類別魚類別生產量值5'!L41,'漁業生產量值-漁業種類別魚類別生產量值5'!N41,'漁業生產量值-漁業種類別魚類別生產量值5'!P41)&#10;+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+SUM('漁業生產量值-漁業種類別魚類別生產量值7'!D41,'漁業生產量值-漁業種類別魚類別生產量值7'!F41,'漁業生產量值-漁業種類別魚類別生產量值7'!H41)&#10;+SUM('漁業生產量值-漁業種類別魚類別生產量值9'!J41,'漁業生產量值-漁業種類別魚類別生產量值9'!L41)&#10;+SUM('漁業生產量值-漁業種類別魚類別生產量值10'!H41)&#10;+SUM('漁業生產量值-漁業種類別魚類別生產量值11'!D41,'漁業生產量值-漁業種類別魚類別生產量值11'!F41,'漁業生產量值-漁業種類別魚類別生產量值11'!H41,'漁業生產量值-漁業種類別魚類別生產量值11'!J41,'漁業生產量值-漁業種類別魚類別生產量值11'!L41)&#10;+SUM('漁業生產量值-漁業種類別魚類別生產量值12'!H41)&#10;+SUM('漁業生產量值-漁業種類別魚類別生產量值14'!D41,'漁業生產量值-漁業種類別魚類別生產量值14'!P41)&#10;+SUM('漁業生產量值-漁業種類別魚類別生產量值15'!D41,'漁業生產量值-漁業種類別魚類別生產量值15'!F41,'漁業生產量值-漁業種類別魚類別生產量值15'!H41,'漁業生產量值-漁業種類別魚類別生產量值15'!J41)=0,&quot;-&quot;,&#10;SUM(H41,J41)&#10;+SUM('漁業生產量值-漁業種類別魚類別生產量值1'!F41,'漁業生產量值-漁業種類別魚類別生產量值1'!H41,'漁業生產量值-漁業種類別魚類別生產量值1'!J41,'漁業生產量值-漁業種類別魚類別生產量值1'!P41)&#10;+SUM('漁業生產量值-漁業種類別魚類別生產量值2'!D41,'漁業生產量值-漁業種類別魚類別生產量值2'!F41,'漁業生產量值-漁業種類別魚類別生產量值2'!H41,'漁業生產量值-漁業種類別魚類別生產量值2'!J41)&#10;+SUM('漁業生產量值-漁業種類別魚類別生產量值3'!F41,'漁業生產量值-漁業種類別魚類別生產量值3'!J41,'漁業生產量值-漁業種類別魚類別生產量值3'!L41,'漁業生產量值-漁業種類別魚類別生產量值3'!N41)&#10;+SUM('漁業生產量值-漁業種類別魚類別生產量值4'!H41,'漁業生產量值-漁業種類別魚類別生產量值4'!J41,'漁業生產量值-漁業種類別魚類別生產量值4'!L41,'漁業生產量值-漁業種類別魚類別生產量值4'!N41,'漁業生產量值-漁業種類別魚類別生產量值4'!P41)&#10;+SUM('漁業生產量值-漁業種類別魚類別生產量值5'!L41,'漁業生產量值-漁業種類別魚類別生產量值5'!N41,'漁業生產量值-漁業種類別魚類別生產量值5'!P41)&#10;+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+SUM('漁業生產量值-漁業種類別魚類別生產量值7'!D41,'漁業生產量值-漁業種類別魚類別生產量值7'!F41,'漁業生產量值-漁業種類別魚類別生產量值7'!H41)&#10;+SUM('漁業生產量值-漁業種類別魚類別生產量值9'!J41,'漁業生產量值-漁業種類別魚類別生產量值9'!L41)&#10;+SUM('漁業生產量值-漁業種類別魚類別生產量值10'!H41)&#10;+SUM('漁業生產量值-漁業種類別魚類別生產量值11'!D41,'漁業生產量值-漁業種類別魚類別生產量值11'!F41,'漁業生產量值-漁業種類別魚類別生產量值11'!H41,'漁業生產量值-漁業種類別魚類別生產量值11'!J41,'漁業生產量值-漁業種類別魚類別生產量值11'!L41)&#10;+SUM('漁業生產量值-漁業種類別魚類別生產量值12'!H41)&#10;+SUM('漁業生產量值-漁業種類別魚類別生產量值14'!D41,'漁業生產量值-漁業種類別魚類別生產量值14'!P41)&#10;+SUM('漁業生產量值-漁業種類別魚類別生產量值15'!D41,'漁業生產量值-漁業種類別魚類別生產量值15'!F41,'漁業生產量值-漁業種類別魚類別生產量值15'!H41,'漁業生產量值-漁業種類別魚類別生產量值15'!J41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1,M41,O41,'漁業生產量值-漁業種類別魚類別生產量值1'!C41)=0,&quot;-&quot;,SUM(K41,M41,O41,'漁業生產量值-漁業種類別魚類別生產量值1'!C41))" table:style-name="ce55">
            <text:p>-</text:p>
          </table:table-cell>
          <table:table-cell office:value-type="string" office:string-value="-" table:formula="msoxl:=  IF(SUM(L41,N41,P41,'漁業生產量值-漁業種類別魚類別生產量值1'!D41)=0,&quot;-&quot;,SUM(L41,N41,P41,'漁業生產量值-漁業種類別魚類別生產量值1'!D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2,I42)&#10;+SUM('漁業生產量值-漁業種類別魚類別生產量值1'!E42,'漁業生產量值-漁業種類別魚類別生產量值1'!G42,'漁業生產量值-漁業種類別魚類別生產量值1'!I42)&#10;+SUM('漁業生產量值-漁業種類別魚類別生產量值2'!C42,'漁業生產量值-漁業種類別魚類別生產量值2'!E42,'漁業生產量值-漁業種類別魚類別生產量值2'!G42,'漁業生產量值-漁業種類別魚類別生產量值2'!I42)&#10;+SUM('漁業生產量值-漁業種類別魚類別生產量值3'!E42,'漁業生產量值-漁業種類別魚類別生產量值3'!I42,'漁業生產量值-漁業種類別魚類別生產量值3'!K42,'漁業生產量值-漁業種類別魚類別生產量值3'!M42)&#10;+SUM('漁業生產量值-漁業種類別魚類別生產量值4'!G42,'漁業生產量值-漁業種類別魚類別生產量值4'!I42,'漁業生產量值-漁業種類別魚類別生產量值4'!K42,'漁業生產量值-漁業種類別魚類別生產量值4'!M42,'漁業生產量值-漁業種類別魚類別生產量值4'!O42)&#10;+SUM('漁業生產量值-漁業種類別魚類別生產量值5'!K42,'漁業生產量值-漁業種類別魚類別生產量值5'!M42,'漁業生產量值-漁業種類別魚類別生產量值5'!O42)&#10;+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+SUM('漁業生產量值-漁業種類別魚類別生產量值7'!C42,'漁業生產量值-漁業種類別魚類別生產量值7'!E42,'漁業生產量值-漁業種類別魚類別生產量值7'!G42)&#10;+SUM('漁業生產量值-漁業種類別魚類別生產量值9'!I42,'漁業生產量值-漁業種類別魚類別生產量值9'!K42)&#10;+SUM('漁業生產量值-漁業種類別魚類別生產量值10'!G42)&#10;+SUM('漁業生產量值-漁業種類別魚類別生產量值11'!C42,'漁業生產量值-漁業種類別魚類別生產量值11'!E42,'漁業生產量值-漁業種類別魚類別生產量值11'!G42,'漁業生產量值-漁業種類別魚類別生產量值11'!I42,'漁業生產量值-漁業種類別魚類別生產量值11'!K42)&#10;+SUM('漁業生產量值-漁業種類別魚類別生產量值12'!G42)&#10;+SUM('漁業生產量值-漁業種類別魚類別生產量值14'!C42,'漁業生產量值-漁業種類別魚類別生產量值14'!O42)&#10;+SUM('漁業生產量值-漁業種類別魚類別生產量值15'!C42,'漁業生產量值-漁業種類別魚類別生產量值15'!E42,'漁業生產量值-漁業種類別魚類別生產量值15'!G42,'漁業生產量值-漁業種類別魚類別生產量值15'!I42)=0,&quot;-&quot;,&#10;SUM(G42,I42)&#10;+SUM('漁業生產量值-漁業種類別魚類別生產量值1'!E42,'漁業生產量值-漁業種類別魚類別生產量值1'!G42,'漁業生產量值-漁業種類別魚類別生產量值1'!I42)&#10;+SUM('漁業生產量值-漁業種類別魚類別生產量值2'!C42,'漁業生產量值-漁業種類別魚類別生產量值2'!E42,'漁業生產量值-漁業種類別魚類別生產量值2'!G42,'漁業生產量值-漁業種類別魚類別生產量值2'!I42)&#10;+SUM('漁業生產量值-漁業種類別魚類別生產量值3'!E42,'漁業生產量值-漁業種類別魚類別生產量值3'!I42,'漁業生產量值-漁業種類別魚類別生產量值3'!K42,'漁業生產量值-漁業種類別魚類別生產量值3'!M42)&#10;+SUM('漁業生產量值-漁業種類別魚類別生產量值4'!G42,'漁業生產量值-漁業種類別魚類別生產量值4'!I42,'漁業生產量值-漁業種類別魚類別生產量值4'!K42,'漁業生產量值-漁業種類別魚類別生產量值4'!M42,'漁業生產量值-漁業種類別魚類別生產量值4'!O42)&#10;+SUM('漁業生產量值-漁業種類別魚類別生產量值5'!K42,'漁業生產量值-漁業種類別魚類別生產量值5'!M42,'漁業生產量值-漁業種類別魚類別生產量值5'!O42)&#10;+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+SUM('漁業生產量值-漁業種類別魚類別生產量值7'!C42,'漁業生產量值-漁業種類別魚類別生產量值7'!E42,'漁業生產量值-漁業種類別魚類別生產量值7'!G42)&#10;+SUM('漁業生產量值-漁業種類別魚類別生產量值9'!I42,'漁業生產量值-漁業種類別魚類別生產量值9'!K42)&#10;+SUM('漁業生產量值-漁業種類別魚類別生產量值10'!G42)&#10;+SUM('漁業生產量值-漁業種類別魚類別生產量值11'!C42,'漁業生產量值-漁業種類別魚類別生產量值11'!E42,'漁業生產量值-漁業種類別魚類別生產量值11'!G42,'漁業生產量值-漁業種類別魚類別生產量值11'!I42,'漁業生產量值-漁業種類別魚類別生產量值11'!K42)&#10;+SUM('漁業生產量值-漁業種類別魚類別生產量值12'!G42)&#10;+SUM('漁業生產量值-漁業種類別魚類別生產量值14'!C42,'漁業生產量值-漁業種類別魚類別生產量值14'!O42)&#10;+SUM('漁業生產量值-漁業種類別魚類別生產量值15'!C42,'漁業生產量值-漁業種類別魚類別生產量值15'!E42,'漁業生產量值-漁業種類別魚類別生產量值15'!G42,'漁業生產量值-漁業種類別魚類別生產量值15'!I42)&#10;)" table:style-name="ce55">
            <text:p>-</text:p>
          </table:table-cell>
          <table:table-cell office:value-type="string" office:string-value="-" table:formula="msoxl:=  IF(SUM(H42,J42)&#10;+SUM('漁業生產量值-漁業種類別魚類別生產量值1'!F42,'漁業生產量值-漁業種類別魚類別生產量值1'!H42,'漁業生產量值-漁業種類別魚類別生產量值1'!J42,'漁業生產量值-漁業種類別魚類別生產量值1'!P42)&#10;+SUM('漁業生產量值-漁業種類別魚類別生產量值2'!D42,'漁業生產量值-漁業種類別魚類別生產量值2'!F42,'漁業生產量值-漁業種類別魚類別生產量值2'!H42,'漁業生產量值-漁業種類別魚類別生產量值2'!J42)&#10;+SUM('漁業生產量值-漁業種類別魚類別生產量值3'!F42,'漁業生產量值-漁業種類別魚類別生產量值3'!J42,'漁業生產量值-漁業種類別魚類別生產量值3'!L42,'漁業生產量值-漁業種類別魚類別生產量值3'!N42)&#10;+SUM('漁業生產量值-漁業種類別魚類別生產量值4'!H42,'漁業生產量值-漁業種類別魚類別生產量值4'!J42,'漁業生產量值-漁業種類別魚類別生產量值4'!L42,'漁業生產量值-漁業種類別魚類別生產量值4'!N42,'漁業生產量值-漁業種類別魚類別生產量值4'!P42)&#10;+SUM('漁業生產量值-漁業種類別魚類別生產量值5'!L42,'漁業生產量值-漁業種類別魚類別生產量值5'!N42,'漁業生產量值-漁業種類別魚類別生產量值5'!P42)&#10;+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+SUM('漁業生產量值-漁業種類別魚類別生產量值7'!D42,'漁業生產量值-漁業種類別魚類別生產量值7'!F42,'漁業生產量值-漁業種類別魚類別生產量值7'!H42)&#10;+SUM('漁業生產量值-漁業種類別魚類別生產量值9'!J42,'漁業生產量值-漁業種類別魚類別生產量值9'!L42)&#10;+SUM('漁業生產量值-漁業種類別魚類別生產量值10'!H42)&#10;+SUM('漁業生產量值-漁業種類別魚類別生產量值11'!D42,'漁業生產量值-漁業種類別魚類別生產量值11'!F42,'漁業生產量值-漁業種類別魚類別生產量值11'!H42,'漁業生產量值-漁業種類別魚類別生產量值11'!J42,'漁業生產量值-漁業種類別魚類別生產量值11'!L42)&#10;+SUM('漁業生產量值-漁業種類別魚類別生產量值12'!H42)&#10;+SUM('漁業生產量值-漁業種類別魚類別生產量值14'!D42,'漁業生產量值-漁業種類別魚類別生產量值14'!P42)&#10;+SUM('漁業生產量值-漁業種類別魚類別生產量值15'!D42,'漁業生產量值-漁業種類別魚類別生產量值15'!F42,'漁業生產量值-漁業種類別魚類別生產量值15'!H42,'漁業生產量值-漁業種類別魚類別生產量值15'!J42)=0,&quot;-&quot;,&#10;SUM(H42,J42)&#10;+SUM('漁業生產量值-漁業種類別魚類別生產量值1'!F42,'漁業生產量值-漁業種類別魚類別生產量值1'!H42,'漁業生產量值-漁業種類別魚類別生產量值1'!J42,'漁業生產量值-漁業種類別魚類別生產量值1'!P42)&#10;+SUM('漁業生產量值-漁業種類別魚類別生產量值2'!D42,'漁業生產量值-漁業種類別魚類別生產量值2'!F42,'漁業生產量值-漁業種類別魚類別生產量值2'!H42,'漁業生產量值-漁業種類別魚類別生產量值2'!J42)&#10;+SUM('漁業生產量值-漁業種類別魚類別生產量值3'!F42,'漁業生產量值-漁業種類別魚類別生產量值3'!J42,'漁業生產量值-漁業種類別魚類別生產量值3'!L42,'漁業生產量值-漁業種類別魚類別生產量值3'!N42)&#10;+SUM('漁業生產量值-漁業種類別魚類別生產量值4'!H42,'漁業生產量值-漁業種類別魚類別生產量值4'!J42,'漁業生產量值-漁業種類別魚類別生產量值4'!L42,'漁業生產量值-漁業種類別魚類別生產量值4'!N42,'漁業生產量值-漁業種類別魚類別生產量值4'!P42)&#10;+SUM('漁業生產量值-漁業種類別魚類別生產量值5'!L42,'漁業生產量值-漁業種類別魚類別生產量值5'!N42,'漁業生產量值-漁業種類別魚類別生產量值5'!P42)&#10;+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+SUM('漁業生產量值-漁業種類別魚類別生產量值7'!D42,'漁業生產量值-漁業種類別魚類別生產量值7'!F42,'漁業生產量值-漁業種類別魚類別生產量值7'!H42)&#10;+SUM('漁業生產量值-漁業種類別魚類別生產量值9'!J42,'漁業生產量值-漁業種類別魚類別生產量值9'!L42)&#10;+SUM('漁業生產量值-漁業種類別魚類別生產量值10'!H42)&#10;+SUM('漁業生產量值-漁業種類別魚類別生產量值11'!D42,'漁業生產量值-漁業種類別魚類別生產量值11'!F42,'漁業生產量值-漁業種類別魚類別生產量值11'!H42,'漁業生產量值-漁業種類別魚類別生產量值11'!J42,'漁業生產量值-漁業種類別魚類別生產量值11'!L42)&#10;+SUM('漁業生產量值-漁業種類別魚類別生產量值12'!H42)&#10;+SUM('漁業生產量值-漁業種類別魚類別生產量值14'!D42,'漁業生產量值-漁業種類別魚類別生產量值14'!P42)&#10;+SUM('漁業生產量值-漁業種類別魚類別生產量值15'!D42,'漁業生產量值-漁業種類別魚類別生產量值15'!F42,'漁業生產量值-漁業種類別魚類別生產量值15'!H42,'漁業生產量值-漁業種類別魚類別生產量值15'!J42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2,M42,O42,'漁業生產量值-漁業種類別魚類別生產量值1'!C42)=0,&quot;-&quot;,SUM(K42,M42,O42,'漁業生產量值-漁業種類別魚類別生產量值1'!C42))" table:style-name="ce55">
            <text:p>-</text:p>
          </table:table-cell>
          <table:table-cell office:value-type="string" office:string-value="-" table:formula="msoxl:=  IF(SUM(L42,N42,P42,'漁業生產量值-漁業種類別魚類別生產量值1'!D42)=0,&quot;-&quot;,SUM(L42,N42,P42,'漁業生產量值-漁業種類別魚類別生產量值1'!D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float" office:value="1081.0106000000001" table:style-name="ce55">
            <text:p>1,081<text:s/></text:p>
          </table:table-cell>
          <table:table-cell office:value-type="float" office:value="164610.96027000001" table:style-name="ce55">
            <text:p>164,611<text:s/></text:p>
          </table:table-cell>
          <table:table-cell office:value-type="float" office:value="1081.0106000000001" table:formula="msoxl:=  IF(SUM(G43,I43)&#10;+SUM('漁業生產量值-漁業種類別魚類別生產量值1'!E43,'漁業生產量值-漁業種類別魚類別生產量值1'!G43,'漁業生產量值-漁業種類別魚類別生產量值1'!I43)&#10;+SUM('漁業生產量值-漁業種類別魚類別生產量值2'!C43,'漁業生產量值-漁業種類別魚類別生產量值2'!E43,'漁業生產量值-漁業種類別魚類別生產量值2'!G43,'漁業生產量值-漁業種類別魚類別生產量值2'!I43)&#10;+SUM('漁業生產量值-漁業種類別魚類別生產量值3'!E43,'漁業生產量值-漁業種類別魚類別生產量值3'!I43,'漁業生產量值-漁業種類別魚類別生產量值3'!K43,'漁業生產量值-漁業種類別魚類別生產量值3'!M43)&#10;+SUM('漁業生產量值-漁業種類別魚類別生產量值4'!G43,'漁業生產量值-漁業種類別魚類別生產量值4'!I43,'漁業生產量值-漁業種類別魚類別生產量值4'!K43,'漁業生產量值-漁業種類別魚類別生產量值4'!M43,'漁業生產量值-漁業種類別魚類別生產量值4'!O43)&#10;+SUM('漁業生產量值-漁業種類別魚類別生產量值5'!K43,'漁業生產量值-漁業種類別魚類別生產量值5'!M43,'漁業生產量值-漁業種類別魚類別生產量值5'!O43)&#10;+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+SUM('漁業生產量值-漁業種類別魚類別生產量值7'!C43,'漁業生產量值-漁業種類別魚類別生產量值7'!E43,'漁業生產量值-漁業種類別魚類別生產量值7'!G43)&#10;+SUM('漁業生產量值-漁業種類別魚類別生產量值9'!I43,'漁業生產量值-漁業種類別魚類別生產量值9'!K43)&#10;+SUM('漁業生產量值-漁業種類別魚類別生產量值10'!G43)&#10;+SUM('漁業生產量值-漁業種類別魚類別生產量值11'!C43,'漁業生產量值-漁業種類別魚類別生產量值11'!E43,'漁業生產量值-漁業種類別魚類別生產量值11'!G43,'漁業生產量值-漁業種類別魚類別生產量值11'!I43,'漁業生產量值-漁業種類別魚類別生產量值11'!K43)&#10;+SUM('漁業生產量值-漁業種類別魚類別生產量值12'!G43)&#10;+SUM('漁業生產量值-漁業種類別魚類別生產量值14'!C43,'漁業生產量值-漁業種類別魚類別生產量值14'!O43)&#10;+SUM('漁業生產量值-漁業種類別魚類別生產量值15'!C43,'漁業生產量值-漁業種類別魚類別生產量值15'!E43,'漁業生產量值-漁業種類別魚類別生產量值15'!G43,'漁業生產量值-漁業種類別魚類別生產量值15'!I43)=0,&quot;-&quot;,&#10;SUM(G43,I43)&#10;+SUM('漁業生產量值-漁業種類別魚類別生產量值1'!E43,'漁業生產量值-漁業種類別魚類別生產量值1'!G43,'漁業生產量值-漁業種類別魚類別生產量值1'!I43)&#10;+SUM('漁業生產量值-漁業種類別魚類別生產量值2'!C43,'漁業生產量值-漁業種類別魚類別生產量值2'!E43,'漁業生產量值-漁業種類別魚類別生產量值2'!G43,'漁業生產量值-漁業種類別魚類別生產量值2'!I43)&#10;+SUM('漁業生產量值-漁業種類別魚類別生產量值3'!E43,'漁業生產量值-漁業種類別魚類別生產量值3'!I43,'漁業生產量值-漁業種類別魚類別生產量值3'!K43,'漁業生產量值-漁業種類別魚類別生產量值3'!M43)&#10;+SUM('漁業生產量值-漁業種類別魚類別生產量值4'!G43,'漁業生產量值-漁業種類別魚類別生產量值4'!I43,'漁業生產量值-漁業種類別魚類別生產量值4'!K43,'漁業生產量值-漁業種類別魚類別生產量值4'!M43,'漁業生產量值-漁業種類別魚類別生產量值4'!O43)&#10;+SUM('漁業生產量值-漁業種類別魚類別生產量值5'!K43,'漁業生產量值-漁業種類別魚類別生產量值5'!M43,'漁業生產量值-漁業種類別魚類別生產量值5'!O43)&#10;+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+SUM('漁業生產量值-漁業種類別魚類別生產量值7'!C43,'漁業生產量值-漁業種類別魚類別生產量值7'!E43,'漁業生產量值-漁業種類別魚類別生產量值7'!G43)&#10;+SUM('漁業生產量值-漁業種類別魚類別生產量值9'!I43,'漁業生產量值-漁業種類別魚類別生產量值9'!K43)&#10;+SUM('漁業生產量值-漁業種類別魚類別生產量值10'!G43)&#10;+SUM('漁業生產量值-漁業種類別魚類別生產量值11'!C43,'漁業生產量值-漁業種類別魚類別生產量值11'!E43,'漁業生產量值-漁業種類別魚類別生產量值11'!G43,'漁業生產量值-漁業種類別魚類別生產量值11'!I43,'漁業生產量值-漁業種類別魚類別生產量值11'!K43)&#10;+SUM('漁業生產量值-漁業種類別魚類別生產量值12'!G43)&#10;+SUM('漁業生產量值-漁業種類別魚類別生產量值14'!C43,'漁業生產量值-漁業種類別魚類別生產量值14'!O43)&#10;+SUM('漁業生產量值-漁業種類別魚類別生產量值15'!C43,'漁業生產量值-漁業種類別魚類別生產量值15'!E43,'漁業生產量值-漁業種類別魚類別生產量值15'!G43,'漁業生產量值-漁業種類別魚類別生產量值15'!I43)&#10;)" table:style-name="ce55">
            <text:p>1,081<text:s/></text:p>
          </table:table-cell>
          <table:table-cell office:value-type="float" office:value="164610.96026999998" table:formula="msoxl:=  IF(SUM(H43,J43)&#10;+SUM('漁業生產量值-漁業種類別魚類別生產量值1'!F43,'漁業生產量值-漁業種類別魚類別生產量值1'!H43,'漁業生產量值-漁業種類別魚類別生產量值1'!J43,'漁業生產量值-漁業種類別魚類別生產量值1'!P43)&#10;+SUM('漁業生產量值-漁業種類別魚類別生產量值2'!D43,'漁業生產量值-漁業種類別魚類別生產量值2'!F43,'漁業生產量值-漁業種類別魚類別生產量值2'!H43,'漁業生產量值-漁業種類別魚類別生產量值2'!J43)&#10;+SUM('漁業生產量值-漁業種類別魚類別生產量值3'!F43,'漁業生產量值-漁業種類別魚類別生產量值3'!J43,'漁業生產量值-漁業種類別魚類別生產量值3'!L43,'漁業生產量值-漁業種類別魚類別生產量值3'!N43)&#10;+SUM('漁業生產量值-漁業種類別魚類別生產量值4'!H43,'漁業生產量值-漁業種類別魚類別生產量值4'!J43,'漁業生產量值-漁業種類別魚類別生產量值4'!L43,'漁業生產量值-漁業種類別魚類別生產量值4'!N43,'漁業生產量值-漁業種類別魚類別生產量值4'!P43)&#10;+SUM('漁業生產量值-漁業種類別魚類別生產量值5'!L43,'漁業生產量值-漁業種類別魚類別生產量值5'!N43,'漁業生產量值-漁業種類別魚類別生產量值5'!P43)&#10;+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+SUM('漁業生產量值-漁業種類別魚類別生產量值7'!D43,'漁業生產量值-漁業種類別魚類別生產量值7'!F43,'漁業生產量值-漁業種類別魚類別生產量值7'!H43)&#10;+SUM('漁業生產量值-漁業種類別魚類別生產量值9'!J43,'漁業生產量值-漁業種類別魚類別生產量值9'!L43)&#10;+SUM('漁業生產量值-漁業種類別魚類別生產量值10'!H43)&#10;+SUM('漁業生產量值-漁業種類別魚類別生產量值11'!D43,'漁業生產量值-漁業種類別魚類別生產量值11'!F43,'漁業生產量值-漁業種類別魚類別生產量值11'!H43,'漁業生產量值-漁業種類別魚類別生產量值11'!J43,'漁業生產量值-漁業種類別魚類別生產量值11'!L43)&#10;+SUM('漁業生產量值-漁業種類別魚類別生產量值12'!H43)&#10;+SUM('漁業生產量值-漁業種類別魚類別生產量值14'!D43,'漁業生產量值-漁業種類別魚類別生產量值14'!P43)&#10;+SUM('漁業生產量值-漁業種類別魚類別生產量值15'!D43,'漁業生產量值-漁業種類別魚類別生產量值15'!F43,'漁業生產量值-漁業種類別魚類別生產量值15'!H43,'漁業生產量值-漁業種類別魚類別生產量值15'!J43)=0,&quot;-&quot;,&#10;SUM(H43,J43)&#10;+SUM('漁業生產量值-漁業種類別魚類別生產量值1'!F43,'漁業生產量值-漁業種類別魚類別生產量值1'!H43,'漁業生產量值-漁業種類別魚類別生產量值1'!J43,'漁業生產量值-漁業種類別魚類別生產量值1'!P43)&#10;+SUM('漁業生產量值-漁業種類別魚類別生產量值2'!D43,'漁業生產量值-漁業種類別魚類別生產量值2'!F43,'漁業生產量值-漁業種類別魚類別生產量值2'!H43,'漁業生產量值-漁業種類別魚類別生產量值2'!J43)&#10;+SUM('漁業生產量值-漁業種類別魚類別生產量值3'!F43,'漁業生產量值-漁業種類別魚類別生產量值3'!J43,'漁業生產量值-漁業種類別魚類別生產量值3'!L43,'漁業生產量值-漁業種類別魚類別生產量值3'!N43)&#10;+SUM('漁業生產量值-漁業種類別魚類別生產量值4'!H43,'漁業生產量值-漁業種類別魚類別生產量值4'!J43,'漁業生產量值-漁業種類別魚類別生產量值4'!L43,'漁業生產量值-漁業種類別魚類別生產量值4'!N43,'漁業生產量值-漁業種類別魚類別生產量值4'!P43)&#10;+SUM('漁業生產量值-漁業種類別魚類別生產量值5'!L43,'漁業生產量值-漁業種類別魚類別生產量值5'!N43,'漁業生產量值-漁業種類別魚類別生產量值5'!P43)&#10;+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+SUM('漁業生產量值-漁業種類別魚類別生產量值7'!D43,'漁業生產量值-漁業種類別魚類別生產量值7'!F43,'漁業生產量值-漁業種類別魚類別生產量值7'!H43)&#10;+SUM('漁業生產量值-漁業種類別魚類別生產量值9'!J43,'漁業生產量值-漁業種類別魚類別生產量值9'!L43)&#10;+SUM('漁業生產量值-漁業種類別魚類別生產量值10'!H43)&#10;+SUM('漁業生產量值-漁業種類別魚類別生產量值11'!D43,'漁業生產量值-漁業種類別魚類別生產量值11'!F43,'漁業生產量值-漁業種類別魚類別生產量值11'!H43,'漁業生產量值-漁業種類別魚類別生產量值11'!J43,'漁業生產量值-漁業種類別魚類別生產量值11'!L43)&#10;+SUM('漁業生產量值-漁業種類別魚類別生產量值12'!H43)&#10;+SUM('漁業生產量值-漁業種類別魚類別生產量值14'!D43,'漁業生產量值-漁業種類別魚類別生產量值14'!P43)&#10;+SUM('漁業生產量值-漁業種類別魚類別生產量值15'!D43,'漁業生產量值-漁業種類別魚類別生產量值15'!F43,'漁業生產量值-漁業種類別魚類別生產量值15'!H43,'漁業生產量值-漁業種類別魚類別生產量值15'!J43)&#10;)" table:style-name="ce55">
            <text:p>164,61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3,M43,O43,'漁業生產量值-漁業種類別魚類別生產量值1'!C43)=0,&quot;-&quot;,SUM(K43,M43,O43,'漁業生產量值-漁業種類別魚類別生產量值1'!C43))" table:style-name="ce55">
            <text:p>-</text:p>
          </table:table-cell>
          <table:table-cell office:value-type="string" office:string-value="-" table:formula="msoxl:=  IF(SUM(L43,N43,P43,'漁業生產量值-漁業種類別魚類別生產量值1'!D43)=0,&quot;-&quot;,SUM(L43,N43,P43,'漁業生產量值-漁業種類別魚類別生產量值1'!D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float" office:value="1675.144" table:style-name="ce55">
            <text:p>1,675<text:s/></text:p>
          </table:table-cell>
          <table:table-cell office:value-type="float" office:value="482914.76074" table:style-name="ce55">
            <text:p>482,915<text:s/></text:p>
          </table:table-cell>
          <table:table-cell office:value-type="float" office:value="1675.144" table:formula="msoxl:=  IF(SUM(G44,I44)&#10;+SUM('漁業生產量值-漁業種類別魚類別生產量值1'!E44,'漁業生產量值-漁業種類別魚類別生產量值1'!G44,'漁業生產量值-漁業種類別魚類別生產量值1'!I44)&#10;+SUM('漁業生產量值-漁業種類別魚類別生產量值2'!C44,'漁業生產量值-漁業種類別魚類別生產量值2'!E44,'漁業生產量值-漁業種類別魚類別生產量值2'!G44,'漁業生產量值-漁業種類別魚類別生產量值2'!I44)&#10;+SUM('漁業生產量值-漁業種類別魚類別生產量值3'!E44,'漁業生產量值-漁業種類別魚類別生產量值3'!I44,'漁業生產量值-漁業種類別魚類別生產量值3'!K44,'漁業生產量值-漁業種類別魚類別生產量值3'!M44)&#10;+SUM('漁業生產量值-漁業種類別魚類別生產量值4'!G44,'漁業生產量值-漁業種類別魚類別生產量值4'!I44,'漁業生產量值-漁業種類別魚類別生產量值4'!K44,'漁業生產量值-漁業種類別魚類別生產量值4'!M44,'漁業生產量值-漁業種類別魚類別生產量值4'!O44)&#10;+SUM('漁業生產量值-漁業種類別魚類別生產量值5'!K44,'漁業生產量值-漁業種類別魚類別生產量值5'!M44,'漁業生產量值-漁業種類別魚類別生產量值5'!O44)&#10;+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+SUM('漁業生產量值-漁業種類別魚類別生產量值7'!C44,'漁業生產量值-漁業種類別魚類別生產量值7'!E44,'漁業生產量值-漁業種類別魚類別生產量值7'!G44)&#10;+SUM('漁業生產量值-漁業種類別魚類別生產量值9'!I44,'漁業生產量值-漁業種類別魚類別生產量值9'!K44)&#10;+SUM('漁業生產量值-漁業種類別魚類別生產量值10'!G44)&#10;+SUM('漁業生產量值-漁業種類別魚類別生產量值11'!C44,'漁業生產量值-漁業種類別魚類別生產量值11'!E44,'漁業生產量值-漁業種類別魚類別生產量值11'!G44,'漁業生產量值-漁業種類別魚類別生產量值11'!I44,'漁業生產量值-漁業種類別魚類別生產量值11'!K44)&#10;+SUM('漁業生產量值-漁業種類別魚類別生產量值12'!G44)&#10;+SUM('漁業生產量值-漁業種類別魚類別生產量值14'!C44,'漁業生產量值-漁業種類別魚類別生產量值14'!O44)&#10;+SUM('漁業生產量值-漁業種類別魚類別生產量值15'!C44,'漁業生產量值-漁業種類別魚類別生產量值15'!E44,'漁業生產量值-漁業種類別魚類別生產量值15'!G44,'漁業生產量值-漁業種類別魚類別生產量值15'!I44)=0,&quot;-&quot;,&#10;SUM(G44,I44)&#10;+SUM('漁業生產量值-漁業種類別魚類別生產量值1'!E44,'漁業生產量值-漁業種類別魚類別生產量值1'!G44,'漁業生產量值-漁業種類別魚類別生產量值1'!I44)&#10;+SUM('漁業生產量值-漁業種類別魚類別生產量值2'!C44,'漁業生產量值-漁業種類別魚類別生產量值2'!E44,'漁業生產量值-漁業種類別魚類別生產量值2'!G44,'漁業生產量值-漁業種類別魚類別生產量值2'!I44)&#10;+SUM('漁業生產量值-漁業種類別魚類別生產量值3'!E44,'漁業生產量值-漁業種類別魚類別生產量值3'!I44,'漁業生產量值-漁業種類別魚類別生產量值3'!K44,'漁業生產量值-漁業種類別魚類別生產量值3'!M44)&#10;+SUM('漁業生產量值-漁業種類別魚類別生產量值4'!G44,'漁業生產量值-漁業種類別魚類別生產量值4'!I44,'漁業生產量值-漁業種類別魚類別生產量值4'!K44,'漁業生產量值-漁業種類別魚類別生產量值4'!M44,'漁業生產量值-漁業種類別魚類別生產量值4'!O44)&#10;+SUM('漁業生產量值-漁業種類別魚類別生產量值5'!K44,'漁業生產量值-漁業種類別魚類別生產量值5'!M44,'漁業生產量值-漁業種類別魚類別生產量值5'!O44)&#10;+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+SUM('漁業生產量值-漁業種類別魚類別生產量值7'!C44,'漁業生產量值-漁業種類別魚類別生產量值7'!E44,'漁業生產量值-漁業種類別魚類別生產量值7'!G44)&#10;+SUM('漁業生產量值-漁業種類別魚類別生產量值9'!I44,'漁業生產量值-漁業種類別魚類別生產量值9'!K44)&#10;+SUM('漁業生產量值-漁業種類別魚類別生產量值10'!G44)&#10;+SUM('漁業生產量值-漁業種類別魚類別生產量值11'!C44,'漁業生產量值-漁業種類別魚類別生產量值11'!E44,'漁業生產量值-漁業種類別魚類別生產量值11'!G44,'漁業生產量值-漁業種類別魚類別生產量值11'!I44,'漁業生產量值-漁業種類別魚類別生產量值11'!K44)&#10;+SUM('漁業生產量值-漁業種類別魚類別生產量值12'!G44)&#10;+SUM('漁業生產量值-漁業種類別魚類別生產量值14'!C44,'漁業生產量值-漁業種類別魚類別生產量值14'!O44)&#10;+SUM('漁業生產量值-漁業種類別魚類別生產量值15'!C44,'漁業生產量值-漁業種類別魚類別生產量值15'!E44,'漁業生產量值-漁業種類別魚類別生產量值15'!G44,'漁業生產量值-漁業種類別魚類別生產量值15'!I44)&#10;)" table:style-name="ce55">
            <text:p>1,675<text:s/></text:p>
          </table:table-cell>
          <table:table-cell office:value-type="float" office:value="482914.76074" table:formula="msoxl:=  IF(SUM(H44,J44)&#10;+SUM('漁業生產量值-漁業種類別魚類別生產量值1'!F44,'漁業生產量值-漁業種類別魚類別生產量值1'!H44,'漁業生產量值-漁業種類別魚類別生產量值1'!J44,'漁業生產量值-漁業種類別魚類別生產量值1'!P44)&#10;+SUM('漁業生產量值-漁業種類別魚類別生產量值2'!D44,'漁業生產量值-漁業種類別魚類別生產量值2'!F44,'漁業生產量值-漁業種類別魚類別生產量值2'!H44,'漁業生產量值-漁業種類別魚類別生產量值2'!J44)&#10;+SUM('漁業生產量值-漁業種類別魚類別生產量值3'!F44,'漁業生產量值-漁業種類別魚類別生產量值3'!J44,'漁業生產量值-漁業種類別魚類別生產量值3'!L44,'漁業生產量值-漁業種類別魚類別生產量值3'!N44)&#10;+SUM('漁業生產量值-漁業種類別魚類別生產量值4'!H44,'漁業生產量值-漁業種類別魚類別生產量值4'!J44,'漁業生產量值-漁業種類別魚類別生產量值4'!L44,'漁業生產量值-漁業種類別魚類別生產量值4'!N44,'漁業生產量值-漁業種類別魚類別生產量值4'!P44)&#10;+SUM('漁業生產量值-漁業種類別魚類別生產量值5'!L44,'漁業生產量值-漁業種類別魚類別生產量值5'!N44,'漁業生產量值-漁業種類別魚類別生產量值5'!P44)&#10;+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+SUM('漁業生產量值-漁業種類別魚類別生產量值7'!D44,'漁業生產量值-漁業種類別魚類別生產量值7'!F44,'漁業生產量值-漁業種類別魚類別生產量值7'!H44)&#10;+SUM('漁業生產量值-漁業種類別魚類別生產量值9'!J44,'漁業生產量值-漁業種類別魚類別生產量值9'!L44)&#10;+SUM('漁業生產量值-漁業種類別魚類別生產量值10'!H44)&#10;+SUM('漁業生產量值-漁業種類別魚類別生產量值11'!D44,'漁業生產量值-漁業種類別魚類別生產量值11'!F44,'漁業生產量值-漁業種類別魚類別生產量值11'!H44,'漁業生產量值-漁業種類別魚類別生產量值11'!J44,'漁業生產量值-漁業種類別魚類別生產量值11'!L44)&#10;+SUM('漁業生產量值-漁業種類別魚類別生產量值12'!H44)&#10;+SUM('漁業生產量值-漁業種類別魚類別生產量值14'!D44,'漁業生產量值-漁業種類別魚類別生產量值14'!P44)&#10;+SUM('漁業生產量值-漁業種類別魚類別生產量值15'!D44,'漁業生產量值-漁業種類別魚類別生產量值15'!F44,'漁業生產量值-漁業種類別魚類別生產量值15'!H44,'漁業生產量值-漁業種類別魚類別生產量值15'!J44)=0,&quot;-&quot;,&#10;SUM(H44,J44)&#10;+SUM('漁業生產量值-漁業種類別魚類別生產量值1'!F44,'漁業生產量值-漁業種類別魚類別生產量值1'!H44,'漁業生產量值-漁業種類別魚類別生產量值1'!J44,'漁業生產量值-漁業種類別魚類別生產量值1'!P44)&#10;+SUM('漁業生產量值-漁業種類別魚類別生產量值2'!D44,'漁業生產量值-漁業種類別魚類別生產量值2'!F44,'漁業生產量值-漁業種類別魚類別生產量值2'!H44,'漁業生產量值-漁業種類別魚類別生產量值2'!J44)&#10;+SUM('漁業生產量值-漁業種類別魚類別生產量值3'!F44,'漁業生產量值-漁業種類別魚類別生產量值3'!J44,'漁業生產量值-漁業種類別魚類別生產量值3'!L44,'漁業生產量值-漁業種類別魚類別生產量值3'!N44)&#10;+SUM('漁業生產量值-漁業種類別魚類別生產量值4'!H44,'漁業生產量值-漁業種類別魚類別生產量值4'!J44,'漁業生產量值-漁業種類別魚類別生產量值4'!L44,'漁業生產量值-漁業種類別魚類別生產量值4'!N44,'漁業生產量值-漁業種類別魚類別生產量值4'!P44)&#10;+SUM('漁業生產量值-漁業種類別魚類別生產量值5'!L44,'漁業生產量值-漁業種類別魚類別生產量值5'!N44,'漁業生產量值-漁業種類別魚類別生產量值5'!P44)&#10;+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+SUM('漁業生產量值-漁業種類別魚類別生產量值7'!D44,'漁業生產量值-漁業種類別魚類別生產量值7'!F44,'漁業生產量值-漁業種類別魚類別生產量值7'!H44)&#10;+SUM('漁業生產量值-漁業種類別魚類別生產量值9'!J44,'漁業生產量值-漁業種類別魚類別生產量值9'!L44)&#10;+SUM('漁業生產量值-漁業種類別魚類別生產量值10'!H44)&#10;+SUM('漁業生產量值-漁業種類別魚類別生產量值11'!D44,'漁業生產量值-漁業種類別魚類別生產量值11'!F44,'漁業生產量值-漁業種類別魚類別生產量值11'!H44,'漁業生產量值-漁業種類別魚類別生產量值11'!J44,'漁業生產量值-漁業種類別魚類別生產量值11'!L44)&#10;+SUM('漁業生產量值-漁業種類別魚類別生產量值12'!H44)&#10;+SUM('漁業生產量值-漁業種類別魚類別生產量值14'!D44,'漁業生產量值-漁業種類別魚類別生產量值14'!P44)&#10;+SUM('漁業生產量值-漁業種類別魚類別生產量值15'!D44,'漁業生產量值-漁業種類別魚類別生產量值15'!F44,'漁業生產量值-漁業種類別魚類別生產量值15'!H44,'漁業生產量值-漁業種類別魚類別生產量值15'!J44)&#10;)" table:style-name="ce55">
            <text:p>482,91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4,M44,O44,'漁業生產量值-漁業種類別魚類別生產量值1'!C44)=0,&quot;-&quot;,SUM(K44,M44,O44,'漁業生產量值-漁業種類別魚類別生產量值1'!C44))" table:style-name="ce55">
            <text:p>-</text:p>
          </table:table-cell>
          <table:table-cell office:value-type="string" office:string-value="-" table:formula="msoxl:=  IF(SUM(L44,N44,P44,'漁業生產量值-漁業種類別魚類別生產量值1'!D44)=0,&quot;-&quot;,SUM(L44,N44,P44,'漁業生產量值-漁業種類別魚類別生產量值1'!D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float" office:value="813.49" table:style-name="ce55">
            <text:p>813<text:s/></text:p>
          </table:table-cell>
          <table:table-cell office:value-type="float" office:value="38151.362399999998" table:style-name="ce55">
            <text:p>38,151<text:s/></text:p>
          </table:table-cell>
          <table:table-cell office:value-type="float" office:value="813.49" table:formula="msoxl:=  IF(SUM(G45,I45)&#10;+SUM('漁業生產量值-漁業種類別魚類別生產量值1'!E45,'漁業生產量值-漁業種類別魚類別生產量值1'!G45,'漁業生產量值-漁業種類別魚類別生產量值1'!I45)&#10;+SUM('漁業生產量值-漁業種類別魚類別生產量值2'!C45,'漁業生產量值-漁業種類別魚類別生產量值2'!E45,'漁業生產量值-漁業種類別魚類別生產量值2'!G45,'漁業生產量值-漁業種類別魚類別生產量值2'!I45)&#10;+SUM('漁業生產量值-漁業種類別魚類別生產量值3'!E45,'漁業生產量值-漁業種類別魚類別生產量值3'!I45,'漁業生產量值-漁業種類別魚類別生產量值3'!K45,'漁業生產量值-漁業種類別魚類別生產量值3'!M45)&#10;+SUM('漁業生產量值-漁業種類別魚類別生產量值4'!G45,'漁業生產量值-漁業種類別魚類別生產量值4'!I45,'漁業生產量值-漁業種類別魚類別生產量值4'!K45,'漁業生產量值-漁業種類別魚類別生產量值4'!M45,'漁業生產量值-漁業種類別魚類別生產量值4'!O45)&#10;+SUM('漁業生產量值-漁業種類別魚類別生產量值5'!K45,'漁業生產量值-漁業種類別魚類別生產量值5'!M45,'漁業生產量值-漁業種類別魚類別生產量值5'!O45)&#10;+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+SUM('漁業生產量值-漁業種類別魚類別生產量值7'!C45,'漁業生產量值-漁業種類別魚類別生產量值7'!E45,'漁業生產量值-漁業種類別魚類別生產量值7'!G45)&#10;+SUM('漁業生產量值-漁業種類別魚類別生產量值9'!I45,'漁業生產量值-漁業種類別魚類別生產量值9'!K45)&#10;+SUM('漁業生產量值-漁業種類別魚類別生產量值10'!G45)&#10;+SUM('漁業生產量值-漁業種類別魚類別生產量值11'!C45,'漁業生產量值-漁業種類別魚類別生產量值11'!E45,'漁業生產量值-漁業種類別魚類別生產量值11'!G45,'漁業生產量值-漁業種類別魚類別生產量值11'!I45,'漁業生產量值-漁業種類別魚類別生產量值11'!K45)&#10;+SUM('漁業生產量值-漁業種類別魚類別生產量值12'!G45)&#10;+SUM('漁業生產量值-漁業種類別魚類別生產量值14'!C45,'漁業生產量值-漁業種類別魚類別生產量值14'!O45)&#10;+SUM('漁業生產量值-漁業種類別魚類別生產量值15'!C45,'漁業生產量值-漁業種類別魚類別生產量值15'!E45,'漁業生產量值-漁業種類別魚類別生產量值15'!G45,'漁業生產量值-漁業種類別魚類別生產量值15'!I45)=0,&quot;-&quot;,&#10;SUM(G45,I45)&#10;+SUM('漁業生產量值-漁業種類別魚類別生產量值1'!E45,'漁業生產量值-漁業種類別魚類別生產量值1'!G45,'漁業生產量值-漁業種類別魚類別生產量值1'!I45)&#10;+SUM('漁業生產量值-漁業種類別魚類別生產量值2'!C45,'漁業生產量值-漁業種類別魚類別生產量值2'!E45,'漁業生產量值-漁業種類別魚類別生產量值2'!G45,'漁業生產量值-漁業種類別魚類別生產量值2'!I45)&#10;+SUM('漁業生產量值-漁業種類別魚類別生產量值3'!E45,'漁業生產量值-漁業種類別魚類別生產量值3'!I45,'漁業生產量值-漁業種類別魚類別生產量值3'!K45,'漁業生產量值-漁業種類別魚類別生產量值3'!M45)&#10;+SUM('漁業生產量值-漁業種類別魚類別生產量值4'!G45,'漁業生產量值-漁業種類別魚類別生產量值4'!I45,'漁業生產量值-漁業種類別魚類別生產量值4'!K45,'漁業生產量值-漁業種類別魚類別生產量值4'!M45,'漁業生產量值-漁業種類別魚類別生產量值4'!O45)&#10;+SUM('漁業生產量值-漁業種類別魚類別生產量值5'!K45,'漁業生產量值-漁業種類別魚類別生產量值5'!M45,'漁業生產量值-漁業種類別魚類別生產量值5'!O45)&#10;+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+SUM('漁業生產量值-漁業種類別魚類別生產量值7'!C45,'漁業生產量值-漁業種類別魚類別生產量值7'!E45,'漁業生產量值-漁業種類別魚類別生產量值7'!G45)&#10;+SUM('漁業生產量值-漁業種類別魚類別生產量值9'!I45,'漁業生產量值-漁業種類別魚類別生產量值9'!K45)&#10;+SUM('漁業生產量值-漁業種類別魚類別生產量值10'!G45)&#10;+SUM('漁業生產量值-漁業種類別魚類別生產量值11'!C45,'漁業生產量值-漁業種類別魚類別生產量值11'!E45,'漁業生產量值-漁業種類別魚類別生產量值11'!G45,'漁業生產量值-漁業種類別魚類別生產量值11'!I45,'漁業生產量值-漁業種類別魚類別生產量值11'!K45)&#10;+SUM('漁業生產量值-漁業種類別魚類別生產量值12'!G45)&#10;+SUM('漁業生產量值-漁業種類別魚類別生產量值14'!C45,'漁業生產量值-漁業種類別魚類別生產量值14'!O45)&#10;+SUM('漁業生產量值-漁業種類別魚類別生產量值15'!C45,'漁業生產量值-漁業種類別魚類別生產量值15'!E45,'漁業生產量值-漁業種類別魚類別生產量值15'!G45,'漁業生產量值-漁業種類別魚類別生產量值15'!I45)&#10;)" table:style-name="ce55">
            <text:p>813<text:s/></text:p>
          </table:table-cell>
          <table:table-cell office:value-type="float" office:value="38151.362399999998" table:formula="msoxl:=  IF(SUM(H45,J45)&#10;+SUM('漁業生產量值-漁業種類別魚類別生產量值1'!F45,'漁業生產量值-漁業種類別魚類別生產量值1'!H45,'漁業生產量值-漁業種類別魚類別生產量值1'!J45,'漁業生產量值-漁業種類別魚類別生產量值1'!P45)&#10;+SUM('漁業生產量值-漁業種類別魚類別生產量值2'!D45,'漁業生產量值-漁業種類別魚類別生產量值2'!F45,'漁業生產量值-漁業種類別魚類別生產量值2'!H45,'漁業生產量值-漁業種類別魚類別生產量值2'!J45)&#10;+SUM('漁業生產量值-漁業種類別魚類別生產量值3'!F45,'漁業生產量值-漁業種類別魚類別生產量值3'!J45,'漁業生產量值-漁業種類別魚類別生產量值3'!L45,'漁業生產量值-漁業種類別魚類別生產量值3'!N45)&#10;+SUM('漁業生產量值-漁業種類別魚類別生產量值4'!H45,'漁業生產量值-漁業種類別魚類別生產量值4'!J45,'漁業生產量值-漁業種類別魚類別生產量值4'!L45,'漁業生產量值-漁業種類別魚類別生產量值4'!N45,'漁業生產量值-漁業種類別魚類別生產量值4'!P45)&#10;+SUM('漁業生產量值-漁業種類別魚類別生產量值5'!L45,'漁業生產量值-漁業種類別魚類別生產量值5'!N45,'漁業生產量值-漁業種類別魚類別生產量值5'!P45)&#10;+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+SUM('漁業生產量值-漁業種類別魚類別生產量值7'!D45,'漁業生產量值-漁業種類別魚類別生產量值7'!F45,'漁業生產量值-漁業種類別魚類別生產量值7'!H45)&#10;+SUM('漁業生產量值-漁業種類別魚類別生產量值9'!J45,'漁業生產量值-漁業種類別魚類別生產量值9'!L45)&#10;+SUM('漁業生產量值-漁業種類別魚類別生產量值10'!H45)&#10;+SUM('漁業生產量值-漁業種類別魚類別生產量值11'!D45,'漁業生產量值-漁業種類別魚類別生產量值11'!F45,'漁業生產量值-漁業種類別魚類別生產量值11'!H45,'漁業生產量值-漁業種類別魚類別生產量值11'!J45,'漁業生產量值-漁業種類別魚類別生產量值11'!L45)&#10;+SUM('漁業生產量值-漁業種類別魚類別生產量值12'!H45)&#10;+SUM('漁業生產量值-漁業種類別魚類別生產量值14'!D45,'漁業生產量值-漁業種類別魚類別生產量值14'!P45)&#10;+SUM('漁業生產量值-漁業種類別魚類別生產量值15'!D45,'漁業生產量值-漁業種類別魚類別生產量值15'!F45,'漁業生產量值-漁業種類別魚類別生產量值15'!H45,'漁業生產量值-漁業種類別魚類別生產量值15'!J45)=0,&quot;-&quot;,&#10;SUM(H45,J45)&#10;+SUM('漁業生產量值-漁業種類別魚類別生產量值1'!F45,'漁業生產量值-漁業種類別魚類別生產量值1'!H45,'漁業生產量值-漁業種類別魚類別生產量值1'!J45,'漁業生產量值-漁業種類別魚類別生產量值1'!P45)&#10;+SUM('漁業生產量值-漁業種類別魚類別生產量值2'!D45,'漁業生產量值-漁業種類別魚類別生產量值2'!F45,'漁業生產量值-漁業種類別魚類別生產量值2'!H45,'漁業生產量值-漁業種類別魚類別生產量值2'!J45)&#10;+SUM('漁業生產量值-漁業種類別魚類別生產量值3'!F45,'漁業生產量值-漁業種類別魚類別生產量值3'!J45,'漁業生產量值-漁業種類別魚類別生產量值3'!L45,'漁業生產量值-漁業種類別魚類別生產量值3'!N45)&#10;+SUM('漁業生產量值-漁業種類別魚類別生產量值4'!H45,'漁業生產量值-漁業種類別魚類別生產量值4'!J45,'漁業生產量值-漁業種類別魚類別生產量值4'!L45,'漁業生產量值-漁業種類別魚類別生產量值4'!N45,'漁業生產量值-漁業種類別魚類別生產量值4'!P45)&#10;+SUM('漁業生產量值-漁業種類別魚類別生產量值5'!L45,'漁業生產量值-漁業種類別魚類別生產量值5'!N45,'漁業生產量值-漁業種類別魚類別生產量值5'!P45)&#10;+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+SUM('漁業生產量值-漁業種類別魚類別生產量值7'!D45,'漁業生產量值-漁業種類別魚類別生產量值7'!F45,'漁業生產量值-漁業種類別魚類別生產量值7'!H45)&#10;+SUM('漁業生產量值-漁業種類別魚類別生產量值9'!J45,'漁業生產量值-漁業種類別魚類別生產量值9'!L45)&#10;+SUM('漁業生產量值-漁業種類別魚類別生產量值10'!H45)&#10;+SUM('漁業生產量值-漁業種類別魚類別生產量值11'!D45,'漁業生產量值-漁業種類別魚類別生產量值11'!F45,'漁業生產量值-漁業種類別魚類別生產量值11'!H45,'漁業生產量值-漁業種類別魚類別生產量值11'!J45,'漁業生產量值-漁業種類別魚類別生產量值11'!L45)&#10;+SUM('漁業生產量值-漁業種類別魚類別生產量值12'!H45)&#10;+SUM('漁業生產量值-漁業種類別魚類別生產量值14'!D45,'漁業生產量值-漁業種類別魚類別生產量值14'!P45)&#10;+SUM('漁業生產量值-漁業種類別魚類別生產量值15'!D45,'漁業生產量值-漁業種類別魚類別生產量值15'!F45,'漁業生產量值-漁業種類別魚類別生產量值15'!H45,'漁業生產量值-漁業種類別魚類別生產量值15'!J45)&#10;)" table:style-name="ce55">
            <text:p>38,15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5,M45,O45,'漁業生產量值-漁業種類別魚類別生產量值1'!C45)=0,&quot;-&quot;,SUM(K45,M45,O45,'漁業生產量值-漁業種類別魚類別生產量值1'!C45))" table:style-name="ce55">
            <text:p>-</text:p>
          </table:table-cell>
          <table:table-cell office:value-type="string" office:string-value="-" table:formula="msoxl:=  IF(SUM(L45,N45,P45,'漁業生產量值-漁業種類別魚類別生產量值1'!D45)=0,&quot;-&quot;,SUM(L45,N45,P45,'漁業生產量值-漁業種類別魚類別生產量值1'!D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494.11317000000003" table:style-name="ce55">
            <text:p>494<text:s/></text:p>
          </table:table-cell>
          <table:table-cell office:value-type="float" office:value="67062.664239999998" table:style-name="ce55">
            <text:p>67,063<text:s/></text:p>
          </table:table-cell>
          <table:table-cell office:value-type="float" office:value="294.51373000000001" table:formula="msoxl:=  IF(SUM(G46,I46)&#10;+SUM('漁業生產量值-漁業種類別魚類別生產量值1'!E46,'漁業生產量值-漁業種類別魚類別生產量值1'!G46,'漁業生產量值-漁業種類別魚類別生產量值1'!I46)&#10;+SUM('漁業生產量值-漁業種類別魚類別生產量值2'!C46,'漁業生產量值-漁業種類別魚類別生產量值2'!E46,'漁業生產量值-漁業種類別魚類別生產量值2'!G46,'漁業生產量值-漁業種類別魚類別生產量值2'!I46)&#10;+SUM('漁業生產量值-漁業種類別魚類別生產量值3'!E46,'漁業生產量值-漁業種類別魚類別生產量值3'!I46,'漁業生產量值-漁業種類別魚類別生產量值3'!K46,'漁業生產量值-漁業種類別魚類別生產量值3'!M46)&#10;+SUM('漁業生產量值-漁業種類別魚類別生產量值4'!G46,'漁業生產量值-漁業種類別魚類別生產量值4'!I46,'漁業生產量值-漁業種類別魚類別生產量值4'!K46,'漁業生產量值-漁業種類別魚類別生產量值4'!M46,'漁業生產量值-漁業種類別魚類別生產量值4'!O46)&#10;+SUM('漁業生產量值-漁業種類別魚類別生產量值5'!K46,'漁業生產量值-漁業種類別魚類別生產量值5'!M46,'漁業生產量值-漁業種類別魚類別生產量值5'!O46)&#10;+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+SUM('漁業生產量值-漁業種類別魚類別生產量值7'!C46,'漁業生產量值-漁業種類別魚類別生產量值7'!E46,'漁業生產量值-漁業種類別魚類別生產量值7'!G46)&#10;+SUM('漁業生產量值-漁業種類別魚類別生產量值9'!I46,'漁業生產量值-漁業種類別魚類別生產量值9'!K46)&#10;+SUM('漁業生產量值-漁業種類別魚類別生產量值10'!G46)&#10;+SUM('漁業生產量值-漁業種類別魚類別生產量值11'!C46,'漁業生產量值-漁業種類別魚類別生產量值11'!E46,'漁業生產量值-漁業種類別魚類別生產量值11'!G46,'漁業生產量值-漁業種類別魚類別生產量值11'!I46,'漁業生產量值-漁業種類別魚類別生產量值11'!K46)&#10;+SUM('漁業生產量值-漁業種類別魚類別生產量值12'!G46)&#10;+SUM('漁業生產量值-漁業種類別魚類別生產量值14'!C46,'漁業生產量值-漁業種類別魚類別生產量值14'!O46)&#10;+SUM('漁業生產量值-漁業種類別魚類別生產量值15'!C46,'漁業生產量值-漁業種類別魚類別生產量值15'!E46,'漁業生產量值-漁業種類別魚類別生產量值15'!G46,'漁業生產量值-漁業種類別魚類別生產量值15'!I46)=0,&quot;-&quot;,&#10;SUM(G46,I46)&#10;+SUM('漁業生產量值-漁業種類別魚類別生產量值1'!E46,'漁業生產量值-漁業種類別魚類別生產量值1'!G46,'漁業生產量值-漁業種類別魚類別生產量值1'!I46)&#10;+SUM('漁業生產量值-漁業種類別魚類別生產量值2'!C46,'漁業生產量值-漁業種類別魚類別生產量值2'!E46,'漁業生產量值-漁業種類別魚類別生產量值2'!G46,'漁業生產量值-漁業種類別魚類別生產量值2'!I46)&#10;+SUM('漁業生產量值-漁業種類別魚類別生產量值3'!E46,'漁業生產量值-漁業種類別魚類別生產量值3'!I46,'漁業生產量值-漁業種類別魚類別生產量值3'!K46,'漁業生產量值-漁業種類別魚類別生產量值3'!M46)&#10;+SUM('漁業生產量值-漁業種類別魚類別生產量值4'!G46,'漁業生產量值-漁業種類別魚類別生產量值4'!I46,'漁業生產量值-漁業種類別魚類別生產量值4'!K46,'漁業生產量值-漁業種類別魚類別生產量值4'!M46,'漁業生產量值-漁業種類別魚類別生產量值4'!O46)&#10;+SUM('漁業生產量值-漁業種類別魚類別生產量值5'!K46,'漁業生產量值-漁業種類別魚類別生產量值5'!M46,'漁業生產量值-漁業種類別魚類別生產量值5'!O46)&#10;+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+SUM('漁業生產量值-漁業種類別魚類別生產量值7'!C46,'漁業生產量值-漁業種類別魚類別生產量值7'!E46,'漁業生產量值-漁業種類別魚類別生產量值7'!G46)&#10;+SUM('漁業生產量值-漁業種類別魚類別生產量值9'!I46,'漁業生產量值-漁業種類別魚類別生產量值9'!K46)&#10;+SUM('漁業生產量值-漁業種類別魚類別生產量值10'!G46)&#10;+SUM('漁業生產量值-漁業種類別魚類別生產量值11'!C46,'漁業生產量值-漁業種類別魚類別生產量值11'!E46,'漁業生產量值-漁業種類別魚類別生產量值11'!G46,'漁業生產量值-漁業種類別魚類別生產量值11'!I46,'漁業生產量值-漁業種類別魚類別生產量值11'!K46)&#10;+SUM('漁業生產量值-漁業種類別魚類別生產量值12'!G46)&#10;+SUM('漁業生產量值-漁業種類別魚類別生產量值14'!C46,'漁業生產量值-漁業種類別魚類別生產量值14'!O46)&#10;+SUM('漁業生產量值-漁業種類別魚類別生產量值15'!C46,'漁業生產量值-漁業種類別魚類別生產量值15'!E46,'漁業生產量值-漁業種類別魚類別生產量值15'!G46,'漁業生產量值-漁業種類別魚類別生產量值15'!I46)&#10;)" table:style-name="ce55">
            <text:p>295<text:s/></text:p>
          </table:table-cell>
          <table:table-cell office:value-type="float" office:value="41728.037489999995" table:formula="msoxl:=  IF(SUM(H46,J46)&#10;+SUM('漁業生產量值-漁業種類別魚類別生產量值1'!F46,'漁業生產量值-漁業種類別魚類別生產量值1'!H46,'漁業生產量值-漁業種類別魚類別生產量值1'!J46,'漁業生產量值-漁業種類別魚類別生產量值1'!P46)&#10;+SUM('漁業生產量值-漁業種類別魚類別生產量值2'!D46,'漁業生產量值-漁業種類別魚類別生產量值2'!F46,'漁業生產量值-漁業種類別魚類別生產量值2'!H46,'漁業生產量值-漁業種類別魚類別生產量值2'!J46)&#10;+SUM('漁業生產量值-漁業種類別魚類別生產量值3'!F46,'漁業生產量值-漁業種類別魚類別生產量值3'!J46,'漁業生產量值-漁業種類別魚類別生產量值3'!L46,'漁業生產量值-漁業種類別魚類別生產量值3'!N46)&#10;+SUM('漁業生產量值-漁業種類別魚類別生產量值4'!H46,'漁業生產量值-漁業種類別魚類別生產量值4'!J46,'漁業生產量值-漁業種類別魚類別生產量值4'!L46,'漁業生產量值-漁業種類別魚類別生產量值4'!N46,'漁業生產量值-漁業種類別魚類別生產量值4'!P46)&#10;+SUM('漁業生產量值-漁業種類別魚類別生產量值5'!L46,'漁業生產量值-漁業種類別魚類別生產量值5'!N46,'漁業生產量值-漁業種類別魚類別生產量值5'!P46)&#10;+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+SUM('漁業生產量值-漁業種類別魚類別生產量值7'!D46,'漁業生產量值-漁業種類別魚類別生產量值7'!F46,'漁業生產量值-漁業種類別魚類別生產量值7'!H46)&#10;+SUM('漁業生產量值-漁業種類別魚類別生產量值9'!J46,'漁業生產量值-漁業種類別魚類別生產量值9'!L46)&#10;+SUM('漁業生產量值-漁業種類別魚類別生產量值10'!H46)&#10;+SUM('漁業生產量值-漁業種類別魚類別生產量值11'!D46,'漁業生產量值-漁業種類別魚類別生產量值11'!F46,'漁業生產量值-漁業種類別魚類別生產量值11'!H46,'漁業生產量值-漁業種類別魚類別生產量值11'!J46,'漁業生產量值-漁業種類別魚類別生產量值11'!L46)&#10;+SUM('漁業生產量值-漁業種類別魚類別生產量值12'!H46)&#10;+SUM('漁業生產量值-漁業種類別魚類別生產量值14'!D46,'漁業生產量值-漁業種類別魚類別生產量值14'!P46)&#10;+SUM('漁業生產量值-漁業種類別魚類別生產量值15'!D46,'漁業生產量值-漁業種類別魚類別生產量值15'!F46,'漁業生產量值-漁業種類別魚類別生產量值15'!H46,'漁業生產量值-漁業種類別魚類別生產量值15'!J46)=0,&quot;-&quot;,&#10;SUM(H46,J46)&#10;+SUM('漁業生產量值-漁業種類別魚類別生產量值1'!F46,'漁業生產量值-漁業種類別魚類別生產量值1'!H46,'漁業生產量值-漁業種類別魚類別生產量值1'!J46,'漁業生產量值-漁業種類別魚類別生產量值1'!P46)&#10;+SUM('漁業生產量值-漁業種類別魚類別生產量值2'!D46,'漁業生產量值-漁業種類別魚類別生產量值2'!F46,'漁業生產量值-漁業種類別魚類別生產量值2'!H46,'漁業生產量值-漁業種類別魚類別生產量值2'!J46)&#10;+SUM('漁業生產量值-漁業種類別魚類別生產量值3'!F46,'漁業生產量值-漁業種類別魚類別生產量值3'!J46,'漁業生產量值-漁業種類別魚類別生產量值3'!L46,'漁業生產量值-漁業種類別魚類別生產量值3'!N46)&#10;+SUM('漁業生產量值-漁業種類別魚類別生產量值4'!H46,'漁業生產量值-漁業種類別魚類別生產量值4'!J46,'漁業生產量值-漁業種類別魚類別生產量值4'!L46,'漁業生產量值-漁業種類別魚類別生產量值4'!N46,'漁業生產量值-漁業種類別魚類別生產量值4'!P46)&#10;+SUM('漁業生產量值-漁業種類別魚類別生產量值5'!L46,'漁業生產量值-漁業種類別魚類別生產量值5'!N46,'漁業生產量值-漁業種類別魚類別生產量值5'!P46)&#10;+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+SUM('漁業生產量值-漁業種類別魚類別生產量值7'!D46,'漁業生產量值-漁業種類別魚類別生產量值7'!F46,'漁業生產量值-漁業種類別魚類別生產量值7'!H46)&#10;+SUM('漁業生產量值-漁業種類別魚類別生產量值9'!J46,'漁業生產量值-漁業種類別魚類別生產量值9'!L46)&#10;+SUM('漁業生產量值-漁業種類別魚類別生產量值10'!H46)&#10;+SUM('漁業生產量值-漁業種類別魚類別生產量值11'!D46,'漁業生產量值-漁業種類別魚類別生產量值11'!F46,'漁業生產量值-漁業種類別魚類別生產量值11'!H46,'漁業生產量值-漁業種類別魚類別生產量值11'!J46,'漁業生產量值-漁業種類別魚類別生產量值11'!L46)&#10;+SUM('漁業生產量值-漁業種類別魚類別生產量值12'!H46)&#10;+SUM('漁業生產量值-漁業種類別魚類別生產量值14'!D46,'漁業生產量值-漁業種類別魚類別生產量值14'!P46)&#10;+SUM('漁業生產量值-漁業種類別魚類別生產量值15'!D46,'漁業生產量值-漁業種類別魚類別生產量值15'!F46,'漁業生產量值-漁業種類別魚類別生產量值15'!H46,'漁業生產量值-漁業種類別魚類別生產量值15'!J46)&#10;)" table:style-name="ce55">
            <text:p>41,72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6,M46,O46,'漁業生產量值-漁業種類別魚類別生產量值1'!C46)=0,&quot;-&quot;,SUM(K46,M46,O46,'漁業生產量值-漁業種類別魚類別生產量值1'!C46))" table:style-name="ce55">
            <text:p>-</text:p>
          </table:table-cell>
          <table:table-cell office:value-type="string" office:string-value="-" table:formula="msoxl:=  IF(SUM(L46,N46,P46,'漁業生產量值-漁業種類別魚類別生產量值1'!D46)=0,&quot;-&quot;,SUM(L46,N46,P46,'漁業生產量值-漁業種類別魚類別生產量值1'!D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1652.6894" table:style-name="ce55">
            <text:p>1,653<text:s/></text:p>
          </table:table-cell>
          <table:table-cell office:value-type="float" office:value="378091.99067999999" table:style-name="ce55">
            <text:p>378,092<text:s/></text:p>
          </table:table-cell>
          <table:table-cell office:value-type="float" office:value="1544.4090000000001" table:formula="msoxl:=  IF(SUM(G47,I47)&#10;+SUM('漁業生產量值-漁業種類別魚類別生產量值1'!E47,'漁業生產量值-漁業種類別魚類別生產量值1'!G47,'漁業生產量值-漁業種類別魚類別生產量值1'!I47)&#10;+SUM('漁業生產量值-漁業種類別魚類別生產量值2'!C47,'漁業生產量值-漁業種類別魚類別生產量值2'!E47,'漁業生產量值-漁業種類別魚類別生產量值2'!G47,'漁業生產量值-漁業種類別魚類別生產量值2'!I47)&#10;+SUM('漁業生產量值-漁業種類別魚類別生產量值3'!E47,'漁業生產量值-漁業種類別魚類別生產量值3'!I47,'漁業生產量值-漁業種類別魚類別生產量值3'!K47,'漁業生產量值-漁業種類別魚類別生產量值3'!M47)&#10;+SUM('漁業生產量值-漁業種類別魚類別生產量值4'!G47,'漁業生產量值-漁業種類別魚類別生產量值4'!I47,'漁業生產量值-漁業種類別魚類別生產量值4'!K47,'漁業生產量值-漁業種類別魚類別生產量值4'!M47,'漁業生產量值-漁業種類別魚類別生產量值4'!O47)&#10;+SUM('漁業生產量值-漁業種類別魚類別生產量值5'!K47,'漁業生產量值-漁業種類別魚類別生產量值5'!M47,'漁業生產量值-漁業種類別魚類別生產量值5'!O47)&#10;+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+SUM('漁業生產量值-漁業種類別魚類別生產量值7'!C47,'漁業生產量值-漁業種類別魚類別生產量值7'!E47,'漁業生產量值-漁業種類別魚類別生產量值7'!G47)&#10;+SUM('漁業生產量值-漁業種類別魚類別生產量值9'!I47,'漁業生產量值-漁業種類別魚類別生產量值9'!K47)&#10;+SUM('漁業生產量值-漁業種類別魚類別生產量值10'!G47)&#10;+SUM('漁業生產量值-漁業種類別魚類別生產量值11'!C47,'漁業生產量值-漁業種類別魚類別生產量值11'!E47,'漁業生產量值-漁業種類別魚類別生產量值11'!G47,'漁業生產量值-漁業種類別魚類別生產量值11'!I47,'漁業生產量值-漁業種類別魚類別生產量值11'!K47)&#10;+SUM('漁業生產量值-漁業種類別魚類別生產量值12'!G47)&#10;+SUM('漁業生產量值-漁業種類別魚類別生產量值14'!C47,'漁業生產量值-漁業種類別魚類別生產量值14'!O47)&#10;+SUM('漁業生產量值-漁業種類別魚類別生產量值15'!C47,'漁業生產量值-漁業種類別魚類別生產量值15'!E47,'漁業生產量值-漁業種類別魚類別生產量值15'!G47,'漁業生產量值-漁業種類別魚類別生產量值15'!I47)=0,&quot;-&quot;,&#10;SUM(G47,I47)&#10;+SUM('漁業生產量值-漁業種類別魚類別生產量值1'!E47,'漁業生產量值-漁業種類別魚類別生產量值1'!G47,'漁業生產量值-漁業種類別魚類別生產量值1'!I47)&#10;+SUM('漁業生產量值-漁業種類別魚類別生產量值2'!C47,'漁業生產量值-漁業種類別魚類別生產量值2'!E47,'漁業生產量值-漁業種類別魚類別生產量值2'!G47,'漁業生產量值-漁業種類別魚類別生產量值2'!I47)&#10;+SUM('漁業生產量值-漁業種類別魚類別生產量值3'!E47,'漁業生產量值-漁業種類別魚類別生產量值3'!I47,'漁業生產量值-漁業種類別魚類別生產量值3'!K47,'漁業生產量值-漁業種類別魚類別生產量值3'!M47)&#10;+SUM('漁業生產量值-漁業種類別魚類別生產量值4'!G47,'漁業生產量值-漁業種類別魚類別生產量值4'!I47,'漁業生產量值-漁業種類別魚類別生產量值4'!K47,'漁業生產量值-漁業種類別魚類別生產量值4'!M47,'漁業生產量值-漁業種類別魚類別生產量值4'!O47)&#10;+SUM('漁業生產量值-漁業種類別魚類別生產量值5'!K47,'漁業生產量值-漁業種類別魚類別生產量值5'!M47,'漁業生產量值-漁業種類別魚類別生產量值5'!O47)&#10;+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+SUM('漁業生產量值-漁業種類別魚類別生產量值7'!C47,'漁業生產量值-漁業種類別魚類別生產量值7'!E47,'漁業生產量值-漁業種類別魚類別生產量值7'!G47)&#10;+SUM('漁業生產量值-漁業種類別魚類別生產量值9'!I47,'漁業生產量值-漁業種類別魚類別生產量值9'!K47)&#10;+SUM('漁業生產量值-漁業種類別魚類別生產量值10'!G47)&#10;+SUM('漁業生產量值-漁業種類別魚類別生產量值11'!C47,'漁業生產量值-漁業種類別魚類別生產量值11'!E47,'漁業生產量值-漁業種類別魚類別生產量值11'!G47,'漁業生產量值-漁業種類別魚類別生產量值11'!I47,'漁業生產量值-漁業種類別魚類別生產量值11'!K47)&#10;+SUM('漁業生產量值-漁業種類別魚類別生產量值12'!G47)&#10;+SUM('漁業生產量值-漁業種類別魚類別生產量值14'!C47,'漁業生產量值-漁業種類別魚類別生產量值14'!O47)&#10;+SUM('漁業生產量值-漁業種類別魚類別生產量值15'!C47,'漁業生產量值-漁業種類別魚類別生產量值15'!E47,'漁業生產量值-漁業種類別魚類別生產量值15'!G47,'漁業生產量值-漁業種類別魚類別生產量值15'!I47)&#10;)" table:style-name="ce55">
            <text:p>1,544<text:s/></text:p>
          </table:table-cell>
          <table:table-cell office:value-type="float" office:value="356076.82066999999" table:formula="msoxl:=  IF(SUM(H47,J47)&#10;+SUM('漁業生產量值-漁業種類別魚類別生產量值1'!F47,'漁業生產量值-漁業種類別魚類別生產量值1'!H47,'漁業生產量值-漁業種類別魚類別生產量值1'!J47,'漁業生產量值-漁業種類別魚類別生產量值1'!P47)&#10;+SUM('漁業生產量值-漁業種類別魚類別生產量值2'!D47,'漁業生產量值-漁業種類別魚類別生產量值2'!F47,'漁業生產量值-漁業種類別魚類別生產量值2'!H47,'漁業生產量值-漁業種類別魚類別生產量值2'!J47)&#10;+SUM('漁業生產量值-漁業種類別魚類別生產量值3'!F47,'漁業生產量值-漁業種類別魚類別生產量值3'!J47,'漁業生產量值-漁業種類別魚類別生產量值3'!L47,'漁業生產量值-漁業種類別魚類別生產量值3'!N47)&#10;+SUM('漁業生產量值-漁業種類別魚類別生產量值4'!H47,'漁業生產量值-漁業種類別魚類別生產量值4'!J47,'漁業生產量值-漁業種類別魚類別生產量值4'!L47,'漁業生產量值-漁業種類別魚類別生產量值4'!N47,'漁業生產量值-漁業種類別魚類別生產量值4'!P47)&#10;+SUM('漁業生產量值-漁業種類別魚類別生產量值5'!L47,'漁業生產量值-漁業種類別魚類別生產量值5'!N47,'漁業生產量值-漁業種類別魚類別生產量值5'!P47)&#10;+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+SUM('漁業生產量值-漁業種類別魚類別生產量值7'!D47,'漁業生產量值-漁業種類別魚類別生產量值7'!F47,'漁業生產量值-漁業種類別魚類別生產量值7'!H47)&#10;+SUM('漁業生產量值-漁業種類別魚類別生產量值9'!J47,'漁業生產量值-漁業種類別魚類別生產量值9'!L47)&#10;+SUM('漁業生產量值-漁業種類別魚類別生產量值10'!H47)&#10;+SUM('漁業生產量值-漁業種類別魚類別生產量值11'!D47,'漁業生產量值-漁業種類別魚類別生產量值11'!F47,'漁業生產量值-漁業種類別魚類別生產量值11'!H47,'漁業生產量值-漁業種類別魚類別生產量值11'!J47,'漁業生產量值-漁業種類別魚類別生產量值11'!L47)&#10;+SUM('漁業生產量值-漁業種類別魚類別生產量值12'!H47)&#10;+SUM('漁業生產量值-漁業種類別魚類別生產量值14'!D47,'漁業生產量值-漁業種類別魚類別生產量值14'!P47)&#10;+SUM('漁業生產量值-漁業種類別魚類別生產量值15'!D47,'漁業生產量值-漁業種類別魚類別生產量值15'!F47,'漁業生產量值-漁業種類別魚類別生產量值15'!H47,'漁業生產量值-漁業種類別魚類別生產量值15'!J47)=0,&quot;-&quot;,&#10;SUM(H47,J47)&#10;+SUM('漁業生產量值-漁業種類別魚類別生產量值1'!F47,'漁業生產量值-漁業種類別魚類別生產量值1'!H47,'漁業生產量值-漁業種類別魚類別生產量值1'!J47,'漁業生產量值-漁業種類別魚類別生產量值1'!P47)&#10;+SUM('漁業生產量值-漁業種類別魚類別生產量值2'!D47,'漁業生產量值-漁業種類別魚類別生產量值2'!F47,'漁業生產量值-漁業種類別魚類別生產量值2'!H47,'漁業生產量值-漁業種類別魚類別生產量值2'!J47)&#10;+SUM('漁業生產量值-漁業種類別魚類別生產量值3'!F47,'漁業生產量值-漁業種類別魚類別生產量值3'!J47,'漁業生產量值-漁業種類別魚類別生產量值3'!L47,'漁業生產量值-漁業種類別魚類別生產量值3'!N47)&#10;+SUM('漁業生產量值-漁業種類別魚類別生產量值4'!H47,'漁業生產量值-漁業種類別魚類別生產量值4'!J47,'漁業生產量值-漁業種類別魚類別生產量值4'!L47,'漁業生產量值-漁業種類別魚類別生產量值4'!N47,'漁業生產量值-漁業種類別魚類別生產量值4'!P47)&#10;+SUM('漁業生產量值-漁業種類別魚類別生產量值5'!L47,'漁業生產量值-漁業種類別魚類別生產量值5'!N47,'漁業生產量值-漁業種類別魚類別生產量值5'!P47)&#10;+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+SUM('漁業生產量值-漁業種類別魚類別生產量值7'!D47,'漁業生產量值-漁業種類別魚類別生產量值7'!F47,'漁業生產量值-漁業種類別魚類別生產量值7'!H47)&#10;+SUM('漁業生產量值-漁業種類別魚類別生產量值9'!J47,'漁業生產量值-漁業種類別魚類別生產量值9'!L47)&#10;+SUM('漁業生產量值-漁業種類別魚類別生產量值10'!H47)&#10;+SUM('漁業生產量值-漁業種類別魚類別生產量值11'!D47,'漁業生產量值-漁業種類別魚類別生產量值11'!F47,'漁業生產量值-漁業種類別魚類別生產量值11'!H47,'漁業生產量值-漁業種類別魚類別生產量值11'!J47,'漁業生產量值-漁業種類別魚類別生產量值11'!L47)&#10;+SUM('漁業生產量值-漁業種類別魚類別生產量值12'!H47)&#10;+SUM('漁業生產量值-漁業種類別魚類別生產量值14'!D47,'漁業生產量值-漁業種類別魚類別生產量值14'!P47)&#10;+SUM('漁業生產量值-漁業種類別魚類別生產量值15'!D47,'漁業生產量值-漁業種類別魚類別生產量值15'!F47,'漁業生產量值-漁業種類別魚類別生產量值15'!H47,'漁業生產量值-漁業種類別魚類別生產量值15'!J47)&#10;)" table:style-name="ce55">
            <text:p>356,07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7,M47,O47,'漁業生產量值-漁業種類別魚類別生產量值1'!C47)=0,&quot;-&quot;,SUM(K47,M47,O47,'漁業生產量值-漁業種類別魚類別生產量值1'!C47))" table:style-name="ce55">
            <text:p>-</text:p>
          </table:table-cell>
          <table:table-cell office:value-type="string" office:string-value="-" table:formula="msoxl:=  IF(SUM(L47,N47,P47,'漁業生產量值-漁業種類別魚類別生產量值1'!D47)=0,&quot;-&quot;,SUM(L47,N47,P47,'漁業生產量值-漁業種類別魚類別生產量值1'!D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float" office:value="952.76540999999997" table:style-name="ce55">
            <text:p>953<text:s/></text:p>
          </table:table-cell>
          <table:table-cell office:value-type="float" office:value="181544.83090999999" table:style-name="ce55">
            <text:p>181,545<text:s/></text:p>
          </table:table-cell>
          <table:table-cell office:value-type="float" office:value="891.21771000000001" table:formula="msoxl:=  IF(SUM(G48,I48)&#10;+SUM('漁業生產量值-漁業種類別魚類別生產量值1'!E48,'漁業生產量值-漁業種類別魚類別生產量值1'!G48,'漁業生產量值-漁業種類別魚類別生產量值1'!I48)&#10;+SUM('漁業生產量值-漁業種類別魚類別生產量值2'!C48,'漁業生產量值-漁業種類別魚類別生產量值2'!E48,'漁業生產量值-漁業種類別魚類別生產量值2'!G48,'漁業生產量值-漁業種類別魚類別生產量值2'!I48)&#10;+SUM('漁業生產量值-漁業種類別魚類別生產量值3'!E48,'漁業生產量值-漁業種類別魚類別生產量值3'!I48,'漁業生產量值-漁業種類別魚類別生產量值3'!K48,'漁業生產量值-漁業種類別魚類別生產量值3'!M48)&#10;+SUM('漁業生產量值-漁業種類別魚類別生產量值4'!G48,'漁業生產量值-漁業種類別魚類別生產量值4'!I48,'漁業生產量值-漁業種類別魚類別生產量值4'!K48,'漁業生產量值-漁業種類別魚類別生產量值4'!M48,'漁業生產量值-漁業種類別魚類別生產量值4'!O48)&#10;+SUM('漁業生產量值-漁業種類別魚類別生產量值5'!K48,'漁業生產量值-漁業種類別魚類別生產量值5'!M48,'漁業生產量值-漁業種類別魚類別生產量值5'!O48)&#10;+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+SUM('漁業生產量值-漁業種類別魚類別生產量值7'!C48,'漁業生產量值-漁業種類別魚類別生產量值7'!E48,'漁業生產量值-漁業種類別魚類別生產量值7'!G48)&#10;+SUM('漁業生產量值-漁業種類別魚類別生產量值9'!I48,'漁業生產量值-漁業種類別魚類別生產量值9'!K48)&#10;+SUM('漁業生產量值-漁業種類別魚類別生產量值10'!G48)&#10;+SUM('漁業生產量值-漁業種類別魚類別生產量值11'!C48,'漁業生產量值-漁業種類別魚類別生產量值11'!E48,'漁業生產量值-漁業種類別魚類別生產量值11'!G48,'漁業生產量值-漁業種類別魚類別生產量值11'!I48,'漁業生產量值-漁業種類別魚類別生產量值11'!K48)&#10;+SUM('漁業生產量值-漁業種類別魚類別生產量值12'!G48)&#10;+SUM('漁業生產量值-漁業種類別魚類別生產量值14'!C48,'漁業生產量值-漁業種類別魚類別生產量值14'!O48)&#10;+SUM('漁業生產量值-漁業種類別魚類別生產量值15'!C48,'漁業生產量值-漁業種類別魚類別生產量值15'!E48,'漁業生產量值-漁業種類別魚類別生產量值15'!G48,'漁業生產量值-漁業種類別魚類別生產量值15'!I48)=0,&quot;-&quot;,&#10;SUM(G48,I48)&#10;+SUM('漁業生產量值-漁業種類別魚類別生產量值1'!E48,'漁業生產量值-漁業種類別魚類別生產量值1'!G48,'漁業生產量值-漁業種類別魚類別生產量值1'!I48)&#10;+SUM('漁業生產量值-漁業種類別魚類別生產量值2'!C48,'漁業生產量值-漁業種類別魚類別生產量值2'!E48,'漁業生產量值-漁業種類別魚類別生產量值2'!G48,'漁業生產量值-漁業種類別魚類別生產量值2'!I48)&#10;+SUM('漁業生產量值-漁業種類別魚類別生產量值3'!E48,'漁業生產量值-漁業種類別魚類別生產量值3'!I48,'漁業生產量值-漁業種類別魚類別生產量值3'!K48,'漁業生產量值-漁業種類別魚類別生產量值3'!M48)&#10;+SUM('漁業生產量值-漁業種類別魚類別生產量值4'!G48,'漁業生產量值-漁業種類別魚類別生產量值4'!I48,'漁業生產量值-漁業種類別魚類別生產量值4'!K48,'漁業生產量值-漁業種類別魚類別生產量值4'!M48,'漁業生產量值-漁業種類別魚類別生產量值4'!O48)&#10;+SUM('漁業生產量值-漁業種類別魚類別生產量值5'!K48,'漁業生產量值-漁業種類別魚類別生產量值5'!M48,'漁業生產量值-漁業種類別魚類別生產量值5'!O48)&#10;+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+SUM('漁業生產量值-漁業種類別魚類別生產量值7'!C48,'漁業生產量值-漁業種類別魚類別生產量值7'!E48,'漁業生產量值-漁業種類別魚類別生產量值7'!G48)&#10;+SUM('漁業生產量值-漁業種類別魚類別生產量值9'!I48,'漁業生產量值-漁業種類別魚類別生產量值9'!K48)&#10;+SUM('漁業生產量值-漁業種類別魚類別生產量值10'!G48)&#10;+SUM('漁業生產量值-漁業種類別魚類別生產量值11'!C48,'漁業生產量值-漁業種類別魚類別生產量值11'!E48,'漁業生產量值-漁業種類別魚類別生產量值11'!G48,'漁業生產量值-漁業種類別魚類別生產量值11'!I48,'漁業生產量值-漁業種類別魚類別生產量值11'!K48)&#10;+SUM('漁業生產量值-漁業種類別魚類別生產量值12'!G48)&#10;+SUM('漁業生產量值-漁業種類別魚類別生產量值14'!C48,'漁業生產量值-漁業種類別魚類別生產量值14'!O48)&#10;+SUM('漁業生產量值-漁業種類別魚類別生產量值15'!C48,'漁業生產量值-漁業種類別魚類別生產量值15'!E48,'漁業生產量值-漁業種類別魚類別生產量值15'!G48,'漁業生產量值-漁業種類別魚類別生產量值15'!I48)&#10;)" table:style-name="ce55">
            <text:p>891<text:s/></text:p>
          </table:table-cell>
          <table:table-cell office:value-type="float" office:value="166300.44428" table:formula="msoxl:=  IF(SUM(H48,J48)&#10;+SUM('漁業生產量值-漁業種類別魚類別生產量值1'!F48,'漁業生產量值-漁業種類別魚類別生產量值1'!H48,'漁業生產量值-漁業種類別魚類別生產量值1'!J48,'漁業生產量值-漁業種類別魚類別生產量值1'!P48)&#10;+SUM('漁業生產量值-漁業種類別魚類別生產量值2'!D48,'漁業生產量值-漁業種類別魚類別生產量值2'!F48,'漁業生產量值-漁業種類別魚類別生產量值2'!H48,'漁業生產量值-漁業種類別魚類別生產量值2'!J48)&#10;+SUM('漁業生產量值-漁業種類別魚類別生產量值3'!F48,'漁業生產量值-漁業種類別魚類別生產量值3'!J48,'漁業生產量值-漁業種類別魚類別生產量值3'!L48,'漁業生產量值-漁業種類別魚類別生產量值3'!N48)&#10;+SUM('漁業生產量值-漁業種類別魚類別生產量值4'!H48,'漁業生產量值-漁業種類別魚類別生產量值4'!J48,'漁業生產量值-漁業種類別魚類別生產量值4'!L48,'漁業生產量值-漁業種類別魚類別生產量值4'!N48,'漁業生產量值-漁業種類別魚類別生產量值4'!P48)&#10;+SUM('漁業生產量值-漁業種類別魚類別生產量值5'!L48,'漁業生產量值-漁業種類別魚類別生產量值5'!N48,'漁業生產量值-漁業種類別魚類別生產量值5'!P48)&#10;+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+SUM('漁業生產量值-漁業種類別魚類別生產量值7'!D48,'漁業生產量值-漁業種類別魚類別生產量值7'!F48,'漁業生產量值-漁業種類別魚類別生產量值7'!H48)&#10;+SUM('漁業生產量值-漁業種類別魚類別生產量值9'!J48,'漁業生產量值-漁業種類別魚類別生產量值9'!L48)&#10;+SUM('漁業生產量值-漁業種類別魚類別生產量值10'!H48)&#10;+SUM('漁業生產量值-漁業種類別魚類別生產量值11'!D48,'漁業生產量值-漁業種類別魚類別生產量值11'!F48,'漁業生產量值-漁業種類別魚類別生產量值11'!H48,'漁業生產量值-漁業種類別魚類別生產量值11'!J48,'漁業生產量值-漁業種類別魚類別生產量值11'!L48)&#10;+SUM('漁業生產量值-漁業種類別魚類別生產量值12'!H48)&#10;+SUM('漁業生產量值-漁業種類別魚類別生產量值14'!D48,'漁業生產量值-漁業種類別魚類別生產量值14'!P48)&#10;+SUM('漁業生產量值-漁業種類別魚類別生產量值15'!D48,'漁業生產量值-漁業種類別魚類別生產量值15'!F48,'漁業生產量值-漁業種類別魚類別生產量值15'!H48,'漁業生產量值-漁業種類別魚類別生產量值15'!J48)=0,&quot;-&quot;,&#10;SUM(H48,J48)&#10;+SUM('漁業生產量值-漁業種類別魚類別生產量值1'!F48,'漁業生產量值-漁業種類別魚類別生產量值1'!H48,'漁業生產量值-漁業種類別魚類別生產量值1'!J48,'漁業生產量值-漁業種類別魚類別生產量值1'!P48)&#10;+SUM('漁業生產量值-漁業種類別魚類別生產量值2'!D48,'漁業生產量值-漁業種類別魚類別生產量值2'!F48,'漁業生產量值-漁業種類別魚類別生產量值2'!H48,'漁業生產量值-漁業種類別魚類別生產量值2'!J48)&#10;+SUM('漁業生產量值-漁業種類別魚類別生產量值3'!F48,'漁業生產量值-漁業種類別魚類別生產量值3'!J48,'漁業生產量值-漁業種類別魚類別生產量值3'!L48,'漁業生產量值-漁業種類別魚類別生產量值3'!N48)&#10;+SUM('漁業生產量值-漁業種類別魚類別生產量值4'!H48,'漁業生產量值-漁業種類別魚類別生產量值4'!J48,'漁業生產量值-漁業種類別魚類別生產量值4'!L48,'漁業生產量值-漁業種類別魚類別生產量值4'!N48,'漁業生產量值-漁業種類別魚類別生產量值4'!P48)&#10;+SUM('漁業生產量值-漁業種類別魚類別生產量值5'!L48,'漁業生產量值-漁業種類別魚類別生產量值5'!N48,'漁業生產量值-漁業種類別魚類別生產量值5'!P48)&#10;+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+SUM('漁業生產量值-漁業種類別魚類別生產量值7'!D48,'漁業生產量值-漁業種類別魚類別生產量值7'!F48,'漁業生產量值-漁業種類別魚類別生產量值7'!H48)&#10;+SUM('漁業生產量值-漁業種類別魚類別生產量值9'!J48,'漁業生產量值-漁業種類別魚類別生產量值9'!L48)&#10;+SUM('漁業生產量值-漁業種類別魚類別生產量值10'!H48)&#10;+SUM('漁業生產量值-漁業種類別魚類別生產量值11'!D48,'漁業生產量值-漁業種類別魚類別生產量值11'!F48,'漁業生產量值-漁業種類別魚類別生產量值11'!H48,'漁業生產量值-漁業種類別魚類別生產量值11'!J48,'漁業生產量值-漁業種類別魚類別生產量值11'!L48)&#10;+SUM('漁業生產量值-漁業種類別魚類別生產量值12'!H48)&#10;+SUM('漁業生產量值-漁業種類別魚類別生產量值14'!D48,'漁業生產量值-漁業種類別魚類別生產量值14'!P48)&#10;+SUM('漁業生產量值-漁業種類別魚類別生產量值15'!D48,'漁業生產量值-漁業種類別魚類別生產量值15'!F48,'漁業生產量值-漁業種類別魚類別生產量值15'!H48,'漁業生產量值-漁業種類別魚類別生產量值15'!J48)&#10;)" table:style-name="ce55">
            <text:p>166,30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8,M48,O48,'漁業生產量值-漁業種類別魚類別生產量值1'!C48)=0,&quot;-&quot;,SUM(K48,M48,O48,'漁業生產量值-漁業種類別魚類別生產量值1'!C48))" table:style-name="ce55">
            <text:p>-</text:p>
          </table:table-cell>
          <table:table-cell office:value-type="string" office:string-value="-" table:formula="msoxl:=  IF(SUM(L48,N48,P48,'漁業生產量值-漁業種類別魚類別生產量值1'!D48)=0,&quot;-&quot;,SUM(L48,N48,P48,'漁業生產量值-漁業種類別魚類別生產量值1'!D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float" office:value="158.87110000000001" table:style-name="ce55">
            <text:p>159<text:s/></text:p>
          </table:table-cell>
          <table:table-cell office:value-type="float" office:value="12355.102919999999" table:style-name="ce55">
            <text:p>12,355<text:s/></text:p>
          </table:table-cell>
          <table:table-cell office:value-type="float" office:value="158.87109999999998" table:formula="msoxl:=  IF(SUM(G49,I49)&#10;+SUM('漁業生產量值-漁業種類別魚類別生產量值1'!E49,'漁業生產量值-漁業種類別魚類別生產量值1'!G49,'漁業生產量值-漁業種類別魚類別生產量值1'!I49)&#10;+SUM('漁業生產量值-漁業種類別魚類別生產量值2'!C49,'漁業生產量值-漁業種類別魚類別生產量值2'!E49,'漁業生產量值-漁業種類別魚類別生產量值2'!G49,'漁業生產量值-漁業種類別魚類別生產量值2'!I49)&#10;+SUM('漁業生產量值-漁業種類別魚類別生產量值3'!E49,'漁業生產量值-漁業種類別魚類別生產量值3'!I49,'漁業生產量值-漁業種類別魚類別生產量值3'!K49,'漁業生產量值-漁業種類別魚類別生產量值3'!M49)&#10;+SUM('漁業生產量值-漁業種類別魚類別生產量值4'!G49,'漁業生產量值-漁業種類別魚類別生產量值4'!I49,'漁業生產量值-漁業種類別魚類別生產量值4'!K49,'漁業生產量值-漁業種類別魚類別生產量值4'!M49,'漁業生產量值-漁業種類別魚類別生產量值4'!O49)&#10;+SUM('漁業生產量值-漁業種類別魚類別生產量值5'!K49,'漁業生產量值-漁業種類別魚類別生產量值5'!M49,'漁業生產量值-漁業種類別魚類別生產量值5'!O49)&#10;+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+SUM('漁業生產量值-漁業種類別魚類別生產量值7'!C49,'漁業生產量值-漁業種類別魚類別生產量值7'!E49,'漁業生產量值-漁業種類別魚類別生產量值7'!G49)&#10;+SUM('漁業生產量值-漁業種類別魚類別生產量值9'!I49,'漁業生產量值-漁業種類別魚類別生產量值9'!K49)&#10;+SUM('漁業生產量值-漁業種類別魚類別生產量值10'!G49)&#10;+SUM('漁業生產量值-漁業種類別魚類別生產量值11'!C49,'漁業生產量值-漁業種類別魚類別生產量值11'!E49,'漁業生產量值-漁業種類別魚類別生產量值11'!G49,'漁業生產量值-漁業種類別魚類別生產量值11'!I49,'漁業生產量值-漁業種類別魚類別生產量值11'!K49)&#10;+SUM('漁業生產量值-漁業種類別魚類別生產量值12'!G49)&#10;+SUM('漁業生產量值-漁業種類別魚類別生產量值14'!C49,'漁業生產量值-漁業種類別魚類別生產量值14'!O49)&#10;+SUM('漁業生產量值-漁業種類別魚類別生產量值15'!C49,'漁業生產量值-漁業種類別魚類別生產量值15'!E49,'漁業生產量值-漁業種類別魚類別生產量值15'!G49,'漁業生產量值-漁業種類別魚類別生產量值15'!I49)=0,&quot;-&quot;,&#10;SUM(G49,I49)&#10;+SUM('漁業生產量值-漁業種類別魚類別生產量值1'!E49,'漁業生產量值-漁業種類別魚類別生產量值1'!G49,'漁業生產量值-漁業種類別魚類別生產量值1'!I49)&#10;+SUM('漁業生產量值-漁業種類別魚類別生產量值2'!C49,'漁業生產量值-漁業種類別魚類別生產量值2'!E49,'漁業生產量值-漁業種類別魚類別生產量值2'!G49,'漁業生產量值-漁業種類別魚類別生產量值2'!I49)&#10;+SUM('漁業生產量值-漁業種類別魚類別生產量值3'!E49,'漁業生產量值-漁業種類別魚類別生產量值3'!I49,'漁業生產量值-漁業種類別魚類別生產量值3'!K49,'漁業生產量值-漁業種類別魚類別生產量值3'!M49)&#10;+SUM('漁業生產量值-漁業種類別魚類別生產量值4'!G49,'漁業生產量值-漁業種類別魚類別生產量值4'!I49,'漁業生產量值-漁業種類別魚類別生產量值4'!K49,'漁業生產量值-漁業種類別魚類別生產量值4'!M49,'漁業生產量值-漁業種類別魚類別生產量值4'!O49)&#10;+SUM('漁業生產量值-漁業種類別魚類別生產量值5'!K49,'漁業生產量值-漁業種類別魚類別生產量值5'!M49,'漁業生產量值-漁業種類別魚類別生產量值5'!O49)&#10;+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+SUM('漁業生產量值-漁業種類別魚類別生產量值7'!C49,'漁業生產量值-漁業種類別魚類別生產量值7'!E49,'漁業生產量值-漁業種類別魚類別生產量值7'!G49)&#10;+SUM('漁業生產量值-漁業種類別魚類別生產量值9'!I49,'漁業生產量值-漁業種類別魚類別生產量值9'!K49)&#10;+SUM('漁業生產量值-漁業種類別魚類別生產量值10'!G49)&#10;+SUM('漁業生產量值-漁業種類別魚類別生產量值11'!C49,'漁業生產量值-漁業種類別魚類別生產量值11'!E49,'漁業生產量值-漁業種類別魚類別生產量值11'!G49,'漁業生產量值-漁業種類別魚類別生產量值11'!I49,'漁業生產量值-漁業種類別魚類別生產量值11'!K49)&#10;+SUM('漁業生產量值-漁業種類別魚類別生產量值12'!G49)&#10;+SUM('漁業生產量值-漁業種類別魚類別生產量值14'!C49,'漁業生產量值-漁業種類別魚類別生產量值14'!O49)&#10;+SUM('漁業生產量值-漁業種類別魚類別生產量值15'!C49,'漁業生產量值-漁業種類別魚類別生產量值15'!E49,'漁業生產量值-漁業種類別魚類別生產量值15'!G49,'漁業生產量值-漁業種類別魚類別生產量值15'!I49)&#10;)" table:style-name="ce55">
            <text:p>159<text:s/></text:p>
          </table:table-cell>
          <table:table-cell office:value-type="float" office:value="12355.102920000001" table:formula="msoxl:=  IF(SUM(H49,J49)&#10;+SUM('漁業生產量值-漁業種類別魚類別生產量值1'!F49,'漁業生產量值-漁業種類別魚類別生產量值1'!H49,'漁業生產量值-漁業種類別魚類別生產量值1'!J49,'漁業生產量值-漁業種類別魚類別生產量值1'!P49)&#10;+SUM('漁業生產量值-漁業種類別魚類別生產量值2'!D49,'漁業生產量值-漁業種類別魚類別生產量值2'!F49,'漁業生產量值-漁業種類別魚類別生產量值2'!H49,'漁業生產量值-漁業種類別魚類別生產量值2'!J49)&#10;+SUM('漁業生產量值-漁業種類別魚類別生產量值3'!F49,'漁業生產量值-漁業種類別魚類別生產量值3'!J49,'漁業生產量值-漁業種類別魚類別生產量值3'!L49,'漁業生產量值-漁業種類別魚類別生產量值3'!N49)&#10;+SUM('漁業生產量值-漁業種類別魚類別生產量值4'!H49,'漁業生產量值-漁業種類別魚類別生產量值4'!J49,'漁業生產量值-漁業種類別魚類別生產量值4'!L49,'漁業生產量值-漁業種類別魚類別生產量值4'!N49,'漁業生產量值-漁業種類別魚類別生產量值4'!P49)&#10;+SUM('漁業生產量值-漁業種類別魚類別生產量值5'!L49,'漁業生產量值-漁業種類別魚類別生產量值5'!N49,'漁業生產量值-漁業種類別魚類別生產量值5'!P49)&#10;+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+SUM('漁業生產量值-漁業種類別魚類別生產量值7'!D49,'漁業生產量值-漁業種類別魚類別生產量值7'!F49,'漁業生產量值-漁業種類別魚類別生產量值7'!H49)&#10;+SUM('漁業生產量值-漁業種類別魚類別生產量值9'!J49,'漁業生產量值-漁業種類別魚類別生產量值9'!L49)&#10;+SUM('漁業生產量值-漁業種類別魚類別生產量值10'!H49)&#10;+SUM('漁業生產量值-漁業種類別魚類別生產量值11'!D49,'漁業生產量值-漁業種類別魚類別生產量值11'!F49,'漁業生產量值-漁業種類別魚類別生產量值11'!H49,'漁業生產量值-漁業種類別魚類別生產量值11'!J49,'漁業生產量值-漁業種類別魚類別生產量值11'!L49)&#10;+SUM('漁業生產量值-漁業種類別魚類別生產量值12'!H49)&#10;+SUM('漁業生產量值-漁業種類別魚類別生產量值14'!D49,'漁業生產量值-漁業種類別魚類別生產量值14'!P49)&#10;+SUM('漁業生產量值-漁業種類別魚類別生產量值15'!D49,'漁業生產量值-漁業種類別魚類別生產量值15'!F49,'漁業生產量值-漁業種類別魚類別生產量值15'!H49,'漁業生產量值-漁業種類別魚類別生產量值15'!J49)=0,&quot;-&quot;,&#10;SUM(H49,J49)&#10;+SUM('漁業生產量值-漁業種類別魚類別生產量值1'!F49,'漁業生產量值-漁業種類別魚類別生產量值1'!H49,'漁業生產量值-漁業種類別魚類別生產量值1'!J49,'漁業生產量值-漁業種類別魚類別生產量值1'!P49)&#10;+SUM('漁業生產量值-漁業種類別魚類別生產量值2'!D49,'漁業生產量值-漁業種類別魚類別生產量值2'!F49,'漁業生產量值-漁業種類別魚類別生產量值2'!H49,'漁業生產量值-漁業種類別魚類別生產量值2'!J49)&#10;+SUM('漁業生產量值-漁業種類別魚類別生產量值3'!F49,'漁業生產量值-漁業種類別魚類別生產量值3'!J49,'漁業生產量值-漁業種類別魚類別生產量值3'!L49,'漁業生產量值-漁業種類別魚類別生產量值3'!N49)&#10;+SUM('漁業生產量值-漁業種類別魚類別生產量值4'!H49,'漁業生產量值-漁業種類別魚類別生產量值4'!J49,'漁業生產量值-漁業種類別魚類別生產量值4'!L49,'漁業生產量值-漁業種類別魚類別生產量值4'!N49,'漁業生產量值-漁業種類別魚類別生產量值4'!P49)&#10;+SUM('漁業生產量值-漁業種類別魚類別生產量值5'!L49,'漁業生產量值-漁業種類別魚類別生產量值5'!N49,'漁業生產量值-漁業種類別魚類別生產量值5'!P49)&#10;+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+SUM('漁業生產量值-漁業種類別魚類別生產量值7'!D49,'漁業生產量值-漁業種類別魚類別生產量值7'!F49,'漁業生產量值-漁業種類別魚類別生產量值7'!H49)&#10;+SUM('漁業生產量值-漁業種類別魚類別生產量值9'!J49,'漁業生產量值-漁業種類別魚類別生產量值9'!L49)&#10;+SUM('漁業生產量值-漁業種類別魚類別生產量值10'!H49)&#10;+SUM('漁業生產量值-漁業種類別魚類別生產量值11'!D49,'漁業生產量值-漁業種類別魚類別生產量值11'!F49,'漁業生產量值-漁業種類別魚類別生產量值11'!H49,'漁業生產量值-漁業種類別魚類別生產量值11'!J49,'漁業生產量值-漁業種類別魚類別生產量值11'!L49)&#10;+SUM('漁業生產量值-漁業種類別魚類別生產量值12'!H49)&#10;+SUM('漁業生產量值-漁業種類別魚類別生產量值14'!D49,'漁業生產量值-漁業種類別魚類別生產量值14'!P49)&#10;+SUM('漁業生產量值-漁業種類別魚類別生產量值15'!D49,'漁業生產量值-漁業種類別魚類別生產量值15'!F49,'漁業生產量值-漁業種類別魚類別生產量值15'!H49,'漁業生產量值-漁業種類別魚類別生產量值15'!J49)&#10;)" table:style-name="ce55">
            <text:p>12,35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9,M49,O49,'漁業生產量值-漁業種類別魚類別生產量值1'!C49)=0,&quot;-&quot;,SUM(K49,M49,O49,'漁業生產量值-漁業種類別魚類別生產量值1'!C49))" table:style-name="ce55">
            <text:p>-</text:p>
          </table:table-cell>
          <table:table-cell office:value-type="string" office:string-value="-" table:formula="msoxl:=  IF(SUM(L49,N49,P49,'漁業生產量值-漁業種類別魚類別生產量值1'!D49)=0,&quot;-&quot;,SUM(L49,N49,P49,'漁業生產量值-漁業種類別魚類別生產量值1'!D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float" office:value="553.87" table:style-name="ce55">
            <text:p>554<text:s/></text:p>
          </table:table-cell>
          <table:table-cell office:value-type="float" office:value="76952.323740000007" table:style-name="ce55">
            <text:p>76,952<text:s/></text:p>
          </table:table-cell>
          <table:table-cell office:value-type="float" office:value="553.87" table:formula="msoxl:=  IF(SUM(G50,I50)&#10;+SUM('漁業生產量值-漁業種類別魚類別生產量值1'!E50,'漁業生產量值-漁業種類別魚類別生產量值1'!G50,'漁業生產量值-漁業種類別魚類別生產量值1'!I50)&#10;+SUM('漁業生產量值-漁業種類別魚類別生產量值2'!C50,'漁業生產量值-漁業種類別魚類別生產量值2'!E50,'漁業生產量值-漁業種類別魚類別生產量值2'!G50,'漁業生產量值-漁業種類別魚類別生產量值2'!I50)&#10;+SUM('漁業生產量值-漁業種類別魚類別生產量值3'!E50,'漁業生產量值-漁業種類別魚類別生產量值3'!I50,'漁業生產量值-漁業種類別魚類別生產量值3'!K50,'漁業生產量值-漁業種類別魚類別生產量值3'!M50)&#10;+SUM('漁業生產量值-漁業種類別魚類別生產量值4'!G50,'漁業生產量值-漁業種類別魚類別生產量值4'!I50,'漁業生產量值-漁業種類別魚類別生產量值4'!K50,'漁業生產量值-漁業種類別魚類別生產量值4'!M50,'漁業生產量值-漁業種類別魚類別生產量值4'!O50)&#10;+SUM('漁業生產量值-漁業種類別魚類別生產量值5'!K50,'漁業生產量值-漁業種類別魚類別生產量值5'!M50,'漁業生產量值-漁業種類別魚類別生產量值5'!O50)&#10;+SUM('漁業生產量值-漁業種類別魚類別生產量值6'!C50,'漁業生產量值-漁業種類別魚類別生產量值6'!E50,'漁業生產量值-漁業種類別魚類別生產量值6'!G50,'漁業生產量值-漁業種類別魚類別生產量值6'!I50,'漁業生產量值-漁業種類別魚類別生產量值6'!K50,'漁業生產量值-漁業種類別魚類別生產量值6'!M50,'漁業生產量值-漁業種類別魚類別生產量值6'!O50)&#10;+SUM('漁業生產量值-漁業種類別魚類別生產量值7'!C50,'漁業生產量值-漁業種類別魚類別生產量值7'!E50,'漁業生產量值-漁業種類別魚類別生產量值7'!G50)&#10;+SUM('漁業生產量值-漁業種類別魚類別生產量值9'!I50,'漁業生產量值-漁業種類別魚類別生產量值9'!K50)&#10;+SUM('漁業生產量值-漁業種類別魚類別生產量值10'!G50)&#10;+SUM('漁業生產量值-漁業種類別魚類別生產量值11'!C50,'漁業生產量值-漁業種類別魚類別生產量值11'!E50,'漁業生產量值-漁業種類別魚類別生產量值11'!G50,'漁業生產量值-漁業種類別魚類別生產量值11'!I50,'漁業生產量值-漁業種類別魚類別生產量值11'!K50)&#10;+SUM('漁業生產量值-漁業種類別魚類別生產量值12'!G50)&#10;+SUM('漁業生產量值-漁業種類別魚類別生產量值14'!C50,'漁業生產量值-漁業種類別魚類別生產量值14'!O50)&#10;+SUM('漁業生產量值-漁業種類別魚類別生產量值15'!C50,'漁業生產量值-漁業種類別魚類別生產量值15'!E50,'漁業生產量值-漁業種類別魚類別生產量值15'!G50,'漁業生產量值-漁業種類別魚類別生產量值15'!I50)=0,&quot;-&quot;,&#10;SUM(G50,I50)&#10;+SUM('漁業生產量值-漁業種類別魚類別生產量值1'!E50,'漁業生產量值-漁業種類別魚類別生產量值1'!G50,'漁業生產量值-漁業種類別魚類別生產量值1'!I50)&#10;+SUM('漁業生產量值-漁業種類別魚類別生產量值2'!C50,'漁業生產量值-漁業種類別魚類別生產量值2'!E50,'漁業生產量值-漁業種類別魚類別生產量值2'!G50,'漁業生產量值-漁業種類別魚類別生產量值2'!I50)&#10;+SUM('漁業生產量值-漁業種類別魚類別生產量值3'!E50,'漁業生產量值-漁業種類別魚類別生產量值3'!I50,'漁業生產量值-漁業種類別魚類別生產量值3'!K50,'漁業生產量值-漁業種類別魚類別生產量值3'!M50)&#10;+SUM('漁業生產量值-漁業種類別魚類別生產量值4'!G50,'漁業生產量值-漁業種類別魚類別生產量值4'!I50,'漁業生產量值-漁業種類別魚類別生產量值4'!K50,'漁業生產量值-漁業種類別魚類別生產量值4'!M50,'漁業生產量值-漁業種類別魚類別生產量值4'!O50)&#10;+SUM('漁業生產量值-漁業種類別魚類別生產量值5'!K50,'漁業生產量值-漁業種類別魚類別生產量值5'!M50,'漁業生產量值-漁業種類別魚類別生產量值5'!O50)&#10;+SUM('漁業生產量值-漁業種類別魚類別生產量值6'!C50,'漁業生產量值-漁業種類別魚類別生產量值6'!E50,'漁業生產量值-漁業種類別魚類別生產量值6'!G50,'漁業生產量值-漁業種類別魚類別生產量值6'!I50,'漁業生產量值-漁業種類別魚類別生產量值6'!K50,'漁業生產量值-漁業種類別魚類別生產量值6'!M50,'漁業生產量值-漁業種類別魚類別生產量值6'!O50)&#10;+SUM('漁業生產量值-漁業種類別魚類別生產量值7'!C50,'漁業生產量值-漁業種類別魚類別生產量值7'!E50,'漁業生產量值-漁業種類別魚類別生產量值7'!G50)&#10;+SUM('漁業生產量值-漁業種類別魚類別生產量值9'!I50,'漁業生產量值-漁業種類別魚類別生產量值9'!K50)&#10;+SUM('漁業生產量值-漁業種類別魚類別生產量值10'!G50)&#10;+SUM('漁業生產量值-漁業種類別魚類別生產量值11'!C50,'漁業生產量值-漁業種類別魚類別生產量值11'!E50,'漁業生產量值-漁業種類別魚類別生產量值11'!G50,'漁業生產量值-漁業種類別魚類別生產量值11'!I50,'漁業生產量值-漁業種類別魚類別生產量值11'!K50)&#10;+SUM('漁業生產量值-漁業種類別魚類別生產量值12'!G50)&#10;+SUM('漁業生產量值-漁業種類別魚類別生產量值14'!C50,'漁業生產量值-漁業種類別魚類別生產量值14'!O50)&#10;+SUM('漁業生產量值-漁業種類別魚類別生產量值15'!C50,'漁業生產量值-漁業種類別魚類別生產量值15'!E50,'漁業生產量值-漁業種類別魚類別生產量值15'!G50,'漁業生產量值-漁業種類別魚類別生產量值15'!I50)&#10;)" table:style-name="ce55">
            <text:p>554<text:s/></text:p>
          </table:table-cell>
          <table:table-cell office:value-type="float" office:value="76952.323739999993" table:formula="msoxl:=  IF(SUM(H50,J50)&#10;+SUM('漁業生產量值-漁業種類別魚類別生產量值1'!F50,'漁業生產量值-漁業種類別魚類別生產量值1'!H50,'漁業生產量值-漁業種類別魚類別生產量值1'!J50,'漁業生產量值-漁業種類別魚類別生產量值1'!P50)&#10;+SUM('漁業生產量值-漁業種類別魚類別生產量值2'!D50,'漁業生產量值-漁業種類別魚類別生產量值2'!F50,'漁業生產量值-漁業種類別魚類別生產量值2'!H50,'漁業生產量值-漁業種類別魚類別生產量值2'!J50)&#10;+SUM('漁業生產量值-漁業種類別魚類別生產量值3'!F50,'漁業生產量值-漁業種類別魚類別生產量值3'!J50,'漁業生產量值-漁業種類別魚類別生產量值3'!L50,'漁業生產量值-漁業種類別魚類別生產量值3'!N50)&#10;+SUM('漁業生產量值-漁業種類別魚類別生產量值4'!H50,'漁業生產量值-漁業種類別魚類別生產量值4'!J50,'漁業生產量值-漁業種類別魚類別生產量值4'!L50,'漁業生產量值-漁業種類別魚類別生產量值4'!N50,'漁業生產量值-漁業種類別魚類別生產量值4'!P50)&#10;+SUM('漁業生產量值-漁業種類別魚類別生產量值5'!L50,'漁業生產量值-漁業種類別魚類別生產量值5'!N50,'漁業生產量值-漁業種類別魚類別生產量值5'!P50)&#10;+SUM('漁業生產量值-漁業種類別魚類別生產量值6'!D50,'漁業生產量值-漁業種類別魚類別生產量值6'!F50,'漁業生產量值-漁業種類別魚類別生產量值6'!H50,'漁業生產量值-漁業種類別魚類別生產量值6'!J50,'漁業生產量值-漁業種類別魚類別生產量值6'!L50,'漁業生產量值-漁業種類別魚類別生產量值6'!N50,'漁業生產量值-漁業種類別魚類別生產量值6'!P50)&#10;+SUM('漁業生產量值-漁業種類別魚類別生產量值7'!D50,'漁業生產量值-漁業種類別魚類別生產量值7'!F50,'漁業生產量值-漁業種類別魚類別生產量值7'!H50)&#10;+SUM('漁業生產量值-漁業種類別魚類別生產量值9'!J50,'漁業生產量值-漁業種類別魚類別生產量值9'!L50)&#10;+SUM('漁業生產量值-漁業種類別魚類別生產量值10'!H50)&#10;+SUM('漁業生產量值-漁業種類別魚類別生產量值11'!D50,'漁業生產量值-漁業種類別魚類別生產量值11'!F50,'漁業生產量值-漁業種類別魚類別生產量值11'!H50,'漁業生產量值-漁業種類別魚類別生產量值11'!J50,'漁業生產量值-漁業種類別魚類別生產量值11'!L50)&#10;+SUM('漁業生產量值-漁業種類別魚類別生產量值12'!H50)&#10;+SUM('漁業生產量值-漁業種類別魚類別生產量值14'!D50,'漁業生產量值-漁業種類別魚類別生產量值14'!P50)&#10;+SUM('漁業生產量值-漁業種類別魚類別生產量值15'!D50,'漁業生產量值-漁業種類別魚類別生產量值15'!F50,'漁業生產量值-漁業種類別魚類別生產量值15'!H50,'漁業生產量值-漁業種類別魚類別生產量值15'!J50)=0,&quot;-&quot;,&#10;SUM(H50,J50)&#10;+SUM('漁業生產量值-漁業種類別魚類別生產量值1'!F50,'漁業生產量值-漁業種類別魚類別生產量值1'!H50,'漁業生產量值-漁業種類別魚類別生產量值1'!J50,'漁業生產量值-漁業種類別魚類別生產量值1'!P50)&#10;+SUM('漁業生產量值-漁業種類別魚類別生產量值2'!D50,'漁業生產量值-漁業種類別魚類別生產量值2'!F50,'漁業生產量值-漁業種類別魚類別生產量值2'!H50,'漁業生產量值-漁業種類別魚類別生產量值2'!J50)&#10;+SUM('漁業生產量值-漁業種類別魚類別生產量值3'!F50,'漁業生產量值-漁業種類別魚類別生產量值3'!J50,'漁業生產量值-漁業種類別魚類別生產量值3'!L50,'漁業生產量值-漁業種類別魚類別生產量值3'!N50)&#10;+SUM('漁業生產量值-漁業種類別魚類別生產量值4'!H50,'漁業生產量值-漁業種類別魚類別生產量值4'!J50,'漁業生產量值-漁業種類別魚類別生產量值4'!L50,'漁業生產量值-漁業種類別魚類別生產量值4'!N50,'漁業生產量值-漁業種類別魚類別生產量值4'!P50)&#10;+SUM('漁業生產量值-漁業種類別魚類別生產量值5'!L50,'漁業生產量值-漁業種類別魚類別生產量值5'!N50,'漁業生產量值-漁業種類別魚類別生產量值5'!P50)&#10;+SUM('漁業生產量值-漁業種類別魚類別生產量值6'!D50,'漁業生產量值-漁業種類別魚類別生產量值6'!F50,'漁業生產量值-漁業種類別魚類別生產量值6'!H50,'漁業生產量值-漁業種類別魚類別生產量值6'!J50,'漁業生產量值-漁業種類別魚類別生產量值6'!L50,'漁業生產量值-漁業種類別魚類別生產量值6'!N50,'漁業生產量值-漁業種類別魚類別生產量值6'!P50)&#10;+SUM('漁業生產量值-漁業種類別魚類別生產量值7'!D50,'漁業生產量值-漁業種類別魚類別生產量值7'!F50,'漁業生產量值-漁業種類別魚類別生產量值7'!H50)&#10;+SUM('漁業生產量值-漁業種類別魚類別生產量值9'!J50,'漁業生產量值-漁業種類別魚類別生產量值9'!L50)&#10;+SUM('漁業生產量值-漁業種類別魚類別生產量值10'!H50)&#10;+SUM('漁業生產量值-漁業種類別魚類別生產量值11'!D50,'漁業生產量值-漁業種類別魚類別生產量值11'!F50,'漁業生產量值-漁業種類別魚類別生產量值11'!H50,'漁業生產量值-漁業種類別魚類別生產量值11'!J50,'漁業生產量值-漁業種類別魚類別生產量值11'!L50)&#10;+SUM('漁業生產量值-漁業種類別魚類別生產量值12'!H50)&#10;+SUM('漁業生產量值-漁業種類別魚類別生產量值14'!D50,'漁業生產量值-漁業種類別魚類別生產量值14'!P50)&#10;+SUM('漁業生產量值-漁業種類別魚類別生產量值15'!D50,'漁業生產量值-漁業種類別魚類別生產量值15'!F50,'漁業生產量值-漁業種類別魚類別生產量值15'!H50,'漁業生產量值-漁業種類別魚類別生產量值15'!J50)&#10;)" table:style-name="ce55">
            <text:p>76,95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0,M50,O50,'漁業生產量值-漁業種類別魚類別生產量值1'!C50)=0,&quot;-&quot;,SUM(K50,M50,O50,'漁業生產量值-漁業種類別魚類別生產量值1'!C50))" table:style-name="ce55">
            <text:p>-</text:p>
          </table:table-cell>
          <table:table-cell office:value-type="string" office:string-value="-" table:formula="msoxl:=  IF(SUM(L50,N50,P50,'漁業生產量值-漁業種類別魚類別生產量值1'!D50)=0,&quot;-&quot;,SUM(L50,N50,P50,'漁業生產量值-漁業種類別魚類別生產量值1'!D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float" office:value="139.96" table:style-name="ce55">
            <text:p>140<text:s/></text:p>
          </table:table-cell>
          <table:table-cell office:value-type="float" office:value="37811" table:style-name="ce55">
            <text:p>37,811<text:s/></text:p>
          </table:table-cell>
          <table:table-cell office:value-type="float" office:value="134.94999999999999" table:formula="msoxl:=  IF(SUM(G51,I51)&#10;+SUM('漁業生產量值-漁業種類別魚類別生產量值1'!E51,'漁業生產量值-漁業種類別魚類別生產量值1'!G51,'漁業生產量值-漁業種類別魚類別生產量值1'!I51)&#10;+SUM('漁業生產量值-漁業種類別魚類別生產量值2'!C51,'漁業生產量值-漁業種類別魚類別生產量值2'!E51,'漁業生產量值-漁業種類別魚類別生產量值2'!G51,'漁業生產量值-漁業種類別魚類別生產量值2'!I51)&#10;+SUM('漁業生產量值-漁業種類別魚類別生產量值3'!E51,'漁業生產量值-漁業種類別魚類別生產量值3'!I51,'漁業生產量值-漁業種類別魚類別生產量值3'!K51,'漁業生產量值-漁業種類別魚類別生產量值3'!M51)&#10;+SUM('漁業生產量值-漁業種類別魚類別生產量值4'!G51,'漁業生產量值-漁業種類別魚類別生產量值4'!I51,'漁業生產量值-漁業種類別魚類別生產量值4'!K51,'漁業生產量值-漁業種類別魚類別生產量值4'!M51,'漁業生產量值-漁業種類別魚類別生產量值4'!O51)&#10;+SUM('漁業生產量值-漁業種類別魚類別生產量值5'!K51,'漁業生產量值-漁業種類別魚類別生產量值5'!M51,'漁業生產量值-漁業種類別魚類別生產量值5'!O51)&#10;+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+SUM('漁業生產量值-漁業種類別魚類別生產量值7'!C51,'漁業生產量值-漁業種類別魚類別生產量值7'!E51,'漁業生產量值-漁業種類別魚類別生產量值7'!G51)&#10;+SUM('漁業生產量值-漁業種類別魚類別生產量值9'!I51,'漁業生產量值-漁業種類別魚類別生產量值9'!K51)&#10;+SUM('漁業生產量值-漁業種類別魚類別生產量值10'!G51)&#10;+SUM('漁業生產量值-漁業種類別魚類別生產量值11'!C51,'漁業生產量值-漁業種類別魚類別生產量值11'!E51,'漁業生產量值-漁業種類別魚類別生產量值11'!G51,'漁業生產量值-漁業種類別魚類別生產量值11'!I51,'漁業生產量值-漁業種類別魚類別生產量值11'!K51)&#10;+SUM('漁業生產量值-漁業種類別魚類別生產量值12'!G51)&#10;+SUM('漁業生產量值-漁業種類別魚類別生產量值14'!C51,'漁業生產量值-漁業種類別魚類別生產量值14'!O51)&#10;+SUM('漁業生產量值-漁業種類別魚類別生產量值15'!C51,'漁業生產量值-漁業種類別魚類別生產量值15'!E51,'漁業生產量值-漁業種類別魚類別生產量值15'!G51,'漁業生產量值-漁業種類別魚類別生產量值15'!I51)=0,&quot;-&quot;,&#10;SUM(G51,I51)&#10;+SUM('漁業生產量值-漁業種類別魚類別生產量值1'!E51,'漁業生產量值-漁業種類別魚類別生產量值1'!G51,'漁業生產量值-漁業種類別魚類別生產量值1'!I51)&#10;+SUM('漁業生產量值-漁業種類別魚類別生產量值2'!C51,'漁業生產量值-漁業種類別魚類別生產量值2'!E51,'漁業生產量值-漁業種類別魚類別生產量值2'!G51,'漁業生產量值-漁業種類別魚類別生產量值2'!I51)&#10;+SUM('漁業生產量值-漁業種類別魚類別生產量值3'!E51,'漁業生產量值-漁業種類別魚類別生產量值3'!I51,'漁業生產量值-漁業種類別魚類別生產量值3'!K51,'漁業生產量值-漁業種類別魚類別生產量值3'!M51)&#10;+SUM('漁業生產量值-漁業種類別魚類別生產量值4'!G51,'漁業生產量值-漁業種類別魚類別生產量值4'!I51,'漁業生產量值-漁業種類別魚類別生產量值4'!K51,'漁業生產量值-漁業種類別魚類別生產量值4'!M51,'漁業生產量值-漁業種類別魚類別生產量值4'!O51)&#10;+SUM('漁業生產量值-漁業種類別魚類別生產量值5'!K51,'漁業生產量值-漁業種類別魚類別生產量值5'!M51,'漁業生產量值-漁業種類別魚類別生產量值5'!O51)&#10;+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+SUM('漁業生產量值-漁業種類別魚類別生產量值7'!C51,'漁業生產量值-漁業種類別魚類別生產量值7'!E51,'漁業生產量值-漁業種類別魚類別生產量值7'!G51)&#10;+SUM('漁業生產量值-漁業種類別魚類別生產量值9'!I51,'漁業生產量值-漁業種類別魚類別生產量值9'!K51)&#10;+SUM('漁業生產量值-漁業種類別魚類別生產量值10'!G51)&#10;+SUM('漁業生產量值-漁業種類別魚類別生產量值11'!C51,'漁業生產量值-漁業種類別魚類別生產量值11'!E51,'漁業生產量值-漁業種類別魚類別生產量值11'!G51,'漁業生產量值-漁業種類別魚類別生產量值11'!I51,'漁業生產量值-漁業種類別魚類別生產量值11'!K51)&#10;+SUM('漁業生產量值-漁業種類別魚類別生產量值12'!G51)&#10;+SUM('漁業生產量值-漁業種類別魚類別生產量值14'!C51,'漁業生產量值-漁業種類別魚類別生產量值14'!O51)&#10;+SUM('漁業生產量值-漁業種類別魚類別生產量值15'!C51,'漁業生產量值-漁業種類別魚類別生產量值15'!E51,'漁業生產量值-漁業種類別魚類別生產量值15'!G51,'漁業生產量值-漁業種類別魚類別生產量值15'!I51)&#10;)" table:style-name="ce55">
            <text:p>135<text:s/></text:p>
          </table:table-cell>
          <table:table-cell office:value-type="float" office:value="35764.35" table:formula="msoxl:=  IF(SUM(H51,J51)&#10;+SUM('漁業生產量值-漁業種類別魚類別生產量值1'!F51,'漁業生產量值-漁業種類別魚類別生產量值1'!H51,'漁業生產量值-漁業種類別魚類別生產量值1'!J51,'漁業生產量值-漁業種類別魚類別生產量值1'!P51)&#10;+SUM('漁業生產量值-漁業種類別魚類別生產量值2'!D51,'漁業生產量值-漁業種類別魚類別生產量值2'!F51,'漁業生產量值-漁業種類別魚類別生產量值2'!H51,'漁業生產量值-漁業種類別魚類別生產量值2'!J51)&#10;+SUM('漁業生產量值-漁業種類別魚類別生產量值3'!F51,'漁業生產量值-漁業種類別魚類別生產量值3'!J51,'漁業生產量值-漁業種類別魚類別生產量值3'!L51,'漁業生產量值-漁業種類別魚類別生產量值3'!N51)&#10;+SUM('漁業生產量值-漁業種類別魚類別生產量值4'!H51,'漁業生產量值-漁業種類別魚類別生產量值4'!J51,'漁業生產量值-漁業種類別魚類別生產量值4'!L51,'漁業生產量值-漁業種類別魚類別生產量值4'!N51,'漁業生產量值-漁業種類別魚類別生產量值4'!P51)&#10;+SUM('漁業生產量值-漁業種類別魚類別生產量值5'!L51,'漁業生產量值-漁業種類別魚類別生產量值5'!N51,'漁業生產量值-漁業種類別魚類別生產量值5'!P51)&#10;+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+SUM('漁業生產量值-漁業種類別魚類別生產量值7'!D51,'漁業生產量值-漁業種類別魚類別生產量值7'!F51,'漁業生產量值-漁業種類別魚類別生產量值7'!H51)&#10;+SUM('漁業生產量值-漁業種類別魚類別生產量值9'!J51,'漁業生產量值-漁業種類別魚類別生產量值9'!L51)&#10;+SUM('漁業生產量值-漁業種類別魚類別生產量值10'!H51)&#10;+SUM('漁業生產量值-漁業種類別魚類別生產量值11'!D51,'漁業生產量值-漁業種類別魚類別生產量值11'!F51,'漁業生產量值-漁業種類別魚類別生產量值11'!H51,'漁業生產量值-漁業種類別魚類別生產量值11'!J51,'漁業生產量值-漁業種類別魚類別生產量值11'!L51)&#10;+SUM('漁業生產量值-漁業種類別魚類別生產量值12'!H51)&#10;+SUM('漁業生產量值-漁業種類別魚類別生產量值14'!D51,'漁業生產量值-漁業種類別魚類別生產量值14'!P51)&#10;+SUM('漁業生產量值-漁業種類別魚類別生產量值15'!D51,'漁業生產量值-漁業種類別魚類別生產量值15'!F51,'漁業生產量值-漁業種類別魚類別生產量值15'!H51,'漁業生產量值-漁業種類別魚類別生產量值15'!J51)=0,&quot;-&quot;,&#10;SUM(H51,J51)&#10;+SUM('漁業生產量值-漁業種類別魚類別生產量值1'!F51,'漁業生產量值-漁業種類別魚類別生產量值1'!H51,'漁業生產量值-漁業種類別魚類別生產量值1'!J51,'漁業生產量值-漁業種類別魚類別生產量值1'!P51)&#10;+SUM('漁業生產量值-漁業種類別魚類別生產量值2'!D51,'漁業生產量值-漁業種類別魚類別生產量值2'!F51,'漁業生產量值-漁業種類別魚類別生產量值2'!H51,'漁業生產量值-漁業種類別魚類別生產量值2'!J51)&#10;+SUM('漁業生產量值-漁業種類別魚類別生產量值3'!F51,'漁業生產量值-漁業種類別魚類別生產量值3'!J51,'漁業生產量值-漁業種類別魚類別生產量值3'!L51,'漁業生產量值-漁業種類別魚類別生產量值3'!N51)&#10;+SUM('漁業生產量值-漁業種類別魚類別生產量值4'!H51,'漁業生產量值-漁業種類別魚類別生產量值4'!J51,'漁業生產量值-漁業種類別魚類別生產量值4'!L51,'漁業生產量值-漁業種類別魚類別生產量值4'!N51,'漁業生產量值-漁業種類別魚類別生產量值4'!P51)&#10;+SUM('漁業生產量值-漁業種類別魚類別生產量值5'!L51,'漁業生產量值-漁業種類別魚類別生產量值5'!N51,'漁業生產量值-漁業種類別魚類別生產量值5'!P51)&#10;+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+SUM('漁業生產量值-漁業種類別魚類別生產量值7'!D51,'漁業生產量值-漁業種類別魚類別生產量值7'!F51,'漁業生產量值-漁業種類別魚類別生產量值7'!H51)&#10;+SUM('漁業生產量值-漁業種類別魚類別生產量值9'!J51,'漁業生產量值-漁業種類別魚類別生產量值9'!L51)&#10;+SUM('漁業生產量值-漁業種類別魚類別生產量值10'!H51)&#10;+SUM('漁業生產量值-漁業種類別魚類別生產量值11'!D51,'漁業生產量值-漁業種類別魚類別生產量值11'!F51,'漁業生產量值-漁業種類別魚類別生產量值11'!H51,'漁業生產量值-漁業種類別魚類別生產量值11'!J51,'漁業生產量值-漁業種類別魚類別生產量值11'!L51)&#10;+SUM('漁業生產量值-漁業種類別魚類別生產量值12'!H51)&#10;+SUM('漁業生產量值-漁業種類別魚類別生產量值14'!D51,'漁業生產量值-漁業種類別魚類別生產量值14'!P51)&#10;+SUM('漁業生產量值-漁業種類別魚類別生產量值15'!D51,'漁業生產量值-漁業種類別魚類別生產量值15'!F51,'漁業生產量值-漁業種類別魚類別生產量值15'!H51,'漁業生產量值-漁業種類別魚類別生產量值15'!J51)&#10;)" table:style-name="ce55">
            <text:p>35,76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1,M51,O51,'漁業生產量值-漁業種類別魚類別生產量值1'!C51)=0,&quot;-&quot;,SUM(K51,M51,O51,'漁業生產量值-漁業種類別魚類別生產量值1'!C51))" table:style-name="ce55">
            <text:p>-</text:p>
          </table:table-cell>
          <table:table-cell office:value-type="string" office:string-value="-" table:formula="msoxl:=  IF(SUM(L51,N51,P51,'漁業生產量值-漁業種類別魚類別生產量值1'!D51)=0,&quot;-&quot;,SUM(L51,N51,P51,'漁業生產量值-漁業種類別魚類別生產量值1'!D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float" office:value="1.4699" table:style-name="ce55">
            <text:p>1<text:s/></text:p>
          </table:table-cell>
          <table:table-cell office:value-type="float" office:value="548.12570000000005" table:style-name="ce55">
            <text:p>548<text:s/></text:p>
          </table:table-cell>
          <table:table-cell office:value-type="string" office:string-value="-" table:formula="msoxl:=  IF(SUM(G52,I52)&#10;+SUM('漁業生產量值-漁業種類別魚類別生產量值1'!E52,'漁業生產量值-漁業種類別魚類別生產量值1'!G52,'漁業生產量值-漁業種類別魚類別生產量值1'!I52)&#10;+SUM('漁業生產量值-漁業種類別魚類別生產量值2'!C52,'漁業生產量值-漁業種類別魚類別生產量值2'!E52,'漁業生產量值-漁業種類別魚類別生產量值2'!G52,'漁業生產量值-漁業種類別魚類別生產量值2'!I52)&#10;+SUM('漁業生產量值-漁業種類別魚類別生產量值3'!E52,'漁業生產量值-漁業種類別魚類別生產量值3'!I52,'漁業生產量值-漁業種類別魚類別生產量值3'!K52,'漁業生產量值-漁業種類別魚類別生產量值3'!M52)&#10;+SUM('漁業生產量值-漁業種類別魚類別生產量值4'!G52,'漁業生產量值-漁業種類別魚類別生產量值4'!I52,'漁業生產量值-漁業種類別魚類別生產量值4'!K52,'漁業生產量值-漁業種類別魚類別生產量值4'!M52,'漁業生產量值-漁業種類別魚類別生產量值4'!O52)&#10;+SUM('漁業生產量值-漁業種類別魚類別生產量值5'!K52,'漁業生產量值-漁業種類別魚類別生產量值5'!M52,'漁業生產量值-漁業種類別魚類別生產量值5'!O52)&#10;+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+SUM('漁業生產量值-漁業種類別魚類別生產量值7'!C52,'漁業生產量值-漁業種類別魚類別生產量值7'!E52,'漁業生產量值-漁業種類別魚類別生產量值7'!G52)&#10;+SUM('漁業生產量值-漁業種類別魚類別生產量值9'!I52,'漁業生產量值-漁業種類別魚類別生產量值9'!K52)&#10;+SUM('漁業生產量值-漁業種類別魚類別生產量值10'!G52)&#10;+SUM('漁業生產量值-漁業種類別魚類別生產量值11'!C52,'漁業生產量值-漁業種類別魚類別生產量值11'!E52,'漁業生產量值-漁業種類別魚類別生產量值11'!G52,'漁業生產量值-漁業種類別魚類別生產量值11'!I52,'漁業生產量值-漁業種類別魚類別生產量值11'!K52)&#10;+SUM('漁業生產量值-漁業種類別魚類別生產量值12'!G52)&#10;+SUM('漁業生產量值-漁業種類別魚類別生產量值14'!C52,'漁業生產量值-漁業種類別魚類別生產量值14'!O52)&#10;+SUM('漁業生產量值-漁業種類別魚類別生產量值15'!C52,'漁業生產量值-漁業種類別魚類別生產量值15'!E52,'漁業生產量值-漁業種類別魚類別生產量值15'!G52,'漁業生產量值-漁業種類別魚類別生產量值15'!I52)=0,&quot;-&quot;,&#10;SUM(G52,I52)&#10;+SUM('漁業生產量值-漁業種類別魚類別生產量值1'!E52,'漁業生產量值-漁業種類別魚類別生產量值1'!G52,'漁業生產量值-漁業種類別魚類別生產量值1'!I52)&#10;+SUM('漁業生產量值-漁業種類別魚類別生產量值2'!C52,'漁業生產量值-漁業種類別魚類別生產量值2'!E52,'漁業生產量值-漁業種類別魚類別生產量值2'!G52,'漁業生產量值-漁業種類別魚類別生產量值2'!I52)&#10;+SUM('漁業生產量值-漁業種類別魚類別生產量值3'!E52,'漁業生產量值-漁業種類別魚類別生產量值3'!I52,'漁業生產量值-漁業種類別魚類別生產量值3'!K52,'漁業生產量值-漁業種類別魚類別生產量值3'!M52)&#10;+SUM('漁業生產量值-漁業種類別魚類別生產量值4'!G52,'漁業生產量值-漁業種類別魚類別生產量值4'!I52,'漁業生產量值-漁業種類別魚類別生產量值4'!K52,'漁業生產量值-漁業種類別魚類別生產量值4'!M52,'漁業生產量值-漁業種類別魚類別生產量值4'!O52)&#10;+SUM('漁業生產量值-漁業種類別魚類別生產量值5'!K52,'漁業生產量值-漁業種類別魚類別生產量值5'!M52,'漁業生產量值-漁業種類別魚類別生產量值5'!O52)&#10;+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+SUM('漁業生產量值-漁業種類別魚類別生產量值7'!C52,'漁業生產量值-漁業種類別魚類別生產量值7'!E52,'漁業生產量值-漁業種類別魚類別生產量值7'!G52)&#10;+SUM('漁業生產量值-漁業種類別魚類別生產量值9'!I52,'漁業生產量值-漁業種類別魚類別生產量值9'!K52)&#10;+SUM('漁業生產量值-漁業種類別魚類別生產量值10'!G52)&#10;+SUM('漁業生產量值-漁業種類別魚類別生產量值11'!C52,'漁業生產量值-漁業種類別魚類別生產量值11'!E52,'漁業生產量值-漁業種類別魚類別生產量值11'!G52,'漁業生產量值-漁業種類別魚類別生產量值11'!I52,'漁業生產量值-漁業種類別魚類別生產量值11'!K52)&#10;+SUM('漁業生產量值-漁業種類別魚類別生產量值12'!G52)&#10;+SUM('漁業生產量值-漁業種類別魚類別生產量值14'!C52,'漁業生產量值-漁業種類別魚類別生產量值14'!O52)&#10;+SUM('漁業生產量值-漁業種類別魚類別生產量值15'!C52,'漁業生產量值-漁業種類別魚類別生產量值15'!E52,'漁業生產量值-漁業種類別魚類別生產量值15'!G52,'漁業生產量值-漁業種類別魚類別生產量值15'!I52)&#10;)" table:style-name="ce55">
            <text:p>-</text:p>
          </table:table-cell>
          <table:table-cell office:value-type="string" office:string-value="-" table:formula="msoxl:=  IF(SUM(H52,J52)&#10;+SUM('漁業生產量值-漁業種類別魚類別生產量值1'!F52,'漁業生產量值-漁業種類別魚類別生產量值1'!H52,'漁業生產量值-漁業種類別魚類別生產量值1'!J52,'漁業生產量值-漁業種類別魚類別生產量值1'!P52)&#10;+SUM('漁業生產量值-漁業種類別魚類別生產量值2'!D52,'漁業生產量值-漁業種類別魚類別生產量值2'!F52,'漁業生產量值-漁業種類別魚類別生產量值2'!H52,'漁業生產量值-漁業種類別魚類別生產量值2'!J52)&#10;+SUM('漁業生產量值-漁業種類別魚類別生產量值3'!F52,'漁業生產量值-漁業種類別魚類別生產量值3'!J52,'漁業生產量值-漁業種類別魚類別生產量值3'!L52,'漁業生產量值-漁業種類別魚類別生產量值3'!N52)&#10;+SUM('漁業生產量值-漁業種類別魚類別生產量值4'!H52,'漁業生產量值-漁業種類別魚類別生產量值4'!J52,'漁業生產量值-漁業種類別魚類別生產量值4'!L52,'漁業生產量值-漁業種類別魚類別生產量值4'!N52,'漁業生產量值-漁業種類別魚類別生產量值4'!P52)&#10;+SUM('漁業生產量值-漁業種類別魚類別生產量值5'!L52,'漁業生產量值-漁業種類別魚類別生產量值5'!N52,'漁業生產量值-漁業種類別魚類別生產量值5'!P52)&#10;+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+SUM('漁業生產量值-漁業種類別魚類別生產量值7'!D52,'漁業生產量值-漁業種類別魚類別生產量值7'!F52,'漁業生產量值-漁業種類別魚類別生產量值7'!H52)&#10;+SUM('漁業生產量值-漁業種類別魚類別生產量值9'!J52,'漁業生產量值-漁業種類別魚類別生產量值9'!L52)&#10;+SUM('漁業生產量值-漁業種類別魚類別生產量值10'!H52)&#10;+SUM('漁業生產量值-漁業種類別魚類別生產量值11'!D52,'漁業生產量值-漁業種類別魚類別生產量值11'!F52,'漁業生產量值-漁業種類別魚類別生產量值11'!H52,'漁業生產量值-漁業種類別魚類別生產量值11'!J52,'漁業生產量值-漁業種類別魚類別生產量值11'!L52)&#10;+SUM('漁業生產量值-漁業種類別魚類別生產量值12'!H52)&#10;+SUM('漁業生產量值-漁業種類別魚類別生產量值14'!D52,'漁業生產量值-漁業種類別魚類別生產量值14'!P52)&#10;+SUM('漁業生產量值-漁業種類別魚類別生產量值15'!D52,'漁業生產量值-漁業種類別魚類別生產量值15'!F52,'漁業生產量值-漁業種類別魚類別生產量值15'!H52,'漁業生產量值-漁業種類別魚類別生產量值15'!J52)=0,&quot;-&quot;,&#10;SUM(H52,J52)&#10;+SUM('漁業生產量值-漁業種類別魚類別生產量值1'!F52,'漁業生產量值-漁業種類別魚類別生產量值1'!H52,'漁業生產量值-漁業種類別魚類別生產量值1'!J52,'漁業生產量值-漁業種類別魚類別生產量值1'!P52)&#10;+SUM('漁業生產量值-漁業種類別魚類別生產量值2'!D52,'漁業生產量值-漁業種類別魚類別生產量值2'!F52,'漁業生產量值-漁業種類別魚類別生產量值2'!H52,'漁業生產量值-漁業種類別魚類別生產量值2'!J52)&#10;+SUM('漁業生產量值-漁業種類別魚類別生產量值3'!F52,'漁業生產量值-漁業種類別魚類別生產量值3'!J52,'漁業生產量值-漁業種類別魚類別生產量值3'!L52,'漁業生產量值-漁業種類別魚類別生產量值3'!N52)&#10;+SUM('漁業生產量值-漁業種類別魚類別生產量值4'!H52,'漁業生產量值-漁業種類別魚類別生產量值4'!J52,'漁業生產量值-漁業種類別魚類別生產量值4'!L52,'漁業生產量值-漁業種類別魚類別生產量值4'!N52,'漁業生產量值-漁業種類別魚類別生產量值4'!P52)&#10;+SUM('漁業生產量值-漁業種類別魚類別生產量值5'!L52,'漁業生產量值-漁業種類別魚類別生產量值5'!N52,'漁業生產量值-漁業種類別魚類別生產量值5'!P52)&#10;+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+SUM('漁業生產量值-漁業種類別魚類別生產量值7'!D52,'漁業生產量值-漁業種類別魚類別生產量值7'!F52,'漁業生產量值-漁業種類別魚類別生產量值7'!H52)&#10;+SUM('漁業生產量值-漁業種類別魚類別生產量值9'!J52,'漁業生產量值-漁業種類別魚類別生產量值9'!L52)&#10;+SUM('漁業生產量值-漁業種類別魚類別生產量值10'!H52)&#10;+SUM('漁業生產量值-漁業種類別魚類別生產量值11'!D52,'漁業生產量值-漁業種類別魚類別生產量值11'!F52,'漁業生產量值-漁業種類別魚類別生產量值11'!H52,'漁業生產量值-漁業種類別魚類別生產量值11'!J52,'漁業生產量值-漁業種類別魚類別生產量值11'!L52)&#10;+SUM('漁業生產量值-漁業種類別魚類別生產量值12'!H52)&#10;+SUM('漁業生產量值-漁業種類別魚類別生產量值14'!D52,'漁業生產量值-漁業種類別魚類別生產量值14'!P52)&#10;+SUM('漁業生產量值-漁業種類別魚類別生產量值15'!D52,'漁業生產量值-漁業種類別魚類別生產量值15'!F52,'漁業生產量值-漁業種類別魚類別生產量值15'!H52,'漁業生產量值-漁業種類別魚類別生產量值15'!J52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2,M52,O52,'漁業生產量值-漁業種類別魚類別生產量值1'!C52)=0,&quot;-&quot;,SUM(K52,M52,O52,'漁業生產量值-漁業種類別魚類別生產量值1'!C52))" table:style-name="ce55">
            <text:p>-</text:p>
          </table:table-cell>
          <table:table-cell office:value-type="string" office:string-value="-" table:formula="msoxl:=  IF(SUM(L52,N52,P52,'漁業生產量值-漁業種類別魚類別生產量值1'!D52)=0,&quot;-&quot;,SUM(L52,N52,P52,'漁業生產量值-漁業種類別魚類別生產量值1'!D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float" office:value="2283.1094499999999" table:style-name="ce57">
            <text:p>2,283<text:s/></text:p>
          </table:table-cell>
          <table:table-cell office:value-type="float" office:value="241688.08720000001" table:style-name="ce57">
            <text:p>241,688<text:s/></text:p>
          </table:table-cell>
          <table:table-cell office:value-type="float" office:value="2113.6659500000005" table:formula="msoxl:=  IF(SUM(G53,I53)&#10;+SUM('漁業生產量值-漁業種類別魚類別生產量值1'!E53,'漁業生產量值-漁業種類別魚類別生產量值1'!G53,'漁業生產量值-漁業種類別魚類別生產量值1'!I53)&#10;+SUM('漁業生產量值-漁業種類別魚類別生產量值2'!C53,'漁業生產量值-漁業種類別魚類別生產量值2'!E53,'漁業生產量值-漁業種類別魚類別生產量值2'!G53,'漁業生產量值-漁業種類別魚類別生產量值2'!I53)&#10;+SUM('漁業生產量值-漁業種類別魚類別生產量值3'!E53,'漁業生產量值-漁業種類別魚類別生產量值3'!I53,'漁業生產量值-漁業種類別魚類別生產量值3'!K53,'漁業生產量值-漁業種類別魚類別生產量值3'!M53)&#10;+SUM('漁業生產量值-漁業種類別魚類別生產量值4'!G53,'漁業生產量值-漁業種類別魚類別生產量值4'!I53,'漁業生產量值-漁業種類別魚類別生產量值4'!K53,'漁業生產量值-漁業種類別魚類別生產量值4'!M53,'漁業生產量值-漁業種類別魚類別生產量值4'!O53)&#10;+SUM('漁業生產量值-漁業種類別魚類別生產量值5'!K53,'漁業生產量值-漁業種類別魚類別生產量值5'!M53,'漁業生產量值-漁業種類別魚類別生產量值5'!O53)&#10;+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+SUM('漁業生產量值-漁業種類別魚類別生產量值7'!C53,'漁業生產量值-漁業種類別魚類別生產量值7'!E53,'漁業生產量值-漁業種類別魚類別生產量值7'!G53)&#10;+SUM('漁業生產量值-漁業種類別魚類別生產量值9'!I53,'漁業生產量值-漁業種類別魚類別生產量值9'!K53)&#10;+SUM('漁業生產量值-漁業種類別魚類別生產量值10'!G53)&#10;+SUM('漁業生產量值-漁業種類別魚類別生產量值11'!C53,'漁業生產量值-漁業種類別魚類別生產量值11'!E53,'漁業生產量值-漁業種類別魚類別生產量值11'!G53,'漁業生產量值-漁業種類別魚類別生產量值11'!I53,'漁業生產量值-漁業種類別魚類別生產量值11'!K53)&#10;+SUM('漁業生產量值-漁業種類別魚類別生產量值12'!G53)&#10;+SUM('漁業生產量值-漁業種類別魚類別生產量值14'!C53,'漁業生產量值-漁業種類別魚類別生產量值14'!O53)&#10;+SUM('漁業生產量值-漁業種類別魚類別生產量值15'!C53,'漁業生產量值-漁業種類別魚類別生產量值15'!E53,'漁業生產量值-漁業種類別魚類別生產量值15'!G53,'漁業生產量值-漁業種類別魚類別生產量值15'!I53)=0,&quot;-&quot;,&#10;SUM(G53,I53)&#10;+SUM('漁業生產量值-漁業種類別魚類別生產量值1'!E53,'漁業生產量值-漁業種類別魚類別生產量值1'!G53,'漁業生產量值-漁業種類別魚類別生產量值1'!I53)&#10;+SUM('漁業生產量值-漁業種類別魚類別生產量值2'!C53,'漁業生產量值-漁業種類別魚類別生產量值2'!E53,'漁業生產量值-漁業種類別魚類別生產量值2'!G53,'漁業生產量值-漁業種類別魚類別生產量值2'!I53)&#10;+SUM('漁業生產量值-漁業種類別魚類別生產量值3'!E53,'漁業生產量值-漁業種類別魚類別生產量值3'!I53,'漁業生產量值-漁業種類別魚類別生產量值3'!K53,'漁業生產量值-漁業種類別魚類別生產量值3'!M53)&#10;+SUM('漁業生產量值-漁業種類別魚類別生產量值4'!G53,'漁業生產量值-漁業種類別魚類別生產量值4'!I53,'漁業生產量值-漁業種類別魚類別生產量值4'!K53,'漁業生產量值-漁業種類別魚類別生產量值4'!M53,'漁業生產量值-漁業種類別魚類別生產量值4'!O53)&#10;+SUM('漁業生產量值-漁業種類別魚類別生產量值5'!K53,'漁業生產量值-漁業種類別魚類別生產量值5'!M53,'漁業生產量值-漁業種類別魚類別生產量值5'!O53)&#10;+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+SUM('漁業生產量值-漁業種類別魚類別生產量值7'!C53,'漁業生產量值-漁業種類別魚類別生產量值7'!E53,'漁業生產量值-漁業種類別魚類別生產量值7'!G53)&#10;+SUM('漁業生產量值-漁業種類別魚類別生產量值9'!I53,'漁業生產量值-漁業種類別魚類別生產量值9'!K53)&#10;+SUM('漁業生產量值-漁業種類別魚類別生產量值10'!G53)&#10;+SUM('漁業生產量值-漁業種類別魚類別生產量值11'!C53,'漁業生產量值-漁業種類別魚類別生產量值11'!E53,'漁業生產量值-漁業種類別魚類別生產量值11'!G53,'漁業生產量值-漁業種類別魚類別生產量值11'!I53,'漁業生產量值-漁業種類別魚類別生產量值11'!K53)&#10;+SUM('漁業生產量值-漁業種類別魚類別生產量值12'!G53)&#10;+SUM('漁業生產量值-漁業種類別魚類別生產量值14'!C53,'漁業生產量值-漁業種類別魚類別生產量值14'!O53)&#10;+SUM('漁業生產量值-漁業種類別魚類別生產量值15'!C53,'漁業生產量值-漁業種類別魚類別生產量值15'!E53,'漁業生產量值-漁業種類別魚類別生產量值15'!G53,'漁業生產量值-漁業種類別魚類別生產量值15'!I53)&#10;)" table:style-name="ce55">
            <text:p>2,114<text:s/></text:p>
          </table:table-cell>
          <table:table-cell office:value-type="float" office:value="201542.33523000003" table:formula="msoxl:=  IF(SUM(H53,J53)&#10;+SUM('漁業生產量值-漁業種類別魚類別生產量值1'!F53,'漁業生產量值-漁業種類別魚類別生產量值1'!H53,'漁業生產量值-漁業種類別魚類別生產量值1'!J53,'漁業生產量值-漁業種類別魚類別生產量值1'!P53)&#10;+SUM('漁業生產量值-漁業種類別魚類別生產量值2'!D53,'漁業生產量值-漁業種類別魚類別生產量值2'!F53,'漁業生產量值-漁業種類別魚類別生產量值2'!H53,'漁業生產量值-漁業種類別魚類別生產量值2'!J53)&#10;+SUM('漁業生產量值-漁業種類別魚類別生產量值3'!F53,'漁業生產量值-漁業種類別魚類別生產量值3'!J53,'漁業生產量值-漁業種類別魚類別生產量值3'!L53,'漁業生產量值-漁業種類別魚類別生產量值3'!N53)&#10;+SUM('漁業生產量值-漁業種類別魚類別生產量值4'!H53,'漁業生產量值-漁業種類別魚類別生產量值4'!J53,'漁業生產量值-漁業種類別魚類別生產量值4'!L53,'漁業生產量值-漁業種類別魚類別生產量值4'!N53,'漁業生產量值-漁業種類別魚類別生產量值4'!P53)&#10;+SUM('漁業生產量值-漁業種類別魚類別生產量值5'!L53,'漁業生產量值-漁業種類別魚類別生產量值5'!N53,'漁業生產量值-漁業種類別魚類別生產量值5'!P53)&#10;+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+SUM('漁業生產量值-漁業種類別魚類別生產量值7'!D53,'漁業生產量值-漁業種類別魚類別生產量值7'!F53,'漁業生產量值-漁業種類別魚類別生產量值7'!H53)&#10;+SUM('漁業生產量值-漁業種類別魚類別生產量值9'!J53,'漁業生產量值-漁業種類別魚類別生產量值9'!L53)&#10;+SUM('漁業生產量值-漁業種類別魚類別生產量值10'!H53)&#10;+SUM('漁業生產量值-漁業種類別魚類別生產量值11'!D53,'漁業生產量值-漁業種類別魚類別生產量值11'!F53,'漁業生產量值-漁業種類別魚類別生產量值11'!H53,'漁業生產量值-漁業種類別魚類別生產量值11'!J53,'漁業生產量值-漁業種類別魚類別生產量值11'!L53)&#10;+SUM('漁業生產量值-漁業種類別魚類別生產量值12'!H53)&#10;+SUM('漁業生產量值-漁業種類別魚類別生產量值14'!D53,'漁業生產量值-漁業種類別魚類別生產量值14'!P53)&#10;+SUM('漁業生產量值-漁業種類別魚類別生產量值15'!D53,'漁業生產量值-漁業種類別魚類別生產量值15'!F53,'漁業生產量值-漁業種類別魚類別生產量值15'!H53,'漁業生產量值-漁業種類別魚類別生產量值15'!J53)=0,&quot;-&quot;,&#10;SUM(H53,J53)&#10;+SUM('漁業生產量值-漁業種類別魚類別生產量值1'!F53,'漁業生產量值-漁業種類別魚類別生產量值1'!H53,'漁業生產量值-漁業種類別魚類別生產量值1'!J53,'漁業生產量值-漁業種類別魚類別生產量值1'!P53)&#10;+SUM('漁業生產量值-漁業種類別魚類別生產量值2'!D53,'漁業生產量值-漁業種類別魚類別生產量值2'!F53,'漁業生產量值-漁業種類別魚類別生產量值2'!H53,'漁業生產量值-漁業種類別魚類別生產量值2'!J53)&#10;+SUM('漁業生產量值-漁業種類別魚類別生產量值3'!F53,'漁業生產量值-漁業種類別魚類別生產量值3'!J53,'漁業生產量值-漁業種類別魚類別生產量值3'!L53,'漁業生產量值-漁業種類別魚類別生產量值3'!N53)&#10;+SUM('漁業生產量值-漁業種類別魚類別生產量值4'!H53,'漁業生產量值-漁業種類別魚類別生產量值4'!J53,'漁業生產量值-漁業種類別魚類別生產量值4'!L53,'漁業生產量值-漁業種類別魚類別生產量值4'!N53,'漁業生產量值-漁業種類別魚類別生產量值4'!P53)&#10;+SUM('漁業生產量值-漁業種類別魚類別生產量值5'!L53,'漁業生產量值-漁業種類別魚類別生產量值5'!N53,'漁業生產量值-漁業種類別魚類別生產量值5'!P53)&#10;+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+SUM('漁業生產量值-漁業種類別魚類別生產量值7'!D53,'漁業生產量值-漁業種類別魚類別生產量值7'!F53,'漁業生產量值-漁業種類別魚類別生產量值7'!H53)&#10;+SUM('漁業生產量值-漁業種類別魚類別生產量值9'!J53,'漁業生產量值-漁業種類別魚類別生產量值9'!L53)&#10;+SUM('漁業生產量值-漁業種類別魚類別生產量值10'!H53)&#10;+SUM('漁業生產量值-漁業種類別魚類別生產量值11'!D53,'漁業生產量值-漁業種類別魚類別生產量值11'!F53,'漁業生產量值-漁業種類別魚類別生產量值11'!H53,'漁業生產量值-漁業種類別魚類別生產量值11'!J53,'漁業生產量值-漁業種類別魚類別生產量值11'!L53)&#10;+SUM('漁業生產量值-漁業種類別魚類別生產量值12'!H53)&#10;+SUM('漁業生產量值-漁業種類別魚類別生產量值14'!D53,'漁業生產量值-漁業種類別魚類別生產量值14'!P53)&#10;+SUM('漁業生產量值-漁業種類別魚類別生產量值15'!D53,'漁業生產量值-漁業種類別魚類別生產量值15'!F53,'漁業生產量值-漁業種類別魚類別生產量值15'!H53,'漁業生產量值-漁業種類別魚類別生產量值15'!J53)&#10;)" table:style-name="ce55">
            <text:p>201,542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3,M53,O53,'漁業生產量值-漁業種類別魚類別生產量值1'!C53)=0,&quot;-&quot;,SUM(K53,M53,O53,'漁業生產量值-漁業種類別魚類別生產量值1'!C53))" table:style-name="ce55">
            <text:p>-</text:p>
          </table:table-cell>
          <table:table-cell office:value-type="string" office:string-value="-" table:formula="msoxl:=  IF(SUM(L53,N53,P53,'漁業生產量值-漁業種類別魚類別生產量值1'!D53)=0,&quot;-&quot;,SUM(L53,N53,P53,'漁業生產量值-漁業種類別魚類別生產量值1'!D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float" office:value="30.101000000000003" table:formula="msoxl:=  IF(SUM(C55:C57)=0,&quot;-&quot;,SUM(C55:C57))" table:style-name="ce52">
            <text:p>30<text:s/></text:p>
          </table:table-cell>
          <table:table-cell office:value-type="float" office:value="1342.91878" table:formula="msoxl:=  IF(SUM(D55:D57)=0,&quot;-&quot;,SUM(D55:D57))" table:style-name="ce52">
            <text:p>1,343<text:s/></text:p>
          </table:table-cell>
          <table:table-cell office:value-type="float" office:value="27.445" table:formula="msoxl:=  IF(SUM(E55:E57)=0,&quot;-&quot;,SUM(E55:E57))" table:style-name="ce52">
            <text:p>27<text:s/></text:p>
          </table:table-cell>
          <table:table-cell office:value-type="float" office:value="1041.6650300000001" table:formula="msoxl:=  IF(SUM(F55:F57)=0,&quot;-&quot;,SUM(F55:F57))" table:style-name="ce53">
            <text:p>1,042<text:s/></text:p>
          </table:table-cell>
          <table:table-cell office:value-type="float" office:value="2.09" table:formula="msoxl:=  IF(SUM(G55:G57)=0,&quot;-&quot;,SUM(G55:G57))" table:style-name="ce52">
            <text:p>2<text:s/></text:p>
          </table:table-cell>
          <table:table-cell office:value-type="float" office:value="118.98860000000001" table:formula="msoxl:=  IF(SUM(H55:H57)=0,&quot;-&quot;,SUM(H55:H57))" table:style-name="ce52">
            <text:p>119<text:s/></text:p>
          </table:table-cell>
          <table:table-cell office:value-type="float" office:value="21.215" table:formula="msoxl:=  IF(SUM(I55:I57)=0,&quot;-&quot;,SUM(I55:I57))" table:style-name="ce52">
            <text:p>21<text:s/></text:p>
          </table:table-cell>
          <table:table-cell office:value-type="float" office:value="611.36793" table:formula="msoxl:=  IF(SUM(J55:J57)=0,&quot;-&quot;,SUM(J55:J57))" table:style-name="ce53">
            <text:p>611<text:s/></text:p>
          </table:table-cell>
          <table:table-cell office:value-type="float" office:value="1.464" table:formula="msoxl:=  IF(SUM(K55:K57)=0,&quot;-&quot;,SUM(K55:K57))" table:style-name="ce52">
            <text:p>1<text:s/></text:p>
          </table:table-cell>
          <table:table-cell office:value-type="float" office:value="98.561329999999998" table:formula="msoxl:=  IF(SUM(L55:L57)=0,&quot;-&quot;,SUM(L55:L57))" table:style-name="ce52">
            <text:p>99<text:s/></text:p>
          </table:table-cell>
          <table:table-cell office:value-type="float" office:value="0.2" table:formula="msoxl:=  IF(SUM(M55:M57)=0,&quot;-&quot;,SUM(M55:M57))" table:style-name="ce52">
            <text:p>0<text:s/></text:p>
          </table:table-cell>
          <table:table-cell office:value-type="float" office:value="14" table:formula="msoxl:=  IF(SUM(N55:N57)=0,&quot;-&quot;,SUM(N55:N57))" table:style-name="ce52">
            <text:p>14<text:s/></text:p>
          </table:table-cell>
          <table:table-cell office:value-type="float" office:value="0.51500000000000001" table:formula="msoxl:=  IF(SUM(O55:O57)=0,&quot;-&quot;,SUM(O55:O57))" table:style-name="ce52">
            <text:p>1<text:s/></text:p>
          </table:table-cell>
          <table:table-cell office:value-type="float" office:value="36.106650000000002" table:formula="msoxl:=  IF(SUM(P55:P57)=0,&quot;-&quot;,SUM(P55:P57))" table:style-name="ce52">
            <text:p>3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float" office:value="1.62" table:style-name="ce55">
            <text:p>2<text:s/></text:p>
          </table:table-cell>
          <table:table-cell office:value-type="float" office:value="92.45" table:style-name="ce55">
            <text:p>92<text:s/></text:p>
          </table:table-cell>
          <table:table-cell office:value-type="float" office:value="1.62" table:formula="msoxl:=  IF(SUM(G55,I55)&#10;+SUM('漁業生產量值-漁業種類別魚類別生產量值1'!E55,'漁業生產量值-漁業種類別魚類別生產量值1'!G55,'漁業生產量值-漁業種類別魚類別生產量值1'!I55)&#10;+SUM('漁業生產量值-漁業種類別魚類別生產量值2'!C55,'漁業生產量值-漁業種類別魚類別生產量值2'!E55,'漁業生產量值-漁業種類別魚類別生產量值2'!G55,'漁業生產量值-漁業種類別魚類別生產量值2'!I55)&#10;+SUM('漁業生產量值-漁業種類別魚類別生產量值3'!E55,'漁業生產量值-漁業種類別魚類別生產量值3'!I55,'漁業生產量值-漁業種類別魚類別生產量值3'!K55,'漁業生產量值-漁業種類別魚類別生產量值3'!M55)&#10;+SUM('漁業生產量值-漁業種類別魚類別生產量值4'!G55,'漁業生產量值-漁業種類別魚類別生產量值4'!I55,'漁業生產量值-漁業種類別魚類別生產量值4'!K55,'漁業生產量值-漁業種類別魚類別生產量值4'!M55,'漁業生產量值-漁業種類別魚類別生產量值4'!O55)&#10;+SUM('漁業生產量值-漁業種類別魚類別生產量值5'!K55,'漁業生產量值-漁業種類別魚類別生產量值5'!M55,'漁業生產量值-漁業種類別魚類別生產量值5'!O55)&#10;+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+SUM('漁業生產量值-漁業種類別魚類別生產量值7'!C55,'漁業生產量值-漁業種類別魚類別生產量值7'!E55,'漁業生產量值-漁業種類別魚類別生產量值7'!G55)&#10;+SUM('漁業生產量值-漁業種類別魚類別生產量值9'!I55,'漁業生產量值-漁業種類別魚類別生產量值9'!K55)&#10;+SUM('漁業生產量值-漁業種類別魚類別生產量值10'!G55)&#10;+SUM('漁業生產量值-漁業種類別魚類別生產量值11'!C55,'漁業生產量值-漁業種類別魚類別生產量值11'!E55,'漁業生產量值-漁業種類別魚類別生產量值11'!G55,'漁業生產量值-漁業種類別魚類別生產量值11'!I55,'漁業生產量值-漁業種類別魚類別生產量值11'!K55)&#10;+SUM('漁業生產量值-漁業種類別魚類別生產量值12'!G55)&#10;+SUM('漁業生產量值-漁業種類別魚類別生產量值14'!C55,'漁業生產量值-漁業種類別魚類別生產量值14'!O55)&#10;+SUM('漁業生產量值-漁業種類別魚類別生產量值15'!C55,'漁業生產量值-漁業種類別魚類別生產量值15'!E55,'漁業生產量值-漁業種類別魚類別生產量值15'!G55,'漁業生產量值-漁業種類別魚類別生產量值15'!I55)=0,&quot;-&quot;,&#10;SUM(G55,I55)&#10;+SUM('漁業生產量值-漁業種類別魚類別生產量值1'!E55,'漁業生產量值-漁業種類別魚類別生產量值1'!G55,'漁業生產量值-漁業種類別魚類別生產量值1'!I55)&#10;+SUM('漁業生產量值-漁業種類別魚類別生產量值2'!C55,'漁業生產量值-漁業種類別魚類別生產量值2'!E55,'漁業生產量值-漁業種類別魚類別生產量值2'!G55,'漁業生產量值-漁業種類別魚類別生產量值2'!I55)&#10;+SUM('漁業生產量值-漁業種類別魚類別生產量值3'!E55,'漁業生產量值-漁業種類別魚類別生產量值3'!I55,'漁業生產量值-漁業種類別魚類別生產量值3'!K55,'漁業生產量值-漁業種類別魚類別生產量值3'!M55)&#10;+SUM('漁業生產量值-漁業種類別魚類別生產量值4'!G55,'漁業生產量值-漁業種類別魚類別生產量值4'!I55,'漁業生產量值-漁業種類別魚類別生產量值4'!K55,'漁業生產量值-漁業種類別魚類別生產量值4'!M55,'漁業生產量值-漁業種類別魚類別生產量值4'!O55)&#10;+SUM('漁業生產量值-漁業種類別魚類別生產量值5'!K55,'漁業生產量值-漁業種類別魚類別生產量值5'!M55,'漁業生產量值-漁業種類別魚類別生產量值5'!O55)&#10;+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+SUM('漁業生產量值-漁業種類別魚類別生產量值7'!C55,'漁業生產量值-漁業種類別魚類別生產量值7'!E55,'漁業生產量值-漁業種類別魚類別生產量值7'!G55)&#10;+SUM('漁業生產量值-漁業種類別魚類別生產量值9'!I55,'漁業生產量值-漁業種類別魚類別生產量值9'!K55)&#10;+SUM('漁業生產量值-漁業種類別魚類別生產量值10'!G55)&#10;+SUM('漁業生產量值-漁業種類別魚類別生產量值11'!C55,'漁業生產量值-漁業種類別魚類別生產量值11'!E55,'漁業生產量值-漁業種類別魚類別生產量值11'!G55,'漁業生產量值-漁業種類別魚類別生產量值11'!I55,'漁業生產量值-漁業種類別魚類別生產量值11'!K55)&#10;+SUM('漁業生產量值-漁業種類別魚類別生產量值12'!G55)&#10;+SUM('漁業生產量值-漁業種類別魚類別生產量值14'!C55,'漁業生產量值-漁業種類別魚類別生產量值14'!O55)&#10;+SUM('漁業生產量值-漁業種類別魚類別生產量值15'!C55,'漁業生產量值-漁業種類別魚類別生產量值15'!E55,'漁業生產量值-漁業種類別魚類別生產量值15'!G55,'漁業生產量值-漁業種類別魚類別生產量值15'!I55)&#10;)" table:style-name="ce55">
            <text:p>2<text:s/></text:p>
          </table:table-cell>
          <table:table-cell office:value-type="float" office:value="92.449999999999989" table:formula="msoxl:=  IF(SUM(H55,J55)&#10;+SUM('漁業生產量值-漁業種類別魚類別生產量值1'!F55,'漁業生產量值-漁業種類別魚類別生產量值1'!H55,'漁業生產量值-漁業種類別魚類別生產量值1'!J55,'漁業生產量值-漁業種類別魚類別生產量值1'!P55)&#10;+SUM('漁業生產量值-漁業種類別魚類別生產量值2'!D55,'漁業生產量值-漁業種類別魚類別生產量值2'!F55,'漁業生產量值-漁業種類別魚類別生產量值2'!H55,'漁業生產量值-漁業種類別魚類別生產量值2'!J55)&#10;+SUM('漁業生產量值-漁業種類別魚類別生產量值3'!F55,'漁業生產量值-漁業種類別魚類別生產量值3'!J55,'漁業生產量值-漁業種類別魚類別生產量值3'!L55,'漁業生產量值-漁業種類別魚類別生產量值3'!N55)&#10;+SUM('漁業生產量值-漁業種類別魚類別生產量值4'!H55,'漁業生產量值-漁業種類別魚類別生產量值4'!J55,'漁業生產量值-漁業種類別魚類別生產量值4'!L55,'漁業生產量值-漁業種類別魚類別生產量值4'!N55,'漁業生產量值-漁業種類別魚類別生產量值4'!P55)&#10;+SUM('漁業生產量值-漁業種類別魚類別生產量值5'!L55,'漁業生產量值-漁業種類別魚類別生產量值5'!N55,'漁業生產量值-漁業種類別魚類別生產量值5'!P55)&#10;+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+SUM('漁業生產量值-漁業種類別魚類別生產量值7'!D55,'漁業生產量值-漁業種類別魚類別生產量值7'!F55,'漁業生產量值-漁業種類別魚類別生產量值7'!H55)&#10;+SUM('漁業生產量值-漁業種類別魚類別生產量值9'!J55,'漁業生產量值-漁業種類別魚類別生產量值9'!L55)&#10;+SUM('漁業生產量值-漁業種類別魚類別生產量值10'!H55)&#10;+SUM('漁業生產量值-漁業種類別魚類別生產量值11'!D55,'漁業生產量值-漁業種類別魚類別生產量值11'!F55,'漁業生產量值-漁業種類別魚類別生產量值11'!H55,'漁業生產量值-漁業種類別魚類別生產量值11'!J55,'漁業生產量值-漁業種類別魚類別生產量值11'!L55)&#10;+SUM('漁業生產量值-漁業種類別魚類別生產量值12'!H55)&#10;+SUM('漁業生產量值-漁業種類別魚類別生產量值14'!D55,'漁業生產量值-漁業種類別魚類別生產量值14'!P55)&#10;+SUM('漁業生產量值-漁業種類別魚類別生產量值15'!D55,'漁業生產量值-漁業種類別魚類別生產量值15'!F55,'漁業生產量值-漁業種類別魚類別生產量值15'!H55,'漁業生產量值-漁業種類別魚類別生產量值15'!J55)=0,&quot;-&quot;,&#10;SUM(H55,J55)&#10;+SUM('漁業生產量值-漁業種類別魚類別生產量值1'!F55,'漁業生產量值-漁業種類別魚類別生產量值1'!H55,'漁業生產量值-漁業種類別魚類別生產量值1'!J55,'漁業生產量值-漁業種類別魚類別生產量值1'!P55)&#10;+SUM('漁業生產量值-漁業種類別魚類別生產量值2'!D55,'漁業生產量值-漁業種類別魚類別生產量值2'!F55,'漁業生產量值-漁業種類別魚類別生產量值2'!H55,'漁業生產量值-漁業種類別魚類別生產量值2'!J55)&#10;+SUM('漁業生產量值-漁業種類別魚類別生產量值3'!F55,'漁業生產量值-漁業種類別魚類別生產量值3'!J55,'漁業生產量值-漁業種類別魚類別生產量值3'!L55,'漁業生產量值-漁業種類別魚類別生產量值3'!N55)&#10;+SUM('漁業生產量值-漁業種類別魚類別生產量值4'!H55,'漁業生產量值-漁業種類別魚類別生產量值4'!J55,'漁業生產量值-漁業種類別魚類別生產量值4'!L55,'漁業生產量值-漁業種類別魚類別生產量值4'!N55,'漁業生產量值-漁業種類別魚類別生產量值4'!P55)&#10;+SUM('漁業生產量值-漁業種類別魚類別生產量值5'!L55,'漁業生產量值-漁業種類別魚類別生產量值5'!N55,'漁業生產量值-漁業種類別魚類別生產量值5'!P55)&#10;+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+SUM('漁業生產量值-漁業種類別魚類別生產量值7'!D55,'漁業生產量值-漁業種類別魚類別生產量值7'!F55,'漁業生產量值-漁業種類別魚類別生產量值7'!H55)&#10;+SUM('漁業生產量值-漁業種類別魚類別生產量值9'!J55,'漁業生產量值-漁業種類別魚類別生產量值9'!L55)&#10;+SUM('漁業生產量值-漁業種類別魚類別生產量值10'!H55)&#10;+SUM('漁業生產量值-漁業種類別魚類別生產量值11'!D55,'漁業生產量值-漁業種類別魚類別生產量值11'!F55,'漁業生產量值-漁業種類別魚類別生產量值11'!H55,'漁業生產量值-漁業種類別魚類別生產量值11'!J55,'漁業生產量值-漁業種類別魚類別生產量值11'!L55)&#10;+SUM('漁業生產量值-漁業種類別魚類別生產量值12'!H55)&#10;+SUM('漁業生產量值-漁業種類別魚類別生產量值14'!D55,'漁業生產量值-漁業種類別魚類別生產量值14'!P55)&#10;+SUM('漁業生產量值-漁業種類別魚類別生產量值15'!D55,'漁業生產量值-漁業種類別魚類別生產量值15'!F55,'漁業生產量值-漁業種類別魚類別生產量值15'!H55,'漁業生產量值-漁業種類別魚類別生產量值15'!J55)&#10;)" table:style-name="ce55">
            <text:p>92<text:s/></text:p>
          </table:table-cell>
          <table:table-cell office:value-type="float" office:value="0.78" table:style-name="ce55">
            <text:p>1<text:s/></text:p>
          </table:table-cell>
          <table:table-cell office:value-type="float" office:value="39" table:style-name="ce55">
            <text:p>39<text:s/></text:p>
          </table:table-cell>
          <table:table-cell office:value-type="float" office:value="0.47000000000000003" table:formula="msoxl:=  IF(SUM(K55,M55,O55,'漁業生產量值-漁業種類別魚類別生產量值1'!C55)=0,&quot;-&quot;,SUM(K55,M55,O55,'漁業生產量值-漁業種類別魚類別生產量值1'!C55))" table:style-name="ce55">
            <text:p>0<text:s/></text:p>
          </table:table-cell>
          <table:table-cell office:value-type="float" office:value="28.85" table:formula="msoxl:=  IF(SUM(L55,N55,P55,'漁業生產量值-漁業種類別魚類別生產量值1'!D55)=0,&quot;-&quot;,SUM(L55,N55,P55,'漁業生產量值-漁業種類別魚類別生產量值1'!D55))" table:style-name="ce55">
            <text:p>29<text:s/></text:p>
          </table:table-cell>
          <table:table-cell office:value-type="float" office:value="0.27" table:style-name="ce55">
            <text:p>0<text:s/></text:p>
          </table:table-cell>
          <table:table-cell office:value-type="float" office:value="14.85" table:style-name="ce55">
            <text:p>15<text:s/></text:p>
          </table:table-cell>
          <table:table-cell office:value-type="float" office:value="0.2" table:style-name="ce55">
            <text:p>0<text:s/></text:p>
          </table:table-cell>
          <table:table-cell office:value-type="float" office:value="14" table:style-name="ce55">
            <text:p>1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float" office:value="28.481000000000002" table:style-name="ce55">
            <text:p>28<text:s/></text:p>
          </table:table-cell>
          <table:table-cell office:value-type="float" office:value="1250.4687799999999" table:style-name="ce55">
            <text:p>1,250<text:s/></text:p>
          </table:table-cell>
          <table:table-cell office:value-type="float" office:value="25.824999999999999" table:formula="msoxl:=  IF(SUM(G56,I56)&#10;+SUM('漁業生產量值-漁業種類別魚類別生產量值1'!E56,'漁業生產量值-漁業種類別魚類別生產量值1'!G56,'漁業生產量值-漁業種類別魚類別生產量值1'!I56)&#10;+SUM('漁業生產量值-漁業種類別魚類別生產量值2'!C56,'漁業生產量值-漁業種類別魚類別生產量值2'!E56,'漁業生產量值-漁業種類別魚類別生產量值2'!G56,'漁業生產量值-漁業種類別魚類別生產量值2'!I56)&#10;+SUM('漁業生產量值-漁業種類別魚類別生產量值3'!E56,'漁業生產量值-漁業種類別魚類別生產量值3'!I56,'漁業生產量值-漁業種類別魚類別生產量值3'!K56,'漁業生產量值-漁業種類別魚類別生產量值3'!M56)&#10;+SUM('漁業生產量值-漁業種類別魚類別生產量值4'!G56,'漁業生產量值-漁業種類別魚類別生產量值4'!I56,'漁業生產量值-漁業種類別魚類別生產量值4'!K56,'漁業生產量值-漁業種類別魚類別生產量值4'!M56,'漁業生產量值-漁業種類別魚類別生產量值4'!O56)&#10;+SUM('漁業生產量值-漁業種類別魚類別生產量值5'!K56,'漁業生產量值-漁業種類別魚類別生產量值5'!M56,'漁業生產量值-漁業種類別魚類別生產量值5'!O56)&#10;+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+SUM('漁業生產量值-漁業種類別魚類別生產量值7'!C56,'漁業生產量值-漁業種類別魚類別生產量值7'!E56,'漁業生產量值-漁業種類別魚類別生產量值7'!G56)&#10;+SUM('漁業生產量值-漁業種類別魚類別生產量值9'!I56,'漁業生產量值-漁業種類別魚類別生產量值9'!K56)&#10;+SUM('漁業生產量值-漁業種類別魚類別生產量值10'!G56)&#10;+SUM('漁業生產量值-漁業種類別魚類別生產量值11'!C56,'漁業生產量值-漁業種類別魚類別生產量值11'!E56,'漁業生產量值-漁業種類別魚類別生產量值11'!G56,'漁業生產量值-漁業種類別魚類別生產量值11'!I56,'漁業生產量值-漁業種類別魚類別生產量值11'!K56)&#10;+SUM('漁業生產量值-漁業種類別魚類別生產量值12'!G56)&#10;+SUM('漁業生產量值-漁業種類別魚類別生產量值14'!C56,'漁業生產量值-漁業種類別魚類別生產量值14'!O56)&#10;+SUM('漁業生產量值-漁業種類別魚類別生產量值15'!C56,'漁業生產量值-漁業種類別魚類別生產量值15'!E56,'漁業生產量值-漁業種類別魚類別生產量值15'!G56,'漁業生產量值-漁業種類別魚類別生產量值15'!I56)=0,&quot;-&quot;,&#10;SUM(G56,I56)&#10;+SUM('漁業生產量值-漁業種類別魚類別生產量值1'!E56,'漁業生產量值-漁業種類別魚類別生產量值1'!G56,'漁業生產量值-漁業種類別魚類別生產量值1'!I56)&#10;+SUM('漁業生產量值-漁業種類別魚類別生產量值2'!C56,'漁業生產量值-漁業種類別魚類別生產量值2'!E56,'漁業生產量值-漁業種類別魚類別生產量值2'!G56,'漁業生產量值-漁業種類別魚類別生產量值2'!I56)&#10;+SUM('漁業生產量值-漁業種類別魚類別生產量值3'!E56,'漁業生產量值-漁業種類別魚類別生產量值3'!I56,'漁業生產量值-漁業種類別魚類別生產量值3'!K56,'漁業生產量值-漁業種類別魚類別生產量值3'!M56)&#10;+SUM('漁業生產量值-漁業種類別魚類別生產量值4'!G56,'漁業生產量值-漁業種類別魚類別生產量值4'!I56,'漁業生產量值-漁業種類別魚類別生產量值4'!K56,'漁業生產量值-漁業種類別魚類別生產量值4'!M56,'漁業生產量值-漁業種類別魚類別生產量值4'!O56)&#10;+SUM('漁業生產量值-漁業種類別魚類別生產量值5'!K56,'漁業生產量值-漁業種類別魚類別生產量值5'!M56,'漁業生產量值-漁業種類別魚類別生產量值5'!O56)&#10;+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+SUM('漁業生產量值-漁業種類別魚類別生產量值7'!C56,'漁業生產量值-漁業種類別魚類別生產量值7'!E56,'漁業生產量值-漁業種類別魚類別生產量值7'!G56)&#10;+SUM('漁業生產量值-漁業種類別魚類別生產量值9'!I56,'漁業生產量值-漁業種類別魚類別生產量值9'!K56)&#10;+SUM('漁業生產量值-漁業種類別魚類別生產量值10'!G56)&#10;+SUM('漁業生產量值-漁業種類別魚類別生產量值11'!C56,'漁業生產量值-漁業種類別魚類別生產量值11'!E56,'漁業生產量值-漁業種類別魚類別生產量值11'!G56,'漁業生產量值-漁業種類別魚類別生產量值11'!I56,'漁業生產量值-漁業種類別魚類別生產量值11'!K56)&#10;+SUM('漁業生產量值-漁業種類別魚類別生產量值12'!G56)&#10;+SUM('漁業生產量值-漁業種類別魚類別生產量值14'!C56,'漁業生產量值-漁業種類別魚類別生產量值14'!O56)&#10;+SUM('漁業生產量值-漁業種類別魚類別生產量值15'!C56,'漁業生產量值-漁業種類別魚類別生產量值15'!E56,'漁業生產量值-漁業種類別魚類別生產量值15'!G56,'漁業生產量值-漁業種類別魚類別生產量值15'!I56)&#10;)" table:style-name="ce55">
            <text:p>26<text:s/></text:p>
          </table:table-cell>
          <table:table-cell office:value-type="float" office:value="949.21503000000007" table:formula="msoxl:=  IF(SUM(H56,J56)&#10;+SUM('漁業生產量值-漁業種類別魚類別生產量值1'!F56,'漁業生產量值-漁業種類別魚類別生產量值1'!H56,'漁業生產量值-漁業種類別魚類別生產量值1'!J56,'漁業生產量值-漁業種類別魚類別生產量值1'!P56)&#10;+SUM('漁業生產量值-漁業種類別魚類別生產量值2'!D56,'漁業生產量值-漁業種類別魚類別生產量值2'!F56,'漁業生產量值-漁業種類別魚類別生產量值2'!H56,'漁業生產量值-漁業種類別魚類別生產量值2'!J56)&#10;+SUM('漁業生產量值-漁業種類別魚類別生產量值3'!F56,'漁業生產量值-漁業種類別魚類別生產量值3'!J56,'漁業生產量值-漁業種類別魚類別生產量值3'!L56,'漁業生產量值-漁業種類別魚類別生產量值3'!N56)&#10;+SUM('漁業生產量值-漁業種類別魚類別生產量值4'!H56,'漁業生產量值-漁業種類別魚類別生產量值4'!J56,'漁業生產量值-漁業種類別魚類別生產量值4'!L56,'漁業生產量值-漁業種類別魚類別生產量值4'!N56,'漁業生產量值-漁業種類別魚類別生產量值4'!P56)&#10;+SUM('漁業生產量值-漁業種類別魚類別生產量值5'!L56,'漁業生產量值-漁業種類別魚類別生產量值5'!N56,'漁業生產量值-漁業種類別魚類別生產量值5'!P56)&#10;+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+SUM('漁業生產量值-漁業種類別魚類別生產量值7'!D56,'漁業生產量值-漁業種類別魚類別生產量值7'!F56,'漁業生產量值-漁業種類別魚類別生產量值7'!H56)&#10;+SUM('漁業生產量值-漁業種類別魚類別生產量值9'!J56,'漁業生產量值-漁業種類別魚類別生產量值9'!L56)&#10;+SUM('漁業生產量值-漁業種類別魚類別生產量值10'!H56)&#10;+SUM('漁業生產量值-漁業種類別魚類別生產量值11'!D56,'漁業生產量值-漁業種類別魚類別生產量值11'!F56,'漁業生產量值-漁業種類別魚類別生產量值11'!H56,'漁業生產量值-漁業種類別魚類別生產量值11'!J56,'漁業生產量值-漁業種類別魚類別生產量值11'!L56)&#10;+SUM('漁業生產量值-漁業種類別魚類別生產量值12'!H56)&#10;+SUM('漁業生產量值-漁業種類別魚類別生產量值14'!D56,'漁業生產量值-漁業種類別魚類別生產量值14'!P56)&#10;+SUM('漁業生產量值-漁業種類別魚類別生產量值15'!D56,'漁業生產量值-漁業種類別魚類別生產量值15'!F56,'漁業生產量值-漁業種類別魚類別生產量值15'!H56,'漁業生產量值-漁業種類別魚類別生產量值15'!J56)=0,&quot;-&quot;,&#10;SUM(H56,J56)&#10;+SUM('漁業生產量值-漁業種類別魚類別生產量值1'!F56,'漁業生產量值-漁業種類別魚類別生產量值1'!H56,'漁業生產量值-漁業種類別魚類別生產量值1'!J56,'漁業生產量值-漁業種類別魚類別生產量值1'!P56)&#10;+SUM('漁業生產量值-漁業種類別魚類別生產量值2'!D56,'漁業生產量值-漁業種類別魚類別生產量值2'!F56,'漁業生產量值-漁業種類別魚類別生產量值2'!H56,'漁業生產量值-漁業種類別魚類別生產量值2'!J56)&#10;+SUM('漁業生產量值-漁業種類別魚類別生產量值3'!F56,'漁業生產量值-漁業種類別魚類別生產量值3'!J56,'漁業生產量值-漁業種類別魚類別生產量值3'!L56,'漁業生產量值-漁業種類別魚類別生產量值3'!N56)&#10;+SUM('漁業生產量值-漁業種類別魚類別生產量值4'!H56,'漁業生產量值-漁業種類別魚類別生產量值4'!J56,'漁業生產量值-漁業種類別魚類別生產量值4'!L56,'漁業生產量值-漁業種類別魚類別生產量值4'!N56,'漁業生產量值-漁業種類別魚類別生產量值4'!P56)&#10;+SUM('漁業生產量值-漁業種類別魚類別生產量值5'!L56,'漁業生產量值-漁業種類別魚類別生產量值5'!N56,'漁業生產量值-漁業種類別魚類別生產量值5'!P56)&#10;+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+SUM('漁業生產量值-漁業種類別魚類別生產量值7'!D56,'漁業生產量值-漁業種類別魚類別生產量值7'!F56,'漁業生產量值-漁業種類別魚類別生產量值7'!H56)&#10;+SUM('漁業生產量值-漁業種類別魚類別生產量值9'!J56,'漁業生產量值-漁業種類別魚類別生產量值9'!L56)&#10;+SUM('漁業生產量值-漁業種類別魚類別生產量值10'!H56)&#10;+SUM('漁業生產量值-漁業種類別魚類別生產量值11'!D56,'漁業生產量值-漁業種類別魚類別生產量值11'!F56,'漁業生產量值-漁業種類別魚類別生產量值11'!H56,'漁業生產量值-漁業種類別魚類別生產量值11'!J56,'漁業生產量值-漁業種類別魚類別生產量值11'!L56)&#10;+SUM('漁業生產量值-漁業種類別魚類別生產量值12'!H56)&#10;+SUM('漁業生產量值-漁業種類別魚類別生產量值14'!D56,'漁業生產量值-漁業種類別魚類別生產量值14'!P56)&#10;+SUM('漁業生產量值-漁業種類別魚類別生產量值15'!D56,'漁業生產量值-漁業種類別魚類別生產量值15'!F56,'漁業生產量值-漁業種類別魚類別生產量值15'!H56,'漁業生產量值-漁業種類別魚類別生產量值15'!J56)&#10;)" table:style-name="ce55">
            <text:p>949<text:s/></text:p>
          </table:table-cell>
          <table:table-cell office:value-type="float" office:value="1.31" table:style-name="ce55">
            <text:p>1<text:s/></text:p>
          </table:table-cell>
          <table:table-cell office:value-type="float" office:value="79.988600000000005" table:style-name="ce55">
            <text:p>80<text:s/></text:p>
          </table:table-cell>
          <table:table-cell office:value-type="float" office:value="20.745000000000001" table:formula="msoxl:=  IF(SUM(K56,M56,O56,'漁業生產量值-漁業種類別魚類別生產量值1'!C56)=0,&quot;-&quot;,SUM(K56,M56,O56,'漁業生產量值-漁業種類別魚類別生產量值1'!C56))" table:style-name="ce55">
            <text:p>21<text:s/></text:p>
          </table:table-cell>
          <table:table-cell office:value-type="float" office:value="582.51792999999998" table:formula="msoxl:=  IF(SUM(L56,N56,P56,'漁業生產量值-漁業種類別魚類別生產量值1'!D56)=0,&quot;-&quot;,SUM(L56,N56,P56,'漁業生產量值-漁業種類別魚類別生產量值1'!D56))" table:style-name="ce55">
            <text:p>583<text:s/></text:p>
          </table:table-cell>
          <table:table-cell office:value-type="float" office:value="1.194" table:style-name="ce55">
            <text:p>1<text:s/></text:p>
          </table:table-cell>
          <table:table-cell office:value-type="float" office:value="83.711330000000004" table:style-name="ce55">
            <text:p>8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51500000000000001" table:style-name="ce55">
            <text:p>1<text:s/></text:p>
          </table:table-cell>
          <table:table-cell office:value-type="float" office:value="36.106650000000002" table:style-name="ce55">
            <text:p>36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57,I57)&#10;+SUM('漁業生產量值-漁業種類別魚類別生產量值1'!E57,'漁業生產量值-漁業種類別魚類別生產量值1'!G57,'漁業生產量值-漁業種類別魚類別生產量值1'!I57)&#10;+SUM('漁業生產量值-漁業種類別魚類別生產量值2'!C57,'漁業生產量值-漁業種類別魚類別生產量值2'!E57,'漁業生產量值-漁業種類別魚類別生產量值2'!G57,'漁業生產量值-漁業種類別魚類別生產量值2'!I57)&#10;+SUM('漁業生產量值-漁業種類別魚類別生產量值3'!E57,'漁業生產量值-漁業種類別魚類別生產量值3'!I57,'漁業生產量值-漁業種類別魚類別生產量值3'!K57,'漁業生產量值-漁業種類別魚類別生產量值3'!M57)&#10;+SUM('漁業生產量值-漁業種類別魚類別生產量值4'!G57,'漁業生產量值-漁業種類別魚類別生產量值4'!I57,'漁業生產量值-漁業種類別魚類別生產量值4'!K57,'漁業生產量值-漁業種類別魚類別生產量值4'!M57,'漁業生產量值-漁業種類別魚類別生產量值4'!O57)&#10;+SUM('漁業生產量值-漁業種類別魚類別生產量值5'!K57,'漁業生產量值-漁業種類別魚類別生產量值5'!M57,'漁業生產量值-漁業種類別魚類別生產量值5'!O57)&#10;+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+SUM('漁業生產量值-漁業種類別魚類別生產量值7'!C57,'漁業生產量值-漁業種類別魚類別生產量值7'!E57,'漁業生產量值-漁業種類別魚類別生產量值7'!G57)&#10;+SUM('漁業生產量值-漁業種類別魚類別生產量值9'!I57,'漁業生產量值-漁業種類別魚類別生產量值9'!K57)&#10;+SUM('漁業生產量值-漁業種類別魚類別生產量值10'!G57)&#10;+SUM('漁業生產量值-漁業種類別魚類別生產量值11'!C57,'漁業生產量值-漁業種類別魚類別生產量值11'!E57,'漁業生產量值-漁業種類別魚類別生產量值11'!G57,'漁業生產量值-漁業種類別魚類別生產量值11'!I57,'漁業生產量值-漁業種類別魚類別生產量值11'!K57)&#10;+SUM('漁業生產量值-漁業種類別魚類別生產量值12'!G57)&#10;+SUM('漁業生產量值-漁業種類別魚類別生產量值14'!C57,'漁業生產量值-漁業種類別魚類別生產量值14'!O57)&#10;+SUM('漁業生產量值-漁業種類別魚類別生產量值15'!C57,'漁業生產量值-漁業種類別魚類別生產量值15'!E57,'漁業生產量值-漁業種類別魚類別生產量值15'!G57,'漁業生產量值-漁業種類別魚類別生產量值15'!I57)=0,&quot;-&quot;,&#10;SUM(G57,I57)&#10;+SUM('漁業生產量值-漁業種類別魚類別生產量值1'!E57,'漁業生產量值-漁業種類別魚類別生產量值1'!G57,'漁業生產量值-漁業種類別魚類別生產量值1'!I57)&#10;+SUM('漁業生產量值-漁業種類別魚類別生產量值2'!C57,'漁業生產量值-漁業種類別魚類別生產量值2'!E57,'漁業生產量值-漁業種類別魚類別生產量值2'!G57,'漁業生產量值-漁業種類別魚類別生產量值2'!I57)&#10;+SUM('漁業生產量值-漁業種類別魚類別生產量值3'!E57,'漁業生產量值-漁業種類別魚類別生產量值3'!I57,'漁業生產量值-漁業種類別魚類別生產量值3'!K57,'漁業生產量值-漁業種類別魚類別生產量值3'!M57)&#10;+SUM('漁業生產量值-漁業種類別魚類別生產量值4'!G57,'漁業生產量值-漁業種類別魚類別生產量值4'!I57,'漁業生產量值-漁業種類別魚類別生產量值4'!K57,'漁業生產量值-漁業種類別魚類別生產量值4'!M57,'漁業生產量值-漁業種類別魚類別生產量值4'!O57)&#10;+SUM('漁業生產量值-漁業種類別魚類別生產量值5'!K57,'漁業生產量值-漁業種類別魚類別生產量值5'!M57,'漁業生產量值-漁業種類別魚類別生產量值5'!O57)&#10;+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+SUM('漁業生產量值-漁業種類別魚類別生產量值7'!C57,'漁業生產量值-漁業種類別魚類別生產量值7'!E57,'漁業生產量值-漁業種類別魚類別生產量值7'!G57)&#10;+SUM('漁業生產量值-漁業種類別魚類別生產量值9'!I57,'漁業生產量值-漁業種類別魚類別生產量值9'!K57)&#10;+SUM('漁業生產量值-漁業種類別魚類別生產量值10'!G57)&#10;+SUM('漁業生產量值-漁業種類別魚類別生產量值11'!C57,'漁業生產量值-漁業種類別魚類別生產量值11'!E57,'漁業生產量值-漁業種類別魚類別生產量值11'!G57,'漁業生產量值-漁業種類別魚類別生產量值11'!I57,'漁業生產量值-漁業種類別魚類別生產量值11'!K57)&#10;+SUM('漁業生產量值-漁業種類別魚類別生產量值12'!G57)&#10;+SUM('漁業生產量值-漁業種類別魚類別生產量值14'!C57,'漁業生產量值-漁業種類別魚類別生產量值14'!O57)&#10;+SUM('漁業生產量值-漁業種類別魚類別生產量值15'!C57,'漁業生產量值-漁業種類別魚類別生產量值15'!E57,'漁業生產量值-漁業種類別魚類別生產量值15'!G57,'漁業生產量值-漁業種類別魚類別生產量值15'!I57)&#10;)" table:style-name="ce55">
            <text:p>-</text:p>
          </table:table-cell>
          <table:table-cell office:value-type="string" office:string-value="-" table:formula="msoxl:=  IF(SUM(H57,J57)&#10;+SUM('漁業生產量值-漁業種類別魚類別生產量值1'!F57,'漁業生產量值-漁業種類別魚類別生產量值1'!H57,'漁業生產量值-漁業種類別魚類別生產量值1'!J57,'漁業生產量值-漁業種類別魚類別生產量值1'!P57)&#10;+SUM('漁業生產量值-漁業種類別魚類別生產量值2'!D57,'漁業生產量值-漁業種類別魚類別生產量值2'!F57,'漁業生產量值-漁業種類別魚類別生產量值2'!H57,'漁業生產量值-漁業種類別魚類別生產量值2'!J57)&#10;+SUM('漁業生產量值-漁業種類別魚類別生產量值3'!F57,'漁業生產量值-漁業種類別魚類別生產量值3'!J57,'漁業生產量值-漁業種類別魚類別生產量值3'!L57,'漁業生產量值-漁業種類別魚類別生產量值3'!N57)&#10;+SUM('漁業生產量值-漁業種類別魚類別生產量值4'!H57,'漁業生產量值-漁業種類別魚類別生產量值4'!J57,'漁業生產量值-漁業種類別魚類別生產量值4'!L57,'漁業生產量值-漁業種類別魚類別生產量值4'!N57,'漁業生產量值-漁業種類別魚類別生產量值4'!P57)&#10;+SUM('漁業生產量值-漁業種類別魚類別生產量值5'!L57,'漁業生產量值-漁業種類別魚類別生產量值5'!N57,'漁業生產量值-漁業種類別魚類別生產量值5'!P57)&#10;+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+SUM('漁業生產量值-漁業種類別魚類別生產量值7'!D57,'漁業生產量值-漁業種類別魚類別生產量值7'!F57,'漁業生產量值-漁業種類別魚類別生產量值7'!H57)&#10;+SUM('漁業生產量值-漁業種類別魚類別生產量值9'!J57,'漁業生產量值-漁業種類別魚類別生產量值9'!L57)&#10;+SUM('漁業生產量值-漁業種類別魚類別生產量值10'!H57)&#10;+SUM('漁業生產量值-漁業種類別魚類別生產量值11'!D57,'漁業生產量值-漁業種類別魚類別生產量值11'!F57,'漁業生產量值-漁業種類別魚類別生產量值11'!H57,'漁業生產量值-漁業種類別魚類別生產量值11'!J57,'漁業生產量值-漁業種類別魚類別生產量值11'!L57)&#10;+SUM('漁業生產量值-漁業種類別魚類別生產量值12'!H57)&#10;+SUM('漁業生產量值-漁業種類別魚類別生產量值14'!D57,'漁業生產量值-漁業種類別魚類別生產量值14'!P57)&#10;+SUM('漁業生產量值-漁業種類別魚類別生產量值15'!D57,'漁業生產量值-漁業種類別魚類別生產量值15'!F57,'漁業生產量值-漁業種類別魚類別生產量值15'!H57,'漁業生產量值-漁業種類別魚類別生產量值15'!J57)=0,&quot;-&quot;,&#10;SUM(H57,J57)&#10;+SUM('漁業生產量值-漁業種類別魚類別生產量值1'!F57,'漁業生產量值-漁業種類別魚類別生產量值1'!H57,'漁業生產量值-漁業種類別魚類別生產量值1'!J57,'漁業生產量值-漁業種類別魚類別生產量值1'!P57)&#10;+SUM('漁業生產量值-漁業種類別魚類別生產量值2'!D57,'漁業生產量值-漁業種類別魚類別生產量值2'!F57,'漁業生產量值-漁業種類別魚類別生產量值2'!H57,'漁業生產量值-漁業種類別魚類別生產量值2'!J57)&#10;+SUM('漁業生產量值-漁業種類別魚類別生產量值3'!F57,'漁業生產量值-漁業種類別魚類別生產量值3'!J57,'漁業生產量值-漁業種類別魚類別生產量值3'!L57,'漁業生產量值-漁業種類別魚類別生產量值3'!N57)&#10;+SUM('漁業生產量值-漁業種類別魚類別生產量值4'!H57,'漁業生產量值-漁業種類別魚類別生產量值4'!J57,'漁業生產量值-漁業種類別魚類別生產量值4'!L57,'漁業生產量值-漁業種類別魚類別生產量值4'!N57,'漁業生產量值-漁業種類別魚類別生產量值4'!P57)&#10;+SUM('漁業生產量值-漁業種類別魚類別生產量值5'!L57,'漁業生產量值-漁業種類別魚類別生產量值5'!N57,'漁業生產量值-漁業種類別魚類別生產量值5'!P57)&#10;+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+SUM('漁業生產量值-漁業種類別魚類別生產量值7'!D57,'漁業生產量值-漁業種類別魚類別生產量值7'!F57,'漁業生產量值-漁業種類別魚類別生產量值7'!H57)&#10;+SUM('漁業生產量值-漁業種類別魚類別生產量值9'!J57,'漁業生產量值-漁業種類別魚類別生產量值9'!L57)&#10;+SUM('漁業生產量值-漁業種類別魚類別生產量值10'!H57)&#10;+SUM('漁業生產量值-漁業種類別魚類別生產量值11'!D57,'漁業生產量值-漁業種類別魚類別生產量值11'!F57,'漁業生產量值-漁業種類別魚類別生產量值11'!H57,'漁業生產量值-漁業種類別魚類別生產量值11'!J57,'漁業生產量值-漁業種類別魚類別生產量值11'!L57)&#10;+SUM('漁業生產量值-漁業種類別魚類別生產量值12'!H57)&#10;+SUM('漁業生產量值-漁業種類別魚類別生產量值14'!D57,'漁業生產量值-漁業種類別魚類別生產量值14'!P57)&#10;+SUM('漁業生產量值-漁業種類別魚類別生產量值15'!D57,'漁業生產量值-漁業種類別魚類別生產量值15'!F57,'漁業生產量值-漁業種類別魚類別生產量值15'!H57,'漁業生產量值-漁業種類別魚類別生產量值15'!J57)&#10;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7,M57,O57,'漁業生產量值-漁業種類別魚類別生產量值1'!C57)=0,&quot;-&quot;,SUM(K57,M57,O57,'漁業生產量值-漁業種類別魚類別生產量值1'!C57))" table:style-name="ce55">
            <text:p>-</text:p>
          </table:table-cell>
          <table:table-cell office:value-type="string" office:string-value="-" table:formula="msoxl:=  IF(SUM(L57,N57,P57,'漁業生產量值-漁業種類別魚類別生產量值1'!D57)=0,&quot;-&quot;,SUM(L57,N57,P57,'漁業生產量值-漁業種類別魚類別生產量值1'!D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float" office:value="29286.934229999999" table:formula="msoxl:=  IF(SUM(C59:C61)=0,&quot;-&quot;,SUM(C59:C61))" table:style-name="ce52">
            <text:p>29,287<text:s/></text:p>
          </table:table-cell>
          <table:table-cell office:value-type="float" office:value="6168540.53945" table:formula="msoxl:=  IF(SUM(D59:D61)=0,&quot;-&quot;,SUM(D59:D61))" table:style-name="ce52">
            <text:p>6,168,541<text:s/></text:p>
          </table:table-cell>
          <table:table-cell office:value-type="float" office:value="28562.744420000003" table:formula="msoxl:=  IF(SUM(E59:E61)=0,&quot;-&quot;,SUM(E59:E61))" table:style-name="ce52">
            <text:p>28,563<text:s/></text:p>
          </table:table-cell>
          <table:table-cell office:value-type="float" office:value="5946412.0736799994" table:formula="msoxl:=  IF(SUM(F59:F61)=0,&quot;-&quot;,SUM(F59:F61))" table:style-name="ce53">
            <text:p>5,946,412<text:s/>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3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float" office:value="26479.727999999999" table:style-name="ce55">
            <text:p>26,480<text:s/></text:p>
          </table:table-cell>
          <table:table-cell office:value-type="float" office:value="5493637.6150000002" table:style-name="ce55">
            <text:p>5,493,638<text:s/></text:p>
          </table:table-cell>
          <table:table-cell office:value-type="float" office:value="26282.188000000002" table:formula="msoxl:=  IF(SUM(G59,I59)&#10;+SUM('漁業生產量值-漁業種類別魚類別生產量值1'!E59,'漁業生產量值-漁業種類別魚類別生產量值1'!G59,'漁業生產量值-漁業種類別魚類別生產量值1'!I59)&#10;+SUM('漁業生產量值-漁業種類別魚類別生產量值2'!C59,'漁業生產量值-漁業種類別魚類別生產量值2'!E59,'漁業生產量值-漁業種類別魚類別生產量值2'!G59,'漁業生產量值-漁業種類別魚類別生產量值2'!I59)&#10;+SUM('漁業生產量值-漁業種類別魚類別生產量值3'!E59,'漁業生產量值-漁業種類別魚類別生產量值3'!I59,'漁業生產量值-漁業種類別魚類別生產量值3'!K59,'漁業生產量值-漁業種類別魚類別生產量值3'!M59)&#10;+SUM('漁業生產量值-漁業種類別魚類別生產量值4'!G59,'漁業生產量值-漁業種類別魚類別生產量值4'!I59,'漁業生產量值-漁業種類別魚類別生產量值4'!K59,'漁業生產量值-漁業種類別魚類別生產量值4'!M59,'漁業生產量值-漁業種類別魚類別生產量值4'!O59)&#10;+SUM('漁業生產量值-漁業種類別魚類別生產量值5'!K59,'漁業生產量值-漁業種類別魚類別生產量值5'!M59,'漁業生產量值-漁業種類別魚類別生產量值5'!O59)&#10;+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+SUM('漁業生產量值-漁業種類別魚類別生產量值7'!C59,'漁業生產量值-漁業種類別魚類別生產量值7'!E59,'漁業生產量值-漁業種類別魚類別生產量值7'!G59)&#10;+SUM('漁業生產量值-漁業種類別魚類別生產量值9'!I59,'漁業生產量值-漁業種類別魚類別生產量值9'!K59)&#10;+SUM('漁業生產量值-漁業種類別魚類別生產量值10'!G59)&#10;+SUM('漁業生產量值-漁業種類別魚類別生產量值11'!C59,'漁業生產量值-漁業種類別魚類別生產量值11'!E59,'漁業生產量值-漁業種類別魚類別生產量值11'!G59,'漁業生產量值-漁業種類別魚類別生產量值11'!I59,'漁業生產量值-漁業種類別魚類別生產量值11'!K59)&#10;+SUM('漁業生產量值-漁業種類別魚類別生產量值12'!G59)&#10;+SUM('漁業生產量值-漁業種類別魚類別生產量值14'!C59,'漁業生產量值-漁業種類別魚類別生產量值14'!O59)&#10;+SUM('漁業生產量值-漁業種類別魚類別生產量值15'!C59,'漁業生產量值-漁業種類別魚類別生產量值15'!E59,'漁業生產量值-漁業種類別魚類別生產量值15'!G59,'漁業生產量值-漁業種類別魚類別生產量值15'!I59)=0,&quot;-&quot;,&#10;SUM(G59,I59)&#10;+SUM('漁業生產量值-漁業種類別魚類別生產量值1'!E59,'漁業生產量值-漁業種類別魚類別生產量值1'!G59,'漁業生產量值-漁業種類別魚類別生產量值1'!I59)&#10;+SUM('漁業生產量值-漁業種類別魚類別生產量值2'!C59,'漁業生產量值-漁業種類別魚類別生產量值2'!E59,'漁業生產量值-漁業種類別魚類別生產量值2'!G59,'漁業生產量值-漁業種類別魚類別生產量值2'!I59)&#10;+SUM('漁業生產量值-漁業種類別魚類別生產量值3'!E59,'漁業生產量值-漁業種類別魚類別生產量值3'!I59,'漁業生產量值-漁業種類別魚類別生產量值3'!K59,'漁業生產量值-漁業種類別魚類別生產量值3'!M59)&#10;+SUM('漁業生產量值-漁業種類別魚類別生產量值4'!G59,'漁業生產量值-漁業種類別魚類別生產量值4'!I59,'漁業生產量值-漁業種類別魚類別生產量值4'!K59,'漁業生產量值-漁業種類別魚類別生產量值4'!M59,'漁業生產量值-漁業種類別魚類別生產量值4'!O59)&#10;+SUM('漁業生產量值-漁業種類別魚類別生產量值5'!K59,'漁業生產量值-漁業種類別魚類別生產量值5'!M59,'漁業生產量值-漁業種類別魚類別生產量值5'!O59)&#10;+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+SUM('漁業生產量值-漁業種類別魚類別生產量值7'!C59,'漁業生產量值-漁業種類別魚類別生產量值7'!E59,'漁業生產量值-漁業種類別魚類別生產量值7'!G59)&#10;+SUM('漁業生產量值-漁業種類別魚類別生產量值9'!I59,'漁業生產量值-漁業種類別魚類別生產量值9'!K59)&#10;+SUM('漁業生產量值-漁業種類別魚類別生產量值10'!G59)&#10;+SUM('漁業生產量值-漁業種類別魚類別生產量值11'!C59,'漁業生產量值-漁業種類別魚類別生產量值11'!E59,'漁業生產量值-漁業種類別魚類別生產量值11'!G59,'漁業生產量值-漁業種類別魚類別生產量值11'!I59,'漁業生產量值-漁業種類別魚類別生產量值11'!K59)&#10;+SUM('漁業生產量值-漁業種類別魚類別生產量值12'!G59)&#10;+SUM('漁業生產量值-漁業種類別魚類別生產量值14'!C59,'漁業生產量值-漁業種類別魚類別生產量值14'!O59)&#10;+SUM('漁業生產量值-漁業種類別魚類別生產量值15'!C59,'漁業生產量值-漁業種類別魚類別生產量值15'!E59,'漁業生產量值-漁業種類別魚類別生產量值15'!G59,'漁業生產量值-漁業種類別魚類別生產量值15'!I59)&#10;)" table:style-name="ce55">
            <text:p>26,282<text:s/></text:p>
          </table:table-cell>
          <table:table-cell office:value-type="float" office:value="5402416.1149999993" table:formula="msoxl:=  IF(SUM(H59,J59)&#10;+SUM('漁業生產量值-漁業種類別魚類別生產量值1'!F59,'漁業生產量值-漁業種類別魚類別生產量值1'!H59,'漁業生產量值-漁業種類別魚類別生產量值1'!J59,'漁業生產量值-漁業種類別魚類別生產量值1'!P59)&#10;+SUM('漁業生產量值-漁業種類別魚類別生產量值2'!D59,'漁業生產量值-漁業種類別魚類別生產量值2'!F59,'漁業生產量值-漁業種類別魚類別生產量值2'!H59,'漁業生產量值-漁業種類別魚類別生產量值2'!J59)&#10;+SUM('漁業生產量值-漁業種類別魚類別生產量值3'!F59,'漁業生產量值-漁業種類別魚類別生產量值3'!J59,'漁業生產量值-漁業種類別魚類別生產量值3'!L59,'漁業生產量值-漁業種類別魚類別生產量值3'!N59)&#10;+SUM('漁業生產量值-漁業種類別魚類別生產量值4'!H59,'漁業生產量值-漁業種類別魚類別生產量值4'!J59,'漁業生產量值-漁業種類別魚類別生產量值4'!L59,'漁業生產量值-漁業種類別魚類別生產量值4'!N59,'漁業生產量值-漁業種類別魚類別生產量值4'!P59)&#10;+SUM('漁業生產量值-漁業種類別魚類別生產量值5'!L59,'漁業生產量值-漁業種類別魚類別生產量值5'!N59,'漁業生產量值-漁業種類別魚類別生產量值5'!P59)&#10;+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+SUM('漁業生產量值-漁業種類別魚類別生產量值7'!D59,'漁業生產量值-漁業種類別魚類別生產量值7'!F59,'漁業生產量值-漁業種類別魚類別生產量值7'!H59)&#10;+SUM('漁業生產量值-漁業種類別魚類別生產量值9'!J59,'漁業生產量值-漁業種類別魚類別生產量值9'!L59)&#10;+SUM('漁業生產量值-漁業種類別魚類別生產量值10'!H59)&#10;+SUM('漁業生產量值-漁業種類別魚類別生產量值11'!D59,'漁業生產量值-漁業種類別魚類別生產量值11'!F59,'漁業生產量值-漁業種類別魚類別生產量值11'!H59,'漁業生產量值-漁業種類別魚類別生產量值11'!J59,'漁業生產量值-漁業種類別魚類別生產量值11'!L59)&#10;+SUM('漁業生產量值-漁業種類別魚類別生產量值12'!H59)&#10;+SUM('漁業生產量值-漁業種類別魚類別生產量值14'!D59,'漁業生產量值-漁業種類別魚類別生產量值14'!P59)&#10;+SUM('漁業生產量值-漁業種類別魚類別生產量值15'!D59,'漁業生產量值-漁業種類別魚類別生產量值15'!F59,'漁業生產量值-漁業種類別魚類別生產量值15'!H59,'漁業生產量值-漁業種類別魚類別生產量值15'!J59)=0,&quot;-&quot;,&#10;SUM(H59,J59)&#10;+SUM('漁業生產量值-漁業種類別魚類別生產量值1'!F59,'漁業生產量值-漁業種類別魚類別生產量值1'!H59,'漁業生產量值-漁業種類別魚類別生產量值1'!J59,'漁業生產量值-漁業種類別魚類別生產量值1'!P59)&#10;+SUM('漁業生產量值-漁業種類別魚類別生產量值2'!D59,'漁業生產量值-漁業種類別魚類別生產量值2'!F59,'漁業生產量值-漁業種類別魚類別生產量值2'!H59,'漁業生產量值-漁業種類別魚類別生產量值2'!J59)&#10;+SUM('漁業生產量值-漁業種類別魚類別生產量值3'!F59,'漁業生產量值-漁業種類別魚類別生產量值3'!J59,'漁業生產量值-漁業種類別魚類別生產量值3'!L59,'漁業生產量值-漁業種類別魚類別生產量值3'!N59)&#10;+SUM('漁業生產量值-漁業種類別魚類別生產量值4'!H59,'漁業生產量值-漁業種類別魚類別生產量值4'!J59,'漁業生產量值-漁業種類別魚類別生產量值4'!L59,'漁業生產量值-漁業種類別魚類別生產量值4'!N59,'漁業生產量值-漁業種類別魚類別生產量值4'!P59)&#10;+SUM('漁業生產量值-漁業種類別魚類別生產量值5'!L59,'漁業生產量值-漁業種類別魚類別生產量值5'!N59,'漁業生產量值-漁業種類別魚類別生產量值5'!P59)&#10;+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+SUM('漁業生產量值-漁業種類別魚類別生產量值7'!D59,'漁業生產量值-漁業種類別魚類別生產量值7'!F59,'漁業生產量值-漁業種類別魚類別生產量值7'!H59)&#10;+SUM('漁業生產量值-漁業種類別魚類別生產量值9'!J59,'漁業生產量值-漁業種類別魚類別生產量值9'!L59)&#10;+SUM('漁業生產量值-漁業種類別魚類別生產量值10'!H59)&#10;+SUM('漁業生產量值-漁業種類別魚類別生產量值11'!D59,'漁業生產量值-漁業種類別魚類別生產量值11'!F59,'漁業生產量值-漁業種類別魚類別生產量值11'!H59,'漁業生產量值-漁業種類別魚類別生產量值11'!J59,'漁業生產量值-漁業種類別魚類別生產量值11'!L59)&#10;+SUM('漁業生產量值-漁業種類別魚類別生產量值12'!H59)&#10;+SUM('漁業生產量值-漁業種類別魚類別生產量值14'!D59,'漁業生產量值-漁業種類別魚類別生產量值14'!P59)&#10;+SUM('漁業生產量值-漁業種類別魚類別生產量值15'!D59,'漁業生產量值-漁業種類別魚類別生產量值15'!F59,'漁業生產量值-漁業種類別魚類別生產量值15'!H59,'漁業生產量值-漁業種類別魚類別生產量值15'!J59)&#10;)" table:style-name="ce55">
            <text:p>5,402,41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9,M59,O59,'漁業生產量值-漁業種類別魚類別生產量值1'!C59)=0,&quot;-&quot;,SUM(K59,M59,O59,'漁業生產量值-漁業種類別魚類別生產量值1'!C59))" table:style-name="ce55">
            <text:p>-</text:p>
          </table:table-cell>
          <table:table-cell office:value-type="string" office:string-value="-" table:formula="msoxl:=  IF(SUM(L59,N59,P59,'漁業生產量值-漁業種類別魚類別生產量值1'!D59)=0,&quot;-&quot;,SUM(L59,N59,P59,'漁業生產量值-漁業種類別魚類別生產量值1'!D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float" office:value="2807.2062299999998" table:style-name="ce55">
            <text:p>2,807<text:s/></text:p>
          </table:table-cell>
          <table:table-cell office:value-type="float" office:value="674902.92445000005" table:style-name="ce55">
            <text:p>674,903<text:s/></text:p>
          </table:table-cell>
          <table:table-cell office:value-type="float" office:value="2280.5564199999999" table:formula="msoxl:=  IF(SUM(G60,I60)&#10;+SUM('漁業生產量值-漁業種類別魚類別生產量值1'!E60,'漁業生產量值-漁業種類別魚類別生產量值1'!G60,'漁業生產量值-漁業種類別魚類別生產量值1'!I60)&#10;+SUM('漁業生產量值-漁業種類別魚類別生產量值2'!C60,'漁業生產量值-漁業種類別魚類別生產量值2'!E60,'漁業生產量值-漁業種類別魚類別生產量值2'!G60,'漁業生產量值-漁業種類別魚類別生產量值2'!I60)&#10;+SUM('漁業生產量值-漁業種類別魚類別生產量值3'!E60,'漁業生產量值-漁業種類別魚類別生產量值3'!I60,'漁業生產量值-漁業種類別魚類別生產量值3'!K60,'漁業生產量值-漁業種類別魚類別生產量值3'!M60)&#10;+SUM('漁業生產量值-漁業種類別魚類別生產量值4'!G60,'漁業生產量值-漁業種類別魚類別生產量值4'!I60,'漁業生產量值-漁業種類別魚類別生產量值4'!K60,'漁業生產量值-漁業種類別魚類別生產量值4'!M60,'漁業生產量值-漁業種類別魚類別生產量值4'!O60)&#10;+SUM('漁業生產量值-漁業種類別魚類別生產量值5'!K60,'漁業生產量值-漁業種類別魚類別生產量值5'!M60,'漁業生產量值-漁業種類別魚類別生產量值5'!O60)&#10;+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+SUM('漁業生產量值-漁業種類別魚類別生產量值7'!C60,'漁業生產量值-漁業種類別魚類別生產量值7'!E60,'漁業生產量值-漁業種類別魚類別生產量值7'!G60)&#10;+SUM('漁業生產量值-漁業種類別魚類別生產量值9'!I60,'漁業生產量值-漁業種類別魚類別生產量值9'!K60)&#10;+SUM('漁業生產量值-漁業種類別魚類別生產量值10'!G60)&#10;+SUM('漁業生產量值-漁業種類別魚類別生產量值11'!C60,'漁業生產量值-漁業種類別魚類別生產量值11'!E60,'漁業生產量值-漁業種類別魚類別生產量值11'!G60,'漁業生產量值-漁業種類別魚類別生產量值11'!I60,'漁業生產量值-漁業種類別魚類別生產量值11'!K60)&#10;+SUM('漁業生產量值-漁業種類別魚類別生產量值12'!G60)&#10;+SUM('漁業生產量值-漁業種類別魚類別生產量值14'!C60,'漁業生產量值-漁業種類別魚類別生產量值14'!O60)&#10;+SUM('漁業生產量值-漁業種類別魚類別生產量值15'!C60,'漁業生產量值-漁業種類別魚類別生產量值15'!E60,'漁業生產量值-漁業種類別魚類別生產量值15'!G60,'漁業生產量值-漁業種類別魚類別生產量值15'!I60)=0,&quot;-&quot;,&#10;SUM(G60,I60)&#10;+SUM('漁業生產量值-漁業種類別魚類別生產量值1'!E60,'漁業生產量值-漁業種類別魚類別生產量值1'!G60,'漁業生產量值-漁業種類別魚類別生產量值1'!I60)&#10;+SUM('漁業生產量值-漁業種類別魚類別生產量值2'!C60,'漁業生產量值-漁業種類別魚類別生產量值2'!E60,'漁業生產量值-漁業種類別魚類別生產量值2'!G60,'漁業生產量值-漁業種類別魚類別生產量值2'!I60)&#10;+SUM('漁業生產量值-漁業種類別魚類別生產量值3'!E60,'漁業生產量值-漁業種類別魚類別生產量值3'!I60,'漁業生產量值-漁業種類別魚類別生產量值3'!K60,'漁業生產量值-漁業種類別魚類別生產量值3'!M60)&#10;+SUM('漁業生產量值-漁業種類別魚類別生產量值4'!G60,'漁業生產量值-漁業種類別魚類別生產量值4'!I60,'漁業生產量值-漁業種類別魚類別生產量值4'!K60,'漁業生產量值-漁業種類別魚類別生產量值4'!M60,'漁業生產量值-漁業種類別魚類別生產量值4'!O60)&#10;+SUM('漁業生產量值-漁業種類別魚類別生產量值5'!K60,'漁業生產量值-漁業種類別魚類別生產量值5'!M60,'漁業生產量值-漁業種類別魚類別生產量值5'!O60)&#10;+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+SUM('漁業生產量值-漁業種類別魚類別生產量值7'!C60,'漁業生產量值-漁業種類別魚類別生產量值7'!E60,'漁業生產量值-漁業種類別魚類別生產量值7'!G60)&#10;+SUM('漁業生產量值-漁業種類別魚類別生產量值9'!I60,'漁業生產量值-漁業種類別魚類別生產量值9'!K60)&#10;+SUM('漁業生產量值-漁業種類別魚類別生產量值10'!G60)&#10;+SUM('漁業生產量值-漁業種類別魚類別生產量值11'!C60,'漁業生產量值-漁業種類別魚類別生產量值11'!E60,'漁業生產量值-漁業種類別魚類別生產量值11'!G60,'漁業生產量值-漁業種類別魚類別生產量值11'!I60,'漁業生產量值-漁業種類別魚類別生產量值11'!K60)&#10;+SUM('漁業生產量值-漁業種類別魚類別生產量值12'!G60)&#10;+SUM('漁業生產量值-漁業種類別魚類別生產量值14'!C60,'漁業生產量值-漁業種類別魚類別生產量值14'!O60)&#10;+SUM('漁業生產量值-漁業種類別魚類別生產量值15'!C60,'漁業生產量值-漁業種類別魚類別生產量值15'!E60,'漁業生產量值-漁業種類別魚類別生產量值15'!G60,'漁業生產量值-漁業種類別魚類別生產量值15'!I60)&#10;)" table:style-name="ce55">
            <text:p>2,281<text:s/></text:p>
          </table:table-cell>
          <table:table-cell office:value-type="float" office:value="543995.95867999992" table:formula="msoxl:=  IF(SUM(H60,J60)&#10;+SUM('漁業生產量值-漁業種類別魚類別生產量值1'!F60,'漁業生產量值-漁業種類別魚類別生產量值1'!H60,'漁業生產量值-漁業種類別魚類別生產量值1'!J60,'漁業生產量值-漁業種類別魚類別生產量值1'!P60)&#10;+SUM('漁業生產量值-漁業種類別魚類別生產量值2'!D60,'漁業生產量值-漁業種類別魚類別生產量值2'!F60,'漁業生產量值-漁業種類別魚類別生產量值2'!H60,'漁業生產量值-漁業種類別魚類別生產量值2'!J60)&#10;+SUM('漁業生產量值-漁業種類別魚類別生產量值3'!F60,'漁業生產量值-漁業種類別魚類別生產量值3'!J60,'漁業生產量值-漁業種類別魚類別生產量值3'!L60,'漁業生產量值-漁業種類別魚類別生產量值3'!N60)&#10;+SUM('漁業生產量值-漁業種類別魚類別生產量值4'!H60,'漁業生產量值-漁業種類別魚類別生產量值4'!J60,'漁業生產量值-漁業種類別魚類別生產量值4'!L60,'漁業生產量值-漁業種類別魚類別生產量值4'!N60,'漁業生產量值-漁業種類別魚類別生產量值4'!P60)&#10;+SUM('漁業生產量值-漁業種類別魚類別生產量值5'!L60,'漁業生產量值-漁業種類別魚類別生產量值5'!N60,'漁業生產量值-漁業種類別魚類別生產量值5'!P60)&#10;+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+SUM('漁業生產量值-漁業種類別魚類別生產量值7'!D60,'漁業生產量值-漁業種類別魚類別生產量值7'!F60,'漁業生產量值-漁業種類別魚類別生產量值7'!H60)&#10;+SUM('漁業生產量值-漁業種類別魚類別生產量值9'!J60,'漁業生產量值-漁業種類別魚類別生產量值9'!L60)&#10;+SUM('漁業生產量值-漁業種類別魚類別生產量值10'!H60)&#10;+SUM('漁業生產量值-漁業種類別魚類別生產量值11'!D60,'漁業生產量值-漁業種類別魚類別生產量值11'!F60,'漁業生產量值-漁業種類別魚類別生產量值11'!H60,'漁業生產量值-漁業種類別魚類別生產量值11'!J60,'漁業生產量值-漁業種類別魚類別生產量值11'!L60)&#10;+SUM('漁業生產量值-漁業種類別魚類別生產量值12'!H60)&#10;+SUM('漁業生產量值-漁業種類別魚類別生產量值14'!D60,'漁業生產量值-漁業種類別魚類別生產量值14'!P60)&#10;+SUM('漁業生產量值-漁業種類別魚類別生產量值15'!D60,'漁業生產量值-漁業種類別魚類別生產量值15'!F60,'漁業生產量值-漁業種類別魚類別生產量值15'!H60,'漁業生產量值-漁業種類別魚類別生產量值15'!J60)=0,&quot;-&quot;,&#10;SUM(H60,J60)&#10;+SUM('漁業生產量值-漁業種類別魚類別生產量值1'!F60,'漁業生產量值-漁業種類別魚類別生產量值1'!H60,'漁業生產量值-漁業種類別魚類別生產量值1'!J60,'漁業生產量值-漁業種類別魚類別生產量值1'!P60)&#10;+SUM('漁業生產量值-漁業種類別魚類別生產量值2'!D60,'漁業生產量值-漁業種類別魚類別生產量值2'!F60,'漁業生產量值-漁業種類別魚類別生產量值2'!H60,'漁業生產量值-漁業種類別魚類別生產量值2'!J60)&#10;+SUM('漁業生產量值-漁業種類別魚類別生產量值3'!F60,'漁業生產量值-漁業種類別魚類別生產量值3'!J60,'漁業生產量值-漁業種類別魚類別生產量值3'!L60,'漁業生產量值-漁業種類別魚類別生產量值3'!N60)&#10;+SUM('漁業生產量值-漁業種類別魚類別生產量值4'!H60,'漁業生產量值-漁業種類別魚類別生產量值4'!J60,'漁業生產量值-漁業種類別魚類別生產量值4'!L60,'漁業生產量值-漁業種類別魚類別生產量值4'!N60,'漁業生產量值-漁業種類別魚類別生產量值4'!P60)&#10;+SUM('漁業生產量值-漁業種類別魚類別生產量值5'!L60,'漁業生產量值-漁業種類別魚類別生產量值5'!N60,'漁業生產量值-漁業種類別魚類別生產量值5'!P60)&#10;+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+SUM('漁業生產量值-漁業種類別魚類別生產量值7'!D60,'漁業生產量值-漁業種類別魚類別生產量值7'!F60,'漁業生產量值-漁業種類別魚類別生產量值7'!H60)&#10;+SUM('漁業生產量值-漁業種類別魚類別生產量值9'!J60,'漁業生產量值-漁業種類別魚類別生產量值9'!L60)&#10;+SUM('漁業生產量值-漁業種類別魚類別生產量值10'!H60)&#10;+SUM('漁業生產量值-漁業種類別魚類別生產量值11'!D60,'漁業生產量值-漁業種類別魚類別生產量值11'!F60,'漁業生產量值-漁業種類別魚類別生產量值11'!H60,'漁業生產量值-漁業種類別魚類別生產量值11'!J60,'漁業生產量值-漁業種類別魚類別生產量值11'!L60)&#10;+SUM('漁業生產量值-漁業種類別魚類別生產量值12'!H60)&#10;+SUM('漁業生產量值-漁業種類別魚類別生產量值14'!D60,'漁業生產量值-漁業種類別魚類別生產量值14'!P60)&#10;+SUM('漁業生產量值-漁業種類別魚類別生產量值15'!D60,'漁業生產量值-漁業種類別魚類別生產量值15'!F60,'漁業生產量值-漁業種類別魚類別生產量值15'!H60,'漁業生產量值-漁業種類別魚類別生產量值15'!J60)&#10;)" table:style-name="ce55">
            <text:p>543,99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0,M60,O60,'漁業生產量值-漁業種類別魚類別生產量值1'!C60)=0,&quot;-&quot;,SUM(K60,M60,O60,'漁業生產量值-漁業種類別魚類別生產量值1'!C60))" table:style-name="ce55">
            <text:p>-</text:p>
          </table:table-cell>
          <table:table-cell office:value-type="string" office:string-value="-" table:formula="msoxl:=  IF(SUM(L60,N60,P60,'漁業生產量值-漁業種類別魚類別生產量值1'!D60)=0,&quot;-&quot;,SUM(L60,N60,P60,'漁業生產量值-漁業種類別魚類別生產量值1'!D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61,I61)&#10;+SUM('漁業生產量值-漁業種類別魚類別生產量值1'!E61,'漁業生產量值-漁業種類別魚類別生產量值1'!G61,'漁業生產量值-漁業種類別魚類別生產量值1'!I61)&#10;+SUM('漁業生產量值-漁業種類別魚類別生產量值2'!C61,'漁業生產量值-漁業種類別魚類別生產量值2'!E61,'漁業生產量值-漁業種類別魚類別生產量值2'!G61,'漁業生產量值-漁業種類別魚類別生產量值2'!I61)&#10;+SUM('漁業生產量值-漁業種類別魚類別生產量值3'!E61,'漁業生產量值-漁業種類別魚類別生產量值3'!I61,'漁業生產量值-漁業種類別魚類別生產量值3'!K61,'漁業生產量值-漁業種類別魚類別生產量值3'!M61)&#10;+SUM('漁業生產量值-漁業種類別魚類別生產量值4'!G61,'漁業生產量值-漁業種類別魚類別生產量值4'!I61,'漁業生產量值-漁業種類別魚類別生產量值4'!K61,'漁業生產量值-漁業種類別魚類別生產量值4'!M61,'漁業生產量值-漁業種類別魚類別生產量值4'!O61)&#10;+SUM('漁業生產量值-漁業種類別魚類別生產量值5'!K61,'漁業生產量值-漁業種類別魚類別生產量值5'!M61,'漁業生產量值-漁業種類別魚類別生產量值5'!O61)&#10;+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+SUM('漁業生產量值-漁業種類別魚類別生產量值7'!C61,'漁業生產量值-漁業種類別魚類別生產量值7'!E61,'漁業生產量值-漁業種類別魚類別生產量值7'!G61)&#10;+SUM('漁業生產量值-漁業種類別魚類別生產量值9'!I61,'漁業生產量值-漁業種類別魚類別生產量值9'!K61)&#10;+SUM('漁業生產量值-漁業種類別魚類別生產量值10'!G61)&#10;+SUM('漁業生產量值-漁業種類別魚類別生產量值11'!C61,'漁業生產量值-漁業種類別魚類別生產量值11'!E61,'漁業生產量值-漁業種類別魚類別生產量值11'!G61,'漁業生產量值-漁業種類別魚類別生產量值11'!I61,'漁業生產量值-漁業種類別魚類別生產量值11'!K61)&#10;+SUM('漁業生產量值-漁業種類別魚類別生產量值12'!G61)&#10;+SUM('漁業生產量值-漁業種類別魚類別生產量值14'!C61,'漁業生產量值-漁業種類別魚類別生產量值14'!O61)&#10;+SUM('漁業生產量值-漁業種類別魚類別生產量值15'!C61,'漁業生產量值-漁業種類別魚類別生產量值15'!E61,'漁業生產量值-漁業種類別魚類別生產量值15'!G61,'漁業生產量值-漁業種類別魚類別生產量值15'!I61)=0,&quot;-&quot;,&#10;SUM(G61,I61)&#10;+SUM('漁業生產量值-漁業種類別魚類別生產量值1'!E61,'漁業生產量值-漁業種類別魚類別生產量值1'!G61,'漁業生產量值-漁業種類別魚類別生產量值1'!I61)&#10;+SUM('漁業生產量值-漁業種類別魚類別生產量值2'!C61,'漁業生產量值-漁業種類別魚類別生產量值2'!E61,'漁業生產量值-漁業種類別魚類別生產量值2'!G61,'漁業生產量值-漁業種類別魚類別生產量值2'!I61)&#10;+SUM('漁業生產量值-漁業種類別魚類別生產量值3'!E61,'漁業生產量值-漁業種類別魚類別生產量值3'!I61,'漁業生產量值-漁業種類別魚類別生產量值3'!K61,'漁業生產量值-漁業種類別魚類別生產量值3'!M61)&#10;+SUM('漁業生產量值-漁業種類別魚類別生產量值4'!G61,'漁業生產量值-漁業種類別魚類別生產量值4'!I61,'漁業生產量值-漁業種類別魚類別生產量值4'!K61,'漁業生產量值-漁業種類別魚類別生產量值4'!M61,'漁業生產量值-漁業種類別魚類別生產量值4'!O61)&#10;+SUM('漁業生產量值-漁業種類別魚類別生產量值5'!K61,'漁業生產量值-漁業種類別魚類別生產量值5'!M61,'漁業生產量值-漁業種類別魚類別生產量值5'!O61)&#10;+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+SUM('漁業生產量值-漁業種類別魚類別生產量值7'!C61,'漁業生產量值-漁業種類別魚類別生產量值7'!E61,'漁業生產量值-漁業種類別魚類別生產量值7'!G61)&#10;+SUM('漁業生產量值-漁業種類別魚類別生產量值9'!I61,'漁業生產量值-漁業種類別魚類別生產量值9'!K61)&#10;+SUM('漁業生產量值-漁業種類別魚類別生產量值10'!G61)&#10;+SUM('漁業生產量值-漁業種類別魚類別生產量值11'!C61,'漁業生產量值-漁業種類別魚類別生產量值11'!E61,'漁業生產量值-漁業種類別魚類別生產量值11'!G61,'漁業生產量值-漁業種類別魚類別生產量值11'!I61,'漁業生產量值-漁業種類別魚類別生產量值11'!K61)&#10;+SUM('漁業生產量值-漁業種類別魚類別生產量值12'!G61)&#10;+SUM('漁業生產量值-漁業種類別魚類別生產量值14'!C61,'漁業生產量值-漁業種類別魚類別生產量值14'!O61)&#10;+SUM('漁業生產量值-漁業種類別魚類別生產量值15'!C61,'漁業生產量值-漁業種類別魚類別生產量值15'!E61,'漁業生產量值-漁業種類別魚類別生產量值15'!G61,'漁業生產量值-漁業種類別魚類別生產量值15'!I61)&#10;)" table:style-name="ce55">
            <text:p>-</text:p>
          </table:table-cell>
          <table:table-cell office:value-type="string" office:string-value="-" table:formula="msoxl:=  IF(SUM(H61,J61)&#10;+SUM('漁業生產量值-漁業種類別魚類別生產量值1'!F61,'漁業生產量值-漁業種類別魚類別生產量值1'!H61,'漁業生產量值-漁業種類別魚類別生產量值1'!J61,'漁業生產量值-漁業種類別魚類別生產量值1'!P61)&#10;+SUM('漁業生產量值-漁業種類別魚類別生產量值2'!D61,'漁業生產量值-漁業種類別魚類別生產量值2'!F61,'漁業生產量值-漁業種類別魚類別生產量值2'!H61,'漁業生產量值-漁業種類別魚類別生產量值2'!J61)&#10;+SUM('漁業生產量值-漁業種類別魚類別生產量值3'!F61,'漁業生產量值-漁業種類別魚類別生產量值3'!J61,'漁業生產量值-漁業種類別魚類別生產量值3'!L61,'漁業生產量值-漁業種類別魚類別生產量值3'!N61)&#10;+SUM('漁業生產量值-漁業種類別魚類別生產量值4'!H61,'漁業生產量值-漁業種類別魚類別生產量值4'!J61,'漁業生產量值-漁業種類別魚類別生產量值4'!L61,'漁業生產量值-漁業種類別魚類別生產量值4'!N61,'漁業生產量值-漁業種類別魚類別生產量值4'!P61)&#10;+SUM('漁業生產量值-漁業種類別魚類別生產量值5'!L61,'漁業生產量值-漁業種類別魚類別生產量值5'!N61,'漁業生產量值-漁業種類別魚類別生產量值5'!P61)&#10;+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+SUM('漁業生產量值-漁業種類別魚類別生產量值7'!D61,'漁業生產量值-漁業種類別魚類別生產量值7'!F61,'漁業生產量值-漁業種類別魚類別生產量值7'!H61)&#10;+SUM('漁業生產量值-漁業種類別魚類別生產量值9'!J61,'漁業生產量值-漁業種類別魚類別生產量值9'!L61)&#10;+SUM('漁業生產量值-漁業種類別魚類別生產量值10'!H61)&#10;+SUM('漁業生產量值-漁業種類別魚類別生產量值11'!D61,'漁業生產量值-漁業種類別魚類別生產量值11'!F61,'漁業生產量值-漁業種類別魚類別生產量值11'!H61,'漁業生產量值-漁業種類別魚類別生產量值11'!J61,'漁業生產量值-漁業種類別魚類別生產量值11'!L61)&#10;+SUM('漁業生產量值-漁業種類別魚類別生產量值12'!H61)&#10;+SUM('漁業生產量值-漁業種類別魚類別生產量值14'!D61,'漁業生產量值-漁業種類別魚類別生產量值14'!P61)&#10;+SUM('漁業生產量值-漁業種類別魚類別生產量值15'!D61,'漁業生產量值-漁業種類別魚類別生產量值15'!F61,'漁業生產量值-漁業種類別魚類別生產量值15'!H61,'漁業生產量值-漁業種類別魚類別生產量值15'!J61)=0,&quot;-&quot;,&#10;SUM(H61,J61)&#10;+SUM('漁業生產量值-漁業種類別魚類別生產量值1'!F61,'漁業生產量值-漁業種類別魚類別生產量值1'!H61,'漁業生產量值-漁業種類別魚類別生產量值1'!J61,'漁業生產量值-漁業種類別魚類別生產量值1'!P61)&#10;+SUM('漁業生產量值-漁業種類別魚類別生產量值2'!D61,'漁業生產量值-漁業種類別魚類別生產量值2'!F61,'漁業生產量值-漁業種類別魚類別生產量值2'!H61,'漁業生產量值-漁業種類別魚類別生產量值2'!J61)&#10;+SUM('漁業生產量值-漁業種類別魚類別生產量值3'!F61,'漁業生產量值-漁業種類別魚類別生產量值3'!J61,'漁業生產量值-漁業種類別魚類別生產量值3'!L61,'漁業生產量值-漁業種類別魚類別生產量值3'!N61)&#10;+SUM('漁業生產量值-漁業種類別魚類別生產量值4'!H61,'漁業生產量值-漁業種類別魚類別生產量值4'!J61,'漁業生產量值-漁業種類別魚類別生產量值4'!L61,'漁業生產量值-漁業種類別魚類別生產量值4'!N61,'漁業生產量值-漁業種類別魚類別生產量值4'!P61)&#10;+SUM('漁業生產量值-漁業種類別魚類別生產量值5'!L61,'漁業生產量值-漁業種類別魚類別生產量值5'!N61,'漁業生產量值-漁業種類別魚類別生產量值5'!P61)&#10;+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+SUM('漁業生產量值-漁業種類別魚類別生產量值7'!D61,'漁業生產量值-漁業種類別魚類別生產量值7'!F61,'漁業生產量值-漁業種類別魚類別生產量值7'!H61)&#10;+SUM('漁業生產量值-漁業種類別魚類別生產量值9'!J61,'漁業生產量值-漁業種類別魚類別生產量值9'!L61)&#10;+SUM('漁業生產量值-漁業種類別魚類別生產量值10'!H61)&#10;+SUM('漁業生產量值-漁業種類別魚類別生產量值11'!D61,'漁業生產量值-漁業種類別魚類別生產量值11'!F61,'漁業生產量值-漁業種類別魚類別生產量值11'!H61,'漁業生產量值-漁業種類別魚類別生產量值11'!J61,'漁業生產量值-漁業種類別魚類別生產量值11'!L61)&#10;+SUM('漁業生產量值-漁業種類別魚類別生產量值12'!H61)&#10;+SUM('漁業生產量值-漁業種類別魚類別生產量值14'!D61,'漁業生產量值-漁業種類別魚類別生產量值14'!P61)&#10;+SUM('漁業生產量值-漁業種類別魚類別生產量值15'!D61,'漁業生產量值-漁業種類別魚類別生產量值15'!F61,'漁業生產量值-漁業種類別魚類別生產量值15'!H61,'漁業生產量值-漁業種類別魚類別生產量值15'!J61)&#10;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1,M61,O61,'漁業生產量值-漁業種類別魚類別生產量值1'!C61)=0,&quot;-&quot;,SUM(K61,M61,O61,'漁業生產量值-漁業種類別魚類別生產量值1'!C61))" table:style-name="ce55">
            <text:p>-</text:p>
          </table:table-cell>
          <table:table-cell office:value-type="string" office:string-value="-" table:formula="msoxl:=  IF(SUM(L61,N61,P61,'漁業生產量值-漁業種類別魚類別生產量值1'!D61)=0,&quot;-&quot;,SUM(L61,N61,P61,'漁業生產量值-漁業種類別魚類別生產量值1'!D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310320.94858999999" table:formula="msoxl:=  IF(SUM(C63,C64,C65,C67)=0,IF(C66=0,&quot;-&quot;,C66),SUM(C63,C64,C65,C67))" table:style-name="ce52">
            <text:p>310,321<text:s/></text:p>
          </table:table-cell>
          <table:table-cell office:value-type="float" office:value="36165889.528999999" table:formula="msoxl:=  IF(SUM(D63:D67)=0,&quot;-&quot;,SUM(D63:D67))" table:style-name="ce52">
            <text:p>36,165,890<text:s/></text:p>
          </table:table-cell>
          <table:table-cell office:value-type="float" office:value="290836.90743000002" table:formula="msoxl:=  IF(SUM(E63,E64,E65,E67)=0,IF(E66=0,&quot;-&quot;,E66),SUM(E63,E64,E65,E67))" table:style-name="ce52">
            <text:p>290,837<text:s/></text:p>
          </table:table-cell>
          <table:table-cell office:value-type="float" office:value="33703328.349760003" table:formula="msoxl:=  IF(SUM(F63:F67)=0,&quot;-&quot;,SUM(F63:F67))" table:style-name="ce53">
            <text:p>33,703,328<text:s/></text:p>
          </table:table-cell>
          <table:table-cell office:value-type="float" office:value="69726.172749999998" table:formula="msoxl:=  IF(SUM(G63,G64,G65,G67)=0,IF(G66=0,&quot;-&quot;,G66),SUM(G63,G64,G65,G67))" table:style-name="ce52">
            <text:p>69,726<text:s/></text:p>
          </table:table-cell>
          <table:table-cell office:value-type="float" office:value="3785236.5898000002" table:formula="msoxl:=  IF(SUM(H63:H67)=0,&quot;-&quot;,SUM(H63:H67))" table:style-name="ce52">
            <text:p>3,785,237<text:s/></text:p>
          </table:table-cell>
          <table:table-cell office:value-type="float" office:value="2004.5112199999999" table:formula="msoxl:=  IF(SUM(I63,I64,I65,I67)=0,IF(I66=0,&quot;-&quot;,I66),SUM(I63,I64,I65,I67))" table:style-name="ce52">
            <text:p>2,005<text:s/></text:p>
          </table:table-cell>
          <table:table-cell office:value-type="float" office:value="124536.18178" table:formula="msoxl:=  IF(SUM(J63:J67)=0,&quot;-&quot;,SUM(J63:J67))" table:style-name="ce53">
            <text:p>124,536<text:s/></text:p>
          </table:table-cell>
          <table:table-cell office:value-type="float" office:value="253.82769999999999" table:formula="msoxl:=  IF(SUM(K63,K64,K65,K67)=0,IF(K66=0,&quot;-&quot;,K66),SUM(K63,K64,K65,K67))" table:style-name="ce52">
            <text:p>254<text:s/></text:p>
          </table:table-cell>
          <table:table-cell office:value-type="float" office:value="14373.87069" table:formula="msoxl:=  IF(SUM(L63:L67)=0,&quot;-&quot;,SUM(L63:L67))" table:style-name="ce52">
            <text:p>14,374<text:s/></text:p>
          </table:table-cell>
          <table:table-cell office:value-type="float" office:value="407.36199999999997" table:formula="msoxl:=  IF(SUM(M63,M64,M65,M67)=0,IF(M66=0,&quot;-&quot;,M66),SUM(M63,M64,M65,M67))" table:style-name="ce52">
            <text:p>407<text:s/></text:p>
          </table:table-cell>
          <table:table-cell office:value-type="float" office:value="32862.11131" table:formula="msoxl:=  IF(SUM(N63:N67)=0,&quot;-&quot;,SUM(N63:N67))" table:style-name="ce52">
            <text:p>32,862<text:s/></text:p>
          </table:table-cell>
          <table:table-cell office:value-type="float" office:value="750.13900000000001" table:formula="msoxl:=  IF(SUM(O63,O64,O65,O67)=0,IF(O66=0,&quot;-&quot;,O66),SUM(O63,O64,O65,O67))" table:style-name="ce52">
            <text:p>750<text:s/></text:p>
          </table:table-cell>
          <table:table-cell office:value-type="float" office:value="47540.182530000005" table:formula="msoxl:=  IF(SUM(P63:P67)=0,&quot;-&quot;,SUM(P63:P67))" table:style-name="ce52">
            <text:p>47,54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165357.68048000001" table:style-name="ce55">
            <text:p>165,358<text:s/></text:p>
          </table:table-cell>
          <table:table-cell office:value-type="float" office:value="21215067.95953" table:style-name="ce55">
            <text:p>21,215,068<text:s/></text:p>
          </table:table-cell>
          <table:table-cell office:value-type="float" office:value="160663.66711000004" table:formula="msoxl:=  IF(SUM(G63,I63)&#10;+SUM('漁業生產量值-漁業種類別魚類別生產量值1'!E63,'漁業生產量值-漁業種類別魚類別生產量值1'!G63,'漁業生產量值-漁業種類別魚類別生產量值1'!I63)&#10;+SUM('漁業生產量值-漁業種類別魚類別生產量值2'!C63,'漁業生產量值-漁業種類別魚類別生產量值2'!E63,'漁業生產量值-漁業種類別魚類別生產量值2'!G63,'漁業生產量值-漁業種類別魚類別生產量值2'!I63)&#10;+SUM('漁業生產量值-漁業種類別魚類別生產量值3'!E63,'漁業生產量值-漁業種類別魚類別生產量值3'!I63,'漁業生產量值-漁業種類別魚類別生產量值3'!K63,'漁業生產量值-漁業種類別魚類別生產量值3'!M63)&#10;+SUM('漁業生產量值-漁業種類別魚類別生產量值4'!G63,'漁業生產量值-漁業種類別魚類別生產量值4'!I63,'漁業生產量值-漁業種類別魚類別生產量值4'!K63,'漁業生產量值-漁業種類別魚類別生產量值4'!M63,'漁業生產量值-漁業種類別魚類別生產量值4'!O63)&#10;+SUM('漁業生產量值-漁業種類別魚類別生產量值5'!K63,'漁業生產量值-漁業種類別魚類別生產量值5'!M63,'漁業生產量值-漁業種類別魚類別生產量值5'!O63)&#10;+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+SUM('漁業生產量值-漁業種類別魚類別生產量值7'!C63,'漁業生產量值-漁業種類別魚類別生產量值7'!E63,'漁業生產量值-漁業種類別魚類別生產量值7'!G63)&#10;+SUM('漁業生產量值-漁業種類別魚類別生產量值9'!I63,'漁業生產量值-漁業種類別魚類別生產量值9'!K63)&#10;+SUM('漁業生產量值-漁業種類別魚類別生產量值10'!G63)&#10;+SUM('漁業生產量值-漁業種類別魚類別生產量值11'!C63,'漁業生產量值-漁業種類別魚類別生產量值11'!E63,'漁業生產量值-漁業種類別魚類別生產量值11'!G63,'漁業生產量值-漁業種類別魚類別生產量值11'!I63,'漁業生產量值-漁業種類別魚類別生產量值11'!K63)&#10;+SUM('漁業生產量值-漁業種類別魚類別生產量值12'!G63)&#10;+SUM('漁業生產量值-漁業種類別魚類別生產量值14'!C63,'漁業生產量值-漁業種類別魚類別生產量值14'!O63)&#10;+SUM('漁業生產量值-漁業種類別魚類別生產量值15'!C63,'漁業生產量值-漁業種類別魚類別生產量值15'!E63,'漁業生產量值-漁業種類別魚類別生產量值15'!G63,'漁業生產量值-漁業種類別魚類別生產量值15'!I63)=0,&quot;-&quot;,&#10;SUM(G63,I63)&#10;+SUM('漁業生產量值-漁業種類別魚類別生產量值1'!E63,'漁業生產量值-漁業種類別魚類別生產量值1'!G63,'漁業生產量值-漁業種類別魚類別生產量值1'!I63)&#10;+SUM('漁業生產量值-漁業種類別魚類別生產量值2'!C63,'漁業生產量值-漁業種類別魚類別生產量值2'!E63,'漁業生產量值-漁業種類別魚類別生產量值2'!G63,'漁業生產量值-漁業種類別魚類別生產量值2'!I63)&#10;+SUM('漁業生產量值-漁業種類別魚類別生產量值3'!E63,'漁業生產量值-漁業種類別魚類別生產量值3'!I63,'漁業生產量值-漁業種類別魚類別生產量值3'!K63,'漁業生產量值-漁業種類別魚類別生產量值3'!M63)&#10;+SUM('漁業生產量值-漁業種類別魚類別生產量值4'!G63,'漁業生產量值-漁業種類別魚類別生產量值4'!I63,'漁業生產量值-漁業種類別魚類別生產量值4'!K63,'漁業生產量值-漁業種類別魚類別生產量值4'!M63,'漁業生產量值-漁業種類別魚類別生產量值4'!O63)&#10;+SUM('漁業生產量值-漁業種類別魚類別生產量值5'!K63,'漁業生產量值-漁業種類別魚類別生產量值5'!M63,'漁業生產量值-漁業種類別魚類別生產量值5'!O63)&#10;+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+SUM('漁業生產量值-漁業種類別魚類別生產量值7'!C63,'漁業生產量值-漁業種類別魚類別生產量值7'!E63,'漁業生產量值-漁業種類別魚類別生產量值7'!G63)&#10;+SUM('漁業生產量值-漁業種類別魚類別生產量值9'!I63,'漁業生產量值-漁業種類別魚類別生產量值9'!K63)&#10;+SUM('漁業生產量值-漁業種類別魚類別生產量值10'!G63)&#10;+SUM('漁業生產量值-漁業種類別魚類別生產量值11'!C63,'漁業生產量值-漁業種類別魚類別生產量值11'!E63,'漁業生產量值-漁業種類別魚類別生產量值11'!G63,'漁業生產量值-漁業種類別魚類別生產量值11'!I63,'漁業生產量值-漁業種類別魚類別生產量值11'!K63)&#10;+SUM('漁業生產量值-漁業種類別魚類別生產量值12'!G63)&#10;+SUM('漁業生產量值-漁業種類別魚類別生產量值14'!C63,'漁業生產量值-漁業種類別魚類別生產量值14'!O63)&#10;+SUM('漁業生產量值-漁業種類別魚類別生產量值15'!C63,'漁業生產量值-漁業種類別魚類別生產量值15'!E63,'漁業生產量值-漁業種類別魚類別生產量值15'!G63,'漁業生產量值-漁業種類別魚類別生產量值15'!I63)&#10;)" table:style-name="ce55">
            <text:p>160,664<text:s/></text:p>
          </table:table-cell>
          <table:table-cell office:value-type="float" office:value="20550810.628550004" table:formula="msoxl:=  IF(SUM(H63,J63)&#10;+SUM('漁業生產量值-漁業種類別魚類別生產量值1'!F63,'漁業生產量值-漁業種類別魚類別生產量值1'!H63,'漁業生產量值-漁業種類別魚類別生產量值1'!J63,'漁業生產量值-漁業種類別魚類別生產量值1'!P63)&#10;+SUM('漁業生產量值-漁業種類別魚類別生產量值2'!D63,'漁業生產量值-漁業種類別魚類別生產量值2'!F63,'漁業生產量值-漁業種類別魚類別生產量值2'!H63,'漁業生產量值-漁業種類別魚類別生產量值2'!J63)&#10;+SUM('漁業生產量值-漁業種類別魚類別生產量值3'!F63,'漁業生產量值-漁業種類別魚類別生產量值3'!J63,'漁業生產量值-漁業種類別魚類別生產量值3'!L63,'漁業生產量值-漁業種類別魚類別生產量值3'!N63)&#10;+SUM('漁業生產量值-漁業種類別魚類別生產量值4'!H63,'漁業生產量值-漁業種類別魚類別生產量值4'!J63,'漁業生產量值-漁業種類別魚類別生產量值4'!L63,'漁業生產量值-漁業種類別魚類別生產量值4'!N63,'漁業生產量值-漁業種類別魚類別生產量值4'!P63)&#10;+SUM('漁業生產量值-漁業種類別魚類別生產量值5'!L63,'漁業生產量值-漁業種類別魚類別生產量值5'!N63,'漁業生產量值-漁業種類別魚類別生產量值5'!P63)&#10;+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+SUM('漁業生產量值-漁業種類別魚類別生產量值7'!D63,'漁業生產量值-漁業種類別魚類別生產量值7'!F63,'漁業生產量值-漁業種類別魚類別生產量值7'!H63)&#10;+SUM('漁業生產量值-漁業種類別魚類別生產量值9'!J63,'漁業生產量值-漁業種類別魚類別生產量值9'!L63)&#10;+SUM('漁業生產量值-漁業種類別魚類別生產量值10'!H63)&#10;+SUM('漁業生產量值-漁業種類別魚類別生產量值11'!D63,'漁業生產量值-漁業種類別魚類別生產量值11'!F63,'漁業生產量值-漁業種類別魚類別生產量值11'!H63,'漁業生產量值-漁業種類別魚類別生產量值11'!J63,'漁業生產量值-漁業種類別魚類別生產量值11'!L63)&#10;+SUM('漁業生產量值-漁業種類別魚類別生產量值12'!H63)&#10;+SUM('漁業生產量值-漁業種類別魚類別生產量值14'!D63,'漁業生產量值-漁業種類別魚類別生產量值14'!P63)&#10;+SUM('漁業生產量值-漁業種類別魚類別生產量值15'!D63,'漁業生產量值-漁業種類別魚類別生產量值15'!F63,'漁業生產量值-漁業種類別魚類別生產量值15'!H63,'漁業生產量值-漁業種類別魚類別生產量值15'!J63)=0,&quot;-&quot;,&#10;SUM(H63,J63)&#10;+SUM('漁業生產量值-漁業種類別魚類別生產量值1'!F63,'漁業生產量值-漁業種類別魚類別生產量值1'!H63,'漁業生產量值-漁業種類別魚類別生產量值1'!J63,'漁業生產量值-漁業種類別魚類別生產量值1'!P63)&#10;+SUM('漁業生產量值-漁業種類別魚類別生產量值2'!D63,'漁業生產量值-漁業種類別魚類別生產量值2'!F63,'漁業生產量值-漁業種類別魚類別生產量值2'!H63,'漁業生產量值-漁業種類別魚類別生產量值2'!J63)&#10;+SUM('漁業生產量值-漁業種類別魚類別生產量值3'!F63,'漁業生產量值-漁業種類別魚類別生產量值3'!J63,'漁業生產量值-漁業種類別魚類別生產量值3'!L63,'漁業生產量值-漁業種類別魚類別生產量值3'!N63)&#10;+SUM('漁業生產量值-漁業種類別魚類別生產量值4'!H63,'漁業生產量值-漁業種類別魚類別生產量值4'!J63,'漁業生產量值-漁業種類別魚類別生產量值4'!L63,'漁業生產量值-漁業種類別魚類別生產量值4'!N63,'漁業生產量值-漁業種類別魚類別生產量值4'!P63)&#10;+SUM('漁業生產量值-漁業種類別魚類別生產量值5'!L63,'漁業生產量值-漁業種類別魚類別生產量值5'!N63,'漁業生產量值-漁業種類別魚類別生產量值5'!P63)&#10;+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+SUM('漁業生產量值-漁業種類別魚類別生產量值7'!D63,'漁業生產量值-漁業種類別魚類別生產量值7'!F63,'漁業生產量值-漁業種類別魚類別生產量值7'!H63)&#10;+SUM('漁業生產量值-漁業種類別魚類別生產量值9'!J63,'漁業生產量值-漁業種類別魚類別生產量值9'!L63)&#10;+SUM('漁業生產量值-漁業種類別魚類別生產量值10'!H63)&#10;+SUM('漁業生產量值-漁業種類別魚類別生產量值11'!D63,'漁業生產量值-漁業種類別魚類別生產量值11'!F63,'漁業生產量值-漁業種類別魚類別生產量值11'!H63,'漁業生產量值-漁業種類別魚類別生產量值11'!J63,'漁業生產量值-漁業種類別魚類別生產量值11'!L63)&#10;+SUM('漁業生產量值-漁業種類別魚類別生產量值12'!H63)&#10;+SUM('漁業生產量值-漁業種類別魚類別生產量值14'!D63,'漁業生產量值-漁業種類別魚類別生產量值14'!P63)&#10;+SUM('漁業生產量值-漁業種類別魚類別生產量值15'!D63,'漁業生產量值-漁業種類別魚類別生產量值15'!F63,'漁業生產量值-漁業種類別魚類別生產量值15'!H63,'漁業生產量值-漁業種類別魚類別生產量值15'!J63)&#10;)" table:style-name="ce55">
            <text:p>20,550,811<text:s/></text:p>
          </table:table-cell>
          <table:table-cell office:value-type="float" office:value="11219.037899999999" table:style-name="ce55">
            <text:p>11,219<text:s/></text:p>
          </table:table-cell>
          <table:table-cell office:value-type="float" office:value="659552.70880999998" table:style-name="ce55">
            <text:p>659,553<text:s/></text:p>
          </table:table-cell>
          <table:table-cell office:value-type="string" office:string-value="-" table:formula="msoxl:=  IF(SUM(K63,M63,O63,'漁業生產量值-漁業種類別魚類別生產量值1'!C63)=0,&quot;-&quot;,SUM(K63,M63,O63,'漁業生產量值-漁業種類別魚類別生產量值1'!C63))" table:style-name="ce55">
            <text:p>-</text:p>
          </table:table-cell>
          <table:table-cell office:value-type="string" office:string-value="-" table:formula="msoxl:=  IF(SUM(L63,N63,P63,'漁業生產量值-漁業種類別魚類別生產量值1'!D63)=0,&quot;-&quot;,SUM(L63,N63,P63,'漁業生產量值-漁業種類別魚類別生產量值1'!D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144332.66811" table:style-name="ce55">
            <text:p>144,333<text:s/></text:p>
          </table:table-cell>
          <table:table-cell office:value-type="float" office:value="13773664.260469999" table:style-name="ce55">
            <text:p>13,773,664<text:s/></text:p>
          </table:table-cell>
          <table:table-cell office:value-type="float" office:value="129707.05832" table:formula="msoxl:=  IF(SUM(G64,I64)&#10;+SUM('漁業生產量值-漁業種類別魚類別生產量值1'!E64,'漁業生產量值-漁業種類別魚類別生產量值1'!G64,'漁業生產量值-漁業種類別魚類別生產量值1'!I64)&#10;+SUM('漁業生產量值-漁業種類別魚類別生產量值2'!C64,'漁業生產量值-漁業種類別魚類別生產量值2'!E64,'漁業生產量值-漁業種類別魚類別生產量值2'!G64,'漁業生產量值-漁業種類別魚類別生產量值2'!I64)&#10;+SUM('漁業生產量值-漁業種類別魚類別生產量值3'!E64,'漁業生產量值-漁業種類別魚類別生產量值3'!I64,'漁業生產量值-漁業種類別魚類別生產量值3'!K64,'漁業生產量值-漁業種類別魚類別生產量值3'!M64)&#10;+SUM('漁業生產量值-漁業種類別魚類別生產量值4'!G64,'漁業生產量值-漁業種類別魚類別生產量值4'!I64,'漁業生產量值-漁業種類別魚類別生產量值4'!K64,'漁業生產量值-漁業種類別魚類別生產量值4'!M64,'漁業生產量值-漁業種類別魚類別生產量值4'!O64)&#10;+SUM('漁業生產量值-漁業種類別魚類別生產量值5'!K64,'漁業生產量值-漁業種類別魚類別生產量值5'!M64,'漁業生產量值-漁業種類別魚類別生產量值5'!O64)&#10;+SUM('漁業生產量值-漁業種類別魚類別生產量值6'!C64,'漁業生產量值-漁業種類別魚類別生產量值6'!E64,'漁業生產量值-漁業種類別魚類別生產量值6'!G64,'漁業生產量值-漁業種類別魚類別生產量值6'!I64,'漁業生產量值-漁業種類別魚類別生產量值6'!K64,'漁業生產量值-漁業種類別魚類別生產量值6'!M64,'漁業生產量值-漁業種類別魚類別生產量值6'!O64)&#10;+SUM('漁業生產量值-漁業種類別魚類別生產量值7'!C64,'漁業生產量值-漁業種類別魚類別生產量值7'!E64,'漁業生產量值-漁業種類別魚類別生產量值7'!G64)&#10;+SUM('漁業生產量值-漁業種類別魚類別生產量值9'!I64,'漁業生產量值-漁業種類別魚類別生產量值9'!K64)&#10;+SUM('漁業生產量值-漁業種類別魚類別生產量值10'!G64)&#10;+SUM('漁業生產量值-漁業種類別魚類別生產量值11'!C64,'漁業生產量值-漁業種類別魚類別生產量值11'!E64,'漁業生產量值-漁業種類別魚類別生產量值11'!G64,'漁業生產量值-漁業種類別魚類別生產量值11'!I64,'漁業生產量值-漁業種類別魚類別生產量值11'!K64)&#10;+SUM('漁業生產量值-漁業種類別魚類別生產量值12'!G64)&#10;+SUM('漁業生產量值-漁業種類別魚類別生產量值14'!C64,'漁業生產量值-漁業種類別魚類別生產量值14'!O64)&#10;+SUM('漁業生產量值-漁業種類別魚類別生產量值15'!C64,'漁業生產量值-漁業種類別魚類別生產量值15'!E64,'漁業生產量值-漁業種類別魚類別生產量值15'!G64,'漁業生產量值-漁業種類別魚類別生產量值15'!I64)=0,&quot;-&quot;,&#10;SUM(G64,I64)&#10;+SUM('漁業生產量值-漁業種類別魚類別生產量值1'!E64,'漁業生產量值-漁業種類別魚類別生產量值1'!G64,'漁業生產量值-漁業種類別魚類別生產量值1'!I64)&#10;+SUM('漁業生產量值-漁業種類別魚類別生產量值2'!C64,'漁業生產量值-漁業種類別魚類別生產量值2'!E64,'漁業生產量值-漁業種類別魚類別生產量值2'!G64,'漁業生產量值-漁業種類別魚類別生產量值2'!I64)&#10;+SUM('漁業生產量值-漁業種類別魚類別生產量值3'!E64,'漁業生產量值-漁業種類別魚類別生產量值3'!I64,'漁業生產量值-漁業種類別魚類別生產量值3'!K64,'漁業生產量值-漁業種類別魚類別生產量值3'!M64)&#10;+SUM('漁業生產量值-漁業種類別魚類別生產量值4'!G64,'漁業生產量值-漁業種類別魚類別生產量值4'!I64,'漁業生產量值-漁業種類別魚類別生產量值4'!K64,'漁業生產量值-漁業種類別魚類別生產量值4'!M64,'漁業生產量值-漁業種類別魚類別生產量值4'!O64)&#10;+SUM('漁業生產量值-漁業種類別魚類別生產量值5'!K64,'漁業生產量值-漁業種類別魚類別生產量值5'!M64,'漁業生產量值-漁業種類別魚類別生產量值5'!O64)&#10;+SUM('漁業生產量值-漁業種類別魚類別生產量值6'!C64,'漁業生產量值-漁業種類別魚類別生產量值6'!E64,'漁業生產量值-漁業種類別魚類別生產量值6'!G64,'漁業生產量值-漁業種類別魚類別生產量值6'!I64,'漁業生產量值-漁業種類別魚類別生產量值6'!K64,'漁業生產量值-漁業種類別魚類別生產量值6'!M64,'漁業生產量值-漁業種類別魚類別生產量值6'!O64)&#10;+SUM('漁業生產量值-漁業種類別魚類別生產量值7'!C64,'漁業生產量值-漁業種類別魚類別生產量值7'!E64,'漁業生產量值-漁業種類別魚類別生產量值7'!G64)&#10;+SUM('漁業生產量值-漁業種類別魚類別生產量值9'!I64,'漁業生產量值-漁業種類別魚類別生產量值9'!K64)&#10;+SUM('漁業生產量值-漁業種類別魚類別生產量值10'!G64)&#10;+SUM('漁業生產量值-漁業種類別魚類別生產量值11'!C64,'漁業生產量值-漁業種類別魚類別生產量值11'!E64,'漁業生產量值-漁業種類別魚類別生產量值11'!G64,'漁業生產量值-漁業種類別魚類別生產量值11'!I64,'漁業生產量值-漁業種類別魚類別生產量值11'!K64)&#10;+SUM('漁業生產量值-漁業種類別魚類別生產量值12'!G64)&#10;+SUM('漁業生產量值-漁業種類別魚類別生產量值14'!C64,'漁業生產量值-漁業種類別魚類別生產量值14'!O64)&#10;+SUM('漁業生產量值-漁業種類別魚類別生產量值15'!C64,'漁業生產量值-漁業種類別魚類別生產量值15'!E64,'漁業生產量值-漁業種類別魚類別生產量值15'!G64,'漁業生產量值-漁業種類別魚類別生產量值15'!I64)&#10;)" table:style-name="ce55">
            <text:p>129,707<text:s/></text:p>
          </table:table-cell>
          <table:table-cell office:value-type="float" office:value="12032834.821710002" table:formula="msoxl:=  IF(SUM(H64,J64)&#10;+SUM('漁業生產量值-漁業種類別魚類別生產量值1'!F64,'漁業生產量值-漁業種類別魚類別生產量值1'!H64,'漁業生產量值-漁業種類別魚類別生產量值1'!J64,'漁業生產量值-漁業種類別魚類別生產量值1'!P64)&#10;+SUM('漁業生產量值-漁業種類別魚類別生產量值2'!D64,'漁業生產量值-漁業種類別魚類別生產量值2'!F64,'漁業生產量值-漁業種類別魚類別生產量值2'!H64,'漁業生產量值-漁業種類別魚類別生產量值2'!J64)&#10;+SUM('漁業生產量值-漁業種類別魚類別生產量值3'!F64,'漁業生產量值-漁業種類別魚類別生產量值3'!J64,'漁業生產量值-漁業種類別魚類別生產量值3'!L64,'漁業生產量值-漁業種類別魚類別生產量值3'!N64)&#10;+SUM('漁業生產量值-漁業種類別魚類別生產量值4'!H64,'漁業生產量值-漁業種類別魚類別生產量值4'!J64,'漁業生產量值-漁業種類別魚類別生產量值4'!L64,'漁業生產量值-漁業種類別魚類別生產量值4'!N64,'漁業生產量值-漁業種類別魚類別生產量值4'!P64)&#10;+SUM('漁業生產量值-漁業種類別魚類別生產量值5'!L64,'漁業生產量值-漁業種類別魚類別生產量值5'!N64,'漁業生產量值-漁業種類別魚類別生產量值5'!P64)&#10;+SUM('漁業生產量值-漁業種類別魚類別生產量值6'!D64,'漁業生產量值-漁業種類別魚類別生產量值6'!F64,'漁業生產量值-漁業種類別魚類別生產量值6'!H64,'漁業生產量值-漁業種類別魚類別生產量值6'!J64,'漁業生產量值-漁業種類別魚類別生產量值6'!L64,'漁業生產量值-漁業種類別魚類別生產量值6'!N64,'漁業生產量值-漁業種類別魚類別生產量值6'!P64)&#10;+SUM('漁業生產量值-漁業種類別魚類別生產量值7'!D64,'漁業生產量值-漁業種類別魚類別生產量值7'!F64,'漁業生產量值-漁業種類別魚類別生產量值7'!H64)&#10;+SUM('漁業生產量值-漁業種類別魚類別生產量值9'!J64,'漁業生產量值-漁業種類別魚類別生產量值9'!L64)&#10;+SUM('漁業生產量值-漁業種類別魚類別生產量值10'!H64)&#10;+SUM('漁業生產量值-漁業種類別魚類別生產量值11'!D64,'漁業生產量值-漁業種類別魚類別生產量值11'!F64,'漁業生產量值-漁業種類別魚類別生產量值11'!H64,'漁業生產量值-漁業種類別魚類別生產量值11'!J64,'漁業生產量值-漁業種類別魚類別生產量值11'!L64)&#10;+SUM('漁業生產量值-漁業種類別魚類別生產量值12'!H64)&#10;+SUM('漁業生產量值-漁業種類別魚類別生產量值14'!D64,'漁業生產量值-漁業種類別魚類別生產量值14'!P64)&#10;+SUM('漁業生產量值-漁業種類別魚類別生產量值15'!D64,'漁業生產量值-漁業種類別魚類別生產量值15'!F64,'漁業生產量值-漁業種類別魚類別生產量值15'!H64,'漁業生產量值-漁業種類別魚類別生產量值15'!J64)=0,&quot;-&quot;,&#10;SUM(H64,J64)&#10;+SUM('漁業生產量值-漁業種類別魚類別生產量值1'!F64,'漁業生產量值-漁業種類別魚類別生產量值1'!H64,'漁業生產量值-漁業種類別魚類別生產量值1'!J64,'漁業生產量值-漁業種類別魚類別生產量值1'!P64)&#10;+SUM('漁業生產量值-漁業種類別魚類別生產量值2'!D64,'漁業生產量值-漁業種類別魚類別生產量值2'!F64,'漁業生產量值-漁業種類別魚類別生產量值2'!H64,'漁業生產量值-漁業種類別魚類別生產量值2'!J64)&#10;+SUM('漁業生產量值-漁業種類別魚類別生產量值3'!F64,'漁業生產量值-漁業種類別魚類別生產量值3'!J64,'漁業生產量值-漁業種類別魚類別生產量值3'!L64,'漁業生產量值-漁業種類別魚類別生產量值3'!N64)&#10;+SUM('漁業生產量值-漁業種類別魚類別生產量值4'!H64,'漁業生產量值-漁業種類別魚類別生產量值4'!J64,'漁業生產量值-漁業種類別魚類別生產量值4'!L64,'漁業生產量值-漁業種類別魚類別生產量值4'!N64,'漁業生產量值-漁業種類別魚類別生產量值4'!P64)&#10;+SUM('漁業生產量值-漁業種類別魚類別生產量值5'!L64,'漁業生產量值-漁業種類別魚類別生產量值5'!N64,'漁業生產量值-漁業種類別魚類別生產量值5'!P64)&#10;+SUM('漁業生產量值-漁業種類別魚類別生產量值6'!D64,'漁業生產量值-漁業種類別魚類別生產量值6'!F64,'漁業生產量值-漁業種類別魚類別生產量值6'!H64,'漁業生產量值-漁業種類別魚類別生產量值6'!J64,'漁業生產量值-漁業種類別魚類別生產量值6'!L64,'漁業生產量值-漁業種類別魚類別生產量值6'!N64,'漁業生產量值-漁業種類別魚類別生產量值6'!P64)&#10;+SUM('漁業生產量值-漁業種類別魚類別生產量值7'!D64,'漁業生產量值-漁業種類別魚類別生產量值7'!F64,'漁業生產量值-漁業種類別魚類別生產量值7'!H64)&#10;+SUM('漁業生產量值-漁業種類別魚類別生產量值9'!J64,'漁業生產量值-漁業種類別魚類別生產量值9'!L64)&#10;+SUM('漁業生產量值-漁業種類別魚類別生產量值10'!H64)&#10;+SUM('漁業生產量值-漁業種類別魚類別生產量值11'!D64,'漁業生產量值-漁業種類別魚類別生產量值11'!F64,'漁業生產量值-漁業種類別魚類別生產量值11'!H64,'漁業生產量值-漁業種類別魚類別生產量值11'!J64,'漁業生產量值-漁業種類別魚類別生產量值11'!L64)&#10;+SUM('漁業生產量值-漁業種類別魚類別生產量值12'!H64)&#10;+SUM('漁業生產量值-漁業種類別魚類別生產量值14'!D64,'漁業生產量值-漁業種類別魚類別生產量值14'!P64)&#10;+SUM('漁業生產量值-漁業種類別魚類別生產量值15'!D64,'漁業生產量值-漁業種類別魚類別生產量值15'!F64,'漁業生產量值-漁業種類別魚類別生產量值15'!H64,'漁業生產量值-漁業種類別魚類別生產量值15'!J64)&#10;)" table:style-name="ce55">
            <text:p>12,032,835<text:s/></text:p>
          </table:table-cell>
          <table:table-cell office:value-type="float" office:value="58170.935850000002" table:style-name="ce55">
            <text:p>58,171<text:s/></text:p>
          </table:table-cell>
          <table:table-cell office:value-type="float" office:value="3105263.7204900002" table:style-name="ce55">
            <text:p>3,105,264<text:s/></text:p>
          </table:table-cell>
          <table:table-cell office:value-type="float" office:value="1878.3792199999998" table:formula="msoxl:=  IF(SUM(K64,M64,O64,'漁業生產量值-漁業種類別魚類別生產量值1'!C64)=0,&quot;-&quot;,SUM(K64,M64,O64,'漁業生產量值-漁業種類別魚類別生產量值1'!C64))" table:style-name="ce55">
            <text:p>1,878<text:s/></text:p>
          </table:table-cell>
          <table:table-cell office:value-type="float" office:value="116185.62278000001" table:formula="msoxl:=  IF(SUM(L64,N64,P64,'漁業生產量值-漁業種類別魚類別生產量值1'!D64)=0,&quot;-&quot;,SUM(L64,N64,P64,'漁業生產量值-漁業種類別魚類別生產量值1'!D64))" table:style-name="ce55">
            <text:p>116,186<text:s/></text:p>
          </table:table-cell>
          <table:table-cell office:value-type="float" office:value="240.06469999999999" table:style-name="ce55">
            <text:p>240<text:s/></text:p>
          </table:table-cell>
          <table:table-cell office:value-type="float" office:value="13646.65919" table:style-name="ce55">
            <text:p>13,647<text:s/></text:p>
          </table:table-cell>
          <table:table-cell office:value-type="float" office:value="399.81299999999999" table:style-name="ce55">
            <text:p>400<text:s/></text:p>
          </table:table-cell>
          <table:table-cell office:value-type="float" office:value="32448.097310000001" table:style-name="ce55">
            <text:p>32,448<text:s/></text:p>
          </table:table-cell>
          <table:table-cell office:value-type="float" office:value="709.08" table:style-name="ce55">
            <text:p>709<text:s/></text:p>
          </table:table-cell>
          <table:table-cell office:value-type="float" office:value="44745.322030000003" table:style-name="ce55">
            <text:p>44,74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65,I65)&#10;+SUM('漁業生產量值-漁業種類別魚類別生產量值1'!E65,'漁業生產量值-漁業種類別魚類別生產量值1'!G65,'漁業生產量值-漁業種類別魚類別生產量值1'!I65)&#10;+SUM('漁業生產量值-漁業種類別魚類別生產量值2'!C65,'漁業生產量值-漁業種類別魚類別生產量值2'!E65,'漁業生產量值-漁業種類別魚類別生產量值2'!G65,'漁業生產量值-漁業種類別魚類別生產量值2'!I65)&#10;+SUM('漁業生產量值-漁業種類別魚類別生產量值3'!E65,'漁業生產量值-漁業種類別魚類別生產量值3'!I65,'漁業生產量值-漁業種類別魚類別生產量值3'!K65,'漁業生產量值-漁業種類別魚類別生產量值3'!M65)&#10;+SUM('漁業生產量值-漁業種類別魚類別生產量值4'!G65,'漁業生產量值-漁業種類別魚類別生產量值4'!I65,'漁業生產量值-漁業種類別魚類別生產量值4'!K65,'漁業生產量值-漁業種類別魚類別生產量值4'!M65,'漁業生產量值-漁業種類別魚類別生產量值4'!O65)&#10;+SUM('漁業生產量值-漁業種類別魚類別生產量值5'!K65,'漁業生產量值-漁業種類別魚類別生產量值5'!M65,'漁業生產量值-漁業種類別魚類別生產量值5'!O65)&#10;+SUM('漁業生產量值-漁業種類別魚類別生產量值6'!C65,'漁業生產量值-漁業種類別魚類別生產量值6'!E65,'漁業生產量值-漁業種類別魚類別生產量值6'!G65,'漁業生產量值-漁業種類別魚類別生產量值6'!I65,'漁業生產量值-漁業種類別魚類別生產量值6'!K65,'漁業生產量值-漁業種類別魚類別生產量值6'!M65,'漁業生產量值-漁業種類別魚類別生產量值6'!O65)&#10;+SUM('漁業生產量值-漁業種類別魚類別生產量值7'!C65,'漁業生產量值-漁業種類別魚類別生產量值7'!E65,'漁業生產量值-漁業種類別魚類別生產量值7'!G65)&#10;+SUM('漁業生產量值-漁業種類別魚類別生產量值9'!I65,'漁業生產量值-漁業種類別魚類別生產量值9'!K65)&#10;+SUM('漁業生產量值-漁業種類別魚類別生產量值10'!G65)&#10;+SUM('漁業生產量值-漁業種類別魚類別生產量值11'!C65,'漁業生產量值-漁業種類別魚類別生產量值11'!E65,'漁業生產量值-漁業種類別魚類別生產量值11'!G65,'漁業生產量值-漁業種類別魚類別生產量值11'!I65,'漁業生產量值-漁業種類別魚類別生產量值11'!K65)&#10;+SUM('漁業生產量值-漁業種類別魚類別生產量值12'!G65)&#10;+SUM('漁業生產量值-漁業種類別魚類別生產量值14'!C65,'漁業生產量值-漁業種類別魚類別生產量值14'!O65)&#10;+SUM('漁業生產量值-漁業種類別魚類別生產量值15'!C65,'漁業生產量值-漁業種類別魚類別生產量值15'!E65,'漁業生產量值-漁業種類別魚類別生產量值15'!G65,'漁業生產量值-漁業種類別魚類別生產量值15'!I65)=0,&quot;-&quot;,&#10;SUM(G65,I65)&#10;+SUM('漁業生產量值-漁業種類別魚類別生產量值1'!E65,'漁業生產量值-漁業種類別魚類別生產量值1'!G65,'漁業生產量值-漁業種類別魚類別生產量值1'!I65)&#10;+SUM('漁業生產量值-漁業種類別魚類別生產量值2'!C65,'漁業生產量值-漁業種類別魚類別生產量值2'!E65,'漁業生產量值-漁業種類別魚類別生產量值2'!G65,'漁業生產量值-漁業種類別魚類別生產量值2'!I65)&#10;+SUM('漁業生產量值-漁業種類別魚類別生產量值3'!E65,'漁業生產量值-漁業種類別魚類別生產量值3'!I65,'漁業生產量值-漁業種類別魚類別生產量值3'!K65,'漁業生產量值-漁業種類別魚類別生產量值3'!M65)&#10;+SUM('漁業生產量值-漁業種類別魚類別生產量值4'!G65,'漁業生產量值-漁業種類別魚類別生產量值4'!I65,'漁業生產量值-漁業種類別魚類別生產量值4'!K65,'漁業生產量值-漁業種類別魚類別生產量值4'!M65,'漁業生產量值-漁業種類別魚類別生產量值4'!O65)&#10;+SUM('漁業生產量值-漁業種類別魚類別生產量值5'!K65,'漁業生產量值-漁業種類別魚類別生產量值5'!M65,'漁業生產量值-漁業種類別魚類別生產量值5'!O65)&#10;+SUM('漁業生產量值-漁業種類別魚類別生產量值6'!C65,'漁業生產量值-漁業種類別魚類別生產量值6'!E65,'漁業生產量值-漁業種類別魚類別生產量值6'!G65,'漁業生產量值-漁業種類別魚類別生產量值6'!I65,'漁業生產量值-漁業種類別魚類別生產量值6'!K65,'漁業生產量值-漁業種類別魚類別生產量值6'!M65,'漁業生產量值-漁業種類別魚類別生產量值6'!O65)&#10;+SUM('漁業生產量值-漁業種類別魚類別生產量值7'!C65,'漁業生產量值-漁業種類別魚類別生產量值7'!E65,'漁業生產量值-漁業種類別魚類別生產量值7'!G65)&#10;+SUM('漁業生產量值-漁業種類別魚類別生產量值9'!I65,'漁業生產量值-漁業種類別魚類別生產量值9'!K65)&#10;+SUM('漁業生產量值-漁業種類別魚類別生產量值10'!G65)&#10;+SUM('漁業生產量值-漁業種類別魚類別生產量值11'!C65,'漁業生產量值-漁業種類別魚類別生產量值11'!E65,'漁業生產量值-漁業種類別魚類別生產量值11'!G65,'漁業生產量值-漁業種類別魚類別生產量值11'!I65,'漁業生產量值-漁業種類別魚類別生產量值11'!K65)&#10;+SUM('漁業生產量值-漁業種類別魚類別生產量值12'!G65)&#10;+SUM('漁業生產量值-漁業種類別魚類別生產量值14'!C65,'漁業生產量值-漁業種類別魚類別生產量值14'!O65)&#10;+SUM('漁業生產量值-漁業種類別魚類別生產量值15'!C65,'漁業生產量值-漁業種類別魚類別生產量值15'!E65,'漁業生產量值-漁業種類別魚類別生產量值15'!G65,'漁業生產量值-漁業種類別魚類別生產量值15'!I65)&#10;)" table:style-name="ce55">
            <text:p>-</text:p>
          </table:table-cell>
          <table:table-cell office:value-type="string" office:string-value="-" table:formula="msoxl:=  IF(SUM(H65,J65)&#10;+SUM('漁業生產量值-漁業種類別魚類別生產量值1'!F65,'漁業生產量值-漁業種類別魚類別生產量值1'!H65,'漁業生產量值-漁業種類別魚類別生產量值1'!J65,'漁業生產量值-漁業種類別魚類別生產量值1'!P65)&#10;+SUM('漁業生產量值-漁業種類別魚類別生產量值2'!D65,'漁業生產量值-漁業種類別魚類別生產量值2'!F65,'漁業生產量值-漁業種類別魚類別生產量值2'!H65,'漁業生產量值-漁業種類別魚類別生產量值2'!J65)&#10;+SUM('漁業生產量值-漁業種類別魚類別生產量值3'!F65,'漁業生產量值-漁業種類別魚類別生產量值3'!J65,'漁業生產量值-漁業種類別魚類別生產量值3'!L65,'漁業生產量值-漁業種類別魚類別生產量值3'!N65)&#10;+SUM('漁業生產量值-漁業種類別魚類別生產量值4'!H65,'漁業生產量值-漁業種類別魚類別生產量值4'!J65,'漁業生產量值-漁業種類別魚類別生產量值4'!L65,'漁業生產量值-漁業種類別魚類別生產量值4'!N65,'漁業生產量值-漁業種類別魚類別生產量值4'!P65)&#10;+SUM('漁業生產量值-漁業種類別魚類別生產量值5'!L65,'漁業生產量值-漁業種類別魚類別生產量值5'!N65,'漁業生產量值-漁業種類別魚類別生產量值5'!P65)&#10;+SUM('漁業生產量值-漁業種類別魚類別生產量值6'!D65,'漁業生產量值-漁業種類別魚類別生產量值6'!F65,'漁業生產量值-漁業種類別魚類別生產量值6'!H65,'漁業生產量值-漁業種類別魚類別生產量值6'!J65,'漁業生產量值-漁業種類別魚類別生產量值6'!L65,'漁業生產量值-漁業種類別魚類別生產量值6'!N65,'漁業生產量值-漁業種類別魚類別生產量值6'!P65)&#10;+SUM('漁業生產量值-漁業種類別魚類別生產量值7'!D65,'漁業生產量值-漁業種類別魚類別生產量值7'!F65,'漁業生產量值-漁業種類別魚類別生產量值7'!H65)&#10;+SUM('漁業生產量值-漁業種類別魚類別生產量值9'!J65,'漁業生產量值-漁業種類別魚類別生產量值9'!L65)&#10;+SUM('漁業生產量值-漁業種類別魚類別生產量值10'!H65)&#10;+SUM('漁業生產量值-漁業種類別魚類別生產量值11'!D65,'漁業生產量值-漁業種類別魚類別生產量值11'!F65,'漁業生產量值-漁業種類別魚類別生產量值11'!H65,'漁業生產量值-漁業種類別魚類別生產量值11'!J65,'漁業生產量值-漁業種類別魚類別生產量值11'!L65)&#10;+SUM('漁業生產量值-漁業種類別魚類別生產量值12'!H65)&#10;+SUM('漁業生產量值-漁業種類別魚類別生產量值14'!D65,'漁業生產量值-漁業種類別魚類別生產量值14'!P65)&#10;+SUM('漁業生產量值-漁業種類別魚類別生產量值15'!D65,'漁業生產量值-漁業種類別魚類別生產量值15'!F65,'漁業生產量值-漁業種類別魚類別生產量值15'!H65,'漁業生產量值-漁業種類別魚類別生產量值15'!J65)=0,&quot;-&quot;,&#10;SUM(H65,J65)&#10;+SUM('漁業生產量值-漁業種類別魚類別生產量值1'!F65,'漁業生產量值-漁業種類別魚類別生產量值1'!H65,'漁業生產量值-漁業種類別魚類別生產量值1'!J65,'漁業生產量值-漁業種類別魚類別生產量值1'!P65)&#10;+SUM('漁業生產量值-漁業種類別魚類別生產量值2'!D65,'漁業生產量值-漁業種類別魚類別生產量值2'!F65,'漁業生產量值-漁業種類別魚類別生產量值2'!H65,'漁業生產量值-漁業種類別魚類別生產量值2'!J65)&#10;+SUM('漁業生產量值-漁業種類別魚類別生產量值3'!F65,'漁業生產量值-漁業種類別魚類別生產量值3'!J65,'漁業生產量值-漁業種類別魚類別生產量值3'!L65,'漁業生產量值-漁業種類別魚類別生產量值3'!N65)&#10;+SUM('漁業生產量值-漁業種類別魚類別生產量值4'!H65,'漁業生產量值-漁業種類別魚類別生產量值4'!J65,'漁業生產量值-漁業種類別魚類別生產量值4'!L65,'漁業生產量值-漁業種類別魚類別生產量值4'!N65,'漁業生產量值-漁業種類別魚類別生產量值4'!P65)&#10;+SUM('漁業生產量值-漁業種類別魚類別生產量值5'!L65,'漁業生產量值-漁業種類別魚類別生產量值5'!N65,'漁業生產量值-漁業種類別魚類別生產量值5'!P65)&#10;+SUM('漁業生產量值-漁業種類別魚類別生產量值6'!D65,'漁業生產量值-漁業種類別魚類別生產量值6'!F65,'漁業生產量值-漁業種類別魚類別生產量值6'!H65,'漁業生產量值-漁業種類別魚類別生產量值6'!J65,'漁業生產量值-漁業種類別魚類別生產量值6'!L65,'漁業生產量值-漁業種類別魚類別生產量值6'!N65,'漁業生產量值-漁業種類別魚類別生產量值6'!P65)&#10;+SUM('漁業生產量值-漁業種類別魚類別生產量值7'!D65,'漁業生產量值-漁業種類別魚類別生產量值7'!F65,'漁業生產量值-漁業種類別魚類別生產量值7'!H65)&#10;+SUM('漁業生產量值-漁業種類別魚類別生產量值9'!J65,'漁業生產量值-漁業種類別魚類別生產量值9'!L65)&#10;+SUM('漁業生產量值-漁業種類別魚類別生產量值10'!H65)&#10;+SUM('漁業生產量值-漁業種類別魚類別生產量值11'!D65,'漁業生產量值-漁業種類別魚類別生產量值11'!F65,'漁業生產量值-漁業種類別魚類別生產量值11'!H65,'漁業生產量值-漁業種類別魚類別生產量值11'!J65,'漁業生產量值-漁業種類別魚類別生產量值11'!L65)&#10;+SUM('漁業生產量值-漁業種類別魚類別生產量值12'!H65)&#10;+SUM('漁業生產量值-漁業種類別魚類別生產量值14'!D65,'漁業生產量值-漁業種類別魚類別生產量值14'!P65)&#10;+SUM('漁業生產量值-漁業種類別魚類別生產量值15'!D65,'漁業生產量值-漁業種類別魚類別生產量值15'!F65,'漁業生產量值-漁業種類別魚類別生產量值15'!H65,'漁業生產量值-漁業種類別魚類別生產量值15'!J65)&#10;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5,M65,O65,'漁業生產量值-漁業種類別魚類別生產量值1'!C65)=0,&quot;-&quot;,SUM(K65,M65,O65,'漁業生產量值-漁業種類別魚類別生產量值1'!C65))" table:style-name="ce55">
            <text:p>-</text:p>
          </table:table-cell>
          <table:table-cell office:value-type="string" office:string-value="-" table:formula="msoxl:=  IF(SUM(L65,N65,P65,'漁業生產量值-漁業種類別魚類別生產量值1'!D65)=0,&quot;-&quot;,SUM(L65,N65,P65,'漁業生產量值-漁業種類別魚類別生產量值1'!D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float" office:value="60576.311000000002" table:style-name="ce55">
            <text:p>60,576<text:s/></text:p>
          </table:table-cell>
          <table:table-cell office:value-type="float" office:value="1090680" table:style-name="ce55">
            <text:p>1,090,680<text:s/></text:p>
          </table:table-cell>
          <table:table-cell office:value-type="string" office:string-value="-" table:formula="msoxl:=  IF(SUM(G66,I66)&#10;+SUM('漁業生產量值-漁業種類別魚類別生產量值1'!E66,'漁業生產量值-漁業種類別魚類別生產量值1'!G66,'漁業生產量值-漁業種類別魚類別生產量值1'!I66)&#10;+SUM('漁業生產量值-漁業種類別魚類別生產量值2'!C66,'漁業生產量值-漁業種類別魚類別生產量值2'!E66,'漁業生產量值-漁業種類別魚類別生產量值2'!G66,'漁業生產量值-漁業種類別魚類別生產量值2'!I66)&#10;+SUM('漁業生產量值-漁業種類別魚類別生產量值3'!E66,'漁業生產量值-漁業種類別魚類別生產量值3'!I66,'漁業生產量值-漁業種類別魚類別生產量值3'!K66,'漁業生產量值-漁業種類別魚類別生產量值3'!M66)&#10;+SUM('漁業生產量值-漁業種類別魚類別生產量值4'!G66,'漁業生產量值-漁業種類別魚類別生產量值4'!I66,'漁業生產量值-漁業種類別魚類別生產量值4'!K66,'漁業生產量值-漁業種類別魚類別生產量值4'!M66,'漁業生產量值-漁業種類別魚類別生產量值4'!O66)&#10;+SUM('漁業生產量值-漁業種類別魚類別生產量值5'!K66,'漁業生產量值-漁業種類別魚類別生產量值5'!M66,'漁業生產量值-漁業種類別魚類別生產量值5'!O66)&#10;+SUM('漁業生產量值-漁業種類別魚類別生產量值6'!C66,'漁業生產量值-漁業種類別魚類別生產量值6'!E66,'漁業生產量值-漁業種類別魚類別生產量值6'!G66,'漁業生產量值-漁業種類別魚類別生產量值6'!I66,'漁業生產量值-漁業種類別魚類別生產量值6'!K66,'漁業生產量值-漁業種類別魚類別生產量值6'!M66,'漁業生產量值-漁業種類別魚類別生產量值6'!O66)&#10;+SUM('漁業生產量值-漁業種類別魚類別生產量值7'!C66,'漁業生產量值-漁業種類別魚類別生產量值7'!E66,'漁業生產量值-漁業種類別魚類別生產量值7'!G66)&#10;+SUM('漁業生產量值-漁業種類別魚類別生產量值9'!I66,'漁業生產量值-漁業種類別魚類別生產量值9'!K66)&#10;+SUM('漁業生產量值-漁業種類別魚類別生產量值10'!G66)&#10;+SUM('漁業生產量值-漁業種類別魚類別生產量值11'!C66,'漁業生產量值-漁業種類別魚類別生產量值11'!E66,'漁業生產量值-漁業種類別魚類別生產量值11'!G66,'漁業生產量值-漁業種類別魚類別生產量值11'!I66,'漁業生產量值-漁業種類別魚類別生產量值11'!K66)&#10;+SUM('漁業生產量值-漁業種類別魚類別生產量值12'!G66)&#10;+SUM('漁業生產量值-漁業種類別魚類別生產量值14'!C66,'漁業生產量值-漁業種類別魚類別生產量值14'!O66)&#10;+SUM('漁業生產量值-漁業種類別魚類別生產量值15'!C66,'漁業生產量值-漁業種類別魚類別生產量值15'!E66,'漁業生產量值-漁業種類別魚類別生產量值15'!G66,'漁業生產量值-漁業種類別魚類別生產量值15'!I66)=0,&quot;-&quot;,&#10;SUM(G66,I66)&#10;+SUM('漁業生產量值-漁業種類別魚類別生產量值1'!E66,'漁業生產量值-漁業種類別魚類別生產量值1'!G66,'漁業生產量值-漁業種類別魚類別生產量值1'!I66)&#10;+SUM('漁業生產量值-漁業種類別魚類別生產量值2'!C66,'漁業生產量值-漁業種類別魚類別生產量值2'!E66,'漁業生產量值-漁業種類別魚類別生產量值2'!G66,'漁業生產量值-漁業種類別魚類別生產量值2'!I66)&#10;+SUM('漁業生產量值-漁業種類別魚類別生產量值3'!E66,'漁業生產量值-漁業種類別魚類別生產量值3'!I66,'漁業生產量值-漁業種類別魚類別生產量值3'!K66,'漁業生產量值-漁業種類別魚類別生產量值3'!M66)&#10;+SUM('漁業生產量值-漁業種類別魚類別生產量值4'!G66,'漁業生產量值-漁業種類別魚類別生產量值4'!I66,'漁業生產量值-漁業種類別魚類別生產量值4'!K66,'漁業生產量值-漁業種類別魚類別生產量值4'!M66,'漁業生產量值-漁業種類別魚類別生產量值4'!O66)&#10;+SUM('漁業生產量值-漁業種類別魚類別生產量值5'!K66,'漁業生產量值-漁業種類別魚類別生產量值5'!M66,'漁業生產量值-漁業種類別魚類別生產量值5'!O66)&#10;+SUM('漁業生產量值-漁業種類別魚類別生產量值6'!C66,'漁業生產量值-漁業種類別魚類別生產量值6'!E66,'漁業生產量值-漁業種類別魚類別生產量值6'!G66,'漁業生產量值-漁業種類別魚類別生產量值6'!I66,'漁業生產量值-漁業種類別魚類別生產量值6'!K66,'漁業生產量值-漁業種類別魚類別生產量值6'!M66,'漁業生產量值-漁業種類別魚類別生產量值6'!O66)&#10;+SUM('漁業生產量值-漁業種類別魚類別生產量值7'!C66,'漁業生產量值-漁業種類別魚類別生產量值7'!E66,'漁業生產量值-漁業種類別魚類別生產量值7'!G66)&#10;+SUM('漁業生產量值-漁業種類別魚類別生產量值9'!I66,'漁業生產量值-漁業種類別魚類別生產量值9'!K66)&#10;+SUM('漁業生產量值-漁業種類別魚類別生產量值10'!G66)&#10;+SUM('漁業生產量值-漁業種類別魚類別生產量值11'!C66,'漁業生產量值-漁業種類別魚類別生產量值11'!E66,'漁業生產量值-漁業種類別魚類別生產量值11'!G66,'漁業生產量值-漁業種類別魚類別生產量值11'!I66,'漁業生產量值-漁業種類別魚類別生產量值11'!K66)&#10;+SUM('漁業生產量值-漁業種類別魚類別生產量值12'!G66)&#10;+SUM('漁業生產量值-漁業種類別魚類別生產量值14'!C66,'漁業生產量值-漁業種類別魚類別生產量值14'!O66)&#10;+SUM('漁業生產量值-漁業種類別魚類別生產量值15'!C66,'漁業生產量值-漁業種類別魚類別生產量值15'!E66,'漁業生產量值-漁業種類別魚類別生產量值15'!G66,'漁業生產量值-漁業種類別魚類別生產量值15'!I66)&#10;)" table:style-name="ce55">
            <text:p>-</text:p>
          </table:table-cell>
          <table:table-cell office:value-type="float" office:value="1090680" table:formula="msoxl:=  IF(SUM(H66,J66)&#10;+SUM('漁業生產量值-漁業種類別魚類別生產量值1'!F66,'漁業生產量值-漁業種類別魚類別生產量值1'!H66,'漁業生產量值-漁業種類別魚類別生產量值1'!J66,'漁業生產量值-漁業種類別魚類別生產量值1'!P66)&#10;+SUM('漁業生產量值-漁業種類別魚類別生產量值2'!D66,'漁業生產量值-漁業種類別魚類別生產量值2'!F66,'漁業生產量值-漁業種類別魚類別生產量值2'!H66,'漁業生產量值-漁業種類別魚類別生產量值2'!J66)&#10;+SUM('漁業生產量值-漁業種類別魚類別生產量值3'!F66,'漁業生產量值-漁業種類別魚類別生產量值3'!J66,'漁業生產量值-漁業種類別魚類別生產量值3'!L66,'漁業生產量值-漁業種類別魚類別生產量值3'!N66)&#10;+SUM('漁業生產量值-漁業種類別魚類別生產量值4'!H66,'漁業生產量值-漁業種類別魚類別生產量值4'!J66,'漁業生產量值-漁業種類別魚類別生產量值4'!L66,'漁業生產量值-漁業種類別魚類別生產量值4'!N66,'漁業生產量值-漁業種類別魚類別生產量值4'!P66)&#10;+SUM('漁業生產量值-漁業種類別魚類別生產量值5'!L66,'漁業生產量值-漁業種類別魚類別生產量值5'!N66,'漁業生產量值-漁業種類別魚類別生產量值5'!P66)&#10;+SUM('漁業生產量值-漁業種類別魚類別生產量值6'!D66,'漁業生產量值-漁業種類別魚類別生產量值6'!F66,'漁業生產量值-漁業種類別魚類別生產量值6'!H66,'漁業生產量值-漁業種類別魚類別生產量值6'!J66,'漁業生產量值-漁業種類別魚類別生產量值6'!L66,'漁業生產量值-漁業種類別魚類別生產量值6'!N66,'漁業生產量值-漁業種類別魚類別生產量值6'!P66)&#10;+SUM('漁業生產量值-漁業種類別魚類別生產量值7'!D66,'漁業生產量值-漁業種類別魚類別生產量值7'!F66,'漁業生產量值-漁業種類別魚類別生產量值7'!H66)&#10;+SUM('漁業生產量值-漁業種類別魚類別生產量值9'!J66,'漁業生產量值-漁業種類別魚類別生產量值9'!L66)&#10;+SUM('漁業生產量值-漁業種類別魚類別生產量值10'!H66)&#10;+SUM('漁業生產量值-漁業種類別魚類別生產量值11'!D66,'漁業生產量值-漁業種類別魚類別生產量值11'!F66,'漁業生產量值-漁業種類別魚類別生產量值11'!H66,'漁業生產量值-漁業種類別魚類別生產量值11'!J66,'漁業生產量值-漁業種類別魚類別生產量值11'!L66)&#10;+SUM('漁業生產量值-漁業種類別魚類別生產量值12'!H66)&#10;+SUM('漁業生產量值-漁業種類別魚類別生產量值14'!D66,'漁業生產量值-漁業種類別魚類別生產量值14'!P66)&#10;+SUM('漁業生產量值-漁業種類別魚類別生產量值15'!D66,'漁業生產量值-漁業種類別魚類別生產量值15'!F66,'漁業生產量值-漁業種類別魚類別生產量值15'!H66,'漁業生產量值-漁業種類別魚類別生產量值15'!J66)=0,&quot;-&quot;,&#10;SUM(H66,J66)&#10;+SUM('漁業生產量值-漁業種類別魚類別生產量值1'!F66,'漁業生產量值-漁業種類別魚類別生產量值1'!H66,'漁業生產量值-漁業種類別魚類別生產量值1'!J66,'漁業生產量值-漁業種類別魚類別生產量值1'!P66)&#10;+SUM('漁業生產量值-漁業種類別魚類別生產量值2'!D66,'漁業生產量值-漁業種類別魚類別生產量值2'!F66,'漁業生產量值-漁業種類別魚類別生產量值2'!H66,'漁業生產量值-漁業種類別魚類別生產量值2'!J66)&#10;+SUM('漁業生產量值-漁業種類別魚類別生產量值3'!F66,'漁業生產量值-漁業種類別魚類別生產量值3'!J66,'漁業生產量值-漁業種類別魚類別生產量值3'!L66,'漁業生產量值-漁業種類別魚類別生產量值3'!N66)&#10;+SUM('漁業生產量值-漁業種類別魚類別生產量值4'!H66,'漁業生產量值-漁業種類別魚類別生產量值4'!J66,'漁業生產量值-漁業種類別魚類別生產量值4'!L66,'漁業生產量值-漁業種類別魚類別生產量值4'!N66,'漁業生產量值-漁業種類別魚類別生產量值4'!P66)&#10;+SUM('漁業生產量值-漁業種類別魚類別生產量值5'!L66,'漁業生產量值-漁業種類別魚類別生產量值5'!N66,'漁業生產量值-漁業種類別魚類別生產量值5'!P66)&#10;+SUM('漁業生產量值-漁業種類別魚類別生產量值6'!D66,'漁業生產量值-漁業種類別魚類別生產量值6'!F66,'漁業生產量值-漁業種類別魚類別生產量值6'!H66,'漁業生產量值-漁業種類別魚類別生產量值6'!J66,'漁業生產量值-漁業種類別魚類別生產量值6'!L66,'漁業生產量值-漁業種類別魚類別生產量值6'!N66,'漁業生產量值-漁業種類別魚類別生產量值6'!P66)&#10;+SUM('漁業生產量值-漁業種類別魚類別生產量值7'!D66,'漁業生產量值-漁業種類別魚類別生產量值7'!F66,'漁業生產量值-漁業種類別魚類別生產量值7'!H66)&#10;+SUM('漁業生產量值-漁業種類別魚類別生產量值9'!J66,'漁業生產量值-漁業種類別魚類別生產量值9'!L66)&#10;+SUM('漁業生產量值-漁業種類別魚類別生產量值10'!H66)&#10;+SUM('漁業生產量值-漁業種類別魚類別生產量值11'!D66,'漁業生產量值-漁業種類別魚類別生產量值11'!F66,'漁業生產量值-漁業種類別魚類別生產量值11'!H66,'漁業生產量值-漁業種類別魚類別生產量值11'!J66,'漁業生產量值-漁業種類別魚類別生產量值11'!L66)&#10;+SUM('漁業生產量值-漁業種類別魚類別生產量值12'!H66)&#10;+SUM('漁業生產量值-漁業種類別魚類別生產量值14'!D66,'漁業生產量值-漁業種類別魚類別生產量值14'!P66)&#10;+SUM('漁業生產量值-漁業種類別魚類別生產量值15'!D66,'漁業生產量值-漁業種類別魚類別生產量值15'!F66,'漁業生產量值-漁業種類別魚類別生產量值15'!H66,'漁業生產量值-漁業種類別魚類別生產量值15'!J66)&#10;)" table:style-name="ce55">
            <text:p>1,090,68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6,M66,O66,'漁業生產量值-漁業種類別魚類別生產量值1'!C66)=0,&quot;-&quot;,SUM(K66,M66,O66,'漁業生產量值-漁業種類別魚類別生產量值1'!C66))" table:style-name="ce55">
            <text:p>-</text:p>
          </table:table-cell>
          <table:table-cell office:value-type="string" office:string-value="-" table:formula="msoxl:=  IF(SUM(L66,N66,P66,'漁業生產量值-漁業種類別魚類別生產量值1'!D66)=0,&quot;-&quot;,SUM(L66,N66,P66,'漁業生產量值-漁業種類別魚類別生產量值1'!D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float" office:value="630.6" table:style-name="ce57">
            <text:p>631<text:s/></text:p>
          </table:table-cell>
          <table:table-cell office:value-type="float" office:value="86477.308999999994" table:style-name="ce57">
            <text:p>86,477<text:s/></text:p>
          </table:table-cell>
          <table:table-cell office:value-type="float" office:value="466.18199999999996" table:formula="msoxl:=  IF(SUM(G67,I67)&#10;+SUM('漁業生產量值-漁業種類別魚類別生產量值1'!E67,'漁業生產量值-漁業種類別魚類別生產量值1'!G67,'漁業生產量值-漁業種類別魚類別生產量值1'!I67)&#10;+SUM('漁業生產量值-漁業種類別魚類別生產量值2'!C67,'漁業生產量值-漁業種類別魚類別生產量值2'!E67,'漁業生產量值-漁業種類別魚類別生產量值2'!G67,'漁業生產量值-漁業種類別魚類別生產量值2'!I67)&#10;+SUM('漁業生產量值-漁業種類別魚類別生產量值3'!E67,'漁業生產量值-漁業種類別魚類別生產量值3'!I67,'漁業生產量值-漁業種類別魚類別生產量值3'!K67,'漁業生產量值-漁業種類別魚類別生產量值3'!M67)&#10;+SUM('漁業生產量值-漁業種類別魚類別生產量值4'!G67,'漁業生產量值-漁業種類別魚類別生產量值4'!I67,'漁業生產量值-漁業種類別魚類別生產量值4'!K67,'漁業生產量值-漁業種類別魚類別生產量值4'!M67,'漁業生產量值-漁業種類別魚類別生產量值4'!O67)&#10;+SUM('漁業生產量值-漁業種類別魚類別生產量值5'!K67,'漁業生產量值-漁業種類別魚類別生產量值5'!M67,'漁業生產量值-漁業種類別魚類別生產量值5'!O67)&#10;+SUM('漁業生產量值-漁業種類別魚類別生產量值6'!C67,'漁業生產量值-漁業種類別魚類別生產量值6'!E67,'漁業生產量值-漁業種類別魚類別生產量值6'!G67,'漁業生產量值-漁業種類別魚類別生產量值6'!I67,'漁業生產量值-漁業種類別魚類別生產量值6'!K67,'漁業生產量值-漁業種類別魚類別生產量值6'!M67,'漁業生產量值-漁業種類別魚類別生產量值6'!O67)&#10;+SUM('漁業生產量值-漁業種類別魚類別生產量值7'!C67,'漁業生產量值-漁業種類別魚類別生產量值7'!E67,'漁業生產量值-漁業種類別魚類別生產量值7'!G67)&#10;+SUM('漁業生產量值-漁業種類別魚類別生產量值9'!I67,'漁業生產量值-漁業種類別魚類別生產量值9'!K67)&#10;+SUM('漁業生產量值-漁業種類別魚類別生產量值10'!G67)&#10;+SUM('漁業生產量值-漁業種類別魚類別生產量值11'!C67,'漁業生產量值-漁業種類別魚類別生產量值11'!E67,'漁業生產量值-漁業種類別魚類別生產量值11'!G67,'漁業生產量值-漁業種類別魚類別生產量值11'!I67,'漁業生產量值-漁業種類別魚類別生產量值11'!K67)&#10;+SUM('漁業生產量值-漁業種類別魚類別生產量值12'!G67)&#10;+SUM('漁業生產量值-漁業種類別魚類別生產量值14'!C67,'漁業生產量值-漁業種類別魚類別生產量值14'!O67)&#10;+SUM('漁業生產量值-漁業種類別魚類別生產量值15'!C67,'漁業生產量值-漁業種類別魚類別生產量值15'!E67,'漁業生產量值-漁業種類別魚類別生產量值15'!G67,'漁業生產量值-漁業種類別魚類別生產量值15'!I67)=0,&quot;-&quot;,&#10;SUM(G67,I67)&#10;+SUM('漁業生產量值-漁業種類別魚類別生產量值1'!E67,'漁業生產量值-漁業種類別魚類別生產量值1'!G67,'漁業生產量值-漁業種類別魚類別生產量值1'!I67)&#10;+SUM('漁業生產量值-漁業種類別魚類別生產量值2'!C67,'漁業生產量值-漁業種類別魚類別生產量值2'!E67,'漁業生產量值-漁業種類別魚類別生產量值2'!G67,'漁業生產量值-漁業種類別魚類別生產量值2'!I67)&#10;+SUM('漁業生產量值-漁業種類別魚類別生產量值3'!E67,'漁業生產量值-漁業種類別魚類別生產量值3'!I67,'漁業生產量值-漁業種類別魚類別生產量值3'!K67,'漁業生產量值-漁業種類別魚類別生產量值3'!M67)&#10;+SUM('漁業生產量值-漁業種類別魚類別生產量值4'!G67,'漁業生產量值-漁業種類別魚類別生產量值4'!I67,'漁業生產量值-漁業種類別魚類別生產量值4'!K67,'漁業生產量值-漁業種類別魚類別生產量值4'!M67,'漁業生產量值-漁業種類別魚類別生產量值4'!O67)&#10;+SUM('漁業生產量值-漁業種類別魚類別生產量值5'!K67,'漁業生產量值-漁業種類別魚類別生產量值5'!M67,'漁業生產量值-漁業種類別魚類別生產量值5'!O67)&#10;+SUM('漁業生產量值-漁業種類別魚類別生產量值6'!C67,'漁業生產量值-漁業種類別魚類別生產量值6'!E67,'漁業生產量值-漁業種類別魚類別生產量值6'!G67,'漁業生產量值-漁業種類別魚類別生產量值6'!I67,'漁業生產量值-漁業種類別魚類別生產量值6'!K67,'漁業生產量值-漁業種類別魚類別生產量值6'!M67,'漁業生產量值-漁業種類別魚類別生產量值6'!O67)&#10;+SUM('漁業生產量值-漁業種類別魚類別生產量值7'!C67,'漁業生產量值-漁業種類別魚類別生產量值7'!E67,'漁業生產量值-漁業種類別魚類別生產量值7'!G67)&#10;+SUM('漁業生產量值-漁業種類別魚類別生產量值9'!I67,'漁業生產量值-漁業種類別魚類別生產量值9'!K67)&#10;+SUM('漁業生產量值-漁業種類別魚類別生產量值10'!G67)&#10;+SUM('漁業生產量值-漁業種類別魚類別生產量值11'!C67,'漁業生產量值-漁業種類別魚類別生產量值11'!E67,'漁業生產量值-漁業種類別魚類別生產量值11'!G67,'漁業生產量值-漁業種類別魚類別生產量值11'!I67,'漁業生產量值-漁業種類別魚類別生產量值11'!K67)&#10;+SUM('漁業生產量值-漁業種類別魚類別生產量值12'!G67)&#10;+SUM('漁業生產量值-漁業種類別魚類別生產量值14'!C67,'漁業生產量值-漁業種類別魚類別生產量值14'!O67)&#10;+SUM('漁業生產量值-漁業種類別魚類別生產量值15'!C67,'漁業生產量值-漁業種類別魚類別生產量值15'!E67,'漁業生產量值-漁業種類別魚類別生產量值15'!G67,'漁業生產量值-漁業種類別魚類別生產量值15'!I67)&#10;)" table:style-name="ce55">
            <text:p>466<text:s/></text:p>
          </table:table-cell>
          <table:table-cell office:value-type="float" office:value="29002.8995" table:formula="msoxl:=  IF(SUM(H67,J67)&#10;+SUM('漁業生產量值-漁業種類別魚類別生產量值1'!F67,'漁業生產量值-漁業種類別魚類別生產量值1'!H67,'漁業生產量值-漁業種類別魚類別生產量值1'!J67,'漁業生產量值-漁業種類別魚類別生產量值1'!P67)&#10;+SUM('漁業生產量值-漁業種類別魚類別生產量值2'!D67,'漁業生產量值-漁業種類別魚類別生產量值2'!F67,'漁業生產量值-漁業種類別魚類別生產量值2'!H67,'漁業生產量值-漁業種類別魚類別生產量值2'!J67)&#10;+SUM('漁業生產量值-漁業種類別魚類別生產量值3'!F67,'漁業生產量值-漁業種類別魚類別生產量值3'!J67,'漁業生產量值-漁業種類別魚類別生產量值3'!L67,'漁業生產量值-漁業種類別魚類別生產量值3'!N67)&#10;+SUM('漁業生產量值-漁業種類別魚類別生產量值4'!H67,'漁業生產量值-漁業種類別魚類別生產量值4'!J67,'漁業生產量值-漁業種類別魚類別生產量值4'!L67,'漁業生產量值-漁業種類別魚類別生產量值4'!N67,'漁業生產量值-漁業種類別魚類別生產量值4'!P67)&#10;+SUM('漁業生產量值-漁業種類別魚類別生產量值5'!L67,'漁業生產量值-漁業種類別魚類別生產量值5'!N67,'漁業生產量值-漁業種類別魚類別生產量值5'!P67)&#10;+SUM('漁業生產量值-漁業種類別魚類別生產量值6'!D67,'漁業生產量值-漁業種類別魚類別生產量值6'!F67,'漁業生產量值-漁業種類別魚類別生產量值6'!H67,'漁業生產量值-漁業種類別魚類別生產量值6'!J67,'漁業生產量值-漁業種類別魚類別生產量值6'!L67,'漁業生產量值-漁業種類別魚類別生產量值6'!N67,'漁業生產量值-漁業種類別魚類別生產量值6'!P67)&#10;+SUM('漁業生產量值-漁業種類別魚類別生產量值7'!D67,'漁業生產量值-漁業種類別魚類別生產量值7'!F67,'漁業生產量值-漁業種類別魚類別生產量值7'!H67)&#10;+SUM('漁業生產量值-漁業種類別魚類別生產量值9'!J67,'漁業生產量值-漁業種類別魚類別生產量值9'!L67)&#10;+SUM('漁業生產量值-漁業種類別魚類別生產量值10'!H67)&#10;+SUM('漁業生產量值-漁業種類別魚類別生產量值11'!D67,'漁業生產量值-漁業種類別魚類別生產量值11'!F67,'漁業生產量值-漁業種類別魚類別生產量值11'!H67,'漁業生產量值-漁業種類別魚類別生產量值11'!J67,'漁業生產量值-漁業種類別魚類別生產量值11'!L67)&#10;+SUM('漁業生產量值-漁業種類別魚類別生產量值12'!H67)&#10;+SUM('漁業生產量值-漁業種類別魚類別生產量值14'!D67,'漁業生產量值-漁業種類別魚類別生產量值14'!P67)&#10;+SUM('漁業生產量值-漁業種類別魚類別生產量值15'!D67,'漁業生產量值-漁業種類別魚類別生產量值15'!F67,'漁業生產量值-漁業種類別魚類別生產量值15'!H67,'漁業生產量值-漁業種類別魚類別生產量值15'!J67)=0,&quot;-&quot;,&#10;SUM(H67,J67)&#10;+SUM('漁業生產量值-漁業種類別魚類別生產量值1'!F67,'漁業生產量值-漁業種類別魚類別生產量值1'!H67,'漁業生產量值-漁業種類別魚類別生產量值1'!J67,'漁業生產量值-漁業種類別魚類別生產量值1'!P67)&#10;+SUM('漁業生產量值-漁業種類別魚類別生產量值2'!D67,'漁業生產量值-漁業種類別魚類別生產量值2'!F67,'漁業生產量值-漁業種類別魚類別生產量值2'!H67,'漁業生產量值-漁業種類別魚類別生產量值2'!J67)&#10;+SUM('漁業生產量值-漁業種類別魚類別生產量值3'!F67,'漁業生產量值-漁業種類別魚類別生產量值3'!J67,'漁業生產量值-漁業種類別魚類別生產量值3'!L67,'漁業生產量值-漁業種類別魚類別生產量值3'!N67)&#10;+SUM('漁業生產量值-漁業種類別魚類別生產量值4'!H67,'漁業生產量值-漁業種類別魚類別生產量值4'!J67,'漁業生產量值-漁業種類別魚類別生產量值4'!L67,'漁業生產量值-漁業種類別魚類別生產量值4'!N67,'漁業生產量值-漁業種類別魚類別生產量值4'!P67)&#10;+SUM('漁業生產量值-漁業種類別魚類別生產量值5'!L67,'漁業生產量值-漁業種類別魚類別生產量值5'!N67,'漁業生產量值-漁業種類別魚類別生產量值5'!P67)&#10;+SUM('漁業生產量值-漁業種類別魚類別生產量值6'!D67,'漁業生產量值-漁業種類別魚類別生產量值6'!F67,'漁業生產量值-漁業種類別魚類別生產量值6'!H67,'漁業生產量值-漁業種類別魚類別生產量值6'!J67,'漁業生產量值-漁業種類別魚類別生產量值6'!L67,'漁業生產量值-漁業種類別魚類別生產量值6'!N67,'漁業生產量值-漁業種類別魚類別生產量值6'!P67)&#10;+SUM('漁業生產量值-漁業種類別魚類別生產量值7'!D67,'漁業生產量值-漁業種類別魚類別生產量值7'!F67,'漁業生產量值-漁業種類別魚類別生產量值7'!H67)&#10;+SUM('漁業生產量值-漁業種類別魚類別生產量值9'!J67,'漁業生產量值-漁業種類別魚類別生產量值9'!L67)&#10;+SUM('漁業生產量值-漁業種類別魚類別生產量值10'!H67)&#10;+SUM('漁業生產量值-漁業種類別魚類別生產量值11'!D67,'漁業生產量值-漁業種類別魚類別生產量值11'!F67,'漁業生產量值-漁業種類別魚類別生產量值11'!H67,'漁業生產量值-漁業種類別魚類別生產量值11'!J67,'漁業生產量值-漁業種類別魚類別生產量值11'!L67)&#10;+SUM('漁業生產量值-漁業種類別魚類別生產量值12'!H67)&#10;+SUM('漁業生產量值-漁業種類別魚類別生產量值14'!D67,'漁業生產量值-漁業種類別魚類別生產量值14'!P67)&#10;+SUM('漁業生產量值-漁業種類別魚類別生產量值15'!D67,'漁業生產量值-漁業種類別魚類別生產量值15'!F67,'漁業生產量值-漁業種類別魚類別生產量值15'!H67,'漁業生產量值-漁業種類別魚類別生產量值15'!J67)&#10;)" table:style-name="ce55">
            <text:p>29,003<text:s/></text:p>
          </table:table-cell>
          <table:table-cell office:value-type="float" office:value="336.19900000000001" table:style-name="ce57">
            <text:p>336<text:s/></text:p>
          </table:table-cell>
          <table:table-cell office:value-type="float" office:value="20420.160500000002" table:style-name="ce57">
            <text:p>20,420<text:s/></text:p>
          </table:table-cell>
          <table:table-cell office:value-type="float" office:value="126.13200000000001" table:formula="msoxl:=  IF(SUM(K67,M67,O67,'漁業生產量值-漁業種類別魚類別生產量值1'!C67)=0,&quot;-&quot;,SUM(K67,M67,O67,'漁業生產量值-漁業種類別魚類別生產量值1'!C67))" table:style-name="ce55">
            <text:p>126<text:s/></text:p>
          </table:table-cell>
          <table:table-cell office:value-type="float" office:value="8350.5589999999993" table:formula="msoxl:=  IF(SUM(L67,N67,P67,'漁業生產量值-漁業種類別魚類別生產量值1'!D67)=0,&quot;-&quot;,SUM(L67,N67,P67,'漁業生產量值-漁業種類別魚類別生產量值1'!D67))" table:style-name="ce55">
            <text:p>8,351<text:s/></text:p>
          </table:table-cell>
          <table:table-cell office:value-type="float" office:value="13.763" table:style-name="ce57">
            <text:p>14<text:s/></text:p>
          </table:table-cell>
          <table:table-cell office:value-type="float" office:value="727.2115" table:style-name="ce57">
            <text:p>727<text:s/></text:p>
          </table:table-cell>
          <table:table-cell office:value-type="float" office:value="7.5490000000000004" table:style-name="ce57">
            <text:p>8<text:s/></text:p>
          </table:table-cell>
          <table:table-cell office:value-type="float" office:value="414.01400000000001" table:style-name="ce57">
            <text:p>414<text:s/></text:p>
          </table:table-cell>
          <table:table-cell office:value-type="float" office:value="41.058999999999997" table:style-name="ce57">
            <text:p>41<text:s/></text:p>
          </table:table-cell>
          <table:table-cell office:value-type="float" office:value="2794.8604999999998" table:style-name="ce57">
            <text:p>2,795<text:s/>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number-rows-repeated="1048508" table:style-name="ro5">
          <table:table-cell table:number-columns-repeated="16384"/>
        </table:table-row>
      </table:table>
      <table:table table:name="漁業生產量值-漁業種類別魚類別生產量值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86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86"/>
          <table:table-cell office:value-type="string" table:style-name="ce87">
            <text:p>價值：新臺幣千元</text:p>
          </table:table-cell>
          <table:table-cell table:style-name="ce86"/>
          <table:table-cell table:style-name="ce87"/>
          <table:table-cell office:value-type="string" table:style-name="ce87">
            <text:p>(1) By type of fisheries by species(Continued)</text:p>
          </table:table-cell>
          <table:table-cell table:number-columns-repeated="3" table:style-name="ce86"/>
          <table:table-cell office:value-type="string" table:style-name="ce19">
            <text:p>Value：Thousand NT $</text:p>
          </table:table-cell>
          <table:table-cell table:number-columns-repeated="16371" table:style-name="ce86"/>
        </table:table-row>
        <table:table-row table:style-name="ro3">
          <table:table-cell table:style-name="ce7"/>
          <table:table-cell office:value-type="string" table:number-columns-spanned="1" table:number-rows-spanned="3" table:style-name="ce11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94">
            <text:p>鯉科</text:p>
          </table:table-cell>
          <table:covered-table-cell/>
          <table:table-cell table:number-columns-spanned="2" table:number-rows-spanned="1" table:style-name="ce195"/>
          <table:covered-table-cell/>
          <table:table-cell table:number-columns-repeated="2" table:style-name="ce20"/>
          <table:table-cell office:value-type="string" table:number-columns-spanned="6" table:number-rows-spanned="1" table:style-name="ce194">
            <text:p>鱸 <text:s text:c="3"/>魚 <text:s text:c="3"/>類<text:s text:c="2"/></text:p>
          </table:table-cell>
          <table:covered-table-cell table:number-columns-repeated="5"/>
          <table:table-cell table:style-name="ce21"/>
          <table:table-cell table:style-name="ce22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96">
            <text:p>鱅</text:p>
          </table:table-cell>
          <table:covered-table-cell/>
          <table:table-cell office:value-type="string" table:number-columns-spanned="2" table:number-rows-spanned="1" table:style-name="ce197">
            <text:p>鰻 <text:s/>鱺 <text:s/>科</text:p>
          </table:table-cell>
          <table:covered-table-cell/>
          <table:table-cell office:value-type="string" table:number-columns-spanned="2" table:number-rows-spanned="1" table:style-name="ce199">
            <text:p>淡水鯰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198">
            <text:p>紅眼沙鱸</text:p>
          </table:table-cell>
          <table:covered-table-cell/>
          <table:table-cell office:value-type="string" table:number-columns-spanned="2" table:number-rows-spanned="1" table:style-name="ce198">
            <text:p>尖吻鱸</text:p>
          </table:table-cell>
          <table:covered-table-cell/>
          <table:table-cell office:value-type="string" table:number-columns-spanned="2" table:number-rows-spanned="1" table:style-name="ce199">
            <text:p>觀賞魚類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8">
            <text:p>02005</text:p>
          </table:table-cell>
          <table:covered-table-cell/>
          <table:table-cell office:value-type="string" table:number-columns-spanned="2" table:number-rows-spanned="1" table:style-name="ce184">
            <text:p>03000</text:p>
          </table:table-cell>
          <table:covered-table-cell/>
          <table:table-cell office:value-type="string" table:number-columns-spanned="2" table:number-rows-spanned="1" table:style-name="ce181">
            <text:p>04001</text:p>
          </table:table-cell>
          <table:covered-table-cell/>
          <table:table-cell office:value-type="string" table:number-columns-spanned="2" table:number-rows-spanned="1" table:style-name="ce200">
            <text:p>Sub Total</text:p>
          </table:table-cell>
          <table:covered-table-cell/>
          <table:table-cell office:value-type="string" table:number-columns-spanned="2" table:number-rows-spanned="1" table:style-name="ce181">
            <text:p>05003</text:p>
          </table:table-cell>
          <table:covered-table-cell/>
          <table:table-cell office:value-type="string" table:number-columns-spanned="2" table:number-rows-spanned="1" table:style-name="ce181">
            <text:p>05004</text:p>
          </table:table-cell>
          <table:covered-table-cell/>
          <table:table-cell office:value-type="string" table:number-columns-spanned="2" table:number-rows-spanned="1" table:style-name="ce181">
            <text:p>07000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614.59651999999994" table:formula="msoxl:=  IF(SUM(C11,C19,C36,C54,C58,C62)=0,&quot;-&quot;,SUM(C11,C19,C36,C54,C58,C62))" table:style-name="ce45">
            <text:p>615<text:s/></text:p>
          </table:table-cell>
          <table:table-cell office:value-type="float" office:value="30603.197199999999" table:formula="msoxl:=  IF(SUM(D11,D19,D36,D54,D58,D62)=0,&quot;-&quot;,SUM(D11,D19,D36,D54,D58,D62))" table:style-name="ce45">
            <text:p>30,603<text:s/></text:p>
          </table:table-cell>
          <table:table-cell office:value-type="float" office:value="1905.1360500000001" table:formula="msoxl:=  IF(SUM(E11,E19,E36,E54,E58,E62)=0,&quot;-&quot;,SUM(E11,E19,E36,E54,E58,E62))" table:style-name="ce45">
            <text:p>1,905<text:s/></text:p>
          </table:table-cell>
          <table:table-cell office:value-type="float" office:value="1473531.6155099999" table:formula="msoxl:=  IF(SUM(F11,F19,F36,F54,F58,F62)=0,&quot;-&quot;,SUM(F11,F19,F36,F54,F58,F62))" table:style-name="ce45">
            <text:p>1,473,532<text:s/></text:p>
          </table:table-cell>
          <table:table-cell office:value-type="float" office:value="337.65499999999997" table:formula="msoxl:=  IF(SUM(G11,G19,G36,G54,G58,G62)=0,&quot;-&quot;,SUM(G11,G19,G36,G54,G58,G62))" table:style-name="ce45">
            <text:p>338<text:s/></text:p>
          </table:table-cell>
          <table:table-cell office:value-type="float" office:value="17926.174999999999" table:formula="msoxl:=  IF(SUM(H11,H19,H36,H54,H58,H62)=0,&quot;-&quot;,SUM(H11,H19,H36,H54,H58,H62))" table:style-name="ce45">
            <text:p>17,926<text:s/></text:p>
          </table:table-cell>
          <table:table-cell office:value-type="float" office:value="11581.766419999998" table:formula="msoxl:=  IF(SUM(I11,I19,I36,I54,I58,I62)=0,&quot;-&quot;,SUM(I11,I19,I36,I54,I58,I62))" table:style-name="ce45">
            <text:p>11,582<text:s/></text:p>
          </table:table-cell>
          <table:table-cell office:value-type="float" office:value="1312038.28345" table:formula="msoxl:=  IF(SUM(J11,J19,J36,J54,J58,J62)=0,&quot;-&quot;,SUM(J11,J19,J36,J54,J58,J62))" table:style-name="ce45">
            <text:p>1,312,038<text:s/></text:p>
          </table:table-cell>
          <table:table-cell office:value-type="string" office:string-value="-" table:formula="msoxl:=  IF(SUM(K11,K19,K36,K54,K58,K62)=0,&quot;-&quot;,SUM(K11,K19,K36,K54,K58,K62))" table:style-name="ce45">
            <text:p>-</text:p>
          </table:table-cell>
          <table:table-cell office:value-type="string" office:string-value="-" table:formula="msoxl:=  IF(SUM(L11,L19,L36,L54,L58,L62)=0,&quot;-&quot;,SUM(L11,L19,L36,L54,L58,L62))" table:style-name="ce45">
            <text:p>-</text:p>
          </table:table-cell>
          <table:table-cell office:value-type="float" office:value="11581.766419999998" table:formula="msoxl:=  IF(SUM(M11,M19,M36,M54,M58,M62)=0,&quot;-&quot;,SUM(M11,M19,M36,M54,M58,M62))" table:style-name="ce45">
            <text:p>11,582<text:s/></text:p>
          </table:table-cell>
          <table:table-cell office:value-type="float" office:value="1312038.28345" table:formula="msoxl:=  IF(SUM(N11,N19,N36,N54,N58,N62)=0,&quot;-&quot;,SUM(N11,N19,N36,N54,N58,N62))" table:style-name="ce45">
            <text:p>1,312,038<text:s/></text:p>
          </table:table-cell>
          <table:table-cell office:value-type="float" office:value="60576.311000000002" table:formula="msoxl:=  IF(SUM(O11,O19,O36,O54,O58,O62)=0,&quot;-&quot;,SUM(O11,O19,O36,O54,O58,O62))" table:style-name="ce45">
            <text:p>60,576<text:s/></text:p>
          </table:table-cell>
          <table:table-cell office:value-type="float" office:value="1090680" table:formula="msoxl:=  IF(SUM(P11,P19,P36,P54,P58,P62)=0,&quot;-&quot;,SUM(P11,P19,P36,P54,P58,P62))" table:style-name="ce45">
            <text:p>1,090,680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3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2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2,M12)=0,&quot;-&quot;,SUM(K12,M12))" table:style-name="ce55">
            <text:p>-</text:p>
          </table:table-cell>
          <table:table-cell office:value-type="string" office:string-value="-" table:formula="msoxl:=  IF(SUM(L12,N12)=0,&quot;-&quot;,SUM(L12,N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3,M13)=0,&quot;-&quot;,SUM(K13,M13))" table:style-name="ce55">
            <text:p>-</text:p>
          </table:table-cell>
          <table:table-cell office:value-type="string" office:string-value="-" table:formula="msoxl:=  IF(SUM(L13,N13)=0,&quot;-&quot;,SUM(L13,N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4,M14)=0,&quot;-&quot;,SUM(K14,M14))" table:style-name="ce55">
            <text:p>-</text:p>
          </table:table-cell>
          <table:table-cell office:value-type="string" office:string-value="-" table:formula="msoxl:=  IF(SUM(L14,N14)=0,&quot;-&quot;,SUM(L14,N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5,M15)=0,&quot;-&quot;,SUM(K15,M15))" table:style-name="ce55">
            <text:p>-</text:p>
          </table:table-cell>
          <table:table-cell office:value-type="string" office:string-value="-" table:formula="msoxl:=  IF(SUM(L15,N15)=0,&quot;-&quot;,SUM(L15,N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6,M16)=0,&quot;-&quot;,SUM(K16,M16))" table:style-name="ce55">
            <text:p>-</text:p>
          </table:table-cell>
          <table:table-cell office:value-type="string" office:string-value="-" table:formula="msoxl:=  IF(SUM(L16,N16)=0,&quot;-&quot;,SUM(L16,N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7,M17)=0,&quot;-&quot;,SUM(K17,M17))" table:style-name="ce55">
            <text:p>-</text:p>
          </table:table-cell>
          <table:table-cell office:value-type="string" office:string-value="-" table:formula="msoxl:=  IF(SUM(L17,N17)=0,&quot;-&quot;,SUM(L17,N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18,M18)=0,&quot;-&quot;,SUM(K18,M18))" table:style-name="ce55">
            <text:p>-</text:p>
          </table:table-cell>
          <table:table-cell office:value-type="string" office:string-value="-" table:formula="msoxl:=  IF(SUM(L18,N18)=0,&quot;-&quot;,SUM(L18,N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2.0150000000000001" table:formula="msoxl:=  IF(SUM(C20:C35)=0,&quot;-&quot;,SUM(C20:C35))" table:style-name="ce52">
            <text:p>2<text:s/></text:p>
          </table:table-cell>
          <table:table-cell office:value-type="float" office:value="322.39999999999998" table:formula="msoxl:=  IF(SUM(D20:D35)=0,&quot;-&quot;,SUM(D20:D35))" table:style-name="ce52">
            <text:p>322<text:s/></text:p>
          </table:table-cell>
          <table:table-cell office:value-type="float" office:value="1.2889999999999999" table:formula="msoxl:=  IF(SUM(E20:E35)=0,&quot;-&quot;,SUM(E20:E35))" table:style-name="ce52">
            <text:p>1<text:s/></text:p>
          </table:table-cell>
          <table:table-cell office:value-type="float" office:value="340.29599999999999" table:formula="msoxl:=  IF(SUM(F20:F35)=0,&quot;-&quot;,SUM(F20:F35))" table:style-name="ce52">
            <text:p>340<text:s/>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52">
            <text:p>-</text:p>
          </table:table-cell>
          <table:table-cell office:value-type="float" office:value="2.6599999999999999E-2" table:formula="msoxl:=  IF(SUM(I20:I35)=0,&quot;-&quot;,SUM(I20:I35))" table:style-name="ce52">
            <text:p>0<text:s/></text:p>
          </table:table-cell>
          <table:table-cell office:value-type="float" office:value="6.7829699999999997" table:formula="msoxl:=  IF(SUM(J20:J35)=0,&quot;-&quot;,SUM(J20:J35))" table:style-name="ce52">
            <text:p>7<text:s/>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52">
            <text:p>-</text:p>
          </table:table-cell>
          <table:table-cell office:value-type="float" office:value="2.6599999999999999E-2" table:formula="msoxl:=  IF(SUM(M20:M35)=0,&quot;-&quot;,SUM(M20:M35))" table:style-name="ce52">
            <text:p>0<text:s/></text:p>
          </table:table-cell>
          <table:table-cell office:value-type="float" office:value="6.7829699999999997" table:formula="msoxl:=  IF(SUM(N20:N35)=0,&quot;-&quot;,SUM(N20:N35))" table:style-name="ce52">
            <text:p>7<text:s/>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K20,M20)=0,&quot;-&quot;,SUM(K20,M20))" table:style-name="ce55">
            <text:p>-</text:p>
          </table:table-cell>
          <table:table-cell office:value-type="string" office:string-value="-" table:formula="msoxl:=  IF(SUM(L20,N20)=0,&quot;-&quot;,SUM(L20,N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1,M21)=0,&quot;-&quot;,SUM(K21,M21))" table:style-name="ce55">
            <text:p>-</text:p>
          </table:table-cell>
          <table:table-cell office:value-type="string" office:string-value="-" table:formula="msoxl:=  IF(SUM(L21,N21)=0,&quot;-&quot;,SUM(L21,N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2,M22)=0,&quot;-&quot;,SUM(K22,M22))" table:style-name="ce55">
            <text:p>-</text:p>
          </table:table-cell>
          <table:table-cell office:value-type="string" office:string-value="-" table:formula="msoxl:=  IF(SUM(L22,N22)=0,&quot;-&quot;,SUM(L22,N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4239999999999999E-2" table:formula="msoxl:=  IF(SUM(K23,M23)=0,&quot;-&quot;,SUM(K23,M23))" table:style-name="ce55">
            <text:p>0<text:s/></text:p>
          </table:table-cell>
          <table:table-cell office:value-type="float" office:value="3.6311900000000001" table:formula="msoxl:=  IF(SUM(L23,N23)=0,&quot;-&quot;,SUM(L23,N23))" table:style-name="ce55">
            <text:p>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4239999999999999E-2" table:style-name="ce55">
            <text:p>0<text:s/></text:p>
          </table:table-cell>
          <table:table-cell office:value-type="float" office:value="3.6311900000000001" table:style-name="ce55">
            <text:p>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2.0150000000000001" table:style-name="ce55">
            <text:p>2<text:s/></text:p>
          </table:table-cell>
          <table:table-cell office:value-type="float" office:value="322.39999999999998" table:style-name="ce55">
            <text:p>322<text:s/></text:p>
          </table:table-cell>
          <table:table-cell office:value-type="float" office:value="1.2889999999999999" table:style-name="ce55">
            <text:p>1<text:s/></text:p>
          </table:table-cell>
          <table:table-cell office:value-type="float" office:value="340.29599999999999" table:style-name="ce55">
            <text:p>34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3200000000000001E-3" table:formula="msoxl:=  IF(SUM(K24,M24)=0,&quot;-&quot;,SUM(K24,M24))" table:style-name="ce55">
            <text:p>0<text:s/></text:p>
          </table:table-cell>
          <table:table-cell office:value-type="float" office:value="1.6115900000000001" table:formula="msoxl:=  IF(SUM(L24,N24)=0,&quot;-&quot;,SUM(L24,N24))" table:style-name="ce55">
            <text:p>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3200000000000001E-3" table:style-name="ce55">
            <text:p>0<text:s/></text:p>
          </table:table-cell>
          <table:table-cell office:value-type="float" office:value="1.6115900000000001" table:style-name="ce55">
            <text:p>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5,M25)=0,&quot;-&quot;,SUM(K25,M25))" table:style-name="ce55">
            <text:p>-</text:p>
          </table:table-cell>
          <table:table-cell office:value-type="string" office:string-value="-" table:formula="msoxl:=  IF(SUM(L25,N25)=0,&quot;-&quot;,SUM(L25,N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6,M26)=0,&quot;-&quot;,SUM(K26,M26))" table:style-name="ce55">
            <text:p>-</text:p>
          </table:table-cell>
          <table:table-cell office:value-type="string" office:string-value="-" table:formula="msoxl:=  IF(SUM(L26,N26)=0,&quot;-&quot;,SUM(L26,N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7,M27)=0,&quot;-&quot;,SUM(K27,M27))" table:style-name="ce55">
            <text:p>-</text:p>
          </table:table-cell>
          <table:table-cell office:value-type="string" office:string-value="-" table:formula="msoxl:=  IF(SUM(L27,N27)=0,&quot;-&quot;,SUM(L27,N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8,M28)=0,&quot;-&quot;,SUM(K28,M28))" table:style-name="ce55">
            <text:p>-</text:p>
          </table:table-cell>
          <table:table-cell office:value-type="string" office:string-value="-" table:formula="msoxl:=  IF(SUM(L28,N28)=0,&quot;-&quot;,SUM(L28,N2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9,M29)=0,&quot;-&quot;,SUM(K29,M29))" table:style-name="ce55">
            <text:p>-</text:p>
          </table:table-cell>
          <table:table-cell office:value-type="string" office:string-value="-" table:formula="msoxl:=  IF(SUM(L29,N29)=0,&quot;-&quot;,SUM(L29,N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0400000000000002E-3" table:formula="msoxl:=  IF(SUM(K30,M30)=0,&quot;-&quot;,SUM(K30,M30))" table:style-name="ce55">
            <text:p>0<text:s/></text:p>
          </table:table-cell>
          <table:table-cell office:value-type="float" office:value="1.5401899999999999" table:formula="msoxl:=  IF(SUM(L30,N30)=0,&quot;-&quot;,SUM(L30,N30))" table:style-name="ce55">
            <text:p>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0400000000000002E-3" table:style-name="ce55">
            <text:p>0<text:s/></text:p>
          </table:table-cell>
          <table:table-cell office:value-type="float" office:value="1.5401899999999999" table:style-name="ce55">
            <text:p>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1,M31)=0,&quot;-&quot;,SUM(K31,M31))" table:style-name="ce55">
            <text:p>-</text:p>
          </table:table-cell>
          <table:table-cell office:value-type="string" office:string-value="-" table:formula="msoxl:=  IF(SUM(L31,N31)=0,&quot;-&quot;,SUM(L31,N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2,M32)=0,&quot;-&quot;,SUM(K32,M32))" table:style-name="ce55">
            <text:p>-</text:p>
          </table:table-cell>
          <table:table-cell office:value-type="string" office:string-value="-" table:formula="msoxl:=  IF(SUM(L32,N32)=0,&quot;-&quot;,SUM(L32,N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3,M33)=0,&quot;-&quot;,SUM(K33,M33))" table:style-name="ce55">
            <text:p>-</text:p>
          </table:table-cell>
          <table:table-cell office:value-type="string" office:string-value="-" table:formula="msoxl:=  IF(SUM(L33,N33)=0,&quot;-&quot;,SUM(L33,N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4,M34)=0,&quot;-&quot;,SUM(K34,M34))" table:style-name="ce55">
            <text:p>-</text:p>
          </table:table-cell>
          <table:table-cell office:value-type="string" office:string-value="-" table:formula="msoxl:=  IF(SUM(L34,N34)=0,&quot;-&quot;,SUM(L34,N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35,M35)=0,&quot;-&quot;,SUM(K35,M35))" table:style-name="ce55">
            <text:p>-</text:p>
          </table:table-cell>
          <table:table-cell office:value-type="string" office:string-value="-" table:formula="msoxl:=  IF(SUM(L35,N35)=0,&quot;-&quot;,SUM(L35,N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0.36299999999999999" table:formula="msoxl:=  IF(SUM(C37:C53)=0,&quot;-&quot;,SUM(C37:C53))" table:style-name="ce52">
            <text:p>0<text:s/></text:p>
          </table:table-cell>
          <table:table-cell office:value-type="float" office:value="58.08" table:formula="msoxl:=  IF(SUM(D37:D53)=0,&quot;-&quot;,SUM(D37:D53))" table:style-name="ce52">
            <text:p>58<text:s/></text:p>
          </table:table-cell>
          <table:table-cell office:value-type="float" office:value="0.64880000000000004" table:formula="msoxl:=  IF(SUM(E37:E53)=0,&quot;-&quot;,SUM(E37:E53))" table:style-name="ce52">
            <text:p>1<text:s/></text:p>
          </table:table-cell>
          <table:table-cell office:value-type="float" office:value="168.99" table:formula="msoxl:=  IF(SUM(F37:F53)=0,&quot;-&quot;,SUM(F37:F53))" table:style-name="ce52">
            <text:p>169<text:s/>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float" office:value="0.107" table:formula="msoxl:=  IF(SUM(I37:I53)=0,&quot;-&quot;,SUM(I37:I53))" table:style-name="ce52">
            <text:p>0<text:s/></text:p>
          </table:table-cell>
          <table:table-cell office:value-type="float" office:value="15.31488" table:formula="msoxl:=  IF(SUM(J37:J53)=0,&quot;-&quot;,SUM(J37:J53))" table:style-name="ce52">
            <text:p>15<text:s/></text:p>
          </table:table-cell>
          <table:table-cell office:value-type="string" office:string-value="-" table:formula="msoxl:=  IF(SUM(K37:K53)=0,&quot;-&quot;,SUM(K37:K53))" table:style-name="ce52">
            <text:p>-</text:p>
          </table:table-cell>
          <table:table-cell office:value-type="string" office:string-value="-" table:formula="msoxl:=  IF(SUM(L37:L53)=0,&quot;-&quot;,SUM(L37:L53))" table:style-name="ce52">
            <text:p>-</text:p>
          </table:table-cell>
          <table:table-cell office:value-type="float" office:value="0.107" table:formula="msoxl:=  IF(SUM(M37:M53)=0,&quot;-&quot;,SUM(M37:M53))" table:style-name="ce52">
            <text:p>0<text:s/></text:p>
          </table:table-cell>
          <table:table-cell office:value-type="float" office:value="15.31488" table:formula="msoxl:=  IF(SUM(N37:N53)=0,&quot;-&quot;,SUM(N37:N53))" table:style-name="ce52">
            <text:p>15<text:s/>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7999999999999997E-3" table:style-name="ce55">
            <text:p>0<text:s/></text:p>
          </table:table-cell>
          <table:table-cell office:value-type="float" office:value="0.29399999999999998" table:style-name="ce55">
            <text:p>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7,M37)=0,&quot;-&quot;,SUM(K37,M37))" table:style-name="ce55">
            <text:p>-</text:p>
          </table:table-cell>
          <table:table-cell office:value-type="string" office:string-value="-" table:formula="msoxl:=  IF(SUM(L37,N37)=0,&quot;-&quot;,SUM(L37,N3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8,M38)=0,&quot;-&quot;,SUM(K38,M38))" table:style-name="ce55">
            <text:p>-</text:p>
          </table:table-cell>
          <table:table-cell office:value-type="string" office:string-value="-" table:formula="msoxl:=  IF(SUM(L38,N38)=0,&quot;-&quot;,SUM(L38,N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9,M39)=0,&quot;-&quot;,SUM(K39,M39))" table:style-name="ce55">
            <text:p>-</text:p>
          </table:table-cell>
          <table:table-cell office:value-type="string" office:string-value="-" table:formula="msoxl:=  IF(SUM(L39,N39)=0,&quot;-&quot;,SUM(L39,N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0.36299999999999999" table:style-name="ce55">
            <text:p>0<text:s/></text:p>
          </table:table-cell>
          <table:table-cell office:value-type="float" office:value="58.08" table:style-name="ce55">
            <text:p>58<text:s/></text:p>
          </table:table-cell>
          <table:table-cell office:value-type="float" office:value="0.63900000000000001" table:style-name="ce55">
            <text:p>1<text:s/></text:p>
          </table:table-cell>
          <table:table-cell office:value-type="float" office:value="168.696" table:style-name="ce55">
            <text:p>16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07" table:formula="msoxl:=  IF(SUM(K40,M40)=0,&quot;-&quot;,SUM(K40,M40))" table:style-name="ce55">
            <text:p>0<text:s/></text:p>
          </table:table-cell>
          <table:table-cell office:value-type="float" office:value="15.31488" table:formula="msoxl:=  IF(SUM(L40,N40)=0,&quot;-&quot;,SUM(L40,N40))" table:style-name="ce55">
            <text:p>1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07" table:style-name="ce55">
            <text:p>0<text:s/></text:p>
          </table:table-cell>
          <table:table-cell office:value-type="float" office:value="15.31488" table:style-name="ce55">
            <text:p>1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1,M41)=0,&quot;-&quot;,SUM(K41,M41))" table:style-name="ce55">
            <text:p>-</text:p>
          </table:table-cell>
          <table:table-cell office:value-type="string" office:string-value="-" table:formula="msoxl:=  IF(SUM(L41,N41)=0,&quot;-&quot;,SUM(L41,N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2,M42)=0,&quot;-&quot;,SUM(K42,M42))" table:style-name="ce55">
            <text:p>-</text:p>
          </table:table-cell>
          <table:table-cell office:value-type="string" office:string-value="-" table:formula="msoxl:=  IF(SUM(L42,N42)=0,&quot;-&quot;,SUM(L42,N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3,M43)=0,&quot;-&quot;,SUM(K43,M43))" table:style-name="ce55">
            <text:p>-</text:p>
          </table:table-cell>
          <table:table-cell office:value-type="string" office:string-value="-" table:formula="msoxl:=  IF(SUM(L43,N43)=0,&quot;-&quot;,SUM(L43,N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4,M44)=0,&quot;-&quot;,SUM(K44,M44))" table:style-name="ce55">
            <text:p>-</text:p>
          </table:table-cell>
          <table:table-cell office:value-type="string" office:string-value="-" table:formula="msoxl:=  IF(SUM(L44,N44)=0,&quot;-&quot;,SUM(L44,N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5,M45)=0,&quot;-&quot;,SUM(K45,M45))" table:style-name="ce55">
            <text:p>-</text:p>
          </table:table-cell>
          <table:table-cell office:value-type="string" office:string-value="-" table:formula="msoxl:=  IF(SUM(L45,N45)=0,&quot;-&quot;,SUM(L45,N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6,M46)=0,&quot;-&quot;,SUM(K46,M46))" table:style-name="ce55">
            <text:p>-</text:p>
          </table:table-cell>
          <table:table-cell office:value-type="string" office:string-value="-" table:formula="msoxl:=  IF(SUM(L46,N46)=0,&quot;-&quot;,SUM(L46,N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7,M47)=0,&quot;-&quot;,SUM(K47,M47))" table:style-name="ce55">
            <text:p>-</text:p>
          </table:table-cell>
          <table:table-cell office:value-type="string" office:string-value="-" table:formula="msoxl:=  IF(SUM(L47,N47)=0,&quot;-&quot;,SUM(L47,N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8,M48)=0,&quot;-&quot;,SUM(K48,M48))" table:style-name="ce55">
            <text:p>-</text:p>
          </table:table-cell>
          <table:table-cell office:value-type="string" office:string-value="-" table:formula="msoxl:=  IF(SUM(L48,N48)=0,&quot;-&quot;,SUM(L48,N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9,M49)=0,&quot;-&quot;,SUM(K49,M49))" table:style-name="ce55">
            <text:p>-</text:p>
          </table:table-cell>
          <table:table-cell office:value-type="string" office:string-value="-" table:formula="msoxl:=  IF(SUM(L49,N49)=0,&quot;-&quot;,SUM(L49,N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0,M50)=0,&quot;-&quot;,SUM(K50,M50))" table:style-name="ce55">
            <text:p>-</text:p>
          </table:table-cell>
          <table:table-cell office:value-type="string" office:string-value="-" table:formula="msoxl:=  IF(SUM(L50,N50)=0,&quot;-&quot;,SUM(L50,N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1,M51)=0,&quot;-&quot;,SUM(K51,M51))" table:style-name="ce55">
            <text:p>-</text:p>
          </table:table-cell>
          <table:table-cell office:value-type="string" office:string-value="-" table:formula="msoxl:=  IF(SUM(L51,N51)=0,&quot;-&quot;,SUM(L51,N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2,M52)=0,&quot;-&quot;,SUM(K52,M52))" table:style-name="ce55">
            <text:p>-</text:p>
          </table:table-cell>
          <table:table-cell office:value-type="string" office:string-value="-" table:formula="msoxl:=  IF(SUM(L52,N52)=0,&quot;-&quot;,SUM(L52,N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3,M53)=0,&quot;-&quot;,SUM(K53,M53))" table:style-name="ce55">
            <text:p>-</text:p>
          </table:table-cell>
          <table:table-cell office:value-type="string" office:string-value="-" table:formula="msoxl:=  IF(SUM(L53,N53)=0,&quot;-&quot;,SUM(L53,N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float" office:value="19.036000000000001" table:formula="msoxl:=  IF(SUM(C55:C57)=0,&quot;-&quot;,SUM(C55:C57))" table:style-name="ce52">
            <text:p>19<text:s/></text:p>
          </table:table-cell>
          <table:table-cell office:value-type="float" office:value="462.69995" table:formula="msoxl:=  IF(SUM(D55:D57)=0,&quot;-&quot;,SUM(D55:D57))" table:style-name="ce52">
            <text:p>463<text:s/>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3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5,M55)=0,&quot;-&quot;,SUM(K55,M55))" table:style-name="ce55">
            <text:p>-</text:p>
          </table:table-cell>
          <table:table-cell office:value-type="string" office:string-value="-" table:formula="msoxl:=  IF(SUM(L55,N55)=0,&quot;-&quot;,SUM(L55,N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float" office:value="19.036000000000001" table:style-name="ce55">
            <text:p>19<text:s/></text:p>
          </table:table-cell>
          <table:table-cell office:value-type="float" office:value="462.69995" table:style-name="ce55">
            <text:p>4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6,M56)=0,&quot;-&quot;,SUM(K56,M56))" table:style-name="ce55">
            <text:p>-</text:p>
          </table:table-cell>
          <table:table-cell office:value-type="string" office:string-value="-" table:formula="msoxl:=  IF(SUM(L56,N56)=0,&quot;-&quot;,SUM(L56,N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7,M57)=0,&quot;-&quot;,SUM(K57,M57))" table:style-name="ce55">
            <text:p>-</text:p>
          </table:table-cell>
          <table:table-cell office:value-type="string" office:string-value="-" table:formula="msoxl:=  IF(SUM(L57,N57)=0,&quot;-&quot;,SUM(L57,N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3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9,M59)=0,&quot;-&quot;,SUM(K59,M59))" table:style-name="ce55">
            <text:p>-</text:p>
          </table:table-cell>
          <table:table-cell office:value-type="string" office:string-value="-" table:formula="msoxl:=  IF(SUM(L59,N59)=0,&quot;-&quot;,SUM(L59,N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0,M60)=0,&quot;-&quot;,SUM(K60,M60))" table:style-name="ce55">
            <text:p>-</text:p>
          </table:table-cell>
          <table:table-cell office:value-type="string" office:string-value="-" table:formula="msoxl:=  IF(SUM(L60,N60)=0,&quot;-&quot;,SUM(L60,N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1,M61)=0,&quot;-&quot;,SUM(K61,M61))" table:style-name="ce55">
            <text:p>-</text:p>
          </table:table-cell>
          <table:table-cell office:value-type="string" office:string-value="-" table:formula="msoxl:=  IF(SUM(L61,N61)=0,&quot;-&quot;,SUM(L61,N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593.18251999999995" table:formula="msoxl:=  IF(SUM(C63,C64,C65,C67)=0,IF(C66=0,&quot;-&quot;,C66),SUM(C63,C64,C65,C67))" table:style-name="ce52">
            <text:p>593<text:s/></text:p>
          </table:table-cell>
          <table:table-cell office:value-type="float" office:value="29760.017249999997" table:formula="msoxl:=  IF(SUM(D63:D67)=0,&quot;-&quot;,SUM(D63:D67))" table:style-name="ce52">
            <text:p>29,760<text:s/></text:p>
          </table:table-cell>
          <table:table-cell office:value-type="float" office:value="1903.1982500000001" table:formula="msoxl:=  IF(SUM(E63,E64,E65,E67)=0,IF(E66=0,&quot;-&quot;,E66),SUM(E63,E64,E65,E67))" table:style-name="ce52">
            <text:p>1,903<text:s/></text:p>
          </table:table-cell>
          <table:table-cell office:value-type="float" office:value="1473022.3295099998" table:formula="msoxl:=  IF(SUM(F63:F67)=0,&quot;-&quot;,SUM(F63:F67))" table:style-name="ce52">
            <text:p>1,473,022<text:s/></text:p>
          </table:table-cell>
          <table:table-cell office:value-type="float" office:value="337.65499999999997" table:formula="msoxl:=  IF(SUM(G63,G64,G65,G67)=0,IF(G66=0,&quot;-&quot;,G66),SUM(G63,G64,G65,G67))" table:style-name="ce52">
            <text:p>338<text:s/></text:p>
          </table:table-cell>
          <table:table-cell office:value-type="float" office:value="17926.174999999999" table:formula="msoxl:=  IF(SUM(H63:H67)=0,&quot;-&quot;,SUM(H63:H67))" table:style-name="ce52">
            <text:p>17,926<text:s/></text:p>
          </table:table-cell>
          <table:table-cell office:value-type="float" office:value="11581.632819999999" table:formula="msoxl:=  IF(SUM(I63,I64,I65,I67)=0,IF(I66=0,&quot;-&quot;,I66),SUM(I63,I64,I65,I67))" table:style-name="ce52">
            <text:p>11,582<text:s/></text:p>
          </table:table-cell>
          <table:table-cell office:value-type="float" office:value="1312016.1856" table:formula="msoxl:=  IF(SUM(J63:J67)=0,&quot;-&quot;,SUM(J63:J67))" table:style-name="ce53">
            <text:p>1,312,016<text:s/>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float" office:value="11581.632819999999" table:formula="msoxl:=  IF(SUM(M63,M64,M65,M67)=0,IF(M66=0,&quot;-&quot;,M66),SUM(M63,M64,M65,M67))" table:style-name="ce52">
            <text:p>11,582<text:s/></text:p>
          </table:table-cell>
          <table:table-cell office:value-type="float" office:value="1312016.1856" table:formula="msoxl:=  IF(SUM(N63:N67)=0,&quot;-&quot;,SUM(N63:N67))" table:style-name="ce52">
            <text:p>1,312,016<text:s/></text:p>
          </table:table-cell>
          <table:table-cell office:value-type="float" office:value="60576.311000000002" table:formula="msoxl:=  IF(SUM(O63,O64,O65,O67)=0,IF(O66=0,&quot;-&quot;,O66),SUM(O63,O64,O65,O67))" table:style-name="ce52">
            <text:p>60,576<text:s/></text:p>
          </table:table-cell>
          <table:table-cell office:value-type="float" office:value="1090680" table:formula="msoxl:=  IF(SUM(P63:P67)=0,&quot;-&quot;,SUM(P63:P67))" table:style-name="ce52">
            <text:p>1,090,68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133.0338400000001" table:formula="msoxl:=  IF(SUM(K63,M63)=0,&quot;-&quot;,SUM(K63,M63))" table:style-name="ce55">
            <text:p>4,133<text:s/></text:p>
          </table:table-cell>
          <table:table-cell office:value-type="float" office:value="484224.51991999999" table:formula="msoxl:=  IF(SUM(L63,N63)=0,&quot;-&quot;,SUM(L63,N63))" table:style-name="ce55">
            <text:p>484,22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133.0338400000001" table:style-name="ce55">
            <text:p>4,133<text:s/></text:p>
          </table:table-cell>
          <table:table-cell office:value-type="float" office:value="484224.51991999999" table:style-name="ce55">
            <text:p>484,22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529.42151999999999" table:style-name="ce55">
            <text:p>529<text:s/></text:p>
          </table:table-cell>
          <table:table-cell office:value-type="float" office:value="25345.544249999999" table:style-name="ce55">
            <text:p>25,346<text:s/></text:p>
          </table:table-cell>
          <table:table-cell office:value-type="float" office:value="1903.1982500000001" table:style-name="ce55">
            <text:p>1,903<text:s/></text:p>
          </table:table-cell>
          <table:table-cell office:value-type="float" office:value="1473022.3295099998" table:style-name="ce55">
            <text:p>1,473,022<text:s/></text:p>
          </table:table-cell>
          <table:table-cell office:value-type="float" office:value="335.96" table:style-name="ce55">
            <text:p>336<text:s/></text:p>
          </table:table-cell>
          <table:table-cell office:value-type="float" office:value="17824.474999999999" table:style-name="ce55">
            <text:p>17,824<text:s/></text:p>
          </table:table-cell>
          <table:table-cell office:value-type="float" office:value="7448.5989799999998" table:formula="msoxl:=  IF(SUM(K64,M64)=0,&quot;-&quot;,SUM(K64,M64))" table:style-name="ce55">
            <text:p>7,449<text:s/></text:p>
          </table:table-cell>
          <table:table-cell office:value-type="float" office:value="827791.66567999998" table:formula="msoxl:=  IF(SUM(L64,N64)=0,&quot;-&quot;,SUM(L64,N64))" table:style-name="ce55">
            <text:p>827,79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448.5989799999998" table:style-name="ce55">
            <text:p>7,449<text:s/></text:p>
          </table:table-cell>
          <table:table-cell office:value-type="float" office:value="827791.66567999998" table:style-name="ce55">
            <text:p>827,79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5,M65)=0,&quot;-&quot;,SUM(K65,M65))" table:style-name="ce55">
            <text:p>-</text:p>
          </table:table-cell>
          <table:table-cell office:value-type="string" office:string-value="-" table:formula="msoxl:=  IF(SUM(L65,N65)=0,&quot;-&quot;,SUM(L65,N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6,M66)=0,&quot;-&quot;,SUM(K66,M66))" table:style-name="ce55">
            <text:p>-</text:p>
          </table:table-cell>
          <table:table-cell office:value-type="string" office:string-value="-" table:formula="msoxl:=  IF(SUM(L66,N66)=0,&quot;-&quot;,SUM(L66,N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0576.311000000002" table:style-name="ce55">
            <text:p>60,576<text:s/></text:p>
          </table:table-cell>
          <table:table-cell office:value-type="float" office:value="1090680" table:style-name="ce55">
            <text:p>1,090,680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float" office:value="63.761000000000003" table:style-name="ce57">
            <text:p>64<text:s/></text:p>
          </table:table-cell>
          <table:table-cell office:value-type="float" office:value="4414.473" table:style-name="ce57">
            <text:p>4,414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6950000000000001" table:style-name="ce57">
            <text:p>2<text:s/></text:p>
          </table:table-cell>
          <table:table-cell office:value-type="float" office:value="101.7" table:style-name="ce57">
            <text:p>102<text:s/></text:p>
          </table:table-cell>
          <table:table-cell office:value-type="string" office:string-value="-" table:formula="msoxl:=  IF(SUM(K67,M67)=0,&quot;-&quot;,SUM(K67,M67))" table:style-name="ce55">
            <text:p>-</text:p>
          </table:table-cell>
          <table:table-cell office:value-type="string" office:string-value="-" table:formula="msoxl:=  IF(SUM(L67,N67)=0,&quot;-&quot;,SUM(L67,N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11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number-columns-spanned="8" table:number-rows-spanned="1" table:style-name="ce194">
            <text:p>鯛科</text:p>
          </table:table-cell>
          <table:covered-table-cell table:number-columns-repeated="7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2">
            <text:p>麥奇鈎吻鮭</text:p>
          </table:table-cell>
          <table:covered-table-cell/>
          <table:table-cell office:value-type="string" table:number-columns-spanned="2" table:number-rows-spanned="1" table:style-name="ce202">
            <text:p>香魚</text:p>
          </table:table-cell>
          <table:covered-table-cell/>
          <table:table-cell office:value-type="string" table:number-columns-spanned="2" table:number-rows-spanned="1" table:style-name="ce202">
            <text:p>虱目魚</text:p>
          </table:table-cell>
          <table:covered-table-cell/>
          <table:table-cell office:value-type="string" table:number-columns-spanned="2" table:number-rows-spanned="1" table:style-name="ce203">
            <text:p>小計</text:p>
          </table:table-cell>
          <table:covered-table-cell/>
          <table:table-cell office:value-type="string" table:number-columns-spanned="2" table:number-rows-spanned="1" table:style-name="ce198">
            <text:p>真鯛</text:p>
          </table:table-cell>
          <table:covered-table-cell/>
          <table:table-cell office:value-type="string" table:number-columns-spanned="2" table:number-rows-spanned="1" table:style-name="ce198">
            <text:p>黃背牙鯛</text:p>
          </table:table-cell>
          <table:covered-table-cell/>
          <table:table-cell office:value-type="string" table:number-columns-spanned="2" table:number-rows-spanned="1" table:style-name="ce198">
            <text:p>黑棘鯛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1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8">
            <text:p>08001</text:p>
          </table:table-cell>
          <table:covered-table-cell/>
          <table:table-cell office:value-type="string" table:number-columns-spanned="2" table:number-rows-spanned="1" table:style-name="ce188">
            <text:p>09001</text:p>
          </table:table-cell>
          <table:covered-table-cell/>
          <table:table-cell office:value-type="string" table:number-columns-spanned="2" table:number-rows-spanned="1" table:style-name="ce188">
            <text:p>10001</text:p>
          </table:table-cell>
          <table:covered-table-cell/>
          <table:table-cell office:value-type="string" table:number-columns-spanned="2" table:number-rows-spanned="1" table:style-name="ce184">
            <text:p>Sub Total</text:p>
          </table:table-cell>
          <table:covered-table-cell/>
          <table:table-cell office:value-type="string" table:number-columns-spanned="2" table:number-rows-spanned="1" table:style-name="ce181">
            <text:p>12001</text:p>
          </table:table-cell>
          <table:covered-table-cell/>
          <table:table-cell office:value-type="string" table:number-columns-spanned="2" table:number-rows-spanned="1" table:style-name="ce181">
            <text:p>12002</text:p>
          </table:table-cell>
          <table:covered-table-cell/>
          <table:table-cell office:value-type="string" table:number-columns-spanned="2" table:number-rows-spanned="1" table:style-name="ce181">
            <text:p>12004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289.72500000000002" table:formula="msoxl:=  IF(SUM(C11,C19,C36,C54,C58,C62)=0,&quot;-&quot;,SUM(C11,C19,C36,C54,C58,C62))" table:style-name="ce45">
            <text:p>290<text:s/></text:p>
          </table:table-cell>
          <table:table-cell office:value-type="float" office:value="59267.250999999997" table:formula="msoxl:=  IF(SUM(D11,D19,D36,D54,D58,D62)=0,&quot;-&quot;,SUM(D11,D19,D36,D54,D58,D62))" table:style-name="ce45">
            <text:p>59,267<text:s/></text:p>
          </table:table-cell>
          <table:table-cell office:value-type="float" office:value="1554.42" table:formula="msoxl:=  IF(SUM(E11,E19,E36,E54,E58,E62)=0,&quot;-&quot;,SUM(E11,E19,E36,E54,E58,E62))" table:style-name="ce45">
            <text:p>1,554<text:s/></text:p>
          </table:table-cell>
          <table:table-cell office:value-type="float" office:value="243155.092" table:formula="msoxl:=  IF(SUM(F11,F19,F36,F54,F58,F62)=0,&quot;-&quot;,SUM(F11,F19,F36,F54,F58,F62))" table:style-name="ce45">
            <text:p>243,155<text:s/></text:p>
          </table:table-cell>
          <table:table-cell office:value-type="float" office:value="69148.314599999998" table:formula="msoxl:=  IF(SUM(G11,G19,G36,G54,G58,G62)=0,&quot;-&quot;,SUM(G11,G19,G36,G54,G58,G62))" table:style-name="ce45">
            <text:p>69,148<text:s/></text:p>
          </table:table-cell>
          <table:table-cell office:value-type="float" office:value="5093844.4480999997" table:formula="msoxl:=  IF(SUM(H11,H19,H36,H54,H58,H62)=0,&quot;-&quot;,SUM(H11,H19,H36,H54,H58,H62))" table:style-name="ce45">
            <text:p>5,093,844<text:s/></text:p>
          </table:table-cell>
          <table:table-cell office:value-type="float" office:value="4900.0781400000005" table:formula="msoxl:=  IF(SUM(I11,I19,I36,I54,I58,I62)=0,&quot;-&quot;,SUM(I11,I19,I36,I54,I58,I62))" table:style-name="ce45">
            <text:p>4,900<text:s/></text:p>
          </table:table-cell>
          <table:table-cell office:value-type="float" office:value="1322985.2445" table:formula="msoxl:=  IF(SUM(J11,J19,J36,J54,J58,J62)=0,&quot;-&quot;,SUM(J11,J19,J36,J54,J58,J62))" table:style-name="ce45">
            <text:p>1,322,985<text:s/></text:p>
          </table:table-cell>
          <table:table-cell office:value-type="float" office:value="348.97019999999998" table:formula="msoxl:=  IF(SUM(K11,K19,K36,K54,K58,K62)=0,&quot;-&quot;,SUM(K11,K19,K36,K54,K58,K62))" table:style-name="ce45">
            <text:p>349<text:s/></text:p>
          </table:table-cell>
          <table:table-cell office:value-type="float" office:value="69419.031799999997" table:formula="msoxl:=  IF(SUM(L11,L19,L36,L54,L58,L62)=0,&quot;-&quot;,SUM(L11,L19,L36,L54,L58,L62))" table:style-name="ce45">
            <text:p>69,419<text:s/></text:p>
          </table:table-cell>
          <table:table-cell office:value-type="float" office:value="1092.1286" table:formula="msoxl:=  IF(SUM(M11,M19,M36,M54,M58,M62)=0,&quot;-&quot;,SUM(M11,M19,M36,M54,M58,M62))" table:style-name="ce45">
            <text:p>1,092<text:s/></text:p>
          </table:table-cell>
          <table:table-cell office:value-type="float" office:value="462371.94193999993" table:formula="msoxl:=  IF(SUM(N11,N19,N36,N54,N58,N62)=0,&quot;-&quot;,SUM(N11,N19,N36,N54,N58,N62))" table:style-name="ce45">
            <text:p>462,372<text:s/></text:p>
          </table:table-cell>
          <table:table-cell office:value-type="float" office:value="580.99414999999999" table:formula="msoxl:=  IF(SUM(O11,O19,O36,O54,O58,O62)=0,&quot;-&quot;,SUM(O11,O19,O36,O54,O58,O62))" table:style-name="ce45">
            <text:p>581<text:s/></text:p>
          </table:table-cell>
          <table:table-cell office:value-type="float" office:value="122176.07257" table:formula="msoxl:=  IF(SUM(P11,P19,P36,P54,P58,P62)=0,&quot;-&quot;,SUM(P11,P19,P36,P54,P58,P62))" table:style-name="ce45">
            <text:p>122,176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float" office:value="99.4" table:formula="msoxl:=  IF(SUM(I12:I18)=0,&quot;-&quot;,SUM(I12:I18))" table:style-name="ce52">
            <text:p>99<text:s/></text:p>
          </table:table-cell>
          <table:table-cell office:value-type="float" office:value="9443" table:formula="msoxl:=  IF(SUM(J12:J18)=0,&quot;-&quot;,SUM(J12:J18))" table:style-name="ce53">
            <text:p>9,443<text:s/></text:p>
          </table:table-cell>
          <table:table-cell office:value-type="float" office:value="99.4" table:formula="msoxl:=  IF(SUM(K12:K18)=0,&quot;-&quot;,SUM(K12:K18))" table:style-name="ce52">
            <text:p>99<text:s/></text:p>
          </table:table-cell>
          <table:table-cell office:value-type="float" office:value="9443" table:formula="msoxl:=  IF(SUM(L12:L18)=0,&quot;-&quot;,SUM(L12:L18))" table:style-name="ce52">
            <text:p>9,443<text:s/>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9.4" table:formula="msoxl:=  IF(SUM(K12,M12,O12,'漁業生產量值-漁業種類別魚類別生產量值3'!C12)=0,&quot;-&quot;,SUM(K12,M12,O12,'漁業生產量值-漁業種類別魚類別生產量值3'!C12))" table:style-name="ce55">
            <text:p>99<text:s/></text:p>
          </table:table-cell>
          <table:table-cell office:value-type="float" office:value="9443" table:formula="msoxl:=  IF(SUM(L12,N12,P12,'漁業生產量值-漁業種類別魚類別生產量值3'!D12)=0,&quot;-&quot;,SUM(L12,N12,P12,'漁業生產量值-漁業種類別魚類別生產量值3'!D12))" table:style-name="ce55">
            <text:p>9,443<text:s/></text:p>
          </table:table-cell>
          <table:table-cell office:value-type="float" office:value="99.4" table:style-name="ce55">
            <text:p>99<text:s/></text:p>
          </table:table-cell>
          <table:table-cell office:value-type="float" office:value="9443" table:style-name="ce55">
            <text:p>9,4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3,M13,O13,'漁業生產量值-漁業種類別魚類別生產量值3'!C13)=0,&quot;-&quot;,SUM(K13,M13,O13,'漁業生產量值-漁業種類別魚類別生產量值3'!C13))" table:style-name="ce55">
            <text:p>-</text:p>
          </table:table-cell>
          <table:table-cell office:value-type="string" office:string-value="-" table:formula="msoxl:=  IF(SUM(L13,N13,P13,'漁業生產量值-漁業種類別魚類別生產量值3'!D13)=0,&quot;-&quot;,SUM(L13,N13,P13,'漁業生產量值-漁業種類別魚類別生產量值3'!D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4,M14,O14,'漁業生產量值-漁業種類別魚類別生產量值3'!C14)=0,&quot;-&quot;,SUM(K14,M14,O14,'漁業生產量值-漁業種類別魚類別生產量值3'!C14))" table:style-name="ce55">
            <text:p>-</text:p>
          </table:table-cell>
          <table:table-cell office:value-type="string" office:string-value="-" table:formula="msoxl:=  IF(SUM(L14,N14,P14,'漁業生產量值-漁業種類別魚類別生產量值3'!D14)=0,&quot;-&quot;,SUM(L14,N14,P14,'漁業生產量值-漁業種類別魚類別生產量值3'!D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5,M15,O15,'漁業生產量值-漁業種類別魚類別生產量值3'!C15)=0,&quot;-&quot;,SUM(K15,M15,O15,'漁業生產量值-漁業種類別魚類別生產量值3'!C15))" table:style-name="ce55">
            <text:p>-</text:p>
          </table:table-cell>
          <table:table-cell office:value-type="string" office:string-value="-" table:formula="msoxl:=  IF(SUM(L15,N15,P15,'漁業生產量值-漁業種類別魚類別生產量值3'!D15)=0,&quot;-&quot;,SUM(L15,N15,P15,'漁業生產量值-漁業種類別魚類別生產量值3'!D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6,M16,O16,'漁業生產量值-漁業種類別魚類別生產量值3'!C16)=0,&quot;-&quot;,SUM(K16,M16,O16,'漁業生產量值-漁業種類別魚類別生產量值3'!C16))" table:style-name="ce55">
            <text:p>-</text:p>
          </table:table-cell>
          <table:table-cell office:value-type="string" office:string-value="-" table:formula="msoxl:=  IF(SUM(L16,N16,P16,'漁業生產量值-漁業種類別魚類別生產量值3'!D16)=0,&quot;-&quot;,SUM(L16,N16,P16,'漁業生產量值-漁業種類別魚類別生產量值3'!D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17,M17,O17,'漁業生產量值-漁業種類別魚類別生產量值3'!C17)=0,&quot;-&quot;,SUM(K17,M17,O17,'漁業生產量值-漁業種類別魚類別生產量值3'!C17))" table:style-name="ce55">
            <text:p>-</text:p>
          </table:table-cell>
          <table:table-cell office:value-type="string" office:string-value="-" table:formula="msoxl:=  IF(SUM(L17,N17,P17,'漁業生產量值-漁業種類別魚類別生產量值3'!D17)=0,&quot;-&quot;,SUM(L17,N17,P17,'漁業生產量值-漁業種類別魚類別生產量值3'!D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18,M18,O18,'漁業生產量值-漁業種類別魚類別生產量值3'!C18)=0,&quot;-&quot;,SUM(K18,M18,O18,'漁業生產量值-漁業種類別魚類別生產量值3'!C18))" table:style-name="ce55">
            <text:p>-</text:p>
          </table:table-cell>
          <table:table-cell office:value-type="string" office:string-value="-" table:formula="msoxl:=  IF(SUM(L18,N18,P18,'漁業生產量值-漁業種類別魚類別生產量值3'!D18)=0,&quot;-&quot;,SUM(L18,N18,P18,'漁業生產量值-漁業種類別魚類別生產量值3'!D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5.1740000000000001E-2" table:formula="msoxl:=  IF(SUM(G20:G35)=0,&quot;-&quot;,SUM(G20:G35))" table:style-name="ce52">
            <text:p>0<text:s/></text:p>
          </table:table-cell>
          <table:table-cell office:value-type="float" office:value="6.3425799999999999" table:formula="msoxl:=  IF(SUM(H20:H35)=0,&quot;-&quot;,SUM(H20:H35))" table:style-name="ce52">
            <text:p>6<text:s/></text:p>
          </table:table-cell>
          <table:table-cell office:value-type="float" office:value="2486.57449" table:formula="msoxl:=  IF(SUM(I20:I35)=0,&quot;-&quot;,SUM(I20:I35))" table:style-name="ce52">
            <text:p>2,487<text:s/></text:p>
          </table:table-cell>
          <table:table-cell office:value-type="float" office:value="750504.77272000001" table:formula="msoxl:=  IF(SUM(J20:J35)=0,&quot;-&quot;,SUM(J20:J35))" table:style-name="ce52">
            <text:p>750,505<text:s/></text:p>
          </table:table-cell>
          <table:table-cell office:value-type="float" office:value="165.119" table:formula="msoxl:=  IF(SUM(K20:K35)=0,&quot;-&quot;,SUM(K20:K35))" table:style-name="ce52">
            <text:p>165<text:s/></text:p>
          </table:table-cell>
          <table:table-cell office:value-type="float" office:value="43195.979760000002" table:formula="msoxl:=  IF(SUM(L20:L35)=0,&quot;-&quot;,SUM(L20:L35))" table:style-name="ce52">
            <text:p>43,196<text:s/></text:p>
          </table:table-cell>
          <table:table-cell office:value-type="float" office:value="781.06830000000002" table:formula="msoxl:=  IF(SUM(M20:M35)=0,&quot;-&quot;,SUM(M20:M35))" table:style-name="ce52">
            <text:p>781<text:s/></text:p>
          </table:table-cell>
          <table:table-cell office:value-type="float" office:value="332622.25769999996" table:formula="msoxl:=  IF(SUM(N20:N35)=0,&quot;-&quot;,SUM(N20:N35))" table:style-name="ce52">
            <text:p>332,622<text:s/></text:p>
          </table:table-cell>
          <table:table-cell office:value-type="float" office:value="175.4315" table:formula="msoxl:=  IF(SUM(O20:O35)=0,&quot;-&quot;,SUM(O20:O35))" table:style-name="ce52">
            <text:p>175<text:s/></text:p>
          </table:table-cell>
          <table:table-cell office:value-type="float" office:value="44554.633849999998" table:formula="msoxl:=  IF(SUM(P20:P35)=0,&quot;-&quot;,SUM(P20:P35))" table:style-name="ce52">
            <text:p>44,55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K20,M20,O20,'漁業生產量值-漁業種類別魚類別生產量值3'!C20)=0,&quot;-&quot;,SUM(K20,M20,O20,'漁業生產量值-漁業種類別魚類別生產量值3'!C20))" table:style-name="ce55">
            <text:p>-</text:p>
          </table:table-cell>
          <table:table-cell office:value-type="string" office:string-value="-" table:formula="msoxl:=  IF(SUM(L20,N20,P20,'漁業生產量值-漁業種類別魚類別生產量值3'!D20)=0,&quot;-&quot;,SUM(L20,N20,P20,'漁業生產量值-漁業種類別魚類別生產量值3'!D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1,M21,O21,'漁業生產量值-漁業種類別魚類別生產量值3'!C21)=0,&quot;-&quot;,SUM(K21,M21,O21,'漁業生產量值-漁業種類別魚類別生產量值3'!C21))" table:style-name="ce55">
            <text:p>-</text:p>
          </table:table-cell>
          <table:table-cell office:value-type="string" office:string-value="-" table:formula="msoxl:=  IF(SUM(L21,N21,P21,'漁業生產量值-漁業種類別魚類別生產量值3'!D21)=0,&quot;-&quot;,SUM(L21,N21,P21,'漁業生產量值-漁業種類別魚類別生產量值3'!D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2,M22,O22,'漁業生產量值-漁業種類別魚類別生產量值3'!C22)=0,&quot;-&quot;,SUM(K22,M22,O22,'漁業生產量值-漁業種類別魚類別生產量值3'!C22))" table:style-name="ce55">
            <text:p>-</text:p>
          </table:table-cell>
          <table:table-cell office:value-type="string" office:string-value="-" table:formula="msoxl:=  IF(SUM(L22,N22,P22,'漁業生產量值-漁業種類別魚類別生產量值3'!D22)=0,&quot;-&quot;,SUM(L22,N22,P22,'漁業生產量值-漁業種類別魚類別生產量值3'!D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376E-2" table:style-name="ce55">
            <text:p>0<text:s/></text:p>
          </table:table-cell>
          <table:table-cell office:value-type="float" office:value="3.07097" table:style-name="ce55">
            <text:p>3<text:s/></text:p>
          </table:table-cell>
          <table:table-cell office:value-type="float" office:value="510.12926999999996" table:formula="msoxl:=  IF(SUM(K23,M23,O23,'漁業生產量值-漁業種類別魚類別生產量值3'!C23)=0,&quot;-&quot;,SUM(K23,M23,O23,'漁業生產量值-漁業種類別魚類別生產量值3'!C23))" table:style-name="ce55">
            <text:p>510<text:s/></text:p>
          </table:table-cell>
          <table:table-cell office:value-type="float" office:value="105659.64453999999" table:formula="msoxl:=  IF(SUM(L23,N23,P23,'漁業生產量值-漁業種類別魚類別生產量值3'!D23)=0,&quot;-&quot;,SUM(L23,N23,P23,'漁業生產量值-漁業種類別魚類別生產量值3'!D23))" table:style-name="ce55">
            <text:p>105,660<text:s/></text:p>
          </table:table-cell>
          <table:table-cell office:value-type="float" office:value="19.607869999999998" table:style-name="ce55">
            <text:p>20<text:s/></text:p>
          </table:table-cell>
          <table:table-cell office:value-type="float" office:value="4556.3752400000003" table:style-name="ce55">
            <text:p>4,556<text:s/></text:p>
          </table:table-cell>
          <table:table-cell office:value-type="float" office:value="33.034790000000001" table:style-name="ce55">
            <text:p>33<text:s/></text:p>
          </table:table-cell>
          <table:table-cell office:value-type="float" office:value="4752.4850999999999" table:style-name="ce55">
            <text:p>4,752<text:s/></text:p>
          </table:table-cell>
          <table:table-cell office:value-type="float" office:value="17.311979999999998" table:style-name="ce55">
            <text:p>17<text:s/></text:p>
          </table:table-cell>
          <table:table-cell office:value-type="float" office:value="5285.2049100000004" table:style-name="ce55">
            <text:p>5,28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5239999999999999E-2" table:style-name="ce55">
            <text:p>0<text:s/></text:p>
          </table:table-cell>
          <table:table-cell office:value-type="float" office:value="2.9174899999999999" table:style-name="ce55">
            <text:p>3<text:s/></text:p>
          </table:table-cell>
          <table:table-cell office:value-type="float" office:value="171.91228000000001" table:formula="msoxl:=  IF(SUM(K24,M24,O24,'漁業生產量值-漁業種類別魚類別生產量值3'!C24)=0,&quot;-&quot;,SUM(K24,M24,O24,'漁業生產量值-漁業種類別魚類別生產量值3'!C24))" table:style-name="ce55">
            <text:p>172<text:s/></text:p>
          </table:table-cell>
          <table:table-cell office:value-type="float" office:value="42375.491679999999" table:formula="msoxl:=  IF(SUM(L24,N24,P24,'漁業生產量值-漁業種類別魚類別生產量值3'!D24)=0,&quot;-&quot;,SUM(L24,N24,P24,'漁業生產量值-漁業種類別魚類別生產量值3'!D24))" table:style-name="ce55">
            <text:p>42,375<text:s/></text:p>
          </table:table-cell>
          <table:table-cell office:value-type="float" office:value="61.019620000000003" table:style-name="ce55">
            <text:p>61<text:s/></text:p>
          </table:table-cell>
          <table:table-cell office:value-type="float" office:value="12663.280870000001" table:style-name="ce55">
            <text:p>12,663<text:s/></text:p>
          </table:table-cell>
          <table:table-cell office:value-type="float" office:value="3.48142" table:style-name="ce55">
            <text:p>3<text:s/></text:p>
          </table:table-cell>
          <table:table-cell office:value-type="float" office:value="609.51769000000002" table:style-name="ce55">
            <text:p>610<text:s/></text:p>
          </table:table-cell>
          <table:table-cell office:value-type="float" office:value="80.413380000000004" table:style-name="ce55">
            <text:p>80<text:s/></text:p>
          </table:table-cell>
          <table:table-cell office:value-type="float" office:value="19959.816040000002" table:style-name="ce55">
            <text:p>19,96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5,M25,O25,'漁業生產量值-漁業種類別魚類別生產量值3'!C25)=0,&quot;-&quot;,SUM(K25,M25,O25,'漁業生產量值-漁業種類別魚類別生產量值3'!C25))" table:style-name="ce55">
            <text:p>-</text:p>
          </table:table-cell>
          <table:table-cell office:value-type="string" office:string-value="-" table:formula="msoxl:=  IF(SUM(L25,N25,P25,'漁業生產量值-漁業種類別魚類別生產量值3'!D25)=0,&quot;-&quot;,SUM(L25,N25,P25,'漁業生產量值-漁業種類別魚類別生產量值3'!D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6,M26,O26,'漁業生產量值-漁業種類別魚類別生產量值3'!C26)=0,&quot;-&quot;,SUM(K26,M26,O26,'漁業生產量值-漁業種類別魚類別生產量值3'!C26))" table:style-name="ce55">
            <text:p>-</text:p>
          </table:table-cell>
          <table:table-cell office:value-type="string" office:string-value="-" table:formula="msoxl:=  IF(SUM(L26,N26,P26,'漁業生產量值-漁業種類別魚類別生產量值3'!D26)=0,&quot;-&quot;,SUM(L26,N26,P26,'漁業生產量值-漁業種類別魚類別生產量值3'!D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7,M27,O27,'漁業生產量值-漁業種類別魚類別生產量值3'!C27)=0,&quot;-&quot;,SUM(K27,M27,O27,'漁業生產量值-漁業種類別魚類別生產量值3'!C27))" table:style-name="ce55">
            <text:p>-</text:p>
          </table:table-cell>
          <table:table-cell office:value-type="string" office:string-value="-" table:formula="msoxl:=  IF(SUM(L27,N27,P27,'漁業生產量值-漁業種類別魚類別生產量值3'!D27)=0,&quot;-&quot;,SUM(L27,N27,P27,'漁業生產量值-漁業種類別魚類別生產量值3'!D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7399999999999998E-3" table:style-name="ce55">
            <text:p>0<text:s/></text:p>
          </table:table-cell>
          <table:table-cell office:value-type="float" office:value="0.35411999999999999" table:style-name="ce55">
            <text:p>0<text:s/></text:p>
          </table:table-cell>
          <table:table-cell office:value-type="float" office:value="1135.2029500000001" table:formula="msoxl:=  IF(SUM(K28,M28,O28,'漁業生產量值-漁業種類別魚類別生產量值3'!C28)=0,&quot;-&quot;,SUM(K28,M28,O28,'漁業生產量值-漁業種類別魚類別生產量值3'!C28))" table:style-name="ce55">
            <text:p>1,135<text:s/></text:p>
          </table:table-cell>
          <table:table-cell office:value-type="float" office:value="380654.79467999999" table:formula="msoxl:=  IF(SUM(L28,N28,P28,'漁業生產量值-漁業種類別魚類別生產量值3'!D28)=0,&quot;-&quot;,SUM(L28,N28,P28,'漁業生產量值-漁業種類別魚類別生產量值3'!D28))" table:style-name="ce55">
            <text:p>380,655<text:s/></text:p>
          </table:table-cell>
          <table:table-cell office:value-type="float" office:value="52.906509999999997" table:style-name="ce55">
            <text:p>53<text:s/></text:p>
          </table:table-cell>
          <table:table-cell office:value-type="float" office:value="16360.62365" table:style-name="ce55">
            <text:p>16,361<text:s/></text:p>
          </table:table-cell>
          <table:table-cell office:value-type="float" office:value="470.32209" table:style-name="ce55">
            <text:p>470<text:s/></text:p>
          </table:table-cell>
          <table:table-cell office:value-type="float" office:value="201474.47990999999" table:style-name="ce55">
            <text:p>201,474<text:s/></text:p>
          </table:table-cell>
          <table:table-cell office:value-type="float" office:value="20.44914" table:style-name="ce55">
            <text:p>20<text:s/></text:p>
          </table:table-cell>
          <table:table-cell office:value-type="float" office:value="5125.5628999999999" table:style-name="ce55">
            <text:p>5,12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29,M29,O29,'漁業生產量值-漁業種類別魚類別生產量值3'!C29)=0,&quot;-&quot;,SUM(K29,M29,O29,'漁業生產量值-漁業種類別魚類別生產量值3'!C29))" table:style-name="ce55">
            <text:p>-</text:p>
          </table:table-cell>
          <table:table-cell office:value-type="string" office:string-value="-" table:formula="msoxl:=  IF(SUM(L29,N29,P29,'漁業生產量值-漁業種類別魚類別生產量值3'!D29)=0,&quot;-&quot;,SUM(L29,N29,P29,'漁業生產量值-漁業種類別魚類別生產量值3'!D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69.32998999999995" table:formula="msoxl:=  IF(SUM(K30,M30,O30,'漁業生產量值-漁業種類別魚類別生產量值3'!C30)=0,&quot;-&quot;,SUM(K30,M30,O30,'漁業生產量值-漁業種類別魚類別生產量值3'!C30))" table:style-name="ce55">
            <text:p>669<text:s/></text:p>
          </table:table-cell>
          <table:table-cell office:value-type="float" office:value="221814.84181999997" table:formula="msoxl:=  IF(SUM(L30,N30,P30,'漁業生產量值-漁業種類別魚類別生產量值3'!D30)=0,&quot;-&quot;,SUM(L30,N30,P30,'漁業生產量值-漁業種類別魚類別生產量值3'!D30))" table:style-name="ce55">
            <text:p>221,815<text:s/></text:p>
          </table:table-cell>
          <table:table-cell office:value-type="float" office:value="31.585000000000001" table:style-name="ce55">
            <text:p>32<text:s/></text:p>
          </table:table-cell>
          <table:table-cell office:value-type="float" office:value="9615.7000000000007" table:style-name="ce55">
            <text:p>9,616<text:s/></text:p>
          </table:table-cell>
          <table:table-cell office:value-type="float" office:value="274.23" table:style-name="ce55">
            <text:p>274<text:s/></text:p>
          </table:table-cell>
          <table:table-cell office:value-type="float" office:value="125785.77499999999" table:style-name="ce55">
            <text:p>125,786<text:s/></text:p>
          </table:table-cell>
          <table:table-cell office:value-type="float" office:value="57.256999999999998" table:style-name="ce55">
            <text:p>57<text:s/></text:p>
          </table:table-cell>
          <table:table-cell office:value-type="float" office:value="14184.05" table:style-name="ce55">
            <text:p>14,18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1,M31,O31,'漁業生產量值-漁業種類別魚類別生產量值3'!C31)=0,&quot;-&quot;,SUM(K31,M31,O31,'漁業生產量值-漁業種類別魚類別生產量值3'!C31))" table:style-name="ce55">
            <text:p>-</text:p>
          </table:table-cell>
          <table:table-cell office:value-type="string" office:string-value="-" table:formula="msoxl:=  IF(SUM(L31,N31,P31,'漁業生產量值-漁業種類別魚類別生產量值3'!D31)=0,&quot;-&quot;,SUM(L31,N31,P31,'漁業生產量值-漁業種類別魚類別生產量值3'!D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2,M32,O32,'漁業生產量值-漁業種類別魚類別生產量值3'!C32)=0,&quot;-&quot;,SUM(K32,M32,O32,'漁業生產量值-漁業種類別魚類別生產量值3'!C32))" table:style-name="ce55">
            <text:p>-</text:p>
          </table:table-cell>
          <table:table-cell office:value-type="string" office:string-value="-" table:formula="msoxl:=  IF(SUM(L32,N32,P32,'漁業生產量值-漁業種類別魚類別生產量值3'!D32)=0,&quot;-&quot;,SUM(L32,N32,P32,'漁業生產量值-漁業種類別魚類別生產量值3'!D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3,M33,O33,'漁業生產量值-漁業種類別魚類別生產量值3'!C33)=0,&quot;-&quot;,SUM(K33,M33,O33,'漁業生產量值-漁業種類別魚類別生產量值3'!C33))" table:style-name="ce55">
            <text:p>-</text:p>
          </table:table-cell>
          <table:table-cell office:value-type="string" office:string-value="-" table:formula="msoxl:=  IF(SUM(L33,N33,P33,'漁業生產量值-漁業種類別魚類別生產量值3'!D33)=0,&quot;-&quot;,SUM(L33,N33,P33,'漁業生產量值-漁業種類別魚類別生產量值3'!D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4,M34,O34,'漁業生產量值-漁業種類別魚類別生產量值3'!C34)=0,&quot;-&quot;,SUM(K34,M34,O34,'漁業生產量值-漁業種類別魚類別生產量值3'!C34))" table:style-name="ce55">
            <text:p>-</text:p>
          </table:table-cell>
          <table:table-cell office:value-type="string" office:string-value="-" table:formula="msoxl:=  IF(SUM(L34,N34,P34,'漁業生產量值-漁業種類別魚類別生產量值3'!D34)=0,&quot;-&quot;,SUM(L34,N34,P34,'漁業生產量值-漁業種類別魚類別生產量值3'!D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35,M35,O35,'漁業生產量值-漁業種類別魚類別生產量值3'!C35)=0,&quot;-&quot;,SUM(K35,M35,O35,'漁業生產量值-漁業種類別魚類別生產量值3'!C35))" table:style-name="ce55">
            <text:p>-</text:p>
          </table:table-cell>
          <table:table-cell office:value-type="string" office:string-value="-" table:formula="msoxl:=  IF(SUM(L35,N35,P35,'漁業生產量值-漁業種類別魚類別生產量值3'!D35)=0,&quot;-&quot;,SUM(L35,N35,P35,'漁業生產量值-漁業種類別魚類別生產量值3'!D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string" office:string-value="-" table:formula="msoxl:=  IF(SUM(C37:C53)=0,&quot;-&quot;,SUM(C37:C53))" table:style-name="ce52">
            <text:p>-</text:p>
          </table:table-cell>
          <table:table-cell office:value-type="string" office:string-value="-" table:formula="msoxl:=  IF(SUM(D37:D53)=0,&quot;-&quot;,SUM(D37:D53))" table:style-name="ce52">
            <text:p>-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float" office:value="13.7859" table:formula="msoxl:=  IF(SUM(G37:G53)=0,&quot;-&quot;,SUM(G37:G53))" table:style-name="ce52">
            <text:p>14<text:s/></text:p>
          </table:table-cell>
          <table:table-cell office:value-type="float" office:value="1155.56645" table:formula="msoxl:=  IF(SUM(H37:H53)=0,&quot;-&quot;,SUM(H37:H53))" table:style-name="ce52">
            <text:p>1,156<text:s/></text:p>
          </table:table-cell>
          <table:table-cell office:value-type="float" office:value="1189.6456499999999" table:formula="msoxl:=  IF(SUM(I37:I53)=0,&quot;-&quot;,SUM(I37:I53))" table:style-name="ce52">
            <text:p>1,190<text:s/></text:p>
          </table:table-cell>
          <table:table-cell office:value-type="float" office:value="329251.97265000001" table:formula="msoxl:=  IF(SUM(J37:J53)=0,&quot;-&quot;,SUM(J37:J53))" table:style-name="ce52">
            <text:p>329,252<text:s/></text:p>
          </table:table-cell>
          <table:table-cell office:value-type="float" office:value="84.4512" table:formula="msoxl:=  IF(SUM(K37:K53)=0,&quot;-&quot;,SUM(K37:K53))" table:style-name="ce52">
            <text:p>84<text:s/></text:p>
          </table:table-cell>
          <table:table-cell office:value-type="float" office:value="16780.052040000002" table:formula="msoxl:=  IF(SUM(L37:L53)=0,&quot;-&quot;,SUM(L37:L53))" table:style-name="ce52">
            <text:p>16,780<text:s/></text:p>
          </table:table-cell>
          <table:table-cell office:value-type="float" office:value="311.06030000000004" table:formula="msoxl:=  IF(SUM(M37:M53)=0,&quot;-&quot;,SUM(M37:M53))" table:style-name="ce52">
            <text:p>311<text:s/></text:p>
          </table:table-cell>
          <table:table-cell office:value-type="float" office:value="129749.68424" table:formula="msoxl:=  IF(SUM(N37:N53)=0,&quot;-&quot;,SUM(N37:N53))" table:style-name="ce52">
            <text:p>129,750<text:s/></text:p>
          </table:table-cell>
          <table:table-cell office:value-type="float" office:value="196.34965" table:formula="msoxl:=  IF(SUM(O37:O53)=0,&quot;-&quot;,SUM(O37:O53))" table:style-name="ce52">
            <text:p>196<text:s/></text:p>
          </table:table-cell>
          <table:table-cell office:value-type="float" office:value="44891.881020000001" table:formula="msoxl:=  IF(SUM(P37:P53)=0,&quot;-&quot;,SUM(P37:P53))" table:style-name="ce52">
            <text:p>44,89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.2532" table:style-name="ce55">
            <text:p>13<text:s/></text:p>
          </table:table-cell>
          <table:table-cell office:value-type="float" office:value="1108.8592200000001" table:style-name="ce55">
            <text:p>1,109<text:s/></text:p>
          </table:table-cell>
          <table:table-cell office:value-type="float" office:value="45.626260000000002" table:formula="msoxl:=  IF(SUM(K37,M37,O37,'漁業生產量值-漁業種類別魚類別生產量值3'!C37)=0,&quot;-&quot;,SUM(K37,M37,O37,'漁業生產量值-漁業種類別魚類別生產量值3'!C37))" table:style-name="ce55">
            <text:p>46<text:s/></text:p>
          </table:table-cell>
          <table:table-cell office:value-type="float" office:value="13805.894420000001" table:formula="msoxl:=  IF(SUM(L37,N37,P37,'漁業生產量值-漁業種類別魚類別生產量值3'!D37)=0,&quot;-&quot;,SUM(L37,N37,P37,'漁業生產量值-漁業種類別魚類別生產量值3'!D37))" table:style-name="ce55">
            <text:p>13,806<text:s/></text:p>
          </table:table-cell>
          <table:table-cell office:value-type="float" office:value="0.29120000000000001" table:style-name="ce55">
            <text:p>0<text:s/></text:p>
          </table:table-cell>
          <table:table-cell office:value-type="float" office:value="62.607999999999997" table:style-name="ce55">
            <text:p>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7.040400000000002" table:style-name="ce55">
            <text:p>27<text:s/></text:p>
          </table:table-cell>
          <table:table-cell office:value-type="float" office:value="6579.5557799999997" table:style-name="ce55">
            <text:p>6,58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8,M38,O38,'漁業生產量值-漁業種類別魚類別生產量值3'!C38)=0,&quot;-&quot;,SUM(K38,M38,O38,'漁業生產量值-漁業種類別魚類別生產量值3'!C38))" table:style-name="ce55">
            <text:p>-</text:p>
          </table:table-cell>
          <table:table-cell office:value-type="string" office:string-value="-" table:formula="msoxl:=  IF(SUM(L38,N38,P38,'漁業生產量值-漁業種類別魚類別生產量值3'!D38)=0,&quot;-&quot;,SUM(L38,N38,P38,'漁業生產量值-漁業種類別魚類別生產量值3'!D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39,M39,O39,'漁業生產量值-漁業種類別魚類別生產量值3'!C39)=0,&quot;-&quot;,SUM(K39,M39,O39,'漁業生產量值-漁業種類別魚類別生產量值3'!C39))" table:style-name="ce55">
            <text:p>-</text:p>
          </table:table-cell>
          <table:table-cell office:value-type="string" office:string-value="-" table:formula="msoxl:=  IF(SUM(L39,N39,P39,'漁業生產量值-漁業種類別魚類別生產量值3'!D39)=0,&quot;-&quot;,SUM(L39,N39,P39,'漁業生產量值-漁業種類別魚類別生產量值3'!D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53269999999999995" table:style-name="ce55">
            <text:p>1<text:s/></text:p>
          </table:table-cell>
          <table:table-cell office:value-type="float" office:value="46.707230000000003" table:style-name="ce55">
            <text:p>47<text:s/></text:p>
          </table:table-cell>
          <table:table-cell office:value-type="float" office:value="341.29849999999999" table:formula="msoxl:=  IF(SUM(K40,M40,O40,'漁業生產量值-漁業種類別魚類別生產量值3'!C40)=0,&quot;-&quot;,SUM(K40,M40,O40,'漁業生產量值-漁業種類別魚類別生產量值3'!C40))" table:style-name="ce55">
            <text:p>341<text:s/></text:p>
          </table:table-cell>
          <table:table-cell office:value-type="float" office:value="70575.963910000006" table:formula="msoxl:=  IF(SUM(L40,N40,P40,'漁業生產量值-漁業種類別魚類別生產量值3'!D40)=0,&quot;-&quot;,SUM(L40,N40,P40,'漁業生產量值-漁業種類別魚類別生產量值3'!D40))" table:style-name="ce55">
            <text:p>70,576<text:s/></text:p>
          </table:table-cell>
          <table:table-cell office:value-type="float" office:value="59.08" table:style-name="ce55">
            <text:p>59<text:s/></text:p>
          </table:table-cell>
          <table:table-cell office:value-type="float" office:value="10927.636" table:style-name="ce55">
            <text:p>10,928<text:s/></text:p>
          </table:table-cell>
          <table:table-cell office:value-type="float" office:value="31.223400000000002" table:style-name="ce55">
            <text:p>31<text:s/></text:p>
          </table:table-cell>
          <table:table-cell office:value-type="float" office:value="6715.1498300000003" table:style-name="ce55">
            <text:p>6,715<text:s/></text:p>
          </table:table-cell>
          <table:table-cell office:value-type="float" office:value="125.55825" table:style-name="ce55">
            <text:p>126<text:s/></text:p>
          </table:table-cell>
          <table:table-cell office:value-type="float" office:value="26624.021949999998" table:style-name="ce55">
            <text:p>26,62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1,M41,O41,'漁業生產量值-漁業種類別魚類別生產量值3'!C41)=0,&quot;-&quot;,SUM(K41,M41,O41,'漁業生產量值-漁業種類別魚類別生產量值3'!C41))" table:style-name="ce55">
            <text:p>-</text:p>
          </table:table-cell>
          <table:table-cell office:value-type="string" office:string-value="-" table:formula="msoxl:=  IF(SUM(L41,N41,P41,'漁業生產量值-漁業種類別魚類別生產量值3'!D41)=0,&quot;-&quot;,SUM(L41,N41,P41,'漁業生產量值-漁業種類別魚類別生產量值3'!D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2,M42,O42,'漁業生產量值-漁業種類別魚類別生產量值3'!C42)=0,&quot;-&quot;,SUM(K42,M42,O42,'漁業生產量值-漁業種類別魚類別生產量值3'!C42))" table:style-name="ce55">
            <text:p>-</text:p>
          </table:table-cell>
          <table:table-cell office:value-type="string" office:string-value="-" table:formula="msoxl:=  IF(SUM(L42,N42,P42,'漁業生產量值-漁業種類別魚類別生產量值3'!D42)=0,&quot;-&quot;,SUM(L42,N42,P42,'漁業生產量值-漁業種類別魚類別生產量值3'!D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3,M43,O43,'漁業生產量值-漁業種類別魚類別生產量值3'!C43)=0,&quot;-&quot;,SUM(K43,M43,O43,'漁業生產量值-漁業種類別魚類別生產量值3'!C43))" table:style-name="ce55">
            <text:p>-</text:p>
          </table:table-cell>
          <table:table-cell office:value-type="string" office:string-value="-" table:formula="msoxl:=  IF(SUM(L43,N43,P43,'漁業生產量值-漁業種類別魚類別生產量值3'!D43)=0,&quot;-&quot;,SUM(L43,N43,P43,'漁業生產量值-漁業種類別魚類別生產量值3'!D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4,M44,O44,'漁業生產量值-漁業種類別魚類別生產量值3'!C44)=0,&quot;-&quot;,SUM(K44,M44,O44,'漁業生產量值-漁業種類別魚類別生產量值3'!C44))" table:style-name="ce55">
            <text:p>-</text:p>
          </table:table-cell>
          <table:table-cell office:value-type="string" office:string-value="-" table:formula="msoxl:=  IF(SUM(L44,N44,P44,'漁業生產量值-漁業種類別魚類別生產量值3'!D44)=0,&quot;-&quot;,SUM(L44,N44,P44,'漁業生產量值-漁業種類別魚類別生產量值3'!D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5,M45,O45,'漁業生產量值-漁業種類別魚類別生產量值3'!C45)=0,&quot;-&quot;,SUM(K45,M45,O45,'漁業生產量值-漁業種類別魚類別生產量值3'!C45))" table:style-name="ce55">
            <text:p>-</text:p>
          </table:table-cell>
          <table:table-cell office:value-type="string" office:string-value="-" table:formula="msoxl:=  IF(SUM(L45,N45,P45,'漁業生產量值-漁業種類別魚類別生產量值3'!D45)=0,&quot;-&quot;,SUM(L45,N45,P45,'漁業生產量值-漁業種類別魚類別生產量值3'!D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6,M46,O46,'漁業生產量值-漁業種類別魚類別生產量值3'!C46)=0,&quot;-&quot;,SUM(K46,M46,O46,'漁業生產量值-漁業種類別魚類別生產量值3'!C46))" table:style-name="ce55">
            <text:p>-</text:p>
          </table:table-cell>
          <table:table-cell office:value-type="string" office:string-value="-" table:formula="msoxl:=  IF(SUM(L46,N46,P46,'漁業生產量值-漁業種類別魚類別生產量值3'!D46)=0,&quot;-&quot;,SUM(L46,N46,P46,'漁業生產量值-漁業種類別魚類別生產量值3'!D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74.32200999999998" table:formula="msoxl:=  IF(SUM(K47,M47,O47,'漁業生產量值-漁業種類別魚類別生產量值3'!C47)=0,&quot;-&quot;,SUM(K47,M47,O47,'漁業生產量值-漁業種類別魚類別生產量值3'!C47))" table:style-name="ce55">
            <text:p>574<text:s/></text:p>
          </table:table-cell>
          <table:table-cell office:value-type="float" office:value="195318.82306" table:formula="msoxl:=  IF(SUM(L47,N47,P47,'漁業生產量值-漁業種類別魚類別生產量值3'!D47)=0,&quot;-&quot;,SUM(L47,N47,P47,'漁業生產量值-漁業種類別魚類別生產量值3'!D47))" table:style-name="ce55">
            <text:p>195,319<text:s/></text:p>
          </table:table-cell>
          <table:table-cell office:value-type="float" office:value="22.233499999999999" table:style-name="ce55">
            <text:p>22<text:s/></text:p>
          </table:table-cell>
          <table:table-cell office:value-type="float" office:value="4177.7650000000003" table:style-name="ce55">
            <text:p>4,178<text:s/></text:p>
          </table:table-cell>
          <table:table-cell office:value-type="float" office:value="257.56150000000002" table:style-name="ce55">
            <text:p>258<text:s/></text:p>
          </table:table-cell>
          <table:table-cell office:value-type="float" office:value="118330.28238" table:style-name="ce55">
            <text:p>118,330<text:s/></text:p>
          </table:table-cell>
          <table:table-cell office:value-type="float" office:value="26.911999999999999" table:style-name="ce55">
            <text:p>27<text:s/></text:p>
          </table:table-cell>
          <table:table-cell office:value-type="float" office:value="6544.6022999999996" table:style-name="ce55">
            <text:p>6,54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1.17239000000001" table:formula="msoxl:=  IF(SUM(K48,M48,O48,'漁業生產量值-漁業種類別魚類別生產量值3'!C48)=0,&quot;-&quot;,SUM(K48,M48,O48,'漁業生產量值-漁業種類別魚類別生產量值3'!C48))" table:style-name="ce55">
            <text:p>201<text:s/></text:p>
          </table:table-cell>
          <table:table-cell office:value-type="float" office:value="43337.967820000005" table:formula="msoxl:=  IF(SUM(L48,N48,P48,'漁業生產量值-漁業種類別魚類別生產量值3'!D48)=0,&quot;-&quot;,SUM(L48,N48,P48,'漁業生產量值-漁業種類別魚類別生產量值3'!D48))" table:style-name="ce55">
            <text:p>43,338<text:s/></text:p>
          </table:table-cell>
          <table:table-cell office:value-type="float" office:value="0.63649999999999995" table:style-name="ce55">
            <text:p>1<text:s/></text:p>
          </table:table-cell>
          <table:table-cell office:value-type="float" office:value="286.04304000000002" table:style-name="ce55">
            <text:p>286<text:s/></text:p>
          </table:table-cell>
          <table:table-cell office:value-type="float" office:value="19.0654" table:style-name="ce55">
            <text:p>19<text:s/></text:p>
          </table:table-cell>
          <table:table-cell office:value-type="float" office:value="2858.5020300000001" table:style-name="ce55">
            <text:p>2,859<text:s/></text:p>
          </table:table-cell>
          <table:table-cell office:value-type="float" office:value="10.638999999999999" table:style-name="ce55">
            <text:p>11<text:s/></text:p>
          </table:table-cell>
          <table:table-cell office:value-type="float" office:value="3785.9009900000001" table:style-name="ce55">
            <text:p>3,78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49,M49,O49,'漁業生產量值-漁業種類別魚類別生產量值3'!C49)=0,&quot;-&quot;,SUM(K49,M49,O49,'漁業生產量值-漁業種類別魚類別生產量值3'!C49))" table:style-name="ce55">
            <text:p>-</text:p>
          </table:table-cell>
          <table:table-cell office:value-type="string" office:string-value="-" table:formula="msoxl:=  IF(SUM(L49,N49,P49,'漁業生產量值-漁業種類別魚類別生產量值3'!D49)=0,&quot;-&quot;,SUM(L49,N49,P49,'漁業生產量值-漁業種類別魚類別生產量值3'!D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0,M50,O50,'漁業生產量值-漁業種類別魚類別生產量值3'!C50)=0,&quot;-&quot;,SUM(K50,M50,O50,'漁業生產量值-漁業種類別魚類別生產量值3'!C50))" table:style-name="ce55">
            <text:p>-</text:p>
          </table:table-cell>
          <table:table-cell office:value-type="string" office:string-value="-" table:formula="msoxl:=  IF(SUM(L50,N50,P50,'漁業生產量值-漁業種類別魚類別生產量值3'!D50)=0,&quot;-&quot;,SUM(L50,N50,P50,'漁業生產量值-漁業種類別魚類別生產量值3'!D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6" table:formula="msoxl:=  IF(SUM(K51,M51,O51,'漁業生產量值-漁業種類別魚類別生產量值3'!C51)=0,&quot;-&quot;,SUM(K51,M51,O51,'漁業生產量值-漁業種類別魚類別生產量值3'!C51))" table:style-name="ce55">
            <text:p>9<text:s/></text:p>
          </table:table-cell>
          <table:table-cell office:value-type="float" office:value="4205.25" table:formula="msoxl:=  IF(SUM(L51,N51,P51,'漁業生產量值-漁業種類別魚類別生產量值3'!D51)=0,&quot;-&quot;,SUM(L51,N51,P51,'漁業生產量值-漁業種類別魚類別生產量值3'!D51))" table:style-name="ce55">
            <text:p>4,205<text:s/></text:p>
          </table:table-cell>
          <table:table-cell office:value-type="float" office:value="2.21" table:style-name="ce55">
            <text:p>2<text:s/></text:p>
          </table:table-cell>
          <table:table-cell office:value-type="float" office:value="1326" table:style-name="ce55">
            <text:p>1,326<text:s/></text:p>
          </table:table-cell>
          <table:table-cell office:value-type="float" office:value="3.21" table:style-name="ce55">
            <text:p>3<text:s/></text:p>
          </table:table-cell>
          <table:table-cell office:value-type="float" office:value="1845.75" table:style-name="ce55">
            <text:p>1,84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2,M52,O52,'漁業生產量值-漁業種類別魚類別生產量值3'!C52)=0,&quot;-&quot;,SUM(K52,M52,O52,'漁業生產量值-漁業種類別魚類別生產量值3'!C52))" table:style-name="ce55">
            <text:p>-</text:p>
          </table:table-cell>
          <table:table-cell office:value-type="string" office:string-value="-" table:formula="msoxl:=  IF(SUM(L52,N52,P52,'漁業生產量值-漁業種類別魚類別生產量值3'!D52)=0,&quot;-&quot;,SUM(L52,N52,P52,'漁業生產量值-漁業種類別魚類別生產量值3'!D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8.62649" table:formula="msoxl:=  IF(SUM(K53,M53,O53,'漁業生產量值-漁業種類別魚類別生產量值3'!C53)=0,&quot;-&quot;,SUM(K53,M53,O53,'漁業生產量值-漁業種類別魚類別生產量值3'!C53))" table:style-name="ce55">
            <text:p>19<text:s/></text:p>
          </table:table-cell>
          <table:table-cell office:value-type="float" office:value="2008.0734400000001" table:formula="msoxl:=  IF(SUM(L53,N53,P53,'漁業生產量值-漁業種類別魚類別生產量值3'!D53)=0,&quot;-&quot;,SUM(L53,N53,P53,'漁業生產量值-漁業種類別魚類別生產量值3'!D53))" table:style-name="ce55">
            <text:p>2,008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6.2" table:style-name="ce57">
            <text:p>6<text:s/></text:p>
          </table:table-cell>
          <table:table-cell office:value-type="float" office:value="1357.8" table:style-name="ce57">
            <text:p>1,358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3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5,M55,O55,'漁業生產量值-漁業種類別魚類別生產量值3'!C55)=0,&quot;-&quot;,SUM(K55,M55,O55,'漁業生產量值-漁業種類別魚類別生產量值3'!C55))" table:style-name="ce55">
            <text:p>-</text:p>
          </table:table-cell>
          <table:table-cell office:value-type="string" office:string-value="-" table:formula="msoxl:=  IF(SUM(L55,N55,P55,'漁業生產量值-漁業種類別魚類別生產量值3'!D55)=0,&quot;-&quot;,SUM(L55,N55,P55,'漁業生產量值-漁業種類別魚類別生產量值3'!D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6,M56,O56,'漁業生產量值-漁業種類別魚類別生產量值3'!C56)=0,&quot;-&quot;,SUM(K56,M56,O56,'漁業生產量值-漁業種類別魚類別生產量值3'!C56))" table:style-name="ce55">
            <text:p>-</text:p>
          </table:table-cell>
          <table:table-cell office:value-type="string" office:string-value="-" table:formula="msoxl:=  IF(SUM(L56,N56,P56,'漁業生產量值-漁業種類別魚類別生產量值3'!D56)=0,&quot;-&quot;,SUM(L56,N56,P56,'漁業生產量值-漁業種類別魚類別生產量值3'!D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57,M57,O57,'漁業生產量值-漁業種類別魚類別生產量值3'!C57)=0,&quot;-&quot;,SUM(K57,M57,O57,'漁業生產量值-漁業種類別魚類別生產量值3'!C57))" table:style-name="ce55">
            <text:p>-</text:p>
          </table:table-cell>
          <table:table-cell office:value-type="string" office:string-value="-" table:formula="msoxl:=  IF(SUM(L57,N57,P57,'漁業生產量值-漁業種類別魚類別生產量值3'!D57)=0,&quot;-&quot;,SUM(L57,N57,P57,'漁業生產量值-漁業種類別魚類別生產量值3'!D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float" office:value="382.6" table:formula="msoxl:=  IF(SUM(I59:I61)=0,&quot;-&quot;,SUM(I59:I61))" table:style-name="ce52">
            <text:p>383<text:s/></text:p>
          </table:table-cell>
          <table:table-cell office:value-type="float" office:value="114600" table:formula="msoxl:=  IF(SUM(J59:J61)=0,&quot;-&quot;,SUM(J59:J61))" table:style-name="ce53">
            <text:p>114,600<text:s/>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59,M59,O59,'漁業生產量值-漁業種類別魚類別生產量值3'!C59)=0,&quot;-&quot;,SUM(K59,M59,O59,'漁業生產量值-漁業種類別魚類別生產量值3'!C59))" table:style-name="ce55">
            <text:p>-</text:p>
          </table:table-cell>
          <table:table-cell office:value-type="string" office:string-value="-" table:formula="msoxl:=  IF(SUM(L59,N59,P59,'漁業生產量值-漁業種類別魚類別生產量值3'!D59)=0,&quot;-&quot;,SUM(L59,N59,P59,'漁業生產量值-漁業種類別魚類別生產量值3'!D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82.6" table:formula="msoxl:=  IF(SUM(K60,M60,O60,'漁業生產量值-漁業種類別魚類別生產量值3'!C60)=0,&quot;-&quot;,SUM(K60,M60,O60,'漁業生產量值-漁業種類別魚類別生產量值3'!C60))" table:style-name="ce55">
            <text:p>383<text:s/></text:p>
          </table:table-cell>
          <table:table-cell office:value-type="float" office:value="114600" table:formula="msoxl:=  IF(SUM(L60,N60,P60,'漁業生產量值-漁業種類別魚類別生產量值3'!D60)=0,&quot;-&quot;,SUM(L60,N60,P60,'漁業生產量值-漁業種類別魚類別生產量值3'!D60))" table:style-name="ce55">
            <text:p>114,60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1,M61,O61,'漁業生產量值-漁業種類別魚類別生產量值3'!C61)=0,&quot;-&quot;,SUM(K61,M61,O61,'漁業生產量值-漁業種類別魚類別生產量值3'!C61))" table:style-name="ce55">
            <text:p>-</text:p>
          </table:table-cell>
          <table:table-cell office:value-type="string" office:string-value="-" table:formula="msoxl:=  IF(SUM(L61,N61,P61,'漁業生產量值-漁業種類別魚類別生產量值3'!D61)=0,&quot;-&quot;,SUM(L61,N61,P61,'漁業生產量值-漁業種類別魚類別生產量值3'!D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289.72500000000002" table:formula="msoxl:=  IF(SUM(C63,C64,C65,C67)=0,IF(C66=0,&quot;-&quot;,C66),SUM(C63,C64,C65,C67))" table:style-name="ce52">
            <text:p>290<text:s/></text:p>
          </table:table-cell>
          <table:table-cell office:value-type="float" office:value="59267.250999999997" table:formula="msoxl:=  IF(SUM(D63:D67)=0,&quot;-&quot;,SUM(D63:D67))" table:style-name="ce52">
            <text:p>59,267<text:s/></text:p>
          </table:table-cell>
          <table:table-cell office:value-type="float" office:value="1554.42" table:formula="msoxl:=  IF(SUM(E63,E64,E65,E67)=0,IF(E66=0,&quot;-&quot;,E66),SUM(E63,E64,E65,E67))" table:style-name="ce52">
            <text:p>1,554<text:s/></text:p>
          </table:table-cell>
          <table:table-cell office:value-type="float" office:value="243155.092" table:formula="msoxl:=  IF(SUM(F63:F67)=0,&quot;-&quot;,SUM(F63:F67))" table:style-name="ce52">
            <text:p>243,155<text:s/></text:p>
          </table:table-cell>
          <table:table-cell office:value-type="float" office:value="69134.47696" table:formula="msoxl:=  IF(SUM(G63,G64,G65,G67)=0,IF(G66=0,&quot;-&quot;,G66),SUM(G63,G64,G65,G67))" table:style-name="ce52">
            <text:p>69,134<text:s/></text:p>
          </table:table-cell>
          <table:table-cell office:value-type="float" office:value="5092682.5390699999" table:formula="msoxl:=  IF(SUM(H63:H67)=0,&quot;-&quot;,SUM(H63:H67))" table:style-name="ce52">
            <text:p>5,092,683<text:s/></text:p>
          </table:table-cell>
          <table:table-cell office:value-type="float" office:value="741.85799999999995" table:formula="msoxl:=  IF(SUM(I63,I64,I65,I67)=0,IF(I66=0,&quot;-&quot;,I66),SUM(I63,I64,I65,I67))" table:style-name="ce52">
            <text:p>742<text:s/></text:p>
          </table:table-cell>
          <table:table-cell office:value-type="float" office:value="119185.49913000001" table:formula="msoxl:=  IF(SUM(J63:J67)=0,&quot;-&quot;,SUM(J63:J67))" table:style-name="ce53">
            <text:p>119,185<text:s/>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float" office:value="209.21299999999999" table:formula="msoxl:=  IF(SUM(O63,O64,O65,O67)=0,IF(O66=0,&quot;-&quot;,O66),SUM(O63,O64,O65,O67))" table:style-name="ce52">
            <text:p>209<text:s/></text:p>
          </table:table-cell>
          <table:table-cell office:value-type="float" office:value="32729.557700000001" table:formula="msoxl:=  IF(SUM(P63:P67)=0,&quot;-&quot;,SUM(P63:P67))" table:style-name="ce52">
            <text:p>32,73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3893.836450000003" table:style-name="ce55">
            <text:p>43,894<text:s/></text:p>
          </table:table-cell>
          <table:table-cell office:value-type="float" office:value="3426415.4564499999" table:style-name="ce55">
            <text:p>3,426,415<text:s/></text:p>
          </table:table-cell>
          <table:table-cell office:value-type="float" office:value="712.798" table:formula="msoxl:=  IF(SUM(K63,M63,O63,'漁業生產量值-漁業種類別魚類別生產量值3'!C63)=0,&quot;-&quot;,SUM(K63,M63,O63,'漁業生產量值-漁業種類別魚類別生產量值3'!C63))" table:style-name="ce55">
            <text:p>713<text:s/></text:p>
          </table:table-cell>
          <table:table-cell office:value-type="float" office:value="114506.83913000001" table:formula="msoxl:=  IF(SUM(L63,N63,P63,'漁業生產量值-漁業種類別魚類別生產量值3'!D63)=0,&quot;-&quot;,SUM(L63,N63,P63,'漁業生產量值-漁業種類別魚類別生產量值3'!D63))" table:style-name="ce55">
            <text:p>114,50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9.21299999999999" table:style-name="ce55">
            <text:p>209<text:s/></text:p>
          </table:table-cell>
          <table:table-cell office:value-type="float" office:value="32729.557700000001" table:style-name="ce55">
            <text:p>32,73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289.72500000000002" table:style-name="ce55">
            <text:p>290<text:s/></text:p>
          </table:table-cell>
          <table:table-cell office:value-type="float" office:value="59267.250999999997" table:style-name="ce55">
            <text:p>59,267<text:s/></text:p>
          </table:table-cell>
          <table:table-cell office:value-type="float" office:value="1554.42" table:style-name="ce55">
            <text:p>1,554<text:s/></text:p>
          </table:table-cell>
          <table:table-cell office:value-type="float" office:value="243155.092" table:style-name="ce55">
            <text:p>243,155<text:s/></text:p>
          </table:table-cell>
          <table:table-cell office:value-type="float" office:value="25240.640510000001" table:style-name="ce55">
            <text:p>25,241<text:s/></text:p>
          </table:table-cell>
          <table:table-cell office:value-type="float" office:value="1666267.08262" table:style-name="ce55">
            <text:p>1,666,267<text:s/></text:p>
          </table:table-cell>
          <table:table-cell office:value-type="float" office:value="29.06" table:formula="msoxl:=  IF(SUM(K64,M64,O64,'漁業生產量值-漁業種類別魚類別生產量值3'!C64)=0,&quot;-&quot;,SUM(K64,M64,O64,'漁業生產量值-漁業種類別魚類別生產量值3'!C64))" table:style-name="ce55">
            <text:p>29<text:s/></text:p>
          </table:table-cell>
          <table:table-cell office:value-type="float" office:value="4678.66" table:formula="msoxl:=  IF(SUM(L64,N64,P64,'漁業生產量值-漁業種類別魚類別生產量值3'!D64)=0,&quot;-&quot;,SUM(L64,N64,P64,'漁業生產量值-漁業種類別魚類別生產量值3'!D64))" table:style-name="ce55">
            <text:p>4,67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5,M65,O65,'漁業生產量值-漁業種類別魚類別生產量值3'!C65)=0,&quot;-&quot;,SUM(K65,M65,O65,'漁業生產量值-漁業種類別魚類別生產量值3'!C65))" table:style-name="ce55">
            <text:p>-</text:p>
          </table:table-cell>
          <table:table-cell office:value-type="string" office:string-value="-" table:formula="msoxl:=  IF(SUM(L65,N65,P65,'漁業生產量值-漁業種類別魚類別生產量值3'!D65)=0,&quot;-&quot;,SUM(L65,N65,P65,'漁業生產量值-漁業種類別魚類別生產量值3'!D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K66,M66,O66,'漁業生產量值-漁業種類別魚類別生產量值3'!C66)=0,&quot;-&quot;,SUM(K66,M66,O66,'漁業生產量值-漁業種類別魚類別生產量值3'!C66))" table:style-name="ce55">
            <text:p>-</text:p>
          </table:table-cell>
          <table:table-cell office:value-type="string" office:string-value="-" table:formula="msoxl:=  IF(SUM(L66,N66,P66,'漁業生產量值-漁業種類別魚類別生產量值3'!D66)=0,&quot;-&quot;,SUM(L66,N66,P66,'漁業生產量值-漁業種類別魚類別生產量值3'!D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K67,M67,O67,'漁業生產量值-漁業種類別魚類別生產量值3'!C67)=0,&quot;-&quot;,SUM(K67,M67,O67,'漁業生產量值-漁業種類別魚類別生產量值3'!C67))" table:style-name="ce55">
            <text:p>-</text:p>
          </table:table-cell>
          <table:table-cell office:value-type="string" office:string-value="-" table:formula="msoxl:=  IF(SUM(L67,N67,P67,'漁業生產量值-漁業種類別魚類別生產量值3'!D67)=0,&quot;-&quot;,SUM(L67,N67,P67,'漁業生產量值-漁業種類別魚類別生產量值3'!D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11">
            <text:p>鯛 <text:s text:c="3"/>科</text:p>
          </table:table-cell>
          <table:covered-table-cell/>
          <table:table-cell office:value-type="string" table:number-columns-spanned="4" table:number-rows-spanned="1" table:style-name="ce207">
            <text:p>石 <text:s/>首 <text:s/>魚 <text:s/>科</text:p>
          </table:table-cell>
          <table:covered-table-cell table:number-columns-repeated="3"/>
          <table:table-cell table:number-columns-spanned="2" table:number-rows-spanned="1" table:style-name="ce209"/>
          <table:covered-table-cell/>
          <table:table-cell table:style-name="ce25"/>
          <table:table-cell table:style-name="ce26"/>
          <table:table-cell office:value-type="string" table:number-columns-spanned="4" table:number-rows-spanned="1" table:style-name="ce196">
            <text:p>石 <text:s/>斑 <text:s/>類</text:p>
          </table:table-cell>
          <table:covered-table-cell table:number-columns-repeated="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10">
            <text:p>其他鯛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198">
            <text:p>白姑魚</text:p>
          </table:table-cell>
          <table:covered-table-cell/>
          <table:table-cell office:value-type="string" table:number-columns-spanned="2" table:number-rows-spanned="1" table:style-name="ce204">
            <text:p>金線魚</text:p>
          </table:table-cell>
          <table:covered-table-cell/>
          <table:table-cell office:value-type="string" table:number-columns-spanned="2" table:number-rows-spanned="1" table:style-name="ce199">
            <text:p>大棘大眼鯛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206">
            <text:p>點帶石斑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12099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15004</text:p>
          </table:table-cell>
          <table:covered-table-cell/>
          <table:table-cell office:value-type="string" table:number-columns-spanned="2" table:number-rows-spanned="1" table:style-name="ce192">
            <text:p>16001</text:p>
          </table:table-cell>
          <table:covered-table-cell/>
          <table:table-cell office:value-type="string" table:number-columns-spanned="2" table:number-rows-spanned="1" table:style-name="ce181">
            <text:p>23001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26002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2877.9851899999999" table:formula="msoxl:=  IF(SUM(C11,C19,C36,C54,C58,C62)=0,&quot;-&quot;,SUM(C11,C19,C36,C54,C58,C62))" table:style-name="ce45">
            <text:p>2,878<text:s/></text:p>
          </table:table-cell>
          <table:table-cell office:value-type="float" office:value="669018.19819000002" table:formula="msoxl:=  IF(SUM(D11,D19,D36,D54,D58,D62)=0,&quot;-&quot;,SUM(D11,D19,D36,D54,D58,D62))" table:style-name="ce45">
            <text:p>669,018<text:s/></text:p>
          </table:table-cell>
          <table:table-cell office:value-type="float" office:value="1215.16084" table:formula="msoxl:=  IF(SUM(E11,E19,E36,E54,E58,E62)=0,&quot;-&quot;,SUM(E11,E19,E36,E54,E58,E62))" table:style-name="ce45">
            <text:p>1,215<text:s/></text:p>
          </table:table-cell>
          <table:table-cell office:value-type="float" office:value="120851.62836" table:formula="msoxl:=  IF(SUM(F11,F19,F36,F54,F58,F62)=0,&quot;-&quot;,SUM(F11,F19,F36,F54,F58,F62))" table:style-name="ce45">
            <text:p>120,852<text:s/></text:p>
          </table:table-cell>
          <table:table-cell office:value-type="float" office:value="1215.16084" table:formula="msoxl:=  IF(SUM(G11,G19,G36,G54,G58,G62)=0,&quot;-&quot;,SUM(G11,G19,G36,G54,G58,G62))" table:style-name="ce45">
            <text:p>1,215<text:s/></text:p>
          </table:table-cell>
          <table:table-cell office:value-type="float" office:value="120851.62836" table:formula="msoxl:=  IF(SUM(H11,H19,H36,H54,H58,H62)=0,&quot;-&quot;,SUM(H11,H19,H36,H54,H58,H62))" table:style-name="ce45">
            <text:p>120,852<text:s/></text:p>
          </table:table-cell>
          <table:table-cell office:value-type="float" office:value="1248.8359" table:formula="msoxl:=  IF(SUM(I11,I19,I36,I54,I58,I62)=0,&quot;-&quot;,SUM(I11,I19,I36,I54,I58,I62))" table:style-name="ce45">
            <text:p>1,249<text:s/></text:p>
          </table:table-cell>
          <table:table-cell office:value-type="float" office:value="155723.57801" table:formula="msoxl:=  IF(SUM(J11,J19,J36,J54,J58,J62)=0,&quot;-&quot;,SUM(J11,J19,J36,J54,J58,J62))" table:style-name="ce45">
            <text:p>155,724<text:s/></text:p>
          </table:table-cell>
          <table:table-cell office:value-type="float" office:value="1277.45128" table:formula="msoxl:=  IF(SUM(K11,K19,K36,K54,K58,K62)=0,&quot;-&quot;,SUM(K11,K19,K36,K54,K58,K62))" table:style-name="ce45">
            <text:p>1,277<text:s/></text:p>
          </table:table-cell>
          <table:table-cell office:value-type="float" office:value="332419.29203000001" table:formula="msoxl:=  IF(SUM(L11,L19,L36,L54,L58,L62)=0,&quot;-&quot;,SUM(L11,L19,L36,L54,L58,L62))" table:style-name="ce45">
            <text:p>332,419<text:s/></text:p>
          </table:table-cell>
          <table:table-cell office:value-type="float" office:value="26223.997779999998" table:formula="msoxl:=  IF(SUM(M11,M19,M36,M54,M58,M62)=0,&quot;-&quot;,SUM(M11,M19,M36,M54,M58,M62))" table:style-name="ce45">
            <text:p>26,224<text:s/></text:p>
          </table:table-cell>
          <table:table-cell office:value-type="float" office:value="8622181.4911599997" table:formula="msoxl:=  IF(SUM(N11,N19,N36,N54,N58,N62)=0,&quot;-&quot;,SUM(N11,N19,N36,N54,N58,N62))" table:style-name="ce45">
            <text:p>8,622,181<text:s/></text:p>
          </table:table-cell>
          <table:table-cell office:value-type="float" office:value="19371.348750000001" table:formula="msoxl:=  IF(SUM(O11,O19,O36,O54,O58,O62)=0,&quot;-&quot;,SUM(O11,O19,O36,O54,O58,O62))" table:style-name="ce45">
            <text:p>19,371<text:s/></text:p>
          </table:table-cell>
          <table:table-cell office:value-type="float" office:value="6358819.8915300006" table:formula="msoxl:=  IF(SUM(P11,P19,P36,P54,P58,P62)=0,&quot;-&quot;,SUM(P11,P19,P36,P54,P58,P62))" table:style-name="ce45">
            <text:p>6,358,820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float" office:value="123.637" table:formula="msoxl:=  IF(SUM(E12:E18)=0,&quot;-&quot;,SUM(E12:E18))" table:style-name="ce52">
            <text:p>124<text:s/></text:p>
          </table:table-cell>
          <table:table-cell office:value-type="float" office:value="5427.6642199999997" table:formula="msoxl:=  IF(SUM(F12:F18)=0,&quot;-&quot;,SUM(F12:F18))" table:style-name="ce53">
            <text:p>5,428<text:s/></text:p>
          </table:table-cell>
          <table:table-cell office:value-type="float" office:value="123.637" table:formula="msoxl:=  IF(SUM(G12:G18)=0,&quot;-&quot;,SUM(G12:G18))" table:style-name="ce52">
            <text:p>124<text:s/></text:p>
          </table:table-cell>
          <table:table-cell office:value-type="float" office:value="5427.6642199999997" table:formula="msoxl:=  IF(SUM(H12:H18)=0,&quot;-&quot;,SUM(H12:H18))" table:style-name="ce52">
            <text:p>5,428<text:s/></text:p>
          </table:table-cell>
          <table:table-cell office:value-type="float" office:value="808.28899999999999" table:formula="msoxl:=  IF(SUM(I12:I18)=0,&quot;-&quot;,SUM(I12:I18))" table:style-name="ce52">
            <text:p>808<text:s/></text:p>
          </table:table-cell>
          <table:table-cell office:value-type="float" office:value="50102.829299999998" table:formula="msoxl:=  IF(SUM(J12:J18)=0,&quot;-&quot;,SUM(J12:J18))" table:style-name="ce52">
            <text:p>50,103<text:s/></text:p>
          </table:table-cell>
          <table:table-cell office:value-type="float" office:value="42.006" table:formula="msoxl:=  IF(SUM(K12:K18)=0,&quot;-&quot;,SUM(K12:K18))" table:style-name="ce52">
            <text:p>42<text:s/></text:p>
          </table:table-cell>
          <table:table-cell office:value-type="float" office:value="14116.11629" table:formula="msoxl:=  IF(SUM(L12:L18)=0,&quot;-&quot;,SUM(L12:L18))" table:style-name="ce52">
            <text:p>14,116<text:s/></text:p>
          </table:table-cell>
          <table:table-cell office:value-type="float" office:value="86.061000000000007" table:formula="msoxl:=  IF(SUM(M12:M18)=0,&quot;-&quot;,SUM(M12:M18))" table:style-name="ce52">
            <text:p>86<text:s/></text:p>
          </table:table-cell>
          <table:table-cell office:value-type="float" office:value="6519.9813599999998" table:formula="msoxl:=  IF(SUM(N12:N18)=0,&quot;-&quot;,SUM(N12:N18))" table:style-name="ce53">
            <text:p>6,520<text:s/>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3.637" table:formula="msoxl:=  IF(SUM(G12)=0,&quot;-&quot;,SUM(G12))" table:style-name="ce55">
            <text:p>124<text:s/></text:p>
          </table:table-cell>
          <table:table-cell office:value-type="float" office:value="5427.6642199999997" table:formula="msoxl:=  IF(SUM(H12)=0,&quot;-&quot;,SUM(H12))" table:style-name="ce55">
            <text:p>5,428<text:s/></text:p>
          </table:table-cell>
          <table:table-cell office:value-type="float" office:value="123.637" table:style-name="ce55">
            <text:p>124<text:s/></text:p>
          </table:table-cell>
          <table:table-cell office:value-type="float" office:value="5427.6642199999997" table:style-name="ce55">
            <text:p>5,428<text:s/></text:p>
          </table:table-cell>
          <table:table-cell office:value-type="float" office:value="808.28899999999999" table:style-name="ce55">
            <text:p>808<text:s/></text:p>
          </table:table-cell>
          <table:table-cell office:value-type="float" office:value="50102.829299999998" table:style-name="ce55">
            <text:p>50,103<text:s/></text:p>
          </table:table-cell>
          <table:table-cell office:value-type="float" office:value="42.006" table:style-name="ce55">
            <text:p>42<text:s/></text:p>
          </table:table-cell>
          <table:table-cell office:value-type="float" office:value="14116.11629" table:style-name="ce55">
            <text:p>14,116<text:s/></text:p>
          </table:table-cell>
          <table:table-cell office:value-type="float" office:value="86.061000000000007" table:formula="msoxl:=  IF(SUM(O12,'漁業生產量值-漁業種類別魚類別生產量值4'!C12,'漁業生產量值-漁業種類別魚類別生產量值4'!E12)=0,&quot;-&quot;,SUM(O12,'漁業生產量值-漁業種類別魚類別生產量值4'!C12,'漁業生產量值-漁業種類別魚類別生產量值4'!E12))" table:style-name="ce55">
            <text:p>86<text:s/></text:p>
          </table:table-cell>
          <table:table-cell office:value-type="float" office:value="6519.9813599999998" table:formula="msoxl:=  IF(SUM(P12,'漁業生產量值-漁業種類別魚類別生產量值4'!D12,'漁業生產量值-漁業種類別魚類別生產量值4'!F12)=0,&quot;-&quot;,SUM(P12,'漁業生產量值-漁業種類別魚類別生產量值4'!D12,'漁業生產量值-漁業種類別魚類別生產量值4'!F12))" table:style-name="ce55">
            <text:p>6,52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3)=0,&quot;-&quot;,SUM(G13))" table:style-name="ce55">
            <text:p>-</text:p>
          </table:table-cell>
          <table:table-cell office:value-type="string" office:string-value="-" table:formula="msoxl:=  IF(SUM(H13)=0,&quot;-&quot;,SUM(H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3,'漁業生產量值-漁業種類別魚類別生產量值4'!C13,'漁業生產量值-漁業種類別魚類別生產量值4'!E13)=0,&quot;-&quot;,SUM(O13,'漁業生產量值-漁業種類別魚類別生產量值4'!C13,'漁業生產量值-漁業種類別魚類別生產量值4'!E13))" table:style-name="ce55">
            <text:p>-</text:p>
          </table:table-cell>
          <table:table-cell office:value-type="string" office:string-value="-" table:formula="msoxl:=  IF(SUM(P13,'漁業生產量值-漁業種類別魚類別生產量值4'!D13,'漁業生產量值-漁業種類別魚類別生產量值4'!F13)=0,&quot;-&quot;,SUM(P13,'漁業生產量值-漁業種類別魚類別生產量值4'!D13,'漁業生產量值-漁業種類別魚類別生產量值4'!F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4)=0,&quot;-&quot;,SUM(G14))" table:style-name="ce55">
            <text:p>-</text:p>
          </table:table-cell>
          <table:table-cell office:value-type="string" office:string-value="-" table:formula="msoxl:=  IF(SUM(H14)=0,&quot;-&quot;,SUM(H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4,'漁業生產量值-漁業種類別魚類別生產量值4'!C14,'漁業生產量值-漁業種類別魚類別生產量值4'!E14)=0,&quot;-&quot;,SUM(O14,'漁業生產量值-漁業種類別魚類別生產量值4'!C14,'漁業生產量值-漁業種類別魚類別生產量值4'!E14))" table:style-name="ce55">
            <text:p>-</text:p>
          </table:table-cell>
          <table:table-cell office:value-type="string" office:string-value="-" table:formula="msoxl:=  IF(SUM(P14,'漁業生產量值-漁業種類別魚類別生產量值4'!D14,'漁業生產量值-漁業種類別魚類別生產量值4'!F14)=0,&quot;-&quot;,SUM(P14,'漁業生產量值-漁業種類別魚類別生產量值4'!D14,'漁業生產量值-漁業種類別魚類別生產量值4'!F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5)=0,&quot;-&quot;,SUM(G15))" table:style-name="ce55">
            <text:p>-</text:p>
          </table:table-cell>
          <table:table-cell office:value-type="string" office:string-value="-" table:formula="msoxl:=  IF(SUM(H15)=0,&quot;-&quot;,SUM(H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5,'漁業生產量值-漁業種類別魚類別生產量值4'!C15,'漁業生產量值-漁業種類別魚類別生產量值4'!E15)=0,&quot;-&quot;,SUM(O15,'漁業生產量值-漁業種類別魚類別生產量值4'!C15,'漁業生產量值-漁業種類別魚類別生產量值4'!E15))" table:style-name="ce55">
            <text:p>-</text:p>
          </table:table-cell>
          <table:table-cell office:value-type="string" office:string-value="-" table:formula="msoxl:=  IF(SUM(P15,'漁業生產量值-漁業種類別魚類別生產量值4'!D15,'漁業生產量值-漁業種類別魚類別生產量值4'!F15)=0,&quot;-&quot;,SUM(P15,'漁業生產量值-漁業種類別魚類別生產量值4'!D15,'漁業生產量值-漁業種類別魚類別生產量值4'!F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6)=0,&quot;-&quot;,SUM(G16))" table:style-name="ce55">
            <text:p>-</text:p>
          </table:table-cell>
          <table:table-cell office:value-type="string" office:string-value="-" table:formula="msoxl:=  IF(SUM(H16)=0,&quot;-&quot;,SUM(H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6,'漁業生產量值-漁業種類別魚類別生產量值4'!C16,'漁業生產量值-漁業種類別魚類別生產量值4'!E16)=0,&quot;-&quot;,SUM(O16,'漁業生產量值-漁業種類別魚類別生產量值4'!C16,'漁業生產量值-漁業種類別魚類別生產量值4'!E16))" table:style-name="ce55">
            <text:p>-</text:p>
          </table:table-cell>
          <table:table-cell office:value-type="string" office:string-value="-" table:formula="msoxl:=  IF(SUM(P16,'漁業生產量值-漁業種類別魚類別生產量值4'!D16,'漁業生產量值-漁業種類別魚類別生產量值4'!F16)=0,&quot;-&quot;,SUM(P16,'漁業生產量值-漁業種類別魚類別生產量值4'!D16,'漁業生產量值-漁業種類別魚類別生產量值4'!F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17)=0,&quot;-&quot;,SUM(G17))" table:style-name="ce55">
            <text:p>-</text:p>
          </table:table-cell>
          <table:table-cell office:value-type="string" office:string-value="-" table:formula="msoxl:=  IF(SUM(H17)=0,&quot;-&quot;,SUM(H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17,'漁業生產量值-漁業種類別魚類別生產量值4'!C17,'漁業生產量值-漁業種類別魚類別生產量值4'!E17)=0,&quot;-&quot;,SUM(O17,'漁業生產量值-漁業種類別魚類別生產量值4'!C17,'漁業生產量值-漁業種類別魚類別生產量值4'!E17))" table:style-name="ce55">
            <text:p>-</text:p>
          </table:table-cell>
          <table:table-cell office:value-type="string" office:string-value="-" table:formula="msoxl:=  IF(SUM(P17,'漁業生產量值-漁業種類別魚類別生產量值4'!D17,'漁業生產量值-漁業種類別魚類別生產量值4'!F17)=0,&quot;-&quot;,SUM(P17,'漁業生產量值-漁業種類別魚類別生產量值4'!D17,'漁業生產量值-漁業種類別魚類別生產量值4'!F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18)=0,&quot;-&quot;,SUM(G18))" table:style-name="ce55">
            <text:p>-</text:p>
          </table:table-cell>
          <table:table-cell office:value-type="string" office:string-value="-" table:formula="msoxl:=  IF(SUM(H18)=0,&quot;-&quot;,SUM(H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18,'漁業生產量值-漁業種類別魚類別生產量值4'!C18,'漁業生產量值-漁業種類別魚類別生產量值4'!E18)=0,&quot;-&quot;,SUM(O18,'漁業生產量值-漁業種類別魚類別生產量值4'!C18,'漁業生產量值-漁業種類別魚類別生產量值4'!E18))" table:style-name="ce55">
            <text:p>-</text:p>
          </table:table-cell>
          <table:table-cell office:value-type="string" office:string-value="-" table:formula="msoxl:=  IF(SUM(P18,'漁業生產量值-漁業種類別魚類別生產量值4'!D18,'漁業生產量值-漁業種類別魚類別生產量值4'!F18)=0,&quot;-&quot;,SUM(P18,'漁業生產量值-漁業種類別魚類別生產量值4'!D18,'漁業生產量值-漁業種類別魚類別生產量值4'!F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1364.95569" table:formula="msoxl:=  IF(SUM(C20:C35)=0,&quot;-&quot;,SUM(C20:C35))" table:style-name="ce52">
            <text:p>1,365<text:s/></text:p>
          </table:table-cell>
          <table:table-cell office:value-type="float" office:value="330131.90140999999" table:formula="msoxl:=  IF(SUM(D20:D35)=0,&quot;-&quot;,SUM(D20:D35))" table:style-name="ce52">
            <text:p>330,132<text:s/></text:p>
          </table:table-cell>
          <table:table-cell office:value-type="float" office:value="605.34190000000001" table:formula="msoxl:=  IF(SUM(E20:E35)=0,&quot;-&quot;,SUM(E20:E35))" table:style-name="ce52">
            <text:p>605<text:s/></text:p>
          </table:table-cell>
          <table:table-cell office:value-type="float" office:value="53393.139879999995" table:formula="msoxl:=  IF(SUM(F20:F35)=0,&quot;-&quot;,SUM(F20:F35))" table:style-name="ce52">
            <text:p>53,393<text:s/></text:p>
          </table:table-cell>
          <table:table-cell office:value-type="float" office:value="605.34190000000001" table:formula="msoxl:=  IF(SUM(G20:G35)=0,&quot;-&quot;,SUM(G20:G35))" table:style-name="ce52">
            <text:p>605<text:s/></text:p>
          </table:table-cell>
          <table:table-cell office:value-type="float" office:value="53393.139879999995" table:formula="msoxl:=  IF(SUM(H20:H35)=0,&quot;-&quot;,SUM(H20:H35))" table:style-name="ce52">
            <text:p>53,393<text:s/></text:p>
          </table:table-cell>
          <table:table-cell office:value-type="float" office:value="439.74720000000002" table:formula="msoxl:=  IF(SUM(I20:I35)=0,&quot;-&quot;,SUM(I20:I35))" table:style-name="ce52">
            <text:p>440<text:s/></text:p>
          </table:table-cell>
          <table:table-cell office:value-type="float" office:value="105344.93084" table:formula="msoxl:=  IF(SUM(J20:J35)=0,&quot;-&quot;,SUM(J20:J35))" table:style-name="ce52">
            <text:p>105,345<text:s/></text:p>
          </table:table-cell>
          <table:table-cell office:value-type="float" office:value="686.13456000000008" table:formula="msoxl:=  IF(SUM(K20:K35)=0,&quot;-&quot;,SUM(K20:K35))" table:style-name="ce52">
            <text:p>686<text:s/></text:p>
          </table:table-cell>
          <table:table-cell office:value-type="float" office:value="174983.63261999999" table:formula="msoxl:=  IF(SUM(L20:L35)=0,&quot;-&quot;,SUM(L20:L35))" table:style-name="ce52">
            <text:p>174,984<text:s/></text:p>
          </table:table-cell>
          <table:table-cell office:value-type="float" office:value="395.05590000000001" table:formula="msoxl:=  IF(SUM(M20:M35)=0,&quot;-&quot;,SUM(M20:M35))" table:style-name="ce52">
            <text:p>395<text:s/></text:p>
          </table:table-cell>
          <table:table-cell office:value-type="float" office:value="136091.20968" table:formula="msoxl:=  IF(SUM(N20:N35)=0,&quot;-&quot;,SUM(N20:N35))" table:style-name="ce52">
            <text:p>136,091<text:s/></text:p>
          </table:table-cell>
          <table:table-cell office:value-type="float" office:value="6.1539999999999999" table:formula="msoxl:=  IF(SUM(O20:O35)=0,&quot;-&quot;,SUM(O20:O35))" table:style-name="ce52">
            <text:p>6<text:s/></text:p>
          </table:table-cell>
          <table:table-cell office:value-type="float" office:value="2612.9" table:formula="msoxl:=  IF(SUM(P20:P35)=0,&quot;-&quot;,SUM(P20:P35))" table:style-name="ce52">
            <text:p>2,61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G20)=0,&quot;-&quot;,SUM(G20))" table:style-name="ce55">
            <text:p>-</text:p>
          </table:table-cell>
          <table:table-cell office:value-type="string" office:string-value="-" table:formula="msoxl:=  IF(SUM(H20)=0,&quot;-&quot;,SUM(H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O20,'漁業生產量值-漁業種類別魚類別生產量值4'!C20,'漁業生產量值-漁業種類別魚類別生產量值4'!E20)=0,&quot;-&quot;,SUM(O20,'漁業生產量值-漁業種類別魚類別生產量值4'!C20,'漁業生產量值-漁業種類別魚類別生產量值4'!E20))" table:style-name="ce55">
            <text:p>-</text:p>
          </table:table-cell>
          <table:table-cell office:value-type="string" office:string-value="-" table:formula="msoxl:=  IF(SUM(P20,'漁業生產量值-漁業種類別魚類別生產量值4'!D20,'漁業生產量值-漁業種類別魚類別生產量值4'!F20)=0,&quot;-&quot;,SUM(P20,'漁業生產量值-漁業種類別魚類別生產量值4'!D20,'漁業生產量值-漁業種類別魚類別生產量值4'!F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1)=0,&quot;-&quot;,SUM(G21))" table:style-name="ce55">
            <text:p>-</text:p>
          </table:table-cell>
          <table:table-cell office:value-type="string" office:string-value="-" table:formula="msoxl:=  IF(SUM(H21)=0,&quot;-&quot;,SUM(H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1,'漁業生產量值-漁業種類別魚類別生產量值4'!C21,'漁業生產量值-漁業種類別魚類別生產量值4'!E21)=0,&quot;-&quot;,SUM(O21,'漁業生產量值-漁業種類別魚類別生產量值4'!C21,'漁業生產量值-漁業種類別魚類別生產量值4'!E21))" table:style-name="ce55">
            <text:p>-</text:p>
          </table:table-cell>
          <table:table-cell office:value-type="string" office:string-value="-" table:formula="msoxl:=  IF(SUM(P21,'漁業生產量值-漁業種類別魚類別生產量值4'!D21,'漁業生產量值-漁業種類別魚類別生產量值4'!F21)=0,&quot;-&quot;,SUM(P21,'漁業生產量值-漁業種類別魚類別生產量值4'!D21,'漁業生產量值-漁業種類別魚類別生產量值4'!F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2)=0,&quot;-&quot;,SUM(G22))" table:style-name="ce55">
            <text:p>-</text:p>
          </table:table-cell>
          <table:table-cell office:value-type="string" office:string-value="-" table:formula="msoxl:=  IF(SUM(H22)=0,&quot;-&quot;,SUM(H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2,'漁業生產量值-漁業種類別魚類別生產量值4'!C22,'漁業生產量值-漁業種類別魚類別生產量值4'!E22)=0,&quot;-&quot;,SUM(O22,'漁業生產量值-漁業種類別魚類別生產量值4'!C22,'漁業生產量值-漁業種類別魚類別生產量值4'!E22))" table:style-name="ce55">
            <text:p>-</text:p>
          </table:table-cell>
          <table:table-cell office:value-type="string" office:string-value="-" table:formula="msoxl:=  IF(SUM(P22,'漁業生產量值-漁業種類別魚類別生產量值4'!D22,'漁業生產量值-漁業種類別魚類別生產量值4'!F22)=0,&quot;-&quot;,SUM(P22,'漁業生產量值-漁業種類別魚類別生產量值4'!D22,'漁業生產量值-漁業種類別魚類別生產量值4'!F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440.17462999999998" table:style-name="ce55">
            <text:p>440<text:s/></text:p>
          </table:table-cell>
          <table:table-cell office:value-type="float" office:value="91065.579289999994" table:style-name="ce55">
            <text:p>91,066<text:s/></text:p>
          </table:table-cell>
          <table:table-cell office:value-type="float" office:value="288.69580999999999" table:formula="msoxl:=  IF(SUM(G23)=0,&quot;-&quot;,SUM(G23))" table:style-name="ce55">
            <text:p>289<text:s/></text:p>
          </table:table-cell>
          <table:table-cell office:value-type="float" office:value="23070.40569" table:formula="msoxl:=  IF(SUM(H23)=0,&quot;-&quot;,SUM(H23))" table:style-name="ce55">
            <text:p>23,070<text:s/></text:p>
          </table:table-cell>
          <table:table-cell office:value-type="float" office:value="288.69580999999999" table:style-name="ce55">
            <text:p>289<text:s/></text:p>
          </table:table-cell>
          <table:table-cell office:value-type="float" office:value="23070.40569" table:style-name="ce55">
            <text:p>23,070<text:s/></text:p>
          </table:table-cell>
          <table:table-cell office:value-type="float" office:value="439.41959000000003" table:style-name="ce55">
            <text:p>439<text:s/></text:p>
          </table:table-cell>
          <table:table-cell office:value-type="float" office:value="105204.28831" table:style-name="ce55">
            <text:p>105,204<text:s/></text:p>
          </table:table-cell>
          <table:table-cell office:value-type="float" office:value="350.28541999999999" table:style-name="ce55">
            <text:p>350<text:s/></text:p>
          </table:table-cell>
          <table:table-cell office:value-type="float" office:value="93166.745639999994" table:style-name="ce55">
            <text:p>93,167<text:s/></text:p>
          </table:table-cell>
          <table:table-cell office:value-type="float" office:value="142.74311" table:formula="msoxl:=  IF(SUM(O23,'漁業生產量值-漁業種類別魚類別生產量值4'!C23,'漁業生產量值-漁業種類別魚類別生產量值4'!E23)=0,&quot;-&quot;,SUM(O23,'漁業生產量值-漁業種類別魚類別生產量值4'!C23,'漁業生產量值-漁業種類別魚類別生產量值4'!E23))" table:style-name="ce55">
            <text:p>143<text:s/></text:p>
          </table:table-cell>
          <table:table-cell office:value-type="float" office:value="39003.851569999999" table:formula="msoxl:=  IF(SUM(P23,'漁業生產量值-漁業種類別魚類別生產量值4'!D23,'漁業生產量值-漁業種類別魚類別生產量值4'!F23)=0,&quot;-&quot;,SUM(P23,'漁業生產量值-漁業種類別魚類別生產量值4'!D23,'漁業生產量值-漁業種類別魚類別生產量值4'!F23))" table:style-name="ce55">
            <text:p>39,00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26.997859999999999" table:style-name="ce55">
            <text:p>27<text:s/></text:p>
          </table:table-cell>
          <table:table-cell office:value-type="float" office:value="9142.8770800000002" table:style-name="ce55">
            <text:p>9,143<text:s/></text:p>
          </table:table-cell>
          <table:table-cell office:value-type="float" office:value="214.99328" table:formula="msoxl:=  IF(SUM(G24)=0,&quot;-&quot;,SUM(G24))" table:style-name="ce55">
            <text:p>215<text:s/></text:p>
          </table:table-cell>
          <table:table-cell office:value-type="float" office:value="19445.985069999999" table:formula="msoxl:=  IF(SUM(H24)=0,&quot;-&quot;,SUM(H24))" table:style-name="ce55">
            <text:p>19,446<text:s/></text:p>
          </table:table-cell>
          <table:table-cell office:value-type="float" office:value="214.99328" table:style-name="ce55">
            <text:p>215<text:s/></text:p>
          </table:table-cell>
          <table:table-cell office:value-type="float" office:value="19445.985069999999" table:style-name="ce55">
            <text:p>19,446<text:s/></text:p>
          </table:table-cell>
          <table:table-cell office:value-type="float" office:value="0.28788000000000002" table:style-name="ce55">
            <text:p>0<text:s/></text:p>
          </table:table-cell>
          <table:table-cell office:value-type="float" office:value="122.82366" table:style-name="ce55">
            <text:p>123<text:s/></text:p>
          </table:table-cell>
          <table:table-cell office:value-type="float" office:value="2.2886799999999998" table:style-name="ce55">
            <text:p>2<text:s/></text:p>
          </table:table-cell>
          <table:table-cell office:value-type="float" office:value="651.07096000000001" table:style-name="ce55">
            <text:p>651<text:s/></text:p>
          </table:table-cell>
          <table:table-cell office:value-type="float" office:value="13.181999999999999" table:formula="msoxl:=  IF(SUM(O24,'漁業生產量值-漁業種類別魚類別生產量值4'!C24,'漁業生產量值-漁業種類別魚類別生產量值4'!E24)=0,&quot;-&quot;,SUM(O24,'漁業生產量值-漁業種類別魚類別生產量值4'!C24,'漁業生產量值-漁業種類別魚類別生產量值4'!E24))" table:style-name="ce55">
            <text:p>13<text:s/></text:p>
          </table:table-cell>
          <table:table-cell office:value-type="float" office:value="5014.0950000000003" table:formula="msoxl:=  IF(SUM(P24,'漁業生產量值-漁業種類別魚類別生產量值4'!D24,'漁業生產量值-漁業種類別魚類別生產量值4'!F24)=0,&quot;-&quot;,SUM(P24,'漁業生產量值-漁業種類別魚類別生產量值4'!D24,'漁業生產量值-漁業種類別魚類別生產量值4'!F24))" table:style-name="ce55">
            <text:p>5,014<text:s/></text:p>
          </table:table-cell>
          <table:table-cell office:value-type="float" office:value="3.0939999999999999" table:style-name="ce55">
            <text:p>3<text:s/></text:p>
          </table:table-cell>
          <table:table-cell office:value-type="float" office:value="1082.9000000000001" table:style-name="ce55">
            <text:p>1,08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5)=0,&quot;-&quot;,SUM(G25))" table:style-name="ce55">
            <text:p>-</text:p>
          </table:table-cell>
          <table:table-cell office:value-type="string" office:string-value="-" table:formula="msoxl:=  IF(SUM(H25)=0,&quot;-&quot;,SUM(H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87775999999999998" table:style-name="ce55">
            <text:p>1<text:s/></text:p>
          </table:table-cell>
          <table:table-cell office:value-type="float" office:value="219.44" table:style-name="ce55">
            <text:p>219<text:s/></text:p>
          </table:table-cell>
          <table:table-cell office:value-type="string" office:string-value="-" table:formula="msoxl:=  IF(SUM(O25,'漁業生產量值-漁業種類別魚類別生產量值4'!C25,'漁業生產量值-漁業種類別魚類別生產量值4'!E25)=0,&quot;-&quot;,SUM(O25,'漁業生產量值-漁業種類別魚類別生產量值4'!C25,'漁業生產量值-漁業種類別魚類別生產量值4'!E25))" table:style-name="ce55">
            <text:p>-</text:p>
          </table:table-cell>
          <table:table-cell office:value-type="string" office:string-value="-" table:formula="msoxl:=  IF(SUM(P25,'漁業生產量值-漁業種類別魚類別生產量值4'!D25,'漁業生產量值-漁業種類別魚類別生產量值4'!F25)=0,&quot;-&quot;,SUM(P25,'漁業生產量值-漁業種類別魚類別生產量值4'!D25,'漁業生產量值-漁業種類別魚類別生產量值4'!F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6)=0,&quot;-&quot;,SUM(G26))" table:style-name="ce55">
            <text:p>-</text:p>
          </table:table-cell>
          <table:table-cell office:value-type="string" office:string-value="-" table:formula="msoxl:=  IF(SUM(H26)=0,&quot;-&quot;,SUM(H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6,'漁業生產量值-漁業種類別魚類別生產量值4'!C26,'漁業生產量值-漁業種類別魚類別生產量值4'!E26)=0,&quot;-&quot;,SUM(O26,'漁業生產量值-漁業種類別魚類別生產量值4'!C26,'漁業生產量值-漁業種類別魚類別生產量值4'!E26))" table:style-name="ce55">
            <text:p>-</text:p>
          </table:table-cell>
          <table:table-cell office:value-type="string" office:string-value="-" table:formula="msoxl:=  IF(SUM(P26,'漁業生產量值-漁業種類別魚類別生產量值4'!D26,'漁業生產量值-漁業種類別魚類別生產量值4'!F26)=0,&quot;-&quot;,SUM(P26,'漁業生產量值-漁業種類別魚類別生產量值4'!D26,'漁業生產量值-漁業種類別魚類別生產量值4'!F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7)=0,&quot;-&quot;,SUM(G27))" table:style-name="ce55">
            <text:p>-</text:p>
          </table:table-cell>
          <table:table-cell office:value-type="string" office:string-value="-" table:formula="msoxl:=  IF(SUM(H27)=0,&quot;-&quot;,SUM(H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7,'漁業生產量值-漁業種類別魚類別生產量值4'!C27,'漁業生產量值-漁業種類別魚類別生產量值4'!E27)=0,&quot;-&quot;,SUM(O27,'漁業生產量值-漁業種類別魚類別生產量值4'!C27,'漁業生產量值-漁業種類別魚類別生產量值4'!E27))" table:style-name="ce55">
            <text:p>-</text:p>
          </table:table-cell>
          <table:table-cell office:value-type="string" office:string-value="-" table:formula="msoxl:=  IF(SUM(P27,'漁業生產量值-漁業種類別魚類別生產量值4'!D27,'漁業生產量值-漁業種類別魚類別生產量值4'!F27)=0,&quot;-&quot;,SUM(P27,'漁業生產量值-漁業種類別魚類別生產量值4'!D27,'漁業生產量值-漁業種類別魚類別生產量值4'!F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591.52521000000002" table:style-name="ce55">
            <text:p>592<text:s/></text:p>
          </table:table-cell>
          <table:table-cell office:value-type="float" office:value="157694.12822000001" table:style-name="ce55">
            <text:p>157,694<text:s/></text:p>
          </table:table-cell>
          <table:table-cell office:value-type="float" office:value="68.052809999999994" table:formula="msoxl:=  IF(SUM(G28)=0,&quot;-&quot;,SUM(G28))" table:style-name="ce55">
            <text:p>68<text:s/></text:p>
          </table:table-cell>
          <table:table-cell office:value-type="float" office:value="7819.14912" table:formula="msoxl:=  IF(SUM(H28)=0,&quot;-&quot;,SUM(H28))" table:style-name="ce55">
            <text:p>7,819<text:s/></text:p>
          </table:table-cell>
          <table:table-cell office:value-type="float" office:value="68.052809999999994" table:style-name="ce55">
            <text:p>68<text:s/></text:p>
          </table:table-cell>
          <table:table-cell office:value-type="float" office:value="7819.14912" table:style-name="ce55">
            <text:p>7,819<text:s/></text:p>
          </table:table-cell>
          <table:table-cell office:value-type="float" office:value="3.9730000000000001E-2" table:style-name="ce55">
            <text:p>0<text:s/></text:p>
          </table:table-cell>
          <table:table-cell office:value-type="float" office:value="17.81887" table:style-name="ce55">
            <text:p>18<text:s/></text:p>
          </table:table-cell>
          <table:table-cell office:value-type="float" office:value="148.4727" table:style-name="ce55">
            <text:p>148<text:s/></text:p>
          </table:table-cell>
          <table:table-cell office:value-type="float" office:value="35646.476020000002" table:style-name="ce55">
            <text:p>35,646<text:s/></text:p>
          </table:table-cell>
          <table:table-cell office:value-type="float" office:value="102.71505999999999" table:formula="msoxl:=  IF(SUM(O28,'漁業生產量值-漁業種類別魚類別生產量值4'!C28,'漁業生產量值-漁業種類別魚類別生產量值4'!E28)=0,&quot;-&quot;,SUM(O28,'漁業生產量值-漁業種類別魚類別生產量值4'!C28,'漁業生產量值-漁業種類別魚類別生產量值4'!E28))" table:style-name="ce55">
            <text:p>103<text:s/></text:p>
          </table:table-cell>
          <table:table-cell office:value-type="float" office:value="39030.958870000002" table:formula="msoxl:=  IF(SUM(P28,'漁業生產量值-漁業種類別魚類別生產量值4'!D28,'漁業生產量值-漁業種類別魚類別生產量值4'!F28)=0,&quot;-&quot;,SUM(P28,'漁業生產量值-漁業種類別魚類別生產量值4'!D28,'漁業生產量值-漁業種類別魚類別生產量值4'!F28))" table:style-name="ce55">
            <text:p>39,03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29)=0,&quot;-&quot;,SUM(G29))" table:style-name="ce55">
            <text:p>-</text:p>
          </table:table-cell>
          <table:table-cell office:value-type="string" office:string-value="-" table:formula="msoxl:=  IF(SUM(H29)=0,&quot;-&quot;,SUM(H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29,'漁業生產量值-漁業種類別魚類別生產量值4'!C29,'漁業生產量值-漁業種類別魚類別生產量值4'!E29)=0,&quot;-&quot;,SUM(O29,'漁業生產量值-漁業種類別魚類別生產量值4'!C29,'漁業生產量值-漁業種類別魚類別生產量值4'!E29))" table:style-name="ce55">
            <text:p>-</text:p>
          </table:table-cell>
          <table:table-cell office:value-type="string" office:string-value="-" table:formula="msoxl:=  IF(SUM(P29,'漁業生產量值-漁業種類別魚類別生產量值4'!D29,'漁業生產量值-漁業種類別魚類別生產量值4'!F29)=0,&quot;-&quot;,SUM(P29,'漁業生產量值-漁業種類別魚類別生產量值4'!D29,'漁業生產量值-漁業種類別魚類別生產量值4'!F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306.25799000000001" table:style-name="ce55">
            <text:p>306<text:s/></text:p>
          </table:table-cell>
          <table:table-cell office:value-type="float" office:value="72229.316819999993" table:style-name="ce55">
            <text:p>72,229<text:s/></text:p>
          </table:table-cell>
          <table:table-cell office:value-type="float" office:value="33.6" table:formula="msoxl:=  IF(SUM(G30)=0,&quot;-&quot;,SUM(G30))" table:style-name="ce55">
            <text:p>34<text:s/></text:p>
          </table:table-cell>
          <table:table-cell office:value-type="float" office:value="3057.6" table:formula="msoxl:=  IF(SUM(H30)=0,&quot;-&quot;,SUM(H30))" table:style-name="ce55">
            <text:p>3,058<text:s/></text:p>
          </table:table-cell>
          <table:table-cell office:value-type="float" office:value="33.6" table:style-name="ce55">
            <text:p>34<text:s/></text:p>
          </table:table-cell>
          <table:table-cell office:value-type="float" office:value="3057.6" table:style-name="ce55">
            <text:p>3,05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84.21" table:style-name="ce55">
            <text:p>184<text:s/></text:p>
          </table:table-cell>
          <table:table-cell office:value-type="float" office:value="45299.9" table:style-name="ce55">
            <text:p>45,300<text:s/></text:p>
          </table:table-cell>
          <table:table-cell office:value-type="float" office:value="136.41573" table:formula="msoxl:=  IF(SUM(O30,'漁業生產量值-漁業種類別魚類別生產量值4'!C30,'漁業生產量值-漁業種類別魚類別生產量值4'!E30)=0,&quot;-&quot;,SUM(O30,'漁業生產量值-漁業種類別魚類別生產量值4'!C30,'漁業生產量值-漁業種類別魚類別生產量值4'!E30))" table:style-name="ce55">
            <text:p>136<text:s/></text:p>
          </table:table-cell>
          <table:table-cell office:value-type="float" office:value="53042.304239999998" table:formula="msoxl:=  IF(SUM(P30,'漁業生產量值-漁業種類別魚類別生產量值4'!D30,'漁業生產量值-漁業種類別魚類別生產量值4'!F30)=0,&quot;-&quot;,SUM(P30,'漁業生產量值-漁業種類別魚類別生產量值4'!D30,'漁業生產量值-漁業種類別魚類別生產量值4'!F30))" table:style-name="ce55">
            <text:p>53,042<text:s/></text:p>
          </table:table-cell>
          <table:table-cell office:value-type="float" office:value="3.06" table:style-name="ce55">
            <text:p>3<text:s/></text:p>
          </table:table-cell>
          <table:table-cell office:value-type="float" office:value="1530" table:style-name="ce55">
            <text:p>1,53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1)=0,&quot;-&quot;,SUM(G31))" table:style-name="ce55">
            <text:p>-</text:p>
          </table:table-cell>
          <table:table-cell office:value-type="string" office:string-value="-" table:formula="msoxl:=  IF(SUM(H31)=0,&quot;-&quot;,SUM(H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1,'漁業生產量值-漁業種類別魚類別生產量值4'!C31,'漁業生產量值-漁業種類別魚類別生產量值4'!E31)=0,&quot;-&quot;,SUM(O31,'漁業生產量值-漁業種類別魚類別生產量值4'!C31,'漁業生產量值-漁業種類別魚類別生產量值4'!E31))" table:style-name="ce55">
            <text:p>-</text:p>
          </table:table-cell>
          <table:table-cell office:value-type="string" office:string-value="-" table:formula="msoxl:=  IF(SUM(P31,'漁業生產量值-漁業種類別魚類別生產量值4'!D31,'漁業生產量值-漁業種類別魚類別生產量值4'!F31)=0,&quot;-&quot;,SUM(P31,'漁業生產量值-漁業種類別魚類別生產量值4'!D31,'漁業生產量值-漁業種類別魚類別生產量值4'!F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2)=0,&quot;-&quot;,SUM(G32))" table:style-name="ce55">
            <text:p>-</text:p>
          </table:table-cell>
          <table:table-cell office:value-type="string" office:string-value="-" table:formula="msoxl:=  IF(SUM(H32)=0,&quot;-&quot;,SUM(H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2,'漁業生產量值-漁業種類別魚類別生產量值4'!C32,'漁業生產量值-漁業種類別魚類別生產量值4'!E32)=0,&quot;-&quot;,SUM(O32,'漁業生產量值-漁業種類別魚類別生產量值4'!C32,'漁業生產量值-漁業種類別魚類別生產量值4'!E32))" table:style-name="ce55">
            <text:p>-</text:p>
          </table:table-cell>
          <table:table-cell office:value-type="string" office:string-value="-" table:formula="msoxl:=  IF(SUM(P32,'漁業生產量值-漁業種類別魚類別生產量值4'!D32,'漁業生產量值-漁業種類別魚類別生產量值4'!F32)=0,&quot;-&quot;,SUM(P32,'漁業生產量值-漁業種類別魚類別生產量值4'!D32,'漁業生產量值-漁業種類別魚類別生產量值4'!F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3)=0,&quot;-&quot;,SUM(G33))" table:style-name="ce55">
            <text:p>-</text:p>
          </table:table-cell>
          <table:table-cell office:value-type="string" office:string-value="-" table:formula="msoxl:=  IF(SUM(H33)=0,&quot;-&quot;,SUM(H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3,'漁業生產量值-漁業種類別魚類別生產量值4'!C33,'漁業生產量值-漁業種類別魚類別生產量值4'!E33)=0,&quot;-&quot;,SUM(O33,'漁業生產量值-漁業種類別魚類別生產量值4'!C33,'漁業生產量值-漁業種類別魚類別生產量值4'!E33))" table:style-name="ce55">
            <text:p>-</text:p>
          </table:table-cell>
          <table:table-cell office:value-type="string" office:string-value="-" table:formula="msoxl:=  IF(SUM(P33,'漁業生產量值-漁業種類別魚類別生產量值4'!D33,'漁業生產量值-漁業種類別魚類別生產量值4'!F33)=0,&quot;-&quot;,SUM(P33,'漁業生產量值-漁業種類別魚類別生產量值4'!D33,'漁業生產量值-漁業種類別魚類別生產量值4'!F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4)=0,&quot;-&quot;,SUM(G34))" table:style-name="ce55">
            <text:p>-</text:p>
          </table:table-cell>
          <table:table-cell office:value-type="string" office:string-value="-" table:formula="msoxl:=  IF(SUM(H34)=0,&quot;-&quot;,SUM(H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4,'漁業生產量值-漁業種類別魚類別生產量值4'!C34,'漁業生產量值-漁業種類別魚類別生產量值4'!E34)=0,&quot;-&quot;,SUM(O34,'漁業生產量值-漁業種類別魚類別生產量值4'!C34,'漁業生產量值-漁業種類別魚類別生產量值4'!E34))" table:style-name="ce55">
            <text:p>-</text:p>
          </table:table-cell>
          <table:table-cell office:value-type="string" office:string-value="-" table:formula="msoxl:=  IF(SUM(P34,'漁業生產量值-漁業種類別魚類別生產量值4'!D34,'漁業生產量值-漁業種類別魚類別生產量值4'!F34)=0,&quot;-&quot;,SUM(P34,'漁業生產量值-漁業種類別魚類別生產量值4'!D34,'漁業生產量值-漁業種類別魚類別生產量值4'!F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35)=0,&quot;-&quot;,SUM(G35))" table:style-name="ce55">
            <text:p>-</text:p>
          </table:table-cell>
          <table:table-cell office:value-type="string" office:string-value="-" table:formula="msoxl:=  IF(SUM(H35)=0,&quot;-&quot;,SUM(H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35,'漁業生產量值-漁業種類別魚類別生產量值4'!C35,'漁業生產量值-漁業種類別魚類別生產量值4'!E35)=0,&quot;-&quot;,SUM(O35,'漁業生產量值-漁業種類別魚類別生產量值4'!C35,'漁業生產量值-漁業種類別魚類別生產量值4'!E35))" table:style-name="ce55">
            <text:p>-</text:p>
          </table:table-cell>
          <table:table-cell office:value-type="string" office:string-value="-" table:formula="msoxl:=  IF(SUM(P35,'漁業生產量值-漁業種類別魚類別生產量值4'!D35,'漁業生產量值-漁業種類別魚類別生產量值4'!F35)=0,&quot;-&quot;,SUM(P35,'漁業生產量值-漁業種類別魚類別生產量值4'!D35,'漁業生產量值-漁業種類別魚類別生產量值4'!F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597.78449999999987" table:formula="msoxl:=  IF(SUM(C37:C53)=0,&quot;-&quot;,SUM(C37:C53))" table:style-name="ce52">
            <text:p>598<text:s/></text:p>
          </table:table-cell>
          <table:table-cell office:value-type="float" office:value="137830.35535" table:formula="msoxl:=  IF(SUM(D37:D53)=0,&quot;-&quot;,SUM(D37:D53))" table:style-name="ce52">
            <text:p>137,830<text:s/></text:p>
          </table:table-cell>
          <table:table-cell office:value-type="float" office:value="486.18194000000005" table:formula="msoxl:=  IF(SUM(E37:E53)=0,&quot;-&quot;,SUM(E37:E53))" table:style-name="ce52">
            <text:p>486<text:s/></text:p>
          </table:table-cell>
          <table:table-cell office:value-type="float" office:value="62030.824260000001" table:formula="msoxl:=  IF(SUM(F37:F53)=0,&quot;-&quot;,SUM(F37:F53))" table:style-name="ce52">
            <text:p>62,031<text:s/></text:p>
          </table:table-cell>
          <table:table-cell office:value-type="float" office:value="486.18194000000005" table:formula="msoxl:=  IF(SUM(G37:G53)=0,&quot;-&quot;,SUM(G37:G53))" table:style-name="ce52">
            <text:p>486<text:s/></text:p>
          </table:table-cell>
          <table:table-cell office:value-type="float" office:value="62030.824260000001" table:formula="msoxl:=  IF(SUM(H37:H53)=0,&quot;-&quot;,SUM(H37:H53))" table:style-name="ce52">
            <text:p>62,031<text:s/></text:p>
          </table:table-cell>
          <table:table-cell office:value-type="float" office:value="0.79969999999999997" table:formula="msoxl:=  IF(SUM(I37:I53)=0,&quot;-&quot;,SUM(I37:I53))" table:style-name="ce52">
            <text:p>1<text:s/></text:p>
          </table:table-cell>
          <table:table-cell office:value-type="float" office:value="275.81786999999997" table:formula="msoxl:=  IF(SUM(J37:J53)=0,&quot;-&quot;,SUM(J37:J53))" table:style-name="ce52">
            <text:p>276<text:s/></text:p>
          </table:table-cell>
          <table:table-cell office:value-type="float" office:value="549.31071999999995" table:formula="msoxl:=  IF(SUM(K37:K53)=0,&quot;-&quot;,SUM(K37:K53))" table:style-name="ce52">
            <text:p>549<text:s/></text:p>
          </table:table-cell>
          <table:table-cell office:value-type="float" office:value="143319.54311999999" table:formula="msoxl:=  IF(SUM(L37:L53)=0,&quot;-&quot;,SUM(L37:L53))" table:style-name="ce52">
            <text:p>143,320<text:s/></text:p>
          </table:table-cell>
          <table:table-cell office:value-type="float" office:value="61.937890000000003" table:formula="msoxl:=  IF(SUM(M37:M53)=0,&quot;-&quot;,SUM(M37:M53))" table:style-name="ce52">
            <text:p>62<text:s/></text:p>
          </table:table-cell>
          <table:table-cell office:value-type="float" office:value="25667.855380000001" table:formula="msoxl:=  IF(SUM(N37:N53)=0,&quot;-&quot;,SUM(N37:N53))" table:style-name="ce52">
            <text:p>25,668<text:s/></text:p>
          </table:table-cell>
          <table:table-cell office:value-type="float" office:value="4.5966000000000005" table:formula="msoxl:=  IF(SUM(O37:O53)=0,&quot;-&quot;,SUM(O37:O53))" table:style-name="ce52">
            <text:p>5<text:s/></text:p>
          </table:table-cell>
          <table:table-cell office:value-type="float" office:value="1632.9760700000002" table:formula="msoxl:=  IF(SUM(P37:P53)=0,&quot;-&quot;,SUM(P37:P53))" table:style-name="ce52">
            <text:p>1,63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18.29466" table:style-name="ce55">
            <text:p>18<text:s/></text:p>
          </table:table-cell>
          <table:table-cell office:value-type="float" office:value="7163.7306399999998" table:style-name="ce55">
            <text:p>7,164<text:s/></text:p>
          </table:table-cell>
          <table:table-cell office:value-type="float" office:value="223.77850000000001" table:formula="msoxl:=  IF(SUM(G37)=0,&quot;-&quot;,SUM(G37))" table:style-name="ce55">
            <text:p>224<text:s/></text:p>
          </table:table-cell>
          <table:table-cell office:value-type="float" office:value="24269.582760000001" table:formula="msoxl:=  IF(SUM(H37)=0,&quot;-&quot;,SUM(H37))" table:style-name="ce55">
            <text:p>24,270<text:s/></text:p>
          </table:table-cell>
          <table:table-cell office:value-type="float" office:value="223.77850000000001" table:style-name="ce55">
            <text:p>224<text:s/></text:p>
          </table:table-cell>
          <table:table-cell office:value-type="float" office:value="24269.582760000001" table:style-name="ce55">
            <text:p>24,27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9.248019999999997" table:style-name="ce55">
            <text:p>79<text:s/></text:p>
          </table:table-cell>
          <table:table-cell office:value-type="float" office:value="20296.34706" table:style-name="ce55">
            <text:p>20,296<text:s/></text:p>
          </table:table-cell>
          <table:table-cell office:value-type="float" office:value="1.7401999999999997" table:formula="msoxl:=  IF(SUM(O37,'漁業生產量值-漁業種類別魚類別生產量值4'!C37,'漁業生產量值-漁業種類別魚類別生產量值4'!E37)=0,&quot;-&quot;,SUM(O37,'漁業生產量值-漁業種類別魚類別生產量值4'!C37,'漁業生產量值-漁業種類別魚類別生產量值4'!E37))" table:style-name="ce55">
            <text:p>2<text:s/></text:p>
          </table:table-cell>
          <table:table-cell office:value-type="float" office:value="807.31796000000008" table:formula="msoxl:=  IF(SUM(P37,'漁業生產量值-漁業種類別魚類別生產量值4'!D37,'漁業生產量值-漁業種類別魚類別生產量值4'!F37)=0,&quot;-&quot;,SUM(P37,'漁業生產量值-漁業種類別魚類別生產量值4'!D37,'漁業生產量值-漁業種類別魚類別生產量值4'!F37))" table:style-name="ce55">
            <text:p>807<text:s/></text:p>
          </table:table-cell>
          <table:table-cell office:value-type="float" office:value="0.34899999999999998" table:style-name="ce55">
            <text:p>0<text:s/></text:p>
          </table:table-cell>
          <table:table-cell office:value-type="float" office:value="146.31607" table:style-name="ce55">
            <text:p>14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8)=0,&quot;-&quot;,SUM(G38))" table:style-name="ce55">
            <text:p>-</text:p>
          </table:table-cell>
          <table:table-cell office:value-type="string" office:string-value="-" table:formula="msoxl:=  IF(SUM(H38)=0,&quot;-&quot;,SUM(H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8,'漁業生產量值-漁業種類別魚類別生產量值4'!C38,'漁業生產量值-漁業種類別魚類別生產量值4'!E38)=0,&quot;-&quot;,SUM(O38,'漁業生產量值-漁業種類別魚類別生產量值4'!C38,'漁業生產量值-漁業種類別魚類別生產量值4'!E38))" table:style-name="ce55">
            <text:p>-</text:p>
          </table:table-cell>
          <table:table-cell office:value-type="string" office:string-value="-" table:formula="msoxl:=  IF(SUM(P38,'漁業生產量值-漁業種類別魚類別生產量值4'!D38,'漁業生產量值-漁業種類別魚類別生產量值4'!F38)=0,&quot;-&quot;,SUM(P38,'漁業生產量值-漁業種類別魚類別生產量值4'!D38,'漁業生產量值-漁業種類別魚類別生產量值4'!F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39)=0,&quot;-&quot;,SUM(G39))" table:style-name="ce55">
            <text:p>-</text:p>
          </table:table-cell>
          <table:table-cell office:value-type="string" office:string-value="-" table:formula="msoxl:=  IF(SUM(H39)=0,&quot;-&quot;,SUM(H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39,'漁業生產量值-漁業種類別魚類別生產量值4'!C39,'漁業生產量值-漁業種類別魚類別生產量值4'!E39)=0,&quot;-&quot;,SUM(O39,'漁業生產量值-漁業種類別魚類別生產量值4'!C39,'漁業生產量值-漁業種類別魚類別生產量值4'!E39))" table:style-name="ce55">
            <text:p>-</text:p>
          </table:table-cell>
          <table:table-cell office:value-type="string" office:string-value="-" table:formula="msoxl:=  IF(SUM(P39,'漁業生產量值-漁業種類別魚類別生產量值4'!D39,'漁業生產量值-漁業種類別魚類別生產量值4'!F39)=0,&quot;-&quot;,SUM(P39,'漁業生產量值-漁業種類別魚類別生產量值4'!D39,'漁業生產量值-漁業種類別魚類別生產量值4'!F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125.43685000000001" table:style-name="ce55">
            <text:p>125<text:s/></text:p>
          </table:table-cell>
          <table:table-cell office:value-type="float" office:value="26309.156129999999" table:style-name="ce55">
            <text:p>26,309<text:s/></text:p>
          </table:table-cell>
          <table:table-cell office:value-type="float" office:value="213.39573999999999" table:formula="msoxl:=  IF(SUM(G40)=0,&quot;-&quot;,SUM(G40))" table:style-name="ce55">
            <text:p>213<text:s/></text:p>
          </table:table-cell>
          <table:table-cell office:value-type="float" office:value="33422.653530000003" table:formula="msoxl:=  IF(SUM(H40)=0,&quot;-&quot;,SUM(H40))" table:style-name="ce55">
            <text:p>33,423<text:s/></text:p>
          </table:table-cell>
          <table:table-cell office:value-type="float" office:value="213.39573999999999" table:style-name="ce55">
            <text:p>213<text:s/></text:p>
          </table:table-cell>
          <table:table-cell office:value-type="float" office:value="33422.653530000003" table:style-name="ce55">
            <text:p>33,423<text:s/></text:p>
          </table:table-cell>
          <table:table-cell office:value-type="float" office:value="5.0000000000000001E-3" table:style-name="ce55">
            <text:p>0<text:s/></text:p>
          </table:table-cell>
          <table:table-cell office:value-type="float" office:value="1.72912" table:style-name="ce55">
            <text:p>2<text:s/></text:p>
          </table:table-cell>
          <table:table-cell office:value-type="float" office:value="63.035800000000002" table:style-name="ce55">
            <text:p>63<text:s/></text:p>
          </table:table-cell>
          <table:table-cell office:value-type="float" office:value="23306.720590000001" table:style-name="ce55">
            <text:p>23,307<text:s/></text:p>
          </table:table-cell>
          <table:table-cell office:value-type="float" office:value="24.447400000000002" table:formula="msoxl:=  IF(SUM(O40,'漁業生產量值-漁業種類別魚類別生產量值4'!C40,'漁業生產量值-漁業種類別魚類別生產量值4'!E40)=0,&quot;-&quot;,SUM(O40,'漁業生產量值-漁業種類別魚類別生產量值4'!C40,'漁業生產量值-漁業種類別魚類別生產量值4'!E40))" table:style-name="ce55">
            <text:p>24<text:s/></text:p>
          </table:table-cell>
          <table:table-cell office:value-type="float" office:value="9345.91878" table:formula="msoxl:=  IF(SUM(P40,'漁業生產量值-漁業種類別魚類別生產量值4'!D40,'漁業生產量值-漁業種類別魚類別生產量值4'!F40)=0,&quot;-&quot;,SUM(P40,'漁業生產量值-漁業種類別魚類別生產量值4'!D40,'漁業生產量值-漁業種類別魚類別生產量值4'!F40))" table:style-name="ce55">
            <text:p>9,346<text:s/></text:p>
          </table:table-cell>
          <table:table-cell office:value-type="float" office:value="4.2476000000000003" table:style-name="ce55">
            <text:p>4<text:s/></text:p>
          </table:table-cell>
          <table:table-cell office:value-type="float" office:value="1486.66" table:style-name="ce55">
            <text:p>1,48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1)=0,&quot;-&quot;,SUM(G41))" table:style-name="ce55">
            <text:p>-</text:p>
          </table:table-cell>
          <table:table-cell office:value-type="string" office:string-value="-" table:formula="msoxl:=  IF(SUM(H41)=0,&quot;-&quot;,SUM(H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1,'漁業生產量值-漁業種類別魚類別生產量值4'!C41,'漁業生產量值-漁業種類別魚類別生產量值4'!E41)=0,&quot;-&quot;,SUM(O41,'漁業生產量值-漁業種類別魚類別生產量值4'!C41,'漁業生產量值-漁業種類別魚類別生產量值4'!E41))" table:style-name="ce55">
            <text:p>-</text:p>
          </table:table-cell>
          <table:table-cell office:value-type="string" office:string-value="-" table:formula="msoxl:=  IF(SUM(P41,'漁業生產量值-漁業種類別魚類別生產量值4'!D41,'漁業生產量值-漁業種類別魚類別生產量值4'!F41)=0,&quot;-&quot;,SUM(P41,'漁業生產量值-漁業種類別魚類別生產量值4'!D41,'漁業生產量值-漁業種類別魚類別生產量值4'!F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2)=0,&quot;-&quot;,SUM(G42))" table:style-name="ce55">
            <text:p>-</text:p>
          </table:table-cell>
          <table:table-cell office:value-type="string" office:string-value="-" table:formula="msoxl:=  IF(SUM(H42)=0,&quot;-&quot;,SUM(H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2,'漁業生產量值-漁業種類別魚類別生產量值4'!C42,'漁業生產量值-漁業種類別魚類別生產量值4'!E42)=0,&quot;-&quot;,SUM(O42,'漁業生產量值-漁業種類別魚類別生產量值4'!C42,'漁業生產量值-漁業種類別魚類別生產量值4'!E42))" table:style-name="ce55">
            <text:p>-</text:p>
          </table:table-cell>
          <table:table-cell office:value-type="string" office:string-value="-" table:formula="msoxl:=  IF(SUM(P42,'漁業生產量值-漁業種類別魚類別生產量值4'!D42,'漁業生產量值-漁業種類別魚類別生產量值4'!F42)=0,&quot;-&quot;,SUM(P42,'漁業生產量值-漁業種類別魚類別生產量值4'!D42,'漁業生產量值-漁業種類別魚類別生產量值4'!F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3)=0,&quot;-&quot;,SUM(G43))" table:style-name="ce55">
            <text:p>-</text:p>
          </table:table-cell>
          <table:table-cell office:value-type="string" office:string-value="-" table:formula="msoxl:=  IF(SUM(H43)=0,&quot;-&quot;,SUM(H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3,'漁業生產量值-漁業種類別魚類別生產量值4'!C43,'漁業生產量值-漁業種類別魚類別生產量值4'!E43)=0,&quot;-&quot;,SUM(O43,'漁業生產量值-漁業種類別魚類別生產量值4'!C43,'漁業生產量值-漁業種類別魚類別生產量值4'!E43))" table:style-name="ce55">
            <text:p>-</text:p>
          </table:table-cell>
          <table:table-cell office:value-type="string" office:string-value="-" table:formula="msoxl:=  IF(SUM(P43,'漁業生產量值-漁業種類別魚類別生產量值4'!D43,'漁業生產量值-漁業種類別魚類別生產量值4'!F43)=0,&quot;-&quot;,SUM(P43,'漁業生產量值-漁業種類別魚類別生產量值4'!D43,'漁業生產量值-漁業種類別魚類別生產量值4'!F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4)=0,&quot;-&quot;,SUM(G44))" table:style-name="ce55">
            <text:p>-</text:p>
          </table:table-cell>
          <table:table-cell office:value-type="string" office:string-value="-" table:formula="msoxl:=  IF(SUM(H44)=0,&quot;-&quot;,SUM(H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4,'漁業生產量值-漁業種類別魚類別生產量值4'!C44,'漁業生產量值-漁業種類別魚類別生產量值4'!E44)=0,&quot;-&quot;,SUM(O44,'漁業生產量值-漁業種類別魚類別生產量值4'!C44,'漁業生產量值-漁業種類別魚類別生產量值4'!E44))" table:style-name="ce55">
            <text:p>-</text:p>
          </table:table-cell>
          <table:table-cell office:value-type="string" office:string-value="-" table:formula="msoxl:=  IF(SUM(P44,'漁業生產量值-漁業種類別魚類別生產量值4'!D44,'漁業生產量值-漁業種類別魚類別生產量值4'!F44)=0,&quot;-&quot;,SUM(P44,'漁業生產量值-漁業種類別魚類別生產量值4'!D44,'漁業生產量值-漁業種類別魚類別生產量值4'!F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5)=0,&quot;-&quot;,SUM(G45))" table:style-name="ce55">
            <text:p>-</text:p>
          </table:table-cell>
          <table:table-cell office:value-type="string" office:string-value="-" table:formula="msoxl:=  IF(SUM(H45)=0,&quot;-&quot;,SUM(H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5,'漁業生產量值-漁業種類別魚類別生產量值4'!C45,'漁業生產量值-漁業種類別魚類別生產量值4'!E45)=0,&quot;-&quot;,SUM(O45,'漁業生產量值-漁業種類別魚類別生產量值4'!C45,'漁業生產量值-漁業種類別魚類別生產量值4'!E45))" table:style-name="ce55">
            <text:p>-</text:p>
          </table:table-cell>
          <table:table-cell office:value-type="string" office:string-value="-" table:formula="msoxl:=  IF(SUM(P45,'漁業生產量值-漁業種類別魚類別生產量值4'!D45,'漁業生產量值-漁業種類別魚類別生產量值4'!F45)=0,&quot;-&quot;,SUM(P45,'漁業生產量值-漁業種類別魚類別生產量值4'!D45,'漁業生產量值-漁業種類別魚類別生產量值4'!F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4545000000000003" table:formula="msoxl:=  IF(SUM(G46)=0,&quot;-&quot;,SUM(G46))" table:style-name="ce55">
            <text:p>5<text:s/></text:p>
          </table:table-cell>
          <table:table-cell office:value-type="float" office:value="344.86207999999999" table:formula="msoxl:=  IF(SUM(H46)=0,&quot;-&quot;,SUM(H46))" table:style-name="ce55">
            <text:p>345<text:s/></text:p>
          </table:table-cell>
          <table:table-cell office:value-type="float" office:value="5.4545000000000003" table:style-name="ce55">
            <text:p>5<text:s/></text:p>
          </table:table-cell>
          <table:table-cell office:value-type="float" office:value="344.86207999999999" table:style-name="ce55">
            <text:p>34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2E-2" table:style-name="ce55">
            <text:p>0<text:s/></text:p>
          </table:table-cell>
          <table:table-cell office:value-type="float" office:value="2.6616" table:style-name="ce55">
            <text:p>3<text:s/></text:p>
          </table:table-cell>
          <table:table-cell office:value-type="string" office:string-value="-" table:formula="msoxl:=  IF(SUM(O46,'漁業生產量值-漁業種類別魚類別生產量值4'!C46,'漁業生產量值-漁業種類別魚類別生產量值4'!E46)=0,&quot;-&quot;,SUM(O46,'漁業生產量值-漁業種類別魚類別生產量值4'!C46,'漁業生產量值-漁業種類別魚類別生產量值4'!E46))" table:style-name="ce55">
            <text:p>-</text:p>
          </table:table-cell>
          <table:table-cell office:value-type="string" office:string-value="-" table:formula="msoxl:=  IF(SUM(P46,'漁業生產量值-漁業種類別魚類別生產量值4'!D46,'漁業生產量值-漁業種類別魚類別生產量值4'!F46)=0,&quot;-&quot;,SUM(P46,'漁業生產量值-漁業種類別魚類別生產量值4'!D46,'漁業生產量值-漁業種類別魚類別生產量值4'!F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267.61500999999998" table:style-name="ce55">
            <text:p>268<text:s/></text:p>
          </table:table-cell>
          <table:table-cell office:value-type="float" office:value="66266.173379999993" table:style-name="ce55">
            <text:p>66,266<text:s/></text:p>
          </table:table-cell>
          <table:table-cell office:value-type="float" office:value="38.6" table:formula="msoxl:=  IF(SUM(G47)=0,&quot;-&quot;,SUM(G47))" table:style-name="ce55">
            <text:p>39<text:s/></text:p>
          </table:table-cell>
          <table:table-cell office:value-type="float" office:value="3512.6" table:formula="msoxl:=  IF(SUM(H47)=0,&quot;-&quot;,SUM(H47))" table:style-name="ce55">
            <text:p>3,513<text:s/></text:p>
          </table:table-cell>
          <table:table-cell office:value-type="float" office:value="38.6" table:style-name="ce55">
            <text:p>39<text:s/></text:p>
          </table:table-cell>
          <table:table-cell office:value-type="float" office:value="3512.6" table:style-name="ce55">
            <text:p>3,513<text:s/></text:p>
          </table:table-cell>
          <table:table-cell office:value-type="float" office:value="0.33789999999999998" table:style-name="ce55">
            <text:p>0<text:s/></text:p>
          </table:table-cell>
          <table:table-cell office:value-type="float" office:value="119.69036" table:style-name="ce55">
            <text:p>120<text:s/></text:p>
          </table:table-cell>
          <table:table-cell office:value-type="float" office:value="188.85355000000001" table:style-name="ce55">
            <text:p>189<text:s/></text:p>
          </table:table-cell>
          <table:table-cell office:value-type="float" office:value="45915.23633" table:style-name="ce55">
            <text:p>45,915<text:s/></text:p>
          </table:table-cell>
          <table:table-cell office:value-type="float" office:value="10.794269999999999" table:formula="msoxl:=  IF(SUM(O47,'漁業生產量值-漁業種類別魚類別生產量值4'!C47,'漁業生產量值-漁業種類別魚類別生產量值4'!E47)=0,&quot;-&quot;,SUM(O47,'漁業生產量值-漁業種類別魚類別生產量值4'!C47,'漁業生產量值-漁業種類別魚類別生產量值4'!E47))" table:style-name="ce55">
            <text:p>11<text:s/></text:p>
          </table:table-cell>
          <table:table-cell office:value-type="float" office:value="3452.21756" table:formula="msoxl:=  IF(SUM(P47,'漁業生產量值-漁業種類別魚類別生產量值4'!D47,'漁業生產量值-漁業種類別魚類別生產量值4'!F47)=0,&quot;-&quot;,SUM(P47,'漁業生產量值-漁業種類別魚類別生產量值4'!D47,'漁業生產量值-漁業種類別魚類別生產量值4'!F47))" table:style-name="ce55">
            <text:p>3,45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float" office:value="170.83149" table:style-name="ce55">
            <text:p>171<text:s/></text:p>
          </table:table-cell>
          <table:table-cell office:value-type="float" office:value="36407.521760000003" table:style-name="ce55">
            <text:p>36,408<text:s/></text:p>
          </table:table-cell>
          <table:table-cell office:value-type="float" office:value="0.1532" table:formula="msoxl:=  IF(SUM(G48)=0,&quot;-&quot;,SUM(G48))" table:style-name="ce55">
            <text:p>0<text:s/></text:p>
          </table:table-cell>
          <table:table-cell office:value-type="float" office:value="49.125889999999998" table:formula="msoxl:=  IF(SUM(H48)=0,&quot;-&quot;,SUM(H48))" table:style-name="ce55">
            <text:p>49<text:s/></text:p>
          </table:table-cell>
          <table:table-cell office:value-type="float" office:value="0.1532" table:style-name="ce55">
            <text:p>0<text:s/></text:p>
          </table:table-cell>
          <table:table-cell office:value-type="float" office:value="49.125889999999998" table:style-name="ce55">
            <text:p>49<text:s/></text:p>
          </table:table-cell>
          <table:table-cell office:value-type="float" office:value="0.45679999999999998" table:style-name="ce55">
            <text:p>0<text:s/></text:p>
          </table:table-cell>
          <table:table-cell office:value-type="float" office:value="154.39839000000001" table:style-name="ce55">
            <text:p>154<text:s/></text:p>
          </table:table-cell>
          <table:table-cell office:value-type="float" office:value="215.27135000000001" table:style-name="ce55">
            <text:p>215<text:s/></text:p>
          </table:table-cell>
          <table:table-cell office:value-type="float" office:value="52382.47754" table:style-name="ce55">
            <text:p>52,382<text:s/></text:p>
          </table:table-cell>
          <table:table-cell office:value-type="float" office:value="24.9559" table:formula="msoxl:=  IF(SUM(O48,'漁業生產量值-漁業種類別魚類別生產量值4'!C48,'漁業生產量值-漁業種類別魚類別生產量值4'!E48)=0,&quot;-&quot;,SUM(O48,'漁業生產量值-漁業種類別魚類別生產量值4'!C48,'漁業生產量值-漁業種類別魚類別生產量值4'!E48))" table:style-name="ce55">
            <text:p>25<text:s/></text:p>
          </table:table-cell>
          <table:table-cell office:value-type="float" office:value="12062.33822" table:formula="msoxl:=  IF(SUM(P48,'漁業生產量值-漁業種類別魚類別生產量值4'!D48,'漁業生產量值-漁業種類別魚類別生產量值4'!F48)=0,&quot;-&quot;,SUM(P48,'漁業生產量值-漁業種類別魚類別生產量值4'!D48,'漁業生產量值-漁業種類別魚類別生產量值4'!F48))" table:style-name="ce55">
            <text:p>12,06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49)=0,&quot;-&quot;,SUM(G49))" table:style-name="ce55">
            <text:p>-</text:p>
          </table:table-cell>
          <table:table-cell office:value-type="string" office:string-value="-" table:formula="msoxl:=  IF(SUM(H49)=0,&quot;-&quot;,SUM(H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49,'漁業生產量值-漁業種類別魚類別生產量值4'!C49,'漁業生產量值-漁業種類別魚類別生產量值4'!E49)=0,&quot;-&quot;,SUM(O49,'漁業生產量值-漁業種類別魚類別生產量值4'!C49,'漁業生產量值-漁業種類別魚類別生產量值4'!E49))" table:style-name="ce55">
            <text:p>-</text:p>
          </table:table-cell>
          <table:table-cell office:value-type="string" office:string-value="-" table:formula="msoxl:=  IF(SUM(P49,'漁業生產量值-漁業種類別魚類別生產量值4'!D49,'漁業生產量值-漁業種類別魚類別生產量值4'!F49)=0,&quot;-&quot;,SUM(P49,'漁業生產量值-漁業種類別魚類別生產量值4'!D49,'漁業生產量值-漁業種類別魚類別生產量值4'!F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0)=0,&quot;-&quot;,SUM(G50))" table:style-name="ce55">
            <text:p>-</text:p>
          </table:table-cell>
          <table:table-cell office:value-type="string" office:string-value="-" table:formula="msoxl:=  IF(SUM(H50)=0,&quot;-&quot;,SUM(H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0,'漁業生產量值-漁業種類別魚類別生產量值4'!C50,'漁業生產量值-漁業種類別魚類別生產量值4'!E50)=0,&quot;-&quot;,SUM(O50,'漁業生產量值-漁業種類別魚類別生產量值4'!C50,'漁業生產量值-漁業種類別魚類別生產量值4'!E50))" table:style-name="ce55">
            <text:p>-</text:p>
          </table:table-cell>
          <table:table-cell office:value-type="string" office:string-value="-" table:formula="msoxl:=  IF(SUM(P50,'漁業生產量值-漁業種類別魚類別生產量值4'!D50,'漁業生產量值-漁業種類別魚類別生產量值4'!F50)=0,&quot;-&quot;,SUM(P50,'漁業生產量值-漁業種類別魚類別生產量值4'!D50,'漁業生產量值-漁業種類別魚類別生產量值4'!F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float" office:value="3.18" table:style-name="ce55">
            <text:p>3<text:s/></text:p>
          </table:table-cell>
          <table:table-cell office:value-type="float" office:value="1033.5" table:style-name="ce55">
            <text:p>1,034<text:s/></text:p>
          </table:table-cell>
          <table:table-cell office:value-type="string" office:string-value="-" table:formula="msoxl:=  IF(SUM(G51)=0,&quot;-&quot;,SUM(G51))" table:style-name="ce55">
            <text:p>-</text:p>
          </table:table-cell>
          <table:table-cell office:value-type="string" office:string-value="-" table:formula="msoxl:=  IF(SUM(H51)=0,&quot;-&quot;,SUM(H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89" table:style-name="ce55">
            <text:p>3<text:s/></text:p>
          </table:table-cell>
          <table:table-cell office:value-type="float" office:value="1416.1" table:style-name="ce55">
            <text:p>1,416<text:s/></text:p>
          </table:table-cell>
          <table:table-cell office:value-type="string" office:string-value="-" table:formula="msoxl:=  IF(SUM(O51,'漁業生產量值-漁業種類別魚類別生產量值4'!C51,'漁業生產量值-漁業種類別魚類別生產量值4'!E51)=0,&quot;-&quot;,SUM(O51,'漁業生產量值-漁業種類別魚類別生產量值4'!C51,'漁業生產量值-漁業種類別魚類別生產量值4'!E51))" table:style-name="ce55">
            <text:p>-</text:p>
          </table:table-cell>
          <table:table-cell office:value-type="string" office:string-value="-" table:formula="msoxl:=  IF(SUM(P51,'漁業生產量值-漁業種類別魚類別生產量值4'!D51,'漁業生產量值-漁業種類別魚類別生產量值4'!F51)=0,&quot;-&quot;,SUM(P51,'漁業生產量值-漁業種類別魚類別生產量值4'!D51,'漁業生產量值-漁業種類別魚類別生產量值4'!F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2)=0,&quot;-&quot;,SUM(G52))" table:style-name="ce55">
            <text:p>-</text:p>
          </table:table-cell>
          <table:table-cell office:value-type="string" office:string-value="-" table:formula="msoxl:=  IF(SUM(H52)=0,&quot;-&quot;,SUM(H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2,'漁業生產量值-漁業種類別魚類別生產量值4'!C52,'漁業生產量值-漁業種類別魚類別生產量值4'!E52)=0,&quot;-&quot;,SUM(O52,'漁業生產量值-漁業種類別魚類別生產量值4'!C52,'漁業生產量值-漁業種類別魚類別生產量值4'!E52))" table:style-name="ce55">
            <text:p>-</text:p>
          </table:table-cell>
          <table:table-cell office:value-type="string" office:string-value="-" table:formula="msoxl:=  IF(SUM(P52,'漁業生產量值-漁業種類別魚類別生產量值4'!D52,'漁業生產量值-漁業種類別魚類別生產量值4'!F52)=0,&quot;-&quot;,SUM(P52,'漁業生產量值-漁業種類別魚類別生產量值4'!D52,'漁業生產量值-漁業種類別魚類別生產量值4'!F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float" office:value="12.426489999999999" table:style-name="ce57">
            <text:p>12<text:s/></text:p>
          </table:table-cell>
          <table:table-cell office:value-type="float" office:value="650.27344000000005" table:style-name="ce57">
            <text:p>650<text:s/></text:p>
          </table:table-cell>
          <table:table-cell office:value-type="float" office:value="4.8" table:formula="msoxl:=  IF(SUM(G53)=0,&quot;-&quot;,SUM(G53))" table:style-name="ce55">
            <text:p>5<text:s/></text:p>
          </table:table-cell>
          <table:table-cell office:value-type="float" office:value="432" table:formula="msoxl:=  IF(SUM(H53)=0,&quot;-&quot;,SUM(H53))" table:style-name="ce55">
            <text:p>432<text:s/></text:p>
          </table:table-cell>
          <table:table-cell office:value-type="float" office:value="4.8" table:style-name="ce57">
            <text:p>5<text:s/></text:p>
          </table:table-cell>
          <table:table-cell office:value-type="float" office:value="432" table:style-name="ce57">
            <text:p>432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2E-4" table:formula="msoxl:=  IF(SUM(O53,'漁業生產量值-漁業種類別魚類別生產量值4'!C53,'漁業生產量值-漁業種類別魚類別生產量值4'!E53)=0,&quot;-&quot;,SUM(O53,'漁業生產量值-漁業種類別魚類別生產量值4'!C53,'漁業生產量值-漁業種類別魚類別生產量值4'!E53))" table:style-name="ce55">
            <text:p>0<text:s/></text:p>
          </table:table-cell>
          <table:table-cell office:value-type="float" office:value="6.2859999999999999E-2" table:formula="msoxl:=  IF(SUM(P53,'漁業生產量值-漁業種類別魚類別生產量值4'!D53,'漁業生產量值-漁業種類別魚類別生產量值4'!F53)=0,&quot;-&quot;,SUM(P53,'漁業生產量值-漁業種類別魚類別生產量值4'!D53,'漁業生產量值-漁業種類別魚類別生產量值4'!F53))" table:style-name="ce55">
            <text:p>0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3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3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5)=0,&quot;-&quot;,SUM(G55))" table:style-name="ce55">
            <text:p>-</text:p>
          </table:table-cell>
          <table:table-cell office:value-type="string" office:string-value="-" table:formula="msoxl:=  IF(SUM(H55)=0,&quot;-&quot;,SUM(H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5,'漁業生產量值-漁業種類別魚類別生產量值4'!C55,'漁業生產量值-漁業種類別魚類別生產量值4'!E55)=0,&quot;-&quot;,SUM(O55,'漁業生產量值-漁業種類別魚類別生產量值4'!C55,'漁業生產量值-漁業種類別魚類別生產量值4'!E55))" table:style-name="ce55">
            <text:p>-</text:p>
          </table:table-cell>
          <table:table-cell office:value-type="string" office:string-value="-" table:formula="msoxl:=  IF(SUM(P55,'漁業生產量值-漁業種類別魚類別生產量值4'!D55,'漁業生產量值-漁業種類別魚類別生產量值4'!F55)=0,&quot;-&quot;,SUM(P55,'漁業生產量值-漁業種類別魚類別生產量值4'!D55,'漁業生產量值-漁業種類別魚類別生產量值4'!F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6)=0,&quot;-&quot;,SUM(G56))" table:style-name="ce55">
            <text:p>-</text:p>
          </table:table-cell>
          <table:table-cell office:value-type="string" office:string-value="-" table:formula="msoxl:=  IF(SUM(H56)=0,&quot;-&quot;,SUM(H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6,'漁業生產量值-漁業種類別魚類別生產量值4'!C56,'漁業生產量值-漁業種類別魚類別生產量值4'!E56)=0,&quot;-&quot;,SUM(O56,'漁業生產量值-漁業種類別魚類別生產量值4'!C56,'漁業生產量值-漁業種類別魚類別生產量值4'!E56))" table:style-name="ce55">
            <text:p>-</text:p>
          </table:table-cell>
          <table:table-cell office:value-type="string" office:string-value="-" table:formula="msoxl:=  IF(SUM(P56,'漁業生產量值-漁業種類別魚類別生產量值4'!D56,'漁業生產量值-漁業種類別魚類別生產量值4'!F56)=0,&quot;-&quot;,SUM(P56,'漁業生產量值-漁業種類別魚類別生產量值4'!D56,'漁業生產量值-漁業種類別魚類別生產量值4'!F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57)=0,&quot;-&quot;,SUM(G57))" table:style-name="ce55">
            <text:p>-</text:p>
          </table:table-cell>
          <table:table-cell office:value-type="string" office:string-value="-" table:formula="msoxl:=  IF(SUM(H57)=0,&quot;-&quot;,SUM(H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57,'漁業生產量值-漁業種類別魚類別生產量值4'!C57,'漁業生產量值-漁業種類別魚類別生產量值4'!E57)=0,&quot;-&quot;,SUM(O57,'漁業生產量值-漁業種類別魚類別生產量值4'!C57,'漁業生產量值-漁業種類別魚類別生產量值4'!E57))" table:style-name="ce55">
            <text:p>-</text:p>
          </table:table-cell>
          <table:table-cell office:value-type="string" office:string-value="-" table:formula="msoxl:=  IF(SUM(P57,'漁業生產量值-漁業種類別魚類別生產量值4'!D57,'漁業生產量值-漁業種類別魚類別生產量值4'!F57)=0,&quot;-&quot;,SUM(P57,'漁業生產量值-漁業種類別魚類別生產量值4'!D57,'漁業生產量值-漁業種類別魚類別生產量值4'!F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float" office:value="382.6" table:formula="msoxl:=  IF(SUM(C59:C61)=0,&quot;-&quot;,SUM(C59:C61))" table:style-name="ce52">
            <text:p>383<text:s/></text:p>
          </table:table-cell>
          <table:table-cell office:value-type="float" office:value="114600" table:formula="msoxl:=  IF(SUM(D59:D61)=0,&quot;-&quot;,SUM(D59:D61))" table:style-name="ce52">
            <text:p>114,600<text:s/>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3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float" office:value="369" table:formula="msoxl:=  IF(SUM(M59:M61)=0,&quot;-&quot;,SUM(M59:M61))" table:style-name="ce52">
            <text:p>369<text:s/></text:p>
          </table:table-cell>
          <table:table-cell office:value-type="float" office:value="141843" table:formula="msoxl:=  IF(SUM(N59:N61)=0,&quot;-&quot;,SUM(N59:N61))" table:style-name="ce53">
            <text:p>141,843<text:s/>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59)=0,&quot;-&quot;,SUM(G59))" table:style-name="ce55">
            <text:p>-</text:p>
          </table:table-cell>
          <table:table-cell office:value-type="string" office:string-value="-" table:formula="msoxl:=  IF(SUM(H59)=0,&quot;-&quot;,SUM(H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59,'漁業生產量值-漁業種類別魚類別生產量值4'!C59,'漁業生產量值-漁業種類別魚類別生產量值4'!E59)=0,&quot;-&quot;,SUM(O59,'漁業生產量值-漁業種類別魚類別生產量值4'!C59,'漁業生產量值-漁業種類別魚類別生產量值4'!E59))" table:style-name="ce55">
            <text:p>-</text:p>
          </table:table-cell>
          <table:table-cell office:value-type="string" office:string-value="-" table:formula="msoxl:=  IF(SUM(P59,'漁業生產量值-漁業種類別魚類別生產量值4'!D59,'漁業生產量值-漁業種類別魚類別生產量值4'!F59)=0,&quot;-&quot;,SUM(P59,'漁業生產量值-漁業種類別魚類別生產量值4'!D59,'漁業生產量值-漁業種類別魚類別生產量值4'!F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float" office:value="382.6" table:style-name="ce55">
            <text:p>383<text:s/></text:p>
          </table:table-cell>
          <table:table-cell office:value-type="float" office:value="114600" table:style-name="ce55">
            <text:p>114,600<text:s/></text:p>
          </table:table-cell>
          <table:table-cell office:value-type="string" office:string-value="-" table:formula="msoxl:=  IF(SUM(G60)=0,&quot;-&quot;,SUM(G60))" table:style-name="ce55">
            <text:p>-</text:p>
          </table:table-cell>
          <table:table-cell office:value-type="string" office:string-value="-" table:formula="msoxl:=  IF(SUM(H60)=0,&quot;-&quot;,SUM(H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69" table:formula="msoxl:=  IF(SUM(O60,'漁業生產量值-漁業種類別魚類別生產量值4'!C60,'漁業生產量值-漁業種類別魚類別生產量值4'!E60)=0,&quot;-&quot;,SUM(O60,'漁業生產量值-漁業種類別魚類別生產量值4'!C60,'漁業生產量值-漁業種類別魚類別生產量值4'!E60))" table:style-name="ce55">
            <text:p>369<text:s/></text:p>
          </table:table-cell>
          <table:table-cell office:value-type="float" office:value="141843" table:formula="msoxl:=  IF(SUM(P60,'漁業生產量值-漁業種類別魚類別生產量值4'!D60,'漁業生產量值-漁業種類別魚類別生產量值4'!F60)=0,&quot;-&quot;,SUM(P60,'漁業生產量值-漁業種類別魚類別生產量值4'!D60,'漁業生產量值-漁業種類別魚類別生產量值4'!F60))" table:style-name="ce55">
            <text:p>141,8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61)=0,&quot;-&quot;,SUM(G61))" table:style-name="ce55">
            <text:p>-</text:p>
          </table:table-cell>
          <table:table-cell office:value-type="string" office:string-value="-" table:formula="msoxl:=  IF(SUM(H61)=0,&quot;-&quot;,SUM(H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61,'漁業生產量值-漁業種類別魚類別生產量值4'!C61,'漁業生產量值-漁業種類別魚類別生產量值4'!E61)=0,&quot;-&quot;,SUM(O61,'漁業生產量值-漁業種類別魚類別生產量值4'!C61,'漁業生產量值-漁業種類別魚類別生產量值4'!E61))" table:style-name="ce55">
            <text:p>-</text:p>
          </table:table-cell>
          <table:table-cell office:value-type="string" office:string-value="-" table:formula="msoxl:=  IF(SUM(P61,'漁業生產量值-漁業種類別魚類別生產量值4'!D61,'漁業生產量值-漁業種類別魚類別生產量值4'!F61)=0,&quot;-&quot;,SUM(P61,'漁業生產量值-漁業種類別魚類別生產量值4'!D61,'漁業生產量值-漁業種類別魚類別生產量值4'!F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532.64499999999998" table:formula="msoxl:=  IF(SUM(C63,C64,C65,C67)=0,IF(C66=0,&quot;-&quot;,C66),SUM(C63,C64,C65,C67))" table:style-name="ce52">
            <text:p>533<text:s/></text:p>
          </table:table-cell>
          <table:table-cell office:value-type="float" office:value="86455.941430000006" table:formula="msoxl:=  IF(SUM(D63:D67)=0,&quot;-&quot;,SUM(D63:D67))" table:style-name="ce52">
            <text:p>86,456<text:s/>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3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float" office:value="25311.94299" table:formula="msoxl:=  IF(SUM(M63,M64,M65,M67)=0,IF(M66=0,&quot;-&quot;,M66),SUM(M63,M64,M65,M67))" table:style-name="ce52">
            <text:p>25,312<text:s/></text:p>
          </table:table-cell>
          <table:table-cell office:value-type="float" office:value="8312059.4447400002" table:formula="msoxl:=  IF(SUM(N63:N67)=0,&quot;-&quot;,SUM(N63:N67))" table:style-name="ce53">
            <text:p>8,312,059<text:s/></text:p>
          </table:table-cell>
          <table:table-cell office:value-type="float" office:value="19360.598150000002" table:formula="msoxl:=  IF(SUM(O63,O64,O65,O67)=0,IF(O66=0,&quot;-&quot;,O66),SUM(O63,O64,O65,O67))" table:style-name="ce52">
            <text:p>19,361<text:s/></text:p>
          </table:table-cell>
          <table:table-cell office:value-type="float" office:value="6354574.0154600004" table:formula="msoxl:=  IF(SUM(P63:P67)=0,&quot;-&quot;,SUM(P63:P67))" table:style-name="ce52">
            <text:p>6,354,57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503.58499999999998" table:style-name="ce55">
            <text:p>504<text:s/></text:p>
          </table:table-cell>
          <table:table-cell office:value-type="float" office:value="81777.281430000003" table:style-name="ce55">
            <text:p>81,777<text:s/></text:p>
          </table:table-cell>
          <table:table-cell office:value-type="string" office:string-value="-" table:formula="msoxl:=  IF(SUM(G63)=0,&quot;-&quot;,SUM(G63))" table:style-name="ce55">
            <text:p>-</text:p>
          </table:table-cell>
          <table:table-cell office:value-type="string" office:string-value="-" table:formula="msoxl:=  IF(SUM(H63)=0,&quot;-&quot;,SUM(H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311.94299" table:formula="msoxl:=  IF(SUM(O63,'漁業生產量值-漁業種類別魚類別生產量值4'!C63,'漁業生產量值-漁業種類別魚類別生產量值4'!E63)=0,&quot;-&quot;,SUM(O63,'漁業生產量值-漁業種類別魚類別生產量值4'!C63,'漁業生產量值-漁業種類別魚類別生產量值4'!E63))" table:style-name="ce55">
            <text:p>25,312<text:s/></text:p>
          </table:table-cell>
          <table:table-cell office:value-type="float" office:value="8312059.4447400002" table:formula="msoxl:=  IF(SUM(P63,'漁業生產量值-漁業種類別魚類別生產量值4'!D63,'漁業生產量值-漁業種類別魚類別生產量值4'!F63)=0,&quot;-&quot;,SUM(P63,'漁業生產量值-漁業種類別魚類別生產量值4'!D63,'漁業生產量值-漁業種類別魚類別生產量值4'!F63))" table:style-name="ce55">
            <text:p>8,312,059<text:s/></text:p>
          </table:table-cell>
          <table:table-cell office:value-type="float" office:value="19360.598150000002" table:style-name="ce55">
            <text:p>19,361<text:s/></text:p>
          </table:table-cell>
          <table:table-cell office:value-type="float" office:value="6354574.0154600004" table:style-name="ce55">
            <text:p>6,354,57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29.06" table:style-name="ce55">
            <text:p>29<text:s/></text:p>
          </table:table-cell>
          <table:table-cell office:value-type="float" office:value="4678.66" table:style-name="ce55">
            <text:p>4,679<text:s/></text:p>
          </table:table-cell>
          <table:table-cell office:value-type="string" office:string-value="-" table:formula="msoxl:=  IF(SUM(G64)=0,&quot;-&quot;,SUM(G64))" table:style-name="ce55">
            <text:p>-</text:p>
          </table:table-cell>
          <table:table-cell office:value-type="string" office:string-value="-" table:formula="msoxl:=  IF(SUM(H64)=0,&quot;-&quot;,SUM(H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64,'漁業生產量值-漁業種類別魚類別生產量值4'!C64,'漁業生產量值-漁業種類別魚類別生產量值4'!E64)=0,&quot;-&quot;,SUM(O64,'漁業生產量值-漁業種類別魚類別生產量值4'!C64,'漁業生產量值-漁業種類別魚類別生產量值4'!E64))" table:style-name="ce55">
            <text:p>-</text:p>
          </table:table-cell>
          <table:table-cell office:value-type="string" office:string-value="-" table:formula="msoxl:=  IF(SUM(P64,'漁業生產量值-漁業種類別魚類別生產量值4'!D64,'漁業生產量值-漁業種類別魚類別生產量值4'!F64)=0,&quot;-&quot;,SUM(P64,'漁業生產量值-漁業種類別魚類別生產量值4'!D64,'漁業生產量值-漁業種類別魚類別生產量值4'!F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65)=0,&quot;-&quot;,SUM(G65))" table:style-name="ce55">
            <text:p>-</text:p>
          </table:table-cell>
          <table:table-cell office:value-type="string" office:string-value="-" table:formula="msoxl:=  IF(SUM(H65)=0,&quot;-&quot;,SUM(H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65,'漁業生產量值-漁業種類別魚類別生產量值4'!C65,'漁業生產量值-漁業種類別魚類別生產量值4'!E65)=0,&quot;-&quot;,SUM(O65,'漁業生產量值-漁業種類別魚類別生產量值4'!C65,'漁業生產量值-漁業種類別魚類別生產量值4'!E65))" table:style-name="ce55">
            <text:p>-</text:p>
          </table:table-cell>
          <table:table-cell office:value-type="string" office:string-value="-" table:formula="msoxl:=  IF(SUM(P65,'漁業生產量值-漁業種類別魚類別生產量值4'!D65,'漁業生產量值-漁業種類別魚類別生產量值4'!F65)=0,&quot;-&quot;,SUM(P65,'漁業生產量值-漁業種類別魚類別生產量值4'!D65,'漁業生產量值-漁業種類別魚類別生產量值4'!F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G66)=0,&quot;-&quot;,SUM(G66))" table:style-name="ce55">
            <text:p>-</text:p>
          </table:table-cell>
          <table:table-cell office:value-type="string" office:string-value="-" table:formula="msoxl:=  IF(SUM(H66)=0,&quot;-&quot;,SUM(H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O66,'漁業生產量值-漁業種類別魚類別生產量值4'!C66,'漁業生產量值-漁業種類別魚類別生產量值4'!E66)=0,&quot;-&quot;,SUM(O66,'漁業生產量值-漁業種類別魚類別生產量值4'!C66,'漁業生產量值-漁業種類別魚類別生產量值4'!E66))" table:style-name="ce55">
            <text:p>-</text:p>
          </table:table-cell>
          <table:table-cell office:value-type="string" office:string-value="-" table:formula="msoxl:=  IF(SUM(P66,'漁業生產量值-漁業種類別魚類別生產量值4'!D66,'漁業生產量值-漁業種類別魚類別生產量值4'!F66)=0,&quot;-&quot;,SUM(P66,'漁業生產量值-漁業種類別魚類別生產量值4'!D66,'漁業生產量值-漁業種類別魚類別生產量值4'!F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G67)=0,&quot;-&quot;,SUM(G67))" table:style-name="ce55">
            <text:p>-</text:p>
          </table:table-cell>
          <table:table-cell office:value-type="string" office:string-value="-" table:formula="msoxl:=  IF(SUM(H67)=0,&quot;-&quot;,SUM(H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O67,'漁業生產量值-漁業種類別魚類別生產量值4'!C67,'漁業生產量值-漁業種類別魚類別生產量值4'!E67)=0,&quot;-&quot;,SUM(O67,'漁業生產量值-漁業種類別魚類別生產量值4'!C67,'漁業生產量值-漁業種類別魚類別生產量值4'!E67))" table:style-name="ce55">
            <text:p>-</text:p>
          </table:table-cell>
          <table:table-cell office:value-type="string" office:string-value="-" table:formula="msoxl:=  IF(SUM(P67,'漁業生產量值-漁業種類別魚類別生產量值4'!D67,'漁業生產量值-漁業種類別魚類別生產量值4'!F67)=0,&quot;-&quot;,SUM(P67,'漁業生產量值-漁業種類別魚類別生產量值4'!D67,'漁業生產量值-漁業種類別魚類別生產量值4'!F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4" table:number-rows-spanned="1" table:style-name="ce194">
            <text:p>石 <text:s/>斑 <text:s/>類</text:p>
          </table:table-cell>
          <table:covered-table-cell table:number-columns-repeated="3"/>
          <table:table-cell table:number-columns-spanned="2" table:number-rows-spanned="1" table:style-name="ce196"/>
          <table:covered-table-cell/>
          <table:table-cell table:number-columns-spanned="2" table:number-rows-spanned="1" table:style-name="ce196"/>
          <table:covered-table-cell/>
          <table:table-cell table:number-columns-spanned="2" table:number-rows-spanned="1" table:style-name="ce196"/>
          <table:covered-table-cell/>
          <table:table-cell table:number-columns-spanned="2" table:number-rows-spanned="1" table:style-name="ce196"/>
          <table:covered-table-cell/>
          <table:table-cell office:value-type="string" table:number-columns-spanned="2" table:number-rows-spanned="1" table:style-name="ce194">
            <text:p>鰺 <text:s text:c="3"/>科</text:p>
          </table:table-cell>
          <table:covered-table-cell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3">
            <text:p>鞍帶石斑魚</text:p>
          </table:table-cell>
          <table:covered-table-cell/>
          <table:table-cell office:value-type="string" table:number-columns-spanned="2" table:number-rows-spanned="1" table:style-name="ce198">
            <text:p>其他石斑</text:p>
          </table:table-cell>
          <table:covered-table-cell/>
          <table:table-cell office:value-type="string" table:number-columns-spanned="2" table:number-rows-spanned="1" table:style-name="ce199">
            <text:p>合齒魚科</text:p>
          </table:table-cell>
          <table:covered-table-cell/>
          <table:table-cell office:value-type="string" table:number-columns-spanned="2" table:number-rows-spanned="1" table:style-name="ce199">
            <text:p>鯙科</text:p>
          </table:table-cell>
          <table:covered-table-cell/>
          <table:table-cell office:value-type="string" table:number-columns-spanned="2" table:number-rows-spanned="1" table:style-name="ce199">
            <text:p>海鱺</text:p>
          </table:table-cell>
          <table:covered-table-cell/>
          <table:table-cell office:value-type="string" table:number-columns-spanned="2" table:number-rows-spanned="1" table:style-name="ce199">
            <text:p>眼眶魚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26003</text:p>
          </table:table-cell>
          <table:covered-table-cell/>
          <table:table-cell office:value-type="string" table:number-columns-spanned="2" table:number-rows-spanned="1" table:style-name="ce181">
            <text:p>26099</text:p>
          </table:table-cell>
          <table:covered-table-cell/>
          <table:table-cell office:value-type="string" table:number-columns-spanned="2" table:number-rows-spanned="1" table:style-name="ce181">
            <text:p>29000</text:p>
          </table:table-cell>
          <table:covered-table-cell/>
          <table:table-cell office:value-type="string" table:number-columns-spanned="2" table:number-rows-spanned="1" table:style-name="ce181">
            <text:p>30000</text:p>
          </table:table-cell>
          <table:covered-table-cell/>
          <table:table-cell office:value-type="string" table:number-columns-spanned="2" table:number-rows-spanned="1" table:style-name="ce181">
            <text:p>34001</text:p>
          </table:table-cell>
          <table:covered-table-cell/>
          <table:table-cell office:value-type="string" table:number-columns-spanned="2" table:number-rows-spanned="1" table:style-name="ce181">
            <text:p>35001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282.9104399999997" table:formula="msoxl:=  IF(SUM(C11,C19,C36,C54,C58,C62)=0,&quot;-&quot;,SUM(C11,C19,C36,C54,C58,C62))" table:style-name="ce45">
            <text:p>5,283<text:s/></text:p>
          </table:table-cell>
          <table:table-cell office:value-type="float" office:value="1742497.8779" table:formula="msoxl:=  IF(SUM(D11,D19,D36,D54,D58,D62)=0,&quot;-&quot;,SUM(D11,D19,D36,D54,D58,D62))" table:style-name="ce45">
            <text:p>1,742,498<text:s/></text:p>
          </table:table-cell>
          <table:table-cell office:value-type="float" office:value="1569.7385899999999" table:formula="msoxl:=  IF(SUM(E11,E19,E36,E54,E58,E62)=0,&quot;-&quot;,SUM(E11,E19,E36,E54,E58,E62))" table:style-name="ce45">
            <text:p>1,570<text:s/></text:p>
          </table:table-cell>
          <table:table-cell office:value-type="float" office:value="520863.72172999999" table:formula="msoxl:=  IF(SUM(F11,F19,F36,F54,F58,F62)=0,&quot;-&quot;,SUM(F11,F19,F36,F54,F58,F62))" table:style-name="ce45">
            <text:p>520,864<text:s/></text:p>
          </table:table-cell>
          <table:table-cell office:value-type="float" office:value="1158.13805" table:formula="msoxl:=  IF(SUM(G11,G19,G36,G54,G58,G62)=0,&quot;-&quot;,SUM(G11,G19,G36,G54,G58,G62))" table:style-name="ce45">
            <text:p>1,158<text:s/></text:p>
          </table:table-cell>
          <table:table-cell office:value-type="float" office:value="69544.466560000001" table:formula="msoxl:=  IF(SUM(H11,H19,H36,H54,H58,H62)=0,&quot;-&quot;,SUM(H11,H19,H36,H54,H58,H62))" table:style-name="ce45">
            <text:p>69,544<text:s/></text:p>
          </table:table-cell>
          <table:table-cell office:value-type="float" office:value="1461.7122999999999" table:formula="msoxl:=  IF(SUM(I11,I19,I36,I54,I58,I62)=0,&quot;-&quot;,SUM(I11,I19,I36,I54,I58,I62))" table:style-name="ce45">
            <text:p>1,462<text:s/></text:p>
          </table:table-cell>
          <table:table-cell office:value-type="float" office:value="144337.40995" table:formula="msoxl:=  IF(SUM(J11,J19,J36,J54,J58,J62)=0,&quot;-&quot;,SUM(J11,J19,J36,J54,J58,J62))" table:style-name="ce45">
            <text:p>144,337<text:s/></text:p>
          </table:table-cell>
          <table:table-cell office:value-type="float" office:value="1566.0538899999999" table:formula="msoxl:=  IF(SUM(K11,K19,K36,K54,K58,K62)=0,&quot;-&quot;,SUM(K11,K19,K36,K54,K58,K62))" table:style-name="ce45">
            <text:p>1,566<text:s/></text:p>
          </table:table-cell>
          <table:table-cell office:value-type="float" office:value="367499.39685000002" table:formula="msoxl:=  IF(SUM(L11,L19,L36,L54,L58,L62)=0,&quot;-&quot;,SUM(L11,L19,L36,L54,L58,L62))" table:style-name="ce45">
            <text:p>367,499<text:s/></text:p>
          </table:table-cell>
          <table:table-cell office:value-type="float" office:value="5166.9342999999999" table:formula="msoxl:=  IF(SUM(M11,M19,M36,M54,M58,M62)=0,&quot;-&quot;,SUM(M11,M19,M36,M54,M58,M62))" table:style-name="ce45">
            <text:p>5,167<text:s/></text:p>
          </table:table-cell>
          <table:table-cell office:value-type="float" office:value="133490.18748000002" table:formula="msoxl:=  IF(SUM(N11,N19,N36,N54,N58,N62)=0,&quot;-&quot;,SUM(N11,N19,N36,N54,N58,N62))" table:style-name="ce45">
            <text:p>133,490<text:s/></text:p>
          </table:table-cell>
          <table:table-cell office:value-type="float" office:value="13394.672340000001" table:formula="msoxl:=  IF(SUM(O11,O19,O36,O54,O58,O62)=0,&quot;-&quot;,SUM(O11,O19,O36,O54,O58,O62))" table:style-name="ce45">
            <text:p>13,395<text:s/></text:p>
          </table:table-cell>
          <table:table-cell office:value-type="float" office:value="658171.18644999992" table:formula="msoxl:=  IF(SUM(P11,P19,P36,P54,P58,P62)=0,&quot;-&quot;,SUM(P11,P19,P36,P54,P58,P62))" table:style-name="ce45">
            <text:p>658,171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float" office:value="86.061000000000007" table:formula="msoxl:=  IF(SUM(E12:E18)=0,&quot;-&quot;,SUM(E12:E18))" table:style-name="ce52">
            <text:p>86<text:s/></text:p>
          </table:table-cell>
          <table:table-cell office:value-type="float" office:value="6519.9813599999998" table:formula="msoxl:=  IF(SUM(F12:F18)=0,&quot;-&quot;,SUM(F12:F18))" table:style-name="ce52">
            <text:p>6,520<text:s/></text:p>
          </table:table-cell>
          <table:table-cell office:value-type="float" office:value="644.89499999999998" table:formula="msoxl:=  IF(SUM(G12:G18)=0,&quot;-&quot;,SUM(G12:G18))" table:style-name="ce52">
            <text:p>645<text:s/></text:p>
          </table:table-cell>
          <table:table-cell office:value-type="float" office:value="24261.439999999999" table:formula="msoxl:=  IF(SUM(H12:H18)=0,&quot;-&quot;,SUM(H12:H18))" table:style-name="ce52">
            <text:p>24,261<text:s/></text:p>
          </table:table-cell>
          <table:table-cell office:value-type="float" office:value="754.529" table:formula="msoxl:=  IF(SUM(I12:I18)=0,&quot;-&quot;,SUM(I12:I18))" table:style-name="ce52">
            <text:p>755<text:s/></text:p>
          </table:table-cell>
          <table:table-cell office:value-type="float" office:value="57821.418890000001" table:formula="msoxl:=  IF(SUM(J12:J18)=0,&quot;-&quot;,SUM(J12:J18))" table:style-name="ce52">
            <text:p>57,821<text:s/></text:p>
          </table:table-cell>
          <table:table-cell office:value-type="float" office:value="110.006" table:formula="msoxl:=  IF(SUM(K12:K18)=0,&quot;-&quot;,SUM(K12:K18))" table:style-name="ce52">
            <text:p>110<text:s/></text:p>
          </table:table-cell>
          <table:table-cell office:value-type="float" office:value="4697.2561999999998" table:formula="msoxl:=  IF(SUM(L12:L18)=0,&quot;-&quot;,SUM(L12:L18))" table:style-name="ce52">
            <text:p>4,697<text:s/></text:p>
          </table:table-cell>
          <table:table-cell office:value-type="float" office:value="108.95099999999999" table:formula="msoxl:=  IF(SUM(M12:M18)=0,&quot;-&quot;,SUM(M12:M18))" table:style-name="ce52">
            <text:p>109<text:s/></text:p>
          </table:table-cell>
          <table:table-cell office:value-type="float" office:value="2179.02" table:formula="msoxl:=  IF(SUM(N12:N18)=0,&quot;-&quot;,SUM(N12:N18))" table:style-name="ce52">
            <text:p>2,179<text:s/>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3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6.061000000000007" table:style-name="ce55">
            <text:p>86<text:s/></text:p>
          </table:table-cell>
          <table:table-cell office:value-type="float" office:value="6519.9813599999998" table:style-name="ce55">
            <text:p>6,520<text:s/></text:p>
          </table:table-cell>
          <table:table-cell office:value-type="float" office:value="644.89499999999998" table:style-name="ce55">
            <text:p>645<text:s/></text:p>
          </table:table-cell>
          <table:table-cell office:value-type="float" office:value="24261.439999999999" table:style-name="ce55">
            <text:p>24,261<text:s/></text:p>
          </table:table-cell>
          <table:table-cell office:value-type="float" office:value="754.529" table:style-name="ce55">
            <text:p>755<text:s/></text:p>
          </table:table-cell>
          <table:table-cell office:value-type="float" office:value="57821.418890000001" table:style-name="ce55">
            <text:p>57,821<text:s/></text:p>
          </table:table-cell>
          <table:table-cell office:value-type="float" office:value="110.006" table:style-name="ce55">
            <text:p>110<text:s/></text:p>
          </table:table-cell>
          <table:table-cell office:value-type="float" office:value="4697.2561999999998" table:style-name="ce55">
            <text:p>4,6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2,'漁業生產量值-漁業種類別魚類別生產量值5'!E12,'漁業生產量值-漁業種類別魚類別生產量值5'!G12,'漁業生產量值-漁業種類別魚類別生產量值5'!I12)=0,&quot;-&quot;,SUM('漁業生產量值-漁業種類別魚類別生產量值5'!C12,'漁業生產量值-漁業種類別魚類別生產量值5'!E12,'漁業生產量值-漁業種類別魚類別生產量值5'!G12,'漁業生產量值-漁業種類別魚類別生產量值5'!I12))" table:style-name="ce55">
            <text:p>-</text:p>
          </table:table-cell>
          <table:table-cell office:value-type="string" office:string-value="-" table:formula="msoxl:=  IF(SUM('漁業生產量值-漁業種類別魚類別生產量值5'!D12,'漁業生產量值-漁業種類別魚類別生產量值5'!F12,'漁業生產量值-漁業種類別魚類別生產量值5'!H12,'漁業生產量值-漁業種類別魚類別生產量值5'!J12)=0,&quot;-&quot;,SUM('漁業生產量值-漁業種類別魚類別生產量值5'!D12,'漁業生產量值-漁業種類別魚類別生產量值5'!F12,'漁業生產量值-漁業種類別魚類別生產量值5'!H12,'漁業生產量值-漁業種類別魚類別生產量值5'!J12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3,'漁業生產量值-漁業種類別魚類別生產量值5'!E13,'漁業生產量值-漁業種類別魚類別生產量值5'!G13,'漁業生產量值-漁業種類別魚類別生產量值5'!I13)=0,&quot;-&quot;,SUM('漁業生產量值-漁業種類別魚類別生產量值5'!C13,'漁業生產量值-漁業種類別魚類別生產量值5'!E13,'漁業生產量值-漁業種類別魚類別生產量值5'!G13,'漁業生產量值-漁業種類別魚類別生產量值5'!I13))" table:style-name="ce55">
            <text:p>-</text:p>
          </table:table-cell>
          <table:table-cell office:value-type="string" office:string-value="-" table:formula="msoxl:=  IF(SUM('漁業生產量值-漁業種類別魚類別生產量值5'!D13,'漁業生產量值-漁業種類別魚類別生產量值5'!F13,'漁業生產量值-漁業種類別魚類別生產量值5'!H13,'漁業生產量值-漁業種類別魚類別生產量值5'!J13)=0,&quot;-&quot;,SUM('漁業生產量值-漁業種類別魚類別生產量值5'!D13,'漁業生產量值-漁業種類別魚類別生產量值5'!F13,'漁業生產量值-漁業種類別魚類別生產量值5'!H13,'漁業生產量值-漁業種類別魚類別生產量值5'!J1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4,'漁業生產量值-漁業種類別魚類別生產量值5'!E14,'漁業生產量值-漁業種類別魚類別生產量值5'!G14,'漁業生產量值-漁業種類別魚類別生產量值5'!I14)=0,&quot;-&quot;,SUM('漁業生產量值-漁業種類別魚類別生產量值5'!C14,'漁業生產量值-漁業種類別魚類別生產量值5'!E14,'漁業生產量值-漁業種類別魚類別生產量值5'!G14,'漁業生產量值-漁業種類別魚類別生產量值5'!I14))" table:style-name="ce55">
            <text:p>-</text:p>
          </table:table-cell>
          <table:table-cell office:value-type="string" office:string-value="-" table:formula="msoxl:=  IF(SUM('漁業生產量值-漁業種類別魚類別生產量值5'!D14,'漁業生產量值-漁業種類別魚類別生產量值5'!F14,'漁業生產量值-漁業種類別魚類別生產量值5'!H14,'漁業生產量值-漁業種類別魚類別生產量值5'!J14)=0,&quot;-&quot;,SUM('漁業生產量值-漁業種類別魚類別生產量值5'!D14,'漁業生產量值-漁業種類別魚類別生產量值5'!F14,'漁業生產量值-漁業種類別魚類別生產量值5'!H14,'漁業生產量值-漁業種類別魚類別生產量值5'!J1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5,'漁業生產量值-漁業種類別魚類別生產量值5'!E15,'漁業生產量值-漁業種類別魚類別生產量值5'!G15,'漁業生產量值-漁業種類別魚類別生產量值5'!I15)=0,&quot;-&quot;,SUM('漁業生產量值-漁業種類別魚類別生產量值5'!C15,'漁業生產量值-漁業種類別魚類別生產量值5'!E15,'漁業生產量值-漁業種類別魚類別生產量值5'!G15,'漁業生產量值-漁業種類別魚類別生產量值5'!I15))" table:style-name="ce55">
            <text:p>-</text:p>
          </table:table-cell>
          <table:table-cell office:value-type="string" office:string-value="-" table:formula="msoxl:=  IF(SUM('漁業生產量值-漁業種類別魚類別生產量值5'!D15,'漁業生產量值-漁業種類別魚類別生產量值5'!F15,'漁業生產量值-漁業種類別魚類別生產量值5'!H15,'漁業生產量值-漁業種類別魚類別生產量值5'!J15)=0,&quot;-&quot;,SUM('漁業生產量值-漁業種類別魚類別生產量值5'!D15,'漁業生產量值-漁業種類別魚類別生產量值5'!F15,'漁業生產量值-漁業種類別魚類別生產量值5'!H15,'漁業生產量值-漁業種類別魚類別生產量值5'!J1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8.95099999999999" table:style-name="ce55">
            <text:p>109<text:s/></text:p>
          </table:table-cell>
          <table:table-cell office:value-type="float" office:value="2179.02" table:style-name="ce55">
            <text:p>2,179<text:s/></text:p>
          </table:table-cell>
          <table:table-cell office:value-type="string" office:string-value="-" table:formula="msoxl:=  IF(SUM('漁業生產量值-漁業種類別魚類別生產量值5'!C16,'漁業生產量值-漁業種類別魚類別生產量值5'!E16,'漁業生產量值-漁業種類別魚類別生產量值5'!G16,'漁業生產量值-漁業種類別魚類別生產量值5'!I16)=0,&quot;-&quot;,SUM('漁業生產量值-漁業種類別魚類別生產量值5'!C16,'漁業生產量值-漁業種類別魚類別生產量值5'!E16,'漁業生產量值-漁業種類別魚類別生產量值5'!G16,'漁業生產量值-漁業種類別魚類別生產量值5'!I16))" table:style-name="ce55">
            <text:p>-</text:p>
          </table:table-cell>
          <table:table-cell office:value-type="string" office:string-value="-" table:formula="msoxl:=  IF(SUM('漁業生產量值-漁業種類別魚類別生產量值5'!D16,'漁業生產量值-漁業種類別魚類別生產量值5'!F16,'漁業生產量值-漁業種類別魚類別生產量值5'!H16,'漁業生產量值-漁業種類別魚類別生產量值5'!J16)=0,&quot;-&quot;,SUM('漁業生產量值-漁業種類別魚類別生產量值5'!D16,'漁業生產量值-漁業種類別魚類別生產量值5'!F16,'漁業生產量值-漁業種類別魚類別生產量值5'!H16,'漁業生產量值-漁業種類別魚類別生產量值5'!J16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17,'漁業生產量值-漁業種類別魚類別生產量值5'!E17,'漁業生產量值-漁業種類別魚類別生產量值5'!G17,'漁業生產量值-漁業種類別魚類別生產量值5'!I17)=0,&quot;-&quot;,SUM('漁業生產量值-漁業種類別魚類別生產量值5'!C17,'漁業生產量值-漁業種類別魚類別生產量值5'!E17,'漁業生產量值-漁業種類別魚類別生產量值5'!G17,'漁業生產量值-漁業種類別魚類別生產量值5'!I17))" table:style-name="ce55">
            <text:p>-</text:p>
          </table:table-cell>
          <table:table-cell office:value-type="string" office:string-value="-" table:formula="msoxl:=  IF(SUM('漁業生產量值-漁業種類別魚類別生產量值5'!D17,'漁業生產量值-漁業種類別魚類別生產量值5'!F17,'漁業生產量值-漁業種類別魚類別生產量值5'!H17,'漁業生產量值-漁業種類別魚類別生產量值5'!J17)=0,&quot;-&quot;,SUM('漁業生產量值-漁業種類別魚類別生產量值5'!D17,'漁業生產量值-漁業種類別魚類別生產量值5'!F17,'漁業生產量值-漁業種類別魚類別生產量值5'!H17,'漁業生產量值-漁業種類別魚類別生產量值5'!J17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18,'漁業生產量值-漁業種類別魚類別生產量值5'!E18,'漁業生產量值-漁業種類別魚類別生產量值5'!G18,'漁業生產量值-漁業種類別魚類別生產量值5'!I18)=0,&quot;-&quot;,SUM('漁業生產量值-漁業種類別魚類別生產量值5'!C18,'漁業生產量值-漁業種類別魚類別生產量值5'!E18,'漁業生產量值-漁業種類別魚類別生產量值5'!G18,'漁業生產量值-漁業種類別魚類別生產量值5'!I18))" table:style-name="ce55">
            <text:p>-</text:p>
          </table:table-cell>
          <table:table-cell office:value-type="string" office:string-value="-" table:formula="msoxl:=  IF(SUM('漁業生產量值-漁業種類別魚類別生產量值5'!D18,'漁業生產量值-漁業種類別魚類別生產量值5'!F18,'漁業生產量值-漁業種類別魚類別生產量值5'!H18,'漁業生產量值-漁業種類別魚類別生產量值5'!J18)=0,&quot;-&quot;,SUM('漁業生產量值-漁業種類別魚類別生產量值5'!D18,'漁業生產量值-漁業種類別魚類別生產量值5'!F18,'漁業生產量值-漁業種類別魚類別生產量值5'!H18,'漁業生產量值-漁業種類別魚類別生產量值5'!J18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float" office:value="388.90189999999996" table:formula="msoxl:=  IF(SUM(E20:E35)=0,&quot;-&quot;,SUM(E20:E35))" table:style-name="ce52">
            <text:p>389<text:s/></text:p>
          </table:table-cell>
          <table:table-cell office:value-type="float" office:value="133478.30968000001" table:formula="msoxl:=  IF(SUM(F20:F35)=0,&quot;-&quot;,SUM(F20:F35))" table:style-name="ce52">
            <text:p>133,478<text:s/></text:p>
          </table:table-cell>
          <table:table-cell office:value-type="float" office:value="449.06486000000001" table:formula="msoxl:=  IF(SUM(G20:G35)=0,&quot;-&quot;,SUM(G20:G35))" table:style-name="ce52">
            <text:p>449<text:s/></text:p>
          </table:table-cell>
          <table:table-cell office:value-type="float" office:value="40590.098989999999" table:formula="msoxl:=  IF(SUM(H20:H35)=0,&quot;-&quot;,SUM(H20:H35))" table:style-name="ce52">
            <text:p>40,590<text:s/></text:p>
          </table:table-cell>
          <table:table-cell office:value-type="float" office:value="701.02020000000005" table:formula="msoxl:=  IF(SUM(I20:I35)=0,&quot;-&quot;,SUM(I20:I35))" table:style-name="ce52">
            <text:p>701<text:s/></text:p>
          </table:table-cell>
          <table:table-cell office:value-type="float" office:value="85234.231060000006" table:formula="msoxl:=  IF(SUM(J20:J35)=0,&quot;-&quot;,SUM(J20:J35))" table:style-name="ce52">
            <text:p>85,234<text:s/></text:p>
          </table:table-cell>
          <table:table-cell office:value-type="float" office:value="1.1625000000000001" table:formula="msoxl:=  IF(SUM(K20:K35)=0,&quot;-&quot;,SUM(K20:K35))" table:style-name="ce52">
            <text:p>1<text:s/></text:p>
          </table:table-cell>
          <table:table-cell office:value-type="float" office:value="314.23890000000006" table:formula="msoxl:=  IF(SUM(L20:L35)=0,&quot;-&quot;,SUM(L20:L35))" table:style-name="ce52">
            <text:p>314<text:s/></text:p>
          </table:table-cell>
          <table:table-cell office:value-type="float" office:value="4859.4207500000002" table:formula="msoxl:=  IF(SUM(M20:M35)=0,&quot;-&quot;,SUM(M20:M35))" table:style-name="ce52">
            <text:p>4,859<text:s/></text:p>
          </table:table-cell>
          <table:table-cell office:value-type="float" office:value="121131.08998" table:formula="msoxl:=  IF(SUM(N20:N35)=0,&quot;-&quot;,SUM(N20:N35))" table:style-name="ce52">
            <text:p>121,131<text:s/></text:p>
          </table:table-cell>
          <table:table-cell office:value-type="float" office:value="11216.57588" table:formula="msoxl:=  IF(SUM(O20:O35)=0,&quot;-&quot;,SUM(O20:O35))" table:style-name="ce52">
            <text:p>11,217<text:s/></text:p>
          </table:table-cell>
          <table:table-cell office:value-type="float" office:value="351134.44787999999" table:formula="msoxl:=  IF(SUM(P20:P35)=0,&quot;-&quot;,SUM(P20:P35))" table:style-name="ce52">
            <text:p>351,13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84.483500000000006" table:style-name="ce59">
            <text:p>84<text:s/></text:p>
          </table:table-cell>
          <table:table-cell office:value-type="float" office:value="2782.04162" table:style-name="ce59">
            <text:p>2,782<text:s/></text:p>
          </table:table-cell>
          <table:table-cell office:value-type="string" office:string-value="-" table:formula="msoxl:=  IF(SUM('漁業生產量值-漁業種類別魚類別生產量值5'!C20,'漁業生產量值-漁業種類別魚類別生產量值5'!E20,'漁業生產量值-漁業種類別魚類別生產量值5'!G20,'漁業生產量值-漁業種類別魚類別生產量值5'!I20)=0,&quot;-&quot;,SUM('漁業生產量值-漁業種類別魚類別生產量值5'!C20,'漁業生產量值-漁業種類別魚類別生產量值5'!E20,'漁業生產量值-漁業種類別魚類別生產量值5'!G20,'漁業生產量值-漁業種類別魚類別生產量值5'!I20))" table:style-name="ce55">
            <text:p>-</text:p>
          </table:table-cell>
          <table:table-cell office:value-type="string" office:string-value="-" table:formula="msoxl:=  IF(SUM('漁業生產量值-漁業種類別魚類別生產量值5'!D20,'漁業生產量值-漁業種類別魚類別生產量值5'!F20,'漁業生產量值-漁業種類別魚類別生產量值5'!H20,'漁業生產量值-漁業種類別魚類別生產量值5'!J20)=0,&quot;-&quot;,SUM('漁業生產量值-漁業種類別魚類別生產量值5'!D20,'漁業生產量值-漁業種類別魚類別生產量值5'!F20,'漁業生產量值-漁業種類別魚類別生產量值5'!H20,'漁業生產量值-漁業種類別魚類別生產量值5'!J20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21,'漁業生產量值-漁業種類別魚類別生產量值5'!E21,'漁業生產量值-漁業種類別魚類別生產量值5'!G21,'漁業生產量值-漁業種類別魚類別生產量值5'!I21)=0,&quot;-&quot;,SUM('漁業生產量值-漁業種類別魚類別生產量值5'!C21,'漁業生產量值-漁業種類別魚類別生產量值5'!E21,'漁業生產量值-漁業種類別魚類別生產量值5'!G21,'漁業生產量值-漁業種類別魚類別生產量值5'!I21))" table:style-name="ce55">
            <text:p>-</text:p>
          </table:table-cell>
          <table:table-cell office:value-type="string" office:string-value="-" table:formula="msoxl:=  IF(SUM('漁業生產量值-漁業種類別魚類別生產量值5'!D21,'漁業生產量值-漁業種類別魚類別生產量值5'!F21,'漁業生產量值-漁業種類別魚類別生產量值5'!H21,'漁業生產量值-漁業種類別魚類別生產量值5'!J21)=0,&quot;-&quot;,SUM('漁業生產量值-漁業種類別魚類別生產量值5'!D21,'漁業生產量值-漁業種類別魚類別生產量值5'!F21,'漁業生產量值-漁業種類別魚類別生產量值5'!H21,'漁業生產量值-漁業種類別魚類別生產量值5'!J2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1.65" table:formula="msoxl:=  IF(SUM('漁業生產量值-漁業種類別魚類別生產量值5'!C22,'漁業生產量值-漁業種類別魚類別生產量值5'!E22,'漁業生產量值-漁業種類別魚類別生產量值5'!G22,'漁業生產量值-漁業種類別魚類別生產量值5'!I22)=0,&quot;-&quot;,SUM('漁業生產量值-漁業種類別魚類別生產量值5'!C22,'漁業生產量值-漁業種類別魚類別生產量值5'!E22,'漁業生產量值-漁業種類別魚類別生產量值5'!G22,'漁業生產量值-漁業種類別魚類別生產量值5'!I22))" table:style-name="ce55">
            <text:p>32<text:s/></text:p>
          </table:table-cell>
          <table:table-cell office:value-type="float" office:value="1617.75" table:formula="msoxl:=  IF(SUM('漁業生產量值-漁業種類別魚類別生產量值5'!D22,'漁業生產量值-漁業種類別魚類別生產量值5'!F22,'漁業生產量值-漁業種類別魚類別生產量值5'!H22,'漁業生產量值-漁業種類別魚類別生產量值5'!J22)=0,&quot;-&quot;,SUM('漁業生產量值-漁業種類別魚類別生產量值5'!D22,'漁業生產量值-漁業種類別魚類別生產量值5'!F22,'漁業生產量值-漁業種類別魚類別生產量值5'!H22,'漁業生產量值-漁業種類別魚類別生產量值5'!J22))" table:style-name="ce55">
            <text:p>1,61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42.74311" table:style-name="ce55">
            <text:p>143<text:s/></text:p>
          </table:table-cell>
          <table:table-cell office:value-type="float" office:value="39003.851569999999" table:style-name="ce55">
            <text:p>39,004<text:s/></text:p>
          </table:table-cell>
          <table:table-cell office:value-type="float" office:value="426.34859999999998" table:style-name="ce55">
            <text:p>426<text:s/></text:p>
          </table:table-cell>
          <table:table-cell office:value-type="float" office:value="39070.235489999999" table:style-name="ce55">
            <text:p>39,070<text:s/></text:p>
          </table:table-cell>
          <table:table-cell office:value-type="float" office:value="684.57" table:style-name="ce55">
            <text:p>685<text:s/></text:p>
          </table:table-cell>
          <table:table-cell office:value-type="float" office:value="82338.696800000005" table:style-name="ce55">
            <text:p>82,339<text:s/></text:p>
          </table:table-cell>
          <table:table-cell office:value-type="float" office:value="2.5000000000000001E-2" table:style-name="ce55">
            <text:p>0<text:s/></text:p>
          </table:table-cell>
          <table:table-cell office:value-type="float" office:value="4.3449999999999998" table:style-name="ce55">
            <text:p>4<text:s/></text:p>
          </table:table-cell>
          <table:table-cell office:value-type="float" office:value="1094.7130500000001" table:style-name="ce55">
            <text:p>1,095<text:s/></text:p>
          </table:table-cell>
          <table:table-cell office:value-type="float" office:value="30292.869790000001" table:style-name="ce55">
            <text:p>30,293<text:s/></text:p>
          </table:table-cell>
          <table:table-cell office:value-type="float" office:value="1379.6839500000001" table:formula="msoxl:=  IF(SUM('漁業生產量值-漁業種類別魚類別生產量值5'!C23,'漁業生產量值-漁業種類別魚類別生產量值5'!E23,'漁業生產量值-漁業種類別魚類別生產量值5'!G23,'漁業生產量值-漁業種類別魚類別生產量值5'!I23)=0,&quot;-&quot;,SUM('漁業生產量值-漁業種類別魚類別生產量值5'!C23,'漁業生產量值-漁業種類別魚類別生產量值5'!E23,'漁業生產量值-漁業種類別魚類別生產量值5'!G23,'漁業生產量值-漁業種類別魚類別生產量值5'!I23))" table:style-name="ce55">
            <text:p>1,380<text:s/></text:p>
          </table:table-cell>
          <table:table-cell office:value-type="float" office:value="86333.760269999999" table:formula="msoxl:=  IF(SUM('漁業生產量值-漁業種類別魚類別生產量值5'!D23,'漁業生產量值-漁業種類別魚類別生產量值5'!F23,'漁業生產量值-漁業種類別魚類別生產量值5'!H23,'漁業生產量值-漁業種類別魚類別生產量值5'!J23)=0,&quot;-&quot;,SUM('漁業生產量值-漁業種類別魚類別生產量值5'!D23,'漁業生產量值-漁業種類別魚類別生產量值5'!F23,'漁業生產量值-漁業種類別魚類別生產量值5'!H23,'漁業生產量值-漁業種類別魚類別生產量值5'!J23))" table:style-name="ce55">
            <text:p>86,33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.087999999999999" table:style-name="ce55">
            <text:p>10<text:s/></text:p>
          </table:table-cell>
          <table:table-cell office:value-type="float" office:value="3931.1950000000002" table:style-name="ce55">
            <text:p>3,931<text:s/></text:p>
          </table:table-cell>
          <table:table-cell office:value-type="float" office:value="22.693259999999999" table:style-name="ce55">
            <text:p>23<text:s/></text:p>
          </table:table-cell>
          <table:table-cell office:value-type="float" office:value="1518.22361" table:style-name="ce55">
            <text:p>1,518<text:s/></text:p>
          </table:table-cell>
          <table:table-cell office:value-type="float" office:value="1.0511999999999999" table:style-name="ce55">
            <text:p>1<text:s/></text:p>
          </table:table-cell>
          <table:table-cell office:value-type="float" office:value="159.78236000000001" table:style-name="ce55">
            <text:p>160<text:s/></text:p>
          </table:table-cell>
          <table:table-cell office:value-type="float" office:value="0.84199999999999997" table:style-name="ce55">
            <text:p>1<text:s/></text:p>
          </table:table-cell>
          <table:table-cell office:value-type="float" office:value="258.536" table:style-name="ce55">
            <text:p>259<text:s/></text:p>
          </table:table-cell>
          <table:table-cell office:value-type="float" office:value="10.505280000000001" table:style-name="ce55">
            <text:p>11<text:s/></text:p>
          </table:table-cell>
          <table:table-cell office:value-type="float" office:value="420.27118999999999" table:style-name="ce55">
            <text:p>420<text:s/></text:p>
          </table:table-cell>
          <table:table-cell office:value-type="float" office:value="223.19018" table:formula="msoxl:=  IF(SUM('漁業生產量值-漁業種類別魚類別生產量值5'!C24,'漁業生產量值-漁業種類別魚類別生產量值5'!E24,'漁業生產量值-漁業種類別魚類別生產量值5'!G24,'漁業生產量值-漁業種類別魚類別生產量值5'!I24)=0,&quot;-&quot;,SUM('漁業生產量值-漁業種類別魚類別生產量值5'!C24,'漁業生產量值-漁業種類別魚類別生產量值5'!E24,'漁業生產量值-漁業種類別魚類別生產量值5'!G24,'漁業生產量值-漁業種類別魚類別生產量值5'!I24))" table:style-name="ce55">
            <text:p>223<text:s/></text:p>
          </table:table-cell>
          <table:table-cell office:value-type="float" office:value="18962.664120000001" table:formula="msoxl:=  IF(SUM('漁業生產量值-漁業種類別魚類別生產量值5'!D24,'漁業生產量值-漁業種類別魚類別生產量值5'!F24,'漁業生產量值-漁業種類別魚類別生產量值5'!H24,'漁業生產量值-漁業種類別魚類別生產量值5'!J24)=0,&quot;-&quot;,SUM('漁業生產量值-漁業種類別魚類別生產量值5'!D24,'漁業生產量值-漁業種類別魚類別生產量值5'!F24,'漁業生產量值-漁業種類別魚類別生產量值5'!H24,'漁業生產量值-漁業種類別魚類別生產量值5'!J24))" table:style-name="ce55">
            <text:p>18,96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034.4710300000002" table:style-name="ce55">
            <text:p>3,034<text:s/></text:p>
          </table:table-cell>
          <table:table-cell office:value-type="float" office:value="66733.352740000002" table:style-name="ce55">
            <text:p>66,733<text:s/></text:p>
          </table:table-cell>
          <table:table-cell office:value-type="float" office:value="9385.9597799999992" table:formula="msoxl:=  IF(SUM('漁業生產量值-漁業種類別魚類別生產量值5'!C25,'漁業生產量值-漁業種類別魚類別生產量值5'!E25,'漁業生產量值-漁業種類別魚類別生產量值5'!G25,'漁業生產量值-漁業種類別魚類別生產量值5'!I25)=0,&quot;-&quot;,SUM('漁業生產量值-漁業種類別魚類別生產量值5'!C25,'漁業生產量值-漁業種類別魚類別生產量值5'!E25,'漁業生產量值-漁業種類別魚類別生產量值5'!G25,'漁業生產量值-漁業種類別魚類別生產量值5'!I25))" table:style-name="ce55">
            <text:p>9,386<text:s/></text:p>
          </table:table-cell>
          <table:table-cell office:value-type="float" office:value="229111.51757" table:formula="msoxl:=  IF(SUM('漁業生產量值-漁業種類別魚類別生產量值5'!D25,'漁業生產量值-漁業種類別魚類別生產量值5'!F25,'漁業生產量值-漁業種類別魚類別生產量值5'!H25,'漁業生產量值-漁業種類別魚類別生產量值5'!J25)=0,&quot;-&quot;,SUM('漁業生產量值-漁業種類別魚類別生產量值5'!D25,'漁業生產量值-漁業種類別魚類別生產量值5'!F25,'漁業生產量值-漁業種類別魚類別生產量值5'!H25,'漁業生產量值-漁業種類別魚類別生產量值5'!J25))" table:style-name="ce55">
            <text:p>229,11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26,'漁業生產量值-漁業種類別魚類別生產量值5'!E26,'漁業生產量值-漁業種類別魚類別生產量值5'!G26,'漁業生產量值-漁業種類別魚類別生產量值5'!I26)=0,&quot;-&quot;,SUM('漁業生產量值-漁業種類別魚類別生產量值5'!C26,'漁業生產量值-漁業種類別魚類別生產量值5'!E26,'漁業生產量值-漁業種類別魚類別生產量值5'!G26,'漁業生產量值-漁業種類別魚類別生產量值5'!I26))" table:style-name="ce55">
            <text:p>-</text:p>
          </table:table-cell>
          <table:table-cell office:value-type="string" office:string-value="-" table:formula="msoxl:=  IF(SUM('漁業生產量值-漁業種類別魚類別生產量值5'!D26,'漁業生產量值-漁業種類別魚類別生產量值5'!F26,'漁業生產量值-漁業種類別魚類別生產量值5'!H26,'漁業生產量值-漁業種類別魚類別生產量值5'!J26)=0,&quot;-&quot;,SUM('漁業生產量值-漁業種類別魚類別生產量值5'!D26,'漁業生產量值-漁業種類別魚類別生產量值5'!F26,'漁業生產量值-漁業種類別魚類別生產量值5'!H26,'漁業生產量值-漁業種類別魚類別生產量值5'!J26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37.93400000000003" table:style-name="ce55">
            <text:p>338<text:s/></text:p>
          </table:table-cell>
          <table:table-cell office:value-type="float" office:value="11128.166569999999" table:style-name="ce55">
            <text:p>11,128<text:s/></text:p>
          </table:table-cell>
          <table:table-cell office:value-type="string" office:string-value="-" table:formula="msoxl:=  IF(SUM('漁業生產量值-漁業種類別魚類別生產量值5'!C27,'漁業生產量值-漁業種類別魚類別生產量值5'!E27,'漁業生產量值-漁業種類別魚類別生產量值5'!G27,'漁業生產量值-漁業種類別魚類別生產量值5'!I27)=0,&quot;-&quot;,SUM('漁業生產量值-漁業種類別魚類別生產量值5'!C27,'漁業生產量值-漁業種類別魚類別生產量值5'!E27,'漁業生產量值-漁業種類別魚類別生產量值5'!G27,'漁業生產量值-漁業種類別魚類別生產量值5'!I27))" table:style-name="ce55">
            <text:p>-</text:p>
          </table:table-cell>
          <table:table-cell office:value-type="string" office:string-value="-" table:formula="msoxl:=  IF(SUM('漁業生產量值-漁業種類別魚類別生產量值5'!D27,'漁業生產量值-漁業種類別魚類別生產量值5'!F27,'漁業生產量值-漁業種類別魚類別生產量值5'!H27,'漁業生產量值-漁業種類別魚類別生產量值5'!J27)=0,&quot;-&quot;,SUM('漁業生產量值-漁業種類別魚類別生產量值5'!D27,'漁業生產量值-漁業種類別魚類別生產量值5'!F27,'漁業生產量值-漁業種類別魚類別生產量值5'!H27,'漁業生產量值-漁業種類別魚類別生產量值5'!J27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2.71505999999999" table:style-name="ce55">
            <text:p>103<text:s/></text:p>
          </table:table-cell>
          <table:table-cell office:value-type="float" office:value="39030.958870000002" table:style-name="ce55">
            <text:p>39,031<text:s/></text:p>
          </table:table-cell>
          <table:table-cell office:value-type="float" office:value="2.3E-2" table:style-name="ce55">
            <text:p>0<text:s/></text:p>
          </table:table-cell>
          <table:table-cell office:value-type="float" office:value="1.6398900000000001" table:style-name="ce55">
            <text:p>2<text:s/></text:p>
          </table:table-cell>
          <table:table-cell office:value-type="float" office:value="13.281000000000001" table:style-name="ce55">
            <text:p>13<text:s/></text:p>
          </table:table-cell>
          <table:table-cell office:value-type="float" office:value="2394.7539000000002" table:style-name="ce55">
            <text:p>2,395<text:s/></text:p>
          </table:table-cell>
          <table:table-cell office:value-type="float" office:value="0.29549999999999998" table:style-name="ce55">
            <text:p>0<text:s/></text:p>
          </table:table-cell>
          <table:table-cell office:value-type="float" office:value="51.357900000000001" table:style-name="ce55">
            <text:p>51<text:s/></text:p>
          </table:table-cell>
          <table:table-cell office:value-type="float" office:value="253.46614" table:style-name="ce55">
            <text:p>253<text:s/></text:p>
          </table:table-cell>
          <table:table-cell office:value-type="float" office:value="8346.7505000000001" table:style-name="ce55">
            <text:p>8,347<text:s/></text:p>
          </table:table-cell>
          <table:table-cell office:value-type="float" office:value="104.65097" table:formula="msoxl:=  IF(SUM('漁業生產量值-漁業種類別魚類別生產量值5'!C28,'漁業生產量值-漁業種類別魚類別生產量值5'!E28,'漁業生產量值-漁業種類別魚類別生產量值5'!G28,'漁業生產量值-漁業種類別魚類別生產量值5'!I28)=0,&quot;-&quot;,SUM('漁業生產量值-漁業種類別魚類別生產量值5'!C28,'漁業生產量值-漁業種類別魚類別生產量值5'!E28,'漁業生產量值-漁業種類別魚類別生產量值5'!G28,'漁業生產量值-漁業種類別魚類別生產量值5'!I28))" table:style-name="ce55">
            <text:p>105<text:s/></text:p>
          </table:table-cell>
          <table:table-cell office:value-type="float" office:value="9434.4560400000009" table:formula="msoxl:=  IF(SUM('漁業生產量值-漁業種類別魚類別生產量值5'!D28,'漁業生產量值-漁業種類別魚類別生產量值5'!F28,'漁業生產量值-漁業種類別魚類別生產量值5'!H28,'漁業生產量值-漁業種類別魚類別生產量值5'!J28)=0,&quot;-&quot;,SUM('漁業生產量值-漁業種類別魚類別生產量值5'!D28,'漁業生產量值-漁業種類別魚類別生產量值5'!F28,'漁業生產量值-漁業種類別魚類別生產量值5'!H28,'漁業生產量值-漁業種類別魚類別生產量值5'!J28))" table:style-name="ce55">
            <text:p>9,43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29,'漁業生產量值-漁業種類別魚類別生產量值5'!E29,'漁業生產量值-漁業種類別魚類別生產量值5'!G29,'漁業生產量值-漁業種類別魚類別生產量值5'!I29)=0,&quot;-&quot;,SUM('漁業生產量值-漁業種類別魚類別生產量值5'!C29,'漁業生產量值-漁業種類別魚類別生產量值5'!E29,'漁業生產量值-漁業種類別魚類別生產量值5'!G29,'漁業生產量值-漁業種類別魚類別生產量值5'!I29))" table:style-name="ce55">
            <text:p>-</text:p>
          </table:table-cell>
          <table:table-cell office:value-type="string" office:string-value="-" table:formula="msoxl:=  IF(SUM('漁業生產量值-漁業種類別魚類別生產量值5'!D29,'漁業生產量值-漁業種類別魚類別生產量值5'!F29,'漁業生產量值-漁業種類別魚類別生產量值5'!H29,'漁業生產量值-漁業種類別魚類別生產量值5'!J29)=0,&quot;-&quot;,SUM('漁業生產量值-漁業種類別魚類別生產量值5'!D29,'漁業生產量值-漁業種類別魚類別生產量值5'!F29,'漁業生產量值-漁業種類別魚類別生產量值5'!H29,'漁業生產量值-漁業種類別魚類別生產量值5'!J29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3.35572999999999" table:style-name="ce55">
            <text:p>133<text:s/></text:p>
          </table:table-cell>
          <table:table-cell office:value-type="float" office:value="51512.304239999998" table:style-name="ce55">
            <text:p>51,5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2.241750000000003" table:style-name="ce55">
            <text:p>42<text:s/></text:p>
          </table:table-cell>
          <table:table-cell office:value-type="float" office:value="1391.0207800000001" table:style-name="ce55">
            <text:p>1,391<text:s/></text:p>
          </table:table-cell>
          <table:table-cell office:value-type="float" office:value="54.134999999999998" table:formula="msoxl:=  IF(SUM('漁業生產量值-漁業種類別魚類別生產量值5'!C30,'漁業生產量值-漁業種類別魚類別生產量值5'!E30,'漁業生產量值-漁業種類別魚類別生產量值5'!G30,'漁業生產量值-漁業種類別魚類別生產量值5'!I30)=0,&quot;-&quot;,SUM('漁業生產量值-漁業種類別魚類別生產量值5'!C30,'漁業生產量值-漁業種類別魚類別生產量值5'!E30,'漁業生產量值-漁業種類別魚類別生產量值5'!G30,'漁業生產量值-漁業種類別魚類別生產量值5'!I30))" table:style-name="ce55">
            <text:p>54<text:s/></text:p>
          </table:table-cell>
          <table:table-cell office:value-type="float" office:value="4812.2738799999997" table:formula="msoxl:=  IF(SUM('漁業生產量值-漁業種類別魚類別生產量值5'!D30,'漁業生產量值-漁業種類別魚類別生產量值5'!F30,'漁業生產量值-漁業種類別魚類別生產量值5'!H30,'漁業生產量值-漁業種類別魚類別生產量值5'!J30)=0,&quot;-&quot;,SUM('漁業生產量值-漁業種類別魚類別生產量值5'!D30,'漁業生產量值-漁業種類別魚類別生產量值5'!F30,'漁業生產量值-漁業種類別魚類別生產量值5'!H30,'漁業生產量值-漁業種類別魚類別生產量值5'!J30))" table:style-name="ce55">
            <text:p>4,81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1,'漁業生產量值-漁業種類別魚類別生產量值5'!E31,'漁業生產量值-漁業種類別魚類別生產量值5'!G31,'漁業生產量值-漁業種類別魚類別生產量值5'!I31)=0,&quot;-&quot;,SUM('漁業生產量值-漁業種類別魚類別生產量值5'!C31,'漁業生產量值-漁業種類別魚類別生產量值5'!E31,'漁業生產量值-漁業種類別魚類別生產量值5'!G31,'漁業生產量值-漁業種類別魚類別生產量值5'!I31))" table:style-name="ce55">
            <text:p>-</text:p>
          </table:table-cell>
          <table:table-cell office:value-type="string" office:string-value="-" table:formula="msoxl:=  IF(SUM('漁業生產量值-漁業種類別魚類別生產量值5'!D31,'漁業生產量值-漁業種類別魚類別生產量值5'!F31,'漁業生產量值-漁業種類別魚類別生產量值5'!H31,'漁業生產量值-漁業種類別魚類別生產量值5'!J31)=0,&quot;-&quot;,SUM('漁業生產量值-漁業種類別魚類別生產量值5'!D31,'漁業生產量值-漁業種類別魚類別生產量值5'!F31,'漁業生產量值-漁業種類別魚類別生產量值5'!H31,'漁業生產量值-漁業種類別魚類別生產量值5'!J3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2,'漁業生產量值-漁業種類別魚類別生產量值5'!E32,'漁業生產量值-漁業種類別魚類別生產量值5'!G32,'漁業生產量值-漁業種類別魚類別生產量值5'!I32)=0,&quot;-&quot;,SUM('漁業生產量值-漁業種類別魚類別生產量值5'!C32,'漁業生產量值-漁業種類別魚類別生產量值5'!E32,'漁業生產量值-漁業種類別魚類別生產量值5'!G32,'漁業生產量值-漁業種類別魚類別生產量值5'!I32))" table:style-name="ce55">
            <text:p>-</text:p>
          </table:table-cell>
          <table:table-cell office:value-type="string" office:string-value="-" table:formula="msoxl:=  IF(SUM('漁業生產量值-漁業種類別魚類別生產量值5'!D32,'漁業生產量值-漁業種類別魚類別生產量值5'!F32,'漁業生產量值-漁業種類別魚類別生產量值5'!H32,'漁業生產量值-漁業種類別魚類別生產量值5'!J32)=0,&quot;-&quot;,SUM('漁業生產量值-漁業種類別魚類別生產量值5'!D32,'漁業生產量值-漁業種類別魚類別生產量值5'!F32,'漁業生產量值-漁業種類別魚類別生產量值5'!H32,'漁業生產量值-漁業種類別魚類別生產量值5'!J32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3,'漁業生產量值-漁業種類別魚類別生產量值5'!E33,'漁業生產量值-漁業種類別魚類別生產量值5'!G33,'漁業生產量值-漁業種類別魚類別生產量值5'!I33)=0,&quot;-&quot;,SUM('漁業生產量值-漁業種類別魚類別生產量值5'!C33,'漁業生產量值-漁業種類別魚類別生產量值5'!E33,'漁業生產量值-漁業種類別魚類別生產量值5'!G33,'漁業生產量值-漁業種類別魚類別生產量值5'!I33))" table:style-name="ce55">
            <text:p>-</text:p>
          </table:table-cell>
          <table:table-cell office:value-type="string" office:string-value="-" table:formula="msoxl:=  IF(SUM('漁業生產量值-漁業種類別魚類別生產量值5'!D33,'漁業生產量值-漁業種類別魚類別生產量值5'!F33,'漁業生產量值-漁業種類別魚類別生產量值5'!H33,'漁業生產量值-漁業種類別魚類別生產量值5'!J33)=0,&quot;-&quot;,SUM('漁業生產量值-漁業種類別魚類別生產量值5'!D33,'漁業生產量值-漁業種類別魚類別生產量值5'!F33,'漁業生產量值-漁業種類別魚類別生產量值5'!H33,'漁業生產量值-漁業種類別魚類別生產量值5'!J3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4,'漁業生產量值-漁業種類別魚類別生產量值5'!E34,'漁業生產量值-漁業種類別魚類別生產量值5'!G34,'漁業生產量值-漁業種類別魚類別生產量值5'!I34)=0,&quot;-&quot;,SUM('漁業生產量值-漁業種類別魚類別生產量值5'!C34,'漁業生產量值-漁業種類別魚類別生產量值5'!E34,'漁業生產量值-漁業種類別魚類別生產量值5'!G34,'漁業生產量值-漁業種類別魚類別生產量值5'!I34))" table:style-name="ce55">
            <text:p>-</text:p>
          </table:table-cell>
          <table:table-cell office:value-type="string" office:string-value="-" table:formula="msoxl:=  IF(SUM('漁業生產量值-漁業種類別魚類別生產量值5'!D34,'漁業生產量值-漁業種類別魚類別生產量值5'!F34,'漁業生產量值-漁業種類別魚類別生產量值5'!H34,'漁業生產量值-漁業種類別魚類別生產量值5'!J34)=0,&quot;-&quot;,SUM('漁業生產量值-漁業種類別魚類別生產量值5'!D34,'漁業生產量值-漁業種類別魚類別生產量值5'!F34,'漁業生產量值-漁業種類別魚類別生產量值5'!H34,'漁業生產量值-漁業種類別魚類別生產量值5'!J3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2.1179999999999999" table:style-name="ce57">
            <text:p>2<text:s/></text:p>
          </table:table-cell>
          <table:table-cell office:value-type="float" office:value="340.99799999999999" table:style-name="ce57">
            <text:p>341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6060000000000001" table:style-name="ce57">
            <text:p>2<text:s/></text:p>
          </table:table-cell>
          <table:table-cell office:value-type="float" office:value="36.616790000000002" table:style-name="ce57">
            <text:p>37<text:s/></text:p>
          </table:table-cell>
          <table:table-cell office:value-type="float" office:value="37.305999999999997" table:formula="msoxl:=  IF(SUM('漁業生產量值-漁業種類別魚類別生產量值5'!C35,'漁業生產量值-漁業種類別魚類別生產量值5'!E35,'漁業生產量值-漁業種類別魚類別生產量值5'!G35,'漁業生產量值-漁業種類別魚類別生產量值5'!I35)=0,&quot;-&quot;,SUM('漁業生產量值-漁業種類別魚類別生產量值5'!C35,'漁業生產量值-漁業種類別魚類別生產量值5'!E35,'漁業生產量值-漁業種類別魚類別生產量值5'!G35,'漁業生產量值-漁業種類別魚類別生產量值5'!I35))" table:style-name="ce55">
            <text:p>37<text:s/></text:p>
          </table:table-cell>
          <table:table-cell office:value-type="float" office:value="862.02599999999995" table:formula="msoxl:=  IF(SUM('漁業生產量值-漁業種類別魚類別生產量值5'!D35,'漁業生產量值-漁業種類別魚類別生產量值5'!F35,'漁業生產量值-漁業種類別魚類別生產量值5'!H35,'漁業生產量值-漁業種類別魚類別生產量值5'!J35)=0,&quot;-&quot;,SUM('漁業生產量值-漁業種類別魚類別生產量值5'!D35,'漁業生產量值-漁業種類別魚類別生產量值5'!F35,'漁業生產量值-漁業種類別魚類別生產量值5'!H35,'漁業生產量值-漁業種類別魚類別生產量值5'!J35))" table:style-name="ce55">
            <text:p>862<text:s/>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0.79759999999999998" table:formula="msoxl:=  IF(SUM(C37:C53)=0,&quot;-&quot;,SUM(C37:C53))" table:style-name="ce52">
            <text:p>1<text:s/></text:p>
          </table:table-cell>
          <table:table-cell office:value-type="float" office:value="344.91649999999998" table:formula="msoxl:=  IF(SUM(D37:D53)=0,&quot;-&quot;,SUM(D37:D53))" table:style-name="ce52">
            <text:p>345<text:s/></text:p>
          </table:table-cell>
          <table:table-cell office:value-type="float" office:value="56.543689999999998" table:formula="msoxl:=  IF(SUM(E37:E53)=0,&quot;-&quot;,SUM(E37:E53))" table:style-name="ce52">
            <text:p>57<text:s/></text:p>
          </table:table-cell>
          <table:table-cell office:value-type="float" office:value="23689.962809999997" table:formula="msoxl:=  IF(SUM(F37:F53)=0,&quot;-&quot;,SUM(F37:F53))" table:style-name="ce52">
            <text:p>23,690<text:s/></text:p>
          </table:table-cell>
          <table:table-cell office:value-type="float" office:value="64.178190000000001" table:formula="msoxl:=  IF(SUM(G37:G53)=0,&quot;-&quot;,SUM(G37:G53))" table:style-name="ce52">
            <text:p>64<text:s/></text:p>
          </table:table-cell>
          <table:table-cell office:value-type="float" office:value="4692.9275699999989" table:formula="msoxl:=  IF(SUM(H37:H53)=0,&quot;-&quot;,SUM(H37:H53))" table:style-name="ce52">
            <text:p>4,693<text:s/></text:p>
          </table:table-cell>
          <table:table-cell office:value-type="float" office:value="6.1631000000000009" table:formula="msoxl:=  IF(SUM(I37:I53)=0,&quot;-&quot;,SUM(I37:I53))" table:style-name="ce52">
            <text:p>6<text:s/></text:p>
          </table:table-cell>
          <table:table-cell office:value-type="float" office:value="1281.76" table:formula="msoxl:=  IF(SUM(J37:J53)=0,&quot;-&quot;,SUM(J37:J53))" table:style-name="ce52">
            <text:p>1,282<text:s/></text:p>
          </table:table-cell>
          <table:table-cell office:value-type="float" office:value="57.962969999999999" table:formula="msoxl:=  IF(SUM(K37:K53)=0,&quot;-&quot;,SUM(K37:K53))" table:style-name="ce52">
            <text:p>58<text:s/></text:p>
          </table:table-cell>
          <table:table-cell office:value-type="float" office:value="18718.05528" table:formula="msoxl:=  IF(SUM(L37:L53)=0,&quot;-&quot;,SUM(L37:L53))" table:style-name="ce52">
            <text:p>18,718<text:s/></text:p>
          </table:table-cell>
          <table:table-cell office:value-type="float" office:value="198.56254999999999" table:formula="msoxl:=  IF(SUM(M37:M53)=0,&quot;-&quot;,SUM(M37:M53))" table:style-name="ce52">
            <text:p>199<text:s/></text:p>
          </table:table-cell>
          <table:table-cell office:value-type="float" office:value="10180.077500000001" table:formula="msoxl:=  IF(SUM(N37:N53)=0,&quot;-&quot;,SUM(N37:N53))" table:style-name="ce52">
            <text:p>10,180<text:s/></text:p>
          </table:table-cell>
          <table:table-cell office:value-type="float" office:value="1473.5594599999999" table:formula="msoxl:=  IF(SUM(O37:O53)=0,&quot;-&quot;,SUM(O37:O53))" table:style-name="ce52">
            <text:p>1,474<text:s/></text:p>
          </table:table-cell>
          <table:table-cell office:value-type="float" office:value="117194.54856999998" table:formula="msoxl:=  IF(SUM(P37:P53)=0,&quot;-&quot;,SUM(P37:P53))" table:style-name="ce52">
            <text:p>117,19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0.79759999999999998" table:style-name="ce55">
            <text:p>1<text:s/></text:p>
          </table:table-cell>
          <table:table-cell office:value-type="float" office:value="344.91649999999998" table:style-name="ce55">
            <text:p>345<text:s/></text:p>
          </table:table-cell>
          <table:table-cell office:value-type="float" office:value="0.59360000000000002" table:style-name="ce55">
            <text:p>1<text:s/></text:p>
          </table:table-cell>
          <table:table-cell office:value-type="float" office:value="316.08539000000002" table:style-name="ce55">
            <text:p>316<text:s/></text:p>
          </table:table-cell>
          <table:table-cell office:value-type="float" office:value="4.9000000000000002E-2" table:style-name="ce55">
            <text:p>0<text:s/></text:p>
          </table:table-cell>
          <table:table-cell office:value-type="float" office:value="4.4589999999999996" table:style-name="ce55">
            <text:p>4<text:s/></text:p>
          </table:table-cell>
          <table:table-cell office:value-type="float" office:value="1.9137999999999999" table:style-name="ce55">
            <text:p>2<text:s/></text:p>
          </table:table-cell>
          <table:table-cell office:value-type="float" office:value="231.685" table:style-name="ce55">
            <text:p>232<text:s/></text:p>
          </table:table-cell>
          <table:table-cell office:value-type="float" office:value="26.30547" table:style-name="ce55">
            <text:p>26<text:s/></text:p>
          </table:table-cell>
          <table:table-cell office:value-type="float" office:value="7454.1084300000002" table:style-name="ce55">
            <text:p>7,454<text:s/></text:p>
          </table:table-cell>
          <table:table-cell office:value-type="float" office:value="142.59684999999999" table:style-name="ce55">
            <text:p>143<text:s/></text:p>
          </table:table-cell>
          <table:table-cell office:value-type="float" office:value="7803.89131" table:style-name="ce55">
            <text:p>7,804<text:s/></text:p>
          </table:table-cell>
          <table:table-cell office:value-type="float" office:value="1098.2207599999999" table:formula="msoxl:=  IF(SUM('漁業生產量值-漁業種類別魚類別生產量值5'!C37,'漁業生產量值-漁業種類別魚類別生產量值5'!E37,'漁業生產量值-漁業種類別魚類別生產量值5'!G37,'漁業生產量值-漁業種類別魚類別生產量值5'!I37)=0,&quot;-&quot;,SUM('漁業生產量值-漁業種類別魚類別生產量值5'!C37,'漁業生產量值-漁業種類別魚類別生產量值5'!E37,'漁業生產量值-漁業種類別魚類別生產量值5'!G37,'漁業生產量值-漁業種類別魚類別生產量值5'!I37))" table:style-name="ce55">
            <text:p>1,098<text:s/></text:p>
          </table:table-cell>
          <table:table-cell office:value-type="float" office:value="80911.925069999998" table:formula="msoxl:=  IF(SUM('漁業生產量值-漁業種類別魚類別生產量值5'!D37,'漁業生產量值-漁業種類別魚類別生產量值5'!F37,'漁業生產量值-漁業種類別魚類別生產量值5'!H37,'漁業生產量值-漁業種類別魚類別生產量值5'!J37)=0,&quot;-&quot;,SUM('漁業生產量值-漁業種類別魚類別生產量值5'!D37,'漁業生產量值-漁業種類別魚類別生產量值5'!F37,'漁業生產量值-漁業種類別魚類別生產量值5'!H37,'漁業生產量值-漁業種類別魚類別生產量值5'!J37))" table:style-name="ce55">
            <text:p>80,91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38,'漁業生產量值-漁業種類別魚類別生產量值5'!E38,'漁業生產量值-漁業種類別魚類別生產量值5'!G38,'漁業生產量值-漁業種類別魚類別生產量值5'!I38)=0,&quot;-&quot;,SUM('漁業生產量值-漁業種類別魚類別生產量值5'!C38,'漁業生產量值-漁業種類別魚類別生產量值5'!E38,'漁業生產量值-漁業種類別魚類別生產量值5'!G38,'漁業生產量值-漁業種類別魚類別生產量值5'!I38))" table:style-name="ce55">
            <text:p>-</text:p>
          </table:table-cell>
          <table:table-cell office:value-type="string" office:string-value="-" table:formula="msoxl:=  IF(SUM('漁業生產量值-漁業種類別魚類別生產量值5'!D38,'漁業生產量值-漁業種類別魚類別生產量值5'!F38,'漁業生產量值-漁業種類別魚類別生產量值5'!H38,'漁業生產量值-漁業種類別魚類別生產量值5'!J38)=0,&quot;-&quot;,SUM('漁業生產量值-漁業種類別魚類別生產量值5'!D38,'漁業生產量值-漁業種類別魚類別生產量值5'!F38,'漁業生產量值-漁業種類別魚類別生產量值5'!H38,'漁業生產量值-漁業種類別魚類別生產量值5'!J38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25" table:style-name="ce55">
            <text:p>4<text:s/></text:p>
          </table:table-cell>
          <table:table-cell office:value-type="float" office:value="187.85" table:style-name="ce55">
            <text:p>188<text:s/></text:p>
          </table:table-cell>
          <table:table-cell office:value-type="float" office:value="10.877000000000001" table:formula="msoxl:=  IF(SUM('漁業生產量值-漁業種類別魚類別生產量值5'!C39,'漁業生產量值-漁業種類別魚類別生產量值5'!E39,'漁業生產量值-漁業種類別魚類別生產量值5'!G39,'漁業生產量值-漁業種類別魚類別生產量值5'!I39)=0,&quot;-&quot;,SUM('漁業生產量值-漁業種類別魚類別生產量值5'!C39,'漁業生產量值-漁業種類別魚類別生產量值5'!E39,'漁業生產量值-漁業種類別魚類別生產量值5'!G39,'漁業生產量值-漁業種類別魚類別生產量值5'!I39))" table:style-name="ce55">
            <text:p>11<text:s/></text:p>
          </table:table-cell>
          <table:table-cell office:value-type="float" office:value="1685.9349999999999" table:formula="msoxl:=  IF(SUM('漁業生產量值-漁業種類別魚類別生產量值5'!D39,'漁業生產量值-漁業種類別魚類別生產量值5'!F39,'漁業生產量值-漁業種類別魚類別生產量值5'!H39,'漁業生產量值-漁業種類別魚類別生產量值5'!J39)=0,&quot;-&quot;,SUM('漁業生產量值-漁業種類別魚類別生產量值5'!D39,'漁業生產量值-漁業種類別魚類別生產量值5'!F39,'漁業生產量值-漁業種類別魚類別生產量值5'!H39,'漁業生產量值-漁業種類別魚類別生產量值5'!J39))" table:style-name="ce55">
            <text:p>1,68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.1998" table:style-name="ce55">
            <text:p>20<text:s/></text:p>
          </table:table-cell>
          <table:table-cell office:value-type="float" office:value="7859.2587800000001" table:style-name="ce55">
            <text:p>7,859<text:s/></text:p>
          </table:table-cell>
          <table:table-cell office:value-type="float" office:value="63.600389999999997" table:style-name="ce55">
            <text:p>64<text:s/></text:p>
          </table:table-cell>
          <table:table-cell office:value-type="float" office:value="4651.0595599999997" table:style-name="ce55">
            <text:p>4,651<text:s/></text:p>
          </table:table-cell>
          <table:table-cell office:value-type="float" office:value="0.32700000000000001" table:style-name="ce55">
            <text:p>0<text:s/></text:p>
          </table:table-cell>
          <table:table-cell office:value-type="float" office:value="81.75" table:style-name="ce55">
            <text:p>82<text:s/></text:p>
          </table:table-cell>
          <table:table-cell office:value-type="float" office:value="18.465499999999999" table:style-name="ce55">
            <text:p>18<text:s/></text:p>
          </table:table-cell>
          <table:table-cell office:value-type="float" office:value="6628.8637099999996" table:style-name="ce55">
            <text:p>6,629<text:s/></text:p>
          </table:table-cell>
          <table:table-cell office:value-type="float" office:value="51.191499999999998" table:style-name="ce55">
            <text:p>51<text:s/></text:p>
          </table:table-cell>
          <table:table-cell office:value-type="float" office:value="2117.93615" table:style-name="ce55">
            <text:p>2,118<text:s/></text:p>
          </table:table-cell>
          <table:table-cell office:value-type="float" office:value="289.56299999999999" table:formula="msoxl:=  IF(SUM('漁業生產量值-漁業種類別魚類別生產量值5'!C40,'漁業生產量值-漁業種類別魚類別生產量值5'!E40,'漁業生產量值-漁業種類別魚類別生產量值5'!G40,'漁業生產量值-漁業種類別魚類別生產量值5'!I40)=0,&quot;-&quot;,SUM('漁業生產量值-漁業種類別魚類別生產量值5'!C40,'漁業生產量值-漁業種類別魚類別生產量值5'!E40,'漁業生產量值-漁業種類別魚類別生產量值5'!G40,'漁業生產量值-漁業種類別魚類別生產量值5'!I40))" table:style-name="ce55">
            <text:p>290<text:s/></text:p>
          </table:table-cell>
          <table:table-cell office:value-type="float" office:value="26767.543279999998" table:formula="msoxl:=  IF(SUM('漁業生產量值-漁業種類別魚類別生產量值5'!D40,'漁業生產量值-漁業種類別魚類別生產量值5'!F40,'漁業生產量值-漁業種類別魚類別生產量值5'!H40,'漁業生產量值-漁業種類別魚類別生產量值5'!J40)=0,&quot;-&quot;,SUM('漁業生產量值-漁業種類別魚類別生產量值5'!D40,'漁業生產量值-漁業種類別魚類別生產量值5'!F40,'漁業生產量值-漁業種類別魚類別生產量值5'!H40,'漁業生產量值-漁業種類別魚類別生產量值5'!J40))" table:style-name="ce55">
            <text:p>26,76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1,'漁業生產量值-漁業種類別魚類別生產量值5'!E41,'漁業生產量值-漁業種類別魚類別生產量值5'!G41,'漁業生產量值-漁業種類別魚類別生產量值5'!I41)=0,&quot;-&quot;,SUM('漁業生產量值-漁業種類別魚類別生產量值5'!C41,'漁業生產量值-漁業種類別魚類別生產量值5'!E41,'漁業生產量值-漁業種類別魚類別生產量值5'!G41,'漁業生產量值-漁業種類別魚類別生產量值5'!I41))" table:style-name="ce55">
            <text:p>-</text:p>
          </table:table-cell>
          <table:table-cell office:value-type="string" office:string-value="-" table:formula="msoxl:=  IF(SUM('漁業生產量值-漁業種類別魚類別生產量值5'!D41,'漁業生產量值-漁業種類別魚類別生產量值5'!F41,'漁業生產量值-漁業種類別魚類別生產量值5'!H41,'漁業生產量值-漁業種類別魚類別生產量值5'!J41)=0,&quot;-&quot;,SUM('漁業生產量值-漁業種類別魚類別生產量值5'!D41,'漁業生產量值-漁業種類別魚類別生產量值5'!F41,'漁業生產量值-漁業種類別魚類別生產量值5'!H41,'漁業生產量值-漁業種類別魚類別生產量值5'!J4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2,'漁業生產量值-漁業種類別魚類別生產量值5'!E42,'漁業生產量值-漁業種類別魚類別生產量值5'!G42,'漁業生產量值-漁業種類別魚類別生產量值5'!I42)=0,&quot;-&quot;,SUM('漁業生產量值-漁業種類別魚類別生產量值5'!C42,'漁業生產量值-漁業種類別魚類別生產量值5'!E42,'漁業生產量值-漁業種類別魚類別生產量值5'!G42,'漁業生產量值-漁業種類別魚類別生產量值5'!I42))" table:style-name="ce55">
            <text:p>-</text:p>
          </table:table-cell>
          <table:table-cell office:value-type="string" office:string-value="-" table:formula="msoxl:=  IF(SUM('漁業生產量值-漁業種類別魚類別生產量值5'!D42,'漁業生產量值-漁業種類別魚類別生產量值5'!F42,'漁業生產量值-漁業種類別魚類別生產量值5'!H42,'漁業生產量值-漁業種類別魚類別生產量值5'!J42)=0,&quot;-&quot;,SUM('漁業生產量值-漁業種類別魚類別生產量值5'!D42,'漁業生產量值-漁業種類別魚類別生產量值5'!F42,'漁業生產量值-漁業種類別魚類別生產量值5'!H42,'漁業生產量值-漁業種類別魚類別生產量值5'!J42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3,'漁業生產量值-漁業種類別魚類別生產量值5'!E43,'漁業生產量值-漁業種類別魚類別生產量值5'!G43,'漁業生產量值-漁業種類別魚類別生產量值5'!I43)=0,&quot;-&quot;,SUM('漁業生產量值-漁業種類別魚類別生產量值5'!C43,'漁業生產量值-漁業種類別魚類別生產量值5'!E43,'漁業生產量值-漁業種類別魚類別生產量值5'!G43,'漁業生產量值-漁業種類別魚類別生產量值5'!I43))" table:style-name="ce55">
            <text:p>-</text:p>
          </table:table-cell>
          <table:table-cell office:value-type="string" office:string-value="-" table:formula="msoxl:=  IF(SUM('漁業生產量值-漁業種類別魚類別生產量值5'!D43,'漁業生產量值-漁業種類別魚類別生產量值5'!F43,'漁業生產量值-漁業種類別魚類別生產量值5'!H43,'漁業生產量值-漁業種類別魚類別生產量值5'!J43)=0,&quot;-&quot;,SUM('漁業生產量值-漁業種類別魚類別生產量值5'!D43,'漁業生產量值-漁業種類別魚類別生產量值5'!F43,'漁業生產量值-漁業種類別魚類別生產量值5'!H43,'漁業生產量值-漁業種類別魚類別生產量值5'!J4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4,'漁業生產量值-漁業種類別魚類別生產量值5'!E44,'漁業生產量值-漁業種類別魚類別生產量值5'!G44,'漁業生產量值-漁業種類別魚類別生產量值5'!I44)=0,&quot;-&quot;,SUM('漁業生產量值-漁業種類別魚類別生產量值5'!C44,'漁業生產量值-漁業種類別魚類別生產量值5'!E44,'漁業生產量值-漁業種類別魚類別生產量值5'!G44,'漁業生產量值-漁業種類別魚類別生產量值5'!I44))" table:style-name="ce55">
            <text:p>-</text:p>
          </table:table-cell>
          <table:table-cell office:value-type="string" office:string-value="-" table:formula="msoxl:=  IF(SUM('漁業生產量值-漁業種類別魚類別生產量值5'!D44,'漁業生產量值-漁業種類別魚類別生產量值5'!F44,'漁業生產量值-漁業種類別魚類別生產量值5'!H44,'漁業生產量值-漁業種類別魚類別生產量值5'!J44)=0,&quot;-&quot;,SUM('漁業生產量值-漁業種類別魚類別生產量值5'!D44,'漁業生產量值-漁業種類別魚類別生產量值5'!F44,'漁業生產量值-漁業種類別魚類別生產量值5'!H44,'漁業生產量值-漁業種類別魚類別生產量值5'!J4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5,'漁業生產量值-漁業種類別魚類別生產量值5'!E45,'漁業生產量值-漁業種類別魚類別生產量值5'!G45,'漁業生產量值-漁業種類別魚類別生產量值5'!I45)=0,&quot;-&quot;,SUM('漁業生產量值-漁業種類別魚類別生產量值5'!C45,'漁業生產量值-漁業種類別魚類別生產量值5'!E45,'漁業生產量值-漁業種類別魚類別生產量值5'!G45,'漁業生產量值-漁業種類別魚類別生產量值5'!I45))" table:style-name="ce55">
            <text:p>-</text:p>
          </table:table-cell>
          <table:table-cell office:value-type="string" office:string-value="-" table:formula="msoxl:=  IF(SUM('漁業生產量值-漁業種類別魚類別生產量值5'!D45,'漁業生產量值-漁業種類別魚類別生產量值5'!F45,'漁業生產量值-漁業種類別魚類別生產量值5'!H45,'漁業生產量值-漁業種類別魚類別生產量值5'!J45)=0,&quot;-&quot;,SUM('漁業生產量值-漁業種類別魚類別生產量值5'!D45,'漁業生產量值-漁業種類別魚類別生產量值5'!F45,'漁業生產量值-漁業種類別魚類別生產量值5'!H45,'漁業生產量值-漁業種類別魚類別生產量值5'!J4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50049999999999994" table:style-name="ce55">
            <text:p>1<text:s/></text:p>
          </table:table-cell>
          <table:table-cell office:value-type="float" office:value="35.685569999999998" table:style-name="ce55">
            <text:p>3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5242" table:style-name="ce55">
            <text:p>1<text:s/></text:p>
          </table:table-cell>
          <table:table-cell office:value-type="float" office:value="70.400040000000004" table:style-name="ce55">
            <text:p>70<text:s/></text:p>
          </table:table-cell>
          <table:table-cell office:value-type="float" office:value="1.3204" table:formula="msoxl:=  IF(SUM('漁業生產量值-漁業種類別魚類別生產量值5'!C46,'漁業生產量值-漁業種類別魚類別生產量值5'!E46,'漁業生產量值-漁業種類別魚類別生產量值5'!G46,'漁業生產量值-漁業種類別魚類別生產量值5'!I46)=0,&quot;-&quot;,SUM('漁業生產量值-漁業種類別魚類別生產量值5'!C46,'漁業生產量值-漁業種類別魚類別生產量值5'!E46,'漁業生產量值-漁業種類別魚類別生產量值5'!G46,'漁業生產量值-漁業種類別魚類別生產量值5'!I46))" table:style-name="ce55">
            <text:p>1<text:s/></text:p>
          </table:table-cell>
          <table:table-cell office:value-type="float" office:value="171.57754" table:formula="msoxl:=  IF(SUM('漁業生產量值-漁業種類別魚類別生產量值5'!D46,'漁業生產量值-漁業種類別魚類別生產量值5'!F46,'漁業生產量值-漁業種類別魚類別生產量值5'!H46,'漁業生產量值-漁業種類別魚類別生產量值5'!J46)=0,&quot;-&quot;,SUM('漁業生產量值-漁業種類別魚類別生產量值5'!D46,'漁業生產量值-漁業種類別魚類別生產量值5'!F46,'漁業生產量值-漁業種類別魚類別生產量值5'!H46,'漁業生產量值-漁業種類別魚類別生產量值5'!J46))" table:style-name="ce55">
            <text:p>17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.794269999999999" table:style-name="ce55">
            <text:p>11<text:s/></text:p>
          </table:table-cell>
          <table:table-cell office:value-type="float" office:value="3452.21756" table:style-name="ce55">
            <text:p>3,45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3443000000000001" table:style-name="ce55">
            <text:p>3<text:s/></text:p>
          </table:table-cell>
          <table:table-cell office:value-type="float" office:value="823.82500000000005" table:style-name="ce55">
            <text:p>824<text:s/></text:p>
          </table:table-cell>
          <table:table-cell office:value-type="float" office:value="13.173500000000001" table:style-name="ce55">
            <text:p>13<text:s/></text:p>
          </table:table-cell>
          <table:table-cell office:value-type="float" office:value="4631.0464700000002" table:style-name="ce55">
            <text:p>4,63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3.707299999999996" table:formula="msoxl:=  IF(SUM('漁業生產量值-漁業種類別魚類別生產量值5'!C47,'漁業生產量值-漁業種類別魚類別生產量值5'!E47,'漁業生產量值-漁業種類別魚類別生產量值5'!G47,'漁業生產量值-漁業種類別魚類別生產量值5'!I47)=0,&quot;-&quot;,SUM('漁業生產量值-漁業種類別魚類別生產量值5'!C47,'漁業生產量值-漁業種類別魚類別生產量值5'!E47,'漁業生產量值-漁業種類別魚類別生產量值5'!G47,'漁業生產量值-漁業種類別魚類別生產量值5'!I47))" table:style-name="ce55">
            <text:p>64<text:s/></text:p>
          </table:table-cell>
          <table:table-cell office:value-type="float" office:value="5901.2126799999996" table:formula="msoxl:=  IF(SUM('漁業生產量值-漁業種類別魚類別生產量值5'!D47,'漁業生產量值-漁業種類別魚類別生產量值5'!F47,'漁業生產量值-漁業種類別魚類別生產量值5'!H47,'漁業生產量值-漁業種類別魚類別生產量值5'!J47)=0,&quot;-&quot;,SUM('漁業生產量值-漁業種類別魚類別生產量值5'!D47,'漁業生產量值-漁業種類別魚類別生產量值5'!F47,'漁業生產量值-漁業種類別魚類別生產量值5'!H47,'漁業生產量值-漁業種類別魚類別生產量值5'!J47))" table:style-name="ce55">
            <text:p>5,90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4.9559" table:style-name="ce55">
            <text:p>25<text:s/></text:p>
          </table:table-cell>
          <table:table-cell office:value-type="float" office:value="12062.33822" table:style-name="ce55">
            <text:p>12,062<text:s/></text:p>
          </table:table-cell>
          <table:table-cell office:value-type="float" office:value="2.8299999999999999E-2" table:style-name="ce55">
            <text:p>0<text:s/></text:p>
          </table:table-cell>
          <table:table-cell office:value-type="float" office:value="1.7234400000000001" table:style-name="ce55">
            <text:p>2<text:s/></text:p>
          </table:table-cell>
          <table:table-cell office:value-type="float" office:value="0.57799999999999996" table:style-name="ce55">
            <text:p>1<text:s/></text:p>
          </table:table-cell>
          <table:table-cell office:value-type="float" office:value="144.5" table:style-name="ce55">
            <text:p>145<text:s/></text:p>
          </table:table-cell>
          <table:table-cell office:value-type="float" office:value="1.8499999999999999E-2" table:style-name="ce55">
            <text:p>0<text:s/></text:p>
          </table:table-cell>
          <table:table-cell office:value-type="float" office:value="4.03667" table:style-name="ce55">
            <text:p>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8710000000000004" table:formula="msoxl:=  IF(SUM('漁業生產量值-漁業種類別魚類別生產量值5'!C48,'漁業生產量值-漁業種類別魚類別生產量值5'!E48,'漁業生產量值-漁業種類別魚類別生產量值5'!G48,'漁業生產量值-漁業種類別魚類別生產量值5'!I48)=0,&quot;-&quot;,SUM('漁業生產量值-漁業種類別魚類別生產量值5'!C48,'漁業生產量值-漁業種類別魚類別生產量值5'!E48,'漁業生產量值-漁業種類別魚類別生產量值5'!G48,'漁業生產量值-漁業種類別魚類別生產量值5'!I48))" table:style-name="ce55">
            <text:p>10<text:s/></text:p>
          </table:table-cell>
          <table:table-cell office:value-type="float" office:value="1756.355" table:formula="msoxl:=  IF(SUM('漁業生產量值-漁業種類別魚類別生產量值5'!D48,'漁業生產量值-漁業種類別魚類別生產量值5'!F48,'漁業生產量值-漁業種類別魚類別生產量值5'!H48,'漁業生產量值-漁業種類別魚類別生產量值5'!J48)=0,&quot;-&quot;,SUM('漁業生產量值-漁業種類別魚類別生產量值5'!D48,'漁業生產量值-漁業種類別魚類別生產量值5'!F48,'漁業生產量值-漁業種類別魚類別生產量值5'!H48,'漁業生產量值-漁業種類別魚類別生產量值5'!J48))" table:style-name="ce55">
            <text:p>1,75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49,'漁業生產量值-漁業種類別魚類別生產量值5'!E49,'漁業生產量值-漁業種類別魚類別生產量值5'!G49,'漁業生產量值-漁業種類別魚類別生產量值5'!I49)=0,&quot;-&quot;,SUM('漁業生產量值-漁業種類別魚類別生產量值5'!C49,'漁業生產量值-漁業種類別魚類別生產量值5'!E49,'漁業生產量值-漁業種類別魚類別生產量值5'!G49,'漁業生產量值-漁業種類別魚類別生產量值5'!I49))" table:style-name="ce55">
            <text:p>-</text:p>
          </table:table-cell>
          <table:table-cell office:value-type="string" office:string-value="-" table:formula="msoxl:=  IF(SUM('漁業生產量值-漁業種類別魚類別生產量值5'!D49,'漁業生產量值-漁業種類別魚類別生產量值5'!F49,'漁業生產量值-漁業種類別魚類別生產量值5'!H49,'漁業生產量值-漁業種類別魚類別生產量值5'!J49)=0,&quot;-&quot;,SUM('漁業生產量值-漁業種類別魚類別生產量值5'!D49,'漁業生產量值-漁業種類別魚類別生產量值5'!F49,'漁業生產量值-漁業種類別魚類別生產量值5'!H49,'漁業生產量值-漁業種類別魚類別生產量值5'!J49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0,'漁業生產量值-漁業種類別魚類別生產量值5'!E50,'漁業生產量值-漁業種類別魚類別生產量值5'!G50,'漁業生產量值-漁業種類別魚類別生產量值5'!I50)=0,&quot;-&quot;,SUM('漁業生產量值-漁業種類別魚類別生產量值5'!C50,'漁業生產量值-漁業種類別魚類別生產量值5'!E50,'漁業生產量值-漁業種類別魚類別生產量值5'!G50,'漁業生產量值-漁業種類別魚類別生產量值5'!I50))" table:style-name="ce55">
            <text:p>-</text:p>
          </table:table-cell>
          <table:table-cell office:value-type="string" office:string-value="-" table:formula="msoxl:=  IF(SUM('漁業生產量值-漁業種類別魚類別生產量值5'!D50,'漁業生產量值-漁業種類別魚類別生產量值5'!F50,'漁業生產量值-漁業種類別魚類別生產量值5'!H50,'漁業生產量值-漁業種類別魚類別生產量值5'!J50)=0,&quot;-&quot;,SUM('漁業生產量值-漁業種類別魚類別生產量值5'!D50,'漁業生產量值-漁業種類別魚類別生產量值5'!F50,'漁業生產量值-漁業種類別魚類別生產量值5'!H50,'漁業生產量值-漁業種類別魚類別生產量值5'!J50))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1,'漁業生產量值-漁業種類別魚類別生產量值5'!E51,'漁業生產量值-漁業種類別魚類別生產量值5'!G51,'漁業生產量值-漁業種類別魚類別生產量值5'!I51)=0,&quot;-&quot;,SUM('漁業生產量值-漁業種類別魚類別生產量值5'!C51,'漁業生產量值-漁業種類別魚類別生產量值5'!E51,'漁業生產量值-漁業種類別魚類別生產量值5'!G51,'漁業生產量值-漁業種類別魚類別生產量值5'!I51))" table:style-name="ce55">
            <text:p>-</text:p>
          </table:table-cell>
          <table:table-cell office:value-type="string" office:string-value="-" table:formula="msoxl:=  IF(SUM('漁業生產量值-漁業種類別魚類別生產量值5'!D51,'漁業生產量值-漁業種類別魚類別生產量值5'!F51,'漁業生產量值-漁業種類別魚類別生產量值5'!H51,'漁業生產量值-漁業種類別魚類別生產量值5'!J51)=0,&quot;-&quot;,SUM('漁業生產量值-漁業種類別魚類別生產量值5'!D51,'漁業生產量值-漁業種類別魚類別生產量值5'!F51,'漁業生產量值-漁業種類別魚類別生產量值5'!H51,'漁業生產量值-漁業種類別魚類別生產量值5'!J51))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2,'漁業生產量值-漁業種類別魚類別生產量值5'!E52,'漁業生產量值-漁業種類別魚類別生產量值5'!G52,'漁業生產量值-漁業種類別魚類別生產量值5'!I52)=0,&quot;-&quot;,SUM('漁業生產量值-漁業種類別魚類別生產量值5'!C52,'漁業生產量值-漁業種類別魚類別生產量值5'!E52,'漁業生產量值-漁業種類別魚類別生產量值5'!G52,'漁業生產量值-漁業種類別魚類別生產量值5'!I52))" table:style-name="ce55">
            <text:p>-</text:p>
          </table:table-cell>
          <table:table-cell office:value-type="string" office:string-value="-" table:formula="msoxl:=  IF(SUM('漁業生產量值-漁業種類別魚類別生產量值5'!D52,'漁業生產量值-漁業種類別魚類別生產量值5'!F52,'漁業生產量值-漁業種類別魚類別生產量值5'!H52,'漁業生產量值-漁業種類別魚類別生產量值5'!J52)=0,&quot;-&quot;,SUM('漁業生產量值-漁業種類別魚類別生產量值5'!D52,'漁業生產量值-漁業種類別魚類別生產量值5'!F52,'漁業生產量值-漁業種類別魚類別生產量值5'!H52,'漁業生產量值-漁業種類別魚類別生產量值5'!J52))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2E-4" table:style-name="ce57">
            <text:p>0<text:s/></text:p>
          </table:table-cell>
          <table:table-cell office:value-type="float" office:value="6.2859999999999999E-2" table:style-name="ce57">
            <text:p>0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53,'漁業生產量值-漁業種類別魚類別生產量值5'!E53,'漁業生產量值-漁業種類別魚類別生產量值5'!G53,'漁業生產量值-漁業種類別魚類別生產量值5'!I53)=0,&quot;-&quot;,SUM('漁業生產量值-漁業種類別魚類別生產量值5'!C53,'漁業生產量值-漁業種類別魚類別生產量值5'!E53,'漁業生產量值-漁業種類別魚類別生產量值5'!G53,'漁業生產量值-漁業種類別魚類別生產量值5'!I53))" table:style-name="ce55">
            <text:p>-</text:p>
          </table:table-cell>
          <table:table-cell office:value-type="string" office:string-value="-" table:formula="msoxl:=  IF(SUM('漁業生產量值-漁業種類別魚類別生產量值5'!D53,'漁業生產量值-漁業種類別魚類別生產量值5'!F53,'漁業生產量值-漁業種類別魚類別生產量值5'!H53,'漁業生產量值-漁業種類別魚類別生產量值5'!J53)=0,&quot;-&quot;,SUM('漁業生產量值-漁業種類別魚類別生產量值5'!D53,'漁業生產量值-漁業種類別魚類別生產量值5'!F53,'漁業生產量值-漁業種類別魚類別生產量值5'!H53,'漁業生產量值-漁業種類別魚類別生產量值5'!J53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3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5,'漁業生產量值-漁業種類別魚類別生產量值5'!E55,'漁業生產量值-漁業種類別魚類別生產量值5'!G55,'漁業生產量值-漁業種類別魚類別生產量值5'!I55)=0,&quot;-&quot;,SUM('漁業生產量值-漁業種類別魚類別生產量值5'!C55,'漁業生產量值-漁業種類別魚類別生產量值5'!E55,'漁業生產量值-漁業種類別魚類別生產量值5'!G55,'漁業生產量值-漁業種類別魚類別生產量值5'!I55))" table:style-name="ce55">
            <text:p>-</text:p>
          </table:table-cell>
          <table:table-cell office:value-type="string" office:string-value="-" table:formula="msoxl:=  IF(SUM('漁業生產量值-漁業種類別魚類別生產量值5'!D55,'漁業生產量值-漁業種類別魚類別生產量值5'!F55,'漁業生產量值-漁業種類別魚類別生產量值5'!H55,'漁業生產量值-漁業種類別魚類別生產量值5'!J55)=0,&quot;-&quot;,SUM('漁業生產量值-漁業種類別魚類別生產量值5'!D55,'漁業生產量值-漁業種類別魚類別生產量值5'!F55,'漁業生產量值-漁業種類別魚類別生產量值5'!H55,'漁業生產量值-漁業種類別魚類別生產量值5'!J5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6,'漁業生產量值-漁業種類別魚類別生產量值5'!E56,'漁業生產量值-漁業種類別魚類別生產量值5'!G56,'漁業生產量值-漁業種類別魚類別生產量值5'!I56)=0,&quot;-&quot;,SUM('漁業生產量值-漁業種類別魚類別生產量值5'!C56,'漁業生產量值-漁業種類別魚類別生產量值5'!E56,'漁業生產量值-漁業種類別魚類別生產量值5'!G56,'漁業生產量值-漁業種類別魚類別生產量值5'!I56))" table:style-name="ce55">
            <text:p>-</text:p>
          </table:table-cell>
          <table:table-cell office:value-type="string" office:string-value="-" table:formula="msoxl:=  IF(SUM('漁業生產量值-漁業種類別魚類別生產量值5'!D56,'漁業生產量值-漁業種類別魚類別生產量值5'!F56,'漁業生產量值-漁業種類別魚類別生產量值5'!H56,'漁業生產量值-漁業種類別魚類別生產量值5'!J56)=0,&quot;-&quot;,SUM('漁業生產量值-漁業種類別魚類別生產量值5'!D56,'漁業生產量值-漁業種類別魚類別生產量值5'!F56,'漁業生產量值-漁業種類別魚類別生產量值5'!H56,'漁業生產量值-漁業種類別魚類別生產量值5'!J56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57,'漁業生產量值-漁業種類別魚類別生產量值5'!E57,'漁業生產量值-漁業種類別魚類別生產量值5'!G57,'漁業生產量值-漁業種類別魚類別生產量值5'!I57)=0,&quot;-&quot;,SUM('漁業生產量值-漁業種類別魚類別生產量值5'!C57,'漁業生產量值-漁業種類別魚類別生產量值5'!E57,'漁業生產量值-漁業種類別魚類別生產量值5'!G57,'漁業生產量值-漁業種類別魚類別生產量值5'!I57))" table:style-name="ce55">
            <text:p>-</text:p>
          </table:table-cell>
          <table:table-cell office:value-type="string" office:string-value="-" table:formula="msoxl:=  IF(SUM('漁業生產量值-漁業種類別魚類別生產量值5'!D57,'漁業生產量值-漁業種類別魚類別生產量值5'!F57,'漁業生產量值-漁業種類別魚類別生產量值5'!H57,'漁業生產量值-漁業種類別魚類別生產量值5'!J57)=0,&quot;-&quot;,SUM('漁業生產量值-漁業種類別魚類別生產量值5'!D57,'漁業生產量值-漁業種類別魚類別生產量值5'!F57,'漁業生產量值-漁業種類別魚類別生產量值5'!H57,'漁業生產量值-漁業種類別魚類別生產量值5'!J57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float" office:value="369" table:formula="msoxl:=  IF(SUM(E59:E61)=0,&quot;-&quot;,SUM(E59:E61))" table:style-name="ce52">
            <text:p>369<text:s/></text:p>
          </table:table-cell>
          <table:table-cell office:value-type="float" office:value="141843" table:formula="msoxl:=  IF(SUM(F59:F61)=0,&quot;-&quot;,SUM(F59:F61))" table:style-name="ce52">
            <text:p>141,843<text:s/>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float" office:value="871.55642" table:formula="msoxl:=  IF(SUM(K59:K61)=0,&quot;-&quot;,SUM(K59:K61))" table:style-name="ce52">
            <text:p>872<text:s/></text:p>
          </table:table-cell>
          <table:table-cell office:value-type="float" office:value="235885.75868" table:formula="msoxl:=  IF(SUM(L59:L61)=0,&quot;-&quot;,SUM(L59:L61))" table:style-name="ce52">
            <text:p>235,886<text:s/>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3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59,'漁業生產量值-漁業種類別魚類別生產量值5'!E59,'漁業生產量值-漁業種類別魚類別生產量值5'!G59,'漁業生產量值-漁業種類別魚類別生產量值5'!I59)=0,&quot;-&quot;,SUM('漁業生產量值-漁業種類別魚類別生產量值5'!C59,'漁業生產量值-漁業種類別魚類別生產量值5'!E59,'漁業生產量值-漁業種類別魚類別生產量值5'!G59,'漁業生產量值-漁業種類別魚類別生產量值5'!I59))" table:style-name="ce55">
            <text:p>-</text:p>
          </table:table-cell>
          <table:table-cell office:value-type="string" office:string-value="-" table:formula="msoxl:=  IF(SUM('漁業生產量值-漁業種類別魚類別生產量值5'!D59,'漁業生產量值-漁業種類別魚類別生產量值5'!F59,'漁業生產量值-漁業種類別魚類別生產量值5'!H59,'漁業生產量值-漁業種類別魚類別生產量值5'!J59)=0,&quot;-&quot;,SUM('漁業生產量值-漁業種類別魚類別生產量值5'!D59,'漁業生產量值-漁業種類別魚類別生產量值5'!F59,'漁業生產量值-漁業種類別魚類別生產量值5'!H59,'漁業生產量值-漁業種類別魚類別生產量值5'!J59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69" table:style-name="ce55">
            <text:p>369<text:s/></text:p>
          </table:table-cell>
          <table:table-cell office:value-type="float" office:value="141843" table:style-name="ce55">
            <text:p>141,8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71.55642" table:style-name="ce55">
            <text:p>872<text:s/></text:p>
          </table:table-cell>
          <table:table-cell office:value-type="float" office:value="235885.75868" table:style-name="ce55">
            <text:p>235,88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0,'漁業生產量值-漁業種類別魚類別生產量值5'!E60,'漁業生產量值-漁業種類別魚類別生產量值5'!G60,'漁業生產量值-漁業種類別魚類別生產量值5'!I60)=0,&quot;-&quot;,SUM('漁業生產量值-漁業種類別魚類別生產量值5'!C60,'漁業生產量值-漁業種類別魚類別生產量值5'!E60,'漁業生產量值-漁業種類別魚類別生產量值5'!G60,'漁業生產量值-漁業種類別魚類別生產量值5'!I60))" table:style-name="ce55">
            <text:p>-</text:p>
          </table:table-cell>
          <table:table-cell office:value-type="string" office:string-value="-" table:formula="msoxl:=  IF(SUM('漁業生產量值-漁業種類別魚類別生產量值5'!D60,'漁業生產量值-漁業種類別魚類別生產量值5'!F60,'漁業生產量值-漁業種類別魚類別生產量值5'!H60,'漁業生產量值-漁業種類別魚類別生產量值5'!J60)=0,&quot;-&quot;,SUM('漁業生產量值-漁業種類別魚類別生產量值5'!D60,'漁業生產量值-漁業種類別魚類別生產量值5'!F60,'漁業生產量值-漁業種類別魚類別生產量值5'!H60,'漁業生產量值-漁業種類別魚類別生產量值5'!J60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61,'漁業生產量值-漁業種類別魚類別生產量值5'!E61,'漁業生產量值-漁業種類別魚類別生產量值5'!G61,'漁業生產量值-漁業種類別魚類別生產量值5'!I61)=0,&quot;-&quot;,SUM('漁業生產量值-漁業種類別魚類別生產量值5'!C61,'漁業生產量值-漁業種類別魚類別生產量值5'!E61,'漁業生產量值-漁業種類別魚類別生產量值5'!G61,'漁業生產量值-漁業種類別魚類別生產量值5'!I61))" table:style-name="ce55">
            <text:p>-</text:p>
          </table:table-cell>
          <table:table-cell office:value-type="string" office:string-value="-" table:formula="msoxl:=  IF(SUM('漁業生產量值-漁業種類別魚類別生產量值5'!D61,'漁業生產量值-漁業種類別魚類別生產量值5'!F61,'漁業生產量值-漁業種類別魚類別生產量值5'!H61,'漁業生產量值-漁業種類別魚類別生產量值5'!J61)=0,&quot;-&quot;,SUM('漁業生產量值-漁業種類別魚類別生產量值5'!D61,'漁業生產量值-漁業種類別魚類別生產量值5'!F61,'漁業生產量值-漁業種類別魚類別生產量值5'!H61,'漁業生產量值-漁業種類別魚類別生產量值5'!J61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5282.1128399999998" table:formula="msoxl:=  IF(SUM(C63,C64,C65,C67)=0,IF(C66=0,&quot;-&quot;,C66),SUM(C63,C64,C65,C67))" table:style-name="ce52">
            <text:p>5,282<text:s/></text:p>
          </table:table-cell>
          <table:table-cell office:value-type="float" office:value="1742152.9613999999" table:formula="msoxl:=  IF(SUM(D63:D67)=0,&quot;-&quot;,SUM(D63:D67))" table:style-name="ce52">
            <text:p>1,742,153<text:s/></text:p>
          </table:table-cell>
          <table:table-cell office:value-type="float" office:value="669.23199999999997" table:formula="msoxl:=  IF(SUM(E63,E64,E65,E67)=0,IF(E66=0,&quot;-&quot;,E66),SUM(E63,E64,E65,E67))" table:style-name="ce52">
            <text:p>669<text:s/></text:p>
          </table:table-cell>
          <table:table-cell office:value-type="float" office:value="215332.46788000001" table:formula="msoxl:=  IF(SUM(F63:F67)=0,&quot;-&quot;,SUM(F63:F67))" table:style-name="ce52">
            <text:p>215,332<text:s/>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float" office:value="525.36599999999999" table:formula="msoxl:=  IF(SUM(K63,K64,K65,K67)=0,IF(K66=0,&quot;-&quot;,K66),SUM(K63,K64,K65,K67))" table:style-name="ce52">
            <text:p>525<text:s/></text:p>
          </table:table-cell>
          <table:table-cell office:value-type="float" office:value="107884.08779000001" table:formula="msoxl:=  IF(SUM(L63:L67)=0,&quot;-&quot;,SUM(L63:L67))" table:style-name="ce52">
            <text:p>107,884<text:s/>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float" office:value="704.53700000000003" table:formula="msoxl:=  IF(SUM(O63,O64,O65,O67)=0,IF(O66=0,&quot;-&quot;,O66),SUM(O63,O64,O65,O67))" table:style-name="ce52">
            <text:p>705<text:s/></text:p>
          </table:table-cell>
          <table:table-cell office:value-type="float" office:value="189842.19" table:formula="msoxl:=  IF(SUM(P63:P67)=0,&quot;-&quot;,SUM(P63:P67))" table:style-name="ce53">
            <text:p>189,84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5282.1128399999998" table:style-name="ce55">
            <text:p>5,282<text:s/></text:p>
          </table:table-cell>
          <table:table-cell office:value-type="float" office:value="1742152.9613999999" table:style-name="ce55">
            <text:p>1,742,153<text:s/></text:p>
          </table:table-cell>
          <table:table-cell office:value-type="float" office:value="669.23199999999997" table:style-name="ce55">
            <text:p>669<text:s/></text:p>
          </table:table-cell>
          <table:table-cell office:value-type="float" office:value="215332.46788000001" table:style-name="ce55">
            <text:p>215,33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25.36599999999999" table:style-name="ce55">
            <text:p>525<text:s/></text:p>
          </table:table-cell>
          <table:table-cell office:value-type="float" office:value="107884.08779000001" table:style-name="ce55">
            <text:p>107,88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04.53700000000003" table:formula="msoxl:=  IF(SUM('漁業生產量值-漁業種類別魚類別生產量值5'!C63,'漁業生產量值-漁業種類別魚類別生產量值5'!E63,'漁業生產量值-漁業種類別魚類別生產量值5'!G63,'漁業生產量值-漁業種類別魚類別生產量值5'!I63)=0,&quot;-&quot;,SUM('漁業生產量值-漁業種類別魚類別生產量值5'!C63,'漁業生產量值-漁業種類別魚類別生產量值5'!E63,'漁業生產量值-漁業種類別魚類別生產量值5'!G63,'漁業生產量值-漁業種類別魚類別生產量值5'!I63))" table:style-name="ce55">
            <text:p>705<text:s/></text:p>
          </table:table-cell>
          <table:table-cell office:value-type="float" office:value="189842.19" table:formula="msoxl:=  IF(SUM('漁業生產量值-漁業種類別魚類別生產量值5'!D63,'漁業生產量值-漁業種類別魚類別生產量值5'!F63,'漁業生產量值-漁業種類別魚類別生產量值5'!H63,'漁業生產量值-漁業種類別魚類別生產量值5'!J63)=0,&quot;-&quot;,SUM('漁業生產量值-漁業種類別魚類別生產量值5'!D63,'漁業生產量值-漁業種類別魚類別生產量值5'!F63,'漁業生產量值-漁業種類別魚類別生產量值5'!H63,'漁業生產量值-漁業種類別魚類別生產量值5'!J63))" table:style-name="ce55">
            <text:p>189,84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4,'漁業生產量值-漁業種類別魚類別生產量值5'!E64,'漁業生產量值-漁業種類別魚類別生產量值5'!G64,'漁業生產量值-漁業種類別魚類別生產量值5'!I64)=0,&quot;-&quot;,SUM('漁業生產量值-漁業種類別魚類別生產量值5'!C64,'漁業生產量值-漁業種類別魚類別生產量值5'!E64,'漁業生產量值-漁業種類別魚類別生產量值5'!G64,'漁業生產量值-漁業種類別魚類別生產量值5'!I64))" table:style-name="ce55">
            <text:p>-</text:p>
          </table:table-cell>
          <table:table-cell office:value-type="string" office:string-value="-" table:formula="msoxl:=  IF(SUM('漁業生產量值-漁業種類別魚類別生產量值5'!D64,'漁業生產量值-漁業種類別魚類別生產量值5'!F64,'漁業生產量值-漁業種類別魚類別生產量值5'!H64,'漁業生產量值-漁業種類別魚類別生產量值5'!J64)=0,&quot;-&quot;,SUM('漁業生產量值-漁業種類別魚類別生產量值5'!D64,'漁業生產量值-漁業種類別魚類別生產量值5'!F64,'漁業生產量值-漁業種類別魚類別生產量值5'!H64,'漁業生產量值-漁業種類別魚類別生產量值5'!J64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5,'漁業生產量值-漁業種類別魚類別生產量值5'!E65,'漁業生產量值-漁業種類別魚類別生產量值5'!G65,'漁業生產量值-漁業種類別魚類別生產量值5'!I65)=0,&quot;-&quot;,SUM('漁業生產量值-漁業種類別魚類別生產量值5'!C65,'漁業生產量值-漁業種類別魚類別生產量值5'!E65,'漁業生產量值-漁業種類別魚類別生產量值5'!G65,'漁業生產量值-漁業種類別魚類別生產量值5'!I65))" table:style-name="ce55">
            <text:p>-</text:p>
          </table:table-cell>
          <table:table-cell office:value-type="string" office:string-value="-" table:formula="msoxl:=  IF(SUM('漁業生產量值-漁業種類別魚類別生產量值5'!D65,'漁業生產量值-漁業種類別魚類別生產量值5'!F65,'漁業生產量值-漁業種類別魚類別生產量值5'!H65,'漁業生產量值-漁業種類別魚類別生產量值5'!J65)=0,&quot;-&quot;,SUM('漁業生產量值-漁業種類別魚類別生產量值5'!D65,'漁業生產量值-漁業種類別魚類別生產量值5'!F65,'漁業生產量值-漁業種類別魚類別生產量值5'!H65,'漁業生產量值-漁業種類別魚類別生產量值5'!J65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'漁業生產量值-漁業種類別魚類別生產量值5'!C66,'漁業生產量值-漁業種類別魚類別生產量值5'!E66,'漁業生產量值-漁業種類別魚類別生產量值5'!G66,'漁業生產量值-漁業種類別魚類別生產量值5'!I66)=0,&quot;-&quot;,SUM('漁業生產量值-漁業種類別魚類別生產量值5'!C66,'漁業生產量值-漁業種類別魚類別生產量值5'!E66,'漁業生產量值-漁業種類別魚類別生產量值5'!G66,'漁業生產量值-漁業種類別魚類別生產量值5'!I66))" table:style-name="ce55">
            <text:p>-</text:p>
          </table:table-cell>
          <table:table-cell office:value-type="string" office:string-value="-" table:formula="msoxl:=  IF(SUM('漁業生產量值-漁業種類別魚類別生產量值5'!D66,'漁業生產量值-漁業種類別魚類別生產量值5'!F66,'漁業生產量值-漁業種類別魚類別生產量值5'!H66,'漁業生產量值-漁業種類別魚類別生產量值5'!J66)=0,&quot;-&quot;,SUM('漁業生產量值-漁業種類別魚類別生產量值5'!D66,'漁業生產量值-漁業種類別魚類別生產量值5'!F66,'漁業生產量值-漁業種類別魚類別生產量值5'!H66,'漁業生產量值-漁業種類別魚類別生產量值5'!J66))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'漁業生產量值-漁業種類別魚類別生產量值5'!C67,'漁業生產量值-漁業種類別魚類別生產量值5'!E67,'漁業生產量值-漁業種類別魚類別生產量值5'!G67,'漁業生產量值-漁業種類別魚類別生產量值5'!I67)=0,&quot;-&quot;,SUM('漁業生產量值-漁業種類別魚類別生產量值5'!C67,'漁業生產量值-漁業種類別魚類別生產量值5'!E67,'漁業生產量值-漁業種類別魚類別生產量值5'!G67,'漁業生產量值-漁業種類別魚類別生產量值5'!I67))" table:style-name="ce55">
            <text:p>-</text:p>
          </table:table-cell>
          <table:table-cell office:value-type="string" office:string-value="-" table:formula="msoxl:=  IF(SUM('漁業生產量值-漁業種類別魚類別生產量值5'!D67,'漁業生產量值-漁業種類別魚類別生產量值5'!F67,'漁業生產量值-漁業種類別魚類別生產量值5'!H67,'漁業生產量值-漁業種類別魚類別生產量值5'!J67)=0,&quot;-&quot;,SUM('漁業生產量值-漁業種類別魚類別生產量值5'!D67,'漁業生產量值-漁業種類別魚類別生產量值5'!F67,'漁業生產量值-漁業種類別魚類別生產量值5'!H67,'漁業生產量值-漁業種類別魚類別生產量值5'!J67))" table:style-name="ce55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5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5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160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8" table:number-rows-spanned="1" table:style-name="ce218">
            <text:p>鰺 <text:s text:c="5"/>科</text:p>
          </table:table-cell>
          <table:covered-table-cell table:number-columns-repeated="7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15">
            <text:p>真鰺</text:p>
          </table:table-cell>
          <table:covered-table-cell/>
          <table:table-cell office:value-type="string" table:number-columns-spanned="2" table:number-rows-spanned="1" table:style-name="ce213">
            <text:p>藍圓鰺</text:p>
          </table:table-cell>
          <table:covered-table-cell/>
          <table:table-cell office:value-type="string" table:number-columns-spanned="2" table:number-rows-spanned="1" table:style-name="ce213">
            <text:p>吉打副葉鰺</text:p>
          </table:table-cell>
          <table:covered-table-cell/>
          <table:table-cell office:value-type="string" table:number-columns-spanned="2" table:number-rows-spanned="1" table:style-name="ce213">
            <text:p>其他鰺</text:p>
          </table:table-cell>
          <table:covered-table-cell/>
          <table:table-cell office:value-type="string" table:number-columns-spanned="2" table:number-rows-spanned="1" table:style-name="ce214">
            <text:p>鯔</text:p>
          </table:table-cell>
          <table:covered-table-cell/>
          <table:table-cell office:value-type="string" table:number-columns-spanned="2" table:number-rows-spanned="1" table:style-name="ce214">
            <text:p>鐮鯧</text:p>
          </table:table-cell>
          <table:covered-table-cell/>
          <table:table-cell office:value-type="string" table:number-columns-spanned="2" table:number-rows-spanned="1" table:style-name="ce214">
            <text:p>刺鯧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17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16">
            <text:p>36001</text:p>
          </table:table-cell>
          <table:covered-table-cell/>
          <table:table-cell office:value-type="string" table:number-columns-spanned="2" table:number-rows-spanned="1" table:style-name="ce192">
            <text:p>36003</text:p>
          </table:table-cell>
          <table:covered-table-cell/>
          <table:table-cell office:value-type="string" table:number-columns-spanned="2" table:number-rows-spanned="1" table:style-name="ce181">
            <text:p>36005</text:p>
          </table:table-cell>
          <table:covered-table-cell/>
          <table:table-cell office:value-type="string" table:number-columns-spanned="2" table:number-rows-spanned="1" table:style-name="ce212">
            <text:p>36099</text:p>
          </table:table-cell>
          <table:covered-table-cell/>
          <table:table-cell office:value-type="string" table:number-columns-spanned="2" table:number-rows-spanned="1" table:style-name="ce212">
            <text:p>37001</text:p>
          </table:table-cell>
          <table:covered-table-cell/>
          <table:table-cell office:value-type="string" table:number-columns-spanned="2" table:number-rows-spanned="1" table:style-name="ce212">
            <text:p>38002</text:p>
          </table:table-cell>
          <table:covered-table-cell/>
          <table:table-cell office:value-type="string" table:number-columns-spanned="2" table:number-rows-spanned="1" table:style-name="ce212">
            <text:p>39001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9630.6744499999986" table:formula="msoxl:=  IF(SUM(C11,C19,C36,C54,C58,C62)=0,&quot;-&quot;,SUM(C11,C19,C36,C54,C58,C62))" table:style-name="ce45">
            <text:p>9,631<text:s/></text:p>
          </table:table-cell>
          <table:table-cell office:value-type="float" office:value="245673.85135999997" table:formula="msoxl:=  IF(SUM(D11,D19,D36,D54,D58,D62)=0,&quot;-&quot;,SUM(D11,D19,D36,D54,D58,D62))" table:style-name="ce45">
            <text:p>245,674<text:s/></text:p>
          </table:table-cell>
          <table:table-cell office:value-type="float" office:value="1347.8897900000002" table:formula="msoxl:=  IF(SUM(E11,E19,E36,E54,E58,E62)=0,&quot;-&quot;,SUM(E11,E19,E36,E54,E58,E62))" table:style-name="ce45">
            <text:p>1,348<text:s/></text:p>
          </table:table-cell>
          <table:table-cell office:value-type="float" office:value="58681.531820000004" table:formula="msoxl:=  IF(SUM(F11,F19,F36,F54,F58,F62)=0,&quot;-&quot;,SUM(F11,F19,F36,F54,F58,F62))" table:style-name="ce45">
            <text:p>58,682<text:s/></text:p>
          </table:table-cell>
          <table:table-cell office:value-type="float" office:value="631.05689999999993" table:formula="msoxl:=  IF(SUM(G11,G19,G36,G54,G58,G62)=0,&quot;-&quot;,SUM(G11,G19,G36,G54,G58,G62))" table:style-name="ce45">
            <text:p>631<text:s/></text:p>
          </table:table-cell>
          <table:table-cell office:value-type="float" office:value="50943.152249999999" table:formula="msoxl:=  IF(SUM(H11,H19,H36,H54,H58,H62)=0,&quot;-&quot;,SUM(H11,H19,H36,H54,H58,H62))" table:style-name="ce45">
            <text:p>50,943<text:s/></text:p>
          </table:table-cell>
          <table:table-cell office:value-type="float" office:value="1785.0512000000001" table:formula="msoxl:=  IF(SUM(I11,I19,I36,I54,I58,I62)=0,&quot;-&quot;,SUM(I11,I19,I36,I54,I58,I62))" table:style-name="ce45">
            <text:p>1,785<text:s/></text:p>
          </table:table-cell>
          <table:table-cell office:value-type="float" office:value="302872.65101999999" table:formula="msoxl:=  IF(SUM(J11,J19,J36,J54,J58,J62)=0,&quot;-&quot;,SUM(J11,J19,J36,J54,J58,J62))" table:style-name="ce45">
            <text:p>302,873<text:s/></text:p>
          </table:table-cell>
          <table:table-cell office:value-type="float" office:value="3478.86663" table:formula="msoxl:=  IF(SUM(K11,K19,K36,K54,K58,K62)=0,&quot;-&quot;,SUM(K11,K19,K36,K54,K58,K62))" table:style-name="ce45">
            <text:p>3,479<text:s/></text:p>
          </table:table-cell>
          <table:table-cell office:value-type="float" office:value="341445.97224000003" table:formula="msoxl:=  IF(SUM(L11,L19,L36,L54,L58,L62)=0,&quot;-&quot;,SUM(L11,L19,L36,L54,L58,L62))" table:style-name="ce45">
            <text:p>341,446<text:s/></text:p>
          </table:table-cell>
          <table:table-cell office:value-type="float" office:value="600.19271000000003" table:formula="msoxl:=  IF(SUM(M11,M19,M36,M54,M58,M62)=0,&quot;-&quot;,SUM(M11,M19,M36,M54,M58,M62))" table:style-name="ce45">
            <text:p>600<text:s/></text:p>
          </table:table-cell>
          <table:table-cell office:value-type="float" office:value="84826.110550000012" table:formula="msoxl:=  IF(SUM(N11,N19,N36,N54,N58,N62)=0,&quot;-&quot;,SUM(N11,N19,N36,N54,N58,N62))" table:style-name="ce45">
            <text:p>84,826<text:s/></text:p>
          </table:table-cell>
          <table:table-cell office:value-type="float" office:value="3039.1495599999998" table:formula="msoxl:=  IF(SUM(O11,O19,O36,O54,O58,O62)=0,&quot;-&quot;,SUM(O11,O19,O36,O54,O58,O62))" table:style-name="ce45">
            <text:p>3,039<text:s/></text:p>
          </table:table-cell>
          <table:table-cell office:value-type="float" office:value="436659.38967" table:formula="msoxl:=  IF(SUM(P11,P19,P36,P54,P58,P62)=0,&quot;-&quot;,SUM(P11,P19,P36,P54,P58,P62))" table:style-name="ce45">
            <text:p>436,659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52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2">
            <text:p>-</text:p>
          </table:table-cell>
          <table:table-cell office:value-type="float" office:value="101.084" table:formula="msoxl:=  IF(SUM(M12:M18)=0,&quot;-&quot;,SUM(M12:M18))" table:style-name="ce52">
            <text:p>101<text:s/></text:p>
          </table:table-cell>
          <table:table-cell office:value-type="float" office:value="4731.7420199999997" table:formula="msoxl:=  IF(SUM(N12:N18)=0,&quot;-&quot;,SUM(N12:N18))" table:style-name="ce52">
            <text:p>4,732<text:s/></text:p>
          </table:table-cell>
          <table:table-cell office:value-type="float" office:value="1617.252" table:formula="msoxl:=  IF(SUM(O12:O18)=0,&quot;-&quot;,SUM(O12:O18))" table:style-name="ce52">
            <text:p>1,617<text:s/></text:p>
          </table:table-cell>
          <table:table-cell office:value-type="float" office:value="158581.84148" table:formula="msoxl:=  IF(SUM(P12:P18)=0,&quot;-&quot;,SUM(P12:P18))" table:style-name="ce52">
            <text:p>158,58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1.084" table:style-name="ce55">
            <text:p>101<text:s/></text:p>
          </table:table-cell>
          <table:table-cell office:value-type="float" office:value="4731.7420199999997" table:style-name="ce55">
            <text:p>4,732<text:s/></text:p>
          </table:table-cell>
          <table:table-cell office:value-type="float" office:value="1617.252" table:style-name="ce55">
            <text:p>1,617<text:s/></text:p>
          </table:table-cell>
          <table:table-cell office:value-type="float" office:value="158581.84148" table:style-name="ce55">
            <text:p>158,58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9372.6335499999986" table:formula="msoxl:=  IF(SUM(C20:C35)=0,&quot;-&quot;,SUM(C20:C35))" table:style-name="ce52">
            <text:p>9,373<text:s/></text:p>
          </table:table-cell>
          <table:table-cell office:value-type="float" office:value="236311.25298999998" table:formula="msoxl:=  IF(SUM(D20:D35)=0,&quot;-&quot;,SUM(D20:D35))" table:style-name="ce52">
            <text:p>236,311<text:s/></text:p>
          </table:table-cell>
          <table:table-cell office:value-type="float" office:value="843.49576000000013" table:formula="msoxl:=  IF(SUM(E20:E35)=0,&quot;-&quot;,SUM(E20:E35))" table:style-name="ce52">
            <text:p>843<text:s/></text:p>
          </table:table-cell>
          <table:table-cell office:value-type="float" office:value="32507.182789999999" table:formula="msoxl:=  IF(SUM(F20:F35)=0,&quot;-&quot;,SUM(F20:F35))" table:style-name="ce52">
            <text:p>32,507<text:s/></text:p>
          </table:table-cell>
          <table:table-cell office:value-type="float" office:value="562.68579999999997" table:formula="msoxl:=  IF(SUM(G20:G35)=0,&quot;-&quot;,SUM(G20:G35))" table:style-name="ce52">
            <text:p>563<text:s/></text:p>
          </table:table-cell>
          <table:table-cell office:value-type="float" office:value="40036.203569999998" table:formula="msoxl:=  IF(SUM(H20:H35)=0,&quot;-&quot;,SUM(H20:H35))" table:style-name="ce52">
            <text:p>40,036<text:s/></text:p>
          </table:table-cell>
          <table:table-cell office:value-type="float" office:value="437.76076999999998" table:formula="msoxl:=  IF(SUM(I20:I35)=0,&quot;-&quot;,SUM(I20:I35))" table:style-name="ce52">
            <text:p>438<text:s/></text:p>
          </table:table-cell>
          <table:table-cell office:value-type="float" office:value="42279.808530000002" table:formula="msoxl:=  IF(SUM(J20:J35)=0,&quot;-&quot;,SUM(J20:J35))" table:style-name="ce52">
            <text:p>42,280<text:s/></text:p>
          </table:table-cell>
          <table:table-cell office:value-type="float" office:value="525.91619000000003" table:formula="msoxl:=  IF(SUM(K20:K35)=0,&quot;-&quot;,SUM(K20:K35))" table:style-name="ce52">
            <text:p>526<text:s/></text:p>
          </table:table-cell>
          <table:table-cell office:value-type="float" office:value="77978.25043" table:formula="msoxl:=  IF(SUM(L20:L35)=0,&quot;-&quot;,SUM(L20:L35))" table:style-name="ce52">
            <text:p>77,978<text:s/></text:p>
          </table:table-cell>
          <table:table-cell office:value-type="float" office:value="412.70891999999998" table:formula="msoxl:=  IF(SUM(M20:M35)=0,&quot;-&quot;,SUM(M20:M35))" table:style-name="ce52">
            <text:p>413<text:s/></text:p>
          </table:table-cell>
          <table:table-cell office:value-type="float" office:value="65160.995139999999" table:formula="msoxl:=  IF(SUM(N20:N35)=0,&quot;-&quot;,SUM(N20:N35))" table:style-name="ce52">
            <text:p>65,161<text:s/></text:p>
          </table:table-cell>
          <table:table-cell office:value-type="float" office:value="1345.2270500000002" table:formula="msoxl:=  IF(SUM(O20:O35)=0,&quot;-&quot;,SUM(O20:O35))" table:style-name="ce52">
            <text:p>1,345<text:s/></text:p>
          </table:table-cell>
          <table:table-cell office:value-type="float" office:value="259821.28406999999" table:formula="msoxl:=  IF(SUM(P20:P35)=0,&quot;-&quot;,SUM(P20:P35))" table:style-name="ce52">
            <text:p>259,82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1.65" table:style-name="ce55">
            <text:p>32<text:s/></text:p>
          </table:table-cell>
          <table:table-cell office:value-type="float" office:value="1617.75" table:style-name="ce55">
            <text:p>1,61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145.37785" table:style-name="ce55">
            <text:p>145<text:s/></text:p>
          </table:table-cell>
          <table:table-cell office:value-type="float" office:value="9858.7797499999997" table:style-name="ce55">
            <text:p>9,859<text:s/></text:p>
          </table:table-cell>
          <table:table-cell office:value-type="float" office:value="597.48800000000006" table:style-name="ce55">
            <text:p>597<text:s/></text:p>
          </table:table-cell>
          <table:table-cell office:value-type="float" office:value="25012.896000000001" table:style-name="ce55">
            <text:p>25,013<text:s/></text:p>
          </table:table-cell>
          <table:table-cell office:value-type="float" office:value="510.03750000000002" table:style-name="ce55">
            <text:p>510<text:s/></text:p>
          </table:table-cell>
          <table:table-cell office:value-type="float" office:value="37282.67757" table:style-name="ce55">
            <text:p>37,283<text:s/></text:p>
          </table:table-cell>
          <table:table-cell office:value-type="float" office:value="126.78060000000001" table:style-name="ce55">
            <text:p>127<text:s/></text:p>
          </table:table-cell>
          <table:table-cell office:value-type="float" office:value="14179.406950000001" table:style-name="ce55">
            <text:p>14,179<text:s/></text:p>
          </table:table-cell>
          <table:table-cell office:value-type="float" office:value="267.77476000000001" table:style-name="ce55">
            <text:p>268<text:s/></text:p>
          </table:table-cell>
          <table:table-cell office:value-type="float" office:value="31964.099170000001" table:style-name="ce55">
            <text:p>31,964<text:s/></text:p>
          </table:table-cell>
          <table:table-cell office:value-type="float" office:value="72.00797" table:style-name="ce55">
            <text:p>72<text:s/></text:p>
          </table:table-cell>
          <table:table-cell office:value-type="float" office:value="13670.63831" table:style-name="ce55">
            <text:p>13,671<text:s/></text:p>
          </table:table-cell>
          <table:table-cell office:value-type="float" office:value="1194.33986" table:style-name="ce55">
            <text:p>1,194<text:s/></text:p>
          </table:table-cell>
          <table:table-cell office:value-type="float" office:value="225507.89438000001" table:style-name="ce55">
            <text:p>225,50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35.532859999999999" table:style-name="ce55">
            <text:p>36<text:s/></text:p>
          </table:table-cell>
          <table:table-cell office:value-type="float" office:value="3237.1732400000001" table:style-name="ce55">
            <text:p>3,237<text:s/></text:p>
          </table:table-cell>
          <table:table-cell office:value-type="float" office:value="5.6420000000000003" table:style-name="ce55">
            <text:p>6<text:s/></text:p>
          </table:table-cell>
          <table:table-cell office:value-type="float" office:value="110.51" table:style-name="ce55">
            <text:p>111<text:s/></text:p>
          </table:table-cell>
          <table:table-cell office:value-type="float" office:value="20.04532" table:style-name="ce55">
            <text:p>20<text:s/></text:p>
          </table:table-cell>
          <table:table-cell office:value-type="float" office:value="1361.94588" table:style-name="ce55">
            <text:p>1,362<text:s/></text:p>
          </table:table-cell>
          <table:table-cell office:value-type="float" office:value="161.97" table:style-name="ce55">
            <text:p>162<text:s/></text:p>
          </table:table-cell>
          <table:table-cell office:value-type="float" office:value="14253.035" table:style-name="ce55">
            <text:p>14,253<text:s/></text:p>
          </table:table-cell>
          <table:table-cell office:value-type="float" office:value="244.26822999999999" table:style-name="ce55">
            <text:p>244<text:s/></text:p>
          </table:table-cell>
          <table:table-cell office:value-type="float" office:value="44333.03587" table:style-name="ce55">
            <text:p>44,333<text:s/></text:p>
          </table:table-cell>
          <table:table-cell office:value-type="float" office:value="68.886790000000005" table:style-name="ce55">
            <text:p>69<text:s/></text:p>
          </table:table-cell>
          <table:table-cell office:value-type="float" office:value="12272.901540000001" table:style-name="ce55">
            <text:p>12,273<text:s/></text:p>
          </table:table-cell>
          <table:table-cell office:value-type="float" office:value="120.23495" table:style-name="ce55">
            <text:p>120<text:s/></text:p>
          </table:table-cell>
          <table:table-cell office:value-type="float" office:value="27442.362939999999" table:style-name="ce55">
            <text:p>27,44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9148.5826500000003" table:style-name="ce55">
            <text:p>9,149<text:s/></text:p>
          </table:table-cell>
          <table:table-cell office:value-type="float" office:value="221978.55416999999" table:style-name="ce55">
            <text:p>221,979<text:s/></text:p>
          </table:table-cell>
          <table:table-cell office:value-type="float" office:value="237.09976" table:style-name="ce55">
            <text:p>237<text:s/></text:p>
          </table:table-cell>
          <table:table-cell office:value-type="float" office:value="7112.9927699999998" table:style-name="ce55">
            <text:p>7,11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7737000000000001" table:style-name="ce55">
            <text:p>0<text:s/></text:p>
          </table:table-cell>
          <table:table-cell office:value-type="float" office:value="19.97063" table:style-name="ce55">
            <text:p>2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49.15261000000001" table:style-name="ce55">
            <text:p>249<text:s/></text:p>
          </table:table-cell>
          <table:table-cell office:value-type="float" office:value="34996.830730000001" table:style-name="ce55">
            <text:p>34,9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2.5391900000000001" table:style-name="ce55">
            <text:p>3<text:s/></text:p>
          </table:table-cell>
          <table:table-cell office:value-type="float" office:value="107.47078" table:style-name="ce55">
            <text:p>10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2.602980000000002" table:style-name="ce55">
            <text:p>33<text:s/></text:p>
          </table:table-cell>
          <table:table-cell office:value-type="float" office:value="1391.5801200000001" table:style-name="ce55">
            <text:p>1,392<text:s/></text:p>
          </table:table-cell>
          <table:table-cell office:value-type="float" office:value="69.508799999999994" table:style-name="ce55">
            <text:p>70<text:s/></text:p>
          </table:table-cell>
          <table:table-cell office:value-type="float" office:value="7935.4051399999998" table:style-name="ce55">
            <text:p>7,935<text:s/></text:p>
          </table:table-cell>
          <table:table-cell office:value-type="float" office:value="13.6332" table:style-name="ce55">
            <text:p>14<text:s/></text:p>
          </table:table-cell>
          <table:table-cell office:value-type="float" office:value="1657.1153899999999" table:style-name="ce55">
            <text:p>1,657<text:s/></text:p>
          </table:table-cell>
          <table:table-cell office:value-type="float" office:value="16.961549999999999" table:style-name="ce55">
            <text:p>17<text:s/></text:p>
          </table:table-cell>
          <table:table-cell office:value-type="float" office:value="3177.5245599999998" table:style-name="ce55">
            <text:p>3,178<text:s/></text:p>
          </table:table-cell>
          <table:table-cell office:value-type="float" office:value="22.817240000000002" table:style-name="ce55">
            <text:p>23<text:s/></text:p>
          </table:table-cell>
          <table:table-cell office:value-type="float" office:value="5145.48225" table:style-name="ce55">
            <text:p>5,14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3.3010000000000002" table:style-name="ce55">
            <text:p>3<text:s/></text:p>
          </table:table-cell>
          <table:table-cell office:value-type="float" office:value="267.64505000000003" table:style-name="ce55">
            <text:p>268<text:s/></text:p>
          </table:table-cell>
          <table:table-cell office:value-type="float" office:value="3.266" table:style-name="ce55">
            <text:p>3<text:s/></text:p>
          </table:table-cell>
          <table:table-cell office:value-type="float" office:value="270.78402" table:style-name="ce55">
            <text:p>27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7.567999999999998" table:style-name="ce55">
            <text:p>48<text:s/></text:p>
          </table:table-cell>
          <table:table-cell office:value-type="float" office:value="4273.8448099999996" table:style-name="ce55">
            <text:p>4,27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7" table:style-name="ce55">
            <text:p>6<text:s/></text:p>
          </table:table-cell>
          <table:table-cell office:value-type="float" office:value="1043.0999999999999" table:style-name="ce55">
            <text:p>1,043<text:s/></text:p>
          </table:table-cell>
          <table:table-cell office:value-type="float" office:value="7.8" table:style-name="ce55">
            <text:p>8<text:s/></text:p>
          </table:table-cell>
          <table:table-cell office:value-type="float" office:value="1716" table:style-name="ce55">
            <text:p>1,71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float" office:value="37.299999999999997" table:style-name="ce57">
            <text:p>37<text:s/></text:p>
          </table:table-cell>
          <table:table-cell office:value-type="float" office:value="861.63" table:style-name="ce57">
            <text:p>862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6.0000000000000001E-3" table:style-name="ce57">
            <text:p>0<text:s/></text:p>
          </table:table-cell>
          <table:table-cell office:value-type="float" office:value="0.39600000000000002" table:style-name="ce57">
            <text:p>0<text:s/></text:p>
          </table:table-cell>
          <table:table-cell office:value-type="float" office:value="0.24" table:style-name="ce57">
            <text:p>0<text:s/></text:p>
          </table:table-cell>
          <table:table-cell office:value-type="float" office:value="24" table:style-name="ce57">
            <text:p>24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3.5000000000000003E-2" table:style-name="ce57">
            <text:p>0<text:s/></text:p>
          </table:table-cell>
          <table:table-cell office:value-type="float" office:value="9.5444999999999993" table:style-name="ce57">
            <text:p>10<text:s/>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258.04090000000002" table:formula="msoxl:=  IF(SUM(C37:C53)=0,&quot;-&quot;,SUM(C37:C53))" table:style-name="ce52">
            <text:p>258<text:s/></text:p>
          </table:table-cell>
          <table:table-cell office:value-type="float" office:value="9362.5983699999997" table:formula="msoxl:=  IF(SUM(D37:D53)=0,&quot;-&quot;,SUM(D37:D53))" table:style-name="ce52">
            <text:p>9,363<text:s/></text:p>
          </table:table-cell>
          <table:table-cell office:value-type="float" office:value="504.39402999999999" table:formula="msoxl:=  IF(SUM(E37:E53)=0,&quot;-&quot;,SUM(E37:E53))" table:style-name="ce52">
            <text:p>504<text:s/></text:p>
          </table:table-cell>
          <table:table-cell office:value-type="float" office:value="26174.349030000001" table:formula="msoxl:=  IF(SUM(F37:F53)=0,&quot;-&quot;,SUM(F37:F53))" table:style-name="ce52">
            <text:p>26,174<text:s/></text:p>
          </table:table-cell>
          <table:table-cell office:value-type="float" office:value="68.371099999999998" table:formula="msoxl:=  IF(SUM(G37:G53)=0,&quot;-&quot;,SUM(G37:G53))" table:style-name="ce52">
            <text:p>68<text:s/></text:p>
          </table:table-cell>
          <table:table-cell office:value-type="float" office:value="10906.948680000001" table:formula="msoxl:=  IF(SUM(H37:H53)=0,&quot;-&quot;,SUM(H37:H53))" table:style-name="ce52">
            <text:p>10,907<text:s/></text:p>
          </table:table-cell>
          <table:table-cell office:value-type="float" office:value="642.75343000000009" table:formula="msoxl:=  IF(SUM(I37:I53)=0,&quot;-&quot;,SUM(I37:I53))" table:style-name="ce52">
            <text:p>643<text:s/></text:p>
          </table:table-cell>
          <table:table-cell office:value-type="float" office:value="70750.652489999993" table:formula="msoxl:=  IF(SUM(J37:J53)=0,&quot;-&quot;,SUM(J37:J53))" table:style-name="ce52">
            <text:p>70,751<text:s/></text:p>
          </table:table-cell>
          <table:table-cell office:value-type="float" office:value="224.77644000000001" table:formula="msoxl:=  IF(SUM(K37:K53)=0,&quot;-&quot;,SUM(K37:K53))" table:style-name="ce52">
            <text:p>225<text:s/></text:p>
          </table:table-cell>
          <table:table-cell office:value-type="float" office:value="32944.930309999996" table:formula="msoxl:=  IF(SUM(L37:L53)=0,&quot;-&quot;,SUM(L37:L53))" table:style-name="ce52">
            <text:p>32,945<text:s/></text:p>
          </table:table-cell>
          <table:table-cell office:value-type="float" office:value="86.399789999999996" table:formula="msoxl:=  IF(SUM(M37:M53)=0,&quot;-&quot;,SUM(M37:M53))" table:style-name="ce52">
            <text:p>86<text:s/></text:p>
          </table:table-cell>
          <table:table-cell office:value-type="float" office:value="14933.373390000001" table:formula="msoxl:=  IF(SUM(N37:N53)=0,&quot;-&quot;,SUM(N37:N53))" table:style-name="ce52">
            <text:p>14,933<text:s/></text:p>
          </table:table-cell>
          <table:table-cell office:value-type="float" office:value="76.670510000000007" table:formula="msoxl:=  IF(SUM(O37:O53)=0,&quot;-&quot;,SUM(O37:O53))" table:style-name="ce52">
            <text:p>77<text:s/></text:p>
          </table:table-cell>
          <table:table-cell office:value-type="float" office:value="18256.26412" table:formula="msoxl:=  IF(SUM(P37:P53)=0,&quot;-&quot;,SUM(P37:P53))" table:style-name="ce52">
            <text:p>18,25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228.11410000000001" table:style-name="ce55">
            <text:p>228<text:s/></text:p>
          </table:table-cell>
          <table:table-cell office:value-type="float" office:value="7361.0583200000001" table:style-name="ce55">
            <text:p>7,361<text:s/></text:p>
          </table:table-cell>
          <table:table-cell office:value-type="float" office:value="445.90622999999999" table:style-name="ce55">
            <text:p>446<text:s/></text:p>
          </table:table-cell>
          <table:table-cell office:value-type="float" office:value="22065.352760000002" table:style-name="ce55">
            <text:p>22,065<text:s/></text:p>
          </table:table-cell>
          <table:table-cell office:value-type="float" office:value="34.796399999999998" table:style-name="ce55">
            <text:p>35<text:s/></text:p>
          </table:table-cell>
          <table:table-cell office:value-type="float" office:value="6349.8152" table:style-name="ce55">
            <text:p>6,350<text:s/></text:p>
          </table:table-cell>
          <table:table-cell office:value-type="float" office:value="389.40402999999998" table:style-name="ce55">
            <text:p>389<text:s/></text:p>
          </table:table-cell>
          <table:table-cell office:value-type="float" office:value="45135.698790000002" table:style-name="ce55">
            <text:p>45,136<text:s/></text:p>
          </table:table-cell>
          <table:table-cell office:value-type="float" office:value="65.613200000000006" table:style-name="ce55">
            <text:p>66<text:s/></text:p>
          </table:table-cell>
          <table:table-cell office:value-type="float" office:value="3018.4587000000001" table:style-name="ce55">
            <text:p>3,018<text:s/></text:p>
          </table:table-cell>
          <table:table-cell office:value-type="float" office:value="8.5779999999999994" table:style-name="ce55">
            <text:p>9<text:s/></text:p>
          </table:table-cell>
          <table:table-cell office:value-type="float" office:value="1566.6" table:style-name="ce55">
            <text:p>1,567<text:s/></text:p>
          </table:table-cell>
          <table:table-cell office:value-type="float" office:value="4.8064499999999999" table:style-name="ce55">
            <text:p>5<text:s/></text:p>
          </table:table-cell>
          <table:table-cell office:value-type="float" office:value="1279.73981" table:style-name="ce55">
            <text:p>1,28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.877000000000001" table:style-name="ce55">
            <text:p>11<text:s/></text:p>
          </table:table-cell>
          <table:table-cell office:value-type="float" office:value="1685.9349999999999" table:style-name="ce55">
            <text:p>1,68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" table:style-name="ce55">
            <text:p>0<text:s/></text:p>
          </table:table-cell>
          <table:table-cell office:value-type="float" office:value="13.75" table:style-name="ce55">
            <text:p>1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29.9268" table:style-name="ce55">
            <text:p>30<text:s/></text:p>
          </table:table-cell>
          <table:table-cell office:value-type="float" office:value="2001.5400500000001" table:style-name="ce55">
            <text:p>2,002<text:s/></text:p>
          </table:table-cell>
          <table:table-cell office:value-type="float" office:value="58.4878" table:style-name="ce55">
            <text:p>58<text:s/></text:p>
          </table:table-cell>
          <table:table-cell office:value-type="float" office:value="4108.9962699999996" table:style-name="ce55">
            <text:p>4,109<text:s/></text:p>
          </table:table-cell>
          <table:table-cell office:value-type="float" office:value="30.517700000000001" table:style-name="ce55">
            <text:p>31<text:s/></text:p>
          </table:table-cell>
          <table:table-cell office:value-type="float" office:value="3921.8225900000002" table:style-name="ce55">
            <text:p>3,922<text:s/></text:p>
          </table:table-cell>
          <table:table-cell office:value-type="float" office:value="170.63069999999999" table:style-name="ce55">
            <text:p>171<text:s/></text:p>
          </table:table-cell>
          <table:table-cell office:value-type="float" office:value="16735.184369999999" table:style-name="ce55">
            <text:p>16,735<text:s/></text:p>
          </table:table-cell>
          <table:table-cell office:value-type="float" office:value="158.36323999999999" table:style-name="ce55">
            <text:p>158<text:s/></text:p>
          </table:table-cell>
          <table:table-cell office:value-type="float" office:value="29702.471610000001" table:style-name="ce55">
            <text:p>29,702<text:s/></text:p>
          </table:table-cell>
          <table:table-cell office:value-type="float" office:value="77.721789999999999" table:style-name="ce55">
            <text:p>78<text:s/></text:p>
          </table:table-cell>
          <table:table-cell office:value-type="float" office:value="13353.02339" table:style-name="ce55">
            <text:p>13,353<text:s/></text:p>
          </table:table-cell>
          <table:table-cell office:value-type="float" office:value="62.619059999999998" table:style-name="ce55">
            <text:p>63<text:s/></text:p>
          </table:table-cell>
          <table:table-cell office:value-type="float" office:value="14554.67942" table:style-name="ce55">
            <text:p>14,55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181" table:style-name="ce55">
            <text:p>0<text:s/></text:p>
          </table:table-cell>
          <table:table-cell office:value-type="float" office:value="26.099270000000001" table:style-name="ce55">
            <text:p>26<text:s/></text:p>
          </table:table-cell>
          <table:table-cell office:value-type="float" office:value="1.2022999999999999" table:style-name="ce55">
            <text:p>1<text:s/></text:p>
          </table:table-cell>
          <table:table-cell office:value-type="float" office:value="145.47827000000001" table:style-name="ce55">
            <text:p>14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0000000000000001E-3" table:style-name="ce55">
            <text:p>0<text:s/></text:p>
          </table:table-cell>
          <table:table-cell office:value-type="float" office:value="1.48889" table:style-name="ce55">
            <text:p>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9388999999999998" table:style-name="ce55">
            <text:p>3<text:s/></text:p>
          </table:table-cell>
          <table:table-cell office:value-type="float" office:value="609.21162000000004" table:style-name="ce55">
            <text:p>609<text:s/></text:p>
          </table:table-cell>
          <table:table-cell office:value-type="float" office:value="60.7684" table:style-name="ce55">
            <text:p>61<text:s/></text:p>
          </table:table-cell>
          <table:table-cell office:value-type="float" office:value="5292.0010599999996" table:style-name="ce55">
            <text:p>5,29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8710000000000004" table:style-name="ce55">
            <text:p>10<text:s/></text:p>
          </table:table-cell>
          <table:table-cell office:value-type="float" office:value="1756.355" table:style-name="ce55">
            <text:p>1,75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2379999999999995" table:style-name="ce55">
            <text:p>9<text:s/></text:p>
          </table:table-cell>
          <table:table-cell office:value-type="float" office:value="2420.3560000000002" table:style-name="ce55">
            <text:p>2,42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8" table:style-name="ce57">
            <text:p>1<text:s/></text:p>
          </table:table-cell>
          <table:table-cell office:value-type="float" office:value="224" table:style-name="ce57">
            <text:p>224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float" office:value="0.25" table:formula="msoxl:=  IF(SUM(K55:K57)=0,&quot;-&quot;,SUM(K55:K57))" table:style-name="ce52">
            <text:p>0<text:s/></text:p>
          </table:table-cell>
          <table:table-cell office:value-type="float" office:value="15" table:formula="msoxl:=  IF(SUM(L55:L57)=0,&quot;-&quot;,SUM(L55:L57))" table:style-name="ce52">
            <text:p>15<text:s/>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5" table:style-name="ce55">
            <text:p>0<text:s/></text:p>
          </table:table-cell>
          <table:table-cell office:value-type="float" office:value="15" table:style-name="ce55">
            <text:p>1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float" office:value="704.53700000000003" table:formula="msoxl:=  IF(SUM(I63,I64,I65,I67)=0,IF(I66=0,&quot;-&quot;,I66),SUM(I63,I64,I65,I67))" table:style-name="ce52">
            <text:p>705<text:s/></text:p>
          </table:table-cell>
          <table:table-cell office:value-type="float" office:value="189842.19" table:formula="msoxl:=  IF(SUM(J63:J67)=0,&quot;-&quot;,SUM(J63:J67))" table:style-name="ce52">
            <text:p>189,842<text:s/></text:p>
          </table:table-cell>
          <table:table-cell office:value-type="float" office:value="2727.924" table:formula="msoxl:=  IF(SUM(K63,K64,K65,K67)=0,IF(K66=0,&quot;-&quot;,K66),SUM(K63,K64,K65,K67))" table:style-name="ce52">
            <text:p>2,728<text:s/></text:p>
          </table:table-cell>
          <table:table-cell office:value-type="float" office:value="230507.79150000002" table:formula="msoxl:=  IF(SUM(L63:L67)=0,&quot;-&quot;,SUM(L63:L67))" table:style-name="ce52">
            <text:p>230,508<text:s/>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04.53700000000003" table:style-name="ce55">
            <text:p>705<text:s/></text:p>
          </table:table-cell>
          <table:table-cell office:value-type="float" office:value="189842.19" table:style-name="ce55">
            <text:p>189,842<text:s/></text:p>
          </table:table-cell>
          <table:table-cell office:value-type="float" office:value="2154.2840000000001" table:style-name="ce55">
            <text:p>2,154<text:s/></text:p>
          </table:table-cell>
          <table:table-cell office:value-type="float" office:value="191835.11180000001" table:style-name="ce55">
            <text:p>191,83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73.64" table:style-name="ce55">
            <text:p>574<text:s/></text:p>
          </table:table-cell>
          <table:table-cell office:value-type="float" office:value="38672.679700000001" table:style-name="ce55">
            <text:p>38,67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table:style-name="ce27"/>
          <table:table-cell table:style-name="ce26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number-columns-spanned="2" table:number-rows-spanned="1" table:style-name="ce196"/>
          <table:covered-table-cell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97">
            <text:p>馬鮁科</text:p>
          </table:table-cell>
          <table:covered-table-cell/>
          <table:table-cell office:value-type="string" table:number-columns-spanned="2" table:number-rows-spanned="1" table:style-name="ce199">
            <text:p>飛魚卵</text:p>
          </table:table-cell>
          <table:covered-table-cell/>
          <table:table-cell office:value-type="string" table:number-columns-spanned="2" table:number-rows-spanned="1" table:style-name="ce199">
            <text:p>帶鰆科</text:p>
          </table:table-cell>
          <table:covered-table-cell/>
          <table:table-cell office:value-type="string" table:number-columns-spanned="2" table:number-rows-spanned="1" table:style-name="ce199">
            <text:p>帶魚屬</text:p>
          </table:table-cell>
          <table:covered-table-cell/>
          <table:table-cell office:value-type="string" table:number-columns-spanned="2" table:number-rows-spanned="1" table:style-name="ce199">
            <text:p>鬼頭刀</text:p>
          </table:table-cell>
          <table:covered-table-cell/>
          <table:table-cell office:value-type="string" table:number-columns-spanned="2" table:number-rows-spanned="1" table:style-name="ce199">
            <text:p>日本銀帶鯡</text:p>
          </table:table-cell>
          <table:covered-table-cell/>
          <table:table-cell office:value-type="string" table:number-columns-spanned="2" table:number-rows-spanned="1" table:style-name="ce199">
            <text:p>其他鯡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19">
            <text:p>40000</text:p>
          </table:table-cell>
          <table:covered-table-cell/>
          <table:table-cell office:value-type="string" table:number-columns-spanned="2" table:number-rows-spanned="1" table:style-name="ce212">
            <text:p>41001</text:p>
          </table:table-cell>
          <table:covered-table-cell/>
          <table:table-cell office:value-type="string" table:number-columns-spanned="2" table:number-rows-spanned="1" table:style-name="ce212">
            <text:p>46000</text:p>
          </table:table-cell>
          <table:covered-table-cell/>
          <table:table-cell office:value-type="string" table:number-columns-spanned="2" table:number-rows-spanned="1" table:style-name="ce181">
            <text:p>48000</text:p>
          </table:table-cell>
          <table:covered-table-cell/>
          <table:table-cell office:value-type="string" table:number-columns-spanned="2" table:number-rows-spanned="1" table:style-name="ce181">
            <text:p>49001</text:p>
          </table:table-cell>
          <table:covered-table-cell/>
          <table:table-cell office:value-type="string" table:number-columns-spanned="2" table:number-rows-spanned="1" table:style-name="ce181">
            <text:p>51003</text:p>
          </table:table-cell>
          <table:covered-table-cell/>
          <table:table-cell office:value-type="string" table:number-columns-spanned="2" table:number-rows-spanned="1" table:style-name="ce181">
            <text:p>51099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4891.6316499999994" table:formula="msoxl:=  IF(SUM(C11,C19,C36,C54,C58,C62)=0,&quot;-&quot;,SUM(C11,C19,C36,C54,C58,C62))" table:style-name="ce45">
            <text:p>4,892<text:s/></text:p>
          </table:table-cell>
          <table:table-cell office:value-type="float" office:value="949799.65783000004" table:formula="msoxl:=  IF(SUM(D11,D19,D36,D54,D58,D62)=0,&quot;-&quot;,SUM(D11,D19,D36,D54,D58,D62))" table:style-name="ce45">
            <text:p>949,800<text:s/></text:p>
          </table:table-cell>
          <table:table-cell office:value-type="float" office:value="258.05399999999997" table:formula="msoxl:=  IF(SUM(E11,E19,E36,E54,E58,E62)=0,&quot;-&quot;,SUM(E11,E19,E36,E54,E58,E62))" table:style-name="ce45">
            <text:p>258<text:s/></text:p>
          </table:table-cell>
          <table:table-cell office:value-type="float" office:value="51602.96" table:formula="msoxl:=  IF(SUM(F11,F19,F36,F54,F58,F62)=0,&quot;-&quot;,SUM(F11,F19,F36,F54,F58,F62))" table:style-name="ce45">
            <text:p>51,603<text:s/></text:p>
          </table:table-cell>
          <table:table-cell office:value-type="float" office:value="9132.4433000000008" table:formula="msoxl:=  IF(SUM(G11,G19,G36,G54,G58,G62)=0,&quot;-&quot;,SUM(G11,G19,G36,G54,G58,G62))" table:style-name="ce45">
            <text:p>9,132<text:s/></text:p>
          </table:table-cell>
          <table:table-cell office:value-type="float" office:value="471955.56930000003" table:formula="msoxl:=  IF(SUM(H11,H19,H36,H54,H58,H62)=0,&quot;-&quot;,SUM(H11,H19,H36,H54,H58,H62))" table:style-name="ce45">
            <text:p>471,956<text:s/></text:p>
          </table:table-cell>
          <table:table-cell office:value-type="float" office:value="4912.6976099999993" table:formula="msoxl:=  IF(SUM(I11,I19,I36,I54,I58,I62)=0,&quot;-&quot;,SUM(I11,I19,I36,I54,I58,I62))" table:style-name="ce45">
            <text:p>4,913<text:s/></text:p>
          </table:table-cell>
          <table:table-cell office:value-type="float" office:value="541319.70814999996" table:formula="msoxl:=  IF(SUM(J11,J19,J36,J54,J58,J62)=0,&quot;-&quot;,SUM(J11,J19,J36,J54,J58,J62))" table:style-name="ce45">
            <text:p>541,320<text:s/></text:p>
          </table:table-cell>
          <table:table-cell office:value-type="float" office:value="11705.411689999999" table:formula="msoxl:=  IF(SUM(K11,K19,K36,K54,K58,K62)=0,&quot;-&quot;,SUM(K11,K19,K36,K54,K58,K62))" table:style-name="ce45">
            <text:p>11,705<text:s/></text:p>
          </table:table-cell>
          <table:table-cell office:value-type="float" office:value="887617.58806999994" table:formula="msoxl:=  IF(SUM(L11,L19,L36,L54,L58,L62)=0,&quot;-&quot;,SUM(L11,L19,L36,L54,L58,L62))" table:style-name="ce45">
            <text:p>887,618<text:s/></text:p>
          </table:table-cell>
          <table:table-cell office:value-type="float" office:value="520.21100000000001" table:formula="msoxl:=  IF(SUM(M11,M19,M36,M54,M58,M62)=0,&quot;-&quot;,SUM(M11,M19,M36,M54,M58,M62))" table:style-name="ce45">
            <text:p>520<text:s/></text:p>
          </table:table-cell>
          <table:table-cell office:value-type="float" office:value="46818.99" table:formula="msoxl:=  IF(SUM(N11,N19,N36,N54,N58,N62)=0,&quot;-&quot;,SUM(N11,N19,N36,N54,N58,N62))" table:style-name="ce45">
            <text:p>46,819<text:s/></text:p>
          </table:table-cell>
          <table:table-cell office:value-type="float" office:value="1087.2428" table:formula="msoxl:=  IF(SUM(O11,O19,O36,O54,O58,O62)=0,&quot;-&quot;,SUM(O11,O19,O36,O54,O58,O62))" table:style-name="ce45">
            <text:p>1,087<text:s/></text:p>
          </table:table-cell>
          <table:table-cell office:value-type="float" office:value="51652.670360000004" table:formula="msoxl:=  IF(SUM(P11,P19,P36,P54,P58,P62)=0,&quot;-&quot;,SUM(P11,P19,P36,P54,P58,P62))" table:style-name="ce45">
            <text:p>51,653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60.75" table:formula="msoxl:=  IF(SUM(C12:C18)=0,&quot;-&quot;,SUM(C12:C18))" table:style-name="ce52">
            <text:p>61<text:s/></text:p>
          </table:table-cell>
          <table:table-cell office:value-type="float" office:value="2451.2624799999999" table:formula="msoxl:=  IF(SUM(D12:D18)=0,&quot;-&quot;,SUM(D12:D18))" table:style-name="ce52">
            <text:p>2,451<text:s/>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float" office:value="8714.2031999999999" table:formula="msoxl:=  IF(SUM(G12:G18)=0,&quot;-&quot;,SUM(G12:G18))" table:style-name="ce52">
            <text:p>8,714<text:s/></text:p>
          </table:table-cell>
          <table:table-cell office:value-type="float" office:value="434613.99731000001" table:formula="msoxl:=  IF(SUM(H12:H18)=0,&quot;-&quot;,SUM(H12:H18))" table:style-name="ce52">
            <text:p>434,614<text:s/></text:p>
          </table:table-cell>
          <table:table-cell office:value-type="float" office:value="1318.068" table:formula="msoxl:=  IF(SUM(I12:I18)=0,&quot;-&quot;,SUM(I12:I18))" table:style-name="ce52">
            <text:p>1,318<text:s/></text:p>
          </table:table-cell>
          <table:table-cell office:value-type="float" office:value="109366.856" table:formula="msoxl:=  IF(SUM(J12:J18)=0,&quot;-&quot;,SUM(J12:J18))" table:style-name="ce52">
            <text:p>109,367<text:s/></text:p>
          </table:table-cell>
          <table:table-cell office:value-type="float" office:value="5554.4084000000003" table:formula="msoxl:=  IF(SUM(K12:K18)=0,&quot;-&quot;,SUM(K12:K18))" table:style-name="ce52">
            <text:p>5,554<text:s/></text:p>
          </table:table-cell>
          <table:table-cell office:value-type="float" office:value="386372.00459999999" table:formula="msoxl:=  IF(SUM(L12:L18)=0,&quot;-&quot;,SUM(L12:L18))" table:style-name="ce52">
            <text:p>386,372<text:s/>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float" office:value="60.75" table:style-name="ce55">
            <text:p>61<text:s/></text:p>
          </table:table-cell>
          <table:table-cell office:value-type="float" office:value="2451.2624799999999" table:style-name="ce55">
            <text:p>2,45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18.068" table:style-name="ce55">
            <text:p>1,318<text:s/></text:p>
          </table:table-cell>
          <table:table-cell office:value-type="float" office:value="109366.856" table:style-name="ce55">
            <text:p>109,36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714.2031999999999" table:style-name="ce55">
            <text:p>8,714<text:s/></text:p>
          </table:table-cell>
          <table:table-cell office:value-type="float" office:value="434613.99731000001" table:style-name="ce55">
            <text:p>434,61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554.4084000000003" table:style-name="ce55">
            <text:p>5,554<text:s/></text:p>
          </table:table-cell>
          <table:table-cell office:value-type="float" office:value="386372.00459999999" table:style-name="ce55">
            <text:p>386,37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439.35777999999999" table:formula="msoxl:=  IF(SUM(C20:C35)=0,&quot;-&quot;,SUM(C20:C35))" table:style-name="ce52">
            <text:p>439<text:s/></text:p>
          </table:table-cell>
          <table:table-cell office:value-type="float" office:value="111661.94172" table:formula="msoxl:=  IF(SUM(D20:D35)=0,&quot;-&quot;,SUM(D20:D35))" table:style-name="ce52">
            <text:p>111,662<text:s/></text:p>
          </table:table-cell>
          <table:table-cell office:value-type="float" office:value="258.05399999999997" table:formula="msoxl:=  IF(SUM(E20:E35)=0,&quot;-&quot;,SUM(E20:E35))" table:style-name="ce52">
            <text:p>258<text:s/></text:p>
          </table:table-cell>
          <table:table-cell office:value-type="float" office:value="51602.96" table:formula="msoxl:=  IF(SUM(F20:F35)=0,&quot;-&quot;,SUM(F20:F35))" table:style-name="ce52">
            <text:p>51,603<text:s/></text:p>
          </table:table-cell>
          <table:table-cell office:value-type="float" office:value="411.47730000000001" table:formula="msoxl:=  IF(SUM(G20:G35)=0,&quot;-&quot;,SUM(G20:G35))" table:style-name="ce52">
            <text:p>411<text:s/></text:p>
          </table:table-cell>
          <table:table-cell office:value-type="float" office:value="36632.914530000002" table:formula="msoxl:=  IF(SUM(H20:H35)=0,&quot;-&quot;,SUM(H20:H35))" table:style-name="ce52">
            <text:p>36,633<text:s/></text:p>
          </table:table-cell>
          <table:table-cell office:value-type="float" office:value="2377.4309899999994" table:formula="msoxl:=  IF(SUM(I20:I35)=0,&quot;-&quot;,SUM(I20:I35))" table:style-name="ce52">
            <text:p>2,377<text:s/></text:p>
          </table:table-cell>
          <table:table-cell office:value-type="float" office:value="283243.82" table:formula="msoxl:=  IF(SUM(J20:J35)=0,&quot;-&quot;,SUM(J20:J35))" table:style-name="ce52">
            <text:p>283,244<text:s/></text:p>
          </table:table-cell>
          <table:table-cell office:value-type="float" office:value="5087.6644999999999" table:formula="msoxl:=  IF(SUM(K20:K35)=0,&quot;-&quot;,SUM(K20:K35))" table:style-name="ce52">
            <text:p>5,088<text:s/></text:p>
          </table:table-cell>
          <table:table-cell office:value-type="float" office:value="428018.92883999995" table:formula="msoxl:=  IF(SUM(L20:L35)=0,&quot;-&quot;,SUM(L20:L35))" table:style-name="ce52">
            <text:p>428,019<text:s/></text:p>
          </table:table-cell>
          <table:table-cell office:value-type="float" office:value="520.20000000000005" table:formula="msoxl:=  IF(SUM(M20:M35)=0,&quot;-&quot;,SUM(M20:M35))" table:style-name="ce52">
            <text:p>520<text:s/></text:p>
          </table:table-cell>
          <table:table-cell office:value-type="float" office:value="46818" table:formula="msoxl:=  IF(SUM(N20:N35)=0,&quot;-&quot;,SUM(N20:N35))" table:style-name="ce52">
            <text:p>46,818<text:s/></text:p>
          </table:table-cell>
          <table:table-cell office:value-type="float" office:value="609.77430000000004" table:formula="msoxl:=  IF(SUM(O20:O35)=0,&quot;-&quot;,SUM(O20:O35))" table:style-name="ce52">
            <text:p>610<text:s/></text:p>
          </table:table-cell>
          <table:table-cell office:value-type="float" office:value="7930.8468600000006" table:formula="msoxl:=  IF(SUM(P20:P35)=0,&quot;-&quot;,SUM(P20:P35))" table:style-name="ce52">
            <text:p>7,93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3.9219900000000001" table:style-name="ce59">
            <text:p>4<text:s/></text:p>
          </table:table-cell>
          <table:table-cell office:value-type="float" office:value="170.99870999999999" table:style-name="ce59">
            <text:p>171<text:s/>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20.20000000000005" table:style-name="ce55">
            <text:p>520<text:s/></text:p>
          </table:table-cell>
          <table:table-cell office:value-type="float" office:value="46818" table:style-name="ce55">
            <text:p>46,818<text:s/></text:p>
          </table:table-cell>
          <table:table-cell office:value-type="float" office:value="419.1" table:style-name="ce55">
            <text:p>419<text:s/></text:p>
          </table:table-cell>
          <table:table-cell office:value-type="float" office:value="3394.71" table:style-name="ce55">
            <text:p>3,39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239.0549" table:style-name="ce55">
            <text:p>239<text:s/></text:p>
          </table:table-cell>
          <table:table-cell office:value-type="float" office:value="37980.235780000003" table:style-name="ce55">
            <text:p>37,98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733.96054" table:style-name="ce55">
            <text:p>1,734<text:s/></text:p>
          </table:table-cell>
          <table:table-cell office:value-type="float" office:value="208488.29879" table:style-name="ce55">
            <text:p>208,488<text:s/></text:p>
          </table:table-cell>
          <table:table-cell office:value-type="float" office:value="40.644930000000002" table:style-name="ce55">
            <text:p>41<text:s/></text:p>
          </table:table-cell>
          <table:table-cell office:value-type="float" office:value="2320.5085100000001" table:style-name="ce55">
            <text:p>2,32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7463800000000003" table:style-name="ce55">
            <text:p>7<text:s/></text:p>
          </table:table-cell>
          <table:table-cell office:value-type="float" office:value="789.13612000000001" table:style-name="ce55">
            <text:p>78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148.31388000000001" table:style-name="ce55">
            <text:p>148<text:s/></text:p>
          </table:table-cell>
          <table:table-cell office:value-type="float" office:value="48640.419139999998" table:style-name="ce55">
            <text:p>48,64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76.34655000000001" table:style-name="ce55">
            <text:p>176<text:s/></text:p>
          </table:table-cell>
          <table:table-cell office:value-type="float" office:value="22743.17974" table:style-name="ce55">
            <text:p>22,743<text:s/></text:p>
          </table:table-cell>
          <table:table-cell office:value-type="float" office:value="2.1749700000000001" table:style-name="ce55">
            <text:p>2<text:s/></text:p>
          </table:table-cell>
          <table:table-cell office:value-type="float" office:value="148.6806" table:style-name="ce55">
            <text:p>14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0.09892" table:style-name="ce55">
            <text:p>30<text:s/></text:p>
          </table:table-cell>
          <table:table-cell office:value-type="float" office:value="2380.2807400000002" table:style-name="ce55">
            <text:p>2,38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98.36254" table:style-name="ce55">
            <text:p>198<text:s/></text:p>
          </table:table-cell>
          <table:table-cell office:value-type="float" office:value="11394.97918" table:style-name="ce55">
            <text:p>11,39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53.19999999999999" table:style-name="ce55">
            <text:p>153<text:s/></text:p>
          </table:table-cell>
          <table:table-cell office:value-type="float" office:value="1240.92" table:style-name="ce55">
            <text:p>1,24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09.90230000000003" table:style-name="ce55">
            <text:p>410<text:s/></text:p>
          </table:table-cell>
          <table:table-cell office:value-type="float" office:value="36443.914530000002" table:style-name="ce55">
            <text:p>36,44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907.4418999999998" table:style-name="ce55">
            <text:p>4,907<text:s/></text:p>
          </table:table-cell>
          <table:table-cell office:value-type="float" office:value="419375.63822999998" table:style-name="ce55">
            <text:p>419,37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29.588999999999999" table:style-name="ce55">
            <text:p>30<text:s/></text:p>
          </table:table-cell>
          <table:table-cell office:value-type="float" office:value="13998.086799999999" table:style-name="ce55">
            <text:p>13,99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8.566360000000003" table:style-name="ce55">
            <text:p>59<text:s/></text:p>
          </table:table-cell>
          <table:table-cell office:value-type="float" office:value="7196.7142899999999" table:style-name="ce55">
            <text:p>7,197<text:s/></text:p>
          </table:table-cell>
          <table:table-cell office:value-type="float" office:value="123.51472" table:style-name="ce55">
            <text:p>124<text:s/></text:p>
          </table:table-cell>
          <table:table-cell office:value-type="float" office:value="5391.4361600000002" table:style-name="ce55">
            <text:p>5,39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0439999999999996" table:style-name="ce55">
            <text:p>6<text:s/></text:p>
          </table:table-cell>
          <table:table-cell office:value-type="float" office:value="440.66791999999998" table:style-name="ce55">
            <text:p>44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22.4" table:style-name="ce55">
            <text:p>22<text:s/></text:p>
          </table:table-cell>
          <table:table-cell office:value-type="float" office:value="11043.2" table:style-name="ce55">
            <text:p>11,0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575" table:style-name="ce55">
            <text:p>2<text:s/></text:p>
          </table:table-cell>
          <table:table-cell office:value-type="float" office:value="189" table:style-name="ce55">
            <text:p>189<text:s/></text:p>
          </table:table-cell>
          <table:table-cell office:value-type="float" office:value="200.89" table:style-name="ce55">
            <text:p>201<text:s/></text:p>
          </table:table-cell>
          <table:table-cell office:value-type="float" office:value="33201.050000000003" table:style-name="ce55">
            <text:p>33,201<text:s/></text:p>
          </table:table-cell>
          <table:table-cell office:value-type="float" office:value="3.9219900000000001" table:style-name="ce55">
            <text:p>4<text:s/></text:p>
          </table:table-cell>
          <table:table-cell office:value-type="float" office:value="170.99870999999999" table:style-name="ce55">
            <text:p>17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8.05399999999997" table:style-name="ce55">
            <text:p>258<text:s/></text:p>
          </table:table-cell>
          <table:table-cell office:value-type="float" office:value="51602.96" table:style-name="ce55">
            <text:p>51,60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9.3049999999999997" table:style-name="ce57">
            <text:p>9<text:s/></text:p>
          </table:table-cell>
          <table:table-cell office:value-type="float" office:value="219.59800000000001" table:style-name="ce57">
            <text:p>220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0.629" table:style-name="ce57">
            <text:p>1<text:s/></text:p>
          </table:table-cell>
          <table:table-cell office:value-type="float" office:value="125.8" table:style-name="ce57">
            <text:p>126<text:s/>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332.63736" table:formula="msoxl:=  IF(SUM(C37:C53)=0,&quot;-&quot;,SUM(C37:C53))" table:style-name="ce52">
            <text:p>333<text:s/></text:p>
          </table:table-cell>
          <table:table-cell office:value-type="float" office:value="127836.74473999999" table:formula="msoxl:=  IF(SUM(D37:D53)=0,&quot;-&quot;,SUM(D37:D53))" table:style-name="ce52">
            <text:p>127,837<text:s/>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float" office:value="6.7628000000000004" table:formula="msoxl:=  IF(SUM(G37:G53)=0,&quot;-&quot;,SUM(G37:G53))" table:style-name="ce52">
            <text:p>7<text:s/></text:p>
          </table:table-cell>
          <table:table-cell office:value-type="float" office:value="708.65746000000001" table:formula="msoxl:=  IF(SUM(H37:H53)=0,&quot;-&quot;,SUM(H37:H53))" table:style-name="ce52">
            <text:p>709<text:s/></text:p>
          </table:table-cell>
          <table:table-cell office:value-type="float" office:value="1217.1986199999999" table:formula="msoxl:=  IF(SUM(I37:I53)=0,&quot;-&quot;,SUM(I37:I53))" table:style-name="ce52">
            <text:p>1,217<text:s/></text:p>
          </table:table-cell>
          <table:table-cell office:value-type="float" office:value="148709.03215000001" table:formula="msoxl:=  IF(SUM(J37:J53)=0,&quot;-&quot;,SUM(J37:J53))" table:style-name="ce52">
            <text:p>148,709<text:s/></text:p>
          </table:table-cell>
          <table:table-cell office:value-type="float" office:value="1063.33879" table:formula="msoxl:=  IF(SUM(K37:K53)=0,&quot;-&quot;,SUM(K37:K53))" table:style-name="ce52">
            <text:p>1,063<text:s/></text:p>
          </table:table-cell>
          <table:table-cell office:value-type="float" office:value="73226.654630000005" table:formula="msoxl:=  IF(SUM(L37:L53)=0,&quot;-&quot;,SUM(L37:L53))" table:style-name="ce52">
            <text:p>73,227<text:s/></text:p>
          </table:table-cell>
          <table:table-cell office:value-type="float" office:value="1.0999999999999999E-2" table:formula="msoxl:=  IF(SUM(M37:M53)=0,&quot;-&quot;,SUM(M37:M53))" table:style-name="ce52">
            <text:p>0<text:s/></text:p>
          </table:table-cell>
          <table:table-cell office:value-type="float" office:value="0.99" table:formula="msoxl:=  IF(SUM(N37:N53)=0,&quot;-&quot;,SUM(N37:N53))" table:style-name="ce52">
            <text:p>1<text:s/></text:p>
          </table:table-cell>
          <table:table-cell office:value-type="float" office:value="477.46850000000001" table:formula="msoxl:=  IF(SUM(O37:O53)=0,&quot;-&quot;,SUM(O37:O53))" table:style-name="ce52">
            <text:p>477<text:s/></text:p>
          </table:table-cell>
          <table:table-cell office:value-type="float" office:value="43721.823500000006" table:formula="msoxl:=  IF(SUM(P37:P53)=0,&quot;-&quot;,SUM(P37:P53))" table:style-name="ce52">
            <text:p>43,72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17.952200000000001" table:style-name="ce55">
            <text:p>18<text:s/></text:p>
          </table:table-cell>
          <table:table-cell office:value-type="float" office:value="8610.03406" table:style-name="ce55">
            <text:p>8,61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8357999999999999" table:style-name="ce55">
            <text:p>3<text:s/></text:p>
          </table:table-cell>
          <table:table-cell office:value-type="float" office:value="281.80846000000003" table:style-name="ce55">
            <text:p>282<text:s/></text:p>
          </table:table-cell>
          <table:table-cell office:value-type="float" office:value="464.68115999999998" table:style-name="ce55">
            <text:p>465<text:s/></text:p>
          </table:table-cell>
          <table:table-cell office:value-type="float" office:value="46541.864600000001" table:style-name="ce55">
            <text:p>46,542<text:s/></text:p>
          </table:table-cell>
          <table:table-cell office:value-type="float" office:value="567.31778999999995" table:style-name="ce55">
            <text:p>567<text:s/></text:p>
          </table:table-cell>
          <table:table-cell office:value-type="float" office:value="37668.138890000002" table:style-name="ce55">
            <text:p>37,668<text:s/></text:p>
          </table:table-cell>
          <table:table-cell office:value-type="float" office:value="1.0999999999999999E-2" table:style-name="ce55">
            <text:p>0<text:s/></text:p>
          </table:table-cell>
          <table:table-cell office:value-type="float" office:value="0.99" table:style-name="ce55">
            <text:p>1<text:s/></text:p>
          </table:table-cell>
          <table:table-cell office:value-type="float" office:value="8.9854000000000003" table:style-name="ce55">
            <text:p>9<text:s/></text:p>
          </table:table-cell>
          <table:table-cell office:value-type="float" office:value="292.98" table:style-name="ce55">
            <text:p>29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7.863" table:style-name="ce55">
            <text:p>88<text:s/></text:p>
          </table:table-cell>
          <table:table-cell office:value-type="float" office:value="4656.7389999999996" table:style-name="ce55">
            <text:p>4,65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270.86122" table:style-name="ce55">
            <text:p>271<text:s/></text:p>
          </table:table-cell>
          <table:table-cell office:value-type="float" office:value="100941.53062999999" table:style-name="ce55">
            <text:p>100,94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927" table:style-name="ce55">
            <text:p>4<text:s/></text:p>
          </table:table-cell>
          <table:table-cell office:value-type="float" office:value="426.84899999999999" table:style-name="ce55">
            <text:p>427<text:s/></text:p>
          </table:table-cell>
          <table:table-cell office:value-type="float" office:value="432.01136000000002" table:style-name="ce55">
            <text:p>432<text:s/></text:p>
          </table:table-cell>
          <table:table-cell office:value-type="float" office:value="46230.799769999998" table:style-name="ce55">
            <text:p>46,231<text:s/></text:p>
          </table:table-cell>
          <table:table-cell office:value-type="float" office:value="485.5335" table:style-name="ce55">
            <text:p>486<text:s/></text:p>
          </table:table-cell>
          <table:table-cell office:value-type="float" office:value="34512.43449" table:style-name="ce55">
            <text:p>34,5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18.36509999999998" table:style-name="ce55">
            <text:p>318<text:s/></text:p>
          </table:table-cell>
          <table:table-cell office:value-type="float" office:value="25916.283500000001" table:style-name="ce55">
            <text:p>25,91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0.626" table:style-name="ce55">
            <text:p>1<text:s/></text:p>
          </table:table-cell>
          <table:table-cell office:value-type="float" office:value="40.189190000000004" table:style-name="ce55">
            <text:p>4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83950000000000002" table:style-name="ce55">
            <text:p>1<text:s/></text:p>
          </table:table-cell>
          <table:table-cell office:value-type="float" office:value="54.987250000000003" table:style-name="ce55">
            <text:p>5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44.41800000000001" table:style-name="ce55">
            <text:p>144<text:s/></text:p>
          </table:table-cell>
          <table:table-cell office:value-type="float" office:value="17330.16" table:style-name="ce55">
            <text:p>17,33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33.189660000000003" table:style-name="ce55">
            <text:p>33<text:s/></text:p>
          </table:table-cell>
          <table:table-cell office:value-type="float" office:value="16242.15662" table:style-name="ce55">
            <text:p>16,24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7.535600000000002" table:style-name="ce55">
            <text:p>58<text:s/></text:p>
          </table:table-cell>
          <table:table-cell office:value-type="float" office:value="8859.1476500000008" table:style-name="ce55">
            <text:p>8,859<text:s/></text:p>
          </table:table-cell>
          <table:table-cell office:value-type="float" office:value="6.6500000000000004E-2" table:style-name="ce55">
            <text:p>0<text:s/></text:p>
          </table:table-cell>
          <table:table-cell office:value-type="float" office:value="4.6217499999999996" table:style-name="ce55">
            <text:p>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float" office:value="8.2799999999999992E-3" table:style-name="ce55">
            <text:p>0<text:s/></text:p>
          </table:table-cell>
          <table:table-cell office:value-type="float" office:value="2.8342399999999999" table:style-name="ce55">
            <text:p>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4.768000000000001" table:style-name="ce55">
            <text:p>75<text:s/></text:p>
          </table:table-cell>
          <table:table-cell office:value-type="float" office:value="13677.293879999999" table:style-name="ce55">
            <text:p>13,677<text:s/></text:p>
          </table:table-cell>
          <table:table-cell office:value-type="float" office:value="2.1000000000000001E-2" table:style-name="ce55">
            <text:p>0<text:s/></text:p>
          </table:table-cell>
          <table:table-cell office:value-type="float" office:value="1.4595" table:style-name="ce55">
            <text:p>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.4" table:style-name="ce55">
            <text:p>10<text:s/></text:p>
          </table:table-cell>
          <table:table-cell office:value-type="float" office:value="1040" table:style-name="ce55">
            <text:p>1,04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2.1" table:style-name="ce55">
            <text:p>92<text:s/></text:p>
          </table:table-cell>
          <table:table-cell office:value-type="float" office:value="27630" table:style-name="ce55">
            <text:p>27,63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float" office:value="10" table:style-name="ce57">
            <text:p>10<text:s/></text:p>
          </table:table-cell>
          <table:table-cell office:value-type="float" office:value="2000" table:style-name="ce57">
            <text:p>2,000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7.4" table:style-name="ce57">
            <text:p>7<text:s/></text:p>
          </table:table-cell>
          <table:table-cell office:value-type="float" office:value="1058.2" table:style-name="ce57">
            <text:p>1,058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5.7" table:style-name="ce57">
            <text:p>6<text:s/></text:p>
          </table:table-cell>
          <table:table-cell office:value-type="float" office:value="182.4" table:style-name="ce57">
            <text:p>182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4058.8865099999998" table:formula="msoxl:=  IF(SUM(C63,C64,C65,C67)=0,IF(C66=0,&quot;-&quot;,C66),SUM(C63,C64,C65,C67))" table:style-name="ce52">
            <text:p>4,059<text:s/></text:p>
          </table:table-cell>
          <table:table-cell office:value-type="float" office:value="707849.70889000001" table:formula="msoxl:=  IF(SUM(D63:D67)=0,&quot;-&quot;,SUM(D63:D67))" table:style-name="ce52">
            <text:p>707,850<text:s/>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4058.8865099999998" table:style-name="ce55">
            <text:p>4,059<text:s/></text:p>
          </table:table-cell>
          <table:table-cell office:value-type="float" office:value="707849.70889000001" table:style-name="ce55">
            <text:p>707,85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7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5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table:style-name="ce42"/>
          <table:table-cell table:style-name="ce36"/>
          <table:table-cell table:style-name="ce35"/>
          <table:table-cell table:style-name="ce36"/>
          <table:table-cell office:value-type="string" table:number-columns-spanned="10" table:number-rows-spanned="1" table:style-name="ce218">
            <text:p>鯖 <text:s text:c="5"/>科</text:p>
          </table:table-cell>
          <table:covered-table-cell table:number-columns-repeated="9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22">
            <text:p>鱙仔</text:p>
          </table:table-cell>
          <table:covered-table-cell/>
          <table:table-cell office:value-type="string" table:number-columns-spanned="2" table:number-rows-spanned="1" table:style-name="ce214">
            <text:p>魩仔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213">
            <text:p>花腹鯖</text:p>
          </table:table-cell>
          <table:covered-table-cell/>
          <table:table-cell office:value-type="string" table:number-columns-spanned="2" table:number-rows-spanned="1" table:style-name="ce213">
            <text:p>正鰹</text:p>
          </table:table-cell>
          <table:covered-table-cell/>
          <table:table-cell office:value-type="string" table:number-columns-spanned="2" table:number-rows-spanned="1" table:style-name="ce213">
            <text:p>扁花鰹</text:p>
          </table:table-cell>
          <table:covered-table-cell/>
          <table:table-cell office:value-type="string" table:number-columns-spanned="2" table:number-rows-spanned="1" table:style-name="ce213">
            <text:p>圓花鰹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52001</text:p>
          </table:table-cell>
          <table:covered-table-cell/>
          <table:table-cell office:value-type="string" table:number-columns-spanned="2" table:number-rows-spanned="1" table:style-name="ce181">
            <text:p>52002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212">
            <text:p>53001</text:p>
          </table:table-cell>
          <table:covered-table-cell/>
          <table:table-cell office:value-type="string" table:number-columns-spanned="2" table:number-rows-spanned="1" table:style-name="ce212">
            <text:p>53101</text:p>
          </table:table-cell>
          <table:covered-table-cell/>
          <table:table-cell office:value-type="string" table:number-columns-spanned="2" table:number-rows-spanned="1" table:style-name="ce212">
            <text:p>53102</text:p>
          </table:table-cell>
          <table:covered-table-cell/>
          <table:table-cell office:value-type="string" table:number-columns-spanned="2" table:number-rows-spanned="1" table:style-name="ce212">
            <text:p>531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05.3156" table:formula="msoxl:=  IF(SUM(C11,C19,C36,C54,C58,C62)=0,&quot;-&quot;,SUM(C11,C19,C36,C54,C58,C62))" table:style-name="ce45">
            <text:p>105<text:s/></text:p>
          </table:table-cell>
          <table:table-cell office:value-type="float" office:value="8324.9874999999993" table:formula="msoxl:=  IF(SUM(D11,D19,D36,D54,D58,D62)=0,&quot;-&quot;,SUM(D11,D19,D36,D54,D58,D62))" table:style-name="ce45">
            <text:p>8,325<text:s/></text:p>
          </table:table-cell>
          <table:table-cell office:value-type="float" office:value="975.69500000000005" table:formula="msoxl:=  IF(SUM(E11,E19,E36,E54,E58,E62)=0,&quot;-&quot;,SUM(E11,E19,E36,E54,E58,E62))" table:style-name="ce45">
            <text:p>976<text:s/></text:p>
          </table:table-cell>
          <table:table-cell office:value-type="float" office:value="156285.97276999999" table:formula="msoxl:=  IF(SUM(F11,F19,F36,F54,F58,F62)=0,&quot;-&quot;,SUM(F11,F19,F36,F54,F58,F62))" table:style-name="ce45">
            <text:p>156,286<text:s/></text:p>
          </table:table-cell>
          <table:table-cell office:value-type="float" office:value="434188.07575000002" table:formula="msoxl:=  IF(SUM(G11,G19,G36,G54,G58,G62)=0,&quot;-&quot;,SUM(G11,G19,G36,G54,G58,G62))" table:style-name="ce45">
            <text:p>434,188<text:s/></text:p>
          </table:table-cell>
          <table:table-cell office:value-type="float" office:value="31792388.057240002" table:formula="msoxl:=  IF(SUM(H11,H19,H36,H54,H58,H62)=0,&quot;-&quot;,SUM(H11,H19,H36,H54,H58,H62))" table:style-name="ce45">
            <text:p>31,792,388<text:s/></text:p>
          </table:table-cell>
          <table:table-cell office:value-type="float" office:value="59683.770759999999" table:formula="msoxl:=  IF(SUM(I11,I19,I36,I54,I58,I62)=0,&quot;-&quot;,SUM(I11,I19,I36,I54,I58,I62))" table:style-name="ce45">
            <text:p>59,684<text:s/></text:p>
          </table:table-cell>
          <table:table-cell office:value-type="float" office:value="4787936.2474800013" table:formula="msoxl:=  IF(SUM(J11,J19,J36,J54,J58,J62)=0,&quot;-&quot;,SUM(J11,J19,J36,J54,J58,J62))" table:style-name="ce45">
            <text:p>4,787,936<text:s/></text:p>
          </table:table-cell>
          <table:table-cell office:value-type="float" office:value="218551.90001000004" table:formula="msoxl:=  IF(SUM(K11,K19,K36,K54,K58,K62)=0,&quot;-&quot;,SUM(K11,K19,K36,K54,K58,K62))" table:style-name="ce45">
            <text:p>218,552<text:s/></text:p>
          </table:table-cell>
          <table:table-cell office:value-type="float" office:value="7407795.9191700006" table:formula="msoxl:=  IF(SUM(L11,L19,L36,L54,L58,L62)=0,&quot;-&quot;,SUM(L11,L19,L36,L54,L58,L62))" table:style-name="ce45">
            <text:p>7,407,796<text:s/></text:p>
          </table:table-cell>
          <table:table-cell office:value-type="float" office:value="1299.5255599999998" table:formula="msoxl:=  IF(SUM(M11,M19,M36,M54,M58,M62)=0,&quot;-&quot;,SUM(M11,M19,M36,M54,M58,M62))" table:style-name="ce45">
            <text:p>1,300<text:s/></text:p>
          </table:table-cell>
          <table:table-cell office:value-type="float" office:value="67018.19541" table:formula="msoxl:=  IF(SUM(N11,N19,N36,N54,N58,N62)=0,&quot;-&quot;,SUM(N11,N19,N36,N54,N58,N62))" table:style-name="ce45">
            <text:p>67,018<text:s/></text:p>
          </table:table-cell>
          <table:table-cell office:value-type="float" office:value="2258.8030400000002" table:formula="msoxl:=  IF(SUM(O11,O19,O36,O54,O58,O62)=0,&quot;-&quot;,SUM(O11,O19,O36,O54,O58,O62))" table:style-name="ce45">
            <text:p>2,259<text:s/></text:p>
          </table:table-cell>
          <table:table-cell office:value-type="float" office:value="56686.117960000003" table:formula="msoxl:=  IF(SUM(P11,P19,P36,P54,P58,P62)=0,&quot;-&quot;,SUM(P11,P19,P36,P54,P58,P62))" table:style-name="ce45">
            <text:p>56,686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float" office:value="357329.10610000003" table:formula="msoxl:=  IF(SUM(G12:G18)=0,&quot;-&quot;,SUM(G12:G18))" table:style-name="ce52">
            <text:p>357,329<text:s/></text:p>
          </table:table-cell>
          <table:table-cell office:value-type="float" office:value="25332563.25214" table:formula="msoxl:=  IF(SUM(H12:H18)=0,&quot;-&quot;,SUM(H12:H18))" table:style-name="ce53">
            <text:p>25,332,563<text:s/></text:p>
          </table:table-cell>
          <table:table-cell office:value-type="float" office:value="4.4999999999999998E-2" table:formula="msoxl:=  IF(SUM(I12:I18)=0,&quot;-&quot;,SUM(I12:I18))" table:style-name="ce52">
            <text:p>0<text:s/></text:p>
          </table:table-cell>
          <table:table-cell office:value-type="float" office:value="0.9" table:formula="msoxl:=  IF(SUM(J12:J18)=0,&quot;-&quot;,SUM(J12:J18))" table:style-name="ce52">
            <text:p>1<text:s/></text:p>
          </table:table-cell>
          <table:table-cell office:value-type="float" office:value="214154.64640000003" table:formula="msoxl:=  IF(SUM(K12:K18)=0,&quot;-&quot;,SUM(K12:K18))" table:style-name="ce52">
            <text:p>214,155<text:s/></text:p>
          </table:table-cell>
          <table:table-cell office:value-type="float" office:value="7227981.96325" table:formula="msoxl:=  IF(SUM(L12:L18)=0,&quot;-&quot;,SUM(L12:L18))" table:style-name="ce52">
            <text:p>7,227,982<text:s/>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52">
            <text:p>-</text:p>
          </table:table-cell>
          <table:table-cell office:value-type="float" office:value="2.7E-2" table:formula="msoxl:=  IF(SUM(O12:O18)=0,&quot;-&quot;,SUM(O12:O18))" table:style-name="ce52">
            <text:p>0<text:s/></text:p>
          </table:table-cell>
          <table:table-cell office:value-type="float" office:value="0.91800000000000004" table:formula="msoxl:=  IF(SUM(P12:P18)=0,&quot;-&quot;,SUM(P12:P18))" table:style-name="ce52">
            <text:p>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2,K12,M12,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,'漁業生產量值-漁業種類別魚類別生產量值9'!C12,'漁業生產量值-漁業種類別魚類別生產量值9'!E12,'漁業生產量值-漁業種類別魚類別生產量值9'!G12)=0,&quot;-&quot;,SUM(I12,K12,M12,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,'漁業生產量值-漁業種類別魚類別生產量值9'!C12,'漁業生產量值-漁業種類別魚類別生產量值9'!E12,'漁業生產量值-漁業種類別魚類別生產量值9'!G12))" table:style-name="ce55">
            <text:p>-</text:p>
          </table:table-cell>
          <table:table-cell office:value-type="string" office:string-value="-" table:formula="msoxl:=  IF(SUM(J12,L12,N12,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,'漁業生產量值-漁業種類別魚類別生產量值9'!D12,'漁業生產量值-漁業種類別魚類別生產量值9'!F12,'漁業生產量值-漁業種類別魚類別生產量值9'!H12)=0,&quot;-&quot;,SUM(J12,L12,N12,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,'漁業生產量值-漁業種類別魚類別生產量值9'!D12,'漁業生產量值-漁業種類別魚類別生產量值9'!F12,'漁業生產量值-漁業種類別魚類別生產量值9'!H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3,K13,M13,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,'漁業生產量值-漁業種類別魚類別生產量值9'!C13,'漁業生產量值-漁業種類別魚類別生產量值9'!E13,'漁業生產量值-漁業種類別魚類別生產量值9'!G13)=0,&quot;-&quot;,SUM(I13,K13,M13,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,'漁業生產量值-漁業種類別魚類別生產量值9'!C13,'漁業生產量值-漁業種類別魚類別生產量值9'!E13,'漁業生產量值-漁業種類別魚類別生產量值9'!G13))" table:style-name="ce55">
            <text:p>-</text:p>
          </table:table-cell>
          <table:table-cell office:value-type="string" office:string-value="-" table:formula="msoxl:=  IF(SUM(J13,L13,N13,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,'漁業生產量值-漁業種類別魚類別生產量值9'!D13,'漁業生產量值-漁業種類別魚類別生產量值9'!F13,'漁業生產量值-漁業種類別魚類別生產量值9'!H13)=0,&quot;-&quot;,SUM(J13,L13,N13,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,'漁業生產量值-漁業種類別魚類別生產量值9'!D13,'漁業生產量值-漁業種類別魚類別生產量值9'!F13,'漁業生產量值-漁業種類別魚類別生產量值9'!H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37687.69365" table:formula="msoxl:=  IF(SUM(I14,K14,M14,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,'漁業生產量值-漁業種類別魚類別生產量值9'!C14,'漁業生產量值-漁業種類別魚類別生產量值9'!E14,'漁業生產量值-漁業種類別魚類別生產量值9'!G14)=0,&quot;-&quot;,SUM(I14,K14,M14,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,'漁業生產量值-漁業種類別魚類別生產量值9'!C14,'漁業生產量值-漁業種類別魚類別生產量值9'!E14,'漁業生產量值-漁業種類別魚類別生產量值9'!G14))" table:style-name="ce55">
            <text:p>237,688<text:s/></text:p>
          </table:table-cell>
          <table:table-cell office:value-type="float" office:value="8191120.7030800004" table:formula="msoxl:=  IF(SUM(J14,L14,N14,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,'漁業生產量值-漁業種類別魚類別生產量值9'!D14,'漁業生產量值-漁業種類別魚類別生產量值9'!F14,'漁業生產量值-漁業種類別魚類別生產量值9'!H14)=0,&quot;-&quot;,SUM(J14,L14,N14,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,'漁業生產量值-漁業種類別魚類別生產量值9'!D14,'漁業生產量值-漁業種類別魚類別生產量值9'!F14,'漁業生產量值-漁業種類別魚類別生產量值9'!H14))" table:style-name="ce55">
            <text:p>8,191,12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3721.69330000001" table:style-name="ce55">
            <text:p>213,722<text:s/></text:p>
          </table:table-cell>
          <table:table-cell office:value-type="float" office:value="7216803.0137900002" table:style-name="ce55">
            <text:p>7,216,80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5,K15,M15,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,'漁業生產量值-漁業種類別魚類別生產量值9'!C15,'漁業生產量值-漁業種類別魚類別生產量值9'!E15,'漁業生產量值-漁業種類別魚類別生產量值9'!G15)=0,&quot;-&quot;,SUM(I15,K15,M15,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,'漁業生產量值-漁業種類別魚類別生產量值9'!C15,'漁業生產量值-漁業種類別魚類別生產量值9'!E15,'漁業生產量值-漁業種類別魚類別生產量值9'!G15))" table:style-name="ce55">
            <text:p>-</text:p>
          </table:table-cell>
          <table:table-cell office:value-type="string" office:string-value="-" table:formula="msoxl:=  IF(SUM(J15,L15,N15,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,'漁業生產量值-漁業種類別魚類別生產量值9'!D15,'漁業生產量值-漁業種類別魚類別生產量值9'!F15,'漁業生產量值-漁業種類別魚類別生產量值9'!H15)=0,&quot;-&quot;,SUM(J15,L15,N15,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,'漁業生產量值-漁業種類別魚類別生產量值9'!D15,'漁業生產量值-漁業種類別魚類別生產量值9'!F15,'漁業生產量值-漁業種類別魚類別生產量值9'!H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18585.43762000003" table:formula="msoxl:=  IF(SUM(I16,K16,M16,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,'漁業生產量值-漁業種類別魚類別生產量值9'!C16,'漁業生產量值-漁業種類別魚類別生產量值9'!E16,'漁業生產量值-漁業種類別魚類別生產量值9'!G16)=0,&quot;-&quot;,SUM(I16,K16,M16,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,'漁業生產量值-漁業種類別魚類別生產量值9'!C16,'漁業生產量值-漁業種類別魚類別生產量值9'!E16,'漁業生產量值-漁業種類別魚類別生產量值9'!G16))" table:style-name="ce55">
            <text:p>118,585<text:s/></text:p>
          </table:table-cell>
          <table:table-cell office:value-type="float" office:value="17099942.738299999" table:formula="msoxl:=  IF(SUM(J16,L16,N16,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,'漁業生產量值-漁業種類別魚類別生產量值9'!D16,'漁業生產量值-漁業種類別魚類別生產量值9'!F16,'漁業生產量值-漁業種類別魚類別生產量值9'!H16)=0,&quot;-&quot;,SUM(J16,L16,N16,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,'漁業生產量值-漁業種類別魚類別生產量值9'!D16,'漁業生產量值-漁業種類別魚類別生產量值9'!F16,'漁業生產量值-漁業種類別魚類別生產量值9'!H16))" table:style-name="ce55">
            <text:p>17,099,943<text:s/></text:p>
          </table:table-cell>
          <table:table-cell office:value-type="float" office:value="4.4999999999999998E-2" table:style-name="ce55">
            <text:p>0<text:s/></text:p>
          </table:table-cell>
          <table:table-cell office:value-type="float" office:value="0.9" table:style-name="ce55">
            <text:p>1<text:s/></text:p>
          </table:table-cell>
          <table:table-cell office:value-type="float" office:value="432.95310000000001" table:style-name="ce55">
            <text:p>433<text:s/></text:p>
          </table:table-cell>
          <table:table-cell office:value-type="float" office:value="11178.94946" table:style-name="ce55">
            <text:p>11,17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7E-2" table:style-name="ce55">
            <text:p>0<text:s/></text:p>
          </table:table-cell>
          <table:table-cell office:value-type="float" office:value="0.91800000000000004" table:style-name="ce55">
            <text:p>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7,K17,M17,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,'漁業生產量值-漁業種類別魚類別生產量值9'!C17,'漁業生產量值-漁業種類別魚類別生產量值9'!E17,'漁業生產量值-漁業種類別魚類別生產量值9'!G17)=0,&quot;-&quot;,SUM(I17,K17,M17,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,'漁業生產量值-漁業種類別魚類別生產量值9'!C17,'漁業生產量值-漁業種類別魚類別生產量值9'!E17,'漁業生產量值-漁業種類別魚類別生產量值9'!G17))" table:style-name="ce55">
            <text:p>-</text:p>
          </table:table-cell>
          <table:table-cell office:value-type="string" office:string-value="-" table:formula="msoxl:=  IF(SUM(J17,L17,N17,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,'漁業生產量值-漁業種類別魚類別生產量值9'!D17,'漁業生產量值-漁業種類別魚類別生產量值9'!F17,'漁業生產量值-漁業種類別魚類別生產量值9'!H17)=0,&quot;-&quot;,SUM(J17,L17,N17,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,'漁業生產量值-漁業種類別魚類別生產量值9'!D17,'漁業生產量值-漁業種類別魚類別生產量值9'!F17,'漁業生產量值-漁業種類別魚類別生產量值9'!H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055.9748300000001" table:formula="msoxl:=  IF(SUM(I18,K18,M18,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,'漁業生產量值-漁業種類別魚類別生產量值9'!C18,'漁業生產量值-漁業種類別魚類別生產量值9'!E18,'漁業生產量值-漁業種類別魚類別生產量值9'!G18)=0,&quot;-&quot;,SUM(I18,K18,M18,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,'漁業生產量值-漁業種類別魚類別生產量值9'!C18,'漁業生產量值-漁業種類別魚類別生產量值9'!E18,'漁業生產量值-漁業種類別魚類別生產量值9'!G18))" table:style-name="ce55">
            <text:p>1,056<text:s/></text:p>
          </table:table-cell>
          <table:table-cell office:value-type="float" office:value="41499.81076" table:formula="msoxl:=  IF(SUM(J18,L18,N18,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,'漁業生產量值-漁業種類別魚類別生產量值9'!D18,'漁業生產量值-漁業種類別魚類別生產量值9'!F18,'漁業生產量值-漁業種類別魚類別生產量值9'!H18)=0,&quot;-&quot;,SUM(J18,L18,N18,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,'漁業生產量值-漁業種類別魚類別生產量值9'!D18,'漁業生產量值-漁業種類別魚類別生產量值9'!F18,'漁業生產量值-漁業種類別魚類別生產量值9'!H18))" table:style-name="ce55">
            <text:p>41,500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69106.422829999996" table:formula="msoxl:=  IF(SUM(G20:G35)=0,&quot;-&quot;,SUM(G20:G35))" table:style-name="ce52">
            <text:p>69,106<text:s/></text:p>
          </table:table-cell>
          <table:table-cell office:value-type="float" office:value="5863965.3901900016" table:formula="msoxl:=  IF(SUM(H20:H35)=0,&quot;-&quot;,SUM(H20:H35))" table:style-name="ce52">
            <text:p>5,863,965<text:s/></text:p>
          </table:table-cell>
          <table:table-cell office:value-type="float" office:value="59131.29391" table:formula="msoxl:=  IF(SUM(I20:I35)=0,&quot;-&quot;,SUM(I20:I35))" table:style-name="ce52">
            <text:p>59,131<text:s/></text:p>
          </table:table-cell>
          <table:table-cell office:value-type="float" office:value="4745064.6060000006" table:formula="msoxl:=  IF(SUM(J20:J35)=0,&quot;-&quot;,SUM(J20:J35))" table:style-name="ce52">
            <text:p>4,745,065<text:s/></text:p>
          </table:table-cell>
          <table:table-cell office:value-type="float" office:value="2550.8915699999998" table:formula="msoxl:=  IF(SUM(K20:K35)=0,&quot;-&quot;,SUM(K20:K35))" table:style-name="ce52">
            <text:p>2,551<text:s/></text:p>
          </table:table-cell>
          <table:table-cell office:value-type="float" office:value="89774.2641" table:formula="msoxl:=  IF(SUM(L20:L35)=0,&quot;-&quot;,SUM(L20:L35))" table:style-name="ce52">
            <text:p>89,774<text:s/></text:p>
          </table:table-cell>
          <table:table-cell office:value-type="float" office:value="216.07586000000001" table:formula="msoxl:=  IF(SUM(M20:M35)=0,&quot;-&quot;,SUM(M20:M35))" table:style-name="ce52">
            <text:p>216<text:s/></text:p>
          </table:table-cell>
          <table:table-cell office:value-type="float" office:value="9108.5987100000002" table:formula="msoxl:=  IF(SUM(N20:N35)=0,&quot;-&quot;,SUM(N20:N35))" table:style-name="ce52">
            <text:p>9,109<text:s/></text:p>
          </table:table-cell>
          <table:table-cell office:value-type="float" office:value="1449.5832200000002" table:formula="msoxl:=  IF(SUM(O20:O35)=0,&quot;-&quot;,SUM(O20:O35))" table:style-name="ce52">
            <text:p>1,450<text:s/></text:p>
          </table:table-cell>
          <table:table-cell office:value-type="float" office:value="32511.896540000002" table:formula="msoxl:=  IF(SUM(P20:P35)=0,&quot;-&quot;,SUM(P20:P35))" table:style-name="ce52">
            <text:p>32,51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I20,K20,M20,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,'漁業生產量值-漁業種類別魚類別生產量值9'!C20,'漁業生產量值-漁業種類別魚類別生產量值9'!E20,'漁業生產量值-漁業種類別魚類別生產量值9'!G20)=0,&quot;-&quot;,SUM(I20,K20,M20,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,'漁業生產量值-漁業種類別魚類別生產量值9'!C20,'漁業生產量值-漁業種類別魚類別生產量值9'!E20,'漁業生產量值-漁業種類別魚類別生產量值9'!G20))" table:style-name="ce55">
            <text:p>-</text:p>
          </table:table-cell>
          <table:table-cell office:value-type="string" office:string-value="-" table:formula="msoxl:=  IF(SUM(J20,L20,N20,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,'漁業生產量值-漁業種類別魚類別生產量值9'!D20,'漁業生產量值-漁業種類別魚類別生產量值9'!F20,'漁業生產量值-漁業種類別魚類別生產量值9'!H20)=0,&quot;-&quot;,SUM(J20,L20,N20,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,'漁業生產量值-漁業種類別魚類別生產量值9'!D20,'漁業生產量值-漁業種類別魚類別生產量值9'!F20,'漁業生產量值-漁業種類別魚類別生產量值9'!H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1,K21,M21,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,'漁業生產量值-漁業種類別魚類別生產量值9'!C21,'漁業生產量值-漁業種類別魚類別生產量值9'!E21,'漁業生產量值-漁業種類別魚類別生產量值9'!G21)=0,&quot;-&quot;,SUM(I21,K21,M21,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,'漁業生產量值-漁業種類別魚類別生產量值9'!C21,'漁業生產量值-漁業種類別魚類別生產量值9'!E21,'漁業生產量值-漁業種類別魚類別生產量值9'!G21))" table:style-name="ce55">
            <text:p>-</text:p>
          </table:table-cell>
          <table:table-cell office:value-type="string" office:string-value="-" table:formula="msoxl:=  IF(SUM(J21,L21,N21,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,'漁業生產量值-漁業種類別魚類別生產量值9'!D21,'漁業生產量值-漁業種類別魚類別生產量值9'!F21,'漁業生產量值-漁業種類別魚類別生產量值9'!H21)=0,&quot;-&quot;,SUM(J21,L21,N21,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,'漁業生產量值-漁業種類別魚類別生產量值9'!D21,'漁業生產量值-漁業種類別魚類別生產量值9'!F21,'漁業生產量值-漁業種類別魚類別生產量值9'!H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26.32" table:formula="msoxl:=  IF(SUM(I22,K22,M22,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,'漁業生產量值-漁業種類別魚類別生產量值9'!C22,'漁業生產量值-漁業種類別魚類別生產量值9'!E22,'漁業生產量值-漁業種類別魚類別生產量值9'!G22)=0,&quot;-&quot;,SUM(I22,K22,M22,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,'漁業生產量值-漁業種類別魚類別生產量值9'!C22,'漁業生產量值-漁業種類別魚類別生產量值9'!E22,'漁業生產量值-漁業種類別魚類別生產量值9'!G22))" table:style-name="ce55">
            <text:p>926<text:s/></text:p>
          </table:table-cell>
          <table:table-cell office:value-type="float" office:value="46011.399999999994" table:formula="msoxl:=  IF(SUM(J22,L22,N22,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,'漁業生產量值-漁業種類別魚類別生產量值9'!D22,'漁業生產量值-漁業種類別魚類別生產量值9'!F22,'漁業生產量值-漁業種類別魚類別生產量值9'!H22)=0,&quot;-&quot;,SUM(J22,L22,N22,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,'漁業生產量值-漁業種類別魚類別生產量值9'!D22,'漁業生產量值-漁業種類別魚類別生產量值9'!F22,'漁業生產量值-漁業種類別魚類別生產量值9'!H22))" table:style-name="ce55">
            <text:p>46,011<text:s/></text:p>
          </table:table-cell>
          <table:table-cell office:value-type="float" office:value="450" table:style-name="ce55">
            <text:p>450<text:s/></text:p>
          </table:table-cell>
          <table:table-cell office:value-type="float" office:value="29250" table:style-name="ce55">
            <text:p>29,250<text:s/></text:p>
          </table:table-cell>
          <table:table-cell office:value-type="float" office:value="28.9" table:style-name="ce55">
            <text:p>29<text:s/></text:p>
          </table:table-cell>
          <table:table-cell office:value-type="float" office:value="693.6" table:style-name="ce55">
            <text:p>69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11.5" table:style-name="ce55">
            <text:p>412<text:s/></text:p>
          </table:table-cell>
          <table:table-cell office:value-type="float" office:value="9876" table:style-name="ce55">
            <text:p>9,87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436.3543899999995" table:formula="msoxl:=  IF(SUM(I23,K23,M23,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,'漁業生產量值-漁業種類別魚類別生產量值9'!C23,'漁業生產量值-漁業種類別魚類別生產量值9'!E23,'漁業生產量值-漁業種類別魚類別生產量值9'!G23)=0,&quot;-&quot;,SUM(I23,K23,M23,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,'漁業生產量值-漁業種類別魚類別生產量值9'!C23,'漁業生產量值-漁業種類別魚類別生產量值9'!E23,'漁業生產量值-漁業種類別魚類別生產量值9'!G23))" table:style-name="ce55">
            <text:p>5,436<text:s/></text:p>
          </table:table-cell>
          <table:table-cell office:value-type="float" office:value="416607.79670000006" table:formula="msoxl:=  IF(SUM(J23,L23,N23,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,'漁業生產量值-漁業種類別魚類別生產量值9'!D23,'漁業生產量值-漁業種類別魚類別生產量值9'!F23,'漁業生產量值-漁業種類別魚類別生產量值9'!H23)=0,&quot;-&quot;,SUM(J23,L23,N23,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,'漁業生產量值-漁業種類別魚類別生產量值9'!D23,'漁業生產量值-漁業種類別魚類別生產量值9'!F23,'漁業生產量值-漁業種類別魚類別生產量值9'!H23))" table:style-name="ce55">
            <text:p>416,608<text:s/></text:p>
          </table:table-cell>
          <table:table-cell office:value-type="float" office:value="4894.46" table:style-name="ce55">
            <text:p>4,894<text:s/></text:p>
          </table:table-cell>
          <table:table-cell office:value-type="float" office:value="318253.05249999999" table:style-name="ce55">
            <text:p>318,253<text:s/></text:p>
          </table:table-cell>
          <table:table-cell office:value-type="float" office:value="134.48761999999999" table:style-name="ce55">
            <text:p>134<text:s/></text:p>
          </table:table-cell>
          <table:table-cell office:value-type="float" office:value="5400.1230999999998" table:style-name="ce55">
            <text:p>5,400<text:s/></text:p>
          </table:table-cell>
          <table:table-cell office:value-type="float" office:value="43.107999999999997" table:style-name="ce55">
            <text:p>43<text:s/></text:p>
          </table:table-cell>
          <table:table-cell office:value-type="float" office:value="2112.2919999999999" table:style-name="ce55">
            <text:p>2,112<text:s/></text:p>
          </table:table-cell>
          <table:table-cell office:value-type="float" office:value="21.547599999999999" table:style-name="ce55">
            <text:p>22<text:s/></text:p>
          </table:table-cell>
          <table:table-cell office:value-type="float" office:value="494.39429000000001" table:style-name="ce55">
            <text:p>49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12.33675000000005" table:formula="msoxl:=  IF(SUM(I24,K24,M24,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,'漁業生產量值-漁業種類別魚類別生產量值9'!C24,'漁業生產量值-漁業種類別魚類別生產量值9'!E24,'漁業生產量值-漁業種類別魚類別生產量值9'!G24)=0,&quot;-&quot;,SUM(I24,K24,M24,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,'漁業生產量值-漁業種類別魚類別生產量值9'!C24,'漁業生產量值-漁業種類別魚類別生產量值9'!E24,'漁業生產量值-漁業種類別魚類別生產量值9'!G24))" table:style-name="ce55">
            <text:p>712<text:s/></text:p>
          </table:table-cell>
          <table:table-cell office:value-type="float" office:value="98318.807939999984" table:formula="msoxl:=  IF(SUM(J24,L24,N24,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,'漁業生產量值-漁業種類別魚類別生產量值9'!D24,'漁業生產量值-漁業種類別魚類別生產量值9'!F24,'漁業生產量值-漁業種類別魚類別生產量值9'!H24)=0,&quot;-&quot;,SUM(J24,L24,N24,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,'漁業生產量值-漁業種類別魚類別生產量值9'!D24,'漁業生產量值-漁業種類別魚類別生產量值9'!F24,'漁業生產量值-漁業種類別魚類別生產量值9'!H24))" table:style-name="ce55">
            <text:p>98,319<text:s/></text:p>
          </table:table-cell>
          <table:table-cell office:value-type="float" office:value="3.7999999999999999E-2" table:style-name="ce55">
            <text:p>0<text:s/></text:p>
          </table:table-cell>
          <table:table-cell office:value-type="float" office:value="1.33" table:style-name="ce55">
            <text:p>1<text:s/></text:p>
          </table:table-cell>
          <table:table-cell office:value-type="float" office:value="2.2679999999999999E-2" table:style-name="ce55">
            <text:p>0<text:s/></text:p>
          </table:table-cell>
          <table:table-cell office:value-type="float" office:value="1.24739" table:style-name="ce55">
            <text:p>1<text:s/></text:p>
          </table:table-cell>
          <table:table-cell office:value-type="float" office:value="8.6639999999999997" table:style-name="ce55">
            <text:p>9<text:s/></text:p>
          </table:table-cell>
          <table:table-cell office:value-type="float" office:value="388.76799999999997" table:style-name="ce55">
            <text:p>389<text:s/></text:p>
          </table:table-cell>
          <table:table-cell office:value-type="float" office:value="2.4260000000000002" table:style-name="ce55">
            <text:p>2<text:s/></text:p>
          </table:table-cell>
          <table:table-cell office:value-type="float" office:value="152.83799999999999" table:style-name="ce55">
            <text:p>15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7879.645929999991" table:formula="msoxl:=  IF(SUM(I25,K25,M25,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,'漁業生產量值-漁業種類別魚類別生產量值9'!C25,'漁業生產量值-漁業種類別魚類別生產量值9'!E25,'漁業生產量值-漁業種類別魚類別生產量值9'!G25)=0,&quot;-&quot;,SUM(I25,K25,M25,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,'漁業生產量值-漁業種類別魚類別生產量值9'!C25,'漁業生產量值-漁業種類別魚類別生產量值9'!E25,'漁業生產量值-漁業種類別魚類別生產量值9'!G25))" table:style-name="ce55">
            <text:p>57,880<text:s/></text:p>
          </table:table-cell>
          <table:table-cell office:value-type="float" office:value="4538617.7530900007" table:formula="msoxl:=  IF(SUM(J25,L25,N25,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,'漁業生產量值-漁業種類別魚類別生產量值9'!D25,'漁業生產量值-漁業種類別魚類別生產量值9'!F25,'漁業生產量值-漁業種類別魚類別生產量值9'!H25)=0,&quot;-&quot;,SUM(J25,L25,N25,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,'漁業生產量值-漁業種類別魚類別生產量值9'!D25,'漁業生產量值-漁業種類別魚類別生產量值9'!F25,'漁業生產量值-漁業種類別魚類別生產量值9'!H25))" table:style-name="ce55">
            <text:p>4,538,618<text:s/></text:p>
          </table:table-cell>
          <table:table-cell office:value-type="float" office:value="53604.518909999999" table:style-name="ce55">
            <text:p>53,605<text:s/></text:p>
          </table:table-cell>
          <table:table-cell office:value-type="float" office:value="4388721.8316200003" table:style-name="ce55">
            <text:p>4,388,722<text:s/></text:p>
          </table:table-cell>
          <table:table-cell office:value-type="float" office:value="2162.1604699999998" table:style-name="ce55">
            <text:p>2,162<text:s/></text:p>
          </table:table-cell>
          <table:table-cell office:value-type="float" office:value="74892.005309999993" table:style-name="ce55">
            <text:p>74,892<text:s/></text:p>
          </table:table-cell>
          <table:table-cell office:value-type="float" office:value="153.25386" table:style-name="ce55">
            <text:p>153<text:s/></text:p>
          </table:table-cell>
          <table:table-cell office:value-type="float" office:value="6085.6187300000001" table:style-name="ce55">
            <text:p>6,086<text:s/></text:p>
          </table:table-cell>
          <table:table-cell office:value-type="float" office:value="1001.1101200000001" table:style-name="ce55">
            <text:p>1,001<text:s/></text:p>
          </table:table-cell>
          <table:table-cell office:value-type="float" office:value="21335.716469999999" table:style-name="ce55">
            <text:p>21,33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6,K26,M26,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,'漁業生產量值-漁業種類別魚類別生產量值9'!C26,'漁業生產量值-漁業種類別魚類別生產量值9'!E26,'漁業生產量值-漁業種類別魚類別生產量值9'!G26)=0,&quot;-&quot;,SUM(I26,K26,M26,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,'漁業生產量值-漁業種類別魚類別生產量值9'!C26,'漁業生產量值-漁業種類別魚類別生產量值9'!E26,'漁業生產量值-漁業種類別魚類別生產量值9'!G26))" table:style-name="ce55">
            <text:p>-</text:p>
          </table:table-cell>
          <table:table-cell office:value-type="string" office:string-value="-" table:formula="msoxl:=  IF(SUM(J26,L26,N26,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,'漁業生產量值-漁業種類別魚類別生產量值9'!D26,'漁業生產量值-漁業種類別魚類別生產量值9'!F26,'漁業生產量值-漁業種類別魚類別生產量值9'!H26)=0,&quot;-&quot;,SUM(J26,L26,N26,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,'漁業生產量值-漁業種類別魚類別生產量值9'!D26,'漁業生產量值-漁業種類別魚類別生產量值9'!F26,'漁業生產量值-漁業種類別魚類別生產量值9'!H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545.9101000000001" table:formula="msoxl:=  IF(SUM(I27,K27,M27,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,'漁業生產量值-漁業種類別魚類別生產量值9'!C27,'漁業生產量值-漁業種類別魚類別生產量值9'!E27,'漁業生產量值-漁業種類別魚類別生產量值9'!G27)=0,&quot;-&quot;,SUM(I27,K27,M27,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,'漁業生產量值-漁業種類別魚類別生產量值9'!C27,'漁業生產量值-漁業種類別魚類別生產量值9'!E27,'漁業生產量值-漁業種類別魚類別生產量值9'!G27))" table:style-name="ce55">
            <text:p>3,546<text:s/></text:p>
          </table:table-cell>
          <table:table-cell office:value-type="float" office:value="705781.02350000001" table:formula="msoxl:=  IF(SUM(J27,L27,N27,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,'漁業生產量值-漁業種類別魚類別生產量值9'!D27,'漁業生產量值-漁業種類別魚類別生產量值9'!F27,'漁業生產量值-漁業種類別魚類別生產量值9'!H27)=0,&quot;-&quot;,SUM(J27,L27,N27,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,'漁業生產量值-漁業種類別魚類別生產量值9'!D27,'漁業生產量值-漁業種類別魚類別生產量值9'!F27,'漁業生產量值-漁業種類別魚類別生產量值9'!H27))" table:style-name="ce55">
            <text:p>705,78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5.436400000000006" table:style-name="ce55">
            <text:p>65<text:s/></text:p>
          </table:table-cell>
          <table:table-cell office:value-type="float" office:value="2632.6830599999998" table:style-name="ce55">
            <text:p>2,633<text:s/></text:p>
          </table:table-cell>
          <table:table-cell office:value-type="float" office:value="7.05" table:style-name="ce55">
            <text:p>7<text:s/></text:p>
          </table:table-cell>
          <table:table-cell office:value-type="float" office:value="214.31997999999999" table:style-name="ce55">
            <text:p>214<text:s/></text:p>
          </table:table-cell>
          <table:table-cell office:value-type="float" office:value="5.9290000000000003" table:style-name="ce55">
            <text:p>6<text:s/></text:p>
          </table:table-cell>
          <table:table-cell office:value-type="float" office:value="136.9599" table:style-name="ce55">
            <text:p>13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90.32213000000002" table:formula="msoxl:=  IF(SUM(I28,K28,M28,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,'漁業生產量值-漁業種類別魚類別生產量值9'!C28,'漁業生產量值-漁業種類別魚類別生產量值9'!E28,'漁業生產量值-漁業種類別魚類別生產量值9'!G28)=0,&quot;-&quot;,SUM(I28,K28,M28,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,'漁業生產量值-漁業種類別魚類別生產量值9'!C28,'漁業生產量值-漁業種類別魚類別生產量值9'!E28,'漁業生產量值-漁業種類別魚類別生產量值9'!G28))" table:style-name="ce55">
            <text:p>290<text:s/></text:p>
          </table:table-cell>
          <table:table-cell office:value-type="float" office:value="32739.670630000001" table:formula="msoxl:=  IF(SUM(J28,L28,N28,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,'漁業生產量值-漁業種類別魚類別生產量值9'!D28,'漁業生產量值-漁業種類別魚類別生產量值9'!F28,'漁業生產量值-漁業種類別魚類別生產量值9'!H28)=0,&quot;-&quot;,SUM(J28,L28,N28,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,'漁業生產量值-漁業種類別魚類別生產量值9'!D28,'漁業生產量值-漁業種類別魚類別生產量值9'!F28,'漁業生產量值-漁業種類別魚類別生產量值9'!H28))" table:style-name="ce55">
            <text:p>32,74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52.48339999999999" table:style-name="ce55">
            <text:p>152<text:s/></text:p>
          </table:table-cell>
          <table:table-cell office:value-type="float" office:value="5718.1869999999999" table:style-name="ce55">
            <text:p>5,71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1615000000000002" table:style-name="ce55">
            <text:p>2<text:s/></text:p>
          </table:table-cell>
          <table:table-cell office:value-type="float" office:value="128.17688000000001" table:style-name="ce55">
            <text:p>12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3.264999999999993" table:formula="msoxl:=  IF(SUM(I29,K29,M29,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,'漁業生產量值-漁業種類別魚類別生產量值9'!C29,'漁業生產量值-漁業種類別魚類別生產量值9'!E29,'漁業生產量值-漁業種類別魚類別生產量值9'!G29)=0,&quot;-&quot;,SUM(I29,K29,M29,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,'漁業生產量值-漁業種類別魚類別生產量值9'!C29,'漁業生產量值-漁業種類別魚類別生產量值9'!E29,'漁業生產量值-漁業種類別魚類別生產量值9'!G29))" table:style-name="ce55">
            <text:p>53<text:s/></text:p>
          </table:table-cell>
          <table:table-cell office:value-type="float" office:value="5881.5023100000008" table:formula="msoxl:=  IF(SUM(J29,L29,N29,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,'漁業生產量值-漁業種類別魚類別生產量值9'!D29,'漁業生產量值-漁業種類別魚類別生產量值9'!F29,'漁業生產量值-漁業種類別魚類別生產量值9'!H29)=0,&quot;-&quot;,SUM(J29,L29,N29,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,'漁業生產量值-漁業種類別魚類別生產量值9'!D29,'漁業生產量值-漁業種類別魚類別生產量值9'!F29,'漁業生產量值-漁業種類別魚類別生產量值9'!H29))" table:style-name="ce55">
            <text:p>5,88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1909999999999998" table:style-name="ce55">
            <text:p>4<text:s/></text:p>
          </table:table-cell>
          <table:table-cell office:value-type="float" office:value="316.04324000000003" table:style-name="ce55">
            <text:p>316<text:s/></text:p>
          </table:table-cell>
          <table:table-cell office:value-type="float" office:value="4" table:style-name="ce55">
            <text:p>4<text:s/></text:p>
          </table:table-cell>
          <table:table-cell office:value-type="float" office:value="307.60000000000002" table:style-name="ce55">
            <text:p>308<text:s/></text:p>
          </table:table-cell>
          <table:table-cell office:value-type="float" office:value="4.9089999999999998" table:style-name="ce55">
            <text:p>5<text:s/></text:p>
          </table:table-cell>
          <table:table-cell office:value-type="float" office:value="387.81099999999998" table:style-name="ce55">
            <text:p>38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10.74553" table:formula="msoxl:=  IF(SUM(I30,K30,M30,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,'漁業生產量值-漁業種類別魚類別生產量值9'!C30,'漁業生產量值-漁業種類別魚類別生產量值9'!E30,'漁業生產量值-漁業種類別魚類別生產量值9'!G30)=0,&quot;-&quot;,SUM(I30,K30,M30,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,'漁業生產量值-漁業種類別魚類別生產量值9'!C30,'漁業生產量值-漁業種類別魚類別生產量值9'!E30,'漁業生產量值-漁業種類別魚類別生產量值9'!G30))" table:style-name="ce55">
            <text:p>111<text:s/></text:p>
          </table:table-cell>
          <table:table-cell office:value-type="float" office:value="15221.916139999999" table:formula="msoxl:=  IF(SUM(J30,L30,N30,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,'漁業生產量值-漁業種類別魚類別生產量值9'!D30,'漁業生產量值-漁業種類別魚類別生產量值9'!F30,'漁業生產量值-漁業種類別魚類別生產量值9'!H30)=0,&quot;-&quot;,SUM(J30,L30,N30,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,'漁業生產量值-漁業種類別魚類別生產量值9'!D30,'漁業生產量值-漁業種類別魚類別生產量值9'!F30,'漁業生產量值-漁業種類別魚類別生產量值9'!H30))" table:style-name="ce55">
            <text:p>15,222<text:s/></text:p>
          </table:table-cell>
          <table:table-cell office:value-type="float" office:value="45.5" table:style-name="ce55">
            <text:p>46<text:s/></text:p>
          </table:table-cell>
          <table:table-cell office:value-type="float" office:value="5460" table:style-name="ce55">
            <text:p>5,460<text:s/></text:p>
          </table:table-cell>
          <table:table-cell office:value-type="float" office:value="3.21" table:style-name="ce55">
            <text:p>3<text:s/></text:p>
          </table:table-cell>
          <table:table-cell office:value-type="float" office:value="120.375" table:style-name="ce55">
            <text:p>12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3" table:formula="msoxl:=  IF(SUM(I31,K31,M31,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,'漁業生產量值-漁業種類別魚類別生產量值9'!C31,'漁業生產量值-漁業種類別魚類別生產量值9'!E31,'漁業生產量值-漁業種類別魚類別生產量值9'!G31)=0,&quot;-&quot;,SUM(I31,K31,M31,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,'漁業生產量值-漁業種類別魚類別生產量值9'!C31,'漁業生產量值-漁業種類別魚類別生產量值9'!E31,'漁業生產量值-漁業種類別魚類別生產量值9'!G31))" table:style-name="ce55">
            <text:p>1<text:s/></text:p>
          </table:table-cell>
          <table:table-cell office:value-type="float" office:value="156.65" table:formula="msoxl:=  IF(SUM(J31,L31,N31,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,'漁業生產量值-漁業種類別魚類別生產量值9'!D31,'漁業生產量值-漁業種類別魚類別生產量值9'!F31,'漁業生產量值-漁業種類別魚類別生產量值9'!H31)=0,&quot;-&quot;,SUM(J31,L31,N31,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,'漁業生產量值-漁業種類別魚類別生產量值9'!D31,'漁業生產量值-漁業種類別魚類別生產量值9'!F31,'漁業生產量值-漁業種類別魚類別生產量值9'!H31))" table:style-name="ce55">
            <text:p>15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2,K32,M32,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,'漁業生產量值-漁業種類別魚類別生產量值9'!C32,'漁業生產量值-漁業種類別魚類別生產量值9'!E32,'漁業生產量值-漁業種類別魚類別生產量值9'!G32)=0,&quot;-&quot;,SUM(I32,K32,M32,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,'漁業生產量值-漁業種類別魚類別生產量值9'!C32,'漁業生產量值-漁業種類別魚類別生產量值9'!E32,'漁業生產量值-漁業種類別魚類別生產量值9'!G32))" table:style-name="ce55">
            <text:p>-</text:p>
          </table:table-cell>
          <table:table-cell office:value-type="string" office:string-value="-" table:formula="msoxl:=  IF(SUM(J32,L32,N32,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,'漁業生產量值-漁業種類別魚類別生產量值9'!D32,'漁業生產量值-漁業種類別魚類別生產量值9'!F32,'漁業生產量值-漁業種類別魚類別生產量值9'!H32)=0,&quot;-&quot;,SUM(J32,L32,N32,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,'漁業生產量值-漁業種類別魚類別生產量值9'!D32,'漁業生產量值-漁業種類別魚類別生產量值9'!F32,'漁業生產量值-漁業種類別魚類別生產量值9'!H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3,K33,M33,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,'漁業生產量值-漁業種類別魚類別生產量值9'!C33,'漁業生產量值-漁業種類別魚類別生產量值9'!E33,'漁業生產量值-漁業種類別魚類別生產量值9'!G33)=0,&quot;-&quot;,SUM(I33,K33,M33,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,'漁業生產量值-漁業種類別魚類別生產量值9'!C33,'漁業生產量值-漁業種類別魚類別生產量值9'!E33,'漁業生產量值-漁業種類別魚類別生產量值9'!G33))" table:style-name="ce55">
            <text:p>-</text:p>
          </table:table-cell>
          <table:table-cell office:value-type="string" office:string-value="-" table:formula="msoxl:=  IF(SUM(J33,L33,N33,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,'漁業生產量值-漁業種類別魚類別生產量值9'!D33,'漁業生產量值-漁業種類別魚類別生產量值9'!F33,'漁業生產量值-漁業種類別魚類別生產量值9'!H33)=0,&quot;-&quot;,SUM(J33,L33,N33,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,'漁業生產量值-漁業種類別魚類別生產量值9'!D33,'漁業生產量值-漁業種類別魚類別生產量值9'!F33,'漁業生產量值-漁業種類別魚類別生產量值9'!H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4,K34,M34,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,'漁業生產量值-漁業種類別魚類別生產量值9'!C34,'漁業生產量值-漁業種類別魚類別生產量值9'!E34,'漁業生產量值-漁業種類別魚類別生產量值9'!G34)=0,&quot;-&quot;,SUM(I34,K34,M34,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,'漁業生產量值-漁業種類別魚類別生產量值9'!C34,'漁業生產量值-漁業種類別魚類別生產量值9'!E34,'漁業生產量值-漁業種類別魚類別生產量值9'!G34))" table:style-name="ce55">
            <text:p>-</text:p>
          </table:table-cell>
          <table:table-cell office:value-type="string" office:string-value="-" table:formula="msoxl:=  IF(SUM(J34,L34,N34,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,'漁業生產量值-漁業種類別魚類別生產量值9'!D34,'漁業生產量值-漁業種類別魚類別生產量值9'!F34,'漁業生產量值-漁業種類別魚類別生產量值9'!H34)=0,&quot;-&quot;,SUM(J34,L34,N34,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,'漁業生產量值-漁業種類別魚類別生產量值9'!D34,'漁業生產量值-漁業種類別魚類別生產量值9'!F34,'漁業生產量值-漁業種類別魚類別生產量值9'!H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50.22299999999998" table:formula="msoxl:=  IF(SUM(I35,K35,M35,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,'漁業生產量值-漁業種類別魚類別生產量值9'!C35,'漁業生產量值-漁業種類別魚類別生產量值9'!E35,'漁業生產量值-漁業種類別魚類別生產量值9'!G35)=0,&quot;-&quot;,SUM(I35,K35,M35,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,'漁業生產量值-漁業種類別魚類別生產量值9'!C35,'漁業生產量值-漁業種類別魚類別生產量值9'!E35,'漁業生產量值-漁業種類別魚類別生產量值9'!G35))" table:style-name="ce55">
            <text:p>150<text:s/></text:p>
          </table:table-cell>
          <table:table-cell office:value-type="float" office:value="4628.8698800000002" table:formula="msoxl:=  IF(SUM(J35,L35,N35,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,'漁業生產量值-漁業種類別魚類別生產量值9'!D35,'漁業生產量值-漁業種類別魚類別生產量值9'!F35,'漁業生產量值-漁業種類別魚類別生產量值9'!H35)=0,&quot;-&quot;,SUM(J35,L35,N35,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,'漁業生產量值-漁業種類別魚類別生產量值9'!D35,'漁業生產量值-漁業種類別魚類別生產量值9'!F35,'漁業生產量值-漁業種類別魚類別生產量值9'!H35))" table:style-name="ce55">
            <text:p>4,629<text:s/></text:p>
          </table:table-cell>
          <table:table-cell office:value-type="float" office:value="136.77699999999999" table:style-name="ce57">
            <text:p>137<text:s/></text:p>
          </table:table-cell>
          <table:table-cell office:value-type="float" office:value="3378.3918800000001" table:style-name="ce57">
            <text:p>3,378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105.3156" table:formula="msoxl:=  IF(SUM(C37:C53)=0,&quot;-&quot;,SUM(C37:C53))" table:style-name="ce52">
            <text:p>105<text:s/></text:p>
          </table:table-cell>
          <table:table-cell office:value-type="float" office:value="8324.9874999999993" table:formula="msoxl:=  IF(SUM(D37:D53)=0,&quot;-&quot;,SUM(D37:D53))" table:style-name="ce52">
            <text:p>8,325<text:s/></text:p>
          </table:table-cell>
          <table:table-cell office:value-type="float" office:value="975.69500000000005" table:formula="msoxl:=  IF(SUM(E37:E53)=0,&quot;-&quot;,SUM(E37:E53))" table:style-name="ce52">
            <text:p>976<text:s/></text:p>
          </table:table-cell>
          <table:table-cell office:value-type="float" office:value="156285.97276999999" table:formula="msoxl:=  IF(SUM(F37:F53)=0,&quot;-&quot;,SUM(F37:F53))" table:style-name="ce52">
            <text:p>156,286<text:s/></text:p>
          </table:table-cell>
          <table:table-cell office:value-type="float" office:value="7752.5468200000023" table:formula="msoxl:=  IF(SUM(G37:G53)=0,&quot;-&quot;,SUM(G37:G53))" table:style-name="ce52">
            <text:p>7,753<text:s/></text:p>
          </table:table-cell>
          <table:table-cell office:value-type="float" office:value="595859.41491000005" table:formula="msoxl:=  IF(SUM(H37:H53)=0,&quot;-&quot;,SUM(H37:H53))" table:style-name="ce52">
            <text:p>595,859<text:s/></text:p>
          </table:table-cell>
          <table:table-cell office:value-type="float" office:value="552.43185000000005" table:formula="msoxl:=  IF(SUM(I37:I53)=0,&quot;-&quot;,SUM(I37:I53))" table:style-name="ce52">
            <text:p>552<text:s/></text:p>
          </table:table-cell>
          <table:table-cell office:value-type="float" office:value="42870.741479999997" table:formula="msoxl:=  IF(SUM(J37:J53)=0,&quot;-&quot;,SUM(J37:J53))" table:style-name="ce52">
            <text:p>42,871<text:s/></text:p>
          </table:table-cell>
          <table:table-cell office:value-type="float" office:value="1846.36204" table:formula="msoxl:=  IF(SUM(K37:K53)=0,&quot;-&quot;,SUM(K37:K53))" table:style-name="ce52">
            <text:p>1,846<text:s/></text:p>
          </table:table-cell>
          <table:table-cell office:value-type="float" office:value="90039.691820000007" table:formula="msoxl:=  IF(SUM(L37:L53)=0,&quot;-&quot;,SUM(L37:L53))" table:style-name="ce52">
            <text:p>90,040<text:s/></text:p>
          </table:table-cell>
          <table:table-cell office:value-type="float" office:value="1083.4496999999999" table:formula="msoxl:=  IF(SUM(M37:M53)=0,&quot;-&quot;,SUM(M37:M53))" table:style-name="ce52">
            <text:p>1,083<text:s/></text:p>
          </table:table-cell>
          <table:table-cell office:value-type="float" office:value="57909.596700000002" table:formula="msoxl:=  IF(SUM(N37:N53)=0,&quot;-&quot;,SUM(N37:N53))" table:style-name="ce52">
            <text:p>57,910<text:s/></text:p>
          </table:table-cell>
          <table:table-cell office:value-type="float" office:value="809.19281999999998" table:formula="msoxl:=  IF(SUM(O37:O53)=0,&quot;-&quot;,SUM(O37:O53))" table:style-name="ce52">
            <text:p>809<text:s/></text:p>
          </table:table-cell>
          <table:table-cell office:value-type="float" office:value="24173.30342" table:formula="msoxl:=  IF(SUM(P37:P53)=0,&quot;-&quot;,SUM(P37:P53))" table:style-name="ce52">
            <text:p>24,17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915.149080000001" table:formula="msoxl:=  IF(SUM(I37,K37,M37,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,'漁業生產量值-漁業種類別魚類別生產量值9'!C37,'漁業生產量值-漁業種類別魚類別生產量值9'!E37,'漁業生產量值-漁業種類別魚類別生產量值9'!G37)=0,&quot;-&quot;,SUM(I37,K37,M37,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,'漁業生產量值-漁業種類別魚類別生產量值9'!C37,'漁業生產量值-漁業種類別魚類別生產量值9'!E37,'漁業生產量值-漁業種類別魚類別生產量值9'!G37))" table:style-name="ce55">
            <text:p>4,915<text:s/></text:p>
          </table:table-cell>
          <table:table-cell office:value-type="float" office:value="292616.82296000008" table:formula="msoxl:=  IF(SUM(J37,L37,N37,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,'漁業生產量值-漁業種類別魚類別生產量值9'!D37,'漁業生產量值-漁業種類別魚類別生產量值9'!F37,'漁業生產量值-漁業種類別魚類別生產量值9'!H37)=0,&quot;-&quot;,SUM(J37,L37,N37,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,'漁業生產量值-漁業種類別魚類別生產量值9'!D37,'漁業生產量值-漁業種類別魚類別生產量值9'!F37,'漁業生產量值-漁業種類別魚類別生產量值9'!H37))" table:style-name="ce55">
            <text:p>292,617<text:s/></text:p>
          </table:table-cell>
          <table:table-cell office:value-type="float" office:value="350.22185000000002" table:style-name="ce55">
            <text:p>350<text:s/></text:p>
          </table:table-cell>
          <table:table-cell office:value-type="float" office:value="19805.700239999998" table:style-name="ce55">
            <text:p>19,806<text:s/></text:p>
          </table:table-cell>
          <table:table-cell office:value-type="float" office:value="1690.8499400000001" table:style-name="ce55">
            <text:p>1,691<text:s/></text:p>
          </table:table-cell>
          <table:table-cell office:value-type="float" office:value="81633.586840000004" table:style-name="ce55">
            <text:p>81,634<text:s/></text:p>
          </table:table-cell>
          <table:table-cell office:value-type="float" office:value="955.19680000000005" table:style-name="ce55">
            <text:p>955<text:s/></text:p>
          </table:table-cell>
          <table:table-cell office:value-type="float" office:value="49400.271070000003" table:style-name="ce55">
            <text:p>49,400<text:s/></text:p>
          </table:table-cell>
          <table:table-cell office:value-type="float" office:value="709.53971999999999" table:style-name="ce55">
            <text:p>710<text:s/></text:p>
          </table:table-cell>
          <table:table-cell office:value-type="float" office:value="20047.967560000001" table:style-name="ce55">
            <text:p>20,04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8,K38,M38,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,'漁業生產量值-漁業種類別魚類別生產量值9'!C38,'漁業生產量值-漁業種類別魚類別生產量值9'!E38,'漁業生產量值-漁業種類別魚類別生產量值9'!G38)=0,&quot;-&quot;,SUM(I38,K38,M38,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,'漁業生產量值-漁業種類別魚類別生產量值9'!C38,'漁業生產量值-漁業種類別魚類別生產量值9'!E38,'漁業生產量值-漁業種類別魚類別生產量值9'!G38))" table:style-name="ce55">
            <text:p>-</text:p>
          </table:table-cell>
          <table:table-cell office:value-type="string" office:string-value="-" table:formula="msoxl:=  IF(SUM(J38,L38,N38,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,'漁業生產量值-漁業種類別魚類別生產量值9'!D38,'漁業生產量值-漁業種類別魚類別生產量值9'!F38,'漁業生產量值-漁業種類別魚類別生產量值9'!H38)=0,&quot;-&quot;,SUM(J38,L38,N38,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,'漁業生產量值-漁業種類別魚類別生產量值9'!D38,'漁業生產量值-漁業種類別魚類別生產量值9'!F38,'漁業生產量值-漁業種類別魚類別生產量值9'!H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4.597999999999999" table:formula="msoxl:=  IF(SUM(I39,K39,M39,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,'漁業生產量值-漁業種類別魚類別生產量值9'!C39,'漁業生產量值-漁業種類別魚類別生產量值9'!E39,'漁業生產量值-漁業種類別魚類別生產量值9'!G39)=0,&quot;-&quot;,SUM(I39,K39,M39,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,'漁業生產量值-漁業種類別魚類別生產量值9'!C39,'漁業生產量值-漁業種類別魚類別生產量值9'!E39,'漁業生產量值-漁業種類別魚類別生產量值9'!G39))" table:style-name="ce55">
            <text:p>75<text:s/></text:p>
          </table:table-cell>
          <table:table-cell office:value-type="float" office:value="5925.692" table:formula="msoxl:=  IF(SUM(J39,L39,N39,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,'漁業生產量值-漁業種類別魚類別生產量值9'!D39,'漁業生產量值-漁業種類別魚類別生產量值9'!F39,'漁業生產量值-漁業種類別魚類別生產量值9'!H39)=0,&quot;-&quot;,SUM(J39,L39,N39,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,'漁業生產量值-漁業種類別魚類別生產量值9'!D39,'漁業生產量值-漁業種類別魚類別生產量值9'!F39,'漁業生產量值-漁業種類別魚類別生產量值9'!H39))" table:style-name="ce55">
            <text:p>5,926<text:s/></text:p>
          </table:table-cell>
          <table:table-cell office:value-type="float" office:value="6.6079999999999997" table:style-name="ce55">
            <text:p>7<text:s/></text:p>
          </table:table-cell>
          <table:table-cell office:value-type="float" office:value="495.6" table:style-name="ce55">
            <text:p>49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7.55" table:style-name="ce55">
            <text:p>68<text:s/></text:p>
          </table:table-cell>
          <table:table-cell office:value-type="float" office:value="5404" table:style-name="ce55">
            <text:p>5,404<text:s/></text:p>
          </table:table-cell>
          <table:table-cell office:value-type="float" office:value="0.44" table:style-name="ce55">
            <text:p>0<text:s/></text:p>
          </table:table-cell>
          <table:table-cell office:value-type="float" office:value="26.091999999999999" table:style-name="ce55">
            <text:p>2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54.08144000000016" table:formula="msoxl:=  IF(SUM(I40,K40,M40,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,'漁業生產量值-漁業種類別魚類別生產量值9'!C40,'漁業生產量值-漁業種類別魚類別生產量值9'!E40,'漁業生產量值-漁業種類別魚類別生產量值9'!G40)=0,&quot;-&quot;,SUM(I40,K40,M40,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,'漁業生產量值-漁業種類別魚類別生產量值9'!C40,'漁業生產量值-漁業種類別魚類別生產量值9'!E40,'漁業生產量值-漁業種類別魚類別生產量值9'!G40))" table:style-name="ce55">
            <text:p>954<text:s/></text:p>
          </table:table-cell>
          <table:table-cell office:value-type="float" office:value="112776.89592" table:formula="msoxl:=  IF(SUM(J40,L40,N40,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,'漁業生產量值-漁業種類別魚類別生產量值9'!D40,'漁業生產量值-漁業種類別魚類別生產量值9'!F40,'漁業生產量值-漁業種類別魚類別生產量值9'!H40)=0,&quot;-&quot;,SUM(J40,L40,N40,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,'漁業生產量值-漁業種類別魚類別生產量值9'!D40,'漁業生產量值-漁業種類別魚類別生產量值9'!F40,'漁業生產量值-漁業種類別魚類別生產量值9'!H40))" table:style-name="ce55">
            <text:p>112,777<text:s/></text:p>
          </table:table-cell>
          <table:table-cell office:value-type="float" office:value="15.9084" table:style-name="ce55">
            <text:p>16<text:s/></text:p>
          </table:table-cell>
          <table:table-cell office:value-type="float" office:value="1006.20924" table:style-name="ce55">
            <text:p>1,006<text:s/></text:p>
          </table:table-cell>
          <table:table-cell office:value-type="float" office:value="52.286499999999997" table:style-name="ce55">
            <text:p>52<text:s/></text:p>
          </table:table-cell>
          <table:table-cell office:value-type="float" office:value="2921.2663899999998" table:style-name="ce55">
            <text:p>2,921<text:s/></text:p>
          </table:table-cell>
          <table:table-cell office:value-type="float" office:value="27.226900000000001" table:style-name="ce55">
            <text:p>27<text:s/></text:p>
          </table:table-cell>
          <table:table-cell office:value-type="float" office:value="1474.5223000000001" table:style-name="ce55">
            <text:p>1,475<text:s/></text:p>
          </table:table-cell>
          <table:table-cell office:value-type="float" office:value="99.213099999999997" table:style-name="ce55">
            <text:p>99<text:s/></text:p>
          </table:table-cell>
          <table:table-cell office:value-type="float" office:value="4099.2438599999996" table:style-name="ce55">
            <text:p>4,09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1,K41,M41,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,'漁業生產量值-漁業種類別魚類別生產量值9'!C41,'漁業生產量值-漁業種類別魚類別生產量值9'!E41,'漁業生產量值-漁業種類別魚類別生產量值9'!G41)=0,&quot;-&quot;,SUM(I41,K41,M41,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,'漁業生產量值-漁業種類別魚類別生產量值9'!C41,'漁業生產量值-漁業種類別魚類別生產量值9'!E41,'漁業生產量值-漁業種類別魚類別生產量值9'!G41))" table:style-name="ce55">
            <text:p>-</text:p>
          </table:table-cell>
          <table:table-cell office:value-type="string" office:string-value="-" table:formula="msoxl:=  IF(SUM(J41,L41,N41,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,'漁業生產量值-漁業種類別魚類別生產量值9'!D41,'漁業生產量值-漁業種類別魚類別生產量值9'!F41,'漁業生產量值-漁業種類別魚類別生產量值9'!H41)=0,&quot;-&quot;,SUM(J41,L41,N41,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,'漁業生產量值-漁業種類別魚類別生產量值9'!D41,'漁業生產量值-漁業種類別魚類別生產量值9'!F41,'漁業生產量值-漁業種類別魚類別生產量值9'!H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2,K42,M42,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,'漁業生產量值-漁業種類別魚類別生產量值9'!C42,'漁業生產量值-漁業種類別魚類別生產量值9'!E42,'漁業生產量值-漁業種類別魚類別生產量值9'!G42)=0,&quot;-&quot;,SUM(I42,K42,M42,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,'漁業生產量值-漁業種類別魚類別生產量值9'!C42,'漁業生產量值-漁業種類別魚類別生產量值9'!E42,'漁業生產量值-漁業種類別魚類別生產量值9'!G42))" table:style-name="ce55">
            <text:p>-</text:p>
          </table:table-cell>
          <table:table-cell office:value-type="string" office:string-value="-" table:formula="msoxl:=  IF(SUM(J42,L42,N42,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,'漁業生產量值-漁業種類別魚類別生產量值9'!D42,'漁業生產量值-漁業種類別魚類別生產量值9'!F42,'漁業生產量值-漁業種類別魚類別生產量值9'!H42)=0,&quot;-&quot;,SUM(J42,L42,N42,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,'漁業生產量值-漁業種類別魚類別生產量值9'!D42,'漁業生產量值-漁業種類別魚類別生產量值9'!F42,'漁業生產量值-漁業種類別魚類別生產量值9'!H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float" office:value="105.3156" table:style-name="ce55">
            <text:p>105<text:s/></text:p>
          </table:table-cell>
          <table:table-cell office:value-type="float" office:value="8324.9874999999993" table:style-name="ce55">
            <text:p>8,325<text:s/></text:p>
          </table:table-cell>
          <table:table-cell office:value-type="float" office:value="975.69500000000005" table:style-name="ce55">
            <text:p>976<text:s/></text:p>
          </table:table-cell>
          <table:table-cell office:value-type="float" office:value="156285.97276999999" table:style-name="ce55">
            <text:p>156,286<text:s/></text:p>
          </table:table-cell>
          <table:table-cell office:value-type="string" office:string-value="-" table:formula="msoxl:=  IF(SUM(I43,K43,M43,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,'漁業生產量值-漁業種類別魚類別生產量值9'!C43,'漁業生產量值-漁業種類別魚類別生產量值9'!E43,'漁業生產量值-漁業種類別魚類別生產量值9'!G43)=0,&quot;-&quot;,SUM(I43,K43,M43,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,'漁業生產量值-漁業種類別魚類別生產量值9'!C43,'漁業生產量值-漁業種類別魚類別生產量值9'!E43,'漁業生產量值-漁業種類別魚類別生產量值9'!G43))" table:style-name="ce55">
            <text:p>-</text:p>
          </table:table-cell>
          <table:table-cell office:value-type="string" office:string-value="-" table:formula="msoxl:=  IF(SUM(J43,L43,N43,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,'漁業生產量值-漁業種類別魚類別生產量值9'!D43,'漁業生產量值-漁業種類別魚類別生產量值9'!F43,'漁業生產量值-漁業種類別魚類別生產量值9'!H43)=0,&quot;-&quot;,SUM(J43,L43,N43,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,'漁業生產量值-漁業種類別魚類別生產量值9'!D43,'漁業生產量值-漁業種類別魚類別生產量值9'!F43,'漁業生產量值-漁業種類別魚類別生產量值9'!H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4,K44,M44,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,'漁業生產量值-漁業種類別魚類別生產量值9'!C44,'漁業生產量值-漁業種類別魚類別生產量值9'!E44,'漁業生產量值-漁業種類別魚類別生產量值9'!G44)=0,&quot;-&quot;,SUM(I44,K44,M44,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,'漁業生產量值-漁業種類別魚類別生產量值9'!C44,'漁業生產量值-漁業種類別魚類別生產量值9'!E44,'漁業生產量值-漁業種類別魚類別生產量值9'!G44))" table:style-name="ce55">
            <text:p>-</text:p>
          </table:table-cell>
          <table:table-cell office:value-type="string" office:string-value="-" table:formula="msoxl:=  IF(SUM(J44,L44,N44,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,'漁業生產量值-漁業種類別魚類別生產量值9'!D44,'漁業生產量值-漁業種類別魚類別生產量值9'!F44,'漁業生產量值-漁業種類別魚類別生產量值9'!H44)=0,&quot;-&quot;,SUM(J44,L44,N44,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,'漁業生產量值-漁業種類別魚類別生產量值9'!D44,'漁業生產量值-漁業種類別魚類別生產量值9'!F44,'漁業生產量值-漁業種類別魚類別生產量值9'!H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5,K45,M45,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,'漁業生產量值-漁業種類別魚類別生產量值9'!C45,'漁業生產量值-漁業種類別魚類別生產量值9'!E45,'漁業生產量值-漁業種類別魚類別生產量值9'!G45)=0,&quot;-&quot;,SUM(I45,K45,M45,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,'漁業生產量值-漁業種類別魚類別生產量值9'!C45,'漁業生產量值-漁業種類別魚類別生產量值9'!E45,'漁業生產量值-漁業種類別魚類別生產量值9'!G45))" table:style-name="ce55">
            <text:p>-</text:p>
          </table:table-cell>
          <table:table-cell office:value-type="string" office:string-value="-" table:formula="msoxl:=  IF(SUM(J45,L45,N45,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,'漁業生產量值-漁業種類別魚類別生產量值9'!D45,'漁業生產量值-漁業種類別魚類別生產量值9'!F45,'漁業生產量值-漁業種類別魚類別生產量值9'!H45)=0,&quot;-&quot;,SUM(J45,L45,N45,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,'漁業生產量值-漁業種類別魚類別生產量值9'!D45,'漁業生產量值-漁業種類別魚類別生產量值9'!F45,'漁業生產量值-漁業種類別魚類別生產量值9'!H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6877000000000004" table:formula="msoxl:=  IF(SUM(I46,K46,M46,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,'漁業生產量值-漁業種類別魚類別生產量值9'!C46,'漁業生產量值-漁業種類別魚類別生產量值9'!E46,'漁業生產量值-漁業種類別魚類別生產量值9'!G46)=0,&quot;-&quot;,SUM(I46,K46,M46,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,'漁業生產量值-漁業種類別魚類別生產量值9'!C46,'漁業生產量值-漁業種類別魚類別生產量值9'!E46,'漁業生產量值-漁業種類別魚類別生產量值9'!G46))" table:style-name="ce55">
            <text:p>7<text:s/></text:p>
          </table:table-cell>
          <table:table-cell office:value-type="float" office:value="749.02239999999995" table:formula="msoxl:=  IF(SUM(J46,L46,N46,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,'漁業生產量值-漁業種類別魚類別生產量值9'!D46,'漁業生產量值-漁業種類別魚類別生產量值9'!F46,'漁業生產量值-漁業種類別魚類別生產量值9'!H46)=0,&quot;-&quot;,SUM(J46,L46,N46,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,'漁業生產量值-漁業種類別魚類別生產量值9'!D46,'漁業生產量值-漁業種類別魚類別生產量值9'!F46,'漁業生產量值-漁業種類別魚類別生產量值9'!H46))" table:style-name="ce55">
            <text:p>74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82.71012999999999" table:formula="msoxl:=  IF(SUM(I47,K47,M47,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,'漁業生產量值-漁業種類別魚類別生產量值9'!C47,'漁業生產量值-漁業種類別魚類別生產量值9'!E47,'漁業生產量值-漁業種類別魚類別生產量值9'!G47)=0,&quot;-&quot;,SUM(I47,K47,M47,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,'漁業生產量值-漁業種類別魚類別生產量值9'!C47,'漁業生產量值-漁業種類別魚類別生產量值9'!E47,'漁業生產量值-漁業種類別魚類別生產量值9'!G47))" table:style-name="ce55">
            <text:p>283<text:s/></text:p>
          </table:table-cell>
          <table:table-cell office:value-type="float" office:value="44198.705809999999" table:formula="msoxl:=  IF(SUM(J47,L47,N47,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,'漁業生產量值-漁業種類別魚類別生產量值9'!D47,'漁業生產量值-漁業種類別魚類別生產量值9'!F47,'漁業生產量值-漁業種類別魚類別生產量值9'!H47)=0,&quot;-&quot;,SUM(J47,L47,N47,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,'漁業生產量值-漁業種類別魚類別生產量值9'!D47,'漁業生產量值-漁業種類別魚類別生產量值9'!F47,'漁業生產量值-漁業種類別魚類別生產量值9'!H47))" table:style-name="ce55">
            <text:p>44,199<text:s/></text:p>
          </table:table-cell>
          <table:table-cell office:value-type="float" office:value="173.59360000000001" table:style-name="ce55">
            <text:p>174<text:s/></text:p>
          </table:table-cell>
          <table:table-cell office:value-type="float" office:value="20831.232" table:style-name="ce55">
            <text:p>20,83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9259999999999999" table:style-name="ce55">
            <text:p>2<text:s/></text:p>
          </table:table-cell>
          <table:table-cell office:value-type="float" office:value="88.596000000000004" table:style-name="ce55">
            <text:p>8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8.25967" table:formula="msoxl:=  IF(SUM(I48,K48,M48,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,'漁業生產量值-漁業種類別魚類別生產量值9'!C48,'漁業生產量值-漁業種類別魚類別生產量值9'!E48,'漁業生產量值-漁業種類別魚類別生產量值9'!G48)=0,&quot;-&quot;,SUM(I48,K48,M48,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,'漁業生產量值-漁業種類別魚類別生產量值9'!C48,'漁業生產量值-漁業種類別魚類別生產量值9'!E48,'漁業生產量值-漁業種類別魚類別生產量值9'!G48))" table:style-name="ce55">
            <text:p>48<text:s/></text:p>
          </table:table-cell>
          <table:table-cell office:value-type="float" office:value="8908.3171899999998" table:formula="msoxl:=  IF(SUM(J48,L48,N48,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,'漁業生產量值-漁業種類別魚類別生產量值9'!D48,'漁業生產量值-漁業種類別魚類別生產量值9'!F48,'漁業生產量值-漁業種類別魚類別生產量值9'!H48)=0,&quot;-&quot;,SUM(J48,L48,N48,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,'漁業生產量值-漁業種類別魚類別生產量值9'!D48,'漁業生產量值-漁業種類別魚類別生產量值9'!F48,'漁業生產量值-漁業種類別魚類別生產量值9'!H48))" table:style-name="ce55">
            <text:p>8,908<text:s/></text:p>
          </table:table-cell>
          <table:table-cell office:value-type="float" office:value="6.1" table:style-name="ce55">
            <text:p>6<text:s/></text:p>
          </table:table-cell>
          <table:table-cell office:value-type="float" office:value="732" table:style-name="ce55">
            <text:p>73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.463999999999999" table:style-name="ce55">
            <text:p>20<text:s/></text:p>
          </table:table-cell>
          <table:table-cell office:value-type="float" office:value="1134.2339300000001" table:style-name="ce55">
            <text:p>1,13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19.57059999999998" table:formula="msoxl:=  IF(SUM(I49,K49,M49,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,'漁業生產量值-漁業種類別魚類別生產量值9'!C49,'漁業生產量值-漁業種類別魚類別生產量值9'!E49,'漁業生產量值-漁業種類別魚類別生產量值9'!G49)=0,&quot;-&quot;,SUM(I49,K49,M49,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,'漁業生產量值-漁業種類別魚類別生產量值9'!C49,'漁業生產量值-漁業種類別魚類別生產量值9'!E49,'漁業生產量值-漁業種類別魚類別生產量值9'!G49))" table:style-name="ce55">
            <text:p>120<text:s/></text:p>
          </table:table-cell>
          <table:table-cell office:value-type="float" office:value="8231.4196000000011" table:formula="msoxl:=  IF(SUM(J49,L49,N49,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,'漁業生產量值-漁業種類別魚類別生產量值9'!D49,'漁業生產量值-漁業種類別魚類別生產量值9'!F49,'漁業生產量值-漁業種類別魚類別生產量值9'!H49)=0,&quot;-&quot;,SUM(J49,L49,N49,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,'漁業生產量值-漁業種類別魚類別生產量值9'!D49,'漁業生產量值-漁業種類別魚類別生產量值9'!F49,'漁業生產量值-漁業種類別魚類別生產量值9'!H49))" table:style-name="ce55">
            <text:p>8,23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6.462599999999995" table:style-name="ce55">
            <text:p>76<text:s/></text:p>
          </table:table-cell>
          <table:table-cell office:value-type="float" office:value="4427.3702000000003" table:style-name="ce55">
            <text:p>4,427<text:s/></text:p>
          </table:table-cell>
          <table:table-cell office:value-type="float" office:value="11.086" table:style-name="ce55">
            <text:p>11<text:s/></text:p>
          </table:table-cell>
          <table:table-cell office:value-type="float" office:value="407.97340000000003" table:style-name="ce55">
            <text:p>40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653" table:formula="msoxl:=  IF(SUM(I50,K50,M50,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,'漁業生產量值-漁業種類別魚類別生產量值9'!C50,'漁業生產量值-漁業種類別魚類別生產量值9'!E50,'漁業生產量值-漁業種類別魚類別生產量值9'!G50)=0,&quot;-&quot;,SUM(I50,K50,M50,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,'漁業生產量值-漁業種類別魚類別生產量值9'!C50,'漁業生產量值-漁業種類別魚類別生產量值9'!E50,'漁業生產量值-漁業種類別魚類別生產量值9'!G50))" table:style-name="ce55">
            <text:p>3<text:s/></text:p>
          </table:table-cell>
          <table:table-cell office:value-type="float" office:value="153.34339" table:formula="msoxl:=  IF(SUM(J50,L50,N50,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,'漁業生產量值-漁業種類別魚類別生產量值9'!D50,'漁業生產量值-漁業種類別魚類別生產量值9'!F50,'漁業生產量值-漁業種類別魚類別生產量值9'!H50)=0,&quot;-&quot;,SUM(J50,L50,N50,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,'漁業生產量值-漁業種類別魚類別生產量值9'!D50,'漁業生產量值-漁業種類別魚類別生產量值9'!F50,'漁業生產量值-漁業種類別魚類別生產量值9'!H50))" table:style-name="ce55">
            <text:p>15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653" table:style-name="ce55">
            <text:p>3<text:s/></text:p>
          </table:table-cell>
          <table:table-cell office:value-type="float" office:value="153.34339" table:style-name="ce55">
            <text:p>15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4.11" table:formula="msoxl:=  IF(SUM(I51,K51,M51,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,'漁業生產量值-漁業種類別魚類別生產量值9'!C51,'漁業生產量值-漁業種類別魚類別生產量值9'!E51,'漁業生產量值-漁業種類別魚類別生產量值9'!G51)=0,&quot;-&quot;,SUM(I51,K51,M51,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,'漁業生產量值-漁業種類別魚類別生產量值9'!C51,'漁業生產量值-漁業種類別魚類別生產量值9'!E51,'漁業生產量值-漁業種類別魚類別生產量值9'!G51))" table:style-name="ce55">
            <text:p>24<text:s/></text:p>
          </table:table-cell>
          <table:table-cell office:value-type="float" office:value="904.125" table:formula="msoxl:=  IF(SUM(J51,L51,N51,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,'漁業生產量值-漁業種類別魚類別生產量值9'!D51,'漁業生產量值-漁業種類別魚類別生產量值9'!F51,'漁業生產量值-漁業種類別魚類別生產量值9'!H51)=0,&quot;-&quot;,SUM(J51,L51,N51,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,'漁業生產量值-漁業種類別魚類別生產量值9'!D51,'漁業生產量值-漁業種類別魚類別生產量值9'!F51,'漁業生產量值-漁業種類別魚類別生產量值9'!H51))" table:style-name="ce55">
            <text:p>90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4.11" table:style-name="ce55">
            <text:p>24<text:s/></text:p>
          </table:table-cell>
          <table:table-cell office:value-type="float" office:value="904.125" table:style-name="ce55">
            <text:p>90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2,K52,M52,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,'漁業生產量值-漁業種類別魚類別生產量值9'!C52,'漁業生產量值-漁業種類別魚類別生產量值9'!E52,'漁業生產量值-漁業種類別魚類別生產量值9'!G52)=0,&quot;-&quot;,SUM(I52,K52,M52,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,'漁業生產量值-漁業種類別魚類別生產量值9'!C52,'漁業生產量值-漁業種類別魚類別生產量值9'!E52,'漁業生產量值-漁業種類別魚類別生產量值9'!G52))" table:style-name="ce55">
            <text:p>-</text:p>
          </table:table-cell>
          <table:table-cell office:value-type="string" office:string-value="-" table:formula="msoxl:=  IF(SUM(J52,L52,N52,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,'漁業生產量值-漁業種類別魚類別生產量值9'!D52,'漁業生產量值-漁業種類別魚類別生產量值9'!F52,'漁業生產量值-漁業種類別魚類別生產量值9'!H52)=0,&quot;-&quot;,SUM(J52,L52,N52,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,'漁業生產量值-漁業種類別魚類別生產量值9'!D52,'漁業生產量值-漁業種類別魚類別生產量值9'!F52,'漁業生產量值-漁業種類別魚類別生產量值9'!H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324.7272" table:formula="msoxl:=  IF(SUM(I53,K53,M53,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,'漁業生產量值-漁業種類別魚類別生產量值9'!C53,'漁業生產量值-漁業種類別魚類別生產量值9'!E53,'漁業生產量值-漁業種類別魚類別生產量值9'!G53)=0,&quot;-&quot;,SUM(I53,K53,M53,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,'漁業生產量值-漁業種類別魚類別生產量值9'!C53,'漁業生產量值-漁業種類別魚類別生產量值9'!E53,'漁業生產量值-漁業種類別魚類別生產量值9'!G53))" table:style-name="ce55">
            <text:p>1,325<text:s/></text:p>
          </table:table-cell>
          <table:table-cell office:value-type="float" office:value="121395.07064000001" table:formula="msoxl:=  IF(SUM(J53,L53,N53,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,'漁業生產量值-漁業種類別魚類別生產量值9'!D53,'漁業生產量值-漁業種類別魚類別生產量值9'!F53,'漁業生產量值-漁業種類別魚類別生產量值9'!H53)=0,&quot;-&quot;,SUM(J53,L53,N53,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,'漁業生產量值-漁業種類別魚類別生產量值9'!D53,'漁業生產量值-漁業種類別魚類別生產量值9'!F53,'漁業生產量值-漁業種類別魚類別生產量值9'!H53))" table:style-name="ce55">
            <text:p>121,395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3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5,K55,M55,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,'漁業生產量值-漁業種類別魚類別生產量值9'!C55,'漁業生產量值-漁業種類別魚類別生產量值9'!E55,'漁業生產量值-漁業種類別魚類別生產量值9'!G55)=0,&quot;-&quot;,SUM(I55,K55,M55,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,'漁業生產量值-漁業種類別魚類別生產量值9'!C55,'漁業生產量值-漁業種類別魚類別生產量值9'!E55,'漁業生產量值-漁業種類別魚類別生產量值9'!G55))" table:style-name="ce55">
            <text:p>-</text:p>
          </table:table-cell>
          <table:table-cell office:value-type="string" office:string-value="-" table:formula="msoxl:=  IF(SUM(J55,L55,N55,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,'漁業生產量值-漁業種類別魚類別生產量值9'!D55,'漁業生產量值-漁業種類別魚類別生產量值9'!F55,'漁業生產量值-漁業種類別魚類別生產量值9'!H55)=0,&quot;-&quot;,SUM(J55,L55,N55,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,'漁業生產量值-漁業種類別魚類別生產量值9'!D55,'漁業生產量值-漁業種類別魚類別生產量值9'!F55,'漁業生產量值-漁業種類別魚類別生產量值9'!H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6,K56,M56,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,'漁業生產量值-漁業種類別魚類別生產量值9'!C56,'漁業生產量值-漁業種類別魚類別生產量值9'!E56,'漁業生產量值-漁業種類別魚類別生產量值9'!G56)=0,&quot;-&quot;,SUM(I56,K56,M56,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,'漁業生產量值-漁業種類別魚類別生產量值9'!C56,'漁業生產量值-漁業種類別魚類別生產量值9'!E56,'漁業生產量值-漁業種類別魚類別生產量值9'!G56))" table:style-name="ce55">
            <text:p>-</text:p>
          </table:table-cell>
          <table:table-cell office:value-type="string" office:string-value="-" table:formula="msoxl:=  IF(SUM(J56,L56,N56,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,'漁業生產量值-漁業種類別魚類別生產量值9'!D56,'漁業生產量值-漁業種類別魚類別生產量值9'!F56,'漁業生產量值-漁業種類別魚類別生產量值9'!H56)=0,&quot;-&quot;,SUM(J56,L56,N56,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,'漁業生產量值-漁業種類別魚類別生產量值9'!D56,'漁業生產量值-漁業種類別魚類別生產量值9'!F56,'漁業生產量值-漁業種類別魚類別生產量值9'!H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57,K57,M57,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,'漁業生產量值-漁業種類別魚類別生產量值9'!C57,'漁業生產量值-漁業種類別魚類別生產量值9'!E57,'漁業生產量值-漁業種類別魚類別生產量值9'!G57)=0,&quot;-&quot;,SUM(I57,K57,M57,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,'漁業生產量值-漁業種類別魚類別生產量值9'!C57,'漁業生產量值-漁業種類別魚類別生產量值9'!E57,'漁業生產量值-漁業種類別魚類別生產量值9'!G57))" table:style-name="ce55">
            <text:p>-</text:p>
          </table:table-cell>
          <table:table-cell office:value-type="string" office:string-value="-" table:formula="msoxl:=  IF(SUM(J57,L57,N57,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,'漁業生產量值-漁業種類別魚類別生產量值9'!D57,'漁業生產量值-漁業種類別魚類別生產量值9'!F57,'漁業生產量值-漁業種類別魚類別生產量值9'!H57)=0,&quot;-&quot;,SUM(J57,L57,N57,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,'漁業生產量值-漁業種類別魚類別生產量值9'!D57,'漁業生產量值-漁業種類別魚類別生產量值9'!F57,'漁業生產量值-漁業種類別魚類別生產量值9'!H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3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9,K59,M59,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,'漁業生產量值-漁業種類別魚類別生產量值9'!C59,'漁業生產量值-漁業種類別魚類別生產量值9'!E59,'漁業生產量值-漁業種類別魚類別生產量值9'!G59)=0,&quot;-&quot;,SUM(I59,K59,M59,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,'漁業生產量值-漁業種類別魚類別生產量值9'!C59,'漁業生產量值-漁業種類別魚類別生產量值9'!E59,'漁業生產量值-漁業種類別魚類別生產量值9'!G59))" table:style-name="ce55">
            <text:p>-</text:p>
          </table:table-cell>
          <table:table-cell office:value-type="string" office:string-value="-" table:formula="msoxl:=  IF(SUM(J59,L59,N59,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,'漁業生產量值-漁業種類別魚類別生產量值9'!D59,'漁業生產量值-漁業種類別魚類別生產量值9'!F59,'漁業生產量值-漁業種類別魚類別生產量值9'!H59)=0,&quot;-&quot;,SUM(J59,L59,N59,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,'漁業生產量值-漁業種類別魚類別生產量值9'!D59,'漁業生產量值-漁業種類別魚類別生產量值9'!F59,'漁業生產量值-漁業種類別魚類別生產量值9'!H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0,K60,M60,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,'漁業生產量值-漁業種類別魚類別生產量值9'!C60,'漁業生產量值-漁業種類別魚類別生產量值9'!E60,'漁業生產量值-漁業種類別魚類別生產量值9'!G60)=0,&quot;-&quot;,SUM(I60,K60,M60,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,'漁業生產量值-漁業種類別魚類別生產量值9'!C60,'漁業生產量值-漁業種類別魚類別生產量值9'!E60,'漁業生產量值-漁業種類別魚類別生產量值9'!G60))" table:style-name="ce55">
            <text:p>-</text:p>
          </table:table-cell>
          <table:table-cell office:value-type="string" office:string-value="-" table:formula="msoxl:=  IF(SUM(J60,L60,N60,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,'漁業生產量值-漁業種類別魚類別生產量值9'!D60,'漁業生產量值-漁業種類別魚類別生產量值9'!F60,'漁業生產量值-漁業種類別魚類別生產量值9'!H60)=0,&quot;-&quot;,SUM(J60,L60,N60,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,'漁業生產量值-漁業種類別魚類別生產量值9'!D60,'漁業生產量值-漁業種類別魚類別生產量值9'!F60,'漁業生產量值-漁業種類別魚類別生產量值9'!H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1,K61,M61,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,'漁業生產量值-漁業種類別魚類別生產量值9'!C61,'漁業生產量值-漁業種類別魚類別生產量值9'!E61,'漁業生產量值-漁業種類別魚類別生產量值9'!G61)=0,&quot;-&quot;,SUM(I61,K61,M61,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,'漁業生產量值-漁業種類別魚類別生產量值9'!C61,'漁業生產量值-漁業種類別魚類別生產量值9'!E61,'漁業生產量值-漁業種類別魚類別生產量值9'!G61))" table:style-name="ce55">
            <text:p>-</text:p>
          </table:table-cell>
          <table:table-cell office:value-type="string" office:string-value="-" table:formula="msoxl:=  IF(SUM(J61,L61,N61,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,'漁業生產量值-漁業種類別魚類別生產量值9'!D61,'漁業生產量值-漁業種類別魚類別生產量值9'!F61,'漁業生產量值-漁業種類別魚類別生產量值9'!H61)=0,&quot;-&quot;,SUM(J61,L61,N61,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,'漁業生產量值-漁業種類別魚類別生產量值9'!D61,'漁業生產量值-漁業種類別魚類別生產量值9'!F61,'漁業生產量值-漁業種類別魚類別生產量值9'!H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3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3,K63,M63,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,'漁業生產量值-漁業種類別魚類別生產量值9'!C63,'漁業生產量值-漁業種類別魚類別生產量值9'!E63,'漁業生產量值-漁業種類別魚類別生產量值9'!G63)=0,&quot;-&quot;,SUM(I63,K63,M63,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,'漁業生產量值-漁業種類別魚類別生產量值9'!C63,'漁業生產量值-漁業種類別魚類別生產量值9'!E63,'漁業生產量值-漁業種類別魚類別生產量值9'!G63))" table:style-name="ce55">
            <text:p>-</text:p>
          </table:table-cell>
          <table:table-cell office:value-type="string" office:string-value="-" table:formula="msoxl:=  IF(SUM(J63,L63,N63,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,'漁業生產量值-漁業種類別魚類別生產量值9'!D63,'漁業生產量值-漁業種類別魚類別生產量值9'!F63,'漁業生產量值-漁業種類別魚類別生產量值9'!H63)=0,&quot;-&quot;,SUM(J63,L63,N63,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,'漁業生產量值-漁業種類別魚類別生產量值9'!D63,'漁業生產量值-漁業種類別魚類別生產量值9'!F63,'漁業生產量值-漁業種類別魚類別生產量值9'!H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4,K64,M64,O64,'漁業生產量值-漁業種類別魚類別生產量值8'!C64,'漁業生產量值-漁業種類別魚類別生產量值8'!E64,'漁業生產量值-漁業種類別魚類別生產量值8'!G64,'漁業生產量值-漁業種類別魚類別生產量值8'!I64,'漁業生產量值-漁業種類別魚類別生產量值8'!K64,'漁業生產量值-漁業種類別魚類別生產量值8'!M64,'漁業生產量值-漁業種類別魚類別生產量值8'!O64,'漁業生產量值-漁業種類別魚類別生產量值9'!C64,'漁業生產量值-漁業種類別魚類別生產量值9'!E64,'漁業生產量值-漁業種類別魚類別生產量值9'!G64)=0,&quot;-&quot;,SUM(I64,K64,M64,O64,'漁業生產量值-漁業種類別魚類別生產量值8'!C64,'漁業生產量值-漁業種類別魚類別生產量值8'!E64,'漁業生產量值-漁業種類別魚類別生產量值8'!G64,'漁業生產量值-漁業種類別魚類別生產量值8'!I64,'漁業生產量值-漁業種類別魚類別生產量值8'!K64,'漁業生產量值-漁業種類別魚類別生產量值8'!M64,'漁業生產量值-漁業種類別魚類別生產量值8'!O64,'漁業生產量值-漁業種類別魚類別生產量值9'!C64,'漁業生產量值-漁業種類別魚類別生產量值9'!E64,'漁業生產量值-漁業種類別魚類別生產量值9'!G64))" table:style-name="ce55">
            <text:p>-</text:p>
          </table:table-cell>
          <table:table-cell office:value-type="string" office:string-value="-" table:formula="msoxl:=  IF(SUM(J64,L64,N64,P64,'漁業生產量值-漁業種類別魚類別生產量值8'!D64,'漁業生產量值-漁業種類別魚類別生產量值8'!F64,'漁業生產量值-漁業種類別魚類別生產量值8'!H64,'漁業生產量值-漁業種類別魚類別生產量值8'!J64,'漁業生產量值-漁業種類別魚類別生產量值8'!L64,'漁業生產量值-漁業種類別魚類別生產量值8'!N64,'漁業生產量值-漁業種類別魚類別生產量值8'!P64,'漁業生產量值-漁業種類別魚類別生產量值9'!D64,'漁業生產量值-漁業種類別魚類別生產量值9'!F64,'漁業生產量值-漁業種類別魚類別生產量值9'!H64)=0,&quot;-&quot;,SUM(J64,L64,N64,P64,'漁業生產量值-漁業種類別魚類別生產量值8'!D64,'漁業生產量值-漁業種類別魚類別生產量值8'!F64,'漁業生產量值-漁業種類別魚類別生產量值8'!H64,'漁業生產量值-漁業種類別魚類別生產量值8'!J64,'漁業生產量值-漁業種類別魚類別生產量值8'!L64,'漁業生產量值-漁業種類別魚類別生產量值8'!N64,'漁業生產量值-漁業種類別魚類別生產量值8'!P64,'漁業生產量值-漁業種類別魚類別生產量值9'!D64,'漁業生產量值-漁業種類別魚類別生產量值9'!F64,'漁業生產量值-漁業種類別魚類別生產量值9'!H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5,K65,M65,O65,'漁業生產量值-漁業種類別魚類別生產量值8'!C65,'漁業生產量值-漁業種類別魚類別生產量值8'!E65,'漁業生產量值-漁業種類別魚類別生產量值8'!G65,'漁業生產量值-漁業種類別魚類別生產量值8'!I65,'漁業生產量值-漁業種類別魚類別生產量值8'!K65,'漁業生產量值-漁業種類別魚類別生產量值8'!M65,'漁業生產量值-漁業種類別魚類別生產量值8'!O65,'漁業生產量值-漁業種類別魚類別生產量值9'!C65,'漁業生產量值-漁業種類別魚類別生產量值9'!E65,'漁業生產量值-漁業種類別魚類別生產量值9'!G65)=0,&quot;-&quot;,SUM(I65,K65,M65,O65,'漁業生產量值-漁業種類別魚類別生產量值8'!C65,'漁業生產量值-漁業種類別魚類別生產量值8'!E65,'漁業生產量值-漁業種類別魚類別生產量值8'!G65,'漁業生產量值-漁業種類別魚類別生產量值8'!I65,'漁業生產量值-漁業種類別魚類別生產量值8'!K65,'漁業生產量值-漁業種類別魚類別生產量值8'!M65,'漁業生產量值-漁業種類別魚類別生產量值8'!O65,'漁業生產量值-漁業種類別魚類別生產量值9'!C65,'漁業生產量值-漁業種類別魚類別生產量值9'!E65,'漁業生產量值-漁業種類別魚類別生產量值9'!G65))" table:style-name="ce55">
            <text:p>-</text:p>
          </table:table-cell>
          <table:table-cell office:value-type="string" office:string-value="-" table:formula="msoxl:=  IF(SUM(J65,L65,N65,P65,'漁業生產量值-漁業種類別魚類別生產量值8'!D65,'漁業生產量值-漁業種類別魚類別生產量值8'!F65,'漁業生產量值-漁業種類別魚類別生產量值8'!H65,'漁業生產量值-漁業種類別魚類別生產量值8'!J65,'漁業生產量值-漁業種類別魚類別生產量值8'!L65,'漁業生產量值-漁業種類別魚類別生產量值8'!N65,'漁業生產量值-漁業種類別魚類別生產量值8'!P65,'漁業生產量值-漁業種類別魚類別生產量值9'!D65,'漁業生產量值-漁業種類別魚類別生產量值9'!F65,'漁業生產量值-漁業種類別魚類別生產量值9'!H65)=0,&quot;-&quot;,SUM(J65,L65,N65,P65,'漁業生產量值-漁業種類別魚類別生產量值8'!D65,'漁業生產量值-漁業種類別魚類別生產量值8'!F65,'漁業生產量值-漁業種類別魚類別生產量值8'!H65,'漁業生產量值-漁業種類別魚類別生產量值8'!J65,'漁業生產量值-漁業種類別魚類別生產量值8'!L65,'漁業生產量值-漁業種類別魚類別生產量值8'!N65,'漁業生產量值-漁業種類別魚類別生產量值8'!P65,'漁業生產量值-漁業種類別魚類別生產量值9'!D65,'漁業生產量值-漁業種類別魚類別生產量值9'!F65,'漁業生產量值-漁業種類別魚類別生產量值9'!H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6,K66,M66,O66,'漁業生產量值-漁業種類別魚類別生產量值8'!C66,'漁業生產量值-漁業種類別魚類別生產量值8'!E66,'漁業生產量值-漁業種類別魚類別生產量值8'!G66,'漁業生產量值-漁業種類別魚類別生產量值8'!I66,'漁業生產量值-漁業種類別魚類別生產量值8'!K66,'漁業生產量值-漁業種類別魚類別生產量值8'!M66,'漁業生產量值-漁業種類別魚類別生產量值8'!O66,'漁業生產量值-漁業種類別魚類別生產量值9'!C66,'漁業生產量值-漁業種類別魚類別生產量值9'!E66,'漁業生產量值-漁業種類別魚類別生產量值9'!G66)=0,&quot;-&quot;,SUM(I66,K66,M66,O66,'漁業生產量值-漁業種類別魚類別生產量值8'!C66,'漁業生產量值-漁業種類別魚類別生產量值8'!E66,'漁業生產量值-漁業種類別魚類別生產量值8'!G66,'漁業生產量值-漁業種類別魚類別生產量值8'!I66,'漁業生產量值-漁業種類別魚類別生產量值8'!K66,'漁業生產量值-漁業種類別魚類別生產量值8'!M66,'漁業生產量值-漁業種類別魚類別生產量值8'!O66,'漁業生產量值-漁業種類別魚類別生產量值9'!C66,'漁業生產量值-漁業種類別魚類別生產量值9'!E66,'漁業生產量值-漁業種類別魚類別生產量值9'!G66))" table:style-name="ce55">
            <text:p>-</text:p>
          </table:table-cell>
          <table:table-cell office:value-type="string" office:string-value="-" table:formula="msoxl:=  IF(SUM(J66,L66,N66,P66,'漁業生產量值-漁業種類別魚類別生產量值8'!D66,'漁業生產量值-漁業種類別魚類別生產量值8'!F66,'漁業生產量值-漁業種類別魚類別生產量值8'!H66,'漁業生產量值-漁業種類別魚類別生產量值8'!J66,'漁業生產量值-漁業種類別魚類別生產量值8'!L66,'漁業生產量值-漁業種類別魚類別生產量值8'!N66,'漁業生產量值-漁業種類別魚類別生產量值8'!P66,'漁業生產量值-漁業種類別魚類別生產量值9'!D66,'漁業生產量值-漁業種類別魚類別生產量值9'!F66,'漁業生產量值-漁業種類別魚類別生產量值9'!H66)=0,&quot;-&quot;,SUM(J66,L66,N66,P66,'漁業生產量值-漁業種類別魚類別生產量值8'!D66,'漁業生產量值-漁業種類別魚類別生產量值8'!F66,'漁業生產量值-漁業種類別魚類別生產量值8'!H66,'漁業生產量值-漁業種類別魚類別生產量值8'!J66,'漁業生產量值-漁業種類別魚類別生產量值8'!L66,'漁業生產量值-漁業種類別魚類別生產量值8'!N66,'漁業生產量值-漁業種類別魚類別生產量值8'!P66,'漁業生產量值-漁業種類別魚類別生產量值9'!D66,'漁業生產量值-漁業種類別魚類別生產量值9'!F66,'漁業生產量值-漁業種類別魚類別生產量值9'!H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7,K67,M67,O67,'漁業生產量值-漁業種類別魚類別生產量值8'!C67,'漁業生產量值-漁業種類別魚類別生產量值8'!E67,'漁業生產量值-漁業種類別魚類別生產量值8'!G67,'漁業生產量值-漁業種類別魚類別生產量值8'!I67,'漁業生產量值-漁業種類別魚類別生產量值8'!K67,'漁業生產量值-漁業種類別魚類別生產量值8'!M67,'漁業生產量值-漁業種類別魚類別生產量值8'!O67,'漁業生產量值-漁業種類別魚類別生產量值9'!C67,'漁業生產量值-漁業種類別魚類別生產量值9'!E67,'漁業生產量值-漁業種類別魚類別生產量值9'!G67)=0,&quot;-&quot;,SUM(I67,K67,M67,O67,'漁業生產量值-漁業種類別魚類別生產量值8'!C67,'漁業生產量值-漁業種類別魚類別生產量值8'!E67,'漁業生產量值-漁業種類別魚類別生產量值8'!G67,'漁業生產量值-漁業種類別魚類別生產量值8'!I67,'漁業生產量值-漁業種類別魚類別生產量值8'!K67,'漁業生產量值-漁業種類別魚類別生產量值8'!M67,'漁業生產量值-漁業種類別魚類別生產量值8'!O67,'漁業生產量值-漁業種類別魚類別生產量值9'!C67,'漁業生產量值-漁業種類別魚類別生產量值9'!E67,'漁業生產量值-漁業種類別魚類別生產量值9'!G67))" table:style-name="ce55">
            <text:p>-</text:p>
          </table:table-cell>
          <table:table-cell office:value-type="string" office:string-value="-" table:formula="msoxl:=  IF(SUM(J67,L67,N67,P67,'漁業生產量值-漁業種類別魚類別生產量值8'!D67,'漁業生產量值-漁業種類別魚類別生產量值8'!F67,'漁業生產量值-漁業種類別魚類別生產量值8'!H67,'漁業生產量值-漁業種類別魚類別生產量值8'!J67,'漁業生產量值-漁業種類別魚類別生產量值8'!L67,'漁業生產量值-漁業種類別魚類別生產量值8'!N67,'漁業生產量值-漁業種類別魚類別生產量值8'!P67,'漁業生產量值-漁業種類別魚類別生產量值9'!D67,'漁業生產量值-漁業種類別魚類別生產量值9'!F67,'漁業生產量值-漁業種類別魚類別生產量值9'!H67)=0,&quot;-&quot;,SUM(J67,L67,N67,P67,'漁業生產量值-漁業種類別魚類別生產量值8'!D67,'漁業生產量值-漁業種類別魚類別生產量值8'!F67,'漁業生產量值-漁業種類別魚類別生產量值8'!H67,'漁業生產量值-漁業種類別魚類別生產量值8'!J67,'漁業生產量值-漁業種類別魚類別生產量值8'!L67,'漁業生產量值-漁業種類別魚類別生產量值8'!N67,'漁業生產量值-漁業種類別魚類別生產量值8'!P67,'漁業生產量值-漁業種類別魚類別生產量值9'!D67,'漁業生產量值-漁業種類別魚類別生產量值9'!F67,'漁業生產量值-漁業種類別魚類別生產量值9'!H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8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5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14" table:number-rows-spanned="1" table:style-name="ce218">
            <text:p>鯖 <text:s text:c="5"/>科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15">
            <text:p>其他鰹類</text:p>
          </table:table-cell>
          <table:covered-table-cell/>
          <table:table-cell office:value-type="string" table:number-columns-spanned="2" table:number-rows-spanned="1" table:style-name="ce213">
            <text:p>康氏馬加鰆</text:p>
          </table:table-cell>
          <table:covered-table-cell/>
          <table:table-cell office:value-type="string" table:number-columns-spanned="2" table:number-rows-spanned="1" table:style-name="ce213">
            <text:p>日本馬加鰆</text:p>
          </table:table-cell>
          <table:covered-table-cell/>
          <table:table-cell office:value-type="string" table:number-columns-spanned="2" table:number-rows-spanned="1" table:style-name="ce213">
            <text:p>其他鰆類</text:p>
          </table:table-cell>
          <table:covered-table-cell/>
          <table:table-cell office:value-type="string" table:number-columns-spanned="2" table:number-rows-spanned="1" table:style-name="ce213">
            <text:p>長鰭鮪</text:p>
          </table:table-cell>
          <table:covered-table-cell/>
          <table:table-cell office:value-type="string" table:number-columns-spanned="2" table:number-rows-spanned="1" table:style-name="ce213">
            <text:p>大目鮪</text:p>
          </table:table-cell>
          <table:covered-table-cell/>
          <table:table-cell office:value-type="string" table:number-columns-spanned="2" table:number-rows-spanned="1" table:style-name="ce213">
            <text:p>黃鰭鮪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23">
            <text:p>53199</text:p>
          </table:table-cell>
          <table:covered-table-cell/>
          <table:table-cell office:value-type="string" table:number-columns-spanned="2" table:number-rows-spanned="1" table:style-name="ce212">
            <text:p>53201</text:p>
          </table:table-cell>
          <table:covered-table-cell/>
          <table:table-cell office:value-type="string" table:number-columns-spanned="2" table:number-rows-spanned="1" table:style-name="ce212">
            <text:p>53202</text:p>
          </table:table-cell>
          <table:covered-table-cell/>
          <table:table-cell office:value-type="string" table:number-columns-spanned="2" table:number-rows-spanned="1" table:style-name="ce212">
            <text:p>53299</text:p>
          </table:table-cell>
          <table:covered-table-cell/>
          <table:table-cell office:value-type="string" table:number-columns-spanned="2" table:number-rows-spanned="1" table:style-name="ce212">
            <text:p>53301</text:p>
          </table:table-cell>
          <table:covered-table-cell/>
          <table:table-cell office:value-type="string" table:number-columns-spanned="2" table:number-rows-spanned="1" table:style-name="ce212">
            <text:p>53302</text:p>
          </table:table-cell>
          <table:covered-table-cell/>
          <table:table-cell office:value-type="string" table:number-columns-spanned="2" table:number-rows-spanned="1" table:style-name="ce212">
            <text:p>533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259.6854600000001" table:formula="msoxl:=  IF(SUM(C11,C19,C36,C54,C58,C62)=0,&quot;-&quot;,SUM(C11,C19,C36,C54,C58,C62))" table:style-name="ce45">
            <text:p>1,260<text:s/></text:p>
          </table:table-cell>
          <table:table-cell office:value-type="float" office:value="28470.231390000001" table:formula="msoxl:=  IF(SUM(D11,D19,D36,D54,D58,D62)=0,&quot;-&quot;,SUM(D11,D19,D36,D54,D58,D62))" table:style-name="ce45">
            <text:p>28,470<text:s/></text:p>
          </table:table-cell>
          <table:table-cell office:value-type="float" office:value="1645.9713300000001" table:formula="msoxl:=  IF(SUM(E11,E19,E36,E54,E58,E62)=0,&quot;-&quot;,SUM(E11,E19,E36,E54,E58,E62))" table:style-name="ce45">
            <text:p>1,646<text:s/></text:p>
          </table:table-cell>
          <table:table-cell office:value-type="float" office:value="313972.18086999998" table:formula="msoxl:=  IF(SUM(F11,F19,F36,F54,F58,F62)=0,&quot;-&quot;,SUM(F11,F19,F36,F54,F58,F62))" table:style-name="ce45">
            <text:p>313,972<text:s/></text:p>
          </table:table-cell>
          <table:table-cell office:value-type="float" office:value="3966.6767199999999" table:formula="msoxl:=  IF(SUM(G11,G19,G36,G54,G58,G62)=0,&quot;-&quot;,SUM(G11,G19,G36,G54,G58,G62))" table:style-name="ce45">
            <text:p>3,967<text:s/></text:p>
          </table:table-cell>
          <table:table-cell office:value-type="float" office:value="290564.06491000002" table:formula="msoxl:=  IF(SUM(H11,H19,H36,H54,H58,H62)=0,&quot;-&quot;,SUM(H11,H19,H36,H54,H58,H62))" table:style-name="ce45">
            <text:p>290,564<text:s/></text:p>
          </table:table-cell>
          <table:table-cell office:value-type="float" office:value="2937.9135000000006" table:formula="msoxl:=  IF(SUM(I11,I19,I36,I54,I58,I62)=0,&quot;-&quot;,SUM(I11,I19,I36,I54,I58,I62))" table:style-name="ce45">
            <text:p>2,938<text:s/></text:p>
          </table:table-cell>
          <table:table-cell office:value-type="float" office:value="293124.8676" table:formula="msoxl:=  IF(SUM(J11,J19,J36,J54,J58,J62)=0,&quot;-&quot;,SUM(J11,J19,J36,J54,J58,J62))" table:style-name="ce45">
            <text:p>293,125<text:s/></text:p>
          </table:table-cell>
          <table:table-cell office:value-type="float" office:value="41754.787300000004" table:formula="msoxl:=  IF(SUM(K11,K19,K36,K54,K58,K62)=0,&quot;-&quot;,SUM(K11,K19,K36,K54,K58,K62))" table:style-name="ce45">
            <text:p>41,755<text:s/></text:p>
          </table:table-cell>
          <table:table-cell office:value-type="float" office:value="3257971.8070199997" table:formula="msoxl:=  IF(SUM(L11,L19,L36,L54,L58,L62)=0,&quot;-&quot;,SUM(L11,L19,L36,L54,L58,L62))" table:style-name="ce45">
            <text:p>3,257,972<text:s/></text:p>
          </table:table-cell>
          <table:table-cell office:value-type="float" office:value="47731.67037" table:formula="msoxl:=  IF(SUM(M11,M19,M36,M54,M58,M62)=0,&quot;-&quot;,SUM(M11,M19,M36,M54,M58,M62))" table:style-name="ce45">
            <text:p>47,732<text:s/></text:p>
          </table:table-cell>
          <table:table-cell office:value-type="float" office:value="9538587.1448299997" table:formula="msoxl:=  IF(SUM(N11,N19,N36,N54,N58,N62)=0,&quot;-&quot;,SUM(N11,N19,N36,N54,N58,N62))" table:style-name="ce45">
            <text:p>9,538,587<text:s/></text:p>
          </table:table-cell>
          <table:table-cell office:value-type="float" office:value="49230.792939999999" table:formula="msoxl:=  IF(SUM(O11,O19,O36,O54,O58,O62)=0,&quot;-&quot;,SUM(O11,O19,O36,O54,O58,O62))" table:style-name="ce45">
            <text:p>49,231<text:s/></text:p>
          </table:table-cell>
          <table:table-cell office:value-type="float" office:value="5245623.5935899997" table:formula="msoxl:=  IF(SUM(P11,P19,P36,P54,P58,P62)=0,&quot;-&quot;,SUM(P11,P19,P36,P54,P58,P62))" table:style-name="ce45">
            <text:p>5,245,624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float" office:value="747.71900000000005" table:formula="msoxl:=  IF(SUM(E12:E18)=0,&quot;-&quot;,SUM(E12:E18))" table:style-name="ce52">
            <text:p>748<text:s/></text:p>
          </table:table-cell>
          <table:table-cell office:value-type="float" office:value="60412.156920000001" table:formula="msoxl:=  IF(SUM(F12:F18)=0,&quot;-&quot;,SUM(F12:F18))" table:style-name="ce52">
            <text:p>60,412<text:s/></text:p>
          </table:table-cell>
          <table:table-cell office:value-type="float" office:value="3373.0729999999999" table:formula="msoxl:=  IF(SUM(G12:G18)=0,&quot;-&quot;,SUM(G12:G18))" table:style-name="ce52">
            <text:p>3,373<text:s/></text:p>
          </table:table-cell>
          <table:table-cell office:value-type="float" office:value="202721.68726999999" table:formula="msoxl:=  IF(SUM(H12:H18)=0,&quot;-&quot;,SUM(H12:H18))" table:style-name="ce52">
            <text:p>202,722<text:s/></text:p>
          </table:table-cell>
          <table:table-cell office:value-type="float" office:value="513.61" table:formula="msoxl:=  IF(SUM(I12:I18)=0,&quot;-&quot;,SUM(I12:I18))" table:style-name="ce52">
            <text:p>514<text:s/></text:p>
          </table:table-cell>
          <table:table-cell office:value-type="float" office:value="32013.144749999999" table:formula="msoxl:=  IF(SUM(J12:J18)=0,&quot;-&quot;,SUM(J12:J18))" table:style-name="ce52">
            <text:p>32,013<text:s/></text:p>
          </table:table-cell>
          <table:table-cell office:value-type="float" office:value="41558.756800000003" table:formula="msoxl:=  IF(SUM(K12:K18)=0,&quot;-&quot;,SUM(K12:K18))" table:style-name="ce52">
            <text:p>41,559<text:s/></text:p>
          </table:table-cell>
          <table:table-cell office:value-type="float" office:value="3243226.8612799998" table:formula="msoxl:=  IF(SUM(L12:L18)=0,&quot;-&quot;,SUM(L12:L18))" table:style-name="ce52">
            <text:p>3,243,227<text:s/></text:p>
          </table:table-cell>
          <table:table-cell office:value-type="float" office:value="47270.277800000003" table:formula="msoxl:=  IF(SUM(M12:M18)=0,&quot;-&quot;,SUM(M12:M18))" table:style-name="ce52">
            <text:p>47,270<text:s/></text:p>
          </table:table-cell>
          <table:table-cell office:value-type="float" office:value="9455089.2703299988" table:formula="msoxl:=  IF(SUM(N12:N18)=0,&quot;-&quot;,SUM(N12:N18))" table:style-name="ce52">
            <text:p>9,455,089<text:s/></text:p>
          </table:table-cell>
          <table:table-cell office:value-type="float" office:value="46892.630799999999" table:formula="msoxl:=  IF(SUM(O12:O18)=0,&quot;-&quot;,SUM(O12:O18))" table:style-name="ce52">
            <text:p>46,893<text:s/></text:p>
          </table:table-cell>
          <table:table-cell office:value-type="float" office:value="4808324.1720000003" table:formula="msoxl:=  IF(SUM(P12:P18)=0,&quot;-&quot;,SUM(P12:P18))" table:style-name="ce52">
            <text:p>4,808,32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418" table:style-name="ce55">
            <text:p>3,418<text:s/></text:p>
          </table:table-cell>
          <table:table-cell office:value-type="float" office:value="116984.05224999999" table:style-name="ce55">
            <text:p>116,984<text:s/></text:p>
          </table:table-cell>
          <table:table-cell office:value-type="float" office:value="20548.000349999998" table:style-name="ce55">
            <text:p>20,548<text:s/></text:p>
          </table:table-cell>
          <table:table-cell office:value-type="float" office:value="857333.63703999994" table:style-name="ce55">
            <text:p>857,33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47.71900000000005" table:style-name="ce55">
            <text:p>748<text:s/></text:p>
          </table:table-cell>
          <table:table-cell office:value-type="float" office:value="60412.156920000001" table:style-name="ce55">
            <text:p>60,412<text:s/></text:p>
          </table:table-cell>
          <table:table-cell office:value-type="float" office:value="3373.0729999999999" table:style-name="ce55">
            <text:p>3,373<text:s/></text:p>
          </table:table-cell>
          <table:table-cell office:value-type="float" office:value="202721.68726999999" table:style-name="ce55">
            <text:p>202,722<text:s/></text:p>
          </table:table-cell>
          <table:table-cell office:value-type="float" office:value="513.61" table:style-name="ce55">
            <text:p>514<text:s/></text:p>
          </table:table-cell>
          <table:table-cell office:value-type="float" office:value="32013.144749999999" table:style-name="ce55">
            <text:p>32,013<text:s/></text:p>
          </table:table-cell>
          <table:table-cell office:value-type="float" office:value="41558.756800000003" table:style-name="ce55">
            <text:p>41,559<text:s/></text:p>
          </table:table-cell>
          <table:table-cell office:value-type="float" office:value="3243226.8612799998" table:style-name="ce55">
            <text:p>3,243,227<text:s/></text:p>
          </table:table-cell>
          <table:table-cell office:value-type="float" office:value="43852.277800000003" table:style-name="ce55">
            <text:p>43,852<text:s/></text:p>
          </table:table-cell>
          <table:table-cell office:value-type="float" office:value="9338105.2180799991" table:style-name="ce55">
            <text:p>9,338,105<text:s/></text:p>
          </table:table-cell>
          <table:table-cell office:value-type="float" office:value="26344.630450000001" table:style-name="ce55">
            <text:p>26,345<text:s/></text:p>
          </table:table-cell>
          <table:table-cell office:value-type="float" office:value="3950990.5349599998" table:style-name="ce55">
            <text:p>3,950,99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635.17600000000004" table:formula="msoxl:=  IF(SUM(C20:C35)=0,&quot;-&quot;,SUM(C20:C35))" table:style-name="ce52">
            <text:p>635<text:s/></text:p>
          </table:table-cell>
          <table:table-cell office:value-type="float" office:value="9341.2753199999988" table:formula="msoxl:=  IF(SUM(D20:D35)=0,&quot;-&quot;,SUM(D20:D35))" table:style-name="ce52">
            <text:p>9,341<text:s/></text:p>
          </table:table-cell>
          <table:table-cell office:value-type="float" office:value="517.18724999999995" table:formula="msoxl:=  IF(SUM(E20:E35)=0,&quot;-&quot;,SUM(E20:E35))" table:style-name="ce52">
            <text:p>517<text:s/></text:p>
          </table:table-cell>
          <table:table-cell office:value-type="float" office:value="174257.95434" table:formula="msoxl:=  IF(SUM(F20:F35)=0,&quot;-&quot;,SUM(F20:F35))" table:style-name="ce52">
            <text:p>174,258<text:s/></text:p>
          </table:table-cell>
          <table:table-cell office:value-type="float" office:value="163.11879999999999" table:formula="msoxl:=  IF(SUM(G20:G35)=0,&quot;-&quot;,SUM(G20:G35))" table:style-name="ce52">
            <text:p>163<text:s/></text:p>
          </table:table-cell>
          <table:table-cell office:value-type="float" office:value="25336.728599999999" table:formula="msoxl:=  IF(SUM(H20:H35)=0,&quot;-&quot;,SUM(H20:H35))" table:style-name="ce52">
            <text:p>25,337<text:s/></text:p>
          </table:table-cell>
          <table:table-cell office:value-type="float" office:value="523.0046000000001" table:formula="msoxl:=  IF(SUM(I20:I35)=0,&quot;-&quot;,SUM(I20:I35))" table:style-name="ce52">
            <text:p>523<text:s/></text:p>
          </table:table-cell>
          <table:table-cell office:value-type="float" office:value="60288.375220000009" table:formula="msoxl:=  IF(SUM(J20:J35)=0,&quot;-&quot;,SUM(J20:J35))" table:style-name="ce52">
            <text:p>60,288<text:s/></text:p>
          </table:table-cell>
          <table:table-cell office:value-type="float" office:value="193.38650000000001" table:formula="msoxl:=  IF(SUM(K20:K35)=0,&quot;-&quot;,SUM(K20:K35))" table:style-name="ce52">
            <text:p>193<text:s/></text:p>
          </table:table-cell>
          <table:table-cell office:value-type="float" office:value="14508.49667" table:formula="msoxl:=  IF(SUM(L20:L35)=0,&quot;-&quot;,SUM(L20:L35))" table:style-name="ce52">
            <text:p>14,508<text:s/></text:p>
          </table:table-cell>
          <table:table-cell office:value-type="float" office:value="458.60706999999996" table:formula="msoxl:=  IF(SUM(M20:M35)=0,&quot;-&quot;,SUM(M20:M35))" table:style-name="ce52">
            <text:p>459<text:s/></text:p>
          </table:table-cell>
          <table:table-cell office:value-type="float" office:value="83009.562430000005" table:formula="msoxl:=  IF(SUM(N20:N35)=0,&quot;-&quot;,SUM(N20:N35))" table:style-name="ce52">
            <text:p>83,010<text:s/></text:p>
          </table:table-cell>
          <table:table-cell office:value-type="float" office:value="2293.5602899999999" table:formula="msoxl:=  IF(SUM(O20:O35)=0,&quot;-&quot;,SUM(O20:O35))" table:style-name="ce52">
            <text:p>2,294<text:s/></text:p>
          </table:table-cell>
          <table:table-cell office:value-type="float" office:value="431063.38438" table:formula="msoxl:=  IF(SUM(P20:P35)=0,&quot;-&quot;,SUM(P20:P35))" table:style-name="ce52">
            <text:p>431,06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float" office:value="1.85" table:style-name="ce55">
            <text:p>2<text:s/></text:p>
          </table:table-cell>
          <table:table-cell office:value-type="float" office:value="59.2" table:style-name="ce55">
            <text:p>5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4.07" table:style-name="ce55">
            <text:p>34<text:s/></text:p>
          </table:table-cell>
          <table:table-cell office:value-type="float" office:value="6132.6" table:style-name="ce55">
            <text:p>6,13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1.0960000000000001" table:style-name="ce55">
            <text:p>1<text:s/></text:p>
          </table:table-cell>
          <table:table-cell office:value-type="float" office:value="50.576000000000001" table:style-name="ce55">
            <text:p>51<text:s/></text:p>
          </table:table-cell>
          <table:table-cell office:value-type="float" office:value="201.37653" table:style-name="ce55">
            <text:p>201<text:s/></text:p>
          </table:table-cell>
          <table:table-cell office:value-type="float" office:value="74648.648029999997" table:style-name="ce55">
            <text:p>74,649<text:s/></text:p>
          </table:table-cell>
          <table:table-cell office:value-type="float" office:value="45.85125" table:style-name="ce55">
            <text:p>46<text:s/></text:p>
          </table:table-cell>
          <table:table-cell office:value-type="float" office:value="4271.5399500000003" table:style-name="ce55">
            <text:p>4,272<text:s/></text:p>
          </table:table-cell>
          <table:table-cell office:value-type="float" office:value="52.276760000000003" table:style-name="ce55">
            <text:p>52<text:s/></text:p>
          </table:table-cell>
          <table:table-cell office:value-type="float" office:value="7623.4733800000004" table:style-name="ce55">
            <text:p>7,623<text:s/></text:p>
          </table:table-cell>
          <table:table-cell office:value-type="float" office:value="2.7799999999999998E-2" table:style-name="ce55">
            <text:p>0<text:s/></text:p>
          </table:table-cell>
          <table:table-cell office:value-type="float" office:value="6.95" table:style-name="ce55">
            <text:p>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1.00583" table:style-name="ce55">
            <text:p>11<text:s/></text:p>
          </table:table-cell>
          <table:table-cell office:value-type="float" office:value="838.28544999999997" table:style-name="ce55">
            <text:p>83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349.9" table:style-name="ce55">
            <text:p>350<text:s/></text:p>
          </table:table-cell>
          <table:table-cell office:value-type="float" office:value="4868" table:style-name="ce55">
            <text:p>4,868<text:s/></text:p>
          </table:table-cell>
          <table:table-cell office:value-type="float" office:value="226.55455000000001" table:style-name="ce55">
            <text:p>227<text:s/></text:p>
          </table:table-cell>
          <table:table-cell office:value-type="float" office:value="73766.340649999998" table:style-name="ce55">
            <text:p>73,766<text:s/></text:p>
          </table:table-cell>
          <table:table-cell office:value-type="float" office:value="61.833039999999997" table:style-name="ce55">
            <text:p>62<text:s/></text:p>
          </table:table-cell>
          <table:table-cell office:value-type="float" office:value="10918.868549999999" table:style-name="ce55">
            <text:p>10,919<text:s/></text:p>
          </table:table-cell>
          <table:table-cell office:value-type="float" office:value="62.297640000000001" table:style-name="ce55">
            <text:p>62<text:s/></text:p>
          </table:table-cell>
          <table:table-cell office:value-type="float" office:value="8175.2377299999998" table:style-name="ce55">
            <text:p>8,17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59684000000000004" table:style-name="ce55">
            <text:p>1<text:s/></text:p>
          </table:table-cell>
          <table:table-cell office:value-type="float" office:value="45.777619999999999" table:style-name="ce55">
            <text:p>4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224" table:style-name="ce55">
            <text:p>224<text:s/></text:p>
          </table:table-cell>
          <table:table-cell office:value-type="float" office:value="2329.6" table:style-name="ce55">
            <text:p>2,330<text:s/></text:p>
          </table:table-cell>
          <table:table-cell office:value-type="float" office:value="0.33195000000000002" table:style-name="ce55">
            <text:p>0<text:s/></text:p>
          </table:table-cell>
          <table:table-cell office:value-type="float" office:value="50.021540000000002" table:style-name="ce55">
            <text:p>5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64.13489999999999" table:style-name="ce55">
            <text:p>164<text:s/></text:p>
          </table:table-cell>
          <table:table-cell office:value-type="float" office:value="16888.818480000002" table:style-name="ce55">
            <text:p>16,88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32596999999999998" table:style-name="ce55">
            <text:p>0<text:s/></text:p>
          </table:table-cell>
          <table:table-cell office:value-type="float" office:value="14.66865" table:style-name="ce55">
            <text:p>15<text:s/></text:p>
          </table:table-cell>
          <table:table-cell office:value-type="float" office:value="59.124890000000001" table:style-name="ce55">
            <text:p>59<text:s/></text:p>
          </table:table-cell>
          <table:table-cell office:value-type="float" office:value="2956.2444999999998" table:style-name="ce55">
            <text:p>2,95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6.919" table:style-name="ce55">
            <text:p>17<text:s/></text:p>
          </table:table-cell>
          <table:table-cell office:value-type="float" office:value="4142.549" table:style-name="ce55">
            <text:p>4,1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54.06280000000001" table:style-name="ce55">
            <text:p>154<text:s/></text:p>
          </table:table-cell>
          <table:table-cell office:value-type="float" office:value="14159.29941" table:style-name="ce55">
            <text:p>14,159<text:s/></text:p>
          </table:table-cell>
          <table:table-cell office:value-type="float" office:value="193.3587" table:style-name="ce55">
            <text:p>193<text:s/></text:p>
          </table:table-cell>
          <table:table-cell office:value-type="float" office:value="14501.54667" table:style-name="ce55">
            <text:p>14,502<text:s/></text:p>
          </table:table-cell>
          <table:table-cell office:value-type="float" office:value="458.28109999999998" table:style-name="ce55">
            <text:p>458<text:s/></text:p>
          </table:table-cell>
          <table:table-cell office:value-type="float" office:value="82994.893779999999" table:style-name="ce55">
            <text:p>82,995<text:s/></text:p>
          </table:table-cell>
          <table:table-cell office:value-type="float" office:value="2218.0781999999999" table:style-name="ce55">
            <text:p>2,218<text:s/></text:p>
          </table:table-cell>
          <table:table-cell office:value-type="float" office:value="426003.30985999998" table:style-name="ce55">
            <text:p>426,00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29.7" table:style-name="ce55">
            <text:p>30<text:s/></text:p>
          </table:table-cell>
          <table:table-cell office:value-type="float" office:value="950.4" table:style-name="ce55">
            <text:p>950<text:s/></text:p>
          </table:table-cell>
          <table:table-cell office:value-type="float" office:value="53.804200000000002" table:style-name="ce55">
            <text:p>54<text:s/></text:p>
          </table:table-cell>
          <table:table-cell office:value-type="float" office:value="16266.37408" table:style-name="ce55">
            <text:p>16,266<text:s/></text:p>
          </table:table-cell>
          <table:table-cell office:value-type="float" office:value="36.299999999999997" table:style-name="ce55">
            <text:p>36<text:s/></text:p>
          </table:table-cell>
          <table:table-cell office:value-type="float" office:value="6679.2" table:style-name="ce55">
            <text:p>6,679<text:s/></text:p>
          </table:table-cell>
          <table:table-cell office:value-type="float" office:value="15.7835" table:style-name="ce55">
            <text:p>16<text:s/></text:p>
          </table:table-cell>
          <table:table-cell office:value-type="float" office:value="2990.4657200000001" table:style-name="ce55">
            <text:p>2,99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.9529999999999998E-2" table:style-name="ce55">
            <text:p>0<text:s/></text:p>
          </table:table-cell>
          <table:table-cell office:value-type="float" office:value="6.8669500000000001" table:style-name="ce55">
            <text:p>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float" office:value="3.93" table:style-name="ce55">
            <text:p>4<text:s/></text:p>
          </table:table-cell>
          <table:table-cell office:value-type="float" office:value="293.09931999999998" table:style-name="ce55">
            <text:p>29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.632999999999999" table:style-name="ce55">
            <text:p>26<text:s/></text:p>
          </table:table-cell>
          <table:table-cell office:value-type="float" office:value="2911.3525" table:style-name="ce55">
            <text:p>2,91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665" table:style-name="ce55">
            <text:p>5<text:s/></text:p>
          </table:table-cell>
          <table:table-cell office:value-type="float" office:value="1212.9000000000001" table:style-name="ce55">
            <text:p>1,21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24.7" table:style-name="ce55">
            <text:p>25<text:s/></text:p>
          </table:table-cell>
          <table:table-cell office:value-type="float" office:value="790.4" table:style-name="ce55">
            <text:p>790<text:s/></text:p>
          </table:table-cell>
          <table:table-cell office:value-type="float" office:value="18.20102" table:style-name="ce55">
            <text:p>18<text:s/></text:p>
          </table:table-cell>
          <table:table-cell office:value-type="float" office:value="5384.0210399999996" table:style-name="ce55">
            <text:p>5,384<text:s/></text:p>
          </table:table-cell>
          <table:table-cell office:value-type="float" office:value="19.134509999999999" table:style-name="ce55">
            <text:p>19<text:s/></text:p>
          </table:table-cell>
          <table:table-cell office:value-type="float" office:value="3467.1201000000001" table:style-name="ce55">
            <text:p>3,46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3" table:style-name="ce55">
            <text:p>1<text:s/></text:p>
          </table:table-cell>
          <table:table-cell office:value-type="float" office:value="156.65" table:style-name="ce55">
            <text:p>15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3.446" table:style-name="ce57">
            <text:p>13<text:s/></text:p>
          </table:table-cell>
          <table:table-cell office:value-type="float" office:value="1250.4780000000001" table:style-name="ce57">
            <text:p>1,250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624.5094600000001" table:formula="msoxl:=  IF(SUM(C37:C53)=0,&quot;-&quot;,SUM(C37:C53))" table:style-name="ce52">
            <text:p>625<text:s/></text:p>
          </table:table-cell>
          <table:table-cell office:value-type="float" office:value="19128.95607" table:formula="msoxl:=  IF(SUM(D37:D53)=0,&quot;-&quot;,SUM(D37:D53))" table:style-name="ce52">
            <text:p>19,129<text:s/></text:p>
          </table:table-cell>
          <table:table-cell office:value-type="float" office:value="381.06508000000002" table:formula="msoxl:=  IF(SUM(E37:E53)=0,&quot;-&quot;,SUM(E37:E53))" table:style-name="ce52">
            <text:p>381<text:s/></text:p>
          </table:table-cell>
          <table:table-cell office:value-type="float" office:value="79302.069609999991" table:formula="msoxl:=  IF(SUM(F37:F53)=0,&quot;-&quot;,SUM(F37:F53))" table:style-name="ce52">
            <text:p>79,302<text:s/></text:p>
          </table:table-cell>
          <table:table-cell office:value-type="float" office:value="430.48491999999999" table:formula="msoxl:=  IF(SUM(G37:G53)=0,&quot;-&quot;,SUM(G37:G53))" table:style-name="ce52">
            <text:p>430<text:s/></text:p>
          </table:table-cell>
          <table:table-cell office:value-type="float" office:value="62505.649040000004" table:formula="msoxl:=  IF(SUM(H37:H53)=0,&quot;-&quot;,SUM(H37:H53))" table:style-name="ce52">
            <text:p>62,506<text:s/></text:p>
          </table:table-cell>
          <table:table-cell office:value-type="float" office:value="1901.2989000000002" table:formula="msoxl:=  IF(SUM(I37:I53)=0,&quot;-&quot;,SUM(I37:I53))" table:style-name="ce52">
            <text:p>1,901<text:s/></text:p>
          </table:table-cell>
          <table:table-cell office:value-type="float" office:value="200823.34763" table:formula="msoxl:=  IF(SUM(J37:J53)=0,&quot;-&quot;,SUM(J37:J53))" table:style-name="ce52">
            <text:p>200,823<text:s/></text:p>
          </table:table-cell>
          <table:table-cell office:value-type="float" office:value="2.6440000000000001" table:formula="msoxl:=  IF(SUM(K37:K53)=0,&quot;-&quot;,SUM(K37:K53))" table:style-name="ce52">
            <text:p>3<text:s/></text:p>
          </table:table-cell>
          <table:table-cell office:value-type="float" office:value="236.44907000000001" table:formula="msoxl:=  IF(SUM(L37:L53)=0,&quot;-&quot;,SUM(L37:L53))" table:style-name="ce52">
            <text:p>236<text:s/></text:p>
          </table:table-cell>
          <table:table-cell office:value-type="float" office:value="2.7854999999999999" table:formula="msoxl:=  IF(SUM(M37:M53)=0,&quot;-&quot;,SUM(M37:M53))" table:style-name="ce52">
            <text:p>3<text:s/></text:p>
          </table:table-cell>
          <table:table-cell office:value-type="float" office:value="488.31207000000001" table:formula="msoxl:=  IF(SUM(N37:N53)=0,&quot;-&quot;,SUM(N37:N53))" table:style-name="ce52">
            <text:p>488<text:s/></text:p>
          </table:table-cell>
          <table:table-cell office:value-type="float" office:value="44.601849999999999" table:formula="msoxl:=  IF(SUM(O37:O53)=0,&quot;-&quot;,SUM(O37:O53))" table:style-name="ce52">
            <text:p>45<text:s/></text:p>
          </table:table-cell>
          <table:table-cell office:value-type="float" office:value="6236.0372099999995" table:formula="msoxl:=  IF(SUM(P37:P53)=0,&quot;-&quot;,SUM(P37:P53))" table:style-name="ce52">
            <text:p>6,23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272.76726000000002" table:style-name="ce55">
            <text:p>273<text:s/></text:p>
          </table:table-cell>
          <table:table-cell office:value-type="float" office:value="9983.6147899999996" table:style-name="ce55">
            <text:p>9,984<text:s/></text:p>
          </table:table-cell>
          <table:table-cell office:value-type="float" office:value="184.28984" table:style-name="ce55">
            <text:p>184<text:s/></text:p>
          </table:table-cell>
          <table:table-cell office:value-type="float" office:value="23289.73256" table:style-name="ce55">
            <text:p>23,290<text:s/></text:p>
          </table:table-cell>
          <table:table-cell office:value-type="float" office:value="238.95241999999999" table:style-name="ce55">
            <text:p>239<text:s/></text:p>
          </table:table-cell>
          <table:table-cell office:value-type="float" office:value="30154.111649999999" table:style-name="ce55">
            <text:p>30,154<text:s/></text:p>
          </table:table-cell>
          <table:table-cell office:value-type="float" office:value="425.1601" table:style-name="ce55">
            <text:p>425<text:s/></text:p>
          </table:table-cell>
          <table:table-cell office:value-type="float" office:value="43698.465799999998" table:style-name="ce55">
            <text:p>43,698<text:s/></text:p>
          </table:table-cell>
          <table:table-cell office:value-type="float" office:value="1.2542" table:style-name="ce55">
            <text:p>1<text:s/></text:p>
          </table:table-cell>
          <table:table-cell office:value-type="float" office:value="146.78370000000001" table:style-name="ce55">
            <text:p>147<text:s/></text:p>
          </table:table-cell>
          <table:table-cell office:value-type="float" office:value="2.7629999999999999" table:style-name="ce55">
            <text:p>3<text:s/></text:p>
          </table:table-cell>
          <table:table-cell office:value-type="float" office:value="484.07756999999998" table:style-name="ce55">
            <text:p>484<text:s/></text:p>
          </table:table-cell>
          <table:table-cell office:value-type="float" office:value="24.93385" table:style-name="ce55">
            <text:p>25<text:s/></text:p>
          </table:table-cell>
          <table:table-cell office:value-type="float" office:value="3208.94562" table:style-name="ce55">
            <text:p>3,20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295.91480000000001" table:style-name="ce55">
            <text:p>296<text:s/></text:p>
          </table:table-cell>
          <table:table-cell office:value-type="float" office:value="6774.9296800000002" table:style-name="ce55">
            <text:p>6,775<text:s/></text:p>
          </table:table-cell>
          <table:table-cell office:value-type="float" office:value="139.45753999999999" table:style-name="ce55">
            <text:p>139<text:s/></text:p>
          </table:table-cell>
          <table:table-cell office:value-type="float" office:value="31785.56957" table:style-name="ce55">
            <text:p>31,786<text:s/></text:p>
          </table:table-cell>
          <table:table-cell office:value-type="float" office:value="173.5325" table:style-name="ce55">
            <text:p>174<text:s/></text:p>
          </table:table-cell>
          <table:table-cell office:value-type="float" office:value="29039.537390000001" table:style-name="ce55">
            <text:p>29,040<text:s/></text:p>
          </table:table-cell>
          <table:table-cell office:value-type="float" office:value="134.2116" table:style-name="ce55">
            <text:p>134<text:s/></text:p>
          </table:table-cell>
          <table:table-cell office:value-type="float" office:value="33649.011189999997" table:style-name="ce55">
            <text:p>33,649<text:s/></text:p>
          </table:table-cell>
          <table:table-cell office:value-type="float" office:value="1.3897999999999999" table:style-name="ce55">
            <text:p>1<text:s/></text:p>
          </table:table-cell>
          <table:table-cell office:value-type="float" office:value="89.665369999999996" table:style-name="ce55">
            <text:p>90<text:s/></text:p>
          </table:table-cell>
          <table:table-cell office:value-type="float" office:value="2.2499999999999999E-2" table:style-name="ce55">
            <text:p>0<text:s/></text:p>
          </table:table-cell>
          <table:table-cell office:value-type="float" office:value="4.2344999999999997" table:style-name="ce55">
            <text:p>4<text:s/></text:p>
          </table:table-cell>
          <table:table-cell office:value-type="float" office:value="7.202" table:style-name="ce55">
            <text:p>7<text:s/></text:p>
          </table:table-cell>
          <table:table-cell office:value-type="float" office:value="1314.5111999999999" table:style-name="ce55">
            <text:p>1,31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float" office:value="46.084000000000003" table:style-name="ce55">
            <text:p>46<text:s/></text:p>
          </table:table-cell>
          <table:table-cell office:value-type="float" office:value="1472.7935199999999" table:style-name="ce55">
            <text:p>1,473<text:s/></text:p>
          </table:table-cell>
          <table:table-cell office:value-type="float" office:value="43.106529999999999" table:style-name="ce55">
            <text:p>43<text:s/></text:p>
          </table:table-cell>
          <table:table-cell office:value-type="float" office:value="18494.084289999999" table:style-name="ce55">
            <text:p>18,494<text:s/></text:p>
          </table:table-cell>
          <table:table-cell office:value-type="float" office:value="18" table:style-name="ce55">
            <text:p>18<text:s/></text:p>
          </table:table-cell>
          <table:table-cell office:value-type="float" office:value="3312" table:style-name="ce55">
            <text:p>3,31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float" office:value="2.1399999999999999E-2" table:style-name="ce55">
            <text:p>0<text:s/></text:p>
          </table:table-cell>
          <table:table-cell office:value-type="float" office:value="1.1170800000000001" table:style-name="ce55">
            <text:p>1<text:s/></text:p>
          </table:table-cell>
          <table:table-cell office:value-type="float" office:value="14.211169999999999" table:style-name="ce55">
            <text:p>14<text:s/></text:p>
          </table:table-cell>
          <table:table-cell office:value-type="float" office:value="5732.6831899999997" table:style-name="ce55">
            <text:p>5,73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45" table:style-name="ce55">
            <text:p>4<text:s/></text:p>
          </table:table-cell>
          <table:table-cell office:value-type="float" office:value="536.22500000000002" table:style-name="ce55">
            <text:p>53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9159999999999999" table:style-name="ce55">
            <text:p>3<text:s/></text:p>
          </table:table-cell>
          <table:table-cell office:value-type="float" office:value="757.58038999999997" table:style-name="ce55">
            <text:p>75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float" office:value="9.7219999999999995" table:style-name="ce55">
            <text:p>10<text:s/></text:p>
          </table:table-cell>
          <table:table-cell office:value-type="float" office:value="896.50099999999998" table:style-name="ce55">
            <text:p>8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2.75" table:style-name="ce55">
            <text:p>13<text:s/></text:p>
          </table:table-cell>
          <table:table-cell office:value-type="float" office:value="1544.575" table:style-name="ce55">
            <text:p>1,54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5500000000000007" table:style-name="ce55">
            <text:p>10<text:s/></text:p>
          </table:table-cell>
          <table:table-cell office:value-type="float" office:value="955" table:style-name="ce55">
            <text:p>95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324.7272" table:style-name="ce57">
            <text:p>1,325<text:s/></text:p>
          </table:table-cell>
          <table:table-cell office:value-type="float" office:value="121395.07064000001" table:style-name="ce57">
            <text:p>121,395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.03125in" svg:y="0.01042in" svg:width="0.95743in" svg:height="0.70652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6" table:number-rows-spanned="1" table:style-name="ce194">
            <text:p>鯖 <text:s text:c="5"/>科</text:p>
          </table:table-cell>
          <table:covered-table-cell table:number-columns-repeated="5"/>
          <table:table-cell table:number-columns-spanned="2" table:number-rows-spanned="1" table:style-name="ce196"/>
          <table:covered-table-cell/>
          <table:table-cell office:value-type="string" table:number-columns-spanned="6" table:number-rows-spanned="1" table:style-name="ce194">
            <text:p>旗 <text:s text:c="5"/>魚 <text:s text:c="5"/>科</text:p>
          </table:table-cell>
          <table:covered-table-cell table:number-columns-repeated="5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15">
            <text:p>太平洋黑鮪</text:p>
          </table:table-cell>
          <table:covered-table-cell/>
          <table:table-cell office:value-type="string" table:number-columns-spanned="2" table:number-rows-spanned="1" table:style-name="ce198">
            <text:p>南方黑鮪</text:p>
          </table:table-cell>
          <table:covered-table-cell/>
          <table:table-cell office:value-type="string" table:number-columns-spanned="2" table:number-rows-spanned="1" table:style-name="ce198">
            <text:p>其他鮪類</text:p>
          </table:table-cell>
          <table:covered-table-cell/>
          <table:table-cell office:value-type="string" table:number-columns-spanned="2" table:number-rows-spanned="1" table:style-name="ce199">
            <text:p>劍旗魚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198">
            <text:p>紅肉旗魚</text:p>
          </table:table-cell>
          <table:covered-table-cell/>
          <table:table-cell office:value-type="string" table:number-columns-spanned="2" table:number-rows-spanned="1" table:style-name="ce198">
            <text:p>黑皮旗魚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23">
            <text:p>53304</text:p>
          </table:table-cell>
          <table:covered-table-cell/>
          <table:table-cell office:value-type="string" table:number-columns-spanned="2" table:number-rows-spanned="1" table:style-name="ce212">
            <text:p>53305</text:p>
          </table:table-cell>
          <table:covered-table-cell/>
          <table:table-cell office:value-type="string" table:number-columns-spanned="2" table:number-rows-spanned="1" table:style-name="ce212">
            <text:p>53399</text:p>
          </table:table-cell>
          <table:covered-table-cell/>
          <table:table-cell office:value-type="string" table:number-columns-spanned="2" table:number-rows-spanned="1" table:style-name="ce181">
            <text:p>54001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55001</text:p>
          </table:table-cell>
          <table:covered-table-cell/>
          <table:table-cell office:value-type="string" table:number-columns-spanned="2" table:number-rows-spanned="1" table:style-name="ce181">
            <text:p>550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24.18320000000006" table:formula="msoxl:=  IF(SUM(C11,C19,C36,C54,C58,C62)=0,&quot;-&quot;,SUM(C11,C19,C36,C54,C58,C62))" table:style-name="ce45">
            <text:p>524<text:s/></text:p>
          </table:table-cell>
          <table:table-cell office:value-type="float" office:value="179567.41789000001" table:formula="msoxl:=  IF(SUM(D11,D19,D36,D54,D58,D62)=0,&quot;-&quot;,SUM(D11,D19,D36,D54,D58,D62))" table:style-name="ce45">
            <text:p>179,567<text:s/></text:p>
          </table:table-cell>
          <table:table-cell office:value-type="float" office:value="951.13739999999996" table:formula="msoxl:=  IF(SUM(E11,E19,E36,E54,E58,E62)=0,&quot;-&quot;,SUM(E11,E19,E36,E54,E58,E62))" table:style-name="ce45">
            <text:p>951<text:s/></text:p>
          </table:table-cell>
          <table:table-cell office:value-type="float" office:value="208514.02353000001" table:formula="msoxl:=  IF(SUM(F11,F19,F36,F54,F58,F62)=0,&quot;-&quot;,SUM(F11,F19,F36,F54,F58,F62))" table:style-name="ce45">
            <text:p>208,514<text:s/></text:p>
          </table:table-cell>
          <table:table-cell office:value-type="float" office:value="2391.2581599999999" table:formula="msoxl:=  IF(SUM(G11,G19,G36,G54,G58,G62)=0,&quot;-&quot;,SUM(G11,G19,G36,G54,G58,G62))" table:style-name="ce45">
            <text:p>2,391<text:s/></text:p>
          </table:table-cell>
          <table:table-cell office:value-type="float" office:value="116556.24558999999" table:formula="msoxl:=  IF(SUM(H11,H19,H36,H54,H58,H62)=0,&quot;-&quot;,SUM(H11,H19,H36,H54,H58,H62))" table:style-name="ce45">
            <text:p>116,556<text:s/></text:p>
          </table:table-cell>
          <table:table-cell office:value-type="float" office:value="12921.826599999999" table:formula="msoxl:=  IF(SUM(I11,I19,I36,I54,I58,I62)=0,&quot;-&quot;,SUM(I11,I19,I36,I54,I58,I62))" table:style-name="ce45">
            <text:p>12,922<text:s/></text:p>
          </table:table-cell>
          <table:table-cell office:value-type="float" office:value="1385091.2051900001" table:formula="msoxl:=  IF(SUM(J11,J19,J36,J54,J58,J62)=0,&quot;-&quot;,SUM(J11,J19,J36,J54,J58,J62))" table:style-name="ce45">
            <text:p>1,385,091<text:s/></text:p>
          </table:table-cell>
          <table:table-cell office:value-type="float" office:value="17827.41735" table:formula="msoxl:=  IF(SUM(K11,K19,K36,K54,K58,K62)=0,&quot;-&quot;,SUM(K11,K19,K36,K54,K58,K62))" table:style-name="ce45">
            <text:p>17,827<text:s/></text:p>
          </table:table-cell>
          <table:table-cell office:value-type="float" office:value="1457253.4649400001" table:formula="msoxl:=  IF(SUM(L11,L19,L36,L54,L58,L62)=0,&quot;-&quot;,SUM(L11,L19,L36,L54,L58,L62))" table:style-name="ce45">
            <text:p>1,457,253<text:s/></text:p>
          </table:table-cell>
          <table:table-cell office:value-type="float" office:value="1336.7541000000001" table:formula="msoxl:=  IF(SUM(M11,M19,M36,M54,M58,M62)=0,&quot;-&quot;,SUM(M11,M19,M36,M54,M58,M62))" table:style-name="ce45">
            <text:p>1,337<text:s/></text:p>
          </table:table-cell>
          <table:table-cell office:value-type="float" office:value="101575.54826" table:formula="msoxl:=  IF(SUM(N11,N19,N36,N54,N58,N62)=0,&quot;-&quot;,SUM(N11,N19,N36,N54,N58,N62))" table:style-name="ce45">
            <text:p>101,576<text:s/></text:p>
          </table:table-cell>
          <table:table-cell office:value-type="float" office:value="13478.883" table:formula="msoxl:=  IF(SUM(O11,O19,O36,O54,O58,O62)=0,&quot;-&quot;,SUM(O11,O19,O36,O54,O58,O62))" table:style-name="ce45">
            <text:p>13,479<text:s/></text:p>
          </table:table-cell>
          <table:table-cell office:value-type="float" office:value="1109865.10127" table:formula="msoxl:=  IF(SUM(P11,P19,P36,P54,P58,P62)=0,&quot;-&quot;,SUM(P11,P19,P36,P54,P58,P62))" table:style-name="ce45">
            <text:p>1,109,865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247.71850000000001" table:formula="msoxl:=  IF(SUM(C12:C18)=0,&quot;-&quot;,SUM(C12:C18))" table:style-name="ce52">
            <text:p>248<text:s/></text:p>
          </table:table-cell>
          <table:table-cell office:value-type="float" office:value="30720.861799999999" table:formula="msoxl:=  IF(SUM(D12:D18)=0,&quot;-&quot;,SUM(D12:D18))" table:style-name="ce52">
            <text:p>30,721<text:s/></text:p>
          </table:table-cell>
          <table:table-cell office:value-type="float" office:value="951.13739999999996" table:formula="msoxl:=  IF(SUM(E12:E18)=0,&quot;-&quot;,SUM(E12:E18))" table:style-name="ce52">
            <text:p>951<text:s/></text:p>
          </table:table-cell>
          <table:table-cell office:value-type="float" office:value="208514.02353000001" table:formula="msoxl:=  IF(SUM(F12:F18)=0,&quot;-&quot;,SUM(F12:F18))" table:style-name="ce52">
            <text:p>208,514<text:s/></text:p>
          </table:table-cell>
          <table:table-cell office:value-type="float" office:value="1619.4644000000001" table:formula="msoxl:=  IF(SUM(G12:G18)=0,&quot;-&quot;,SUM(G12:G18))" table:style-name="ce52">
            <text:p>1,619<text:s/></text:p>
          </table:table-cell>
          <table:table-cell office:value-type="float" office:value="63557.293010000001" table:formula="msoxl:=  IF(SUM(H12:H18)=0,&quot;-&quot;,SUM(H12:H18))" table:style-name="ce52">
            <text:p>63,557<text:s/></text:p>
          </table:table-cell>
          <table:table-cell office:value-type="float" office:value="11878.026699999999" table:formula="msoxl:=  IF(SUM(I12:I18)=0,&quot;-&quot;,SUM(I12:I18))" table:style-name="ce52">
            <text:p>11,878<text:s/></text:p>
          </table:table-cell>
          <table:table-cell office:value-type="float" office:value="1245879.1757499999" table:formula="msoxl:=  IF(SUM(J12:J18)=0,&quot;-&quot;,SUM(J12:J18))" table:style-name="ce52">
            <text:p>1,245,879<text:s/></text:p>
          </table:table-cell>
          <table:table-cell office:value-type="float" office:value="14983.309600000001" table:formula="msoxl:=  IF(SUM(K12:K18)=0,&quot;-&quot;,SUM(K12:K18))" table:style-name="ce52">
            <text:p>14,983<text:s/></text:p>
          </table:table-cell>
          <table:table-cell office:value-type="float" office:value="1083681.2535700002" table:formula="msoxl:=  IF(SUM(L12:L18)=0,&quot;-&quot;,SUM(L12:L18))" table:style-name="ce52">
            <text:p>1,083,681<text:s/></text:p>
          </table:table-cell>
          <table:table-cell office:value-type="float" office:value="1194.0147999999999" table:formula="msoxl:=  IF(SUM(M12:M18)=0,&quot;-&quot;,SUM(M12:M18))" table:style-name="ce52">
            <text:p>1,194<text:s/></text:p>
          </table:table-cell>
          <table:table-cell office:value-type="float" office:value="87415.173320000002" table:formula="msoxl:=  IF(SUM(N12:N18)=0,&quot;-&quot;,SUM(N12:N18))" table:style-name="ce52">
            <text:p>87,415<text:s/></text:p>
          </table:table-cell>
          <table:table-cell office:value-type="float" office:value="11768.8498" table:formula="msoxl:=  IF(SUM(O12:O18)=0,&quot;-&quot;,SUM(O12:O18))" table:style-name="ce52">
            <text:p>11,769<text:s/></text:p>
          </table:table-cell>
          <table:table-cell office:value-type="float" office:value="879889.69616000005" table:formula="msoxl:=  IF(SUM(P12:P18)=0,&quot;-&quot;,SUM(P12:P18))" table:style-name="ce52">
            <text:p>879,89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2,O12,'漁業生產量值-漁業種類別魚類別生產量值10'!C12,'漁業生產量值-漁業種類別魚類別生產量值10'!E12)=0,&quot;-&quot;,SUM(M12,O12,'漁業生產量值-漁業種類別魚類別生產量值10'!C12,'漁業生產量值-漁業種類別魚類別生產量值10'!E12))" table:style-name="ce55">
            <text:p>-</text:p>
          </table:table-cell>
          <table:table-cell office:value-type="string" office:string-value="-" table:formula="msoxl:=  IF(SUM(N12,P12,'漁業生產量值-漁業種類別魚類別生產量值10'!D12,'漁業生產量值-漁業種類別魚類別生產量值10'!F12)=0,&quot;-&quot;,SUM(N12,P12,'漁業生產量值-漁業種類別魚類別生產量值10'!D12,'漁業生產量值-漁業種類別魚類別生產量值10'!F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3,O13,'漁業生產量值-漁業種類別魚類別生產量值10'!C13,'漁業生產量值-漁業種類別魚類別生產量值10'!E13)=0,&quot;-&quot;,SUM(M13,O13,'漁業生產量值-漁業種類別魚類別生產量值10'!C13,'漁業生產量值-漁業種類別魚類別生產量值10'!E13))" table:style-name="ce55">
            <text:p>-</text:p>
          </table:table-cell>
          <table:table-cell office:value-type="string" office:string-value="-" table:formula="msoxl:=  IF(SUM(N13,P13,'漁業生產量值-漁業種類別魚類別生產量值10'!D13,'漁業生產量值-漁業種類別魚類別生產量值10'!F13)=0,&quot;-&quot;,SUM(N13,P13,'漁業生產量值-漁業種類別魚類別生產量值10'!D13,'漁業生產量值-漁業種類別魚類別生產量值10'!F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92" table:style-name="ce55">
            <text:p>0<text:s/></text:p>
          </table:table-cell>
          <table:table-cell office:value-type="float" office:value="26.454470000000001" table:style-name="ce55">
            <text:p>26<text:s/></text:p>
          </table:table-cell>
          <table:table-cell office:value-type="float" office:value="26.335999999999999" table:formula="msoxl:=  IF(SUM(M14,O14,'漁業生產量值-漁業種類別魚類別生產量值10'!C14,'漁業生產量值-漁業種類別魚類別生產量值10'!E14)=0,&quot;-&quot;,SUM(M14,O14,'漁業生產量值-漁業種類別魚類別生產量值10'!C14,'漁業生產量值-漁業種類別魚類別生產量值10'!E14))" table:style-name="ce55">
            <text:p>26<text:s/></text:p>
          </table:table-cell>
          <table:table-cell office:value-type="float" office:value="1764.2620899999999" table:formula="msoxl:=  IF(SUM(N14,P14,'漁業生產量值-漁業種類別魚類別生產量值10'!D14,'漁業生產量值-漁業種類別魚類別生產量值10'!F14)=0,&quot;-&quot;,SUM(N14,P14,'漁業生產量值-漁業種類別魚類別生產量值10'!D14,'漁業生產量值-漁業種類別魚類別生產量值10'!F14))" table:style-name="ce55">
            <text:p>1,764<text:s/></text:p>
          </table:table-cell>
          <table:table-cell office:value-type="float" office:value="1.77" table:style-name="ce55">
            <text:p>2<text:s/></text:p>
          </table:table-cell>
          <table:table-cell office:value-type="float" office:value="178.28559000000001" table:style-name="ce55">
            <text:p>178<text:s/></text:p>
          </table:table-cell>
          <table:table-cell office:value-type="float" office:value="13.576000000000001" table:style-name="ce55">
            <text:p>14<text:s/></text:p>
          </table:table-cell>
          <table:table-cell office:value-type="float" office:value="625.70542" table:style-name="ce55">
            <text:p>626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5,O15,'漁業生產量值-漁業種類別魚類別生產量值10'!C15,'漁業生產量值-漁業種類別魚類別生產量值10'!E15)=0,&quot;-&quot;,SUM(M15,O15,'漁業生產量值-漁業種類別魚類別生產量值10'!C15,'漁業生產量值-漁業種類別魚類別生產量值10'!E15))" table:style-name="ce55">
            <text:p>-</text:p>
          </table:table-cell>
          <table:table-cell office:value-type="string" office:string-value="-" table:formula="msoxl:=  IF(SUM(N15,P15,'漁業生產量值-漁業種類別魚類別生產量值10'!D15,'漁業生產量值-漁業種類別魚類別生產量值10'!F15)=0,&quot;-&quot;,SUM(N15,P15,'漁業生產量值-漁業種類別魚類別生產量值10'!D15,'漁業生產量值-漁業種類別魚類別生產量值10'!F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float" office:value="247.71850000000001" table:style-name="ce55">
            <text:p>248<text:s/></text:p>
          </table:table-cell>
          <table:table-cell office:value-type="float" office:value="30720.861799999999" table:style-name="ce55">
            <text:p>30,721<text:s/></text:p>
          </table:table-cell>
          <table:table-cell office:value-type="float" office:value="951.13739999999996" table:style-name="ce55">
            <text:p>951<text:s/></text:p>
          </table:table-cell>
          <table:table-cell office:value-type="float" office:value="208514.02353000001" table:style-name="ce55">
            <text:p>208,514<text:s/></text:p>
          </table:table-cell>
          <table:table-cell office:value-type="float" office:value="563.48956999999996" table:style-name="ce55">
            <text:p>563<text:s/></text:p>
          </table:table-cell>
          <table:table-cell office:value-type="float" office:value="22057.482250000001" table:style-name="ce55">
            <text:p>22,057<text:s/></text:p>
          </table:table-cell>
          <table:table-cell office:value-type="float" office:value="11877.834699999999" table:style-name="ce55">
            <text:p>11,878<text:s/></text:p>
          </table:table-cell>
          <table:table-cell office:value-type="float" office:value="1245852.7212799999" table:style-name="ce55">
            <text:p>1,245,853<text:s/></text:p>
          </table:table-cell>
          <table:table-cell office:value-type="float" office:value="14956.973600000001" table:formula="msoxl:=  IF(SUM(M16,O16,'漁業生產量值-漁業種類別魚類別生產量值10'!C16,'漁業生產量值-漁業種類別魚類別生產量值10'!E16)=0,&quot;-&quot;,SUM(M16,O16,'漁業生產量值-漁業種類別魚類別生產量值10'!C16,'漁業生產量值-漁業種類別魚類別生產量值10'!E16))" table:style-name="ce55">
            <text:p>14,957<text:s/></text:p>
          </table:table-cell>
          <table:table-cell office:value-type="float" office:value="1081916.9914800001" table:formula="msoxl:=  IF(SUM(N16,P16,'漁業生產量值-漁業種類別魚類別生產量值10'!D16,'漁業生產量值-漁業種類別魚類別生產量值10'!F16)=0,&quot;-&quot;,SUM(N16,P16,'漁業生產量值-漁業種類別魚類別生產量值10'!D16,'漁業生產量值-漁業種類別魚類別生產量值10'!F16))" table:style-name="ce55">
            <text:p>1,081,917<text:s/></text:p>
          </table:table-cell>
          <table:table-cell office:value-type="float" office:value="1192.2447999999999" table:style-name="ce55">
            <text:p>1,192<text:s/></text:p>
          </table:table-cell>
          <table:table-cell office:value-type="float" office:value="87236.887730000002" table:style-name="ce55">
            <text:p>87,237<text:s/></text:p>
          </table:table-cell>
          <table:table-cell office:value-type="float" office:value="11755.273800000001" table:style-name="ce55">
            <text:p>11,755<text:s/></text:p>
          </table:table-cell>
          <table:table-cell office:value-type="float" office:value="879263.99074000004" table:style-name="ce55">
            <text:p>879,26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7,O17,'漁業生產量值-漁業種類別魚類別生產量值10'!C17,'漁業生產量值-漁業種類別魚類別生產量值10'!E17)=0,&quot;-&quot;,SUM(M17,O17,'漁業生產量值-漁業種類別魚類別生產量值10'!C17,'漁業生產量值-漁業種類別魚類別生產量值10'!E17))" table:style-name="ce55">
            <text:p>-</text:p>
          </table:table-cell>
          <table:table-cell office:value-type="string" office:string-value="-" table:formula="msoxl:=  IF(SUM(N17,P17,'漁業生產量值-漁業種類別魚類別生產量值10'!D17,'漁業生產量值-漁業種類別魚類別生產量值10'!F17)=0,&quot;-&quot;,SUM(N17,P17,'漁業生產量值-漁業種類別魚類別生產量值10'!D17,'漁業生產量值-漁業種類別魚類別生產量值10'!F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055.9748300000001" table:style-name="ce57">
            <text:p>1,056<text:s/></text:p>
          </table:table-cell>
          <table:table-cell office:value-type="float" office:value="41499.81076" table:style-name="ce57">
            <text:p>41,500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18,O18,'漁業生產量值-漁業種類別魚類別生產量值10'!C18,'漁業生產量值-漁業種類別魚類別生產量值10'!E18)=0,&quot;-&quot;,SUM(M18,O18,'漁業生產量值-漁業種類別魚類別生產量值10'!C18,'漁業生產量值-漁業種類別魚類別生產量值10'!E18))" table:style-name="ce55">
            <text:p>-</text:p>
          </table:table-cell>
          <table:table-cell office:value-type="string" office:string-value="-" table:formula="msoxl:=  IF(SUM(N18,P18,'漁業生產量值-漁業種類別魚類別生產量值10'!D18,'漁業生產量值-漁業種類別魚類別生產量值10'!F18)=0,&quot;-&quot;,SUM(N18,P18,'漁業生產量值-漁業種類別魚類別生產量值10'!D18,'漁業生產量值-漁業種類別魚類別生產量值10'!F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235.1268" table:formula="msoxl:=  IF(SUM(C20:C35)=0,&quot;-&quot;,SUM(C20:C35))" table:style-name="ce52">
            <text:p>235<text:s/></text:p>
          </table:table-cell>
          <table:table-cell office:value-type="float" office:value="139661.12549000001" table:formula="msoxl:=  IF(SUM(D20:D35)=0,&quot;-&quot;,SUM(D20:D35))" table:style-name="ce52">
            <text:p>139,661<text:s/>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739.41096000000005" table:formula="msoxl:=  IF(SUM(G20:G35)=0,&quot;-&quot;,SUM(G20:G35))" table:style-name="ce52">
            <text:p>739<text:s/></text:p>
          </table:table-cell>
          <table:table-cell office:value-type="float" office:value="50039.122390000004" table:formula="msoxl:=  IF(SUM(H20:H35)=0,&quot;-&quot;,SUM(H20:H35))" table:style-name="ce52">
            <text:p>50,039<text:s/></text:p>
          </table:table-cell>
          <table:table-cell office:value-type="float" office:value="1036.0763999999999" table:formula="msoxl:=  IF(SUM(I20:I35)=0,&quot;-&quot;,SUM(I20:I35))" table:style-name="ce52">
            <text:p>1,036<text:s/></text:p>
          </table:table-cell>
          <table:table-cell office:value-type="float" office:value="138318.9155" table:formula="msoxl:=  IF(SUM(J20:J35)=0,&quot;-&quot;,SUM(J20:J35))" table:style-name="ce52">
            <text:p>138,319<text:s/></text:p>
          </table:table-cell>
          <table:table-cell office:value-type="float" office:value="2061.2337499999999" table:formula="msoxl:=  IF(SUM(K20:K35)=0,&quot;-&quot;,SUM(K20:K35))" table:style-name="ce52">
            <text:p>2,061<text:s/></text:p>
          </table:table-cell>
          <table:table-cell office:value-type="float" office:value="265484.38383000001" table:formula="msoxl:=  IF(SUM(L20:L35)=0,&quot;-&quot;,SUM(L20:L35))" table:style-name="ce52">
            <text:p>265,484<text:s/></text:p>
          </table:table-cell>
          <table:table-cell office:value-type="float" office:value="72.997799999999998" table:formula="msoxl:=  IF(SUM(M20:M35)=0,&quot;-&quot;,SUM(M20:M35))" table:style-name="ce52">
            <text:p>73<text:s/></text:p>
          </table:table-cell>
          <table:table-cell office:value-type="float" office:value="6728.3799400000007" table:formula="msoxl:=  IF(SUM(N20:N35)=0,&quot;-&quot;,SUM(N20:N35))" table:style-name="ce52">
            <text:p>6,728<text:s/></text:p>
          </table:table-cell>
          <table:table-cell office:value-type="float" office:value="1570.537" table:formula="msoxl:=  IF(SUM(O20:O35)=0,&quot;-&quot;,SUM(O20:O35))" table:style-name="ce52">
            <text:p>1,571<text:s/></text:p>
          </table:table-cell>
          <table:table-cell office:value-type="float" office:value="207561.96991000001" table:formula="msoxl:=  IF(SUM(P20:P35)=0,&quot;-&quot;,SUM(P20:P35))" table:style-name="ce52">
            <text:p>207,56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M20,O20,'漁業生產量值-漁業種類別魚類別生產量值10'!C20,'漁業生產量值-漁業種類別魚類別生產量值10'!E20)=0,&quot;-&quot;,SUM(M20,O20,'漁業生產量值-漁業種類別魚類別生產量值10'!C20,'漁業生產量值-漁業種類別魚類別生產量值10'!E20))" table:style-name="ce55">
            <text:p>-</text:p>
          </table:table-cell>
          <table:table-cell office:value-type="string" office:string-value="-" table:formula="msoxl:=  IF(SUM(N20,P20,'漁業生產量值-漁業種類別魚類別生產量值10'!D20,'漁業生產量值-漁業種類別魚類別生產量值10'!F20)=0,&quot;-&quot;,SUM(N20,P20,'漁業生產量值-漁業種類別魚類別生產量值10'!D20,'漁業生產量值-漁業種類別魚類別生產量值10'!F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1,O21,'漁業生產量值-漁業種類別魚類別生產量值10'!C21,'漁業生產量值-漁業種類別魚類別生產量值10'!E21)=0,&quot;-&quot;,SUM(M21,O21,'漁業生產量值-漁業種類別魚類別生產量值10'!C21,'漁業生產量值-漁業種類別魚類別生產量值10'!E21))" table:style-name="ce55">
            <text:p>-</text:p>
          </table:table-cell>
          <table:table-cell office:value-type="string" office:string-value="-" table:formula="msoxl:=  IF(SUM(N21,P21,'漁業生產量值-漁業種類別魚類別生產量值10'!D21,'漁業生產量值-漁業種類別魚類別生產量值10'!F21)=0,&quot;-&quot;,SUM(N21,P21,'漁業生產量值-漁業種類別魚類別生產量值10'!D21,'漁業生產量值-漁業種類別魚類別生產量值10'!F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2,O22,'漁業生產量值-漁業種類別魚類別生產量值10'!C22,'漁業生產量值-漁業種類別魚類別生產量值10'!E22)=0,&quot;-&quot;,SUM(M22,O22,'漁業生產量值-漁業種類別魚類別生產量值10'!C22,'漁業生產量值-漁業種類別魚類別生產量值10'!E22))" table:style-name="ce55">
            <text:p>-</text:p>
          </table:table-cell>
          <table:table-cell office:value-type="string" office:string-value="-" table:formula="msoxl:=  IF(SUM(N22,P22,'漁業生產量值-漁業種類別魚類別生產量值10'!D22,'漁業生產量值-漁業種類別魚類別生產量值10'!F22)=0,&quot;-&quot;,SUM(N22,P22,'漁業生產量值-漁業種類別魚類別生產量值10'!D22,'漁業生產量值-漁業種類別魚類別生產量值10'!F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1.117000000000001" table:style-name="ce55">
            <text:p>31<text:s/></text:p>
          </table:table-cell>
          <table:table-cell office:value-type="float" office:value="2908.462" table:style-name="ce55">
            <text:p>2,908<text:s/></text:p>
          </table:table-cell>
          <table:table-cell office:value-type="float" office:value="0.1239" table:style-name="ce55">
            <text:p>0<text:s/></text:p>
          </table:table-cell>
          <table:table-cell office:value-type="float" office:value="18.585000000000001" table:style-name="ce55">
            <text:p>19<text:s/></text:p>
          </table:table-cell>
          <table:table-cell office:value-type="float" office:value="1.0801000000000001" table:formula="msoxl:=  IF(SUM(M23,O23,'漁業生產量值-漁業種類別魚類別生產量值10'!C23,'漁業生產量值-漁業種類別魚類別生產量值10'!E23)=0,&quot;-&quot;,SUM(M23,O23,'漁業生產量值-漁業種類別魚類別生產量值10'!C23,'漁業生產量值-漁業種類別魚類別生產量值10'!E23))" table:style-name="ce55">
            <text:p>1<text:s/></text:p>
          </table:table-cell>
          <table:table-cell office:value-type="float" office:value="108.11373" table:formula="msoxl:=  IF(SUM(N23,P23,'漁業生產量值-漁業種類別魚類別生產量值10'!D23,'漁業生產量值-漁業種類別魚類別生產量值10'!F23)=0,&quot;-&quot;,SUM(N23,P23,'漁業生產量值-漁業種類別魚類別生產量值10'!D23,'漁業生產量值-漁業種類別魚類別生產量值10'!F23))" table:style-name="ce55">
            <text:p>108<text:s/></text:p>
          </table:table-cell>
          <table:table-cell office:value-type="float" office:value="8.6400000000000005E-2" table:style-name="ce55">
            <text:p>0<text:s/></text:p>
          </table:table-cell>
          <table:table-cell office:value-type="float" office:value="8.64" table:style-name="ce55">
            <text:p>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0000000000000001E-3" table:style-name="ce55">
            <text:p>0<text:s/></text:p>
          </table:table-cell>
          <table:table-cell office:value-type="float" office:value="0.4" table:style-name="ce55">
            <text:p>0<text:s/></text:p>
          </table:table-cell>
          <table:table-cell office:value-type="float" office:value="0.19800000000000001" table:style-name="ce55">
            <text:p>0<text:s/></text:p>
          </table:table-cell>
          <table:table-cell office:value-type="float" office:value="29.7" table:style-name="ce55">
            <text:p>30<text:s/></text:p>
          </table:table-cell>
          <table:table-cell office:value-type="float" office:value="1.0999999999999999E-2" table:formula="msoxl:=  IF(SUM(M24,O24,'漁業生產量值-漁業種類別魚類別生產量值10'!C24,'漁業生產量值-漁業種類別魚類別生產量值10'!E24)=0,&quot;-&quot;,SUM(M24,O24,'漁業生產量值-漁業種類別魚類別生產量值10'!C24,'漁業生產量值-漁業種類別魚類別生產量值10'!E24))" table:style-name="ce55">
            <text:p>0<text:s/></text:p>
          </table:table-cell>
          <table:table-cell office:value-type="float" office:value="0.77" table:formula="msoxl:=  IF(SUM(N24,P24,'漁業生產量值-漁業種類別魚類別生產量值10'!D24,'漁業生產量值-漁業種類別魚類別生產量值10'!F24)=0,&quot;-&quot;,SUM(N24,P24,'漁業生產量值-漁業種類別魚類別生產量值10'!D24,'漁業生產量值-漁業種類別魚類別生產量值10'!F24))" table:style-name="ce55">
            <text:p>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10.68486000000001" table:style-name="ce55">
            <text:p>511<text:s/></text:p>
          </table:table-cell>
          <table:table-cell office:value-type="float" office:value="25343.227790000001" table:style-name="ce55">
            <text:p>25,34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6632499999999997" table:formula="msoxl:=  IF(SUM(M25,O25,'漁業生產量值-漁業種類別魚類別生產量值10'!C25,'漁業生產量值-漁業種類別魚類別生產量值10'!E25)=0,&quot;-&quot;,SUM(M25,O25,'漁業生產量值-漁業種類別魚類別生產量值10'!C25,'漁業生產量值-漁業種類別魚類別生產量值10'!E25))" table:style-name="ce55">
            <text:p>6<text:s/></text:p>
          </table:table-cell>
          <table:table-cell office:value-type="float" office:value="851.34793999999999" table:formula="msoxl:=  IF(SUM(N25,P25,'漁業生產量值-漁業種類別魚類別生產量值10'!D25,'漁業生產量值-漁業種類別魚類別生產量值10'!F25)=0,&quot;-&quot;,SUM(N25,P25,'漁業生產量值-漁業種類別魚類別生產量值10'!D25,'漁業生產量值-漁業種類別魚類別生產量值10'!F25))" table:style-name="ce55">
            <text:p>85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4569999999999999" table:style-name="ce55">
            <text:p>5<text:s/></text:p>
          </table:table-cell>
          <table:table-cell office:value-type="float" office:value="835.46668999999997" table:style-name="ce55">
            <text:p>83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6,O26,'漁業生產量值-漁業種類別魚類別生產量值10'!C26,'漁業生產量值-漁業種類別魚類別生產量值10'!E26)=0,&quot;-&quot;,SUM(M26,O26,'漁業生產量值-漁業種類別魚類別生產量值10'!C26,'漁業生產量值-漁業種類別魚類別生產量值10'!E26))" table:style-name="ce55">
            <text:p>-</text:p>
          </table:table-cell>
          <table:table-cell office:value-type="string" office:string-value="-" table:formula="msoxl:=  IF(SUM(N26,P26,'漁業生產量值-漁業種類別魚類別生產量值10'!D26,'漁業生產量值-漁業種類別魚類別生產量值10'!F26)=0,&quot;-&quot;,SUM(N26,P26,'漁業生產量值-漁業種類別魚類別生產量值10'!D26,'漁業生產量值-漁業種類別魚類別生產量值10'!F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float" office:value="235.1268" table:style-name="ce55">
            <text:p>235<text:s/></text:p>
          </table:table-cell>
          <table:table-cell office:value-type="float" office:value="139661.12549000001" table:style-name="ce55">
            <text:p>139,66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91.66810000000001" table:style-name="ce55">
            <text:p>192<text:s/></text:p>
          </table:table-cell>
          <table:table-cell office:value-type="float" office:value="21334.336350000001" table:style-name="ce55">
            <text:p>21,334<text:s/></text:p>
          </table:table-cell>
          <table:table-cell office:value-type="float" office:value="1035.7545" table:style-name="ce55">
            <text:p>1,036<text:s/></text:p>
          </table:table-cell>
          <table:table-cell office:value-type="float" office:value="138270.6305" table:style-name="ce55">
            <text:p>138,271<text:s/></text:p>
          </table:table-cell>
          <table:table-cell office:value-type="float" office:value="2053.2313999999997" table:formula="msoxl:=  IF(SUM(M27,O27,'漁業生產量值-漁業種類別魚類別生產量值10'!C27,'漁業生產量值-漁業種類別魚類別生產量值10'!E27)=0,&quot;-&quot;,SUM(M27,O27,'漁業生產量值-漁業種類別魚類別生產量值10'!C27,'漁業生產量值-漁業種類別魚類別生產量值10'!E27))" table:style-name="ce55">
            <text:p>2,053<text:s/></text:p>
          </table:table-cell>
          <table:table-cell office:value-type="float" office:value="264431.60054000001" table:formula="msoxl:=  IF(SUM(N27,P27,'漁業生產量值-漁業種類別魚類別生產量值10'!D27,'漁業生產量值-漁業種類別魚類別生產量值10'!F27)=0,&quot;-&quot;,SUM(N27,P27,'漁業生產量值-漁業種類別魚類別生產量值10'!D27,'漁業生產量值-漁業種類別魚類別生產量值10'!F27))" table:style-name="ce55">
            <text:p>264,432<text:s/></text:p>
          </table:table-cell>
          <table:table-cell office:value-type="float" office:value="72.9114" table:style-name="ce55">
            <text:p>73<text:s/></text:p>
          </table:table-cell>
          <table:table-cell office:value-type="float" office:value="6719.7399400000004" table:style-name="ce55">
            <text:p>6,720<text:s/></text:p>
          </table:table-cell>
          <table:table-cell office:value-type="float" office:value="1565.08" table:style-name="ce55">
            <text:p>1,565<text:s/></text:p>
          </table:table-cell>
          <table:table-cell office:value-type="float" office:value="206726.50322000001" table:style-name="ce55">
            <text:p>206,72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8,O28,'漁業生產量值-漁業種類別魚類別生產量值10'!C28,'漁業生產量值-漁業種類別魚類別生產量值10'!E28)=0,&quot;-&quot;,SUM(M28,O28,'漁業生產量值-漁業種類別魚類別生產量值10'!C28,'漁業生產量值-漁業種類別魚類別生產量值10'!E28))" table:style-name="ce55">
            <text:p>-</text:p>
          </table:table-cell>
          <table:table-cell office:value-type="string" office:string-value="-" table:formula="msoxl:=  IF(SUM(N28,P28,'漁業生產量值-漁業種類別魚類別生產量值10'!D28,'漁業生產量值-漁業種類別魚類別生產量值10'!F28)=0,&quot;-&quot;,SUM(N28,P28,'漁業生產量值-漁業種類別魚類別生產量值10'!D28,'漁業生產量值-漁業種類別魚類別生產量值10'!F2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.9370000000000003" table:style-name="ce55">
            <text:p>6<text:s/></text:p>
          </table:table-cell>
          <table:table-cell office:value-type="float" office:value="452.69625000000002" table:style-name="ce55">
            <text:p>45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248" table:formula="msoxl:=  IF(SUM(M29,O29,'漁業生產量值-漁業種類別魚類別生產量值10'!C29,'漁業生產量值-漁業種類別魚類別生產量值10'!E29)=0,&quot;-&quot;,SUM(M29,O29,'漁業生產量值-漁業種類別魚類別生產量值10'!C29,'漁業生產量值-漁業種類別魚類別生產量值10'!E29))" table:style-name="ce55">
            <text:p>1<text:s/></text:p>
          </table:table-cell>
          <table:table-cell office:value-type="float" office:value="92.55162" table:formula="msoxl:=  IF(SUM(N29,P29,'漁業生產量值-漁業種類別魚類別生產量值10'!D29,'漁業生產量值-漁業種類別魚類別生產量值10'!F29)=0,&quot;-&quot;,SUM(N29,P29,'漁業生產量值-漁業種類別魚類別生產量值10'!D29,'漁業生產量值-漁業種類別魚類別生產量值10'!F29))" table:style-name="ce55">
            <text:p>9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0,O30,'漁業生產量值-漁業種類別魚類別生產量值10'!C30,'漁業生產量值-漁業種類別魚類別生產量值10'!E30)=0,&quot;-&quot;,SUM(M30,O30,'漁業生產量值-漁業種類別魚類別生產量值10'!C30,'漁業生產量值-漁業種類別魚類別生產量值10'!E30))" table:style-name="ce55">
            <text:p>-</text:p>
          </table:table-cell>
          <table:table-cell office:value-type="string" office:string-value="-" table:formula="msoxl:=  IF(SUM(N30,P30,'漁業生產量值-漁業種類別魚類別生產量值10'!D30,'漁業生產量值-漁業種類別魚類別生產量值10'!F30)=0,&quot;-&quot;,SUM(N30,P30,'漁業生產量值-漁業種類別魚類別生產量值10'!D30,'漁業生產量值-漁業種類別魚類別生產量值10'!F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1,O31,'漁業生產量值-漁業種類別魚類別生產量值10'!C31,'漁業生產量值-漁業種類別魚類別生產量值10'!E31)=0,&quot;-&quot;,SUM(M31,O31,'漁業生產量值-漁業種類別魚類別生產量值10'!C31,'漁業生產量值-漁業種類別魚類別生產量值10'!E31))" table:style-name="ce55">
            <text:p>-</text:p>
          </table:table-cell>
          <table:table-cell office:value-type="string" office:string-value="-" table:formula="msoxl:=  IF(SUM(N31,P31,'漁業生產量值-漁業種類別魚類別生產量值10'!D31,'漁業生產量值-漁業種類別魚類別生產量值10'!F31)=0,&quot;-&quot;,SUM(N31,P31,'漁業生產量值-漁業種類別魚類別生產量值10'!D31,'漁業生產量值-漁業種類別魚類別生產量值10'!F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2,O32,'漁業生產量值-漁業種類別魚類別生產量值10'!C32,'漁業生產量值-漁業種類別魚類別生產量值10'!E32)=0,&quot;-&quot;,SUM(M32,O32,'漁業生產量值-漁業種類別魚類別生產量值10'!C32,'漁業生產量值-漁業種類別魚類別生產量值10'!E32))" table:style-name="ce55">
            <text:p>-</text:p>
          </table:table-cell>
          <table:table-cell office:value-type="string" office:string-value="-" table:formula="msoxl:=  IF(SUM(N32,P32,'漁業生產量值-漁業種類別魚類別生產量值10'!D32,'漁業生產量值-漁業種類別魚類別生產量值10'!F32)=0,&quot;-&quot;,SUM(N32,P32,'漁業生產量值-漁業種類別魚類別生產量值10'!D32,'漁業生產量值-漁業種類別魚類別生產量值10'!F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3,O33,'漁業生產量值-漁業種類別魚類別生產量值10'!C33,'漁業生產量值-漁業種類別魚類別生產量值10'!E33)=0,&quot;-&quot;,SUM(M33,O33,'漁業生產量值-漁業種類別魚類別生產量值10'!C33,'漁業生產量值-漁業種類別魚類別生產量值10'!E33))" table:style-name="ce55">
            <text:p>-</text:p>
          </table:table-cell>
          <table:table-cell office:value-type="string" office:string-value="-" table:formula="msoxl:=  IF(SUM(N33,P33,'漁業生產量值-漁業種類別魚類別生產量值10'!D33,'漁業生產量值-漁業種類別魚類別生產量值10'!F33)=0,&quot;-&quot;,SUM(N33,P33,'漁業生產量值-漁業種類別魚類別生產量值10'!D33,'漁業生產量值-漁業種類別魚類別生產量值10'!F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4,O34,'漁業生產量值-漁業種類別魚類別生產量值10'!C34,'漁業生產量值-漁業種類別魚類別生產量值10'!E34)=0,&quot;-&quot;,SUM(M34,O34,'漁業生產量值-漁業種類別魚類別生產量值10'!C34,'漁業生產量值-漁業種類別魚類別生產量值10'!E34))" table:style-name="ce55">
            <text:p>-</text:p>
          </table:table-cell>
          <table:table-cell office:value-type="string" office:string-value="-" table:formula="msoxl:=  IF(SUM(N34,P34,'漁業生產量值-漁業種類別魚類別生產量值10'!D34,'漁業生產量值-漁業種類別魚類別生產量值10'!F34)=0,&quot;-&quot;,SUM(N34,P34,'漁業生產量值-漁業種類別魚類別生產量值10'!D34,'漁業生產量值-漁業種類別魚類別生產量值10'!F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35,O35,'漁業生產量值-漁業種類別魚類別生產量值10'!C35,'漁業生產量值-漁業種類別魚類別生產量值10'!E35)=0,&quot;-&quot;,SUM(M35,O35,'漁業生產量值-漁業種類別魚類別生產量值10'!C35,'漁業生產量值-漁業種類別魚類別生產量值10'!E35))" table:style-name="ce55">
            <text:p>-</text:p>
          </table:table-cell>
          <table:table-cell office:value-type="string" office:string-value="-" table:formula="msoxl:=  IF(SUM(N35,P35,'漁業生產量值-漁業種類別魚類別生產量值10'!D35,'漁業生產量值-漁業種類別魚類別生產量值10'!F35)=0,&quot;-&quot;,SUM(N35,P35,'漁業生產量值-漁業種類別魚類別生產量值10'!D35,'漁業生產量值-漁業種類別魚類別生產量值10'!F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41.337899999999998" table:formula="msoxl:=  IF(SUM(C37:C53)=0,&quot;-&quot;,SUM(C37:C53))" table:style-name="ce52">
            <text:p>41<text:s/></text:p>
          </table:table-cell>
          <table:table-cell office:value-type="float" office:value="9185.4305999999997" table:formula="msoxl:=  IF(SUM(D37:D53)=0,&quot;-&quot;,SUM(D37:D53))" table:style-name="ce52">
            <text:p>9,185<text:s/>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float" office:value="32.382799999999996" table:formula="msoxl:=  IF(SUM(G37:G53)=0,&quot;-&quot;,SUM(G37:G53))" table:style-name="ce52">
            <text:p>32<text:s/></text:p>
          </table:table-cell>
          <table:table-cell office:value-type="float" office:value="2959.8301900000001" table:formula="msoxl:=  IF(SUM(H37:H53)=0,&quot;-&quot;,SUM(H37:H53))" table:style-name="ce52">
            <text:p>2,960<text:s/></text:p>
          </table:table-cell>
          <table:table-cell office:value-type="float" office:value="7.7235000000000005" table:formula="msoxl:=  IF(SUM(I37:I53)=0,&quot;-&quot;,SUM(I37:I53))" table:style-name="ce52">
            <text:p>8<text:s/></text:p>
          </table:table-cell>
          <table:table-cell office:value-type="float" office:value="893.11393999999996" table:formula="msoxl:=  IF(SUM(J37:J53)=0,&quot;-&quot;,SUM(J37:J53))" table:style-name="ce52">
            <text:p>893<text:s/></text:p>
          </table:table-cell>
          <table:table-cell office:value-type="float" office:value="782.87400000000002" table:formula="msoxl:=  IF(SUM(K37:K53)=0,&quot;-&quot;,SUM(K37:K53))" table:style-name="ce52">
            <text:p>783<text:s/></text:p>
          </table:table-cell>
          <table:table-cell office:value-type="float" office:value="108087.82754" table:formula="msoxl:=  IF(SUM(L37:L53)=0,&quot;-&quot;,SUM(L37:L53))" table:style-name="ce52">
            <text:p>108,088<text:s/></text:p>
          </table:table-cell>
          <table:table-cell office:value-type="float" office:value="69.741500000000002" table:formula="msoxl:=  IF(SUM(M37:M53)=0,&quot;-&quot;,SUM(M37:M53))" table:style-name="ce52">
            <text:p>70<text:s/></text:p>
          </table:table-cell>
          <table:table-cell office:value-type="float" office:value="7431.9950000000008" table:formula="msoxl:=  IF(SUM(N37:N53)=0,&quot;-&quot;,SUM(N37:N53))" table:style-name="ce52">
            <text:p>7,432<text:s/></text:p>
          </table:table-cell>
          <table:table-cell office:value-type="float" office:value="139.49619999999999" table:formula="msoxl:=  IF(SUM(O37:O53)=0,&quot;-&quot;,SUM(O37:O53))" table:style-name="ce52">
            <text:p>139<text:s/></text:p>
          </table:table-cell>
          <table:table-cell office:value-type="float" office:value="22413.4352" table:formula="msoxl:=  IF(SUM(P37:P53)=0,&quot;-&quot;,SUM(P37:P53))" table:style-name="ce52">
            <text:p>22,41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37.805" table:style-name="ce55">
            <text:p>38<text:s/></text:p>
          </table:table-cell>
          <table:table-cell office:value-type="float" office:value="9008.7855999999992" table:style-name="ce55">
            <text:p>9,00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.415099999999999" table:style-name="ce55">
            <text:p>21<text:s/></text:p>
          </table:table-cell>
          <table:table-cell office:value-type="float" office:value="1754.7799600000001" table:style-name="ce55">
            <text:p>1,755<text:s/></text:p>
          </table:table-cell>
          <table:table-cell office:value-type="float" office:value="3.681" table:style-name="ce55">
            <text:p>4<text:s/></text:p>
          </table:table-cell>
          <table:table-cell office:value-type="float" office:value="379.53800000000001" table:style-name="ce55">
            <text:p>380<text:s/></text:p>
          </table:table-cell>
          <table:table-cell office:value-type="float" office:value="53.084200000000003" table:formula="msoxl:=  IF(SUM(M37,O37,'漁業生產量值-漁業種類別魚類別生產量值10'!C37,'漁業生產量值-漁業種類別魚類別生產量值10'!E37)=0,&quot;-&quot;,SUM(M37,O37,'漁業生產量值-漁業種類別魚類別生產量值10'!C37,'漁業生產量值-漁業種類別魚類別生產量值10'!E37))" table:style-name="ce55">
            <text:p>53<text:s/></text:p>
          </table:table-cell>
          <table:table-cell office:value-type="float" office:value="6786.3880200000003" table:formula="msoxl:=  IF(SUM(N37,P37,'漁業生產量值-漁業種類別魚類別生產量值10'!D37,'漁業生產量值-漁業種類別魚類別生產量值10'!F37)=0,&quot;-&quot;,SUM(N37,P37,'漁業生產量值-漁業種類別魚類別生產量值10'!D37,'漁業生產量值-漁業種類別魚類別生產量值10'!F37))" table:style-name="ce55">
            <text:p>6,786<text:s/></text:p>
          </table:table-cell>
          <table:table-cell office:value-type="float" office:value="0.25700000000000001" table:style-name="ce55">
            <text:p>0<text:s/></text:p>
          </table:table-cell>
          <table:table-cell office:value-type="float" office:value="57.97" table:style-name="ce55">
            <text:p>58<text:s/></text:p>
          </table:table-cell>
          <table:table-cell office:value-type="float" office:value="4.3722000000000003" table:style-name="ce55">
            <text:p>4<text:s/></text:p>
          </table:table-cell>
          <table:table-cell office:value-type="float" office:value="1274.81006" table:style-name="ce55">
            <text:p>1,27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8,O38,'漁業生產量值-漁業種類別魚類別生產量值10'!C38,'漁業生產量值-漁業種類別魚類別生產量值10'!E38)=0,&quot;-&quot;,SUM(M38,O38,'漁業生產量值-漁業種類別魚類別生產量值10'!C38,'漁業生產量值-漁業種類別魚類別生產量值10'!E38))" table:style-name="ce55">
            <text:p>-</text:p>
          </table:table-cell>
          <table:table-cell office:value-type="string" office:string-value="-" table:formula="msoxl:=  IF(SUM(N38,P38,'漁業生產量值-漁業種類別魚類別生產量值10'!D38,'漁業生產量值-漁業種類別魚類別生產量值10'!F38)=0,&quot;-&quot;,SUM(N38,P38,'漁業生產量值-漁業種類別魚類別生產量值10'!D38,'漁業生產量值-漁業種類別魚類別生產量值10'!F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9,O39,'漁業生產量值-漁業種類別魚類別生產量值10'!C39,'漁業生產量值-漁業種類別魚類別生產量值10'!E39)=0,&quot;-&quot;,SUM(M39,O39,'漁業生產量值-漁業種類別魚類別生產量值10'!C39,'漁業生產量值-漁業種類別魚類別生產量值10'!E39))" table:style-name="ce55">
            <text:p>-</text:p>
          </table:table-cell>
          <table:table-cell office:value-type="string" office:string-value="-" table:formula="msoxl:=  IF(SUM(N39,P39,'漁業生產量值-漁業種類別魚類別生產量值10'!D39,'漁業生產量值-漁業種類別魚類別生產量值10'!F39)=0,&quot;-&quot;,SUM(N39,P39,'漁業生產量值-漁業種類別魚類別生產量值10'!D39,'漁業生產量值-漁業種類別魚類別生產量值10'!F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3.5329000000000002" table:style-name="ce55">
            <text:p>4<text:s/></text:p>
          </table:table-cell>
          <table:table-cell office:value-type="float" office:value="176.64500000000001" table:style-name="ce55">
            <text:p>17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1829000000000001" table:style-name="ce55">
            <text:p>4<text:s/></text:p>
          </table:table-cell>
          <table:table-cell office:value-type="float" office:value="441.55023" table:style-name="ce55">
            <text:p>442<text:s/></text:p>
          </table:table-cell>
          <table:table-cell office:value-type="float" office:value="4.0425000000000004" table:style-name="ce55">
            <text:p>4<text:s/></text:p>
          </table:table-cell>
          <table:table-cell office:value-type="float" office:value="513.57593999999995" table:style-name="ce55">
            <text:p>514<text:s/></text:p>
          </table:table-cell>
          <table:table-cell office:value-type="float" office:value="202.82479999999998" table:formula="msoxl:=  IF(SUM(M40,O40,'漁業生產量值-漁業種類別魚類別生產量值10'!C40,'漁業生產量值-漁業種類別魚類別生產量值10'!E40)=0,&quot;-&quot;,SUM(M40,O40,'漁業生產量值-漁業種類別魚類別生產量值10'!C40,'漁業生產量值-漁業種類別魚類別生產量值10'!E40))" table:style-name="ce55">
            <text:p>203<text:s/></text:p>
          </table:table-cell>
          <table:table-cell office:value-type="float" office:value="27150.997409999996" table:formula="msoxl:=  IF(SUM(N40,P40,'漁業生產量值-漁業種類別魚類別生產量值10'!D40,'漁業生產量值-漁業種類別魚類別生產量值10'!F40)=0,&quot;-&quot;,SUM(N40,P40,'漁業生產量值-漁業種類別魚類別生產量值10'!D40,'漁業生產量值-漁業種類別魚類別生產量值10'!F40))" table:style-name="ce55">
            <text:p>27,151<text:s/></text:p>
          </table:table-cell>
          <table:table-cell office:value-type="float" office:value="5.1269999999999998" table:style-name="ce55">
            <text:p>5<text:s/></text:p>
          </table:table-cell>
          <table:table-cell office:value-type="float" office:value="552.13" table:style-name="ce55">
            <text:p>552<text:s/></text:p>
          </table:table-cell>
          <table:table-cell office:value-type="float" office:value="11.401" table:style-name="ce55">
            <text:p>11<text:s/></text:p>
          </table:table-cell>
          <table:table-cell office:value-type="float" office:value="1912.07098" table:style-name="ce55">
            <text:p>1,91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1,O41,'漁業生產量值-漁業種類別魚類別生產量值10'!C41,'漁業生產量值-漁業種類別魚類別生產量值10'!E41)=0,&quot;-&quot;,SUM(M41,O41,'漁業生產量值-漁業種類別魚類別生產量值10'!C41,'漁業生產量值-漁業種類別魚類別生產量值10'!E41))" table:style-name="ce55">
            <text:p>-</text:p>
          </table:table-cell>
          <table:table-cell office:value-type="string" office:string-value="-" table:formula="msoxl:=  IF(SUM(N41,P41,'漁業生產量值-漁業種類別魚類別生產量值10'!D41,'漁業生產量值-漁業種類別魚類別生產量值10'!F41)=0,&quot;-&quot;,SUM(N41,P41,'漁業生產量值-漁業種類別魚類別生產量值10'!D41,'漁業生產量值-漁業種類別魚類別生產量值10'!F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2,O42,'漁業生產量值-漁業種類別魚類別生產量值10'!C42,'漁業生產量值-漁業種類別魚類別生產量值10'!E42)=0,&quot;-&quot;,SUM(M42,O42,'漁業生產量值-漁業種類別魚類別生產量值10'!C42,'漁業生產量值-漁業種類別魚類別生產量值10'!E42))" table:style-name="ce55">
            <text:p>-</text:p>
          </table:table-cell>
          <table:table-cell office:value-type="string" office:string-value="-" table:formula="msoxl:=  IF(SUM(N42,P42,'漁業生產量值-漁業種類別魚類別生產量值10'!D42,'漁業生產量值-漁業種類別魚類別生產量值10'!F42)=0,&quot;-&quot;,SUM(N42,P42,'漁業生產量值-漁業種類別魚類別生產量值10'!D42,'漁業生產量值-漁業種類別魚類別生產量值10'!F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3,O43,'漁業生產量值-漁業種類別魚類別生產量值10'!C43,'漁業生產量值-漁業種類別魚類別生產量值10'!E43)=0,&quot;-&quot;,SUM(M43,O43,'漁業生產量值-漁業種類別魚類別生產量值10'!C43,'漁業生產量值-漁業種類別魚類別生產量值10'!E43))" table:style-name="ce55">
            <text:p>-</text:p>
          </table:table-cell>
          <table:table-cell office:value-type="string" office:string-value="-" table:formula="msoxl:=  IF(SUM(N43,P43,'漁業生產量值-漁業種類別魚類別生產量值10'!D43,'漁業生產量值-漁業種類別魚類別生產量值10'!F43)=0,&quot;-&quot;,SUM(N43,P43,'漁業生產量值-漁業種類別魚類別生產量值10'!D43,'漁業生產量值-漁業種類別魚類別生產量值10'!F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4,O44,'漁業生產量值-漁業種類別魚類別生產量值10'!C44,'漁業生產量值-漁業種類別魚類別生產量值10'!E44)=0,&quot;-&quot;,SUM(M44,O44,'漁業生產量值-漁業種類別魚類別生產量值10'!C44,'漁業生產量值-漁業種類別魚類別生產量值10'!E44))" table:style-name="ce55">
            <text:p>-</text:p>
          </table:table-cell>
          <table:table-cell office:value-type="string" office:string-value="-" table:formula="msoxl:=  IF(SUM(N44,P44,'漁業生產量值-漁業種類別魚類別生產量值10'!D44,'漁業生產量值-漁業種類別魚類別生產量值10'!F44)=0,&quot;-&quot;,SUM(N44,P44,'漁業生產量值-漁業種類別魚類別生產量值10'!D44,'漁業生產量值-漁業種類別魚類別生產量值10'!F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5,O45,'漁業生產量值-漁業種類別魚類別生產量值10'!C45,'漁業生產量值-漁業種類別魚類別生產量值10'!E45)=0,&quot;-&quot;,SUM(M45,O45,'漁業生產量值-漁業種類別魚類別生產量值10'!C45,'漁業生產量值-漁業種類別魚類別生產量值10'!E45))" table:style-name="ce55">
            <text:p>-</text:p>
          </table:table-cell>
          <table:table-cell office:value-type="string" office:string-value="-" table:formula="msoxl:=  IF(SUM(N45,P45,'漁業生產量值-漁業種類別魚類別生產量值10'!D45,'漁業生產量值-漁業種類別魚類別生產量值10'!F45)=0,&quot;-&quot;,SUM(N45,P45,'漁業生產量值-漁業種類別魚類別生產量值10'!D45,'漁業生產量值-漁業種類別魚類別生產量值10'!F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.6877000000000004" table:style-name="ce55">
            <text:p>7<text:s/></text:p>
          </table:table-cell>
          <table:table-cell office:value-type="float" office:value="749.02239999999995" table:style-name="ce55">
            <text:p>74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6,O46,'漁業生產量值-漁業種類別魚類別生產量值10'!C46,'漁業生產量值-漁業種類別魚類別生產量值10'!E46)=0,&quot;-&quot;,SUM(M46,O46,'漁業生產量值-漁業種類別魚類別生產量值10'!C46,'漁業生產量值-漁業種類別魚類別生產量值10'!E46))" table:style-name="ce55">
            <text:p>-</text:p>
          </table:table-cell>
          <table:table-cell office:value-type="string" office:string-value="-" table:formula="msoxl:=  IF(SUM(N46,P46,'漁業生產量值-漁業種類別魚類別生產量值10'!D46,'漁業生產量值-漁業種類別魚類別生產量值10'!F46)=0,&quot;-&quot;,SUM(N46,P46,'漁業生產量值-漁業種類別魚類別生產量值10'!D46,'漁業生產量值-漁業種類別魚類別生產量值10'!F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7,O47,'漁業生產量值-漁業種類別魚類別生產量值10'!C47,'漁業生產量值-漁業種類別魚類別生產量值10'!E47)=0,&quot;-&quot;,SUM(M47,O47,'漁業生產量值-漁業種類別魚類別生產量值10'!C47,'漁業生產量值-漁業種類別魚類別生產量值10'!E47))" table:style-name="ce55">
            <text:p>-</text:p>
          </table:table-cell>
          <table:table-cell office:value-type="string" office:string-value="-" table:formula="msoxl:=  IF(SUM(N47,P47,'漁業生產量值-漁業種類別魚類別生產量值10'!D47,'漁業生產量值-漁業種類別魚類別生產量值10'!F47)=0,&quot;-&quot;,SUM(N47,P47,'漁業生產量值-漁業種類別魚類別生產量值10'!D47,'漁業生產量值-漁業種類別魚類別生產量值10'!F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7100000000000006E-2" table:style-name="ce55">
            <text:p>0<text:s/></text:p>
          </table:table-cell>
          <table:table-cell office:value-type="float" office:value="14.477600000000001" table:style-name="ce55">
            <text:p>1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87" table:formula="msoxl:=  IF(SUM(M48,O48,'漁業生產量值-漁業種類別魚類別生產量值10'!C48,'漁業生產量值-漁業種類別魚類別生產量值10'!E48)=0,&quot;-&quot;,SUM(M48,O48,'漁業生產量值-漁業種類別魚類別生產量值10'!C48,'漁業生產量值-漁業種類別魚類別生產量值10'!E48))" table:style-name="ce55">
            <text:p>2<text:s/></text:p>
          </table:table-cell>
          <table:table-cell office:value-type="float" office:value="138.67916" table:formula="msoxl:=  IF(SUM(N48,P48,'漁業生產量值-漁業種類別魚類別生產量值10'!D48,'漁業生產量值-漁業種類別魚類別生產量值10'!F48)=0,&quot;-&quot;,SUM(N48,P48,'漁業生產量值-漁業種類別魚類別生產量值10'!D48,'漁業生產量值-漁業種類別魚類別生產量值10'!F48))" table:style-name="ce55">
            <text:p>13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9,O49,'漁業生產量值-漁業種類別魚類別生產量值10'!C49,'漁業生產量值-漁業種類別魚類別生產量值10'!E49)=0,&quot;-&quot;,SUM(M49,O49,'漁業生產量值-漁業種類別魚類別生產量值10'!C49,'漁業生產量值-漁業種類別魚類別生產量值10'!E49))" table:style-name="ce55">
            <text:p>-</text:p>
          </table:table-cell>
          <table:table-cell office:value-type="string" office:string-value="-" table:formula="msoxl:=  IF(SUM(N49,P49,'漁業生產量值-漁業種類別魚類別生產量值10'!D49,'漁業生產量值-漁業種類別魚類別生產量值10'!F49)=0,&quot;-&quot;,SUM(N49,P49,'漁業生產量值-漁業種類別魚類別生產量值10'!D49,'漁業生產量值-漁業種類別魚類別生產量值10'!F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25.09500000000003" table:formula="msoxl:=  IF(SUM(M50,O50,'漁業生產量值-漁業種類別魚類別生產量值10'!C50,'漁業生產量值-漁業種類別魚類別生產量值10'!E50)=0,&quot;-&quot;,SUM(M50,O50,'漁業生產量值-漁業種類別魚類別生產量值10'!C50,'漁業生產量值-漁業種類別魚類別生產量值10'!E50))" table:style-name="ce55">
            <text:p>525<text:s/></text:p>
          </table:table-cell>
          <table:table-cell office:value-type="float" office:value="74011.762950000004" table:formula="msoxl:=  IF(SUM(N50,P50,'漁業生產量值-漁業種類別魚類別生產量值10'!D50,'漁業生產量值-漁業種類別魚類別生產量值10'!F50)=0,&quot;-&quot;,SUM(N50,P50,'漁業生產量值-漁業種類別魚類別生產量值10'!D50,'漁業生產量值-漁業種類別魚類別生產量值10'!F50))" table:style-name="ce55">
            <text:p>74,012<text:s/></text:p>
          </table:table-cell>
          <table:table-cell office:value-type="float" office:value="64.357500000000002" table:style-name="ce55">
            <text:p>64<text:s/></text:p>
          </table:table-cell>
          <table:table-cell office:value-type="float" office:value="6821.8950000000004" table:style-name="ce55">
            <text:p>6,822<text:s/></text:p>
          </table:table-cell>
          <table:table-cell office:value-type="float" office:value="123.723" table:style-name="ce55">
            <text:p>124<text:s/></text:p>
          </table:table-cell>
          <table:table-cell office:value-type="float" office:value="19226.55416" table:style-name="ce55">
            <text:p>19,227<text:s/>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1,O51,'漁業生產量值-漁業種類別魚類別生產量值10'!C51,'漁業生產量值-漁業種類別魚類別生產量值10'!E51)=0,&quot;-&quot;,SUM(M51,O51,'漁業生產量值-漁業種類別魚類別生產量值10'!C51,'漁業生產量值-漁業種類別魚類別生產量值10'!E51))" table:style-name="ce55">
            <text:p>-</text:p>
          </table:table-cell>
          <table:table-cell office:value-type="string" office:string-value="-" table:formula="msoxl:=  IF(SUM(N51,P51,'漁業生產量值-漁業種類別魚類別生產量值10'!D51,'漁業生產量值-漁業種類別魚類別生產量值10'!F51)=0,&quot;-&quot;,SUM(N51,P51,'漁業生產量值-漁業種類別魚類別生產量值10'!D51,'漁業生產量值-漁業種類別魚類別生產量值10'!F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2,O52,'漁業生產量值-漁業種類別魚類別生產量值10'!C52,'漁業生產量值-漁業種類別魚類別生產量值10'!E52)=0,&quot;-&quot;,SUM(M52,O52,'漁業生產量值-漁業種類別魚類別生產量值10'!C52,'漁業生產量值-漁業種類別魚類別生產量值10'!E52))" table:style-name="ce55">
            <text:p>-</text:p>
          </table:table-cell>
          <table:table-cell office:value-type="string" office:string-value="-" table:formula="msoxl:=  IF(SUM(N52,P52,'漁業生產量值-漁業種類別魚類別生產量值10'!D52,'漁業生產量值-漁業種類別魚類別生產量值10'!F52)=0,&quot;-&quot;,SUM(N52,P52,'漁業生產量值-漁業種類別魚類別生產量值10'!D52,'漁業生產量值-漁業種類別魚類別生產量值10'!F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53,O53,'漁業生產量值-漁業種類別魚類別生產量值10'!C53,'漁業生產量值-漁業種類別魚類別生產量值10'!E53)=0,&quot;-&quot;,SUM(M53,O53,'漁業生產量值-漁業種類別魚類別生產量值10'!C53,'漁業生產量值-漁業種類別魚類別生產量值10'!E53))" table:style-name="ce55">
            <text:p>-</text:p>
          </table:table-cell>
          <table:table-cell office:value-type="string" office:string-value="-" table:formula="msoxl:=  IF(SUM(N53,P53,'漁業生產量值-漁業種類別魚類別生產量值10'!D53,'漁業生產量值-漁業種類別魚類別生產量值10'!F53)=0,&quot;-&quot;,SUM(N53,P53,'漁業生產量值-漁業種類別魚類別生產量值10'!D53,'漁業生產量值-漁業種類別魚類別生產量值10'!F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5,O55,'漁業生產量值-漁業種類別魚類別生產量值10'!C55,'漁業生產量值-漁業種類別魚類別生產量值10'!E55)=0,&quot;-&quot;,SUM(M55,O55,'漁業生產量值-漁業種類別魚類別生產量值10'!C55,'漁業生產量值-漁業種類別魚類別生產量值10'!E55))" table:style-name="ce55">
            <text:p>-</text:p>
          </table:table-cell>
          <table:table-cell office:value-type="string" office:string-value="-" table:formula="msoxl:=  IF(SUM(N55,P55,'漁業生產量值-漁業種類別魚類別生產量值10'!D55,'漁業生產量值-漁業種類別魚類別生產量值10'!F55)=0,&quot;-&quot;,SUM(N55,P55,'漁業生產量值-漁業種類別魚類別生產量值10'!D55,'漁業生產量值-漁業種類別魚類別生產量值10'!F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6,O56,'漁業生產量值-漁業種類別魚類別生產量值10'!C56,'漁業生產量值-漁業種類別魚類別生產量值10'!E56)=0,&quot;-&quot;,SUM(M56,O56,'漁業生產量值-漁業種類別魚類別生產量值10'!C56,'漁業生產量值-漁業種類別魚類別生產量值10'!E56))" table:style-name="ce55">
            <text:p>-</text:p>
          </table:table-cell>
          <table:table-cell office:value-type="string" office:string-value="-" table:formula="msoxl:=  IF(SUM(N56,P56,'漁業生產量值-漁業種類別魚類別生產量值10'!D56,'漁業生產量值-漁業種類別魚類別生產量值10'!F56)=0,&quot;-&quot;,SUM(N56,P56,'漁業生產量值-漁業種類別魚類別生產量值10'!D56,'漁業生產量值-漁業種類別魚類別生產量值10'!F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57,O57,'漁業生產量值-漁業種類別魚類別生產量值10'!C57,'漁業生產量值-漁業種類別魚類別生產量值10'!E57)=0,&quot;-&quot;,SUM(M57,O57,'漁業生產量值-漁業種類別魚類別生產量值10'!C57,'漁業生產量值-漁業種類別魚類別生產量值10'!E57))" table:style-name="ce55">
            <text:p>-</text:p>
          </table:table-cell>
          <table:table-cell office:value-type="string" office:string-value="-" table:formula="msoxl:=  IF(SUM(N57,P57,'漁業生產量值-漁業種類別魚類別生產量值10'!D57,'漁業生產量值-漁業種類別魚類別生產量值10'!F57)=0,&quot;-&quot;,SUM(N57,P57,'漁業生產量值-漁業種類別魚類別生產量值10'!D57,'漁業生產量值-漁業種類別魚類別生產量值10'!F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9,O59,'漁業生產量值-漁業種類別魚類別生產量值10'!C59,'漁業生產量值-漁業種類別魚類別生產量值10'!E59)=0,&quot;-&quot;,SUM(M59,O59,'漁業生產量值-漁業種類別魚類別生產量值10'!C59,'漁業生產量值-漁業種類別魚類別生產量值10'!E59))" table:style-name="ce55">
            <text:p>-</text:p>
          </table:table-cell>
          <table:table-cell office:value-type="string" office:string-value="-" table:formula="msoxl:=  IF(SUM(N59,P59,'漁業生產量值-漁業種類別魚類別生產量值10'!D59,'漁業生產量值-漁業種類別魚類別生產量值10'!F59)=0,&quot;-&quot;,SUM(N59,P59,'漁業生產量值-漁業種類別魚類別生產量值10'!D59,'漁業生產量值-漁業種類別魚類別生產量值10'!F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0,O60,'漁業生產量值-漁業種類別魚類別生產量值10'!C60,'漁業生產量值-漁業種類別魚類別生產量值10'!E60)=0,&quot;-&quot;,SUM(M60,O60,'漁業生產量值-漁業種類別魚類別生產量值10'!C60,'漁業生產量值-漁業種類別魚類別生產量值10'!E60))" table:style-name="ce55">
            <text:p>-</text:p>
          </table:table-cell>
          <table:table-cell office:value-type="string" office:string-value="-" table:formula="msoxl:=  IF(SUM(N60,P60,'漁業生產量值-漁業種類別魚類別生產量值10'!D60,'漁業生產量值-漁業種類別魚類別生產量值10'!F60)=0,&quot;-&quot;,SUM(N60,P60,'漁業生產量值-漁業種類別魚類別生產量值10'!D60,'漁業生產量值-漁業種類別魚類別生產量值10'!F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1,O61,'漁業生產量值-漁業種類別魚類別生產量值10'!C61,'漁業生產量值-漁業種類別魚類別生產量值10'!E61)=0,&quot;-&quot;,SUM(M61,O61,'漁業生產量值-漁業種類別魚類別生產量值10'!C61,'漁業生產量值-漁業種類別魚類別生產量值10'!E61))" table:style-name="ce55">
            <text:p>-</text:p>
          </table:table-cell>
          <table:table-cell office:value-type="string" office:string-value="-" table:formula="msoxl:=  IF(SUM(N61,P61,'漁業生產量值-漁業種類別魚類別生產量值10'!D61,'漁業生產量值-漁業種類別魚類別生產量值10'!F61)=0,&quot;-&quot;,SUM(N61,P61,'漁業生產量值-漁業種類別魚類別生產量值10'!D61,'漁業生產量值-漁業種類別魚類別生產量值10'!F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3,O63,'漁業生產量值-漁業種類別魚類別生產量值10'!C63,'漁業生產量值-漁業種類別魚類別生產量值10'!E63)=0,&quot;-&quot;,SUM(M63,O63,'漁業生產量值-漁業種類別魚類別生產量值10'!C63,'漁業生產量值-漁業種類別魚類別生產量值10'!E63))" table:style-name="ce55">
            <text:p>-</text:p>
          </table:table-cell>
          <table:table-cell office:value-type="string" office:string-value="-" table:formula="msoxl:=  IF(SUM(N63,P63,'漁業生產量值-漁業種類別魚類別生產量值10'!D63,'漁業生產量值-漁業種類別魚類別生產量值10'!F63)=0,&quot;-&quot;,SUM(N63,P63,'漁業生產量值-漁業種類別魚類別生產量值10'!D63,'漁業生產量值-漁業種類別魚類別生產量值10'!F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4,O64,'漁業生產量值-漁業種類別魚類別生產量值10'!C64,'漁業生產量值-漁業種類別魚類別生產量值10'!E64)=0,&quot;-&quot;,SUM(M64,O64,'漁業生產量值-漁業種類別魚類別生產量值10'!C64,'漁業生產量值-漁業種類別魚類別生產量值10'!E64))" table:style-name="ce55">
            <text:p>-</text:p>
          </table:table-cell>
          <table:table-cell office:value-type="string" office:string-value="-" table:formula="msoxl:=  IF(SUM(N64,P64,'漁業生產量值-漁業種類別魚類別生產量值10'!D64,'漁業生產量值-漁業種類別魚類別生產量值10'!F64)=0,&quot;-&quot;,SUM(N64,P64,'漁業生產量值-漁業種類別魚類別生產量值10'!D64,'漁業生產量值-漁業種類別魚類別生產量值10'!F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5,O65,'漁業生產量值-漁業種類別魚類別生產量值10'!C65,'漁業生產量值-漁業種類別魚類別生產量值10'!E65)=0,&quot;-&quot;,SUM(M65,O65,'漁業生產量值-漁業種類別魚類別生產量值10'!C65,'漁業生產量值-漁業種類別魚類別生產量值10'!E65))" table:style-name="ce55">
            <text:p>-</text:p>
          </table:table-cell>
          <table:table-cell office:value-type="string" office:string-value="-" table:formula="msoxl:=  IF(SUM(N65,P65,'漁業生產量值-漁業種類別魚類別生產量值10'!D65,'漁業生產量值-漁業種類別魚類別生產量值10'!F65)=0,&quot;-&quot;,SUM(N65,P65,'漁業生產量值-漁業種類別魚類別生產量值10'!D65,'漁業生產量值-漁業種類別魚類別生產量值10'!F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6,O66,'漁業生產量值-漁業種類別魚類別生產量值10'!C66,'漁業生產量值-漁業種類別魚類別生產量值10'!E66)=0,&quot;-&quot;,SUM(M66,O66,'漁業生產量值-漁業種類別魚類別生產量值10'!C66,'漁業生產量值-漁業種類別魚類別生產量值10'!E66))" table:style-name="ce55">
            <text:p>-</text:p>
          </table:table-cell>
          <table:table-cell office:value-type="string" office:string-value="-" table:formula="msoxl:=  IF(SUM(N66,P66,'漁業生產量值-漁業種類別魚類別生產量值10'!D66,'漁業生產量值-漁業種類別魚類別生產量值10'!F66)=0,&quot;-&quot;,SUM(N66,P66,'漁業生產量值-漁業種類別魚類別生產量值10'!D66,'漁業生產量值-漁業種類別魚類別生產量值10'!F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7,O67,'漁業生產量值-漁業種類別魚類別生產量值10'!C67,'漁業生產量值-漁業種類別魚類別生產量值10'!E67)=0,&quot;-&quot;,SUM(M67,O67,'漁業生產量值-漁業種類別魚類別生產量值10'!C67,'漁業生產量值-漁業種類別魚類別生產量值10'!E67))" table:style-name="ce55">
            <text:p>-</text:p>
          </table:table-cell>
          <table:table-cell office:value-type="string" office:string-value="-" table:formula="msoxl:=  IF(SUM(N67,P67,'漁業生產量值-漁業種類別魚類別生產量值10'!D67,'漁業生產量值-漁業種類別魚類別生產量值10'!F67)=0,&quot;-&quot;,SUM(N67,P67,'漁業生產量值-漁業種類別魚類別生產量值10'!D67,'漁業生產量值-漁業種類別魚類別生產量值10'!F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0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5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/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  <draw:custom-shape svg:x="0.01042in" svg:y="0.01042in" svg:width="0.96784in" svg:height="0.69611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1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4" table:number-rows-spanned="1" table:style-name="ce218">
            <text:p>旗 <text:s text:c="5"/>魚 <text:s text:c="5"/>科</text:p>
          </table:table-cell>
          <table:covered-table-cell table:number-columns-repeated="3"/>
          <table:table-cell office:value-type="string" table:number-columns-spanned="10" table:number-rows-spanned="1" table:style-name="ce218">
            <text:p>鯊 <text:s text:c="5"/>魚 <text:s text:c="5"/>類</text:p>
          </table:table-cell>
          <table:covered-table-cell table:number-columns-repeated="9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215">
            <text:p>立翅旗魚</text:p>
          </table:table-cell>
          <table:covered-table-cell/>
          <table:table-cell office:value-type="string" table:number-columns-spanned="2" table:number-rows-spanned="1" table:style-name="ce213">
            <text:p>雨傘旗魚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213">
            <text:p>真鯊屬</text:p>
          </table:table-cell>
          <table:covered-table-cell/>
          <table:table-cell office:value-type="string" table:number-columns-spanned="2" table:number-rows-spanned="1" table:style-name="ce213">
            <text:p>鋸峰齒鯊</text:p>
          </table:table-cell>
          <table:covered-table-cell/>
          <table:table-cell office:value-type="string" table:number-columns-spanned="2" table:number-rows-spanned="1" table:style-name="ce213">
            <text:p>尖吻鯖鯊</text:p>
          </table:table-cell>
          <table:covered-table-cell/>
          <table:table-cell office:value-type="string" table:number-columns-spanned="2" table:number-rows-spanned="1" table:style-name="ce213">
            <text:p>其他鯊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55004</text:p>
          </table:table-cell>
          <table:covered-table-cell/>
          <table:table-cell office:value-type="string" table:number-columns-spanned="2" table:number-rows-spanned="1" table:style-name="ce181">
            <text:p>55005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212">
            <text:p>56100</text:p>
          </table:table-cell>
          <table:covered-table-cell/>
          <table:table-cell office:value-type="string" table:number-columns-spanned="2" table:number-rows-spanned="1" table:style-name="ce212">
            <text:p>56201</text:p>
          </table:table-cell>
          <table:covered-table-cell/>
          <table:table-cell office:value-type="string" table:number-columns-spanned="2" table:number-rows-spanned="1" table:style-name="ce212">
            <text:p>56301</text:p>
          </table:table-cell>
          <table:covered-table-cell/>
          <table:table-cell office:value-type="string" table:number-columns-spanned="2" table:number-rows-spanned="1" table:style-name="ce212">
            <text:p>56999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146.3925000000002" table:formula="msoxl:=  IF(SUM(C11,C19,C36,C54,C58,C62)=0,&quot;-&quot;,SUM(C11,C19,C36,C54,C58,C62))" table:style-name="ce45">
            <text:p>1,146<text:s/></text:p>
          </table:table-cell>
          <table:table-cell office:value-type="float" office:value="137576.87542" table:formula="msoxl:=  IF(SUM(D11,D19,D36,D54,D58,D62)=0,&quot;-&quot;,SUM(D11,D19,D36,D54,D58,D62))" table:style-name="ce45">
            <text:p>137,577<text:s/></text:p>
          </table:table-cell>
          <table:table-cell office:value-type="float" office:value="1865.3877499999999" table:formula="msoxl:=  IF(SUM(E11,E19,E36,E54,E58,E62)=0,&quot;-&quot;,SUM(E11,E19,E36,E54,E58,E62))" table:style-name="ce45">
            <text:p>1,865<text:s/></text:p>
          </table:table-cell>
          <table:table-cell office:value-type="float" office:value="108235.93998999998" table:formula="msoxl:=  IF(SUM(F11,F19,F36,F54,F58,F62)=0,&quot;-&quot;,SUM(F11,F19,F36,F54,F58,F62))" table:style-name="ce45">
            <text:p>108,236<text:s/></text:p>
          </table:table-cell>
          <table:table-cell office:value-type="float" office:value="25472.643800000002" table:formula="msoxl:=  IF(SUM(G11,G19,G36,G54,G58,G62)=0,&quot;-&quot;,SUM(G11,G19,G36,G54,G58,G62))" table:style-name="ce45">
            <text:p>25,473<text:s/></text:p>
          </table:table-cell>
          <table:table-cell office:value-type="float" office:value="1119954.31446" table:formula="msoxl:=  IF(SUM(H11,H19,H36,H54,H58,H62)=0,&quot;-&quot;,SUM(H11,H19,H36,H54,H58,H62))" table:style-name="ce45">
            <text:p>1,119,954<text:s/></text:p>
          </table:table-cell>
          <table:table-cell office:value-type="float" office:value="1611.1186" table:formula="msoxl:=  IF(SUM(I11,I19,I36,I54,I58,I62)=0,&quot;-&quot;,SUM(I11,I19,I36,I54,I58,I62))" table:style-name="ce45">
            <text:p>1,611<text:s/></text:p>
          </table:table-cell>
          <table:table-cell office:value-type="float" office:value="133207.18015" table:formula="msoxl:=  IF(SUM(J11,J19,J36,J54,J58,J62)=0,&quot;-&quot;,SUM(J11,J19,J36,J54,J58,J62))" table:style-name="ce45">
            <text:p>133,207<text:s/></text:p>
          </table:table-cell>
          <table:table-cell office:value-type="float" office:value="19725.3141" table:formula="msoxl:=  IF(SUM(K11,K19,K36,K54,K58,K62)=0,&quot;-&quot;,SUM(K11,K19,K36,K54,K58,K62))" table:style-name="ce45">
            <text:p>19,725<text:s/></text:p>
          </table:table-cell>
          <table:table-cell office:value-type="float" office:value="698114.46239" table:formula="msoxl:=  IF(SUM(L11,L19,L36,L54,L58,L62)=0,&quot;-&quot;,SUM(L11,L19,L36,L54,L58,L62))" table:style-name="ce45">
            <text:p>698,114<text:s/></text:p>
          </table:table-cell>
          <table:table-cell office:value-type="float" office:value="617.05930000000012" table:formula="msoxl:=  IF(SUM(M11,M19,M36,M54,M58,M62)=0,&quot;-&quot;,SUM(M11,M19,M36,M54,M58,M62))" table:style-name="ce45">
            <text:p>617<text:s/></text:p>
          </table:table-cell>
          <table:table-cell office:value-type="float" office:value="28662.47323" table:formula="msoxl:=  IF(SUM(N11,N19,N36,N54,N58,N62)=0,&quot;-&quot;,SUM(N11,N19,N36,N54,N58,N62))" table:style-name="ce45">
            <text:p>28,662<text:s/></text:p>
          </table:table-cell>
          <table:table-cell office:value-type="float" office:value="3519.1518000000001" table:formula="msoxl:=  IF(SUM(O11,O19,O36,O54,O58,O62)=0,&quot;-&quot;,SUM(O11,O19,O36,O54,O58,O62))" table:style-name="ce45">
            <text:p>3,519<text:s/></text:p>
          </table:table-cell>
          <table:table-cell office:value-type="float" office:value="259970.19868999999" table:formula="msoxl:=  IF(SUM(P11,P19,P36,P54,P58,P62)=0,&quot;-&quot;,SUM(P11,P19,P36,P54,P58,P62))" table:style-name="ce45">
            <text:p>259,970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721.64980000000003" table:formula="msoxl:=  IF(SUM(C12:C18)=0,&quot;-&quot;,SUM(C12:C18))" table:style-name="ce52">
            <text:p>722<text:s/></text:p>
          </table:table-cell>
          <table:table-cell office:value-type="float" office:value="54614.034220000001" table:formula="msoxl:=  IF(SUM(D12:D18)=0,&quot;-&quot;,SUM(D12:D18))" table:style-name="ce52">
            <text:p>54,614<text:s/></text:p>
          </table:table-cell>
          <table:table-cell office:value-type="float" office:value="1298.7951999999998" table:formula="msoxl:=  IF(SUM(E12:E18)=0,&quot;-&quot;,SUM(E12:E18))" table:style-name="ce52">
            <text:p>1,299<text:s/></text:p>
          </table:table-cell>
          <table:table-cell office:value-type="float" office:value="61762.349869999998" table:formula="msoxl:=  IF(SUM(F12:F18)=0,&quot;-&quot;,SUM(F12:F18))" table:style-name="ce52">
            <text:p>61,762<text:s/></text:p>
          </table:table-cell>
          <table:table-cell office:value-type="float" office:value="21475.0563" table:formula="msoxl:=  IF(SUM(G12:G18)=0,&quot;-&quot;,SUM(G12:G18))" table:style-name="ce52">
            <text:p>21,475<text:s/></text:p>
          </table:table-cell>
          <table:table-cell office:value-type="float" office:value="869532.15441999992" table:formula="msoxl:=  IF(SUM(H12:H18)=0,&quot;-&quot;,SUM(H12:H18))" table:style-name="ce53">
            <text:p>869,532<text:s/></text:p>
          </table:table-cell>
          <table:table-cell office:value-type="float" office:value="327.15140000000002" table:formula="msoxl:=  IF(SUM(I12:I18)=0,&quot;-&quot;,SUM(I12:I18))" table:style-name="ce52">
            <text:p>327<text:s/></text:p>
          </table:table-cell>
          <table:table-cell office:value-type="float" office:value="16817.698539999998" table:formula="msoxl:=  IF(SUM(J12:J18)=0,&quot;-&quot;,SUM(J12:J18))" table:style-name="ce52">
            <text:p>16,818<text:s/></text:p>
          </table:table-cell>
          <table:table-cell office:value-type="float" office:value="17716.526000000002" table:formula="msoxl:=  IF(SUM(K12:K18)=0,&quot;-&quot;,SUM(K12:K18))" table:style-name="ce52">
            <text:p>17,717<text:s/></text:p>
          </table:table-cell>
          <table:table-cell office:value-type="float" office:value="618101.20218999998" table:formula="msoxl:=  IF(SUM(L12:L18)=0,&quot;-&quot;,SUM(L12:L18))" table:style-name="ce52">
            <text:p>618,101<text:s/></text:p>
          </table:table-cell>
          <table:table-cell office:value-type="float" office:value="606.62610000000006" table:formula="msoxl:=  IF(SUM(M12:M18)=0,&quot;-&quot;,SUM(M12:M18))" table:style-name="ce52">
            <text:p>607<text:s/></text:p>
          </table:table-cell>
          <table:table-cell office:value-type="float" office:value="27964.04464" table:formula="msoxl:=  IF(SUM(N12:N18)=0,&quot;-&quot;,SUM(N12:N18))" table:style-name="ce52">
            <text:p>27,964<text:s/></text:p>
          </table:table-cell>
          <table:table-cell office:value-type="float" office:value="2824.7528000000002" table:formula="msoxl:=  IF(SUM(O12:O18)=0,&quot;-&quot;,SUM(O12:O18))" table:style-name="ce52">
            <text:p>2,825<text:s/></text:p>
          </table:table-cell>
          <table:table-cell office:value-type="float" office:value="206649.20905" table:formula="msoxl:=  IF(SUM(P12:P18)=0,&quot;-&quot;,SUM(P12:P18))" table:style-name="ce52">
            <text:p>206,64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53.83984000000009" table:formula="msoxl:=  IF(SUM(I12,K12,M12,O12)=0,&quot;-&quot;,SUM(I12,K12,M12,O12))" table:style-name="ce55">
            <text:p>854<text:s/></text:p>
          </table:table-cell>
          <table:table-cell office:value-type="float" office:value="26448.546119999999" table:formula="msoxl:=  IF(SUM(J12,L12,N12,P12)=0,&quot;-&quot;,SUM(J12,L12,N12,P12))" table:style-name="ce55">
            <text:p>26,449<text:s/></text:p>
          </table:table-cell>
          <table:table-cell office:value-type="float" office:value="27.562919999999998" table:style-name="ce55">
            <text:p>28<text:s/></text:p>
          </table:table-cell>
          <table:table-cell office:value-type="float" office:value="1204.87609" table:style-name="ce55">
            <text:p>1,205<text:s/></text:p>
          </table:table-cell>
          <table:table-cell office:value-type="float" office:value="499.31378000000001" table:style-name="ce55">
            <text:p>499<text:s/></text:p>
          </table:table-cell>
          <table:table-cell office:value-type="float" office:value="13136.23792" table:style-name="ce55">
            <text:p>13,136<text:s/></text:p>
          </table:table-cell>
          <table:table-cell office:value-type="float" office:value="46.145119999999999" table:style-name="ce55">
            <text:p>46<text:s/></text:p>
          </table:table-cell>
          <table:table-cell office:value-type="float" office:value="2342.6140399999999" table:style-name="ce55">
            <text:p>2,343<text:s/></text:p>
          </table:table-cell>
          <table:table-cell office:value-type="float" office:value="280.81801999999999" table:style-name="ce55">
            <text:p>281<text:s/></text:p>
          </table:table-cell>
          <table:table-cell office:value-type="float" office:value="9764.8180699999994" table:style-name="ce55">
            <text:p>9,76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3,K13,M13,O13)=0,&quot;-&quot;,SUM(I13,K13,M13,O13))" table:style-name="ce55">
            <text:p>-</text:p>
          </table:table-cell>
          <table:table-cell office:value-type="string" office:string-value="-" table:formula="msoxl:=  IF(SUM(J13,L13,N13,P13)=0,&quot;-&quot;,SUM(J13,L13,N13,P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float" office:value="10.688000000000001" table:style-name="ce55">
            <text:p>11<text:s/></text:p>
          </table:table-cell>
          <table:table-cell office:value-type="float" office:value="952.60051999999996" table:style-name="ce55">
            <text:p>953<text:s/></text:p>
          </table:table-cell>
          <table:table-cell office:value-type="float" office:value="0.30199999999999999" table:style-name="ce55">
            <text:p>0<text:s/></text:p>
          </table:table-cell>
          <table:table-cell office:value-type="float" office:value="7.67056" table:style-name="ce55">
            <text:p>8<text:s/></text:p>
          </table:table-cell>
          <table:table-cell office:value-type="float" office:value="38.825000000000003" table:formula="msoxl:=  IF(SUM(I14,K14,M14,O14)=0,&quot;-&quot;,SUM(I14,K14,M14,O14))" table:style-name="ce55">
            <text:p>39<text:s/></text:p>
          </table:table-cell>
          <table:table-cell office:value-type="float" office:value="3030.0108799999998" table:formula="msoxl:=  IF(SUM(J14,L14,N14,P14)=0,&quot;-&quot;,SUM(J14,L14,N14,P14))" table:style-name="ce55">
            <text:p>3,030<text:s/></text:p>
          </table:table-cell>
          <table:table-cell office:value-type="float" office:value="31.716999999999999" table:style-name="ce55">
            <text:p>32<text:s/></text:p>
          </table:table-cell>
          <table:table-cell office:value-type="float" office:value="2373.85745" table:style-name="ce55">
            <text:p>2,37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58499999999999996" table:style-name="ce55">
            <text:p>1<text:s/></text:p>
          </table:table-cell>
          <table:table-cell office:value-type="float" office:value="22.077639999999999" table:style-name="ce55">
            <text:p>22<text:s/></text:p>
          </table:table-cell>
          <table:table-cell office:value-type="float" office:value="6.5229999999999997" table:style-name="ce55">
            <text:p>7<text:s/></text:p>
          </table:table-cell>
          <table:table-cell office:value-type="float" office:value="634.07578999999998" table:style-name="ce55">
            <text:p>63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5,K15,M15,O15)=0,&quot;-&quot;,SUM(I15,K15,M15,O15))" table:style-name="ce55">
            <text:p>-</text:p>
          </table:table-cell>
          <table:table-cell office:value-type="string" office:string-value="-" table:formula="msoxl:=  IF(SUM(J15,L15,N15,P15)=0,&quot;-&quot;,SUM(J15,L15,N15,P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float" office:value="710.96180000000004" table:style-name="ce55">
            <text:p>711<text:s/></text:p>
          </table:table-cell>
          <table:table-cell office:value-type="float" office:value="53661.433700000001" table:style-name="ce55">
            <text:p>53,661<text:s/></text:p>
          </table:table-cell>
          <table:table-cell office:value-type="float" office:value="1298.4931999999999" table:style-name="ce55">
            <text:p>1,298<text:s/></text:p>
          </table:table-cell>
          <table:table-cell office:value-type="float" office:value="61754.67931" table:style-name="ce55">
            <text:p>61,755<text:s/></text:p>
          </table:table-cell>
          <table:table-cell office:value-type="float" office:value="16130.22658" table:formula="msoxl:=  IF(SUM(I16,K16,M16,O16)=0,&quot;-&quot;,SUM(I16,K16,M16,O16))" table:style-name="ce55">
            <text:p>16,130<text:s/></text:p>
          </table:table-cell>
          <table:table-cell office:value-type="float" office:value="702143.32014999993" table:formula="msoxl:=  IF(SUM(J16,L16,N16,P16)=0,&quot;-&quot;,SUM(J16,L16,N16,P16))" table:style-name="ce55">
            <text:p>702,143<text:s/></text:p>
          </table:table-cell>
          <table:table-cell office:value-type="float" office:value="124.15054000000001" table:style-name="ce55">
            <text:p>124<text:s/></text:p>
          </table:table-cell>
          <table:table-cell office:value-type="float" office:value="6956.3966600000003" table:style-name="ce55">
            <text:p>6,956<text:s/></text:p>
          </table:table-cell>
          <table:table-cell office:value-type="float" office:value="14613.647510000001" table:style-name="ce55">
            <text:p>14,614<text:s/></text:p>
          </table:table-cell>
          <table:table-cell office:value-type="float" office:value="536468.86609999998" table:style-name="ce55">
            <text:p>536,469<text:s/></text:p>
          </table:table-cell>
          <table:table-cell office:value-type="float" office:value="319.28214000000003" table:style-name="ce55">
            <text:p>319<text:s/></text:p>
          </table:table-cell>
          <table:table-cell office:value-type="float" office:value="13384.29386" table:style-name="ce55">
            <text:p>13,384<text:s/></text:p>
          </table:table-cell>
          <table:table-cell office:value-type="float" office:value="1073.1463900000001" table:style-name="ce55">
            <text:p>1,073<text:s/></text:p>
          </table:table-cell>
          <table:table-cell office:value-type="float" office:value="145333.76353" table:style-name="ce55">
            <text:p>145,33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17,K17,M17,O17)=0,&quot;-&quot;,SUM(I17,K17,M17,O17))" table:style-name="ce55">
            <text:p>-</text:p>
          </table:table-cell>
          <table:table-cell office:value-type="string" office:string-value="-" table:formula="msoxl:=  IF(SUM(J17,L17,N17,P17)=0,&quot;-&quot;,SUM(J17,L17,N17,P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4452.1648800000003" table:formula="msoxl:=  IF(SUM(I18,K18,M18,O18)=0,&quot;-&quot;,SUM(I18,K18,M18,O18))" table:style-name="ce55">
            <text:p>4,452<text:s/></text:p>
          </table:table-cell>
          <table:table-cell office:value-type="float" office:value="137910.27726999999" table:formula="msoxl:=  IF(SUM(J18,L18,N18,P18)=0,&quot;-&quot;,SUM(J18,L18,N18,P18))" table:style-name="ce55">
            <text:p>137,910<text:s/></text:p>
          </table:table-cell>
          <table:table-cell office:value-type="float" office:value="143.72094000000001" table:style-name="ce57">
            <text:p>144<text:s/></text:p>
          </table:table-cell>
          <table:table-cell office:value-type="float" office:value="6282.5683399999998" table:style-name="ce57">
            <text:p>6,283<text:s/></text:p>
          </table:table-cell>
          <table:table-cell office:value-type="float" office:value="2603.5647100000001" table:style-name="ce57">
            <text:p>2,604<text:s/></text:p>
          </table:table-cell>
          <table:table-cell office:value-type="float" office:value="68496.098169999997" table:style-name="ce57">
            <text:p>68,496<text:s/></text:p>
          </table:table-cell>
          <table:table-cell office:value-type="float" office:value="240.61384000000001" table:style-name="ce57">
            <text:p>241<text:s/></text:p>
          </table:table-cell>
          <table:table-cell office:value-type="float" office:value="12215.0591" table:style-name="ce57">
            <text:p>12,215<text:s/></text:p>
          </table:table-cell>
          <table:table-cell office:value-type="float" office:value="1464.26539" table:style-name="ce57">
            <text:p>1,464<text:s/></text:p>
          </table:table-cell>
          <table:table-cell office:value-type="float" office:value="50916.551659999997" table:style-name="ce57">
            <text:p>50,917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190.2122" table:formula="msoxl:=  IF(SUM(C20:C35)=0,&quot;-&quot;,SUM(C20:C35))" table:style-name="ce52">
            <text:p>190<text:s/></text:p>
          </table:table-cell>
          <table:table-cell office:value-type="float" office:value="34547.318019999999" table:formula="msoxl:=  IF(SUM(D20:D35)=0,&quot;-&quot;,SUM(D20:D35))" table:style-name="ce52">
            <text:p>34,547<text:s/></text:p>
          </table:table-cell>
          <table:table-cell office:value-type="float" office:value="227.48675" table:formula="msoxl:=  IF(SUM(E20:E35)=0,&quot;-&quot;,SUM(E20:E35))" table:style-name="ce52">
            <text:p>227<text:s/></text:p>
          </table:table-cell>
          <table:table-cell office:value-type="float" office:value="16646.715959999998" table:formula="msoxl:=  IF(SUM(F20:F35)=0,&quot;-&quot;,SUM(F20:F35))" table:style-name="ce52">
            <text:p>16,647<text:s/></text:p>
          </table:table-cell>
          <table:table-cell office:value-type="float" office:value="3914.7015999999999" table:formula="msoxl:=  IF(SUM(G20:G35)=0,&quot;-&quot;,SUM(G20:G35))" table:style-name="ce52">
            <text:p>3,915<text:s/></text:p>
          </table:table-cell>
          <table:table-cell office:value-type="float" office:value="244840.08933000002" table:formula="msoxl:=  IF(SUM(H20:H35)=0,&quot;-&quot;,SUM(H20:H35))" table:style-name="ce52">
            <text:p>244,840<text:s/></text:p>
          </table:table-cell>
          <table:table-cell office:value-type="float" office:value="1271.4265" table:formula="msoxl:=  IF(SUM(I20:I35)=0,&quot;-&quot;,SUM(I20:I35))" table:style-name="ce52">
            <text:p>1,271<text:s/></text:p>
          </table:table-cell>
          <table:table-cell office:value-type="float" office:value="115577.84415999999" table:formula="msoxl:=  IF(SUM(J20:J35)=0,&quot;-&quot;,SUM(J20:J35))" table:style-name="ce52">
            <text:p>115,578<text:s/></text:p>
          </table:table-cell>
          <table:table-cell office:value-type="float" office:value="1983.992" table:formula="msoxl:=  IF(SUM(K20:K35)=0,&quot;-&quot;,SUM(K20:K35))" table:style-name="ce52">
            <text:p>1,984<text:s/></text:p>
          </table:table-cell>
          <table:table-cell office:value-type="float" office:value="78399.46342" table:formula="msoxl:=  IF(SUM(L20:L35)=0,&quot;-&quot;,SUM(L20:L35))" table:style-name="ce52">
            <text:p>78,399<text:s/></text:p>
          </table:table-cell>
          <table:table-cell office:value-type="float" office:value="9.3709000000000007" table:formula="msoxl:=  IF(SUM(M20:M35)=0,&quot;-&quot;,SUM(M20:M35))" table:style-name="ce52">
            <text:p>9<text:s/></text:p>
          </table:table-cell>
          <table:table-cell office:value-type="float" office:value="639.12258999999995" table:formula="msoxl:=  IF(SUM(N20:N35)=0,&quot;-&quot;,SUM(N20:N35))" table:style-name="ce52">
            <text:p>639<text:s/></text:p>
          </table:table-cell>
          <table:table-cell office:value-type="float" office:value="649.91219999999998" table:formula="msoxl:=  IF(SUM(O20:O35)=0,&quot;-&quot;,SUM(O20:O35))" table:style-name="ce52">
            <text:p>650<text:s/></text:p>
          </table:table-cell>
          <table:table-cell office:value-type="float" office:value="50223.659159999996" table:formula="msoxl:=  IF(SUM(P20:P35)=0,&quot;-&quot;,SUM(P20:P35))" table:style-name="ce52">
            <text:p>50,22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I20,K20,M20,O20)=0,&quot;-&quot;,SUM(I20,K20,M20,O20))" table:style-name="ce55">
            <text:p>-</text:p>
          </table:table-cell>
          <table:table-cell office:value-type="string" office:string-value="-" table:formula="msoxl:=  IF(SUM(J20,L20,N20,P20)=0,&quot;-&quot;,SUM(J20,L20,N20,P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1,K21,M21,O21)=0,&quot;-&quot;,SUM(I21,K21,M21,O21))" table:style-name="ce55">
            <text:p>-</text:p>
          </table:table-cell>
          <table:table-cell office:value-type="string" office:string-value="-" table:formula="msoxl:=  IF(SUM(J21,L21,N21,P21)=0,&quot;-&quot;,SUM(J21,L21,N21,P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2,K22,M22,O22)=0,&quot;-&quot;,SUM(I22,K22,M22,O22))" table:style-name="ce55">
            <text:p>-</text:p>
          </table:table-cell>
          <table:table-cell office:value-type="string" office:string-value="-" table:formula="msoxl:=  IF(SUM(J22,L22,N22,P22)=0,&quot;-&quot;,SUM(J22,L22,N22,P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99370000000000003" table:style-name="ce55">
            <text:p>1<text:s/></text:p>
          </table:table-cell>
          <table:table-cell office:value-type="float" office:value="99.473730000000003" table:style-name="ce55">
            <text:p>99<text:s/></text:p>
          </table:table-cell>
          <table:table-cell office:value-type="float" office:value="353.10957999999999" table:formula="msoxl:=  IF(SUM(I23,K23,M23,O23)=0,&quot;-&quot;,SUM(I23,K23,M23,O23))" table:style-name="ce55">
            <text:p>353<text:s/></text:p>
          </table:table-cell>
          <table:table-cell office:value-type="float" office:value="30453.135019999998" table:formula="msoxl:=  IF(SUM(J23,L23,N23,P23)=0,&quot;-&quot;,SUM(J23,L23,N23,P23))" table:style-name="ce55">
            <text:p>30,453<text:s/></text:p>
          </table:table-cell>
          <table:table-cell office:value-type="float" office:value="5.7107200000000002" table:style-name="ce55">
            <text:p>6<text:s/></text:p>
          </table:table-cell>
          <table:table-cell office:value-type="float" office:value="1834.7251100000001" table:style-name="ce55">
            <text:p>1,83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47.39886000000001" table:style-name="ce55">
            <text:p>347<text:s/></text:p>
          </table:table-cell>
          <table:table-cell office:value-type="float" office:value="28618.409909999998" table:style-name="ce55">
            <text:p>28,61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0999999999999999E-2" table:style-name="ce55">
            <text:p>0<text:s/></text:p>
          </table:table-cell>
          <table:table-cell office:value-type="float" office:value="0.77" table:style-name="ce55">
            <text:p>1<text:s/></text:p>
          </table:table-cell>
          <table:table-cell office:value-type="float" office:value="142.45388" table:formula="msoxl:=  IF(SUM(I24,K24,M24,O24)=0,&quot;-&quot;,SUM(I24,K24,M24,O24))" table:style-name="ce55">
            <text:p>142<text:s/></text:p>
          </table:table-cell>
          <table:table-cell office:value-type="float" office:value="11575.176099999999" table:formula="msoxl:=  IF(SUM(J24,L24,N24,P24)=0,&quot;-&quot;,SUM(J24,L24,N24,P24))" table:style-name="ce55">
            <text:p>11,575<text:s/></text:p>
          </table:table-cell>
          <table:table-cell office:value-type="float" office:value="9.6587200000000006" table:style-name="ce55">
            <text:p>10<text:s/></text:p>
          </table:table-cell>
          <table:table-cell office:value-type="float" office:value="1708.42651" table:style-name="ce55">
            <text:p>1,70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2.79516000000001" table:style-name="ce55">
            <text:p>133<text:s/></text:p>
          </table:table-cell>
          <table:table-cell office:value-type="float" office:value="9866.7495899999994" table:style-name="ce55">
            <text:p>9,86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20624999999999999" table:style-name="ce55">
            <text:p>0<text:s/></text:p>
          </table:table-cell>
          <table:table-cell office:value-type="float" office:value="15.88125" table:style-name="ce55">
            <text:p>16<text:s/></text:p>
          </table:table-cell>
          <table:table-cell office:value-type="float" office:value="0.48099999999999998" table:formula="msoxl:=  IF(SUM(I25,K25,M25,O25)=0,&quot;-&quot;,SUM(I25,K25,M25,O25))" table:style-name="ce55">
            <text:p>0<text:s/></text:p>
          </table:table-cell>
          <table:table-cell office:value-type="float" office:value="43.674790000000002" table:formula="msoxl:=  IF(SUM(J25,L25,N25,P25)=0,&quot;-&quot;,SUM(J25,L25,N25,P25))" table:style-name="ce55">
            <text:p>44<text:s/></text:p>
          </table:table-cell>
          <table:table-cell office:value-type="float" office:value="0.48099999999999998" table:style-name="ce55">
            <text:p>0<text:s/></text:p>
          </table:table-cell>
          <table:table-cell office:value-type="float" office:value="43.674790000000002" table:style-name="ce55">
            <text:p>4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26,K26,M26,O26)=0,&quot;-&quot;,SUM(I26,K26,M26,O26))" table:style-name="ce55">
            <text:p>-</text:p>
          </table:table-cell>
          <table:table-cell office:value-type="string" office:string-value="-" table:formula="msoxl:=  IF(SUM(J26,L26,N26,P26)=0,&quot;-&quot;,SUM(J26,L26,N26,P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float" office:value="190.2122" table:style-name="ce55">
            <text:p>190<text:s/></text:p>
          </table:table-cell>
          <table:table-cell office:value-type="float" office:value="34547.318019999999" table:style-name="ce55">
            <text:p>34,547<text:s/></text:p>
          </table:table-cell>
          <table:table-cell office:value-type="float" office:value="225.02780000000001" table:style-name="ce55">
            <text:p>225<text:s/></text:p>
          </table:table-cell>
          <table:table-cell office:value-type="float" office:value="16438.039359999999" table:style-name="ce55">
            <text:p>16,438<text:s/></text:p>
          </table:table-cell>
          <table:table-cell office:value-type="float" office:value="3377.5648999999999" table:formula="msoxl:=  IF(SUM(I27,K27,M27,O27)=0,&quot;-&quot;,SUM(I27,K27,M27,O27))" table:style-name="ce55">
            <text:p>3,378<text:s/></text:p>
          </table:table-cell>
          <table:table-cell office:value-type="float" office:value="195133.41245000003" table:formula="msoxl:=  IF(SUM(J27,L27,N27,P27)=0,&quot;-&quot;,SUM(J27,L27,N27,P27))" table:style-name="ce55">
            <text:p>195,133<text:s/></text:p>
          </table:table-cell>
          <table:table-cell office:value-type="float" office:value="1254.7434000000001" table:style-name="ce55">
            <text:p>1,255<text:s/></text:p>
          </table:table-cell>
          <table:table-cell office:value-type="float" office:value="111774.43229" table:style-name="ce55">
            <text:p>111,774<text:s/></text:p>
          </table:table-cell>
          <table:table-cell office:value-type="float" office:value="1983.992" table:style-name="ce55">
            <text:p>1,984<text:s/></text:p>
          </table:table-cell>
          <table:table-cell office:value-type="float" office:value="78399.46342" table:style-name="ce55">
            <text:p>78,399<text:s/></text:p>
          </table:table-cell>
          <table:table-cell office:value-type="float" office:value="9.3709000000000007" table:style-name="ce55">
            <text:p>9<text:s/></text:p>
          </table:table-cell>
          <table:table-cell office:value-type="float" office:value="639.12258999999995" table:style-name="ce55">
            <text:p>639<text:s/></text:p>
          </table:table-cell>
          <table:table-cell office:value-type="float" office:value="129.45859999999999" table:style-name="ce55">
            <text:p>129<text:s/></text:p>
          </table:table-cell>
          <table:table-cell office:value-type="float" office:value="4320.3941500000001" table:style-name="ce55">
            <text:p>4,32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9.080239999999996" table:formula="msoxl:=  IF(SUM(I28,K28,M28,O28)=0,&quot;-&quot;,SUM(I28,K28,M28,O28))" table:style-name="ce55">
            <text:p>39<text:s/></text:p>
          </table:table-cell>
          <table:table-cell office:value-type="float" office:value="7541.1880200000005" table:formula="msoxl:=  IF(SUM(J28,L28,N28,P28)=0,&quot;-&quot;,SUM(J28,L28,N28,P28))" table:style-name="ce55">
            <text:p>7,541<text:s/></text:p>
          </table:table-cell>
          <table:table-cell office:value-type="float" office:value="0.83265999999999996" table:style-name="ce55">
            <text:p>1<text:s/></text:p>
          </table:table-cell>
          <table:table-cell office:value-type="float" office:value="216.58546000000001" table:style-name="ce55">
            <text:p>21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8.247579999999999" table:style-name="ce55">
            <text:p>38<text:s/></text:p>
          </table:table-cell>
          <table:table-cell office:value-type="float" office:value="7324.6025600000003" table:style-name="ce55">
            <text:p>7,32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248" table:style-name="ce55">
            <text:p>1<text:s/></text:p>
          </table:table-cell>
          <table:table-cell office:value-type="float" office:value="92.55162" table:style-name="ce55">
            <text:p>93<text:s/></text:p>
          </table:table-cell>
          <table:table-cell office:value-type="float" office:value="0.61199999999999999" table:formula="msoxl:=  IF(SUM(I29,K29,M29,O29)=0,&quot;-&quot;,SUM(I29,K29,M29,O29))" table:style-name="ce55">
            <text:p>1<text:s/></text:p>
          </table:table-cell>
          <table:table-cell office:value-type="float" office:value="48.702950000000001" table:formula="msoxl:=  IF(SUM(J29,L29,N29,P29)=0,&quot;-&quot;,SUM(J29,L29,N29,P29))" table:style-name="ce55">
            <text:p>4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61199999999999999" table:style-name="ce55">
            <text:p>1<text:s/></text:p>
          </table:table-cell>
          <table:table-cell office:value-type="float" office:value="48.702950000000001" table:style-name="ce55">
            <text:p>4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4" table:formula="msoxl:=  IF(SUM(I30,K30,M30,O30)=0,&quot;-&quot;,SUM(I30,K30,M30,O30))" table:style-name="ce55">
            <text:p>1<text:s/></text:p>
          </table:table-cell>
          <table:table-cell office:value-type="float" office:value="44.8" table:formula="msoxl:=  IF(SUM(J30,L30,N30,P30)=0,&quot;-&quot;,SUM(J30,L30,N30,P30))" table:style-name="ce55">
            <text:p>4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4" table:style-name="ce55">
            <text:p>1<text:s/></text:p>
          </table:table-cell>
          <table:table-cell office:value-type="float" office:value="44.8" table:style-name="ce55">
            <text:p>4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1,K31,M31,O31)=0,&quot;-&quot;,SUM(I31,K31,M31,O31))" table:style-name="ce55">
            <text:p>-</text:p>
          </table:table-cell>
          <table:table-cell office:value-type="string" office:string-value="-" table:formula="msoxl:=  IF(SUM(J31,L31,N31,P31)=0,&quot;-&quot;,SUM(J31,L31,N31,P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2,K32,M32,O32)=0,&quot;-&quot;,SUM(I32,K32,M32,O32))" table:style-name="ce55">
            <text:p>-</text:p>
          </table:table-cell>
          <table:table-cell office:value-type="string" office:string-value="-" table:formula="msoxl:=  IF(SUM(J32,L32,N32,P32)=0,&quot;-&quot;,SUM(J32,L32,N32,P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3,K33,M33,O33)=0,&quot;-&quot;,SUM(I33,K33,M33,O33))" table:style-name="ce55">
            <text:p>-</text:p>
          </table:table-cell>
          <table:table-cell office:value-type="string" office:string-value="-" table:formula="msoxl:=  IF(SUM(J33,L33,N33,P33)=0,&quot;-&quot;,SUM(J33,L33,N33,P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4,K34,M34,O34)=0,&quot;-&quot;,SUM(I34,K34,M34,O34))" table:style-name="ce55">
            <text:p>-</text:p>
          </table:table-cell>
          <table:table-cell office:value-type="string" office:string-value="-" table:formula="msoxl:=  IF(SUM(J34,L34,N34,P34)=0,&quot;-&quot;,SUM(J34,L34,N34,P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35,K35,M35,O35)=0,&quot;-&quot;,SUM(I35,K35,M35,O35))" table:style-name="ce55">
            <text:p>-</text:p>
          </table:table-cell>
          <table:table-cell office:value-type="string" office:string-value="-" table:formula="msoxl:=  IF(SUM(J35,L35,N35,P35)=0,&quot;-&quot;,SUM(J35,L35,N35,P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234.53049999999999" table:formula="msoxl:=  IF(SUM(C37:C53)=0,&quot;-&quot;,SUM(C37:C53))" table:style-name="ce52">
            <text:p>235<text:s/></text:p>
          </table:table-cell>
          <table:table-cell office:value-type="float" office:value="48415.523180000004" table:formula="msoxl:=  IF(SUM(D37:D53)=0,&quot;-&quot;,SUM(D37:D53))" table:style-name="ce52">
            <text:p>48,416<text:s/></text:p>
          </table:table-cell>
          <table:table-cell office:value-type="float" office:value="339.10580000000004" table:formula="msoxl:=  IF(SUM(E37:E53)=0,&quot;-&quot;,SUM(E37:E53))" table:style-name="ce52">
            <text:p>339<text:s/></text:p>
          </table:table-cell>
          <table:table-cell office:value-type="float" office:value="29826.874159999999" table:formula="msoxl:=  IF(SUM(F37:F53)=0,&quot;-&quot;,SUM(F37:F53))" table:style-name="ce52">
            <text:p>29,827<text:s/></text:p>
          </table:table-cell>
          <table:table-cell office:value-type="float" office:value="82.885900000000021" table:formula="msoxl:=  IF(SUM(G37:G53)=0,&quot;-&quot;,SUM(G37:G53))" table:style-name="ce52">
            <text:p>83<text:s/></text:p>
          </table:table-cell>
          <table:table-cell office:value-type="float" office:value="5582.07071" table:formula="msoxl:=  IF(SUM(H37:H53)=0,&quot;-&quot;,SUM(H37:H53))" table:style-name="ce52">
            <text:p>5,582<text:s/></text:p>
          </table:table-cell>
          <table:table-cell office:value-type="float" office:value="12.540700000000001" table:formula="msoxl:=  IF(SUM(I37:I53)=0,&quot;-&quot;,SUM(I37:I53))" table:style-name="ce52">
            <text:p>13<text:s/></text:p>
          </table:table-cell>
          <table:table-cell office:value-type="float" office:value="811.63744999999994" table:formula="msoxl:=  IF(SUM(J37:J53)=0,&quot;-&quot;,SUM(J37:J53))" table:style-name="ce52">
            <text:p>812<text:s/></text:p>
          </table:table-cell>
          <table:table-cell office:value-type="float" office:value="24.796099999999999" table:formula="msoxl:=  IF(SUM(K37:K53)=0,&quot;-&quot;,SUM(K37:K53))" table:style-name="ce52">
            <text:p>25<text:s/></text:p>
          </table:table-cell>
          <table:table-cell office:value-type="float" office:value="1613.7967799999999" table:formula="msoxl:=  IF(SUM(L37:L53)=0,&quot;-&quot;,SUM(L37:L53))" table:style-name="ce52">
            <text:p>1,614<text:s/></text:p>
          </table:table-cell>
          <table:table-cell office:value-type="float" office:value="1.0623" table:formula="msoxl:=  IF(SUM(M37:M53)=0,&quot;-&quot;,SUM(M37:M53))" table:style-name="ce52">
            <text:p>1<text:s/></text:p>
          </table:table-cell>
          <table:table-cell office:value-type="float" office:value="59.305999999999997" table:formula="msoxl:=  IF(SUM(N37:N53)=0,&quot;-&quot;,SUM(N37:N53))" table:style-name="ce52">
            <text:p>59<text:s/></text:p>
          </table:table-cell>
          <table:table-cell office:value-type="float" office:value="44.486799999999995" table:formula="msoxl:=  IF(SUM(O37:O53)=0,&quot;-&quot;,SUM(O37:O53))" table:style-name="ce52">
            <text:p>44<text:s/></text:p>
          </table:table-cell>
          <table:table-cell office:value-type="float" office:value="3097.3304800000001" table:formula="msoxl:=  IF(SUM(P37:P53)=0,&quot;-&quot;,SUM(P37:P53))" table:style-name="ce52">
            <text:p>3,09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2.6909999999999998" table:style-name="ce55">
            <text:p>3<text:s/></text:p>
          </table:table-cell>
          <table:table-cell office:value-type="float" office:value="597.93700000000001" table:style-name="ce55">
            <text:p>598<text:s/></text:p>
          </table:table-cell>
          <table:table-cell office:value-type="float" office:value="45.764000000000003" table:style-name="ce55">
            <text:p>46<text:s/></text:p>
          </table:table-cell>
          <table:table-cell office:value-type="float" office:value="4855.6709600000004" table:style-name="ce55">
            <text:p>4,856<text:s/></text:p>
          </table:table-cell>
          <table:table-cell office:value-type="float" office:value="9.9448000000000008" table:formula="msoxl:=  IF(SUM(I37,K37,M37,O37)=0,&quot;-&quot;,SUM(I37,K37,M37,O37))" table:style-name="ce55">
            <text:p>10<text:s/></text:p>
          </table:table-cell>
          <table:table-cell office:value-type="float" office:value="492.87753999999995" table:formula="msoxl:=  IF(SUM(J37,L37,N37,P37)=0,&quot;-&quot;,SUM(J37,L37,N37,P37))" table:style-name="ce55">
            <text:p>493<text:s/></text:p>
          </table:table-cell>
          <table:table-cell office:value-type="float" office:value="1.9167000000000001" table:style-name="ce55">
            <text:p>2<text:s/></text:p>
          </table:table-cell>
          <table:table-cell office:value-type="float" office:value="146.92406" table:style-name="ce55">
            <text:p>147<text:s/></text:p>
          </table:table-cell>
          <table:table-cell office:value-type="float" office:value="0.43049999999999999" table:style-name="ce55">
            <text:p>0<text:s/></text:p>
          </table:table-cell>
          <table:table-cell office:value-type="float" office:value="25.383289999999999" table:style-name="ce55">
            <text:p>25<text:s/></text:p>
          </table:table-cell>
          <table:table-cell office:value-type="float" office:value="1.0623" table:style-name="ce55">
            <text:p>1<text:s/></text:p>
          </table:table-cell>
          <table:table-cell office:value-type="float" office:value="59.305999999999997" table:style-name="ce55">
            <text:p>59<text:s/></text:p>
          </table:table-cell>
          <table:table-cell office:value-type="float" office:value="6.5353000000000003" table:style-name="ce55">
            <text:p>7<text:s/></text:p>
          </table:table-cell>
          <table:table-cell office:value-type="float" office:value="261.26418999999999" table:style-name="ce55">
            <text:p>26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8,K38,M38,O38)=0,&quot;-&quot;,SUM(I38,K38,M38,O38))" table:style-name="ce55">
            <text:p>-</text:p>
          </table:table-cell>
          <table:table-cell office:value-type="string" office:string-value="-" table:formula="msoxl:=  IF(SUM(J38,L38,N38,P38)=0,&quot;-&quot;,SUM(J38,L38,N38,P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39,K39,M39,O39)=0,&quot;-&quot;,SUM(I39,K39,M39,O39))" table:style-name="ce55">
            <text:p>-</text:p>
          </table:table-cell>
          <table:table-cell office:value-type="string" office:string-value="-" table:formula="msoxl:=  IF(SUM(J39,L39,N39,P39)=0,&quot;-&quot;,SUM(J39,L39,N39,P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52.683" table:style-name="ce55">
            <text:p>53<text:s/></text:p>
          </table:table-cell>
          <table:table-cell office:value-type="float" office:value="11914.623589999999" table:style-name="ce55">
            <text:p>11,915<text:s/></text:p>
          </table:table-cell>
          <table:table-cell office:value-type="float" office:value="133.6138" table:style-name="ce55">
            <text:p>134<text:s/></text:p>
          </table:table-cell>
          <table:table-cell office:value-type="float" office:value="12772.172839999999" table:style-name="ce55">
            <text:p>12,772<text:s/></text:p>
          </table:table-cell>
          <table:table-cell office:value-type="float" office:value="63.801100000000005" table:formula="msoxl:=  IF(SUM(I40,K40,M40,O40)=0,&quot;-&quot;,SUM(I40,K40,M40,O40))" table:style-name="ce55">
            <text:p>64<text:s/></text:p>
          </table:table-cell>
          <table:table-cell office:value-type="float" office:value="4588.2594200000003" table:formula="msoxl:=  IF(SUM(J40,L40,N40,P40)=0,&quot;-&quot;,SUM(J40,L40,N40,P40))" table:style-name="ce55">
            <text:p>4,588<text:s/></text:p>
          </table:table-cell>
          <table:table-cell office:value-type="float" office:value="10.624000000000001" table:style-name="ce55">
            <text:p>11<text:s/></text:p>
          </table:table-cell>
          <table:table-cell office:value-type="float" office:value="664.71339" table:style-name="ce55">
            <text:p>665<text:s/></text:p>
          </table:table-cell>
          <table:table-cell office:value-type="float" office:value="24.365600000000001" table:style-name="ce55">
            <text:p>24<text:s/></text:p>
          </table:table-cell>
          <table:table-cell office:value-type="float" office:value="1588.4134899999999" table:style-name="ce55">
            <text:p>1,58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8.811499999999999" table:style-name="ce55">
            <text:p>29<text:s/></text:p>
          </table:table-cell>
          <table:table-cell office:value-type="float" office:value="2335.1325400000001" table:style-name="ce55">
            <text:p>2,33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1,K41,M41,O41)=0,&quot;-&quot;,SUM(I41,K41,M41,O41))" table:style-name="ce55">
            <text:p>-</text:p>
          </table:table-cell>
          <table:table-cell office:value-type="string" office:string-value="-" table:formula="msoxl:=  IF(SUM(J41,L41,N41,P41)=0,&quot;-&quot;,SUM(J41,L41,N41,P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2,K42,M42,O42)=0,&quot;-&quot;,SUM(I42,K42,M42,O42))" table:style-name="ce55">
            <text:p>-</text:p>
          </table:table-cell>
          <table:table-cell office:value-type="string" office:string-value="-" table:formula="msoxl:=  IF(SUM(J42,L42,N42,P42)=0,&quot;-&quot;,SUM(J42,L42,N42,P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3,K43,M43,O43)=0,&quot;-&quot;,SUM(I43,K43,M43,O43))" table:style-name="ce55">
            <text:p>-</text:p>
          </table:table-cell>
          <table:table-cell office:value-type="string" office:string-value="-" table:formula="msoxl:=  IF(SUM(J43,L43,N43,P43)=0,&quot;-&quot;,SUM(J43,L43,N43,P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4,K44,M44,O44)=0,&quot;-&quot;,SUM(I44,K44,M44,O44))" table:style-name="ce55">
            <text:p>-</text:p>
          </table:table-cell>
          <table:table-cell office:value-type="string" office:string-value="-" table:formula="msoxl:=  IF(SUM(J44,L44,N44,P44)=0,&quot;-&quot;,SUM(J44,L44,N44,P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5,K45,M45,O45)=0,&quot;-&quot;,SUM(I45,K45,M45,O45))" table:style-name="ce55">
            <text:p>-</text:p>
          </table:table-cell>
          <table:table-cell office:value-type="string" office:string-value="-" table:formula="msoxl:=  IF(SUM(J45,L45,N45,P45)=0,&quot;-&quot;,SUM(J45,L45,N45,P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6,K46,M46,O46)=0,&quot;-&quot;,SUM(I46,K46,M46,O46))" table:style-name="ce55">
            <text:p>-</text:p>
          </table:table-cell>
          <table:table-cell office:value-type="string" office:string-value="-" table:formula="msoxl:=  IF(SUM(J46,L46,N46,P46)=0,&quot;-&quot;,SUM(J46,L46,N46,P4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15" table:formula="msoxl:=  IF(SUM(I47,K47,M47,O47)=0,&quot;-&quot;,SUM(I47,K47,M47,O47))" table:style-name="ce55">
            <text:p>2<text:s/></text:p>
          </table:table-cell>
          <table:table-cell office:value-type="float" office:value="68.8" table:formula="msoxl:=  IF(SUM(J47,L47,N47,P47)=0,&quot;-&quot;,SUM(J47,L47,N47,P47))" table:style-name="ce55">
            <text:p>6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15" table:style-name="ce55">
            <text:p>2<text:s/></text:p>
          </table:table-cell>
          <table:table-cell office:value-type="float" office:value="68.8" table:style-name="ce55">
            <text:p>6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87" table:style-name="ce55">
            <text:p>2<text:s/></text:p>
          </table:table-cell>
          <table:table-cell office:value-type="float" office:value="138.67916" table:style-name="ce55">
            <text:p>139<text:s/></text:p>
          </table:table-cell>
          <table:table-cell office:value-type="float" office:value="3.76" table:formula="msoxl:=  IF(SUM(I48,K48,M48,O48)=0,&quot;-&quot;,SUM(I48,K48,M48,O48))" table:style-name="ce55">
            <text:p>4<text:s/></text:p>
          </table:table-cell>
          <table:table-cell office:value-type="float" office:value="230.25874999999999" table:formula="msoxl:=  IF(SUM(J48,L48,N48,P48)=0,&quot;-&quot;,SUM(J48,L48,N48,P48))" table:style-name="ce55">
            <text:p>23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76" table:style-name="ce55">
            <text:p>4<text:s/></text:p>
          </table:table-cell>
          <table:table-cell office:value-type="float" office:value="230.25874999999999" table:style-name="ce55">
            <text:p>23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49,K49,M49,O49)=0,&quot;-&quot;,SUM(I49,K49,M49,O49))" table:style-name="ce55">
            <text:p>-</text:p>
          </table:table-cell>
          <table:table-cell office:value-type="string" office:string-value="-" table:formula="msoxl:=  IF(SUM(J49,L49,N49,P49)=0,&quot;-&quot;,SUM(J49,L49,N49,P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float" office:value="179.15649999999999" table:style-name="ce55">
            <text:p>179<text:s/></text:p>
          </table:table-cell>
          <table:table-cell office:value-type="float" office:value="35902.962590000003" table:style-name="ce55">
            <text:p>35,903<text:s/></text:p>
          </table:table-cell>
          <table:table-cell office:value-type="float" office:value="157.858" table:style-name="ce55">
            <text:p>158<text:s/></text:p>
          </table:table-cell>
          <table:table-cell office:value-type="float" office:value="12060.351199999999" table:style-name="ce55">
            <text:p>12,060<text:s/></text:p>
          </table:table-cell>
          <table:table-cell office:value-type="string" office:string-value="-" table:formula="msoxl:=  IF(SUM(I50,K50,M50,O50)=0,&quot;-&quot;,SUM(I50,K50,M50,O50))" table:style-name="ce55">
            <text:p>-</text:p>
          </table:table-cell>
          <table:table-cell office:value-type="string" office:string-value="-" table:formula="msoxl:=  IF(SUM(J50,L50,N50,P50)=0,&quot;-&quot;,SUM(J50,L50,N50,P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23" table:formula="msoxl:=  IF(SUM(I51,K51,M51,O51)=0,&quot;-&quot;,SUM(I51,K51,M51,O51))" table:style-name="ce55">
            <text:p>3<text:s/></text:p>
          </table:table-cell>
          <table:table-cell office:value-type="float" office:value="201.875" table:formula="msoxl:=  IF(SUM(J51,L51,N51,P51)=0,&quot;-&quot;,SUM(J51,L51,N51,P51))" table:style-name="ce55">
            <text:p>20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23" table:style-name="ce55">
            <text:p>3<text:s/></text:p>
          </table:table-cell>
          <table:table-cell office:value-type="float" office:value="201.875" table:style-name="ce55">
            <text:p>202<text:s/>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2,K52,M52,O52)=0,&quot;-&quot;,SUM(I52,K52,M52,O52))" table:style-name="ce55">
            <text:p>-</text:p>
          </table:table-cell>
          <table:table-cell office:value-type="string" office:string-value="-" table:formula="msoxl:=  IF(SUM(J52,L52,N52,P52)=0,&quot;-&quot;,SUM(J52,L52,N52,P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53,K53,M53,O53)=0,&quot;-&quot;,SUM(I53,K53,M53,O53))" table:style-name="ce55">
            <text:p>-</text:p>
          </table:table-cell>
          <table:table-cell office:value-type="string" office:string-value="-" table:formula="msoxl:=  IF(SUM(J53,L53,N53,P53)=0,&quot;-&quot;,SUM(J53,L53,N53,P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3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2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5,K55,M55,O55)=0,&quot;-&quot;,SUM(I55,K55,M55,O55))" table:style-name="ce55">
            <text:p>-</text:p>
          </table:table-cell>
          <table:table-cell office:value-type="string" office:string-value="-" table:formula="msoxl:=  IF(SUM(J55,L55,N55,P55)=0,&quot;-&quot;,SUM(J55,L55,N55,P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6,K56,M56,O56)=0,&quot;-&quot;,SUM(I56,K56,M56,O56))" table:style-name="ce55">
            <text:p>-</text:p>
          </table:table-cell>
          <table:table-cell office:value-type="string" office:string-value="-" table:formula="msoxl:=  IF(SUM(J56,L56,N56,P56)=0,&quot;-&quot;,SUM(J56,L56,N56,P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57,K57,M57,O57)=0,&quot;-&quot;,SUM(I57,K57,M57,O57))" table:style-name="ce55">
            <text:p>-</text:p>
          </table:table-cell>
          <table:table-cell office:value-type="string" office:string-value="-" table:formula="msoxl:=  IF(SUM(J57,L57,N57,P57)=0,&quot;-&quot;,SUM(J57,L57,N57,P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3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52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2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59,K59,M59,O59)=0,&quot;-&quot;,SUM(I59,K59,M59,O59))" table:style-name="ce55">
            <text:p>-</text:p>
          </table:table-cell>
          <table:table-cell office:value-type="string" office:string-value="-" table:formula="msoxl:=  IF(SUM(J59,L59,N59,P59)=0,&quot;-&quot;,SUM(J59,L59,N59,P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0,K60,M60,O60)=0,&quot;-&quot;,SUM(I60,K60,M60,O60))" table:style-name="ce55">
            <text:p>-</text:p>
          </table:table-cell>
          <table:table-cell office:value-type="string" office:string-value="-" table:formula="msoxl:=  IF(SUM(J60,L60,N60,P60)=0,&quot;-&quot;,SUM(J60,L60,N60,P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1,K61,M61,O61)=0,&quot;-&quot;,SUM(I61,K61,M61,O61))" table:style-name="ce55">
            <text:p>-</text:p>
          </table:table-cell>
          <table:table-cell office:value-type="string" office:string-value="-" table:formula="msoxl:=  IF(SUM(J61,L61,N61,P61)=0,&quot;-&quot;,SUM(J61,L61,N61,P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3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52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52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3,K63,M63,O63)=0,&quot;-&quot;,SUM(I63,K63,M63,O63))" table:style-name="ce55">
            <text:p>-</text:p>
          </table:table-cell>
          <table:table-cell office:value-type="string" office:string-value="-" table:formula="msoxl:=  IF(SUM(J63,L63,N63,P63)=0,&quot;-&quot;,SUM(J63,L63,N63,P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4,K64,M64,O64)=0,&quot;-&quot;,SUM(I64,K64,M64,O64))" table:style-name="ce55">
            <text:p>-</text:p>
          </table:table-cell>
          <table:table-cell office:value-type="string" office:string-value="-" table:formula="msoxl:=  IF(SUM(J64,L64,N64,P64)=0,&quot;-&quot;,SUM(J64,L64,N64,P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5,K65,M65,O65)=0,&quot;-&quot;,SUM(I65,K65,M65,O65))" table:style-name="ce55">
            <text:p>-</text:p>
          </table:table-cell>
          <table:table-cell office:value-type="string" office:string-value="-" table:formula="msoxl:=  IF(SUM(J65,L65,N65,P65)=0,&quot;-&quot;,SUM(J65,L65,N65,P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I66,K66,M66,O66)=0,&quot;-&quot;,SUM(I66,K66,M66,O66))" table:style-name="ce55">
            <text:p>-</text:p>
          </table:table-cell>
          <table:table-cell office:value-type="string" office:string-value="-" table:formula="msoxl:=  IF(SUM(J66,L66,N66,P66)=0,&quot;-&quot;,SUM(J66,L66,N66,P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I67,K67,M67,O67)=0,&quot;-&quot;,SUM(I67,K67,M67,O67))" table:style-name="ce55">
            <text:p>-</text:p>
          </table:table-cell>
          <table:table-cell office:value-type="string" office:string-value="-" table:formula="msoxl:=  IF(SUM(J67,L67,N67,P67)=0,&quot;-&quot;,SUM(J67,L67,N67,P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table:style-name="ce25"/>
          <table:table-cell table:style-name="ce26"/>
          <table:table-cell table:style-name="ce25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office:value-type="string" table:number-columns-spanned="6" table:number-rows-spanned="1" table:style-name="ce194">
            <text:p>頭 <text:s text:c="3"/>足 <text:s text:c="3"/>類</text:p>
          </table:table-cell>
          <table:covered-table-cell table:number-columns-repeated="5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2">
            <text:p>秋刀魚</text:p>
          </table:table-cell>
          <table:covered-table-cell/>
          <table:table-cell office:value-type="string" table:number-columns-spanned="2" table:number-rows-spanned="1" table:style-name="ce199">
            <text:p>單棘魨科</text:p>
          </table:table-cell>
          <table:covered-table-cell/>
          <table:table-cell office:value-type="string" table:number-columns-spanned="2" table:number-rows-spanned="1" table:style-name="ce199">
            <text:p>其他淡水魚類</text:p>
          </table:table-cell>
          <table:covered-table-cell/>
          <table:table-cell office:value-type="string" table:number-columns-spanned="2" table:number-rows-spanned="1" table:style-name="ce199">
            <text:p>其他海水魚類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198">
            <text:p>阿根廷魷</text:p>
          </table:table-cell>
          <table:covered-table-cell/>
          <table:table-cell office:value-type="string" table:number-columns-spanned="2" table:number-rows-spanned="1" table:style-name="ce198">
            <text:p>美洲大赤魷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23">
            <text:p>59001</text:p>
          </table:table-cell>
          <table:covered-table-cell/>
          <table:table-cell office:value-type="string" table:number-columns-spanned="2" table:number-rows-spanned="1" table:style-name="ce212">
            <text:p>60000</text:p>
          </table:table-cell>
          <table:covered-table-cell/>
          <table:table-cell office:value-type="string" table:number-columns-spanned="2" table:number-rows-spanned="1" table:style-name="ce212">
            <text:p>62998</text:p>
          </table:table-cell>
          <table:covered-table-cell/>
          <table:table-cell office:value-type="string" table:number-columns-spanned="2" table:number-rows-spanned="1" table:style-name="ce181">
            <text:p>62999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63101</text:p>
          </table:table-cell>
          <table:covered-table-cell/>
          <table:table-cell office:value-type="string" table:number-columns-spanned="2" table:number-rows-spanned="1" table:style-name="ce181">
            <text:p>63102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229936.99999000001" table:formula="msoxl:=  IF(SUM(C11,C19,C36,C54,C58,C62)=0,&quot;-&quot;,SUM(C11,C19,C36,C54,C58,C62))" table:style-name="ce45">
            <text:p>229,937<text:s/></text:p>
          </table:table-cell>
          <table:table-cell office:value-type="float" office:value="5074306.5822999999" table:formula="msoxl:=  IF(SUM(D11,D19,D36,D54,D58,D62)=0,&quot;-&quot;,SUM(D11,D19,D36,D54,D58,D62))" table:style-name="ce45">
            <text:p>5,074,307<text:s/></text:p>
          </table:table-cell>
          <table:table-cell office:value-type="float" office:value="696.81871999999998" table:formula="msoxl:=  IF(SUM(E11,E19,E36,E54,E58,E62)=0,&quot;-&quot;,SUM(E11,E19,E36,E54,E58,E62))" table:style-name="ce45">
            <text:p>697<text:s/></text:p>
          </table:table-cell>
          <table:table-cell office:value-type="float" office:value="95883.024129999991" table:formula="msoxl:=  IF(SUM(F11,F19,F36,F54,F58,F62)=0,&quot;-&quot;,SUM(F11,F19,F36,F54,F58,F62))" table:style-name="ce45">
            <text:p>95,883<text:s/></text:p>
          </table:table-cell>
          <table:table-cell office:value-type="float" office:value="2000.7787600000001" table:formula="msoxl:=  IF(SUM(G11,G19,G36,G54,G58,G62)=0,&quot;-&quot;,SUM(G11,G19,G36,G54,G58,G62))" table:style-name="ce45">
            <text:p>2,001<text:s/></text:p>
          </table:table-cell>
          <table:table-cell office:value-type="float" office:value="218081.71162000002" table:formula="msoxl:=  IF(SUM(H11,H19,H36,H54,H58,H62)=0,&quot;-&quot;,SUM(H11,H19,H36,H54,H58,H62))" table:style-name="ce45">
            <text:p>218,082<text:s/></text:p>
          </table:table-cell>
          <table:table-cell office:value-type="float" office:value="29289.987730000001" table:formula="msoxl:=  IF(SUM(I11,I19,I36,I54,I58,I62)=0,&quot;-&quot;,SUM(I11,I19,I36,I54,I58,I62))" table:style-name="ce45">
            <text:p>29,290<text:s/></text:p>
          </table:table-cell>
          <table:table-cell office:value-type="float" office:value="2079910.3240799999" table:formula="msoxl:=  IF(SUM(J11,J19,J36,J54,J58,J62)=0,&quot;-&quot;,SUM(J11,J19,J36,J54,J58,J62))" table:style-name="ce45">
            <text:p>2,079,910<text:s/></text:p>
          </table:table-cell>
          <table:table-cell office:value-type="float" office:value="212253.24147000001" table:formula="msoxl:=  IF(SUM(K11,K19,K36,K54,K58,K62)=0,&quot;-&quot;,SUM(K11,K19,K36,K54,K58,K62))" table:style-name="ce45">
            <text:p>212,253<text:s/></text:p>
          </table:table-cell>
          <table:table-cell office:value-type="float" office:value="6205208.26076" table:formula="msoxl:=  IF(SUM(L11,L19,L36,L54,L58,L62)=0,&quot;-&quot;,SUM(L11,L19,L36,L54,L58,L62))" table:style-name="ce66">
            <text:p>6,205,208<text:s/></text:p>
          </table:table-cell>
          <table:table-cell office:value-type="float" office:value="201291.99999000001" table:formula="msoxl:=  IF(SUM(M11,M19,M36,M54,M58,M62)=0,&quot;-&quot;,SUM(M11,M19,M36,M54,M58,M62))" table:style-name="ce45">
            <text:p>201,292<text:s/></text:p>
          </table:table-cell>
          <table:table-cell office:value-type="float" office:value="5221350.4940099996" table:formula="msoxl:=  IF(SUM(N11,N19,N36,N54,N58,N62)=0,&quot;-&quot;,SUM(N11,N19,N36,N54,N58,N62))" table:style-name="ce45">
            <text:p>5,221,350<text:s/></text:p>
          </table:table-cell>
          <table:table-cell office:value-type="float" office:value="4795" table:formula="msoxl:=  IF(SUM(O11,O19,O36,O54,O58,O62)=0,&quot;-&quot;,SUM(O11,O19,O36,O54,O58,O62))" table:style-name="ce45">
            <text:p>4,795<text:s/></text:p>
          </table:table-cell>
          <table:table-cell office:value-type="float" office:value="110764.49997" table:formula="msoxl:=  IF(SUM(P11,P19,P36,P54,P58,P62)=0,&quot;-&quot;,SUM(P11,P19,P36,P54,P58,P62))" table:style-name="ce45">
            <text:p>110,764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229936.99999000001" table:formula="msoxl:=  IF(SUM(C12:C18)=0,&quot;-&quot;,SUM(C12:C18))" table:style-name="ce52">
            <text:p>229,937<text:s/></text:p>
          </table:table-cell>
          <table:table-cell office:value-type="float" office:value="5074306.5822999999" table:formula="msoxl:=  IF(SUM(D12:D18)=0,&quot;-&quot;,SUM(D12:D18))" table:style-name="ce52">
            <text:p>5,074,307<text:s/></text:p>
          </table:table-cell>
          <table:table-cell office:value-type="float" office:value="164.209" table:formula="msoxl:=  IF(SUM(E12:E18)=0,&quot;-&quot;,SUM(E12:E18))" table:style-name="ce52">
            <text:p>164<text:s/></text:p>
          </table:table-cell>
          <table:table-cell office:value-type="float" office:value="6174.2583999999997" table:formula="msoxl:=  IF(SUM(F12:F18)=0,&quot;-&quot;,SUM(F12:F18))" table:style-name="ce52">
            <text:p>6,174<text:s/>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2">
            <text:p>-</text:p>
          </table:table-cell>
          <table:table-cell office:value-type="float" office:value="14615.8781" table:formula="msoxl:=  IF(SUM(I12:I18)=0,&quot;-&quot;,SUM(I12:I18))" table:style-name="ce52">
            <text:p>14,616<text:s/></text:p>
          </table:table-cell>
          <table:table-cell office:value-type="float" office:value="515757.77155000006" table:formula="msoxl:=  IF(SUM(J12:J18)=0,&quot;-&quot;,SUM(J12:J18))" table:style-name="ce52">
            <text:p>515,758<text:s/></text:p>
          </table:table-cell>
          <table:table-cell office:value-type="float" office:value="208163.46399000002" table:formula="msoxl:=  IF(SUM(K12:K18)=0,&quot;-&quot;,SUM(K12:K18))" table:style-name="ce52">
            <text:p>208,163<text:s/></text:p>
          </table:table-cell>
          <table:table-cell office:value-type="float" office:value="5526477.2190800002" table:formula="msoxl:=  IF(SUM(L12:L18)=0,&quot;-&quot;,SUM(L12:L18))" table:style-name="ce60">
            <text:p>5,526,477<text:s/></text:p>
          </table:table-cell>
          <table:table-cell office:value-type="float" office:value="201291.99999000001" table:formula="msoxl:=  IF(SUM(M12:M18)=0,&quot;-&quot;,SUM(M12:M18))" table:style-name="ce52">
            <text:p>201,292<text:s/></text:p>
          </table:table-cell>
          <table:table-cell office:value-type="float" office:value="5221350.4940099996" table:formula="msoxl:=  IF(SUM(N12:N18)=0,&quot;-&quot;,SUM(N12:N18))" table:style-name="ce52">
            <text:p>5,221,350<text:s/></text:p>
          </table:table-cell>
          <table:table-cell office:value-type="float" office:value="4795" table:formula="msoxl:=  IF(SUM(O12:O18)=0,&quot;-&quot;,SUM(O12:O18))" table:style-name="ce52">
            <text:p>4,795<text:s/></text:p>
          </table:table-cell>
          <table:table-cell office:value-type="float" office:value="110764.49997" table:formula="msoxl:=  IF(SUM(P12:P18)=0,&quot;-&quot;,SUM(P12:P18))" table:style-name="ce52">
            <text:p>110,76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64.209" table:style-name="ce55">
            <text:p>164<text:s/></text:p>
          </table:table-cell>
          <table:table-cell office:value-type="float" office:value="6174.2583999999997" table:style-name="ce55">
            <text:p>6,17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631.3393500000002" table:style-name="ce55">
            <text:p>6,631<text:s/></text:p>
          </table:table-cell>
          <table:table-cell office:value-type="float" office:value="353954.45157999999" table:style-name="ce55">
            <text:p>353,954<text:s/></text:p>
          </table:table-cell>
          <table:table-cell office:value-type="float" office:value="2076.4639999999999" table:formula="msoxl:=  IF(SUM(M12,O12,'漁業生產量值-漁業種類別魚類別生產量值12'!C12,'漁業生產量值-漁業種類別魚類別生產量值12'!E12)=0,&quot;-&quot;,SUM(M12,O12,'漁業生產量值-漁業種類別魚類別生產量值12'!C12,'漁業生產量值-漁業種類別魚類別生產量值12'!E12))" table:style-name="ce55">
            <text:p>2,076<text:s/></text:p>
          </table:table-cell>
          <table:table-cell office:value-type="float" office:value="194362.22510000001" table:formula="msoxl:=  IF(SUM(N12,P12,'漁業生產量值-漁業種類別魚類別生產量值12'!D12,'漁業生產量值-漁業種類別魚類別生產量值12'!F12)=0,&quot;-&quot;,SUM(N12,P12,'漁業生產量值-漁業種類別魚類別生產量值12'!D12,'漁業生產量值-漁業種類別魚類別生產量值12'!F12))" table:style-name="ce55">
            <text:p>194,362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3,O13,'漁業生產量值-漁業種類別魚類別生產量值12'!C13,'漁業生產量值-漁業種類別魚類別生產量值12'!E13)=0,&quot;-&quot;,SUM(M13,O13,'漁業生產量值-漁業種類別魚類別生產量值12'!C13,'漁業生產量值-漁業種類別魚類別生產量值12'!E13))" table:style-name="ce55">
            <text:p>-</text:p>
          </table:table-cell>
          <table:table-cell office:value-type="string" office:string-value="-" table:formula="msoxl:=  IF(SUM(N13,P13,'漁業生產量值-漁業種類別魚類別生產量值12'!D13,'漁業生產量值-漁業種類別魚類別生產量值12'!F13)=0,&quot;-&quot;,SUM(N13,P13,'漁業生產量值-漁業種類別魚類別生產量值12'!D13,'漁業生產量值-漁業種類別魚類別生產量值12'!F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22" table:style-name="ce55">
            <text:p>522<text:s/></text:p>
          </table:table-cell>
          <table:table-cell office:value-type="float" office:value="13271.16281" table:style-name="ce55">
            <text:p>13,271<text:s/></text:p>
          </table:table-cell>
          <table:table-cell office:value-type="string" office:string-value="-" table:formula="msoxl:=  IF(SUM(M14,O14,'漁業生產量值-漁業種類別魚類別生產量值12'!C14,'漁業生產量值-漁業種類別魚類別生產量值12'!E14)=0,&quot;-&quot;,SUM(M14,O14,'漁業生產量值-漁業種類別魚類別生產量值12'!C14,'漁業生產量值-漁業種類別魚類別生產量值12'!E14))" table:style-name="ce55">
            <text:p>-</text:p>
          </table:table-cell>
          <table:table-cell office:value-type="string" office:string-value="-" table:formula="msoxl:=  IF(SUM(N14,P14,'漁業生產量值-漁業種類別魚類別生產量值12'!D14,'漁業生產量值-漁業種類別魚類別生產量值12'!F14)=0,&quot;-&quot;,SUM(N14,P14,'漁業生產量值-漁業種類別魚類別生產量值12'!D14,'漁業生產量值-漁業種類別魚類別生產量值12'!F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float" office:value="229936.99999000001" table:style-name="ce55">
            <text:p>229,937<text:s/></text:p>
          </table:table-cell>
          <table:table-cell office:value-type="float" office:value="5074306.5822999999" table:style-name="ce55">
            <text:p>5,074,30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15,O15,'漁業生產量值-漁業種類別魚類別生產量值12'!C15,'漁業生產量值-漁業種類別魚類別生產量值12'!E15)=0,&quot;-&quot;,SUM(M15,O15,'漁業生產量值-漁業種類別魚類別生產量值12'!C15,'漁業生產量值-漁業種類別魚類別生產量值12'!E15))" table:style-name="ce55">
            <text:p>-</text:p>
          </table:table-cell>
          <table:table-cell office:value-type="string" office:string-value="-" table:formula="msoxl:=  IF(SUM(N15,P15,'漁業生產量值-漁業種類別魚類別生產量值12'!D15,'漁業生產量值-漁業種類別魚類別生產量值12'!F15)=0,&quot;-&quot;,SUM(N15,P15,'漁業生產量值-漁業種類別魚類別生產量值12'!D15,'漁業生產量值-漁業種類別魚類別生產量值12'!F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081.0565999999999" table:style-name="ce55">
            <text:p>7,081<text:s/></text:p>
          </table:table-cell>
          <table:table-cell office:value-type="float" office:value="134077.21822000001" table:style-name="ce55">
            <text:p>134,077<text:s/></text:p>
          </table:table-cell>
          <table:table-cell office:value-type="string" office:string-value="-" table:formula="msoxl:=  IF(SUM(M16,O16,'漁業生產量值-漁業種類別魚類別生產量值12'!C16,'漁業生產量值-漁業種類別魚類別生產量值12'!E16)=0,&quot;-&quot;,SUM(M16,O16,'漁業生產量值-漁業種類別魚類別生產量值12'!C16,'漁業生產量值-漁業種類別魚類別生產量值12'!E16))" table:style-name="ce55">
            <text:p>-</text:p>
          </table:table-cell>
          <table:table-cell office:value-type="string" office:string-value="-" table:formula="msoxl:=  IF(SUM(N16,P16,'漁業生產量值-漁業種類別魚類別生產量值12'!D16,'漁業生產量值-漁業種類別魚類別生產量值12'!F16)=0,&quot;-&quot;,SUM(N16,P16,'漁業生產量值-漁業種類別魚類別生產量值12'!D16,'漁業生產量值-漁業種類別魚類別生產量值12'!F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6086.99999000001" table:formula="msoxl:=  IF(SUM(M17,O17,'漁業生產量值-漁業種類別魚類別生產量值12'!C17,'漁業生產量值-漁業種類別魚類別生產量值12'!E17)=0,&quot;-&quot;,SUM(M17,O17,'漁業生產量值-漁業種類別魚類別生產量值12'!C17,'漁業生產量值-漁業種類別魚類別生產量值12'!E17))" table:style-name="ce55">
            <text:p>206,087<text:s/></text:p>
          </table:table-cell>
          <table:table-cell office:value-type="float" office:value="5332114.9939799998" table:formula="msoxl:=  IF(SUM(N17,P17,'漁業生產量值-漁業種類別魚類別生產量值12'!D17,'漁業生產量值-漁業種類別魚類別生產量值12'!F17)=0,&quot;-&quot;,SUM(N17,P17,'漁業生產量值-漁業種類別魚類別生產量值12'!D17,'漁業生產量值-漁業種類別魚類別生產量值12'!F17))" table:style-name="ce55">
            <text:p>5,332,115<text:s/></text:p>
          </table:table-cell>
          <table:table-cell office:value-type="float" office:value="201291.99999000001" table:style-name="ce55">
            <text:p>201,292<text:s/></text:p>
          </table:table-cell>
          <table:table-cell office:value-type="float" office:value="5221350.4940099996" table:style-name="ce55">
            <text:p>5,221,350<text:s/></text:p>
          </table:table-cell>
          <table:table-cell office:value-type="float" office:value="4795" table:style-name="ce55">
            <text:p>4,795<text:s/></text:p>
          </table:table-cell>
          <table:table-cell office:value-type="float" office:value="110764.49997" table:style-name="ce55">
            <text:p>110,764<text:s/>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381.48214999999999" table:style-name="ce57">
            <text:p>381<text:s/></text:p>
          </table:table-cell>
          <table:table-cell office:value-type="float" office:value="14454.93894" table:style-name="ce57">
            <text:p>14,455<text:s/></text:p>
          </table:table-cell>
          <table:table-cell office:value-type="string" office:string-value="-" table:formula="msoxl:=  IF(SUM(M18,O18,'漁業生產量值-漁業種類別魚類別生產量值12'!C18,'漁業生產量值-漁業種類別魚類別生產量值12'!E18)=0,&quot;-&quot;,SUM(M18,O18,'漁業生產量值-漁業種類別魚類別生產量值12'!C18,'漁業生產量值-漁業種類別魚類別生產量值12'!E18))" table:style-name="ce55">
            <text:p>-</text:p>
          </table:table-cell>
          <table:table-cell office:value-type="string" office:string-value="-" table:formula="msoxl:=  IF(SUM(N18,P18,'漁業生產量值-漁業種類別魚類別生產量值12'!D18,'漁業生產量值-漁業種類別魚類別生產量值12'!F18)=0,&quot;-&quot;,SUM(N18,P18,'漁業生產量值-漁業種類別魚類別生產量值12'!D18,'漁業生產量值-漁業種類別魚類別生產量值12'!F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float" office:value="125.33552" table:formula="msoxl:=  IF(SUM(E20:E35)=0,&quot;-&quot;,SUM(E20:E35))" table:style-name="ce52">
            <text:p>125<text:s/></text:p>
          </table:table-cell>
          <table:table-cell office:value-type="float" office:value="24205.286279999997" table:formula="msoxl:=  IF(SUM(F20:F35)=0,&quot;-&quot;,SUM(F20:F35))" table:style-name="ce52">
            <text:p>24,205<text:s/>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52">
            <text:p>-</text:p>
          </table:table-cell>
          <table:table-cell office:value-type="float" office:value="8884.9854700000014" table:formula="msoxl:=  IF(SUM(I20:I35)=0,&quot;-&quot;,SUM(I20:I35))" table:style-name="ce52">
            <text:p>8,885<text:s/></text:p>
          </table:table-cell>
          <table:table-cell office:value-type="float" office:value="852826.67857000011" table:formula="msoxl:=  IF(SUM(J20:J35)=0,&quot;-&quot;,SUM(J20:J35))" table:style-name="ce52">
            <text:p>852,827<text:s/></text:p>
          </table:table-cell>
          <table:table-cell office:value-type="float" office:value="3967.8080399999994" table:formula="msoxl:=  IF(SUM(K20:K35)=0,&quot;-&quot;,SUM(K20:K35))" table:style-name="ce52">
            <text:p>3,968<text:s/></text:p>
          </table:table-cell>
          <table:table-cell office:value-type="float" office:value="659313.13757000002" table:formula="msoxl:=  IF(SUM(L20:L35)=0,&quot;-&quot;,SUM(L20:L35))" table:style-name="ce60">
            <text:p>659,313<text:s/></text:p>
          </table:table-cell>
          <table:table-cell office:value-type="string" office:string-value="-" table:formula="msoxl:=  IF(SUM(M20:M35)=0,&quot;-&quot;,SUM(M20:M35))" table:style-name="ce52">
            <text:p>-</text:p>
          </table:table-cell>
          <table:table-cell office:value-type="string" office:string-value="-" table:formula="msoxl:=  IF(SUM(N20:N35)=0,&quot;-&quot;,SUM(N20:N35))" table:style-name="ce52">
            <text:p>-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  IF(SUM(M20,O20,'漁業生產量值-漁業種類別魚類別生產量值12'!C20,'漁業生產量值-漁業種類別魚類別生產量值12'!E20)=0,&quot;-&quot;,SUM(M20,O20,'漁業生產量值-漁業種類別魚類別生產量值12'!C20,'漁業生產量值-漁業種類別魚類別生產量值12'!E20))" table:style-name="ce55">
            <text:p>-</text:p>
          </table:table-cell>
          <table:table-cell office:value-type="string" office:string-value="-" table:formula="msoxl:=  IF(SUM(N20,P20,'漁業生產量值-漁業種類別魚類別生產量值12'!D20,'漁業生產量值-漁業種類別魚類別生產量值12'!F20)=0,&quot;-&quot;,SUM(N20,P20,'漁業生產量值-漁業種類別魚類別生產量值12'!D20,'漁業生產量值-漁業種類別魚類別生產量值12'!F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1,O21,'漁業生產量值-漁業種類別魚類別生產量值12'!C21,'漁業生產量值-漁業種類別魚類別生產量值12'!E21)=0,&quot;-&quot;,SUM(M21,O21,'漁業生產量值-漁業種類別魚類別生產量值12'!C21,'漁業生產量值-漁業種類別魚類別生產量值12'!E21))" table:style-name="ce55">
            <text:p>-</text:p>
          </table:table-cell>
          <table:table-cell office:value-type="string" office:string-value="-" table:formula="msoxl:=  IF(SUM(N21,P21,'漁業生產量值-漁業種類別魚類別生產量值12'!D21,'漁業生產量值-漁業種類別魚類別生產量值12'!F21)=0,&quot;-&quot;,SUM(N21,P21,'漁業生產量值-漁業種類別魚類別生產量值12'!D21,'漁業生產量值-漁業種類別魚類別生產量值12'!F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.85" table:style-name="ce55">
            <text:p>21<text:s/></text:p>
          </table:table-cell>
          <table:table-cell office:value-type="float" office:value="2449.875" table:style-name="ce55">
            <text:p>2,45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78.06" table:style-name="ce55">
            <text:p>778<text:s/></text:p>
          </table:table-cell>
          <table:table-cell office:value-type="float" office:value="83336.999859999996" table:style-name="ce55">
            <text:p>83,337<text:s/></text:p>
          </table:table-cell>
          <table:table-cell office:value-type="float" office:value="1565.99" table:formula="msoxl:=  IF(SUM(M22,O22,'漁業生產量值-漁業種類別魚類別生產量值12'!C22,'漁業生產量值-漁業種類別魚類別生產量值12'!E22)=0,&quot;-&quot;,SUM(M22,O22,'漁業生產量值-漁業種類別魚類別生產量值12'!C22,'漁業生產量值-漁業種類別魚類別生產量值12'!E22))" table:style-name="ce55">
            <text:p>1,566<text:s/></text:p>
          </table:table-cell>
          <table:table-cell office:value-type="float" office:value="268633.84000000003" table:formula="msoxl:=  IF(SUM(N22,P22,'漁業生產量值-漁業種類別魚類別生產量值12'!D22,'漁業生產量值-漁業種類別魚類別生產量值12'!F22)=0,&quot;-&quot;,SUM(N22,P22,'漁業生產量值-漁業種類別魚類別生產量值12'!D22,'漁業生產量值-漁業種類別魚類別生產量值12'!F22))" table:style-name="ce55">
            <text:p>268,634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3154899999999996" table:style-name="ce55">
            <text:p>4<text:s/></text:p>
          </table:table-cell>
          <table:table-cell office:value-type="float" office:value="756.09820000000002" table:style-name="ce55">
            <text:p>75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460.4763499999999" table:style-name="ce55">
            <text:p>5,460<text:s/></text:p>
          </table:table-cell>
          <table:table-cell office:value-type="float" office:value="448384.88374999998" table:style-name="ce55">
            <text:p>448,385<text:s/></text:p>
          </table:table-cell>
          <table:table-cell office:value-type="float" office:value="2273.4056399999999" table:formula="msoxl:=  IF(SUM(M23,O23,'漁業生產量值-漁業種類別魚類別生產量值12'!C23,'漁業生產量值-漁業種類別魚類別生產量值12'!E23)=0,&quot;-&quot;,SUM(M23,O23,'漁業生產量值-漁業種類別魚類別生產量值12'!C23,'漁業生產量值-漁業種類別魚類別生產量值12'!E23))" table:style-name="ce55">
            <text:p>2,273<text:s/></text:p>
          </table:table-cell>
          <table:table-cell office:value-type="float" office:value="365065.62927999999" table:formula="msoxl:=  IF(SUM(N23,P23,'漁業生產量值-漁業種類別魚類別生產量值12'!D23,'漁業生產量值-漁業種類別魚類別生產量值12'!F23)=0,&quot;-&quot;,SUM(N23,P23,'漁業生產量值-漁業種類別魚類別生產量值12'!D23,'漁業生產量值-漁業種類別魚類別生產量值12'!F23))" table:style-name="ce55">
            <text:p>365,06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9.937640000000002" table:style-name="ce55">
            <text:p>40<text:s/></text:p>
          </table:table-cell>
          <table:table-cell office:value-type="float" office:value="9201.3243199999997" table:style-name="ce55">
            <text:p>9,20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173.7710300000001" table:style-name="ce55">
            <text:p>1,174<text:s/></text:p>
          </table:table-cell>
          <table:table-cell office:value-type="float" office:value="172895.68377" table:style-name="ce55">
            <text:p>172,896<text:s/></text:p>
          </table:table-cell>
          <table:table-cell office:value-type="float" office:value="53.056999999999995" table:formula="msoxl:=  IF(SUM(M24,O24,'漁業生產量值-漁業種類別魚類別生產量值12'!C24,'漁業生產量值-漁業種類別魚類別生產量值12'!E24)=0,&quot;-&quot;,SUM(M24,O24,'漁業生產量值-漁業種類別魚類別生產量值12'!C24,'漁業生產量值-漁業種類別魚類別生產量值12'!E24))" table:style-name="ce55">
            <text:p>53<text:s/></text:p>
          </table:table-cell>
          <table:table-cell office:value-type="float" office:value="8066.7753000000002" table:formula="msoxl:=  IF(SUM(N24,P24,'漁業生產量值-漁業種類別魚類別生產量值12'!D24,'漁業生產量值-漁業種類別魚類別生產量值12'!F24)=0,&quot;-&quot;,SUM(N24,P24,'漁業生產量值-漁業種類別魚類別生產量值12'!D24,'漁業生產量值-漁業種類別魚類別生產量值12'!F24))" table:style-name="ce55">
            <text:p>8,06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77.10006000000001" table:style-name="ce55">
            <text:p>177<text:s/></text:p>
          </table:table-cell>
          <table:table-cell office:value-type="float" office:value="13828.199130000001" table:style-name="ce55">
            <text:p>13,828<text:s/></text:p>
          </table:table-cell>
          <table:table-cell office:value-type="float" office:value="63.225099999999998" table:formula="msoxl:=  IF(SUM(M25,O25,'漁業生產量值-漁業種類別魚類別生產量值12'!C25,'漁業生產量值-漁業種類別魚類別生產量值12'!E25)=0,&quot;-&quot;,SUM(M25,O25,'漁業生產量值-漁業種類別魚類別生產量值12'!C25,'漁業生產量值-漁業種類別魚類別生產量值12'!E25))" table:style-name="ce55">
            <text:p>63<text:s/></text:p>
          </table:table-cell>
          <table:table-cell office:value-type="float" office:value="14145.371999999999" table:formula="msoxl:=  IF(SUM(N25,P25,'漁業生產量值-漁業種類別魚類別生產量值12'!D25,'漁業生產量值-漁業種類別魚類別生產量值12'!F25)=0,&quot;-&quot;,SUM(N25,P25,'漁業生產量值-漁業種類別魚類別生產量值12'!D25,'漁業生產量值-漁業種類別魚類別生產量值12'!F25))" table:style-name="ce55">
            <text:p>14,14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6,O26,'漁業生產量值-漁業種類別魚類別生產量值12'!C26,'漁業生產量值-漁業種類別魚類別生產量值12'!E26)=0,&quot;-&quot;,SUM(M26,O26,'漁業生產量值-漁業種類別魚類別生產量值12'!C26,'漁業生產量值-漁業種類別魚類別生產量值12'!E26))" table:style-name="ce55">
            <text:p>-</text:p>
          </table:table-cell>
          <table:table-cell office:value-type="string" office:string-value="-" table:formula="msoxl:=  IF(SUM(N26,P26,'漁業生產量值-漁業種類別魚類別生產量值12'!D26,'漁業生產量值-漁業種類別魚類別生產量值12'!F26)=0,&quot;-&quot;,SUM(N26,P26,'漁業生產量值-漁業種類別魚類別生產量值12'!D26,'漁業生產量值-漁業種類別魚類別生產量值12'!F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7.001199999999997" table:style-name="ce55">
            <text:p>97<text:s/></text:p>
          </table:table-cell>
          <table:table-cell office:value-type="float" office:value="6950.2290700000003" table:style-name="ce55">
            <text:p>6,950<text:s/></text:p>
          </table:table-cell>
          <table:table-cell office:value-type="string" office:string-value="-" table:formula="msoxl:=  IF(SUM(M27,O27,'漁業生產量值-漁業種類別魚類別生產量值12'!C27,'漁業生產量值-漁業種類別魚類別生產量值12'!E27)=0,&quot;-&quot;,SUM(M27,O27,'漁業生產量值-漁業種類別魚類別生產量值12'!C27,'漁業生產量值-漁業種類別魚類別生產量值12'!E27))" table:style-name="ce55">
            <text:p>-</text:p>
          </table:table-cell>
          <table:table-cell office:value-type="string" office:string-value="-" table:formula="msoxl:=  IF(SUM(N27,P27,'漁業生產量值-漁業種類別魚類別生產量值12'!D27,'漁業生產量值-漁業種類別魚類別生產量值12'!F27)=0,&quot;-&quot;,SUM(N27,P27,'漁業生產量值-漁業種類別魚類別生產量值12'!D27,'漁業生產量值-漁業種類別魚類別生產量值12'!F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5.813389999999998" table:style-name="ce55">
            <text:p>26<text:s/></text:p>
          </table:table-cell>
          <table:table-cell office:value-type="float" office:value="5981.3859599999996" table:style-name="ce55">
            <text:p>5,98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08.04597999999999" table:style-name="ce55">
            <text:p>808<text:s/></text:p>
          </table:table-cell>
          <table:table-cell office:value-type="float" office:value="79646.764179999998" table:style-name="ce55">
            <text:p>79,647<text:s/></text:p>
          </table:table-cell>
          <table:table-cell office:value-type="float" office:value="2.4903" table:formula="msoxl:=  IF(SUM(M28,O28,'漁業生產量值-漁業種類別魚類別生產量值12'!C28,'漁業生產量值-漁業種類別魚類別生產量值12'!E28)=0,&quot;-&quot;,SUM(M28,O28,'漁業生產量值-漁業種類別魚類別生產量值12'!C28,'漁業生產量值-漁業種類別魚類別生產量值12'!E28))" table:style-name="ce55">
            <text:p>2<text:s/></text:p>
          </table:table-cell>
          <table:table-cell office:value-type="float" office:value="315.52098999999998" table:formula="msoxl:=  IF(SUM(N28,P28,'漁業生產量值-漁業種類別魚類別生產量值12'!D28,'漁業生產量值-漁業種類別魚類別生產量值12'!F28)=0,&quot;-&quot;,SUM(N28,P28,'漁業生產量值-漁業種類別魚類別生產量值12'!D28,'漁業生產量值-漁業種類別魚類別生產量值12'!F28))" table:style-name="ce55">
            <text:p>31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29,O29,'漁業生產量值-漁業種類別魚類別生產量值12'!C29,'漁業生產量值-漁業種類別魚類別生產量值12'!E29)=0,&quot;-&quot;,SUM(M29,O29,'漁業生產量值-漁業種類別魚類別生產量值12'!C29,'漁業生產量值-漁業種類別魚類別生產量值12'!E29))" table:style-name="ce55">
            <text:p>-</text:p>
          </table:table-cell>
          <table:table-cell office:value-type="string" office:string-value="-" table:formula="msoxl:=  IF(SUM(N29,P29,'漁業生產量值-漁業種類別魚類別生產量值12'!D29,'漁業生產量值-漁業種類別魚類別生產量值12'!F29)=0,&quot;-&quot;,SUM(N29,P29,'漁業生產量值-漁業種類別魚類別生產量值12'!D29,'漁業生產量值-漁業種類別魚類別生產量值12'!F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3.197000000000003" table:style-name="ce55">
            <text:p>33<text:s/></text:p>
          </table:table-cell>
          <table:table-cell office:value-type="float" office:value="5587.6" table:style-name="ce55">
            <text:p>5,588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34.01884999999999" table:style-name="ce55">
            <text:p>334<text:s/></text:p>
          </table:table-cell>
          <table:table-cell office:value-type="float" office:value="43061.784449999999" table:style-name="ce55">
            <text:p>43,062<text:s/></text:p>
          </table:table-cell>
          <table:table-cell office:value-type="float" office:value="9.64" table:formula="msoxl:=  IF(SUM(M30,O30,'漁業生產量值-漁業種類別魚類別生產量值12'!C30,'漁業生產量值-漁業種類別魚類別生產量值12'!E30)=0,&quot;-&quot;,SUM(M30,O30,'漁業生產量值-漁業種類別魚類別生產量值12'!C30,'漁業生產量值-漁業種類別魚類別生產量值12'!E30))" table:style-name="ce55">
            <text:p>10<text:s/></text:p>
          </table:table-cell>
          <table:table-cell office:value-type="float" office:value="3086" table:formula="msoxl:=  IF(SUM(N30,P30,'漁業生產量值-漁業種類別魚類別生產量值12'!D30,'漁業生產量值-漁業種類別魚類別生產量值12'!F30)=0,&quot;-&quot;,SUM(N30,P30,'漁業生產量值-漁業種類別魚類別生產量值12'!D30,'漁業生產量值-漁業種類別魚類別生產量值12'!F30))" table:style-name="ce55">
            <text:p>3,08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1,O31,'漁業生產量值-漁業種類別魚類別生產量值12'!C31,'漁業生產量值-漁業種類別魚類別生產量值12'!E31)=0,&quot;-&quot;,SUM(M31,O31,'漁業生產量值-漁業種類別魚類別生產量值12'!C31,'漁業生產量值-漁業種類別魚類別生產量值12'!E31))" table:style-name="ce55">
            <text:p>-</text:p>
          </table:table-cell>
          <table:table-cell office:value-type="string" office:string-value="-" table:formula="msoxl:=  IF(SUM(N31,P31,'漁業生產量值-漁業種類別魚類別生產量值12'!D31,'漁業生產量值-漁業種類別魚類別生產量值12'!F31)=0,&quot;-&quot;,SUM(N31,P31,'漁業生產量值-漁業種類別魚類別生產量值12'!D31,'漁業生產量值-漁業種類別魚類別生產量值12'!F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2,O32,'漁業生產量值-漁業種類別魚類別生產量值12'!C32,'漁業生產量值-漁業種類別魚類別生產量值12'!E32)=0,&quot;-&quot;,SUM(M32,O32,'漁業生產量值-漁業種類別魚類別生產量值12'!C32,'漁業生產量值-漁業種類別魚類別生產量值12'!E32))" table:style-name="ce55">
            <text:p>-</text:p>
          </table:table-cell>
          <table:table-cell office:value-type="string" office:string-value="-" table:formula="msoxl:=  IF(SUM(N32,P32,'漁業生產量值-漁業種類別魚類別生產量值12'!D32,'漁業生產量值-漁業種類別魚類別生產量值12'!F32)=0,&quot;-&quot;,SUM(N32,P32,'漁業生產量值-漁業種類別魚類別生產量值12'!D32,'漁業生產量值-漁業種類別魚類別生產量值12'!F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3,O33,'漁業生產量值-漁業種類別魚類別生產量值12'!C33,'漁業生產量值-漁業種類別魚類別生產量值12'!E33)=0,&quot;-&quot;,SUM(M33,O33,'漁業生產量值-漁業種類別魚類別生產量值12'!C33,'漁業生產量值-漁業種類別魚類別生產量值12'!E33))" table:style-name="ce55">
            <text:p>-</text:p>
          </table:table-cell>
          <table:table-cell office:value-type="string" office:string-value="-" table:formula="msoxl:=  IF(SUM(N33,P33,'漁業生產量值-漁業種類別魚類別生產量值12'!D33,'漁業生產量值-漁業種類別魚類別生產量值12'!F33)=0,&quot;-&quot;,SUM(N33,P33,'漁業生產量值-漁業種類別魚類別生產量值12'!D33,'漁業生產量值-漁業種類別魚類別生產量值12'!F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34,O34,'漁業生產量值-漁業種類別魚類別生產量值12'!C34,'漁業生產量值-漁業種類別魚類別生產量值12'!E34)=0,&quot;-&quot;,SUM(M34,O34,'漁業生產量值-漁業種類別魚類別生產量值12'!C34,'漁業生產量值-漁業種類別魚類別生產量值12'!E34))" table:style-name="ce55">
            <text:p>-</text:p>
          </table:table-cell>
          <table:table-cell office:value-type="string" office:string-value="-" table:formula="msoxl:=  IF(SUM(N34,P34,'漁業生產量值-漁業種類別魚類別生產量值12'!D34,'漁業生產量值-漁業種類別魚類別生產量值12'!F34)=0,&quot;-&quot;,SUM(N34,P34,'漁業生產量值-漁業種類別魚類別生產量值12'!D34,'漁業生產量值-漁業種類別魚類別生產量值12'!F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222" table:style-name="ce57">
            <text:p>1<text:s/></text:p>
          </table:table-cell>
          <table:table-cell office:value-type="float" office:value="229.00280000000001" table:style-name="ce57">
            <text:p>229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56.512" table:style-name="ce57">
            <text:p>57<text:s/></text:p>
          </table:table-cell>
          <table:table-cell office:value-type="float" office:value="4722.13436" table:style-name="ce57">
            <text:p>4,722<text:s/></text:p>
          </table:table-cell>
          <table:table-cell office:value-type="string" office:string-value="-" table:formula="msoxl:=  IF(SUM(M35,O35,'漁業生產量值-漁業種類別魚類別生產量值12'!C35,'漁業生產量值-漁業種類別魚類別生產量值12'!E35)=0,&quot;-&quot;,SUM(M35,O35,'漁業生產量值-漁業種類別魚類別生產量值12'!C35,'漁業生產量值-漁業種類別魚類別生產量值12'!E35))" table:style-name="ce55">
            <text:p>-</text:p>
          </table:table-cell>
          <table:table-cell office:value-type="string" office:string-value="-" table:formula="msoxl:=  IF(SUM(N35,P35,'漁業生產量值-漁業種類別魚類別生產量值12'!D35,'漁業生產量值-漁業種類別魚類別生產量值12'!F35)=0,&quot;-&quot;,SUM(N35,P35,'漁業生產量值-漁業種類別魚類別生產量值12'!D35,'漁業生產量值-漁業種類別魚類別生產量值12'!F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string" office:string-value="-" table:formula="msoxl:=  IF(SUM(C37:C53)=0,&quot;-&quot;,SUM(C37:C53))" table:style-name="ce52">
            <text:p>-</text:p>
          </table:table-cell>
          <table:table-cell office:value-type="string" office:string-value="-" table:formula="msoxl:=  IF(SUM(D37:D53)=0,&quot;-&quot;,SUM(D37:D53))" table:style-name="ce52">
            <text:p>-</text:p>
          </table:table-cell>
          <table:table-cell office:value-type="float" office:value="407.27420000000001" table:formula="msoxl:=  IF(SUM(E37:E53)=0,&quot;-&quot;,SUM(E37:E53))" table:style-name="ce52">
            <text:p>407<text:s/></text:p>
          </table:table-cell>
          <table:table-cell office:value-type="float" office:value="65503.479449999992" table:formula="msoxl:=  IF(SUM(F37:F53)=0,&quot;-&quot;,SUM(F37:F53))" table:style-name="ce52">
            <text:p>65,503<text:s/>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float" office:value="4215.3361599999998" table:formula="msoxl:=  IF(SUM(I37:I53)=0,&quot;-&quot;,SUM(I37:I53))" table:style-name="ce52">
            <text:p>4,215<text:s/></text:p>
          </table:table-cell>
          <table:table-cell office:value-type="float" office:value="615010.95997999993" table:formula="msoxl:=  IF(SUM(J37:J53)=0,&quot;-&quot;,SUM(J37:J53))" table:style-name="ce52">
            <text:p>615,011<text:s/></text:p>
          </table:table-cell>
          <table:table-cell office:value-type="float" office:value="121.96943999999999" table:formula="msoxl:=  IF(SUM(K37:K53)=0,&quot;-&quot;,SUM(K37:K53))" table:style-name="ce52">
            <text:p>122<text:s/></text:p>
          </table:table-cell>
          <table:table-cell office:value-type="float" office:value="19417.904109999999" table:formula="msoxl:=  IF(SUM(L37:L53)=0,&quot;-&quot;,SUM(L37:L53))" table:style-name="ce60">
            <text:p>19,418<text:s/></text:p>
          </table:table-cell>
          <table:table-cell office:value-type="string" office:string-value="-" table:formula="msoxl:=  IF(SUM(M37:M53)=0,&quot;-&quot;,SUM(M37:M53))" table:style-name="ce52">
            <text:p>-</text:p>
          </table:table-cell>
          <table:table-cell office:value-type="string" office:string-value="-" table:formula="msoxl:=  IF(SUM(N37:N53)=0,&quot;-&quot;,SUM(N37:N53))" table:style-name="ce52">
            <text:p>-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19.7576" table:style-name="ce55">
            <text:p>220<text:s/></text:p>
          </table:table-cell>
          <table:table-cell office:value-type="float" office:value="30571.057779999999" table:style-name="ce55">
            <text:p>30,571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878.80786999999998" table:style-name="ce55">
            <text:p>879<text:s/></text:p>
          </table:table-cell>
          <table:table-cell office:value-type="float" office:value="45879.919569999998" table:style-name="ce55">
            <text:p>45,880<text:s/></text:p>
          </table:table-cell>
          <table:table-cell office:value-type="float" office:value="8.4538000000000011" table:formula="msoxl:=  IF(SUM(M37,O37,'漁業生產量值-漁業種類別魚類別生產量值12'!C37,'漁業生產量值-漁業種類別魚類別生產量值12'!E37)=0,&quot;-&quot;,SUM(M37,O37,'漁業生產量值-漁業種類別魚類別生產量值12'!C37,'漁業生產量值-漁業種類別魚類別生產量值12'!E37))" table:style-name="ce55">
            <text:p>8<text:s/></text:p>
          </table:table-cell>
          <table:table-cell office:value-type="float" office:value="2274.5254399999999" table:formula="msoxl:=  IF(SUM(N37,P37,'漁業生產量值-漁業種類別魚類別生產量值12'!D37,'漁業生產量值-漁業種類別魚類別生產量值12'!F37)=0,&quot;-&quot;,SUM(N37,P37,'漁業生產量值-漁業種類別魚類別生產量值12'!D37,'漁業生產量值-漁業種類別魚類別生產量值12'!F37))" table:style-name="ce55">
            <text:p>2,27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38" table:style-name="ce55">
            <text:p>338<text:s/></text:p>
          </table:table-cell>
          <table:table-cell office:value-type="float" office:value="130130" table:style-name="ce55">
            <text:p>130,130<text:s/></text:p>
          </table:table-cell>
          <table:table-cell office:value-type="string" office:string-value="-" table:formula="msoxl:=  IF(SUM(M38,O38,'漁業生產量值-漁業種類別魚類別生產量值12'!C38,'漁業生產量值-漁業種類別魚類別生產量值12'!E38)=0,&quot;-&quot;,SUM(M38,O38,'漁業生產量值-漁業種類別魚類別生產量值12'!C38,'漁業生產量值-漁業種類別魚類別生產量值12'!E38))" table:style-name="ce55">
            <text:p>-</text:p>
          </table:table-cell>
          <table:table-cell office:value-type="string" office:string-value="-" table:formula="msoxl:=  IF(SUM(N38,P38,'漁業生產量值-漁業種類別魚類別生產量值12'!D38,'漁業生產量值-漁業種類別魚類別生產量值12'!F38)=0,&quot;-&quot;,SUM(N38,P38,'漁業生產量值-漁業種類別魚類別生產量值12'!D38,'漁業生產量值-漁業種類別魚類別生產量值12'!F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7.7560000000000002" table:style-name="ce55">
            <text:p>8<text:s/></text:p>
          </table:table-cell>
          <table:table-cell office:value-type="float" office:value="1318.52" table:style-name="ce55">
            <text:p>1,31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04.34350000000001" table:style-name="ce55">
            <text:p>104<text:s/></text:p>
          </table:table-cell>
          <table:table-cell office:value-type="float" office:value="7884.4025700000002" table:style-name="ce55">
            <text:p>7,884<text:s/></text:p>
          </table:table-cell>
          <table:table-cell office:value-type="float" office:value="92.516199999999998" table:formula="msoxl:=  IF(SUM(M39,O39,'漁業生產量值-漁業種類別魚類別生產量值12'!C39,'漁業生產量值-漁業種類別魚類別生產量值12'!E39)=0,&quot;-&quot;,SUM(M39,O39,'漁業生產量值-漁業種類別魚類別生產量值12'!C39,'漁業生產量值-漁業種類別魚類別生產量值12'!E39))" table:style-name="ce55">
            <text:p>93<text:s/></text:p>
          </table:table-cell>
          <table:table-cell office:value-type="float" office:value="12016.84786" table:formula="msoxl:=  IF(SUM(N39,P39,'漁業生產量值-漁業種類別魚類別生產量值12'!D39,'漁業生產量值-漁業種類別魚類別生產量值12'!F39)=0,&quot;-&quot;,SUM(N39,P39,'漁業生產量值-漁業種類別魚類別生產量值12'!D39,'漁業生產量值-漁業種類別魚類別生產量值12'!F39))" table:style-name="ce55">
            <text:p>12,01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56.20259999999999" table:style-name="ce55">
            <text:p>156<text:s/></text:p>
          </table:table-cell>
          <table:table-cell office:value-type="float" office:value="29369.296480000001" table:style-name="ce55">
            <text:p>29,36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084.7672499999999" table:style-name="ce55">
            <text:p>2,085<text:s/></text:p>
          </table:table-cell>
          <table:table-cell office:value-type="float" office:value="352911.02363000001" table:style-name="ce55">
            <text:p>352,911<text:s/></text:p>
          </table:table-cell>
          <table:table-cell office:value-type="float" office:value="6.1691000000000003" table:formula="msoxl:=  IF(SUM(M40,O40,'漁業生產量值-漁業種類別魚類別生產量值12'!C40,'漁業生產量值-漁業種類別魚類別生產量值12'!E40)=0,&quot;-&quot;,SUM(M40,O40,'漁業生產量值-漁業種類別魚類別生產量值12'!C40,'漁業生產量值-漁業種類別魚類別生產量值12'!E40))" table:style-name="ce55">
            <text:p>6<text:s/></text:p>
          </table:table-cell>
          <table:table-cell office:value-type="float" office:value="1463.4602300000001" table:formula="msoxl:=  IF(SUM(N40,P40,'漁業生產量值-漁業種類別魚類別生產量值12'!D40,'漁業生產量值-漁業種類別魚類別生產量值12'!F40)=0,&quot;-&quot;,SUM(N40,P40,'漁業生產量值-漁業種類別魚類別生產量值12'!D40,'漁業生產量值-漁業種類別魚類別生產量值12'!F40))" table:style-name="ce55">
            <text:p>1,4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1,O41,'漁業生產量值-漁業種類別魚類別生產量值12'!C41,'漁業生產量值-漁業種類別魚類別生產量值12'!E41)=0,&quot;-&quot;,SUM(M41,O41,'漁業生產量值-漁業種類別魚類別生產量值12'!C41,'漁業生產量值-漁業種類別魚類別生產量值12'!E41))" table:style-name="ce55">
            <text:p>-</text:p>
          </table:table-cell>
          <table:table-cell office:value-type="string" office:string-value="-" table:formula="msoxl:=  IF(SUM(N41,P41,'漁業生產量值-漁業種類別魚類別生產量值12'!D41,'漁業生產量值-漁業種類別魚類別生產量值12'!F41)=0,&quot;-&quot;,SUM(N41,P41,'漁業生產量值-漁業種類別魚類別生產量值12'!D41,'漁業生產量值-漁業種類別魚類別生產量值12'!F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2,O42,'漁業生產量值-漁業種類別魚類別生產量值12'!C42,'漁業生產量值-漁業種類別魚類別生產量值12'!E42)=0,&quot;-&quot;,SUM(M42,O42,'漁業生產量值-漁業種類別魚類別生產量值12'!C42,'漁業生產量值-漁業種類別魚類別生產量值12'!E42))" table:style-name="ce55">
            <text:p>-</text:p>
          </table:table-cell>
          <table:table-cell office:value-type="string" office:string-value="-" table:formula="msoxl:=  IF(SUM(N42,P42,'漁業生產量值-漁業種類別魚類別生產量值12'!D42,'漁業生產量值-漁業種類別魚類別生產量值12'!F42)=0,&quot;-&quot;,SUM(N42,P42,'漁業生產量值-漁業種類別魚類別生產量值12'!D42,'漁業生產量值-漁業種類別魚類別生產量值12'!F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3,O43,'漁業生產量值-漁業種類別魚類別生產量值12'!C43,'漁業生產量值-漁業種類別魚類別生產量值12'!E43)=0,&quot;-&quot;,SUM(M43,O43,'漁業生產量值-漁業種類別魚類別生產量值12'!C43,'漁業生產量值-漁業種類別魚類別生產量值12'!E43))" table:style-name="ce55">
            <text:p>-</text:p>
          </table:table-cell>
          <table:table-cell office:value-type="string" office:string-value="-" table:formula="msoxl:=  IF(SUM(N43,P43,'漁業生產量值-漁業種類別魚類別生產量值12'!D43,'漁業生產量值-漁業種類別魚類別生產量值12'!F43)=0,&quot;-&quot;,SUM(N43,P43,'漁業生產量值-漁業種類別魚類別生產量值12'!D43,'漁業生產量值-漁業種類別魚類別生產量值12'!F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4,O44,'漁業生產量值-漁業種類別魚類別生產量值12'!C44,'漁業生產量值-漁業種類別魚類別生產量值12'!E44)=0,&quot;-&quot;,SUM(M44,O44,'漁業生產量值-漁業種類別魚類別生產量值12'!C44,'漁業生產量值-漁業種類別魚類別生產量值12'!E44))" table:style-name="ce55">
            <text:p>-</text:p>
          </table:table-cell>
          <table:table-cell office:value-type="string" office:string-value="-" table:formula="msoxl:=  IF(SUM(N44,P44,'漁業生產量值-漁業種類別魚類別生產量值12'!D44,'漁業生產量值-漁業種類別魚類別生產量值12'!F44)=0,&quot;-&quot;,SUM(N44,P44,'漁業生產量值-漁業種類別魚類別生產量值12'!D44,'漁業生產量值-漁業種類別魚類別生產量值12'!F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45,O45,'漁業生產量值-漁業種類別魚類別生產量值12'!C45,'漁業生產量值-漁業種類別魚類別生產量值12'!E45)=0,&quot;-&quot;,SUM(M45,O45,'漁業生產量值-漁業種類別魚類別生產量值12'!C45,'漁業生產量值-漁業種類別魚類別生產量值12'!E45))" table:style-name="ce55">
            <text:p>-</text:p>
          </table:table-cell>
          <table:table-cell office:value-type="string" office:string-value="-" table:formula="msoxl:=  IF(SUM(N45,P45,'漁業生產量值-漁業種類別魚類別生產量值12'!D45,'漁業生產量值-漁業種類別魚類別生產量值12'!F45)=0,&quot;-&quot;,SUM(N45,P45,'漁業生產量值-漁業種類別魚類別生產量值12'!D45,'漁業生產量值-漁業種類別魚類別生產量值12'!F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.9580000000000002" table:style-name="ce55">
            <text:p>10<text:s/></text:p>
          </table:table-cell>
          <table:table-cell office:value-type="float" office:value="1089.4051899999999" table:style-name="ce55">
            <text:p>1,089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7.650199999999998" table:style-name="ce55">
            <text:p>58<text:s/></text:p>
          </table:table-cell>
          <table:table-cell office:value-type="float" office:value="4639.8145199999999" table:style-name="ce55">
            <text:p>4,640<text:s/></text:p>
          </table:table-cell>
          <table:table-cell office:value-type="float" office:value="14.83034" table:formula="msoxl:=  IF(SUM(M46,O46,'漁業生產量值-漁業種類別魚類別生產量值12'!C46,'漁業生產量值-漁業種類別魚類別生產量值12'!E46)=0,&quot;-&quot;,SUM(M46,O46,'漁業生產量值-漁業種類別魚類別生產量值12'!C46,'漁業生產量值-漁業種類別魚類別生產量值12'!E46))" table:style-name="ce55">
            <text:p>15<text:s/></text:p>
          </table:table-cell>
          <table:table-cell office:value-type="float" office:value="3663.0705800000001" table:formula="msoxl:=  IF(SUM(N46,P46,'漁業生產量值-漁業種類別魚類別生產量值12'!D46,'漁業生產量值-漁業種類別魚類別生產量值12'!F46)=0,&quot;-&quot;,SUM(N46,P46,'漁業生產量值-漁業種類別魚類別生產量值12'!D46,'漁業生產量值-漁業種類別魚類別生產量值12'!F46))" table:style-name="ce55">
            <text:p>3,6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3.6" table:style-name="ce55">
            <text:p>14<text:s/></text:p>
          </table:table-cell>
          <table:table-cell office:value-type="float" office:value="3155.2" table:style-name="ce55">
            <text:p>3,15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62.02427999999998" table:style-name="ce55">
            <text:p>262<text:s/></text:p>
          </table:table-cell>
          <table:table-cell office:value-type="float" office:value="23873.537380000002" table:style-name="ce55">
            <text:p>23,874<text:s/></text:p>
          </table:table-cell>
          <table:table-cell office:value-type="string" office:string-value="-" table:formula="msoxl:=  IF(SUM(M47,O47,'漁業生產量值-漁業種類別魚類別生產量值12'!C47,'漁業生產量值-漁業種類別魚類別生產量值12'!E47)=0,&quot;-&quot;,SUM(M47,O47,'漁業生產量值-漁業種類別魚類別生產量值12'!C47,'漁業生產量值-漁業種類別魚類別生產量值12'!E47))" table:style-name="ce55">
            <text:p>-</text:p>
          </table:table-cell>
          <table:table-cell office:value-type="string" office:string-value="-" table:formula="msoxl:=  IF(SUM(N47,P47,'漁業生產量值-漁業種類別魚類別生產量值12'!D47,'漁業生產量值-漁業種類別魚類別生產量值12'!F47)=0,&quot;-&quot;,SUM(N47,P47,'漁業生產量值-漁業種類別魚類別生產量值12'!D47,'漁業生產量值-漁業種類別魚類別生產量值12'!F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00.78732000000002" table:style-name="ce55">
            <text:p>301<text:s/></text:p>
          </table:table-cell>
          <table:table-cell office:value-type="float" office:value="31028.32259" table:style-name="ce55">
            <text:p>31,028<text:s/></text:p>
          </table:table-cell>
          <table:table-cell office:value-type="string" office:string-value="-" table:formula="msoxl:=  IF(SUM(M48,O48,'漁業生產量值-漁業種類別魚類別生產量值12'!C48,'漁業生產量值-漁業種類別魚類別生產量值12'!E48)=0,&quot;-&quot;,SUM(M48,O48,'漁業生產量值-漁業種類別魚類別生產量值12'!C48,'漁業生產量值-漁業種類別魚類別生產量值12'!E48))" table:style-name="ce55">
            <text:p>-</text:p>
          </table:table-cell>
          <table:table-cell office:value-type="string" office:string-value="-" table:formula="msoxl:=  IF(SUM(N48,P48,'漁業生產量值-漁業種類別魚類別生產量值12'!D48,'漁業生產量值-漁業種類別魚類別生產量值12'!F48)=0,&quot;-&quot;,SUM(N48,P48,'漁業生產量值-漁業種類別魚類別生產量值12'!D48,'漁業生產量值-漁業種類別魚類別生產量值12'!F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8.900500000000001" table:style-name="ce55">
            <text:p>29<text:s/></text:p>
          </table:table-cell>
          <table:table-cell office:value-type="float" office:value="3083.6833200000001" table:style-name="ce55">
            <text:p>3,084<text:s/></text:p>
          </table:table-cell>
          <table:table-cell office:value-type="string" office:string-value="-" table:formula="msoxl:=  IF(SUM(M49,O49,'漁業生產量值-漁業種類別魚類別生產量值12'!C49,'漁業生產量值-漁業種類別魚類別生產量值12'!E49)=0,&quot;-&quot;,SUM(M49,O49,'漁業生產量值-漁業種類別魚類別生產量值12'!C49,'漁業生產量值-漁業種類別魚類別生產量值12'!E49))" table:style-name="ce55">
            <text:p>-</text:p>
          </table:table-cell>
          <table:table-cell office:value-type="string" office:string-value="-" table:formula="msoxl:=  IF(SUM(N49,P49,'漁業生產量值-漁業種類別魚類別生產量值12'!D49,'漁業生產量值-漁業種類別魚類別生產量值12'!F49)=0,&quot;-&quot;,SUM(N49,P49,'漁業生產量值-漁業種類別魚類別生產量值12'!D49,'漁業生產量值-漁業種類別魚類別生產量值12'!F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6.122" table:style-name="ce55">
            <text:p>26<text:s/></text:p>
          </table:table-cell>
          <table:table-cell office:value-type="float" office:value="2787.2174" table:style-name="ce55">
            <text:p>2,787<text:s/></text:p>
          </table:table-cell>
          <table:table-cell office:value-type="string" office:string-value="-" table:formula="msoxl:=  IF(SUM(M50,O50,'漁業生產量值-漁業種類別魚類別生產量值12'!C50,'漁業生產量值-漁業種類別魚類別生產量值12'!E50)=0,&quot;-&quot;,SUM(M50,O50,'漁業生產量值-漁業種類別魚類別生產量值12'!C50,'漁業生產量值-漁業種類別魚類別生產量值12'!E50))" table:style-name="ce55">
            <text:p>-</text:p>
          </table:table-cell>
          <table:table-cell office:value-type="string" office:string-value="-" table:formula="msoxl:=  IF(SUM(N50,P50,'漁業生產量值-漁業種類別魚類別生產量值12'!D50,'漁業生產量值-漁業種類別魚類別生產量值12'!F50)=0,&quot;-&quot;,SUM(N50,P50,'漁業生產量值-漁業種類別魚類別生產量值12'!D50,'漁業生產量值-漁業種類別魚類別生產量值12'!F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4.0199999999999996" table:style-name="ce55">
            <text:p>4<text:s/></text:p>
          </table:table-cell>
          <table:table-cell office:value-type="float" office:value="1407" table:style-name="ce55">
            <text:p>1,407<text:s/></text:p>
          </table:table-cell>
          <table:table-cell office:value-type="string" office:string-value="-" table:formula="msoxl:=  IF(SUM(M51,O51,'漁業生產量值-漁業種類別魚類別生產量值12'!C51,'漁業生產量值-漁業種類別魚類別生產量值12'!E51)=0,&quot;-&quot;,SUM(M51,O51,'漁業生產量值-漁業種類別魚類別生產量值12'!C51,'漁業生產量值-漁業種類別魚類別生產量值12'!E51))" table:style-name="ce55">
            <text:p>-</text:p>
          </table:table-cell>
          <table:table-cell office:value-type="string" office:string-value="-" table:formula="msoxl:=  IF(SUM(N51,P51,'漁業生產量值-漁業種類別魚類別生產量值12'!D51,'漁業生產量值-漁業種類別魚類別生產量值12'!F51)=0,&quot;-&quot;,SUM(N51,P51,'漁業生產量值-漁業種類別魚類別生產量值12'!D51,'漁業生產量值-漁業種類別魚類別生產量值12'!F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2,O52,'漁業生產量值-漁業種類別魚類別生產量值12'!C52,'漁業生產量值-漁業種類別魚類別生產量值12'!E52)=0,&quot;-&quot;,SUM(M52,O52,'漁業生產量值-漁業種類別魚類別生產量值12'!C52,'漁業生產量值-漁業種類別魚類別生產量值12'!E52))" table:style-name="ce55">
            <text:p>-</text:p>
          </table:table-cell>
          <table:table-cell office:value-type="string" office:string-value="-" table:formula="msoxl:=  IF(SUM(N52,P52,'漁業生產量值-漁業種類別魚類別生產量值12'!D52,'漁業生產量值-漁業種類別魚類別生產量值12'!F52)=0,&quot;-&quot;,SUM(N52,P52,'漁業生產量值-漁業種類別魚類別生產量值12'!D52,'漁業生產量值-漁業種類別魚類別生產量值12'!F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29.91324" table:style-name="ce57">
            <text:p>130<text:s/></text:p>
          </table:table-cell>
          <table:table-cell office:value-type="float" office:value="11386.039000000001" table:style-name="ce57">
            <text:p>11,386<text:s/></text:p>
          </table:table-cell>
          <table:table-cell office:value-type="string" office:string-value="-" table:formula="msoxl:=  IF(SUM(M53,O53,'漁業生產量值-漁業種類別魚類別生產量值12'!C53,'漁業生產量值-漁業種類別魚類別生產量值12'!E53)=0,&quot;-&quot;,SUM(M53,O53,'漁業生產量值-漁業種類別魚類別生產量值12'!C53,'漁業生產量值-漁業種類別魚類別生產量值12'!E53))" table:style-name="ce55">
            <text:p>-</text:p>
          </table:table-cell>
          <table:table-cell office:value-type="string" office:string-value="-" table:formula="msoxl:=  IF(SUM(N53,P53,'漁業生產量值-漁業種類別魚類別生產量值12'!D53,'漁業生產量值-漁業種類別魚類別生產量值12'!F53)=0,&quot;-&quot;,SUM(N53,P53,'漁業生產量值-漁業種類別魚類別生產量值12'!D53,'漁業生產量值-漁業種類別魚類別生產量值12'!F53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float" office:value="3.89" table:formula="msoxl:=  IF(SUM(G55:G57)=0,&quot;-&quot;,SUM(G55:G57))" table:style-name="ce52">
            <text:p>4<text:s/></text:p>
          </table:table-cell>
          <table:table-cell office:value-type="float" office:value="296.30850000000004" table:formula="msoxl:=  IF(SUM(H55:H57)=0,&quot;-&quot;,SUM(H55:H57))" table:style-name="ce52">
            <text:p>296<text:s/>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52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52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0.12" table:style-name="ce55">
            <text:p>0<text:s/></text:p>
          </table:table-cell>
          <table:table-cell office:value-type="float" office:value="9.6" table:style-name="ce55">
            <text:p>1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5,O55,'漁業生產量值-漁業種類別魚類別生產量值12'!C55,'漁業生產量值-漁業種類別魚類別生產量值12'!E55)=0,&quot;-&quot;,SUM(M55,O55,'漁業生產量值-漁業種類別魚類別生產量值12'!C55,'漁業生產量值-漁業種類別魚類別生產量值12'!E55))" table:style-name="ce55">
            <text:p>-</text:p>
          </table:table-cell>
          <table:table-cell office:value-type="string" office:string-value="-" table:formula="msoxl:=  IF(SUM(N55,P55,'漁業生產量值-漁業種類別魚類別生產量值12'!D55,'漁業生產量值-漁業種類別魚類別生產量值12'!F55)=0,&quot;-&quot;,SUM(N55,P55,'漁業生產量值-漁業種類別魚類別生產量值12'!D55,'漁業生產量值-漁業種類別魚類別生產量值12'!F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3.77" table:style-name="ce55">
            <text:p>4<text:s/></text:p>
          </table:table-cell>
          <table:table-cell office:value-type="float" office:value="286.70850000000002" table:style-name="ce55">
            <text:p>28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6,O56,'漁業生產量值-漁業種類別魚類別生產量值12'!C56,'漁業生產量值-漁業種類別魚類別生產量值12'!E56)=0,&quot;-&quot;,SUM(M56,O56,'漁業生產量值-漁業種類別魚類別生產量值12'!C56,'漁業生產量值-漁業種類別魚類別生產量值12'!E56))" table:style-name="ce55">
            <text:p>-</text:p>
          </table:table-cell>
          <table:table-cell office:value-type="string" office:string-value="-" table:formula="msoxl:=  IF(SUM(N56,P56,'漁業生產量值-漁業種類別魚類別生產量值12'!D56,'漁業生產量值-漁業種類別魚類別生產量值12'!F56)=0,&quot;-&quot;,SUM(N56,P56,'漁業生產量值-漁業種類別魚類別生產量值12'!D56,'漁業生產量值-漁業種類別魚類別生產量值12'!F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57,O57,'漁業生產量值-漁業種類別魚類別生產量值12'!C57,'漁業生產量值-漁業種類別魚類別生產量值12'!E57)=0,&quot;-&quot;,SUM(M57,O57,'漁業生產量值-漁業種類別魚類別生產量值12'!C57,'漁業生產量值-漁業種類別魚類別生產量值12'!E57))" table:style-name="ce55">
            <text:p>-</text:p>
          </table:table-cell>
          <table:table-cell office:value-type="string" office:string-value="-" table:formula="msoxl:=  IF(SUM(N57,P57,'漁業生產量值-漁業種類別魚類別生產量值12'!D57,'漁業生產量值-漁業種類別魚類別生產量值12'!F57)=0,&quot;-&quot;,SUM(N57,P57,'漁業生產量值-漁業種類別魚類別生產量值12'!D57,'漁業生產量值-漁業種類別魚類別生產量值12'!F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float" office:value="657.4" table:formula="msoxl:=  IF(SUM(I59:I61)=0,&quot;-&quot;,SUM(I59:I61))" table:style-name="ce52">
            <text:p>657<text:s/></text:p>
          </table:table-cell>
          <table:table-cell office:value-type="float" office:value="51667.199999999997" table:formula="msoxl:=  IF(SUM(J59:J61)=0,&quot;-&quot;,SUM(J59:J61))" table:style-name="ce52">
            <text:p>51,667<text:s/>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52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59,O59,'漁業生產量值-漁業種類別魚類別生產量值12'!C59,'漁業生產量值-漁業種類別魚類別生產量值12'!E59)=0,&quot;-&quot;,SUM(M59,O59,'漁業生產量值-漁業種類別魚類別生產量值12'!C59,'漁業生產量值-漁業種類別魚類別生產量值12'!E59))" table:style-name="ce55">
            <text:p>-</text:p>
          </table:table-cell>
          <table:table-cell office:value-type="string" office:string-value="-" table:formula="msoxl:=  IF(SUM(N59,P59,'漁業生產量值-漁業種類別魚類別生產量值12'!D59,'漁業生產量值-漁業種類別魚類別生產量值12'!F59)=0,&quot;-&quot;,SUM(N59,P59,'漁業生產量值-漁業種類別魚類別生產量值12'!D59,'漁業生產量值-漁業種類別魚類別生產量值12'!F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57.4" table:style-name="ce55">
            <text:p>657<text:s/></text:p>
          </table:table-cell>
          <table:table-cell office:value-type="float" office:value="51667.199999999997" table:style-name="ce55">
            <text:p>51,667<text:s/></text:p>
          </table:table-cell>
          <table:table-cell office:value-type="string" office:string-value="-" table:formula="msoxl:=  IF(SUM(M60,O60,'漁業生產量值-漁業種類別魚類別生產量值12'!C60,'漁業生產量值-漁業種類別魚類別生產量值12'!E60)=0,&quot;-&quot;,SUM(M60,O60,'漁業生產量值-漁業種類別魚類別生產量值12'!C60,'漁業生產量值-漁業種類別魚類別生產量值12'!E60))" table:style-name="ce55">
            <text:p>-</text:p>
          </table:table-cell>
          <table:table-cell office:value-type="string" office:string-value="-" table:formula="msoxl:=  IF(SUM(N60,P60,'漁業生產量值-漁業種類別魚類別生產量值12'!D60,'漁業生產量值-漁業種類別魚類別生產量值12'!F60)=0,&quot;-&quot;,SUM(N60,P60,'漁業生產量值-漁業種類別魚類別生產量值12'!D60,'漁業生產量值-漁業種類別魚類別生產量值12'!F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1,O61,'漁業生產量值-漁業種類別魚類別生產量值12'!C61,'漁業生產量值-漁業種類別魚類別生產量值12'!E61)=0,&quot;-&quot;,SUM(M61,O61,'漁業生產量值-漁業種類別魚類別生產量值12'!C61,'漁業生產量值-漁業種類別魚類別生產量值12'!E61))" table:style-name="ce55">
            <text:p>-</text:p>
          </table:table-cell>
          <table:table-cell office:value-type="string" office:string-value="-" table:formula="msoxl:=  IF(SUM(N61,P61,'漁業生產量值-漁業種類別魚類別生產量值12'!D61,'漁業生產量值-漁業種類別魚類別生產量值12'!F61)=0,&quot;-&quot;,SUM(N61,P61,'漁業生產量值-漁業種類別魚類別生產量值12'!D61,'漁業生產量值-漁業種類別魚類別生產量值12'!F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52">
            <text:p>-</text:p>
          </table:table-cell>
          <table:table-cell office:value-type="float" office:value="1996.88876" table:formula="msoxl:=  IF(SUM(G63,G64,G65,G67)=0,IF(G66=0,&quot;-&quot;,G66),SUM(G63,G64,G65,G67))" table:style-name="ce52">
            <text:p>1,997<text:s/></text:p>
          </table:table-cell>
          <table:table-cell office:value-type="float" office:value="217785.40312" table:formula="msoxl:=  IF(SUM(H63:H67)=0,&quot;-&quot;,SUM(H63:H67))" table:style-name="ce52">
            <text:p>217,785<text:s/></text:p>
          </table:table-cell>
          <table:table-cell office:value-type="float" office:value="916.38800000000003" table:formula="msoxl:=  IF(SUM(I63,I64,I65,I67)=0,IF(I66=0,&quot;-&quot;,I66),SUM(I63,I64,I65,I67))" table:style-name="ce52">
            <text:p>916<text:s/></text:p>
          </table:table-cell>
          <table:table-cell office:value-type="float" office:value="44647.71398" table:formula="msoxl:=  IF(SUM(J63:J67)=0,&quot;-&quot;,SUM(J63:J67))" table:style-name="ce52">
            <text:p>44,648<text:s/>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60">
            <text:p>-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52">
            <text:p>-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16.38800000000003" table:style-name="ce55">
            <text:p>916<text:s/></text:p>
          </table:table-cell>
          <table:table-cell office:value-type="float" office:value="44647.71398" table:style-name="ce55">
            <text:p>44,648<text:s/></text:p>
          </table:table-cell>
          <table:table-cell office:value-type="string" office:string-value="-" table:formula="msoxl:=  IF(SUM(M63,O63,'漁業生產量值-漁業種類別魚類別生產量值12'!C63,'漁業生產量值-漁業種類別魚類別生產量值12'!E63)=0,&quot;-&quot;,SUM(M63,O63,'漁業生產量值-漁業種類別魚類別生產量值12'!C63,'漁業生產量值-漁業種類別魚類別生產量值12'!E63))" table:style-name="ce55">
            <text:p>-</text:p>
          </table:table-cell>
          <table:table-cell office:value-type="string" office:string-value="-" table:formula="msoxl:=  IF(SUM(N63,P63,'漁業生產量值-漁業種類別魚類別生產量值12'!D63,'漁業生產量值-漁業種類別魚類別生產量值12'!F63)=0,&quot;-&quot;,SUM(N63,P63,'漁業生產量值-漁業種類別魚類別生產量值12'!D63,'漁業生產量值-漁業種類別魚類別生產量值12'!F6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995.32276" table:style-name="ce55">
            <text:p>1,995<text:s/></text:p>
          </table:table-cell>
          <table:table-cell office:value-type="float" office:value="217707.10312000001" table:style-name="ce55">
            <text:p>217,70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4,O64,'漁業生產量值-漁業種類別魚類別生產量值12'!C64,'漁業生產量值-漁業種類別魚類別生產量值12'!E64)=0,&quot;-&quot;,SUM(M64,O64,'漁業生產量值-漁業種類別魚類別生產量值12'!C64,'漁業生產量值-漁業種類別魚類別生產量值12'!E64))" table:style-name="ce55">
            <text:p>-</text:p>
          </table:table-cell>
          <table:table-cell office:value-type="string" office:string-value="-" table:formula="msoxl:=  IF(SUM(N64,P64,'漁業生產量值-漁業種類別魚類別生產量值12'!D64,'漁業生產量值-漁業種類別魚類別生產量值12'!F64)=0,&quot;-&quot;,SUM(N64,P64,'漁業生產量值-漁業種類別魚類別生產量值12'!D64,'漁業生產量值-漁業種類別魚類別生產量值12'!F6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5,O65,'漁業生產量值-漁業種類別魚類別生產量值12'!C65,'漁業生產量值-漁業種類別魚類別生產量值12'!E65)=0,&quot;-&quot;,SUM(M65,O65,'漁業生產量值-漁業種類別魚類別生產量值12'!C65,'漁業生產量值-漁業種類別魚類別生產量值12'!E65))" table:style-name="ce55">
            <text:p>-</text:p>
          </table:table-cell>
          <table:table-cell office:value-type="string" office:string-value="-" table:formula="msoxl:=  IF(SUM(N65,P65,'漁業生產量值-漁業種類別魚類別生產量值12'!D65,'漁業生產量值-漁業種類別魚類別生產量值12'!F65)=0,&quot;-&quot;,SUM(N65,P65,'漁業生產量值-漁業種類別魚類別生產量值12'!D65,'漁業生產量值-漁業種類別魚類別生產量值12'!F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  IF(SUM(M66,O66,'漁業生產量值-漁業種類別魚類別生產量值12'!C66,'漁業生產量值-漁業種類別魚類別生產量值12'!E66)=0,&quot;-&quot;,SUM(M66,O66,'漁業生產量值-漁業種類別魚類別生產量值12'!C66,'漁業生產量值-漁業種類別魚類別生產量值12'!E66))" table:style-name="ce55">
            <text:p>-</text:p>
          </table:table-cell>
          <table:table-cell office:value-type="string" office:string-value="-" table:formula="msoxl:=  IF(SUM(N66,P66,'漁業生產量值-漁業種類別魚類別生產量值12'!D66,'漁業生產量值-漁業種類別魚類別生產量值12'!F66)=0,&quot;-&quot;,SUM(N66,P66,'漁業生產量值-漁業種類別魚類別生產量值12'!D66,'漁業生產量值-漁業種類別魚類別生產量值12'!F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float" office:value="1.5660000000000001" table:style-name="ce57">
            <text:p>2<text:s/></text:p>
          </table:table-cell>
          <table:table-cell office:value-type="float" office:value="78.3" table:style-name="ce57">
            <text:p>78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  IF(SUM(M67,O67,'漁業生產量值-漁業種類別魚類別生產量值12'!C67,'漁業生產量值-漁業種類別魚類別生產量值12'!E67)=0,&quot;-&quot;,SUM(M67,O67,'漁業生產量值-漁業種類別魚類別生產量值12'!C67,'漁業生產量值-漁業種類別魚類別生產量值12'!E67))" table:style-name="ce55">
            <text:p>-</text:p>
          </table:table-cell>
          <table:table-cell office:value-type="string" office:string-value="-" table:formula="msoxl:=  IF(SUM(N67,P67,'漁業生產量值-漁業種類別魚類別生產量值12'!D67,'漁業生產量值-漁業種類別魚類別生產量值12'!F67)=0,&quot;-&quot;,SUM(N67,P67,'漁業生產量值-漁業種類別魚類別生產量值12'!D67,'漁業生產量值-漁業種類別魚類別生產量值12'!F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2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5" table:default-cell-style-name="ce28"/>
        <table:table-column table:style-name="co3" table:default-cell-style-name="ce28"/>
        <table:table-column table:style-name="co6" table:number-columns-repeated="16367" table:default-cell-style-name="ce28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28"/>
          <table:table-cell office:value-type="string" table:style-name="ce29">
            <text:p>單位：</text:p>
          </table:table-cell>
          <table:table-cell office:value-type="string" table:style-name="ce30">
            <text:p>產量：公噸, 千尾(觀賞魚)</text:p>
          </table:table-cell>
          <table:table-cell table:style-name="ce28"/>
          <table:table-cell table:number-columns-repeated="2" table:style-name="ce30"/>
          <table:table-cell table:number-columns-repeated="2" table:style-name="ce28"/>
          <table:table-cell office:value-type="string" table:style-name="ce29">
            <text:p>Unit：</text:p>
          </table:table-cell>
          <table:table-cell office:value-type="string" table:style-name="ce30">
            <text:p>Quantity：M.T.; 1000Pcs. by ornamental fish</text:p>
          </table:table-cell>
          <table:table-cell table:number-columns-repeated="16371" table:style-name="ce28"/>
        </table:table-row>
        <table:table-row table:style-name="ro2">
          <table:table-cell table:style-name="ce28"/>
          <table:table-cell office:value-type="string" table:number-columns-spanned="3" table:number-rows-spanned="1" table:style-name="ce15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8"/>
          <table:table-cell office:value-type="string" table:style-name="ce31">
            <text:p>價值：新臺幣千元</text:p>
          </table:table-cell>
          <table:table-cell table:style-name="ce28"/>
          <table:table-cell table:style-name="ce31"/>
          <table:table-cell office:value-type="string" table:style-name="ce31">
            <text:p>(1) By type of fisheries by species(Continued)</text:p>
          </table:table-cell>
          <table:table-cell table:number-columns-repeated="3" table:style-name="ce28"/>
          <table:table-cell office:value-type="string" table:style-name="ce32">
            <text:p>Value：Thousand NT $</text:p>
          </table:table-cell>
          <table:table-cell table:number-columns-repeated="16371" table:style-name="ce28"/>
        </table:table-row>
        <table:table-row table:style-name="ro3">
          <table:table-cell table:style-name="ce33">
            <draw:custom-shape svg:x="0.38542in" svg:y="0in" svg:width="0.97283in" svg:height="0.71694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" table:number-rows-spanned="3" table:style-name="ce221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14" table:number-rows-spanned="1" table:style-name="ce218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4" table:number-rows-spanned="1" table:style-name="ce218">
            <text:p>頭 <text:s text:c="3"/>足 <text:s text:c="3"/>類</text:p>
          </table:table-cell>
          <table:covered-table-cell table:number-columns-repeated="3"/>
          <table:table-cell office:value-type="string" table:number-columns-spanned="10" table:number-rows-spanned="1" table:style-name="ce218">
            <text:p>甲 <text:s text:c="11"/>殼 <text:s text:c="11"/>類</text:p>
          </table:table-cell>
          <table:covered-table-cell table:number-columns-repeated="9"/>
          <table:table-cell table:number-columns-repeated="16368"/>
        </table:table-row>
        <table:table-row table:style-name="ro3">
          <table:table-cell table:style-name="ce34"/>
          <table:covered-table-cell/>
          <table:table-cell office:value-type="string" table:number-columns-spanned="2" table:number-rows-spanned="1" table:style-name="ce196">
            <text:p>鎖管</text:p>
          </table:table-cell>
          <table:covered-table-cell/>
          <table:table-cell office:value-type="string" table:number-columns-spanned="2" table:number-rows-spanned="1" table:style-name="ce198">
            <text:p>其他頭足類</text:p>
          </table:table-cell>
          <table:covered-table-cell/>
          <table:table-cell office:value-type="string" table:number-columns-spanned="2" table:number-rows-spanned="1" table:style-name="ce198">
            <text:p>小計</text:p>
          </table:table-cell>
          <table:covered-table-cell/>
          <table:table-cell office:value-type="string" table:number-columns-spanned="2" table:number-rows-spanned="1" table:style-name="ce213">
            <text:p>日本對蝦</text:p>
          </table:table-cell>
          <table:covered-table-cell/>
          <table:table-cell office:value-type="string" table:number-columns-spanned="2" table:number-rows-spanned="1" table:style-name="ce213">
            <text:p>多毛對蝦</text:p>
          </table:table-cell>
          <table:covered-table-cell/>
          <table:table-cell office:value-type="string" table:number-columns-spanned="2" table:number-rows-spanned="1" table:style-name="ce198">
            <text:p>羅氏沼蝦</text:p>
          </table:table-cell>
          <table:covered-table-cell/>
          <table:table-cell office:value-type="string" table:number-columns-spanned="2" table:number-rows-spanned="1" table:style-name="ce213">
            <text:p>劍蝦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代碼</text:p>
          </table:table-cell>
          <table:table-cell office:value-type="string" table:number-columns-spanned="1" table:number-rows-spanned="3" table:style-name="ce220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63201</text:p>
          </table:table-cell>
          <table:covered-table-cell/>
          <table:table-cell office:value-type="string" table:number-columns-spanned="2" table:number-rows-spanned="1" table:style-name="ce181">
            <text:p>63999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81">
            <text:p>64002</text:p>
          </table:table-cell>
          <table:covered-table-cell/>
          <table:table-cell office:value-type="string" table:number-columns-spanned="2" table:number-rows-spanned="1" table:style-name="ce212">
            <text:p>64003</text:p>
          </table:table-cell>
          <table:covered-table-cell/>
          <table:table-cell office:value-type="string" table:number-columns-spanned="2" table:number-rows-spanned="1" table:style-name="ce212">
            <text:p>64006</text:p>
          </table:table-cell>
          <table:covered-table-cell/>
          <table:table-cell office:value-type="string" table:number-columns-spanned="2" table:number-rows-spanned="1" table:style-name="ce212">
            <text:p>64008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4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table:number-columns-repeated="16368"/>
        </table:table-row>
        <table:table-row table:style-name="ro3">
          <table:table-cell table:style-name="ce40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418.6757799999996" table:formula="msoxl:=  IF(SUM(C11,C19,C36,C54,C58,C62)=0,&quot;-&quot;,SUM(C11,C19,C36,C54,C58,C62))" table:style-name="ce45">
            <text:p>5,419<text:s/></text:p>
          </table:table-cell>
          <table:table-cell office:value-type="float" office:value="723371.79662000004" table:formula="msoxl:=  IF(SUM(D11,D19,D36,D54,D58,D62)=0,&quot;-&quot;,SUM(D11,D19,D36,D54,D58,D62))" table:style-name="ce45">
            <text:p>723,372<text:s/></text:p>
          </table:table-cell>
          <table:table-cell office:value-type="float" office:value="747.56570000000011" table:formula="msoxl:=  IF(SUM(E11,E19,E36,E54,E58,E62)=0,&quot;-&quot;,SUM(E11,E19,E36,E54,E58,E62))" table:style-name="ce45">
            <text:p>748<text:s/></text:p>
          </table:table-cell>
          <table:table-cell office:value-type="float" office:value="149721.47016" table:formula="msoxl:=  IF(SUM(F11,F19,F36,F54,F58,F62)=0,&quot;-&quot;,SUM(F11,F19,F36,F54,F58,F62))" table:style-name="ce66">
            <text:p>149,721<text:s/></text:p>
          </table:table-cell>
          <table:table-cell office:value-type="float" office:value="35659.981209999998" table:formula="msoxl:=  IF(SUM(G11,G19,G36,G54,G58,G62)=0,&quot;-&quot;,SUM(G11,G19,G36,G54,G58,G62))" table:style-name="ce45">
            <text:p>35,660<text:s/></text:p>
          </table:table-cell>
          <table:table-cell office:value-type="float" office:value="8341517.1264699996" table:formula="msoxl:=  IF(SUM(H11,H19,H36,H54,H58,H62)=0,&quot;-&quot;,SUM(H11,H19,H36,H54,H58,H62))" table:style-name="ce45">
            <text:p>8,341,517<text:s/></text:p>
          </table:table-cell>
          <table:table-cell office:value-type="float" office:value="1571.4016999999999" table:formula="msoxl:=  IF(SUM(I11,I19,I36,I54,I58,I62)=0,&quot;-&quot;,SUM(I11,I19,I36,I54,I58,I62))" table:style-name="ce45">
            <text:p>1,571<text:s/></text:p>
          </table:table-cell>
          <table:table-cell office:value-type="float" office:value="1277283.71731" table:formula="msoxl:=  IF(SUM(J11,J19,J36,J54,J58,J62)=0,&quot;-&quot;,SUM(J11,J19,J36,J54,J58,J62))" table:style-name="ce66">
            <text:p>1,277,284<text:s/></text:p>
          </table:table-cell>
          <table:table-cell office:value-type="float" office:value="36.635799999999996" table:formula="msoxl:=  IF(SUM(K11,K19,K36,K54,K58,K62)=0,&quot;-&quot;,SUM(K11,K19,K36,K54,K58,K62))" table:style-name="ce45">
            <text:p>37<text:s/></text:p>
          </table:table-cell>
          <table:table-cell office:value-type="float" office:value="13172.312550000001" table:formula="msoxl:=  IF(SUM(L11,L19,L36,L54,L58,L62)=0,&quot;-&quot;,SUM(L11,L19,L36,L54,L58,L62))" table:style-name="ce66">
            <text:p>13,172<text:s/></text:p>
          </table:table-cell>
          <table:table-cell office:value-type="float" office:value="6760.2355100000004" table:formula="msoxl:=  IF(SUM(M11,M19,M36,M54,M58,M62)=0,&quot;-&quot;,SUM(M11,M19,M36,M54,M58,M62))" table:style-name="ce45">
            <text:p>6,760<text:s/></text:p>
          </table:table-cell>
          <table:table-cell office:value-type="float" office:value="2081897.0931599999" table:formula="msoxl:=  IF(SUM(N11,N19,N36,N54,N58,N62)=0,&quot;-&quot;,SUM(N11,N19,N36,N54,N58,N62))" table:style-name="ce66">
            <text:p>2,081,897<text:s/></text:p>
          </table:table-cell>
          <table:table-cell office:value-type="float" office:value="1235.752" table:formula="msoxl:=  IF(SUM(O11,O19,O36,O54,O58,O62)=0,&quot;-&quot;,SUM(O11,O19,O36,O54,O58,O62))" table:style-name="ce45">
            <text:p>1,236<text:s/></text:p>
          </table:table-cell>
          <table:table-cell office:value-type="float" office:value="209743.08898" table:formula="msoxl:=  IF(SUM(P11,P19,P36,P54,P58,P62)=0,&quot;-&quot;,SUM(P11,P19,P36,P54,P58,P62))" table:style-name="ce45">
            <text:p>209,743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2076.4639999999999" table:formula="msoxl:=  IF(SUM(C12:C18)=0,&quot;-&quot;,SUM(C12:C18))" table:style-name="ce52">
            <text:p>2,076<text:s/></text:p>
          </table:table-cell>
          <table:table-cell office:value-type="float" office:value="194362.22510000001" table:formula="msoxl:=  IF(SUM(D12:D18)=0,&quot;-&quot;,SUM(D12:D18))" table:style-name="ce52">
            <text:p>194,362<text:s/>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60">
            <text:p>-</text:p>
          </table:table-cell>
          <table:table-cell office:value-type="float" office:value="9784.619999999999" table:formula="msoxl:=  IF(SUM(G12:G18)=0,&quot;-&quot;,SUM(G12:G18))" table:style-name="ce52">
            <text:p>9,785<text:s/></text:p>
          </table:table-cell>
          <table:table-cell office:value-type="float" office:value="1924192.959" table:formula="msoxl:=  IF(SUM(H12:H18)=0,&quot;-&quot;,SUM(H12:H18))" table:style-name="ce53">
            <text:p>1,924,193<text:s/></text:p>
          </table:table-cell>
          <table:table-cell office:value-type="float" office:value="590.29999999999995" table:formula="msoxl:=  IF(SUM(I12:I18)=0,&quot;-&quot;,SUM(I12:I18))" table:style-name="ce52">
            <text:p>590<text:s/></text:p>
          </table:table-cell>
          <table:table-cell office:value-type="float" office:value="501755" table:formula="msoxl:=  IF(SUM(J12:J18)=0,&quot;-&quot;,SUM(J12:J18))" table:style-name="ce60">
            <text:p>501,755<text:s/>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60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60">
            <text:p>-</text:p>
          </table:table-cell>
          <table:table-cell office:value-type="float" office:value="567.29999999999995" table:formula="msoxl:=  IF(SUM(O12:O18)=0,&quot;-&quot;,SUM(O12:O18))" table:style-name="ce52">
            <text:p>567<text:s/></text:p>
          </table:table-cell>
          <table:table-cell office:value-type="float" office:value="79422" table:formula="msoxl:=  IF(SUM(P12:P18)=0,&quot;-&quot;,SUM(P12:P18))" table:style-name="ce52">
            <text:p>79,42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float" office:value="2076.4639999999999" table:style-name="ce55">
            <text:p>2,076<text:s/></text:p>
          </table:table-cell>
          <table:table-cell office:value-type="float" office:value="194362.22510000001" table:style-name="ce55">
            <text:p>194,362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9784.619999999999" table:formula="msoxl:=IF(SUM(I12,K12,M12,O12,'漁業生產量值-漁業種類別魚類別生產量值13'!C12,'漁業生產量值-漁業種類別魚類別生產量值13'!E12,'漁業生產量值-漁業種類別魚類別生產量值13'!G12,'漁業生產量值-漁業種類別魚類別生產量值13'!I12,'漁業生產量值-漁業種類別魚類別生產量值13'!K12,'漁業生產量值-漁業種類別魚類別生產量值13'!M12,'漁業生產量值-漁業種類別魚類別生產量值13'!O12)=0,&quot;-&quot;,SUM(I12,K12,M12,O12,'漁業生產量值-漁業種類別魚類別生產量值13'!C12,'漁業生產量值-漁業種類別魚類別生產量值13'!E12,'漁業生產量值-漁業種類別魚類別生產量值13'!G12,'漁業生產量值-漁業種類別魚類別生產量值13'!I12,'漁業生產量值-漁業種類別魚類別生產量值13'!K12,'漁業生產量值-漁業種類別魚類別生產量值13'!M12,'漁業生產量值-漁業種類別魚類別生產量值13'!O12))" table:style-name="ce55">
            <text:p>9,785<text:s/></text:p>
          </table:table-cell>
          <table:table-cell office:value-type="float" office:value="1924192.959" table:formula="msoxl:=IF(SUM(J12,L12,N12,P12,'漁業生產量值-漁業種類別魚類別生產量值13'!D12,'漁業生產量值-漁業種類別魚類別生產量值13'!F12,'漁業生產量值-漁業種類別魚類別生產量值13'!H12,'漁業生產量值-漁業種類別魚類別生產量值13'!J12,'漁業生產量值-漁業種類別魚類別生產量值13'!L12,'漁業生產量值-漁業種類別魚類別生產量值13'!N12,'漁業生產量值-漁業種類別魚類別生產量值13'!P12)=0,&quot;-&quot;,SUM(J12,L12,N12,P12,'漁業生產量值-漁業種類別魚類別生產量值13'!D12,'漁業生產量值-漁業種類別魚類別生產量值13'!F12,'漁業生產量值-漁業種類別魚類別生產量值13'!H12,'漁業生產量值-漁業種類別魚類別生產量值13'!J12,'漁業生產量值-漁業種類別魚類別生產量值13'!L12,'漁業生產量值-漁業種類別魚類別生產量值13'!N12,'漁業生產量值-漁業種類別魚類別生產量值13'!P12))" table:style-name="ce55">
            <text:p>1,924,193<text:s/></text:p>
          </table:table-cell>
          <table:table-cell office:value-type="float" office:value="590.29999999999995" table:style-name="ce55">
            <text:p>590<text:s/></text:p>
          </table:table-cell>
          <table:table-cell office:value-type="float" office:value="501755" table:style-name="ce61">
            <text:p>501,75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567.29999999999995" table:style-name="ce55">
            <text:p>567<text:s/></text:p>
          </table:table-cell>
          <table:table-cell office:value-type="float" office:value="79422" table:style-name="ce55">
            <text:p>79,422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3,K13,M13,O13,'漁業生產量值-漁業種類別魚類別生產量值13'!C13,'漁業生產量值-漁業種類別魚類別生產量值13'!E13,'漁業生產量值-漁業種類別魚類別生產量值13'!G13,'漁業生產量值-漁業種類別魚類別生產量值13'!I13,'漁業生產量值-漁業種類別魚類別生產量值13'!K13,'漁業生產量值-漁業種類別魚類別生產量值13'!M13,'漁業生產量值-漁業種類別魚類別生產量值13'!O13)=0,&quot;-&quot;,SUM(I13,K13,M13,O13,'漁業生產量值-漁業種類別魚類別生產量值13'!C13,'漁業生產量值-漁業種類別魚類別生產量值13'!E13,'漁業生產量值-漁業種類別魚類別生產量值13'!G13,'漁業生產量值-漁業種類別魚類別生產量值13'!I13,'漁業生產量值-漁業種類別魚類別生產量值13'!K13,'漁業生產量值-漁業種類別魚類別生產量值13'!M13,'漁業生產量值-漁業種類別魚類別生產量值13'!O13))" table:style-name="ce55">
            <text:p>-</text:p>
          </table:table-cell>
          <table:table-cell office:value-type="string" office:string-value="-" table:formula="msoxl:=IF(SUM(J13,L13,N13,P13,'漁業生產量值-漁業種類別魚類別生產量值13'!D13,'漁業生產量值-漁業種類別魚類別生產量值13'!F13,'漁業生產量值-漁業種類別魚類別生產量值13'!H13,'漁業生產量值-漁業種類別魚類別生產量值13'!J13,'漁業生產量值-漁業種類別魚類別生產量值13'!L13,'漁業生產量值-漁業種類別魚類別生產量值13'!N13,'漁業生產量值-漁業種類別魚類別生產量值13'!P13)=0,&quot;-&quot;,SUM(J13,L13,N13,P13,'漁業生產量值-漁業種類別魚類別生產量值13'!D13,'漁業生產量值-漁業種類別魚類別生產量值13'!F13,'漁業生產量值-漁業種類別魚類別生產量值13'!H13,'漁業生產量值-漁業種類別魚類別生產量值13'!J13,'漁業生產量值-漁業種類別魚類別生產量值13'!L13,'漁業生產量值-漁業種類別魚類別生產量值13'!N13,'漁業生產量值-漁業種類別魚類別生產量值13'!P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4,K14,M14,O14,'漁業生產量值-漁業種類別魚類別生產量值13'!C14,'漁業生產量值-漁業種類別魚類別生產量值13'!E14,'漁業生產量值-漁業種類別魚類別生產量值13'!G14,'漁業生產量值-漁業種類別魚類別生產量值13'!I14,'漁業生產量值-漁業種類別魚類別生產量值13'!K14,'漁業生產量值-漁業種類別魚類別生產量值13'!M14,'漁業生產量值-漁業種類別魚類別生產量值13'!O14)=0,&quot;-&quot;,SUM(I14,K14,M14,O14,'漁業生產量值-漁業種類別魚類別生產量值13'!C14,'漁業生產量值-漁業種類別魚類別生產量值13'!E14,'漁業生產量值-漁業種類別魚類別生產量值13'!G14,'漁業生產量值-漁業種類別魚類別生產量值13'!I14,'漁業生產量值-漁業種類別魚類別生產量值13'!K14,'漁業生產量值-漁業種類別魚類別生產量值13'!M14,'漁業生產量值-漁業種類別魚類別生產量值13'!O14))" table:style-name="ce55">
            <text:p>-</text:p>
          </table:table-cell>
          <table:table-cell office:value-type="string" office:string-value="-" table:formula="msoxl:=IF(SUM(J14,L14,N14,P14,'漁業生產量值-漁業種類別魚類別生產量值13'!D14,'漁業生產量值-漁業種類別魚類別生產量值13'!F14,'漁業生產量值-漁業種類別魚類別生產量值13'!H14,'漁業生產量值-漁業種類別魚類別生產量值13'!J14,'漁業生產量值-漁業種類別魚類別生產量值13'!L14,'漁業生產量值-漁業種類別魚類別生產量值13'!N14,'漁業生產量值-漁業種類別魚類別生產量值13'!P14)=0,&quot;-&quot;,SUM(J14,L14,N14,P14,'漁業生產量值-漁業種類別魚類別生產量值13'!D14,'漁業生產量值-漁業種類別魚類別生產量值13'!F14,'漁業生產量值-漁業種類別魚類別生產量值13'!H14,'漁業生產量值-漁業種類別魚類別生產量值13'!J14,'漁業生產量值-漁業種類別魚類別生產量值13'!L14,'漁業生產量值-漁業種類別魚類別生產量值13'!N14,'漁業生產量值-漁業種類別魚類別生產量值13'!P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5,K15,M15,O15,'漁業生產量值-漁業種類別魚類別生產量值13'!C15,'漁業生產量值-漁業種類別魚類別生產量值13'!E15,'漁業生產量值-漁業種類別魚類別生產量值13'!G15,'漁業生產量值-漁業種類別魚類別生產量值13'!I15,'漁業生產量值-漁業種類別魚類別生產量值13'!K15,'漁業生產量值-漁業種類別魚類別生產量值13'!M15,'漁業生產量值-漁業種類別魚類別生產量值13'!O15)=0,&quot;-&quot;,SUM(I15,K15,M15,O15,'漁業生產量值-漁業種類別魚類別生產量值13'!C15,'漁業生產量值-漁業種類別魚類別生產量值13'!E15,'漁業生產量值-漁業種類別魚類別生產量值13'!G15,'漁業生產量值-漁業種類別魚類別生產量值13'!I15,'漁業生產量值-漁業種類別魚類別生產量值13'!K15,'漁業生產量值-漁業種類別魚類別生產量值13'!M15,'漁業生產量值-漁業種類別魚類別生產量值13'!O15))" table:style-name="ce55">
            <text:p>-</text:p>
          </table:table-cell>
          <table:table-cell office:value-type="string" office:string-value="-" table:formula="msoxl:=IF(SUM(J15,L15,N15,P15,'漁業生產量值-漁業種類別魚類別生產量值13'!D15,'漁業生產量值-漁業種類別魚類別生產量值13'!F15,'漁業生產量值-漁業種類別魚類別生產量值13'!H15,'漁業生產量值-漁業種類別魚類別生產量值13'!J15,'漁業生產量值-漁業種類別魚類別生產量值13'!L15,'漁業生產量值-漁業種類別魚類別生產量值13'!N15,'漁業生產量值-漁業種類別魚類別生產量值13'!P15)=0,&quot;-&quot;,SUM(J15,L15,N15,P15,'漁業生產量值-漁業種類別魚類別生產量值13'!D15,'漁業生產量值-漁業種類別魚類別生產量值13'!F15,'漁業生產量值-漁業種類別魚類別生產量值13'!H15,'漁業生產量值-漁業種類別魚類別生產量值13'!J15,'漁業生產量值-漁業種類別魚類別生產量值13'!L15,'漁業生產量值-漁業種類別魚類別生產量值13'!N15,'漁業生產量值-漁業種類別魚類別生產量值13'!P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6,K16,M16,O16,'漁業生產量值-漁業種類別魚類別生產量值13'!C16,'漁業生產量值-漁業種類別魚類別生產量值13'!E16,'漁業生產量值-漁業種類別魚類別生產量值13'!G16,'漁業生產量值-漁業種類別魚類別生產量值13'!I16,'漁業生產量值-漁業種類別魚類別生產量值13'!K16,'漁業生產量值-漁業種類別魚類別生產量值13'!M16,'漁業生產量值-漁業種類別魚類別生產量值13'!O16)=0,&quot;-&quot;,SUM(I16,K16,M16,O16,'漁業生產量值-漁業種類別魚類別生產量值13'!C16,'漁業生產量值-漁業種類別魚類別生產量值13'!E16,'漁業生產量值-漁業種類別魚類別生產量值13'!G16,'漁業生產量值-漁業種類別魚類別生產量值13'!I16,'漁業生產量值-漁業種類別魚類別生產量值13'!K16,'漁業生產量值-漁業種類別魚類別生產量值13'!M16,'漁業生產量值-漁業種類別魚類別生產量值13'!O16))" table:style-name="ce55">
            <text:p>-</text:p>
          </table:table-cell>
          <table:table-cell office:value-type="string" office:string-value="-" table:formula="msoxl:=IF(SUM(J16,L16,N16,P16,'漁業生產量值-漁業種類別魚類別生產量值13'!D16,'漁業生產量值-漁業種類別魚類別生產量值13'!F16,'漁業生產量值-漁業種類別魚類別生產量值13'!H16,'漁業生產量值-漁業種類別魚類別生產量值13'!J16,'漁業生產量值-漁業種類別魚類別生產量值13'!L16,'漁業生產量值-漁業種類別魚類別生產量值13'!N16,'漁業生產量值-漁業種類別魚類別生產量值13'!P16)=0,&quot;-&quot;,SUM(J16,L16,N16,P16,'漁業生產量值-漁業種類別魚類別生產量值13'!D16,'漁業生產量值-漁業種類別魚類別生產量值13'!F16,'漁業生產量值-漁業種類別魚類別生產量值13'!H16,'漁業生產量值-漁業種類別魚類別生產量值13'!J16,'漁業生產量值-漁業種類別魚類別生產量值13'!L16,'漁業生產量值-漁業種類別魚類別生產量值13'!N16,'漁業生產量值-漁業種類別魚類別生產量值13'!P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17,K17,M17,O17,'漁業生產量值-漁業種類別魚類別生產量值13'!C17,'漁業生產量值-漁業種類別魚類別生產量值13'!E17,'漁業生產量值-漁業種類別魚類別生產量值13'!G17,'漁業生產量值-漁業種類別魚類別生產量值13'!I17,'漁業生產量值-漁業種類別魚類別生產量值13'!K17,'漁業生產量值-漁業種類別魚類別生產量值13'!M17,'漁業生產量值-漁業種類別魚類別生產量值13'!O17)=0,&quot;-&quot;,SUM(I17,K17,M17,O17,'漁業生產量值-漁業種類別魚類別生產量值13'!C17,'漁業生產量值-漁業種類別魚類別生產量值13'!E17,'漁業生產量值-漁業種類別魚類別生產量值13'!G17,'漁業生產量值-漁業種類別魚類別生產量值13'!I17,'漁業生產量值-漁業種類別魚類別生產量值13'!K17,'漁業生產量值-漁業種類別魚類別生產量值13'!M17,'漁業生產量值-漁業種類別魚類別生產量值13'!O17))" table:style-name="ce55">
            <text:p>-</text:p>
          </table:table-cell>
          <table:table-cell office:value-type="string" office:string-value="-" table:formula="msoxl:=IF(SUM(J17,L17,N17,P17,'漁業生產量值-漁業種類別魚類別生產量值13'!D17,'漁業生產量值-漁業種類別魚類別生產量值13'!F17,'漁業生產量值-漁業種類別魚類別生產量值13'!H17,'漁業生產量值-漁業種類別魚類別生產量值13'!J17,'漁業生產量值-漁業種類別魚類別生產量值13'!L17,'漁業生產量值-漁業種類別魚類別生產量值13'!N17,'漁業生產量值-漁業種類別魚類別生產量值13'!P17)=0,&quot;-&quot;,SUM(J17,L17,N17,P17,'漁業生產量值-漁業種類別魚類別生產量值13'!D17,'漁業生產量值-漁業種類別魚類別生產量值13'!F17,'漁業生產量值-漁業種類別魚類別生產量值13'!H17,'漁業生產量值-漁業種類別魚類別生產量值13'!J17,'漁業生產量值-漁業種類別魚類別生產量值13'!L17,'漁業生產量值-漁業種類別魚類別生產量值13'!N17,'漁業生產量值-漁業種類別魚類別生產量值13'!P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18,K18,M18,O18,'漁業生產量值-漁業種類別魚類別生產量值13'!C18,'漁業生產量值-漁業種類別魚類別生產量值13'!E18,'漁業生產量值-漁業種類別魚類別生產量值13'!G18,'漁業生產量值-漁業種類別魚類別生產量值13'!I18,'漁業生產量值-漁業種類別魚類別生產量值13'!K18,'漁業生產量值-漁業種類別魚類別生產量值13'!M18,'漁業生產量值-漁業種類別魚類別生產量值13'!O18)=0,&quot;-&quot;,SUM(I18,K18,M18,O18,'漁業生產量值-漁業種類別魚類別生產量值13'!C18,'漁業生產量值-漁業種類別魚類別生產量值13'!E18,'漁業生產量值-漁業種類別魚類別生產量值13'!G18,'漁業生產量值-漁業種類別魚類別生產量值13'!I18,'漁業生產量值-漁業種類別魚類別生產量值13'!K18,'漁業生產量值-漁業種類別魚類別生產量值13'!M18,'漁業生產量值-漁業種類別魚類別生產量值13'!O18))" table:style-name="ce55">
            <text:p>-</text:p>
          </table:table-cell>
          <table:table-cell office:value-type="string" office:string-value="-" table:formula="msoxl:=IF(SUM(J18,L18,N18,P18,'漁業生產量值-漁業種類別魚類別生產量值13'!D18,'漁業生產量值-漁業種類別魚類別生產量值13'!F18,'漁業生產量值-漁業種類別魚類別生產量值13'!H18,'漁業生產量值-漁業種類別魚類別生產量值13'!J18,'漁業生產量值-漁業種類別魚類別生產量值13'!L18,'漁業生產量值-漁業種類別魚類別生產量值13'!N18,'漁業生產量值-漁業種類別魚類別生產量值13'!P18)=0,&quot;-&quot;,SUM(J18,L18,N18,P18,'漁業生產量值-漁業種類別魚類別生產量值13'!D18,'漁業生產量值-漁業種類別魚類別生產量值13'!F18,'漁業生產量值-漁業種類別魚類別生產量值13'!H18,'漁業生產量值-漁業種類別魚類別生產量值13'!J18,'漁業生產量值-漁業種類別魚類別生產量值13'!L18,'漁業生產量值-漁業種類別魚類別生產量值13'!N18,'漁業生產量值-漁業種類別魚類別生產量值13'!P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3222.5709399999996" table:formula="msoxl:=  IF(SUM(C20:C35)=0,&quot;-&quot;,SUM(C20:C35))" table:style-name="ce52">
            <text:p>3,223<text:s/></text:p>
          </table:table-cell>
          <table:table-cell office:value-type="float" office:value="510229.19686999999" table:formula="msoxl:=  IF(SUM(D20:D35)=0,&quot;-&quot;,SUM(D20:D35))" table:style-name="ce52">
            <text:p>510,229<text:s/></text:p>
          </table:table-cell>
          <table:table-cell office:value-type="float" office:value="745.23710000000005" table:formula="msoxl:=  IF(SUM(E20:E35)=0,&quot;-&quot;,SUM(E20:E35))" table:style-name="ce52">
            <text:p>745<text:s/></text:p>
          </table:table-cell>
          <table:table-cell office:value-type="float" office:value="149083.94070000001" table:formula="msoxl:=  IF(SUM(F20:F35)=0,&quot;-&quot;,SUM(F20:F35))" table:style-name="ce60">
            <text:p>149,084<text:s/></text:p>
          </table:table-cell>
          <table:table-cell office:value-type="float" office:value="3677.12201" table:formula="msoxl:=  IF(SUM(G20:G35)=0,&quot;-&quot;,SUM(G20:G35))" table:style-name="ce52">
            <text:p>3,677<text:s/></text:p>
          </table:table-cell>
          <table:table-cell office:value-type="float" office:value="1335628.8648399999" table:formula="msoxl:=  IF(SUM(H20:H35)=0,&quot;-&quot;,SUM(H20:H35))" table:style-name="ce52">
            <text:p>1,335,629<text:s/></text:p>
          </table:table-cell>
          <table:table-cell office:value-type="float" office:value="956.16480000000001" table:formula="msoxl:=  IF(SUM(I20:I35)=0,&quot;-&quot;,SUM(I20:I35))" table:style-name="ce52">
            <text:p>956<text:s/></text:p>
          </table:table-cell>
          <table:table-cell office:value-type="float" office:value="761816.42602000001" table:formula="msoxl:=  IF(SUM(J20:J35)=0,&quot;-&quot;,SUM(J20:J35))" table:style-name="ce60">
            <text:p>761,816<text:s/></text:p>
          </table:table-cell>
          <table:table-cell office:value-type="float" office:value="34.747799999999998" table:formula="msoxl:=  IF(SUM(K20:K35)=0,&quot;-&quot;,SUM(K20:K35))" table:style-name="ce52">
            <text:p>35<text:s/></text:p>
          </table:table-cell>
          <table:table-cell office:value-type="float" office:value="12115.55855" table:formula="msoxl:=  IF(SUM(L20:L35)=0,&quot;-&quot;,SUM(L20:L35))" table:style-name="ce60">
            <text:p>12,116<text:s/></text:p>
          </table:table-cell>
          <table:table-cell office:value-type="string" office:string-value="-" table:formula="msoxl:=  IF(SUM(M20:M35)=0,&quot;-&quot;,SUM(M20:M35))" table:style-name="ce52">
            <text:p>-</text:p>
          </table:table-cell>
          <table:table-cell office:value-type="string" office:string-value="-" table:formula="msoxl:=  IF(SUM(N20:N35)=0,&quot;-&quot;,SUM(N20:N35))" table:style-name="ce60">
            <text:p>-</text:p>
          </table:table-cell>
          <table:table-cell office:value-type="float" office:value="646.62300000000005" table:formula="msoxl:=  IF(SUM(O20:O35)=0,&quot;-&quot;,SUM(O20:O35))" table:style-name="ce52">
            <text:p>647<text:s/></text:p>
          </table:table-cell>
          <table:table-cell office:value-type="float" office:value="126068.42600000001" table:formula="msoxl:=  IF(SUM(P20:P35)=0,&quot;-&quot;,SUM(P20:P35))" table:style-name="ce52">
            <text:p>126,06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office:string-value="-" table:formula="msoxl:=IF(SUM(I20,K20,M20,O20,'漁業生產量值-漁業種類別魚類別生產量值13'!C20,'漁業生產量值-漁業種類別魚類別生產量值13'!E20,'漁業生產量值-漁業種類別魚類別生產量值13'!G20,'漁業生產量值-漁業種類別魚類別生產量值13'!I20,'漁業生產量值-漁業種類別魚類別生產量值13'!K20,'漁業生產量值-漁業種類別魚類別生產量值13'!M20,'漁業生產量值-漁業種類別魚類別生產量值13'!O20)=0,&quot;-&quot;,SUM(I20,K20,M20,O20,'漁業生產量值-漁業種類別魚類別生產量值13'!C20,'漁業生產量值-漁業種類別魚類別生產量值13'!E20,'漁業生產量值-漁業種類別魚類別生產量值13'!G20,'漁業生產量值-漁業種類別魚類別生產量值13'!I20,'漁業生產量值-漁業種類別魚類別生產量值13'!K20,'漁業生產量值-漁業種類別魚類別生產量值13'!M20,'漁業生產量值-漁業種類別魚類別生產量值13'!O20))" table:style-name="ce55">
            <text:p>-</text:p>
          </table:table-cell>
          <table:table-cell office:value-type="string" office:string-value="-" table:formula="msoxl:=IF(SUM(J20,L20,N20,P20,'漁業生產量值-漁業種類別魚類別生產量值13'!D20,'漁業生產量值-漁業種類別魚類別生產量值13'!F20,'漁業生產量值-漁業種類別魚類別生產量值13'!H20,'漁業生產量值-漁業種類別魚類別生產量值13'!J20,'漁業生產量值-漁業種類別魚類別生產量值13'!L20,'漁業生產量值-漁業種類別魚類別生產量值13'!N20,'漁業生產量值-漁業種類別魚類別生產量值13'!P20)=0,&quot;-&quot;,SUM(J20,L20,N20,P20,'漁業生產量值-漁業種類別魚類別生產量值13'!D20,'漁業生產量值-漁業種類別魚類別生產量值13'!F20,'漁業生產量值-漁業種類別魚類別生產量值13'!H20,'漁業生產量值-漁業種類別魚類別生產量值13'!J20,'漁業生產量值-漁業種類別魚類別生產量值13'!L20,'漁業生產量值-漁業種類別魚類別生產量值13'!N20,'漁業生產量值-漁業種類別魚類別生產量值13'!P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1,K21,M21,O21,'漁業生產量值-漁業種類別魚類別生產量值13'!C21,'漁業生產量值-漁業種類別魚類別生產量值13'!E21,'漁業生產量值-漁業種類別魚類別生產量值13'!G21,'漁業生產量值-漁業種類別魚類別生產量值13'!I21,'漁業生產量值-漁業種類別魚類別生產量值13'!K21,'漁業生產量值-漁業種類別魚類別生產量值13'!M21,'漁業生產量值-漁業種類別魚類別生產量值13'!O21)=0,&quot;-&quot;,SUM(I21,K21,M21,O21,'漁業生產量值-漁業種類別魚類別生產量值13'!C21,'漁業生產量值-漁業種類別魚類別生產量值13'!E21,'漁業生產量值-漁業種類別魚類別生產量值13'!G21,'漁業生產量值-漁業種類別魚類別生產量值13'!I21,'漁業生產量值-漁業種類別魚類別生產量值13'!K21,'漁業生產量值-漁業種類別魚類別生產量值13'!M21,'漁業生產量值-漁業種類別魚類別生產量值13'!O21))" table:style-name="ce55">
            <text:p>-</text:p>
          </table:table-cell>
          <table:table-cell office:value-type="string" office:string-value="-" table:formula="msoxl:=IF(SUM(J21,L21,N21,P21,'漁業生產量值-漁業種類別魚類別生產量值13'!D21,'漁業生產量值-漁業種類別魚類別生產量值13'!F21,'漁業生產量值-漁業種類別魚類別生產量值13'!H21,'漁業生產量值-漁業種類別魚類別生產量值13'!J21,'漁業生產量值-漁業種類別魚類別生產量值13'!L21,'漁業生產量值-漁業種類別魚類別生產量值13'!N21,'漁業生產量值-漁業種類別魚類別生產量值13'!P21)=0,&quot;-&quot;,SUM(J21,L21,N21,P21,'漁業生產量值-漁業種類別魚類別生產量值13'!D21,'漁業生產量值-漁業種類別魚類別生產量值13'!F21,'漁業生產量值-漁業種類別魚類別生產量值13'!H21,'漁業生產量值-漁業種類別魚類別生產量值13'!J21,'漁業生產量值-漁業種類別魚類別生產量值13'!L21,'漁業生產量值-漁業種類別魚類別生產量值13'!N21,'漁業生產量值-漁業種類別魚類別生產量值13'!P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float" office:value="1565.99" table:style-name="ce55">
            <text:p>1,566<text:s/></text:p>
          </table:table-cell>
          <table:table-cell office:value-type="float" office:value="268633.84000000003" table:style-name="ce55">
            <text:p>268,634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2,K22,M22,O22,'漁業生產量值-漁業種類別魚類別生產量值13'!C22,'漁業生產量值-漁業種類別魚類別生產量值13'!E22,'漁業生產量值-漁業種類別魚類別生產量值13'!G22,'漁業生產量值-漁業種類別魚類別生產量值13'!I22,'漁業生產量值-漁業種類別魚類別生產量值13'!K22,'漁業生產量值-漁業種類別魚類別生產量值13'!M22,'漁業生產量值-漁業種類別魚類別生產量值13'!O22)=0,&quot;-&quot;,SUM(I22,K22,M22,O22,'漁業生產量值-漁業種類別魚類別生產量值13'!C22,'漁業生產量值-漁業種類別魚類別生產量值13'!E22,'漁業生產量值-漁業種類別魚類別生產量值13'!G22,'漁業生產量值-漁業種類別魚類別生產量值13'!I22,'漁業生產量值-漁業種類別魚類別生產量值13'!K22,'漁業生產量值-漁業種類別魚類別生產量值13'!M22,'漁業生產量值-漁業種類別魚類別生產量值13'!O22))" table:style-name="ce55">
            <text:p>-</text:p>
          </table:table-cell>
          <table:table-cell office:value-type="string" office:string-value="-" table:formula="msoxl:=IF(SUM(J22,L22,N22,P22,'漁業生產量值-漁業種類別魚類別生產量值13'!D22,'漁業生產量值-漁業種類別魚類別生產量值13'!F22,'漁業生產量值-漁業種類別魚類別生產量值13'!H22,'漁業生產量值-漁業種類別魚類別生產量值13'!J22,'漁業生產量值-漁業種類別魚類別生產量值13'!L22,'漁業生產量值-漁業種類別魚類別生產量值13'!N22,'漁業生產量值-漁業種類別魚類別生產量值13'!P22)=0,&quot;-&quot;,SUM(J22,L22,N22,P22,'漁業生產量值-漁業種類別魚類別生產量值13'!D22,'漁業生產量值-漁業種類別魚類別生產量值13'!F22,'漁業生產量值-漁業種類別魚類別生產量值13'!H22,'漁業生產量值-漁業種類別魚類別生產量值13'!J22,'漁業生產量值-漁業種類別魚類別生產量值13'!L22,'漁業生產量值-漁業種類別魚類別生產量值13'!N22,'漁業生產量值-漁業種類別魚類別生產量值13'!P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1528.4056399999999" table:style-name="ce55">
            <text:p>1,528<text:s/></text:p>
          </table:table-cell>
          <table:table-cell office:value-type="float" office:value="216065.62927999999" table:style-name="ce55">
            <text:p>216,066<text:s/></text:p>
          </table:table-cell>
          <table:table-cell office:value-type="float" office:value="745" table:style-name="ce55">
            <text:p>745<text:s/></text:p>
          </table:table-cell>
          <table:table-cell office:value-type="float" office:value="149000" table:style-name="ce61">
            <text:p>149,000<text:s/></text:p>
          </table:table-cell>
          <table:table-cell office:value-type="float" office:value="3558.5843100000002" table:formula="msoxl:=IF(SUM(I23,K23,M23,O23,'漁業生產量值-漁業種類別魚類別生產量值13'!C23,'漁業生產量值-漁業種類別魚類別生產量值13'!E23,'漁業生產量值-漁業種類別魚類別生產量值13'!G23,'漁業生產量值-漁業種類別魚類別生產量值13'!I23,'漁業生產量值-漁業種類別魚類別生產量值13'!K23,'漁業生產量值-漁業種類別魚類別生產量值13'!M23,'漁業生產量值-漁業種類別魚類別生產量值13'!O23)=0,&quot;-&quot;,SUM(I23,K23,M23,O23,'漁業生產量值-漁業種類別魚類別生產量值13'!C23,'漁業生產量值-漁業種類別魚類別生產量值13'!E23,'漁業生產量值-漁業種類別魚類別生產量值13'!G23,'漁業生產量值-漁業種類別魚類別生產量值13'!I23,'漁業生產量值-漁業種類別魚類別生產量值13'!K23,'漁業生產量值-漁業種類別魚類別生產量值13'!M23,'漁業生產量值-漁業種類別魚類別生產量值13'!O23))" table:style-name="ce55">
            <text:p>3,559<text:s/></text:p>
          </table:table-cell>
          <table:table-cell office:value-type="float" office:value="1317475.16906" table:formula="msoxl:=IF(SUM(J23,L23,N23,P23,'漁業生產量值-漁業種類別魚類別生產量值13'!D23,'漁業生產量值-漁業種類別魚類別生產量值13'!F23,'漁業生產量值-漁業種類別魚類別生產量值13'!H23,'漁業生產量值-漁業種類別魚類別生產量值13'!J23,'漁業生產量值-漁業種類別魚類別生產量值13'!L23,'漁業生產量值-漁業種類別魚類別生產量值13'!N23,'漁業生產量值-漁業種類別魚類別生產量值13'!P23)=0,&quot;-&quot;,SUM(J23,L23,N23,P23,'漁業生產量值-漁業種類別魚類別生產量值13'!D23,'漁業生產量值-漁業種類別魚類別生產量值13'!F23,'漁業生產量值-漁業種類別魚類別生產量值13'!H23,'漁業生產量值-漁業種類別魚類別生產量值13'!J23,'漁業生產量值-漁業種類別魚類別生產量值13'!L23,'漁業生產量值-漁業種類別魚類別生產量值13'!N23,'漁業生產量值-漁業種類別魚類別生產量值13'!P23))" table:style-name="ce55">
            <text:p>1,317,475<text:s/></text:p>
          </table:table-cell>
          <table:table-cell office:value-type="float" office:value="956.16480000000001" table:style-name="ce55">
            <text:p>956<text:s/></text:p>
          </table:table-cell>
          <table:table-cell office:value-type="float" office:value="761816.42602000001" table:style-name="ce61">
            <text:p>761,816<text:s/></text:p>
          </table:table-cell>
          <table:table-cell office:value-type="float" office:value="26.479099999999999" table:style-name="ce55">
            <text:p>26<text:s/></text:p>
          </table:table-cell>
          <table:table-cell office:value-type="float" office:value="7208.6657699999996" table:style-name="ce61">
            <text:p>7,209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646.37300000000005" table:style-name="ce55">
            <text:p>646<text:s/></text:p>
          </table:table-cell>
          <table:table-cell office:value-type="float" office:value="126037.17600000001" table:style-name="ce55">
            <text:p>126,037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52.819899999999997" table:style-name="ce55">
            <text:p>53<text:s/></text:p>
          </table:table-cell>
          <table:table-cell office:value-type="float" office:value="7982.8346000000001" table:style-name="ce55">
            <text:p>7,983<text:s/></text:p>
          </table:table-cell>
          <table:table-cell office:value-type="float" office:value="0.23710000000000001" table:style-name="ce55">
            <text:p>0<text:s/></text:p>
          </table:table-cell>
          <table:table-cell office:value-type="float" office:value="83.940700000000007" table:style-name="ce61">
            <text:p>84<text:s/></text:p>
          </table:table-cell>
          <table:table-cell office:value-type="float" office:value="58.207700000000003" table:formula="msoxl:=IF(SUM(I24,K24,M24,O24,'漁業生產量值-漁業種類別魚類別生產量值13'!C24,'漁業生產量值-漁業種類別魚類別生產量值13'!E24,'漁業生產量值-漁業種類別魚類別生產量值13'!G24,'漁業生產量值-漁業種類別魚類別生產量值13'!I24,'漁業生產量值-漁業種類別魚類別生產量值13'!K24,'漁業生產量值-漁業種類別魚類別生產量值13'!M24,'漁業生產量值-漁業種類別魚類別生產量值13'!O24)=0,&quot;-&quot;,SUM(I24,K24,M24,O24,'漁業生產量值-漁業種類別魚類別生產量值13'!C24,'漁業生產量值-漁業種類別魚類別生產量值13'!E24,'漁業生產量值-漁業種類別魚類別生產量值13'!G24,'漁業生產量值-漁業種類別魚類別生產量值13'!I24,'漁業生產量值-漁業種類別魚類別生產量值13'!K24,'漁業生產量值-漁業種類別魚類別生產量值13'!M24,'漁業生產量值-漁業種類別魚類別生產量值13'!O24))" table:style-name="ce55">
            <text:p>58<text:s/></text:p>
          </table:table-cell>
          <table:table-cell office:value-type="float" office:value="10342.628779999999" table:formula="msoxl:=IF(SUM(J24,L24,N24,P24,'漁業生產量值-漁業種類別魚類別生產量值13'!D24,'漁業生產量值-漁業種類別魚類別生產量值13'!F24,'漁業生產量值-漁業種類別魚類別生產量值13'!H24,'漁業生產量值-漁業種類別魚類別生產量值13'!J24,'漁業生產量值-漁業種類別魚類別生產量值13'!L24,'漁業生產量值-漁業種類別魚類別生產量值13'!N24,'漁業生產量值-漁業種類別魚類別生產量值13'!P24)=0,&quot;-&quot;,SUM(J24,L24,N24,P24,'漁業生產量值-漁業種類別魚類別生產量值13'!D24,'漁業生產量值-漁業種類別魚類別生產量值13'!F24,'漁業生產量值-漁業種類別魚類別生產量值13'!H24,'漁業生產量值-漁業種類別魚類別生產量值13'!J24,'漁業生產量值-漁業種類別魚類別生產量值13'!L24,'漁業生產量值-漁業種類別魚類別生產量值13'!N24,'漁業生產量值-漁業種類別魚類別生產量值13'!P24))" table:style-name="ce55">
            <text:p>10,34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8.2687000000000008" table:style-name="ce55">
            <text:p>8<text:s/></text:p>
          </table:table-cell>
          <table:table-cell office:value-type="float" office:value="4906.8927800000001" table:style-name="ce61">
            <text:p>4,907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25" table:style-name="ce55">
            <text:p>0<text:s/></text:p>
          </table:table-cell>
          <table:table-cell office:value-type="float" office:value="31.25" table:style-name="ce55">
            <text:p>3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float" office:value="63.225099999999998" table:style-name="ce55">
            <text:p>63<text:s/></text:p>
          </table:table-cell>
          <table:table-cell office:value-type="float" office:value="14145.371999999999" table:style-name="ce55">
            <text:p>14,14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5,K25,M25,O25,'漁業生產量值-漁業種類別魚類別生產量值13'!C25,'漁業生產量值-漁業種類別魚類別生產量值13'!E25,'漁業生產量值-漁業種類別魚類別生產量值13'!G25,'漁業生產量值-漁業種類別魚類別生產量值13'!I25,'漁業生產量值-漁業種類別魚類別生產量值13'!K25,'漁業生產量值-漁業種類別魚類別生產量值13'!M25,'漁業生產量值-漁業種類別魚類別生產量值13'!O25)=0,&quot;-&quot;,SUM(I25,K25,M25,O25,'漁業生產量值-漁業種類別魚類別生產量值13'!C25,'漁業生產量值-漁業種類別魚類別生產量值13'!E25,'漁業生產量值-漁業種類別魚類別生產量值13'!G25,'漁業生產量值-漁業種類別魚類別生產量值13'!I25,'漁業生產量值-漁業種類別魚類別生產量值13'!K25,'漁業生產量值-漁業種類別魚類別生產量值13'!M25,'漁業生產量值-漁業種類別魚類別生產量值13'!O25))" table:style-name="ce55">
            <text:p>-</text:p>
          </table:table-cell>
          <table:table-cell office:value-type="string" office:string-value="-" table:formula="msoxl:=IF(SUM(J25,L25,N25,P25,'漁業生產量值-漁業種類別魚類別生產量值13'!D25,'漁業生產量值-漁業種類別魚類別生產量值13'!F25,'漁業生產量值-漁業種類別魚類別生產量值13'!H25,'漁業生產量值-漁業種類別魚類別生產量值13'!J25,'漁業生產量值-漁業種類別魚類別生產量值13'!L25,'漁業生產量值-漁業種類別魚類別生產量值13'!N25,'漁業生產量值-漁業種類別魚類別生產量值13'!P25)=0,&quot;-&quot;,SUM(J25,L25,N25,P25,'漁業生產量值-漁業種類別魚類別生產量值13'!D25,'漁業生產量值-漁業種類別魚類別生產量值13'!F25,'漁業生產量值-漁業種類別魚類別生產量值13'!H25,'漁業生產量值-漁業種類別魚類別生產量值13'!J25,'漁業生產量值-漁業種類別魚類別生產量值13'!L25,'漁業生產量值-漁業種類別魚類別生產量值13'!N25,'漁業生產量值-漁業種類別魚類別生產量值13'!P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6,K26,M26,O26,'漁業生產量值-漁業種類別魚類別生產量值13'!C26,'漁業生產量值-漁業種類別魚類別生產量值13'!E26,'漁業生產量值-漁業種類別魚類別生產量值13'!G26,'漁業生產量值-漁業種類別魚類別生產量值13'!I26,'漁業生產量值-漁業種類別魚類別生產量值13'!K26,'漁業生產量值-漁業種類別魚類別生產量值13'!M26,'漁業生產量值-漁業種類別魚類別生產量值13'!O26)=0,&quot;-&quot;,SUM(I26,K26,M26,O26,'漁業生產量值-漁業種類別魚類別生產量值13'!C26,'漁業生產量值-漁業種類別魚類別生產量值13'!E26,'漁業生產量值-漁業種類別魚類別生產量值13'!G26,'漁業生產量值-漁業種類別魚類別生產量值13'!I26,'漁業生產量值-漁業種類別魚類別生產量值13'!K26,'漁業生產量值-漁業種類別魚類別生產量值13'!M26,'漁業生產量值-漁業種類別魚類別生產量值13'!O26))" table:style-name="ce55">
            <text:p>-</text:p>
          </table:table-cell>
          <table:table-cell office:value-type="string" office:string-value="-" table:formula="msoxl:=IF(SUM(J26,L26,N26,P26,'漁業生產量值-漁業種類別魚類別生產量值13'!D26,'漁業生產量值-漁業種類別魚類別生產量值13'!F26,'漁業生產量值-漁業種類別魚類別生產量值13'!H26,'漁業生產量值-漁業種類別魚類別生產量值13'!J26,'漁業生產量值-漁業種類別魚類別生產量值13'!L26,'漁業生產量值-漁業種類別魚類別生產量值13'!N26,'漁業生產量值-漁業種類別魚類別生產量值13'!P26)=0,&quot;-&quot;,SUM(J26,L26,N26,P26,'漁業生產量值-漁業種類別魚類別生產量值13'!D26,'漁業生產量值-漁業種類別魚類別生產量值13'!F26,'漁業生產量值-漁業種類別魚類別生產量值13'!H26,'漁業生產量值-漁業種類別魚類別生產量值13'!J26,'漁業生產量值-漁業種類別魚類別生產量值13'!L26,'漁業生產量值-漁業種類別魚類別生產量值13'!N26,'漁業生產量值-漁業種類別魚類別生產量值13'!P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7,K27,M27,O27,'漁業生產量值-漁業種類別魚類別生產量值13'!C27,'漁業生產量值-漁業種類別魚類別生產量值13'!E27,'漁業生產量值-漁業種類別魚類別生產量值13'!G27,'漁業生產量值-漁業種類別魚類別生產量值13'!I27,'漁業生產量值-漁業種類別魚類別生產量值13'!K27,'漁業生產量值-漁業種類別魚類別生產量值13'!M27,'漁業生產量值-漁業種類別魚類別生產量值13'!O27)=0,&quot;-&quot;,SUM(I27,K27,M27,O27,'漁業生產量值-漁業種類別魚類別生產量值13'!C27,'漁業生產量值-漁業種類別魚類別生產量值13'!E27,'漁業生產量值-漁業種類別魚類別生產量值13'!G27,'漁業生產量值-漁業種類別魚類別生產量值13'!I27,'漁業生產量值-漁業種類別魚類別生產量值13'!K27,'漁業生產量值-漁業種類別魚類別生產量值13'!M27,'漁業生產量值-漁業種類別魚類別生產量值13'!O27))" table:style-name="ce55">
            <text:p>-</text:p>
          </table:table-cell>
          <table:table-cell office:value-type="string" office:string-value="-" table:formula="msoxl:=IF(SUM(J27,L27,N27,P27,'漁業生產量值-漁業種類別魚類別生產量值13'!D27,'漁業生產量值-漁業種類別魚類別生產量值13'!F27,'漁業生產量值-漁業種類別魚類別生產量值13'!H27,'漁業生產量值-漁業種類別魚類別生產量值13'!J27,'漁業生產量值-漁業種類別魚類別生產量值13'!L27,'漁業生產量值-漁業種類別魚類別生產量值13'!N27,'漁業生產量值-漁業種類別魚類別生產量值13'!P27)=0,&quot;-&quot;,SUM(J27,L27,N27,P27,'漁業生產量值-漁業種類別魚類別生產量值13'!D27,'漁業生產量值-漁業種類別魚類別生產量值13'!F27,'漁業生產量值-漁業種類別魚類別生產量值13'!H27,'漁業生產量值-漁業種類別魚類別生產量值13'!J27,'漁業生產量值-漁業種類別魚類別生產量值13'!L27,'漁業生產量值-漁業種類別魚類別生產量值13'!N27,'漁業生產量值-漁業種類別魚類別生產量值13'!P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float" office:value="2.4903" table:style-name="ce55">
            <text:p>2<text:s/></text:p>
          </table:table-cell>
          <table:table-cell office:value-type="float" office:value="315.52098999999998" table:style-name="ce55">
            <text:p>31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27" table:formula="msoxl:=IF(SUM(I28,K28,M28,O28,'漁業生產量值-漁業種類別魚類別生產量值13'!C28,'漁業生產量值-漁業種類別魚類別生產量值13'!E28,'漁業生產量值-漁業種類別魚類別生產量值13'!G28,'漁業生產量值-漁業種類別魚類別生產量值13'!I28,'漁業生產量值-漁業種類別魚類別生產量值13'!K28,'漁業生產量值-漁業種類別魚類別生產量值13'!M28,'漁業生產量值-漁業種類別魚類別生產量值13'!O28)=0,&quot;-&quot;,SUM(I28,K28,M28,O28,'漁業生產量值-漁業種類別魚類別生產量值13'!C28,'漁業生產量值-漁業種類別魚類別生產量值13'!E28,'漁業生產量值-漁業種類別魚類別生產量值13'!G28,'漁業生產量值-漁業種類別魚類別生產量值13'!I28,'漁業生產量值-漁業種類別魚類別生產量值13'!K28,'漁業生產量值-漁業種類別魚類別生產量值13'!M28,'漁業生產量值-漁業種類別魚類別生產量值13'!O28))" table:style-name="ce55">
            <text:p>0<text:s/></text:p>
          </table:table-cell>
          <table:table-cell office:value-type="float" office:value="40.392000000000003" table:formula="msoxl:=IF(SUM(J28,L28,N28,P28,'漁業生產量值-漁業種類別魚類別生產量值13'!D28,'漁業生產量值-漁業種類別魚類別生產量值13'!F28,'漁業生產量值-漁業種類別魚類別生產量值13'!H28,'漁業生產量值-漁業種類別魚類別生產量值13'!J28,'漁業生產量值-漁業種類別魚類別生產量值13'!L28,'漁業生產量值-漁業種類別魚類別生產量值13'!N28,'漁業生產量值-漁業種類別魚類別生產量值13'!P28)=0,&quot;-&quot;,SUM(J28,L28,N28,P28,'漁業生產量值-漁業種類別魚類別生產量值13'!D28,'漁業生產量值-漁業種類別魚類別生產量值13'!F28,'漁業生產量值-漁業種類別魚類別生產量值13'!H28,'漁業生產量值-漁業種類別魚類別生產量值13'!J28,'漁業生產量值-漁業種類別魚類別生產量值13'!L28,'漁業生產量值-漁業種類別魚類別生產量值13'!N28,'漁業生產量值-漁業種類別魚類別生產量值13'!P28))" table:style-name="ce55">
            <text:p>40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29,K29,M29,O29,'漁業生產量值-漁業種類別魚類別生產量值13'!C29,'漁業生產量值-漁業種類別魚類別生產量值13'!E29,'漁業生產量值-漁業種類別魚類別生產量值13'!G29,'漁業生產量值-漁業種類別魚類別生產量值13'!I29,'漁業生產量值-漁業種類別魚類別生產量值13'!K29,'漁業生產量值-漁業種類別魚類別生產量值13'!M29,'漁業生產量值-漁業種類別魚類別生產量值13'!O29)=0,&quot;-&quot;,SUM(I29,K29,M29,O29,'漁業生產量值-漁業種類別魚類別生產量值13'!C29,'漁業生產量值-漁業種類別魚類別生產量值13'!E29,'漁業生產量值-漁業種類別魚類別生產量值13'!G29,'漁業生產量值-漁業種類別魚類別生產量值13'!I29,'漁業生產量值-漁業種類別魚類別生產量值13'!K29,'漁業生產量值-漁業種類別魚類別生產量值13'!M29,'漁業生產量值-漁業種類別魚類別生產量值13'!O29))" table:style-name="ce55">
            <text:p>-</text:p>
          </table:table-cell>
          <table:table-cell office:value-type="string" office:string-value="-" table:formula="msoxl:=IF(SUM(J29,L29,N29,P29,'漁業生產量值-漁業種類別魚類別生產量值13'!D29,'漁業生產量值-漁業種類別魚類別生產量值13'!F29,'漁業生產量值-漁業種類別魚類別生產量值13'!H29,'漁業生產量值-漁業種類別魚類別生產量值13'!J29,'漁業生產量值-漁業種類別魚類別生產量值13'!L29,'漁業生產量值-漁業種類別魚類別生產量值13'!N29,'漁業生產量值-漁業種類別魚類別生產量值13'!P29)=0,&quot;-&quot;,SUM(J29,L29,N29,P29,'漁業生產量值-漁業種類別魚類別生產量值13'!D29,'漁業生產量值-漁業種類別魚類別生產量值13'!F29,'漁業生產量值-漁業種類別魚類別生產量值13'!H29,'漁業生產量值-漁業種類別魚類別生產量值13'!J29,'漁業生產量值-漁業種類別魚類別生產量值13'!L29,'漁業生產量值-漁業種類別魚類別生產量值13'!N29,'漁業生產量值-漁業種類別魚類別生產量值13'!P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float" office:value="9.64" table:style-name="ce55">
            <text:p>10<text:s/></text:p>
          </table:table-cell>
          <table:table-cell office:value-type="float" office:value="3086" table:style-name="ce55">
            <text:p>3,08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0,K30,M30,O30,'漁業生產量值-漁業種類別魚類別生產量值13'!C30,'漁業生產量值-漁業種類別魚類別生產量值13'!E30,'漁業生產量值-漁業種類別魚類別生產量值13'!G30,'漁業生產量值-漁業種類別魚類別生產量值13'!I30,'漁業生產量值-漁業種類別魚類別生產量值13'!K30,'漁業生產量值-漁業種類別魚類別生產量值13'!M30,'漁業生產量值-漁業種類別魚類別生產量值13'!O30)=0,&quot;-&quot;,SUM(I30,K30,M30,O30,'漁業生產量值-漁業種類別魚類別生產量值13'!C30,'漁業生產量值-漁業種類別魚類別生產量值13'!E30,'漁業生產量值-漁業種類別魚類別生產量值13'!G30,'漁業生產量值-漁業種類別魚類別生產量值13'!I30,'漁業生產量值-漁業種類別魚類別生產量值13'!K30,'漁業生產量值-漁業種類別魚類別生產量值13'!M30,'漁業生產量值-漁業種類別魚類別生產量值13'!O30))" table:style-name="ce55">
            <text:p>-</text:p>
          </table:table-cell>
          <table:table-cell office:value-type="string" office:string-value="-" table:formula="msoxl:=IF(SUM(J30,L30,N30,P30,'漁業生產量值-漁業種類別魚類別生產量值13'!D30,'漁業生產量值-漁業種類別魚類別生產量值13'!F30,'漁業生產量值-漁業種類別魚類別生產量值13'!H30,'漁業生產量值-漁業種類別魚類別生產量值13'!J30,'漁業生產量值-漁業種類別魚類別生產量值13'!L30,'漁業生產量值-漁業種類別魚類別生產量值13'!N30,'漁業生產量值-漁業種類別魚類別生產量值13'!P30)=0,&quot;-&quot;,SUM(J30,L30,N30,P30,'漁業生產量值-漁業種類別魚類別生產量值13'!D30,'漁業生產量值-漁業種類別魚類別生產量值13'!F30,'漁業生產量值-漁業種類別魚類別生產量值13'!H30,'漁業生產量值-漁業種類別魚類別生產量值13'!J30,'漁業生產量值-漁業種類別魚類別生產量值13'!L30,'漁業生產量值-漁業種類別魚類別生產量值13'!N30,'漁業生產量值-漁業種類別魚類別生產量值13'!P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1,K31,M31,O31,'漁業生產量值-漁業種類別魚類別生產量值13'!C31,'漁業生產量值-漁業種類別魚類別生產量值13'!E31,'漁業生產量值-漁業種類別魚類別生產量值13'!G31,'漁業生產量值-漁業種類別魚類別生產量值13'!I31,'漁業生產量值-漁業種類別魚類別生產量值13'!K31,'漁業生產量值-漁業種類別魚類別生產量值13'!M31,'漁業生產量值-漁業種類別魚類別生產量值13'!O31)=0,&quot;-&quot;,SUM(I31,K31,M31,O31,'漁業生產量值-漁業種類別魚類別生產量值13'!C31,'漁業生產量值-漁業種類別魚類別生產量值13'!E31,'漁業生產量值-漁業種類別魚類別生產量值13'!G31,'漁業生產量值-漁業種類別魚類別生產量值13'!I31,'漁業生產量值-漁業種類別魚類別生產量值13'!K31,'漁業生產量值-漁業種類別魚類別生產量值13'!M31,'漁業生產量值-漁業種類別魚類別生產量值13'!O31))" table:style-name="ce55">
            <text:p>-</text:p>
          </table:table-cell>
          <table:table-cell office:value-type="string" office:string-value="-" table:formula="msoxl:=IF(SUM(J31,L31,N31,P31,'漁業生產量值-漁業種類別魚類別生產量值13'!D31,'漁業生產量值-漁業種類別魚類別生產量值13'!F31,'漁業生產量值-漁業種類別魚類別生產量值13'!H31,'漁業生產量值-漁業種類別魚類別生產量值13'!J31,'漁業生產量值-漁業種類別魚類別生產量值13'!L31,'漁業生產量值-漁業種類別魚類別生產量值13'!N31,'漁業生產量值-漁業種類別魚類別生產量值13'!P31)=0,&quot;-&quot;,SUM(J31,L31,N31,P31,'漁業生產量值-漁業種類別魚類別生產量值13'!D31,'漁業生產量值-漁業種類別魚類別生產量值13'!F31,'漁業生產量值-漁業種類別魚類別生產量值13'!H31,'漁業生產量值-漁業種類別魚類別生產量值13'!J31,'漁業生產量值-漁業種類別魚類別生產量值13'!L31,'漁業生產量值-漁業種類別魚類別生產量值13'!N31,'漁業生產量值-漁業種類別魚類別生產量值13'!P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60.06" table:formula="msoxl:=IF(SUM(I32,K32,M32,O32,'漁業生產量值-漁業種類別魚類別生產量值13'!C32,'漁業生產量值-漁業種類別魚類別生產量值13'!E32,'漁業生產量值-漁業種類別魚類別生產量值13'!G32,'漁業生產量值-漁業種類別魚類別生產量值13'!I32,'漁業生產量值-漁業種類別魚類別生產量值13'!K32,'漁業生產量值-漁業種類別魚類別生產量值13'!M32,'漁業生產量值-漁業種類別魚類別生產量值13'!O32)=0,&quot;-&quot;,SUM(I32,K32,M32,O32,'漁業生產量值-漁業種類別魚類別生產量值13'!C32,'漁業生產量值-漁業種類別魚類別生產量值13'!E32,'漁業生產量值-漁業種類別魚類別生產量值13'!G32,'漁業生產量值-漁業種類別魚類別生產量值13'!I32,'漁業生產量值-漁業種類別魚類別生產量值13'!K32,'漁業生產量值-漁業種類別魚類別生產量值13'!M32,'漁業生產量值-漁業種類別魚類別生產量值13'!O32))" table:style-name="ce55">
            <text:p>60<text:s/></text:p>
          </table:table-cell>
          <table:table-cell office:value-type="float" office:value="7770.6750000000002" table:formula="msoxl:=IF(SUM(J32,L32,N32,P32,'漁業生產量值-漁業種類別魚類別生產量值13'!D32,'漁業生產量值-漁業種類別魚類別生產量值13'!F32,'漁業生產量值-漁業種類別魚類別生產量值13'!H32,'漁業生產量值-漁業種類別魚類別生產量值13'!J32,'漁業生產量值-漁業種類別魚類別生產量值13'!L32,'漁業生產量值-漁業種類別魚類別生產量值13'!N32,'漁業生產量值-漁業種類別魚類別生產量值13'!P32)=0,&quot;-&quot;,SUM(J32,L32,N32,P32,'漁業生產量值-漁業種類別魚類別生產量值13'!D32,'漁業生產量值-漁業種類別魚類別生產量值13'!F32,'漁業生產量值-漁業種類別魚類別生產量值13'!H32,'漁業生產量值-漁業種類別魚類別生產量值13'!J32,'漁業生產量值-漁業種類別魚類別生產量值13'!L32,'漁業生產量值-漁業種類別魚類別生產量值13'!N32,'漁業生產量值-漁業種類別魚類別生產量值13'!P32))" table:style-name="ce55">
            <text:p>7,771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3,K33,M33,O33,'漁業生產量值-漁業種類別魚類別生產量值13'!C33,'漁業生產量值-漁業種類別魚類別生產量值13'!E33,'漁業生產量值-漁業種類別魚類別生產量值13'!G33,'漁業生產量值-漁業種類別魚類別生產量值13'!I33,'漁業生產量值-漁業種類別魚類別生產量值13'!K33,'漁業生產量值-漁業種類別魚類別生產量值13'!M33,'漁業生產量值-漁業種類別魚類別生產量值13'!O33)=0,&quot;-&quot;,SUM(I33,K33,M33,O33,'漁業生產量值-漁業種類別魚類別生產量值13'!C33,'漁業生產量值-漁業種類別魚類別生產量值13'!E33,'漁業生產量值-漁業種類別魚類別生產量值13'!G33,'漁業生產量值-漁業種類別魚類別生產量值13'!I33,'漁業生產量值-漁業種類別魚類別生產量值13'!K33,'漁業生產量值-漁業種類別魚類別生產量值13'!M33,'漁業生產量值-漁業種類別魚類別生產量值13'!O33))" table:style-name="ce55">
            <text:p>-</text:p>
          </table:table-cell>
          <table:table-cell office:value-type="string" office:string-value="-" table:formula="msoxl:=IF(SUM(J33,L33,N33,P33,'漁業生產量值-漁業種類別魚類別生產量值13'!D33,'漁業生產量值-漁業種類別魚類別生產量值13'!F33,'漁業生產量值-漁業種類別魚類別生產量值13'!H33,'漁業生產量值-漁業種類別魚類別生產量值13'!J33,'漁業生產量值-漁業種類別魚類別生產量值13'!L33,'漁業生產量值-漁業種類別魚類別生產量值13'!N33,'漁業生產量值-漁業種類別魚類別生產量值13'!P33)=0,&quot;-&quot;,SUM(J33,L33,N33,P33,'漁業生產量值-漁業種類別魚類別生產量值13'!D33,'漁業生產量值-漁業種類別魚類別生產量值13'!F33,'漁業生產量值-漁業種類別魚類別生產量值13'!H33,'漁業生產量值-漁業種類別魚類別生產量值13'!J33,'漁業生產量值-漁業種類別魚類別生產量值13'!L33,'漁業生產量值-漁業種類別魚類別生產量值13'!N33,'漁業生產量值-漁業種類別魚類別生產量值13'!P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4,K34,M34,O34,'漁業生產量值-漁業種類別魚類別生產量值13'!C34,'漁業生產量值-漁業種類別魚類別生產量值13'!E34,'漁業生產量值-漁業種類別魚類別生產量值13'!G34,'漁業生產量值-漁業種類別魚類別生產量值13'!I34,'漁業生產量值-漁業種類別魚類別生產量值13'!K34,'漁業生產量值-漁業種類別魚類別生產量值13'!M34,'漁業生產量值-漁業種類別魚類別生產量值13'!O34)=0,&quot;-&quot;,SUM(I34,K34,M34,O34,'漁業生產量值-漁業種類別魚類別生產量值13'!C34,'漁業生產量值-漁業種類別魚類別生產量值13'!E34,'漁業生產量值-漁業種類別魚類別生產量值13'!G34,'漁業生產量值-漁業種類別魚類別生產量值13'!I34,'漁業生產量值-漁業種類別魚類別生產量值13'!K34,'漁業生產量值-漁業種類別魚類別生產量值13'!M34,'漁業生產量值-漁業種類別魚類別生產量值13'!O34))" table:style-name="ce55">
            <text:p>-</text:p>
          </table:table-cell>
          <table:table-cell office:value-type="string" office:string-value="-" table:formula="msoxl:=IF(SUM(J34,L34,N34,P34,'漁業生產量值-漁業種類別魚類別生產量值13'!D34,'漁業生產量值-漁業種類別魚類別生產量值13'!F34,'漁業生產量值-漁業種類別魚類別生產量值13'!H34,'漁業生產量值-漁業種類別魚類別生產量值13'!J34,'漁業生產量值-漁業種類別魚類別生產量值13'!L34,'漁業生產量值-漁業種類別魚類別生產量值13'!N34,'漁業生產量值-漁業種類別魚類別生產量值13'!P34)=0,&quot;-&quot;,SUM(J34,L34,N34,P34,'漁業生產量值-漁業種類別魚類別生產量值13'!D34,'漁業生產量值-漁業種類別魚類別生產量值13'!F34,'漁業生產量值-漁業種類別魚類別生產量值13'!H34,'漁業生產量值-漁業種類別魚類別生產量值13'!J34,'漁業生產量值-漁業種類別魚類別生產量值13'!L34,'漁業生產量值-漁業種類別魚類別生產量值13'!N34,'漁業生產量值-漁業種類別魚類別生產量值13'!P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35,K35,M35,O35,'漁業生產量值-漁業種類別魚類別生產量值13'!C35,'漁業生產量值-漁業種類別魚類別生產量值13'!E35,'漁業生產量值-漁業種類別魚類別生產量值13'!G35,'漁業生產量值-漁業種類別魚類別生產量值13'!I35,'漁業生產量值-漁業種類別魚類別生產量值13'!K35,'漁業生產量值-漁業種類別魚類別生產量值13'!M35,'漁業生產量值-漁業種類別魚類別生產量值13'!O35)=0,&quot;-&quot;,SUM(I35,K35,M35,O35,'漁業生產量值-漁業種類別魚類別生產量值13'!C35,'漁業生產量值-漁業種類別魚類別生產量值13'!E35,'漁業生產量值-漁業種類別魚類別生產量值13'!G35,'漁業生產量值-漁業種類別魚類別生產量值13'!I35,'漁業生產量值-漁業種類別魚類別生產量值13'!K35,'漁業生產量值-漁業種類別魚類別生產量值13'!M35,'漁業生產量值-漁業種類別魚類別生產量值13'!O35))" table:style-name="ce55">
            <text:p>-</text:p>
          </table:table-cell>
          <table:table-cell office:value-type="string" office:string-value="-" table:formula="msoxl:=IF(SUM(J35,L35,N35,P35,'漁業生產量值-漁業種類別魚類別生產量值13'!D35,'漁業生產量值-漁業種類別魚類別生產量值13'!F35,'漁業生產量值-漁業種類別魚類別生產量值13'!H35,'漁業生產量值-漁業種類別魚類別生產量值13'!J35,'漁業生產量值-漁業種類別魚類別生產量值13'!L35,'漁業生產量值-漁業種類別魚類別生產量值13'!N35,'漁業生產量值-漁業種類別魚類別生產量值13'!P35)=0,&quot;-&quot;,SUM(J35,L35,N35,P35,'漁業生產量值-漁業種類別魚類別生產量值13'!D35,'漁業生產量值-漁業種類別魚類別生產量值13'!F35,'漁業生產量值-漁業種類別魚類別生產量值13'!H35,'漁業生產量值-漁業種類別魚類別生產量值13'!J35,'漁業生產量值-漁業種類別魚類別生產量值13'!L35,'漁業生產量值-漁業種類別魚類別生產量值13'!N35,'漁業生產量值-漁業種類別魚類別生產量值13'!P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119.64084" table:formula="msoxl:=  IF(SUM(C37:C53)=0,&quot;-&quot;,SUM(C37:C53))" table:style-name="ce52">
            <text:p>120<text:s/></text:p>
          </table:table-cell>
          <table:table-cell office:value-type="float" office:value="18780.374649999998" table:formula="msoxl:=  IF(SUM(D37:D53)=0,&quot;-&quot;,SUM(D37:D53))" table:style-name="ce52">
            <text:p>18,780<text:s/></text:p>
          </table:table-cell>
          <table:table-cell office:value-type="float" office:value="2.3286000000000002" table:formula="msoxl:=  IF(SUM(E37:E53)=0,&quot;-&quot;,SUM(E37:E53))" table:style-name="ce52">
            <text:p>2<text:s/></text:p>
          </table:table-cell>
          <table:table-cell office:value-type="float" office:value="637.52945999999997" table:formula="msoxl:=  IF(SUM(F37:F53)=0,&quot;-&quot;,SUM(F37:F53))" table:style-name="ce60">
            <text:p>638<text:s/></text:p>
          </table:table-cell>
          <table:table-cell office:value-type="float" office:value="2657.9542700000002" table:formula="msoxl:=  IF(SUM(G37:G53)=0,&quot;-&quot;,SUM(G37:G53))" table:style-name="ce52">
            <text:p>2,658<text:s/></text:p>
          </table:table-cell>
          <table:table-cell office:value-type="float" office:value="551996.42990999995" table:formula="msoxl:=  IF(SUM(H37:H53)=0,&quot;-&quot;,SUM(H37:H53))" table:style-name="ce52">
            <text:p>551,996<text:s/></text:p>
          </table:table-cell>
          <table:table-cell office:value-type="float" office:value="1.0869" table:formula="msoxl:=  IF(SUM(I37:I53)=0,&quot;-&quot;,SUM(I37:I53))" table:style-name="ce52">
            <text:p>1<text:s/></text:p>
          </table:table-cell>
          <table:table-cell office:value-type="float" office:value="750.34129000000007" table:formula="msoxl:=  IF(SUM(J37:J53)=0,&quot;-&quot;,SUM(J37:J53))" table:style-name="ce60">
            <text:p>750<text:s/></text:p>
          </table:table-cell>
          <table:table-cell office:value-type="float" office:value="0.88800000000000001" table:formula="msoxl:=  IF(SUM(K37:K53)=0,&quot;-&quot;,SUM(K37:K53))" table:style-name="ce52">
            <text:p>1<text:s/></text:p>
          </table:table-cell>
          <table:table-cell office:value-type="float" office:value="650.904" table:formula="msoxl:=  IF(SUM(L37:L53)=0,&quot;-&quot;,SUM(L37:L53))" table:style-name="ce60">
            <text:p>651<text:s/></text:p>
          </table:table-cell>
          <table:table-cell office:value-type="string" office:string-value="-" table:formula="msoxl:=  IF(SUM(M37:M53)=0,&quot;-&quot;,SUM(M37:M53))" table:style-name="ce52">
            <text:p>-</text:p>
          </table:table-cell>
          <table:table-cell office:value-type="string" office:string-value="-" table:formula="msoxl:=  IF(SUM(N37:N53)=0,&quot;-&quot;,SUM(N37:N53))" table:style-name="ce60">
            <text:p>-</text:p>
          </table:table-cell>
          <table:table-cell office:value-type="float" office:value="21.829000000000001" table:formula="msoxl:=  IF(SUM(O37:O53)=0,&quot;-&quot;,SUM(O37:O53))" table:style-name="ce52">
            <text:p>22<text:s/></text:p>
          </table:table-cell>
          <table:table-cell office:value-type="float" office:value="4252.6629800000001" table:formula="msoxl:=  IF(SUM(P37:P53)=0,&quot;-&quot;,SUM(P37:P53))" table:style-name="ce52">
            <text:p>4,25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float" office:value="8.0218000000000007" table:style-name="ce55">
            <text:p>8<text:s/></text:p>
          </table:table-cell>
          <table:table-cell office:value-type="float" office:value="2140.7754399999999" table:style-name="ce55">
            <text:p>2,141<text:s/></text:p>
          </table:table-cell>
          <table:table-cell office:value-type="float" office:value="0.432" table:style-name="ce55">
            <text:p>0<text:s/></text:p>
          </table:table-cell>
          <table:table-cell office:value-type="float" office:value="133.75" table:style-name="ce61">
            <text:p>134<text:s/></text:p>
          </table:table-cell>
          <table:table-cell office:value-type="float" office:value="9.6" table:formula="msoxl:=IF(SUM(I37,K37,M37,O37,'漁業生產量值-漁業種類別魚類別生產量值13'!C37,'漁業生產量值-漁業種類別魚類別生產量值13'!E37,'漁業生產量值-漁業種類別魚類別生產量值13'!G37,'漁業生產量值-漁業種類別魚類別生產量值13'!I37,'漁業生產量值-漁業種類別魚類別生產量值13'!K37,'漁業生產量值-漁業種類別魚類別生產量值13'!M37,'漁業生產量值-漁業種類別魚類別生產量值13'!O37)=0,&quot;-&quot;,SUM(I37,K37,M37,O37,'漁業生產量值-漁業種類別魚類別生產量值13'!C37,'漁業生產量值-漁業種類別魚類別生產量值13'!E37,'漁業生產量值-漁業種類別魚類別生產量值13'!G37,'漁業生產量值-漁業種類別魚類別生產量值13'!I37,'漁業生產量值-漁業種類別魚類別生產量值13'!K37,'漁業生產量值-漁業種類別魚類別生產量值13'!M37,'漁業生產量值-漁業種類別魚類別生產量值13'!O37))" table:style-name="ce55">
            <text:p>10<text:s/></text:p>
          </table:table-cell>
          <table:table-cell office:value-type="float" office:value="652.79999999999995" table:formula="msoxl:=IF(SUM(J37,L37,N37,P37,'漁業生產量值-漁業種類別魚類別生產量值13'!D37,'漁業生產量值-漁業種類別魚類別生產量值13'!F37,'漁業生產量值-漁業種類別魚類別生產量值13'!H37,'漁業生產量值-漁業種類別魚類別生產量值13'!J37,'漁業生產量值-漁業種類別魚類別生產量值13'!L37,'漁業生產量值-漁業種類別魚類別生產量值13'!N37,'漁業生產量值-漁業種類別魚類別生產量值13'!P37)=0,&quot;-&quot;,SUM(J37,L37,N37,P37,'漁業生產量值-漁業種類別魚類別生產量值13'!D37,'漁業生產量值-漁業種類別魚類別生產量值13'!F37,'漁業生產量值-漁業種類別魚類別生產量值13'!H37,'漁業生產量值-漁業種類別魚類別生產量值13'!J37,'漁業生產量值-漁業種類別魚類別生產量值13'!L37,'漁業生產量值-漁業種類別魚類別生產量值13'!N37,'漁業生產量值-漁業種類別魚類別生產量值13'!P37))" table:style-name="ce55">
            <text:p>65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8,K38,M38,O38,'漁業生產量值-漁業種類別魚類別生產量值13'!C38,'漁業生產量值-漁業種類別魚類別生產量值13'!E38,'漁業生產量值-漁業種類別魚類別生產量值13'!G38,'漁業生產量值-漁業種類別魚類別生產量值13'!I38,'漁業生產量值-漁業種類別魚類別生產量值13'!K38,'漁業生產量值-漁業種類別魚類別生產量值13'!M38,'漁業生產量值-漁業種類別魚類別生產量值13'!O38)=0,&quot;-&quot;,SUM(I38,K38,M38,O38,'漁業生產量值-漁業種類別魚類別生產量值13'!C38,'漁業生產量值-漁業種類別魚類別生產量值13'!E38,'漁業生產量值-漁業種類別魚類別生產量值13'!G38,'漁業生產量值-漁業種類別魚類別生產量值13'!I38,'漁業生產量值-漁業種類別魚類別生產量值13'!K38,'漁業生產量值-漁業種類別魚類別生產量值13'!M38,'漁業生產量值-漁業種類別魚類別生產量值13'!O38))" table:style-name="ce55">
            <text:p>-</text:p>
          </table:table-cell>
          <table:table-cell office:value-type="string" office:string-value="-" table:formula="msoxl:=IF(SUM(J38,L38,N38,P38,'漁業生產量值-漁業種類別魚類別生產量值13'!D38,'漁業生產量值-漁業種類別魚類別生產量值13'!F38,'漁業生產量值-漁業種類別魚類別生產量值13'!H38,'漁業生產量值-漁業種類別魚類別生產量值13'!J38,'漁業生產量值-漁業種類別魚類別生產量值13'!L38,'漁業生產量值-漁業種類別魚類別生產量值13'!N38,'漁業生產量值-漁業種類別魚類別生產量值13'!P38)=0,&quot;-&quot;,SUM(J38,L38,N38,P38,'漁業生產量值-漁業種類別魚類別生產量值13'!D38,'漁業生產量值-漁業種類別魚類別生產量值13'!F38,'漁業生產量值-漁業種類別魚類別生產量值13'!H38,'漁業生產量值-漁業種類別魚類別生產量值13'!J38,'漁業生產量值-漁業種類別魚類別生產量值13'!L38,'漁業生產量值-漁業種類別魚類別生產量值13'!N38,'漁業生產量值-漁業種類別魚類別生產量值13'!P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float" office:value="92.516199999999998" table:style-name="ce55">
            <text:p>93<text:s/></text:p>
          </table:table-cell>
          <table:table-cell office:value-type="float" office:value="12016.84786" table:style-name="ce55">
            <text:p>12,017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39,K39,M39,O39,'漁業生產量值-漁業種類別魚類別生產量值13'!C39,'漁業生產量值-漁業種類別魚類別生產量值13'!E39,'漁業生產量值-漁業種類別魚類別生產量值13'!G39,'漁業生產量值-漁業種類別魚類別生產量值13'!I39,'漁業生產量值-漁業種類別魚類別生產量值13'!K39,'漁業生產量值-漁業種類別魚類別生產量值13'!M39,'漁業生產量值-漁業種類別魚類別生產量值13'!O39)=0,&quot;-&quot;,SUM(I39,K39,M39,O39,'漁業生產量值-漁業種類別魚類別生產量值13'!C39,'漁業生產量值-漁業種類別魚類別生產量值13'!E39,'漁業生產量值-漁業種類別魚類別生產量值13'!G39,'漁業生產量值-漁業種類別魚類別生產量值13'!I39,'漁業生產量值-漁業種類別魚類別生產量值13'!K39,'漁業生產量值-漁業種類別魚類別生產量值13'!M39,'漁業生產量值-漁業種類別魚類別生產量值13'!O39))" table:style-name="ce55">
            <text:p>-</text:p>
          </table:table-cell>
          <table:table-cell office:value-type="string" office:string-value="-" table:formula="msoxl:=IF(SUM(J39,L39,N39,P39,'漁業生產量值-漁業種類別魚類別生產量值13'!D39,'漁業生產量值-漁業種類別魚類別生產量值13'!F39,'漁業生產量值-漁業種類別魚類別生產量值13'!H39,'漁業生產量值-漁業種類別魚類別生產量值13'!J39,'漁業生產量值-漁業種類別魚類別生產量值13'!L39,'漁業生產量值-漁業種類別魚類別生產量值13'!N39,'漁業生產量值-漁業種類別魚類別生產量值13'!P39)=0,&quot;-&quot;,SUM(J39,L39,N39,P39,'漁業生產量值-漁業種類別魚類別生產量值13'!D39,'漁業生產量值-漁業種類別魚類別生產量值13'!F39,'漁業生產量值-漁業種類別魚類別生產量值13'!H39,'漁業生產量值-漁業種類別魚類別生產量值13'!J39,'漁業生產量值-漁業種類別魚類別生產量值13'!L39,'漁業生產量值-漁業種類別魚類別生產量值13'!N39,'漁業生產量值-漁業種類別魚類別生產量值13'!P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6.1345000000000001" table:style-name="ce55">
            <text:p>6<text:s/></text:p>
          </table:table-cell>
          <table:table-cell office:value-type="float" office:value="1450.0011400000001" table:style-name="ce55">
            <text:p>1,450<text:s/></text:p>
          </table:table-cell>
          <table:table-cell office:value-type="float" office:value="3.4599999999999999E-2" table:style-name="ce55">
            <text:p>0<text:s/></text:p>
          </table:table-cell>
          <table:table-cell office:value-type="float" office:value="13.45909" table:style-name="ce61">
            <text:p>13<text:s/></text:p>
          </table:table-cell>
          <table:table-cell office:value-type="float" office:value="102.72398000000001" table:formula="msoxl:=IF(SUM(I40,K40,M40,O40,'漁業生產量值-漁業種類別魚類別生產量值13'!C40,'漁業生產量值-漁業種類別魚類別生產量值13'!E40,'漁業生產量值-漁業種類別魚類別生產量值13'!G40,'漁業生產量值-漁業種類別魚類別生產量值13'!I40,'漁業生產量值-漁業種類別魚類別生產量值13'!K40,'漁業生產量值-漁業種類別魚類別生產量值13'!M40,'漁業生產量值-漁業種類別魚類別生產量值13'!O40)=0,&quot;-&quot;,SUM(I40,K40,M40,O40,'漁業生產量值-漁業種類別魚類別生產量值13'!C40,'漁業生產量值-漁業種類別魚類別生產量值13'!E40,'漁業生產量值-漁業種類別魚類別生產量值13'!G40,'漁業生產量值-漁業種類別魚類別生產量值13'!I40,'漁業生產量值-漁業種類別魚類別生產量值13'!K40,'漁業生產量值-漁業種類別魚類別生產量值13'!M40,'漁業生產量值-漁業種類別魚類別生產量值13'!O40))" table:style-name="ce55">
            <text:p>103<text:s/></text:p>
          </table:table-cell>
          <table:table-cell office:value-type="float" office:value="16472.364839999998" table:formula="msoxl:=IF(SUM(J40,L40,N40,P40,'漁業生產量值-漁業種類別魚類別生產量值13'!D40,'漁業生產量值-漁業種類別魚類別生產量值13'!F40,'漁業生產量值-漁業種類別魚類別生產量值13'!H40,'漁業生產量值-漁業種類別魚類別生產量值13'!J40,'漁業生產量值-漁業種類別魚類別生產量值13'!L40,'漁業生產量值-漁業種類別魚類別生產量值13'!N40,'漁業生產量值-漁業種類別魚類別生產量值13'!P40)=0,&quot;-&quot;,SUM(J40,L40,N40,P40,'漁業生產量值-漁業種類別魚類別生產量值13'!D40,'漁業生產量值-漁業種類別魚類別生產量值13'!F40,'漁業生產量值-漁業種類別魚類別生產量值13'!H40,'漁業生產量值-漁業種類別魚類別生產量值13'!J40,'漁業生產量值-漁業種類別魚類別生產量值13'!L40,'漁業生產量值-漁業種類別魚類別生產量值13'!N40,'漁業生產量值-漁業種類別魚類別生產量值13'!P40))" table:style-name="ce55">
            <text:p>16,472<text:s/></text:p>
          </table:table-cell>
          <table:table-cell office:value-type="float" office:value="0.89800000000000002" table:style-name="ce55">
            <text:p>1<text:s/></text:p>
          </table:table-cell>
          <table:table-cell office:value-type="float" office:value="478.21199999999999" table:style-name="ce61">
            <text:p>478<text:s/></text:p>
          </table:table-cell>
          <table:table-cell office:value-type="float" office:value="0.88800000000000001" table:style-name="ce55">
            <text:p>1<text:s/></text:p>
          </table:table-cell>
          <table:table-cell office:value-type="float" office:value="650.904" table:style-name="ce61">
            <text:p>651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1,K41,M41,O41,'漁業生產量值-漁業種類別魚類別生產量值13'!C41,'漁業生產量值-漁業種類別魚類別生產量值13'!E41,'漁業生產量值-漁業種類別魚類別生產量值13'!G41,'漁業生產量值-漁業種類別魚類別生產量值13'!I41,'漁業生產量值-漁業種類別魚類別生產量值13'!K41,'漁業生產量值-漁業種類別魚類別生產量值13'!M41,'漁業生產量值-漁業種類別魚類別生產量值13'!O41)=0,&quot;-&quot;,SUM(I41,K41,M41,O41,'漁業生產量值-漁業種類別魚類別生產量值13'!C41,'漁業生產量值-漁業種類別魚類別生產量值13'!E41,'漁業生產量值-漁業種類別魚類別生產量值13'!G41,'漁業生產量值-漁業種類別魚類別生產量值13'!I41,'漁業生產量值-漁業種類別魚類別生產量值13'!K41,'漁業生產量值-漁業種類別魚類別生產量值13'!M41,'漁業生產量值-漁業種類別魚類別生產量值13'!O41))" table:style-name="ce55">
            <text:p>-</text:p>
          </table:table-cell>
          <table:table-cell office:value-type="string" office:string-value="-" table:formula="msoxl:=IF(SUM(J41,L41,N41,P41,'漁業生產量值-漁業種類別魚類別生產量值13'!D41,'漁業生產量值-漁業種類別魚類別生產量值13'!F41,'漁業生產量值-漁業種類別魚類別生產量值13'!H41,'漁業生產量值-漁業種類別魚類別生產量值13'!J41,'漁業生產量值-漁業種類別魚類別生產量值13'!L41,'漁業生產量值-漁業種類別魚類別生產量值13'!N41,'漁業生產量值-漁業種類別魚類別生產量值13'!P41)=0,&quot;-&quot;,SUM(J41,L41,N41,P41,'漁業生產量值-漁業種類別魚類別生產量值13'!D41,'漁業生產量值-漁業種類別魚類別生產量值13'!F41,'漁業生產量值-漁業種類別魚類別生產量值13'!H41,'漁業生產量值-漁業種類別魚類別生產量值13'!J41,'漁業生產量值-漁業種類別魚類別生產量值13'!L41,'漁業生產量值-漁業種類別魚類別生產量值13'!N41,'漁業生產量值-漁業種類別魚類別生產量值13'!P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2,K42,M42,O42,'漁業生產量值-漁業種類別魚類別生產量值13'!C42,'漁業生產量值-漁業種類別魚類別生產量值13'!E42,'漁業生產量值-漁業種類別魚類別生產量值13'!G42,'漁業生產量值-漁業種類別魚類別生產量值13'!I42,'漁業生產量值-漁業種類別魚類別生產量值13'!K42,'漁業生產量值-漁業種類別魚類別生產量值13'!M42,'漁業生產量值-漁業種類別魚類別生產量值13'!O42)=0,&quot;-&quot;,SUM(I42,K42,M42,O42,'漁業生產量值-漁業種類別魚類別生產量值13'!C42,'漁業生產量值-漁業種類別魚類別生產量值13'!E42,'漁業生產量值-漁業種類別魚類別生產量值13'!G42,'漁業生產量值-漁業種類別魚類別生產量值13'!I42,'漁業生產量值-漁業種類別魚類別生產量值13'!K42,'漁業生產量值-漁業種類別魚類別生產量值13'!M42,'漁業生產量值-漁業種類別魚類別生產量值13'!O42))" table:style-name="ce55">
            <text:p>-</text:p>
          </table:table-cell>
          <table:table-cell office:value-type="string" office:string-value="-" table:formula="msoxl:=IF(SUM(J42,L42,N42,P42,'漁業生產量值-漁業種類別魚類別生產量值13'!D42,'漁業生產量值-漁業種類別魚類別生產量值13'!F42,'漁業生產量值-漁業種類別魚類別生產量值13'!H42,'漁業生產量值-漁業種類別魚類別生產量值13'!J42,'漁業生產量值-漁業種類別魚類別生產量值13'!L42,'漁業生產量值-漁業種類別魚類別生產量值13'!N42,'漁業生產量值-漁業種類別魚類別生產量值13'!P42)=0,&quot;-&quot;,SUM(J42,L42,N42,P42,'漁業生產量值-漁業種類別魚類別生產量值13'!D42,'漁業生產量值-漁業種類別魚類別生產量值13'!F42,'漁業生產量值-漁業種類別魚類別生產量值13'!H42,'漁業生產量值-漁業種類別魚類別生產量值13'!J42,'漁業生產量值-漁業種類別魚類別生產量值13'!L42,'漁業生產量值-漁業種類別魚類別生產量值13'!N42,'漁業生產量值-漁業種類別魚類別生產量值13'!P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3,K43,M43,O43,'漁業生產量值-漁業種類別魚類別生產量值13'!C43,'漁業生產量值-漁業種類別魚類別生產量值13'!E43,'漁業生產量值-漁業種類別魚類別生產量值13'!G43,'漁業生產量值-漁業種類別魚類別生產量值13'!I43,'漁業生產量值-漁業種類別魚類別生產量值13'!K43,'漁業生產量值-漁業種類別魚類別生產量值13'!M43,'漁業生產量值-漁業種類別魚類別生產量值13'!O43)=0,&quot;-&quot;,SUM(I43,K43,M43,O43,'漁業生產量值-漁業種類別魚類別生產量值13'!C43,'漁業生產量值-漁業種類別魚類別生產量值13'!E43,'漁業生產量值-漁業種類別魚類別生產量值13'!G43,'漁業生產量值-漁業種類別魚類別生產量值13'!I43,'漁業生產量值-漁業種類別魚類別生產量值13'!K43,'漁業生產量值-漁業種類別魚類別生產量值13'!M43,'漁業生產量值-漁業種類別魚類別生產量值13'!O43))" table:style-name="ce55">
            <text:p>-</text:p>
          </table:table-cell>
          <table:table-cell office:value-type="string" office:string-value="-" table:formula="msoxl:=IF(SUM(J43,L43,N43,P43,'漁業生產量值-漁業種類別魚類別生產量值13'!D43,'漁業生產量值-漁業種類別魚類別生產量值13'!F43,'漁業生產量值-漁業種類別魚類別生產量值13'!H43,'漁業生產量值-漁業種類別魚類別生產量值13'!J43,'漁業生產量值-漁業種類別魚類別生產量值13'!L43,'漁業生產量值-漁業種類別魚類別生產量值13'!N43,'漁業生產量值-漁業種類別魚類別生產量值13'!P43)=0,&quot;-&quot;,SUM(J43,L43,N43,P43,'漁業生產量值-漁業種類別魚類別生產量值13'!D43,'漁業生產量值-漁業種類別魚類別生產量值13'!F43,'漁業生產量值-漁業種類別魚類別生產量值13'!H43,'漁業生產量值-漁業種類別魚類別生產量值13'!J43,'漁業生產量值-漁業種類別魚類別生產量值13'!L43,'漁業生產量值-漁業種類別魚類別生產量值13'!N43,'漁業生產量值-漁業種類別魚類別生產量值13'!P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675.144" table:formula="msoxl:=IF(SUM(I44,K44,M44,O44,'漁業生產量值-漁業種類別魚類別生產量值13'!C44,'漁業生產量值-漁業種類別魚類別生產量值13'!E44,'漁業生產量值-漁業種類別魚類別生產量值13'!G44,'漁業生產量值-漁業種類別魚類別生產量值13'!I44,'漁業生產量值-漁業種類別魚類別生產量值13'!K44,'漁業生產量值-漁業種類別魚類別生產量值13'!M44,'漁業生產量值-漁業種類別魚類別生產量值13'!O44)=0,&quot;-&quot;,SUM(I44,K44,M44,O44,'漁業生產量值-漁業種類別魚類別生產量值13'!C44,'漁業生產量值-漁業種類別魚類別生產量值13'!E44,'漁業生產量值-漁業種類別魚類別生產量值13'!G44,'漁業生產量值-漁業種類別魚類別生產量值13'!I44,'漁業生產量值-漁業種類別魚類別生產量值13'!K44,'漁業生產量值-漁業種類別魚類別生產量值13'!M44,'漁業生產量值-漁業種類別魚類別生產量值13'!O44))" table:style-name="ce55">
            <text:p>1,675<text:s/></text:p>
          </table:table-cell>
          <table:table-cell office:value-type="float" office:value="482914.76074" table:formula="msoxl:=IF(SUM(J44,L44,N44,P44,'漁業生產量值-漁業種類別魚類別生產量值13'!D44,'漁業生產量值-漁業種類別魚類別生產量值13'!F44,'漁業生產量值-漁業種類別魚類別生產量值13'!H44,'漁業生產量值-漁業種類別魚類別生產量值13'!J44,'漁業生產量值-漁業種類別魚類別生產量值13'!L44,'漁業生產量值-漁業種類別魚類別生產量值13'!N44,'漁業生產量值-漁業種類別魚類別生產量值13'!P44)=0,&quot;-&quot;,SUM(J44,L44,N44,P44,'漁業生產量值-漁業種類別魚類別生產量值13'!D44,'漁業生產量值-漁業種類別魚類別生產量值13'!F44,'漁業生產量值-漁業種類別魚類別生產量值13'!H44,'漁業生產量值-漁業種類別魚類別生產量值13'!J44,'漁業生產量值-漁業種類別魚類別生產量值13'!L44,'漁業生產量值-漁業種類別魚類別生產量值13'!N44,'漁業生產量值-漁業種類別魚類別生產量值13'!P44))" table:style-name="ce55">
            <text:p>482,91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813.49" table:formula="msoxl:=IF(SUM(I45,K45,M45,O45,'漁業生產量值-漁業種類別魚類別生產量值13'!C45,'漁業生產量值-漁業種類別魚類別生產量值13'!E45,'漁業生產量值-漁業種類別魚類別生產量值13'!G45,'漁業生產量值-漁業種類別魚類別生產量值13'!I45,'漁業生產量值-漁業種類別魚類別生產量值13'!K45,'漁業生產量值-漁業種類別魚類別生產量值13'!M45,'漁業生產量值-漁業種類別魚類別生產量值13'!O45)=0,&quot;-&quot;,SUM(I45,K45,M45,O45,'漁業生產量值-漁業種類別魚類別生產量值13'!C45,'漁業生產量值-漁業種類別魚類別生產量值13'!E45,'漁業生產量值-漁業種類別魚類別生產量值13'!G45,'漁業生產量值-漁業種類別魚類別生產量值13'!I45,'漁業生產量值-漁業種類別魚類別生產量值13'!K45,'漁業生產量值-漁業種類別魚類別生產量值13'!M45,'漁業生產量值-漁業種類別魚類別生產量值13'!O45))" table:style-name="ce55">
            <text:p>813<text:s/></text:p>
          </table:table-cell>
          <table:table-cell office:value-type="float" office:value="38151.362399999998" table:formula="msoxl:=IF(SUM(J45,L45,N45,P45,'漁業生產量值-漁業種類別魚類別生產量值13'!D45,'漁業生產量值-漁業種類別魚類別生產量值13'!F45,'漁業生產量值-漁業種類別魚類別生產量值13'!H45,'漁業生產量值-漁業種類別魚類別生產量值13'!J45,'漁業生產量值-漁業種類別魚類別生產量值13'!L45,'漁業生產量值-漁業種類別魚類別生產量值13'!N45,'漁業生產量值-漁業種類別魚類別生產量值13'!P45)=0,&quot;-&quot;,SUM(J45,L45,N45,P45,'漁業生產量值-漁業種類別魚類別生產量值13'!D45,'漁業生產量值-漁業種類別魚類別生產量值13'!F45,'漁業生產量值-漁業種類別魚類別生產量值13'!H45,'漁業生產量值-漁業種類別魚類別生產量值13'!J45,'漁業生產量值-漁業種類別魚類別生產量值13'!L45,'漁業生產量值-漁業種類別魚類別生產量值13'!N45,'漁業生產量值-漁業種類別魚類別生產量值13'!P45))" table:style-name="ce55">
            <text:p>38,151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12.96834" table:style-name="ce55">
            <text:p>13<text:s/></text:p>
          </table:table-cell>
          <table:table-cell office:value-type="float" office:value="3172.7502100000002" table:style-name="ce55">
            <text:p>3,173<text:s/></text:p>
          </table:table-cell>
          <table:table-cell office:value-type="float" office:value="1.8620000000000001" table:style-name="ce55">
            <text:p>2<text:s/></text:p>
          </table:table-cell>
          <table:table-cell office:value-type="float" office:value="490.32037000000003" table:style-name="ce61">
            <text:p>490<text:s/></text:p>
          </table:table-cell>
          <table:table-cell office:value-type="float" office:value="48.307390000000005" table:formula="msoxl:=IF(SUM(I46,K46,M46,O46,'漁業生產量值-漁業種類別魚類別生產量值13'!C46,'漁業生產量值-漁業種類別魚類別生產量值13'!E46,'漁業生產量值-漁業種類別魚類別生產量值13'!G46,'漁業生產量值-漁業種類別魚類別生產量值13'!I46,'漁業生產量值-漁業種類別魚類別生產量值13'!K46,'漁業生產量值-漁業種類別魚類別生產量值13'!M46,'漁業生產量值-漁業種類別魚類別生產量值13'!O46)=0,&quot;-&quot;,SUM(I46,K46,M46,O46,'漁業生產量值-漁業種類別魚類別生產量值13'!C46,'漁業生產量值-漁業種類別魚類別生產量值13'!E46,'漁業生產量值-漁業種類別魚類別生產量值13'!G46,'漁業生產量值-漁業種類別魚類別生產量值13'!I46,'漁業生產量值-漁業種類別魚類別生產量值13'!K46,'漁業生產量值-漁業種類別魚類別生產量值13'!M46,'漁業生產量值-漁業種類別魚類別生產量值13'!O46))" table:style-name="ce55">
            <text:p>48<text:s/></text:p>
          </table:table-cell>
          <table:table-cell office:value-type="float" office:value="13040.012639999999" table:formula="msoxl:=IF(SUM(J46,L46,N46,P46,'漁業生產量值-漁業種類別魚類別生產量值13'!D46,'漁業生產量值-漁業種類別魚類別生產量值13'!F46,'漁業生產量值-漁業種類別魚類別生產量值13'!H46,'漁業生產量值-漁業種類別魚類別生產量值13'!J46,'漁業生產量值-漁業種類別魚類別生產量值13'!L46,'漁業生產量值-漁業種類別魚類別生產量值13'!N46,'漁業生產量值-漁業種類別魚類別生產量值13'!P46)=0,&quot;-&quot;,SUM(J46,L46,N46,P46,'漁業生產量值-漁業種類別魚類別生產量值13'!D46,'漁業生產量值-漁業種類別魚類別生產量值13'!F46,'漁業生產量值-漁業種類別魚類別生產量值13'!H46,'漁業生產量值-漁業種類別魚類別生產量值13'!J46,'漁業生產量值-漁業種類別魚類別生產量值13'!L46,'漁業生產量值-漁業種類別魚類別生產量值13'!N46,'漁業生產量值-漁業種類別魚類別生產量值13'!P46))" table:style-name="ce55">
            <text:p>13,040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1.829000000000001" table:style-name="ce55">
            <text:p>22<text:s/></text:p>
          </table:table-cell>
          <table:table-cell office:value-type="float" office:value="4252.6629800000001" table:style-name="ce55">
            <text:p>4,25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7,K47,M47,O47,'漁業生產量值-漁業種類別魚類別生產量值13'!C47,'漁業生產量值-漁業種類別魚類別生產量值13'!E47,'漁業生產量值-漁業種類別魚類別生產量值13'!G47,'漁業生產量值-漁業種類別魚類別生產量值13'!I47,'漁業生產量值-漁業種類別魚類別生產量值13'!K47,'漁業生產量值-漁業種類別魚類別生產量值13'!M47,'漁業生產量值-漁業種類別魚類別生產量值13'!O47)=0,&quot;-&quot;,SUM(I47,K47,M47,O47,'漁業生產量值-漁業種類別魚類別生產量值13'!C47,'漁業生產量值-漁業種類別魚類別生產量值13'!E47,'漁業生產量值-漁業種類別魚類別生產量值13'!G47,'漁業生產量值-漁業種類別魚類別生產量值13'!I47,'漁業生產量值-漁業種類別魚類別生產量值13'!K47,'漁業生產量值-漁業種類別魚類別生產量值13'!M47,'漁業生產量值-漁業種類別魚類別生產量值13'!O47))" table:style-name="ce55">
            <text:p>-</text:p>
          </table:table-cell>
          <table:table-cell office:value-type="string" office:string-value="-" table:formula="msoxl:=IF(SUM(J47,L47,N47,P47,'漁業生產量值-漁業種類別魚類別生產量值13'!D47,'漁業生產量值-漁業種類別魚類別生產量值13'!F47,'漁業生產量值-漁業種類別魚類別生產量值13'!H47,'漁業生產量值-漁業種類別魚類別生產量值13'!J47,'漁業生產量值-漁業種類別魚類別生產量值13'!L47,'漁業生產量值-漁業種類別魚類別生產量值13'!N47,'漁業生產量值-漁業種類別魚類別生產量值13'!P47)=0,&quot;-&quot;,SUM(J47,L47,N47,P47,'漁業生產量值-漁業種類別魚類別生產量值13'!D47,'漁業生產量值-漁業種類別魚類別生產量值13'!F47,'漁業生產量值-漁業種類別魚類別生產量值13'!H47,'漁業生產量值-漁業種類別魚類別生產量值13'!J47,'漁業生產量值-漁業種類別魚類別生產量值13'!L47,'漁業生產量值-漁業種類別魚類別生產量值13'!N47,'漁業生產量值-漁業種類別魚類別生產量值13'!P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8,K48,M48,O48,'漁業生產量值-漁業種類別魚類別生產量值13'!C48,'漁業生產量值-漁業種類別魚類別生產量值13'!E48,'漁業生產量值-漁業種類別魚類別生產量值13'!G48,'漁業生產量值-漁業種類別魚類別生產量值13'!I48,'漁業生產量值-漁業種類別魚類別生產量值13'!K48,'漁業生產量值-漁業種類別魚類別生產量值13'!M48,'漁業生產量值-漁業種類別魚類別生產量值13'!O48)=0,&quot;-&quot;,SUM(I48,K48,M48,O48,'漁業生產量值-漁業種類別魚類別生產量值13'!C48,'漁業生產量值-漁業種類別魚類別生產量值13'!E48,'漁業生產量值-漁業種類別魚類別生產量值13'!G48,'漁業生產量值-漁業種類別魚類別生產量值13'!I48,'漁業生產量值-漁業種類別魚類別生產量值13'!K48,'漁業生產量值-漁業種類別魚類別生產量值13'!M48,'漁業生產量值-漁業種類別魚類別生產量值13'!O48))" table:style-name="ce55">
            <text:p>-</text:p>
          </table:table-cell>
          <table:table-cell office:value-type="string" office:string-value="-" table:formula="msoxl:=IF(SUM(J48,L48,N48,P48,'漁業生產量值-漁業種類別魚類別生產量值13'!D48,'漁業生產量值-漁業種類別魚類別生產量值13'!F48,'漁業生產量值-漁業種類別魚類別生產量值13'!H48,'漁業生產量值-漁業種類別魚類別生產量值13'!J48,'漁業生產量值-漁業種類別魚類別生產量值13'!L48,'漁業生產量值-漁業種類別魚類別生產量值13'!N48,'漁業生產量值-漁業種類別魚類別生產量值13'!P48)=0,&quot;-&quot;,SUM(J48,L48,N48,P48,'漁業生產量值-漁業種類別魚類別生產量值13'!D48,'漁業生產量值-漁業種類別魚類別生產量值13'!F48,'漁業生產量值-漁業種類別魚類別生產量值13'!H48,'漁業生產量值-漁業種類別魚類別生產量值13'!J48,'漁業生產量值-漁業種類別魚類別生產量值13'!L48,'漁業生產量值-漁業種類別魚類別生產量值13'!N48,'漁業生產量值-漁業種類別魚類別生產量值13'!P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49,K49,M49,O49,'漁業生產量值-漁業種類別魚類別生產量值13'!C49,'漁業生產量值-漁業種類別魚類別生產量值13'!E49,'漁業生產量值-漁業種類別魚類別生產量值13'!G49,'漁業生產量值-漁業種類別魚類別生產量值13'!I49,'漁業生產量值-漁業種類別魚類別生產量值13'!K49,'漁業生產量值-漁業種類別魚類別生產量值13'!M49,'漁業生產量值-漁業種類別魚類別生產量值13'!O49)=0,&quot;-&quot;,SUM(I49,K49,M49,O49,'漁業生產量值-漁業種類別魚類別生產量值13'!C49,'漁業生產量值-漁業種類別魚類別生產量值13'!E49,'漁業生產量值-漁業種類別魚類別生產量值13'!G49,'漁業生產量值-漁業種類別魚類別生產量值13'!I49,'漁業生產量值-漁業種類別魚類別生產量值13'!K49,'漁業生產量值-漁業種類別魚類別生產量值13'!M49,'漁業生產量值-漁業種類別魚類別生產量值13'!O49))" table:style-name="ce55">
            <text:p>-</text:p>
          </table:table-cell>
          <table:table-cell office:value-type="string" office:string-value="-" table:formula="msoxl:=IF(SUM(J49,L49,N49,P49,'漁業生產量值-漁業種類別魚類別生產量值13'!D49,'漁業生產量值-漁業種類別魚類別生產量值13'!F49,'漁業生產量值-漁業種類別魚類別生產量值13'!H49,'漁業生產量值-漁業種類別魚類別生產量值13'!J49,'漁業生產量值-漁業種類別魚類別生產量值13'!L49,'漁業生產量值-漁業種類別魚類別生產量值13'!N49,'漁業生產量值-漁業種類別魚類別生產量值13'!P49)=0,&quot;-&quot;,SUM(J49,L49,N49,P49,'漁業生產量值-漁業種類別魚類別生產量值13'!D49,'漁業生產量值-漁業種類別魚類別生產量值13'!F49,'漁業生產量值-漁業種類別魚類別生產量值13'!H49,'漁業生產量值-漁業種類別魚類別生產量值13'!J49,'漁業生產量值-漁業種類別魚類別生產量值13'!L49,'漁業生產量值-漁業種類別魚類別生產量值13'!N49,'漁業生產量值-漁業種類別魚類別生產量值13'!P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0,K50,M50,O50,'漁業生產量值-漁業種類別魚類別生產量值13'!C50,'漁業生產量值-漁業種類別魚類別生產量值13'!E50,'漁業生產量值-漁業種類別魚類別生產量值13'!G50,'漁業生產量值-漁業種類別魚類別生產量值13'!I50,'漁業生產量值-漁業種類別魚類別生產量值13'!K50,'漁業生產量值-漁業種類別魚類別生產量值13'!M50,'漁業生產量值-漁業種類別魚類別生產量值13'!O50)=0,&quot;-&quot;,SUM(I50,K50,M50,O50,'漁業生產量值-漁業種類別魚類別生產量值13'!C50,'漁業生產量值-漁業種類別魚類別生產量值13'!E50,'漁業生產量值-漁業種類別魚類別生產量值13'!G50,'漁業生產量值-漁業種類別魚類別生產量值13'!I50,'漁業生產量值-漁業種類別魚類別生產量值13'!K50,'漁業生產量值-漁業種類別魚類別生產量值13'!M50,'漁業生產量值-漁業種類別魚類別生產量值13'!O50))" table:style-name="ce55">
            <text:p>-</text:p>
          </table:table-cell>
          <table:table-cell office:value-type="string" office:string-value="-" table:formula="msoxl:=IF(SUM(J50,L50,N50,P50,'漁業生產量值-漁業種類別魚類別生產量值13'!D50,'漁業生產量值-漁業種類別魚類別生產量值13'!F50,'漁業生產量值-漁業種類別魚類別生產量值13'!H50,'漁業生產量值-漁業種類別魚類別生產量值13'!J50,'漁業生產量值-漁業種類別魚類別生產量值13'!L50,'漁業生產量值-漁業種類別魚類別生產量值13'!N50,'漁業生產量值-漁業種類別魚類別生產量值13'!P50)=0,&quot;-&quot;,SUM(J50,L50,N50,P50,'漁業生產量值-漁業種類別魚類別生產量值13'!D50,'漁業生產量值-漁業種類別魚類別生產量值13'!F50,'漁業生產量值-漁業種類別魚類別生產量值13'!H50,'漁業生產量值-漁業種類別魚類別生產量值13'!J50,'漁業生產量值-漁業種類別魚類別生產量值13'!L50,'漁業生產量值-漁業種類別魚類別生產量值13'!N50,'漁業生產量值-漁業種類別魚類別生產量值13'!P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1,K51,M51,O51,'漁業生產量值-漁業種類別魚類別生產量值13'!C51,'漁業生產量值-漁業種類別魚類別生產量值13'!E51,'漁業生產量值-漁業種類別魚類別生產量值13'!G51,'漁業生產量值-漁業種類別魚類別生產量值13'!I51,'漁業生產量值-漁業種類別魚類別生產量值13'!K51,'漁業生產量值-漁業種類別魚類別生產量值13'!M51,'漁業生產量值-漁業種類別魚類別生產量值13'!O51)=0,&quot;-&quot;,SUM(I51,K51,M51,O51,'漁業生產量值-漁業種類別魚類別生產量值13'!C51,'漁業生產量值-漁業種類別魚類別生產量值13'!E51,'漁業生產量值-漁業種類別魚類別生產量值13'!G51,'漁業生產量值-漁業種類別魚類別生產量值13'!I51,'漁業生產量值-漁業種類別魚類別生產量值13'!K51,'漁業生產量值-漁業種類別魚類別生產量值13'!M51,'漁業生產量值-漁業種類別魚類別生產量值13'!O51))" table:style-name="ce55">
            <text:p>-</text:p>
          </table:table-cell>
          <table:table-cell office:value-type="string" office:string-value="-" table:formula="msoxl:=IF(SUM(J51,L51,N51,P51,'漁業生產量值-漁業種類別魚類別生產量值13'!D51,'漁業生產量值-漁業種類別魚類別生產量值13'!F51,'漁業生產量值-漁業種類別魚類別生產量值13'!H51,'漁業生產量值-漁業種類別魚類別生產量值13'!J51,'漁業生產量值-漁業種類別魚類別生產量值13'!L51,'漁業生產量值-漁業種類別魚類別生產量值13'!N51,'漁業生產量值-漁業種類別魚類別生產量值13'!P51)=0,&quot;-&quot;,SUM(J51,L51,N51,P51,'漁業生產量值-漁業種類別魚類別生產量值13'!D51,'漁業生產量值-漁業種類別魚類別生產量值13'!F51,'漁業生產量值-漁業種類別魚類別生產量值13'!H51,'漁業生產量值-漁業種類別魚類別生產量值13'!J51,'漁業生產量值-漁業種類別魚類別生產量值13'!L51,'漁業生產量值-漁業種類別魚類別生產量值13'!N51,'漁業生產量值-漁業種類別魚類別生產量值13'!P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2,K52,M52,O52,'漁業生產量值-漁業種類別魚類別生產量值13'!C52,'漁業生產量值-漁業種類別魚類別生產量值13'!E52,'漁業生產量值-漁業種類別魚類別生產量值13'!G52,'漁業生產量值-漁業種類別魚類別生產量值13'!I52,'漁業生產量值-漁業種類別魚類別生產量值13'!K52,'漁業生產量值-漁業種類別魚類別生產量值13'!M52,'漁業生產量值-漁業種類別魚類別生產量值13'!O52)=0,&quot;-&quot;,SUM(I52,K52,M52,O52,'漁業生產量值-漁業種類別魚類別生產量值13'!C52,'漁業生產量值-漁業種類別魚類別生產量值13'!E52,'漁業生產量值-漁業種類別魚類別生產量值13'!G52,'漁業生產量值-漁業種類別魚類別生產量值13'!I52,'漁業生產量值-漁業種類別魚類別生產量值13'!K52,'漁業生產量值-漁業種類別魚類別生產量值13'!M52,'漁業生產量值-漁業種類別魚類別生產量值13'!O52))" table:style-name="ce55">
            <text:p>-</text:p>
          </table:table-cell>
          <table:table-cell office:value-type="string" office:string-value="-" table:formula="msoxl:=IF(SUM(J52,L52,N52,P52,'漁業生產量值-漁業種類別魚類別生產量值13'!D52,'漁業生產量值-漁業種類別魚類別生產量值13'!F52,'漁業生產量值-漁業種類別魚類別生產量值13'!H52,'漁業生產量值-漁業種類別魚類別生產量值13'!J52,'漁業生產量值-漁業種類別魚類別生產量值13'!L52,'漁業生產量值-漁業種類別魚類別生產量值13'!N52,'漁業生產量值-漁業種類別魚類別生產量值13'!P52)=0,&quot;-&quot;,SUM(J52,L52,N52,P52,'漁業生產量值-漁業種類別魚類別生產量值13'!D52,'漁業生產量值-漁業種類別魚類別生產量值13'!F52,'漁業生產量值-漁業種類別魚類別生產量值13'!H52,'漁業生產量值-漁業種類別魚類別生產量值13'!J52,'漁業生產量值-漁業種類別魚類別生產量值13'!L52,'漁業生產量值-漁業種類別魚類別生產量值13'!N52,'漁業生產量值-漁業種類別魚類別生產量值13'!P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4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float" office:value="8.6889000000000003" table:formula="msoxl:=IF(SUM(I53,K53,M53,O53,'漁業生產量值-漁業種類別魚類別生產量值13'!C53,'漁業生產量值-漁業種類別魚類別生產量值13'!E53,'漁業生產量值-漁業種類別魚類別生產量值13'!G53,'漁業生產量值-漁業種類別魚類別生產量值13'!I53,'漁業生產量值-漁業種類別魚類別生產量值13'!K53,'漁業生產量值-漁業種類別魚類別生產量值13'!M53,'漁業生產量值-漁業種類別魚類別生產量值13'!O53)=0,&quot;-&quot;,SUM(I53,K53,M53,O53,'漁業生產量值-漁業種類別魚類別生產量值13'!C53,'漁業生產量值-漁業種類別魚類別生產量值13'!E53,'漁業生產量值-漁業種類別魚類別生產量值13'!G53,'漁業生產量值-漁業種類別魚類別生產量值13'!I53,'漁業生產量值-漁業種類別魚類別生產量值13'!K53,'漁業生產量值-漁業種類別魚類別生產量值13'!M53,'漁業生產量值-漁業種類別魚類別生產量值13'!O53))" table:style-name="ce55">
            <text:p>9<text:s/></text:p>
          </table:table-cell>
          <table:table-cell office:value-type="float" office:value="765.12929000000008" table:formula="msoxl:=IF(SUM(J53,L53,N53,P53,'漁業生產量值-漁業種類別魚類別生產量值13'!D53,'漁業生產量值-漁業種類別魚類別生產量值13'!F53,'漁業生產量值-漁業種類別魚類別生產量值13'!H53,'漁業生產量值-漁業種類別魚類別生產量值13'!J53,'漁業生產量值-漁業種類別魚類別生產量值13'!L53,'漁業生產量值-漁業種類別魚類別生產量值13'!N53,'漁業生產量值-漁業種類別魚類別生產量值13'!P53)=0,&quot;-&quot;,SUM(J53,L53,N53,P53,'漁業生產量值-漁業種類別魚類別生產量值13'!D53,'漁業生產量值-漁業種類別魚類別生產量值13'!F53,'漁業生產量值-漁業種類別魚類別生產量值13'!H53,'漁業生產量值-漁業種類別魚類別生產量值13'!J53,'漁業生產量值-漁業種類別魚類別生產量值13'!L53,'漁業生產量值-漁業種類別魚類別生產量值13'!N53,'漁業生產量值-漁業種類別魚類別生產量值13'!P53))" table:style-name="ce55">
            <text:p>765<text:s/></text:p>
          </table:table-cell>
          <table:table-cell office:value-type="float" office:value="0.18890000000000001" table:style-name="ce57">
            <text:p>0<text:s/></text:p>
          </table:table-cell>
          <table:table-cell office:value-type="float" office:value="272.12929000000003" table:style-name="ce62">
            <text:p>272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60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3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60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60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5,K55,M55,O55,'漁業生產量值-漁業種類別魚類別生產量值13'!C55,'漁業生產量值-漁業種類別魚類別生產量值13'!E55,'漁業生產量值-漁業種類別魚類別生產量值13'!G55,'漁業生產量值-漁業種類別魚類別生產量值13'!I55,'漁業生產量值-漁業種類別魚類別生產量值13'!K55,'漁業生產量值-漁業種類別魚類別生產量值13'!M55,'漁業生產量值-漁業種類別魚類別生產量值13'!O55)=0,&quot;-&quot;,SUM(I55,K55,M55,O55,'漁業生產量值-漁業種類別魚類別生產量值13'!C55,'漁業生產量值-漁業種類別魚類別生產量值13'!E55,'漁業生產量值-漁業種類別魚類別生產量值13'!G55,'漁業生產量值-漁業種類別魚類別生產量值13'!I55,'漁業生產量值-漁業種類別魚類別生產量值13'!K55,'漁業生產量值-漁業種類別魚類別生產量值13'!M55,'漁業生產量值-漁業種類別魚類別生產量值13'!O55))" table:style-name="ce55">
            <text:p>-</text:p>
          </table:table-cell>
          <table:table-cell office:value-type="string" office:string-value="-" table:formula="msoxl:=IF(SUM(J55,L55,N55,P55,'漁業生產量值-漁業種類別魚類別生產量值13'!D55,'漁業生產量值-漁業種類別魚類別生產量值13'!F55,'漁業生產量值-漁業種類別魚類別生產量值13'!H55,'漁業生產量值-漁業種類別魚類別生產量值13'!J55,'漁業生產量值-漁業種類別魚類別生產量值13'!L55,'漁業生產量值-漁業種類別魚類別生產量值13'!N55,'漁業生產量值-漁業種類別魚類別生產量值13'!P55)=0,&quot;-&quot;,SUM(J55,L55,N55,P55,'漁業生產量值-漁業種類別魚類別生產量值13'!D55,'漁業生產量值-漁業種類別魚類別生產量值13'!F55,'漁業生產量值-漁業種類別魚類別生產量值13'!H55,'漁業生產量值-漁業種類別魚類別生產量值13'!J55,'漁業生產量值-漁業種類別魚類別生產量值13'!L55,'漁業生產量值-漁業種類別魚類別生產量值13'!N55,'漁業生產量值-漁業種類別魚類別生產量值13'!P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6,K56,M56,O56,'漁業生產量值-漁業種類別魚類別生產量值13'!C56,'漁業生產量值-漁業種類別魚類別生產量值13'!E56,'漁業生產量值-漁業種類別魚類別生產量值13'!G56,'漁業生產量值-漁業種類別魚類別生產量值13'!I56,'漁業生產量值-漁業種類別魚類別生產量值13'!K56,'漁業生產量值-漁業種類別魚類別生產量值13'!M56,'漁業生產量值-漁業種類別魚類別生產量值13'!O56)=0,&quot;-&quot;,SUM(I56,K56,M56,O56,'漁業生產量值-漁業種類別魚類別生產量值13'!C56,'漁業生產量值-漁業種類別魚類別生產量值13'!E56,'漁業生產量值-漁業種類別魚類別生產量值13'!G56,'漁業生產量值-漁業種類別魚類別生產量值13'!I56,'漁業生產量值-漁業種類別魚類別生產量值13'!K56,'漁業生產量值-漁業種類別魚類別生產量值13'!M56,'漁業生產量值-漁業種類別魚類別生產量值13'!O56))" table:style-name="ce55">
            <text:p>-</text:p>
          </table:table-cell>
          <table:table-cell office:value-type="string" office:string-value="-" table:formula="msoxl:=IF(SUM(J56,L56,N56,P56,'漁業生產量值-漁業種類別魚類別生產量值13'!D56,'漁業生產量值-漁業種類別魚類別生產量值13'!F56,'漁業生產量值-漁業種類別魚類別生產量值13'!H56,'漁業生產量值-漁業種類別魚類別生產量值13'!J56,'漁業生產量值-漁業種類別魚類別生產量值13'!L56,'漁業生產量值-漁業種類別魚類別生產量值13'!N56,'漁業生產量值-漁業種類別魚類別生產量值13'!P56)=0,&quot;-&quot;,SUM(J56,L56,N56,P56,'漁業生產量值-漁業種類別魚類別生產量值13'!D56,'漁業生產量值-漁業種類別魚類別生產量值13'!F56,'漁業生產量值-漁業種類別魚類別生產量值13'!H56,'漁業生產量值-漁業種類別魚類別生產量值13'!J56,'漁業生產量值-漁業種類別魚類別生產量值13'!L56,'漁業生產量值-漁業種類別魚類別生產量值13'!N56,'漁業生產量值-漁業種類別魚類別生產量值13'!P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57,K57,M57,O57,'漁業生產量值-漁業種類別魚類別生產量值13'!C57,'漁業生產量值-漁業種類別魚類別生產量值13'!E57,'漁業生產量值-漁業種類別魚類別生產量值13'!G57,'漁業生產量值-漁業種類別魚類別生產量值13'!I57,'漁業生產量值-漁業種類別魚類別生產量值13'!K57,'漁業生產量值-漁業種類別魚類別生產量值13'!M57,'漁業生產量值-漁業種類別魚類別生產量值13'!O57)=0,&quot;-&quot;,SUM(I57,K57,M57,O57,'漁業生產量值-漁業種類別魚類別生產量值13'!C57,'漁業生產量值-漁業種類別魚類別生產量值13'!E57,'漁業生產量值-漁業種類別魚類別生產量值13'!G57,'漁業生產量值-漁業種類別魚類別生產量值13'!I57,'漁業生產量值-漁業種類別魚類別生產量值13'!K57,'漁業生產量值-漁業種類別魚類別生產量值13'!M57,'漁業生產量值-漁業種類別魚類別生產量值13'!O57))" table:style-name="ce55">
            <text:p>-</text:p>
          </table:table-cell>
          <table:table-cell office:value-type="string" office:string-value="-" table:formula="msoxl:=IF(SUM(J57,L57,N57,P57,'漁業生產量值-漁業種類別魚類別生產量值13'!D57,'漁業生產量值-漁業種類別魚類別生產量值13'!F57,'漁業生產量值-漁業種類別魚類別生產量值13'!H57,'漁業生產量值-漁業種類別魚類別生產量值13'!J57,'漁業生產量值-漁業種類別魚類別生產量值13'!L57,'漁業生產量值-漁業種類別魚類別生產量值13'!N57,'漁業生產量值-漁業種類別魚類別生產量值13'!P57)=0,&quot;-&quot;,SUM(J57,L57,N57,P57,'漁業生產量值-漁業種類別魚類別生產量值13'!D57,'漁業生產量值-漁業種類別魚類別生產量值13'!F57,'漁業生產量值-漁業種類別魚類別生產量值13'!H57,'漁業生產量值-漁業種類別魚類別生產量值13'!J57,'漁業生產量值-漁業種類別魚類別生產量值13'!L57,'漁業生產量值-漁業種類別魚類別生產量值13'!N57,'漁業生產量值-漁業種類別魚類別生產量值13'!P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60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3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60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60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59,K59,M59,O59,'漁業生產量值-漁業種類別魚類別生產量值13'!C59,'漁業生產量值-漁業種類別魚類別生產量值13'!E59,'漁業生產量值-漁業種類別魚類別生產量值13'!G59,'漁業生產量值-漁業種類別魚類別生產量值13'!I59,'漁業生產量值-漁業種類別魚類別生產量值13'!K59,'漁業生產量值-漁業種類別魚類別生產量值13'!M59,'漁業生產量值-漁業種類別魚類別生產量值13'!O59)=0,&quot;-&quot;,SUM(I59,K59,M59,O59,'漁業生產量值-漁業種類別魚類別生產量值13'!C59,'漁業生產量值-漁業種類別魚類別生產量值13'!E59,'漁業生產量值-漁業種類別魚類別生產量值13'!G59,'漁業生產量值-漁業種類別魚類別生產量值13'!I59,'漁業生產量值-漁業種類別魚類別生產量值13'!K59,'漁業生產量值-漁業種類別魚類別生產量值13'!M59,'漁業生產量值-漁業種類別魚類別生產量值13'!O59))" table:style-name="ce55">
            <text:p>-</text:p>
          </table:table-cell>
          <table:table-cell office:value-type="string" office:string-value="-" table:formula="msoxl:=IF(SUM(J59,L59,N59,P59,'漁業生產量值-漁業種類別魚類別生產量值13'!D59,'漁業生產量值-漁業種類別魚類別生產量值13'!F59,'漁業生產量值-漁業種類別魚類別生產量值13'!H59,'漁業生產量值-漁業種類別魚類別生產量值13'!J59,'漁業生產量值-漁業種類別魚類別生產量值13'!L59,'漁業生產量值-漁業種類別魚類別生產量值13'!N59,'漁業生產量值-漁業種類別魚類別生產量值13'!P59)=0,&quot;-&quot;,SUM(J59,L59,N59,P59,'漁業生產量值-漁業種類別魚類別生產量值13'!D59,'漁業生產量值-漁業種類別魚類別生產量值13'!F59,'漁業生產量值-漁業種類別魚類別生產量值13'!H59,'漁業生產量值-漁業種類別魚類別生產量值13'!J59,'漁業生產量值-漁業種類別魚類別生產量值13'!L59,'漁業生產量值-漁業種類別魚類別生產量值13'!N59,'漁業生產量值-漁業種類別魚類別生產量值13'!P5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60,K60,M60,O60,'漁業生產量值-漁業種類別魚類別生產量值13'!C60,'漁業生產量值-漁業種類別魚類別生產量值13'!E60,'漁業生產量值-漁業種類別魚類別生產量值13'!G60,'漁業生產量值-漁業種類別魚類別生產量值13'!I60,'漁業生產量值-漁業種類別魚類別生產量值13'!K60,'漁業生產量值-漁業種類別魚類別生產量值13'!M60,'漁業生產量值-漁業種類別魚類別生產量值13'!O60)=0,&quot;-&quot;,SUM(I60,K60,M60,O60,'漁業生產量值-漁業種類別魚類別生產量值13'!C60,'漁業生產量值-漁業種類別魚類別生產量值13'!E60,'漁業生產量值-漁業種類別魚類別生產量值13'!G60,'漁業生產量值-漁業種類別魚類別生產量值13'!I60,'漁業生產量值-漁業種類別魚類別生產量值13'!K60,'漁業生產量值-漁業種類別魚類別生產量值13'!M60,'漁業生產量值-漁業種類別魚類別生產量值13'!O60))" table:style-name="ce55">
            <text:p>-</text:p>
          </table:table-cell>
          <table:table-cell office:value-type="string" office:string-value="-" table:formula="msoxl:=IF(SUM(J60,L60,N60,P60,'漁業生產量值-漁業種類別魚類別生產量值13'!D60,'漁業生產量值-漁業種類別魚類別生產量值13'!F60,'漁業生產量值-漁業種類別魚類別生產量值13'!H60,'漁業生產量值-漁業種類別魚類別生產量值13'!J60,'漁業生產量值-漁業種類別魚類別生產量值13'!L60,'漁業生產量值-漁業種類別魚類別生產量值13'!N60,'漁業生產量值-漁業種類別魚類別生產量值13'!P60)=0,&quot;-&quot;,SUM(J60,L60,N60,P60,'漁業生產量值-漁業種類別魚類別生產量值13'!D60,'漁業生產量值-漁業種類別魚類別生產量值13'!F60,'漁業生產量值-漁業種類別魚類別生產量值13'!H60,'漁業生產量值-漁業種類別魚類別生產量值13'!J60,'漁業生產量值-漁業種類別魚類別生產量值13'!L60,'漁業生產量值-漁業種類別魚類別生產量值13'!N60,'漁業生產量值-漁業種類別魚類別生產量值13'!P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61,K61,M61,O61,'漁業生產量值-漁業種類別魚類別生產量值13'!C61,'漁業生產量值-漁業種類別魚類別生產量值13'!E61,'漁業生產量值-漁業種類別魚類別生產量值13'!G61,'漁業生產量值-漁業種類別魚類別生產量值13'!I61,'漁業生產量值-漁業種類別魚類別生產量值13'!K61,'漁業生產量值-漁業種類別魚類別生產量值13'!M61,'漁業生產量值-漁業種類別魚類別生產量值13'!O61)=0,&quot;-&quot;,SUM(I61,K61,M61,O61,'漁業生產量值-漁業種類別魚類別生產量值13'!C61,'漁業生產量值-漁業種類別魚類別生產量值13'!E61,'漁業生產量值-漁業種類別魚類別生產量值13'!G61,'漁業生產量值-漁業種類別魚類別生產量值13'!I61,'漁業生產量值-漁業種類別魚類別生產量值13'!K61,'漁業生產量值-漁業種類別魚類別生產量值13'!M61,'漁業生產量值-漁業種類別魚類別生產量值13'!O61))" table:style-name="ce55">
            <text:p>-</text:p>
          </table:table-cell>
          <table:table-cell office:value-type="string" office:string-value="-" table:formula="msoxl:=IF(SUM(J61,L61,N61,P61,'漁業生產量值-漁業種類別魚類別生產量值13'!D61,'漁業生產量值-漁業種類別魚類別生產量值13'!F61,'漁業生產量值-漁業種類別魚類別生產量值13'!H61,'漁業生產量值-漁業種類別魚類別生產量值13'!J61,'漁業生產量值-漁業種類別魚類別生產量值13'!L61,'漁業生產量值-漁業種類別魚類別生產量值13'!N61,'漁業生產量值-漁業種類別魚類別生產量值13'!P61)=0,&quot;-&quot;,SUM(J61,L61,N61,P61,'漁業生產量值-漁業種類別魚類別生產量值13'!D61,'漁業生產量值-漁業種類別魚類別生產量值13'!F61,'漁業生產量值-漁業種類別魚類別生產量值13'!H61,'漁業生產量值-漁業種類別魚類別生產量值13'!J61,'漁業生產量值-漁業種類別魚類別生產量值13'!L61,'漁業生產量值-漁業種類別魚類別生產量值13'!N61,'漁業生產量值-漁業種類別魚類別生產量值13'!P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60">
            <text:p>-</text:p>
          </table:table-cell>
          <table:table-cell office:value-type="float" office:value="19540.284930000002" table:formula="msoxl:=  IF(SUM(G63,G64,G65,G67)=0,IF(G66=0,&quot;-&quot;,G66),SUM(G63,G64,G65,G67))" table:style-name="ce52">
            <text:p>19,540<text:s/></text:p>
          </table:table-cell>
          <table:table-cell office:value-type="float" office:value="4529698.8727199994" table:formula="msoxl:=  IF(SUM(H63:H67)=0,&quot;-&quot;,SUM(H63:H67))" table:style-name="ce53">
            <text:p>4,529,699<text:s/></text:p>
          </table:table-cell>
          <table:table-cell office:value-type="float" office:value="23.85" table:formula="msoxl:=  IF(SUM(I63,I64,I65,I67)=0,IF(I66=0,&quot;-&quot;,I66),SUM(I63,I64,I65,I67))" table:style-name="ce52">
            <text:p>24<text:s/></text:p>
          </table:table-cell>
          <table:table-cell office:value-type="float" office:value="12961.95" table:formula="msoxl:=  IF(SUM(J63:J67)=0,&quot;-&quot;,SUM(J63:J67))" table:style-name="ce60">
            <text:p>12,962<text:s/></text:p>
          </table:table-cell>
          <table:table-cell office:value-type="float" office:value="1" table:formula="msoxl:=  IF(SUM(K63,K64,K65,K67)=0,IF(K66=0,&quot;-&quot;,K66),SUM(K63,K64,K65,K67))" table:style-name="ce52">
            <text:p>1<text:s/></text:p>
          </table:table-cell>
          <table:table-cell office:value-type="float" office:value="405.85" table:formula="msoxl:=  IF(SUM(L63:L67)=0,&quot;-&quot;,SUM(L63:L67))" table:style-name="ce60">
            <text:p>406<text:s/></text:p>
          </table:table-cell>
          <table:table-cell office:value-type="float" office:value="6760.2355100000004" table:formula="msoxl:=  IF(SUM(M63,M64,M65,M67)=0,IF(M66=0,&quot;-&quot;,M66),SUM(M63,M64,M65,M67))" table:style-name="ce52">
            <text:p>6,760<text:s/></text:p>
          </table:table-cell>
          <table:table-cell office:value-type="float" office:value="2081897.0931599999" table:formula="msoxl:=  IF(SUM(N63:N67)=0,&quot;-&quot;,SUM(N63:N67))" table:style-name="ce60">
            <text:p>2,081,897<text:s/></text:p>
          </table:table-cell>
          <table:table-cell office:value-type="string" office:string-value="-" table:formula="msoxl:=  IF(SUM(O63,O64,O65,O67)=0,IF(O66=0,&quot;-&quot;,O66),SUM(O63,O64,O65,O67))" table:style-name="ce52">
            <text:p>-</text:p>
          </table:table-cell>
          <table:table-cell office:value-type="string" office:string-value="-" table:formula="msoxl:=  IF(SUM(P63:P67)=0,&quot;-&quot;,SUM(P63:P6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6905.6044200000006" table:formula="msoxl:=IF(SUM(I63,K63,M63,O63,'漁業生產量值-漁業種類別魚類別生產量值13'!C63,'漁業生產量值-漁業種類別魚類別生產量值13'!E63,'漁業生產量值-漁業種類別魚類別生產量值13'!G63,'漁業生產量值-漁業種類別魚類別生產量值13'!I63,'漁業生產量值-漁業種類別魚類別生產量值13'!K63,'漁業生產量值-漁業種類別魚類別生產量值13'!M63,'漁業生產量值-漁業種類別魚類別生產量值13'!O63)=0,&quot;-&quot;,SUM(I63,K63,M63,O63,'漁業生產量值-漁業種類別魚類別生產量值13'!C63,'漁業生產量值-漁業種類別魚類別生產量值13'!E63,'漁業生產量值-漁業種類別魚類別生產量值13'!G63,'漁業生產量值-漁業種類別魚類別生產量值13'!I63,'漁業生產量值-漁業種類別魚類別生產量值13'!K63,'漁業生產量值-漁業種類別魚類別生產量值13'!M63,'漁業生產量值-漁業種類別魚類別生產量值13'!O63))" table:style-name="ce55">
            <text:p>6,906<text:s/></text:p>
          </table:table-cell>
          <table:table-cell office:value-type="float" office:value="1361995.56764" table:formula="msoxl:=IF(SUM(J63,L63,N63,P63,'漁業生產量值-漁業種類別魚類別生產量值13'!D63,'漁業生產量值-漁業種類別魚類別生產量值13'!F63,'漁業生產量值-漁業種類別魚類別生產量值13'!H63,'漁業生產量值-漁業種類別魚類別生產量值13'!J63,'漁業生產量值-漁業種類別魚類別生產量值13'!L63,'漁業生產量值-漁業種類別魚類別生產量值13'!N63,'漁業生產量值-漁業種類別魚類別生產量值13'!P63)=0,&quot;-&quot;,SUM(J63,L63,N63,P63,'漁業生產量值-漁業種類別魚類別生產量值13'!D63,'漁業生產量值-漁業種類別魚類別生產量值13'!F63,'漁業生產量值-漁業種類別魚類別生產量值13'!H63,'漁業生產量值-漁業種類別魚類別生產量值13'!J63,'漁業生產量值-漁業種類別魚類別生產量值13'!L63,'漁業生產量值-漁業種類別魚類別生產量值13'!N63,'漁業生產量值-漁業種類別魚類別生產量值13'!P63))" table:style-name="ce55">
            <text:p>1,361,996<text:s/></text:p>
          </table:table-cell>
          <table:table-cell office:value-type="float" office:value="23.85" table:style-name="ce55">
            <text:p>24<text:s/></text:p>
          </table:table-cell>
          <table:table-cell office:value-type="float" office:value="12961.95" table:style-name="ce61">
            <text:p>12,962<text:s/></text:p>
          </table:table-cell>
          <table:table-cell office:value-type="float" office:value="1" table:style-name="ce55">
            <text:p>1<text:s/></text:p>
          </table:table-cell>
          <table:table-cell office:value-type="float" office:value="405.85" table:style-name="ce61">
            <text:p>406<text:s/></text:p>
          </table:table-cell>
          <table:table-cell office:value-type="float" office:value="34" table:style-name="ce55">
            <text:p>34<text:s/></text:p>
          </table:table-cell>
          <table:table-cell office:value-type="float" office:value="17000" table:style-name="ce61">
            <text:p>17,00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2634.68051" table:formula="msoxl:=IF(SUM(I64,K64,M64,O64,'漁業生產量值-漁業種類別魚類別生產量值13'!C64,'漁業生產量值-漁業種類別魚類別生產量值13'!E64,'漁業生產量值-漁業種類別魚類別生產量值13'!G64,'漁業生產量值-漁業種類別魚類別生產量值13'!I64,'漁業生產量值-漁業種類別魚類別生產量值13'!K64,'漁業生產量值-漁業種類別魚類別生產量值13'!M64,'漁業生產量值-漁業種類別魚類別生產量值13'!O64)=0,&quot;-&quot;,SUM(I64,K64,M64,O64,'漁業生產量值-漁業種類別魚類別生產量值13'!C64,'漁業生產量值-漁業種類別魚類別生產量值13'!E64,'漁業生產量值-漁業種類別魚類別生產量值13'!G64,'漁業生產量值-漁業種類別魚類別生產量值13'!I64,'漁業生產量值-漁業種類別魚類別生產量值13'!K64,'漁業生產量值-漁業種類別魚類別生產量值13'!M64,'漁業生產量值-漁業種類別魚類別生產量值13'!O64))" table:style-name="ce55">
            <text:p>12,635<text:s/></text:p>
          </table:table-cell>
          <table:table-cell office:value-type="float" office:value="3167703.3050799998" table:formula="msoxl:=IF(SUM(J64,L64,N64,P64,'漁業生產量值-漁業種類別魚類別生產量值13'!D64,'漁業生產量值-漁業種類別魚類別生產量值13'!F64,'漁業生產量值-漁業種類別魚類別生產量值13'!H64,'漁業生產量值-漁業種類別魚類別生產量值13'!J64,'漁業生產量值-漁業種類別魚類別生產量值13'!L64,'漁業生產量值-漁業種類別魚類別生產量值13'!N64,'漁業生產量值-漁業種類別魚類別生產量值13'!P64)=0,&quot;-&quot;,SUM(J64,L64,N64,P64,'漁業生產量值-漁業種類別魚類別生產量值13'!D64,'漁業生產量值-漁業種類別魚類別生產量值13'!F64,'漁業生產量值-漁業種類別魚類別生產量值13'!H64,'漁業生產量值-漁業種類別魚類別生產量值13'!J64,'漁業生產量值-漁業種類別魚類別生產量值13'!L64,'漁業生產量值-漁業種類別魚類別生產量值13'!N64,'漁業生產量值-漁業種類別魚類別生產量值13'!P64))" table:style-name="ce55">
            <text:p>3,167,70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6726.2355100000004" table:style-name="ce55">
            <text:p>6,726<text:s/></text:p>
          </table:table-cell>
          <table:table-cell office:value-type="float" office:value="2064897.0931599999" table:style-name="ce61">
            <text:p>2,064,897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65,K65,M65,O65,'漁業生產量值-漁業種類別魚類別生產量值13'!C65,'漁業生產量值-漁業種類別魚類別生產量值13'!E65,'漁業生產量值-漁業種類別魚類別生產量值13'!G65,'漁業生產量值-漁業種類別魚類別生產量值13'!I65,'漁業生產量值-漁業種類別魚類別生產量值13'!K65,'漁業生產量值-漁業種類別魚類別生產量值13'!M65,'漁業生產量值-漁業種類別魚類別生產量值13'!O65)=0,&quot;-&quot;,SUM(I65,K65,M65,O65,'漁業生產量值-漁業種類別魚類別生產量值13'!C65,'漁業生產量值-漁業種類別魚類別生產量值13'!E65,'漁業生產量值-漁業種類別魚類別生產量值13'!G65,'漁業生產量值-漁業種類別魚類別生產量值13'!I65,'漁業生產量值-漁業種類別魚類別生產量值13'!K65,'漁業生產量值-漁業種類別魚類別生產量值13'!M65,'漁業生產量值-漁業種類別魚類別生產量值13'!O65))" table:style-name="ce55">
            <text:p>-</text:p>
          </table:table-cell>
          <table:table-cell office:value-type="string" office:string-value="-" table:formula="msoxl:=IF(SUM(J65,L65,N65,P65,'漁業生產量值-漁業種類別魚類別生產量值13'!D65,'漁業生產量值-漁業種類別魚類別生產量值13'!F65,'漁業生產量值-漁業種類別魚類別生產量值13'!H65,'漁業生產量值-漁業種類別魚類別生產量值13'!J65,'漁業生產量值-漁業種類別魚類別生產量值13'!L65,'漁業生產量值-漁業種類別魚類別生產量值13'!N65,'漁業生產量值-漁業種類別魚類別生產量值13'!P65)=0,&quot;-&quot;,SUM(J65,L65,N65,P65,'漁業生產量值-漁業種類別魚類別生產量值13'!D65,'漁業生產量值-漁業種類別魚類別生產量值13'!F65,'漁業生產量值-漁業種類別魚類別生產量值13'!H65,'漁業生產量值-漁業種類別魚類別生產量值13'!J65,'漁業生產量值-漁業種類別魚類別生產量值13'!L65,'漁業生產量值-漁業種類別魚類別生產量值13'!N65,'漁業生產量值-漁業種類別魚類別生產量值13'!P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office:string-value="-" table:formula="msoxl:=IF(SUM(I66,K66,M66,O66,'漁業生產量值-漁業種類別魚類別生產量值13'!C66,'漁業生產量值-漁業種類別魚類別生產量值13'!E66,'漁業生產量值-漁業種類別魚類別生產量值13'!G66,'漁業生產量值-漁業種類別魚類別生產量值13'!I66,'漁業生產量值-漁業種類別魚類別生產量值13'!K66,'漁業生產量值-漁業種類別魚類別生產量值13'!M66,'漁業生產量值-漁業種類別魚類別生產量值13'!O66)=0,&quot;-&quot;,SUM(I66,K66,M66,O66,'漁業生產量值-漁業種類別魚類別生產量值13'!C66,'漁業生產量值-漁業種類別魚類別生產量值13'!E66,'漁業生產量值-漁業種類別魚類別生產量值13'!G66,'漁業生產量值-漁業種類別魚類別生產量值13'!I66,'漁業生產量值-漁業種類別魚類別生產量值13'!K66,'漁業生產量值-漁業種類別魚類別生產量值13'!M66,'漁業生產量值-漁業種類別魚類別生產量值13'!O66))" table:style-name="ce55">
            <text:p>-</text:p>
          </table:table-cell>
          <table:table-cell office:value-type="string" office:string-value="-" table:formula="msoxl:=IF(SUM(J66,L66,N66,P66,'漁業生產量值-漁業種類別魚類別生產量值13'!D66,'漁業生產量值-漁業種類別魚類別生產量值13'!F66,'漁業生產量值-漁業種類別魚類別生產量值13'!H66,'漁業生產量值-漁業種類別魚類別生產量值13'!J66,'漁業生產量值-漁業種類別魚類別生產量值13'!L66,'漁業生產量值-漁業種類別魚類別生產量值13'!N66,'漁業生產量值-漁業種類別魚類別生產量值13'!P66)=0,&quot;-&quot;,SUM(J66,L66,N66,P66,'漁業生產量值-漁業種類別魚類別生產量值13'!D66,'漁業生產量值-漁業種類別魚類別生產量值13'!F66,'漁業生產量值-漁業種類別魚類別生產量值13'!H66,'漁業生產量值-漁業種類別魚類別生產量值13'!J66,'漁業生產量值-漁業種類別魚類別生產量值13'!L66,'漁業生產量值-漁業種類別魚類別生產量值13'!N66,'漁業生產量值-漁業種類別魚類別生產量值13'!P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office:string-value="-" table:formula="msoxl:=IF(SUM(I67,K67,M67,O67,'漁業生產量值-漁業種類別魚類別生產量值13'!C67,'漁業生產量值-漁業種類別魚類別生產量值13'!E67,'漁業生產量值-漁業種類別魚類別生產量值13'!G67,'漁業生產量值-漁業種類別魚類別生產量值13'!I67,'漁業生產量值-漁業種類別魚類別生產量值13'!K67,'漁業生產量值-漁業種類別魚類別生產量值13'!M67,'漁業生產量值-漁業種類別魚類別生產量值13'!O67)=0,&quot;-&quot;,SUM(I67,K67,M67,O67,'漁業生產量值-漁業種類別魚類別生產量值13'!C67,'漁業生產量值-漁業種類別魚類別生產量值13'!E67,'漁業生產量值-漁業種類別魚類別生產量值13'!G67,'漁業生產量值-漁業種類別魚類別生產量值13'!I67,'漁業生產量值-漁業種類別魚類別生產量值13'!K67,'漁業生產量值-漁業種類別魚類別生產量值13'!M67,'漁業生產量值-漁業種類別魚類別生產量值13'!O67))" table:style-name="ce55">
            <text:p>-</text:p>
          </table:table-cell>
          <table:table-cell office:value-type="string" office:string-value="-" table:formula="msoxl:=IF(SUM(J67,L67,N67,P67,'漁業生產量值-漁業種類別魚類別生產量值13'!D67,'漁業生產量值-漁業種類別魚類別生產量值13'!F67,'漁業生產量值-漁業種類別魚類別生產量值13'!H67,'漁業生產量值-漁業種類別魚類別生產量值13'!J67,'漁業生產量值-漁業種類別魚類別生產量值13'!L67,'漁業生產量值-漁業種類別魚類別生產量值13'!N67,'漁業生產量值-漁業種類別魚類別生產量值13'!P67)=0,&quot;-&quot;,SUM(J67,L67,N67,P67,'漁業生產量值-漁業種類別魚類別生產量值13'!D67,'漁業生產量值-漁業種類別魚類別生產量值13'!F67,'漁業生產量值-漁業種類別魚類別生產量值13'!H67,'漁業生產量值-漁業種類別魚類別生產量值13'!J67,'漁業生產量值-漁業種類別魚類別生產量值13'!L67,'漁業生產量值-漁業種類別魚類別生產量值13'!N67,'漁業生產量值-漁業種類別魚類別生產量值13'!P6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.02083in" svg:y="0.02083in" svg:width="0.95743in" svg:height="0.69611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14" table:number-rows-spanned="1" table:style-name="ce194">
            <text:p>甲 <text:s text:c="11"/>殼 <text:s text:c="11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15">
            <text:p>管鞭蝦</text:p>
          </table:table-cell>
          <table:covered-table-cell/>
          <table:table-cell office:value-type="string" table:number-columns-spanned="2" table:number-rows-spanned="1" table:style-name="ce198">
            <text:p>凡納對蝦</text:p>
          </table:table-cell>
          <table:covered-table-cell/>
          <table:table-cell office:value-type="string" table:number-columns-spanned="2" table:number-rows-spanned="1" table:style-name="ce198">
            <text:p>晶瑩櫻蝦</text:p>
          </table:table-cell>
          <table:covered-table-cell/>
          <table:table-cell office:value-type="string" table:number-columns-spanned="2" table:number-rows-spanned="1" table:style-name="ce198">
            <text:p>間型毛蝦</text:p>
          </table:table-cell>
          <table:covered-table-cell/>
          <table:table-cell office:value-type="string" table:number-columns-spanned="2" table:number-rows-spanned="1" table:style-name="ce198">
            <text:p>蝦姑</text:p>
          </table:table-cell>
          <table:covered-table-cell/>
          <table:table-cell office:value-type="string" table:number-columns-spanned="2" table:number-rows-spanned="1" table:style-name="ce198">
            <text:p>遠海梭子蟹</text:p>
          </table:table-cell>
          <table:covered-table-cell/>
          <table:table-cell office:value-type="string" table:number-columns-spanned="2" table:number-rows-spanned="1" table:style-name="ce198">
            <text:p>其他蟳蟹類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19">
            <text:p>64009</text:p>
          </table:table-cell>
          <table:covered-table-cell/>
          <table:table-cell office:value-type="string" table:number-columns-spanned="2" table:number-rows-spanned="1" table:style-name="ce212">
            <text:p>64010</text:p>
          </table:table-cell>
          <table:covered-table-cell/>
          <table:table-cell office:value-type="string" table:number-columns-spanned="2" table:number-rows-spanned="1" table:style-name="ce212">
            <text:p>64011</text:p>
          </table:table-cell>
          <table:covered-table-cell/>
          <table:table-cell office:value-type="string" table:number-columns-spanned="2" table:number-rows-spanned="1" table:style-name="ce212">
            <text:p>64012</text:p>
          </table:table-cell>
          <table:covered-table-cell/>
          <table:table-cell office:value-type="string" table:number-columns-spanned="2" table:number-rows-spanned="1" table:style-name="ce181">
            <text:p>64101</text:p>
          </table:table-cell>
          <table:covered-table-cell/>
          <table:table-cell office:value-type="string" table:number-columns-spanned="2" table:number-rows-spanned="1" table:style-name="ce181">
            <text:p>64202</text:p>
          </table:table-cell>
          <table:covered-table-cell/>
          <table:table-cell office:value-type="string" table:number-columns-spanned="2" table:number-rows-spanned="1" table:style-name="ce181">
            <text:p>64299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39">
            <text:p>產量</text:p>
          </table:table-cell>
          <table:table-cell office:value-type="string" table:style-name="ce39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41">
            <text:p>Quantity</text:p>
          </table:table-cell>
          <table:table-cell office:value-type="string" table:style-name="ce41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131.413" table:formula="msoxl:=  IF(SUM(C11,C19,C36,C54,C58,C62)=0,&quot;-&quot;,SUM(C11,C19,C36,C54,C58,C62))" table:style-name="ce45">
            <text:p>1,131<text:s/></text:p>
          </table:table-cell>
          <table:table-cell office:value-type="float" office:value="135550.65" table:formula="msoxl:=  IF(SUM(D11,D19,D36,D54,D58,D62)=0,&quot;-&quot;,SUM(D11,D19,D36,D54,D58,D62))" table:style-name="ce45">
            <text:p>135,551<text:s/></text:p>
          </table:table-cell>
          <table:table-cell office:value-type="float" office:value="12700.70753" table:formula="msoxl:=  IF(SUM(E11,E19,E36,E54,E58,E62)=0,&quot;-&quot;,SUM(E11,E19,E36,E54,E58,E62))" table:style-name="ce45">
            <text:p>12,701<text:s/></text:p>
          </table:table-cell>
          <table:table-cell office:value-type="float" office:value="2426541.9119600002" table:formula="msoxl:=  IF(SUM(F11,F19,F36,F54,F58,F62)=0,&quot;-&quot;,SUM(F11,F19,F36,F54,F58,F62))" table:style-name="ce66">
            <text:p>2,426,542<text:s/></text:p>
          </table:table-cell>
          <table:table-cell office:value-type="float" office:value="1675.144" table:formula="msoxl:=  IF(SUM(G11,G19,G36,G54,G58,G62)=0,&quot;-&quot;,SUM(G11,G19,G36,G54,G58,G62))" table:style-name="ce45">
            <text:p>1,675<text:s/></text:p>
          </table:table-cell>
          <table:table-cell office:value-type="float" office:value="482914.76074" table:formula="msoxl:=  IF(SUM(H11,H19,H36,H54,H58,H62)=0,&quot;-&quot;,SUM(H11,H19,H36,H54,H58,H62))" table:style-name="ce66">
            <text:p>482,915<text:s/></text:p>
          </table:table-cell>
          <table:table-cell office:value-type="float" office:value="813.49" table:formula="msoxl:=  IF(SUM(I11,I19,I36,I54,I58,I62)=0,&quot;-&quot;,SUM(I11,I19,I36,I54,I58,I62))" table:style-name="ce45">
            <text:p>813<text:s/></text:p>
          </table:table-cell>
          <table:table-cell office:value-type="float" office:value="38151.362399999998" table:formula="msoxl:=  IF(SUM(J11,J19,J36,J54,J58,J62)=0,&quot;-&quot;,SUM(J11,J19,J36,J54,J58,J62))" table:style-name="ce66">
            <text:p>38,151<text:s/></text:p>
          </table:table-cell>
          <table:table-cell office:value-type="float" office:value="469.14934" table:formula="msoxl:=  IF(SUM(K11,K19,K36,K54,K58,K62)=0,&quot;-&quot;,SUM(K11,K19,K36,K54,K58,K62))" table:style-name="ce45">
            <text:p>469<text:s/></text:p>
          </table:table-cell>
          <table:table-cell office:value-type="float" office:value="81508.780230000004" table:formula="msoxl:=  IF(SUM(L11,L19,L36,L54,L58,L62)=0,&quot;-&quot;,SUM(L11,L19,L36,L54,L58,L62))" table:style-name="ce66">
            <text:p>81,509<text:s/></text:p>
          </table:table-cell>
          <table:table-cell office:value-type="float" office:value="7089.9732600000007" table:formula="msoxl:=  IF(SUM(M11,M19,M36,M54,M58,M62)=0,&quot;-&quot;,SUM(M11,M19,M36,M54,M58,M62))" table:style-name="ce45">
            <text:p>7,090<text:s/></text:p>
          </table:table-cell>
          <table:table-cell office:value-type="float" office:value="1180421.75382" table:formula="msoxl:=  IF(SUM(N11,N19,N36,N54,N58,N62)=0,&quot;-&quot;,SUM(N11,N19,N36,N54,N58,N62))" table:style-name="ce66">
            <text:p>1,180,422<text:s/></text:p>
          </table:table-cell>
          <table:table-cell office:value-type="float" office:value="2176.0790699999998" table:formula="msoxl:=  IF(SUM(O11,O19,O36,O54,O58,O62)=0,&quot;-&quot;,SUM(O11,O19,O36,O54,O58,O62))" table:style-name="ce45">
            <text:p>2,176<text:s/></text:p>
          </table:table-cell>
          <table:table-cell office:value-type="float" office:value="414331.69532000006" table:formula="msoxl:=  IF(SUM(P11,P19,P36,P54,P58,P62)=0,&quot;-&quot;,SUM(P11,P19,P36,P54,P58,P62))" table:style-name="ce45">
            <text:p>414,332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float" office:value="1123.2" table:formula="msoxl:=  IF(SUM(C12:C18)=0,&quot;-&quot;,SUM(C12:C18))" table:style-name="ce52">
            <text:p>1,123<text:s/></text:p>
          </table:table-cell>
          <table:table-cell office:value-type="float" office:value="134784" table:formula="msoxl:=  IF(SUM(D12:D18)=0,&quot;-&quot;,SUM(D12:D18))" table:style-name="ce52">
            <text:p>134,784<text:s/>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60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60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60">
            <text:p>-</text:p>
          </table:table-cell>
          <table:table-cell office:value-type="float" office:value="90.35" table:formula="msoxl:=  IF(SUM(K12:K18)=0,&quot;-&quot;,SUM(K12:K18))" table:style-name="ce52">
            <text:p>90<text:s/></text:p>
          </table:table-cell>
          <table:table-cell office:value-type="float" office:value="13521" table:formula="msoxl:=  IF(SUM(L12:L18)=0,&quot;-&quot;,SUM(L12:L18))" table:style-name="ce60">
            <text:p>13,521<text:s/></text:p>
          </table:table-cell>
          <table:table-cell office:value-type="float" office:value="6456" table:formula="msoxl:=  IF(SUM(M12:M18)=0,&quot;-&quot;,SUM(M12:M18))" table:style-name="ce52">
            <text:p>6,456<text:s/></text:p>
          </table:table-cell>
          <table:table-cell office:value-type="float" office:value="1032960" table:formula="msoxl:=  IF(SUM(N12:N18)=0,&quot;-&quot;,SUM(N12:N18))" table:style-name="ce60">
            <text:p>1,032,960<text:s/></text:p>
          </table:table-cell>
          <table:table-cell office:value-type="float" office:value="957.47" table:formula="msoxl:=  IF(SUM(O12:O18)=0,&quot;-&quot;,SUM(O12:O18))" table:style-name="ce52">
            <text:p>957<text:s/></text:p>
          </table:table-cell>
          <table:table-cell office:value-type="float" office:value="161750.959" table:formula="msoxl:=  IF(SUM(P12:P18)=0,&quot;-&quot;,SUM(P12:P18))" table:style-name="ce52">
            <text:p>161,75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float" office:value="1123.2" table:style-name="ce55">
            <text:p>1,123<text:s/></text:p>
          </table:table-cell>
          <table:table-cell office:value-type="float" office:value="134784" table:style-name="ce55">
            <text:p>134,784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90.35" table:style-name="ce55">
            <text:p>90<text:s/></text:p>
          </table:table-cell>
          <table:table-cell office:value-type="float" office:value="13521" table:style-name="ce61">
            <text:p>13,521<text:s/></text:p>
          </table:table-cell>
          <table:table-cell office:value-type="float" office:value="6456" table:style-name="ce55">
            <text:p>6,456<text:s/></text:p>
          </table:table-cell>
          <table:table-cell office:value-type="float" office:value="1032960" table:style-name="ce61">
            <text:p>1,032,960<text:s/></text:p>
          </table:table-cell>
          <table:table-cell office:value-type="float" office:value="957.47" table:style-name="ce55">
            <text:p>957<text:s/></text:p>
          </table:table-cell>
          <table:table-cell office:value-type="float" office:value="161750.959" table:style-name="ce55">
            <text:p>161,75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8.2129999999999992" table:formula="msoxl:=  IF(SUM(C20:C35)=0,&quot;-&quot;,SUM(C20:C35))" table:style-name="ce52">
            <text:p>8<text:s/></text:p>
          </table:table-cell>
          <table:table-cell office:value-type="float" office:value="766.65" table:formula="msoxl:=  IF(SUM(D20:D35)=0,&quot;-&quot;,SUM(D20:D35))" table:style-name="ce52">
            <text:p>767<text:s/></text:p>
          </table:table-cell>
          <table:table-cell office:value-type="float" office:value="46.640999999999998" table:formula="msoxl:=  IF(SUM(E20:E35)=0,&quot;-&quot;,SUM(E20:E35))" table:style-name="ce52">
            <text:p>47<text:s/></text:p>
          </table:table-cell>
          <table:table-cell office:value-type="float" office:value="21554.73" table:formula="msoxl:=  IF(SUM(F20:F35)=0,&quot;-&quot;,SUM(F20:F35))" table:style-name="ce60">
            <text:p>21,555<text:s/>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60">
            <text:p>-</text:p>
          </table:table-cell>
          <table:table-cell office:value-type="string" office:string-value="-" table:formula="msoxl:=  IF(SUM(I20:I35)=0,&quot;-&quot;,SUM(I20:I35))" table:style-name="ce52">
            <text:p>-</text:p>
          </table:table-cell>
          <table:table-cell office:value-type="string" office:string-value="-" table:formula="msoxl:=  IF(SUM(J20:J35)=0,&quot;-&quot;,SUM(J20:J35))" table:style-name="ce60">
            <text:p>-</text:p>
          </table:table-cell>
          <table:table-cell office:value-type="float" office:value="378.02611999999999" table:formula="msoxl:=  IF(SUM(K20:K35)=0,&quot;-&quot;,SUM(K20:K35))" table:style-name="ce52">
            <text:p>378<text:s/></text:p>
          </table:table-cell>
          <table:table-cell office:value-type="float" office:value="67915.426579999999" table:formula="msoxl:=  IF(SUM(L20:L35)=0,&quot;-&quot;,SUM(L20:L35))" table:style-name="ce60">
            <text:p>67,915<text:s/></text:p>
          </table:table-cell>
          <table:table-cell office:value-type="float" office:value="577.42628999999999" table:formula="msoxl:=  IF(SUM(M20:M35)=0,&quot;-&quot;,SUM(M20:M35))" table:style-name="ce52">
            <text:p>577<text:s/></text:p>
          </table:table-cell>
          <table:table-cell office:value-type="float" office:value="133552.82669000002" table:formula="msoxl:=  IF(SUM(N20:N35)=0,&quot;-&quot;,SUM(N20:N35))" table:style-name="ce60">
            <text:p>133,553<text:s/></text:p>
          </table:table-cell>
          <table:table-cell office:value-type="float" office:value="1029.28" table:formula="msoxl:=  IF(SUM(O20:O35)=0,&quot;-&quot;,SUM(O20:O35))" table:style-name="ce52">
            <text:p>1,029<text:s/></text:p>
          </table:table-cell>
          <table:table-cell office:value-type="float" office:value="211838.821" table:formula="msoxl:=  IF(SUM(P20:P35)=0,&quot;-&quot;,SUM(P20:P35))" table:style-name="ce52">
            <text:p>211,839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1</text:p>
          </table:table-cell>
          <table:table-cell office:value-type="string" table:style-name="ce54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8.2129999999999992" table:style-name="ce55">
            <text:p>8<text:s/></text:p>
          </table:table-cell>
          <table:table-cell office:value-type="float" office:value="766.65" table:style-name="ce55">
            <text:p>767<text:s/></text:p>
          </table:table-cell>
          <table:table-cell office:value-type="float" office:value="46.640999999999998" table:style-name="ce55">
            <text:p>47<text:s/></text:p>
          </table:table-cell>
          <table:table-cell office:value-type="float" office:value="21554.73" table:style-name="ce61">
            <text:p>21,55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378.02611999999999" table:style-name="ce55">
            <text:p>378<text:s/></text:p>
          </table:table-cell>
          <table:table-cell office:value-type="float" office:value="67915.426579999999" table:style-name="ce61">
            <text:p>67,915<text:s/></text:p>
          </table:table-cell>
          <table:table-cell office:value-type="float" office:value="568.96229000000005" table:style-name="ce55">
            <text:p>569<text:s/></text:p>
          </table:table-cell>
          <table:table-cell office:value-type="float" office:value="131133.09869000001" table:style-name="ce61">
            <text:p>131,133<text:s/></text:p>
          </table:table-cell>
          <table:table-cell office:value-type="float" office:value="927.72500000000002" table:style-name="ce55">
            <text:p>928<text:s/></text:p>
          </table:table-cell>
          <table:table-cell office:value-type="float" office:value="201042.99600000001" table:style-name="ce55">
            <text:p>201,04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8.1940000000000008" table:style-name="ce55">
            <text:p>8<text:s/></text:p>
          </table:table-cell>
          <table:table-cell office:value-type="float" office:value="2379.3359999999998" table:style-name="ce61">
            <text:p>2,379<text:s/></text:p>
          </table:table-cell>
          <table:table-cell office:value-type="float" office:value="41.494999999999997" table:style-name="ce55">
            <text:p>41<text:s/></text:p>
          </table:table-cell>
          <table:table-cell office:value-type="float" office:value="3025.15" table:style-name="ce55">
            <text:p>3,025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27" table:style-name="ce55">
            <text:p>0<text:s/></text:p>
          </table:table-cell>
          <table:table-cell office:value-type="float" office:value="40.392000000000003" table:style-name="ce61">
            <text:p>4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60.06" table:style-name="ce55">
            <text:p>60<text:s/></text:p>
          </table:table-cell>
          <table:table-cell office:value-type="float" office:value="7770.6750000000002" table:style-name="ce55">
            <text:p>7,77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string" office:string-value="-" table:formula="msoxl:=  IF(SUM(C37:C53)=0,&quot;-&quot;,SUM(C37:C53))" table:style-name="ce52">
            <text:p>-</text:p>
          </table:table-cell>
          <table:table-cell office:value-type="string" office:string-value="-" table:formula="msoxl:=  IF(SUM(D37:D53)=0,&quot;-&quot;,SUM(D37:D53))" table:style-name="ce52">
            <text:p>-</text:p>
          </table:table-cell>
          <table:table-cell office:value-type="float" office:value="11.197109999999999" table:formula="msoxl:=  IF(SUM(E37:E53)=0,&quot;-&quot;,SUM(E37:E53))" table:style-name="ce52">
            <text:p>11<text:s/></text:p>
          </table:table-cell>
          <table:table-cell office:value-type="float" office:value="5777.6589000000004" table:formula="msoxl:=  IF(SUM(F37:F53)=0,&quot;-&quot;,SUM(F37:F53))" table:style-name="ce60">
            <text:p>5,778<text:s/></text:p>
          </table:table-cell>
          <table:table-cell office:value-type="float" office:value="1675.144" table:formula="msoxl:=  IF(SUM(G37:G53)=0,&quot;-&quot;,SUM(G37:G53))" table:style-name="ce52">
            <text:p>1,675<text:s/></text:p>
          </table:table-cell>
          <table:table-cell office:value-type="float" office:value="482914.76074" table:formula="msoxl:=  IF(SUM(H37:H53)=0,&quot;-&quot;,SUM(H37:H53))" table:style-name="ce60">
            <text:p>482,915<text:s/></text:p>
          </table:table-cell>
          <table:table-cell office:value-type="float" office:value="813.49" table:formula="msoxl:=  IF(SUM(I37:I53)=0,&quot;-&quot;,SUM(I37:I53))" table:style-name="ce52">
            <text:p>813<text:s/></text:p>
          </table:table-cell>
          <table:table-cell office:value-type="float" office:value="38151.362399999998" table:formula="msoxl:=  IF(SUM(J37:J53)=0,&quot;-&quot;,SUM(J37:J53))" table:style-name="ce60">
            <text:p>38,151<text:s/></text:p>
          </table:table-cell>
          <table:table-cell office:value-type="float" office:value="0.77322000000000002" table:formula="msoxl:=  IF(SUM(K37:K53)=0,&quot;-&quot;,SUM(K37:K53))" table:style-name="ce52">
            <text:p>1<text:s/></text:p>
          </table:table-cell>
          <table:table-cell office:value-type="float" office:value="72.353650000000002" table:formula="msoxl:=  IF(SUM(L37:L53)=0,&quot;-&quot;,SUM(L37:L53))" table:style-name="ce60">
            <text:p>72<text:s/></text:p>
          </table:table-cell>
          <table:table-cell office:value-type="float" office:value="50.916969999999999" table:formula="msoxl:=  IF(SUM(M37:M53)=0,&quot;-&quot;,SUM(M37:M53))" table:style-name="ce52">
            <text:p>51<text:s/></text:p>
          </table:table-cell>
          <table:table-cell office:value-type="float" office:value="11445.80213" table:formula="msoxl:=  IF(SUM(N37:N53)=0,&quot;-&quot;,SUM(N37:N53))" table:style-name="ce60">
            <text:p>11,446<text:s/></text:p>
          </table:table-cell>
          <table:table-cell office:value-type="float" office:value="82.629069999999999" table:formula="msoxl:=  IF(SUM(O37:O53)=0,&quot;-&quot;,SUM(O37:O53))" table:style-name="ce52">
            <text:p>83<text:s/></text:p>
          </table:table-cell>
          <table:table-cell office:value-type="float" office:value="7980.5838199999998" table:formula="msoxl:=  IF(SUM(P37:P53)=0,&quot;-&quot;,SUM(P37:P53))" table:style-name="ce52">
            <text:p>7,98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9.6" table:style-name="ce55">
            <text:p>10<text:s/></text:p>
          </table:table-cell>
          <table:table-cell office:value-type="float" office:value="652.79999999999995" table:style-name="ce55">
            <text:p>653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.18E-2" table:style-name="ce55">
            <text:p>0<text:s/></text:p>
          </table:table-cell>
          <table:table-cell office:value-type="float" office:value="5.9825999999999997" table:style-name="ce61">
            <text:p>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38.97448" table:style-name="ce55">
            <text:p>39<text:s/></text:p>
          </table:table-cell>
          <table:table-cell office:value-type="float" office:value="9003.7149200000003" table:style-name="ce61">
            <text:p>9,004<text:s/></text:p>
          </table:table-cell>
          <table:table-cell office:value-type="float" office:value="61.951700000000002" table:style-name="ce55">
            <text:p>62<text:s/></text:p>
          </table:table-cell>
          <table:table-cell office:value-type="float" office:value="6333.5513199999996" table:style-name="ce55">
            <text:p>6,334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675.144" table:style-name="ce55">
            <text:p>1,675<text:s/></text:p>
          </table:table-cell>
          <table:table-cell office:value-type="float" office:value="482914.76074" table:style-name="ce61">
            <text:p>482,91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813.49" table:style-name="ce55">
            <text:p>813<text:s/></text:p>
          </table:table-cell>
          <table:table-cell office:value-type="float" office:value="38151.362399999998" table:style-name="ce61">
            <text:p>38,151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11.185309999999999" table:style-name="ce55">
            <text:p>11<text:s/></text:p>
          </table:table-cell>
          <table:table-cell office:value-type="float" office:value="5771.6763000000001" table:style-name="ce61">
            <text:p>5,772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77322000000000002" table:style-name="ce55">
            <text:p>1<text:s/></text:p>
          </table:table-cell>
          <table:table-cell office:value-type="float" office:value="72.353650000000002" table:style-name="ce61">
            <text:p>72<text:s/></text:p>
          </table:table-cell>
          <table:table-cell office:value-type="float" office:value="11.942489999999999" table:style-name="ce55">
            <text:p>12<text:s/></text:p>
          </table:table-cell>
          <table:table-cell office:value-type="float" office:value="2442.0872100000001" table:style-name="ce61">
            <text:p>2,442<text:s/></text:p>
          </table:table-cell>
          <table:table-cell office:value-type="float" office:value="2.5773700000000002" table:style-name="ce55">
            <text:p>3<text:s/></text:p>
          </table:table-cell>
          <table:table-cell office:value-type="float" office:value="501.23250000000002" table:style-name="ce55">
            <text:p>50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float" office:value="8.5" table:style-name="ce57">
            <text:p>9<text:s/></text:p>
          </table:table-cell>
          <table:table-cell office:value-type="float" office:value="493" table:style-name="ce57">
            <text:p>493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60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60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60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60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60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60">
            <text:p>-</text:p>
          </table:table-cell>
          <table:table-cell office:value-type="string" office:string-value="-" table:formula="msoxl:=  IF(SUM(I59:I61)=0,&quot;-&quot;,SUM(I59:I61))" table:style-name="ce52">
            <text:p>-</text:p>
          </table:table-cell>
          <table:table-cell office:value-type="string" office:string-value="-" table:formula="msoxl:=  IF(SUM(J59:J61)=0,&quot;-&quot;,SUM(J59:J61))" table:style-name="ce60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string" office:string-value="-" table:formula="msoxl:=  IF(SUM(M59:M61)=0,&quot;-&quot;,SUM(M59:M61))" table:style-name="ce52">
            <text:p>-</text:p>
          </table:table-cell>
          <table:table-cell office:value-type="string" office:string-value="-" table:formula="msoxl:=  IF(SUM(N59:N61)=0,&quot;-&quot;,SUM(N59:N61))" table:style-name="ce60">
            <text:p>-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string" office:string-value="-" table:formula="msoxl:=  IF(SUM(C63,C64,C65,C67)=0,IF(C66=0,&quot;-&quot;,C66),SUM(C63,C64,C65,C67))" table:style-name="ce52">
            <text:p>-</text:p>
          </table:table-cell>
          <table:table-cell office:value-type="string" office:string-value="-" table:formula="msoxl:=  IF(SUM(D63:D67)=0,&quot;-&quot;,SUM(D63:D67))" table:style-name="ce52">
            <text:p>-</text:p>
          </table:table-cell>
          <table:table-cell office:value-type="float" office:value="12642.869419999999" table:formula="msoxl:=  IF(SUM(E63,E64,E65,E67)=0,IF(E66=0,&quot;-&quot;,E66),SUM(E63,E64,E65,E67))" table:style-name="ce52">
            <text:p>12,643<text:s/></text:p>
          </table:table-cell>
          <table:table-cell office:value-type="float" office:value="2399209.52306" table:formula="msoxl:=  IF(SUM(F63:F67)=0,&quot;-&quot;,SUM(F63:F67))" table:style-name="ce60">
            <text:p>2,399,210<text:s/>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60">
            <text:p>-</text:p>
          </table:table-cell>
          <table:table-cell office:value-type="string" office:string-value="-" table:formula="msoxl:=  IF(SUM(I63,I64,I65,I67)=0,IF(I66=0,&quot;-&quot;,I66),SUM(I63,I64,I65,I67))" table:style-name="ce52">
            <text:p>-</text:p>
          </table:table-cell>
          <table:table-cell office:value-type="string" office:string-value="-" table:formula="msoxl:=  IF(SUM(J63:J67)=0,&quot;-&quot;,SUM(J63:J67))" table:style-name="ce60">
            <text:p>-</text:p>
          </table:table-cell>
          <table:table-cell office:value-type="string" office:string-value="-" table:formula="msoxl:=  IF(SUM(K63,K64,K65,K67)=0,IF(K66=0,&quot;-&quot;,K66),SUM(K63,K64,K65,K67))" table:style-name="ce52">
            <text:p>-</text:p>
          </table:table-cell>
          <table:table-cell office:value-type="string" office:string-value="-" table:formula="msoxl:=  IF(SUM(L63:L67)=0,&quot;-&quot;,SUM(L63:L67))" table:style-name="ce60">
            <text:p>-</text:p>
          </table:table-cell>
          <table:table-cell office:value-type="float" office:value="5.63" table:formula="msoxl:=  IF(SUM(M63,M64,M65,M67)=0,IF(M66=0,&quot;-&quot;,M66),SUM(M63,M64,M65,M67))" table:style-name="ce52">
            <text:p>6<text:s/></text:p>
          </table:table-cell>
          <table:table-cell office:value-type="float" office:value="2463.125" table:formula="msoxl:=  IF(SUM(N63:N67)=0,&quot;-&quot;,SUM(N63:N67))" table:style-name="ce60">
            <text:p>2,463<text:s/></text:p>
          </table:table-cell>
          <table:table-cell office:value-type="float" office:value="106.7" table:formula="msoxl:=  IF(SUM(O63,O64,O65,O67)=0,IF(O66=0,&quot;-&quot;,O66),SUM(O63,O64,O65,O67))" table:style-name="ce52">
            <text:p>107<text:s/></text:p>
          </table:table-cell>
          <table:table-cell office:value-type="float" office:value="32761.3315" table:formula="msoxl:=  IF(SUM(P63:P67)=0,&quot;-&quot;,SUM(P63:P67))" table:style-name="ce52">
            <text:p>32,76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6747.5844200000001" table:style-name="ce55">
            <text:p>6,748<text:s/></text:p>
          </table:table-cell>
          <table:table-cell office:value-type="float" office:value="1302374.80914" table:style-name="ce61">
            <text:p>1,302,37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5.63" table:style-name="ce55">
            <text:p>6<text:s/></text:p>
          </table:table-cell>
          <table:table-cell office:value-type="float" office:value="2463.125" table:style-name="ce61">
            <text:p>2,463<text:s/></text:p>
          </table:table-cell>
          <table:table-cell office:value-type="float" office:value="93.54" table:style-name="ce55">
            <text:p>94<text:s/></text:p>
          </table:table-cell>
          <table:table-cell office:value-type="float" office:value="26789.833500000001" table:style-name="ce55">
            <text:p>26,790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5895.2849999999999" table:style-name="ce55">
            <text:p>5,895<text:s/></text:p>
          </table:table-cell>
          <table:table-cell office:value-type="float" office:value="1096834.71392" table:style-name="ce61">
            <text:p>1,096,83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3.16" table:style-name="ce55">
            <text:p>13<text:s/></text:p>
          </table:table-cell>
          <table:table-cell office:value-type="float" office:value="5971.4979999999996" table:style-name="ce55">
            <text:p>5,971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43"/>
          <table:table-cell office:value-type="string" table:style-name="ce43">
            <text:p>7‧FISHERIES PRODUCTION</text:p>
          </table:table-cell>
          <table:table-cell table:number-columns-repeated="16374" table:style-name="ce43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16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  <draw:custom-shape svg:x="0.01042in" svg:y="0.02083in" svg:width="0.96784in" svg:height="0.70652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12" table:number-rows-spanned="1" table:style-name="ce194">
            <text:p>貝 <text:s text:c="10"/>類</text:p>
          </table:table-cell>
          <table:covered-table-cell table:number-columns-repeated="11"/>
          <table:table-cell table:style-name="ce27"/>
          <table:table-cell table:style-name="ce26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03">
            <text:p>小計</text:p>
          </table:table-cell>
          <table:covered-table-cell/>
          <table:table-cell office:value-type="string" table:number-columns-spanned="2" table:number-rows-spanned="1" table:style-name="ce198">
            <text:p>牡蠣</text:p>
          </table:table-cell>
          <table:covered-table-cell/>
          <table:table-cell office:value-type="string" table:number-columns-spanned="2" table:number-rows-spanned="1" table:style-name="ce198">
            <text:p>文蛤</text:p>
          </table:table-cell>
          <table:covered-table-cell/>
          <table:table-cell office:value-type="string" table:number-columns-spanned="2" table:number-rows-spanned="1" table:style-name="ce198">
            <text:p>蜊</text:p>
          </table:table-cell>
          <table:covered-table-cell/>
          <table:table-cell office:value-type="string" table:number-columns-spanned="2" table:number-rows-spanned="1" table:style-name="ce198">
            <text:p>臺灣蜆</text:p>
          </table:table-cell>
          <table:covered-table-cell/>
          <table:table-cell office:value-type="string" table:number-columns-spanned="2" table:number-rows-spanned="1" table:style-name="ce198">
            <text:p>其他貝類</text:p>
          </table:table-cell>
          <table:covered-table-cell/>
          <table:table-cell office:value-type="string" table:number-columns-spanned="2" table:number-rows-spanned="1" table:style-name="ce224">
            <text:p>蛙類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Sub Total</text:p>
          </table:table-cell>
          <table:covered-table-cell/>
          <table:table-cell office:value-type="string" table:number-columns-spanned="2" table:number-rows-spanned="1" table:style-name="ce181">
            <text:p>65001</text:p>
          </table:table-cell>
          <table:covered-table-cell/>
          <table:table-cell office:value-type="string" table:number-columns-spanned="2" table:number-rows-spanned="1" table:style-name="ce181">
            <text:p>65002</text:p>
          </table:table-cell>
          <table:covered-table-cell/>
          <table:table-cell office:value-type="string" table:number-columns-spanned="2" table:number-rows-spanned="1" table:style-name="ce181">
            <text:p>65003</text:p>
          </table:table-cell>
          <table:covered-table-cell/>
          <table:table-cell office:value-type="string" table:number-columns-spanned="2" table:number-rows-spanned="1" table:style-name="ce181">
            <text:p>65010</text:p>
          </table:table-cell>
          <table:covered-table-cell/>
          <table:table-cell office:value-type="string" table:number-columns-spanned="2" table:number-rows-spanned="1" table:style-name="ce181">
            <text:p>65999</text:p>
          </table:table-cell>
          <table:covered-table-cell/>
          <table:table-cell office:value-type="string" table:number-columns-spanned="2" table:number-rows-spanned="1" table:style-name="ce181">
            <text:p>66000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99325.070400000011" table:formula="msoxl:=  IF(SUM(C11,C19,C36,C54,C58,C62)=0,&quot;-&quot;,SUM(C11,C19,C36,C54,C58,C62))" table:style-name="ce45">
            <text:p>99,325<text:s/></text:p>
          </table:table-cell>
          <table:table-cell office:value-type="float" office:value="10934561.34052" table:formula="msoxl:=  IF(SUM(D11,D19,D36,D54,D58,D62)=0,&quot;-&quot;,SUM(D11,D19,D36,D54,D58,D62))" table:style-name="ce45">
            <text:p>10,934,561<text:s/></text:p>
          </table:table-cell>
          <table:table-cell office:value-type="float" office:value="25276.613000000001" table:formula="msoxl:=  IF(SUM(E11,E19,E36,E54,E58,E62)=0,&quot;-&quot;,SUM(E11,E19,E36,E54,E58,E62))" table:style-name="ce45">
            <text:p>25,277<text:s/></text:p>
          </table:table-cell>
          <table:table-cell office:value-type="float" office:value="5339831.4349999996" table:formula="msoxl:=  IF(SUM(F11,F19,F36,F54,F58,F62)=0,&quot;-&quot;,SUM(F11,F19,F36,F54,F58,F62))" table:style-name="ce66">
            <text:p>5,339,831<text:s/></text:p>
          </table:table-cell>
          <table:table-cell office:value-type="float" office:value="60045.337" table:formula="msoxl:=  IF(SUM(G11,G19,G36,G54,G58,G62)=0,&quot;-&quot;,SUM(G11,G19,G36,G54,G58,G62))" table:style-name="ce45">
            <text:p>60,045<text:s/></text:p>
          </table:table-cell>
          <table:table-cell office:value-type="float" office:value="4995629.3393999999" table:formula="msoxl:=  IF(SUM(H11,H19,H36,H54,H58,H62)=0,&quot;-&quot;,SUM(H11,H19,H36,H54,H58,H62))" table:style-name="ce66">
            <text:p>4,995,629<text:s/></text:p>
          </table:table-cell>
          <table:table-cell office:value-type="float" office:value="97.800000000000011" table:formula="msoxl:=  IF(SUM(I11,I19,I36,I54,I58,I62)=0,&quot;-&quot;,SUM(I11,I19,I36,I54,I58,I62))" table:style-name="ce45">
            <text:p>98<text:s/></text:p>
          </table:table-cell>
          <table:table-cell office:value-type="float" office:value="6357" table:formula="msoxl:=  IF(SUM(J11,J19,J36,J54,J58,J62)=0,&quot;-&quot;,SUM(J11,J19,J36,J54,J58,J62))" table:style-name="ce66">
            <text:p>6,357<text:s/></text:p>
          </table:table-cell>
          <table:table-cell office:value-type="float" office:value="13233.905200000001" table:formula="msoxl:=  IF(SUM(K11,K19,K36,K54,K58,K62)=0,&quot;-&quot;,SUM(K11,K19,K36,K54,K58,K62))" table:style-name="ce45">
            <text:p>13,234<text:s/></text:p>
          </table:table-cell>
          <table:table-cell office:value-type="float" office:value="522285.36200000002" table:formula="msoxl:=  IF(SUM(L11,L19,L36,L54,L58,L62)=0,&quot;-&quot;,SUM(L11,L19,L36,L54,L58,L62))" table:style-name="ce66">
            <text:p>522,285<text:s/></text:p>
          </table:table-cell>
          <table:table-cell office:value-type="float" office:value="671.41519999999991" table:formula="msoxl:=  IF(SUM(M11,M19,M36,M54,M58,M62)=0,&quot;-&quot;,SUM(M11,M19,M36,M54,M58,M62))" table:style-name="ce45">
            <text:p>671<text:s/></text:p>
          </table:table-cell>
          <table:table-cell office:value-type="float" office:value="70458.204120000009" table:formula="msoxl:=  IF(SUM(N11,N19,N36,N54,N58,N62)=0,&quot;-&quot;,SUM(N11,N19,N36,N54,N58,N62))" table:style-name="ce66">
            <text:p>70,458<text:s/></text:p>
          </table:table-cell>
          <table:table-cell office:value-type="float" office:value="2998.96" table:formula="msoxl:=  IF(SUM(O11,O19,O36,O54,O58,O62)=0,&quot;-&quot;,SUM(O11,O19,O36,O54,O58,O62))" table:style-name="ce45">
            <text:p>2,999<text:s/></text:p>
          </table:table-cell>
          <table:table-cell office:value-type="float" office:value="180257.60500000001" table:formula="msoxl:=  IF(SUM(P11,P19,P36,P54,P58,P62)=0,&quot;-&quot;,SUM(P11,P19,P36,P54,P58,P62))" table:style-name="ce45">
            <text:p>180,258<text:s/>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3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60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60">
            <text:p>-</text:p>
          </table:table-cell>
          <table:table-cell office:value-type="string" office:string-value="-" table:formula="msoxl:=  IF(SUM(I12:I18)=0,&quot;-&quot;,SUM(I12:I18))" table:style-name="ce52">
            <text:p>-</text:p>
          </table:table-cell>
          <table:table-cell office:value-type="string" office:string-value="-" table:formula="msoxl:=  IF(SUM(J12:J18)=0,&quot;-&quot;,SUM(J12:J18))" table:style-name="ce60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60">
            <text:p>-</text:p>
          </table:table-cell>
          <table:table-cell office:value-type="string" office:string-value="-" table:formula="msoxl:=  IF(SUM(M12:M18)=0,&quot;-&quot;,SUM(M12:M18))" table:style-name="ce52">
            <text:p>-</text:p>
          </table:table-cell>
          <table:table-cell office:value-type="string" office:string-value="-" table:formula="msoxl:=  IF(SUM(N12:N18)=0,&quot;-&quot;,SUM(N12:N18))" table:style-name="ce60">
            <text:p>-</text:p>
          </table:table-cell>
          <table:table-cell office:value-type="string" office:string-value="-" table:formula="msoxl:=  IF(SUM(O12:O18)=0,&quot;-&quot;,SUM(O12:O18))" table:style-name="ce52">
            <text:p>-</text:p>
          </table:table-cell>
          <table:table-cell office:value-type="string" office:string-value="-" table:formula="msoxl:=  IF(SUM(P12:P18)=0,&quot;-&quot;,SUM(P12:P18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office:string-value="-" table:formula="msoxl:=IF(SUM('漁業生產量值-漁業種類別魚類別生產量值14'!E12,'漁業生產量值-漁業種類別魚類別生產量值14'!G12,'漁業生產量值-漁業種類別魚類別生產量值14'!I12,'漁業生產量值-漁業種類別魚類別生產量值14'!K12,'漁業生產量值-漁業種類別魚類別生產量值14'!M12)=0,&quot;-&quot;,SUM('漁業生產量值-漁業種類別魚類別生產量值14'!E12,'漁業生產量值-漁業種類別魚類別生產量值14'!G12,'漁業生產量值-漁業種類別魚類別生產量值14'!I12,'漁業生產量值-漁業種類別魚類別生產量值14'!K12,'漁業生產量值-漁業種類別魚類別生產量值14'!M12))" table:style-name="ce55">
            <text:p>-</text:p>
          </table:table-cell>
          <table:table-cell office:value-type="string" office:string-value="-" table:formula="msoxl:=IF(SUM('漁業生產量值-漁業種類別魚類別生產量值14'!F12,'漁業生產量值-漁業種類別魚類別生產量值14'!H12,'漁業生產量值-漁業種類別魚類別生產量值14'!J12,'漁業生產量值-漁業種類別魚類別生產量值14'!L12,'漁業生產量值-漁業種類別魚類別生產量值14'!N12)=0,&quot;-&quot;,SUM('漁業生產量值-漁業種類別魚類別生產量值14'!F12,'漁業生產量值-漁業種類別魚類別生產量值14'!H12,'漁業生產量值-漁業種類別魚類別生產量值14'!J12,'漁業生產量值-漁業種類別魚類別生產量值14'!L12,'漁業生產量值-漁業種類別魚類別生產量值14'!N1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office:string-value="-" table:formula="msoxl:=IF(SUM('漁業生產量值-漁業種類別魚類別生產量值14'!E13,'漁業生產量值-漁業種類別魚類別生產量值14'!G13,'漁業生產量值-漁業種類別魚類別生產量值14'!I13,'漁業生產量值-漁業種類別魚類別生產量值14'!K13,'漁業生產量值-漁業種類別魚類別生產量值14'!M13)=0,&quot;-&quot;,SUM('漁業生產量值-漁業種類別魚類別生產量值14'!E13,'漁業生產量值-漁業種類別魚類別生產量值14'!G13,'漁業生產量值-漁業種類別魚類別生產量值14'!I13,'漁業生產量值-漁業種類別魚類別生產量值14'!K13,'漁業生產量值-漁業種類別魚類別生產量值14'!M13))" table:style-name="ce55">
            <text:p>-</text:p>
          </table:table-cell>
          <table:table-cell office:value-type="string" office:string-value="-" table:formula="msoxl:=IF(SUM('漁業生產量值-漁業種類別魚類別生產量值14'!F13,'漁業生產量值-漁業種類別魚類別生產量值14'!H13,'漁業生產量值-漁業種類別魚類別生產量值14'!J13,'漁業生產量值-漁業種類別魚類別生產量值14'!L13,'漁業生產量值-漁業種類別魚類別生產量值14'!N13)=0,&quot;-&quot;,SUM('漁業生產量值-漁業種類別魚類別生產量值14'!F13,'漁業生產量值-漁業種類別魚類別生產量值14'!H13,'漁業生產量值-漁業種類別魚類別生產量值14'!J13,'漁業生產量值-漁業種類別魚類別生產量值14'!L13,'漁業生產量值-漁業種類別魚類別生產量值14'!N1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office:string-value="-" table:formula="msoxl:=IF(SUM('漁業生產量值-漁業種類別魚類別生產量值14'!E14,'漁業生產量值-漁業種類別魚類別生產量值14'!G14,'漁業生產量值-漁業種類別魚類別生產量值14'!I14,'漁業生產量值-漁業種類別魚類別生產量值14'!K14,'漁業生產量值-漁業種類別魚類別生產量值14'!M14)=0,&quot;-&quot;,SUM('漁業生產量值-漁業種類別魚類別生產量值14'!E14,'漁業生產量值-漁業種類別魚類別生產量值14'!G14,'漁業生產量值-漁業種類別魚類別生產量值14'!I14,'漁業生產量值-漁業種類別魚類別生產量值14'!K14,'漁業生產量值-漁業種類別魚類別生產量值14'!M14))" table:style-name="ce55">
            <text:p>-</text:p>
          </table:table-cell>
          <table:table-cell office:value-type="string" office:string-value="-" table:formula="msoxl:=IF(SUM('漁業生產量值-漁業種類別魚類別生產量值14'!F14,'漁業生產量值-漁業種類別魚類別生產量值14'!H14,'漁業生產量值-漁業種類別魚類別生產量值14'!J14,'漁業生產量值-漁業種類別魚類別生產量值14'!L14,'漁業生產量值-漁業種類別魚類別生產量值14'!N14)=0,&quot;-&quot;,SUM('漁業生產量值-漁業種類別魚類別生產量值14'!F14,'漁業生產量值-漁業種類別魚類別生產量值14'!H14,'漁業生產量值-漁業種類別魚類別生產量值14'!J14,'漁業生產量值-漁業種類別魚類別生產量值14'!L14,'漁業生產量值-漁業種類別魚類別生產量值14'!N1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office:string-value="-" table:formula="msoxl:=IF(SUM('漁業生產量值-漁業種類別魚類別生產量值14'!E15,'漁業生產量值-漁業種類別魚類別生產量值14'!G15,'漁業生產量值-漁業種類別魚類別生產量值14'!I15,'漁業生產量值-漁業種類別魚類別生產量值14'!K15,'漁業生產量值-漁業種類別魚類別生產量值14'!M15)=0,&quot;-&quot;,SUM('漁業生產量值-漁業種類別魚類別生產量值14'!E15,'漁業生產量值-漁業種類別魚類別生產量值14'!G15,'漁業生產量值-漁業種類別魚類別生產量值14'!I15,'漁業生產量值-漁業種類別魚類別生產量值14'!K15,'漁業生產量值-漁業種類別魚類別生產量值14'!M15))" table:style-name="ce55">
            <text:p>-</text:p>
          </table:table-cell>
          <table:table-cell office:value-type="string" office:string-value="-" table:formula="msoxl:=IF(SUM('漁業生產量值-漁業種類別魚類別生產量值14'!F15,'漁業生產量值-漁業種類別魚類別生產量值14'!H15,'漁業生產量值-漁業種類別魚類別生產量值14'!J15,'漁業生產量值-漁業種類別魚類別生產量值14'!L15,'漁業生產量值-漁業種類別魚類別生產量值14'!N15)=0,&quot;-&quot;,SUM('漁業生產量值-漁業種類別魚類別生產量值14'!F15,'漁業生產量值-漁業種類別魚類別生產量值14'!H15,'漁業生產量值-漁業種類別魚類別生產量值14'!J15,'漁業生產量值-漁業種類別魚類別生產量值14'!L15,'漁業生產量值-漁業種類別魚類別生產量值14'!N1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office:string-value="-" table:formula="msoxl:=IF(SUM('漁業生產量值-漁業種類別魚類別生產量值14'!E16,'漁業生產量值-漁業種類別魚類別生產量值14'!G16,'漁業生產量值-漁業種類別魚類別生產量值14'!I16,'漁業生產量值-漁業種類別魚類別生產量值14'!K16,'漁業生產量值-漁業種類別魚類別生產量值14'!M16)=0,&quot;-&quot;,SUM('漁業生產量值-漁業種類別魚類別生產量值14'!E16,'漁業生產量值-漁業種類別魚類別生產量值14'!G16,'漁業生產量值-漁業種類別魚類別生產量值14'!I16,'漁業生產量值-漁業種類別魚類別生產量值14'!K16,'漁業生產量值-漁業種類別魚類別生產量值14'!M16))" table:style-name="ce55">
            <text:p>-</text:p>
          </table:table-cell>
          <table:table-cell office:value-type="string" office:string-value="-" table:formula="msoxl:=IF(SUM('漁業生產量值-漁業種類別魚類別生產量值14'!F16,'漁業生產量值-漁業種類別魚類別生產量值14'!H16,'漁業生產量值-漁業種類別魚類別生產量值14'!J16,'漁業生產量值-漁業種類別魚類別生產量值14'!L16,'漁業生產量值-漁業種類別魚類別生產量值14'!N16)=0,&quot;-&quot;,SUM('漁業生產量值-漁業種類別魚類別生產量值14'!F16,'漁業生產量值-漁業種類別魚類別生產量值14'!H16,'漁業生產量值-漁業種類別魚類別生產量值14'!J16,'漁業生產量值-漁業種類別魚類別生產量值14'!L16,'漁業生產量值-漁業種類別魚類別生產量值14'!N1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office:string-value="-" table:formula="msoxl:=IF(SUM('漁業生產量值-漁業種類別魚類別生產量值14'!E17,'漁業生產量值-漁業種類別魚類別生產量值14'!G17,'漁業生產量值-漁業種類別魚類別生產量值14'!I17,'漁業生產量值-漁業種類別魚類別生產量值14'!K17,'漁業生產量值-漁業種類別魚類別生產量值14'!M17)=0,&quot;-&quot;,SUM('漁業生產量值-漁業種類別魚類別生產量值14'!E17,'漁業生產量值-漁業種類別魚類別生產量值14'!G17,'漁業生產量值-漁業種類別魚類別生產量值14'!I17,'漁業生產量值-漁業種類別魚類別生產量值14'!K17,'漁業生產量值-漁業種類別魚類別生產量值14'!M17))" table:style-name="ce55">
            <text:p>-</text:p>
          </table:table-cell>
          <table:table-cell office:value-type="string" office:string-value="-" table:formula="msoxl:=IF(SUM('漁業生產量值-漁業種類別魚類別生產量值14'!F17,'漁業生產量值-漁業種類別魚類別生產量值14'!H17,'漁業生產量值-漁業種類別魚類別生產量值14'!J17,'漁業生產量值-漁業種類別魚類別生產量值14'!L17,'漁業生產量值-漁業種類別魚類別生產量值14'!N17)=0,&quot;-&quot;,SUM('漁業生產量值-漁業種類別魚類別生產量值14'!F17,'漁業生產量值-漁業種類別魚類別生產量值14'!H17,'漁業生產量值-漁業種類別魚類別生產量值14'!J17,'漁業生產量值-漁業種類別魚類別生產量值14'!L17,'漁業生產量值-漁業種類別魚類別生產量值14'!N1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office:string-value="-" table:formula="msoxl:=IF(SUM('漁業生產量值-漁業種類別魚類別生產量值14'!E18,'漁業生產量值-漁業種類別魚類別生產量值14'!G18,'漁業生產量值-漁業種類別魚類別生產量值14'!I18,'漁業生產量值-漁業種類別魚類別生產量值14'!K18,'漁業生產量值-漁業種類別魚類別生產量值14'!M18)=0,&quot;-&quot;,SUM('漁業生產量值-漁業種類別魚類別生產量值14'!E18,'漁業生產量值-漁業種類別魚類別生產量值14'!G18,'漁業生產量值-漁業種類別魚類別生產量值14'!I18,'漁業生產量值-漁業種類別魚類別生產量值14'!K18,'漁業生產量值-漁業種類別魚類別生產量值14'!M18))" table:style-name="ce55">
            <text:p>-</text:p>
          </table:table-cell>
          <table:table-cell office:value-type="string" office:string-value="-" table:formula="msoxl:=IF(SUM('漁業生產量值-漁業種類別魚類別生產量值14'!F18,'漁業生產量值-漁業種類別魚類別生產量值14'!H18,'漁業生產量值-漁業種類別魚類別生產量值14'!J18,'漁業生產量值-漁業種類別魚類別生產量值14'!L18,'漁業生產量值-漁業種類別魚類別生產量值14'!N18)=0,&quot;-&quot;,SUM('漁業生產量值-漁業種類別魚類別生產量值14'!F18,'漁業生產量值-漁業種類別魚類別生產量值14'!H18,'漁業生產量值-漁業種類別魚類別生產量值14'!J18,'漁業生產量值-漁業種類別魚類別生產量值14'!L18,'漁業生產量值-漁業種類別魚類別生產量值14'!N18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float" office:value="10.0482" table:formula="msoxl:=  IF(SUM(C20:C35)=0,&quot;-&quot;,SUM(C20:C35))" table:style-name="ce52">
            <text:p>10<text:s/></text:p>
          </table:table-cell>
          <table:table-cell office:value-type="float" office:value="1562.7673699999998" table:formula="msoxl:=  IF(SUM(D20:D35)=0,&quot;-&quot;,SUM(D20:D35))" table:style-name="ce52">
            <text:p>1,563<text:s/>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60">
            <text:p>-</text:p>
          </table:table-cell>
          <table:table-cell office:value-type="string" office:string-value="-" table:formula="msoxl:=  IF(SUM(G20:G35)=0,&quot;-&quot;,SUM(G20:G35))" table:style-name="ce52">
            <text:p>-</text:p>
          </table:table-cell>
          <table:table-cell office:value-type="string" office:string-value="-" table:formula="msoxl:=  IF(SUM(H20:H35)=0,&quot;-&quot;,SUM(H20:H35))" table:style-name="ce60">
            <text:p>-</text:p>
          </table:table-cell>
          <table:table-cell office:value-type="string" office:string-value="-" table:formula="msoxl:=  IF(SUM(I20:I35)=0,&quot;-&quot;,SUM(I20:I35))" table:style-name="ce52">
            <text:p>-</text:p>
          </table:table-cell>
          <table:table-cell office:value-type="string" office:string-value="-" table:formula="msoxl:=  IF(SUM(J20:J35)=0,&quot;-&quot;,SUM(J20:J35))" table:style-name="ce60">
            <text:p>-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60">
            <text:p>-</text:p>
          </table:table-cell>
          <table:table-cell office:value-type="float" office:value="10.0482" table:formula="msoxl:=  IF(SUM(M20:M35)=0,&quot;-&quot;,SUM(M20:M35))" table:style-name="ce52">
            <text:p>10<text:s/></text:p>
          </table:table-cell>
          <table:table-cell office:value-type="float" office:value="1562.7673699999998" table:formula="msoxl:=  IF(SUM(N20:N35)=0,&quot;-&quot;,SUM(N20:N35))" table:style-name="ce60">
            <text:p>1,563<text:s/></text:p>
          </table:table-cell>
          <table:table-cell office:value-type="string" office:string-value="-" table:formula="msoxl:=  IF(SUM(O20:O35)=0,&quot;-&quot;,SUM(O20:O35))" table:style-name="ce52">
            <text:p>-</text:p>
          </table:table-cell>
          <table:table-cell office:value-type="string" office:string-value="-" table:formula="msoxl:=  IF(SUM(P20:P35)=0,&quot;-&quot;,SUM(P20:P35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50">
            <text:p>2001</text:p>
          </table:table-cell>
          <table:table-cell office:value-type="string" table:style-name="ce58">
            <text:p>巾著網　</text:p>
          </table:table-cell>
          <table:table-cell office:value-type="string" office:string-value="-" table:formula="msoxl:=IF(SUM('漁業生產量值-漁業種類別魚類別生產量值14'!E20,'漁業生產量值-漁業種類別魚類別生產量值14'!G20,'漁業生產量值-漁業種類別魚類別生產量值14'!I20,'漁業生產量值-漁業種類別魚類別生產量值14'!K20,'漁業生產量值-漁業種類別魚類別生產量值14'!M20)=0,&quot;-&quot;,SUM('漁業生產量值-漁業種類別魚類別生產量值14'!E20,'漁業生產量值-漁業種類別魚類別生產量值14'!G20,'漁業生產量值-漁業種類別魚類別生產量值14'!I20,'漁業生產量值-漁業種類別魚類別生產量值14'!K20,'漁業生產量值-漁業種類別魚類別生產量值14'!M20))" table:style-name="ce55">
            <text:p>-</text:p>
          </table:table-cell>
          <table:table-cell office:value-type="string" office:string-value="-" table:formula="msoxl:=IF(SUM('漁業生產量值-漁業種類別魚類別生產量值14'!F20,'漁業生產量值-漁業種類別魚類別生產量值14'!H20,'漁業生產量值-漁業種類別魚類別生產量值14'!J20,'漁業生產量值-漁業種類別魚類別生產量值14'!L20,'漁業生產量值-漁業種類別魚類別生產量值14'!N20)=0,&quot;-&quot;,SUM('漁業生產量值-漁業種類別魚類別生產量值14'!F20,'漁業生產量值-漁業種類別魚類別生產量值14'!H20,'漁業生產量值-漁業種類別魚類別生產量值14'!J20,'漁業生產量值-漁業種類別魚類別生產量值14'!L20,'漁業生產量值-漁業種類別魚類別生產量值14'!N20))" table:style-name="ce55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office:string-value="-" table:formula="msoxl:=IF(SUM('漁業生產量值-漁業種類別魚類別生產量值14'!E21,'漁業生產量值-漁業種類別魚類別生產量值14'!G21,'漁業生產量值-漁業種類別魚類別生產量值14'!I21,'漁業生產量值-漁業種類別魚類別生產量值14'!K21,'漁業生產量值-漁業種類別魚類別生產量值14'!M21)=0,&quot;-&quot;,SUM('漁業生產量值-漁業種類別魚類別生產量值14'!E21,'漁業生產量值-漁業種類別魚類別生產量值14'!G21,'漁業生產量值-漁業種類別魚類別生產量值14'!I21,'漁業生產量值-漁業種類別魚類別生產量值14'!K21,'漁業生產量值-漁業種類別魚類別生產量值14'!M21))" table:style-name="ce55">
            <text:p>-</text:p>
          </table:table-cell>
          <table:table-cell office:value-type="string" office:string-value="-" table:formula="msoxl:=IF(SUM('漁業生產量值-漁業種類別魚類別生產量值14'!F21,'漁業生產量值-漁業種類別魚類別生產量值14'!H21,'漁業生產量值-漁業種類別魚類別生產量值14'!J21,'漁業生產量值-漁業種類別魚類別生產量值14'!L21,'漁業生產量值-漁業種類別魚類別生產量值14'!N21)=0,&quot;-&quot;,SUM('漁業生產量值-漁業種類別魚類別生產量值14'!F21,'漁業生產量值-漁業種類別魚類別生產量值14'!H21,'漁業生產量值-漁業種類別魚類別生產量值14'!J21,'漁業生產量值-漁業種類別魚類別生產量值14'!L21,'漁業生產量值-漁業種類別魚類別生產量值14'!N2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office:string-value="-" table:formula="msoxl:=IF(SUM('漁業生產量值-漁業種類別魚類別生產量值14'!E22,'漁業生產量值-漁業種類別魚類別生產量值14'!G22,'漁業生產量值-漁業種類別魚類別生產量值14'!I22,'漁業生產量值-漁業種類別魚類別生產量值14'!K22,'漁業生產量值-漁業種類別魚類別生產量值14'!M22)=0,&quot;-&quot;,SUM('漁業生產量值-漁業種類別魚類別生產量值14'!E22,'漁業生產量值-漁業種類別魚類別生產量值14'!G22,'漁業生產量值-漁業種類別魚類別生產量值14'!I22,'漁業生產量值-漁業種類別魚類別生產量值14'!K22,'漁業生產量值-漁業種類別魚類別生產量值14'!M22))" table:style-name="ce55">
            <text:p>-</text:p>
          </table:table-cell>
          <table:table-cell office:value-type="string" office:string-value="-" table:formula="msoxl:=IF(SUM('漁業生產量值-漁業種類別魚類別生產量值14'!F22,'漁業生產量值-漁業種類別魚類別生產量值14'!H22,'漁業生產量值-漁業種類別魚類別生產量值14'!J22,'漁業生產量值-漁業種類別魚類別生產量值14'!L22,'漁業生產量值-漁業種類別魚類別生產量值14'!N22)=0,&quot;-&quot;,SUM('漁業生產量值-漁業種類別魚類別生產量值14'!F22,'漁業生產量值-漁業種類別魚類別生產量值14'!H22,'漁業生產量值-漁業種類別魚類別生產量值14'!J22,'漁業生產量值-漁業種類別魚類別生產量值14'!L22,'漁業生產量值-漁業種類別魚類別生產量值14'!N2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float" office:value="9.9179999999999993" table:formula="msoxl:=IF(SUM('漁業生產量值-漁業種類別魚類別生產量值14'!E23,'漁業生產量值-漁業種類別魚類別生產量值14'!G23,'漁業生產量值-漁業種類別魚類別生產量值14'!I23,'漁業生產量值-漁業種類別魚類別生產量值14'!K23,'漁業生產量值-漁業種類別魚類別生產量值14'!M23)=0,&quot;-&quot;,SUM('漁業生產量值-漁業種類別魚類別生產量值14'!E23,'漁業生產量值-漁業種類別魚類別生產量值14'!G23,'漁業生產量值-漁業種類別魚類別生產量值14'!I23,'漁業生產量值-漁業種類別魚類別生產量值14'!K23,'漁業生產量值-漁業種類別魚類別生產量值14'!M23))" table:style-name="ce55">
            <text:p>10<text:s/></text:p>
          </table:table-cell>
          <table:table-cell office:value-type="float" office:value="1539.9180899999999" table:formula="msoxl:=IF(SUM('漁業生產量值-漁業種類別魚類別生產量值14'!F23,'漁業生產量值-漁業種類別魚類別生產量值14'!H23,'漁業生產量值-漁業種類別魚類別生產量值14'!J23,'漁業生產量值-漁業種類別魚類別生產量值14'!L23,'漁業生產量值-漁業種類別魚類別生產量值14'!N23)=0,&quot;-&quot;,SUM('漁業生產量值-漁業種類別魚類別生產量值14'!F23,'漁業生產量值-漁業種類別魚類別生產量值14'!H23,'漁業生產量值-漁業種類別魚類別生產量值14'!J23,'漁業生產量值-漁業種類別魚類別生產量值14'!L23,'漁業生產量值-漁業種類別魚類別生產量值14'!N23))" table:style-name="ce55">
            <text:p>1,540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9.9179999999999993" table:style-name="ce55">
            <text:p>10<text:s/></text:p>
          </table:table-cell>
          <table:table-cell office:value-type="float" office:value="1539.9180899999999" table:style-name="ce61">
            <text:p>1,540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float" office:value="0.13020000000000001" table:formula="msoxl:=IF(SUM('漁業生產量值-漁業種類別魚類別生產量值14'!E24,'漁業生產量值-漁業種類別魚類別生產量值14'!G24,'漁業生產量值-漁業種類別魚類別生產量值14'!I24,'漁業生產量值-漁業種類別魚類別生產量值14'!K24,'漁業生產量值-漁業種類別魚類別生產量值14'!M24)=0,&quot;-&quot;,SUM('漁業生產量值-漁業種類別魚類別生產量值14'!E24,'漁業生產量值-漁業種類別魚類別生產量值14'!G24,'漁業生產量值-漁業種類別魚類別生產量值14'!I24,'漁業生產量值-漁業種類別魚類別生產量值14'!K24,'漁業生產量值-漁業種類別魚類別生產量值14'!M24))" table:style-name="ce55">
            <text:p>0<text:s/></text:p>
          </table:table-cell>
          <table:table-cell office:value-type="float" office:value="22.84928" table:formula="msoxl:=IF(SUM('漁業生產量值-漁業種類別魚類別生產量值14'!F24,'漁業生產量值-漁業種類別魚類別生產量值14'!H24,'漁業生產量值-漁業種類別魚類別生產量值14'!J24,'漁業生產量值-漁業種類別魚類別生產量值14'!L24,'漁業生產量值-漁業種類別魚類別生產量值14'!N24)=0,&quot;-&quot;,SUM('漁業生產量值-漁業種類別魚類別生產量值14'!F24,'漁業生產量值-漁業種類別魚類別生產量值14'!H24,'漁業生產量值-漁業種類別魚類別生產量值14'!J24,'漁業生產量值-漁業種類別魚類別生產量值14'!L24,'漁業生產量值-漁業種類別魚類別生產量值14'!N24))" table:style-name="ce55">
            <text:p>23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13020000000000001" table:style-name="ce55">
            <text:p>0<text:s/></text:p>
          </table:table-cell>
          <table:table-cell office:value-type="float" office:value="22.84928" table:style-name="ce61">
            <text:p>2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office:string-value="-" table:formula="msoxl:=IF(SUM('漁業生產量值-漁業種類別魚類別生產量值14'!E25,'漁業生產量值-漁業種類別魚類別生產量值14'!G25,'漁業生產量值-漁業種類別魚類別生產量值14'!I25,'漁業生產量值-漁業種類別魚類別生產量值14'!K25,'漁業生產量值-漁業種類別魚類別生產量值14'!M25)=0,&quot;-&quot;,SUM('漁業生產量值-漁業種類別魚類別生產量值14'!E25,'漁業生產量值-漁業種類別魚類別生產量值14'!G25,'漁業生產量值-漁業種類別魚類別生產量值14'!I25,'漁業生產量值-漁業種類別魚類別生產量值14'!K25,'漁業生產量值-漁業種類別魚類別生產量值14'!M25))" table:style-name="ce55">
            <text:p>-</text:p>
          </table:table-cell>
          <table:table-cell office:value-type="string" office:string-value="-" table:formula="msoxl:=IF(SUM('漁業生產量值-漁業種類別魚類別生產量值14'!F25,'漁業生產量值-漁業種類別魚類別生產量值14'!H25,'漁業生產量值-漁業種類別魚類別生產量值14'!J25,'漁業生產量值-漁業種類別魚類別生產量值14'!L25,'漁業生產量值-漁業種類別魚類別生產量值14'!N25)=0,&quot;-&quot;,SUM('漁業生產量值-漁業種類別魚類別生產量值14'!F25,'漁業生產量值-漁業種類別魚類別生產量值14'!H25,'漁業生產量值-漁業種類別魚類別生產量值14'!J25,'漁業生產量值-漁業種類別魚類別生產量值14'!L25,'漁業生產量值-漁業種類別魚類別生產量值14'!N2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office:string-value="-" table:formula="msoxl:=IF(SUM('漁業生產量值-漁業種類別魚類別生產量值14'!E26,'漁業生產量值-漁業種類別魚類別生產量值14'!G26,'漁業生產量值-漁業種類別魚類別生產量值14'!I26,'漁業生產量值-漁業種類別魚類別生產量值14'!K26,'漁業生產量值-漁業種類別魚類別生產量值14'!M26)=0,&quot;-&quot;,SUM('漁業生產量值-漁業種類別魚類別生產量值14'!E26,'漁業生產量值-漁業種類別魚類別生產量值14'!G26,'漁業生產量值-漁業種類別魚類別生產量值14'!I26,'漁業生產量值-漁業種類別魚類別生產量值14'!K26,'漁業生產量值-漁業種類別魚類別生產量值14'!M26))" table:style-name="ce55">
            <text:p>-</text:p>
          </table:table-cell>
          <table:table-cell office:value-type="string" office:string-value="-" table:formula="msoxl:=IF(SUM('漁業生產量值-漁業種類別魚類別生產量值14'!F26,'漁業生產量值-漁業種類別魚類別生產量值14'!H26,'漁業生產量值-漁業種類別魚類別生產量值14'!J26,'漁業生產量值-漁業種類別魚類別生產量值14'!L26,'漁業生產量值-漁業種類別魚類別生產量值14'!N26)=0,&quot;-&quot;,SUM('漁業生產量值-漁業種類別魚類別生產量值14'!F26,'漁業生產量值-漁業種類別魚類別生產量值14'!H26,'漁業生產量值-漁業種類別魚類別生產量值14'!J26,'漁業生產量值-漁業種類別魚類別生產量值14'!L26,'漁業生產量值-漁業種類別魚類別生產量值14'!N2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office:string-value="-" table:formula="msoxl:=IF(SUM('漁業生產量值-漁業種類別魚類別生產量值14'!E27,'漁業生產量值-漁業種類別魚類別生產量值14'!G27,'漁業生產量值-漁業種類別魚類別生產量值14'!I27,'漁業生產量值-漁業種類別魚類別生產量值14'!K27,'漁業生產量值-漁業種類別魚類別生產量值14'!M27)=0,&quot;-&quot;,SUM('漁業生產量值-漁業種類別魚類別生產量值14'!E27,'漁業生產量值-漁業種類別魚類別生產量值14'!G27,'漁業生產量值-漁業種類別魚類別生產量值14'!I27,'漁業生產量值-漁業種類別魚類別生產量值14'!K27,'漁業生產量值-漁業種類別魚類別生產量值14'!M27))" table:style-name="ce55">
            <text:p>-</text:p>
          </table:table-cell>
          <table:table-cell office:value-type="string" office:string-value="-" table:formula="msoxl:=IF(SUM('漁業生產量值-漁業種類別魚類別生產量值14'!F27,'漁業生產量值-漁業種類別魚類別生產量值14'!H27,'漁業生產量值-漁業種類別魚類別生產量值14'!J27,'漁業生產量值-漁業種類別魚類別生產量值14'!L27,'漁業生產量值-漁業種類別魚類別生產量值14'!N27)=0,&quot;-&quot;,SUM('漁業生產量值-漁業種類別魚類別生產量值14'!F27,'漁業生產量值-漁業種類別魚類別生產量值14'!H27,'漁業生產量值-漁業種類別魚類別生產量值14'!J27,'漁業生產量值-漁業種類別魚類別生產量值14'!L27,'漁業生產量值-漁業種類別魚類別生產量值14'!N2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office:string-value="-" table:formula="msoxl:=IF(SUM('漁業生產量值-漁業種類別魚類別生產量值14'!E28,'漁業生產量值-漁業種類別魚類別生產量值14'!G28,'漁業生產量值-漁業種類別魚類別生產量值14'!I28,'漁業生產量值-漁業種類別魚類別生產量值14'!K28,'漁業生產量值-漁業種類別魚類別生產量值14'!M28)=0,&quot;-&quot;,SUM('漁業生產量值-漁業種類別魚類別生產量值14'!E28,'漁業生產量值-漁業種類別魚類別生產量值14'!G28,'漁業生產量值-漁業種類別魚類別生產量值14'!I28,'漁業生產量值-漁業種類別魚類別生產量值14'!K28,'漁業生產量值-漁業種類別魚類別生產量值14'!M28))" table:style-name="ce55">
            <text:p>-</text:p>
          </table:table-cell>
          <table:table-cell office:value-type="string" office:string-value="-" table:formula="msoxl:=IF(SUM('漁業生產量值-漁業種類別魚類別生產量值14'!F28,'漁業生產量值-漁業種類別魚類別生產量值14'!H28,'漁業生產量值-漁業種類別魚類別生產量值14'!J28,'漁業生產量值-漁業種類別魚類別生產量值14'!L28,'漁業生產量值-漁業種類別魚類別生產量值14'!N28)=0,&quot;-&quot;,SUM('漁業生產量值-漁業種類別魚類別生產量值14'!F28,'漁業生產量值-漁業種類別魚類別生產量值14'!H28,'漁業生產量值-漁業種類別魚類別生產量值14'!J28,'漁業生產量值-漁業種類別魚類別生產量值14'!L28,'漁業生產量值-漁業種類別魚類別生產量值14'!N2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office:string-value="-" table:formula="msoxl:=IF(SUM('漁業生產量值-漁業種類別魚類別生產量值14'!E29,'漁業生產量值-漁業種類別魚類別生產量值14'!G29,'漁業生產量值-漁業種類別魚類別生產量值14'!I29,'漁業生產量值-漁業種類別魚類別生產量值14'!K29,'漁業生產量值-漁業種類別魚類別生產量值14'!M29)=0,&quot;-&quot;,SUM('漁業生產量值-漁業種類別魚類別生產量值14'!E29,'漁業生產量值-漁業種類別魚類別生產量值14'!G29,'漁業生產量值-漁業種類別魚類別生產量值14'!I29,'漁業生產量值-漁業種類別魚類別生產量值14'!K29,'漁業生產量值-漁業種類別魚類別生產量值14'!M29))" table:style-name="ce55">
            <text:p>-</text:p>
          </table:table-cell>
          <table:table-cell office:value-type="string" office:string-value="-" table:formula="msoxl:=IF(SUM('漁業生產量值-漁業種類別魚類別生產量值14'!F29,'漁業生產量值-漁業種類別魚類別生產量值14'!H29,'漁業生產量值-漁業種類別魚類別生產量值14'!J29,'漁業生產量值-漁業種類別魚類別生產量值14'!L29,'漁業生產量值-漁業種類別魚類別生產量值14'!N29)=0,&quot;-&quot;,SUM('漁業生產量值-漁業種類別魚類別生產量值14'!F29,'漁業生產量值-漁業種類別魚類別生產量值14'!H29,'漁業生產量值-漁業種類別魚類別生產量值14'!J29,'漁業生產量值-漁業種類別魚類別生產量值14'!L29,'漁業生產量值-漁業種類別魚類別生產量值14'!N2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office:string-value="-" table:formula="msoxl:=IF(SUM('漁業生產量值-漁業種類別魚類別生產量值14'!E30,'漁業生產量值-漁業種類別魚類別生產量值14'!G30,'漁業生產量值-漁業種類別魚類別生產量值14'!I30,'漁業生產量值-漁業種類別魚類別生產量值14'!K30,'漁業生產量值-漁業種類別魚類別生產量值14'!M30)=0,&quot;-&quot;,SUM('漁業生產量值-漁業種類別魚類別生產量值14'!E30,'漁業生產量值-漁業種類別魚類別生產量值14'!G30,'漁業生產量值-漁業種類別魚類別生產量值14'!I30,'漁業生產量值-漁業種類別魚類別生產量值14'!K30,'漁業生產量值-漁業種類別魚類別生產量值14'!M30))" table:style-name="ce55">
            <text:p>-</text:p>
          </table:table-cell>
          <table:table-cell office:value-type="string" office:string-value="-" table:formula="msoxl:=IF(SUM('漁業生產量值-漁業種類別魚類別生產量值14'!F30,'漁業生產量值-漁業種類別魚類別生產量值14'!H30,'漁業生產量值-漁業種類別魚類別生產量值14'!J30,'漁業生產量值-漁業種類別魚類別生產量值14'!L30,'漁業生產量值-漁業種類別魚類別生產量值14'!N30)=0,&quot;-&quot;,SUM('漁業生產量值-漁業種類別魚類別生產量值14'!F30,'漁業生產量值-漁業種類別魚類別生產量值14'!H30,'漁業生產量值-漁業種類別魚類別生產量值14'!J30,'漁業生產量值-漁業種類別魚類別生產量值14'!L30,'漁業生產量值-漁業種類別魚類別生產量值14'!N3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office:string-value="-" table:formula="msoxl:=IF(SUM('漁業生產量值-漁業種類別魚類別生產量值14'!E31,'漁業生產量值-漁業種類別魚類別生產量值14'!G31,'漁業生產量值-漁業種類別魚類別生產量值14'!I31,'漁業生產量值-漁業種類別魚類別生產量值14'!K31,'漁業生產量值-漁業種類別魚類別生產量值14'!M31)=0,&quot;-&quot;,SUM('漁業生產量值-漁業種類別魚類別生產量值14'!E31,'漁業生產量值-漁業種類別魚類別生產量值14'!G31,'漁業生產量值-漁業種類別魚類別生產量值14'!I31,'漁業生產量值-漁業種類別魚類別生產量值14'!K31,'漁業生產量值-漁業種類別魚類別生產量值14'!M31))" table:style-name="ce55">
            <text:p>-</text:p>
          </table:table-cell>
          <table:table-cell office:value-type="string" office:string-value="-" table:formula="msoxl:=IF(SUM('漁業生產量值-漁業種類別魚類別生產量值14'!F31,'漁業生產量值-漁業種類別魚類別生產量值14'!H31,'漁業生產量值-漁業種類別魚類別生產量值14'!J31,'漁業生產量值-漁業種類別魚類別生產量值14'!L31,'漁業生產量值-漁業種類別魚類別生產量值14'!N31)=0,&quot;-&quot;,SUM('漁業生產量值-漁業種類別魚類別生產量值14'!F31,'漁業生產量值-漁業種類別魚類別生產量值14'!H31,'漁業生產量值-漁業種類別魚類別生產量值14'!J31,'漁業生產量值-漁業種類別魚類別生產量值14'!L31,'漁業生產量值-漁業種類別魚類別生產量值14'!N3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office:string-value="-" table:formula="msoxl:=IF(SUM('漁業生產量值-漁業種類別魚類別生產量值14'!E32,'漁業生產量值-漁業種類別魚類別生產量值14'!G32,'漁業生產量值-漁業種類別魚類別生產量值14'!I32,'漁業生產量值-漁業種類別魚類別生產量值14'!K32,'漁業生產量值-漁業種類別魚類別生產量值14'!M32)=0,&quot;-&quot;,SUM('漁業生產量值-漁業種類別魚類別生產量值14'!E32,'漁業生產量值-漁業種類別魚類別生產量值14'!G32,'漁業生產量值-漁業種類別魚類別生產量值14'!I32,'漁業生產量值-漁業種類別魚類別生產量值14'!K32,'漁業生產量值-漁業種類別魚類別生產量值14'!M32))" table:style-name="ce55">
            <text:p>-</text:p>
          </table:table-cell>
          <table:table-cell office:value-type="string" office:string-value="-" table:formula="msoxl:=IF(SUM('漁業生產量值-漁業種類別魚類別生產量值14'!F32,'漁業生產量值-漁業種類別魚類別生產量值14'!H32,'漁業生產量值-漁業種類別魚類別生產量值14'!J32,'漁業生產量值-漁業種類別魚類別生產量值14'!L32,'漁業生產量值-漁業種類別魚類別生產量值14'!N32)=0,&quot;-&quot;,SUM('漁業生產量值-漁業種類別魚類別生產量值14'!F32,'漁業生產量值-漁業種類別魚類別生產量值14'!H32,'漁業生產量值-漁業種類別魚類別生產量值14'!J32,'漁業生產量值-漁業種類別魚類別生產量值14'!L32,'漁業生產量值-漁業種類別魚類別生產量值14'!N3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office:string-value="-" table:formula="msoxl:=IF(SUM('漁業生產量值-漁業種類別魚類別生產量值14'!E33,'漁業生產量值-漁業種類別魚類別生產量值14'!G33,'漁業生產量值-漁業種類別魚類別生產量值14'!I33,'漁業生產量值-漁業種類別魚類別生產量值14'!K33,'漁業生產量值-漁業種類別魚類別生產量值14'!M33)=0,&quot;-&quot;,SUM('漁業生產量值-漁業種類別魚類別生產量值14'!E33,'漁業生產量值-漁業種類別魚類別生產量值14'!G33,'漁業生產量值-漁業種類別魚類別生產量值14'!I33,'漁業生產量值-漁業種類別魚類別生產量值14'!K33,'漁業生產量值-漁業種類別魚類別生產量值14'!M33))" table:style-name="ce55">
            <text:p>-</text:p>
          </table:table-cell>
          <table:table-cell office:value-type="string" office:string-value="-" table:formula="msoxl:=IF(SUM('漁業生產量值-漁業種類別魚類別生產量值14'!F33,'漁業生產量值-漁業種類別魚類別生產量值14'!H33,'漁業生產量值-漁業種類別魚類別生產量值14'!J33,'漁業生產量值-漁業種類別魚類別生產量值14'!L33,'漁業生產量值-漁業種類別魚類別生產量值14'!N33)=0,&quot;-&quot;,SUM('漁業生產量值-漁業種類別魚類別生產量值14'!F33,'漁業生產量值-漁業種類別魚類別生產量值14'!H33,'漁業生產量值-漁業種類別魚類別生產量值14'!J33,'漁業生產量值-漁業種類別魚類別生產量值14'!L33,'漁業生產量值-漁業種類別魚類別生產量值14'!N3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office:string-value="-" table:formula="msoxl:=IF(SUM('漁業生產量值-漁業種類別魚類別生產量值14'!E34,'漁業生產量值-漁業種類別魚類別生產量值14'!G34,'漁業生產量值-漁業種類別魚類別生產量值14'!I34,'漁業生產量值-漁業種類別魚類別生產量值14'!K34,'漁業生產量值-漁業種類別魚類別生產量值14'!M34)=0,&quot;-&quot;,SUM('漁業生產量值-漁業種類別魚類別生產量值14'!E34,'漁業生產量值-漁業種類別魚類別生產量值14'!G34,'漁業生產量值-漁業種類別魚類別生產量值14'!I34,'漁業生產量值-漁業種類別魚類別生產量值14'!K34,'漁業生產量值-漁業種類別魚類別生產量值14'!M34))" table:style-name="ce55">
            <text:p>-</text:p>
          </table:table-cell>
          <table:table-cell office:value-type="string" office:string-value="-" table:formula="msoxl:=IF(SUM('漁業生產量值-漁業種類別魚類別生產量值14'!F34,'漁業生產量值-漁業種類別魚類別生產量值14'!H34,'漁業生產量值-漁業種類別魚類別生產量值14'!J34,'漁業生產量值-漁業種類別魚類別生產量值14'!L34,'漁業生產量值-漁業種類別魚類別生產量值14'!N34)=0,&quot;-&quot;,SUM('漁業生產量值-漁業種類別魚類別生產量值14'!F34,'漁業生產量值-漁業種類別魚類別生產量值14'!H34,'漁業生產量值-漁業種類別魚類別生產量值14'!J34,'漁業生產量值-漁業種類別魚類別生產量值14'!L34,'漁業生產量值-漁業種類別魚類別生產量值14'!N3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office:string-value="-" table:formula="msoxl:=IF(SUM('漁業生產量值-漁業種類別魚類別生產量值14'!E35,'漁業生產量值-漁業種類別魚類別生產量值14'!G35,'漁業生產量值-漁業種類別魚類別生產量值14'!I35,'漁業生產量值-漁業種類別魚類別生產量值14'!K35,'漁業生產量值-漁業種類別魚類別生產量值14'!M35)=0,&quot;-&quot;,SUM('漁業生產量值-漁業種類別魚類別生產量值14'!E35,'漁業生產量值-漁業種類別魚類別生產量值14'!G35,'漁業生產量值-漁業種類別魚類別生產量值14'!I35,'漁業生產量值-漁業種類別魚類別生產量值14'!K35,'漁業生產量值-漁業種類別魚類別生產量值14'!M35))" table:style-name="ce55">
            <text:p>-</text:p>
          </table:table-cell>
          <table:table-cell office:value-type="string" office:string-value="-" table:formula="msoxl:=IF(SUM('漁業生產量值-漁業種類別魚類別生產量值14'!F35,'漁業生產量值-漁業種類別魚類別生產量值14'!H35,'漁業生產量值-漁業種類別魚類別生產量值14'!J35,'漁業生產量值-漁業種類別魚類別生產量值14'!L35,'漁業生產量值-漁業種類別魚類別生產量值14'!N35)=0,&quot;-&quot;,SUM('漁業生產量值-漁業種類別魚類別生產量值14'!F35,'漁業生產量值-漁業種類別魚類別生產量值14'!H35,'漁業生產量值-漁業種類別魚類別生產量值14'!J35,'漁業生產量值-漁業種類別魚類別生產量值14'!L35,'漁業生產量值-漁業種類別魚類別生產量值14'!N35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float" office:value="606.85699999999997" table:formula="msoxl:=  IF(SUM(C37:C53)=0,&quot;-&quot;,SUM(C37:C53))" table:style-name="ce52">
            <text:p>607<text:s/></text:p>
          </table:table-cell>
          <table:table-cell office:value-type="float" office:value="62672.436750000001" table:formula="msoxl:=  IF(SUM(D37:D53)=0,&quot;-&quot;,SUM(D37:D53))" table:style-name="ce52">
            <text:p>62,672<text:s/></text:p>
          </table:table-cell>
          <table:table-cell office:value-type="float" office:value="0.2" table:formula="msoxl:=  IF(SUM(E37:E53)=0,&quot;-&quot;,SUM(E37:E53))" table:style-name="ce52">
            <text:p>0<text:s/></text:p>
          </table:table-cell>
          <table:table-cell office:value-type="float" office:value="39.6" table:formula="msoxl:=  IF(SUM(F37:F53)=0,&quot;-&quot;,SUM(F37:F53))" table:style-name="ce60">
            <text:p>40<text:s/>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60">
            <text:p>-</text:p>
          </table:table-cell>
          <table:table-cell office:value-type="string" office:string-value="-" table:formula="msoxl:=  IF(SUM(I37:I53)=0,&quot;-&quot;,SUM(I37:I53))" table:style-name="ce52">
            <text:p>-</text:p>
          </table:table-cell>
          <table:table-cell office:value-type="string" office:string-value="-" table:formula="msoxl:=  IF(SUM(J37:J53)=0,&quot;-&quot;,SUM(J37:J53))" table:style-name="ce60">
            <text:p>-</text:p>
          </table:table-cell>
          <table:table-cell office:value-type="string" office:string-value="-" table:formula="msoxl:=  IF(SUM(K37:K53)=0,&quot;-&quot;,SUM(K37:K53))" table:style-name="ce52">
            <text:p>-</text:p>
          </table:table-cell>
          <table:table-cell office:value-type="string" office:string-value="-" table:formula="msoxl:=  IF(SUM(L37:L53)=0,&quot;-&quot;,SUM(L37:L53))" table:style-name="ce60">
            <text:p>-</text:p>
          </table:table-cell>
          <table:table-cell office:value-type="float" office:value="606.65699999999993" table:formula="msoxl:=  IF(SUM(M37:M53)=0,&quot;-&quot;,SUM(M37:M53))" table:style-name="ce52">
            <text:p>607<text:s/></text:p>
          </table:table-cell>
          <table:table-cell office:value-type="float" office:value="62632.836750000002" table:formula="msoxl:=  IF(SUM(N37:N53)=0,&quot;-&quot;,SUM(N37:N53))" table:style-name="ce60">
            <text:p>62,633<text:s/></text:p>
          </table:table-cell>
          <table:table-cell office:value-type="string" office:string-value="-" table:formula="msoxl:=  IF(SUM(O37:O53)=0,&quot;-&quot;,SUM(O37:O53))" table:style-name="ce52">
            <text:p>-</text:p>
          </table:table-cell>
          <table:table-cell office:value-type="string" office:string-value="-" table:formula="msoxl:=  IF(SUM(P37:P53)=0,&quot;-&quot;,SUM(P37:P53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office:string-value="-" table:formula="msoxl:=IF(SUM('漁業生產量值-漁業種類別魚類別生產量值14'!E37,'漁業生產量值-漁業種類別魚類別生產量值14'!G37,'漁業生產量值-漁業種類別魚類別生產量值14'!I37,'漁業生產量值-漁業種類別魚類別生產量值14'!K37,'漁業生產量值-漁業種類別魚類別生產量值14'!M37)=0,&quot;-&quot;,SUM('漁業生產量值-漁業種類別魚類別生產量值14'!E37,'漁業生產量值-漁業種類別魚類別生產量值14'!G37,'漁業生產量值-漁業種類別魚類別生產量值14'!I37,'漁業生產量值-漁業種類別魚類別生產量值14'!K37,'漁業生產量值-漁業種類別魚類別生產量值14'!M37))" table:style-name="ce55">
            <text:p>-</text:p>
          </table:table-cell>
          <table:table-cell office:value-type="string" office:string-value="-" table:formula="msoxl:=IF(SUM('漁業生產量值-漁業種類別魚類別生產量值14'!F37,'漁業生產量值-漁業種類別魚類別生產量值14'!H37,'漁業生產量值-漁業種類別魚類別生產量值14'!J37,'漁業生產量值-漁業種類別魚類別生產量值14'!L37,'漁業生產量值-漁業種類別魚類別生產量值14'!N37)=0,&quot;-&quot;,SUM('漁業生產量值-漁業種類別魚類別生產量值14'!F37,'漁業生產量值-漁業種類別魚類別生產量值14'!H37,'漁業生產量值-漁業種類別魚類別生產量值14'!J37,'漁業生產量值-漁業種類別魚類別生產量值14'!L37,'漁業生產量值-漁業種類別魚類別生產量值14'!N3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office:string-value="-" table:formula="msoxl:=IF(SUM('漁業生產量值-漁業種類別魚類別生產量值14'!E38,'漁業生產量值-漁業種類別魚類別生產量值14'!G38,'漁業生產量值-漁業種類別魚類別生產量值14'!I38,'漁業生產量值-漁業種類別魚類別生產量值14'!K38,'漁業生產量值-漁業種類別魚類別生產量值14'!M38)=0,&quot;-&quot;,SUM('漁業生產量值-漁業種類別魚類別生產量值14'!E38,'漁業生產量值-漁業種類別魚類別生產量值14'!G38,'漁業生產量值-漁業種類別魚類別生產量值14'!I38,'漁業生產量值-漁業種類別魚類別生產量值14'!K38,'漁業生產量值-漁業種類別魚類別生產量值14'!M38))" table:style-name="ce55">
            <text:p>-</text:p>
          </table:table-cell>
          <table:table-cell office:value-type="string" office:string-value="-" table:formula="msoxl:=IF(SUM('漁業生產量值-漁業種類別魚類別生產量值14'!F38,'漁業生產量值-漁業種類別魚類別生產量值14'!H38,'漁業生產量值-漁業種類別魚類別生產量值14'!J38,'漁業生產量值-漁業種類別魚類別生產量值14'!L38,'漁業生產量值-漁業種類別魚類別生產量值14'!N38)=0,&quot;-&quot;,SUM('漁業生產量值-漁業種類別魚類別生產量值14'!F38,'漁業生產量值-漁業種類別魚類別生產量值14'!H38,'漁業生產量值-漁業種類別魚類別生產量值14'!J38,'漁業生產量值-漁業種類別魚類別生產量值14'!L38,'漁業生產量值-漁業種類別魚類別生產量值14'!N3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office:string-value="-" table:formula="msoxl:=IF(SUM('漁業生產量值-漁業種類別魚類別生產量值14'!E39,'漁業生產量值-漁業種類別魚類別生產量值14'!G39,'漁業生產量值-漁業種類別魚類別生產量值14'!I39,'漁業生產量值-漁業種類別魚類別生產量值14'!K39,'漁業生產量值-漁業種類別魚類別生產量值14'!M39)=0,&quot;-&quot;,SUM('漁業生產量值-漁業種類別魚類別生產量值14'!E39,'漁業生產量值-漁業種類別魚類別生產量值14'!G39,'漁業生產量值-漁業種類別魚類別生產量值14'!I39,'漁業生產量值-漁業種類別魚類別生產量值14'!K39,'漁業生產量值-漁業種類別魚類別生產量值14'!M39))" table:style-name="ce55">
            <text:p>-</text:p>
          </table:table-cell>
          <table:table-cell office:value-type="string" office:string-value="-" table:formula="msoxl:=IF(SUM('漁業生產量值-漁業種類別魚類別生產量值14'!F39,'漁業生產量值-漁業種類別魚類別生產量值14'!H39,'漁業生產量值-漁業種類別魚類別生產量值14'!J39,'漁業生產量值-漁業種類別魚類別生產量值14'!L39,'漁業生產量值-漁業種類別魚類別生產量值14'!N39)=0,&quot;-&quot;,SUM('漁業生產量值-漁業種類別魚類別生產量值14'!F39,'漁業生產量值-漁業種類別魚類別生產量值14'!H39,'漁業生產量值-漁業種類別魚類別生產量值14'!J39,'漁業生產量值-漁業種類別魚類別生產量值14'!L39,'漁業生產量值-漁業種類別魚類別生產量值14'!N3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float" office:value="0.46899999999999997" table:formula="msoxl:=IF(SUM('漁業生產量值-漁業種類別魚類別生產量值14'!E40,'漁業生產量值-漁業種類別魚類別生產量值14'!G40,'漁業生產量值-漁業種類別魚類別生產量值14'!I40,'漁業生產量值-漁業種類別魚類別生產量值14'!K40,'漁業生產量值-漁業種類別魚類別生產量值14'!M40)=0,&quot;-&quot;,SUM('漁業生產量值-漁業種類別魚類別生產量值14'!E40,'漁業生產量值-漁業種類別魚類別生產量值14'!G40,'漁業生產量值-漁業種類別魚類別生產量值14'!I40,'漁業生產量值-漁業種類別魚類別生產量值14'!K40,'漁業生產量值-漁業種類別魚類別生產量值14'!M40))" table:style-name="ce55">
            <text:p>0<text:s/></text:p>
          </table:table-cell>
          <table:table-cell office:value-type="float" office:value="86.376750000000001" table:formula="msoxl:=IF(SUM('漁業生產量值-漁業種類別魚類別生產量值14'!F40,'漁業生產量值-漁業種類別魚類別生產量值14'!H40,'漁業生產量值-漁業種類別魚類別生產量值14'!J40,'漁業生產量值-漁業種類別魚類別生產量值14'!L40,'漁業生產量值-漁業種類別魚類別生產量值14'!N40)=0,&quot;-&quot;,SUM('漁業生產量值-漁業種類別魚類別生產量值14'!F40,'漁業生產量值-漁業種類別魚類別生產量值14'!H40,'漁業生產量值-漁業種類別魚類別生產量值14'!J40,'漁業生產量值-漁業種類別魚類別生產量值14'!L40,'漁業生產量值-漁業種類別魚類別生產量值14'!N40))" table:style-name="ce55">
            <text:p>86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0.46899999999999997" table:style-name="ce55">
            <text:p>0<text:s/></text:p>
          </table:table-cell>
          <table:table-cell office:value-type="float" office:value="86.376750000000001" table:style-name="ce61">
            <text:p>86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office:string-value="-" table:formula="msoxl:=IF(SUM('漁業生產量值-漁業種類別魚類別生產量值14'!E41,'漁業生產量值-漁業種類別魚類別生產量值14'!G41,'漁業生產量值-漁業種類別魚類別生產量值14'!I41,'漁業生產量值-漁業種類別魚類別生產量值14'!K41,'漁業生產量值-漁業種類別魚類別生產量值14'!M41)=0,&quot;-&quot;,SUM('漁業生產量值-漁業種類別魚類別生產量值14'!E41,'漁業生產量值-漁業種類別魚類別生產量值14'!G41,'漁業生產量值-漁業種類別魚類別生產量值14'!I41,'漁業生產量值-漁業種類別魚類別生產量值14'!K41,'漁業生產量值-漁業種類別魚類別生產量值14'!M41))" table:style-name="ce55">
            <text:p>-</text:p>
          </table:table-cell>
          <table:table-cell office:value-type="string" office:string-value="-" table:formula="msoxl:=IF(SUM('漁業生產量值-漁業種類別魚類別生產量值14'!F41,'漁業生產量值-漁業種類別魚類別生產量值14'!H41,'漁業生產量值-漁業種類別魚類別生產量值14'!J41,'漁業生產量值-漁業種類別魚類別生產量值14'!L41,'漁業生產量值-漁業種類別魚類別生產量值14'!N41)=0,&quot;-&quot;,SUM('漁業生產量值-漁業種類別魚類別生產量值14'!F41,'漁業生產量值-漁業種類別魚類別生產量值14'!H41,'漁業生產量值-漁業種類別魚類別生產量值14'!J41,'漁業生產量值-漁業種類別魚類別生產量值14'!L41,'漁業生產量值-漁業種類別魚類別生產量值14'!N4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office:string-value="-" table:formula="msoxl:=IF(SUM('漁業生產量值-漁業種類別魚類別生產量值14'!E42,'漁業生產量值-漁業種類別魚類別生產量值14'!G42,'漁業生產量值-漁業種類別魚類別生產量值14'!I42,'漁業生產量值-漁業種類別魚類別生產量值14'!K42,'漁業生產量值-漁業種類別魚類別生產量值14'!M42)=0,&quot;-&quot;,SUM('漁業生產量值-漁業種類別魚類別生產量值14'!E42,'漁業生產量值-漁業種類別魚類別生產量值14'!G42,'漁業生產量值-漁業種類別魚類別生產量值14'!I42,'漁業生產量值-漁業種類別魚類別生產量值14'!K42,'漁業生產量值-漁業種類別魚類別生產量值14'!M42))" table:style-name="ce55">
            <text:p>-</text:p>
          </table:table-cell>
          <table:table-cell office:value-type="string" office:string-value="-" table:formula="msoxl:=IF(SUM('漁業生產量值-漁業種類別魚類別生產量值14'!F42,'漁業生產量值-漁業種類別魚類別生產量值14'!H42,'漁業生產量值-漁業種類別魚類別生產量值14'!J42,'漁業生產量值-漁業種類別魚類別生產量值14'!L42,'漁業生產量值-漁業種類別魚類別生產量值14'!N42)=0,&quot;-&quot;,SUM('漁業生產量值-漁業種類別魚類別生產量值14'!F42,'漁業生產量值-漁業種類別魚類別生產量值14'!H42,'漁業生產量值-漁業種類別魚類別生產量值14'!J42,'漁業生產量值-漁業種類別魚類別生產量值14'!L42,'漁業生產量值-漁業種類別魚類別生產量值14'!N4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office:string-value="-" table:formula="msoxl:=IF(SUM('漁業生產量值-漁業種類別魚類別生產量值14'!E43,'漁業生產量值-漁業種類別魚類別生產量值14'!G43,'漁業生產量值-漁業種類別魚類別生產量值14'!I43,'漁業生產量值-漁業種類別魚類別生產量值14'!K43,'漁業生產量值-漁業種類別魚類別生產量值14'!M43)=0,&quot;-&quot;,SUM('漁業生產量值-漁業種類別魚類別生產量值14'!E43,'漁業生產量值-漁業種類別魚類別生產量值14'!G43,'漁業生產量值-漁業種類別魚類別生產量值14'!I43,'漁業生產量值-漁業種類別魚類別生產量值14'!K43,'漁業生產量值-漁業種類別魚類別生產量值14'!M43))" table:style-name="ce55">
            <text:p>-</text:p>
          </table:table-cell>
          <table:table-cell office:value-type="string" office:string-value="-" table:formula="msoxl:=IF(SUM('漁業生產量值-漁業種類別魚類別生產量值14'!F43,'漁業生產量值-漁業種類別魚類別生產量值14'!H43,'漁業生產量值-漁業種類別魚類別生產量值14'!J43,'漁業生產量值-漁業種類別魚類別生產量值14'!L43,'漁業生產量值-漁業種類別魚類別生產量值14'!N43)=0,&quot;-&quot;,SUM('漁業生產量值-漁業種類別魚類別生產量值14'!F43,'漁業生產量值-漁業種類別魚類別生產量值14'!H43,'漁業生產量值-漁業種類別魚類別生產量值14'!J43,'漁業生產量值-漁業種類別魚類別生產量值14'!L43,'漁業生產量值-漁業種類別魚類別生產量值14'!N43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office:string-value="-" table:formula="msoxl:=IF(SUM('漁業生產量值-漁業種類別魚類別生產量值14'!E44,'漁業生產量值-漁業種類別魚類別生產量值14'!G44,'漁業生產量值-漁業種類別魚類別生產量值14'!I44,'漁業生產量值-漁業種類別魚類別生產量值14'!K44,'漁業生產量值-漁業種類別魚類別生產量值14'!M44)=0,&quot;-&quot;,SUM('漁業生產量值-漁業種類別魚類別生產量值14'!E44,'漁業生產量值-漁業種類別魚類別生產量值14'!G44,'漁業生產量值-漁業種類別魚類別生產量值14'!I44,'漁業生產量值-漁業種類別魚類別生產量值14'!K44,'漁業生產量值-漁業種類別魚類別生產量值14'!M44))" table:style-name="ce55">
            <text:p>-</text:p>
          </table:table-cell>
          <table:table-cell office:value-type="string" office:string-value="-" table:formula="msoxl:=IF(SUM('漁業生產量值-漁業種類別魚類別生產量值14'!F44,'漁業生產量值-漁業種類別魚類別生產量值14'!H44,'漁業生產量值-漁業種類別魚類別生產量值14'!J44,'漁業生產量值-漁業種類別魚類別生產量值14'!L44,'漁業生產量值-漁業種類別魚類別生產量值14'!N44)=0,&quot;-&quot;,SUM('漁業生產量值-漁業種類別魚類別生產量值14'!F44,'漁業生產量值-漁業種類別魚類別生產量值14'!H44,'漁業生產量值-漁業種類別魚類別生產量值14'!J44,'漁業生產量值-漁業種類別魚類別生產量值14'!L44,'漁業生產量值-漁業種類別魚類別生產量值14'!N44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office:string-value="-" table:formula="msoxl:=IF(SUM('漁業生產量值-漁業種類別魚類別生產量值14'!E45,'漁業生產量值-漁業種類別魚類別生產量值14'!G45,'漁業生產量值-漁業種類別魚類別生產量值14'!I45,'漁業生產量值-漁業種類別魚類別生產量值14'!K45,'漁業生產量值-漁業種類別魚類別生產量值14'!M45)=0,&quot;-&quot;,SUM('漁業生產量值-漁業種類別魚類別生產量值14'!E45,'漁業生產量值-漁業種類別魚類別生產量值14'!G45,'漁業生產量值-漁業種類別魚類別生產量值14'!I45,'漁業生產量值-漁業種類別魚類別生產量值14'!K45,'漁業生產量值-漁業種類別魚類別生產量值14'!M45))" table:style-name="ce55">
            <text:p>-</text:p>
          </table:table-cell>
          <table:table-cell office:value-type="string" office:string-value="-" table:formula="msoxl:=IF(SUM('漁業生產量值-漁業種類別魚類別生產量值14'!F45,'漁業生產量值-漁業種類別魚類別生產量值14'!H45,'漁業生產量值-漁業種類別魚類別生產量值14'!J45,'漁業生產量值-漁業種類別魚類別生產量值14'!L45,'漁業生產量值-漁業種類別魚類別生產量值14'!N45)=0,&quot;-&quot;,SUM('漁業生產量值-漁業種類別魚類別生產量值14'!F45,'漁業生產量值-漁業種類別魚類別生產量值14'!H45,'漁業生產量值-漁業種類別魚類別生產量值14'!J45,'漁業生產量值-漁業種類別魚類別生產量值14'!L45,'漁業生產量值-漁業種類別魚類別生產量值14'!N4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float" office:value="3.3780000000000001" table:formula="msoxl:=IF(SUM('漁業生產量值-漁業種類別魚類別生產量值14'!E46,'漁業生產量值-漁業種類別魚類別生產量值14'!G46,'漁業生產量值-漁業種類別魚類別生產量值14'!I46,'漁業生產量值-漁業種類別魚類別生產量值14'!K46,'漁業生產量值-漁業種類別魚類別生產量值14'!M46)=0,&quot;-&quot;,SUM('漁業生產量值-漁業種類別魚類別生產量值14'!E46,'漁業生產量值-漁業種類別魚類別生產量值14'!G46,'漁業生產量值-漁業種類別魚類別生產量值14'!I46,'漁業生產量值-漁業種類別魚類別生產量值14'!K46,'漁業生產量值-漁業種類別魚類別生產量值14'!M46))" table:style-name="ce55">
            <text:p>3<text:s/></text:p>
          </table:table-cell>
          <table:table-cell office:value-type="float" office:value="494.7" table:formula="msoxl:=IF(SUM('漁業生產量值-漁業種類別魚類別生產量值14'!F46,'漁業生產量值-漁業種類別魚類別生產量值14'!H46,'漁業生產量值-漁業種類別魚類別生產量值14'!J46,'漁業生產量值-漁業種類別魚類別生產量值14'!L46,'漁業生產量值-漁業種類別魚類別生產量值14'!N46)=0,&quot;-&quot;,SUM('漁業生產量值-漁業種類別魚類別生產量值14'!F46,'漁業生產量值-漁業種類別魚類別生產量值14'!H46,'漁業生產量值-漁業種類別魚類別生產量值14'!J46,'漁業生產量值-漁業種類別魚類別生產量值14'!L46,'漁業生產量值-漁業種類別魚類別生產量值14'!N46))" table:style-name="ce55">
            <text:p>49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3.3780000000000001" table:style-name="ce55">
            <text:p>3<text:s/></text:p>
          </table:table-cell>
          <table:table-cell office:value-type="float" office:value="494.7" table:style-name="ce61">
            <text:p>495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office:string-value="-" table:formula="msoxl:=IF(SUM('漁業生產量值-漁業種類別魚類別生產量值14'!E47,'漁業生產量值-漁業種類別魚類別生產量值14'!G47,'漁業生產量值-漁業種類別魚類別生產量值14'!I47,'漁業生產量值-漁業種類別魚類別生產量值14'!K47,'漁業生產量值-漁業種類別魚類別生產量值14'!M47)=0,&quot;-&quot;,SUM('漁業生產量值-漁業種類別魚類別生產量值14'!E47,'漁業生產量值-漁業種類別魚類別生產量值14'!G47,'漁業生產量值-漁業種類別魚類別生產量值14'!I47,'漁業生產量值-漁業種類別魚類別生產量值14'!K47,'漁業生產量值-漁業種類別魚類別生產量值14'!M47))" table:style-name="ce55">
            <text:p>-</text:p>
          </table:table-cell>
          <table:table-cell office:value-type="string" office:string-value="-" table:formula="msoxl:=IF(SUM('漁業生產量值-漁業種類別魚類別生產量值14'!F47,'漁業生產量值-漁業種類別魚類別生產量值14'!H47,'漁業生產量值-漁業種類別魚類別生產量值14'!J47,'漁業生產量值-漁業種類別魚類別生產量值14'!L47,'漁業生產量值-漁業種類別魚類別生產量值14'!N47)=0,&quot;-&quot;,SUM('漁業生產量值-漁業種類別魚類別生產量值14'!F47,'漁業生產量值-漁業種類別魚類別生產量值14'!H47,'漁業生產量值-漁業種類別魚類別生產量值14'!J47,'漁業生產量值-漁業種類別魚類別生產量值14'!L47,'漁業生產量值-漁業種類別魚類別生產量值14'!N47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office:string-value="-" table:formula="msoxl:=IF(SUM('漁業生產量值-漁業種類別魚類別生產量值14'!E48,'漁業生產量值-漁業種類別魚類別生產量值14'!G48,'漁業生產量值-漁業種類別魚類別生產量值14'!I48,'漁業生產量值-漁業種類別魚類別生產量值14'!K48,'漁業生產量值-漁業種類別魚類別生產量值14'!M48)=0,&quot;-&quot;,SUM('漁業生產量值-漁業種類別魚類別生產量值14'!E48,'漁業生產量值-漁業種類別魚類別生產量值14'!G48,'漁業生產量值-漁業種類別魚類別生產量值14'!I48,'漁業生產量值-漁業種類別魚類別生產量值14'!K48,'漁業生產量值-漁業種類別魚類別生產量值14'!M48))" table:style-name="ce55">
            <text:p>-</text:p>
          </table:table-cell>
          <table:table-cell office:value-type="string" office:string-value="-" table:formula="msoxl:=IF(SUM('漁業生產量值-漁業種類別魚類別生產量值14'!F48,'漁業生產量值-漁業種類別魚類別生產量值14'!H48,'漁業生產量值-漁業種類別魚類別生產量值14'!J48,'漁業生產量值-漁業種類別魚類別生產量值14'!L48,'漁業生產量值-漁業種類別魚類別生產量值14'!N48)=0,&quot;-&quot;,SUM('漁業生產量值-漁業種類別魚類別生產量值14'!F48,'漁業生產量值-漁業種類別魚類別生產量值14'!H48,'漁業生產量值-漁業種類別魚類別生產量值14'!J48,'漁業生產量值-漁業種類別魚類別生產量值14'!L48,'漁業生產量值-漁業種類別魚類別生產量值14'!N48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office:string-value="-" table:formula="msoxl:=IF(SUM('漁業生產量值-漁業種類別魚類別生產量值14'!E49,'漁業生產量值-漁業種類別魚類別生產量值14'!G49,'漁業生產量值-漁業種類別魚類別生產量值14'!I49,'漁業生產量值-漁業種類別魚類別生產量值14'!K49,'漁業生產量值-漁業種類別魚類別生產量值14'!M49)=0,&quot;-&quot;,SUM('漁業生產量值-漁業種類別魚類別生產量值14'!E49,'漁業生產量值-漁業種類別魚類別生產量值14'!G49,'漁業生產量值-漁業種類別魚類別生產量值14'!I49,'漁業生產量值-漁業種類別魚類別生產量值14'!K49,'漁業生產量值-漁業種類別魚類別生產量值14'!M49))" table:style-name="ce55">
            <text:p>-</text:p>
          </table:table-cell>
          <table:table-cell office:value-type="string" office:string-value="-" table:formula="msoxl:=IF(SUM('漁業生產量值-漁業種類別魚類別生產量值14'!F49,'漁業生產量值-漁業種類別魚類別生產量值14'!H49,'漁業生產量值-漁業種類別魚類別生產量值14'!J49,'漁業生產量值-漁業種類別魚類別生產量值14'!L49,'漁業生產量值-漁業種類別魚類別生產量值14'!N49)=0,&quot;-&quot;,SUM('漁業生產量值-漁業種類別魚類別生產量值14'!F49,'漁業生產量值-漁業種類別魚類別生產量值14'!H49,'漁業生產量值-漁業種類別魚類別生產量值14'!J49,'漁業生產量值-漁業種類別魚類別生產量值14'!L49,'漁業生產量值-漁業種類別魚類別生產量值14'!N49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office:string-value="-" table:formula="msoxl:=IF(SUM('漁業生產量值-漁業種類別魚類別生產量值14'!E50,'漁業生產量值-漁業種類別魚類別生產量值14'!G50,'漁業生產量值-漁業種類別魚類別生產量值14'!I50,'漁業生產量值-漁業種類別魚類別生產量值14'!K50,'漁業生產量值-漁業種類別魚類別生產量值14'!M50)=0,&quot;-&quot;,SUM('漁業生產量值-漁業種類別魚類別生產量值14'!E50,'漁業生產量值-漁業種類別魚類別生產量值14'!G50,'漁業生產量值-漁業種類別魚類別生產量值14'!I50,'漁業生產量值-漁業種類別魚類別生產量值14'!K50,'漁業生產量值-漁業種類別魚類別生產量值14'!M50))" table:style-name="ce55">
            <text:p>-</text:p>
          </table:table-cell>
          <table:table-cell office:value-type="string" office:string-value="-" table:formula="msoxl:=IF(SUM('漁業生產量值-漁業種類別魚類別生產量值14'!F50,'漁業生產量值-漁業種類別魚類別生產量值14'!H50,'漁業生產量值-漁業種類別魚類別生產量值14'!J50,'漁業生產量值-漁業種類別魚類別生產量值14'!L50,'漁業生產量值-漁業種類別魚類別生產量值14'!N50)=0,&quot;-&quot;,SUM('漁業生產量值-漁業種類別魚類別生產量值14'!F50,'漁業生產量值-漁業種類別魚類別生產量值14'!H50,'漁業生產量值-漁業種類別魚類別生產量值14'!J50,'漁業生產量值-漁業種類別魚類別生產量值14'!L50,'漁業生產量值-漁業種類別魚類別生產量值14'!N5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office:string-value="-" table:formula="msoxl:=IF(SUM('漁業生產量值-漁業種類別魚類別生產量值14'!E51,'漁業生產量值-漁業種類別魚類別生產量值14'!G51,'漁業生產量值-漁業種類別魚類別生產量值14'!I51,'漁業生產量值-漁業種類別魚類別生產量值14'!K51,'漁業生產量值-漁業種類別魚類別生產量值14'!M51)=0,&quot;-&quot;,SUM('漁業生產量值-漁業種類別魚類別生產量值14'!E51,'漁業生產量值-漁業種類別魚類別生產量值14'!G51,'漁業生產量值-漁業種類別魚類別生產量值14'!I51,'漁業生產量值-漁業種類別魚類別生產量值14'!K51,'漁業生產量值-漁業種類別魚類別生產量值14'!M51))" table:style-name="ce55">
            <text:p>-</text:p>
          </table:table-cell>
          <table:table-cell office:value-type="string" office:string-value="-" table:formula="msoxl:=IF(SUM('漁業生產量值-漁業種類別魚類別生產量值14'!F51,'漁業生產量值-漁業種類別魚類別生產量值14'!H51,'漁業生產量值-漁業種類別魚類別生產量值14'!J51,'漁業生產量值-漁業種類別魚類別生產量值14'!L51,'漁業生產量值-漁業種類別魚類別生產量值14'!N51)=0,&quot;-&quot;,SUM('漁業生產量值-漁業種類別魚類別生產量值14'!F51,'漁業生產量值-漁業種類別魚類別生產量值14'!H51,'漁業生產量值-漁業種類別魚類別生產量值14'!J51,'漁業生產量值-漁業種類別魚類別生產量值14'!L51,'漁業生產量值-漁業種類別魚類別生產量值14'!N51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office:string-value="-" table:formula="msoxl:=IF(SUM('漁業生產量值-漁業種類別魚類別生產量值14'!E52,'漁業生產量值-漁業種類別魚類別生產量值14'!G52,'漁業生產量值-漁業種類別魚類別生產量值14'!I52,'漁業生產量值-漁業種類別魚類別生產量值14'!K52,'漁業生產量值-漁業種類別魚類別生產量值14'!M52)=0,&quot;-&quot;,SUM('漁業生產量值-漁業種類別魚類別生產量值14'!E52,'漁業生產量值-漁業種類別魚類別生產量值14'!G52,'漁業生產量值-漁業種類別魚類別生產量值14'!I52,'漁業生產量值-漁業種類別魚類別生產量值14'!K52,'漁業生產量值-漁業種類別魚類別生產量值14'!M52))" table:style-name="ce55">
            <text:p>-</text:p>
          </table:table-cell>
          <table:table-cell office:value-type="string" office:string-value="-" table:formula="msoxl:=IF(SUM('漁業生產量值-漁業種類別魚類別生產量值14'!F52,'漁業生產量值-漁業種類別魚類別生產量值14'!H52,'漁業生產量值-漁業種類別魚類別生產量值14'!J52,'漁業生產量值-漁業種類別魚類別生產量值14'!L52,'漁業生產量值-漁業種類別魚類別生產量值14'!N52)=0,&quot;-&quot;,SUM('漁業生產量值-漁業種類別魚類別生產量值14'!F52,'漁業生產量值-漁業種類別魚類別生產量值14'!H52,'漁業生產量值-漁業種類別魚類別生產量值14'!J52,'漁業生產量值-漁業種類別魚類別生產量值14'!L52,'漁業生產量值-漁業種類別魚類別生產量值14'!N52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 table:style-name="ce43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float" office:value="603.01" table:formula="msoxl:=IF(SUM('漁業生產量值-漁業種類別魚類別生產量值14'!E53,'漁業生產量值-漁業種類別魚類別生產量值14'!G53,'漁業生產量值-漁業種類別魚類別生產量值14'!I53,'漁業生產量值-漁業種類別魚類別生產量值14'!K53,'漁業生產量值-漁業種類別魚類別生產量值14'!M53)=0,&quot;-&quot;,SUM('漁業生產量值-漁業種類別魚類別生產量值14'!E53,'漁業生產量值-漁業種類別魚類別生產量值14'!G53,'漁業生產量值-漁業種類別魚類別生產量值14'!I53,'漁業生產量值-漁業種類別魚類別生產量值14'!K53,'漁業生產量值-漁業種類別魚類別生產量值14'!M53))" table:style-name="ce55">
            <text:p>603<text:s/></text:p>
          </table:table-cell>
          <table:table-cell office:value-type="float" office:value="62091.360000000001" table:formula="msoxl:=IF(SUM('漁業生產量值-漁業種類別魚類別生產量值14'!F53,'漁業生產量值-漁業種類別魚類別生產量值14'!H53,'漁業生產量值-漁業種類別魚類別生產量值14'!J53,'漁業生產量值-漁業種類別魚類別生產量值14'!L53,'漁業生產量值-漁業種類別魚類別生產量值14'!N53)=0,&quot;-&quot;,SUM('漁業生產量值-漁業種類別魚類別生產量值14'!F53,'漁業生產量值-漁業種類別魚類別生產量值14'!H53,'漁業生產量值-漁業種類別魚類別生產量值14'!J53,'漁業生產量值-漁業種類別魚類別生產量值14'!L53,'漁業生產量值-漁業種類別魚類別生產量值14'!N53))" table:style-name="ce55">
            <text:p>62,091<text:s/></text:p>
          </table:table-cell>
          <table:table-cell office:value-type="float" office:value="0.2" table:style-name="ce57">
            <text:p>0<text:s/></text:p>
          </table:table-cell>
          <table:table-cell office:value-type="float" office:value="39.6" table:style-name="ce62">
            <text:p>40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float" office:value="602.80999999999995" table:style-name="ce57">
            <text:p>603<text:s/></text:p>
          </table:table-cell>
          <table:table-cell office:value-type="float" office:value="62051.76" table:style-name="ce62">
            <text:p>62,052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3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60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60">
            <text:p>-</text:p>
          </table:table-cell>
          <table:table-cell office:value-type="string" office:string-value="-" table:formula="msoxl:=  IF(SUM(I55:I57)=0,&quot;-&quot;,SUM(I55:I57))" table:style-name="ce52">
            <text:p>-</text:p>
          </table:table-cell>
          <table:table-cell office:value-type="string" office:string-value="-" table:formula="msoxl:=  IF(SUM(J55:J57)=0,&quot;-&quot;,SUM(J55:J57))" table:style-name="ce60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60">
            <text:p>-</text:p>
          </table:table-cell>
          <table:table-cell office:value-type="string" office:string-value="-" table:formula="msoxl:=  IF(SUM(M55:M57)=0,&quot;-&quot;,SUM(M55:M57))" table:style-name="ce52">
            <text:p>-</text:p>
          </table:table-cell>
          <table:table-cell office:value-type="string" office:string-value="-" table:formula="msoxl:=  IF(SUM(N55:N57)=0,&quot;-&quot;,SUM(N55:N57))" table:style-name="ce60">
            <text:p>-</text:p>
          </table:table-cell>
          <table:table-cell office:value-type="string" office:string-value="-" table:formula="msoxl:=  IF(SUM(O55:O57)=0,&quot;-&quot;,SUM(O55:O57))" table:style-name="ce52">
            <text:p>-</text:p>
          </table:table-cell>
          <table:table-cell office:value-type="string" office:string-value="-" table:formula="msoxl:=  IF(SUM(P55:P57)=0,&quot;-&quot;,SUM(P55:P57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office:string-value="-" table:formula="msoxl:=IF(SUM('漁業生產量值-漁業種類別魚類別生產量值14'!E55,'漁業生產量值-漁業種類別魚類別生產量值14'!G55,'漁業生產量值-漁業種類別魚類別生產量值14'!I55,'漁業生產量值-漁業種類別魚類別生產量值14'!K55,'漁業生產量值-漁業種類別魚類別生產量值14'!M55)=0,&quot;-&quot;,SUM('漁業生產量值-漁業種類別魚類別生產量值14'!E55,'漁業生產量值-漁業種類別魚類別生產量值14'!G55,'漁業生產量值-漁業種類別魚類別生產量值14'!I55,'漁業生產量值-漁業種類別魚類別生產量值14'!K55,'漁業生產量值-漁業種類別魚類別生產量值14'!M55))" table:style-name="ce55">
            <text:p>-</text:p>
          </table:table-cell>
          <table:table-cell office:value-type="string" office:string-value="-" table:formula="msoxl:=IF(SUM('漁業生產量值-漁業種類別魚類別生產量值14'!F55,'漁業生產量值-漁業種類別魚類別生產量值14'!H55,'漁業生產量值-漁業種類別魚類別生產量值14'!J55,'漁業生產量值-漁業種類別魚類別生產量值14'!L55,'漁業生產量值-漁業種類別魚類別生產量值14'!N55)=0,&quot;-&quot;,SUM('漁業生產量值-漁業種類別魚類別生產量值14'!F55,'漁業生產量值-漁業種類別魚類別生產量值14'!H55,'漁業生產量值-漁業種類別魚類別生產量值14'!J55,'漁業生產量值-漁業種類別魚類別生產量值14'!L55,'漁業生產量值-漁業種類別魚類別生產量值14'!N5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office:string-value="-" table:formula="msoxl:=IF(SUM('漁業生產量值-漁業種類別魚類別生產量值14'!E56,'漁業生產量值-漁業種類別魚類別生產量值14'!G56,'漁業生產量值-漁業種類別魚類別生產量值14'!I56,'漁業生產量值-漁業種類別魚類別生產量值14'!K56,'漁業生產量值-漁業種類別魚類別生產量值14'!M56)=0,&quot;-&quot;,SUM('漁業生產量值-漁業種類別魚類別生產量值14'!E56,'漁業生產量值-漁業種類別魚類別生產量值14'!G56,'漁業生產量值-漁業種類別魚類別生產量值14'!I56,'漁業生產量值-漁業種類別魚類別生產量值14'!K56,'漁業生產量值-漁業種類別魚類別生產量值14'!M56))" table:style-name="ce55">
            <text:p>-</text:p>
          </table:table-cell>
          <table:table-cell office:value-type="string" office:string-value="-" table:formula="msoxl:=IF(SUM('漁業生產量值-漁業種類別魚類別生產量值14'!F56,'漁業生產量值-漁業種類別魚類別生產量值14'!H56,'漁業生產量值-漁業種類別魚類別生產量值14'!J56,'漁業生產量值-漁業種類別魚類別生產量值14'!L56,'漁業生產量值-漁業種類別魚類別生產量值14'!N56)=0,&quot;-&quot;,SUM('漁業生產量值-漁業種類別魚類別生產量值14'!F56,'漁業生產量值-漁業種類別魚類別生產量值14'!H56,'漁業生產量值-漁業種類別魚類別生產量值14'!J56,'漁業生產量值-漁業種類別魚類別生產量值14'!L56,'漁業生產量值-漁業種類別魚類別生產量值14'!N5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office:string-value="-" table:formula="msoxl:=IF(SUM('漁業生產量值-漁業種類別魚類別生產量值14'!E57,'漁業生產量值-漁業種類別魚類別生產量值14'!G57,'漁業生產量值-漁業種類別魚類別生產量值14'!I57,'漁業生產量值-漁業種類別魚類別生產量值14'!K57,'漁業生產量值-漁業種類別魚類別生產量值14'!M57)=0,&quot;-&quot;,SUM('漁業生產量值-漁業種類別魚類別生產量值14'!E57,'漁業生產量值-漁業種類別魚類別生產量值14'!G57,'漁業生產量值-漁業種類別魚類別生產量值14'!I57,'漁業生產量值-漁業種類別魚類別生產量值14'!K57,'漁業生產量值-漁業種類別魚類別生產量值14'!M57))" table:style-name="ce55">
            <text:p>-</text:p>
          </table:table-cell>
          <table:table-cell office:value-type="string" office:string-value="-" table:formula="msoxl:=IF(SUM('漁業生產量值-漁業種類別魚類別生產量值14'!F57,'漁業生產量值-漁業種類別魚類別生產量值14'!H57,'漁業生產量值-漁業種類別魚類別生產量值14'!J57,'漁業生產量值-漁業種類別魚類別生產量值14'!L57,'漁業生產量值-漁業種類別魚類別生產量值14'!N57)=0,&quot;-&quot;,SUM('漁業生產量值-漁業種類別魚類別生產量值14'!F57,'漁業生產量值-漁業種類別魚類別生產量值14'!H57,'漁業生產量值-漁業種類別魚類別生產量值14'!J57,'漁業生產量值-漁業種類別魚類別生產量值14'!L57,'漁業生產量值-漁業種類別魚類別生產量值14'!N57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float" office:value="26282.188000000002" table:formula="msoxl:=  IF(SUM(C59:C61)=0,&quot;-&quot;,SUM(C59:C61))" table:style-name="ce52">
            <text:p>26,282<text:s/></text:p>
          </table:table-cell>
          <table:table-cell office:value-type="float" office:value="5402416.1149999993" table:formula="msoxl:=  IF(SUM(D59:D61)=0,&quot;-&quot;,SUM(D59:D61))" table:style-name="ce53">
            <text:p>5,402,416<text:s/></text:p>
          </table:table-cell>
          <table:table-cell office:value-type="float" office:value="25276.413" table:formula="msoxl:=  IF(SUM(E59:E61)=0,&quot;-&quot;,SUM(E59:E61))" table:style-name="ce52">
            <text:p>25,276<text:s/></text:p>
          </table:table-cell>
          <table:table-cell office:value-type="float" office:value="5339791.835" table:formula="msoxl:=  IF(SUM(F59:F61)=0,&quot;-&quot;,SUM(F59:F61))" table:style-name="ce60">
            <text:p>5,339,792<text:s/></text:p>
          </table:table-cell>
          <table:table-cell office:value-type="float" office:value="871.36500000000001" table:formula="msoxl:=  IF(SUM(G59:G61)=0,&quot;-&quot;,SUM(G59:G61))" table:style-name="ce52">
            <text:p>871<text:s/></text:p>
          </table:table-cell>
          <table:table-cell office:value-type="float" office:value="51181.18" table:formula="msoxl:=  IF(SUM(H59:H61)=0,&quot;-&quot;,SUM(H59:H61))" table:style-name="ce60">
            <text:p>51,181<text:s/></text:p>
          </table:table-cell>
          <table:table-cell office:value-type="float" office:value="79.7" table:formula="msoxl:=  IF(SUM(I59:I61)=0,&quot;-&quot;,SUM(I59:I61))" table:style-name="ce52">
            <text:p>80<text:s/></text:p>
          </table:table-cell>
          <table:table-cell office:value-type="float" office:value="5180.5" table:formula="msoxl:=  IF(SUM(J59:J61)=0,&quot;-&quot;,SUM(J59:J61))" table:style-name="ce60">
            <text:p>5,181<text:s/>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60">
            <text:p>-</text:p>
          </table:table-cell>
          <table:table-cell office:value-type="float" office:value="54.71" table:formula="msoxl:=  IF(SUM(M59:M61)=0,&quot;-&quot;,SUM(M59:M61))" table:style-name="ce52">
            <text:p>55<text:s/></text:p>
          </table:table-cell>
          <table:table-cell office:value-type="float" office:value="6262.6" table:formula="msoxl:=  IF(SUM(N59:N61)=0,&quot;-&quot;,SUM(N59:N61))" table:style-name="ce60">
            <text:p>6,263<text:s/></text:p>
          </table:table-cell>
          <table:table-cell office:value-type="string" office:string-value="-" table:formula="msoxl:=  IF(SUM(O59:O61)=0,&quot;-&quot;,SUM(O59:O61))" table:style-name="ce52">
            <text:p>-</text:p>
          </table:table-cell>
          <table:table-cell office:value-type="string" office:string-value="-" table:formula="msoxl:=  IF(SUM(P59:P61)=0,&quot;-&quot;,SUM(P59:P61))" table:style-name="ce5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float" office:value="26282.188000000002" table:formula="msoxl:=IF(SUM('漁業生產量值-漁業種類別魚類別生產量值14'!E59,'漁業生產量值-漁業種類別魚類別生產量值14'!G59,'漁業生產量值-漁業種類別魚類別生產量值14'!I59,'漁業生產量值-漁業種類別魚類別生產量值14'!K59,'漁業生產量值-漁業種類別魚類別生產量值14'!M59)=0,&quot;-&quot;,SUM('漁業生產量值-漁業種類別魚類別生產量值14'!E59,'漁業生產量值-漁業種類別魚類別生產量值14'!G59,'漁業生產量值-漁業種類別魚類別生產量值14'!I59,'漁業生產量值-漁業種類別魚類別生產量值14'!K59,'漁業生產量值-漁業種類別魚類別生產量值14'!M59))" table:style-name="ce55">
            <text:p>26,282<text:s/></text:p>
          </table:table-cell>
          <table:table-cell office:value-type="float" office:value="5402416.1149999993" table:formula="msoxl:=IF(SUM('漁業生產量值-漁業種類別魚類別生產量值14'!F59,'漁業生產量值-漁業種類別魚類別生產量值14'!H59,'漁業生產量值-漁業種類別魚類別生產量值14'!J59,'漁業生產量值-漁業種類別魚類別生產量值14'!L59,'漁業生產量值-漁業種類別魚類別生產量值14'!N59)=0,&quot;-&quot;,SUM('漁業生產量值-漁業種類別魚類別生產量值14'!F59,'漁業生產量值-漁業種類別魚類別生產量值14'!H59,'漁業生產量值-漁業種類別魚類別生產量值14'!J59,'漁業生產量值-漁業種類別魚類別生產量值14'!L59,'漁業生產量值-漁業種類別魚類別生產量值14'!N59))" table:style-name="ce55">
            <text:p>5,402,416<text:s/></text:p>
          </table:table-cell>
          <table:table-cell office:value-type="float" office:value="25276.413" table:style-name="ce55">
            <text:p>25,276<text:s/></text:p>
          </table:table-cell>
          <table:table-cell office:value-type="float" office:value="5339791.835" table:style-name="ce61">
            <text:p>5,339,792<text:s/></text:p>
          </table:table-cell>
          <table:table-cell office:value-type="float" office:value="871.36500000000001" table:style-name="ce55">
            <text:p>871<text:s/></text:p>
          </table:table-cell>
          <table:table-cell office:value-type="float" office:value="51181.18" table:style-name="ce61">
            <text:p>51,181<text:s/></text:p>
          </table:table-cell>
          <table:table-cell office:value-type="float" office:value="79.7" table:style-name="ce55">
            <text:p>80<text:s/></text:p>
          </table:table-cell>
          <table:table-cell office:value-type="float" office:value="5180.5" table:style-name="ce61">
            <text:p>5,181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54.71" table:style-name="ce55">
            <text:p>55<text:s/></text:p>
          </table:table-cell>
          <table:table-cell office:value-type="float" office:value="6262.6" table:style-name="ce61">
            <text:p>6,26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office:string-value="-" table:formula="msoxl:=IF(SUM('漁業生產量值-漁業種類別魚類別生產量值14'!E60,'漁業生產量值-漁業種類別魚類別生產量值14'!G60,'漁業生產量值-漁業種類別魚類別生產量值14'!I60,'漁業生產量值-漁業種類別魚類別生產量值14'!K60,'漁業生產量值-漁業種類別魚類別生產量值14'!M60)=0,&quot;-&quot;,SUM('漁業生產量值-漁業種類別魚類別生產量值14'!E60,'漁業生產量值-漁業種類別魚類別生產量值14'!G60,'漁業生產量值-漁業種類別魚類別生產量值14'!I60,'漁業生產量值-漁業種類別魚類別生產量值14'!K60,'漁業生產量值-漁業種類別魚類別生產量值14'!M60))" table:style-name="ce55">
            <text:p>-</text:p>
          </table:table-cell>
          <table:table-cell office:value-type="string" office:string-value="-" table:formula="msoxl:=IF(SUM('漁業生產量值-漁業種類別魚類別生產量值14'!F60,'漁業生產量值-漁業種類別魚類別生產量值14'!H60,'漁業生產量值-漁業種類別魚類別生產量值14'!J60,'漁業生產量值-漁業種類別魚類別生產量值14'!L60,'漁業生產量值-漁業種類別魚類別生產量值14'!N60)=0,&quot;-&quot;,SUM('漁業生產量值-漁業種類別魚類別生產量值14'!F60,'漁業生產量值-漁業種類別魚類別生產量值14'!H60,'漁業生產量值-漁業種類別魚類別生產量值14'!J60,'漁業生產量值-漁業種類別魚類別生產量值14'!L60,'漁業生產量值-漁業種類別魚類別生產量值14'!N60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office:string-value="-" table:formula="msoxl:=IF(SUM('漁業生產量值-漁業種類別魚類別生產量值14'!E61,'漁業生產量值-漁業種類別魚類別生產量值14'!G61,'漁業生產量值-漁業種類別魚類別生產量值14'!I61,'漁業生產量值-漁業種類別魚類別生產量值14'!K61,'漁業生產量值-漁業種類別魚類別生產量值14'!M61)=0,&quot;-&quot;,SUM('漁業生產量值-漁業種類別魚類別生產量值14'!E61,'漁業生產量值-漁業種類別魚類別生產量值14'!G61,'漁業生產量值-漁業種類別魚類別生產量值14'!I61,'漁業生產量值-漁業種類別魚類別生產量值14'!K61,'漁業生產量值-漁業種類別魚類別生產量值14'!M61))" table:style-name="ce55">
            <text:p>-</text:p>
          </table:table-cell>
          <table:table-cell office:value-type="string" office:string-value="-" table:formula="msoxl:=IF(SUM('漁業生產量值-漁業種類別魚類別生產量值14'!F61,'漁業生產量值-漁業種類別魚類別生產量值14'!H61,'漁業生產量值-漁業種類別魚類別生產量值14'!J61,'漁業生產量值-漁業種類別魚類別生產量值14'!L61,'漁業生產量值-漁業種類別魚類別生產量值14'!N61)=0,&quot;-&quot;,SUM('漁業生產量值-漁業種類別魚類別生產量值14'!F61,'漁業生產量值-漁業種類別魚類別生產量值14'!H61,'漁業生產量值-漁業種類別魚類別生產量值14'!J61,'漁業生產量值-漁業種類別魚類別生產量值14'!L61,'漁業生產量值-漁業種類別魚類別生產量值14'!N61))" table:style-name="ce55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72425.977200000008" table:formula="msoxl:=  IF(SUM(C63,C64,C65,C67)=0,IF(C66=0,&quot;-&quot;,C66),SUM(C63,C64,C65,C67))" table:style-name="ce52">
            <text:p>72,426<text:s/></text:p>
          </table:table-cell>
          <table:table-cell office:value-type="float" office:value="5467910.0214000009" table:formula="msoxl:=  IF(SUM(D63:D67)=0,&quot;-&quot;,SUM(D63:D67))" table:style-name="ce53">
            <text:p>5,467,910<text:s/></text:p>
          </table:table-cell>
          <table:table-cell office:value-type="string" office:string-value="-" table:formula="msoxl:=  IF(SUM(E63,E64,E65,E67)=0,IF(E66=0,&quot;-&quot;,E66),SUM(E63,E64,E65,E67))" table:style-name="ce52">
            <text:p>-</text:p>
          </table:table-cell>
          <table:table-cell office:value-type="string" office:string-value="-" table:formula="msoxl:=  IF(SUM(F63:F67)=0,&quot;-&quot;,SUM(F63:F67))" table:style-name="ce60">
            <text:p>-</text:p>
          </table:table-cell>
          <table:table-cell office:value-type="float" office:value="59173.972000000002" table:formula="msoxl:=  IF(SUM(G63,G64,G65,G67)=0,IF(G66=0,&quot;-&quot;,G66),SUM(G63,G64,G65,G67))" table:style-name="ce52">
            <text:p>59,174<text:s/></text:p>
          </table:table-cell>
          <table:table-cell office:value-type="float" office:value="4944448.1594000002" table:formula="msoxl:=  IF(SUM(H63:H67)=0,&quot;-&quot;,SUM(H63:H67))" table:style-name="ce60">
            <text:p>4,944,448<text:s/></text:p>
          </table:table-cell>
          <table:table-cell office:value-type="float" office:value="18.100000000000001" table:formula="msoxl:=  IF(SUM(I63,I64,I65,I67)=0,IF(I66=0,&quot;-&quot;,I66),SUM(I63,I64,I65,I67))" table:style-name="ce52">
            <text:p>18<text:s/></text:p>
          </table:table-cell>
          <table:table-cell office:value-type="float" office:value="1176.5" table:formula="msoxl:=  IF(SUM(J63:J67)=0,&quot;-&quot;,SUM(J63:J67))" table:style-name="ce60">
            <text:p>1,177<text:s/></text:p>
          </table:table-cell>
          <table:table-cell office:value-type="float" office:value="13233.905200000001" table:formula="msoxl:=  IF(SUM(K63,K64,K65,K67)=0,IF(K66=0,&quot;-&quot;,K66),SUM(K63,K64,K65,K67))" table:style-name="ce52">
            <text:p>13,234<text:s/></text:p>
          </table:table-cell>
          <table:table-cell office:value-type="float" office:value="522285.36200000002" table:formula="msoxl:=  IF(SUM(L63:L67)=0,&quot;-&quot;,SUM(L63:L67))" table:style-name="ce60">
            <text:p>522,285<text:s/></text:p>
          </table:table-cell>
          <table:table-cell office:value-type="string" office:string-value="-" table:formula="msoxl:=  IF(SUM(M63,M64,M65,M67)=0,IF(M66=0,&quot;-&quot;,M66),SUM(M63,M64,M65,M67))" table:style-name="ce52">
            <text:p>-</text:p>
          </table:table-cell>
          <table:table-cell office:value-type="string" office:string-value="-" table:formula="msoxl:=  IF(SUM(N63:N67)=0,&quot;-&quot;,SUM(N63:N67))" table:style-name="ce60">
            <text:p>-</text:p>
          </table:table-cell>
          <table:table-cell office:value-type="float" office:value="2998.96" table:formula="msoxl:=  IF(SUM(O63,O64,O65,O67)=0,IF(O66=0,&quot;-&quot;,O66),SUM(O63,O64,O65,O67))" table:style-name="ce52">
            <text:p>2,999<text:s/></text:p>
          </table:table-cell>
          <table:table-cell office:value-type="float" office:value="180257.60500000001" table:formula="msoxl:=  IF(SUM(P63:P67)=0,&quot;-&quot;,SUM(P63:P67))" table:style-name="ce52">
            <text:p>180,25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float" office:value="59192.072" table:formula="msoxl:=IF(SUM('漁業生產量值-漁業種類別魚類別生產量值14'!E63,'漁業生產量值-漁業種類別魚類別生產量值14'!G63,'漁業生產量值-漁業種類別魚類別生產量值14'!I63,'漁業生產量值-漁業種類別魚類別生產量值14'!K63,'漁業生產量值-漁業種類別魚類別生產量值14'!M63)=0,&quot;-&quot;,SUM('漁業生產量值-漁業種類別魚類別生產量值14'!E63,'漁業生產量值-漁業種類別魚類別生產量值14'!G63,'漁業生產量值-漁業種類別魚類別生產量值14'!I63,'漁業生產量值-漁業種類別魚類別生產量值14'!K63,'漁業生產量值-漁業種類別魚類別生產量值14'!M63))" table:style-name="ce55">
            <text:p>59,192<text:s/></text:p>
          </table:table-cell>
          <table:table-cell office:value-type="float" office:value="4945624.6594000002" table:formula="msoxl:=IF(SUM('漁業生產量值-漁業種類別魚類別生產量值14'!F63,'漁業生產量值-漁業種類別魚類別生產量值14'!H63,'漁業生產量值-漁業種類別魚類別生產量值14'!J63,'漁業生產量值-漁業種類別魚類別生產量值14'!L63,'漁業生產量值-漁業種類別魚類別生產量值14'!N63)=0,&quot;-&quot;,SUM('漁業生產量值-漁業種類別魚類別生產量值14'!F63,'漁業生產量值-漁業種類別魚類別生產量值14'!H63,'漁業生產量值-漁業種類別魚類別生產量值14'!J63,'漁業生產量值-漁業種類別魚類別生產量值14'!L63,'漁業生產量值-漁業種類別魚類別生產量值14'!N63))" table:style-name="ce55">
            <text:p>4,945,625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59173.972000000002" table:style-name="ce55">
            <text:p>59,174<text:s/></text:p>
          </table:table-cell>
          <table:table-cell office:value-type="float" office:value="4944448.1594000002" table:style-name="ce61">
            <text:p>4,944,448<text:s/></text:p>
          </table:table-cell>
          <table:table-cell office:value-type="float" office:value="18.100000000000001" table:style-name="ce55">
            <text:p>18<text:s/></text:p>
          </table:table-cell>
          <table:table-cell office:value-type="float" office:value="1176.5" table:style-name="ce61">
            <text:p>1,177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13233.465200000001" table:formula="msoxl:=IF(SUM('漁業生產量值-漁業種類別魚類別生產量值14'!E64,'漁業生產量值-漁業種類別魚類別生產量值14'!G64,'漁業生產量值-漁業種類別魚類別生產量值14'!I64,'漁業生產量值-漁業種類別魚類別生產量值14'!K64,'漁業生產量值-漁業種類別魚類別生產量值14'!M64)=0,&quot;-&quot;,SUM('漁業生產量值-漁業種類別魚類別生產量值14'!E64,'漁業生產量值-漁業種類別魚類別生產量值14'!G64,'漁業生產量值-漁業種類別魚類別生產量值14'!I64,'漁業生產量值-漁業種類別魚類別生產量值14'!K64,'漁業生產量值-漁業種類別魚類別生產量值14'!M64))" table:style-name="ce55">
            <text:p>13,233<text:s/></text:p>
          </table:table-cell>
          <table:table-cell office:value-type="float" office:value="522258.08199999999" table:formula="msoxl:=IF(SUM('漁業生產量值-漁業種類別魚類別生產量值14'!F64,'漁業生產量值-漁業種類別魚類別生產量值14'!H64,'漁業生產量值-漁業種類別魚類別生產量值14'!J64,'漁業生產量值-漁業種類別魚類別生產量值14'!L64,'漁業生產量值-漁業種類別魚類別生產量值14'!N64)=0,&quot;-&quot;,SUM('漁業生產量值-漁業種類別魚類別生產量值14'!F64,'漁業生產量值-漁業種類別魚類別生產量值14'!H64,'漁業生產量值-漁業種類別魚類別生產量值14'!J64,'漁業生產量值-漁業種類別魚類別生產量值14'!L64,'漁業生產量值-漁業種類別魚類別生產量值14'!N64))" table:style-name="ce55">
            <text:p>522,258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13233.465200000001" table:style-name="ce55">
            <text:p>13,233<text:s/></text:p>
          </table:table-cell>
          <table:table-cell office:value-type="float" office:value="522258.08199999999" table:style-name="ce61">
            <text:p>522,258<text:s/>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float" office:value="2998.96" table:style-name="ce55">
            <text:p>2,999<text:s/></text:p>
          </table:table-cell>
          <table:table-cell office:value-type="float" office:value="180257.60500000001" table:style-name="ce55">
            <text:p>180,258<text:s/>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office:string-value="-" table:formula="msoxl:=IF(SUM('漁業生產量值-漁業種類別魚類別生產量值14'!E65,'漁業生產量值-漁業種類別魚類別生產量值14'!G65,'漁業生產量值-漁業種類別魚類別生產量值14'!I65,'漁業生產量值-漁業種類別魚類別生產量值14'!K65,'漁業生產量值-漁業種類別魚類別生產量值14'!M65)=0,&quot;-&quot;,SUM('漁業生產量值-漁業種類別魚類別生產量值14'!E65,'漁業生產量值-漁業種類別魚類別生產量值14'!G65,'漁業生產量值-漁業種類別魚類別生產量值14'!I65,'漁業生產量值-漁業種類別魚類別生產量值14'!K65,'漁業生產量值-漁業種類別魚類別生產量值14'!M65))" table:style-name="ce55">
            <text:p>-</text:p>
          </table:table-cell>
          <table:table-cell office:value-type="string" office:string-value="-" table:formula="msoxl:=IF(SUM('漁業生產量值-漁業種類別魚類別生產量值14'!F65,'漁業生產量值-漁業種類別魚類別生產量值14'!H65,'漁業生產量值-漁業種類別魚類別生產量值14'!J65,'漁業生產量值-漁業種類別魚類別生產量值14'!L65,'漁業生產量值-漁業種類別魚類別生產量值14'!N65)=0,&quot;-&quot;,SUM('漁業生產量值-漁業種類別魚類別生產量值14'!F65,'漁業生產量值-漁業種類別魚類別生產量值14'!H65,'漁業生產量值-漁業種類別魚類別生產量值14'!J65,'漁業生產量值-漁業種類別魚類別生產量值14'!L65,'漁業生產量值-漁業種類別魚類別生產量值14'!N65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office:string-value="-" table:formula="msoxl:=IF(SUM('漁業生產量值-漁業種類別魚類別生產量值14'!E66,'漁業生產量值-漁業種類別魚類別生產量值14'!G66,'漁業生產量值-漁業種類別魚類別生產量值14'!I66,'漁業生產量值-漁業種類別魚類別生產量值14'!K66,'漁業生產量值-漁業種類別魚類別生產量值14'!M66)=0,&quot;-&quot;,SUM('漁業生產量值-漁業種類別魚類別生產量值14'!E66,'漁業生產量值-漁業種類別魚類別生產量值14'!G66,'漁業生產量值-漁業種類別魚類別生產量值14'!I66,'漁業生產量值-漁業種類別魚類別生產量值14'!K66,'漁業生產量值-漁業種類別魚類別生產量值14'!M66))" table:style-name="ce55">
            <text:p>-</text:p>
          </table:table-cell>
          <table:table-cell office:value-type="string" office:string-value="-" table:formula="msoxl:=IF(SUM('漁業生產量值-漁業種類別魚類別生產量值14'!F66,'漁業生產量值-漁業種類別魚類別生產量值14'!H66,'漁業生產量值-漁業種類別魚類別生產量值14'!J66,'漁業生產量值-漁業種類別魚類別生產量值14'!L66,'漁業生產量值-漁業種類別魚類別生產量值14'!N66)=0,&quot;-&quot;,SUM('漁業生產量值-漁業種類別魚類別生產量值14'!F66,'漁業生產量值-漁業種類別魚類別生產量值14'!H66,'漁業生產量值-漁業種類別魚類別生產量值14'!J66,'漁業生產量值-漁業種類別魚類別生產量值14'!L66,'漁業生產量值-漁業種類別魚類別生產量值14'!N66))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float" office:value="0.44" table:formula="msoxl:=IF(SUM('漁業生產量值-漁業種類別魚類別生產量值14'!E67,'漁業生產量值-漁業種類別魚類別生產量值14'!G67,'漁業生產量值-漁業種類別魚類別生產量值14'!I67,'漁業生產量值-漁業種類別魚類別生產量值14'!K67,'漁業生產量值-漁業種類別魚類別生產量值14'!M67)=0,&quot;-&quot;,SUM('漁業生產量值-漁業種類別魚類別生產量值14'!E67,'漁業生產量值-漁業種類別魚類別生產量值14'!G67,'漁業生產量值-漁業種類別魚類別生產量值14'!I67,'漁業生產量值-漁業種類別魚類別生產量值14'!K67,'漁業生產量值-漁業種類別魚類別生產量值14'!M67))" table:style-name="ce55">
            <text:p>0<text:s/></text:p>
          </table:table-cell>
          <table:table-cell office:value-type="float" office:value="27.28" table:formula="msoxl:=IF(SUM('漁業生產量值-漁業種類別魚類別生產量值14'!F67,'漁業生產量值-漁業種類別魚類別生產量值14'!H67,'漁業生產量值-漁業種類別魚類別生產量值14'!J67,'漁業生產量值-漁業種類別魚類別生產量值14'!L67,'漁業生產量值-漁業種類別魚類別生產量值14'!N67)=0,&quot;-&quot;,SUM('漁業生產量值-漁業種類別魚類別生產量值14'!F67,'漁業生產量值-漁業種類別魚類別生產量值14'!H67,'漁業生產量值-漁業種類別魚類別生產量值14'!J67,'漁業生產量值-漁業種類別魚類別生產量值14'!L67,'漁業生產量值-漁業種類別魚類別生產量值14'!N67))" table:style-name="ce55">
            <text:p>27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float" office:value="0.44" table:style-name="ce57">
            <text:p>0<text:s/></text:p>
          </table:table-cell>
          <table:table-cell office:value-type="float" office:value="27.28" table:style-name="ce62">
            <text:p>27<text:s/></text:p>
          </table:table-cell>
          <table:table-cell office:value-type="string" table:style-name="ce57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style-name="ro5">
          <table:table-cell table:number-columns-repeated="16384" table:style-name="ce43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5" table:style-name="ta1">
        <table:table-column table:style-name="co1" table:default-cell-style-name="ce64"/>
        <table:table-column table:style-name="co2" table:default-cell-style-name="ce64"/>
        <table:table-column table:style-name="co3" table:default-cell-style-name="ce79"/>
        <table:table-column table:style-name="co5" table:default-cell-style-name="ce79"/>
        <table:table-column table:style-name="co3" table:default-cell-style-name="ce79"/>
        <table:table-column table:style-name="co5" table:default-cell-style-name="ce79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5" table:default-cell-style-name="ce64"/>
        <table:table-column table:style-name="co3" table:default-cell-style-name="ce64"/>
        <table:table-column table:style-name="co6" table:number-columns-repeated="16367" table:default-cell-style-name="ce64"/>
        <table:table-row table:style-name="ro1">
          <table:table-cell office:value-type="string" table:number-columns-spanned="3" table:number-rows-spanned="1" table:style-name="ce114">
            <text:p>7‧漁業生產量</text:p>
          </table:table-cell>
          <table:covered-table-cell table:number-columns-repeated="2"/>
          <table:table-cell table:number-columns-repeated="6" table:style-name="ce79"/>
          <table:table-cell office:value-type="string" table:style-name="ce79">
            <text:p>7‧FISHERIES PRODUCTION</text:p>
          </table:table-cell>
          <table:table-cell table:number-columns-repeated="16374" table:style-name="ce79"/>
        </table:table-row>
        <table:table-row table:style-name="ro2">
          <table:table-cell table:number-columns-repeated="4" table:style-name="ce79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79"/>
          <table:table-cell table:number-columns-repeated="2" table:style-name="ce3"/>
          <table:table-cell table:number-columns-repeated="2" table:style-name="ce79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79"/>
        </table:table-row>
        <table:table-row table:style-name="ro2">
          <table:table-cell table:style-name="ce79"/>
          <table:table-cell office:value-type="string" table:number-columns-spanned="3" table:number-rows-spanned="1" table:style-name="ce116">
            <text:p>(1)<text:s/><text:span text:style-name="T1">漁業種類別魚類別生產量值(續完)</text:span></text:p>
          </table:table-cell>
          <table:covered-table-cell table:number-columns-repeated="2"/>
          <table:table-cell table:style-name="ce79"/>
          <table:table-cell office:value-type="string" table:style-name="ce80">
            <text:p>價值：新臺幣千元</text:p>
          </table:table-cell>
          <table:table-cell table:style-name="ce79"/>
          <table:table-cell table:style-name="ce80"/>
          <table:table-cell office:value-type="string" table:style-name="ce80">
            <text:p>(1) By type of fisheries by species(End)</text:p>
          </table:table-cell>
          <table:table-cell table:number-columns-repeated="3" table:style-name="ce79"/>
          <table:table-cell office:value-type="string" table:style-name="ce19">
            <text:p>Value：Thousand NT $</text:p>
          </table:table-cell>
          <table:table-cell table:number-columns-repeated="16371" table:style-name="ce79"/>
        </table:table-row>
        <table:table-row table:style-name="ro3">
          <table:table-cell table:style-name="ce7">
            <draw:custom-shape svg:x="0.38542in" svg:y="0.01042in" svg:width="0.98324in" svg:height="0.70652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" table:number-rows-spanned="3" table:style-name="ce208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10" table:number-rows-spanned="1" table:style-name="ce194">
            <text:p>主 <text:s text:c="7"/>要 <text:s text:c="7"/>魚 <text:s text:c="7"/>類</text:p>
          </table:table-cell>
          <table:covered-table-cell table:number-columns-repeated="9"/>
          <table:table-cell table:number-columns-repeated="3" table:style-name="ce27"/>
          <table:table-cell table:style-name="ce26"/>
          <table:table-cell table:number-columns-repeated="16368"/>
        </table:table-row>
        <table:table-row table:style-name="ro3">
          <table:table-cell table:style-name="ce63"/>
          <table:covered-table-cell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office:value-type="string" table:number-columns-spanned="4" table:number-rows-spanned="1" table:style-name="ce194">
            <text:p>藻 <text:s text:c="3"/>類</text:p>
          </table:table-cell>
          <table:covered-table-cell table:number-columns-repeated="3"/>
          <table:table-cell table:number-columns-repeated="2" table:style-name="ce68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table:style-name="ce63"/>
          <table:covered-table-cell/>
          <table:table-cell office:value-type="string" table:number-columns-spanned="2" table:number-rows-spanned="1" table:style-name="ce197">
            <text:p>鱉</text:p>
          </table:table-cell>
          <table:covered-table-cell/>
          <table:table-cell office:value-type="string" table:number-columns-spanned="2" table:number-rows-spanned="1" table:style-name="ce197">
            <text:p>鱉蛋</text:p>
          </table:table-cell>
          <table:covered-table-cell/>
          <table:table-cell office:value-type="string" table:number-columns-spanned="2" table:number-rows-spanned="1" table:style-name="ce197">
            <text:p>珊 <text:s text:c="6"/>瑚</text:p>
          </table:table-cell>
          <table:covered-table-cell/>
          <table:table-cell office:value-type="string" table:number-columns-spanned="2" table:number-rows-spanned="1" table:style-name="ce203">
            <text:p>小計</text:p>
          </table:table-cell>
          <table:covered-table-cell/>
          <table:table-cell office:value-type="string" table:number-columns-spanned="2" table:number-rows-spanned="1" table:style-name="ce225">
            <text:p>龍鬚菜</text:p>
          </table:table-cell>
          <table:covered-table-cell/>
          <table:table-cell table:number-columns-spanned="2" table:number-rows-spanned="1" table:style-name="ce142"/>
          <table:covered-table-cell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63">
            <text:p>代碼</text:p>
          </table:table-cell>
          <table:table-cell office:value-type="string" table:number-columns-spanned="1" table:number-rows-spanned="3" table:style-name="ce205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84">
            <text:p>67001</text:p>
          </table:table-cell>
          <table:covered-table-cell/>
          <table:table-cell office:value-type="string" table:number-columns-spanned="2" table:number-rows-spanned="1" table:style-name="ce181">
            <text:p>67002</text:p>
          </table:table-cell>
          <table:covered-table-cell/>
          <table:table-cell office:value-type="string" table:number-columns-spanned="2" table:number-rows-spanned="1" table:style-name="ce181">
            <text:p>71000</text:p>
          </table:table-cell>
          <table:covered-table-cell/>
          <table:table-cell office:value-type="string" table:number-columns-spanned="2" table:number-rows-spanned="1" table:style-name="ce181">
            <text:p>Sub Total</text:p>
          </table:table-cell>
          <table:covered-table-cell/>
          <table:table-cell office:value-type="string" table:number-columns-spanned="2" table:number-rows-spanned="1" table:style-name="ce192">
            <text:p>73201</text:p>
          </table:table-cell>
          <table:covered-table-cell/>
          <table:table-cell table:number-columns-spanned="2" table:number-rows-spanned="1" table:style-name="ce142"/>
          <table:covered-table-cell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63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73">
            <text:p>價值</text:p>
          </table:table-cell>
          <table:table-cell table:number-columns-repeated="2" table:style-name="ce81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table:style-name="ce65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74">
            <text:p>Value</text:p>
          </table:table-cell>
          <table:table-cell table:number-columns-repeated="2" table:style-name="ce81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6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614.15800000000002" table:formula="msoxl:=  IF(SUM(C11,C19,C36,C54,C58,C62)=0,&quot;-&quot;,SUM(C11,C19,C36,C54,C58,C62))" table:style-name="ce45">
            <text:p>614<text:s/></text:p>
          </table:table-cell>
          <table:table-cell office:value-type="float" office:value="129421.89907" table:formula="msoxl:=  IF(SUM(D11,D19,D36,D54,D58,D62)=0,&quot;-&quot;,SUM(D11,D19,D36,D54,D58,D62))" table:style-name="ce45">
            <text:p>129,422<text:s/></text:p>
          </table:table-cell>
          <table:table-cell office:value-type="float" office:value="806.06403999999998" table:formula="msoxl:=  IF(SUM(E11,E19,E36,E54,E58,E62)=0,&quot;-&quot;,SUM(E11,E19,E36,E54,E58,E62))" table:style-name="ce45">
            <text:p>806<text:s/></text:p>
          </table:table-cell>
          <table:table-cell office:value-type="float" office:value="263383.14866000001" table:formula="msoxl:=  IF(SUM(F11,F19,F36,F54,F58,F62)=0,&quot;-&quot;,SUM(F11,F19,F36,F54,F58,F62))" table:style-name="ce45">
            <text:p>263,383<text:s/></text:p>
          </table:table-cell>
          <table:table-cell office:value-type="float" office:value="2.5135100000000001" table:formula="msoxl:=  IF(SUM(G11,G19,G36,G54,G58,G62)=0,&quot;-&quot;,SUM(G11,G19,G36,G54,G58,G62))" table:style-name="ce45">
            <text:p>3<text:s/></text:p>
          </table:table-cell>
          <table:table-cell office:value-type="float" office:value="347210.52916999999" table:formula="msoxl:=  IF(SUM(H11,H19,H36,H54,H58,H62)=0,&quot;-&quot;,SUM(H11,H19,H36,H54,H58,H62))" table:style-name="ce72">
            <text:p>347,211<text:s/></text:p>
          </table:table-cell>
          <table:table-cell office:value-type="float" office:value="935.88" table:formula="msoxl:=IF(SUM(K10)=0,&quot;-&quot;,SUM(K10))" table:style-name="ce18">
            <text:p>936<text:s/></text:p>
          </table:table-cell>
          <table:table-cell office:value-type="float" office:value="4372.62" table:formula="msoxl:=IF(SUM(L10)=0,&quot;-&quot;,SUM(L10))" table:style-name="ce18">
            <text:p>4,373<text:s/></text:p>
          </table:table-cell>
          <table:table-cell office:value-type="float" office:value="935.88" table:formula="msoxl:=  IF(SUM(K11,K19,K36,K54,K58,K62)=0,&quot;-&quot;,SUM(K11,K19,K36,K54,K58,K62))" table:style-name="ce45">
            <text:p>936<text:s/></text:p>
          </table:table-cell>
          <table:table-cell office:value-type="float" office:value="4372.62" table:formula="msoxl:=  IF(SUM(L11,L19,L36,L54,L58,L62)=0,&quot;-&quot;,SUM(L11,L19,L36,L54,L58,L62))" table:style-name="ce75">
            <text:p>4,373<text:s/>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1000</text:p>
          </table:table-cell>
          <table:table-cell office:value-type="string" table:style-name="ce51">
            <text:p>遠洋漁業合計</text:p>
          </table:table-cell>
          <table:table-cell office:value-type="string" office:string-value="-" table:formula="msoxl:=  IF(SUM(C12:C18)=0,&quot;-&quot;,SUM(C12:C18))" table:style-name="ce52">
            <text:p>-</text:p>
          </table:table-cell>
          <table:table-cell office:value-type="string" office:string-value="-" table:formula="msoxl:=  IF(SUM(D12:D18)=0,&quot;-&quot;,SUM(D12:D18))" table:style-name="ce52">
            <text:p>-</text:p>
          </table:table-cell>
          <table:table-cell office:value-type="string" office:string-value="-" table:formula="msoxl:=  IF(SUM(E12:E18)=0,&quot;-&quot;,SUM(E12:E18))" table:style-name="ce52">
            <text:p>-</text:p>
          </table:table-cell>
          <table:table-cell office:value-type="string" office:string-value="-" table:formula="msoxl:=  IF(SUM(F12:F18)=0,&quot;-&quot;,SUM(F12:F18))" table:style-name="ce52">
            <text:p>-</text:p>
          </table:table-cell>
          <table:table-cell office:value-type="string" office:string-value="-" table:formula="msoxl:=  IF(SUM(G12:G18)=0,&quot;-&quot;,SUM(G12:G18))" table:style-name="ce52">
            <text:p>-</text:p>
          </table:table-cell>
          <table:table-cell office:value-type="string" office:string-value="-" table:formula="msoxl:=  IF(SUM(H12:H18)=0,&quot;-&quot;,SUM(H12:H18))" table:style-name="ce53">
            <text:p>-</text:p>
          </table:table-cell>
          <table:table-cell office:value-type="string" office:string-value="-" table:formula="msoxl:=IF(SUM(K11)=0,&quot;-&quot;,SUM(K11))" table:style-name="ce88">
            <text:p>-</text:p>
          </table:table-cell>
          <table:table-cell office:value-type="string" office:string-value="-" table:formula="msoxl:=IF(SUM(L11)=0,&quot;-&quot;,SUM(L11))" table:style-name="ce89">
            <text:p>-</text:p>
          </table:table-cell>
          <table:table-cell office:value-type="string" office:string-value="-" table:formula="msoxl:=  IF(SUM(K12:K18)=0,&quot;-&quot;,SUM(K12:K18))" table:style-name="ce52">
            <text:p>-</text:p>
          </table:table-cell>
          <table:table-cell office:value-type="string" office:string-value="-" table:formula="msoxl:=  IF(SUM(L12:L18)=0,&quot;-&quot;,SUM(L12:L18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1</text:p>
          </table:table-cell>
          <table:table-cell office:value-type="string" table:style-name="ce54">
            <text:p>單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2)=0,&quot;-&quot;,SUM(K12))" table:style-name="ce90">
            <text:p>-</text:p>
          </table:table-cell>
          <table:table-cell office:value-type="string" office:string-value="-" table:formula="msoxl:=IF(SUM(L12)=0,&quot;-&quot;,SUM(L1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2</text:p>
          </table:table-cell>
          <table:table-cell office:value-type="string" table:style-name="ce54">
            <text:p>雙船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3)=0,&quot;-&quot;,SUM(K13))" table:style-name="ce90">
            <text:p>-</text:p>
          </table:table-cell>
          <table:table-cell office:value-type="string" office:string-value="-" table:formula="msoxl:=IF(SUM(L13)=0,&quot;-&quot;,SUM(L1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3</text:p>
          </table:table-cell>
          <table:table-cell office:value-type="string" table:style-name="ce54">
            <text:p>鰹鮪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4)=0,&quot;-&quot;,SUM(K14))" table:style-name="ce90">
            <text:p>-</text:p>
          </table:table-cell>
          <table:table-cell office:value-type="string" office:string-value="-" table:formula="msoxl:=IF(SUM(L14)=0,&quot;-&quot;,SUM(L1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04</text:p>
          </table:table-cell>
          <table:table-cell office:value-type="string" table:style-name="ce54">
            <text:p>秋刀魚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5)=0,&quot;-&quot;,SUM(K15))" table:style-name="ce90">
            <text:p>-</text:p>
          </table:table-cell>
          <table:table-cell office:value-type="string" office:string-value="-" table:formula="msoxl:=IF(SUM(L15)=0,&quot;-&quot;,SUM(L1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6)=0,&quot;-&quot;,SUM(K16))" table:style-name="ce90">
            <text:p>-</text:p>
          </table:table-cell>
          <table:table-cell office:value-type="string" office:string-value="-" table:formula="msoxl:=IF(SUM(L16)=0,&quot;-&quot;,SUM(L1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1051</text:p>
          </table:table-cell>
          <table:table-cell office:value-type="string" table:style-name="ce54">
            <text:p>魷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office:value-type="string" office:string-value="-" table:formula="msoxl:=IF(SUM(K17)=0,&quot;-&quot;,SUM(K17))" table:style-name="ce90">
            <text:p>-</text:p>
          </table:table-cell>
          <table:table-cell office:value-type="string" office:string-value="-" table:formula="msoxl:=IF(SUM(L17)=0,&quot;-&quot;,SUM(L1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1099</text:p>
          </table:table-cell>
          <table:table-cell office:value-type="string" table:style-name="ce56">
            <text:p>其他遠洋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office:value-type="string" office:string-value="-" table:formula="msoxl:=IF(SUM(K18)=0,&quot;-&quot;,SUM(K18))" table:style-name="ce92">
            <text:p>-</text:p>
          </table:table-cell>
          <table:table-cell office:value-type="string" office:string-value="-" table:formula="msoxl:=IF(SUM(L18)=0,&quot;-&quot;,SUM(L18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2000</text:p>
          </table:table-cell>
          <table:table-cell office:value-type="string" table:style-name="ce51">
            <text:p>近海漁業合計</text:p>
          </table:table-cell>
          <table:table-cell office:value-type="string" office:string-value="-" table:formula="msoxl:=  IF(SUM(C20:C35)=0,&quot;-&quot;,SUM(C20:C35))" table:style-name="ce52">
            <text:p>-</text:p>
          </table:table-cell>
          <table:table-cell office:value-type="string" office:string-value="-" table:formula="msoxl:=  IF(SUM(D20:D35)=0,&quot;-&quot;,SUM(D20:D35))" table:style-name="ce52">
            <text:p>-</text:p>
          </table:table-cell>
          <table:table-cell office:value-type="string" office:string-value="-" table:formula="msoxl:=  IF(SUM(E20:E35)=0,&quot;-&quot;,SUM(E20:E35))" table:style-name="ce52">
            <text:p>-</text:p>
          </table:table-cell>
          <table:table-cell office:value-type="string" office:string-value="-" table:formula="msoxl:=  IF(SUM(F20:F35)=0,&quot;-&quot;,SUM(F20:F35))" table:style-name="ce52">
            <text:p>-</text:p>
          </table:table-cell>
          <table:table-cell office:value-type="float" office:value="2.5135100000000001" table:formula="msoxl:=  IF(SUM(G20:G35)=0,&quot;-&quot;,SUM(G20:G35))" table:style-name="ce52">
            <text:p>3<text:s/></text:p>
          </table:table-cell>
          <table:table-cell office:value-type="float" office:value="347210.52916999999" table:formula="msoxl:=  IF(SUM(H20:H35)=0,&quot;-&quot;,SUM(H20:H35))" table:style-name="ce52">
            <text:p>347,211<text:s/></text:p>
          </table:table-cell>
          <table:table-cell office:value-type="string" office:string-value="-" table:formula="msoxl:=IF(SUM(K19)=0,&quot;-&quot;,SUM(K19))" table:style-name="ce89">
            <text:p>-</text:p>
          </table:table-cell>
          <table:table-cell office:value-type="string" office:string-value="-" table:formula="msoxl:=IF(SUM(L19)=0,&quot;-&quot;,SUM(L19))" table:style-name="ce89">
            <text:p>-</text:p>
          </table:table-cell>
          <table:table-cell office:value-type="string" office:string-value="-" table:formula="msoxl:=  IF(SUM(K20:K35)=0,&quot;-&quot;,SUM(K20:K35))" table:style-name="ce52">
            <text:p>-</text:p>
          </table:table-cell>
          <table:table-cell office:value-type="string" office:string-value="-" table:formula="msoxl:=  IF(SUM(L20:L35)=0,&quot;-&quot;,SUM(L20:L35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50">
            <text:p>2001</text:p>
          </table:table-cell>
          <table:table-cell office:value-type="string" table:style-name="ce58">
            <text:p>巾著網　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msoxl:=IF(SUM(K20)=0,&quot;-&quot;,SUM(K20))" table:style-name="ce91">
            <text:p>-</text:p>
          </table:table-cell>
          <table:table-cell office:value-type="string" office:string-value="-" table:formula="msoxl:=IF(SUM(L20)=0,&quot;-&quot;,SUM(L20))" table:style-name="ce9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78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2</text:p>
          </table:table-cell>
          <table:table-cell office:value-type="string" table:style-name="ce54">
            <text:p>鯖鰺圍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1)=0,&quot;-&quot;,SUM(K21))" table:style-name="ce91">
            <text:p>-</text:p>
          </table:table-cell>
          <table:table-cell office:value-type="string" office:string-value="-" table:formula="msoxl:=IF(SUM(L21)=0,&quot;-&quot;,SUM(L2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3</text:p>
          </table:table-cell>
          <table:table-cell office:value-type="string" table:style-name="ce54">
            <text:p>棒受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2)=0,&quot;-&quot;,SUM(K22))" table:style-name="ce91">
            <text:p>-</text:p>
          </table:table-cell>
          <table:table-cell office:value-type="string" office:string-value="-" table:formula="msoxl:=IF(SUM(L22)=0,&quot;-&quot;,SUM(L2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4</text:p>
          </table:table-cell>
          <table:table-cell office:value-type="string" table:style-name="ce54">
            <text:p>中小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3)=0,&quot;-&quot;,SUM(K23))" table:style-name="ce91">
            <text:p>-</text:p>
          </table:table-cell>
          <table:table-cell office:value-type="string" office:string-value="-" table:formula="msoxl:=IF(SUM(L23)=0,&quot;-&quot;,SUM(L2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5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4)=0,&quot;-&quot;,SUM(K24))" table:style-name="ce91">
            <text:p>-</text:p>
          </table:table-cell>
          <table:table-cell office:value-type="string" office:string-value="-" table:formula="msoxl:=IF(SUM(L24)=0,&quot;-&quot;,SUM(L2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06</text:p>
          </table:table-cell>
          <table:table-cell office:value-type="string" table:style-name="ce54">
            <text:p>扒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5)=0,&quot;-&quot;,SUM(K25))" table:style-name="ce91">
            <text:p>-</text:p>
          </table:table-cell>
          <table:table-cell office:value-type="string" office:string-value="-" table:formula="msoxl:=IF(SUM(L25)=0,&quot;-&quot;,SUM(L2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6)=0,&quot;-&quot;,SUM(K26))" table:style-name="ce91">
            <text:p>-</text:p>
          </table:table-cell>
          <table:table-cell office:value-type="string" office:string-value="-" table:formula="msoxl:=IF(SUM(L26)=0,&quot;-&quot;,SUM(L2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0</text:p>
          </table:table-cell>
          <table:table-cell office:value-type="string" table:style-name="ce54">
            <text:p>鮪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7)=0,&quot;-&quot;,SUM(K27))" table:style-name="ce91">
            <text:p>-</text:p>
          </table:table-cell>
          <table:table-cell office:value-type="string" office:string-value="-" table:formula="msoxl:=IF(SUM(L27)=0,&quot;-&quot;,SUM(L2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8)=0,&quot;-&quot;,SUM(K28))" table:style-name="ce91">
            <text:p>-</text:p>
          </table:table-cell>
          <table:table-cell office:value-type="string" office:string-value="-" table:formula="msoxl:=IF(SUM(L28)=0,&quot;-&quot;,SUM(L28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2</text:p>
          </table:table-cell>
          <table:table-cell office:value-type="string" table:style-name="ce54">
            <text:p>曳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29)=0,&quot;-&quot;,SUM(K29))" table:style-name="ce91">
            <text:p>-</text:p>
          </table:table-cell>
          <table:table-cell office:value-type="string" office:string-value="-" table:formula="msoxl:=IF(SUM(L29)=0,&quot;-&quot;,SUM(L2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53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0)=0,&quot;-&quot;,SUM(K30))" table:style-name="ce91">
            <text:p>-</text:p>
          </table:table-cell>
          <table:table-cell office:value-type="string" office:string-value="-" table:formula="msoxl:=IF(SUM(L30)=0,&quot;-&quot;,SUM(L3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1)=0,&quot;-&quot;,SUM(K31))" table:style-name="ce91">
            <text:p>-</text:p>
          </table:table-cell>
          <table:table-cell office:value-type="string" office:string-value="-" table:formula="msoxl:=IF(SUM(L31)=0,&quot;-&quot;,SUM(L3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96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2)=0,&quot;-&quot;,SUM(K32))" table:style-name="ce91">
            <text:p>-</text:p>
          </table:table-cell>
          <table:table-cell office:value-type="string" office:string-value="-" table:formula="msoxl:=IF(SUM(L32)=0,&quot;-&quot;,SUM(L3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97</text:p>
          </table:table-cell>
          <table:table-cell office:value-type="string" table:style-name="ce54">
            <text:p>珊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2.5135100000000001" table:style-name="ce55">
            <text:p>3<text:s/></text:p>
          </table:table-cell>
          <table:table-cell office:value-type="float" office:value="347210.52916999999" table:style-name="ce55">
            <text:p>347,211<text:s/></text:p>
          </table:table-cell>
          <table:table-cell office:value-type="string" office:string-value="-" table:formula="msoxl:=IF(SUM(K33)=0,&quot;-&quot;,SUM(K33))" table:style-name="ce91">
            <text:p>-</text:p>
          </table:table-cell>
          <table:table-cell office:value-type="string" office:string-value="-" table:formula="msoxl:=IF(SUM(L33)=0,&quot;-&quot;,SUM(L3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2098</text:p>
          </table:table-cell>
          <table:table-cell office:value-type="string" table:style-name="ce54">
            <text:p>飛魚卵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4)=0,&quot;-&quot;,SUM(K34))" table:style-name="ce91">
            <text:p>-</text:p>
          </table:table-cell>
          <table:table-cell office:value-type="string" office:string-value="-" table:formula="msoxl:=IF(SUM(L34)=0,&quot;-&quot;,SUM(L3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2099</text:p>
          </table:table-cell>
          <table:table-cell office:value-type="string" table:style-name="ce56">
            <text:p>其他近海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35)=0,&quot;-&quot;,SUM(K35))" table:style-name="ce93">
            <text:p>-</text:p>
          </table:table-cell>
          <table:table-cell office:value-type="string" office:string-value="-" table:formula="msoxl:=IF(SUM(L35)=0,&quot;-&quot;,SUM(L35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3000</text:p>
          </table:table-cell>
          <table:table-cell office:value-type="string" table:style-name="ce51">
            <text:p>沿岸漁業合計</text:p>
          </table:table-cell>
          <table:table-cell office:value-type="string" office:string-value="-" table:formula="msoxl:=  IF(SUM(C37:C53)=0,&quot;-&quot;,SUM(C37:C53))" table:style-name="ce52">
            <text:p>-</text:p>
          </table:table-cell>
          <table:table-cell office:value-type="string" office:string-value="-" table:formula="msoxl:=  IF(SUM(D37:D53)=0,&quot;-&quot;,SUM(D37:D53))" table:style-name="ce52">
            <text:p>-</text:p>
          </table:table-cell>
          <table:table-cell office:value-type="string" office:string-value="-" table:formula="msoxl:=  IF(SUM(E37:E53)=0,&quot;-&quot;,SUM(E37:E53))" table:style-name="ce52">
            <text:p>-</text:p>
          </table:table-cell>
          <table:table-cell office:value-type="string" office:string-value="-" table:formula="msoxl:=  IF(SUM(F37:F53)=0,&quot;-&quot;,SUM(F37:F53))" table:style-name="ce52">
            <text:p>-</text:p>
          </table:table-cell>
          <table:table-cell office:value-type="string" office:string-value="-" table:formula="msoxl:=  IF(SUM(G37:G53)=0,&quot;-&quot;,SUM(G37:G53))" table:style-name="ce52">
            <text:p>-</text:p>
          </table:table-cell>
          <table:table-cell office:value-type="string" office:string-value="-" table:formula="msoxl:=  IF(SUM(H37:H53)=0,&quot;-&quot;,SUM(H37:H53))" table:style-name="ce52">
            <text:p>-</text:p>
          </table:table-cell>
          <table:table-cell office:value-type="string" office:string-value="-" table:formula="msoxl:=IF(SUM(K36)=0,&quot;-&quot;,SUM(K36))" table:style-name="ce89">
            <text:p>-</text:p>
          </table:table-cell>
          <table:table-cell office:value-type="string" office:string-value="-" table:formula="msoxl:=IF(SUM(L36)=0,&quot;-&quot;,SUM(L36))" table:style-name="ce89">
            <text:p>-</text:p>
          </table:table-cell>
          <table:table-cell office:value-type="string" office:string-value="-" table:formula="msoxl:=  IF(SUM(K37:K53)=0,&quot;-&quot;,SUM(K37:K53))" table:style-name="ce52">
            <text:p>-</text:p>
          </table:table-cell>
          <table:table-cell office:value-type="string" office:string-value="-" table:formula="msoxl:=  IF(SUM(L37:L53)=0,&quot;-&quot;,SUM(L37:L53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1</text:p>
          </table:table-cell>
          <table:table-cell office:value-type="string" table:style-name="ce54">
            <text:p>定置漁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7)=0,&quot;-&quot;,SUM(K37))" table:style-name="ce91">
            <text:p>-</text:p>
          </table:table-cell>
          <table:table-cell office:value-type="string" office:string-value="-" table:formula="msoxl:=IF(SUM(L37)=0,&quot;-&quot;,SUM(L3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2</text:p>
          </table:table-cell>
          <table:table-cell office:value-type="string" table:style-name="ce54">
            <text:p>地曳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8)=0,&quot;-&quot;,SUM(K38))" table:style-name="ce91">
            <text:p>-</text:p>
          </table:table-cell>
          <table:table-cell office:value-type="string" office:string-value="-" table:formula="msoxl:=IF(SUM(L38)=0,&quot;-&quot;,SUM(L38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3</text:p>
          </table:table-cell>
          <table:table-cell office:value-type="string" table:style-name="ce54">
            <text:p>焚寄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39)=0,&quot;-&quot;,SUM(K39))" table:style-name="ce91">
            <text:p>-</text:p>
          </table:table-cell>
          <table:table-cell office:value-type="string" office:string-value="-" table:formula="msoxl:=IF(SUM(L39)=0,&quot;-&quot;,SUM(L3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4</text:p>
          </table:table-cell>
          <table:table-cell office:value-type="string" table:style-name="ce54">
            <text:p>刺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0)=0,&quot;-&quot;,SUM(K40))" table:style-name="ce91">
            <text:p>-</text:p>
          </table:table-cell>
          <table:table-cell office:value-type="string" office:string-value="-" table:formula="msoxl:=IF(SUM(L40)=0,&quot;-&quot;,SUM(L4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5</text:p>
          </table:table-cell>
          <table:table-cell office:value-type="string" table:style-name="ce54">
            <text:p>追逐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1)=0,&quot;-&quot;,SUM(K41))" table:style-name="ce91">
            <text:p>-</text:p>
          </table:table-cell>
          <table:table-cell office:value-type="string" office:string-value="-" table:formula="msoxl:=IF(SUM(L41)=0,&quot;-&quot;,SUM(L4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6</text:p>
          </table:table-cell>
          <table:table-cell office:value-type="string" table:style-name="ce54">
            <text:p>流袋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2)=0,&quot;-&quot;,SUM(K42))" table:style-name="ce91">
            <text:p>-</text:p>
          </table:table-cell>
          <table:table-cell office:value-type="string" office:string-value="-" table:formula="msoxl:=IF(SUM(L42)=0,&quot;-&quot;,SUM(L4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7</text:p>
          </table:table-cell>
          <table:table-cell office:value-type="string" table:style-name="ce54">
            <text:p>魩鱙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3)=0,&quot;-&quot;,SUM(K43))" table:style-name="ce91">
            <text:p>-</text:p>
          </table:table-cell>
          <table:table-cell office:value-type="string" office:string-value="-" table:formula="msoxl:=IF(SUM(L43)=0,&quot;-&quot;,SUM(L43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8</text:p>
          </table:table-cell>
          <table:table-cell office:value-type="string" table:style-name="ce54">
            <text:p>櫻花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4)=0,&quot;-&quot;,SUM(K44))" table:style-name="ce91">
            <text:p>-</text:p>
          </table:table-cell>
          <table:table-cell office:value-type="string" office:string-value="-" table:formula="msoxl:=IF(SUM(L44)=0,&quot;-&quot;,SUM(L4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09</text:p>
          </table:table-cell>
          <table:table-cell office:value-type="string" table:style-name="ce54">
            <text:p>赤尾青蝦漁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5)=0,&quot;-&quot;,SUM(K45))" table:style-name="ce91">
            <text:p>-</text:p>
          </table:table-cell>
          <table:table-cell office:value-type="string" office:string-value="-" table:formula="msoxl:=IF(SUM(L45)=0,&quot;-&quot;,SUM(L4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49</text:p>
          </table:table-cell>
          <table:table-cell office:value-type="string" table:style-name="ce54">
            <text:p>其他網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6)=0,&quot;-&quot;,SUM(K46))" table:style-name="ce91">
            <text:p>-</text:p>
          </table:table-cell>
          <table:table-cell office:value-type="string" office:string-value="-" table:formula="msoxl:=IF(SUM(L46)=0,&quot;-&quot;,SUM(L4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50</text:p>
          </table:table-cell>
          <table:table-cell office:value-type="string" table:style-name="ce54">
            <text:p>一支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7)=0,&quot;-&quot;,SUM(K47))" table:style-name="ce91">
            <text:p>-</text:p>
          </table:table-cell>
          <table:table-cell office:value-type="string" office:string-value="-" table:formula="msoxl:=IF(SUM(L47)=0,&quot;-&quot;,SUM(L47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51</text:p>
          </table:table-cell>
          <table:table-cell office:value-type="string" table:style-name="ce54">
            <text:p>雜魚延繩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8)=0,&quot;-&quot;,SUM(K48))" table:style-name="ce91">
            <text:p>-</text:p>
          </table:table-cell>
          <table:table-cell office:value-type="string" office:string-value="-" table:formula="msoxl:=IF(SUM(L48)=0,&quot;-&quot;,SUM(L48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79</text:p>
          </table:table-cell>
          <table:table-cell office:value-type="string" table:style-name="ce54">
            <text:p>其他釣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49)=0,&quot;-&quot;,SUM(K49))" table:style-name="ce91">
            <text:p>-</text:p>
          </table:table-cell>
          <table:table-cell office:value-type="string" office:string-value="-" table:formula="msoxl:=IF(SUM(L49)=0,&quot;-&quot;,SUM(L4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96</text:p>
          </table:table-cell>
          <table:table-cell office:value-type="string" table:style-name="ce54">
            <text:p>鏢旗魚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0)=0,&quot;-&quot;,SUM(K50))" table:style-name="ce91">
            <text:p>-</text:p>
          </table:table-cell>
          <table:table-cell office:value-type="string" office:string-value="-" table:formula="msoxl:=IF(SUM(L50)=0,&quot;-&quot;,SUM(L5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97</text:p>
          </table:table-cell>
          <table:table-cell office:value-type="string" table:style-name="ce54">
            <text:p>遊漁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1)=0,&quot;-&quot;,SUM(K51))" table:style-name="ce91">
            <text:p>-</text:p>
          </table:table-cell>
          <table:table-cell office:value-type="string" office:string-value="-" table:formula="msoxl:=IF(SUM(L51)=0,&quot;-&quot;,SUM(L51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3098</text:p>
          </table:table-cell>
          <table:table-cell office:value-type="string" table:style-name="ce54">
            <text:p>籠具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2)=0,&quot;-&quot;,SUM(K52))" table:style-name="ce91">
            <text:p>-</text:p>
          </table:table-cell>
          <table:table-cell office:value-type="string" office:string-value="-" table:formula="msoxl:=IF(SUM(L52)=0,&quot;-&quot;,SUM(L52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3099</text:p>
          </table:table-cell>
          <table:table-cell office:value-type="string" table:style-name="ce56">
            <text:p>其他沿岸漁業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53)=0,&quot;-&quot;,SUM(K53))" table:style-name="ce93">
            <text:p>-</text:p>
          </table:table-cell>
          <table:table-cell office:value-type="string" office:string-value="-" table:formula="msoxl:=IF(SUM(L53)=0,&quot;-&quot;,SUM(L53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4000</text:p>
          </table:table-cell>
          <table:table-cell office:value-type="string" table:style-name="ce51">
            <text:p>內陸漁撈合計</text:p>
          </table:table-cell>
          <table:table-cell office:value-type="string" office:string-value="-" table:formula="msoxl:=  IF(SUM(C55:C57)=0,&quot;-&quot;,SUM(C55:C57))" table:style-name="ce52">
            <text:p>-</text:p>
          </table:table-cell>
          <table:table-cell office:value-type="string" office:string-value="-" table:formula="msoxl:=  IF(SUM(D55:D57)=0,&quot;-&quot;,SUM(D55:D57))" table:style-name="ce52">
            <text:p>-</text:p>
          </table:table-cell>
          <table:table-cell office:value-type="string" office:string-value="-" table:formula="msoxl:=  IF(SUM(E55:E57)=0,&quot;-&quot;,SUM(E55:E57))" table:style-name="ce52">
            <text:p>-</text:p>
          </table:table-cell>
          <table:table-cell office:value-type="string" office:string-value="-" table:formula="msoxl:=  IF(SUM(F55:F57)=0,&quot;-&quot;,SUM(F55:F57))" table:style-name="ce52">
            <text:p>-</text:p>
          </table:table-cell>
          <table:table-cell office:value-type="string" office:string-value="-" table:formula="msoxl:=  IF(SUM(G55:G57)=0,&quot;-&quot;,SUM(G55:G57))" table:style-name="ce52">
            <text:p>-</text:p>
          </table:table-cell>
          <table:table-cell office:value-type="string" office:string-value="-" table:formula="msoxl:=  IF(SUM(H55:H57)=0,&quot;-&quot;,SUM(H55:H57))" table:style-name="ce52">
            <text:p>-</text:p>
          </table:table-cell>
          <table:table-cell office:value-type="string" office:string-value="-" table:formula="msoxl:=IF(SUM(K54)=0,&quot;-&quot;,SUM(K54))" table:style-name="ce89">
            <text:p>-</text:p>
          </table:table-cell>
          <table:table-cell office:value-type="string" office:string-value="-" table:formula="msoxl:=IF(SUM(L54)=0,&quot;-&quot;,SUM(L54))" table:style-name="ce89">
            <text:p>-</text:p>
          </table:table-cell>
          <table:table-cell office:value-type="string" office:string-value="-" table:formula="msoxl:=  IF(SUM(K55:K57)=0,&quot;-&quot;,SUM(K55:K57))" table:style-name="ce52">
            <text:p>-</text:p>
          </table:table-cell>
          <table:table-cell office:value-type="string" office:string-value="-" table:formula="msoxl:=  IF(SUM(L55:L57)=0,&quot;-&quot;,SUM(L55:L57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4001</text:p>
          </table:table-cell>
          <table:table-cell office:value-type="string" table:style-name="ce54">
            <text:p>河川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5)=0,&quot;-&quot;,SUM(K55))" table:style-name="ce91">
            <text:p>-</text:p>
          </table:table-cell>
          <table:table-cell office:value-type="string" office:string-value="-" table:formula="msoxl:=IF(SUM(L55)=0,&quot;-&quot;,SUM(L5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4002</text:p>
          </table:table-cell>
          <table:table-cell office:value-type="string" table:style-name="ce54">
            <text:p>水庫漁撈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6)=0,&quot;-&quot;,SUM(K56))" table:style-name="ce91">
            <text:p>-</text:p>
          </table:table-cell>
          <table:table-cell office:value-type="string" office:string-value="-" table:formula="msoxl:=IF(SUM(L56)=0,&quot;-&quot;,SUM(L5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4099</text:p>
          </table:table-cell>
          <table:table-cell office:value-type="string" table:style-name="ce56">
            <text:p>其他內陸漁撈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57)=0,&quot;-&quot;,SUM(K57))" table:style-name="ce93">
            <text:p>-</text:p>
          </table:table-cell>
          <table:table-cell office:value-type="string" office:string-value="-" table:formula="msoxl:=IF(SUM(L57)=0,&quot;-&quot;,SUM(L57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5000</text:p>
          </table:table-cell>
          <table:table-cell office:value-type="string" table:style-name="ce51">
            <text:p>海面養殖合計</text:p>
          </table:table-cell>
          <table:table-cell office:value-type="string" office:string-value="-" table:formula="msoxl:=  IF(SUM(C59:C61)=0,&quot;-&quot;,SUM(C59:C61))" table:style-name="ce52">
            <text:p>-</text:p>
          </table:table-cell>
          <table:table-cell office:value-type="string" office:string-value="-" table:formula="msoxl:=  IF(SUM(D59:D61)=0,&quot;-&quot;,SUM(D59:D61))" table:style-name="ce52">
            <text:p>-</text:p>
          </table:table-cell>
          <table:table-cell office:value-type="string" office:string-value="-" table:formula="msoxl:=  IF(SUM(E59:E61)=0,&quot;-&quot;,SUM(E59:E61))" table:style-name="ce52">
            <text:p>-</text:p>
          </table:table-cell>
          <table:table-cell office:value-type="string" office:string-value="-" table:formula="msoxl:=  IF(SUM(F59:F61)=0,&quot;-&quot;,SUM(F59:F61))" table:style-name="ce52">
            <text:p>-</text:p>
          </table:table-cell>
          <table:table-cell office:value-type="string" office:string-value="-" table:formula="msoxl:=  IF(SUM(G59:G61)=0,&quot;-&quot;,SUM(G59:G61))" table:style-name="ce52">
            <text:p>-</text:p>
          </table:table-cell>
          <table:table-cell office:value-type="string" office:string-value="-" table:formula="msoxl:=  IF(SUM(H59:H61)=0,&quot;-&quot;,SUM(H59:H61))" table:style-name="ce52">
            <text:p>-</text:p>
          </table:table-cell>
          <table:table-cell office:value-type="string" office:string-value="-" table:formula="msoxl:=IF(SUM(K58)=0,&quot;-&quot;,SUM(K58))" table:style-name="ce89">
            <text:p>-</text:p>
          </table:table-cell>
          <table:table-cell office:value-type="string" office:string-value="-" table:formula="msoxl:=IF(SUM(L58)=0,&quot;-&quot;,SUM(L58))" table:style-name="ce89">
            <text:p>-</text:p>
          </table:table-cell>
          <table:table-cell office:value-type="string" office:string-value="-" table:formula="msoxl:=  IF(SUM(K59:K61)=0,&quot;-&quot;,SUM(K59:K61))" table:style-name="ce52">
            <text:p>-</text:p>
          </table:table-cell>
          <table:table-cell office:value-type="string" office:string-value="-" table:formula="msoxl:=  IF(SUM(L59:L61)=0,&quot;-&quot;,SUM(L59:L61))" table:style-name="ce53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5001</text:p>
          </table:table-cell>
          <table:table-cell office:value-type="string" table:style-name="ce54">
            <text:p>淺海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59)=0,&quot;-&quot;,SUM(K59))" table:style-name="ce91">
            <text:p>-</text:p>
          </table:table-cell>
          <table:table-cell office:value-type="string" office:string-value="-" table:formula="msoxl:=IF(SUM(L59)=0,&quot;-&quot;,SUM(L59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5002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0)=0,&quot;-&quot;,SUM(K60))" table:style-name="ce91">
            <text:p>-</text:p>
          </table:table-cell>
          <table:table-cell office:value-type="string" office:string-value="-" table:formula="msoxl:=IF(SUM(L60)=0,&quot;-&quot;,SUM(L60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5099</text:p>
          </table:table-cell>
          <table:table-cell office:value-type="string" table:style-name="ce56">
            <text:p>其他海面養殖　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61)=0,&quot;-&quot;,SUM(K61))" table:style-name="ce93">
            <text:p>-</text:p>
          </table:table-cell>
          <table:table-cell office:value-type="string" office:string-value="-" table:formula="msoxl:=IF(SUM(L61)=0,&quot;-&quot;,SUM(L61))" table:style-name="ce93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7">
            <text:p>6000</text:p>
          </table:table-cell>
          <table:table-cell office:value-type="string" table:style-name="ce51">
            <text:p>內陸養殖合計</text:p>
          </table:table-cell>
          <table:table-cell office:value-type="float" office:value="614.15800000000002" table:formula="msoxl:=  IF(SUM(C63,C64,C65,C67)=0,IF(C66=0,&quot;-&quot;,C66),SUM(C63,C64,C65,C67))" table:style-name="ce52">
            <text:p>614<text:s/></text:p>
          </table:table-cell>
          <table:table-cell office:value-type="float" office:value="129421.89907" table:formula="msoxl:=  IF(SUM(D63:D67)=0,&quot;-&quot;,SUM(D63:D67))" table:style-name="ce52">
            <text:p>129,422<text:s/></text:p>
          </table:table-cell>
          <table:table-cell office:value-type="float" office:value="806.06403999999998" table:formula="msoxl:=  IF(SUM(E63,E64,E65,E67)=0,IF(E66=0,&quot;-&quot;,E66),SUM(E63,E64,E65,E67))" table:style-name="ce52">
            <text:p>806<text:s/></text:p>
          </table:table-cell>
          <table:table-cell office:value-type="float" office:value="263383.14866000001" table:formula="msoxl:=  IF(SUM(F63:F67)=0,&quot;-&quot;,SUM(F63:F67))" table:style-name="ce52">
            <text:p>263,383<text:s/></text:p>
          </table:table-cell>
          <table:table-cell office:value-type="string" office:string-value="-" table:formula="msoxl:=  IF(SUM(G63,G64,G65,G67)=0,IF(G66=0,&quot;-&quot;,G66),SUM(G63,G64,G65,G67))" table:style-name="ce52">
            <text:p>-</text:p>
          </table:table-cell>
          <table:table-cell office:value-type="string" office:string-value="-" table:formula="msoxl:=  IF(SUM(H63:H67)=0,&quot;-&quot;,SUM(H63:H67))" table:style-name="ce52">
            <text:p>-</text:p>
          </table:table-cell>
          <table:table-cell office:value-type="float" office:value="935.88" table:formula="msoxl:=IF(SUM(K62)=0,&quot;-&quot;,SUM(K62))" table:style-name="ce89">
            <text:p>936<text:s/></text:p>
          </table:table-cell>
          <table:table-cell office:value-type="float" office:value="4372.62" table:formula="msoxl:=IF(SUM(L62)=0,&quot;-&quot;,SUM(L62))" table:style-name="ce89">
            <text:p>4,373<text:s/></text:p>
          </table:table-cell>
          <table:table-cell office:value-type="float" office:value="935.88" table:formula="msoxl:=  IF(SUM(K63,K64,K65,K67)=0,IF(K66=0,&quot;-&quot;,K66),SUM(K63,K64,K65,K67))" table:style-name="ce52">
            <text:p>936<text:s/></text:p>
          </table:table-cell>
          <table:table-cell office:value-type="float" office:value="4372.62" table:formula="msoxl:=  IF(SUM(L63:L67)=0,&quot;-&quot;,SUM(L63:L67))" table:style-name="ce53">
            <text:p>4,373<text:s/>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1</text:p>
          </table:table-cell>
          <table:table-cell office:value-type="string" table:style-name="ce54">
            <text:p>鹹水魚塭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float" office:value="935.88" table:formula="msoxl:=IF(SUM(K63)=0,&quot;-&quot;,SUM(K63))" table:style-name="ce91">
            <text:p>936<text:s/></text:p>
          </table:table-cell>
          <table:table-cell office:value-type="float" office:value="4372.62" table:formula="msoxl:=IF(SUM(L63)=0,&quot;-&quot;,SUM(L63))" table:style-name="ce91">
            <text:p>4,373<text:s/></text:p>
          </table:table-cell>
          <table:table-cell office:value-type="float" office:value="935.88" table:style-name="ce55">
            <text:p>936<text:s/></text:p>
          </table:table-cell>
          <table:table-cell office:value-type="float" office:value="4372.62" table:style-name="ce76">
            <text:p>4,373<text:s/>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2</text:p>
          </table:table-cell>
          <table:table-cell office:value-type="string" table:style-name="ce54">
            <text:p>淡水魚塭　</text:p>
          </table:table-cell>
          <table:table-cell office:value-type="float" office:value="614.00800000000004" table:style-name="ce55">
            <text:p>614<text:s/></text:p>
          </table:table-cell>
          <table:table-cell office:value-type="float" office:value="129396.99907000001" table:style-name="ce55">
            <text:p>129,397<text:s/></text:p>
          </table:table-cell>
          <table:table-cell office:value-type="float" office:value="806.06403999999998" table:style-name="ce55">
            <text:p>806<text:s/></text:p>
          </table:table-cell>
          <table:table-cell office:value-type="float" office:value="263383.14866000001" table:style-name="ce55">
            <text:p>263,383<text:s/>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4)=0,&quot;-&quot;,SUM(K64))" table:style-name="ce91">
            <text:p>-</text:p>
          </table:table-cell>
          <table:table-cell office:value-type="string" office:string-value="-" table:formula="msoxl:=IF(SUM(L64)=0,&quot;-&quot;,SUM(L64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3</text:p>
          </table:table-cell>
          <table:table-cell office:value-type="string" table:style-name="ce54">
            <text:p>箱網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5)=0,&quot;-&quot;,SUM(K65))" table:style-name="ce91">
            <text:p>-</text:p>
          </table:table-cell>
          <table:table-cell office:value-type="string" office:string-value="-" table:formula="msoxl:=IF(SUM(L65)=0,&quot;-&quot;,SUM(L65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8">
            <text:p>6004</text:p>
          </table:table-cell>
          <table:table-cell office:value-type="string" table:style-name="ce54">
            <text:p>觀賞魚養殖　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5">
            <text:p>-</text:p>
          </table:table-cell>
          <table:table-cell office:value-type="string" office:string-value="-" table:formula="msoxl:=IF(SUM(K66)=0,&quot;-&quot;,SUM(K66))" table:style-name="ce91">
            <text:p>-</text:p>
          </table:table-cell>
          <table:table-cell office:value-type="string" office:string-value="-" table:formula="msoxl:=IF(SUM(L66)=0,&quot;-&quot;,SUM(L66))" table:style-name="ce91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76">
            <text:p>-</text:p>
          </table:table-cell>
          <table:table-cell table:number-columns-repeated="2" table:style-name="ce70"/>
          <table:table-cell table:style-name="ce69"/>
          <table:table-cell table:style-name="ce84"/>
          <table:table-cell table:number-columns-repeated="16368"/>
        </table:table-row>
        <table:table-row table:style-name="ro3">
          <table:table-cell office:value-type="string" table:style-name="ce49">
            <text:p>6099</text:p>
          </table:table-cell>
          <table:table-cell office:value-type="string" table:style-name="ce56">
            <text:p>其他內陸養殖　</text:p>
          </table:table-cell>
          <table:table-cell office:value-type="float" office:value="0.15" table:style-name="ce57">
            <text:p>0<text:s/></text:p>
          </table:table-cell>
          <table:table-cell office:value-type="float" office:value="24.9" table:style-name="ce57">
            <text:p>25<text:s/>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-</text:p>
          </table:table-cell>
          <table:table-cell office:value-type="string" office:string-value="-" table:formula="msoxl:=IF(SUM(K67)=0,&quot;-&quot;,SUM(K67))" table:style-name="ce94">
            <text:p>-</text:p>
          </table:table-cell>
          <table:table-cell office:value-type="string" office:string-value="-" table:formula="msoxl:=IF(SUM(L67)=0,&quot;-&quot;,SUM(L67))" table:style-name="ce94">
            <text:p>-</text:p>
          </table:table-cell>
          <table:table-cell office:value-type="string" table:style-name="ce57">
            <text:p>-</text:p>
          </table:table-cell>
          <table:table-cell office:value-type="string" table:style-name="ce77">
            <text:p>-</text:p>
          </table:table-cell>
          <table:table-cell table:number-columns-repeated="2" table:style-name="ce71"/>
          <table:table-cell table:style-name="ce6"/>
          <table:table-cell table:style-name="ce85"/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0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1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95"/>
        </table:table-row>
        <table:table-row table:number-rows-repeated="104850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090000" draw:opacity="100%" draw:stroke="solid" svg:stroke-width="0.01042in" svg:stroke-color="#400000" svg:stroke-opacity="100%" draw:stroke-linejoin="round"/>
    </style:default-style>
  </office:styles>
  <office:automatic-styles>
    <style:page-layout style:name="pm1">
      <style:page-layout-properties fo:margin-top="0.118110236220472in" fo:margin-bottom="0in" fo:margin-left="0.511811023622047in" fo:margin-right="0.511811023622047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AW7_01</meta:initial-creator>
    <dc:creator>李境超</dc:creator>
    <meta:creation-date>2013-08-30T03:04:33Z</meta:creation-date>
    <dc:date>2017-05-01T07:19:26Z</dc:date>
    <meta:print-date>2014-11-25T05:11:28Z</meta:print-date>
  </office:meta>
</office:document-meta>
</file>